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ght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72.386" calcext:value-type="float">
            <text:p>72.386</text:p>
          </table:table-cell>
          <table:table-cell office:value-type="float" office:value="293.313" calcext:value-type="float">
            <text:p>293.313</text:p>
          </table:table-cell>
          <table:table-cell office:value-type="float" office:value="43.4511" calcext:value-type="float">
            <text:p>43.4511</text:p>
          </table:table-cell>
          <table:table-cell office:value-type="float" office:value="71.6145" calcext:value-type="float">
            <text:p>71.6145</text:p>
          </table:table-cell>
          <table:table-cell office:value-type="float" office:value="281.024" calcext:value-type="float">
            <text:p>281.024</text:p>
          </table:table-cell>
          <table:table-cell office:value-type="float" office:value="44.5936" calcext:value-type="float">
            <text:p>44.5936</text:p>
          </table:table-cell>
          <table:table-cell/>
          <table:table-cell table:formula="of:=([.D1]-[.A1])/0.0166667" office:value-type="float" office:value="-46.2899074201845" calcext:value-type="float">
            <text:p>-46.2899074201845</text:p>
          </table:table-cell>
          <table:table-cell table:formula="of:=ABS([.E1]-[.B1])/0.0166667" office:value-type="float" office:value="737.338525322949" calcext:value-type="float">
            <text:p>737.338525322949</text:p>
          </table:table-cell>
          <table:table-cell table:formula="of:=([.F1]-[.C1])/0.0166667" office:value-type="float" office:value="68.5498629002745" calcext:value-type="float">
            <text:p>68.5498629002745</text:p>
          </table:table-cell>
          <table:table-cell table:formula="of:=DEGREES(ATAN(ABS([.F1]-[.C1])/ABS([.E1]-[.B1])))" office:value-type="float" office:value="5.31148199469977" calcext:value-type="float">
            <text:p>5.31148199469977</text:p>
          </table:table-cell>
          <table:table-cell table:formula="of:=SQRT(POWER([.H1];2)+POWER([.I1];2)+POWER([.J1];2))" office:value-type="float" office:value="741.963570640794" calcext:value-type="float">
            <text:p>741.963570640794</text:p>
          </table:table-cell>
        </table:table-row>
        <table:table-row table:style-name="ro1">
          <table:table-cell office:value-type="float" office:value="72.6382" calcext:value-type="float">
            <text:p>72.6382</text:p>
          </table:table-cell>
          <table:table-cell office:value-type="float" office:value="289.268" calcext:value-type="float">
            <text:p>289.268</text:p>
          </table:table-cell>
          <table:table-cell office:value-type="float" office:value="43.5599" calcext:value-type="float">
            <text:p>43.5599</text:p>
          </table:table-cell>
          <table:table-cell office:value-type="float" office:value="72.1176" calcext:value-type="float">
            <text:p>72.1176</text:p>
          </table:table-cell>
          <table:table-cell office:value-type="float" office:value="278.518" calcext:value-type="float">
            <text:p>278.518</text:p>
          </table:table-cell>
          <table:table-cell office:value-type="float" office:value="44.4791" calcext:value-type="float">
            <text:p>44.4791</text:p>
          </table:table-cell>
          <table:table-cell/>
          <table:table-cell table:formula="of:=([.D2]-[.A2])/0.0166667" office:value-type="float" office:value="-31.235937528125" calcext:value-type="float">
            <text:p>-31.235937528125</text:p>
          </table:table-cell>
          <table:table-cell table:formula="of:=ABS([.E2]-[.B2])/0.0166667" office:value-type="float" office:value="644.99871000258" calcext:value-type="float">
            <text:p>644.99871000258</text:p>
          </table:table-cell>
          <table:table-cell table:formula="of:=([.F2]-[.C2])/0.0166667" office:value-type="float" office:value="55.1518896962208" calcext:value-type="float">
            <text:p>55.1518896962208</text:p>
          </table:table-cell>
          <table:table-cell table:formula="of:=DEGREES(ATAN(ABS([.F2]-[.C2])/ABS([.E2]-[.B2])))" office:value-type="float" office:value="4.88730094686569" calcext:value-type="float">
            <text:p>4.88730094686569</text:p>
          </table:table-cell>
          <table:table-cell table:formula="of:=SQRT(POWER([.H2];2)+POWER([.I2];2)+POWER([.J2];2))" office:value-type="float" office:value="648.105508875922" calcext:value-type="float">
            <text:p>648.105508875922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5.308" calcext:value-type="float">
            <text:p>285.308</text:p>
          </table:table-cell>
          <table:table-cell office:value-type="float" office:value="43.1648" calcext:value-type="float">
            <text:p>43.1648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43.5846" calcext:value-type="float">
            <text:p>43.5846</text:p>
          </table:table-cell>
          <table:table-cell/>
          <table:table-cell table:formula="of:=([.D3]-[.A3])/0.0166667" office:value-type="float" office:value="-45.5039089921826" calcext:value-type="float">
            <text:p>-45.5039089921826</text:p>
          </table:table-cell>
          <table:table-cell table:formula="of:=ABS([.E3]-[.B3])/0.0166667" office:value-type="float" office:value="631.738736522527" calcext:value-type="float">
            <text:p>631.738736522527</text:p>
          </table:table-cell>
          <table:table-cell table:formula="of:=([.F3]-[.C3])/0.0166667" office:value-type="float" office:value="25.1879496241009" calcext:value-type="float">
            <text:p>25.1879496241009</text:p>
          </table:table-cell>
          <table:table-cell table:formula="of:=DEGREES(ATAN(ABS([.F3]-[.C3])/ABS([.E3]-[.B3])))" office:value-type="float" office:value="2.28322109928504" calcext:value-type="float">
            <text:p>2.28322109928504</text:p>
          </table:table-cell>
          <table:table-cell table:formula="of:=SQRT(POWER([.H3];2)+POWER([.I3];2)+POWER([.J3];2))" office:value-type="float" office:value="633.876068141805" calcext:value-type="float">
            <text:p>633.876068141805</text:p>
          </table:table-cell>
        </table:table-row>
        <table:table-row table:style-name="ro1">
          <table:table-cell office:value-type="float" office:value="72.3735" calcext:value-type="float">
            <text:p>72.3735</text:p>
          </table:table-cell>
          <table:table-cell office:value-type="float" office:value="285.284" calcext:value-type="float">
            <text:p>285.284</text:p>
          </table:table-cell>
          <table:table-cell office:value-type="float" office:value="43.4193" calcext:value-type="float">
            <text:p>43.4193</text:p>
          </table:table-cell>
          <table:table-cell office:value-type="float" office:value="71.858" calcext:value-type="float">
            <text:p>71.858</text:p>
          </table:table-cell>
          <table:table-cell office:value-type="float" office:value="274.834" calcext:value-type="float">
            <text:p>274.834</text:p>
          </table:table-cell>
          <table:table-cell office:value-type="float" office:value="43.5711" calcext:value-type="float">
            <text:p>43.5711</text:p>
          </table:table-cell>
          <table:table-cell/>
          <table:table-cell table:formula="of:=([.D4]-[.A4])/0.0166667" office:value-type="float" office:value="-30.9299381401239" calcext:value-type="float">
            <text:p>-30.9299381401239</text:p>
          </table:table-cell>
          <table:table-cell table:formula="of:=ABS([.E4]-[.B4])/0.0166667" office:value-type="float" office:value="626.998746002507" calcext:value-type="float">
            <text:p>626.998746002507</text:p>
          </table:table-cell>
          <table:table-cell table:formula="of:=([.F4]-[.C4])/0.0166667" office:value-type="float" office:value="9.10798178403652" calcext:value-type="float">
            <text:p>9.10798178403652</text:p>
          </table:table-cell>
          <table:table-cell table:formula="of:=DEGREES(ATAN(ABS([.F4]-[.C4])/ABS([.E4]-[.B4])))" office:value-type="float" office:value="0.832238051986082" calcext:value-type="float">
            <text:p>0.832238051986082</text:p>
          </table:table-cell>
          <table:table-cell table:formula="of:=SQRT(POWER([.H4];2)+POWER([.I4];2)+POWER([.J4];2))" office:value-type="float" office:value="627.827240484392" calcext:value-type="float">
            <text:p>627.827240484392</text:p>
          </table:table-cell>
        </table:table-row>
        <table:table-row table:style-name="ro1">
          <table:table-cell office:value-type="float" office:value="72.1226" calcext:value-type="float">
            <text:p>72.1226</text:p>
          </table:table-cell>
          <table:table-cell office:value-type="float" office:value="286.446" calcext:value-type="float">
            <text:p>286.446</text:p>
          </table:table-cell>
          <table:table-cell office:value-type="float" office:value="44.0011" calcext:value-type="float">
            <text:p>44.0011</text:p>
          </table:table-cell>
          <table:table-cell office:value-type="float" office:value="71.6168" calcext:value-type="float">
            <text:p>71.6168</text:p>
          </table:table-cell>
          <table:table-cell office:value-type="float" office:value="275.818" calcext:value-type="float">
            <text:p>275.818</text:p>
          </table:table-cell>
          <table:table-cell office:value-type="float" office:value="44.9058" calcext:value-type="float">
            <text:p>44.9058</text:p>
          </table:table-cell>
          <table:table-cell/>
          <table:table-cell table:formula="of:=([.D5]-[.A5])/0.0166667" office:value-type="float" office:value="-30.3479393041219" calcext:value-type="float">
            <text:p>-30.3479393041219</text:p>
          </table:table-cell>
          <table:table-cell table:formula="of:=ABS([.E5]-[.B5])/0.0166667" office:value-type="float" office:value="637.678724642553" calcext:value-type="float">
            <text:p>637.678724642553</text:p>
          </table:table-cell>
          <table:table-cell table:formula="of:=([.F5]-[.C5])/0.0166667" office:value-type="float" office:value="54.281891436217" calcext:value-type="float">
            <text:p>54.281891436217</text:p>
          </table:table-cell>
          <table:table-cell table:formula="of:=DEGREES(ATAN(ABS([.F5]-[.C5])/ABS([.E5]-[.B5])))" office:value-type="float" office:value="4.86552794832986" calcext:value-type="float">
            <text:p>4.86552794832986</text:p>
          </table:table-cell>
          <table:table-cell table:formula="of:=SQRT(POWER([.H5];2)+POWER([.I5];2)+POWER([.J5];2))" office:value-type="float" office:value="640.704047918892" calcext:value-type="float">
            <text:p>640.704047918892</text:p>
          </table:table-cell>
        </table:table-row>
        <table:table-row table:style-name="ro1">
          <table:table-cell office:value-type="float" office:value="72.3711" calcext:value-type="float">
            <text:p>72.3711</text:p>
          </table:table-cell>
          <table:table-cell office:value-type="float" office:value="281.216" calcext:value-type="float">
            <text:p>281.216</text:p>
          </table:table-cell>
          <table:table-cell office:value-type="float" office:value="44.055" calcext:value-type="float">
            <text:p>44.055</text:p>
          </table:table-cell>
          <table:table-cell office:value-type="float" office:value="71.8634" calcext:value-type="float">
            <text:p>71.8634</text:p>
          </table:table-cell>
          <table:table-cell office:value-type="float" office:value="270.849" calcext:value-type="float">
            <text:p>270.849</text:p>
          </table:table-cell>
          <table:table-cell office:value-type="float" office:value="44.6986" calcext:value-type="float">
            <text:p>44.6986</text:p>
          </table:table-cell>
          <table:table-cell/>
          <table:table-cell table:formula="of:=([.D6]-[.A6])/0.0166667" office:value-type="float" office:value="-30.4619390761218" calcext:value-type="float">
            <text:p>-30.4619390761218</text:p>
          </table:table-cell>
          <table:table-cell table:formula="of:=ABS([.E6]-[.B6])/0.0166667" office:value-type="float" office:value="622.018755962489" calcext:value-type="float">
            <text:p>622.018755962489</text:p>
          </table:table-cell>
          <table:table-cell table:formula="of:=([.F6]-[.C6])/0.0166667" office:value-type="float" office:value="38.6159227681544" calcext:value-type="float">
            <text:p>38.6159227681544</text:p>
          </table:table-cell>
          <table:table-cell table:formula="of:=DEGREES(ATAN(ABS([.F6]-[.C6])/ABS([.E6]-[.B6])))" office:value-type="float" office:value="3.55245476931491" calcext:value-type="float">
            <text:p>3.55245476931491</text:p>
          </table:table-cell>
          <table:table-cell table:formula="of:=SQRT(POWER([.H6];2)+POWER([.I6];2)+POWER([.J6];2))" office:value-type="float" office:value="623.960296807927" calcext:value-type="float">
            <text:p>623.960296807927</text:p>
          </table:table-cell>
        </table:table-row>
        <table:table-row table:style-name="ro1">
          <table:table-cell office:value-type="float" office:value="72.3765" calcext:value-type="float">
            <text:p>72.3765</text:p>
          </table:table-cell>
          <table:table-cell office:value-type="float" office:value="285.166" calcext:value-type="float">
            <text:p>285.166</text:p>
          </table:table-cell>
          <table:table-cell office:value-type="float" office:value="43.9436" calcext:value-type="float">
            <text:p>43.9436</text:p>
          </table:table-cell>
          <table:table-cell office:value-type="float" office:value="72.1159" calcext:value-type="float">
            <text:p>72.1159</text:p>
          </table:table-cell>
          <table:table-cell office:value-type="float" office:value="272.019" calcext:value-type="float">
            <text:p>272.019</text:p>
          </table:table-cell>
          <table:table-cell office:value-type="float" office:value="45.2489" calcext:value-type="float">
            <text:p>45.2489</text:p>
          </table:table-cell>
          <table:table-cell/>
          <table:table-cell table:formula="of:=([.D7]-[.A7])/0.0166667" office:value-type="float" office:value="-15.6359687280623" calcext:value-type="float">
            <text:p>-15.6359687280623</text:p>
          </table:table-cell>
          <table:table-cell table:formula="of:=ABS([.E7]-[.B7])/0.0166667" office:value-type="float" office:value="788.818422363155" calcext:value-type="float">
            <text:p>788.818422363155</text:p>
          </table:table-cell>
          <table:table-cell table:formula="of:=([.F7]-[.C7])/0.0166667" office:value-type="float" office:value="78.317843364313" calcext:value-type="float">
            <text:p>78.317843364313</text:p>
          </table:table-cell>
          <table:table-cell table:formula="of:=DEGREES(ATAN(ABS([.F7]-[.C7])/ABS([.E7]-[.B7])))" office:value-type="float" office:value="5.67002985220168" calcext:value-type="float">
            <text:p>5.67002985220168</text:p>
          </table:table-cell>
          <table:table-cell table:formula="of:=SQRT(POWER([.H7];2)+POWER([.I7];2)+POWER([.J7];2))" office:value-type="float" office:value="792.850976897171" calcext:value-type="float">
            <text:p>792.850976897171</text:p>
          </table:table-cell>
        </table:table-row>
        <table:table-row table:style-name="ro1">
          <table:table-cell office:value-type="float" office:value="72.6459" calcext:value-type="float">
            <text:p>72.6459</text:p>
          </table:table-cell>
          <table:table-cell office:value-type="float" office:value="293.338" calcext:value-type="float">
            <text:p>293.338</text:p>
          </table:table-cell>
          <table:table-cell office:value-type="float" office:value="43.4448" calcext:value-type="float">
            <text:p>43.4448</text:p>
          </table:table-cell>
          <table:table-cell office:value-type="float" office:value="72.1208" calcext:value-type="float">
            <text:p>72.1208</text:p>
          </table:table-cell>
          <table:table-cell office:value-type="float" office:value="281.08" calcext:value-type="float">
            <text:p>281.08</text:p>
          </table:table-cell>
          <table:table-cell office:value-type="float" office:value="44.5801" calcext:value-type="float">
            <text:p>44.5801</text:p>
          </table:table-cell>
          <table:table-cell/>
          <table:table-cell table:formula="of:=([.D8]-[.A8])/0.0166667" office:value-type="float" office:value="-31.5059369881257" calcext:value-type="float">
            <text:p>-31.5059369881257</text:p>
          </table:table-cell>
          <table:table-cell table:formula="of:=ABS([.E8]-[.B8])/0.0166667" office:value-type="float" office:value="735.478529042944" calcext:value-type="float">
            <text:p>735.478529042944</text:p>
          </table:table-cell>
          <table:table-cell table:formula="of:=([.F8]-[.C8])/0.0166667" office:value-type="float" office:value="68.1178637642725" calcext:value-type="float">
            <text:p>68.1178637642725</text:p>
          </table:table-cell>
          <table:table-cell table:formula="of:=DEGREES(ATAN(ABS([.F8]-[.C8])/ABS([.E8]-[.B8])))" office:value-type="float" office:value="5.29147152863396" calcext:value-type="float">
            <text:p>5.29147152863396</text:p>
          </table:table-cell>
          <table:table-cell table:formula="of:=SQRT(POWER([.H8];2)+POWER([.I8];2)+POWER([.J8];2))" office:value-type="float" office:value="739.297865621483" calcext:value-type="float">
            <text:p>739.297865621483</text:p>
          </table:table-cell>
        </table:table-row>
        <table:table-row table:style-name="ro1">
          <table:table-cell office:value-type="float" office:value="72.1242" calcext:value-type="float">
            <text:p>72.1242</text:p>
          </table:table-cell>
          <table:table-cell office:value-type="float" office:value="286.394" calcext:value-type="float">
            <text:p>286.394</text:p>
          </table:table-cell>
          <table:table-cell office:value-type="float" office:value="44.2624" calcext:value-type="float">
            <text:p>44.2624</text:p>
          </table:table-cell>
          <table:table-cell office:value-type="float" office:value="71.3682" calcext:value-type="float">
            <text:p>71.3682</text:p>
          </table:table-cell>
          <table:table-cell office:value-type="float" office:value="275.731" calcext:value-type="float">
            <text:p>275.731</text:p>
          </table:table-cell>
          <table:table-cell office:value-type="float" office:value="45.1695" calcext:value-type="float">
            <text:p>45.1695</text:p>
          </table:table-cell>
          <table:table-cell/>
          <table:table-cell table:formula="of:=([.D9]-[.A9])/0.0166667" office:value-type="float" office:value="-45.3599092801815" calcext:value-type="float">
            <text:p>-45.3599092801815</text:p>
          </table:table-cell>
          <table:table-cell table:formula="of:=ABS([.E9]-[.B9])/0.0166667" office:value-type="float" office:value="639.77872044256" calcext:value-type="float">
            <text:p>639.77872044256</text:p>
          </table:table-cell>
          <table:table-cell table:formula="of:=([.F9]-[.C9])/0.0166667" office:value-type="float" office:value="54.4258911482177" calcext:value-type="float">
            <text:p>54.4258911482177</text:p>
          </table:table-cell>
          <table:table-cell table:formula="of:=DEGREES(ATAN(ABS([.F9]-[.C9])/ABS([.E9]-[.B9])))" office:value-type="float" office:value="4.86243730863572" calcext:value-type="float">
            <text:p>4.86243730863572</text:p>
          </table:table-cell>
          <table:table-cell table:formula="of:=SQRT(POWER([.H9];2)+POWER([.I9];2)+POWER([.J9];2))" office:value-type="float" office:value="643.689762329884" calcext:value-type="float">
            <text:p>643.689762329884</text:p>
          </table:table-cell>
        </table:table-row>
        <table:table-row table:style-name="ro1">
          <table:table-cell office:value-type="float" office:value="72.1211" calcext:value-type="float">
            <text:p>72.1211</text:p>
          </table:table-cell>
          <table:table-cell office:value-type="float" office:value="287.878" calcext:value-type="float">
            <text:p>287.878</text:p>
          </table:table-cell>
          <table:table-cell office:value-type="float" office:value="43.5252" calcext:value-type="float">
            <text:p>43.5252</text:p>
          </table:table-cell>
          <table:table-cell office:value-type="float" office:value="71.8645" calcext:value-type="float">
            <text:p>71.8645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44.5945" calcext:value-type="float">
            <text:p>44.5945</text:p>
          </table:table-cell>
          <table:table-cell/>
          <table:table-cell table:formula="of:=([.D10]-[.A10])/0.0166667" office:value-type="float" office:value="-15.3959692080611" calcext:value-type="float">
            <text:p>-15.3959692080611</text:p>
          </table:table-cell>
          <table:table-cell table:formula="of:=ABS([.E10]-[.B10])/0.0166667" office:value-type="float" office:value="794.938410123178" calcext:value-type="float">
            <text:p>794.938410123178</text:p>
          </table:table-cell>
          <table:table-cell table:formula="of:=([.F10]-[.C10])/0.0166667" office:value-type="float" office:value="64.1578716842565" calcext:value-type="float">
            <text:p>64.1578716842565</text:p>
          </table:table-cell>
          <table:table-cell table:formula="of:=DEGREES(ATAN(ABS([.F10]-[.C10])/ABS([.E10]-[.B10])))" office:value-type="float" office:value="4.61422517454451" calcext:value-type="float">
            <text:p>4.61422517454451</text:p>
          </table:table-cell>
          <table:table-cell table:formula="of:=SQRT(POWER([.H10];2)+POWER([.I10];2)+POWER([.J10];2))" office:value-type="float" office:value="797.671827417814" calcext:value-type="float">
            <text:p>797.671827417814</text:p>
          </table:table-cell>
        </table:table-row>
        <table:table-row table:style-name="ro1">
          <table:table-cell office:value-type="float" office:value="71.6083" calcext:value-type="float">
            <text:p>71.6083</text:p>
          </table:table-cell>
          <table:table-cell office:value-type="float" office:value="285.135" calcext:value-type="float">
            <text:p>285.135</text:p>
          </table:table-cell>
          <table:table-cell office:value-type="float" office:value="43.7028" calcext:value-type="float">
            <text:p>43.7028</text:p>
          </table:table-cell>
          <table:table-cell office:value-type="float" office:value="70.6159" calcext:value-type="float">
            <text:p>70.6159</text:p>
          </table:table-cell>
          <table:table-cell office:value-type="float" office:value="274.482" calcext:value-type="float">
            <text:p>274.482</text:p>
          </table:table-cell>
          <table:table-cell office:value-type="float" office:value="44.6293" calcext:value-type="float">
            <text:p>44.6293</text:p>
          </table:table-cell>
          <table:table-cell/>
          <table:table-cell table:formula="of:=([.D11]-[.A11])/0.0166667" office:value-type="float" office:value="-59.5438809122384" calcext:value-type="float">
            <text:p>-59.5438809122384</text:p>
          </table:table-cell>
          <table:table-cell table:formula="of:=ABS([.E11]-[.B11])/0.0166667" office:value-type="float" office:value="639.178721642555" calcext:value-type="float">
            <text:p>639.178721642555</text:p>
          </table:table-cell>
          <table:table-cell table:formula="of:=([.F11]-[.C11])/0.0166667" office:value-type="float" office:value="55.5898888202222" calcext:value-type="float">
            <text:p>55.5898888202222</text:p>
          </table:table-cell>
          <table:table-cell table:formula="of:=DEGREES(ATAN(ABS([.F11]-[.C11])/ABS([.E11]-[.B11])))" office:value-type="float" office:value="4.97055303257692" calcext:value-type="float">
            <text:p>4.97055303257692</text:p>
          </table:table-cell>
          <table:table-cell table:formula="of:=SQRT(POWER([.H11];2)+POWER([.I11];2)+POWER([.J11];2))" office:value-type="float" office:value="644.348622791844" calcext:value-type="float">
            <text:p>644.348622791844</text:p>
          </table:table-cell>
        </table:table-row>
        <table:table-row table:style-name="ro1">
          <table:table-cell office:value-type="float" office:value="72.3828" calcext:value-type="float">
            <text:p>72.3828</text:p>
          </table:table-cell>
          <table:table-cell office:value-type="float" office:value="290.574" calcext:value-type="float">
            <text:p>290.574</text:p>
          </table:table-cell>
          <table:table-cell office:value-type="float" office:value="43.616" calcext:value-type="float">
            <text:p>43.616</text:p>
          </table:table-cell>
          <table:table-cell office:value-type="float" office:value="71.8657" calcext:value-type="float">
            <text:p>71.8657</text:p>
          </table:table-cell>
          <table:table-cell office:value-type="float" office:value="278.484" calcext:value-type="float">
            <text:p>278.484</text:p>
          </table:table-cell>
          <table:table-cell office:value-type="float" office:value="44.4868" calcext:value-type="float">
            <text:p>44.4868</text:p>
          </table:table-cell>
          <table:table-cell/>
          <table:table-cell table:formula="of:=([.D12]-[.A12])/0.0166667" office:value-type="float" office:value="-31.0259379481241" calcext:value-type="float">
            <text:p>-31.0259379481241</text:p>
          </table:table-cell>
          <table:table-cell table:formula="of:=ABS([.E12]-[.B12])/0.0166667" office:value-type="float" office:value="725.398549202903" calcext:value-type="float">
            <text:p>725.398549202903</text:p>
          </table:table-cell>
          <table:table-cell table:formula="of:=([.F12]-[.C12])/0.0166667" office:value-type="float" office:value="52.2478955042092" calcext:value-type="float">
            <text:p>52.2478955042092</text:p>
          </table:table-cell>
          <table:table-cell table:formula="of:=DEGREES(ATAN(ABS([.F12]-[.C12])/ABS([.E12]-[.B12])))" office:value-type="float" office:value="4.11969839366769" calcext:value-type="float">
            <text:p>4.11969839366769</text:p>
          </table:table-cell>
          <table:table-cell table:formula="of:=SQRT(POWER([.H12];2)+POWER([.I12];2)+POWER([.J12];2))" office:value-type="float" office:value="727.939219025776" calcext:value-type="float">
            <text:p>727.939219025776</text:p>
          </table:table-cell>
        </table:table-row>
        <table:table-row table:style-name="ro1">
          <table:table-cell office:value-type="float" office:value="71.8655" calcext:value-type="float">
            <text:p>71.8655</text:p>
          </table:table-cell>
          <table:table-cell office:value-type="float" office:value="285.106" calcext:value-type="float">
            <text:p>285.106</text:p>
          </table:table-cell>
          <table:table-cell office:value-type="float" office:value="43.9577" calcext:value-type="float">
            <text:p>43.9577</text:p>
          </table:table-cell>
          <table:table-cell office:value-type="float" office:value="71.1172" calcext:value-type="float">
            <text:p>71.1172</text:p>
          </table:table-cell>
          <table:table-cell office:value-type="float" office:value="274.488" calcext:value-type="float">
            <text:p>274.488</text:p>
          </table:table-cell>
          <table:table-cell office:value-type="float" office:value="44.8711" calcext:value-type="float">
            <text:p>44.8711</text:p>
          </table:table-cell>
          <table:table-cell/>
          <table:table-cell table:formula="of:=([.D13]-[.A13])/0.0166667" office:value-type="float" office:value="-44.8979102041796" calcext:value-type="float">
            <text:p>-44.8979102041796</text:p>
          </table:table-cell>
          <table:table-cell table:formula="of:=ABS([.E13]-[.B13])/0.0166667" office:value-type="float" office:value="637.078725842548" calcext:value-type="float">
            <text:p>637.078725842548</text:p>
          </table:table-cell>
          <table:table-cell table:formula="of:=([.F13]-[.C13])/0.0166667" office:value-type="float" office:value="54.803890392219" calcext:value-type="float">
            <text:p>54.803890392219</text:p>
          </table:table-cell>
          <table:table-cell table:formula="of:=DEGREES(ATAN(ABS([.F13]-[.C13])/ABS([.E13]-[.B13])))" office:value-type="float" office:value="4.91669271800951" calcext:value-type="float">
            <text:p>4.91669271800951</text:p>
          </table:table-cell>
          <table:table-cell table:formula="of:=SQRT(POWER([.H13];2)+POWER([.I13];2)+POWER([.J13];2))" office:value-type="float" office:value="641.005921707428" calcext:value-type="float">
            <text:p>641.005921707428</text:p>
          </table:table-cell>
        </table:table-row>
        <table:table-row table:style-name="ro1">
          <table:table-cell office:value-type="float" office:value="71.8681" calcext:value-type="float">
            <text:p>71.8681</text:p>
          </table:table-cell>
          <table:table-cell office:value-type="float" office:value="286.367" calcext:value-type="float">
            <text:p>286.367</text:p>
          </table:table-cell>
          <table:table-cell office:value-type="float" office:value="44.2689" calcext:value-type="float">
            <text:p>44.2689</text:p>
          </table:table-cell>
          <table:table-cell office:value-type="float" office:value="71.118" calcext:value-type="float">
            <text:p>71.118</text:p>
          </table:table-cell>
          <table:table-cell office:value-type="float" office:value="275.701" calcext:value-type="float">
            <text:p>275.701</text:p>
          </table:table-cell>
          <table:table-cell office:value-type="float" office:value="45.1765" calcext:value-type="float">
            <text:p>45.1765</text:p>
          </table:table-cell>
          <table:table-cell/>
          <table:table-cell table:formula="of:=([.D14]-[.A14])/0.0166667" office:value-type="float" office:value="-45.0059099881802" calcext:value-type="float">
            <text:p>-45.0059099881802</text:p>
          </table:table-cell>
          <table:table-cell table:formula="of:=ABS([.E14]-[.B14])/0.0166667" office:value-type="float" office:value="639.95872008256" calcext:value-type="float">
            <text:p>639.95872008256</text:p>
          </table:table-cell>
          <table:table-cell table:formula="of:=([.F14]-[.C14])/0.0166667" office:value-type="float" office:value="54.4558910882175" calcext:value-type="float">
            <text:p>54.4558910882175</text:p>
          </table:table-cell>
          <table:table-cell table:formula="of:=DEGREES(ATAN(ABS([.F14]-[.C14])/ABS([.E14]-[.B14])))" office:value-type="float" office:value="4.86374282694554" calcext:value-type="float">
            <text:p>4.86374282694554</text:p>
          </table:table-cell>
          <table:table-cell table:formula="of:=SQRT(POWER([.H14];2)+POWER([.I14];2)+POWER([.J14];2))" office:value-type="float" office:value="643.846363209255" calcext:value-type="float">
            <text:p>643.846363209255</text:p>
          </table:table-cell>
        </table:table-row>
        <table:table-row table:style-name="ro1">
          <table:table-cell office:value-type="float" office:value="72.3726" calcext:value-type="float">
            <text:p>72.3726</text:p>
          </table:table-cell>
          <table:table-cell office:value-type="float" office:value="281.167" calcext:value-type="float">
            <text:p>281.167</text:p>
          </table:table-cell>
          <table:table-cell office:value-type="float" office:value="44.3135" calcext:value-type="float">
            <text:p>44.3135</text:p>
          </table:table-cell>
          <table:table-cell office:value-type="float" office:value="71.3639" calcext:value-type="float">
            <text:p>71.3639</text:p>
          </table:table-cell>
          <table:table-cell office:value-type="float" office:value="272.123" calcext:value-type="float">
            <text:p>272.123</text:p>
          </table:table-cell>
          <table:table-cell office:value-type="float" office:value="44.2549" calcext:value-type="float">
            <text:p>44.2549</text:p>
          </table:table-cell>
          <table:table-cell/>
          <table:table-cell table:formula="of:=([.D15]-[.A15])/0.0166667" office:value-type="float" office:value="-60.5218789562424" calcext:value-type="float">
            <text:p>-60.5218789562424</text:p>
          </table:table-cell>
          <table:table-cell table:formula="of:=ABS([.E15]-[.B15])/0.0166667" office:value-type="float" office:value="542.63891472217" calcext:value-type="float">
            <text:p>542.63891472217</text:p>
          </table:table-cell>
          <table:table-cell table:formula="of:=([.F15]-[.C15])/0.0166667" office:value-type="float" office:value="-3.51599296801397" calcext:value-type="float">
            <text:p>-3.51599296801397</text:p>
          </table:table-cell>
          <table:table-cell table:formula="of:=DEGREES(ATAN(ABS([.F15]-[.C15])/ABS([.E15]-[.B15])))" office:value-type="float" office:value="0.371239019697882" calcext:value-type="float">
            <text:p>0.371239019697882</text:p>
          </table:table-cell>
          <table:table-cell table:formula="of:=SQRT(POWER([.H15];2)+POWER([.I15];2)+POWER([.J15];2))" office:value-type="float" office:value="546.01488240688" calcext:value-type="float">
            <text:p>546.01488240688</text:p>
          </table:table-cell>
        </table:table-row>
        <table:table-row table:style-name="ro1">
          <table:table-cell office:value-type="float" office:value="72.6348" calcext:value-type="float">
            <text:p>72.6348</text:p>
          </table:table-cell>
          <table:table-cell office:value-type="float" office:value="285.086" calcext:value-type="float">
            <text:p>285.086</text:p>
          </table:table-cell>
          <table:table-cell office:value-type="float" office:value="44.4591" calcext:value-type="float">
            <text:p>44.4591</text:p>
          </table:table-cell>
          <table:table-cell office:value-type="float" office:value="72.3679" calcext:value-type="float">
            <text:p>72.3679</text:p>
          </table:table-cell>
          <table:table-cell office:value-type="float" office:value="273.248" calcext:value-type="float">
            <text:p>273.248</text:p>
          </table:table-cell>
          <table:table-cell office:value-type="float" office:value="45.5468" calcext:value-type="float">
            <text:p>45.5468</text:p>
          </table:table-cell>
          <table:table-cell/>
          <table:table-cell table:formula="of:=([.D16]-[.A16])/0.0166667" office:value-type="float" office:value="-16.0139679720636" calcext:value-type="float">
            <text:p>-16.0139679720636</text:p>
          </table:table-cell>
          <table:table-cell table:formula="of:=ABS([.E16]-[.B16])/0.0166667" office:value-type="float" office:value="710.278579442842" calcext:value-type="float">
            <text:p>710.278579442842</text:p>
          </table:table-cell>
          <table:table-cell table:formula="of:=([.F16]-[.C16])/0.0166667" office:value-type="float" office:value="65.2618694762609" calcext:value-type="float">
            <text:p>65.2618694762609</text:p>
          </table:table-cell>
          <table:table-cell table:formula="of:=DEGREES(ATAN(ABS([.F16]-[.C16])/ABS([.E16]-[.B16])))" office:value-type="float" office:value="5.24971495404728" calcext:value-type="float">
            <text:p>5.24971495404728</text:p>
          </table:table-cell>
          <table:table-cell table:formula="of:=SQRT(POWER([.H16];2)+POWER([.I16];2)+POWER([.J16];2))" office:value-type="float" office:value="713.450221944803" calcext:value-type="float">
            <text:p>713.450221944803</text:p>
          </table:table-cell>
        </table:table-row>
        <table:table-row table:style-name="ro1">
          <table:table-cell office:value-type="float" office:value="71.8636" calcext:value-type="float">
            <text:p>71.8636</text:p>
          </table:table-cell>
          <table:table-cell office:value-type="float" office:value="291.974" calcext:value-type="float">
            <text:p>291.974</text:p>
          </table:table-cell>
          <table:table-cell office:value-type="float" office:value="43.1486" calcext:value-type="float">
            <text:p>43.1486</text:p>
          </table:table-cell>
          <table:table-cell office:value-type="float" office:value="71.1044" calcext:value-type="float">
            <text:p>71.1044</text:p>
          </table:table-cell>
          <table:table-cell office:value-type="float" office:value="281.068" calcext:value-type="float">
            <text:p>281.068</text:p>
          </table:table-cell>
          <table:table-cell office:value-type="float" office:value="44.09" calcext:value-type="float">
            <text:p>44.09</text:p>
          </table:table-cell>
          <table:table-cell/>
          <table:table-cell table:formula="of:=([.D17]-[.A17])/0.0166667" office:value-type="float" office:value="-45.5519088961826" calcext:value-type="float">
            <text:p>-45.5519088961826</text:p>
          </table:table-cell>
          <table:table-cell table:formula="of:=ABS([.E17]-[.B17])/0.0166667" office:value-type="float" office:value="654.358691282618" calcext:value-type="float">
            <text:p>654.358691282618</text:p>
          </table:table-cell>
          <table:table-cell table:formula="of:=([.F17]-[.C17])/0.0166667" office:value-type="float" office:value="56.483887032226" calcext:value-type="float">
            <text:p>56.483887032226</text:p>
          </table:table-cell>
          <table:table-cell table:formula="of:=DEGREES(ATAN(ABS([.F17]-[.C17])/ABS([.E17]-[.B17])))" office:value-type="float" office:value="4.93351156000884" calcext:value-type="float">
            <text:p>4.93351156000884</text:p>
          </table:table-cell>
          <table:table-cell table:formula="of:=SQRT(POWER([.H17];2)+POWER([.I17];2)+POWER([.J17];2))" office:value-type="float" office:value="658.369731044385" calcext:value-type="float">
            <text:p>658.369731044385</text:p>
          </table:table-cell>
        </table:table-row>
        <table:table-row table:style-name="ro1">
          <table:table-cell office:value-type="float" office:value="72.8949" calcext:value-type="float">
            <text:p>72.8949</text:p>
          </table:table-cell>
          <table:table-cell office:value-type="float" office:value="287.847" calcext:value-type="float">
            <text:p>287.847</text:p>
          </table:table-cell>
          <table:table-cell office:value-type="float" office:value="44.0313" calcext:value-type="float">
            <text:p>44.0313</text:p>
          </table:table-cell>
          <table:table-cell office:value-type="float" office:value="72.3702" calcext:value-type="float">
            <text:p>72.3702</text:p>
          </table:table-cell>
          <table:table-cell office:value-type="float" office:value="277.164" calcext:value-type="float">
            <text:p>277.164</text:p>
          </table:table-cell>
          <table:table-cell office:value-type="float" office:value="44.9369" calcext:value-type="float">
            <text:p>44.9369</text:p>
          </table:table-cell>
          <table:table-cell/>
          <table:table-cell table:formula="of:=([.D18]-[.A18])/0.0166667" office:value-type="float" office:value="-31.4819370361265" calcext:value-type="float">
            <text:p>-31.4819370361265</text:p>
          </table:table-cell>
          <table:table-cell table:formula="of:=ABS([.E18]-[.B18])/0.0166667" office:value-type="float" office:value="640.978718042564" calcext:value-type="float">
            <text:p>640.978718042564</text:p>
          </table:table-cell>
          <table:table-cell table:formula="of:=([.F18]-[.C18])/0.0166667" office:value-type="float" office:value="54.3358913282173" calcext:value-type="float">
            <text:p>54.3358913282173</text:p>
          </table:table-cell>
          <table:table-cell table:formula="of:=DEGREES(ATAN(ABS([.F18]-[.C18])/ABS([.E18]-[.B18])))" office:value-type="float" office:value="4.84539029356897" calcext:value-type="float">
            <text:p>4.84539029356897</text:p>
          </table:table-cell>
          <table:table-cell table:formula="of:=SQRT(POWER([.H18];2)+POWER([.I18];2)+POWER([.J18];2))" office:value-type="float" office:value="644.047528082724" calcext:value-type="float">
            <text:p>644.047528082724</text:p>
          </table:table-cell>
        </table:table-row>
        <table:table-row table:style-name="ro1">
          <table:table-cell office:value-type="float" office:value="71.8691" calcext:value-type="float">
            <text:p>71.8691</text:p>
          </table:table-cell>
          <table:table-cell office:value-type="float" office:value="287.685" calcext:value-type="float">
            <text:p>287.685</text:p>
          </table:table-cell>
          <table:table-cell office:value-type="float" office:value="44.3199" calcext:value-type="float">
            <text:p>44.3199</text:p>
          </table:table-cell>
          <table:table-cell office:value-type="float" office:value="71.1199" calcext:value-type="float">
            <text:p>71.1199</text:p>
          </table:table-cell>
          <table:table-cell office:value-type="float" office:value="275.649" calcext:value-type="float">
            <text:p>275.649</text:p>
          </table:table-cell>
          <table:table-cell office:value-type="float" office:value="45.4322" calcext:value-type="float">
            <text:p>45.4322</text:p>
          </table:table-cell>
          <table:table-cell/>
          <table:table-cell table:formula="of:=([.D19]-[.A19])/0.0166667" office:value-type="float" office:value="-44.9519100961799" calcext:value-type="float">
            <text:p>-44.9519100961799</text:p>
          </table:table-cell>
          <table:table-cell table:formula="of:=ABS([.E19]-[.B19])/0.0166667" office:value-type="float" office:value="722.158555682889" calcext:value-type="float">
            <text:p>722.158555682889</text:p>
          </table:table-cell>
          <table:table-cell table:formula="of:=([.F19]-[.C19])/0.0166667" office:value-type="float" office:value="66.7378665242672" calcext:value-type="float">
            <text:p>66.7378665242672</text:p>
          </table:table-cell>
          <table:table-cell table:formula="of:=DEGREES(ATAN(ABS([.F19]-[.C19])/ABS([.E19]-[.B19])))" office:value-type="float" office:value="5.2799594730615" calcext:value-type="float">
            <text:p>5.2799594730615</text:p>
          </table:table-cell>
          <table:table-cell table:formula="of:=SQRT(POWER([.H19];2)+POWER([.I19];2)+POWER([.J19];2))" office:value-type="float" office:value="726.627550121451" calcext:value-type="float">
            <text:p>726.627550121451</text:p>
          </table:table-cell>
        </table:table-row>
        <table:table-row table:style-name="ro1">
          <table:table-cell office:value-type="float" office:value="72.6351" calcext:value-type="float">
            <text:p>72.6351</text:p>
          </table:table-cell>
          <table:table-cell office:value-type="float" office:value="287.937" calcext:value-type="float">
            <text:p>287.937</text:p>
          </table:table-cell>
          <table:table-cell office:value-type="float" office:value="43.5114" calcext:value-type="float">
            <text:p>43.5114</text:p>
          </table:table-cell>
          <table:table-cell office:value-type="float" office:value="72.3672" calcext:value-type="float">
            <text:p>72.3672</text:p>
          </table:table-cell>
          <table:table-cell office:value-type="float" office:value="277.274" calcext:value-type="float">
            <text:p>277.274</text:p>
          </table:table-cell>
          <table:table-cell office:value-type="float" office:value="44.4223" calcext:value-type="float">
            <text:p>44.4223</text:p>
          </table:table-cell>
          <table:table-cell/>
          <table:table-cell table:formula="of:=([.D20]-[.A20])/0.0166667" office:value-type="float" office:value="-16.0739678520641" calcext:value-type="float">
            <text:p>-16.0739678520641</text:p>
          </table:table-cell>
          <table:table-cell table:formula="of:=ABS([.E20]-[.B20])/0.0166667" office:value-type="float" office:value="639.77872044256" calcext:value-type="float">
            <text:p>639.77872044256</text:p>
          </table:table-cell>
          <table:table-cell table:formula="of:=([.F20]-[.C20])/0.0166667" office:value-type="float" office:value="54.6538906922185" calcext:value-type="float">
            <text:p>54.6538906922185</text:p>
          </table:table-cell>
          <table:table-cell table:formula="of:=DEGREES(ATAN(ABS([.F20]-[.C20])/ABS([.E20]-[.B20])))" office:value-type="float" office:value="4.88270863239985" calcext:value-type="float">
            <text:p>4.88270863239985</text:p>
          </table:table-cell>
          <table:table-cell table:formula="of:=SQRT(POWER([.H20];2)+POWER([.I20];2)+POWER([.J20];2))" office:value-type="float" office:value="642.310074139761" calcext:value-type="float">
            <text:p>642.310074139761</text:p>
          </table:table-cell>
        </table:table-row>
        <table:table-row table:style-name="ro1">
          <table:table-cell office:value-type="float" office:value="73.1588" calcext:value-type="float">
            <text:p>73.1588</text:p>
          </table:table-cell>
          <table:table-cell office:value-type="float" office:value="292.16" calcext:value-type="float">
            <text:p>292.16</text:p>
          </table:table-cell>
          <table:table-cell office:value-type="float" office:value="42.8511" calcext:value-type="float">
            <text:p>42.8511</text:p>
          </table:table-cell>
          <table:table-cell office:value-type="float" office:value="72.873" calcext:value-type="float">
            <text:p>72.873</text:p>
          </table:table-cell>
          <table:table-cell office:value-type="float" office:value="280.035" calcext:value-type="float">
            <text:p>280.035</text:p>
          </table:table-cell>
          <table:table-cell office:value-type="float" office:value="43.7343" calcext:value-type="float">
            <text:p>43.7343</text:p>
          </table:table-cell>
          <table:table-cell/>
          <table:table-cell table:formula="of:=([.D21]-[.A21])/0.0166667" office:value-type="float" office:value="-17.1479657040683" calcext:value-type="float">
            <text:p>-17.1479657040683</text:p>
          </table:table-cell>
          <table:table-cell table:formula="of:=ABS([.E21]-[.B21])/0.0166667" office:value-type="float" office:value="727.49854500291" calcext:value-type="float">
            <text:p>727.49854500291</text:p>
          </table:table-cell>
          <table:table-cell table:formula="of:=([.F21]-[.C21])/0.0166667" office:value-type="float" office:value="52.9918940162117" calcext:value-type="float">
            <text:p>52.9918940162117</text:p>
          </table:table-cell>
          <table:table-cell table:formula="of:=DEGREES(ATAN(ABS([.F21]-[.C21])/ABS([.E21]-[.B21])))" office:value-type="float" office:value="4.16613756304621" calcext:value-type="float">
            <text:p>4.16613756304621</text:p>
          </table:table-cell>
          <table:table-cell table:formula="of:=SQRT(POWER([.H21];2)+POWER([.I21];2)+POWER([.J21];2))" office:value-type="float" office:value="729.627525892879" calcext:value-type="float">
            <text:p>729.627525892879</text:p>
          </table:table-cell>
        </table:table-row>
        <table:table-row table:style-name="ro1">
          <table:table-cell office:value-type="float" office:value="71.6104" calcext:value-type="float">
            <text:p>71.6104</text:p>
          </table:table-cell>
          <table:table-cell office:value-type="float" office:value="286.396" calcext:value-type="float">
            <text:p>286.396</text:p>
          </table:table-cell>
          <table:table-cell office:value-type="float" office:value="44.0134" calcext:value-type="float">
            <text:p>44.0134</text:p>
          </table:table-cell>
          <table:table-cell office:value-type="float" office:value="70.6092" calcext:value-type="float">
            <text:p>70.6092</text:p>
          </table:table-cell>
          <table:table-cell office:value-type="float" office:value="277.061" calcext:value-type="float">
            <text:p>277.061</text:p>
          </table:table-cell>
          <table:table-cell office:value-type="float" office:value="44.4722" calcext:value-type="float">
            <text:p>44.4722</text:p>
          </table:table-cell>
          <table:table-cell/>
          <table:table-cell table:formula="of:=([.D22]-[.A22])/0.0166667" office:value-type="float" office:value="-60.0718798562401" calcext:value-type="float">
            <text:p>-60.0718798562401</text:p>
          </table:table-cell>
          <table:table-cell table:formula="of:=ABS([.E22]-[.B22])/0.0166667" office:value-type="float" office:value="560.098879802243" calcext:value-type="float">
            <text:p>560.098879802243</text:p>
          </table:table-cell>
          <table:table-cell table:formula="of:=([.F22]-[.C22])/0.0166667" office:value-type="float" office:value="27.5279449441103" calcext:value-type="float">
            <text:p>27.5279449441103</text:p>
          </table:table-cell>
          <table:table-cell table:formula="of:=DEGREES(ATAN(ABS([.F22]-[.C22])/ABS([.E22]-[.B22])))" office:value-type="float" office:value="2.81372984055187" calcext:value-type="float">
            <text:p>2.81372984055187</text:p>
          </table:table-cell>
          <table:table-cell table:formula="of:=SQRT(POWER([.H22];2)+POWER([.I22];2)+POWER([.J22];2))" office:value-type="float" office:value="563.983309733573" calcext:value-type="float">
            <text:p>563.983309733573</text:p>
          </table:table-cell>
        </table:table-row>
        <table:table-row table:style-name="ro1">
          <table:table-cell office:value-type="float" office:value="72.6461" calcext:value-type="float">
            <text:p>72.6461</text:p>
          </table:table-cell>
          <table:table-cell office:value-type="float" office:value="294.812" calcext:value-type="float">
            <text:p>294.812</text:p>
          </table:table-cell>
          <table:table-cell office:value-type="float" office:value="42.9605" calcext:value-type="float">
            <text:p>42.9605</text:p>
          </table:table-cell>
          <table:table-cell office:value-type="float" office:value="72.1193" calcext:value-type="float">
            <text:p>72.1193</text:p>
          </table:table-cell>
          <table:table-cell office:value-type="float" office:value="283.834" calcext:value-type="float">
            <text:p>283.834</text:p>
          </table:table-cell>
          <table:table-cell office:value-type="float" office:value="43.9006" calcext:value-type="float">
            <text:p>43.9006</text:p>
          </table:table-cell>
          <table:table-cell/>
          <table:table-cell table:formula="of:=([.D23]-[.A23])/0.0166667" office:value-type="float" office:value="-31.6079367841269" calcext:value-type="float">
            <text:p>-31.6079367841269</text:p>
          </table:table-cell>
          <table:table-cell table:formula="of:=ABS([.E23]-[.B23])/0.0166667" office:value-type="float" office:value="658.678682642635" calcext:value-type="float">
            <text:p>658.678682642635</text:p>
          </table:table-cell>
          <table:table-cell table:formula="of:=([.F23]-[.C23])/0.0166667" office:value-type="float" office:value="56.4058871882253" calcext:value-type="float">
            <text:p>56.4058871882253</text:p>
          </table:table-cell>
          <table:table-cell table:formula="of:=DEGREES(ATAN(ABS([.F23]-[.C23])/ABS([.E23]-[.B23])))" office:value-type="float" office:value="4.89457748177626" calcext:value-type="float">
            <text:p>4.89457748177626</text:p>
          </table:table-cell>
          <table:table-cell table:formula="of:=SQRT(POWER([.H23];2)+POWER([.I23];2)+POWER([.J23];2))" office:value-type="float" office:value="661.844613746367" calcext:value-type="float">
            <text:p>661.844613746367</text:p>
          </table:table-cell>
        </table:table-row>
        <table:table-row table:style-name="ro1">
          <table:table-cell office:value-type="float" office:value="72.6321" calcext:value-type="float">
            <text:p>72.6321</text:p>
          </table:table-cell>
          <table:table-cell office:value-type="float" office:value="286.618" calcext:value-type="float">
            <text:p>286.618</text:p>
          </table:table-cell>
          <table:table-cell office:value-type="float" office:value="43.4623" calcext:value-type="float">
            <text:p>43.4623</text:p>
          </table:table-cell>
          <table:table-cell office:value-type="float" office:value="72.1128" calcext:value-type="float">
            <text:p>72.1128</text:p>
          </table:table-cell>
          <table:table-cell office:value-type="float" office:value="276.027" calcext:value-type="float">
            <text:p>276.027</text:p>
          </table:table-cell>
          <table:table-cell office:value-type="float" office:value="44.1239" calcext:value-type="float">
            <text:p>44.1239</text:p>
          </table:table-cell>
          <table:table-cell/>
          <table:table-cell table:formula="of:=([.D24]-[.A24])/0.0166667" office:value-type="float" office:value="-31.1579376841247" calcext:value-type="float">
            <text:p>-31.1579376841247</text:p>
          </table:table-cell>
          <table:table-cell table:formula="of:=ABS([.E24]-[.B24])/0.0166667" office:value-type="float" office:value="635.458729082542" calcext:value-type="float">
            <text:p>635.458729082542</text:p>
          </table:table-cell>
          <table:table-cell table:formula="of:=([.F24]-[.C24])/0.0166667" office:value-type="float" office:value="39.6959206081588" calcext:value-type="float">
            <text:p>39.6959206081588</text:p>
          </table:table-cell>
          <table:table-cell table:formula="of:=DEGREES(ATAN(ABS([.F24]-[.C24])/ABS([.E24]-[.B24])))" office:value-type="float" office:value="3.5745156495435" calcext:value-type="float">
            <text:p>3.5745156495435</text:p>
          </table:table-cell>
          <table:table-cell table:formula="of:=SQRT(POWER([.H24];2)+POWER([.I24];2)+POWER([.J24];2))" office:value-type="float" office:value="637.459316004447" calcext:value-type="float">
            <text:p>637.459316004447</text:p>
          </table:table-cell>
        </table:table-row>
        <table:table-row table:style-name="ro1">
          <table:table-cell office:value-type="float" office:value="72.3804" calcext:value-type="float">
            <text:p>72.3804</text:p>
          </table:table-cell>
          <table:table-cell office:value-type="float" office:value="289.236" calcext:value-type="float">
            <text:p>289.236</text:p>
          </table:table-cell>
          <table:table-cell office:value-type="float" office:value="43.5672" calcext:value-type="float">
            <text:p>43.5672</text:p>
          </table:table-cell>
          <table:table-cell office:value-type="float" office:value="71.3621" calcext:value-type="float">
            <text:p>71.3621</text:p>
          </table:table-cell>
          <table:table-cell office:value-type="float" office:value="278.431" calcext:value-type="float">
            <text:p>278.431</text:p>
          </table:table-cell>
          <table:table-cell office:value-type="float" office:value="44.4998" calcext:value-type="float">
            <text:p>44.4998</text:p>
          </table:table-cell>
          <table:table-cell/>
          <table:table-cell table:formula="of:=([.D25]-[.A25])/0.0166667" office:value-type="float" office:value="-61.0978778042442" calcext:value-type="float">
            <text:p>-61.0978778042442</text:p>
          </table:table-cell>
          <table:table-cell table:formula="of:=ABS([.E25]-[.B25])/0.0166667" office:value-type="float" office:value="648.298703402594" calcext:value-type="float">
            <text:p>648.298703402594</text:p>
          </table:table-cell>
          <table:table-cell table:formula="of:=([.F25]-[.C25])/0.0166667" office:value-type="float" office:value="55.9558880882239" calcext:value-type="float">
            <text:p>55.9558880882239</text:p>
          </table:table-cell>
          <table:table-cell table:formula="of:=DEGREES(ATAN(ABS([.F25]-[.C25])/ABS([.E25]-[.B25])))" office:value-type="float" office:value="4.93308134919191" calcext:value-type="float">
            <text:p>4.93308134919191</text:p>
          </table:table-cell>
          <table:table-cell table:formula="of:=SQRT(POWER([.H25];2)+POWER([.I25];2)+POWER([.J25];2))" office:value-type="float" office:value="653.571129195138" calcext:value-type="float">
            <text:p>653.571129195138</text:p>
          </table:table-cell>
        </table:table-row>
        <table:table-row table:style-name="ro1">
          <table:table-cell office:value-type="float" office:value="72.378" calcext:value-type="float">
            <text:p>72.378</text:p>
          </table:table-cell>
          <table:table-cell office:value-type="float" office:value="285.11" calcext:value-type="float">
            <text:p>285.11</text:p>
          </table:table-cell>
          <table:table-cell office:value-type="float" office:value="44.2051" calcext:value-type="float">
            <text:p>44.2051</text:p>
          </table:table-cell>
          <table:table-cell office:value-type="float" office:value="71.8671" calcext:value-type="float">
            <text:p>71.8671</text:p>
          </table:table-cell>
          <table:table-cell office:value-type="float" office:value="275.847" calcext:value-type="float">
            <text:p>275.847</text:p>
          </table:table-cell>
          <table:table-cell office:value-type="float" office:value="44.8988" calcext:value-type="float">
            <text:p>44.8988</text:p>
          </table:table-cell>
          <table:table-cell/>
          <table:table-cell table:formula="of:=([.D26]-[.A26])/0.0166667" office:value-type="float" office:value="-30.653938692123" calcext:value-type="float">
            <text:p>-30.653938692123</text:p>
          </table:table-cell>
          <table:table-cell table:formula="of:=ABS([.E26]-[.B26])/0.0166667" office:value-type="float" office:value="555.778888442225" calcext:value-type="float">
            <text:p>555.778888442225</text:p>
          </table:table-cell>
          <table:table-cell table:formula="of:=([.F26]-[.C26])/0.0166667" office:value-type="float" office:value="41.6219167561665" calcext:value-type="float">
            <text:p>41.6219167561665</text:p>
          </table:table-cell>
          <table:table-cell table:formula="of:=DEGREES(ATAN(ABS([.F26]-[.C26])/ABS([.E26]-[.B26])))" office:value-type="float" office:value="4.28284865889034" calcext:value-type="float">
            <text:p>4.28284865889034</text:p>
          </table:table-cell>
          <table:table-cell table:formula="of:=SQRT(POWER([.H26];2)+POWER([.I26];2)+POWER([.J26];2))" office:value-type="float" office:value="558.177588899692" calcext:value-type="float">
            <text:p>558.177588899692</text:p>
          </table:table-cell>
        </table:table-row>
        <table:table-row table:style-name="ro1">
          <table:table-cell office:value-type="float" office:value="72.6414" calcext:value-type="float">
            <text:p>72.6414</text:p>
          </table:table-cell>
          <table:table-cell office:value-type="float" office:value="292.051" calcext:value-type="float">
            <text:p>292.051</text:p>
          </table:table-cell>
          <table:table-cell office:value-type="float" office:value="43.1294" calcext:value-type="float">
            <text:p>43.1294</text:p>
          </table:table-cell>
          <table:table-cell office:value-type="float" office:value="72.1161" calcext:value-type="float">
            <text:p>72.1161</text:p>
          </table:table-cell>
          <table:table-cell office:value-type="float" office:value="281.243" calcext:value-type="float">
            <text:p>281.243</text:p>
          </table:table-cell>
          <table:table-cell office:value-type="float" office:value="43.8023" calcext:value-type="float">
            <text:p>43.8023</text:p>
          </table:table-cell>
          <table:table-cell/>
          <table:table-cell table:formula="of:=([.D27]-[.A27])/0.0166667" office:value-type="float" office:value="-31.5179369641262" calcext:value-type="float">
            <text:p>-31.5179369641262</text:p>
          </table:table-cell>
          <table:table-cell table:formula="of:=ABS([.E27]-[.B27])/0.0166667" office:value-type="float" office:value="648.478703042593" calcext:value-type="float">
            <text:p>648.478703042593</text:p>
          </table:table-cell>
          <table:table-cell table:formula="of:=([.F27]-[.C27])/0.0166667" office:value-type="float" office:value="40.3739192521618" calcext:value-type="float">
            <text:p>40.3739192521618</text:p>
          </table:table-cell>
          <table:table-cell table:formula="of:=DEGREES(ATAN(ABS([.F27]-[.C27])/ABS([.E27]-[.B27])))" office:value-type="float" office:value="3.56260458222487" calcext:value-type="float">
            <text:p>3.56260458222487</text:p>
          </table:table-cell>
          <table:table-cell table:formula="of:=SQRT(POWER([.H27];2)+POWER([.I27];2)+POWER([.J27];2))" office:value-type="float" office:value="650.498318219239" calcext:value-type="float">
            <text:p>650.498318219239</text:p>
          </table:table-cell>
        </table:table-row>
        <table:table-row table:style-name="ro1">
          <table:table-cell office:value-type="float" office:value="72.1244" calcext:value-type="float">
            <text:p>72.1244</text:p>
          </table:table-cell>
          <table:table-cell office:value-type="float" office:value="290.542" calcext:value-type="float">
            <text:p>290.542</text:p>
          </table:table-cell>
          <table:table-cell office:value-type="float" office:value="43.6232" calcext:value-type="float">
            <text:p>43.6232</text:p>
          </table:table-cell>
          <table:table-cell office:value-type="float" office:value="71.3657" calcext:value-type="float">
            <text:p>71.3657</text:p>
          </table:table-cell>
          <table:table-cell office:value-type="float" office:value="278.325" calcext:value-type="float">
            <text:p>278.325</text:p>
          </table:table-cell>
          <table:table-cell office:value-type="float" office:value="45.0147" calcext:value-type="float">
            <text:p>45.0147</text:p>
          </table:table-cell>
          <table:table-cell/>
          <table:table-cell table:formula="of:=([.D28]-[.A28])/0.0166667" office:value-type="float" office:value="-45.5219089561815" calcext:value-type="float">
            <text:p>-45.5219089561815</text:p>
          </table:table-cell>
          <table:table-cell table:formula="of:=ABS([.E28]-[.B28])/0.0166667" office:value-type="float" office:value="733.018533962931" calcext:value-type="float">
            <text:p>733.018533962931</text:p>
          </table:table-cell>
          <table:table-cell table:formula="of:=([.F28]-[.C28])/0.0166667" office:value-type="float" office:value="83.489833020334" calcext:value-type="float">
            <text:p>83.489833020334</text:p>
          </table:table-cell>
          <table:table-cell table:formula="of:=DEGREES(ATAN(ABS([.F28]-[.C28])/ABS([.E28]-[.B28])))" office:value-type="float" office:value="6.49791046631969" calcext:value-type="float">
            <text:p>6.49791046631969</text:p>
          </table:table-cell>
          <table:table-cell table:formula="of:=SQRT(POWER([.H28];2)+POWER([.I28];2)+POWER([.J28];2))" office:value-type="float" office:value="739.160988923214" calcext:value-type="float">
            <text:p>739.160988923214</text:p>
          </table:table-cell>
        </table:table-row>
        <table:table-row table:style-name="ro1">
          <table:table-cell office:value-type="float" office:value="71.8658" calcext:value-type="float">
            <text:p>71.8658</text:p>
          </table:table-cell>
          <table:table-cell office:value-type="float" office:value="287.8" calcext:value-type="float">
            <text:p>287.8</text:p>
          </table:table-cell>
          <table:table-cell office:value-type="float" office:value="43.7941" calcext:value-type="float">
            <text:p>43.7941</text:p>
          </table:table-cell>
          <table:table-cell office:value-type="float" office:value="71.3664" calcext:value-type="float">
            <text:p>71.3664</text:p>
          </table:table-cell>
          <table:table-cell office:value-type="float" office:value="275.788" calcext:value-type="float">
            <text:p>275.788</text:p>
          </table:table-cell>
          <table:table-cell office:value-type="float" office:value="44.9128" calcext:value-type="float">
            <text:p>44.9128</text:p>
          </table:table-cell>
          <table:table-cell/>
          <table:table-cell table:formula="of:=([.D29]-[.A29])/0.0166667" office:value-type="float" office:value="-29.9639400721195" calcext:value-type="float">
            <text:p>-29.9639400721195</text:p>
          </table:table-cell>
          <table:table-cell table:formula="of:=ABS([.E29]-[.B29])/0.0166667" office:value-type="float" office:value="720.718558562883" calcext:value-type="float">
            <text:p>720.718558562883</text:p>
          </table:table-cell>
          <table:table-cell table:formula="of:=([.F29]-[.C29])/0.0166667" office:value-type="float" office:value="67.1218657562683" calcext:value-type="float">
            <text:p>67.1218657562683</text:p>
          </table:table-cell>
          <table:table-cell table:formula="of:=DEGREES(ATAN(ABS([.F29]-[.C29])/ABS([.E29]-[.B29])))" office:value-type="float" office:value="5.32071524763836" calcext:value-type="float">
            <text:p>5.32071524763836</text:p>
          </table:table-cell>
          <table:table-cell table:formula="of:=SQRT(POWER([.H29];2)+POWER([.I29];2)+POWER([.J29];2))" office:value-type="float" office:value="724.457330161141" calcext:value-type="float">
            <text:p>724.457330161141</text:p>
          </table:table-cell>
        </table:table-row>
        <table:table-row table:style-name="ro1">
          <table:table-cell office:value-type="float" office:value="72.3789" calcext:value-type="float">
            <text:p>72.3789</text:p>
          </table:table-cell>
          <table:table-cell office:value-type="float" office:value="289.294" calcext:value-type="float">
            <text:p>289.294</text:p>
          </table:table-cell>
          <table:table-cell office:value-type="float" office:value="43.3031" calcext:value-type="float">
            <text:p>43.3031</text:p>
          </table:table-cell>
          <table:table-cell office:value-type="float" office:value="71.8657" calcext:value-type="float">
            <text:p>71.8657</text:p>
          </table:table-cell>
          <table:table-cell office:value-type="float" office:value="278.494" calcext:value-type="float">
            <text:p>278.494</text:p>
          </table:table-cell>
          <table:table-cell office:value-type="float" office:value="44.4852" calcext:value-type="float">
            <text:p>44.4852</text:p>
          </table:table-cell>
          <table:table-cell/>
          <table:table-cell table:formula="of:=([.D30]-[.A30])/0.0166667" office:value-type="float" office:value="-30.791938416123" calcext:value-type="float">
            <text:p>-30.791938416123</text:p>
          </table:table-cell>
          <table:table-cell table:formula="of:=ABS([.E30]-[.B30])/0.0166667" office:value-type="float" office:value="647.998704002589" calcext:value-type="float">
            <text:p>647.998704002589</text:p>
          </table:table-cell>
          <table:table-cell table:formula="of:=([.F30]-[.C30])/0.0166667" office:value-type="float" office:value="70.9258581482836" calcext:value-type="float">
            <text:p>70.9258581482836</text:p>
          </table:table-cell>
          <table:table-cell table:formula="of:=DEGREES(ATAN(ABS([.F30]-[.C30])/ABS([.E30]-[.B30])))" office:value-type="float" office:value="6.24637039192851" calcext:value-type="float">
            <text:p>6.24637039192851</text:p>
          </table:table-cell>
          <table:table-cell table:formula="of:=SQRT(POWER([.H30];2)+POWER([.I30];2)+POWER([.J30];2))" office:value-type="float" office:value="652.595541828572" calcext:value-type="float">
            <text:p>652.595541828572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3.884" calcext:value-type="float">
            <text:p>283.884</text:p>
          </table:table-cell>
          <table:table-cell office:value-type="float" office:value="43.6405" calcext:value-type="float">
            <text:p>43.6405</text:p>
          </table:table-cell>
          <table:table-cell office:value-type="float" office:value="71.861" calcext:value-type="float">
            <text:p>71.861</text:p>
          </table:table-cell>
          <table:table-cell office:value-type="float" office:value="272.184" calcext:value-type="float">
            <text:p>272.184</text:p>
          </table:table-cell>
          <table:table-cell office:value-type="float" office:value="44.2405" calcext:value-type="float">
            <text:p>44.2405</text:p>
          </table:table-cell>
          <table:table-cell/>
          <table:table-cell table:formula="of:=([.D31]-[.A31])/0.0166667" office:value-type="float" office:value="-15.4079691840615" calcext:value-type="float">
            <text:p>-15.4079691840615</text:p>
          </table:table-cell>
          <table:table-cell table:formula="of:=ABS([.E31]-[.B31])/0.0166667" office:value-type="float" office:value="701.998596002807" calcext:value-type="float">
            <text:p>701.998596002807</text:p>
          </table:table-cell>
          <table:table-cell table:formula="of:=([.F31]-[.C31])/0.0166667" office:value-type="float" office:value="35.9999280001437" calcext:value-type="float">
            <text:p>35.9999280001437</text:p>
          </table:table-cell>
          <table:table-cell table:formula="of:=DEGREES(ATAN(ABS([.F31]-[.C31])/ABS([.E31]-[.B31])))" office:value-type="float" office:value="2.93567344642115" calcext:value-type="float">
            <text:p>2.93567344642115</text:p>
          </table:table-cell>
          <table:table-cell table:formula="of:=SQRT(POWER([.H31];2)+POWER([.I31];2)+POWER([.J31];2))" office:value-type="float" office:value="703.089915388" calcext:value-type="float">
            <text:p>703.089915388</text:p>
          </table:table-cell>
        </table:table-row>
        <table:table-row table:style-name="ro1">
          <table:table-cell office:value-type="float" office:value="72.6306" calcext:value-type="float">
            <text:p>72.6306</text:p>
          </table:table-cell>
          <table:table-cell office:value-type="float" office:value="285.249" calcext:value-type="float">
            <text:p>285.249</text:p>
          </table:table-cell>
          <table:table-cell office:value-type="float" office:value="43.6754" calcext:value-type="float">
            <text:p>43.6754</text:p>
          </table:table-cell>
          <table:table-cell office:value-type="float" office:value="72.3627" calcext:value-type="float">
            <text:p>72.3627</text:p>
          </table:table-cell>
          <table:table-cell office:value-type="float" office:value="274.749" calcext:value-type="float">
            <text:p>274.749</text:p>
          </table:table-cell>
          <table:table-cell office:value-type="float" office:value="44.3233" calcext:value-type="float">
            <text:p>44.3233</text:p>
          </table:table-cell>
          <table:table-cell/>
          <table:table-cell table:formula="of:=([.D32]-[.A32])/0.0166667" office:value-type="float" office:value="-16.0739678520641" calcext:value-type="float">
            <text:p>-16.0739678520641</text:p>
          </table:table-cell>
          <table:table-cell table:formula="of:=ABS([.E32]-[.B32])/0.0166667" office:value-type="float" office:value="629.99874000252" calcext:value-type="float">
            <text:p>629.99874000252</text:p>
          </table:table-cell>
          <table:table-cell table:formula="of:=([.F32]-[.C32])/0.0166667" office:value-type="float" office:value="38.8739222521555" calcext:value-type="float">
            <text:p>38.8739222521555</text:p>
          </table:table-cell>
          <table:table-cell table:formula="of:=DEGREES(ATAN(ABS([.F32]-[.C32])/ABS([.E32]-[.B32])))" office:value-type="float" office:value="3.53094564177447" calcext:value-type="float">
            <text:p>3.53094564177447</text:p>
          </table:table-cell>
          <table:table-cell table:formula="of:=SQRT(POWER([.H32];2)+POWER([.I32];2)+POWER([.J32];2))" office:value-type="float" office:value="631.401589068747" calcext:value-type="float">
            <text:p>631.401589068747</text:p>
          </table:table-cell>
        </table:table-row>
        <table:table-row table:style-name="ro1">
          <table:table-cell office:value-type="float" office:value="72.1192" calcext:value-type="float">
            <text:p>72.1192</text:p>
          </table:table-cell>
          <table:table-cell office:value-type="float" office:value="279.796" calcext:value-type="float">
            <text:p>279.796</text:p>
          </table:table-cell>
          <table:table-cell office:value-type="float" office:value="44.5295" calcext:value-type="float">
            <text:p>44.5295</text:p>
          </table:table-cell>
          <table:table-cell office:value-type="float" office:value="71.3735" calcext:value-type="float">
            <text:p>71.3735</text:p>
          </table:table-cell>
          <table:table-cell office:value-type="float" office:value="269.416" calcext:value-type="float">
            <text:p>269.416</text:p>
          </table:table-cell>
          <table:table-cell office:value-type="float" office:value="45.4196" calcext:value-type="float">
            <text:p>45.4196</text:p>
          </table:table-cell>
          <table:table-cell/>
          <table:table-cell table:formula="of:=([.D33]-[.A33])/0.0166667" office:value-type="float" office:value="-44.7419105161789" calcext:value-type="float">
            <text:p>-44.7419105161789</text:p>
          </table:table-cell>
          <table:table-cell table:formula="of:=ABS([.E33]-[.B33])/0.0166667" office:value-type="float" office:value="622.798754402491" calcext:value-type="float">
            <text:p>622.798754402491</text:p>
          </table:table-cell>
          <table:table-cell table:formula="of:=([.F33]-[.C33])/0.0166667" office:value-type="float" office:value="53.4058931882139" calcext:value-type="float">
            <text:p>53.4058931882139</text:p>
          </table:table-cell>
          <table:table-cell table:formula="of:=DEGREES(ATAN(ABS([.F33]-[.C33])/ABS([.E33]-[.B33])))" office:value-type="float" office:value="4.9012059942119" calcext:value-type="float">
            <text:p>4.9012059942119</text:p>
          </table:table-cell>
          <table:table-cell table:formula="of:=SQRT(POWER([.H33];2)+POWER([.I33];2)+POWER([.J33];2))" office:value-type="float" office:value="626.683585606934" calcext:value-type="float">
            <text:p>626.683585606934</text:p>
          </table:table-cell>
        </table:table-row>
        <table:table-row table:style-name="ro1">
          <table:table-cell office:value-type="float" office:value="72.9007" calcext:value-type="float">
            <text:p>72.9007</text:p>
          </table:table-cell>
          <table:table-cell office:value-type="float" office:value="292.082" calcext:value-type="float">
            <text:p>292.082</text:p>
          </table:table-cell>
          <table:table-cell office:value-type="float" office:value="43.1223" calcext:value-type="float">
            <text:p>43.1223</text:p>
          </table:table-cell>
          <table:table-cell office:value-type="float" office:value="72.1177" calcext:value-type="float">
            <text:p>72.1177</text:p>
          </table:table-cell>
          <table:table-cell office:value-type="float" office:value="281.189" calcext:value-type="float">
            <text:p>281.189</text:p>
          </table:table-cell>
          <table:table-cell office:value-type="float" office:value="44.0617" calcext:value-type="float">
            <text:p>44.0617</text:p>
          </table:table-cell>
          <table:table-cell/>
          <table:table-cell table:formula="of:=([.D34]-[.A34])/0.0166667" office:value-type="float" office:value="-46.979906040188" calcext:value-type="float">
            <text:p>-46.979906040188</text:p>
          </table:table-cell>
          <table:table-cell table:formula="of:=ABS([.E34]-[.B34])/0.0166667" office:value-type="float" office:value="653.578692842613" calcext:value-type="float">
            <text:p>653.578692842613</text:p>
          </table:table-cell>
          <table:table-cell table:formula="of:=([.F34]-[.C34])/0.0166667" office:value-type="float" office:value="56.3638872722254" calcext:value-type="float">
            <text:p>56.3638872722254</text:p>
          </table:table-cell>
          <table:table-cell table:formula="of:=DEGREES(ATAN(ABS([.F34]-[.C34])/ABS([.E34]-[.B34])))" office:value-type="float" office:value="4.92892831545906" calcext:value-type="float">
            <text:p>4.92892831545906</text:p>
          </table:table-cell>
          <table:table-cell table:formula="of:=SQRT(POWER([.H34];2)+POWER([.I34];2)+POWER([.J34];2))" office:value-type="float" office:value="657.684656273688" calcext:value-type="float">
            <text:p>657.684656273688</text:p>
          </table:table-cell>
        </table:table-row>
        <table:table-row table:style-name="ro1">
          <table:table-cell office:value-type="float" office:value="71.8655" calcext:value-type="float">
            <text:p>71.8655</text:p>
          </table:table-cell>
          <table:table-cell office:value-type="float" office:value="285.112" calcext:value-type="float">
            <text:p>285.112</text:p>
          </table:table-cell>
          <table:table-cell office:value-type="float" office:value="43.9569" calcext:value-type="float">
            <text:p>43.9569</text:p>
          </table:table-cell>
          <table:table-cell office:value-type="float" office:value="71.3689" calcext:value-type="float">
            <text:p>71.3689</text:p>
          </table:table-cell>
          <table:table-cell office:value-type="float" office:value="273.225" calcext:value-type="float">
            <text:p>273.225</text:p>
          </table:table-cell>
          <table:table-cell office:value-type="float" office:value="45.0667" calcext:value-type="float">
            <text:p>45.0667</text:p>
          </table:table-cell>
          <table:table-cell/>
          <table:table-cell table:formula="of:=([.D35]-[.A35])/0.0166667" office:value-type="float" office:value="-29.7959404081192" calcext:value-type="float">
            <text:p>-29.7959404081192</text:p>
          </table:table-cell>
          <table:table-cell table:formula="of:=ABS([.E35]-[.B35])/0.0166667" office:value-type="float" office:value="713.218573562853" calcext:value-type="float">
            <text:p>713.218573562853</text:p>
          </table:table-cell>
          <table:table-cell table:formula="of:=([.F35]-[.C35])/0.0166667" office:value-type="float" office:value="66.5878668242663" calcext:value-type="float">
            <text:p>66.5878668242663</text:p>
          </table:table-cell>
          <table:table-cell table:formula="of:=DEGREES(ATAN(ABS([.F35]-[.C35])/ABS([.E35]-[.B35])))" office:value-type="float" office:value="5.33381539324479" calcext:value-type="float">
            <text:p>5.33381539324479</text:p>
          </table:table-cell>
          <table:table-cell table:formula="of:=SQRT(POWER([.H35];2)+POWER([.I35];2)+POWER([.J35];2))" office:value-type="float" office:value="716.939659767851" calcext:value-type="float">
            <text:p>716.939659767851</text:p>
          </table:table-cell>
        </table:table-row>
        <table:table-row table:style-name="ro1">
          <table:table-cell office:value-type="float" office:value="72.1211" calcext:value-type="float">
            <text:p>72.1211</text:p>
          </table:table-cell>
          <table:table-cell office:value-type="float" office:value="289.273" calcext:value-type="float">
            <text:p>289.273</text:p>
          </table:table-cell>
          <table:table-cell office:value-type="float" office:value="43.3087" calcext:value-type="float">
            <text:p>43.3087</text:p>
          </table:table-cell>
          <table:table-cell office:value-type="float" office:value="71.3624" calcext:value-type="float">
            <text:p>71.3624</text:p>
          </table:table-cell>
          <table:table-cell office:value-type="float" office:value="277.163" calcext:value-type="float">
            <text:p>277.163</text:p>
          </table:table-cell>
          <table:table-cell office:value-type="float" office:value="44.4492" calcext:value-type="float">
            <text:p>44.4492</text:p>
          </table:table-cell>
          <table:table-cell/>
          <table:table-cell table:formula="of:=([.D36]-[.A36])/0.0166667" office:value-type="float" office:value="-45.5219089561824" calcext:value-type="float">
            <text:p>-45.5219089561824</text:p>
          </table:table-cell>
          <table:table-cell table:formula="of:=ABS([.E36]-[.B36])/0.0166667" office:value-type="float" office:value="726.598546802907" calcext:value-type="float">
            <text:p>726.598546802907</text:p>
          </table:table-cell>
          <table:table-cell table:formula="of:=([.F36]-[.C36])/0.0166667" office:value-type="float" office:value="68.4298631402735" calcext:value-type="float">
            <text:p>68.4298631402735</text:p>
          </table:table-cell>
          <table:table-cell table:formula="of:=DEGREES(ATAN(ABS([.F36]-[.C36])/ABS([.E36]-[.B36])))" office:value-type="float" office:value="5.38015374376709" calcext:value-type="float">
            <text:p>5.38015374376709</text:p>
          </table:table-cell>
          <table:table-cell table:formula="of:=SQRT(POWER([.H36];2)+POWER([.I36];2)+POWER([.J36];2))" office:value-type="float" office:value="731.232068895032" calcext:value-type="float">
            <text:p>731.232068895032</text:p>
          </table:table-cell>
        </table:table-row>
        <table:table-row table:style-name="ro1">
          <table:table-cell office:value-type="float" office:value="72.3796" calcext:value-type="float">
            <text:p>72.3796</text:p>
          </table:table-cell>
          <table:table-cell office:value-type="float" office:value="287.859" calcext:value-type="float">
            <text:p>287.859</text:p>
          </table:table-cell>
          <table:table-cell office:value-type="float" office:value="43.7802" calcext:value-type="float">
            <text:p>43.7802</text:p>
          </table:table-cell>
          <table:table-cell office:value-type="float" office:value="71.8655" calcext:value-type="float">
            <text:p>71.8655</text:p>
          </table:table-cell>
          <table:table-cell office:value-type="float" office:value="275.894" calcext:value-type="float">
            <text:p>275.894</text:p>
          </table:table-cell>
          <table:table-cell office:value-type="float" office:value="44.6435" calcext:value-type="float">
            <text:p>44.6435</text:p>
          </table:table-cell>
          <table:table-cell/>
          <table:table-cell table:formula="of:=([.D37]-[.A37])/0.0166667" office:value-type="float" office:value="-30.8459383081233" calcext:value-type="float">
            <text:p>-30.8459383081233</text:p>
          </table:table-cell>
          <table:table-cell table:formula="of:=ABS([.E37]-[.B37])/0.0166667" office:value-type="float" office:value="717.89856420287" calcext:value-type="float">
            <text:p>717.89856420287</text:p>
          </table:table-cell>
          <table:table-cell table:formula="of:=([.F37]-[.C37])/0.0166667" office:value-type="float" office:value="51.7978964042073" calcext:value-type="float">
            <text:p>51.7978964042073</text:p>
          </table:table-cell>
          <table:table-cell table:formula="of:=DEGREES(ATAN(ABS([.F37]-[.C37])/ABS([.E37]-[.B37])))" office:value-type="float" office:value="4.12685994191084" calcext:value-type="float">
            <text:p>4.12685994191084</text:p>
          </table:table-cell>
          <table:table-cell table:formula="of:=SQRT(POWER([.H37];2)+POWER([.I37];2)+POWER([.J37];2))" office:value-type="float" office:value="720.425459340904" calcext:value-type="float">
            <text:p>720.425459340904</text:p>
          </table:table-cell>
        </table:table-row>
        <table:table-row table:style-name="ro1">
          <table:table-cell office:value-type="float" office:value="72.1227" calcext:value-type="float">
            <text:p>72.1227</text:p>
          </table:table-cell>
          <table:table-cell office:value-type="float" office:value="287.827" calcext:value-type="float">
            <text:p>287.827</text:p>
          </table:table-cell>
          <table:table-cell office:value-type="float" office:value="43.7875" calcext:value-type="float">
            <text:p>43.7875</text:p>
          </table:table-cell>
          <table:table-cell office:value-type="float" office:value="71.6136" calcext:value-type="float">
            <text:p>71.6136</text:p>
          </table:table-cell>
          <table:table-cell office:value-type="float" office:value="277.182" calcext:value-type="float">
            <text:p>277.182</text:p>
          </table:table-cell>
          <table:table-cell office:value-type="float" office:value="44.4438" calcext:value-type="float">
            <text:p>44.4438</text:p>
          </table:table-cell>
          <table:table-cell/>
          <table:table-cell table:formula="of:=([.D38]-[.A38])/0.0166667" office:value-type="float" office:value="-30.5459389081216" calcext:value-type="float">
            <text:p>-30.5459389081216</text:p>
          </table:table-cell>
          <table:table-cell table:formula="of:=ABS([.E38]-[.B38])/0.0166667" office:value-type="float" office:value="638.698722602554" calcext:value-type="float">
            <text:p>638.698722602554</text:p>
          </table:table-cell>
          <table:table-cell table:formula="of:=([.F38]-[.C38])/0.0166667" office:value-type="float" office:value="39.3779212441576" calcext:value-type="float">
            <text:p>39.3779212441576</text:p>
          </table:table-cell>
          <table:table-cell table:formula="of:=DEGREES(ATAN(ABS([.F38]-[.C38])/ABS([.E38]-[.B38])))" office:value-type="float" office:value="3.52801159899374" calcext:value-type="float">
            <text:p>3.52801159899374</text:p>
          </table:table-cell>
          <table:table-cell table:formula="of:=SQRT(POWER([.H38];2)+POWER([.I38];2)+POWER([.J38];2))" office:value-type="float" office:value="640.640096559233" calcext:value-type="float">
            <text:p>640.640096559233</text:p>
          </table:table-cell>
        </table:table-row>
        <table:table-row table:style-name="ro1">
          <table:table-cell office:value-type="float" office:value="71.6118" calcext:value-type="float">
            <text:p>71.6118</text:p>
          </table:table-cell>
          <table:table-cell office:value-type="float" office:value="285.028" calcext:value-type="float">
            <text:p>285.028</text:p>
          </table:table-cell>
          <table:table-cell office:value-type="float" office:value="44.225" calcext:value-type="float">
            <text:p>44.225</text:p>
          </table:table-cell>
          <table:table-cell office:value-type="float" office:value="70.8639" calcext:value-type="float">
            <text:p>70.8639</text:p>
          </table:table-cell>
          <table:table-cell office:value-type="float" office:value="275.773" calcext:value-type="float">
            <text:p>275.773</text:p>
          </table:table-cell>
          <table:table-cell office:value-type="float" office:value="44.6718" calcext:value-type="float">
            <text:p>44.6718</text:p>
          </table:table-cell>
          <table:table-cell/>
          <table:table-cell table:formula="of:=([.D39]-[.A39])/0.0166667" office:value-type="float" office:value="-44.8739102521796" calcext:value-type="float">
            <text:p>-44.8739102521796</text:p>
          </table:table-cell>
          <table:table-cell table:formula="of:=ABS([.E39]-[.B39])/0.0166667" office:value-type="float" office:value="555.298889402221" calcext:value-type="float">
            <text:p>555.298889402221</text:p>
          </table:table-cell>
          <table:table-cell table:formula="of:=([.F39]-[.C39])/0.0166667" office:value-type="float" office:value="26.807946384107" calcext:value-type="float">
            <text:p>26.807946384107</text:p>
          </table:table-cell>
          <table:table-cell table:formula="of:=DEGREES(ATAN(ABS([.F39]-[.C39])/ABS([.E39]-[.B39])))" office:value-type="float" office:value="2.76389996675579" calcext:value-type="float">
            <text:p>2.76389996675579</text:p>
          </table:table-cell>
          <table:table-cell table:formula="of:=SQRT(POWER([.H39];2)+POWER([.I39];2)+POWER([.J39];2))" office:value-type="float" office:value="557.753700464635" calcext:value-type="float">
            <text:p>557.753700464635</text:p>
          </table:table-cell>
        </table:table-row>
        <table:table-row table:style-name="ro1">
          <table:table-cell office:value-type="float" office:value="72.6428" calcext:value-type="float">
            <text:p>72.6428</text:p>
          </table:table-cell>
          <table:table-cell office:value-type="float" office:value="291.992" calcext:value-type="float">
            <text:p>291.992</text:p>
          </table:table-cell>
          <table:table-cell office:value-type="float" office:value="43.3951" calcext:value-type="float">
            <text:p>43.3951</text:p>
          </table:table-cell>
          <table:table-cell office:value-type="float" office:value="71.8676" calcext:value-type="float">
            <text:p>71.8676</text:p>
          </table:table-cell>
          <table:table-cell office:value-type="float" office:value="281.057" calcext:value-type="float">
            <text:p>281.057</text:p>
          </table:table-cell>
          <table:table-cell office:value-type="float" office:value="44.586" calcext:value-type="float">
            <text:p>44.586</text:p>
          </table:table-cell>
          <table:table-cell/>
          <table:table-cell table:formula="of:=([.D40]-[.A40])/0.0166667" office:value-type="float" office:value="-46.5119069761859" calcext:value-type="float">
            <text:p>-46.5119069761859</text:p>
          </table:table-cell>
          <table:table-cell table:formula="of:=ABS([.E40]-[.B40])/0.0166667" office:value-type="float" office:value="656.098687802625" calcext:value-type="float">
            <text:p>656.098687802625</text:p>
          </table:table-cell>
          <table:table-cell table:formula="of:=([.F40]-[.C40])/0.0166667" office:value-type="float" office:value="71.4538570922858" calcext:value-type="float">
            <text:p>71.4538570922858</text:p>
          </table:table-cell>
          <table:table-cell table:formula="of:=DEGREES(ATAN(ABS([.F40]-[.C40])/ABS([.E40]-[.B40])))" office:value-type="float" office:value="6.21542569356412" calcext:value-type="float">
            <text:p>6.21542569356412</text:p>
          </table:table-cell>
          <table:table-cell table:formula="of:=SQRT(POWER([.H40];2)+POWER([.I40];2)+POWER([.J40];2))" office:value-type="float" office:value="661.615068843094" calcext:value-type="float">
            <text:p>661.615068843094</text:p>
          </table:table-cell>
        </table:table-row>
        <table:table-row table:style-name="ro1">
          <table:table-cell office:value-type="float" office:value="72.1194" calcext:value-type="float">
            <text:p>72.1194</text:p>
          </table:table-cell>
          <table:table-cell office:value-type="float" office:value="286.564" calcext:value-type="float">
            <text:p>286.564</text:p>
          </table:table-cell>
          <table:table-cell office:value-type="float" office:value="43.4754" calcext:value-type="float">
            <text:p>43.4754</text:p>
          </table:table-cell>
          <table:table-cell office:value-type="float" office:value="71.3596" calcext:value-type="float">
            <text:p>71.3596</text:p>
          </table:table-cell>
          <table:table-cell office:value-type="float" office:value="274.723" calcext:value-type="float">
            <text:p>274.723</text:p>
          </table:table-cell>
          <table:table-cell office:value-type="float" office:value="43.8414" calcext:value-type="float">
            <text:p>43.8414</text:p>
          </table:table-cell>
          <table:table-cell/>
          <table:table-cell table:formula="of:=([.D41]-[.A41])/0.0166667" office:value-type="float" office:value="-45.5879088241823" calcext:value-type="float">
            <text:p>-45.5879088241823</text:p>
          </table:table-cell>
          <table:table-cell table:formula="of:=ABS([.E41]-[.B41])/0.0166667" office:value-type="float" office:value="710.458579082842" calcext:value-type="float">
            <text:p>710.458579082842</text:p>
          </table:table-cell>
          <table:table-cell table:formula="of:=([.F41]-[.C41])/0.0166667" office:value-type="float" office:value="21.9599560800878" calcext:value-type="float">
            <text:p>21.9599560800878</text:p>
          </table:table-cell>
          <table:table-cell table:formula="of:=DEGREES(ATAN(ABS([.F41]-[.C41])/ABS([.E41]-[.B41])))" office:value-type="float" office:value="1.77042317350906" calcext:value-type="float">
            <text:p>1.77042317350906</text:p>
          </table:table-cell>
          <table:table-cell table:formula="of:=SQRT(POWER([.H41];2)+POWER([.I41];2)+POWER([.J41];2))" office:value-type="float" office:value="712.258302650389" calcext:value-type="float">
            <text:p>712.258302650389</text:p>
          </table:table-cell>
        </table:table-row>
        <table:table-row table:style-name="ro1">
          <table:table-cell office:value-type="float" office:value="71.6098" calcext:value-type="float">
            <text:p>71.6098</text:p>
          </table:table-cell>
          <table:table-cell office:value-type="float" office:value="283.773" calcext:value-type="float">
            <text:p>283.773</text:p>
          </table:table-cell>
          <table:table-cell office:value-type="float" office:value="43.9149" calcext:value-type="float">
            <text:p>43.9149</text:p>
          </table:table-cell>
          <table:table-cell office:value-type="float" office:value="70.8692" calcext:value-type="float">
            <text:p>70.8692</text:p>
          </table:table-cell>
          <table:table-cell office:value-type="float" office:value="273.219" calcext:value-type="float">
            <text:p>273.219</text:p>
          </table:table-cell>
          <table:table-cell office:value-type="float" office:value="44.8258" calcext:value-type="float">
            <text:p>44.8258</text:p>
          </table:table-cell>
          <table:table-cell/>
          <table:table-cell table:formula="of:=([.D42]-[.A42])/0.0166667" office:value-type="float" office:value="-44.4359111281778" calcext:value-type="float">
            <text:p>-44.4359111281778</text:p>
          </table:table-cell>
          <table:table-cell table:formula="of:=ABS([.E42]-[.B42])/0.0166667" office:value-type="float" office:value="633.238733522535" calcext:value-type="float">
            <text:p>633.238733522535</text:p>
          </table:table-cell>
          <table:table-cell table:formula="of:=([.F42]-[.C42])/0.0166667" office:value-type="float" office:value="54.6538906922185" calcext:value-type="float">
            <text:p>54.6538906922185</text:p>
          </table:table-cell>
          <table:table-cell table:formula="of:=DEGREES(ATAN(ABS([.F42]-[.C42])/ABS([.E42]-[.B42])))" office:value-type="float" office:value="4.93288889282393" calcext:value-type="float">
            <text:p>4.93288889282393</text:p>
          </table:table-cell>
          <table:table-cell table:formula="of:=SQRT(POWER([.H42];2)+POWER([.I42];2)+POWER([.J42];2))" office:value-type="float" office:value="637.14432556432" calcext:value-type="float">
            <text:p>637.14432556432</text:p>
          </table:table-cell>
        </table:table-row>
        <table:table-row table:style-name="ro1">
          <table:table-cell office:value-type="float" office:value="72.3836" calcext:value-type="float">
            <text:p>72.3836</text:p>
          </table:table-cell>
          <table:table-cell office:value-type="float" office:value="291.972" calcext:value-type="float">
            <text:p>291.972</text:p>
          </table:table-cell>
          <table:table-cell office:value-type="float" office:value="43.4005" calcext:value-type="float">
            <text:p>43.4005</text:p>
          </table:table-cell>
          <table:table-cell office:value-type="float" office:value="71.6127" calcext:value-type="float">
            <text:p>71.6127</text:p>
          </table:table-cell>
          <table:table-cell office:value-type="float" office:value="281.078" calcext:value-type="float">
            <text:p>281.078</text:p>
          </table:table-cell>
          <table:table-cell office:value-type="float" office:value="44.3346" calcext:value-type="float">
            <text:p>44.3346</text:p>
          </table:table-cell>
          <table:table-cell/>
          <table:table-cell table:formula="of:=([.D43]-[.A43])/0.0166667" office:value-type="float" office:value="-46.2539074921849" calcext:value-type="float">
            <text:p>-46.2539074921849</text:p>
          </table:table-cell>
          <table:table-cell table:formula="of:=ABS([.E43]-[.B43])/0.0166667" office:value-type="float" office:value="653.638692722615" calcext:value-type="float">
            <text:p>653.638692722615</text:p>
          </table:table-cell>
          <table:table-cell table:formula="of:=([.F43]-[.C43])/0.0166667" office:value-type="float" office:value="56.0458879082242" calcext:value-type="float">
            <text:p>56.0458879082242</text:p>
          </table:table-cell>
          <table:table-cell table:formula="of:=DEGREES(ATAN(ABS([.F43]-[.C43])/ABS([.E43]-[.B43])))" office:value-type="float" office:value="4.90080793067758" calcext:value-type="float">
            <text:p>4.90080793067758</text:p>
          </table:table-cell>
          <table:table-cell table:formula="of:=SQRT(POWER([.H43];2)+POWER([.I43];2)+POWER([.J43];2))" office:value-type="float" office:value="657.665649197102" calcext:value-type="float">
            <text:p>657.665649197102</text:p>
          </table:table-cell>
        </table:table-row>
        <table:table-row table:style-name="ro1">
          <table:table-cell office:value-type="float" office:value="71.8617" calcext:value-type="float">
            <text:p>71.8617</text:p>
          </table:table-cell>
          <table:table-cell office:value-type="float" office:value="289.299" calcext:value-type="float">
            <text:p>289.299</text:p>
          </table:table-cell>
          <table:table-cell office:value-type="float" office:value="43.0519" calcext:value-type="float">
            <text:p>43.0519</text:p>
          </table:table-cell>
          <table:table-cell office:value-type="float" office:value="71.3552" calcext:value-type="float">
            <text:p>71.3552</text:p>
          </table:table-cell>
          <table:table-cell office:value-type="float" office:value="277.362" calcext:value-type="float">
            <text:p>277.362</text:p>
          </table:table-cell>
          <table:table-cell office:value-type="float" office:value="43.4217" calcext:value-type="float">
            <text:p>43.4217</text:p>
          </table:table-cell>
          <table:table-cell/>
          <table:table-cell table:formula="of:=([.D44]-[.A44])/0.0166667" office:value-type="float" office:value="-30.3899392201217" calcext:value-type="float">
            <text:p>-30.3899392201217</text:p>
          </table:table-cell>
          <table:table-cell table:formula="of:=ABS([.E44]-[.B44])/0.0166667" office:value-type="float" office:value="716.218567562862" calcext:value-type="float">
            <text:p>716.218567562862</text:p>
          </table:table-cell>
          <table:table-cell table:formula="of:=([.F44]-[.C44])/0.0166667" office:value-type="float" office:value="22.1879556240886" calcext:value-type="float">
            <text:p>22.1879556240886</text:p>
          </table:table-cell>
          <table:table-cell table:formula="of:=DEGREES(ATAN(ABS([.F44]-[.C44])/ABS([.E44]-[.B44])))" office:value-type="float" office:value="1.77441610169943" calcext:value-type="float">
            <text:p>1.77441610169943</text:p>
          </table:table-cell>
          <table:table-cell table:formula="of:=SQRT(POWER([.H44];2)+POWER([.I44];2)+POWER([.J44];2))" office:value-type="float" office:value="717.206309441277" calcext:value-type="float">
            <text:p>717.206309441277</text:p>
          </table:table-cell>
        </table:table-row>
        <table:table-row table:style-name="ro1">
          <table:table-cell office:value-type="float" office:value="72.6426" calcext:value-type="float">
            <text:p>72.6426</text:p>
          </table:table-cell>
          <table:table-cell office:value-type="float" office:value="290.535" calcext:value-type="float">
            <text:p>290.535</text:p>
          </table:table-cell>
          <table:table-cell office:value-type="float" office:value="43.8751" calcext:value-type="float">
            <text:p>43.8751</text:p>
          </table:table-cell>
          <table:table-cell office:value-type="float" office:value="71.87" calcext:value-type="float">
            <text:p>71.87</text:p>
          </table:table-cell>
          <table:table-cell office:value-type="float" office:value="279.66" calcext:value-type="float">
            <text:p>279.66</text:p>
          </table:table-cell>
          <table:table-cell office:value-type="float" office:value="45.0526" calcext:value-type="float">
            <text:p>45.0526</text:p>
          </table:table-cell>
          <table:table-cell/>
          <table:table-cell table:formula="of:=([.D45]-[.A45])/0.0166667" office:value-type="float" office:value="-46.3559072881853" calcext:value-type="float">
            <text:p>-46.3559072881853</text:p>
          </table:table-cell>
          <table:table-cell table:formula="of:=ABS([.E45]-[.B45])/0.0166667" office:value-type="float" office:value="652.49869500261" calcext:value-type="float">
            <text:p>652.49869500261</text:p>
          </table:table-cell>
          <table:table-cell table:formula="of:=([.F45]-[.C45])/0.0166667" office:value-type="float" office:value="70.6498587002823" calcext:value-type="float">
            <text:p>70.6498587002823</text:p>
          </table:table-cell>
          <table:table-cell table:formula="of:=DEGREES(ATAN(ABS([.F45]-[.C45])/ABS([.E45]-[.B45])))" office:value-type="float" office:value="6.17967548212734" calcext:value-type="float">
            <text:p>6.17967548212734</text:p>
          </table:table-cell>
          <table:table-cell table:formula="of:=SQRT(POWER([.H45];2)+POWER([.I45];2)+POWER([.J45];2))" office:value-type="float" office:value="657.947429248713" calcext:value-type="float">
            <text:p>657.947429248713</text:p>
          </table:table-cell>
        </table:table-row>
        <table:table-row table:style-name="ro1">
          <table:table-cell office:value-type="float" office:value="71.8658" calcext:value-type="float">
            <text:p>71.8658</text:p>
          </table:table-cell>
          <table:table-cell office:value-type="float" office:value="287.805" calcext:value-type="float">
            <text:p>287.805</text:p>
          </table:table-cell>
          <table:table-cell office:value-type="float" office:value="43.7932" calcext:value-type="float">
            <text:p>43.7932</text:p>
          </table:table-cell>
          <table:table-cell office:value-type="float" office:value="70.8603" calcext:value-type="float">
            <text:p>70.8603</text:p>
          </table:table-cell>
          <table:table-cell office:value-type="float" office:value="277.097" calcext:value-type="float">
            <text:p>277.097</text:p>
          </table:table-cell>
          <table:table-cell office:value-type="float" office:value="44.4642" calcext:value-type="float">
            <text:p>44.4642</text:p>
          </table:table-cell>
          <table:table-cell/>
          <table:table-cell table:formula="of:=([.D46]-[.A46])/0.0166667" office:value-type="float" office:value="-60.3298793402412" calcext:value-type="float">
            <text:p>-60.3298793402412</text:p>
          </table:table-cell>
          <table:table-cell table:formula="of:=ABS([.E46]-[.B46])/0.0166667" office:value-type="float" office:value="642.478715042572" calcext:value-type="float">
            <text:p>642.478715042572</text:p>
          </table:table-cell>
          <table:table-cell table:formula="of:=([.F46]-[.C46])/0.0166667" office:value-type="float" office:value="40.259919480161" calcext:value-type="float">
            <text:p>40.259919480161</text:p>
          </table:table-cell>
          <table:table-cell table:formula="of:=DEGREES(ATAN(ABS([.F46]-[.C46])/ABS([.E46]-[.B46])))" office:value-type="float" office:value="3.58566164906402" calcext:value-type="float">
            <text:p>3.58566164906402</text:p>
          </table:table-cell>
          <table:table-cell table:formula="of:=SQRT(POWER([.H46];2)+POWER([.I46];2)+POWER([.J46];2))" office:value-type="float" office:value="646.559707019012" calcext:value-type="float">
            <text:p>646.559707019012</text:p>
          </table:table-cell>
        </table:table-row>
        <table:table-row table:style-name="ro1">
          <table:table-cell office:value-type="float" office:value="72.3782" calcext:value-type="float">
            <text:p>72.3782</text:p>
          </table:table-cell>
          <table:table-cell office:value-type="float" office:value="290.744" calcext:value-type="float">
            <text:p>290.744</text:p>
          </table:table-cell>
          <table:table-cell office:value-type="float" office:value="42.822" calcext:value-type="float">
            <text:p>42.822</text:p>
          </table:table-cell>
          <table:table-cell office:value-type="float" office:value="71.8601" calcext:value-type="float">
            <text:p>71.8601</text:p>
          </table:table-cell>
          <table:table-cell office:value-type="float" office:value="279.976" calcext:value-type="float">
            <text:p>279.976</text:p>
          </table:table-cell>
          <table:table-cell office:value-type="float" office:value="43.5024" calcext:value-type="float">
            <text:p>43.5024</text:p>
          </table:table-cell>
          <table:table-cell/>
          <table:table-cell table:formula="of:=([.D47]-[.A47])/0.0166667" office:value-type="float" office:value="-31.0859378281246" calcext:value-type="float">
            <text:p>-31.0859378281246</text:p>
          </table:table-cell>
          <table:table-cell table:formula="of:=ABS([.E47]-[.B47])/0.0166667" office:value-type="float" office:value="646.078707842586" calcext:value-type="float">
            <text:p>646.078707842586</text:p>
          </table:table-cell>
          <table:table-cell table:formula="of:=([.F47]-[.C47])/0.0166667" office:value-type="float" office:value="40.8239183521632" calcext:value-type="float">
            <text:p>40.8239183521632</text:p>
          </table:table-cell>
          <table:table-cell table:formula="of:=DEGREES(ATAN(ABS([.F47]-[.C47])/ABS([.E47]-[.B47])))" office:value-type="float" office:value="3.61555436682703" calcext:value-type="float">
            <text:p>3.61555436682703</text:p>
          </table:table-cell>
          <table:table-cell table:formula="of:=SQRT(POWER([.H47];2)+POWER([.I47];2)+POWER([.J47];2))" office:value-type="float" office:value="648.113126365933" calcext:value-type="float">
            <text:p>648.113126365933</text:p>
          </table:table-cell>
        </table:table-row>
        <table:table-row table:style-name="ro1">
          <table:table-cell office:value-type="float" office:value="72.3704" calcext:value-type="float">
            <text:p>72.3704</text:p>
          </table:table-cell>
          <table:table-cell office:value-type="float" office:value="282.618" calcext:value-type="float">
            <text:p>282.618</text:p>
          </table:table-cell>
          <table:table-cell office:value-type="float" office:value="43.5843" calcext:value-type="float">
            <text:p>43.5843</text:p>
          </table:table-cell>
          <table:table-cell office:value-type="float" office:value="71.611" calcext:value-type="float">
            <text:p>71.611</text:p>
          </table:table-cell>
          <table:table-cell office:value-type="float" office:value="273.453" calcext:value-type="float">
            <text:p>273.453</text:p>
          </table:table-cell>
          <table:table-cell office:value-type="float" office:value="44.0411" calcext:value-type="float">
            <text:p>44.0411</text:p>
          </table:table-cell>
          <table:table-cell/>
          <table:table-cell table:formula="of:=([.D48]-[.A48])/0.0166667" office:value-type="float" office:value="-45.5639088721822" calcext:value-type="float">
            <text:p>-45.5639088721822</text:p>
          </table:table-cell>
          <table:table-cell table:formula="of:=ABS([.E48]-[.B48])/0.0166667" office:value-type="float" office:value="549.898900202201" calcext:value-type="float">
            <text:p>549.898900202201</text:p>
          </table:table-cell>
          <table:table-cell table:formula="of:=([.F48]-[.C48])/0.0166667" office:value-type="float" office:value="27.4079451841097" calcext:value-type="float">
            <text:p>27.4079451841097</text:p>
          </table:table-cell>
          <table:table-cell table:formula="of:=DEGREES(ATAN(ABS([.F48]-[.C48])/ABS([.E48]-[.B48])))" office:value-type="float" office:value="2.85336296159645" calcext:value-type="float">
            <text:p>2.85336296159645</text:p>
          </table:table-cell>
          <table:table-cell table:formula="of:=SQRT(POWER([.H48];2)+POWER([.I48];2)+POWER([.J48];2))" office:value-type="float" office:value="552.463632915795" calcext:value-type="float">
            <text:p>552.463632915795</text:p>
          </table:table-cell>
        </table:table-row>
        <table:table-row table:style-name="ro1">
          <table:table-cell office:value-type="float" office:value="72.643" calcext:value-type="float">
            <text:p>72.643</text:p>
          </table:table-cell>
          <table:table-cell office:value-type="float" office:value="293.464" calcext:value-type="float">
            <text:p>293.464</text:p>
          </table:table-cell>
          <table:table-cell office:value-type="float" office:value="42.911" calcext:value-type="float">
            <text:p>42.911</text:p>
          </table:table-cell>
          <table:table-cell office:value-type="float" office:value="71.8636" calcext:value-type="float">
            <text:p>71.8636</text:p>
          </table:table-cell>
          <table:table-cell office:value-type="float" office:value="282.502" calcext:value-type="float">
            <text:p>282.502</text:p>
          </table:table-cell>
          <table:table-cell office:value-type="float" office:value="43.8589" calcext:value-type="float">
            <text:p>43.8589</text:p>
          </table:table-cell>
          <table:table-cell/>
          <table:table-cell table:formula="of:=([.D49]-[.A49])/0.0166667" office:value-type="float" office:value="-46.7639064721868" calcext:value-type="float">
            <text:p>-46.7639064721868</text:p>
          </table:table-cell>
          <table:table-cell table:formula="of:=ABS([.E49]-[.B49])/0.0166667" office:value-type="float" office:value="657.71868456263" calcext:value-type="float">
            <text:p>657.71868456263</text:p>
          </table:table-cell>
          <table:table-cell table:formula="of:=([.F49]-[.C49])/0.0166667" office:value-type="float" office:value="56.8738862522273" calcext:value-type="float">
            <text:p>56.8738862522273</text:p>
          </table:table-cell>
          <table:table-cell table:formula="of:=DEGREES(ATAN(ABS([.F49]-[.C49])/ABS([.E49]-[.B49])))" office:value-type="float" office:value="4.94215540553946" calcext:value-type="float">
            <text:p>4.94215540553946</text:p>
          </table:table-cell>
          <table:table-cell table:formula="of:=SQRT(POWER([.H49];2)+POWER([.I49];2)+POWER([.J49];2))" office:value-type="float" office:value="661.827296134549" calcext:value-type="float">
            <text:p>661.827296134549</text:p>
          </table:table-cell>
        </table:table-row>
        <table:table-row table:style-name="ro1">
          <table:table-cell office:value-type="float" office:value="72.1195" calcext:value-type="float">
            <text:p>72.1195</text:p>
          </table:table-cell>
          <table:table-cell office:value-type="float" office:value="287.941" calcext:value-type="float">
            <text:p>287.941</text:p>
          </table:table-cell>
          <table:table-cell office:value-type="float" office:value="43.261" calcext:value-type="float">
            <text:p>43.261</text:p>
          </table:table-cell>
          <table:table-cell office:value-type="float" office:value="71.3588" calcext:value-type="float">
            <text:p>71.3588</text:p>
          </table:table-cell>
          <table:table-cell office:value-type="float" office:value="277.262" calcext:value-type="float">
            <text:p>277.262</text:p>
          </table:table-cell>
          <table:table-cell office:value-type="float" office:value="43.9358" calcext:value-type="float">
            <text:p>43.9358</text:p>
          </table:table-cell>
          <table:table-cell/>
          <table:table-cell table:formula="of:=([.D50]-[.A50])/0.0166667" office:value-type="float" office:value="-45.6419087161826" calcext:value-type="float">
            <text:p>-45.6419087161826</text:p>
          </table:table-cell>
          <table:table-cell table:formula="of:=ABS([.E50]-[.B50])/0.0166667" office:value-type="float" office:value="640.738718522561" calcext:value-type="float">
            <text:p>640.738718522561</text:p>
          </table:table-cell>
          <table:table-cell table:formula="of:=([.F50]-[.C50])/0.0166667" office:value-type="float" office:value="40.4879190241618" calcext:value-type="float">
            <text:p>40.4879190241618</text:p>
          </table:table-cell>
          <table:table-cell table:formula="of:=DEGREES(ATAN(ABS([.F50]-[.C50])/ABS([.E50]-[.B50])))" office:value-type="float" office:value="3.61568081886689" calcext:value-type="float">
            <text:p>3.61568081886689</text:p>
          </table:table-cell>
          <table:table-cell table:formula="of:=SQRT(POWER([.H50];2)+POWER([.I50];2)+POWER([.J50];2))" office:value-type="float" office:value="643.636979074461" calcext:value-type="float">
            <text:p>643.636979074461</text:p>
          </table:table-cell>
        </table:table-row>
        <table:table-row table:style-name="ro1">
          <table:table-cell office:value-type="float" office:value="73.1626" calcext:value-type="float">
            <text:p>73.1626</text:p>
          </table:table-cell>
          <table:table-cell office:value-type="float" office:value="291.988" calcext:value-type="float">
            <text:p>291.988</text:p>
          </table:table-cell>
          <table:table-cell office:value-type="float" office:value="43.6473" calcext:value-type="float">
            <text:p>43.6473</text:p>
          </table:table-cell>
          <table:table-cell office:value-type="float" office:value="72.6272" calcext:value-type="float">
            <text:p>72.6272</text:p>
          </table:table-cell>
          <table:table-cell office:value-type="float" office:value="279.755" calcext:value-type="float">
            <text:p>279.755</text:p>
          </table:table-cell>
          <table:table-cell office:value-type="float" office:value="45.0309" calcext:value-type="float">
            <text:p>45.0309</text:p>
          </table:table-cell>
          <table:table-cell/>
          <table:table-cell table:formula="of:=([.D51]-[.A51])/0.0166667" office:value-type="float" office:value="-32.1239357521282" calcext:value-type="float">
            <text:p>-32.1239357521282</text:p>
          </table:table-cell>
          <table:table-cell table:formula="of:=ABS([.E51]-[.B51])/0.0166667" office:value-type="float" office:value="733.978532042936" calcext:value-type="float">
            <text:p>733.978532042936</text:p>
          </table:table-cell>
          <table:table-cell table:formula="of:=([.F51]-[.C51])/0.0166667" office:value-type="float" office:value="83.0158339683321" calcext:value-type="float">
            <text:p>83.0158339683321</text:p>
          </table:table-cell>
          <table:table-cell table:formula="of:=DEGREES(ATAN(ABS([.F51]-[.C51])/ABS([.E51]-[.B51])))" office:value-type="float" office:value="6.45295287022596" calcext:value-type="float">
            <text:p>6.45295287022596</text:p>
          </table:table-cell>
          <table:table-cell table:formula="of:=SQRT(POWER([.H51];2)+POWER([.I51];2)+POWER([.J51];2))" office:value-type="float" office:value="739.356518492647" calcext:value-type="float">
            <text:p>739.356518492647</text:p>
          </table:table-cell>
        </table:table-row>
        <table:table-row table:style-name="ro1">
          <table:table-cell office:value-type="float" office:value="72.1226" calcext:value-type="float">
            <text:p>72.1226</text:p>
          </table:table-cell>
          <table:table-cell office:value-type="float" office:value="286.451" calcext:value-type="float">
            <text:p>286.451</text:p>
          </table:table-cell>
          <table:table-cell office:value-type="float" office:value="44.0002" calcext:value-type="float">
            <text:p>44.0002</text:p>
          </table:table-cell>
          <table:table-cell office:value-type="float" office:value="71.3646" calcext:value-type="float">
            <text:p>71.3646</text:p>
          </table:table-cell>
          <table:table-cell office:value-type="float" office:value="275.834" calcext:value-type="float">
            <text:p>275.834</text:p>
          </table:table-cell>
          <table:table-cell office:value-type="float" office:value="44.6576" calcext:value-type="float">
            <text:p>44.6576</text:p>
          </table:table-cell>
          <table:table-cell/>
          <table:table-cell table:formula="of:=([.D52]-[.A52])/0.0166667" office:value-type="float" office:value="-45.4799090401825" calcext:value-type="float">
            <text:p>-45.4799090401825</text:p>
          </table:table-cell>
          <table:table-cell table:formula="of:=ABS([.E52]-[.B52])/0.0166667" office:value-type="float" office:value="637.018725962549" calcext:value-type="float">
            <text:p>637.018725962549</text:p>
          </table:table-cell>
          <table:table-cell table:formula="of:=([.F52]-[.C52])/0.0166667" office:value-type="float" office:value="39.4439211121579" calcext:value-type="float">
            <text:p>39.4439211121579</text:p>
          </table:table-cell>
          <table:table-cell table:formula="of:=DEGREES(ATAN(ABS([.F52]-[.C52])/ABS([.E52]-[.B52])))" office:value-type="float" office:value="3.54320599226432" calcext:value-type="float">
            <text:p>3.54320599226432</text:p>
          </table:table-cell>
          <table:table-cell table:formula="of:=SQRT(POWER([.H52];2)+POWER([.I52];2)+POWER([.J52];2))" office:value-type="float" office:value="639.857095190758" calcext:value-type="float">
            <text:p>639.857095190758</text:p>
          </table:table-cell>
        </table:table-row>
        <table:table-row table:style-name="ro1">
          <table:table-cell office:value-type="float" office:value="72.1194" calcext:value-type="float">
            <text:p>72.1194</text:p>
          </table:table-cell>
          <table:table-cell office:value-type="float" office:value="285.19" calcext:value-type="float">
            <text:p>285.19</text:p>
          </table:table-cell>
          <table:table-cell office:value-type="float" office:value="43.6894" calcext:value-type="float">
            <text:p>43.6894</text:p>
          </table:table-cell>
          <table:table-cell office:value-type="float" office:value="71.6162" calcext:value-type="float">
            <text:p>71.6162</text:p>
          </table:table-cell>
          <table:table-cell office:value-type="float" office:value="273.311" calcext:value-type="float">
            <text:p>273.311</text:p>
          </table:table-cell>
          <table:table-cell office:value-type="float" office:value="44.8043" calcext:value-type="float">
            <text:p>44.8043</text:p>
          </table:table-cell>
          <table:table-cell/>
          <table:table-cell table:formula="of:=([.D53]-[.A53])/0.0166667" office:value-type="float" office:value="-30.1919396161203" calcext:value-type="float">
            <text:p>-30.1919396161203</text:p>
          </table:table-cell>
          <table:table-cell table:formula="of:=ABS([.E53]-[.B53])/0.0166667" office:value-type="float" office:value="712.738574522852" calcext:value-type="float">
            <text:p>712.738574522852</text:p>
          </table:table-cell>
          <table:table-cell table:formula="of:=([.F53]-[.C53])/0.0166667" office:value-type="float" office:value="66.8938662122675" calcext:value-type="float">
            <text:p>66.8938662122675</text:p>
          </table:table-cell>
          <table:table-cell table:formula="of:=DEGREES(ATAN(ABS([.F53]-[.C53])/ABS([.E53]-[.B53])))" office:value-type="float" office:value="5.36177167743029" calcext:value-type="float">
            <text:p>5.36177167743029</text:p>
          </table:table-cell>
          <table:table-cell table:formula="of:=SQRT(POWER([.H53];2)+POWER([.I53];2)+POWER([.J53];2))" office:value-type="float" office:value="716.50723525131" calcext:value-type="float">
            <text:p>716.50723525131</text:p>
          </table:table-cell>
        </table:table-row>
        <table:table-row table:style-name="ro1">
          <table:table-cell office:value-type="float" office:value="72.1226" calcext:value-type="float">
            <text:p>72.1226</text:p>
          </table:table-cell>
          <table:table-cell office:value-type="float" office:value="286.451" calcext:value-type="float">
            <text:p>286.451</text:p>
          </table:table-cell>
          <table:table-cell office:value-type="float" office:value="44.0002" calcext:value-type="float">
            <text:p>44.0002</text:p>
          </table:table-cell>
          <table:table-cell office:value-type="float" office:value="71.3664" calcext:value-type="float">
            <text:p>71.3664</text:p>
          </table:table-cell>
          <table:table-cell office:value-type="float" office:value="275.788" calcext:value-type="float">
            <text:p>275.788</text:p>
          </table:table-cell>
          <table:table-cell office:value-type="float" office:value="44.9128" calcext:value-type="float">
            <text:p>44.9128</text:p>
          </table:table-cell>
          <table:table-cell/>
          <table:table-cell table:formula="of:=([.D54]-[.A54])/0.0166667" office:value-type="float" office:value="-45.3719092561819" calcext:value-type="float">
            <text:p>-45.3719092561819</text:p>
          </table:table-cell>
          <table:table-cell table:formula="of:=ABS([.E54]-[.B54])/0.0166667" office:value-type="float" office:value="639.77872044256" calcext:value-type="float">
            <text:p>639.77872044256</text:p>
          </table:table-cell>
          <table:table-cell table:formula="of:=([.F54]-[.C54])/0.0166667" office:value-type="float" office:value="54.7558904882189" calcext:value-type="float">
            <text:p>54.7558904882189</text:p>
          </table:table-cell>
          <table:table-cell table:formula="of:=DEGREES(ATAN(ABS([.F54]-[.C54])/ABS([.E54]-[.B54])))" office:value-type="float" office:value="4.89177698611106" calcext:value-type="float">
            <text:p>4.89177698611106</text:p>
          </table:table-cell>
          <table:table-cell table:formula="of:=SQRT(POWER([.H54];2)+POWER([.I54];2)+POWER([.J54];2))" office:value-type="float" office:value="643.718594436908" calcext:value-type="float">
            <text:p>643.718594436908</text:p>
          </table:table-cell>
        </table:table-row>
        <table:table-row table:style-name="ro1">
          <table:table-cell office:value-type="float" office:value="72.643" calcext:value-type="float">
            <text:p>72.643</text:p>
          </table:table-cell>
          <table:table-cell office:value-type="float" office:value="293.458" calcext:value-type="float">
            <text:p>293.458</text:p>
          </table:table-cell>
          <table:table-cell office:value-type="float" office:value="42.9119" calcext:value-type="float">
            <text:p>42.9119</text:p>
          </table:table-cell>
          <table:table-cell office:value-type="float" office:value="72.1177" calcext:value-type="float">
            <text:p>72.1177</text:p>
          </table:table-cell>
          <table:table-cell office:value-type="float" office:value="281.189" calcext:value-type="float">
            <text:p>281.189</text:p>
          </table:table-cell>
          <table:table-cell office:value-type="float" office:value="44.0617" calcext:value-type="float">
            <text:p>44.0617</text:p>
          </table:table-cell>
          <table:table-cell/>
          <table:table-cell table:formula="of:=([.D55]-[.A55])/0.0166667" office:value-type="float" office:value="-31.5179369641262" calcext:value-type="float">
            <text:p>-31.5179369641262</text:p>
          </table:table-cell>
          <table:table-cell table:formula="of:=ABS([.E55]-[.B55])/0.0166667" office:value-type="float" office:value="736.138527722945" calcext:value-type="float">
            <text:p>736.138527722945</text:p>
          </table:table-cell>
          <table:table-cell table:formula="of:=([.F55]-[.C55])/0.0166667" office:value-type="float" office:value="68.9878620242759" calcext:value-type="float">
            <text:p>68.9878620242759</text:p>
          </table:table-cell>
          <table:table-cell table:formula="of:=DEGREES(ATAN(ABS([.F55]-[.C55])/ABS([.E55]-[.B55])))" office:value-type="float" office:value="5.3538865272633" calcext:value-type="float">
            <text:p>5.3538865272633</text:p>
          </table:table-cell>
          <table:table-cell table:formula="of:=SQRT(POWER([.H55];2)+POWER([.I55];2)+POWER([.J55];2))" office:value-type="float" office:value="740.035564993508" calcext:value-type="float">
            <text:p>740.035564993508</text:p>
          </table:table-cell>
        </table:table-row>
        <table:table-row table:style-name="ro1">
          <table:table-cell office:value-type="float" office:value="72.6336" calcext:value-type="float">
            <text:p>72.6336</text:p>
          </table:table-cell>
          <table:table-cell office:value-type="float" office:value="286.561" calcext:value-type="float">
            <text:p>286.561</text:p>
          </table:table-cell>
          <table:table-cell office:value-type="float" office:value="43.7248" calcext:value-type="float">
            <text:p>43.7248</text:p>
          </table:table-cell>
          <table:table-cell office:value-type="float" office:value="71.6136" calcext:value-type="float">
            <text:p>71.6136</text:p>
          </table:table-cell>
          <table:table-cell office:value-type="float" office:value="277.193" calcext:value-type="float">
            <text:p>277.193</text:p>
          </table:table-cell>
          <table:table-cell office:value-type="float" office:value="44.4422" calcext:value-type="float">
            <text:p>44.4422</text:p>
          </table:table-cell>
          <table:table-cell/>
          <table:table-cell table:formula="of:=([.D56]-[.A56])/0.0166667" office:value-type="float" office:value="-61.1998776002446" calcext:value-type="float">
            <text:p>-61.1998776002446</text:p>
          </table:table-cell>
          <table:table-cell table:formula="of:=ABS([.E56]-[.B56])/0.0166667" office:value-type="float" office:value="562.078875842248" calcext:value-type="float">
            <text:p>562.078875842248</text:p>
          </table:table-cell>
          <table:table-cell table:formula="of:=([.F56]-[.C56])/0.0166667" office:value-type="float" office:value="43.043913912172" calcext:value-type="float">
            <text:p>43.043913912172</text:p>
          </table:table-cell>
          <table:table-cell table:formula="of:=DEGREES(ATAN(ABS([.F56]-[.C56])/ABS([.E56]-[.B56])))" office:value-type="float" office:value="4.37915485605676" calcext:value-type="float">
            <text:p>4.37915485605676</text:p>
          </table:table-cell>
          <table:table-cell table:formula="of:=SQRT(POWER([.H56];2)+POWER([.I56];2)+POWER([.J56];2))" office:value-type="float" office:value="567.036917855662" calcext:value-type="float">
            <text:p>567.036917855662</text:p>
          </table:table-cell>
        </table:table-row>
        <table:table-row table:style-name="ro1">
          <table:table-cell office:value-type="float" office:value="72.3719" calcext:value-type="float">
            <text:p>72.3719</text:p>
          </table:table-cell>
          <table:table-cell office:value-type="float" office:value="285.335" calcext:value-type="float">
            <text:p>285.335</text:p>
          </table:table-cell>
          <table:table-cell office:value-type="float" office:value="43.1582" calcext:value-type="float">
            <text:p>43.1582</text:p>
          </table:table-cell>
          <table:table-cell office:value-type="float" office:value="71.6081" calcext:value-type="float">
            <text:p>71.6081</text:p>
          </table:table-cell>
          <table:table-cell office:value-type="float" office:value="276.071" calcext:value-type="float">
            <text:p>276.071</text:p>
          </table:table-cell>
          <table:table-cell office:value-type="float" office:value="43.6246" calcext:value-type="float">
            <text:p>43.6246</text:p>
          </table:table-cell>
          <table:table-cell/>
          <table:table-cell table:formula="of:=([.D57]-[.A57])/0.0166667" office:value-type="float" office:value="-45.8279083441835" calcext:value-type="float">
            <text:p>-45.8279083441835</text:p>
          </table:table-cell>
          <table:table-cell table:formula="of:=ABS([.E57]-[.B57])/0.0166667" office:value-type="float" office:value="555.838888322221" calcext:value-type="float">
            <text:p>555.838888322221</text:p>
          </table:table-cell>
          <table:table-cell table:formula="of:=([.F57]-[.C57])/0.0166667" office:value-type="float" office:value="27.9839440321119" calcext:value-type="float">
            <text:p>27.9839440321119</text:p>
          </table:table-cell>
          <table:table-cell table:formula="of:=DEGREES(ATAN(ABS([.F57]-[.C57])/ABS([.E57]-[.B57])))" office:value-type="float" office:value="2.88214681864721" calcext:value-type="float">
            <text:p>2.88214681864721</text:p>
          </table:table-cell>
          <table:table-cell table:formula="of:=SQRT(POWER([.H57];2)+POWER([.I57];2)+POWER([.J57];2))" office:value-type="float" office:value="558.426510901907" calcext:value-type="float">
            <text:p>558.426510901907</text:p>
          </table:table-cell>
        </table:table-row>
        <table:table-row table:style-name="ro1">
          <table:table-cell office:value-type="float" office:value="72.8879" calcext:value-type="float">
            <text:p>72.8879</text:p>
          </table:table-cell>
          <table:table-cell office:value-type="float" office:value="289.637" calcext:value-type="float">
            <text:p>289.637</text:p>
          </table:table-cell>
          <table:table-cell office:value-type="float" office:value="41.9671" calcext:value-type="float">
            <text:p>41.9671</text:p>
          </table:table-cell>
          <table:table-cell office:value-type="float" office:value="72.3568" calcext:value-type="float">
            <text:p>72.3568</text:p>
          </table:table-cell>
          <table:table-cell office:value-type="float" office:value="277.637" calcext:value-type="float">
            <text:p>277.637</text:p>
          </table:table-cell>
          <table:table-cell office:value-type="float" office:value="42.6199" calcext:value-type="float">
            <text:p>42.6199</text:p>
          </table:table-cell>
          <table:table-cell/>
          <table:table-cell table:formula="of:=([.D58]-[.A58])/0.0166667" office:value-type="float" office:value="-31.8659362681272" calcext:value-type="float">
            <text:p>-31.8659362681272</text:p>
          </table:table-cell>
          <table:table-cell table:formula="of:=ABS([.E58]-[.B58])/0.0166667" office:value-type="float" office:value="719.99856000288" calcext:value-type="float">
            <text:p>719.99856000288</text:p>
          </table:table-cell>
          <table:table-cell table:formula="of:=([.F58]-[.C58])/0.0166667" office:value-type="float" office:value="39.1679216641566" calcext:value-type="float">
            <text:p>39.1679216641566</text:p>
          </table:table-cell>
          <table:table-cell table:formula="of:=DEGREES(ATAN(ABS([.F58]-[.C58])/ABS([.E58]-[.B58])))" office:value-type="float" office:value="3.11382118649552" calcext:value-type="float">
            <text:p>3.11382118649552</text:p>
          </table:table-cell>
          <table:table-cell table:formula="of:=SQRT(POWER([.H58];2)+POWER([.I58];2)+POWER([.J58];2))" office:value-type="float" office:value="721.766922481181" calcext:value-type="float">
            <text:p>721.766922481181</text:p>
          </table:table-cell>
        </table:table-row>
        <table:table-row table:style-name="ro1">
          <table:table-cell office:value-type="float" office:value="72.6293" calcext:value-type="float">
            <text:p>72.6293</text:p>
          </table:table-cell>
          <table:table-cell office:value-type="float" office:value="286.731" calcext:value-type="float">
            <text:p>286.731</text:p>
          </table:table-cell>
          <table:table-cell office:value-type="float" office:value="42.9367" calcext:value-type="float">
            <text:p>42.9367</text:p>
          </table:table-cell>
          <table:table-cell office:value-type="float" office:value="72.1097" calcext:value-type="float">
            <text:p>72.1097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3.6097" calcext:value-type="float">
            <text:p>43.6097</text:p>
          </table:table-cell>
          <table:table-cell/>
          <table:table-cell table:formula="of:=([.D59]-[.A59])/0.0166667" office:value-type="float" office:value="-31.1759376481245" calcext:value-type="float">
            <text:p>-31.1759376481245</text:p>
          </table:table-cell>
          <table:table-cell table:formula="of:=ABS([.E59]-[.B59])/0.0166667" office:value-type="float" office:value="635.698728602541" calcext:value-type="float">
            <text:p>635.698728602541</text:p>
          </table:table-cell>
          <table:table-cell table:formula="of:=([.F59]-[.C59])/0.0166667" office:value-type="float" office:value="40.3799192401612" calcext:value-type="float">
            <text:p>40.3799192401612</text:p>
          </table:table-cell>
          <table:table-cell table:formula="of:=DEGREES(ATAN(ABS([.F59]-[.C59])/ABS([.E59]-[.B59])))" office:value-type="float" office:value="3.63457511604909" calcext:value-type="float">
            <text:p>3.63457511604909</text:p>
          </table:table-cell>
          <table:table-cell table:formula="of:=SQRT(POWER([.H59];2)+POWER([.I59];2)+POWER([.J59];2))" office:value-type="float" office:value="637.742385695799" calcext:value-type="float">
            <text:p>637.742385695799</text:p>
          </table:table-cell>
        </table:table-row>
        <table:table-row table:style-name="ro1">
          <table:table-cell office:value-type="float" office:value="71.5995" calcext:value-type="float">
            <text:p>71.5995</text:p>
          </table:table-cell>
          <table:table-cell office:value-type="float" office:value="285.421" calcext:value-type="float">
            <text:p>285.421</text:p>
          </table:table-cell>
          <table:table-cell office:value-type="float" office:value="42.3914" calcext:value-type="float">
            <text:p>42.3914</text:p>
          </table:table-cell>
          <table:table-cell office:value-type="float" office:value="70.6059" calcext:value-type="float">
            <text:p>70.6059</text:p>
          </table:table-cell>
          <table:table-cell office:value-type="float" office:value="273.536" calcext:value-type="float">
            <text:p>273.536</text:p>
          </table:table-cell>
          <table:table-cell office:value-type="float" office:value="43.0478" calcext:value-type="float">
            <text:p>43.0478</text:p>
          </table:table-cell>
          <table:table-cell/>
          <table:table-cell table:formula="of:=([.D60]-[.A60])/0.0166667" office:value-type="float" office:value="-59.6158807682385" calcext:value-type="float">
            <text:p>-59.6158807682385</text:p>
          </table:table-cell>
          <table:table-cell table:formula="of:=ABS([.E60]-[.B60])/0.0166667" office:value-type="float" office:value="713.098573802852" calcext:value-type="float">
            <text:p>713.098573802852</text:p>
          </table:table-cell>
          <table:table-cell table:formula="of:=([.F60]-[.C60])/0.0166667" office:value-type="float" office:value="39.3839212321578" calcext:value-type="float">
            <text:p>39.3839212321578</text:p>
          </table:table-cell>
          <table:table-cell table:formula="of:=DEGREES(ATAN(ABS([.F60]-[.C60])/ABS([.E60]-[.B60])))" office:value-type="float" office:value="3.16119312670455" calcext:value-type="float">
            <text:p>3.16119312670455</text:p>
          </table:table-cell>
          <table:table-cell table:formula="of:=SQRT(POWER([.H60];2)+POWER([.I60];2)+POWER([.J60];2))" office:value-type="float" office:value="716.669186201734" calcext:value-type="float">
            <text:p>716.669186201734</text:p>
          </table:table-cell>
        </table:table-row>
        <table:table-row table:style-name="ro1">
          <table:table-cell office:value-type="float" office:value="72.6326" calcext:value-type="float">
            <text:p>72.6326</text:p>
          </table:table-cell>
          <table:table-cell office:value-type="float" office:value="290.947" calcext:value-type="float">
            <text:p>290.947</text:p>
          </table:table-cell>
          <table:table-cell office:value-type="float" office:value="42.0191" calcext:value-type="float">
            <text:p>42.0191</text:p>
          </table:table-cell>
          <table:table-cell office:value-type="float" office:value="71.8534" calcext:value-type="float">
            <text:p>71.8534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2.4643" calcext:value-type="float">
            <text:p>42.4643</text:p>
          </table:table-cell>
          <table:table-cell/>
          <table:table-cell table:formula="of:=([.D61]-[.A61])/0.0166667" office:value-type="float" office:value="-46.7519064961872" calcext:value-type="float">
            <text:p>-46.7519064961872</text:p>
          </table:table-cell>
          <table:table-cell table:formula="of:=ABS([.E61]-[.B61])/0.0166667" office:value-type="float" office:value="644.99871000258" calcext:value-type="float">
            <text:p>644.99871000258</text:p>
          </table:table-cell>
          <table:table-cell table:formula="of:=([.F61]-[.C61])/0.0166667" office:value-type="float" office:value="26.7119465761068" calcext:value-type="float">
            <text:p>26.7119465761068</text:p>
          </table:table-cell>
          <table:table-cell table:formula="of:=DEGREES(ATAN(ABS([.F61]-[.C61])/ABS([.E61]-[.B61])))" office:value-type="float" office:value="2.37148957449255" calcext:value-type="float">
            <text:p>2.37148957449255</text:p>
          </table:table-cell>
          <table:table-cell table:formula="of:=SQRT(POWER([.H61];2)+POWER([.I61];2)+POWER([.J61];2))" office:value-type="float" office:value="647.242307606591" calcext:value-type="float">
            <text:p>647.242307606591</text:p>
          </table:table-cell>
        </table:table-row>
        <table:table-row table:style-name="ro1">
          <table:table-cell office:value-type="float" office:value="72.3675" calcext:value-type="float">
            <text:p>72.3675</text:p>
          </table:table-cell>
          <table:table-cell office:value-type="float" office:value="288.313" calcext:value-type="float">
            <text:p>288.313</text:p>
          </table:table-cell>
          <table:table-cell office:value-type="float" office:value="41.6705" calcext:value-type="float">
            <text:p>41.6705</text:p>
          </table:table-cell>
          <table:table-cell office:value-type="float" office:value="71.5977" calcext:value-type="float">
            <text:p>71.5977</text:p>
          </table:table-cell>
          <table:table-cell office:value-type="float" office:value="276.388" calcext:value-type="float">
            <text:p>276.388</text:p>
          </table:table-cell>
          <table:table-cell office:value-type="float" office:value="42.08" calcext:value-type="float">
            <text:p>42.08</text:p>
          </table:table-cell>
          <table:table-cell/>
          <table:table-cell table:formula="of:=([.D62]-[.A62])/0.0166667" office:value-type="float" office:value="-46.187907624185" calcext:value-type="float">
            <text:p>-46.187907624185</text:p>
          </table:table-cell>
          <table:table-cell table:formula="of:=ABS([.E62]-[.B62])/0.0166667" office:value-type="float" office:value="715.498569002863" calcext:value-type="float">
            <text:p>715.498569002863</text:p>
          </table:table-cell>
          <table:table-cell table:formula="of:=([.F62]-[.C62])/0.0166667" office:value-type="float" office:value="24.5699508600984" calcext:value-type="float">
            <text:p>24.5699508600984</text:p>
          </table:table-cell>
          <table:table-cell table:formula="of:=DEGREES(ATAN(ABS([.F62]-[.C62])/ABS([.E62]-[.B62])))" office:value-type="float" office:value="1.9667426230608" calcext:value-type="float">
            <text:p>1.9667426230608</text:p>
          </table:table-cell>
          <table:table-cell table:formula="of:=SQRT(POWER([.H62];2)+POWER([.I62];2)+POWER([.J62];2))" office:value-type="float" office:value="717.408675401345" calcext:value-type="float">
            <text:p>717.408675401345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2.81" calcext:value-type="float">
            <text:p>282.81</text:p>
          </table:table-cell>
          <table:table-cell office:value-type="float" office:value="42.5482" calcext:value-type="float">
            <text:p>42.5482</text:p>
          </table:table-cell>
          <table:table-cell office:value-type="float" office:value="71.3531" calcext:value-type="float">
            <text:p>71.3531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2.726" calcext:value-type="float">
            <text:p>42.726</text:p>
          </table:table-cell>
          <table:table-cell/>
          <table:table-cell table:formula="of:=([.D63]-[.A63])/0.0166667" office:value-type="float" office:value="-45.4019091961822" calcext:value-type="float">
            <text:p>-45.4019091961822</text:p>
          </table:table-cell>
          <table:table-cell table:formula="of:=ABS([.E63]-[.B63])/0.0166667" office:value-type="float" office:value="623.158753682494" calcext:value-type="float">
            <text:p>623.158753682494</text:p>
          </table:table-cell>
          <table:table-cell table:formula="of:=([.F63]-[.C63])/0.0166667" office:value-type="float" office:value="10.6679786640425" calcext:value-type="float">
            <text:p>10.6679786640425</text:p>
          </table:table-cell>
          <table:table-cell table:formula="of:=DEGREES(ATAN(ABS([.F63]-[.C63])/ABS([.E63]-[.B63])))" office:value-type="float" office:value="0.980762044686375" calcext:value-type="float">
            <text:p>0.980762044686375</text:p>
          </table:table-cell>
          <table:table-cell table:formula="of:=SQRT(POWER([.H63];2)+POWER([.I63];2)+POWER([.J63];2))" office:value-type="float" office:value="624.901569383974" calcext:value-type="float">
            <text:p>624.901569383974</text:p>
          </table:table-cell>
        </table:table-row>
        <table:table-row table:style-name="ro1">
          <table:table-cell office:value-type="float" office:value="72.3658" calcext:value-type="float">
            <text:p>72.3658</text:p>
          </table:table-cell>
          <table:table-cell office:value-type="float" office:value="282.783" calcext:value-type="float">
            <text:p>282.783</text:p>
          </table:table-cell>
          <table:table-cell office:value-type="float" office:value="42.8024" calcext:value-type="float">
            <text:p>42.8024</text:p>
          </table:table-cell>
          <table:table-cell office:value-type="float" office:value="71.8512" calcext:value-type="float">
            <text:p>71.8512</text:p>
          </table:table-cell>
          <table:table-cell office:value-type="float" office:value="272.48" calcext:value-type="float">
            <text:p>272.48</text:p>
          </table:table-cell>
          <table:table-cell office:value-type="float" office:value="42.7122" calcext:value-type="float">
            <text:p>42.7122</text:p>
          </table:table-cell>
          <table:table-cell/>
          <table:table-cell table:formula="of:=([.D64]-[.A64])/0.0166667" office:value-type="float" office:value="-30.8759382481227" calcext:value-type="float">
            <text:p>-30.8759382481227</text:p>
          </table:table-cell>
          <table:table-cell table:formula="of:=ABS([.E64]-[.B64])/0.0166667" office:value-type="float" office:value="618.178763642473" calcext:value-type="float">
            <text:p>618.178763642473</text:p>
          </table:table-cell>
          <table:table-cell table:formula="of:=([.F64]-[.C64])/0.0166667" office:value-type="float" office:value="-5.4119891760214" calcext:value-type="float">
            <text:p>-5.4119891760214</text:p>
          </table:table-cell>
          <table:table-cell table:formula="of:=DEGREES(ATAN(ABS([.F64]-[.C64])/ABS([.E64]-[.B64])))" office:value-type="float" office:value="0.501596358514703" calcext:value-type="float">
            <text:p>0.501596358514703</text:p>
          </table:table-cell>
          <table:table-cell table:formula="of:=SQRT(POWER([.H64];2)+POWER([.I64];2)+POWER([.J64];2))" office:value-type="float" office:value="618.97301799681" calcext:value-type="float">
            <text:p>618.97301799681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8.286" calcext:value-type="float">
            <text:p>288.286</text:p>
          </table:table-cell>
          <table:table-cell office:value-type="float" office:value="41.6772" calcext:value-type="float">
            <text:p>41.6772</text:p>
          </table:table-cell>
          <table:table-cell office:value-type="float" office:value="71.8473" calcext:value-type="float">
            <text:p>71.8473</text:p>
          </table:table-cell>
          <table:table-cell office:value-type="float" office:value="276.465" calcext:value-type="float">
            <text:p>276.465</text:p>
          </table:table-cell>
          <table:table-cell office:value-type="float" office:value="41.8158" calcext:value-type="float">
            <text:p>41.8158</text:p>
          </table:table-cell>
          <table:table-cell/>
          <table:table-cell table:formula="of:=([.D65]-[.A65])/0.0166667" office:value-type="float" office:value="-15.7499685000632" calcext:value-type="float">
            <text:p>-15.7499685000632</text:p>
          </table:table-cell>
          <table:table-cell table:formula="of:=ABS([.E65]-[.B65])/0.0166667" office:value-type="float" office:value="709.258581482839" calcext:value-type="float">
            <text:p>709.258581482839</text:p>
          </table:table-cell>
          <table:table-cell table:formula="of:=([.F65]-[.C65])/0.0166667" office:value-type="float" office:value="8.31598336803349" calcext:value-type="float">
            <text:p>8.31598336803349</text:p>
          </table:table-cell>
          <table:table-cell table:formula="of:=DEGREES(ATAN(ABS([.F65]-[.C65])/ABS([.E65]-[.B65])))" office:value-type="float" office:value="0.671756295579212" calcext:value-type="float">
            <text:p>0.671756295579212</text:p>
          </table:table-cell>
          <table:table-cell table:formula="of:=SQRT(POWER([.H65];2)+POWER([.I65];2)+POWER([.J65];2))" office:value-type="float" office:value="709.482172076352" calcext:value-type="float">
            <text:p>709.482172076352</text:p>
          </table:table-cell>
        </table:table-row>
        <table:table-row table:style-name="ro1">
          <table:table-cell office:value-type="float" office:value="72.1163" calcext:value-type="float">
            <text:p>72.1163</text:p>
          </table:table-cell>
          <table:table-cell office:value-type="float" office:value="289.448" calcext:value-type="float">
            <text:p>289.448</text:p>
          </table:table-cell>
          <table:table-cell office:value-type="float" office:value="42.5155" calcext:value-type="float">
            <text:p>42.5155</text:p>
          </table:table-cell>
          <table:table-cell office:value-type="float" office:value="71.353" calcext:value-type="float">
            <text:p>71.353</text:p>
          </table:table-cell>
          <table:table-cell office:value-type="float" office:value="278.69" calcext:value-type="float">
            <text:p>278.69</text:p>
          </table:table-cell>
          <table:table-cell office:value-type="float" office:value="43.2105" calcext:value-type="float">
            <text:p>43.2105</text:p>
          </table:table-cell>
          <table:table-cell/>
          <table:table-cell table:formula="of:=([.D66]-[.A66])/0.0166667" office:value-type="float" office:value="-45.7979084041833" calcext:value-type="float">
            <text:p>-45.7979084041833</text:p>
          </table:table-cell>
          <table:table-cell table:formula="of:=ABS([.E66]-[.B66])/0.0166667" office:value-type="float" office:value="645.478709042581" calcext:value-type="float">
            <text:p>645.478709042581</text:p>
          </table:table-cell>
          <table:table-cell table:formula="of:=([.F66]-[.C66])/0.0166667" office:value-type="float" office:value="41.6999166001668" calcext:value-type="float">
            <text:p>41.6999166001668</text:p>
          </table:table-cell>
          <table:table-cell table:formula="of:=DEGREES(ATAN(ABS([.F66]-[.C66])/ABS([.E66]-[.B66])))" office:value-type="float" office:value="3.69634757839165" calcext:value-type="float">
            <text:p>3.69634757839165</text:p>
          </table:table-cell>
          <table:table-cell table:formula="of:=SQRT(POWER([.H66];2)+POWER([.I66];2)+POWER([.J66];2))" office:value-type="float" office:value="648.443594529189" calcext:value-type="float">
            <text:p>648.443594529189</text:p>
          </table:table-cell>
        </table:table-row>
        <table:table-row table:style-name="ro1">
          <table:table-cell office:value-type="float" office:value="72.3799" calcext:value-type="float">
            <text:p>72.3799</text:p>
          </table:table-cell>
          <table:table-cell office:value-type="float" office:value="293.553" calcext:value-type="float">
            <text:p>293.553</text:p>
          </table:table-cell>
          <table:table-cell office:value-type="float" office:value="42.3846" calcext:value-type="float">
            <text:p>42.3846</text:p>
          </table:table-cell>
          <table:table-cell office:value-type="float" office:value="71.6057" calcext:value-type="float">
            <text:p>71.6057</text:p>
          </table:table-cell>
          <table:table-cell office:value-type="float" office:value="281.289" calcext:value-type="float">
            <text:p>281.289</text:p>
          </table:table-cell>
          <table:table-cell office:value-type="float" office:value="43.2975" calcext:value-type="float">
            <text:p>43.2975</text:p>
          </table:table-cell>
          <table:table-cell/>
          <table:table-cell table:formula="of:=([.D67]-[.A67])/0.0166667" office:value-type="float" office:value="-46.4519070961863" calcext:value-type="float">
            <text:p>-46.4519070961863</text:p>
          </table:table-cell>
          <table:table-cell table:formula="of:=ABS([.E67]-[.B67])/0.0166667" office:value-type="float" office:value="735.838528322944" calcext:value-type="float">
            <text:p>735.838528322944</text:p>
          </table:table-cell>
          <table:table-cell table:formula="of:=([.F67]-[.C67])/0.0166667" office:value-type="float" office:value="54.7738904522191" calcext:value-type="float">
            <text:p>54.7738904522191</text:p>
          </table:table-cell>
          <table:table-cell table:formula="of:=DEGREES(ATAN(ABS([.F67]-[.C67])/ABS([.E67]-[.B67])))" office:value-type="float" office:value="4.25709641584617" calcext:value-type="float">
            <text:p>4.25709641584617</text:p>
          </table:table-cell>
          <table:table-cell table:formula="of:=SQRT(POWER([.H67];2)+POWER([.I67];2)+POWER([.J67];2))" office:value-type="float" office:value="739.335038066383" calcext:value-type="float">
            <text:p>739.335038066383</text:p>
          </table:table-cell>
        </table:table-row>
        <table:table-row table:style-name="ro1">
          <table:table-cell office:value-type="float" office:value="72.6187" calcext:value-type="float">
            <text:p>72.6187</text:p>
          </table:table-cell>
          <table:table-cell office:value-type="float" office:value="280.066" calcext:value-type="float">
            <text:p>280.066</text:p>
          </table:table-cell>
          <table:table-cell office:value-type="float" office:value="43.4812" calcext:value-type="float">
            <text:p>43.4812</text:p>
          </table:table-cell>
          <table:table-cell office:value-type="float" office:value="72.3524" calcext:value-type="float">
            <text:p>72.3524</text:p>
          </table:table-cell>
          <table:table-cell office:value-type="float" office:value="269.816" calcext:value-type="float">
            <text:p>269.816</text:p>
          </table:table-cell>
          <table:table-cell office:value-type="float" office:value="43.8768" calcext:value-type="float">
            <text:p>43.8768</text:p>
          </table:table-cell>
          <table:table-cell/>
          <table:table-cell table:formula="of:=([.D68]-[.A68])/0.0166667" office:value-type="float" office:value="-15.977968044064" calcext:value-type="float">
            <text:p>-15.977968044064</text:p>
          </table:table-cell>
          <table:table-cell table:formula="of:=ABS([.E68]-[.B68])/0.0166667" office:value-type="float" office:value="614.99877000246" calcext:value-type="float">
            <text:p>614.99877000246</text:p>
          </table:table-cell>
          <table:table-cell table:formula="of:=([.F68]-[.C68])/0.0166667" office:value-type="float" office:value="23.735952528095" calcext:value-type="float">
            <text:p>23.735952528095</text:p>
          </table:table-cell>
          <table:table-cell table:formula="of:=DEGREES(ATAN(ABS([.F68]-[.C68])/ABS([.E68]-[.B68])))" office:value-type="float" office:value="2.21024058726316" calcext:value-type="float">
            <text:p>2.21024058726316</text:p>
          </table:table-cell>
          <table:table-cell table:formula="of:=SQRT(POWER([.H68];2)+POWER([.I68];2)+POWER([.J68];2))" office:value-type="float" office:value="615.66401389863" calcext:value-type="float">
            <text:p>615.66401389863</text:p>
          </table:table-cell>
        </table:table-row>
        <table:table-row table:style-name="ro1">
          <table:table-cell office:value-type="float" office:value="72.6217" calcext:value-type="float">
            <text:p>72.6217</text:p>
          </table:table-cell>
          <table:table-cell office:value-type="float" office:value="281.358" calcext:value-type="float">
            <text:p>281.358</text:p>
          </table:table-cell>
          <table:table-cell office:value-type="float" office:value="43.5284" calcext:value-type="float">
            <text:p>43.5284</text:p>
          </table:table-cell>
          <table:table-cell office:value-type="float" office:value="71.8594" calcext:value-type="float">
            <text:p>71.8594</text:p>
          </table:table-cell>
          <table:table-cell office:value-type="float" office:value="272.245" calcext:value-type="float">
            <text:p>272.245</text:p>
          </table:table-cell>
          <table:table-cell office:value-type="float" office:value="43.9844" calcext:value-type="float">
            <text:p>43.9844</text:p>
          </table:table-cell>
          <table:table-cell/>
          <table:table-cell table:formula="of:=([.D69]-[.A69])/0.0166667" office:value-type="float" office:value="-45.7379085241836" calcext:value-type="float">
            <text:p>-45.7379085241836</text:p>
          </table:table-cell>
          <table:table-cell table:formula="of:=ABS([.E69]-[.B69])/0.0166667" office:value-type="float" office:value="546.778906442187" calcext:value-type="float">
            <text:p>546.778906442187</text:p>
          </table:table-cell>
          <table:table-cell table:formula="of:=([.F69]-[.C69])/0.0166667" office:value-type="float" office:value="27.3599452801096" calcext:value-type="float">
            <text:p>27.3599452801096</text:p>
          </table:table-cell>
          <table:table-cell table:formula="of:=DEGREES(ATAN(ABS([.F69]-[.C69])/ABS([.E69]-[.B69])))" office:value-type="float" office:value="2.86460027447313" calcext:value-type="float">
            <text:p>2.86460027447313</text:p>
          </table:table-cell>
          <table:table-cell table:formula="of:=SQRT(POWER([.H69];2)+POWER([.I69];2)+POWER([.J69];2))" office:value-type="float" office:value="549.370271685692" calcext:value-type="float">
            <text:p>549.370271685692</text:p>
          </table:table-cell>
        </table:table-row>
        <table:table-row table:style-name="ro1">
          <table:table-cell office:value-type="float" office:value="72.3728" calcext:value-type="float">
            <text:p>72.3728</text:p>
          </table:table-cell>
          <table:table-cell office:value-type="float" office:value="289.532" calcext:value-type="float">
            <text:p>289.532</text:p>
          </table:table-cell>
          <table:table-cell office:value-type="float" office:value="42.2442" calcext:value-type="float">
            <text:p>42.2442</text:p>
          </table:table-cell>
          <table:table-cell office:value-type="float" office:value="71.6" calcext:value-type="float">
            <text:p>71.6</text:p>
          </table:table-cell>
          <table:table-cell office:value-type="float" office:value="278.879" calcext:value-type="float">
            <text:p>278.879</text:p>
          </table:table-cell>
          <table:table-cell office:value-type="float" office:value="42.4273" calcext:value-type="float">
            <text:p>42.4273</text:p>
          </table:table-cell>
          <table:table-cell/>
          <table:table-cell table:formula="of:=([.D70]-[.A70])/0.0166667" office:value-type="float" office:value="-46.3679072641857" calcext:value-type="float">
            <text:p>-46.3679072641857</text:p>
          </table:table-cell>
          <table:table-cell table:formula="of:=ABS([.E70]-[.B70])/0.0166667" office:value-type="float" office:value="639.178721642555" calcext:value-type="float">
            <text:p>639.178721642555</text:p>
          </table:table-cell>
          <table:table-cell table:formula="of:=([.F70]-[.C70])/0.0166667" office:value-type="float" office:value="10.9859780280441" calcext:value-type="float">
            <text:p>10.9859780280441</text:p>
          </table:table-cell>
          <table:table-cell table:formula="of:=DEGREES(ATAN(ABS([.F70]-[.C70])/ABS([.E70]-[.B70])))" office:value-type="float" office:value="0.984682658314628" calcext:value-type="float">
            <text:p>0.984682658314628</text:p>
          </table:table-cell>
          <table:table-cell table:formula="of:=SQRT(POWER([.H70];2)+POWER([.I70];2)+POWER([.J70];2))" office:value-type="float" office:value="640.952504276177" calcext:value-type="float">
            <text:p>640.952504276177</text:p>
          </table:table-cell>
        </table:table-row>
        <table:table-row table:style-name="ro1">
          <table:table-cell office:value-type="float" office:value="71.8573" calcext:value-type="float">
            <text:p>71.8573</text:p>
          </table:table-cell>
          <table:table-cell office:value-type="float" office:value="288.086" calcext:value-type="float">
            <text:p>288.086</text:p>
          </table:table-cell>
          <table:table-cell office:value-type="float" office:value="42.4765" calcext:value-type="float">
            <text:p>42.4765</text:p>
          </table:table-cell>
          <table:table-cell office:value-type="float" office:value="71.1029" calcext:value-type="float">
            <text:p>71.1029</text:p>
          </table:table-cell>
          <table:table-cell office:value-type="float" office:value="276.115" calcext:value-type="float">
            <text:p>276.115</text:p>
          </table:table-cell>
          <table:table-cell office:value-type="float" office:value="43.1251" calcext:value-type="float">
            <text:p>43.1251</text:p>
          </table:table-cell>
          <table:table-cell/>
          <table:table-cell table:formula="of:=([.D71]-[.A71])/0.0166667" office:value-type="float" office:value="-45.2639094721804" calcext:value-type="float">
            <text:p>-45.2639094721804</text:p>
          </table:table-cell>
          <table:table-cell table:formula="of:=ABS([.E71]-[.B71])/0.0166667" office:value-type="float" office:value="718.258563482873" calcext:value-type="float">
            <text:p>718.258563482873</text:p>
          </table:table-cell>
          <table:table-cell table:formula="of:=([.F71]-[.C71])/0.0166667" office:value-type="float" office:value="38.9159221681558" calcext:value-type="float">
            <text:p>38.9159221681558</text:p>
          </table:table-cell>
          <table:table-cell table:formula="of:=DEGREES(ATAN(ABS([.F71]-[.C71])/ABS([.E71]-[.B71])))" office:value-type="float" office:value="3.1013067022631" calcext:value-type="float">
            <text:p>3.1013067022631</text:p>
          </table:table-cell>
          <table:table-cell table:formula="of:=SQRT(POWER([.H71];2)+POWER([.I71];2)+POWER([.J71];2))" office:value-type="float" office:value="720.734787918125" calcext:value-type="float">
            <text:p>720.734787918125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47" calcext:value-type="float">
            <text:p>285.447</text:p>
          </table:table-cell>
          <table:table-cell office:value-type="float" office:value="42.6336" calcext:value-type="float">
            <text:p>42.6336</text:p>
          </table:table-cell>
          <table:table-cell office:value-type="float" office:value="71.8554" calcext:value-type="float">
            <text:p>71.8554</text:p>
          </table:table-cell>
          <table:table-cell office:value-type="float" office:value="273.635" calcext:value-type="float">
            <text:p>273.635</text:p>
          </table:table-cell>
          <table:table-cell office:value-type="float" office:value="43.2677" calcext:value-type="float">
            <text:p>43.2677</text:p>
          </table:table-cell>
          <table:table-cell/>
          <table:table-cell table:formula="of:=([.D72]-[.A72])/0.0166667" office:value-type="float" office:value="-30.8099383801228" calcext:value-type="float">
            <text:p>-30.8099383801228</text:p>
          </table:table-cell>
          <table:table-cell table:formula="of:=ABS([.E72]-[.B72])/0.0166667" office:value-type="float" office:value="708.718582562836" calcext:value-type="float">
            <text:p>708.718582562836</text:p>
          </table:table-cell>
          <table:table-cell table:formula="of:=([.F72]-[.C72])/0.0166667" office:value-type="float" office:value="38.045923908152" calcext:value-type="float">
            <text:p>38.045923908152</text:p>
          </table:table-cell>
          <table:table-cell table:formula="of:=DEGREES(ATAN(ABS([.F72]-[.C72])/ABS([.E72]-[.B72])))" office:value-type="float" office:value="3.07284234876809" calcext:value-type="float">
            <text:p>3.07284234876809</text:p>
          </table:table-cell>
          <table:table-cell table:formula="of:=SQRT(POWER([.H72];2)+POWER([.I72];2)+POWER([.J72];2))" office:value-type="float" office:value="710.407470328745" calcext:value-type="float">
            <text:p>710.407470328745</text:p>
          </table:table-cell>
        </table:table-row>
        <table:table-row table:style-name="ro1">
          <table:table-cell office:value-type="float" office:value="72.372" calcext:value-type="float">
            <text:p>72.372</text:p>
          </table:table-cell>
          <table:table-cell office:value-type="float" office:value="288.14" calcext:value-type="float">
            <text:p>288.14</text:p>
          </table:table-cell>
          <table:table-cell office:value-type="float" office:value="42.4633" calcext:value-type="float">
            <text:p>42.4633</text:p>
          </table:table-cell>
          <table:table-cell office:value-type="float" office:value="71.8572" calcext:value-type="float">
            <text:p>71.8572</text:p>
          </table:table-cell>
          <table:table-cell office:value-type="float" office:value="276.163" calcext:value-type="float">
            <text:p>276.163</text:p>
          </table:table-cell>
          <table:table-cell office:value-type="float" office:value="43.359" calcext:value-type="float">
            <text:p>43.359</text:p>
          </table:table-cell>
          <table:table-cell/>
          <table:table-cell table:formula="of:=([.D73]-[.A73])/0.0166667" office:value-type="float" office:value="-30.8879382241232" calcext:value-type="float">
            <text:p>-30.8879382241232</text:p>
          </table:table-cell>
          <table:table-cell table:formula="of:=ABS([.E73]-[.B73])/0.0166667" office:value-type="float" office:value="718.618562762873" calcext:value-type="float">
            <text:p>718.618562762873</text:p>
          </table:table-cell>
          <table:table-cell table:formula="of:=([.F73]-[.C73])/0.0166667" office:value-type="float" office:value="53.7418925162153" calcext:value-type="float">
            <text:p>53.7418925162153</text:p>
          </table:table-cell>
          <table:table-cell table:formula="of:=DEGREES(ATAN(ABS([.F73]-[.C73])/ABS([.E73]-[.B73])))" office:value-type="float" office:value="4.27690370612806" calcext:value-type="float">
            <text:p>4.27690370612806</text:p>
          </table:table-cell>
          <table:table-cell table:formula="of:=SQRT(POWER([.H73];2)+POWER([.I73];2)+POWER([.J73];2))" office:value-type="float" office:value="721.286970966715" calcext:value-type="float">
            <text:p>721.286970966715</text:p>
          </table:table-cell>
        </table:table-row>
        <table:table-row table:style-name="ro1">
          <table:table-cell office:value-type="float" office:value="72.6356" calcext:value-type="float">
            <text:p>72.6356</text:p>
          </table:table-cell>
          <table:table-cell office:value-type="float" office:value="292.289" calcext:value-type="float">
            <text:p>292.289</text:p>
          </table:table-cell>
          <table:table-cell office:value-type="float" office:value="42.065" calcext:value-type="float">
            <text:p>42.065</text:p>
          </table:table-cell>
          <table:table-cell office:value-type="float" office:value="72.1082" calcext:value-type="float">
            <text:p>72.1082</text:p>
          </table:table-cell>
          <table:table-cell office:value-type="float" office:value="281.514" calcext:value-type="float">
            <text:p>281.514</text:p>
          </table:table-cell>
          <table:table-cell office:value-type="float" office:value="42.5026" calcext:value-type="float">
            <text:p>42.5026</text:p>
          </table:table-cell>
          <table:table-cell/>
          <table:table-cell table:formula="of:=([.D74]-[.A74])/0.0166667" office:value-type="float" office:value="-31.6439367121266" calcext:value-type="float">
            <text:p>-31.6439367121266</text:p>
          </table:table-cell>
          <table:table-cell table:formula="of:=ABS([.E74]-[.B74])/0.0166667" office:value-type="float" office:value="646.498707002585" calcext:value-type="float">
            <text:p>646.498707002585</text:p>
          </table:table-cell>
          <table:table-cell table:formula="of:=([.F74]-[.C74])/0.0166667" office:value-type="float" office:value="26.2559474881052" calcext:value-type="float">
            <text:p>26.2559474881052</text:p>
          </table:table-cell>
          <table:table-cell table:formula="of:=DEGREES(ATAN(ABS([.F74]-[.C74])/ABS([.E74]-[.B74])))" office:value-type="float" office:value="2.32564844500064" calcext:value-type="float">
            <text:p>2.32564844500064</text:p>
          </table:table-cell>
          <table:table-cell table:formula="of:=SQRT(POWER([.H74];2)+POWER([.I74];2)+POWER([.J74];2))" office:value-type="float" office:value="647.804979654489" calcext:value-type="float">
            <text:p>647.804979654489</text:p>
          </table:table-cell>
        </table:table-row>
        <table:table-row table:style-name="ro1">
          <table:table-cell office:value-type="float" office:value="71.8571" calcext:value-type="float">
            <text:p>71.8571</text:p>
          </table:table-cell>
          <table:table-cell office:value-type="float" office:value="285.387" calcext:value-type="float">
            <text:p>285.387</text:p>
          </table:table-cell>
          <table:table-cell office:value-type="float" office:value="42.6479" calcext:value-type="float">
            <text:p>42.6479</text:p>
          </table:table-cell>
          <table:table-cell office:value-type="float" office:value="71.3541" calcext:value-type="float">
            <text:p>71.3541</text:p>
          </table:table-cell>
          <table:table-cell office:value-type="float" office:value="274.882" calcext:value-type="float">
            <text:p>274.882</text:p>
          </table:table-cell>
          <table:table-cell office:value-type="float" office:value="43.072" calcext:value-type="float">
            <text:p>43.072</text:p>
          </table:table-cell>
          <table:table-cell/>
          <table:table-cell table:formula="of:=([.D75]-[.A75])/0.0166667" office:value-type="float" office:value="-30.1799396401207" calcext:value-type="float">
            <text:p>-30.1799396401207</text:p>
          </table:table-cell>
          <table:table-cell table:formula="of:=ABS([.E75]-[.B75])/0.0166667" office:value-type="float" office:value="630.298739402521" calcext:value-type="float">
            <text:p>630.298739402521</text:p>
          </table:table-cell>
          <table:table-cell table:formula="of:=([.F75]-[.C75])/0.0166667" office:value-type="float" office:value="25.445949108102" calcext:value-type="float">
            <text:p>25.445949108102</text:p>
          </table:table-cell>
          <table:table-cell table:formula="of:=DEGREES(ATAN(ABS([.F75]-[.C75])/ABS([.E75]-[.B75])))" office:value-type="float" office:value="2.31184690772077" calcext:value-type="float">
            <text:p>2.31184690772077</text:p>
          </table:table-cell>
          <table:table-cell table:formula="of:=SQRT(POWER([.H75];2)+POWER([.I75];2)+POWER([.J75];2))" office:value-type="float" office:value="631.533709294366" calcext:value-type="float">
            <text:p>631.533709294366</text:p>
          </table:table-cell>
        </table:table-row>
        <table:table-row table:style-name="ro1">
          <table:table-cell office:value-type="float" office:value="71.8545" calcext:value-type="float">
            <text:p>71.8545</text:p>
          </table:table-cell>
          <table:table-cell office:value-type="float" office:value="284.139" calcext:value-type="float">
            <text:p>284.139</text:p>
          </table:table-cell>
          <table:table-cell office:value-type="float" office:value="42.3391" calcext:value-type="float">
            <text:p>42.3391</text:p>
          </table:table-cell>
          <table:table-cell office:value-type="float" office:value="70.8498" calcext:value-type="float">
            <text:p>70.8498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42.5735" calcext:value-type="float">
            <text:p>42.5735</text:p>
          </table:table-cell>
          <table:table-cell/>
          <table:table-cell table:formula="of:=([.D76]-[.A76])/0.0166667" office:value-type="float" office:value="-60.2818794362411" calcext:value-type="float">
            <text:p>-60.2818794362411</text:p>
          </table:table-cell>
          <table:table-cell table:formula="of:=ABS([.E76]-[.B76])/0.0166667" office:value-type="float" office:value="552.958894082212" calcext:value-type="float">
            <text:p>552.958894082212</text:p>
          </table:table-cell>
          <table:table-cell table:formula="of:=([.F76]-[.C76])/0.0166667" office:value-type="float" office:value="14.0639718720563" calcext:value-type="float">
            <text:p>14.0639718720563</text:p>
          </table:table-cell>
          <table:table-cell table:formula="of:=DEGREES(ATAN(ABS([.F76]-[.C76])/ABS([.E76]-[.B76])))" office:value-type="float" office:value="1.45694834020252" calcext:value-type="float">
            <text:p>1.45694834020252</text:p>
          </table:table-cell>
          <table:table-cell table:formula="of:=SQRT(POWER([.H76];2)+POWER([.I76];2)+POWER([.J76];2))" office:value-type="float" office:value="556.412831302269" calcext:value-type="float">
            <text:p>556.412831302269</text:p>
          </table:table-cell>
        </table:table-row>
        <table:table-row table:style-name="ro1">
          <table:table-cell office:value-type="float" office:value="71.0918" calcext:value-type="float">
            <text:p>71.0918</text:p>
          </table:table-cell>
          <table:table-cell office:value-type="float" office:value="282.695" calcext:value-type="float">
            <text:p>282.695</text:p>
          </table:table-cell>
          <table:table-cell office:value-type="float" office:value="42.576" calcext:value-type="float">
            <text:p>42.576</text:p>
          </table:table-cell>
          <table:table-cell office:value-type="float" office:value="70.6106" calcext:value-type="float">
            <text:p>70.6106</text:p>
          </table:table-cell>
          <table:table-cell office:value-type="float" office:value="271.033" calcext:value-type="float">
            <text:p>271.033</text:p>
          </table:table-cell>
          <table:table-cell office:value-type="float" office:value="42.9588" calcext:value-type="float">
            <text:p>42.9588</text:p>
          </table:table-cell>
          <table:table-cell/>
          <table:table-cell table:formula="of:=([.D77]-[.A77])/0.0166667" office:value-type="float" office:value="-28.8719422561156" calcext:value-type="float">
            <text:p>-28.8719422561156</text:p>
          </table:table-cell>
          <table:table-cell table:formula="of:=ABS([.E77]-[.B77])/0.0166667" office:value-type="float" office:value="699.718600562798" calcext:value-type="float">
            <text:p>699.718600562798</text:p>
          </table:table-cell>
          <table:table-cell table:formula="of:=([.F77]-[.C77])/0.0166667" office:value-type="float" office:value="22.9679540640916" calcext:value-type="float">
            <text:p>22.9679540640916</text:p>
          </table:table-cell>
          <table:table-cell table:formula="of:=DEGREES(ATAN(ABS([.F77]-[.C77])/ABS([.E77]-[.B77])))" office:value-type="float" office:value="1.88003363919026" calcext:value-type="float">
            <text:p>1.88003363919026</text:p>
          </table:table-cell>
          <table:table-cell table:formula="of:=SQRT(POWER([.H77];2)+POWER([.I77];2)+POWER([.J77];2))" office:value-type="float" office:value="700.690542206109" calcext:value-type="float">
            <text:p>700.690542206109</text:p>
          </table:table-cell>
        </table:table-row>
        <table:table-row table:style-name="ro1">
          <table:table-cell office:value-type="float" office:value="72.3674" calcext:value-type="float">
            <text:p>72.3674</text:p>
          </table:table-cell>
          <table:table-cell office:value-type="float" office:value="285.503" calcext:value-type="float">
            <text:p>285.503</text:p>
          </table:table-cell>
          <table:table-cell office:value-type="float" office:value="42.3711" calcext:value-type="float">
            <text:p>42.3711</text:p>
          </table:table-cell>
          <table:table-cell office:value-type="float" office:value="71.8513" calcext:value-type="float">
            <text:p>71.8513</text:p>
          </table:table-cell>
          <table:table-cell office:value-type="float" office:value="275.045" calcext:value-type="float">
            <text:p>275.045</text:p>
          </table:table-cell>
          <table:table-cell office:value-type="float" office:value="42.5443" calcext:value-type="float">
            <text:p>42.5443</text:p>
          </table:table-cell>
          <table:table-cell/>
          <table:table-cell table:formula="of:=([.D78]-[.A78])/0.0166667" office:value-type="float" office:value="-30.9659380681244" calcext:value-type="float">
            <text:p>-30.9659380681244</text:p>
          </table:table-cell>
          <table:table-cell table:formula="of:=ABS([.E78]-[.B78])/0.0166667" office:value-type="float" office:value="627.478745042508" calcext:value-type="float">
            <text:p>627.478745042508</text:p>
          </table:table-cell>
          <table:table-cell table:formula="of:=([.F78]-[.C78])/0.0166667" office:value-type="float" office:value="10.3919792160417" calcext:value-type="float">
            <text:p>10.3919792160417</text:p>
          </table:table-cell>
          <table:table-cell table:formula="of:=DEGREES(ATAN(ABS([.F78]-[.C78])/ABS([.E78]-[.B78])))" office:value-type="float" office:value="0.948816395823318" calcext:value-type="float">
            <text:p>0.948816395823318</text:p>
          </table:table-cell>
          <table:table-cell table:formula="of:=SQRT(POWER([.H78];2)+POWER([.I78];2)+POWER([.J78];2))" office:value-type="float" office:value="628.328304338255" calcext:value-type="float">
            <text:p>628.328304338255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6.843" calcext:value-type="float">
            <text:p>286.843</text:p>
          </table:table-cell>
          <table:table-cell office:value-type="float" office:value="42.1612" calcext:value-type="float">
            <text:p>42.1612</text:p>
          </table:table-cell>
          <table:table-cell office:value-type="float" office:value="71.6029" calcext:value-type="float">
            <text:p>71.6029</text:p>
          </table:table-cell>
          <table:table-cell office:value-type="float" office:value="276.232" calcext:value-type="float">
            <text:p>276.232</text:p>
          </table:table-cell>
          <table:table-cell office:value-type="float" office:value="42.8527" calcext:value-type="float">
            <text:p>42.8527</text:p>
          </table:table-cell>
          <table:table-cell/>
          <table:table-cell table:formula="of:=([.D79]-[.A79])/0.0166667" office:value-type="float" office:value="-30.5099389801219" calcext:value-type="float">
            <text:p>-30.5099389801219</text:p>
          </table:table-cell>
          <table:table-cell table:formula="of:=ABS([.E79]-[.B79])/0.0166667" office:value-type="float" office:value="636.658726682546" calcext:value-type="float">
            <text:p>636.658726682546</text:p>
          </table:table-cell>
          <table:table-cell table:formula="of:=([.F79]-[.C79])/0.0166667" office:value-type="float" office:value="41.4899170201658" calcext:value-type="float">
            <text:p>41.4899170201658</text:p>
          </table:table-cell>
          <table:table-cell table:formula="of:=DEGREES(ATAN(ABS([.F79]-[.C79])/ABS([.E79]-[.B79])))" office:value-type="float" office:value="3.72859170864559" calcext:value-type="float">
            <text:p>3.72859170864559</text:p>
          </table:table-cell>
          <table:table-cell table:formula="of:=SQRT(POWER([.H79];2)+POWER([.I79];2)+POWER([.J79];2))" office:value-type="float" office:value="638.738290579132" calcext:value-type="float">
            <text:p>638.738290579132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32" calcext:value-type="float">
            <text:p>282.732</text:p>
          </table:table-cell>
          <table:table-cell office:value-type="float" office:value="42.8151" calcext:value-type="float">
            <text:p>42.8151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2.4715" calcext:value-type="float">
            <text:p>42.4715</text:p>
          </table:table-cell>
          <table:table-cell/>
          <table:table-cell table:formula="of:=([.D80]-[.A80])/0.0166667" office:value-type="float" office:value="-30.3359393281214" calcext:value-type="float">
            <text:p>-30.3359393281214</text:p>
          </table:table-cell>
          <table:table-cell table:formula="of:=ABS([.E80]-[.B80])/0.0166667" office:value-type="float" office:value="615.778768442465" calcext:value-type="float">
            <text:p>615.778768442465</text:p>
          </table:table-cell>
          <table:table-cell table:formula="of:=([.F80]-[.C80])/0.0166667" office:value-type="float" office:value="-20.6159587680826" calcext:value-type="float">
            <text:p>-20.6159587680826</text:p>
          </table:table-cell>
          <table:table-cell table:formula="of:=DEGREES(ATAN(ABS([.F80]-[.C80])/ABS([.E80]-[.B80])))" office:value-type="float" office:value="1.91751722534793" calcext:value-type="float">
            <text:p>1.91751722534793</text:p>
          </table:table-cell>
          <table:table-cell table:formula="of:=SQRT(POWER([.H80];2)+POWER([.I80];2)+POWER([.J80];2))" office:value-type="float" office:value="616.870147304411" calcext:value-type="float">
            <text:p>616.870147304411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56" calcext:value-type="float">
            <text:p>284.056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71.3541" calcext:value-type="float">
            <text:p>71.3541</text:p>
          </table:table-cell>
          <table:table-cell office:value-type="float" office:value="274.887" calcext:value-type="float">
            <text:p>274.887</text:p>
          </table:table-cell>
          <table:table-cell office:value-type="float" office:value="43.0712" calcext:value-type="float">
            <text:p>43.0712</text:p>
          </table:table-cell>
          <table:table-cell/>
          <table:table-cell table:formula="of:=([.D81]-[.A81])/0.0166667" office:value-type="float" office:value="-45.533908932182" calcext:value-type="float">
            <text:p>-45.533908932182</text:p>
          </table:table-cell>
          <table:table-cell table:formula="of:=ABS([.E81]-[.B81])/0.0166667" office:value-type="float" office:value="550.1388997222" calcext:value-type="float">
            <text:p>550.1388997222</text:p>
          </table:table-cell>
          <table:table-cell table:formula="of:=([.F81]-[.C81])/0.0166667" office:value-type="float" office:value="12.9299741400516" calcext:value-type="float">
            <text:p>12.9299741400516</text:p>
          </table:table-cell>
          <table:table-cell table:formula="of:=DEGREES(ATAN(ABS([.F81]-[.C81])/ABS([.E81]-[.B81])))" office:value-type="float" office:value="1.34638103564265" calcext:value-type="float">
            <text:p>1.34638103564265</text:p>
          </table:table-cell>
          <table:table-cell table:formula="of:=SQRT(POWER([.H81];2)+POWER([.I81];2)+POWER([.J81];2))" office:value-type="float" office:value="552.171468007411" calcext:value-type="float">
            <text:p>552.171468007411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4.167" calcext:value-type="float">
            <text:p>284.167</text:p>
          </table:table-cell>
          <table:table-cell office:value-type="float" office:value="42.3323" calcext:value-type="float">
            <text:p>42.3323</text:p>
          </table:table-cell>
          <table:table-cell office:value-type="float" office:value="71.3469" calcext:value-type="float">
            <text:p>71.3469</text:p>
          </table:table-cell>
          <table:table-cell office:value-type="float" office:value="275.087" calcext:value-type="float">
            <text:p>275.087</text:p>
          </table:table-cell>
          <table:table-cell office:value-type="float" office:value="42.045" calcext:value-type="float">
            <text:p>42.045</text:p>
          </table:table-cell>
          <table:table-cell/>
          <table:table-cell table:formula="of:=([.D82]-[.A82])/0.0166667" office:value-type="float" office:value="-45.7739084521832" calcext:value-type="float">
            <text:p>-45.7739084521832</text:p>
          </table:table-cell>
          <table:table-cell table:formula="of:=ABS([.E82]-[.B82])/0.0166667" office:value-type="float" office:value="544.798910402178" calcext:value-type="float">
            <text:p>544.798910402178</text:p>
          </table:table-cell>
          <table:table-cell table:formula="of:=([.F82]-[.C82])/0.0166667" office:value-type="float" office:value="-17.2379655240691" calcext:value-type="float">
            <text:p>-17.2379655240691</text:p>
          </table:table-cell>
          <table:table-cell table:formula="of:=DEGREES(ATAN(ABS([.F82]-[.C82])/ABS([.E82]-[.B82])))" office:value-type="float" office:value="1.81228936239544" calcext:value-type="float">
            <text:p>1.81228936239544</text:p>
          </table:table-cell>
          <table:table-cell table:formula="of:=SQRT(POWER([.H82];2)+POWER([.I82];2)+POWER([.J82];2))" office:value-type="float" office:value="546.990174432593" calcext:value-type="float">
            <text:p>546.990174432593</text:p>
          </table:table-cell>
        </table:table-row>
        <table:table-row table:style-name="ro1">
          <table:table-cell office:value-type="float" office:value="72.6356" calcext:value-type="float">
            <text:p>72.6356</text:p>
          </table:table-cell>
          <table:table-cell office:value-type="float" office:value="292.295" calcext:value-type="float">
            <text:p>292.295</text:p>
          </table:table-cell>
          <table:table-cell office:value-type="float" office:value="42.0641" calcext:value-type="float">
            <text:p>42.0641</text:p>
          </table:table-cell>
          <table:table-cell office:value-type="float" office:value="72.1081" calcext:value-type="float">
            <text:p>72.1081</text:p>
          </table:table-cell>
          <table:table-cell office:value-type="float" office:value="278.831" calcext:value-type="float">
            <text:p>278.831</text:p>
          </table:table-cell>
          <table:table-cell office:value-type="float" office:value="42.9309" calcext:value-type="float">
            <text:p>42.9309</text:p>
          </table:table-cell>
          <table:table-cell/>
          <table:table-cell table:formula="of:=([.D83]-[.A83])/0.0166667" office:value-type="float" office:value="-31.6499367001268" calcext:value-type="float">
            <text:p>-31.6499367001268</text:p>
          </table:table-cell>
          <table:table-cell table:formula="of:=ABS([.E83]-[.B83])/0.0166667" office:value-type="float" office:value="807.838384323231" calcext:value-type="float">
            <text:p>807.838384323231</text:p>
          </table:table-cell>
          <table:table-cell table:formula="of:=([.F83]-[.C83])/0.0166667" office:value-type="float" office:value="52.0078959842079" calcext:value-type="float">
            <text:p>52.0078959842079</text:p>
          </table:table-cell>
          <table:table-cell table:formula="of:=DEGREES(ATAN(ABS([.F83]-[.C83])/ABS([.E83]-[.B83])))" office:value-type="float" office:value="3.68356641846414" calcext:value-type="float">
            <text:p>3.68356641846414</text:p>
          </table:table-cell>
          <table:table-cell table:formula="of:=SQRT(POWER([.H83];2)+POWER([.I83];2)+POWER([.J83];2))" office:value-type="float" office:value="810.129245814392" calcext:value-type="float">
            <text:p>810.129245814392</text:p>
          </table:table-cell>
        </table:table-row>
        <table:table-row table:style-name="ro1">
          <table:table-cell office:value-type="float" office:value="71.8564" calcext:value-type="float">
            <text:p>71.8564</text:p>
          </table:table-cell>
          <table:table-cell office:value-type="float" office:value="286.764" calcext:value-type="float">
            <text:p>286.764</text:p>
          </table:table-cell>
          <table:table-cell office:value-type="float" office:value="42.4304" calcext:value-type="float">
            <text:p>42.4304</text:p>
          </table:table-cell>
          <table:table-cell office:value-type="float" office:value="71.101" calcext:value-type="float">
            <text:p>71.101</text:p>
          </table:table-cell>
          <table:table-cell office:value-type="float" office:value="276.166" calcext:value-type="float">
            <text:p>276.166</text:p>
          </table:table-cell>
          <table:table-cell office:value-type="float" office:value="42.868" calcext:value-type="float">
            <text:p>42.868</text:p>
          </table:table-cell>
          <table:table-cell/>
          <table:table-cell table:formula="of:=([.D84]-[.A84])/0.0166667" office:value-type="float" office:value="-45.323909352181" calcext:value-type="float">
            <text:p>-45.323909352181</text:p>
          </table:table-cell>
          <table:table-cell table:formula="of:=ABS([.E84]-[.B84])/0.0166667" office:value-type="float" office:value="635.878728242544" calcext:value-type="float">
            <text:p>635.878728242544</text:p>
          </table:table-cell>
          <table:table-cell table:formula="of:=([.F84]-[.C84])/0.0166667" office:value-type="float" office:value="26.2559474881052" calcext:value-type="float">
            <text:p>26.2559474881052</text:p>
          </table:table-cell>
          <table:table-cell table:formula="of:=DEGREES(ATAN(ABS([.F84]-[.C84])/ABS([.E84]-[.B84])))" office:value-type="float" office:value="2.3644459933245" calcext:value-type="float">
            <text:p>2.3644459933245</text:p>
          </table:table-cell>
          <table:table-cell table:formula="of:=SQRT(POWER([.H84];2)+POWER([.I84];2)+POWER([.J84];2))" office:value-type="float" office:value="638.032435357967" calcext:value-type="float">
            <text:p>638.032435357967</text:p>
          </table:table-cell>
        </table:table-row>
        <table:table-row table:style-name="ro1">
          <table:table-cell office:value-type="float" office:value="72.6219" calcext:value-type="float">
            <text:p>72.6219</text:p>
          </table:table-cell>
          <table:table-cell office:value-type="float" office:value="284.177" calcext:value-type="float">
            <text:p>284.177</text:p>
          </table:table-cell>
          <table:table-cell office:value-type="float" office:value="42.579" calcext:value-type="float">
            <text:p>42.579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3.731" calcext:value-type="float">
            <text:p>273.731</text:p>
          </table:table-cell>
          <table:table-cell office:value-type="float" office:value="43.0024" calcext:value-type="float">
            <text:p>43.0024</text:p>
          </table:table-cell>
          <table:table-cell/>
          <table:table-cell table:formula="of:=([.D85]-[.A85])/0.0166667" office:value-type="float" office:value="-31.1099377801246" calcext:value-type="float">
            <text:p>-31.1099377801246</text:p>
          </table:table-cell>
          <table:table-cell table:formula="of:=ABS([.E85]-[.B85])/0.0166667" office:value-type="float" office:value="626.758746482509" calcext:value-type="float">
            <text:p>626.758746482509</text:p>
          </table:table-cell>
          <table:table-cell table:formula="of:=([.F85]-[.C85])/0.0166667" office:value-type="float" office:value="25.4039491921017" calcext:value-type="float">
            <text:p>25.4039491921017</text:p>
          </table:table-cell>
          <table:table-cell table:formula="of:=DEGREES(ATAN(ABS([.F85]-[.C85])/ABS([.E85]-[.B85])))" office:value-type="float" office:value="2.32105699405893" calcext:value-type="float">
            <text:p>2.32105699405893</text:p>
          </table:table-cell>
          <table:table-cell table:formula="of:=SQRT(POWER([.H85];2)+POWER([.I85];2)+POWER([.J85];2))" office:value-type="float" office:value="628.044357633729" calcext:value-type="float">
            <text:p>628.044357633729</text:p>
          </table:table-cell>
        </table:table-row>
        <table:table-row table:style-name="ro1">
          <table:table-cell office:value-type="float" office:value="72.6373" calcext:value-type="float">
            <text:p>72.6373</text:p>
          </table:table-cell>
          <table:table-cell office:value-type="float" office:value="293.704" calcext:value-type="float">
            <text:p>293.704</text:p>
          </table:table-cell>
          <table:table-cell office:value-type="float" office:value="41.8431" calcext:value-type="float">
            <text:p>41.8431</text:p>
          </table:table-cell>
          <table:table-cell office:value-type="float" office:value="72.1066" calcext:value-type="float">
            <text:p>72.1066</text:p>
          </table:table-cell>
          <table:table-cell office:value-type="float" office:value="281.564" calcext:value-type="float">
            <text:p>281.564</text:p>
          </table:table-cell>
          <table:table-cell office:value-type="float" office:value="42.243" calcext:value-type="float">
            <text:p>42.243</text:p>
          </table:table-cell>
          <table:table-cell/>
          <table:table-cell table:formula="of:=([.D86]-[.A86])/0.0166667" office:value-type="float" office:value="-31.8419363161271" calcext:value-type="float">
            <text:p>-31.8419363161271</text:p>
          </table:table-cell>
          <table:table-cell table:formula="of:=ABS([.E86]-[.B86])/0.0166667" office:value-type="float" office:value="728.398543202913" calcext:value-type="float">
            <text:p>728.398543202913</text:p>
          </table:table-cell>
          <table:table-cell table:formula="of:=([.F86]-[.C86])/0.0166667" office:value-type="float" office:value="23.9939520120961" calcext:value-type="float">
            <text:p>23.9939520120961</text:p>
          </table:table-cell>
          <table:table-cell table:formula="of:=DEGREES(ATAN(ABS([.F86]-[.C86])/ABS([.E86]-[.B86])))" office:value-type="float" office:value="1.88668041352999" calcext:value-type="float">
            <text:p>1.88668041352999</text:p>
          </table:table-cell>
          <table:table-cell table:formula="of:=SQRT(POWER([.H86];2)+POWER([.I86];2)+POWER([.J86];2))" office:value-type="float" office:value="729.488900794004" calcext:value-type="float">
            <text:p>729.488900794004</text:p>
          </table:table-cell>
        </table:table-row>
        <table:table-row table:style-name="ro1">
          <table:table-cell office:value-type="float" office:value="71.8538" calcext:value-type="float">
            <text:p>71.8538</text:p>
          </table:table-cell>
          <table:table-cell office:value-type="float" office:value="285.505" calcext:value-type="float">
            <text:p>285.505</text:p>
          </table:table-cell>
          <table:table-cell office:value-type="float" office:value="42.122" calcext:value-type="float">
            <text:p>42.122</text:p>
          </table:table-cell>
          <table:table-cell office:value-type="float" office:value="71.3509" calcext:value-type="float">
            <text:p>71.3509</text:p>
          </table:table-cell>
          <table:table-cell office:value-type="float" office:value="273.732" calcext:value-type="float">
            <text:p>273.732</text:p>
          </table:table-cell>
          <table:table-cell office:value-type="float" office:value="42.5138" calcext:value-type="float">
            <text:p>42.5138</text:p>
          </table:table-cell>
          <table:table-cell/>
          <table:table-cell table:formula="of:=([.D87]-[.A87])/0.0166667" office:value-type="float" office:value="-30.1739396521214" calcext:value-type="float">
            <text:p>-30.1739396521214</text:p>
          </table:table-cell>
          <table:table-cell table:formula="of:=ABS([.E87]-[.B87])/0.0166667" office:value-type="float" office:value="706.378587242824" calcext:value-type="float">
            <text:p>706.378587242824</text:p>
          </table:table-cell>
          <table:table-cell table:formula="of:=([.F87]-[.C87])/0.0166667" office:value-type="float" office:value="23.5079529840942" calcext:value-type="float">
            <text:p>23.5079529840942</text:p>
          </table:table-cell>
          <table:table-cell table:formula="of:=DEGREES(ATAN(ABS([.F87]-[.C87])/ABS([.E87]-[.B87])))" office:value-type="float" office:value="1.90607359859457" calcext:value-type="float">
            <text:p>1.90607359859457</text:p>
          </table:table-cell>
          <table:table-cell table:formula="of:=SQRT(POWER([.H87];2)+POWER([.I87];2)+POWER([.J87];2))" office:value-type="float" office:value="707.413456899711" calcext:value-type="float">
            <text:p>707.413456899711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4.218" calcext:value-type="float">
            <text:p>284.218</text:p>
          </table:table-cell>
          <table:table-cell office:value-type="float" office:value="42.0712" calcext:value-type="float">
            <text:p>42.0712</text:p>
          </table:table-cell>
          <table:table-cell office:value-type="float" office:value="71.6006" calcext:value-type="float">
            <text:p>71.6006</text:p>
          </table:table-cell>
          <table:table-cell office:value-type="float" office:value="273.757" calcext:value-type="float">
            <text:p>273.757</text:p>
          </table:table-cell>
          <table:table-cell office:value-type="float" office:value="42.5073" calcext:value-type="float">
            <text:p>42.5073</text:p>
          </table:table-cell>
          <table:table-cell/>
          <table:table-cell table:formula="of:=([.D88]-[.A88])/0.0166667" office:value-type="float" office:value="-30.4559390881216" calcext:value-type="float">
            <text:p>-30.4559390881216</text:p>
          </table:table-cell>
          <table:table-cell table:formula="of:=ABS([.E88]-[.B88])/0.0166667" office:value-type="float" office:value="627.658744682511" calcext:value-type="float">
            <text:p>627.658744682511</text:p>
          </table:table-cell>
          <table:table-cell table:formula="of:=([.F88]-[.C88])/0.0166667" office:value-type="float" office:value="26.1659476681049" calcext:value-type="float">
            <text:p>26.1659476681049</text:p>
          </table:table-cell>
          <table:table-cell table:formula="of:=DEGREES(ATAN(ABS([.F88]-[.C88])/ABS([.E88]-[.B88])))" office:value-type="float" office:value="2.38717423749142" calcext:value-type="float">
            <text:p>2.38717423749142</text:p>
          </table:table-cell>
          <table:table-cell table:formula="of:=SQRT(POWER([.H88];2)+POWER([.I88];2)+POWER([.J88];2))" office:value-type="float" office:value="628.941746761602" calcext:value-type="float">
            <text:p>628.941746761602</text:p>
          </table:table-cell>
        </table:table-row>
        <table:table-row table:style-name="ro1">
          <table:table-cell office:value-type="float" office:value="71.8538" calcext:value-type="float">
            <text:p>71.8538</text:p>
          </table:table-cell>
          <table:table-cell office:value-type="float" office:value="285.505" calcext:value-type="float">
            <text:p>285.505</text:p>
          </table:table-cell>
          <table:table-cell office:value-type="float" office:value="42.122" calcext:value-type="float">
            <text:p>42.122</text:p>
          </table:table-cell>
          <table:table-cell office:value-type="float" office:value="70.8441" calcext:value-type="float">
            <text:p>70.8441</text:p>
          </table:table-cell>
          <table:table-cell office:value-type="float" office:value="276.286" calcext:value-type="float">
            <text:p>276.286</text:p>
          </table:table-cell>
          <table:table-cell office:value-type="float" office:value="42.1037" calcext:value-type="float">
            <text:p>42.1037</text:p>
          </table:table-cell>
          <table:table-cell/>
          <table:table-cell table:formula="of:=([.D89]-[.A89])/0.0166667" office:value-type="float" office:value="-60.5818788362429" calcext:value-type="float">
            <text:p>-60.5818788362429</text:p>
          </table:table-cell>
          <table:table-cell table:formula="of:=ABS([.E89]-[.B89])/0.0166667" office:value-type="float" office:value="553.138893722212" calcext:value-type="float">
            <text:p>553.138893722212</text:p>
          </table:table-cell>
          <table:table-cell table:formula="of:=([.F89]-[.C89])/0.0166667" office:value-type="float" office:value="-1.09799780400418" calcext:value-type="float">
            <text:p>-1.09799780400418</text:p>
          </table:table-cell>
          <table:table-cell table:formula="of:=DEGREES(ATAN(ABS([.F89]-[.C89])/ABS([.E89]-[.B89])))" office:value-type="float" office:value="0.113733744215659" calcext:value-type="float">
            <text:p>0.113733744215659</text:p>
          </table:table-cell>
          <table:table-cell table:formula="of:=SQRT(POWER([.H89];2)+POWER([.I89];2)+POWER([.J89];2))" office:value-type="float" office:value="556.447666353934" calcext:value-type="float">
            <text:p>556.447666353934</text:p>
          </table:table-cell>
        </table:table-row>
        <table:table-row table:style-name="ro1">
          <table:table-cell office:value-type="float" office:value="72.6219" calcext:value-type="float">
            <text:p>72.6219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42.5807" calcext:value-type="float">
            <text:p>42.5807</text:p>
          </table:table-cell>
          <table:table-cell office:value-type="float" office:value="71.8515" calcext:value-type="float">
            <text:p>71.8515</text:p>
          </table:table-cell>
          <table:table-cell office:value-type="float" office:value="277.637" calcext:value-type="float">
            <text:p>277.637</text:p>
          </table:table-cell>
          <table:table-cell office:value-type="float" office:value="42.3748" calcext:value-type="float">
            <text:p>42.3748</text:p>
          </table:table-cell>
          <table:table-cell/>
          <table:table-cell table:formula="of:=([.D90]-[.A90])/0.0166667" office:value-type="float" office:value="-46.2239075521846" calcext:value-type="float">
            <text:p>-46.2239075521846</text:p>
          </table:table-cell>
          <table:table-cell table:formula="of:=ABS([.E90]-[.B90])/0.0166667" office:value-type="float" office:value="391.739216521567" calcext:value-type="float">
            <text:p>391.739216521567</text:p>
          </table:table-cell>
          <table:table-cell table:formula="of:=([.F90]-[.C90])/0.0166667" office:value-type="float" office:value="-12.3539752920494" calcext:value-type="float">
            <text:p>-12.3539752920494</text:p>
          </table:table-cell>
          <table:table-cell table:formula="of:=DEGREES(ATAN(ABS([.F90]-[.C90])/ABS([.E90]-[.B90])))" office:value-type="float" office:value="1.8062938322069" calcext:value-type="float">
            <text:p>1.8062938322069</text:p>
          </table:table-cell>
          <table:table-cell table:formula="of:=SQRT(POWER([.H90];2)+POWER([.I90];2)+POWER([.J90];2))" office:value-type="float" office:value="394.650331427506" calcext:value-type="float">
            <text:p>394.650331427506</text:p>
          </table:table-cell>
        </table:table-row>
        <table:table-row table:style-name="ro1">
          <table:table-cell office:value-type="float" office:value="73.1487" calcext:value-type="float">
            <text:p>73.1487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42.4906" calcext:value-type="float">
            <text:p>42.4906</text:p>
          </table:table-cell>
          <table:table-cell office:value-type="float" office:value="72.6144" calcext:value-type="float">
            <text:p>72.6144</text:p>
          </table:table-cell>
          <table:table-cell office:value-type="float" office:value="278.84" calcext:value-type="float">
            <text:p>278.84</text:p>
          </table:table-cell>
          <table:table-cell office:value-type="float" office:value="43.175" calcext:value-type="float">
            <text:p>43.175</text:p>
          </table:table-cell>
          <table:table-cell/>
          <table:table-cell table:formula="of:=([.D91]-[.A91])/0.0166667" office:value-type="float" office:value="-32.0579358841283" calcext:value-type="float">
            <text:p>-32.0579358841283</text:p>
          </table:table-cell>
          <table:table-cell table:formula="of:=ABS([.E91]-[.B91])/0.0166667" office:value-type="float" office:value="642.298715402572" calcext:value-type="float">
            <text:p>642.298715402572</text:p>
          </table:table-cell>
          <table:table-cell table:formula="of:=([.F91]-[.C91])/0.0166667" office:value-type="float" office:value="41.063917872164" calcext:value-type="float">
            <text:p>41.063917872164</text:p>
          </table:table-cell>
          <table:table-cell table:formula="of:=DEGREES(ATAN(ABS([.F91]-[.C91])/ABS([.E91]-[.B91])))" office:value-type="float" office:value="3.6580976629112" calcext:value-type="float">
            <text:p>3.6580976629112</text:p>
          </table:table-cell>
          <table:table-cell table:formula="of:=SQRT(POWER([.H91];2)+POWER([.I91];2)+POWER([.J91];2))" office:value-type="float" office:value="644.407942542576" calcext:value-type="float">
            <text:p>644.407942542576</text:p>
          </table:table-cell>
        </table:table-row>
        <table:table-row table:style-name="ro1">
          <table:table-cell office:value-type="float" office:value="72.3713" calcext:value-type="float">
            <text:p>72.3713</text:p>
          </table:table-cell>
          <table:table-cell office:value-type="float" office:value="289.585" calcext:value-type="float">
            <text:p>289.585</text:p>
          </table:table-cell>
          <table:table-cell office:value-type="float" office:value="41.9801" calcext:value-type="float">
            <text:p>41.9801</text:p>
          </table:table-cell>
          <table:table-cell office:value-type="float" office:value="71.343" calcext:value-type="float">
            <text:p>71.343</text:p>
          </table:table-cell>
          <table:table-cell office:value-type="float" office:value="281.537" calcext:value-type="float">
            <text:p>281.537</text:p>
          </table:table-cell>
          <table:table-cell office:value-type="float" office:value="42.0026" calcext:value-type="float">
            <text:p>42.0026</text:p>
          </table:table-cell>
          <table:table-cell/>
          <table:table-cell table:formula="of:=([.D92]-[.A92])/0.0166667" office:value-type="float" office:value="-61.6978766042469" calcext:value-type="float">
            <text:p>-61.6978766042469</text:p>
          </table:table-cell>
          <table:table-cell table:formula="of:=ABS([.E92]-[.B92])/0.0166667" office:value-type="float" office:value="482.879034241932" calcext:value-type="float">
            <text:p>482.879034241932</text:p>
          </table:table-cell>
          <table:table-cell table:formula="of:=([.F92]-[.C92])/0.0166667" office:value-type="float" office:value="1.34999730000545" calcext:value-type="float">
            <text:p>1.34999730000545</text:p>
          </table:table-cell>
          <table:table-cell table:formula="of:=DEGREES(ATAN(ABS([.F92]-[.C92])/ABS([.E92]-[.B92])))" office:value-type="float" office:value="0.160182862866099" calcext:value-type="float">
            <text:p>0.160182862866099</text:p>
          </table:table-cell>
          <table:table-cell table:formula="of:=SQRT(POWER([.H92];2)+POWER([.I92];2)+POWER([.J92];2))" office:value-type="float" office:value="486.806544923755" calcext:value-type="float">
            <text:p>486.806544923755</text:p>
          </table:table-cell>
        </table:table-row>
        <table:table-row table:style-name="ro1">
          <table:table-cell office:value-type="float" office:value="72.6296" calcext:value-type="float">
            <text:p>72.6296</text:p>
          </table:table-cell>
          <table:table-cell office:value-type="float" office:value="289.611" calcext:value-type="float">
            <text:p>289.611</text:p>
          </table:table-cell>
          <table:table-cell office:value-type="float" office:value="41.9736" calcext:value-type="float">
            <text:p>41.9736</text:p>
          </table:table-cell>
          <table:table-cell office:value-type="float" office:value="71.8534" calcext:value-type="float">
            <text:p>71.8534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2.4643" calcext:value-type="float">
            <text:p>42.4643</text:p>
          </table:table-cell>
          <table:table-cell/>
          <table:table-cell table:formula="of:=([.D93]-[.A93])/0.0166667" office:value-type="float" office:value="-46.5719068561865" calcext:value-type="float">
            <text:p>-46.5719068561865</text:p>
          </table:table-cell>
          <table:table-cell table:formula="of:=ABS([.E93]-[.B93])/0.0166667" office:value-type="float" office:value="564.838870322259" calcext:value-type="float">
            <text:p>564.838870322259</text:p>
          </table:table-cell>
          <table:table-cell table:formula="of:=([.F93]-[.C93])/0.0166667" office:value-type="float" office:value="29.441941116118" calcext:value-type="float">
            <text:p>29.441941116118</text:p>
          </table:table-cell>
          <table:table-cell table:formula="of:=DEGREES(ATAN(ABS([.F93]-[.C93])/ABS([.E93]-[.B93])))" office:value-type="float" office:value="2.98381324919957" calcext:value-type="float">
            <text:p>2.98381324919957</text:p>
          </table:table-cell>
          <table:table-cell table:formula="of:=SQRT(POWER([.H93];2)+POWER([.I93];2)+POWER([.J93];2))" office:value-type="float" office:value="567.519796863362" calcext:value-type="float">
            <text:p>567.519796863362</text:p>
          </table:table-cell>
        </table:table-row>
        <table:table-row table:style-name="ro1">
          <table:table-cell office:value-type="float" office:value="71.8536" calcext:value-type="float">
            <text:p>71.8536</text:p>
          </table:table-cell>
          <table:table-cell office:value-type="float" office:value="282.826" calcext:value-type="float">
            <text:p>282.826</text:p>
          </table:table-cell>
          <table:table-cell office:value-type="float" office:value="42.2957" calcext:value-type="float">
            <text:p>42.2957</text:p>
          </table:table-cell>
          <table:table-cell office:value-type="float" office:value="71.1041" calcext:value-type="float">
            <text:p>71.1041</text:p>
          </table:table-cell>
          <table:table-cell office:value-type="float" office:value="272.388" calcext:value-type="float">
            <text:p>272.388</text:p>
          </table:table-cell>
          <table:table-cell office:value-type="float" office:value="42.7343" calcext:value-type="float">
            <text:p>42.7343</text:p>
          </table:table-cell>
          <table:table-cell/>
          <table:table-cell table:formula="of:=([.D94]-[.A94])/0.0166667" office:value-type="float" office:value="-44.9699100601797" calcext:value-type="float">
            <text:p>-44.9699100601797</text:p>
          </table:table-cell>
          <table:table-cell table:formula="of:=ABS([.E94]-[.B94])/0.0166667" office:value-type="float" office:value="626.278747442508" calcext:value-type="float">
            <text:p>626.278747442508</text:p>
          </table:table-cell>
          <table:table-cell table:formula="of:=([.F94]-[.C94])/0.0166667" office:value-type="float" office:value="26.3159473681053" calcext:value-type="float">
            <text:p>26.3159473681053</text:p>
          </table:table-cell>
          <table:table-cell table:formula="of:=DEGREES(ATAN(ABS([.F94]-[.C94])/ABS([.E94]-[.B94])))" office:value-type="float" office:value="2.40612707318471" calcext:value-type="float">
            <text:p>2.40612707318471</text:p>
          </table:table-cell>
          <table:table-cell table:formula="of:=SQRT(POWER([.H94];2)+POWER([.I94];2)+POWER([.J94];2))" office:value-type="float" office:value="628.442432840796" calcext:value-type="float">
            <text:p>628.442432840796</text:p>
          </table:table-cell>
        </table:table-row>
        <table:table-row table:style-name="ro1">
          <table:table-cell office:value-type="float" office:value="72.6146" calcext:value-type="float">
            <text:p>72.6146</text:p>
          </table:table-cell>
          <table:table-cell office:value-type="float" office:value="281.625" calcext:value-type="float">
            <text:p>281.625</text:p>
          </table:table-cell>
          <table:table-cell office:value-type="float" office:value="42.2285" calcext:value-type="float">
            <text:p>42.2285</text:p>
          </table:table-cell>
          <table:table-cell office:value-type="float" office:value="71.8495" calcext:value-type="float">
            <text:p>71.8495</text:p>
          </table:table-cell>
          <table:table-cell office:value-type="float" office:value="272.541" calcext:value-type="float">
            <text:p>272.541</text:p>
          </table:table-cell>
          <table:table-cell office:value-type="float" office:value="42.4552" calcext:value-type="float">
            <text:p>42.4552</text:p>
          </table:table-cell>
          <table:table-cell/>
          <table:table-cell table:formula="of:=([.D95]-[.A95])/0.0166667" office:value-type="float" office:value="-45.905908188183" calcext:value-type="float">
            <text:p>-45.905908188183</text:p>
          </table:table-cell>
          <table:table-cell table:formula="of:=ABS([.E95]-[.B95])/0.0166667" office:value-type="float" office:value="545.03890992218" calcext:value-type="float">
            <text:p>545.03890992218</text:p>
          </table:table-cell>
          <table:table-cell table:formula="of:=([.F95]-[.C95])/0.0166667" office:value-type="float" office:value="13.6019727960545" calcext:value-type="float">
            <text:p>13.6019727960545</text:p>
          </table:table-cell>
          <table:table-cell table:formula="of:=DEGREES(ATAN(ABS([.F95]-[.C95])/ABS([.E95]-[.B95])))" office:value-type="float" office:value="1.42957482551315" calcext:value-type="float">
            <text:p>1.42957482551315</text:p>
          </table:table-cell>
          <table:table-cell table:formula="of:=SQRT(POWER([.H95];2)+POWER([.I95];2)+POWER([.J95];2))" office:value-type="float" office:value="547.137806589606" calcext:value-type="float">
            <text:p>547.137806589606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92.362" calcext:value-type="float">
            <text:p>292.362</text:p>
          </table:table-cell>
          <table:table-cell office:value-type="float" office:value="41.5438" calcext:value-type="float">
            <text:p>41.5438</text:p>
          </table:table-cell>
          <table:table-cell office:value-type="float" office:value="71.5932" calcext:value-type="float">
            <text:p>71.5932</text:p>
          </table:table-cell>
          <table:table-cell office:value-type="float" office:value="280.372" calcext:value-type="float">
            <text:p>280.372</text:p>
          </table:table-cell>
          <table:table-cell office:value-type="float" office:value="41.4332" calcext:value-type="float">
            <text:p>41.4332</text:p>
          </table:table-cell>
          <table:table-cell/>
          <table:table-cell table:formula="of:=([.D96]-[.A96])/0.0166667" office:value-type="float" office:value="-31.1939376121252" calcext:value-type="float">
            <text:p>-31.1939376121252</text:p>
          </table:table-cell>
          <table:table-cell table:formula="of:=ABS([.E96]-[.B96])/0.0166667" office:value-type="float" office:value="719.398561202878" calcext:value-type="float">
            <text:p>719.398561202878</text:p>
          </table:table-cell>
          <table:table-cell table:formula="of:=([.F96]-[.C96])/0.0166667" office:value-type="float" office:value="-6.63598672802643" calcext:value-type="float">
            <text:p>-6.63598672802643</text:p>
          </table:table-cell>
          <table:table-cell table:formula="of:=DEGREES(ATAN(ABS([.F96]-[.C96])/ABS([.E96]-[.B96])))" office:value-type="float" office:value="0.528501542125663" calcext:value-type="float">
            <text:p>0.528501542125663</text:p>
          </table:table-cell>
          <table:table-cell table:formula="of:=SQRT(POWER([.H96];2)+POWER([.I96];2)+POWER([.J96];2))" office:value-type="float" office:value="720.105122828865" calcext:value-type="float">
            <text:p>720.105122828865</text:p>
          </table:table-cell>
        </table:table-row>
        <table:table-row table:style-name="ro1">
          <table:table-cell office:value-type="float" office:value="72.3744" calcext:value-type="float">
            <text:p>72.3744</text:p>
          </table:table-cell>
          <table:table-cell office:value-type="float" office:value="289.468" calcext:value-type="float">
            <text:p>289.468</text:p>
          </table:table-cell>
          <table:table-cell office:value-type="float" office:value="42.5098" calcext:value-type="float">
            <text:p>42.5098</text:p>
          </table:table-cell>
          <table:table-cell office:value-type="float" office:value="71.5987" calcext:value-type="float">
            <text:p>71.5987</text:p>
          </table:table-cell>
          <table:table-cell office:value-type="float" office:value="281.506" calcext:value-type="float">
            <text:p>281.506</text:p>
          </table:table-cell>
          <table:table-cell office:value-type="float" office:value="42.257" calcext:value-type="float">
            <text:p>42.257</text:p>
          </table:table-cell>
          <table:table-cell/>
          <table:table-cell table:formula="of:=([.D97]-[.A97])/0.0166667" office:value-type="float" office:value="-46.5419069161862" calcext:value-type="float">
            <text:p>-46.5419069161862</text:p>
          </table:table-cell>
          <table:table-cell table:formula="of:=ABS([.E97]-[.B97])/0.0166667" office:value-type="float" office:value="477.719044561914" calcext:value-type="float">
            <text:p>477.719044561914</text:p>
          </table:table-cell>
          <table:table-cell table:formula="of:=([.F97]-[.C97])/0.0166667" office:value-type="float" office:value="-15.1679696640607" calcext:value-type="float">
            <text:p>-15.1679696640607</text:p>
          </table:table-cell>
          <table:table-cell table:formula="of:=DEGREES(ATAN(ABS([.F97]-[.C97])/ABS([.E97]-[.B97])))" office:value-type="float" office:value="1.81857682761458" calcext:value-type="float">
            <text:p>1.81857682761458</text:p>
          </table:table-cell>
          <table:table-cell table:formula="of:=SQRT(POWER([.H97];2)+POWER([.I97];2)+POWER([.J97];2))" office:value-type="float" office:value="480.220472221117" calcext:value-type="float">
            <text:p>480.220472221117</text:p>
          </table:table-cell>
        </table:table-row>
        <table:table-row table:style-name="ro1">
          <table:table-cell office:value-type="float" office:value="72.3666" calcext:value-type="float">
            <text:p>72.3666</text:p>
          </table:table-cell>
          <table:table-cell office:value-type="float" office:value="284.145" calcext:value-type="float">
            <text:p>284.145</text:p>
          </table:table-cell>
          <table:table-cell office:value-type="float" office:value="42.5865" calcext:value-type="float">
            <text:p>42.5865</text:p>
          </table:table-cell>
          <table:table-cell office:value-type="float" office:value="71.8488" calcext:value-type="float">
            <text:p>71.8488</text:p>
          </table:table-cell>
          <table:table-cell office:value-type="float" office:value="273.828" calcext:value-type="float">
            <text:p>273.828</text:p>
          </table:table-cell>
          <table:table-cell office:value-type="float" office:value="42.2454" calcext:value-type="float">
            <text:p>42.2454</text:p>
          </table:table-cell>
          <table:table-cell/>
          <table:table-cell table:formula="of:=([.D98]-[.A98])/0.0166667" office:value-type="float" office:value="-31.0679378641248" calcext:value-type="float">
            <text:p>-31.0679378641248</text:p>
          </table:table-cell>
          <table:table-cell table:formula="of:=ABS([.E98]-[.B98])/0.0166667" office:value-type="float" office:value="619.018761962477" calcext:value-type="float">
            <text:p>619.018761962477</text:p>
          </table:table-cell>
          <table:table-cell table:formula="of:=([.F98]-[.C98])/0.0166667" office:value-type="float" office:value="-20.4659590680821" calcext:value-type="float">
            <text:p>-20.4659590680821</text:p>
          </table:table-cell>
          <table:table-cell table:formula="of:=DEGREES(ATAN(ABS([.F98]-[.C98])/ABS([.E98]-[.B98])))" office:value-type="float" office:value="1.89361966464026" calcext:value-type="float">
            <text:p>1.89361966464026</text:p>
          </table:table-cell>
          <table:table-cell table:formula="of:=SQRT(POWER([.H98];2)+POWER([.I98];2)+POWER([.J98];2))" office:value-type="float" office:value="620.135710877275" calcext:value-type="float">
            <text:p>620.135710877275</text:p>
          </table:table-cell>
        </table:table-row>
        <table:table-row table:style-name="ro1">
          <table:table-cell office:value-type="float" office:value="72.631" calcext:value-type="float">
            <text:p>72.631</text:p>
          </table:table-cell>
          <table:table-cell office:value-type="float" office:value="289.558" calcext:value-type="float">
            <text:p>289.558</text:p>
          </table:table-cell>
          <table:table-cell office:value-type="float" office:value="42.2377" calcext:value-type="float">
            <text:p>42.2377</text:p>
          </table:table-cell>
          <table:table-cell office:value-type="float" office:value="72.105" calcext:value-type="float">
            <text:p>72.105</text:p>
          </table:table-cell>
          <table:table-cell office:value-type="float" office:value="277.608" calcext:value-type="float">
            <text:p>277.608</text:p>
          </table:table-cell>
          <table:table-cell office:value-type="float" office:value="42.6269" calcext:value-type="float">
            <text:p>42.6269</text:p>
          </table:table-cell>
          <table:table-cell/>
          <table:table-cell table:formula="of:=([.D99]-[.A99])/0.0166667" office:value-type="float" office:value="-31.559936880126" calcext:value-type="float">
            <text:p>-31.559936880126</text:p>
          </table:table-cell>
          <table:table-cell table:formula="of:=ABS([.E99]-[.B99])/0.0166667" office:value-type="float" office:value="716.998566002867" calcext:value-type="float">
            <text:p>716.998566002867</text:p>
          </table:table-cell>
          <table:table-cell table:formula="of:=([.F99]-[.C99])/0.0166667" office:value-type="float" office:value="23.3519532960936" calcext:value-type="float">
            <text:p>23.3519532960936</text:p>
          </table:table-cell>
          <table:table-cell table:formula="of:=DEGREES(ATAN(ABS([.F99]-[.C99])/ABS([.E99]-[.B99])))" office:value-type="float" office:value="1.86540901431353" calcext:value-type="float">
            <text:p>1.86540901431353</text:p>
          </table:table-cell>
          <table:table-cell table:formula="of:=SQRT(POWER([.H99];2)+POWER([.I99];2)+POWER([.J99];2))" office:value-type="float" office:value="718.07261957882" calcext:value-type="float">
            <text:p>718.07261957882</text:p>
          </table:table-cell>
        </table:table-row>
        <table:table-row table:style-name="ro1">
          <table:table-cell office:value-type="float" office:value="72.8623" calcext:value-type="float">
            <text:p>72.8623</text:p>
          </table:table-cell>
          <table:table-cell office:value-type="float" office:value="276.232" calcext:value-type="float">
            <text:p>276.232</text:p>
          </table:table-cell>
          <table:table-cell office:value-type="float" office:value="43.5874" calcext:value-type="float">
            <text:p>43.5874</text:p>
          </table:table-cell>
          <table:table-cell office:value-type="float" office:value="72.1018" calcext:value-type="float">
            <text:p>72.1018</text:p>
          </table:table-cell>
          <table:table-cell office:value-type="float" office:value="273.766" calcext:value-type="float">
            <text:p>273.766</text:p>
          </table:table-cell>
          <table:table-cell office:value-type="float" office:value="42.7489" calcext:value-type="float">
            <text:p>42.7489</text:p>
          </table:table-cell>
          <table:table-cell/>
          <table:table-cell table:formula="of:=([.D100]-[.A100])/0.0166667" office:value-type="float" office:value="-45.629908740183" calcext:value-type="float">
            <text:p>-45.629908740183</text:p>
          </table:table-cell>
          <table:table-cell table:formula="of:=ABS([.E100]-[.B100])/0.0166667" office:value-type="float" office:value="147.959704080592" calcext:value-type="float">
            <text:p>147.959704080592</text:p>
          </table:table-cell>
          <table:table-cell table:formula="of:=([.F100]-[.C100])/0.0166667" office:value-type="float" office:value="-50.3098993802014" calcext:value-type="float">
            <text:p>-50.3098993802014</text:p>
          </table:table-cell>
          <table:table-cell table:formula="of:=DEGREES(ATAN(ABS([.F100]-[.C100])/ABS([.E100]-[.B100])))" office:value-type="float" office:value="18.7792828168864" calcext:value-type="float">
            <text:p>18.7792828168864</text:p>
          </table:table-cell>
          <table:table-cell table:formula="of:=SQRT(POWER([.H100];2)+POWER([.I100];2)+POWER([.J100];2))" office:value-type="float" office:value="162.804326044795" calcext:value-type="float">
            <text:p>162.804326044795</text:p>
          </table:table-cell>
        </table:table-row>
        <table:table-row table:style-name="ro1">
          <table:table-cell office:value-type="float" office:value="71.8575" calcext:value-type="float">
            <text:p>71.8575</text:p>
          </table:table-cell>
          <table:table-cell office:value-type="float" office:value="290.809" calcext:value-type="float">
            <text:p>290.809</text:p>
          </table:table-cell>
          <table:table-cell office:value-type="float" office:value="42.3043" calcext:value-type="float">
            <text:p>42.3043</text:p>
          </table:table-cell>
          <table:table-cell office:value-type="float" office:value="71.1008" calcext:value-type="float">
            <text:p>71.1008</text:p>
          </table:table-cell>
          <table:table-cell office:value-type="float" office:value="278.665" calcext:value-type="float">
            <text:p>278.665</text:p>
          </table:table-cell>
          <table:table-cell office:value-type="float" office:value="43.2168" calcext:value-type="float">
            <text:p>43.2168</text:p>
          </table:table-cell>
          <table:table-cell/>
          <table:table-cell table:formula="of:=([.D101]-[.A101])/0.0166667" office:value-type="float" office:value="-45.4019091961813" calcext:value-type="float">
            <text:p>-45.4019091961813</text:p>
          </table:table-cell>
          <table:table-cell table:formula="of:=ABS([.E101]-[.B101])/0.0166667" office:value-type="float" office:value="728.638542722915" calcext:value-type="float">
            <text:p>728.638542722915</text:p>
          </table:table-cell>
          <table:table-cell table:formula="of:=([.F101]-[.C101])/0.0166667" office:value-type="float" office:value="54.7498905002191" calcext:value-type="float">
            <text:p>54.7498905002191</text:p>
          </table:table-cell>
          <table:table-cell table:formula="of:=DEGREES(ATAN(ABS([.F101]-[.C101])/ABS([.E101]-[.B101])))" office:value-type="float" office:value="4.29712903592443" calcext:value-type="float">
            <text:p>4.29712903592443</text:p>
          </table:table-cell>
          <table:table-cell table:formula="of:=SQRT(POWER([.H101];2)+POWER([.I101];2)+POWER([.J101];2))" office:value-type="float" office:value="732.101775581659" calcext:value-type="float">
            <text:p>732.101775581659</text:p>
          </table:table-cell>
        </table:table-row>
        <table:table-row table:style-name="ro1">
          <table:table-cell office:value-type="float" office:value="72.3721" calcext:value-type="float">
            <text:p>72.3721</text:p>
          </table:table-cell>
          <table:table-cell office:value-type="float" office:value="290.98" calcext:value-type="float">
            <text:p>290.98</text:p>
          </table:table-cell>
          <table:table-cell office:value-type="float" office:value="41.7598" calcext:value-type="float">
            <text:p>41.7598</text:p>
          </table:table-cell>
          <table:table-cell office:value-type="float" office:value="71.5982" calcext:value-type="float">
            <text:p>71.5982</text:p>
          </table:table-cell>
          <table:table-cell office:value-type="float" office:value="278.927" calcext:value-type="float">
            <text:p>278.927</text:p>
          </table:table-cell>
          <table:table-cell office:value-type="float" office:value="42.1692" calcext:value-type="float">
            <text:p>42.1692</text:p>
          </table:table-cell>
          <table:table-cell/>
          <table:table-cell table:formula="of:=([.D102]-[.A102])/0.0166667" office:value-type="float" office:value="-46.4339071321856" calcext:value-type="float">
            <text:p>-46.4339071321856</text:p>
          </table:table-cell>
          <table:table-cell table:formula="of:=ABS([.E102]-[.B102])/0.0166667" office:value-type="float" office:value="723.178553642893" calcext:value-type="float">
            <text:p>723.178553642893</text:p>
          </table:table-cell>
          <table:table-cell table:formula="of:=([.F102]-[.C102])/0.0166667" office:value-type="float" office:value="24.5639508720986" calcext:value-type="float">
            <text:p>24.5639508720986</text:p>
          </table:table-cell>
          <table:table-cell table:formula="of:=DEGREES(ATAN(ABS([.F102]-[.C102])/ABS([.E102]-[.B102])))" office:value-type="float" office:value="1.94539760842564" calcext:value-type="float">
            <text:p>1.94539760842564</text:p>
          </table:table-cell>
          <table:table-cell table:formula="of:=SQRT(POWER([.H102];2)+POWER([.I102];2)+POWER([.J102];2))" office:value-type="float" office:value="725.083937115582" calcext:value-type="float">
            <text:p>725.083937115582</text:p>
          </table:table-cell>
        </table:table-row>
        <table:table-row table:style-name="ro1">
          <table:table-cell office:value-type="float" office:value="72.3752" calcext:value-type="float">
            <text:p>72.3752</text:p>
          </table:table-cell>
          <table:table-cell office:value-type="float" office:value="290.862" calcext:value-type="float">
            <text:p>290.862</text:p>
          </table:table-cell>
          <table:table-cell office:value-type="float" office:value="42.2912" calcext:value-type="float">
            <text:p>42.2912</text:p>
          </table:table-cell>
          <table:table-cell office:value-type="float" office:value="71.8541" calcext:value-type="float">
            <text:p>71.8541</text:p>
          </table:table-cell>
          <table:table-cell office:value-type="float" office:value="278.85" calcext:value-type="float">
            <text:p>278.85</text:p>
          </table:table-cell>
          <table:table-cell office:value-type="float" office:value="42.68" calcext:value-type="float">
            <text:p>42.68</text:p>
          </table:table-cell>
          <table:table-cell/>
          <table:table-cell table:formula="of:=([.D103]-[.A103])/0.0166667" office:value-type="float" office:value="-31.2659374681253" calcext:value-type="float">
            <text:p>-31.2659374681253</text:p>
          </table:table-cell>
          <table:table-cell table:formula="of:=ABS([.E103]-[.B103])/0.0166667" office:value-type="float" office:value="720.718558562883" calcext:value-type="float">
            <text:p>720.718558562883</text:p>
          </table:table-cell>
          <table:table-cell table:formula="of:=([.F103]-[.C103])/0.0166667" office:value-type="float" office:value="23.3279533440931" calcext:value-type="float">
            <text:p>23.3279533440931</text:p>
          </table:table-cell>
          <table:table-cell table:formula="of:=DEGREES(ATAN(ABS([.F103]-[.C103])/ABS([.E103]-[.B103])))" office:value-type="float" office:value="1.85388149353459" calcext:value-type="float">
            <text:p>1.85388149353459</text:p>
          </table:table-cell>
          <table:table-cell table:formula="of:=SQRT(POWER([.H103];2)+POWER([.I103];2)+POWER([.J103];2))" office:value-type="float" office:value="721.77350527014" calcext:value-type="float">
            <text:p>721.77350527014</text:p>
          </table:table-cell>
        </table:table-row>
        <table:table-row table:style-name="ro1">
          <table:table-cell office:value-type="float" office:value="72.6263" calcext:value-type="float">
            <text:p>72.6263</text:p>
          </table:table-cell>
          <table:table-cell office:value-type="float" office:value="285.423" calcext:value-type="float">
            <text:p>285.423</text:p>
          </table:table-cell>
          <table:table-cell office:value-type="float" office:value="42.8885" calcext:value-type="float">
            <text:p>42.8885</text:p>
          </table:table-cell>
          <table:table-cell office:value-type="float" office:value="71.6032" calcext:value-type="float">
            <text:p>71.6032</text:p>
          </table:table-cell>
          <table:table-cell office:value-type="float" office:value="277.502" calcext:value-type="float">
            <text:p>277.502</text:p>
          </table:table-cell>
          <table:table-cell office:value-type="float" office:value="42.8982" calcext:value-type="float">
            <text:p>42.8982</text:p>
          </table:table-cell>
          <table:table-cell/>
          <table:table-cell table:formula="of:=([.D104]-[.A104])/0.0166667" office:value-type="float" office:value="-61.3858772282455" calcext:value-type="float">
            <text:p>-61.3858772282455</text:p>
          </table:table-cell>
          <table:table-cell table:formula="of:=ABS([.E104]-[.B104])/0.0166667" office:value-type="float" office:value="475.259049481901" calcext:value-type="float">
            <text:p>475.259049481901</text:p>
          </table:table-cell>
          <table:table-cell table:formula="of:=([.F104]-[.C104])/0.0166667" office:value-type="float" office:value="0.581998836002464" calcext:value-type="float">
            <text:p>0.581998836002464</text:p>
          </table:table-cell>
          <table:table-cell table:formula="of:=DEGREES(ATAN(ABS([.F104]-[.C104])/ABS([.E104]-[.B104])))" office:value-type="float" office:value="0.0701639671079064" calcext:value-type="float">
            <text:p>0.070163967107906</text:p>
          </table:table-cell>
          <table:table-cell table:formula="of:=SQRT(POWER([.H104];2)+POWER([.I104];2)+POWER([.J104];2))" office:value-type="float" office:value="479.207396395513" calcext:value-type="float">
            <text:p>479.207396395513</text:p>
          </table:table-cell>
        </table:table-row>
        <table:table-row table:style-name="ro1">
          <table:table-cell office:value-type="float" office:value="72.8709" calcext:value-type="float">
            <text:p>72.8709</text:p>
          </table:table-cell>
          <table:table-cell office:value-type="float" office:value="283.002" calcext:value-type="float">
            <text:p>283.002</text:p>
          </table:table-cell>
          <table:table-cell office:value-type="float" office:value="42.0055" calcext:value-type="float">
            <text:p>42.0055</text:p>
          </table:table-cell>
          <table:table-cell office:value-type="float" office:value="72.3449" calcext:value-type="float">
            <text:p>72.3449</text:p>
          </table:table-cell>
          <table:table-cell office:value-type="float" office:value="272.702" calcext:value-type="float">
            <text:p>272.702</text:p>
          </table:table-cell>
          <table:table-cell office:value-type="float" office:value="41.9293" calcext:value-type="float">
            <text:p>41.9293</text:p>
          </table:table-cell>
          <table:table-cell/>
          <table:table-cell table:formula="of:=([.D105]-[.A105])/0.0166667" office:value-type="float" office:value="-31.5599368801269" calcext:value-type="float">
            <text:p>-31.5599368801269</text:p>
          </table:table-cell>
          <table:table-cell table:formula="of:=ABS([.E105]-[.B105])/0.0166667" office:value-type="float" office:value="617.998764002473" calcext:value-type="float">
            <text:p>617.998764002473</text:p>
          </table:table-cell>
          <table:table-cell table:formula="of:=([.F105]-[.C105])/0.0166667" office:value-type="float" office:value="-4.57199085601829" calcext:value-type="float">
            <text:p>-4.57199085601829</text:p>
          </table:table-cell>
          <table:table-cell table:formula="of:=DEGREES(ATAN(ABS([.F105]-[.C105])/ABS([.E105]-[.B105])))" office:value-type="float" office:value="0.423869781592291" calcext:value-type="float">
            <text:p>0.423869781592291</text:p>
          </table:table-cell>
          <table:table-cell table:formula="of:=SQRT(POWER([.H105];2)+POWER([.I105];2)+POWER([.J105];2))" office:value-type="float" office:value="618.820979787248" calcext:value-type="float">
            <text:p>618.820979787248</text:p>
          </table:table-cell>
        </table:table-row>
        <table:table-row table:style-name="ro1">
          <table:table-cell office:value-type="float" office:value="72.6205" calcext:value-type="float">
            <text:p>72.6205</text:p>
          </table:table-cell>
          <table:table-cell office:value-type="float" office:value="284.222" calcext:value-type="float">
            <text:p>284.222</text:p>
          </table:table-cell>
          <table:table-cell office:value-type="float" office:value="42.3188" calcext:value-type="float">
            <text:p>42.3188</text:p>
          </table:table-cell>
          <table:table-cell office:value-type="float" office:value="72.3479" calcext:value-type="float">
            <text:p>72.3479</text:p>
          </table:table-cell>
          <table:table-cell office:value-type="float" office:value="272.591" calcext:value-type="float">
            <text:p>272.591</text:p>
          </table:table-cell>
          <table:table-cell office:value-type="float" office:value="42.4424" calcext:value-type="float">
            <text:p>42.4424</text:p>
          </table:table-cell>
          <table:table-cell/>
          <table:table-cell table:formula="of:=([.D106]-[.A106])/0.0166667" office:value-type="float" office:value="-16.3559672880661" calcext:value-type="float">
            <text:p>-16.3559672880661</text:p>
          </table:table-cell>
          <table:table-cell table:formula="of:=ABS([.E106]-[.B106])/0.0166667" office:value-type="float" office:value="697.85860428279" calcext:value-type="float">
            <text:p>697.85860428279</text:p>
          </table:table-cell>
          <table:table-cell table:formula="of:=([.F106]-[.C106])/0.0166667" office:value-type="float" office:value="7.41598516802943" calcext:value-type="float">
            <text:p>7.41598516802943</text:p>
          </table:table-cell>
          <table:table-cell table:formula="of:=DEGREES(ATAN(ABS([.F106]-[.C106])/ABS([.E106]-[.B106])))" office:value-type="float" office:value="0.608846340716736" calcext:value-type="float">
            <text:p>0.608846340716736</text:p>
          </table:table-cell>
          <table:table-cell table:formula="of:=SQRT(POWER([.H106];2)+POWER([.I106];2)+POWER([.J106];2))" office:value-type="float" office:value="698.089640428408" calcext:value-type="float">
            <text:p>698.089640428408</text:p>
          </table:table-cell>
        </table:table-row>
        <table:table-row table:style-name="ro1">
          <table:table-cell office:value-type="float" office:value="71.8571" calcext:value-type="float">
            <text:p>71.8571</text:p>
          </table:table-cell>
          <table:table-cell office:value-type="float" office:value="285.392" calcext:value-type="float">
            <text:p>285.392</text:p>
          </table:table-cell>
          <table:table-cell office:value-type="float" office:value="42.6471" calcext:value-type="float">
            <text:p>42.6471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72.274" calcext:value-type="float">
            <text:p>272.274</text:p>
          </table:table-cell>
          <table:table-cell office:value-type="float" office:value="43.4912" calcext:value-type="float">
            <text:p>43.4912</text:p>
          </table:table-cell>
          <table:table-cell/>
          <table:table-cell table:formula="of:=([.D107]-[.A107])/0.0166667" office:value-type="float" office:value="-29.9159401681194" calcext:value-type="float">
            <text:p>-29.9159401681194</text:p>
          </table:table-cell>
          <table:table-cell table:formula="of:=ABS([.E107]-[.B107])/0.0166667" office:value-type="float" office:value="787.078425843148" calcext:value-type="float">
            <text:p>787.078425843148</text:p>
          </table:table-cell>
          <table:table-cell table:formula="of:=([.F107]-[.C107])/0.0166667" office:value-type="float" office:value="50.6458987082024" calcext:value-type="float">
            <text:p>50.6458987082024</text:p>
          </table:table-cell>
          <table:table-cell table:formula="of:=DEGREES(ATAN(ABS([.F107]-[.C107])/ABS([.E107]-[.B107])))" office:value-type="float" office:value="3.6817185053507" calcext:value-type="float">
            <text:p>3.6817185053507</text:p>
          </table:table-cell>
          <table:table-cell table:formula="of:=SQRT(POWER([.H107];2)+POWER([.I107];2)+POWER([.J107];2))" office:value-type="float" office:value="789.273348694755" calcext:value-type="float">
            <text:p>789.273348694755</text:p>
          </table:table-cell>
        </table:table-row>
        <table:table-row table:style-name="ro1">
          <table:table-cell office:value-type="float" office:value="72.631" calcext:value-type="float">
            <text:p>72.631</text:p>
          </table:table-cell>
          <table:table-cell office:value-type="float" office:value="289.558" calcext:value-type="float">
            <text:p>289.558</text:p>
          </table:table-cell>
          <table:table-cell office:value-type="float" office:value="42.2377" calcext:value-type="float">
            <text:p>42.2377</text:p>
          </table:table-cell>
          <table:table-cell office:value-type="float" office:value="71.6017" calcext:value-type="float">
            <text:p>71.6017</text:p>
          </table:table-cell>
          <table:table-cell office:value-type="float" office:value="278.831" calcext:value-type="float">
            <text:p>278.831</text:p>
          </table:table-cell>
          <table:table-cell office:value-type="float" office:value="42.6854" calcext:value-type="float">
            <text:p>42.6854</text:p>
          </table:table-cell>
          <table:table-cell/>
          <table:table-cell table:formula="of:=([.D108]-[.A108])/0.0166667" office:value-type="float" office:value="-61.7578764842474" calcext:value-type="float">
            <text:p>-61.7578764842474</text:p>
          </table:table-cell>
          <table:table-cell table:formula="of:=ABS([.E108]-[.B108])/0.0166667" office:value-type="float" office:value="643.618712762573" calcext:value-type="float">
            <text:p>643.618712762573</text:p>
          </table:table-cell>
          <table:table-cell table:formula="of:=([.F108]-[.C108])/0.0166667" office:value-type="float" office:value="26.8619462761077" calcext:value-type="float">
            <text:p>26.8619462761077</text:p>
          </table:table-cell>
          <table:table-cell table:formula="of:=DEGREES(ATAN(ABS([.F108]-[.C108])/ABS([.E108]-[.B108])))" office:value-type="float" office:value="2.38989859370151" calcext:value-type="float">
            <text:p>2.38989859370151</text:p>
          </table:table-cell>
          <table:table-cell table:formula="of:=SQRT(POWER([.H108];2)+POWER([.I108];2)+POWER([.J108];2))" office:value-type="float" office:value="647.132634692252" calcext:value-type="float">
            <text:p>647.132634692252</text:p>
          </table:table-cell>
        </table:table-row>
        <table:table-row table:style-name="ro1">
          <table:table-cell office:value-type="float" office:value="72.3652" calcext:value-type="float">
            <text:p>72.3652</text:p>
          </table:table-cell>
          <table:table-cell office:value-type="float" office:value="286.989" calcext:value-type="float">
            <text:p>286.98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71.5942" calcext:value-type="float">
            <text:p>71.5942</text:p>
          </table:table-cell>
          <table:table-cell office:value-type="float" office:value="276.487" calcext:value-type="float">
            <text:p>276.487</text:p>
          </table:table-cell>
          <table:table-cell office:value-type="float" office:value="41.565" calcext:value-type="float">
            <text:p>41.565</text:p>
          </table:table-cell>
          <table:table-cell/>
          <table:table-cell table:formula="of:=([.D109]-[.A109])/0.0166667" office:value-type="float" office:value="-46.2599074801851" calcext:value-type="float">
            <text:p>-46.2599074801851</text:p>
          </table:table-cell>
          <table:table-cell table:formula="of:=ABS([.E109]-[.B109])/0.0166667" office:value-type="float" office:value="630.118739762518" calcext:value-type="float">
            <text:p>630.118739762518</text:p>
          </table:table-cell>
          <table:table-cell table:formula="of:=([.F109]-[.C109])/0.0166667" office:value-type="float" office:value="-3.68399263201468" calcext:value-type="float">
            <text:p>-3.68399263201468</text:p>
          </table:table-cell>
          <table:table-cell table:formula="of:=DEGREES(ATAN(ABS([.F109]-[.C109])/ABS([.E109]-[.B109])))" office:value-type="float" office:value="0.334976269255199" calcext:value-type="float">
            <text:p>0.334976269255199</text:p>
          </table:table-cell>
          <table:table-cell table:formula="of:=SQRT(POWER([.H109];2)+POWER([.I109];2)+POWER([.J109];2))" office:value-type="float" office:value="631.825274139688" calcext:value-type="float">
            <text:p>631.825274139688</text:p>
          </table:table-cell>
        </table:table-row>
        <table:table-row table:style-name="ro1">
          <table:table-cell office:value-type="float" office:value="72.3698" calcext:value-type="float">
            <text:p>72.3698</text:p>
          </table:table-cell>
          <table:table-cell office:value-type="float" office:value="289.649" calcext:value-type="float">
            <text:p>289.649</text:p>
          </table:table-cell>
          <table:table-cell office:value-type="float" office:value="41.7141" calcext:value-type="float">
            <text:p>41.7141</text:p>
          </table:table-cell>
          <table:table-cell office:value-type="float" office:value="71.5982" calcext:value-type="float">
            <text:p>71.5982</text:p>
          </table:table-cell>
          <table:table-cell office:value-type="float" office:value="278.937" calcext:value-type="float">
            <text:p>278.937</text:p>
          </table:table-cell>
          <table:table-cell office:value-type="float" office:value="42.1675" calcext:value-type="float">
            <text:p>42.1675</text:p>
          </table:table-cell>
          <table:table-cell/>
          <table:table-cell table:formula="of:=([.D110]-[.A110])/0.0166667" office:value-type="float" office:value="-46.2959074081847" calcext:value-type="float">
            <text:p>-46.2959074081847</text:p>
          </table:table-cell>
          <table:table-cell table:formula="of:=ABS([.E110]-[.B110])/0.0166667" office:value-type="float" office:value="642.71871456257" calcext:value-type="float">
            <text:p>642.71871456257</text:p>
          </table:table-cell>
          <table:table-cell table:formula="of:=([.F110]-[.C110])/0.0166667" office:value-type="float" office:value="27.2039455921085" calcext:value-type="float">
            <text:p>27.2039455921085</text:p>
          </table:table-cell>
          <table:table-cell table:formula="of:=DEGREES(ATAN(ABS([.F110]-[.C110])/ABS([.E110]-[.B110])))" office:value-type="float" office:value="2.42367529534547" calcext:value-type="float">
            <text:p>2.42367529534547</text:p>
          </table:table-cell>
          <table:table-cell table:formula="of:=SQRT(POWER([.H110];2)+POWER([.I110];2)+POWER([.J110];2))" office:value-type="float" office:value="644.957914710323" calcext:value-type="float">
            <text:p>644.957914710323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84.329" calcext:value-type="float">
            <text:p>284.329</text:p>
          </table:table-cell>
          <table:table-cell office:value-type="float" office:value="41.5467" calcext:value-type="float">
            <text:p>41.5467</text:p>
          </table:table-cell>
          <table:table-cell office:value-type="float" office:value="71.3436" calcext:value-type="float">
            <text:p>71.3436</text:p>
          </table:table-cell>
          <table:table-cell office:value-type="float" office:value="273.925" calcext:value-type="float">
            <text:p>273.925</text:p>
          </table:table-cell>
          <table:table-cell office:value-type="float" office:value="41.4897" calcext:value-type="float">
            <text:p>41.4897</text:p>
          </table:table-cell>
          <table:table-cell/>
          <table:table-cell table:formula="of:=([.D111]-[.A111])/0.0166667" office:value-type="float" office:value="-45.6839086321833" calcext:value-type="float">
            <text:p>-45.6839086321833</text:p>
          </table:table-cell>
          <table:table-cell table:formula="of:=ABS([.E111]-[.B111])/0.0166667" office:value-type="float" office:value="624.238751522497" calcext:value-type="float">
            <text:p>624.238751522497</text:p>
          </table:table-cell>
          <table:table-cell table:formula="of:=([.F111]-[.C111])/0.0166667" office:value-type="float" office:value="-3.41999316001381" calcext:value-type="float">
            <text:p>-3.41999316001381</text:p>
          </table:table-cell>
          <table:table-cell table:formula="of:=DEGREES(ATAN(ABS([.F111]-[.C111])/ABS([.E111]-[.B111])))" office:value-type="float" office:value="0.31390107238633" calcext:value-type="float">
            <text:p>0.31390107238633</text:p>
          </table:table-cell>
          <table:table-cell table:formula="of:=SQRT(POWER([.H111];2)+POWER([.I111];2)+POWER([.J111];2))" office:value-type="float" office:value="625.917514344737" calcext:value-type="float">
            <text:p>625.917514344737</text:p>
          </table:table-cell>
        </table:table-row>
        <table:table-row table:style-name="ro1">
          <table:table-cell office:value-type="float" office:value="71.8502" calcext:value-type="float">
            <text:p>71.8502</text:p>
          </table:table-cell>
          <table:table-cell office:value-type="float" office:value="282.941" calcext:value-type="float">
            <text:p>282.941</text:p>
          </table:table-cell>
          <table:table-cell office:value-type="float" office:value="41.7721" calcext:value-type="float">
            <text:p>41.7721</text:p>
          </table:table-cell>
          <table:table-cell office:value-type="float" office:value="70.8472" calcext:value-type="float">
            <text:p>70.8472</text:p>
          </table:table-cell>
          <table:table-cell office:value-type="float" office:value="272.557" calcext:value-type="float">
            <text:p>272.557</text:p>
          </table:table-cell>
          <table:table-cell office:value-type="float" office:value="41.7195" calcext:value-type="float">
            <text:p>41.7195</text:p>
          </table:table-cell>
          <table:table-cell/>
          <table:table-cell table:formula="of:=([.D112]-[.A112])/0.0166667" office:value-type="float" office:value="-60.1798796402407" calcext:value-type="float">
            <text:p>-60.1798796402407</text:p>
          </table:table-cell>
          <table:table-cell table:formula="of:=ABS([.E112]-[.B112])/0.0166667" office:value-type="float" office:value="623.03875392249" calcext:value-type="float">
            <text:p>623.03875392249</text:p>
          </table:table-cell>
          <table:table-cell table:formula="of:=([.F112]-[.C112])/0.0166667" office:value-type="float" office:value="-3.15599368801294" calcext:value-type="float">
            <text:p>-3.15599368801294</text:p>
          </table:table-cell>
          <table:table-cell table:formula="of:=DEGREES(ATAN(ABS([.F112]-[.C112])/ABS([.E112]-[.B112])))" office:value-type="float" office:value="0.29022845011272" calcext:value-type="float">
            <text:p>0.29022845011272</text:p>
          </table:table-cell>
          <table:table-cell table:formula="of:=SQRT(POWER([.H112];2)+POWER([.I112];2)+POWER([.J112];2))" office:value-type="float" office:value="625.946377175363" calcext:value-type="float">
            <text:p>625.946377175363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41.896" calcext:value-type="float">
            <text:p>41.896</text:p>
          </table:table-cell>
          <table:table-cell office:value-type="float" office:value="71.5942" calcext:value-type="float">
            <text:p>71.5942</text:p>
          </table:table-cell>
          <table:table-cell office:value-type="float" office:value="276.482" calcext:value-type="float">
            <text:p>276.482</text:p>
          </table:table-cell>
          <table:table-cell office:value-type="float" office:value="41.5658" calcext:value-type="float">
            <text:p>41.5658</text:p>
          </table:table-cell>
          <table:table-cell/>
          <table:table-cell table:formula="of:=([.D113]-[.A113])/0.0166667" office:value-type="float" office:value="-30.9359381281241" calcext:value-type="float">
            <text:p>-30.9359381281241</text:p>
          </table:table-cell>
          <table:table-cell table:formula="of:=ABS([.E113]-[.B113])/0.0166667" office:value-type="float" office:value="625.738748522501" calcext:value-type="float">
            <text:p>625.738748522501</text:p>
          </table:table-cell>
          <table:table-cell table:formula="of:=([.F113]-[.C113])/0.0166667" office:value-type="float" office:value="-19.8119603760791" calcext:value-type="float">
            <text:p>-19.8119603760791</text:p>
          </table:table-cell>
          <table:table-cell table:formula="of:=DEGREES(ATAN(ABS([.F113]-[.C113])/ABS([.E113]-[.B113])))" office:value-type="float" office:value="1.81347668044894" calcext:value-type="float">
            <text:p>1.81347668044894</text:p>
          </table:table-cell>
          <table:table-cell table:formula="of:=SQRT(POWER([.H113];2)+POWER([.I113];2)+POWER([.J113];2))" office:value-type="float" office:value="626.816183138499" calcext:value-type="float">
            <text:p>626.816183138499</text:p>
          </table:table-cell>
        </table:table-row>
        <table:table-row table:style-name="ro1">
          <table:table-cell office:value-type="float" office:value="72.3691" calcext:value-type="float">
            <text:p>72.3691</text:p>
          </table:table-cell>
          <table:table-cell office:value-type="float" office:value="291.098" calcext:value-type="float">
            <text:p>291.098</text:p>
          </table:table-cell>
          <table:table-cell office:value-type="float" office:value="41.2276" calcext:value-type="float">
            <text:p>41.2276</text:p>
          </table:table-cell>
          <table:table-cell office:value-type="float" office:value="71.3397" calcext:value-type="float">
            <text:p>71.3397</text:p>
          </table:table-cell>
          <table:table-cell office:value-type="float" office:value="280.348" calcext:value-type="float">
            <text:p>280.348</text:p>
          </table:table-cell>
          <table:table-cell office:value-type="float" office:value="41.4395" calcext:value-type="float">
            <text:p>41.4395</text:p>
          </table:table-cell>
          <table:table-cell/>
          <table:table-cell table:formula="of:=([.D114]-[.A114])/0.0166667" office:value-type="float" office:value="-61.7638764722476" calcext:value-type="float">
            <text:p>-61.7638764722476</text:p>
          </table:table-cell>
          <table:table-cell table:formula="of:=ABS([.E114]-[.B114])/0.0166667" office:value-type="float" office:value="644.99871000258" calcext:value-type="float">
            <text:p>644.99871000258</text:p>
          </table:table-cell>
          <table:table-cell table:formula="of:=([.F114]-[.C114])/0.0166667" office:value-type="float" office:value="12.7139745720509" calcext:value-type="float">
            <text:p>12.7139745720509</text:p>
          </table:table-cell>
          <table:table-cell table:formula="of:=DEGREES(ATAN(ABS([.F114]-[.C114])/ABS([.E114]-[.B114])))" office:value-type="float" office:value="1.12924684591503" calcext:value-type="float">
            <text:p>1.12924684591503</text:p>
          </table:table-cell>
          <table:table-cell table:formula="of:=SQRT(POWER([.H114];2)+POWER([.I114];2)+POWER([.J114];2))" office:value-type="float" office:value="648.073882741227" calcext:value-type="float">
            <text:p>648.073882741227</text:p>
          </table:table-cell>
        </table:table-row>
        <table:table-row table:style-name="ro1">
          <table:table-cell office:value-type="float" office:value="72.6237" calcext:value-type="float">
            <text:p>72.6237</text:p>
          </table:table-cell>
          <table:table-cell office:value-type="float" office:value="288.397" calcext:value-type="float">
            <text:p>288.397</text:p>
          </table:table-cell>
          <table:table-cell office:value-type="float" office:value="41.3993" calcext:value-type="float">
            <text:p>41.3993</text:p>
          </table:table-cell>
          <table:table-cell office:value-type="float" office:value="71.5843" calcext:value-type="float">
            <text:p>71.5843</text:p>
          </table:table-cell>
          <table:table-cell office:value-type="float" office:value="280.632" calcext:value-type="float">
            <text:p>280.632</text:p>
          </table:table-cell>
          <table:table-cell office:value-type="float" office:value="40.1313" calcext:value-type="float">
            <text:p>40.1313</text:p>
          </table:table-cell>
          <table:table-cell/>
          <table:table-cell table:formula="of:=([.D115]-[.A115])/0.0166667" office:value-type="float" office:value="-62.3638752722495" calcext:value-type="float">
            <text:p>-62.3638752722495</text:p>
          </table:table-cell>
          <table:table-cell table:formula="of:=ABS([.E115]-[.B115])/0.0166667" office:value-type="float" office:value="465.899068201863" calcext:value-type="float">
            <text:p>465.899068201863</text:p>
          </table:table-cell>
          <table:table-cell table:formula="of:=([.F115]-[.C115])/0.0166667" office:value-type="float" office:value="-76.0798478403039" calcext:value-type="float">
            <text:p>-76.0798478403039</text:p>
          </table:table-cell>
          <table:table-cell table:formula="of:=DEGREES(ATAN(ABS([.F115]-[.C115])/ABS([.E115]-[.B115])))" office:value-type="float" office:value="9.27436188552285" calcext:value-type="float">
            <text:p>9.27436188552285</text:p>
          </table:table-cell>
          <table:table-cell table:formula="of:=SQRT(POWER([.H115];2)+POWER([.I115];2)+POWER([.J115];2))" office:value-type="float" office:value="476.171542553459" calcext:value-type="float">
            <text:p>476.171542553459</text:p>
          </table:table-cell>
        </table:table-row>
        <table:table-row table:style-name="ro1">
          <table:table-cell office:value-type="float" office:value="71.5865" calcext:value-type="float">
            <text:p>71.5865</text:p>
          </table:table-cell>
          <table:table-cell office:value-type="float" office:value="292.525" calcext:value-type="float">
            <text:p>292.525</text:p>
          </table:table-cell>
          <table:table-cell office:value-type="float" office:value="40.4923" calcext:value-type="float">
            <text:p>40.4923</text:p>
          </table:table-cell>
          <table:table-cell office:value-type="float" office:value="70.8331" calcext:value-type="float">
            <text:p>70.8331</text:p>
          </table:table-cell>
          <table:table-cell office:value-type="float" office:value="281.531" calcext:value-type="float">
            <text:p>281.531</text:p>
          </table:table-cell>
          <table:table-cell office:value-type="float" office:value="41.7563" calcext:value-type="float">
            <text:p>41.7563</text:p>
          </table:table-cell>
          <table:table-cell/>
          <table:table-cell table:formula="of:=([.D116]-[.A116])/0.0166667" office:value-type="float" office:value="-45.2039095921808" calcext:value-type="float">
            <text:p>-45.2039095921808</text:p>
          </table:table-cell>
          <table:table-cell table:formula="of:=ABS([.E116]-[.B116])/0.0166667" office:value-type="float" office:value="659.638680722637" calcext:value-type="float">
            <text:p>659.638680722637</text:p>
          </table:table-cell>
          <table:table-cell table:formula="of:=([.F116]-[.C116])/0.0166667" office:value-type="float" office:value="75.8398483203035" calcext:value-type="float">
            <text:p>75.8398483203035</text:p>
          </table:table-cell>
          <table:table-cell table:formula="of:=DEGREES(ATAN(ABS([.F116]-[.C116])/ABS([.E116]-[.B116])))" office:value-type="float" office:value="6.55860190217606" calcext:value-type="float">
            <text:p>6.55860190217606</text:p>
          </table:table-cell>
          <table:table-cell table:formula="of:=SQRT(POWER([.H116];2)+POWER([.I116];2)+POWER([.J116];2))" office:value-type="float" office:value="665.521047857365" calcext:value-type="float">
            <text:p>665.521047857365</text:p>
          </table:table-cell>
        </table:table-row>
        <table:table-row table:style-name="ro1">
          <table:table-cell office:value-type="float" office:value="71.8504" calcext:value-type="float">
            <text:p>71.8504</text:p>
          </table:table-cell>
          <table:table-cell office:value-type="float" office:value="285.617" calcext:value-type="float">
            <text:p>285.617</text:p>
          </table:table-cell>
          <table:table-cell office:value-type="float" office:value="41.5962" calcext:value-type="float">
            <text:p>41.5962</text:p>
          </table:table-cell>
          <table:table-cell office:value-type="float" office:value="71.3454" calcext:value-type="float">
            <text:p>71.3454</text:p>
          </table:table-cell>
          <table:table-cell office:value-type="float" office:value="273.879" calcext:value-type="float">
            <text:p>273.879</text:p>
          </table:table-cell>
          <table:table-cell office:value-type="float" office:value="41.7455" calcext:value-type="float">
            <text:p>41.7455</text:p>
          </table:table-cell>
          <table:table-cell/>
          <table:table-cell table:formula="of:=([.D117]-[.A117])/0.0166667" office:value-type="float" office:value="-30.2999394001209" calcext:value-type="float">
            <text:p>-30.2999394001209</text:p>
          </table:table-cell>
          <table:table-cell table:formula="of:=ABS([.E117]-[.B117])/0.0166667" office:value-type="float" office:value="704.278591442817" calcext:value-type="float">
            <text:p>704.278591442817</text:p>
          </table:table-cell>
          <table:table-cell table:formula="of:=([.F117]-[.C117])/0.0166667" office:value-type="float" office:value="8.95798208403563" calcext:value-type="float">
            <text:p>8.95798208403563</text:p>
          </table:table-cell>
          <table:table-cell table:formula="of:=DEGREES(ATAN(ABS([.F117]-[.C117])/ABS([.E117]-[.B117])))" office:value-type="float" office:value="0.728727092892556" calcext:value-type="float">
            <text:p>0.728727092892556</text:p>
          </table:table-cell>
          <table:table-cell table:formula="of:=SQRT(POWER([.H117];2)+POWER([.I117];2)+POWER([.J117];2))" office:value-type="float" office:value="704.986997139201" calcext:value-type="float">
            <text:p>704.986997139201</text:p>
          </table:table-cell>
        </table:table-row>
        <table:table-row table:style-name="ro1">
          <table:table-cell office:value-type="float" office:value="73.1462" calcext:value-type="float">
            <text:p>73.1462</text:p>
          </table:table-cell>
          <table:table-cell office:value-type="float" office:value="289.662" calcext:value-type="float">
            <text:p>289.662</text:p>
          </table:table-cell>
          <table:table-cell office:value-type="float" office:value="41.9607" calcext:value-type="float">
            <text:p>41.9607</text:p>
          </table:table-cell>
          <table:table-cell office:value-type="float" office:value="72.8605" calcext:value-type="float">
            <text:p>72.8605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42.6044" calcext:value-type="float">
            <text:p>42.6044</text:p>
          </table:table-cell>
          <table:table-cell/>
          <table:table-cell table:formula="of:=([.D118]-[.A118])/0.0166667" office:value-type="float" office:value="-17.1419657160681" calcext:value-type="float">
            <text:p>-17.1419657160681</text:p>
          </table:table-cell>
          <table:table-cell table:formula="of:=ABS([.E118]-[.B118])/0.0166667" office:value-type="float" office:value="717.478565042868" calcext:value-type="float">
            <text:p>717.478565042868</text:p>
          </table:table-cell>
          <table:table-cell table:formula="of:=([.F118]-[.C118])/0.0166667" office:value-type="float" office:value="38.6219227561542" calcext:value-type="float">
            <text:p>38.6219227561542</text:p>
          </table:table-cell>
          <table:table-cell table:formula="of:=DEGREES(ATAN(ABS([.F118]-[.C118])/ABS([.E118]-[.B118])))" office:value-type="float" office:value="3.08126206101533" calcext:value-type="float">
            <text:p>3.08126206101533</text:p>
          </table:table-cell>
          <table:table-cell table:formula="of:=SQRT(POWER([.H118];2)+POWER([.I118];2)+POWER([.J118];2))" office:value-type="float" office:value="718.721775934169" calcext:value-type="float">
            <text:p>718.721775934169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4.173" calcext:value-type="float">
            <text:p>284.173</text:p>
          </table:table-cell>
          <table:table-cell office:value-type="float" office:value="42.3314" calcext:value-type="float">
            <text:p>42.3314</text:p>
          </table:table-cell>
          <table:table-cell office:value-type="float" office:value="71.8493" calcext:value-type="float">
            <text:p>71.8493</text:p>
          </table:table-cell>
          <table:table-cell office:value-type="float" office:value="269.991" calcext:value-type="float">
            <text:p>269.991</text:p>
          </table:table-cell>
          <table:table-cell office:value-type="float" office:value="42.6246" calcext:value-type="float">
            <text:p>42.6246</text:p>
          </table:table-cell>
          <table:table-cell/>
          <table:table-cell table:formula="of:=([.D119]-[.A119])/0.0166667" office:value-type="float" office:value="-15.629968740063" calcext:value-type="float">
            <text:p>-15.629968740063</text:p>
          </table:table-cell>
          <table:table-cell table:formula="of:=ABS([.E119]-[.B119])/0.0166667" office:value-type="float" office:value="850.918298163405" calcext:value-type="float">
            <text:p>850.918298163405</text:p>
          </table:table-cell>
          <table:table-cell table:formula="of:=([.F119]-[.C119])/0.0166667" office:value-type="float" office:value="17.5919648160703" calcext:value-type="float">
            <text:p>17.5919648160703</text:p>
          </table:table-cell>
          <table:table-cell table:formula="of:=DEGREES(ATAN(ABS([.F119]-[.C119])/ABS([.E119]-[.B119])))" office:value-type="float" office:value="1.18436960584976" calcext:value-type="float">
            <text:p>1.18436960584976</text:p>
          </table:table-cell>
          <table:table-cell table:formula="of:=SQRT(POWER([.H119];2)+POWER([.I119];2)+POWER([.J119];2))" office:value-type="float" office:value="851.243633337842" calcext:value-type="float">
            <text:p>851.243633337842</text:p>
          </table:table-cell>
        </table:table-row>
        <table:table-row table:style-name="ro1">
          <table:table-cell office:value-type="float" office:value="73.4045" calcext:value-type="float">
            <text:p>73.4045</text:p>
          </table:table-cell>
          <table:table-cell office:value-type="float" office:value="289.692" calcext:value-type="float">
            <text:p>289.692</text:p>
          </table:table-cell>
          <table:table-cell office:value-type="float" office:value="41.9535" calcext:value-type="float">
            <text:p>41.9535</text:p>
          </table:table-cell>
          <table:table-cell office:value-type="float" office:value="73.1141" calcext:value-type="float">
            <text:p>73.1141</text:p>
          </table:table-cell>
          <table:table-cell office:value-type="float" office:value="279.108" calcext:value-type="float">
            <text:p>279.108</text:p>
          </table:table-cell>
          <table:table-cell office:value-type="float" office:value="42.1258" calcext:value-type="float">
            <text:p>42.1258</text:p>
          </table:table-cell>
          <table:table-cell/>
          <table:table-cell table:formula="of:=([.D120]-[.A120])/0.0166667" office:value-type="float" office:value="-17.42396515207" calcext:value-type="float">
            <text:p>-17.42396515207</text:p>
          </table:table-cell>
          <table:table-cell table:formula="of:=ABS([.E120]-[.B120])/0.0166667" office:value-type="float" office:value="635.03872992254" calcext:value-type="float">
            <text:p>635.03872992254</text:p>
          </table:table-cell>
          <table:table-cell table:formula="of:=([.F120]-[.C120])/0.0166667" office:value-type="float" office:value="10.3379793240413" calcext:value-type="float">
            <text:p>10.3379793240413</text:p>
          </table:table-cell>
          <table:table-cell table:formula="of:=DEGREES(ATAN(ABS([.F120]-[.C120])/ABS([.E120]-[.B120])))" office:value-type="float" office:value="0.932652198251609" calcext:value-type="float">
            <text:p>0.932652198251609</text:p>
          </table:table-cell>
          <table:table-cell table:formula="of:=SQRT(POWER([.H120];2)+POWER([.I120];2)+POWER([.J120];2))" office:value-type="float" office:value="635.361831462796" calcext:value-type="float">
            <text:p>635.361831462796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5.729" calcext:value-type="float">
            <text:p>285.729</text:p>
          </table:table-cell>
          <table:table-cell office:value-type="float" office:value="41.3194" calcext:value-type="float">
            <text:p>41.3194</text:p>
          </table:table-cell>
          <table:table-cell office:value-type="float" office:value="71.8438" calcext:value-type="float">
            <text:p>71.8438</text:p>
          </table:table-cell>
          <table:table-cell office:value-type="float" office:value="273.986" calcext:value-type="float">
            <text:p>273.986</text:p>
          </table:table-cell>
          <table:table-cell office:value-type="float" office:value="41.4749" calcext:value-type="float">
            <text:p>41.4749</text:p>
          </table:table-cell>
          <table:table-cell/>
          <table:table-cell table:formula="of:=([.D121]-[.A121])/0.0166667" office:value-type="float" office:value="-31.0499379001241" calcext:value-type="float">
            <text:p>-31.0499379001241</text:p>
          </table:table-cell>
          <table:table-cell table:formula="of:=ABS([.E121]-[.B121])/0.0166667" office:value-type="float" office:value="704.578590842818" calcext:value-type="float">
            <text:p>704.578590842818</text:p>
          </table:table-cell>
          <table:table-cell table:formula="of:=([.F121]-[.C121])/0.0166667" office:value-type="float" office:value="9.32998134003711" calcext:value-type="float">
            <text:p>9.32998134003711</text:p>
          </table:table-cell>
          <table:table-cell table:formula="of:=DEGREES(ATAN(ABS([.F121]-[.C121])/ABS([.E121]-[.B121])))" office:value-type="float" office:value="0.758662438293578" calcext:value-type="float">
            <text:p>0.758662438293578</text:p>
          </table:table-cell>
          <table:table-cell table:formula="of:=SQRT(POWER([.H121];2)+POWER([.I121];2)+POWER([.J121];2))" office:value-type="float" office:value="705.324136741015" calcext:value-type="float">
            <text:p>705.324136741015</text:p>
          </table:table-cell>
        </table:table-row>
        <table:table-row table:style-name="ro1">
          <table:table-cell office:value-type="float" office:value="72.8754" calcext:value-type="float">
            <text:p>72.8754</text:p>
          </table:table-cell>
          <table:table-cell office:value-type="float" office:value="285.732" calcext:value-type="float">
            <text:p>285.732</text:p>
          </table:table-cell>
          <table:table-cell office:value-type="float" office:value="41.5683" calcext:value-type="float">
            <text:p>41.5683</text:p>
          </table:table-cell>
          <table:table-cell office:value-type="float" office:value="72.347" calcext:value-type="float">
            <text:p>72.347</text:p>
          </table:table-cell>
          <table:table-cell office:value-type="float" office:value="276.634" calcext:value-type="float">
            <text:p>276.634</text:p>
          </table:table-cell>
          <table:table-cell office:value-type="float" office:value="41.2843" calcext:value-type="float">
            <text:p>41.2843</text:p>
          </table:table-cell>
          <table:table-cell/>
          <table:table-cell table:formula="of:=([.D122]-[.A122])/0.0166667" office:value-type="float" office:value="-31.7039365921271" calcext:value-type="float">
            <text:p>-31.7039365921271</text:p>
          </table:table-cell>
          <table:table-cell table:formula="of:=ABS([.E122]-[.B122])/0.0166667" office:value-type="float" office:value="545.878908242184" calcext:value-type="float">
            <text:p>545.878908242184</text:p>
          </table:table-cell>
          <table:table-cell table:formula="of:=([.F122]-[.C122])/0.0166667" office:value-type="float" office:value="-17.0399659200681" calcext:value-type="float">
            <text:p>-17.0399659200681</text:p>
          </table:table-cell>
          <table:table-cell table:formula="of:=DEGREES(ATAN(ABS([.F122]-[.C122])/ABS([.E122]-[.B122])))" office:value-type="float" office:value="1.78794451877071" calcext:value-type="float">
            <text:p>1.78794451877071</text:p>
          </table:table-cell>
          <table:table-cell table:formula="of:=SQRT(POWER([.H122];2)+POWER([.I122];2)+POWER([.J122];2))" office:value-type="float" office:value="547.064239827165" calcext:value-type="float">
            <text:p>547.064239827165</text:p>
          </table:table-cell>
        </table:table-row>
        <table:table-row table:style-name="ro1">
          <table:table-cell office:value-type="float" office:value="72.8865" calcext:value-type="float">
            <text:p>72.8865</text:p>
          </table:table-cell>
          <table:table-cell office:value-type="float" office:value="289.7" calcext:value-type="float">
            <text:p>289.7</text:p>
          </table:table-cell>
          <table:table-cell office:value-type="float" office:value="41.7011" calcext:value-type="float">
            <text:p>41.7011</text:p>
          </table:table-cell>
          <table:table-cell office:value-type="float" office:value="72.3553" calcext:value-type="float">
            <text:p>72.3553</text:p>
          </table:table-cell>
          <table:table-cell office:value-type="float" office:value="280.415" calcext:value-type="float">
            <text:p>280.415</text:p>
          </table:table-cell>
          <table:table-cell office:value-type="float" office:value="41.6706" calcext:value-type="float">
            <text:p>41.6706</text:p>
          </table:table-cell>
          <table:table-cell/>
          <table:table-cell table:formula="of:=([.D123]-[.A123])/0.0166667" office:value-type="float" office:value="-31.8719362561274" calcext:value-type="float">
            <text:p>-31.8719362561274</text:p>
          </table:table-cell>
          <table:table-cell table:formula="of:=ABS([.E123]-[.B123])/0.0166667" office:value-type="float" office:value="557.098885802226" calcext:value-type="float">
            <text:p>557.098885802226</text:p>
          </table:table-cell>
          <table:table-cell table:formula="of:=([.F123]-[.C123])/0.0166667" office:value-type="float" office:value="-1.82999634000711" calcext:value-type="float">
            <text:p>-1.82999634000711</text:p>
          </table:table-cell>
          <table:table-cell table:formula="of:=DEGREES(ATAN(ABS([.F123]-[.C123])/ABS([.E123]-[.B123])))" office:value-type="float" office:value="0.188208399540045" calcext:value-type="float">
            <text:p>0.188208399540045</text:p>
          </table:table-cell>
          <table:table-cell table:formula="of:=SQRT(POWER([.H123];2)+POWER([.I123];2)+POWER([.J123];2))" office:value-type="float" office:value="558.012847315724" calcext:value-type="float">
            <text:p>558.012847315724</text:p>
          </table:table-cell>
        </table:table-row>
        <table:table-row table:style-name="ro1">
          <table:table-cell office:value-type="float" office:value="72.3644" calcext:value-type="float">
            <text:p>72.3644</text:p>
          </table:table-cell>
          <table:table-cell office:value-type="float" office:value="285.622" calcext:value-type="float">
            <text:p>285.622</text:p>
          </table:table-cell>
          <table:table-cell office:value-type="float" office:value="41.8447" calcext:value-type="float">
            <text:p>41.8447</text:p>
          </table:table-cell>
          <table:table-cell office:value-type="float" office:value="71.3428" calcext:value-type="float">
            <text:p>71.3428</text:p>
          </table:table-cell>
          <table:table-cell office:value-type="float" office:value="276.457" calcext:value-type="float">
            <text:p>276.457</text:p>
          </table:table-cell>
          <table:table-cell office:value-type="float" office:value="41.5723" calcext:value-type="float">
            <text:p>41.5723</text:p>
          </table:table-cell>
          <table:table-cell/>
          <table:table-cell table:formula="of:=([.D124]-[.A124])/0.0166667" office:value-type="float" office:value="-61.2958774082456" calcext:value-type="float">
            <text:p>-61.2958774082456</text:p>
          </table:table-cell>
          <table:table-cell table:formula="of:=ABS([.E124]-[.B124])/0.0166667" office:value-type="float" office:value="549.898900202201" calcext:value-type="float">
            <text:p>549.898900202201</text:p>
          </table:table-cell>
          <table:table-cell table:formula="of:=([.F124]-[.C124])/0.0166667" office:value-type="float" office:value="-16.3439673120657" calcext:value-type="float">
            <text:p>-16.3439673120657</text:p>
          </table:table-cell>
          <table:table-cell table:formula="of:=DEGREES(ATAN(ABS([.F124]-[.C124])/ABS([.E124]-[.B124])))" office:value-type="float" office:value="1.70243066114612" calcext:value-type="float">
            <text:p>1.70243066114612</text:p>
          </table:table-cell>
          <table:table-cell table:formula="of:=SQRT(POWER([.H124];2)+POWER([.I124];2)+POWER([.J124];2))" office:value-type="float" office:value="553.545942355587" calcext:value-type="float">
            <text:p>553.545942355587</text:p>
          </table:table-cell>
        </table:table-row>
        <table:table-row table:style-name="ro1">
          <table:table-cell office:value-type="float" office:value="73.1361" calcext:value-type="float">
            <text:p>73.1361</text:p>
          </table:table-cell>
          <table:table-cell office:value-type="float" office:value="287.074" calcext:value-type="float">
            <text:p>287.074</text:p>
          </table:table-cell>
          <table:table-cell office:value-type="float" office:value="41.6057" calcext:value-type="float">
            <text:p>41.6057</text:p>
          </table:table-cell>
          <table:table-cell office:value-type="float" office:value="72.5986" calcext:value-type="float">
            <text:p>72.5986</text:p>
          </table:table-cell>
          <table:table-cell office:value-type="float" office:value="276.657" calcext:value-type="float">
            <text:p>276.657</text:p>
          </table:table-cell>
          <table:table-cell office:value-type="float" office:value="41.2781" calcext:value-type="float">
            <text:p>41.2781</text:p>
          </table:table-cell>
          <table:table-cell/>
          <table:table-cell table:formula="of:=([.D125]-[.A125])/0.0166667" office:value-type="float" office:value="-32.2499355001287" calcext:value-type="float">
            <text:p>-32.2499355001287</text:p>
          </table:table-cell>
          <table:table-cell table:formula="of:=ABS([.E125]-[.B125])/0.0166667" office:value-type="float" office:value="625.018749962502" calcext:value-type="float">
            <text:p>625.018749962502</text:p>
          </table:table-cell>
          <table:table-cell table:formula="of:=([.F125]-[.C125])/0.0166667" office:value-type="float" office:value="-19.6559606880784" calcext:value-type="float">
            <text:p>-19.6559606880784</text:p>
          </table:table-cell>
          <table:table-cell table:formula="of:=DEGREES(ATAN(ABS([.F125]-[.C125])/ABS([.E125]-[.B125])))" office:value-type="float" office:value="1.80127801426442" calcext:value-type="float">
            <text:p>1.80127801426442</text:p>
          </table:table-cell>
          <table:table-cell table:formula="of:=SQRT(POWER([.H125];2)+POWER([.I125];2)+POWER([.J125];2))" office:value-type="float" office:value="626.158808079087" calcext:value-type="float">
            <text:p>626.158808079087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5.482" calcext:value-type="float">
            <text:p>285.482</text:p>
          </table:table-cell>
          <table:table-cell office:value-type="float" office:value="42.377" calcext:value-type="float">
            <text:p>42.377</text:p>
          </table:table-cell>
          <table:table-cell office:value-type="float" office:value="71.0953" calcext:value-type="float">
            <text:p>71.0953</text:p>
          </table:table-cell>
          <table:table-cell office:value-type="float" office:value="276.317" calcext:value-type="float">
            <text:p>276.317</text:p>
          </table:table-cell>
          <table:table-cell office:value-type="float" office:value="42.0963" calcext:value-type="float">
            <text:p>42.0963</text:p>
          </table:table-cell>
          <table:table-cell/>
          <table:table-cell table:formula="of:=([.D126]-[.A126])/0.0166667" office:value-type="float" office:value="-60.9658780682444" calcext:value-type="float">
            <text:p>-60.9658780682444</text:p>
          </table:table-cell>
          <table:table-cell table:formula="of:=ABS([.E126]-[.B126])/0.0166667" office:value-type="float" office:value="549.898900202201" calcext:value-type="float">
            <text:p>549.898900202201</text:p>
          </table:table-cell>
          <table:table-cell table:formula="of:=([.F126]-[.C126])/0.0166667" office:value-type="float" office:value="-16.8419663160676" calcext:value-type="float">
            <text:p>-16.8419663160676</text:p>
          </table:table-cell>
          <table:table-cell table:formula="of:=DEGREES(ATAN(ABS([.F126]-[.C126])/ABS([.E126]-[.B126])))" office:value-type="float" office:value="1.75427161436921" calcext:value-type="float">
            <text:p>1.75427161436921</text:p>
          </table:table-cell>
          <table:table-cell table:formula="of:=SQRT(POWER([.H126];2)+POWER([.I126];2)+POWER([.J126];2))" office:value-type="float" office:value="553.524426345951" calcext:value-type="float">
            <text:p>553.524426345951</text:p>
          </table:table-cell>
        </table:table-row>
        <table:table-row table:style-name="ro1">
          <table:table-cell office:value-type="float" office:value="72.8782" calcext:value-type="float">
            <text:p>72.8782</text:p>
          </table:table-cell>
          <table:table-cell office:value-type="float" office:value="285.619" calcext:value-type="float">
            <text:p>285.619</text:p>
          </table:table-cell>
          <table:table-cell office:value-type="float" office:value="42.0943" calcext:value-type="float">
            <text:p>42.0943</text:p>
          </table:table-cell>
          <table:table-cell office:value-type="float" office:value="72.35" calcext:value-type="float">
            <text:p>72.35</text:p>
          </table:table-cell>
          <table:table-cell office:value-type="float" office:value="276.529" calcext:value-type="float">
            <text:p>276.529</text:p>
          </table:table-cell>
          <table:table-cell office:value-type="float" office:value="41.8007" calcext:value-type="float">
            <text:p>41.8007</text:p>
          </table:table-cell>
          <table:table-cell/>
          <table:table-cell table:formula="of:=([.D127]-[.A127])/0.0166667" office:value-type="float" office:value="-31.6919366161275" calcext:value-type="float">
            <text:p>-31.6919366161275</text:p>
          </table:table-cell>
          <table:table-cell table:formula="of:=ABS([.E127]-[.B127])/0.0166667" office:value-type="float" office:value="545.398909202184" calcext:value-type="float">
            <text:p>545.398909202184</text:p>
          </table:table-cell>
          <table:table-cell table:formula="of:=([.F127]-[.C127])/0.0166667" office:value-type="float" office:value="-17.6159647680703" calcext:value-type="float">
            <text:p>-17.6159647680703</text:p>
          </table:table-cell>
          <table:table-cell table:formula="of:=DEGREES(ATAN(ABS([.F127]-[.C127])/ABS([.E127]-[.B127])))" office:value-type="float" office:value="1.84996641517155" calcext:value-type="float">
            <text:p>1.84996641517155</text:p>
          </table:table-cell>
          <table:table-cell table:formula="of:=SQRT(POWER([.H127];2)+POWER([.I127];2)+POWER([.J127];2))" office:value-type="float" office:value="546.602845967822" calcext:value-type="float">
            <text:p>546.602845967822</text:p>
          </table:table-cell>
        </table:table-row>
        <table:table-row table:style-name="ro1">
          <table:table-cell office:value-type="float" office:value="72.622" calcext:value-type="float">
            <text:p>72.622</text:p>
          </table:table-cell>
          <table:table-cell office:value-type="float" office:value="285.592" calcext:value-type="float">
            <text:p>285.592</text:p>
          </table:table-cell>
          <table:table-cell office:value-type="float" office:value="42.1009" calcext:value-type="float">
            <text:p>42.1009</text:p>
          </table:table-cell>
          <table:table-cell office:value-type="float" office:value="72.0986" calcext:value-type="float">
            <text:p>72.0986</text:p>
          </table:table-cell>
          <table:table-cell office:value-type="float" office:value="275.178" calcext:value-type="float">
            <text:p>275.178</text:p>
          </table:table-cell>
          <table:table-cell office:value-type="float" office:value="42.0232" calcext:value-type="float">
            <text:p>42.0232</text:p>
          </table:table-cell>
          <table:table-cell/>
          <table:table-cell table:formula="of:=([.D128]-[.A128])/0.0166667" office:value-type="float" office:value="-31.4039371921253" calcext:value-type="float">
            <text:p>-31.4039371921253</text:p>
          </table:table-cell>
          <table:table-cell table:formula="of:=ABS([.E128]-[.B128])/0.0166667" office:value-type="float" office:value="624.838750322499" calcext:value-type="float">
            <text:p>624.838750322499</text:p>
          </table:table-cell>
          <table:table-cell table:formula="of:=([.F128]-[.C128])/0.0166667" office:value-type="float" office:value="-4.66199067601865" calcext:value-type="float">
            <text:p>-4.66199067601865</text:p>
          </table:table-cell>
          <table:table-cell table:formula="of:=DEGREES(ATAN(ABS([.F128]-[.C128])/ABS([.E128]-[.B128])))" office:value-type="float" office:value="0.427482183748795" calcext:value-type="float">
            <text:p>0.427482183748795</text:p>
          </table:table-cell>
          <table:table-cell table:formula="of:=SQRT(POWER([.H128];2)+POWER([.I128];2)+POWER([.J128];2))" office:value-type="float" office:value="625.644791661221" calcext:value-type="float">
            <text:p>625.644791661221</text:p>
          </table:table-cell>
        </table:table-row>
        <table:table-row table:style-name="ro1">
          <table:table-cell office:value-type="float" office:value="72.369" calcext:value-type="float">
            <text:p>72.369</text:p>
          </table:table-cell>
          <table:table-cell office:value-type="float" office:value="288.261" calcext:value-type="float">
            <text:p>288.261</text:p>
          </table:table-cell>
          <table:table-cell office:value-type="float" office:value="41.9341" calcext:value-type="float">
            <text:p>41.9341</text:p>
          </table:table-cell>
          <table:table-cell office:value-type="float" office:value="71.5947" calcext:value-type="float">
            <text:p>71.5947</text:p>
          </table:table-cell>
          <table:table-cell office:value-type="float" office:value="279.044" calcext:value-type="float">
            <text:p>279.044</text:p>
          </table:table-cell>
          <table:table-cell office:value-type="float" office:value="41.6489" calcext:value-type="float">
            <text:p>41.6489</text:p>
          </table:table-cell>
          <table:table-cell/>
          <table:table-cell table:formula="of:=([.D129]-[.A129])/0.0166667" office:value-type="float" office:value="-46.4579070841856" calcext:value-type="float">
            <text:p>-46.4579070841856</text:p>
          </table:table-cell>
          <table:table-cell table:formula="of:=ABS([.E129]-[.B129])/0.0166667" office:value-type="float" office:value="553.018893962215" calcext:value-type="float">
            <text:p>553.018893962215</text:p>
          </table:table-cell>
          <table:table-cell table:formula="of:=([.F129]-[.C129])/0.0166667" office:value-type="float" office:value="-17.1119657760686" calcext:value-type="float">
            <text:p>-17.1119657760686</text:p>
          </table:table-cell>
          <table:table-cell table:formula="of:=DEGREES(ATAN(ABS([.F129]-[.C129])/ABS([.E129]-[.B129])))" office:value-type="float" office:value="1.77232766773434" calcext:value-type="float">
            <text:p>1.77232766773434</text:p>
          </table:table-cell>
          <table:table-cell table:formula="of:=SQRT(POWER([.H129];2)+POWER([.I129];2)+POWER([.J129];2))" office:value-type="float" office:value="555.230630983698" calcext:value-type="float">
            <text:p>555.230630983698</text:p>
          </table:table-cell>
        </table:table-row>
        <table:table-row table:style-name="ro1">
          <table:table-cell office:value-type="float" office:value="71.5957" calcext:value-type="float">
            <text:p>71.5957</text:p>
          </table:table-cell>
          <table:table-cell office:value-type="float" office:value="284.222" calcext:value-type="float">
            <text:p>284.222</text:p>
          </table:table-cell>
          <table:table-cell office:value-type="float" office:value="41.822" calcext:value-type="float">
            <text:p>41.822</text:p>
          </table:table-cell>
          <table:table-cell office:value-type="float" office:value="71.3498" calcext:value-type="float">
            <text:p>71.3498</text:p>
          </table:table-cell>
          <table:table-cell office:value-type="float" office:value="271.278" calcext:value-type="float">
            <text:p>271.278</text:p>
          </table:table-cell>
          <table:table-cell office:value-type="float" office:value="42.1722" calcext:value-type="float">
            <text:p>42.1722</text:p>
          </table:table-cell>
          <table:table-cell/>
          <table:table-cell table:formula="of:=([.D130]-[.A130])/0.0166667" office:value-type="float" office:value="-14.7539704920585" calcext:value-type="float">
            <text:p>-14.7539704920585</text:p>
          </table:table-cell>
          <table:table-cell table:formula="of:=ABS([.E130]-[.B130])/0.0166667" office:value-type="float" office:value="776.638446723104" calcext:value-type="float">
            <text:p>776.638446723104</text:p>
          </table:table-cell>
          <table:table-cell table:formula="of:=([.F130]-[.C130])/0.0166667" office:value-type="float" office:value="21.0119579760837" calcext:value-type="float">
            <text:p>21.0119579760837</text:p>
          </table:table-cell>
          <table:table-cell table:formula="of:=DEGREES(ATAN(ABS([.F130]-[.C130])/ABS([.E130]-[.B130])))" office:value-type="float" office:value="1.54975961503688" calcext:value-type="float">
            <text:p>1.54975961503688</text:p>
          </table:table-cell>
          <table:table-cell table:formula="of:=SQRT(POWER([.H130];2)+POWER([.I130];2)+POWER([.J130];2))" office:value-type="float" office:value="777.062712367377" calcext:value-type="float">
            <text:p>777.062712367377</text:p>
          </table:table-cell>
        </table:table-row>
        <table:table-row table:style-name="ro1">
          <table:table-cell office:value-type="float" office:value="71.8494" calcext:value-type="float">
            <text:p>71.8494</text:p>
          </table:table-cell>
          <table:table-cell office:value-type="float" office:value="284.306" calcext:value-type="float">
            <text:p>284.306</text:p>
          </table:table-cell>
          <table:table-cell office:value-type="float" office:value="41.5528" calcext:value-type="float">
            <text:p>41.5528</text:p>
          </table:table-cell>
          <table:table-cell office:value-type="float" office:value="71.348" calcext:value-type="float">
            <text:p>71.348</text:p>
          </table:table-cell>
          <table:table-cell office:value-type="float" office:value="271.323" calcext:value-type="float">
            <text:p>271.323</text:p>
          </table:table-cell>
          <table:table-cell office:value-type="float" office:value="41.918" calcext:value-type="float">
            <text:p>41.918</text:p>
          </table:table-cell>
          <table:table-cell/>
          <table:table-cell table:formula="of:=([.D131]-[.A131])/0.0166667" office:value-type="float" office:value="-30.0839398321206" calcext:value-type="float">
            <text:p>-30.0839398321206</text:p>
          </table:table-cell>
          <table:table-cell table:formula="of:=ABS([.E131]-[.B131])/0.0166667" office:value-type="float" office:value="778.978442043116" calcext:value-type="float">
            <text:p>778.978442043116</text:p>
          </table:table-cell>
          <table:table-cell table:formula="of:=([.F131]-[.C131])/0.0166667" office:value-type="float" office:value="21.9119561760877" calcext:value-type="float">
            <text:p>21.9119561760877</text:p>
          </table:table-cell>
          <table:table-cell table:formula="of:=DEGREES(ATAN(ABS([.F131]-[.C131])/ABS([.E131]-[.B131])))" office:value-type="float" office:value="1.61125337060172" calcext:value-type="float">
            <text:p>1.61125337060172</text:p>
          </table:table-cell>
          <table:table-cell table:formula="of:=SQRT(POWER([.H131];2)+POWER([.I131];2)+POWER([.J131];2))" office:value-type="float" office:value="779.867033812307" calcext:value-type="float">
            <text:p>779.867033812307</text:p>
          </table:table-cell>
        </table:table-row>
        <table:table-row table:style-name="ro1">
          <table:table-cell office:value-type="float" office:value="71.8545" calcext:value-type="float">
            <text:p>71.8545</text:p>
          </table:table-cell>
          <table:table-cell office:value-type="float" office:value="284.139" calcext:value-type="float">
            <text:p>284.139</text:p>
          </table:table-cell>
          <table:table-cell office:value-type="float" office:value="42.3391" calcext:value-type="float">
            <text:p>42.3391</text:p>
          </table:table-cell>
          <table:table-cell office:value-type="float" office:value="71.3531" calcext:value-type="float">
            <text:p>71.3531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2.726" calcext:value-type="float">
            <text:p>42.726</text:p>
          </table:table-cell>
          <table:table-cell/>
          <table:table-cell table:formula="of:=([.D132]-[.A132])/0.0166667" office:value-type="float" office:value="-30.0839398321206" calcext:value-type="float">
            <text:p>-30.0839398321206</text:p>
          </table:table-cell>
          <table:table-cell table:formula="of:=ABS([.E132]-[.B132])/0.0166667" office:value-type="float" office:value="702.898594202814" calcext:value-type="float">
            <text:p>702.898594202814</text:p>
          </table:table-cell>
          <table:table-cell table:formula="of:=([.F132]-[.C132])/0.0166667" office:value-type="float" office:value="23.2139535720927" calcext:value-type="float">
            <text:p>23.2139535720927</text:p>
          </table:table-cell>
          <table:table-cell table:formula="of:=DEGREES(ATAN(ABS([.F132]-[.C132])/ABS([.E132]-[.B132])))" office:value-type="float" office:value="1.89156489742786" calcext:value-type="float">
            <text:p>1.89156489742786</text:p>
          </table:table-cell>
          <table:table-cell table:formula="of:=SQRT(POWER([.H132];2)+POWER([.I132];2)+POWER([.J132];2))" office:value-type="float" office:value="703.924971007963" calcext:value-type="float">
            <text:p>703.924971007963</text:p>
          </table:table-cell>
        </table:table-row>
        <table:table-row table:style-name="ro1">
          <table:table-cell office:value-type="float" office:value="72.376" calcext:value-type="float">
            <text:p>72.376</text:p>
          </table:table-cell>
          <table:table-cell office:value-type="float" office:value="292.264" calcext:value-type="float">
            <text:p>292.264</text:p>
          </table:table-cell>
          <table:table-cell office:value-type="float" office:value="42.0714" calcext:value-type="float">
            <text:p>42.0714</text:p>
          </table:table-cell>
          <table:table-cell office:value-type="float" office:value="71.6005" calcext:value-type="float">
            <text:p>71.6005</text:p>
          </table:table-cell>
          <table:table-cell office:value-type="float" office:value="281.457" calcext:value-type="float">
            <text:p>281.457</text:p>
          </table:table-cell>
          <table:table-cell office:value-type="float" office:value="42.5165" calcext:value-type="float">
            <text:p>42.5165</text:p>
          </table:table-cell>
          <table:table-cell/>
          <table:table-cell table:formula="of:=([.D133]-[.A133])/0.0166667" office:value-type="float" office:value="-46.5299069401866" calcext:value-type="float">
            <text:p>-46.5299069401866</text:p>
          </table:table-cell>
          <table:table-cell table:formula="of:=ABS([.E133]-[.B133])/0.0166667" office:value-type="float" office:value="648.418703162595" calcext:value-type="float">
            <text:p>648.418703162595</text:p>
          </table:table-cell>
          <table:table-cell table:formula="of:=([.F133]-[.C133])/0.0166667" office:value-type="float" office:value="26.705946588107" calcext:value-type="float">
            <text:p>26.705946588107</text:p>
          </table:table-cell>
          <table:table-cell table:formula="of:=DEGREES(ATAN(ABS([.F133]-[.C133])/ABS([.E133]-[.B133])))" office:value-type="float" office:value="2.35846637980069" calcext:value-type="float">
            <text:p>2.35846637980069</text:p>
          </table:table-cell>
          <table:table-cell table:formula="of:=SQRT(POWER([.H133];2)+POWER([.I133];2)+POWER([.J133];2))" office:value-type="float" office:value="650.634347720815" calcext:value-type="float">
            <text:p>650.634347720815</text:p>
          </table:table-cell>
        </table:table-row>
        <table:table-row table:style-name="ro1">
          <table:table-cell office:value-type="float" office:value="72.8929" calcext:value-type="float">
            <text:p>72.8929</text:p>
          </table:table-cell>
          <table:table-cell office:value-type="float" office:value="290.913" calcext:value-type="float">
            <text:p>290.913</text:p>
          </table:table-cell>
          <table:table-cell office:value-type="float" office:value="42.2784" calcext:value-type="float">
            <text:p>42.2784</text:p>
          </table:table-cell>
          <table:table-cell office:value-type="float" office:value="72.3628" calcext:value-type="float">
            <text:p>72.3628</text:p>
          </table:table-cell>
          <table:table-cell office:value-type="float" office:value="280.146" calcext:value-type="float">
            <text:p>280.146</text:p>
          </table:table-cell>
          <table:table-cell office:value-type="float" office:value="42.9695" calcext:value-type="float">
            <text:p>42.9695</text:p>
          </table:table-cell>
          <table:table-cell/>
          <table:table-cell table:formula="of:=([.D134]-[.A134])/0.0166667" office:value-type="float" office:value="-31.8059363881275" calcext:value-type="float">
            <text:p>-31.8059363881275</text:p>
          </table:table-cell>
          <table:table-cell table:formula="of:=ABS([.E134]-[.B134])/0.0166667" office:value-type="float" office:value="646.018707962584" calcext:value-type="float">
            <text:p>646.018707962584</text:p>
          </table:table-cell>
          <table:table-cell table:formula="of:=([.F134]-[.C134])/0.0166667" office:value-type="float" office:value="41.4659170681658" calcext:value-type="float">
            <text:p>41.4659170681658</text:p>
          </table:table-cell>
          <table:table-cell table:formula="of:=DEGREES(ATAN(ABS([.F134]-[.C134])/ABS([.E134]-[.B134])))" office:value-type="float" office:value="3.67259847907326" calcext:value-type="float">
            <text:p>3.67259847907326</text:p>
          </table:table-cell>
          <table:table-cell table:formula="of:=SQRT(POWER([.H134];2)+POWER([.I134];2)+POWER([.J134];2))" office:value-type="float" office:value="648.129007918544" calcext:value-type="float">
            <text:p>648.129007918544</text:p>
          </table:table-cell>
        </table:table-row>
        <table:table-row table:style-name="ro1">
          <table:table-cell office:value-type="float" office:value="72.6279" calcext:value-type="float">
            <text:p>72.6279</text:p>
          </table:table-cell>
          <table:table-cell office:value-type="float" office:value="286.788" calcext:value-type="float">
            <text:p>286.788</text:p>
          </table:table-cell>
          <table:table-cell office:value-type="float" office:value="42.6737" calcext:value-type="float">
            <text:p>42.6737</text:p>
          </table:table-cell>
          <table:table-cell office:value-type="float" office:value="72.1066" calcext:value-type="float">
            <text:p>72.1066</text:p>
          </table:table-cell>
          <table:table-cell office:value-type="float" office:value="277.561" calcext:value-type="float">
            <text:p>277.561</text:p>
          </table:table-cell>
          <table:table-cell office:value-type="float" office:value="42.8841" calcext:value-type="float">
            <text:p>42.8841</text:p>
          </table:table-cell>
          <table:table-cell/>
          <table:table-cell table:formula="of:=([.D135]-[.A135])/0.0166667" office:value-type="float" office:value="-31.2779374441249" calcext:value-type="float">
            <text:p>-31.2779374441249</text:p>
          </table:table-cell>
          <table:table-cell table:formula="of:=ABS([.E135]-[.B135])/0.0166667" office:value-type="float" office:value="553.618892762216" calcext:value-type="float">
            <text:p>553.618892762216</text:p>
          </table:table-cell>
          <table:table-cell table:formula="of:=([.F135]-[.C135])/0.0166667" office:value-type="float" office:value="12.6239747520505" calcext:value-type="float">
            <text:p>12.6239747520505</text:p>
          </table:table-cell>
          <table:table-cell table:formula="of:=DEGREES(ATAN(ABS([.F135]-[.C135])/ABS([.E135]-[.B135])))" office:value-type="float" office:value="1.30626891520756" calcext:value-type="float">
            <text:p>1.30626891520756</text:p>
          </table:table-cell>
          <table:table-cell table:formula="of:=SQRT(POWER([.H135];2)+POWER([.I135];2)+POWER([.J135];2))" office:value-type="float" office:value="554.645429560689" calcext:value-type="float">
            <text:p>554.645429560689</text:p>
          </table:table-cell>
        </table:table-row>
        <table:table-row table:style-name="ro1">
          <table:table-cell office:value-type="float" office:value="72.3736" calcext:value-type="float">
            <text:p>72.3736</text:p>
          </table:table-cell>
          <table:table-cell office:value-type="float" office:value="288.088" calcext:value-type="float">
            <text:p>288.088</text:p>
          </table:table-cell>
          <table:table-cell office:value-type="float" office:value="42.7263" calcext:value-type="float">
            <text:p>42.7263</text:p>
          </table:table-cell>
          <table:table-cell office:value-type="float" office:value="71.6032" calcext:value-type="float">
            <text:p>71.6032</text:p>
          </table:table-cell>
          <table:table-cell office:value-type="float" office:value="277.497" calcext:value-type="float">
            <text:p>277.497</text:p>
          </table:table-cell>
          <table:table-cell office:value-type="float" office:value="42.8991" calcext:value-type="float">
            <text:p>42.8991</text:p>
          </table:table-cell>
          <table:table-cell/>
          <table:table-cell table:formula="of:=([.D136]-[.A136])/0.0166667" office:value-type="float" office:value="-46.2239075521846" calcext:value-type="float">
            <text:p>-46.2239075521846</text:p>
          </table:table-cell>
          <table:table-cell table:formula="of:=ABS([.E136]-[.B136])/0.0166667" office:value-type="float" office:value="635.458729082542" calcext:value-type="float">
            <text:p>635.458729082542</text:p>
          </table:table-cell>
          <table:table-cell table:formula="of:=([.F136]-[.C136])/0.0166667" office:value-type="float" office:value="10.3679792640412" calcext:value-type="float">
            <text:p>10.3679792640412</text:p>
          </table:table-cell>
          <table:table-cell table:formula="of:=DEGREES(ATAN(ABS([.F136]-[.C136])/ABS([.E136]-[.B136])))" office:value-type="float" office:value="0.93474009120842" calcext:value-type="float">
            <text:p>0.93474009120842</text:p>
          </table:table-cell>
          <table:table-cell table:formula="of:=SQRT(POWER([.H136];2)+POWER([.I136];2)+POWER([.J136];2))" office:value-type="float" office:value="637.222049987767" calcext:value-type="float">
            <text:p>637.222049987767</text:p>
          </table:table-cell>
        </table:table-row>
        <table:table-row table:style-name="ro1">
          <table:table-cell office:value-type="float" office:value="72.6263" calcext:value-type="float">
            <text:p>72.6263</text:p>
          </table:table-cell>
          <table:table-cell office:value-type="float" office:value="285.423" calcext:value-type="float">
            <text:p>285.423</text:p>
          </table:table-cell>
          <table:table-cell office:value-type="float" office:value="42.8885" calcext:value-type="float">
            <text:p>42.8885</text:p>
          </table:table-cell>
          <table:table-cell office:value-type="float" office:value="72.1065" calcext:value-type="float">
            <text:p>72.1065</text:p>
          </table:table-cell>
          <table:table-cell office:value-type="float" office:value="274.921" calcext:value-type="float">
            <text:p>274.921</text:p>
          </table:table-cell>
          <table:table-cell office:value-type="float" office:value="43.307" calcext:value-type="float">
            <text:p>43.307</text:p>
          </table:table-cell>
          <table:table-cell/>
          <table:table-cell table:formula="of:=([.D137]-[.A137])/0.0166667" office:value-type="float" office:value="-31.187937624125" calcext:value-type="float">
            <text:p>-31.187937624125</text:p>
          </table:table-cell>
          <table:table-cell table:formula="of:=ABS([.E137]-[.B137])/0.0166667" office:value-type="float" office:value="630.118739762521" calcext:value-type="float">
            <text:p>630.118739762521</text:p>
          </table:table-cell>
          <table:table-cell table:formula="of:=([.F137]-[.C137])/0.0166667" office:value-type="float" office:value="25.1099497801005" calcext:value-type="float">
            <text:p>25.1099497801005</text:p>
          </table:table-cell>
          <table:table-cell table:formula="of:=DEGREES(ATAN(ABS([.F137]-[.C137])/ABS([.E137]-[.B137])))" office:value-type="float" office:value="2.28200375225111" calcext:value-type="float">
            <text:p>2.28200375225111</text:p>
          </table:table-cell>
          <table:table-cell table:formula="of:=SQRT(POWER([.H137];2)+POWER([.I137];2)+POWER([.J137];2))" office:value-type="float" office:value="631.389597024779" calcext:value-type="float">
            <text:p>631.389597024779</text:p>
          </table:table-cell>
        </table:table-row>
        <table:table-row table:style-name="ro1">
          <table:table-cell office:value-type="float" office:value="72.3697" calcext:value-type="float">
            <text:p>72.3697</text:p>
          </table:table-cell>
          <table:table-cell office:value-type="float" office:value="286.824" calcext:value-type="float">
            <text:p>286.824</text:p>
          </table:table-cell>
          <table:table-cell office:value-type="float" office:value="42.4162" calcext:value-type="float">
            <text:p>42.4162</text:p>
          </table:table-cell>
          <table:table-cell office:value-type="float" office:value="71.3497" calcext:value-type="float">
            <text:p>71.3497</text:p>
          </table:table-cell>
          <table:table-cell office:value-type="float" office:value="277.519" calcext:value-type="float">
            <text:p>277.519</text:p>
          </table:table-cell>
          <table:table-cell office:value-type="float" office:value="42.6482" calcext:value-type="float">
            <text:p>42.6482</text:p>
          </table:table-cell>
          <table:table-cell/>
          <table:table-cell table:formula="of:=([.D138]-[.A138])/0.0166667" office:value-type="float" office:value="-61.1998776002446" calcext:value-type="float">
            <text:p>-61.1998776002446</text:p>
          </table:table-cell>
          <table:table-cell table:formula="of:=ABS([.E138]-[.B138])/0.0166667" office:value-type="float" office:value="558.298883402234" calcext:value-type="float">
            <text:p>558.298883402234</text:p>
          </table:table-cell>
          <table:table-cell table:formula="of:=([.F138]-[.C138])/0.0166667" office:value-type="float" office:value="13.9199721600556" calcext:value-type="float">
            <text:p>13.9199721600556</text:p>
          </table:table-cell>
          <table:table-cell table:formula="of:=DEGREES(ATAN(ABS([.F138]-[.C138])/ABS([.E138]-[.B138])))" office:value-type="float" office:value="1.42825012774179" calcext:value-type="float">
            <text:p>1.42825012774179</text:p>
          </table:table-cell>
          <table:table-cell table:formula="of:=SQRT(POWER([.H138];2)+POWER([.I138];2)+POWER([.J138];2))" office:value-type="float" office:value="561.815658246904" calcext:value-type="float">
            <text:p>561.815658246904</text:p>
          </table:table-cell>
        </table:table-row>
        <table:table-row table:style-name="ro1">
          <table:table-cell office:value-type="float" office:value="71.0735" calcext:value-type="float">
            <text:p>71.0735</text:p>
          </table:table-cell>
          <table:table-cell office:value-type="float" office:value="290.951" calcext:value-type="float">
            <text:p>290.951</text:p>
          </table:table-cell>
          <table:table-cell office:value-type="float" office:value="41.263" calcext:value-type="float">
            <text:p>41.263</text:p>
          </table:table-cell>
          <table:table-cell office:value-type="float" office:value="70.073" calcext:value-type="float">
            <text:p>70.073</text:p>
          </table:table-cell>
          <table:table-cell office:value-type="float" office:value="280.178" calcext:value-type="float">
            <text:p>280.178</text:p>
          </table:table-cell>
          <table:table-cell office:value-type="float" office:value="41.4789" calcext:value-type="float">
            <text:p>41.4789</text:p>
          </table:table-cell>
          <table:table-cell/>
          <table:table-cell table:formula="of:=([.D139]-[.A139])/0.0166667" office:value-type="float" office:value="-60.0298799402403" calcext:value-type="float">
            <text:p>-60.0298799402403</text:p>
          </table:table-cell>
          <table:table-cell table:formula="of:=ABS([.E139]-[.B139])/0.0166667" office:value-type="float" office:value="646.378707242587" calcext:value-type="float">
            <text:p>646.378707242587</text:p>
          </table:table-cell>
          <table:table-cell table:formula="of:=([.F139]-[.C139])/0.0166667" office:value-type="float" office:value="12.9539740920521" calcext:value-type="float">
            <text:p>12.9539740920521</text:p>
          </table:table-cell>
          <table:table-cell table:formula="of:=DEGREES(ATAN(ABS([.F139]-[.C139])/ABS([.E139]-[.B139])))" office:value-type="float" office:value="1.14810202339465" calcext:value-type="float">
            <text:p>1.14810202339465</text:p>
          </table:table-cell>
          <table:table-cell table:formula="of:=SQRT(POWER([.H139];2)+POWER([.I139];2)+POWER([.J139];2))" office:value-type="float" office:value="649.289477126355" calcext:value-type="float">
            <text:p>649.289477126355</text:p>
          </table:table-cell>
        </table:table-row>
        <table:table-row table:style-name="ro1">
          <table:table-cell office:value-type="float" office:value="72.6188" calcext:value-type="float">
            <text:p>72.6188</text:p>
          </table:table-cell>
          <table:table-cell office:value-type="float" office:value="281.461" calcext:value-type="float">
            <text:p>281.461</text:p>
          </table:table-cell>
          <table:table-cell office:value-type="float" office:value="43.0095" calcext:value-type="float">
            <text:p>43.0095</text:p>
          </table:table-cell>
          <table:table-cell office:value-type="float" office:value="71.8512" calcext:value-type="float">
            <text:p>71.8512</text:p>
          </table:table-cell>
          <table:table-cell office:value-type="float" office:value="272.48" calcext:value-type="float">
            <text:p>272.48</text:p>
          </table:table-cell>
          <table:table-cell office:value-type="float" office:value="42.7122" calcext:value-type="float">
            <text:p>42.7122</text:p>
          </table:table-cell>
          <table:table-cell/>
          <table:table-cell table:formula="of:=([.D140]-[.A140])/0.0166667" office:value-type="float" office:value="-46.0559078881835" calcext:value-type="float">
            <text:p>-46.0559078881835</text:p>
          </table:table-cell>
          <table:table-cell table:formula="of:=ABS([.E140]-[.B140])/0.0166667" office:value-type="float" office:value="538.858922282155" calcext:value-type="float">
            <text:p>538.858922282155</text:p>
          </table:table-cell>
          <table:table-cell table:formula="of:=([.F140]-[.C140])/0.0166667" office:value-type="float" office:value="-17.8379643240713" calcext:value-type="float">
            <text:p>-17.8379643240713</text:p>
          </table:table-cell>
          <table:table-cell table:formula="of:=DEGREES(ATAN(ABS([.F140]-[.C140])/ABS([.E140]-[.B140])))" office:value-type="float" office:value="1.89598232278786" calcext:value-type="float">
            <text:p>1.89598232278786</text:p>
          </table:table-cell>
          <table:table-cell table:formula="of:=SQRT(POWER([.H140];2)+POWER([.I140];2)+POWER([.J140];2))" office:value-type="float" office:value="541.117619141825" calcext:value-type="float">
            <text:p>541.117619141825</text:p>
          </table:table-cell>
        </table:table-row>
        <table:table-row table:style-name="ro1">
          <table:table-cell office:value-type="float" office:value="72.1196" calcext:value-type="float">
            <text:p>72.1196</text:p>
          </table:table-cell>
          <table:table-cell office:value-type="float" office:value="290.724" calcext:value-type="float">
            <text:p>290.724</text:p>
          </table:table-cell>
          <table:table-cell office:value-type="float" office:value="42.8276" calcext:value-type="float">
            <text:p>42.8276</text:p>
          </table:table-cell>
          <table:table-cell office:value-type="float" office:value="71.0968" calcext:value-type="float">
            <text:p>71.0968</text:p>
          </table:table-cell>
          <table:table-cell office:value-type="float" office:value="281.285" calcext:value-type="float">
            <text:p>281.285</text:p>
          </table:table-cell>
          <table:table-cell office:value-type="float" office:value="43.0517" calcext:value-type="float">
            <text:p>43.0517</text:p>
          </table:table-cell>
          <table:table-cell/>
          <table:table-cell table:formula="of:=([.D141]-[.A141])/0.0166667" office:value-type="float" office:value="-61.3678772642457" calcext:value-type="float">
            <text:p>-61.3678772642457</text:p>
          </table:table-cell>
          <table:table-cell table:formula="of:=ABS([.E141]-[.B141])/0.0166667" office:value-type="float" office:value="566.338867322263" calcext:value-type="float">
            <text:p>566.338867322263</text:p>
          </table:table-cell>
          <table:table-cell table:formula="of:=([.F141]-[.C141])/0.0166667" office:value-type="float" office:value="13.4459731080538" calcext:value-type="float">
            <text:p>13.4459731080538</text:p>
          </table:table-cell>
          <table:table-cell table:formula="of:=DEGREES(ATAN(ABS([.F141]-[.C141])/ABS([.E141]-[.B141])))" office:value-type="float" office:value="1.36005641084646" calcext:value-type="float">
            <text:p>1.36005641084646</text:p>
          </table:table-cell>
          <table:table-cell table:formula="of:=SQRT(POWER([.H141];2)+POWER([.I141];2)+POWER([.J141];2))" office:value-type="float" office:value="569.812708872491" calcext:value-type="float">
            <text:p>569.812708872491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6.683" calcext:value-type="float">
            <text:p>286.683</text:p>
          </table:table-cell>
          <table:table-cell office:value-type="float" office:value="42.949" calcext:value-type="float">
            <text:p>42.949</text:p>
          </table:table-cell>
          <table:table-cell office:value-type="float" office:value="71.3516" calcext:value-type="float">
            <text:p>71.3516</text:p>
          </table:table-cell>
          <table:table-cell office:value-type="float" office:value="277.467" calcext:value-type="float">
            <text:p>277.467</text:p>
          </table:table-cell>
          <table:table-cell office:value-type="float" office:value="42.9062" calcext:value-type="float">
            <text:p>42.9062</text:p>
          </table:table-cell>
          <table:table-cell/>
          <table:table-cell table:formula="of:=([.D142]-[.A142])/0.0166667" office:value-type="float" office:value="-45.8759082481836" calcext:value-type="float">
            <text:p>-45.8759082481836</text:p>
          </table:table-cell>
          <table:table-cell table:formula="of:=ABS([.E142]-[.B142])/0.0166667" office:value-type="float" office:value="552.958894082212" calcext:value-type="float">
            <text:p>552.958894082212</text:p>
          </table:table-cell>
          <table:table-cell table:formula="of:=([.F142]-[.C142])/0.0166667" office:value-type="float" office:value="-2.56799486401026" calcext:value-type="float">
            <text:p>-2.56799486401026</text:p>
          </table:table-cell>
          <table:table-cell table:formula="of:=DEGREES(ATAN(ABS([.F142]-[.C142])/ABS([.E142]-[.B142])))" office:value-type="float" office:value="0.266085257549169" calcext:value-type="float">
            <text:p>0.266085257549169</text:p>
          </table:table-cell>
          <table:table-cell table:formula="of:=SQRT(POWER([.H142];2)+POWER([.I142];2)+POWER([.J142];2))" office:value-type="float" office:value="554.864606998717" calcext:value-type="float">
            <text:p>554.864606998717</text:p>
          </table:table-cell>
        </table:table-row>
        <table:table-row table:style-name="ro1">
          <table:table-cell office:value-type="float" office:value="71.3496" calcext:value-type="float">
            <text:p>71.3496</text:p>
          </table:table-cell>
          <table:table-cell office:value-type="float" office:value="283.911" calcext:value-type="float">
            <text:p>283.911</text:p>
          </table:table-cell>
          <table:table-cell office:value-type="float" office:value="43.1385" calcext:value-type="float">
            <text:p>43.1385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273.347" calcext:value-type="float">
            <text:p>273.347</text:p>
          </table:table-cell>
          <table:table-cell office:value-type="float" office:value="43.8225" calcext:value-type="float">
            <text:p>43.8225</text:p>
          </table:table-cell>
          <table:table-cell/>
          <table:table-cell table:formula="of:=([.D143]-[.A143])/0.0166667" office:value-type="float" office:value="-59.2018815962368" calcext:value-type="float">
            <text:p>-59.2018815962368</text:p>
          </table:table-cell>
          <table:table-cell table:formula="of:=ABS([.E143]-[.B143])/0.0166667" office:value-type="float" office:value="633.838732322537" calcext:value-type="float">
            <text:p>633.838732322537</text:p>
          </table:table-cell>
          <table:table-cell table:formula="of:=([.F143]-[.C143])/0.0166667" office:value-type="float" office:value="41.039917920164" calcext:value-type="float">
            <text:p>41.039917920164</text:p>
          </table:table-cell>
          <table:table-cell table:formula="of:=DEGREES(ATAN(ABS([.F143]-[.C143])/ABS([.E143]-[.B143])))" office:value-type="float" office:value="3.7046274420771" calcext:value-type="float">
            <text:p>3.7046274420771</text:p>
          </table:table-cell>
          <table:table-cell table:formula="of:=SQRT(POWER([.H143];2)+POWER([.I143];2)+POWER([.J143];2))" office:value-type="float" office:value="637.919020126904" calcext:value-type="float">
            <text:p>637.919020126904</text:p>
          </table:table-cell>
        </table:table-row>
        <table:table-row table:style-name="ro1">
          <table:table-cell office:value-type="float" office:value="72.3697" calcext:value-type="float">
            <text:p>72.3697</text:p>
          </table:table-cell>
          <table:table-cell office:value-type="float" office:value="286.813" calcext:value-type="float">
            <text:p>286.813</text:p>
          </table:table-cell>
          <table:table-cell office:value-type="float" office:value="42.4179" calcext:value-type="float">
            <text:p>42.4179</text:p>
          </table:table-cell>
          <table:table-cell office:value-type="float" office:value="71.8515" calcext:value-type="float">
            <text:p>71.8515</text:p>
          </table:table-cell>
          <table:table-cell office:value-type="float" office:value="277.632" calcext:value-type="float">
            <text:p>277.632</text:p>
          </table:table-cell>
          <table:table-cell office:value-type="float" office:value="42.3757" calcext:value-type="float">
            <text:p>42.3757</text:p>
          </table:table-cell>
          <table:table-cell/>
          <table:table-cell table:formula="of:=([.D144]-[.A144])/0.0166667" office:value-type="float" office:value="-31.091937816124" calcext:value-type="float">
            <text:p>-31.091937816124</text:p>
          </table:table-cell>
          <table:table-cell table:formula="of:=ABS([.E144]-[.B144])/0.0166667" office:value-type="float" office:value="550.858898282202" calcext:value-type="float">
            <text:p>550.858898282202</text:p>
          </table:table-cell>
          <table:table-cell table:formula="of:=([.F144]-[.C144])/0.0166667" office:value-type="float" office:value="-2.5319949360102" calcext:value-type="float">
            <text:p>-2.5319949360102</text:p>
          </table:table-cell>
          <table:table-cell table:formula="of:=DEGREES(ATAN(ABS([.F144]-[.C144])/ABS([.E144]-[.B144])))" office:value-type="float" office:value="0.263355284594222" calcext:value-type="float">
            <text:p>0.263355284594222</text:p>
          </table:table-cell>
          <table:table-cell table:formula="of:=SQRT(POWER([.H144];2)+POWER([.I144];2)+POWER([.J144];2))" office:value-type="float" office:value="551.741466098208" calcext:value-type="float">
            <text:p>551.741466098208</text:p>
          </table:table-cell>
        </table:table-row>
        <table:table-row table:style-name="ro1">
          <table:table-cell office:value-type="float" office:value="73.1462" calcext:value-type="float">
            <text:p>73.1462</text:p>
          </table:table-cell>
          <table:table-cell office:value-type="float" office:value="289.667" calcext:value-type="float">
            <text:p>289.667</text:p>
          </table:table-cell>
          <table:table-cell office:value-type="float" office:value="41.9599" calcext:value-type="float">
            <text:p>41.9599</text:p>
          </table:table-cell>
          <table:table-cell office:value-type="float" office:value="72.8605" calcext:value-type="float">
            <text:p>72.8605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42.6044" calcext:value-type="float">
            <text:p>42.6044</text:p>
          </table:table-cell>
          <table:table-cell/>
          <table:table-cell table:formula="of:=([.D145]-[.A145])/0.0166667" office:value-type="float" office:value="-17.1419657160681" calcext:value-type="float">
            <text:p>-17.1419657160681</text:p>
          </table:table-cell>
          <table:table-cell table:formula="of:=ABS([.E145]-[.B145])/0.0166667" office:value-type="float" office:value="717.778564442869" calcext:value-type="float">
            <text:p>717.778564442869</text:p>
          </table:table-cell>
          <table:table-cell table:formula="of:=([.F145]-[.C145])/0.0166667" office:value-type="float" office:value="38.6699226601547" calcext:value-type="float">
            <text:p>38.6699226601547</text:p>
          </table:table-cell>
          <table:table-cell table:formula="of:=DEGREES(ATAN(ABS([.F145]-[.C145])/ABS([.E145]-[.B145])))" office:value-type="float" office:value="3.08379716861573" calcext:value-type="float">
            <text:p>3.08379716861573</text:p>
          </table:table-cell>
          <table:table-cell table:formula="of:=SQRT(POWER([.H145];2)+POWER([.I145];2)+POWER([.J145];2))" office:value-type="float" office:value="719.02383651783" calcext:value-type="float">
            <text:p>719.02383651783</text:p>
          </table:table-cell>
        </table:table-row>
        <table:table-row table:style-name="ro1">
          <table:table-cell office:value-type="float" office:value="72.3659" calcext:value-type="float">
            <text:p>72.3659</text:p>
          </table:table-cell>
          <table:table-cell office:value-type="float" office:value="282.788" calcext:value-type="float">
            <text:p>282.788</text:p>
          </table:table-cell>
          <table:table-cell office:value-type="float" office:value="42.8015" calcext:value-type="float">
            <text:p>42.8015</text:p>
          </table:table-cell>
          <table:table-cell office:value-type="float" office:value="71.6056" calcext:value-type="float">
            <text:p>71.6056</text:p>
          </table:table-cell>
          <table:table-cell office:value-type="float" office:value="272.365" calcext:value-type="float">
            <text:p>272.365</text:p>
          </table:table-cell>
          <table:table-cell office:value-type="float" office:value="43.2274" calcext:value-type="float">
            <text:p>43.2274</text:p>
          </table:table-cell>
          <table:table-cell/>
          <table:table-cell table:formula="of:=([.D146]-[.A146])/0.0166667" office:value-type="float" office:value="-45.6179087641825" calcext:value-type="float">
            <text:p>-45.6179087641825</text:p>
          </table:table-cell>
          <table:table-cell table:formula="of:=ABS([.E146]-[.B146])/0.0166667" office:value-type="float" office:value="625.378749242502" calcext:value-type="float">
            <text:p>625.378749242502</text:p>
          </table:table-cell>
          <table:table-cell table:formula="of:=([.F146]-[.C146])/0.0166667" office:value-type="float" office:value="25.5539488921026" calcext:value-type="float">
            <text:p>25.5539488921026</text:p>
          </table:table-cell>
          <table:table-cell table:formula="of:=DEGREES(ATAN(ABS([.F146]-[.C146])/ABS([.E146]-[.B146])))" office:value-type="float" office:value="2.33989301188673" calcext:value-type="float">
            <text:p>2.33989301188673</text:p>
          </table:table-cell>
          <table:table-cell table:formula="of:=SQRT(POWER([.H146];2)+POWER([.I146];2)+POWER([.J146];2))" office:value-type="float" office:value="627.560816103199" calcext:value-type="float">
            <text:p>627.560816103199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2.81" calcext:value-type="float">
            <text:p>282.81</text:p>
          </table:table-cell>
          <table:table-cell office:value-type="float" office:value="42.5482" calcext:value-type="float">
            <text:p>42.5482</text:p>
          </table:table-cell>
          <table:table-cell office:value-type="float" office:value="71.6021" calcext:value-type="float">
            <text:p>71.6021</text:p>
          </table:table-cell>
          <table:table-cell office:value-type="float" office:value="272.46" calcext:value-type="float">
            <text:p>272.46</text:p>
          </table:table-cell>
          <table:table-cell office:value-type="float" office:value="42.7179" calcext:value-type="float">
            <text:p>42.7179</text:p>
          </table:table-cell>
          <table:table-cell/>
          <table:table-cell table:formula="of:=([.D147]-[.A147])/0.0166667" office:value-type="float" office:value="-30.4619390761218" calcext:value-type="float">
            <text:p>-30.4619390761218</text:p>
          </table:table-cell>
          <table:table-cell table:formula="of:=ABS([.E147]-[.B147])/0.0166667" office:value-type="float" office:value="620.998758002485" calcext:value-type="float">
            <text:p>620.998758002485</text:p>
          </table:table-cell>
          <table:table-cell table:formula="of:=([.F147]-[.C147])/0.0166667" office:value-type="float" office:value="10.1819796360407" calcext:value-type="float">
            <text:p>10.1819796360407</text:p>
          </table:table-cell>
          <table:table-cell table:formula="of:=DEGREES(ATAN(ABS([.F147]-[.C147])/ABS([.E147]-[.B147])))" office:value-type="float" office:value="0.939345181344013" calcext:value-type="float">
            <text:p>0.939345181344013</text:p>
          </table:table-cell>
          <table:table-cell table:formula="of:=SQRT(POWER([.H147];2)+POWER([.I147];2)+POWER([.J147];2))" office:value-type="float" office:value="621.828802711981" calcext:value-type="float">
            <text:p>621.828802711981</text:p>
          </table:table-cell>
        </table:table-row>
        <table:table-row table:style-name="ro1">
          <table:table-cell office:value-type="float" office:value="72.3759" calcext:value-type="float">
            <text:p>72.3759</text:p>
          </table:table-cell>
          <table:table-cell office:value-type="float" office:value="289.416" calcext:value-type="float">
            <text:p>289.416</text:p>
          </table:table-cell>
          <table:table-cell office:value-type="float" office:value="42.7736" calcext:value-type="float">
            <text:p>42.7736</text:p>
          </table:table-cell>
          <table:table-cell office:value-type="float" office:value="71.8582" calcext:value-type="float">
            <text:p>71.8582</text:p>
          </table:table-cell>
          <table:table-cell office:value-type="float" office:value="277.416" calcext:value-type="float">
            <text:p>277.416</text:p>
          </table:table-cell>
          <table:table-cell office:value-type="float" office:value="43.4084" calcext:value-type="float">
            <text:p>43.4084</text:p>
          </table:table-cell>
          <table:table-cell/>
          <table:table-cell table:formula="of:=([.D148]-[.A148])/0.0166667" office:value-type="float" office:value="-31.0619378761245" calcext:value-type="float">
            <text:p>-31.0619378761245</text:p>
          </table:table-cell>
          <table:table-cell table:formula="of:=ABS([.E148]-[.B148])/0.0166667" office:value-type="float" office:value="719.99856000288" calcext:value-type="float">
            <text:p>719.99856000288</text:p>
          </table:table-cell>
          <table:table-cell table:formula="of:=([.F148]-[.C148])/0.0166667" office:value-type="float" office:value="38.0879238241523" calcext:value-type="float">
            <text:p>38.0879238241523</text:p>
          </table:table-cell>
          <table:table-cell table:formula="of:=DEGREES(ATAN(ABS([.F148]-[.C148])/ABS([.E148]-[.B148])))" office:value-type="float" office:value="3.02812419668357" calcext:value-type="float">
            <text:p>3.02812419668357</text:p>
          </table:table-cell>
          <table:table-cell table:formula="of:=SQRT(POWER([.H148];2)+POWER([.I148];2)+POWER([.J148];2))" office:value-type="float" office:value="721.674067936541" calcext:value-type="float">
            <text:p>721.674067936541</text:p>
          </table:table-cell>
        </table:table-row>
        <table:table-row table:style-name="ro1">
          <table:table-cell office:value-type="float" office:value="72.1163" calcext:value-type="float">
            <text:p>72.1163</text:p>
          </table:table-cell>
          <table:table-cell office:value-type="float" office:value="289.448" calcext:value-type="float">
            <text:p>289.448</text:p>
          </table:table-cell>
          <table:table-cell office:value-type="float" office:value="42.5155" calcext:value-type="float">
            <text:p>42.5155</text:p>
          </table:table-cell>
          <table:table-cell office:value-type="float" office:value="70.8449" calcext:value-type="float">
            <text:p>70.8449</text:p>
          </table:table-cell>
          <table:table-cell office:value-type="float" office:value="279.971" calcext:value-type="float">
            <text:p>279.971</text:p>
          </table:table-cell>
          <table:table-cell office:value-type="float" office:value="43.0116" calcext:value-type="float">
            <text:p>43.0116</text:p>
          </table:table-cell>
          <table:table-cell/>
          <table:table-cell table:formula="of:=([.D149]-[.A149])/0.0166667" office:value-type="float" office:value="-76.2838474323051" calcext:value-type="float">
            <text:p>-76.2838474323051</text:p>
          </table:table-cell>
          <table:table-cell table:formula="of:=ABS([.E149]-[.B149])/0.0166667" office:value-type="float" office:value="568.618862762273" calcext:value-type="float">
            <text:p>568.618862762273</text:p>
          </table:table-cell>
          <table:table-cell table:formula="of:=([.F149]-[.C149])/0.0166667" office:value-type="float" office:value="29.765940468119" calcext:value-type="float">
            <text:p>29.765940468119</text:p>
          </table:table-cell>
          <table:table-cell table:formula="of:=DEGREES(ATAN(ABS([.F149]-[.C149])/ABS([.E149]-[.B149])))" office:value-type="float" office:value="2.99657223585872" calcext:value-type="float">
            <text:p>2.99657223585872</text:p>
          </table:table-cell>
          <table:table-cell table:formula="of:=SQRT(POWER([.H149];2)+POWER([.I149];2)+POWER([.J149];2))" office:value-type="float" office:value="574.484680109128" calcext:value-type="float">
            <text:p>574.484680109128</text:p>
          </table:table-cell>
        </table:table-row>
        <table:table-row table:style-name="ro1">
          <table:table-cell office:value-type="float" office:value="72.8929" calcext:value-type="float">
            <text:p>72.8929</text:p>
          </table:table-cell>
          <table:table-cell office:value-type="float" office:value="290.913" calcext:value-type="float">
            <text:p>290.913</text:p>
          </table:table-cell>
          <table:table-cell office:value-type="float" office:value="42.2784" calcext:value-type="float">
            <text:p>42.2784</text:p>
          </table:table-cell>
          <table:table-cell office:value-type="float" office:value="71.8552" calcext:value-type="float">
            <text:p>71.8552</text:p>
          </table:table-cell>
          <table:table-cell office:value-type="float" office:value="282.782" calcext:value-type="float">
            <text:p>282.782</text:p>
          </table:table-cell>
          <table:table-cell office:value-type="float" office:value="42.5551" calcext:value-type="float">
            <text:p>42.5551</text:p>
          </table:table-cell>
          <table:table-cell/>
          <table:table-cell table:formula="of:=([.D150]-[.A150])/0.0166667" office:value-type="float" office:value="-62.2618754762491" calcext:value-type="float">
            <text:p>-62.2618754762491</text:p>
          </table:table-cell>
          <table:table-cell table:formula="of:=ABS([.E150]-[.B150])/0.0166667" office:value-type="float" office:value="487.859024281953" calcext:value-type="float">
            <text:p>487.859024281953</text:p>
          </table:table-cell>
          <table:table-cell table:formula="of:=([.F150]-[.C150])/0.0166667" office:value-type="float" office:value="16.6019667960667" calcext:value-type="float">
            <text:p>16.6019667960667</text:p>
          </table:table-cell>
          <table:table-cell table:formula="of:=DEGREES(ATAN(ABS([.F150]-[.C150])/ABS([.E150]-[.B150])))" office:value-type="float" office:value="1.94903782903119" calcext:value-type="float">
            <text:p>1.94903782903119</text:p>
          </table:table-cell>
          <table:table-cell table:formula="of:=SQRT(POWER([.H150];2)+POWER([.I150];2)+POWER([.J150];2))" office:value-type="float" office:value="492.096122736866" calcext:value-type="float">
            <text:p>492.096122736866</text:p>
          </table:table-cell>
        </table:table-row>
        <table:table-row table:style-name="ro1">
          <table:table-cell office:value-type="float" office:value="72.6293" calcext:value-type="float">
            <text:p>72.6293</text:p>
          </table:table-cell>
          <table:table-cell office:value-type="float" office:value="286.737" calcext:value-type="float">
            <text:p>286.737</text:p>
          </table:table-cell>
          <table:table-cell office:value-type="float" office:value="42.9359" calcext:value-type="float">
            <text:p>42.9359</text:p>
          </table:table-cell>
          <table:table-cell office:value-type="float" office:value="72.1066" calcext:value-type="float">
            <text:p>72.1066</text:p>
          </table:table-cell>
          <table:table-cell office:value-type="float" office:value="277.556" calcext:value-type="float">
            <text:p>277.556</text:p>
          </table:table-cell>
          <table:table-cell office:value-type="float" office:value="42.8849" calcext:value-type="float">
            <text:p>42.8849</text:p>
          </table:table-cell>
          <table:table-cell/>
          <table:table-cell table:formula="of:=([.D151]-[.A151])/0.0166667" office:value-type="float" office:value="-31.3619372761255" calcext:value-type="float">
            <text:p>-31.3619372761255</text:p>
          </table:table-cell>
          <table:table-cell table:formula="of:=ABS([.E151]-[.B151])/0.0166667" office:value-type="float" office:value="550.858898282206" calcext:value-type="float">
            <text:p>550.858898282206</text:p>
          </table:table-cell>
          <table:table-cell table:formula="of:=([.F151]-[.C151])/0.0166667" office:value-type="float" office:value="-3.05999388001193" calcext:value-type="float">
            <text:p>-3.05999388001193</text:p>
          </table:table-cell>
          <table:table-cell table:formula="of:=DEGREES(ATAN(ABS([.F151]-[.C151])/ABS([.E151]-[.B151])))" office:value-type="float" office:value="0.318271942018462" calcext:value-type="float">
            <text:p>0.318271942018462</text:p>
          </table:table-cell>
          <table:table-cell table:formula="of:=SQRT(POWER([.H151];2)+POWER([.I151];2)+POWER([.J151];2))" office:value-type="float" office:value="551.75942265533" calcext:value-type="float">
            <text:p>551.75942265533</text:p>
          </table:table-cell>
        </table:table-row>
        <table:table-row table:style-name="ro1">
          <table:table-cell office:value-type="float" office:value="72.3674" calcext:value-type="float">
            <text:p>72.3674</text:p>
          </table:table-cell>
          <table:table-cell office:value-type="float" office:value="282.728" calcext:value-type="float">
            <text:p>282.728</text:p>
          </table:table-cell>
          <table:table-cell office:value-type="float" office:value="43.0632" calcext:value-type="float">
            <text:p>43.0632</text:p>
          </table:table-cell>
          <table:table-cell office:value-type="float" office:value="71.6076" calcext:value-type="float">
            <text:p>71.6076</text:p>
          </table:table-cell>
          <table:table-cell office:value-type="float" office:value="273.559" calcext:value-type="float">
            <text:p>273.559</text:p>
          </table:table-cell>
          <table:table-cell office:value-type="float" office:value="43.5297" calcext:value-type="float">
            <text:p>43.5297</text:p>
          </table:table-cell>
          <table:table-cell/>
          <table:table-cell table:formula="of:=([.D152]-[.A152])/0.0166667" office:value-type="float" office:value="-45.5879088241823" calcext:value-type="float">
            <text:p>-45.5879088241823</text:p>
          </table:table-cell>
          <table:table-cell table:formula="of:=ABS([.E152]-[.B152])/0.0166667" office:value-type="float" office:value="550.1388997222" calcext:value-type="float">
            <text:p>550.1388997222</text:p>
          </table:table-cell>
          <table:table-cell table:formula="of:=([.F152]-[.C152])/0.0166667" office:value-type="float" office:value="27.9899440201117" calcext:value-type="float">
            <text:p>27.9899440201117</text:p>
          </table:table-cell>
          <table:table-cell table:formula="of:=DEGREES(ATAN(ABS([.F152]-[.C152])/ABS([.E152]-[.B152])))" office:value-type="float" office:value="2.91258087886266" calcext:value-type="float">
            <text:p>2.91258087886266</text:p>
          </table:table-cell>
          <table:table-cell table:formula="of:=SQRT(POWER([.H152];2)+POWER([.I152];2)+POWER([.J152];2))" office:value-type="float" office:value="552.733664059611" calcext:value-type="float">
            <text:p>552.733664059611</text:p>
          </table:table-cell>
        </table:table-row>
        <table:table-row table:style-name="ro1">
          <table:table-cell office:value-type="float" office:value="72.8943" calcext:value-type="float">
            <text:p>72.8943</text:p>
          </table:table-cell>
          <table:table-cell office:value-type="float" office:value="290.86" calcext:value-type="float">
            <text:p>290.86</text:p>
          </table:table-cell>
          <table:table-cell office:value-type="float" office:value="42.543" calcext:value-type="float">
            <text:p>42.543</text:p>
          </table:table-cell>
          <table:table-cell office:value-type="float" office:value="72.3628" calcext:value-type="float">
            <text:p>72.3628</text:p>
          </table:table-cell>
          <table:table-cell office:value-type="float" office:value="280.146" calcext:value-type="float">
            <text:p>280.146</text:p>
          </table:table-cell>
          <table:table-cell office:value-type="float" office:value="42.9695" calcext:value-type="float">
            <text:p>42.9695</text:p>
          </table:table-cell>
          <table:table-cell/>
          <table:table-cell table:formula="of:=([.D153]-[.A153])/0.0166667" office:value-type="float" office:value="-31.8899362201281" calcext:value-type="float">
            <text:p>-31.8899362201281</text:p>
          </table:table-cell>
          <table:table-cell table:formula="of:=ABS([.E153]-[.B153])/0.0166667" office:value-type="float" office:value="642.838714322571" calcext:value-type="float">
            <text:p>642.838714322571</text:p>
          </table:table-cell>
          <table:table-cell table:formula="of:=([.F153]-[.C153])/0.0166667" office:value-type="float" office:value="25.5899488201022" calcext:value-type="float">
            <text:p>25.5899488201022</text:p>
          </table:table-cell>
          <table:table-cell table:formula="of:=DEGREES(ATAN(ABS([.F153]-[.C153])/ABS([.E153]-[.B153])))" office:value-type="float" office:value="2.27961119403017" calcext:value-type="float">
            <text:p>2.27961119403017</text:p>
          </table:table-cell>
          <table:table-cell table:formula="of:=SQRT(POWER([.H153];2)+POWER([.I153];2)+POWER([.J153];2))" office:value-type="float" office:value="644.137738488156" calcext:value-type="float">
            <text:p>644.137738488156</text:p>
          </table:table-cell>
        </table:table-row>
        <table:table-row table:style-name="ro1">
          <table:table-cell office:value-type="float" office:value="72.1129" calcext:value-type="float">
            <text:p>72.1129</text:p>
          </table:table-cell>
          <table:table-cell office:value-type="float" office:value="281.351" calcext:value-type="float">
            <text:p>281.351</text:p>
          </table:table-cell>
          <table:table-cell office:value-type="float" office:value="43.2829" calcext:value-type="float">
            <text:p>43.2829</text:p>
          </table:table-cell>
          <table:table-cell office:value-type="float" office:value="71.105" calcext:value-type="float">
            <text:p>71.105</text:p>
          </table:table-cell>
          <table:table-cell office:value-type="float" office:value="273.589" calcext:value-type="float">
            <text:p>273.589</text:p>
          </table:table-cell>
          <table:table-cell office:value-type="float" office:value="43.0346" calcext:value-type="float">
            <text:p>43.0346</text:p>
          </table:table-cell>
          <table:table-cell/>
          <table:table-cell table:formula="of:=([.D154]-[.A154])/0.0166667" office:value-type="float" office:value="-60.4738790522414" calcext:value-type="float">
            <text:p>-60.4738790522414</text:p>
          </table:table-cell>
          <table:table-cell table:formula="of:=ABS([.E154]-[.B154])/0.0166667" office:value-type="float" office:value="465.719068561863" calcext:value-type="float">
            <text:p>465.719068561863</text:p>
          </table:table-cell>
          <table:table-cell table:formula="of:=([.F154]-[.C154])/0.0166667" office:value-type="float" office:value="-14.8979702040596" calcext:value-type="float">
            <text:p>-14.8979702040596</text:p>
          </table:table-cell>
          <table:table-cell table:formula="of:=DEGREES(ATAN(ABS([.F154]-[.C154])/ABS([.E154]-[.B154])))" office:value-type="float" office:value="1.83222008777279" calcext:value-type="float">
            <text:p>1.83222008777279</text:p>
          </table:table-cell>
          <table:table-cell table:formula="of:=SQRT(POWER([.H154];2)+POWER([.I154];2)+POWER([.J154];2))" office:value-type="float" office:value="469.865183202539" calcext:value-type="float">
            <text:p>469.865183202539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6.767" calcext:value-type="float">
            <text:p>286.767</text:p>
          </table:table-cell>
          <table:table-cell office:value-type="float" office:value="42.6794" calcext:value-type="float">
            <text:p>42.6794</text:p>
          </table:table-cell>
          <table:table-cell office:value-type="float" office:value="71.6032" calcext:value-type="float">
            <text:p>71.6032</text:p>
          </table:table-cell>
          <table:table-cell office:value-type="float" office:value="277.502" calcext:value-type="float">
            <text:p>277.502</text:p>
          </table:table-cell>
          <table:table-cell office:value-type="float" office:value="42.8982" calcext:value-type="float">
            <text:p>42.8982</text:p>
          </table:table-cell>
          <table:table-cell/>
          <table:table-cell table:formula="of:=([.D155]-[.A155])/0.0166667" office:value-type="float" office:value="-46.0799078401844" calcext:value-type="float">
            <text:p>-46.0799078401844</text:p>
          </table:table-cell>
          <table:table-cell table:formula="of:=ABS([.E155]-[.B155])/0.0166667" office:value-type="float" office:value="555.898888202223" calcext:value-type="float">
            <text:p>555.898888202223</text:p>
          </table:table-cell>
          <table:table-cell table:formula="of:=([.F155]-[.C155])/0.0166667" office:value-type="float" office:value="13.1279737440526" calcext:value-type="float">
            <text:p>13.1279737440526</text:p>
          </table:table-cell>
          <table:table-cell table:formula="of:=DEGREES(ATAN(ABS([.F155]-[.C155])/ABS([.E155]-[.B155])))" office:value-type="float" office:value="1.35283182071007" calcext:value-type="float">
            <text:p>1.35283182071007</text:p>
          </table:table-cell>
          <table:table-cell table:formula="of:=SQRT(POWER([.H155];2)+POWER([.I155];2)+POWER([.J155];2))" office:value-type="float" office:value="557.959922848991" calcext:value-type="float">
            <text:p>557.959922848991</text:p>
          </table:table-cell>
        </table:table-row>
        <table:table-row table:style-name="ro1">
          <table:table-cell office:value-type="float" office:value="73.1537" calcext:value-type="float">
            <text:p>73.1537</text:p>
          </table:table-cell>
          <table:table-cell office:value-type="float" office:value="292.404" calcext:value-type="float">
            <text:p>292.404</text:p>
          </table:table-cell>
          <table:table-cell office:value-type="float" office:value="41.7849" calcext:value-type="float">
            <text:p>41.7849</text:p>
          </table:table-cell>
          <table:table-cell office:value-type="float" office:value="72.6146" calcext:value-type="float">
            <text:p>72.6146</text:p>
          </table:table-cell>
          <table:table-cell office:value-type="float" office:value="281.625" calcext:value-type="float">
            <text:p>281.625</text:p>
          </table:table-cell>
          <table:table-cell office:value-type="float" office:value="42.2285" calcext:value-type="float">
            <text:p>42.2285</text:p>
          </table:table-cell>
          <table:table-cell/>
          <table:table-cell table:formula="of:=([.D156]-[.A156])/0.0166667" office:value-type="float" office:value="-32.3459353081297" calcext:value-type="float">
            <text:p>-32.3459353081297</text:p>
          </table:table-cell>
          <table:table-cell table:formula="of:=ABS([.E156]-[.B156])/0.0166667" office:value-type="float" office:value="646.738706522587" calcext:value-type="float">
            <text:p>646.738706522587</text:p>
          </table:table-cell>
          <table:table-cell table:formula="of:=([.F156]-[.C156])/0.0166667" office:value-type="float" office:value="26.6159467681063" calcext:value-type="float">
            <text:p>26.6159467681063</text:p>
          </table:table-cell>
          <table:table-cell table:formula="of:=DEGREES(ATAN(ABS([.F156]-[.C156])/ABS([.E156]-[.B156])))" office:value-type="float" office:value="2.35662616580786" calcext:value-type="float">
            <text:p>2.35662616580786</text:p>
          </table:table-cell>
          <table:table-cell table:formula="of:=SQRT(POWER([.H156];2)+POWER([.I156];2)+POWER([.J156];2))" office:value-type="float" office:value="648.093837856702" calcext:value-type="float">
            <text:p>648.093837856702</text:p>
          </table:table-cell>
        </table:table-row>
        <table:table-row table:style-name="ro1">
          <table:table-cell office:value-type="float" office:value="71.6007" calcext:value-type="float">
            <text:p>71.6007</text:p>
          </table:table-cell>
          <table:table-cell office:value-type="float" office:value="282.753" calcext:value-type="float">
            <text:p>282.753</text:p>
          </table:table-cell>
          <table:table-cell office:value-type="float" office:value="42.562" calcext:value-type="float">
            <text:p>42.562</text:p>
          </table:table-cell>
          <table:table-cell office:value-type="float" office:value="70.8551" calcext:value-type="float">
            <text:p>70.8551</text:p>
          </table:table-cell>
          <table:table-cell office:value-type="float" office:value="272.366" calcext:value-type="float">
            <text:p>272.366</text:p>
          </table:table-cell>
          <table:table-cell office:value-type="float" office:value="42.7401" calcext:value-type="float">
            <text:p>42.7401</text:p>
          </table:table-cell>
          <table:table-cell/>
          <table:table-cell table:formula="of:=([.D157]-[.A157])/0.0166667" office:value-type="float" office:value="-44.7359105281796" calcext:value-type="float">
            <text:p>-44.7359105281796</text:p>
          </table:table-cell>
          <table:table-cell table:formula="of:=ABS([.E157]-[.B157])/0.0166667" office:value-type="float" office:value="623.218753562493" calcext:value-type="float">
            <text:p>623.218753562493</text:p>
          </table:table-cell>
          <table:table-cell table:formula="of:=([.F157]-[.C157])/0.0166667" office:value-type="float" office:value="10.6859786280428" calcext:value-type="float">
            <text:p>10.6859786280428</text:p>
          </table:table-cell>
          <table:table-cell table:formula="of:=DEGREES(ATAN(ABS([.F157]-[.C157])/ABS([.E157]-[.B157])))" office:value-type="float" office:value="0.982321986907389" calcext:value-type="float">
            <text:p>0.982321986907389</text:p>
          </table:table-cell>
          <table:table-cell table:formula="of:=SQRT(POWER([.H157];2)+POWER([.I157];2)+POWER([.J157];2))" office:value-type="float" office:value="624.913679336604" calcext:value-type="float">
            <text:p>624.913679336604</text:p>
          </table:table-cell>
        </table:table-row>
        <table:table-row table:style-name="ro1">
          <table:table-cell office:value-type="float" office:value="71.8509" calcext:value-type="float">
            <text:p>71.8509</text:p>
          </table:table-cell>
          <table:table-cell office:value-type="float" office:value="293.791" calcext:value-type="float">
            <text:p>293.791</text:p>
          </table:table-cell>
          <table:table-cell office:value-type="float" office:value="41.0624" calcext:value-type="float">
            <text:p>41.0624</text:p>
          </table:table-cell>
          <table:table-cell office:value-type="float" office:value="71.3416" calcext:value-type="float">
            <text:p>71.3416</text:p>
          </table:table-cell>
          <table:table-cell office:value-type="float" office:value="280.278" calcext:value-type="float">
            <text:p>280.278</text:p>
          </table:table-cell>
          <table:table-cell office:value-type="float" office:value="41.7023" calcext:value-type="float">
            <text:p>41.7023</text:p>
          </table:table-cell>
          <table:table-cell/>
          <table:table-cell table:formula="of:=([.D158]-[.A158])/0.0166667" office:value-type="float" office:value="-30.557938884122" calcext:value-type="float">
            <text:p>-30.557938884122</text:p>
          </table:table-cell>
          <table:table-cell table:formula="of:=ABS([.E158]-[.B158])/0.0166667" office:value-type="float" office:value="810.778378443242" calcext:value-type="float">
            <text:p>810.778378443242</text:p>
          </table:table-cell>
          <table:table-cell table:formula="of:=([.F158]-[.C158])/0.0166667" office:value-type="float" office:value="38.3939232121538" calcext:value-type="float">
            <text:p>38.3939232121538</text:p>
          </table:table-cell>
          <table:table-cell table:formula="of:=DEGREES(ATAN(ABS([.F158]-[.C158])/ABS([.E158]-[.B158])))" office:value-type="float" office:value="2.71118188780236" calcext:value-type="float">
            <text:p>2.71118188780236</text:p>
          </table:table-cell>
          <table:table-cell table:formula="of:=SQRT(POWER([.H158];2)+POWER([.I158];2)+POWER([.J158];2))" office:value-type="float" office:value="812.2619404598" calcext:value-type="float">
            <text:p>812.2619404598</text:p>
          </table:table-cell>
        </table:table-row>
        <table:table-row table:style-name="ro1">
          <table:table-cell office:value-type="float" office:value="72.8943" calcext:value-type="float">
            <text:p>72.8943</text:p>
          </table:table-cell>
          <table:table-cell office:value-type="float" office:value="290.854" calcext:value-type="float">
            <text:p>290.854</text:p>
          </table:table-cell>
          <table:table-cell office:value-type="float" office:value="42.5439" calcext:value-type="float">
            <text:p>42.5439</text:p>
          </table:table-cell>
          <table:table-cell office:value-type="float" office:value="72.3636" calcext:value-type="float">
            <text:p>72.3636</text:p>
          </table:table-cell>
          <table:table-cell office:value-type="float" office:value="281.483" calcext:value-type="float">
            <text:p>281.483</text:p>
          </table:table-cell>
          <table:table-cell office:value-type="float" office:value="42.7569" calcext:value-type="float">
            <text:p>42.7569</text:p>
          </table:table-cell>
          <table:table-cell/>
          <table:table-cell table:formula="of:=([.D159]-[.A159])/0.0166667" office:value-type="float" office:value="-31.8419363161271" calcext:value-type="float">
            <text:p>-31.8419363161271</text:p>
          </table:table-cell>
          <table:table-cell table:formula="of:=ABS([.E159]-[.B159])/0.0166667" office:value-type="float" office:value="562.258875482248" calcext:value-type="float">
            <text:p>562.258875482248</text:p>
          </table:table-cell>
          <table:table-cell table:formula="of:=([.F159]-[.C159])/0.0166667" office:value-type="float" office:value="12.7799744400512" calcext:value-type="float">
            <text:p>12.7799744400512</text:p>
          </table:table-cell>
          <table:table-cell table:formula="of:=DEGREES(ATAN(ABS([.F159]-[.C159])/ABS([.E159]-[.B159])))" office:value-type="float" office:value="1.30209155898062" calcext:value-type="float">
            <text:p>1.30209155898062</text:p>
          </table:table-cell>
          <table:table-cell table:formula="of:=SQRT(POWER([.H159];2)+POWER([.I159];2)+POWER([.J159];2))" office:value-type="float" office:value="563.304784032242" calcext:value-type="float">
            <text:p>563.304784032242</text:p>
          </table:table-cell>
        </table:table-row>
        <table:table-row table:style-name="ro1">
          <table:table-cell office:value-type="float" office:value="71.608" calcext:value-type="float">
            <text:p>71.608</text:p>
          </table:table-cell>
          <table:table-cell office:value-type="float" office:value="283.834" calcext:value-type="float">
            <text:p>283.834</text:p>
          </table:table-cell>
          <table:table-cell office:value-type="float" office:value="43.6531" calcext:value-type="float">
            <text:p>43.6531</text:p>
          </table:table-cell>
          <table:table-cell office:value-type="float" office:value="70.6162" calcext:value-type="float">
            <text:p>70.6162</text:p>
          </table:table-cell>
          <table:table-cell office:value-type="float" office:value="273.278" calcext:value-type="float">
            <text:p>273.278</text:p>
          </table:table-cell>
          <table:table-cell office:value-type="float" office:value="44.3252" calcext:value-type="float">
            <text:p>44.3252</text:p>
          </table:table-cell>
          <table:table-cell/>
          <table:table-cell table:formula="of:=([.D160]-[.A160])/0.0166667" office:value-type="float" office:value="-59.5078809842379" calcext:value-type="float">
            <text:p>-59.5078809842379</text:p>
          </table:table-cell>
          <table:table-cell table:formula="of:=ABS([.E160]-[.B160])/0.0166667" office:value-type="float" office:value="633.358733282532" calcext:value-type="float">
            <text:p>633.358733282532</text:p>
          </table:table-cell>
          <table:table-cell table:formula="of:=([.F160]-[.C160])/0.0166667" office:value-type="float" office:value="40.3259193481613" calcext:value-type="float">
            <text:p>40.3259193481613</text:p>
          </table:table-cell>
          <table:table-cell table:formula="of:=DEGREES(ATAN(ABS([.F160]-[.C160])/ABS([.E160]-[.B160])))" office:value-type="float" office:value="3.64310189145255" calcext:value-type="float">
            <text:p>3.64310189145255</text:p>
          </table:table-cell>
          <table:table-cell table:formula="of:=SQRT(POWER([.H160];2)+POWER([.I160];2)+POWER([.J160];2))" office:value-type="float" office:value="637.425017312439" calcext:value-type="float">
            <text:p>637.425017312439</text:p>
          </table:table-cell>
        </table:table-row>
        <table:table-row table:style-name="ro1">
          <table:table-cell office:value-type="float" office:value="72.6416" calcext:value-type="float">
            <text:p>72.6416</text:p>
          </table:table-cell>
          <table:table-cell office:value-type="float" office:value="293.524" calcext:value-type="float">
            <text:p>293.524</text:p>
          </table:table-cell>
          <table:table-cell office:value-type="float" office:value="42.6443" calcext:value-type="float">
            <text:p>42.6443</text:p>
          </table:table-cell>
          <table:table-cell office:value-type="float" office:value="71.861" calcext:value-type="float">
            <text:p>71.861</text:p>
          </table:table-cell>
          <table:table-cell office:value-type="float" office:value="281.269" calcext:value-type="float">
            <text:p>281.269</text:p>
          </table:table-cell>
          <table:table-cell office:value-type="float" office:value="43.5495" calcext:value-type="float">
            <text:p>43.5495</text:p>
          </table:table-cell>
          <table:table-cell/>
          <table:table-cell table:formula="of:=([.D161]-[.A161])/0.0166667" office:value-type="float" office:value="-46.8359063281869" calcext:value-type="float">
            <text:p>-46.8359063281869</text:p>
          </table:table-cell>
          <table:table-cell table:formula="of:=ABS([.E161]-[.B161])/0.0166667" office:value-type="float" office:value="735.298529402941" calcext:value-type="float">
            <text:p>735.298529402941</text:p>
          </table:table-cell>
          <table:table-cell table:formula="of:=([.F161]-[.C161])/0.0166667" office:value-type="float" office:value="54.3118913762173" calcext:value-type="float">
            <text:p>54.3118913762173</text:p>
          </table:table-cell>
          <table:table-cell table:formula="of:=DEGREES(ATAN(ABS([.F161]-[.C161])/ABS([.E161]-[.B161])))" office:value-type="float" office:value="4.22440850109399" calcext:value-type="float">
            <text:p>4.22440850109399</text:p>
          </table:table-cell>
          <table:table-cell table:formula="of:=SQRT(POWER([.H161];2)+POWER([.I161];2)+POWER([.J161];2))" office:value-type="float" office:value="738.787730683565" calcext:value-type="float">
            <text:p>738.787730683565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4.006" calcext:value-type="float">
            <text:p>284.006</text:p>
          </table:table-cell>
          <table:table-cell office:value-type="float" office:value="43.1164" calcext:value-type="float">
            <text:p>43.1164</text:p>
          </table:table-cell>
          <table:table-cell office:value-type="float" office:value="71.3541" calcext:value-type="float">
            <text:p>71.3541</text:p>
          </table:table-cell>
          <table:table-cell office:value-type="float" office:value="274.887" calcext:value-type="float">
            <text:p>274.887</text:p>
          </table:table-cell>
          <table:table-cell office:value-type="float" office:value="43.0712" calcext:value-type="float">
            <text:p>43.0712</text:p>
          </table:table-cell>
          <table:table-cell/>
          <table:table-cell table:formula="of:=([.D162]-[.A162])/0.0166667" office:value-type="float" office:value="-45.6299087401821" calcext:value-type="float">
            <text:p>-45.6299087401821</text:p>
          </table:table-cell>
          <table:table-cell table:formula="of:=ABS([.E162]-[.B162])/0.0166667" office:value-type="float" office:value="547.138905722187" calcext:value-type="float">
            <text:p>547.138905722187</text:p>
          </table:table-cell>
          <table:table-cell table:formula="of:=([.F162]-[.C162])/0.0166667" office:value-type="float" office:value="-2.71199457601092" calcext:value-type="float">
            <text:p>-2.71199457601092</text:p>
          </table:table-cell>
          <table:table-cell table:formula="of:=DEGREES(ATAN(ABS([.F162]-[.C162])/ABS([.E162]-[.B162])))" office:value-type="float" office:value="0.283994739028787" calcext:value-type="float">
            <text:p>0.283994739028787</text:p>
          </table:table-cell>
          <table:table-cell table:formula="of:=SQRT(POWER([.H162];2)+POWER([.I162];2)+POWER([.J162];2))" office:value-type="float" office:value="549.045012399794" calcext:value-type="float">
            <text:p>549.045012399794</text:p>
          </table:table-cell>
        </table:table-row>
        <table:table-row table:style-name="ro1">
          <table:table-cell office:value-type="float" office:value="72.1177" calcext:value-type="float">
            <text:p>72.1177</text:p>
          </table:table-cell>
          <table:table-cell office:value-type="float" office:value="281.189" calcext:value-type="float">
            <text:p>281.189</text:p>
          </table:table-cell>
          <table:table-cell office:value-type="float" office:value="44.0617" calcext:value-type="float">
            <text:p>44.0617</text:p>
          </table:table-cell>
          <table:table-cell office:value-type="float" office:value="71.617" calcext:value-type="float">
            <text:p>71.617</text:p>
          </table:table-cell>
          <table:table-cell office:value-type="float" office:value="269.534" calcext:value-type="float">
            <text:p>269.534</text:p>
          </table:table-cell>
          <table:table-cell office:value-type="float" office:value="44.9092" calcext:value-type="float">
            <text:p>44.9092</text:p>
          </table:table-cell>
          <table:table-cell/>
          <table:table-cell table:formula="of:=([.D163]-[.A163])/0.0166667" office:value-type="float" office:value="-30.0419399161199" calcext:value-type="float">
            <text:p>-30.0419399161199</text:p>
          </table:table-cell>
          <table:table-cell table:formula="of:=ABS([.E163]-[.B163])/0.0166667" office:value-type="float" office:value="699.298601402799" calcext:value-type="float">
            <text:p>699.298601402799</text:p>
          </table:table-cell>
          <table:table-cell table:formula="of:=([.F163]-[.C163])/0.0166667" office:value-type="float" office:value="50.8498983002032" calcext:value-type="float">
            <text:p>50.8498983002032</text:p>
          </table:table-cell>
          <table:table-cell table:formula="of:=DEGREES(ATAN(ABS([.F163]-[.C163])/ABS([.E163]-[.B163])))" office:value-type="float" office:value="4.15897545891465" calcext:value-type="float">
            <text:p>4.15897545891465</text:p>
          </table:table-cell>
          <table:table-cell table:formula="of:=SQRT(POWER([.H163];2)+POWER([.I163];2)+POWER([.J163];2))" office:value-type="float" office:value="701.788261682237" calcext:value-type="float">
            <text:p>701.788261682237</text:p>
          </table:table-cell>
        </table:table-row>
        <table:table-row table:style-name="ro1">
          <table:table-cell office:value-type="float" office:value="71.6057" calcext:value-type="float">
            <text:p>71.6057</text:p>
          </table:table-cell>
          <table:table-cell office:value-type="float" office:value="281.294" calcext:value-type="float">
            <text:p>281.294</text:p>
          </table:table-cell>
          <table:table-cell office:value-type="float" office:value="43.2967" calcext:value-type="float">
            <text:p>43.2967</text:p>
          </table:table-cell>
          <table:table-cell office:value-type="float" office:value="70.6103" calcext:value-type="float">
            <text:p>70.6103</text:p>
          </table:table-cell>
          <table:table-cell office:value-type="float" office:value="272.234" calcext:value-type="float">
            <text:p>272.234</text:p>
          </table:table-cell>
          <table:table-cell office:value-type="float" office:value="43.2577" calcext:value-type="float">
            <text:p>43.2577</text:p>
          </table:table-cell>
          <table:table-cell/>
          <table:table-cell table:formula="of:=([.D164]-[.A164])/0.0166667" office:value-type="float" office:value="-59.7238805522391" calcext:value-type="float">
            <text:p>-59.7238805522391</text:p>
          </table:table-cell>
          <table:table-cell table:formula="of:=ABS([.E164]-[.B164])/0.0166667" office:value-type="float" office:value="543.598912802175" calcext:value-type="float">
            <text:p>543.598912802175</text:p>
          </table:table-cell>
          <table:table-cell table:formula="of:=([.F164]-[.C164])/0.0166667" office:value-type="float" office:value="-2.33999532000945" calcext:value-type="float">
            <text:p>-2.33999532000945</text:p>
          </table:table-cell>
          <table:table-cell table:formula="of:=DEGREES(ATAN(ABS([.F164]-[.C164])/ABS([.E164]-[.B164])))" office:value-type="float" office:value="0.246635938108837" calcext:value-type="float">
            <text:p>0.246635938108837</text:p>
          </table:table-cell>
          <table:table-cell table:formula="of:=SQRT(POWER([.H164];2)+POWER([.I164];2)+POWER([.J164];2))" office:value-type="float" office:value="546.874935872931" calcext:value-type="float">
            <text:p>546.874935872931</text:p>
          </table:table-cell>
        </table:table-row>
        <table:table-row table:style-name="ro1">
          <table:table-cell office:value-type="float" office:value="72.1161" calcext:value-type="float">
            <text:p>72.1161</text:p>
          </table:table-cell>
          <table:table-cell office:value-type="float" office:value="281.243" calcext:value-type="float">
            <text:p>281.243</text:p>
          </table:table-cell>
          <table:table-cell office:value-type="float" office:value="43.8023" calcext:value-type="float">
            <text:p>43.8023</text:p>
          </table:table-cell>
          <table:table-cell office:value-type="float" office:value="71.6139" calcext:value-type="float">
            <text:p>71.6139</text:p>
          </table:table-cell>
          <table:table-cell office:value-type="float" office:value="270.868" calcext:value-type="float">
            <text:p>270.868</text:p>
          </table:table-cell>
          <table:table-cell office:value-type="float" office:value="44.4522" calcext:value-type="float">
            <text:p>44.4522</text:p>
          </table:table-cell>
          <table:table-cell/>
          <table:table-cell table:formula="of:=([.D165]-[.A165])/0.0166667" office:value-type="float" office:value="-30.1319397361206" calcext:value-type="float">
            <text:p>-30.1319397361206</text:p>
          </table:table-cell>
          <table:table-cell table:formula="of:=ABS([.E165]-[.B165])/0.0166667" office:value-type="float" office:value="622.49875500249" calcext:value-type="float">
            <text:p>622.49875500249</text:p>
          </table:table-cell>
          <table:table-cell table:formula="of:=([.F165]-[.C165])/0.0166667" office:value-type="float" office:value="38.9939220121557" calcext:value-type="float">
            <text:p>38.9939220121557</text:p>
          </table:table-cell>
          <table:table-cell table:formula="of:=DEGREES(ATAN(ABS([.F165]-[.C165])/ABS([.E165]-[.B165])))" office:value-type="float" office:value="3.58437951172885" calcext:value-type="float">
            <text:p>3.58437951172885</text:p>
          </table:table-cell>
          <table:table-cell table:formula="of:=SQRT(POWER([.H165];2)+POWER([.I165];2)+POWER([.J165];2))" office:value-type="float" office:value="624.446282498184" calcext:value-type="float">
            <text:p>624.446282498184</text:p>
          </table:table-cell>
        </table:table-row>
        <table:table-row table:style-name="ro1">
          <table:table-cell office:value-type="float" office:value="72.6277" calcext:value-type="float">
            <text:p>72.6277</text:p>
          </table:table-cell>
          <table:table-cell office:value-type="float" office:value="285.362" calcext:value-type="float">
            <text:p>285.362</text:p>
          </table:table-cell>
          <table:table-cell office:value-type="float" office:value="43.1516" calcext:value-type="float">
            <text:p>43.1516</text:p>
          </table:table-cell>
          <table:table-cell office:value-type="float" office:value="71.8598" calcext:value-type="float">
            <text:p>71.8598</text:p>
          </table:table-cell>
          <table:table-cell office:value-type="float" office:value="277.374" calcext:value-type="float">
            <text:p>277.374</text:p>
          </table:table-cell>
          <table:table-cell office:value-type="float" office:value="43.6643" calcext:value-type="float">
            <text:p>43.6643</text:p>
          </table:table-cell>
          <table:table-cell/>
          <table:table-cell table:formula="of:=([.D166]-[.A166])/0.0166667" office:value-type="float" office:value="-46.0739078521841" calcext:value-type="float">
            <text:p>-46.0739078521841</text:p>
          </table:table-cell>
          <table:table-cell table:formula="of:=ABS([.E166]-[.B166])/0.0166667" office:value-type="float" office:value="479.279041441917" calcext:value-type="float">
            <text:p>479.279041441917</text:p>
          </table:table-cell>
          <table:table-cell table:formula="of:=([.F166]-[.C166])/0.0166667" office:value-type="float" office:value="30.7619384761228" calcext:value-type="float">
            <text:p>30.7619384761228</text:p>
          </table:table-cell>
          <table:table-cell table:formula="of:=DEGREES(ATAN(ABS([.F166]-[.C166])/ABS([.E166]-[.B166])))" office:value-type="float" office:value="3.67242206928086" calcext:value-type="float">
            <text:p>3.67242206928086</text:p>
          </table:table-cell>
          <table:table-cell table:formula="of:=SQRT(POWER([.H166];2)+POWER([.I166];2)+POWER([.J166];2))" office:value-type="float" office:value="482.470207794288" calcext:value-type="float">
            <text:p>482.470207794288</text:p>
          </table:table-cell>
        </table:table-row>
        <table:table-row table:style-name="ro1">
          <table:table-cell office:value-type="float" office:value="72.6367" calcext:value-type="float">
            <text:p>72.6367</text:p>
          </table:table-cell>
          <table:table-cell office:value-type="float" office:value="289.326" calcext:value-type="float">
            <text:p>289.326</text:p>
          </table:table-cell>
          <table:table-cell office:value-type="float" office:value="43.2958" calcext:value-type="float">
            <text:p>43.2958</text:p>
          </table:table-cell>
          <table:table-cell office:value-type="float" office:value="71.8608" calcext:value-type="float">
            <text:p>71.8608</text:p>
          </table:table-cell>
          <table:table-cell office:value-type="float" office:value="278.637" calcext:value-type="float">
            <text:p>278.637</text:p>
          </table:table-cell>
          <table:table-cell office:value-type="float" office:value="43.7139" calcext:value-type="float">
            <text:p>43.7139</text:p>
          </table:table-cell>
          <table:table-cell/>
          <table:table-cell table:formula="of:=([.D167]-[.A167])/0.0166667" office:value-type="float" office:value="-46.5539068921867" calcext:value-type="float">
            <text:p>-46.5539068921867</text:p>
          </table:table-cell>
          <table:table-cell table:formula="of:=ABS([.E167]-[.B167])/0.0166667" office:value-type="float" office:value="641.338717322567" calcext:value-type="float">
            <text:p>641.338717322567</text:p>
          </table:table-cell>
          <table:table-cell table:formula="of:=([.F167]-[.C167])/0.0166667" office:value-type="float" office:value="25.0859498281005" calcext:value-type="float">
            <text:p>25.0859498281005</text:p>
          </table:table-cell>
          <table:table-cell table:formula="of:=DEGREES(ATAN(ABS([.F167]-[.C167])/ABS([.E167]-[.B167])))" office:value-type="float" office:value="2.23998124507929" calcext:value-type="float">
            <text:p>2.23998124507929</text:p>
          </table:table-cell>
          <table:table-cell table:formula="of:=SQRT(POWER([.H167];2)+POWER([.I167];2)+POWER([.J167];2))" office:value-type="float" office:value="643.51528456025" calcext:value-type="float">
            <text:p>643.51528456025</text:p>
          </table:table-cell>
        </table:table-row>
        <table:table-row table:style-name="ro1">
          <table:table-cell office:value-type="float" office:value="72.6307" calcext:value-type="float">
            <text:p>72.6307</text:p>
          </table:table-cell>
          <table:table-cell office:value-type="float" office:value="286.68" calcext:value-type="float">
            <text:p>286.68</text:p>
          </table:table-cell>
          <table:table-cell office:value-type="float" office:value="43.1987" calcext:value-type="float">
            <text:p>43.1987</text:p>
          </table:table-cell>
          <table:table-cell office:value-type="float" office:value="71.8591" calcext:value-type="float">
            <text:p>71.8591</text:p>
          </table:table-cell>
          <table:table-cell office:value-type="float" office:value="278.701" calcext:value-type="float">
            <text:p>278.701</text:p>
          </table:table-cell>
          <table:table-cell office:value-type="float" office:value="43.454" calcext:value-type="float">
            <text:p>43.454</text:p>
          </table:table-cell>
          <table:table-cell/>
          <table:table-cell table:formula="of:=([.D168]-[.A168])/0.0166667" office:value-type="float" office:value="-46.2959074081856" calcext:value-type="float">
            <text:p>-46.2959074081856</text:p>
          </table:table-cell>
          <table:table-cell table:formula="of:=ABS([.E168]-[.B168])/0.0166667" office:value-type="float" office:value="478.739042521914" calcext:value-type="float">
            <text:p>478.739042521914</text:p>
          </table:table-cell>
          <table:table-cell table:formula="of:=([.F168]-[.C168])/0.0166667" office:value-type="float" office:value="15.3179693640612" calcext:value-type="float">
            <text:p>15.3179693640612</text:p>
          </table:table-cell>
          <table:table-cell table:formula="of:=DEGREES(ATAN(ABS([.F168]-[.C168])/ABS([.E168]-[.B168])))" office:value-type="float" office:value="1.83263864857872" calcext:value-type="float">
            <text:p>1.83263864857872</text:p>
          </table:table-cell>
          <table:table-cell table:formula="of:=SQRT(POWER([.H168];2)+POWER([.I168];2)+POWER([.J168];2))" office:value-type="float" office:value="481.216190566137" calcext:value-type="float">
            <text:p>481.216190566137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4.006" calcext:value-type="float">
            <text:p>284.006</text:p>
          </table:table-cell>
          <table:table-cell office:value-type="float" office:value="43.1164" calcext:value-type="float">
            <text:p>43.1164</text:p>
          </table:table-cell>
          <table:table-cell office:value-type="float" office:value="71.6058" calcext:value-type="float">
            <text:p>71.6058</text:p>
          </table:table-cell>
          <table:table-cell office:value-type="float" office:value="273.605" calcext:value-type="float">
            <text:p>273.605</text:p>
          </table:table-cell>
          <table:table-cell office:value-type="float" office:value="43.2749" calcext:value-type="float">
            <text:p>43.2749</text:p>
          </table:table-cell>
          <table:table-cell/>
          <table:table-cell table:formula="of:=([.D169]-[.A169])/0.0166667" office:value-type="float" office:value="-30.5279389441217" calcext:value-type="float">
            <text:p>-30.5279389441217</text:p>
          </table:table-cell>
          <table:table-cell table:formula="of:=ABS([.E169]-[.B169])/0.0166667" office:value-type="float" office:value="624.058751882494" calcext:value-type="float">
            <text:p>624.058751882494</text:p>
          </table:table-cell>
          <table:table-cell table:formula="of:=([.F169]-[.C169])/0.0166667" office:value-type="float" office:value="9.50998098003826" calcext:value-type="float">
            <text:p>9.50998098003826</text:p>
          </table:table-cell>
          <table:table-cell table:formula="of:=DEGREES(ATAN(ABS([.F169]-[.C169])/ABS([.E169]-[.B169])))" office:value-type="float" office:value="0.873058184521321" calcext:value-type="float">
            <text:p>0.873058184521321</text:p>
          </table:table-cell>
          <table:table-cell table:formula="of:=SQRT(POWER([.H169];2)+POWER([.I169];2)+POWER([.J169];2))" office:value-type="float" office:value="624.877364444858" calcext:value-type="float">
            <text:p>624.877364444858</text:p>
          </table:table-cell>
        </table:table-row>
        <table:table-row table:style-name="ro1">
          <table:table-cell office:value-type="float" office:value="72.3751" calcext:value-type="float">
            <text:p>72.3751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42.99" calcext:value-type="float">
            <text:p>42.99</text:p>
          </table:table-cell>
          <table:table-cell office:value-type="float" office:value="71.6084" calcext:value-type="float">
            <text:p>71.6084</text:p>
          </table:table-cell>
          <table:table-cell office:value-type="float" office:value="277.339" calcext:value-type="float">
            <text:p>277.339</text:p>
          </table:table-cell>
          <table:table-cell office:value-type="float" office:value="43.6722" calcext:value-type="float">
            <text:p>43.6722</text:p>
          </table:table-cell>
          <table:table-cell/>
          <table:table-cell table:formula="of:=([.D170]-[.A170])/0.0166667" office:value-type="float" office:value="-46.001907996184" calcext:value-type="float">
            <text:p>-46.001907996184</text:p>
          </table:table-cell>
          <table:table-cell table:formula="of:=ABS([.E170]-[.B170])/0.0166667" office:value-type="float" office:value="641.518716962567" calcext:value-type="float">
            <text:p>641.518716962567</text:p>
          </table:table-cell>
          <table:table-cell table:formula="of:=([.F170]-[.C170])/0.0166667" office:value-type="float" office:value="40.9319181361634" calcext:value-type="float">
            <text:p>40.9319181361634</text:p>
          </table:table-cell>
          <table:table-cell table:formula="of:=DEGREES(ATAN(ABS([.F170]-[.C170])/ABS([.E170]-[.B170])))" office:value-type="float" office:value="3.65079200566007" calcext:value-type="float">
            <text:p>3.65079200566007</text:p>
          </table:table-cell>
          <table:table-cell table:formula="of:=SQRT(POWER([.H170];2)+POWER([.I170];2)+POWER([.J170];2))" office:value-type="float" office:value="644.467114502278" calcext:value-type="float">
            <text:p>644.467114502278</text:p>
          </table:table-cell>
        </table:table-row>
        <table:table-row table:style-name="ro1">
          <table:table-cell office:value-type="float" office:value="72.635" calcext:value-type="float">
            <text:p>72.635</text:p>
          </table:table-cell>
          <table:table-cell office:value-type="float" office:value="286.51" calcext:value-type="float">
            <text:p>286.51</text:p>
          </table:table-cell>
          <table:table-cell office:value-type="float" office:value="43.9864" calcext:value-type="float">
            <text:p>43.9864</text:p>
          </table:table-cell>
          <table:table-cell office:value-type="float" office:value="72.116" calcext:value-type="float">
            <text:p>72.116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44.6366" calcext:value-type="float">
            <text:p>44.6366</text:p>
          </table:table-cell>
          <table:table-cell/>
          <table:table-cell table:formula="of:=([.D171]-[.A171])/0.0166667" office:value-type="float" office:value="-31.1399377201249" calcext:value-type="float">
            <text:p>-31.1399377201249</text:p>
          </table:table-cell>
          <table:table-cell table:formula="of:=ABS([.E171]-[.B171])/0.0166667" office:value-type="float" office:value="635.21872956254" calcext:value-type="float">
            <text:p>635.21872956254</text:p>
          </table:table-cell>
          <table:table-cell table:formula="of:=([.F171]-[.C171])/0.0166667" office:value-type="float" office:value="39.0119219761559" calcext:value-type="float">
            <text:p>39.0119219761559</text:p>
          </table:table-cell>
          <table:table-cell table:formula="of:=DEGREES(ATAN(ABS([.F171]-[.C171])/ABS([.E171]-[.B171])))" office:value-type="float" office:value="3.51440292402118" calcext:value-type="float">
            <text:p>3.51440292402118</text:p>
          </table:table-cell>
          <table:table-cell table:formula="of:=SQRT(POWER([.H171];2)+POWER([.I171];2)+POWER([.J171];2))" office:value-type="float" office:value="637.176945725859" calcext:value-type="float">
            <text:p>637.176945725859</text:p>
          </table:table-cell>
        </table:table-row>
        <table:table-row table:style-name="ro1">
          <table:table-cell office:value-type="float" office:value="71.8603" calcext:value-type="float">
            <text:p>71.8603</text:p>
          </table:table-cell>
          <table:table-cell office:value-type="float" office:value="282.617" calcext:value-type="float">
            <text:p>282.617</text:p>
          </table:table-cell>
          <table:table-cell office:value-type="float" office:value="43.3373" calcext:value-type="float">
            <text:p>43.3373</text:p>
          </table:table-cell>
          <table:table-cell office:value-type="float" office:value="71.3643" calcext:value-type="float">
            <text:p>71.3643</text:p>
          </table:table-cell>
          <table:table-cell office:value-type="float" office:value="270.886" calcext:value-type="float">
            <text:p>270.886</text:p>
          </table:table-cell>
          <table:table-cell office:value-type="float" office:value="44.2059" calcext:value-type="float">
            <text:p>44.2059</text:p>
          </table:table-cell>
          <table:table-cell/>
          <table:table-cell table:formula="of:=([.D172]-[.A172])/0.0166667" office:value-type="float" office:value="-29.7599404801187" calcext:value-type="float">
            <text:p>-29.7599404801187</text:p>
          </table:table-cell>
          <table:table-cell table:formula="of:=ABS([.E172]-[.B172])/0.0166667" office:value-type="float" office:value="703.858592282815" calcext:value-type="float">
            <text:p>703.858592282815</text:p>
          </table:table-cell>
          <table:table-cell table:formula="of:=([.F172]-[.C172])/0.0166667" office:value-type="float" office:value="52.1158957682085" calcext:value-type="float">
            <text:p>52.1158957682085</text:p>
          </table:table-cell>
          <table:table-cell table:formula="of:=DEGREES(ATAN(ABS([.F172]-[.C172])/ABS([.E172]-[.B172])))" office:value-type="float" office:value="4.23463170917888" calcext:value-type="float">
            <text:p>4.23463170917888</text:p>
          </table:table-cell>
          <table:table-cell table:formula="of:=SQRT(POWER([.H172];2)+POWER([.I172];2)+POWER([.J172];2))" office:value-type="float" office:value="706.412513039972" calcext:value-type="float">
            <text:p>706.412513039972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 office:value-type="float" office:value="292.116" calcext:value-type="float">
            <text:p>292.116</text:p>
          </table:table-cell>
          <table:table-cell office:value-type="float" office:value="42.8627" calcext:value-type="float">
            <text:p>42.8627</text:p>
          </table:table-cell>
          <table:table-cell office:value-type="float" office:value="71.6092" calcext:value-type="float">
            <text:p>71.6092</text:p>
          </table:table-cell>
          <table:table-cell office:value-type="float" office:value="281.186" calcext:value-type="float">
            <text:p>281.186</text:p>
          </table:table-cell>
          <table:table-cell office:value-type="float" office:value="43.816" calcext:value-type="float">
            <text:p>43.816</text:p>
          </table:table-cell>
          <table:table-cell/>
          <table:table-cell table:formula="of:=([.D173]-[.A173])/0.0166667" office:value-type="float" office:value="-61.8478763042474" calcext:value-type="float">
            <text:p>-61.8478763042474</text:p>
          </table:table-cell>
          <table:table-cell table:formula="of:=ABS([.E173]-[.B173])/0.0166667" office:value-type="float" office:value="655.798688402624" calcext:value-type="float">
            <text:p>655.798688402624</text:p>
          </table:table-cell>
          <table:table-cell table:formula="of:=([.F173]-[.C173])/0.0166667" office:value-type="float" office:value="57.1978856042291" calcext:value-type="float">
            <text:p>57.1978856042291</text:p>
          </table:table-cell>
          <table:table-cell table:formula="of:=DEGREES(ATAN(ABS([.F173]-[.C173])/ABS([.E173]-[.B173])))" office:value-type="float" office:value="4.9846473308232" calcext:value-type="float">
            <text:p>4.9846473308232</text:p>
          </table:table-cell>
          <table:table-cell table:formula="of:=SQRT(POWER([.H173];2)+POWER([.I173];2)+POWER([.J173];2))" office:value-type="float" office:value="661.187324161271" calcext:value-type="float">
            <text:p>661.187324161271</text:p>
          </table:table-cell>
        </table:table-row>
        <table:table-row table:style-name="ro1">
          <table:table-cell office:value-type="float" office:value="72.1177" calcext:value-type="float">
            <text:p>72.1177</text:p>
          </table:table-cell>
          <table:table-cell office:value-type="float" office:value="281.194" calcext:value-type="float">
            <text:p>281.194</text:p>
          </table:table-cell>
          <table:table-cell office:value-type="float" office:value="44.0609" calcext:value-type="float">
            <text:p>44.0609</text:p>
          </table:table-cell>
          <table:table-cell office:value-type="float" office:value="71.3635" calcext:value-type="float">
            <text:p>71.3635</text:p>
          </table:table-cell>
          <table:table-cell office:value-type="float" office:value="273.377" calcext:value-type="float">
            <text:p>273.377</text:p>
          </table:table-cell>
          <table:table-cell office:value-type="float" office:value="44.3025" calcext:value-type="float">
            <text:p>44.3025</text:p>
          </table:table-cell>
          <table:table-cell/>
          <table:table-cell table:formula="of:=([.D174]-[.A174])/0.0166667" office:value-type="float" office:value="-45.2519094961809" calcext:value-type="float">
            <text:p>-45.2519094961809</text:p>
          </table:table-cell>
          <table:table-cell table:formula="of:=ABS([.E174]-[.B174])/0.0166667" office:value-type="float" office:value="469.019061961876" calcext:value-type="float">
            <text:p>469.019061961876</text:p>
          </table:table-cell>
          <table:table-cell table:formula="of:=([.F174]-[.C174])/0.0166667" office:value-type="float" office:value="14.4959710080583" calcext:value-type="float">
            <text:p>14.4959710080583</text:p>
          </table:table-cell>
          <table:table-cell table:formula="of:=DEGREES(ATAN(ABS([.F174]-[.C174])/ABS([.E174]-[.B174])))" office:value-type="float" office:value="1.77027698039449" calcext:value-type="float">
            <text:p>1.77027698039449</text:p>
          </table:table-cell>
          <table:table-cell table:formula="of:=SQRT(POWER([.H174];2)+POWER([.I174];2)+POWER([.J174];2))" office:value-type="float" office:value="471.419928484271" calcext:value-type="float">
            <text:p>471.419928484271</text:p>
          </table:table-cell>
        </table:table-row>
        <table:table-row table:style-name="ro1">
          <table:table-cell office:value-type="float" office:value="72.897" calcext:value-type="float">
            <text:p>72.897</text:p>
          </table:table-cell>
          <table:table-cell office:value-type="float" office:value="290.742" calcext:value-type="float">
            <text:p>290.742</text:p>
          </table:table-cell>
          <table:table-cell office:value-type="float" office:value="43.0735" calcext:value-type="float">
            <text:p>43.0735</text:p>
          </table:table-cell>
          <table:table-cell office:value-type="float" office:value="72.3673" calcext:value-type="float">
            <text:p>72.3673</text:p>
          </table:table-cell>
          <table:table-cell office:value-type="float" office:value="279.985" calcext:value-type="float">
            <text:p>279.985</text:p>
          </table:table-cell>
          <table:table-cell office:value-type="float" office:value="43.7469" calcext:value-type="float">
            <text:p>43.7469</text:p>
          </table:table-cell>
          <table:table-cell/>
          <table:table-cell table:formula="of:=([.D175]-[.A175])/0.0166667" office:value-type="float" office:value="-31.7819364361275" calcext:value-type="float">
            <text:p>-31.7819364361275</text:p>
          </table:table-cell>
          <table:table-cell table:formula="of:=ABS([.E175]-[.B175])/0.0166667" office:value-type="float" office:value="645.418709162582" calcext:value-type="float">
            <text:p>645.418709162582</text:p>
          </table:table-cell>
          <table:table-cell table:formula="of:=([.F175]-[.C175])/0.0166667" office:value-type="float" office:value="40.4039191921613" calcext:value-type="float">
            <text:p>40.4039191921613</text:p>
          </table:table-cell>
          <table:table-cell table:formula="of:=DEGREES(ATAN(ABS([.F175]-[.C175])/ABS([.E175]-[.B175])))" office:value-type="float" office:value="3.58210422916415" calcext:value-type="float">
            <text:p>3.58210422916415</text:p>
          </table:table-cell>
          <table:table-cell table:formula="of:=SQRT(POWER([.H175];2)+POWER([.I175];2)+POWER([.J175];2))" office:value-type="float" office:value="647.462646263713" calcext:value-type="float">
            <text:p>647.462646263713</text:p>
          </table:table-cell>
        </table:table-row>
        <table:table-row table:style-name="ro1">
          <table:table-cell office:value-type="float" office:value="72.3658" calcext:value-type="float">
            <text:p>72.3658</text:p>
          </table:table-cell>
          <table:table-cell office:value-type="float" office:value="282.772" calcext:value-type="float">
            <text:p>282.772</text:p>
          </table:table-cell>
          <table:table-cell office:value-type="float" office:value="42.8041" calcext:value-type="float">
            <text:p>42.8041</text:p>
          </table:table-cell>
          <table:table-cell office:value-type="float" office:value="71.8561" calcext:value-type="float">
            <text:p>71.8561</text:p>
          </table:table-cell>
          <table:table-cell office:value-type="float" office:value="272.33" calcext:value-type="float">
            <text:p>272.33</text:p>
          </table:table-cell>
          <table:table-cell office:value-type="float" office:value="43.4775" calcext:value-type="float">
            <text:p>43.4775</text:p>
          </table:table-cell>
          <table:table-cell/>
          <table:table-cell table:formula="of:=([.D176]-[.A176])/0.0166667" office:value-type="float" office:value="-30.581938836122" calcext:value-type="float">
            <text:p>-30.581938836122</text:p>
          </table:table-cell>
          <table:table-cell table:formula="of:=ABS([.E176]-[.B176])/0.0166667" office:value-type="float" office:value="626.518746962507" calcext:value-type="float">
            <text:p>626.518746962507</text:p>
          </table:table-cell>
          <table:table-cell table:formula="of:=([.F176]-[.C176])/0.0166667" office:value-type="float" office:value="40.4039191921617" calcext:value-type="float">
            <text:p>40.4039191921617</text:p>
          </table:table-cell>
          <table:table-cell table:formula="of:=DEGREES(ATAN(ABS([.F176]-[.C176])/ABS([.E176]-[.B176])))" office:value-type="float" office:value="3.68987007959761" calcext:value-type="float">
            <text:p>3.68987007959761</text:p>
          </table:table-cell>
          <table:table-cell table:formula="of:=SQRT(POWER([.H176];2)+POWER([.I176];2)+POWER([.J176];2))" office:value-type="float" office:value="628.564612402363" calcext:value-type="float">
            <text:p>628.564612402363</text:p>
          </table:table-cell>
        </table:table-row>
        <table:table-row table:style-name="ro1">
          <table:table-cell office:value-type="float" office:value="72.3775" calcext:value-type="float">
            <text:p>72.3775</text:p>
          </table:table-cell>
          <table:table-cell office:value-type="float" office:value="292.199" calcext:value-type="float">
            <text:p>292.199</text:p>
          </table:table-cell>
          <table:table-cell office:value-type="float" office:value="42.3386" calcext:value-type="float">
            <text:p>42.3386</text:p>
          </table:table-cell>
          <table:table-cell office:value-type="float" office:value="71.6072" calcext:value-type="float">
            <text:p>71.6072</text:p>
          </table:table-cell>
          <table:table-cell office:value-type="float" office:value="279.953" calcext:value-type="float">
            <text:p>279.953</text:p>
          </table:table-cell>
          <table:table-cell office:value-type="float" office:value="43.5085" calcext:value-type="float">
            <text:p>43.5085</text:p>
          </table:table-cell>
          <table:table-cell/>
          <table:table-cell table:formula="of:=([.D177]-[.A177])/0.0166667" office:value-type="float" office:value="-46.2179075641844" calcext:value-type="float">
            <text:p>-46.2179075641844</text:p>
          </table:table-cell>
          <table:table-cell table:formula="of:=ABS([.E177]-[.B177])/0.0166667" office:value-type="float" office:value="734.758530482941" calcext:value-type="float">
            <text:p>734.758530482941</text:p>
          </table:table-cell>
          <table:table-cell table:formula="of:=([.F177]-[.C177])/0.0166667" office:value-type="float" office:value="70.1938596122807" calcext:value-type="float">
            <text:p>70.1938596122807</text:p>
          </table:table-cell>
          <table:table-cell table:formula="of:=DEGREES(ATAN(ABS([.F177]-[.C177])/ABS([.E177]-[.B177])))" office:value-type="float" office:value="5.4570898435131" calcext:value-type="float">
            <text:p>5.4570898435131</text:p>
          </table:table-cell>
          <table:table-cell table:formula="of:=SQRT(POWER([.H177];2)+POWER([.I177];2)+POWER([.J177];2))" office:value-type="float" office:value="739.549437850054" calcext:value-type="float">
            <text:p>739.549437850054</text:p>
          </table:table-cell>
        </table:table-row>
        <table:table-row table:style-name="ro1">
          <table:table-cell office:value-type="float" office:value="71.8638" calcext:value-type="float">
            <text:p>71.8638</text:p>
          </table:table-cell>
          <table:table-cell office:value-type="float" office:value="285.168" calcext:value-type="float">
            <text:p>285.168</text:p>
          </table:table-cell>
          <table:table-cell office:value-type="float" office:value="43.6952" calcext:value-type="float">
            <text:p>43.6952</text:p>
          </table:table-cell>
          <table:table-cell office:value-type="float" office:value="71.3671" calcext:value-type="float">
            <text:p>71.3671</text:p>
          </table:table-cell>
          <table:table-cell office:value-type="float" office:value="273.281" calcext:value-type="float">
            <text:p>273.281</text:p>
          </table:table-cell>
          <table:table-cell office:value-type="float" office:value="44.8114" calcext:value-type="float">
            <text:p>44.8114</text:p>
          </table:table-cell>
          <table:table-cell/>
          <table:table-cell table:formula="of:=([.D178]-[.A178])/0.0166667" office:value-type="float" office:value="-29.8019403961195" calcext:value-type="float">
            <text:p>-29.8019403961195</text:p>
          </table:table-cell>
          <table:table-cell table:formula="of:=ABS([.E178]-[.B178])/0.0166667" office:value-type="float" office:value="713.218573562853" calcext:value-type="float">
            <text:p>713.218573562853</text:p>
          </table:table-cell>
          <table:table-cell table:formula="of:=([.F178]-[.C178])/0.0166667" office:value-type="float" office:value="66.9718660562678" calcext:value-type="float">
            <text:p>66.9718660562678</text:p>
          </table:table-cell>
          <table:table-cell table:formula="of:=DEGREES(ATAN(ABS([.F178]-[.C178])/ABS([.E178]-[.B178])))" office:value-type="float" office:value="5.36439553626524" calcext:value-type="float">
            <text:p>5.36439553626524</text:p>
          </table:table-cell>
          <table:table-cell table:formula="of:=SQRT(POWER([.H178];2)+POWER([.I178];2)+POWER([.J178];2))" office:value-type="float" office:value="716.975676135155" calcext:value-type="float">
            <text:p>716.975676135155</text:p>
          </table:table-cell>
        </table:table-row>
        <table:table-row table:style-name="ro1">
          <table:table-cell office:value-type="float" office:value="71.8622" calcext:value-type="float">
            <text:p>71.8622</text:p>
          </table:table-cell>
          <table:table-cell office:value-type="float" office:value="285.224" calcext:value-type="float">
            <text:p>285.224</text:p>
          </table:table-cell>
          <table:table-cell office:value-type="float" office:value="43.4335" calcext:value-type="float">
            <text:p>43.4335</text:p>
          </table:table-cell>
          <table:table-cell office:value-type="float" office:value="70.8616" calcext:value-type="float">
            <text:p>70.8616</text:p>
          </table:table-cell>
          <table:table-cell office:value-type="float" office:value="274.621" calcext:value-type="float">
            <text:p>274.621</text:p>
          </table:table-cell>
          <table:table-cell office:value-type="float" office:value="44.1101" calcext:value-type="float">
            <text:p>44.1101</text:p>
          </table:table-cell>
          <table:table-cell/>
          <table:table-cell table:formula="of:=([.D179]-[.A179])/0.0166667" office:value-type="float" office:value="-60.0358799282405" calcext:value-type="float">
            <text:p>-60.0358799282405</text:p>
          </table:table-cell>
          <table:table-cell table:formula="of:=ABS([.E179]-[.B179])/0.0166667" office:value-type="float" office:value="636.178727642545" calcext:value-type="float">
            <text:p>636.178727642545</text:p>
          </table:table-cell>
          <table:table-cell table:formula="of:=([.F179]-[.C179])/0.0166667" office:value-type="float" office:value="40.5959188081624" calcext:value-type="float">
            <text:p>40.5959188081624</text:p>
          </table:table-cell>
          <table:table-cell table:formula="of:=DEGREES(ATAN(ABS([.F179]-[.C179])/ABS([.E179]-[.B179])))" office:value-type="float" office:value="3.65121512186651" calcext:value-type="float">
            <text:p>3.65121512186651</text:p>
          </table:table-cell>
          <table:table-cell table:formula="of:=SQRT(POWER([.H179];2)+POWER([.I179];2)+POWER([.J179];2))" office:value-type="float" office:value="640.293455383955" calcext:value-type="float">
            <text:p>640.293455383955</text:p>
          </table:table-cell>
        </table:table-row>
        <table:table-row table:style-name="ro1">
          <table:table-cell office:value-type="float" office:value="72.643" calcext:value-type="float">
            <text:p>72.643</text:p>
          </table:table-cell>
          <table:table-cell office:value-type="float" office:value="293.464" calcext:value-type="float">
            <text:p>293.464</text:p>
          </table:table-cell>
          <table:table-cell office:value-type="float" office:value="42.911" calcext:value-type="float">
            <text:p>42.911</text:p>
          </table:table-cell>
          <table:table-cell office:value-type="float" office:value="71.8627" calcext:value-type="float">
            <text:p>71.8627</text:p>
          </table:table-cell>
          <table:table-cell office:value-type="float" office:value="281.209" calcext:value-type="float">
            <text:p>281.209</text:p>
          </table:table-cell>
          <table:table-cell office:value-type="float" office:value="43.8099" calcext:value-type="float">
            <text:p>43.8099</text:p>
          </table:table-cell>
          <table:table-cell/>
          <table:table-cell table:formula="of:=([.D180]-[.A180])/0.0166667" office:value-type="float" office:value="-46.8179063641871" calcext:value-type="float">
            <text:p>-46.8179063641871</text:p>
          </table:table-cell>
          <table:table-cell table:formula="of:=ABS([.E180]-[.B180])/0.0166667" office:value-type="float" office:value="735.298529402941" calcext:value-type="float">
            <text:p>735.298529402941</text:p>
          </table:table-cell>
          <table:table-cell table:formula="of:=([.F180]-[.C180])/0.0166667" office:value-type="float" office:value="53.9338921322156" calcext:value-type="float">
            <text:p>53.9338921322156</text:p>
          </table:table-cell>
          <table:table-cell table:formula="of:=DEGREES(ATAN(ABS([.F180]-[.C180])/ABS([.E180]-[.B180])))" office:value-type="float" office:value="4.19511284527959" calcext:value-type="float">
            <text:p>4.19511284527959</text:p>
          </table:table-cell>
          <table:table-cell table:formula="of:=SQRT(POWER([.H180];2)+POWER([.I180];2)+POWER([.J180];2))" office:value-type="float" office:value="738.758897353516" calcext:value-type="float">
            <text:p>738.758897353516</text:p>
          </table:table-cell>
        </table:table-row>
        <table:table-row table:style-name="ro1">
          <table:table-cell office:value-type="float" office:value="72.3781" calcext:value-type="float">
            <text:p>72.3781</text:p>
          </table:table-cell>
          <table:table-cell office:value-type="float" office:value="287.916" calcext:value-type="float">
            <text:p>287.916</text:p>
          </table:table-cell>
          <table:table-cell office:value-type="float" office:value="43.517" calcext:value-type="float">
            <text:p>43.517</text:p>
          </table:table-cell>
          <table:table-cell office:value-type="float" office:value="71.8615" calcext:value-type="float">
            <text:p>71.8615</text:p>
          </table:table-cell>
          <table:table-cell office:value-type="float" office:value="277.322" calcext:value-type="float">
            <text:p>277.322</text:p>
          </table:table-cell>
          <table:table-cell office:value-type="float" office:value="43.9217" calcext:value-type="float">
            <text:p>43.9217</text:p>
          </table:table-cell>
          <table:table-cell/>
          <table:table-cell table:formula="of:=([.D181]-[.A181])/0.0166667" office:value-type="float" office:value="-30.9959380081238" calcext:value-type="float">
            <text:p>-30.9959380081238</text:p>
          </table:table-cell>
          <table:table-cell table:formula="of:=ABS([.E181]-[.B181])/0.0166667" office:value-type="float" office:value="635.638728722542" calcext:value-type="float">
            <text:p>635.638728722542</text:p>
          </table:table-cell>
          <table:table-cell table:formula="of:=([.F181]-[.C181])/0.0166667" office:value-type="float" office:value="24.281951436097" calcext:value-type="float">
            <text:p>24.281951436097</text:p>
          </table:table-cell>
          <table:table-cell table:formula="of:=DEGREES(ATAN(ABS([.F181]-[.C181])/ABS([.E181]-[.B181])))" office:value-type="float" office:value="2.18768478035006" calcext:value-type="float">
            <text:p>2.18768478035006</text:p>
          </table:table-cell>
          <table:table-cell table:formula="of:=SQRT(POWER([.H181];2)+POWER([.I181];2)+POWER([.J181];2))" office:value-type="float" office:value="636.857091340403" calcext:value-type="float">
            <text:p>636.857091340403</text:p>
          </table:table-cell>
        </table:table-row>
        <table:table-row table:style-name="ro1">
          <table:table-cell office:value-type="float" office:value="72.3788" calcext:value-type="float">
            <text:p>72.3788</text:p>
          </table:table-cell>
          <table:table-cell office:value-type="float" office:value="286.478" calcext:value-type="float">
            <text:p>286.478</text:p>
          </table:table-cell>
          <table:table-cell office:value-type="float" office:value="43.9937" calcext:value-type="float">
            <text:p>43.9937</text:p>
          </table:table-cell>
          <table:table-cell office:value-type="float" office:value="71.8671" calcext:value-type="float">
            <text:p>71.8671</text:p>
          </table:table-cell>
          <table:table-cell office:value-type="float" office:value="275.842" calcext:value-type="float">
            <text:p>275.842</text:p>
          </table:table-cell>
          <table:table-cell office:value-type="float" office:value="44.8996" calcext:value-type="float">
            <text:p>44.8996</text:p>
          </table:table-cell>
          <table:table-cell/>
          <table:table-cell table:formula="of:=([.D182]-[.A182])/0.0166667" office:value-type="float" office:value="-30.7019385961231" calcext:value-type="float">
            <text:p>-30.7019385961231</text:p>
          </table:table-cell>
          <table:table-cell table:formula="of:=ABS([.E182]-[.B182])/0.0166667" office:value-type="float" office:value="638.158723682554" calcext:value-type="float">
            <text:p>638.158723682554</text:p>
          </table:table-cell>
          <table:table-cell table:formula="of:=([.F182]-[.C182])/0.0166667" office:value-type="float" office:value="54.3538912922176" calcext:value-type="float">
            <text:p>54.3538912922176</text:p>
          </table:table-cell>
          <table:table-cell table:formula="of:=DEGREES(ATAN(ABS([.F182]-[.C182])/ABS([.E182]-[.B182])))" office:value-type="float" office:value="4.8683036936545" calcext:value-type="float">
            <text:p>4.8683036936545</text:p>
          </table:table-cell>
          <table:table-cell table:formula="of:=SQRT(POWER([.H182];2)+POWER([.I182];2)+POWER([.J182];2))" office:value-type="float" office:value="641.204734187383" calcext:value-type="float">
            <text:p>641.204734187383</text:p>
          </table:table-cell>
        </table:table-row>
        <table:table-row table:style-name="ro1">
          <table:table-cell office:value-type="float" office:value="72.1194" calcext:value-type="float">
            <text:p>72.1194</text:p>
          </table:table-cell>
          <table:table-cell office:value-type="float" office:value="285.195" calcext:value-type="float">
            <text:p>285.195</text:p>
          </table:table-cell>
          <table:table-cell office:value-type="float" office:value="43.6886" calcext:value-type="float">
            <text:p>43.6886</text:p>
          </table:table-cell>
          <table:table-cell office:value-type="float" office:value="71.3632" calcext:value-type="float">
            <text:p>71.3632</text:p>
          </table:table-cell>
          <table:table-cell office:value-type="float" office:value="274.631" calcext:value-type="float">
            <text:p>274.631</text:p>
          </table:table-cell>
          <table:table-cell office:value-type="float" office:value="44.3514" calcext:value-type="float">
            <text:p>44.3514</text:p>
          </table:table-cell>
          <table:table-cell/>
          <table:table-cell table:formula="of:=([.D183]-[.A183])/0.0166667" office:value-type="float" office:value="-45.371909256181" calcext:value-type="float">
            <text:p>-45.371909256181</text:p>
          </table:table-cell>
          <table:table-cell table:formula="of:=ABS([.E183]-[.B183])/0.0166667" office:value-type="float" office:value="633.838732322537" calcext:value-type="float">
            <text:p>633.838732322537</text:p>
          </table:table-cell>
          <table:table-cell table:formula="of:=([.F183]-[.C183])/0.0166667" office:value-type="float" office:value="39.7679204641589" calcext:value-type="float">
            <text:p>39.7679204641589</text:p>
          </table:table-cell>
          <table:table-cell table:formula="of:=DEGREES(ATAN(ABS([.F183]-[.C183])/ABS([.E183]-[.B183])))" office:value-type="float" office:value="3.59011074274712" calcext:value-type="float">
            <text:p>3.59011074274712</text:p>
          </table:table-cell>
          <table:table-cell table:formula="of:=SQRT(POWER([.H183];2)+POWER([.I183];2)+POWER([.J183];2))" office:value-type="float" office:value="636.703727207431" calcext:value-type="float">
            <text:p>636.703727207431</text:p>
          </table:table-cell>
        </table:table-row>
        <table:table-row table:style-name="ro1">
          <table:table-cell office:value-type="float" office:value="72.6385" calcext:value-type="float">
            <text:p>72.6385</text:p>
          </table:table-cell>
          <table:table-cell office:value-type="float" office:value="292.17" calcext:value-type="float">
            <text:p>292.17</text:p>
          </table:table-cell>
          <table:table-cell office:value-type="float" office:value="42.5976" calcext:value-type="float">
            <text:p>42.5976</text:p>
          </table:table-cell>
          <table:table-cell office:value-type="float" office:value="72.1129" calcext:value-type="float">
            <text:p>72.1129</text:p>
          </table:table-cell>
          <table:table-cell office:value-type="float" office:value="280.005" calcext:value-type="float">
            <text:p>280.005</text:p>
          </table:table-cell>
          <table:table-cell office:value-type="float" office:value="43.4956" calcext:value-type="float">
            <text:p>43.4956</text:p>
          </table:table-cell>
          <table:table-cell/>
          <table:table-cell table:formula="of:=([.D184]-[.A184])/0.0166667" office:value-type="float" office:value="-31.535936928126" calcext:value-type="float">
            <text:p>-31.535936928126</text:p>
          </table:table-cell>
          <table:table-cell table:formula="of:=ABS([.E184]-[.B184])/0.0166667" office:value-type="float" office:value="729.898540202921" calcext:value-type="float">
            <text:p>729.898540202921</text:p>
          </table:table-cell>
          <table:table-cell table:formula="of:=([.F184]-[.C184])/0.0166667" office:value-type="float" office:value="53.8798922402157" calcext:value-type="float">
            <text:p>53.8798922402157</text:p>
          </table:table-cell>
          <table:table-cell table:formula="of:=DEGREES(ATAN(ABS([.F184]-[.C184])/ABS([.E184]-[.B184])))" office:value-type="float" office:value="4.22182150367046" calcext:value-type="float">
            <text:p>4.22182150367046</text:p>
          </table:table-cell>
          <table:table-cell table:formula="of:=SQRT(POWER([.H184];2)+POWER([.I184];2)+POWER([.J184];2))" office:value-type="float" office:value="732.563606177721" calcext:value-type="float">
            <text:p>732.563606177721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4.001" calcext:value-type="float">
            <text:p>284.001</text:p>
          </table:table-cell>
          <table:table-cell office:value-type="float" office:value="43.1172" calcext:value-type="float">
            <text:p>43.1172</text:p>
          </table:table-cell>
          <table:table-cell office:value-type="float" office:value="71.3603" calcext:value-type="float">
            <text:p>71.3603</text:p>
          </table:table-cell>
          <table:table-cell office:value-type="float" office:value="272.228" calcext:value-type="float">
            <text:p>272.228</text:p>
          </table:table-cell>
          <table:table-cell office:value-type="float" office:value="43.7451" calcext:value-type="float">
            <text:p>43.7451</text:p>
          </table:table-cell>
          <table:table-cell/>
          <table:table-cell table:formula="of:=([.D185]-[.A185])/0.0166667" office:value-type="float" office:value="-45.2579094841811" calcext:value-type="float">
            <text:p>-45.2579094841811</text:p>
          </table:table-cell>
          <table:table-cell table:formula="of:=ABS([.E185]-[.B185])/0.0166667" office:value-type="float" office:value="706.378587242824" calcext:value-type="float">
            <text:p>706.378587242824</text:p>
          </table:table-cell>
          <table:table-cell table:formula="of:=([.F185]-[.C185])/0.0166667" office:value-type="float" office:value="37.6739246521509" calcext:value-type="float">
            <text:p>37.6739246521509</text:p>
          </table:table-cell>
          <table:table-cell table:formula="of:=DEGREES(ATAN(ABS([.F185]-[.C185])/ABS([.E185]-[.B185])))" office:value-type="float" office:value="3.05291486750085" calcext:value-type="float">
            <text:p>3.05291486750085</text:p>
          </table:table-cell>
          <table:table-cell table:formula="of:=SQRT(POWER([.H185];2)+POWER([.I185];2)+POWER([.J185];2))" office:value-type="float" office:value="708.828830878613" calcext:value-type="float">
            <text:p>708.828830878613</text:p>
          </table:table-cell>
        </table:table-row>
        <table:table-row table:style-name="ro1">
          <table:table-cell office:value-type="float" office:value="72.6247" calcext:value-type="float">
            <text:p>72.6247</text:p>
          </table:table-cell>
          <table:table-cell office:value-type="float" office:value="284.05" calcext:value-type="float">
            <text:p>284.05</text:p>
          </table:table-cell>
          <table:table-cell office:value-type="float" office:value="43.1047" calcext:value-type="float">
            <text:p>43.1047</text:p>
          </table:table-cell>
          <table:table-cell office:value-type="float" office:value="72.3553" calcext:value-type="float">
            <text:p>72.3553</text:p>
          </table:table-cell>
          <table:table-cell office:value-type="float" office:value="272.334" calcext:value-type="float">
            <text:p>272.334</text:p>
          </table:table-cell>
          <table:table-cell office:value-type="float" office:value="43.7189" calcext:value-type="float">
            <text:p>43.7189</text:p>
          </table:table-cell>
          <table:table-cell/>
          <table:table-cell table:formula="of:=([.D186]-[.A186])/0.0166667" office:value-type="float" office:value="-16.1639676720649" calcext:value-type="float">
            <text:p>-16.1639676720649</text:p>
          </table:table-cell>
          <table:table-cell table:formula="of:=ABS([.E186]-[.B186])/0.0166667" office:value-type="float" office:value="702.958594082812" calcext:value-type="float">
            <text:p>702.958594082812</text:p>
          </table:table-cell>
          <table:table-cell table:formula="of:=([.F186]-[.C186])/0.0166667" office:value-type="float" office:value="36.8519262961472" calcext:value-type="float">
            <text:p>36.8519262961472</text:p>
          </table:table-cell>
          <table:table-cell table:formula="of:=DEGREES(ATAN(ABS([.F186]-[.C186])/ABS([.E186]-[.B186])))" office:value-type="float" office:value="3.00092886104532" calcext:value-type="float">
            <text:p>3.00092886104532</text:p>
          </table:table-cell>
          <table:table-cell table:formula="of:=SQRT(POWER([.H186];2)+POWER([.I186];2)+POWER([.J186];2))" office:value-type="float" office:value="704.109454074808" calcext:value-type="float">
            <text:p>704.109454074808</text:p>
          </table:table-cell>
        </table:table-row>
        <table:table-row table:style-name="ro1">
          <table:table-cell office:value-type="float" office:value="72.8909" calcext:value-type="float">
            <text:p>72.8909</text:p>
          </table:table-cell>
          <table:table-cell office:value-type="float" office:value="288.025" calcext:value-type="float">
            <text:p>288.025</text:p>
          </table:table-cell>
          <table:table-cell office:value-type="float" office:value="43.2407" calcext:value-type="float">
            <text:p>43.2407</text:p>
          </table:table-cell>
          <table:table-cell office:value-type="float" office:value="72.8627" calcext:value-type="float">
            <text:p>72.8627</text:p>
          </table:table-cell>
          <table:table-cell office:value-type="float" office:value="274.807" calcext:value-type="float">
            <text:p>274.807</text:p>
          </table:table-cell>
          <table:table-cell office:value-type="float" office:value="44.3096" calcext:value-type="float">
            <text:p>44.3096</text:p>
          </table:table-cell>
          <table:table-cell/>
          <table:table-cell table:formula="of:=([.D187]-[.A187])/0.0166667" office:value-type="float" office:value="-1.69199661600666" calcext:value-type="float">
            <text:p>-1.69199661600666</text:p>
          </table:table-cell>
          <table:table-cell table:formula="of:=ABS([.E187]-[.B187])/0.0166667" office:value-type="float" office:value="793.07841384317" calcext:value-type="float">
            <text:p>793.07841384317</text:p>
          </table:table-cell>
          <table:table-cell table:formula="of:=([.F187]-[.C187])/0.0166667" office:value-type="float" office:value="64.1338717322569" calcext:value-type="float">
            <text:p>64.1338717322569</text:p>
          </table:table-cell>
          <table:table-cell table:formula="of:=DEGREES(ATAN(ABS([.F187]-[.C187])/ABS([.E187]-[.B187])))" office:value-type="float" office:value="4.623277360065" calcext:value-type="float">
            <text:p>4.623277360065</text:p>
          </table:table-cell>
          <table:table-cell table:formula="of:=SQRT(POWER([.H187];2)+POWER([.I187];2)+POWER([.J187];2))" office:value-type="float" office:value="795.669144091887" calcext:value-type="float">
            <text:p>795.669144091887</text:p>
          </table:table-cell>
        </table:table-row>
        <table:table-row table:style-name="ro1">
          <table:table-cell office:value-type="float" office:value="72.3797" calcext:value-type="float">
            <text:p>72.3797</text:p>
          </table:table-cell>
          <table:table-cell office:value-type="float" office:value="290.691" calcext:value-type="float">
            <text:p>290.691</text:p>
          </table:table-cell>
          <table:table-cell office:value-type="float" office:value="43.0863" calcext:value-type="float">
            <text:p>43.0863</text:p>
          </table:table-cell>
          <table:table-cell office:value-type="float" office:value="71.8624" calcext:value-type="float">
            <text:p>71.8624</text:p>
          </table:table-cell>
          <table:table-cell office:value-type="float" office:value="278.595" calcext:value-type="float">
            <text:p>278.595</text:p>
          </table:table-cell>
          <table:table-cell office:value-type="float" office:value="43.9703" calcext:value-type="float">
            <text:p>43.9703</text:p>
          </table:table-cell>
          <table:table-cell/>
          <table:table-cell table:formula="of:=([.D188]-[.A188])/0.0166667" office:value-type="float" office:value="-31.0379379241245" calcext:value-type="float">
            <text:p>-31.0379379241245</text:p>
          </table:table-cell>
          <table:table-cell table:formula="of:=ABS([.E188]-[.B188])/0.0166667" office:value-type="float" office:value="725.7585484829" calcext:value-type="float">
            <text:p>725.7585484829</text:p>
          </table:table-cell>
          <table:table-cell table:formula="of:=([.F188]-[.C188])/0.0166667" office:value-type="float" office:value="53.0398939202122" calcext:value-type="float">
            <text:p>53.0398939202122</text:p>
          </table:table-cell>
          <table:table-cell table:formula="of:=DEGREES(ATAN(ABS([.F188]-[.C188])/ABS([.E188]-[.B188])))" office:value-type="float" office:value="4.17985981752172" calcext:value-type="float">
            <text:p>4.17985981752172</text:p>
          </table:table-cell>
          <table:table-cell table:formula="of:=SQRT(POWER([.H188];2)+POWER([.I188];2)+POWER([.J188];2))" office:value-type="float" office:value="728.355719846872" calcext:value-type="float">
            <text:p>728.355719846872</text:p>
          </table:table-cell>
        </table:table-row>
        <table:table-row table:style-name="ro1">
          <table:table-cell office:value-type="float" office:value="72.6277" calcext:value-type="float">
            <text:p>72.6277</text:p>
          </table:table-cell>
          <table:table-cell office:value-type="float" office:value="285.356" calcext:value-type="float">
            <text:p>285.356</text:p>
          </table:table-cell>
          <table:table-cell office:value-type="float" office:value="43.1524" calcext:value-type="float">
            <text:p>43.1524</text:p>
          </table:table-cell>
          <table:table-cell office:value-type="float" office:value="72.1097" calcext:value-type="float">
            <text:p>72.1097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3.6097" calcext:value-type="float">
            <text:p>43.6097</text:p>
          </table:table-cell>
          <table:table-cell/>
          <table:table-cell table:formula="of:=([.D189]-[.A189])/0.0166667" office:value-type="float" office:value="-31.0799378401244" calcext:value-type="float">
            <text:p>-31.0799378401244</text:p>
          </table:table-cell>
          <table:table-cell table:formula="of:=ABS([.E189]-[.B189])/0.0166667" office:value-type="float" office:value="553.198893602211" calcext:value-type="float">
            <text:p>553.198893602211</text:p>
          </table:table-cell>
          <table:table-cell table:formula="of:=([.F189]-[.C189])/0.0166667" office:value-type="float" office:value="27.4379451241095" calcext:value-type="float">
            <text:p>27.4379451241095</text:p>
          </table:table-cell>
          <table:table-cell table:formula="of:=DEGREES(ATAN(ABS([.F189]-[.C189])/ABS([.E189]-[.B189])))" office:value-type="float" office:value="2.83946922381433" calcext:value-type="float">
            <text:p>2.83946922381433</text:p>
          </table:table-cell>
          <table:table-cell table:formula="of:=SQRT(POWER([.H189];2)+POWER([.I189];2)+POWER([.J189];2))" office:value-type="float" office:value="554.75023141184" calcext:value-type="float">
            <text:p>554.75023141184</text:p>
          </table:table-cell>
        </table:table-row>
        <table:table-row table:style-name="ro1">
          <table:table-cell office:value-type="float" office:value="71.8607" calcext:value-type="float">
            <text:p>71.8607</text:p>
          </table:table-cell>
          <table:table-cell office:value-type="float" office:value="287.966" calcext:value-type="float">
            <text:p>287.966</text:p>
          </table:table-cell>
          <table:table-cell office:value-type="float" office:value="43.0049" calcext:value-type="float">
            <text:p>43.0049</text:p>
          </table:table-cell>
          <table:table-cell office:value-type="float" office:value="71.1075" calcext:value-type="float">
            <text:p>71.1075</text:p>
          </table:table-cell>
          <table:table-cell office:value-type="float" office:value="277.232" calcext:value-type="float">
            <text:p>277.232</text:p>
          </table:table-cell>
          <table:table-cell office:value-type="float" office:value="43.9429" calcext:value-type="float">
            <text:p>43.9429</text:p>
          </table:table-cell>
          <table:table-cell/>
          <table:table-cell table:formula="of:=([.D190]-[.A190])/0.0166667" office:value-type="float" office:value="-45.1919096161803" calcext:value-type="float">
            <text:p>-45.1919096161803</text:p>
          </table:table-cell>
          <table:table-cell table:formula="of:=ABS([.E190]-[.B190])/0.0166667" office:value-type="float" office:value="644.038711922575" calcext:value-type="float">
            <text:p>644.038711922575</text:p>
          </table:table-cell>
          <table:table-cell table:formula="of:=([.F190]-[.C190])/0.0166667" office:value-type="float" office:value="56.2798874402253" calcext:value-type="float">
            <text:p>56.2798874402253</text:p>
          </table:table-cell>
          <table:table-cell table:formula="of:=DEGREES(ATAN(ABS([.F190]-[.C190])/ABS([.E190]-[.B190])))" office:value-type="float" office:value="4.99415542938946" calcext:value-type="float">
            <text:p>4.99415542938946</text:p>
          </table:table-cell>
          <table:table-cell table:formula="of:=SQRT(POWER([.H190];2)+POWER([.I190];2)+POWER([.J190];2))" office:value-type="float" office:value="648.070672750998" calcext:value-type="float">
            <text:p>648.070672750998</text:p>
          </table:table-cell>
        </table:table-row>
        <table:table-row table:style-name="ro1">
          <table:table-cell office:value-type="float" office:value="72.1177" calcext:value-type="float">
            <text:p>72.1177</text:p>
          </table:table-cell>
          <table:table-cell office:value-type="float" office:value="281.194" calcext:value-type="float">
            <text:p>281.194</text:p>
          </table:table-cell>
          <table:table-cell office:value-type="float" office:value="44.0609" calcext:value-type="float">
            <text:p>44.0609</text:p>
          </table:table-cell>
          <table:table-cell office:value-type="float" office:value="71.6139" calcext:value-type="float">
            <text:p>71.6139</text:p>
          </table:table-cell>
          <table:table-cell office:value-type="float" office:value="270.868" calcext:value-type="float">
            <text:p>270.868</text:p>
          </table:table-cell>
          <table:table-cell office:value-type="float" office:value="44.4522" calcext:value-type="float">
            <text:p>44.4522</text:p>
          </table:table-cell>
          <table:table-cell/>
          <table:table-cell table:formula="of:=([.D191]-[.A191])/0.0166667" office:value-type="float" office:value="-30.2279395441208" calcext:value-type="float">
            <text:p>-30.2279395441208</text:p>
          </table:table-cell>
          <table:table-cell table:formula="of:=ABS([.E191]-[.B191])/0.0166667" office:value-type="float" office:value="619.55876088248" calcext:value-type="float">
            <text:p>619.55876088248</text:p>
          </table:table-cell>
          <table:table-cell table:formula="of:=([.F191]-[.C191])/0.0166667" office:value-type="float" office:value="23.477953044094" calcext:value-type="float">
            <text:p>23.477953044094</text:p>
          </table:table-cell>
          <table:table-cell table:formula="of:=DEGREES(ATAN(ABS([.F191]-[.C191])/ABS([.E191]-[.B191])))" office:value-type="float" office:value="2.17016425585601" calcext:value-type="float">
            <text:p>2.17016425585601</text:p>
          </table:table-cell>
          <table:table-cell table:formula="of:=SQRT(POWER([.H191];2)+POWER([.I191];2)+POWER([.J191];2))" office:value-type="float" office:value="620.73988174956" calcext:value-type="float">
            <text:p>620.73988174956</text:p>
          </table:table-cell>
        </table:table-row>
        <table:table-row table:style-name="ro1">
          <table:table-cell office:value-type="float" office:value="72.6251" calcext:value-type="float">
            <text:p>72.6251</text:p>
          </table:table-cell>
          <table:table-cell office:value-type="float" office:value="288.328" calcext:value-type="float">
            <text:p>288.328</text:p>
          </table:table-cell>
          <table:table-cell office:value-type="float" office:value="41.6657" calcext:value-type="float">
            <text:p>41.6657</text:p>
          </table:table-cell>
          <table:table-cell office:value-type="float" office:value="72.1018" calcext:value-type="float">
            <text:p>72.1018</text:p>
          </table:table-cell>
          <table:table-cell office:value-type="float" office:value="277.698" calcext:value-type="float">
            <text:p>277.698</text:p>
          </table:table-cell>
          <table:table-cell office:value-type="float" office:value="42.1127" calcext:value-type="float">
            <text:p>42.1127</text:p>
          </table:table-cell>
          <table:table-cell/>
          <table:table-cell table:formula="of:=([.D192]-[.A192])/0.0166667" office:value-type="float" office:value="-31.397937204126" calcext:value-type="float">
            <text:p>-31.397937204126</text:p>
          </table:table-cell>
          <table:table-cell table:formula="of:=ABS([.E192]-[.B192])/0.0166667" office:value-type="float" office:value="637.798724402551" calcext:value-type="float">
            <text:p>637.798724402551</text:p>
          </table:table-cell>
          <table:table-cell table:formula="of:=([.F192]-[.C192])/0.0166667" office:value-type="float" office:value="26.819946360107" calcext:value-type="float">
            <text:p>26.819946360107</text:p>
          </table:table-cell>
          <table:table-cell table:formula="of:=DEGREES(ATAN(ABS([.F192]-[.C192])/ABS([.E192]-[.B192])))" office:value-type="float" office:value="2.40791473128941" calcext:value-type="float">
            <text:p>2.40791473128941</text:p>
          </table:table-cell>
          <table:table-cell table:formula="of:=SQRT(POWER([.H192];2)+POWER([.I192];2)+POWER([.J192];2))" office:value-type="float" office:value="639.134064835348" calcext:value-type="float">
            <text:p>639.134064835348</text:p>
          </table:table-cell>
        </table:table-row>
        <table:table-row table:style-name="ro1">
          <table:table-cell office:value-type="float" office:value="72.1164" calcext:value-type="float">
            <text:p>72.1164</text:p>
          </table:table-cell>
          <table:table-cell office:value-type="float" office:value="292.232" calcext:value-type="float">
            <text:p>292.232</text:p>
          </table:table-cell>
          <table:table-cell office:value-type="float" office:value="42.0788" calcext:value-type="float">
            <text:p>42.0788</text:p>
          </table:table-cell>
          <table:table-cell office:value-type="float" office:value="71.602" calcext:value-type="float">
            <text:p>71.602</text:p>
          </table:table-cell>
          <table:table-cell office:value-type="float" office:value="280.093" calcext:value-type="float">
            <text:p>280.093</text:p>
          </table:table-cell>
          <table:table-cell office:value-type="float" office:value="42.7343" calcext:value-type="float">
            <text:p>42.7343</text:p>
          </table:table-cell>
          <table:table-cell/>
          <table:table-cell table:formula="of:=([.D193]-[.A193])/0.0166667" office:value-type="float" office:value="-30.8639382721231" calcext:value-type="float">
            <text:p>-30.8639382721231</text:p>
          </table:table-cell>
          <table:table-cell table:formula="of:=ABS([.E193]-[.B193])/0.0166667" office:value-type="float" office:value="728.338543322914" calcext:value-type="float">
            <text:p>728.338543322914</text:p>
          </table:table-cell>
          <table:table-cell table:formula="of:=([.F193]-[.C193])/0.0166667" office:value-type="float" office:value="39.3299213401571" calcext:value-type="float">
            <text:p>39.3299213401571</text:p>
          </table:table-cell>
          <table:table-cell table:formula="of:=DEGREES(ATAN(ABS([.F193]-[.C193])/ABS([.E193]-[.B193])))" office:value-type="float" office:value="3.09094176602884" calcext:value-type="float">
            <text:p>3.09094176602884</text:p>
          </table:table-cell>
          <table:table-cell table:formula="of:=SQRT(POWER([.H193];2)+POWER([.I193];2)+POWER([.J193];2))" office:value-type="float" office:value="730.052367360063" calcext:value-type="float">
            <text:p>730.052367360063</text:p>
          </table:table-cell>
        </table:table-row>
        <table:table-row table:style-name="ro1">
          <table:table-cell office:value-type="float" office:value="72.1212" calcext:value-type="float">
            <text:p>72.1212</text:p>
          </table:table-cell>
          <table:table-cell office:value-type="float" office:value="290.665" calcext:value-type="float">
            <text:p>290.665</text:p>
          </table:table-cell>
          <table:table-cell office:value-type="float" office:value="43.0927" calcext:value-type="float">
            <text:p>43.0927</text:p>
          </table:table-cell>
          <table:table-cell office:value-type="float" office:value="71.3581" calcext:value-type="float">
            <text:p>71.3581</text:p>
          </table:table-cell>
          <table:table-cell office:value-type="float" office:value="279.822" calcext:value-type="float">
            <text:p>279.822</text:p>
          </table:table-cell>
          <table:table-cell office:value-type="float" office:value="44.0323" calcext:value-type="float">
            <text:p>44.0323</text:p>
          </table:table-cell>
          <table:table-cell/>
          <table:table-cell table:formula="of:=([.D194]-[.A194])/0.0166667" office:value-type="float" office:value="-45.7859084281837" calcext:value-type="float">
            <text:p>-45.7859084281837</text:p>
          </table:table-cell>
          <table:table-cell table:formula="of:=ABS([.E194]-[.B194])/0.0166667" office:value-type="float" office:value="650.578698842604" calcext:value-type="float">
            <text:p>650.578698842604</text:p>
          </table:table-cell>
          <table:table-cell table:formula="of:=([.F194]-[.C194])/0.0166667" office:value-type="float" office:value="56.3758872482254" calcext:value-type="float">
            <text:p>56.3758872482254</text:p>
          </table:table-cell>
          <table:table-cell table:formula="of:=DEGREES(ATAN(ABS([.F194]-[.C194])/ABS([.E194]-[.B194])))" office:value-type="float" office:value="4.95259314440991" calcext:value-type="float">
            <text:p>4.95259314440991</text:p>
          </table:table-cell>
          <table:table-cell table:formula="of:=SQRT(POWER([.H194];2)+POWER([.I194];2)+POWER([.J194];2))" office:value-type="float" office:value="654.619915264846" calcext:value-type="float">
            <text:p>654.619915264846</text:p>
          </table:table-cell>
        </table:table-row>
        <table:table-row table:style-name="ro1">
          <table:table-cell office:value-type="float" office:value="72.1195" calcext:value-type="float">
            <text:p>72.1195</text:p>
          </table:table-cell>
          <table:table-cell office:value-type="float" office:value="287.941" calcext:value-type="float">
            <text:p>287.941</text:p>
          </table:table-cell>
          <table:table-cell office:value-type="float" office:value="43.261" calcext:value-type="float">
            <text:p>43.261</text:p>
          </table:table-cell>
          <table:table-cell office:value-type="float" office:value="71.3628" calcext:value-type="float">
            <text:p>71.3628</text:p>
          </table:table-cell>
          <table:table-cell office:value-type="float" office:value="275.897" calcext:value-type="float">
            <text:p>275.897</text:p>
          </table:table-cell>
          <table:table-cell office:value-type="float" office:value="44.3997" calcext:value-type="float">
            <text:p>44.3997</text:p>
          </table:table-cell>
          <table:table-cell/>
          <table:table-cell table:formula="of:=([.D195]-[.A195])/0.0166667" office:value-type="float" office:value="-45.4019091961822" calcext:value-type="float">
            <text:p>-45.4019091961822</text:p>
          </table:table-cell>
          <table:table-cell table:formula="of:=ABS([.E195]-[.B195])/0.0166667" office:value-type="float" office:value="722.63855472289" calcext:value-type="float">
            <text:p>722.63855472289</text:p>
          </table:table-cell>
          <table:table-cell table:formula="of:=([.F195]-[.C195])/0.0166667" office:value-type="float" office:value="68.3218633562733" calcext:value-type="float">
            <text:p>68.3218633562733</text:p>
          </table:table-cell>
          <table:table-cell table:formula="of:=DEGREES(ATAN(ABS([.F195]-[.C195])/ABS([.E195]-[.B195])))" office:value-type="float" office:value="5.40097508167483" calcext:value-type="float">
            <text:p>5.40097508167483</text:p>
          </table:table-cell>
          <table:table-cell table:formula="of:=SQRT(POWER([.H195];2)+POWER([.I195];2)+POWER([.J195];2))" office:value-type="float" office:value="727.279651264298" calcext:value-type="float">
            <text:p>727.279651264298</text:p>
          </table:table-cell>
        </table:table-row>
        <table:table-row table:style-name="ro1">
          <table:table-cell office:value-type="float" office:value="72.898" calcext:value-type="float">
            <text:p>72.898</text:p>
          </table:table-cell>
          <table:table-cell office:value-type="float" office:value="292.195" calcext:value-type="float">
            <text:p>292.195</text:p>
          </table:table-cell>
          <table:table-cell office:value-type="float" office:value="42.5912" calcext:value-type="float">
            <text:p>42.5912</text:p>
          </table:table-cell>
          <table:table-cell office:value-type="float" office:value="72.1145" calcext:value-type="float">
            <text:p>72.1145</text:p>
          </table:table-cell>
          <table:table-cell office:value-type="float" office:value="281.302" calcext:value-type="float">
            <text:p>281.302</text:p>
          </table:table-cell>
          <table:table-cell office:value-type="float" office:value="43.5419" calcext:value-type="float">
            <text:p>43.5419</text:p>
          </table:table-cell>
          <table:table-cell/>
          <table:table-cell table:formula="of:=([.D196]-[.A196])/0.0166667" office:value-type="float" office:value="-47.0099059801874" calcext:value-type="float">
            <text:p>-47.0099059801874</text:p>
          </table:table-cell>
          <table:table-cell table:formula="of:=ABS([.E196]-[.B196])/0.0166667" office:value-type="float" office:value="653.578692842613" calcext:value-type="float">
            <text:p>653.578692842613</text:p>
          </table:table-cell>
          <table:table-cell table:formula="of:=([.F196]-[.C196])/0.0166667" office:value-type="float" office:value="57.041885916228" calcext:value-type="float">
            <text:p>57.041885916228</text:p>
          </table:table-cell>
          <table:table-cell table:formula="of:=DEGREES(ATAN(ABS([.F196]-[.C196])/ABS([.E196]-[.B196])))" office:value-type="float" office:value="4.98792082838339" calcext:value-type="float">
            <text:p>4.98792082838339</text:p>
          </table:table-cell>
          <table:table-cell table:formula="of:=SQRT(POWER([.H196];2)+POWER([.I196];2)+POWER([.J196];2))" office:value-type="float" office:value="657.745251405895" calcext:value-type="float">
            <text:p>657.745251405895</text:p>
          </table:table-cell>
        </table:table-row>
        <table:table-row table:style-name="ro1">
          <table:table-cell office:value-type="float" office:value="72.3782" calcext:value-type="float">
            <text:p>72.3782</text:p>
          </table:table-cell>
          <table:table-cell office:value-type="float" office:value="290.75" calcext:value-type="float">
            <text:p>290.75</text:p>
          </table:table-cell>
          <table:table-cell office:value-type="float" office:value="42.8211" calcext:value-type="float">
            <text:p>42.8211</text:p>
          </table:table-cell>
          <table:table-cell office:value-type="float" office:value="71.8624" calcext:value-type="float">
            <text:p>71.8624</text:p>
          </table:table-cell>
          <table:table-cell office:value-type="float" office:value="278.6" calcext:value-type="float">
            <text:p>278.6</text:p>
          </table:table-cell>
          <table:table-cell office:value-type="float" office:value="43.9695" calcext:value-type="float">
            <text:p>43.9695</text:p>
          </table:table-cell>
          <table:table-cell/>
          <table:table-cell table:formula="of:=([.D197]-[.A197])/0.0166667" office:value-type="float" office:value="-30.9479381041246" calcext:value-type="float">
            <text:p>-30.9479381041246</text:p>
          </table:table-cell>
          <table:table-cell table:formula="of:=ABS([.E197]-[.B197])/0.0166667" office:value-type="float" office:value="728.998542002915" calcext:value-type="float">
            <text:p>728.998542002915</text:p>
          </table:table-cell>
          <table:table-cell table:formula="of:=([.F197]-[.C197])/0.0166667" office:value-type="float" office:value="68.9038621922753" calcext:value-type="float">
            <text:p>68.9038621922753</text:p>
          </table:table-cell>
          <table:table-cell table:formula="of:=DEGREES(ATAN(ABS([.F197]-[.C197])/ABS([.E197]-[.B197])))" office:value-type="float" office:value="5.39947114893114" calcext:value-type="float">
            <text:p>5.39947114893114</text:p>
          </table:table-cell>
          <table:table-cell table:formula="of:=SQRT(POWER([.H197];2)+POWER([.I197];2)+POWER([.J197];2))" office:value-type="float" office:value="732.901351711323" calcext:value-type="float">
            <text:p>732.901351711323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42.9499" calcext:value-type="float">
            <text:p>42.9499</text:p>
          </table:table-cell>
          <table:table-cell office:value-type="float" office:value="71.1018" calcext:value-type="float">
            <text:p>71.1018</text:p>
          </table:table-cell>
          <table:table-cell office:value-type="float" office:value="277.389" calcext:value-type="float">
            <text:p>277.389</text:p>
          </table:table-cell>
          <table:table-cell office:value-type="float" office:value="43.1704" calcext:value-type="float">
            <text:p>43.1704</text:p>
          </table:table-cell>
          <table:table-cell/>
          <table:table-cell table:formula="of:=([.D198]-[.A198])/0.0166667" office:value-type="float" office:value="-60.863878272244" calcext:value-type="float">
            <text:p>-60.863878272244</text:p>
          </table:table-cell>
          <table:table-cell table:formula="of:=ABS([.E198]-[.B198])/0.0166667" office:value-type="float" office:value="557.338885322229" calcext:value-type="float">
            <text:p>557.338885322229</text:p>
          </table:table-cell>
          <table:table-cell table:formula="of:=([.F198]-[.C198])/0.0166667" office:value-type="float" office:value="13.229973540053" calcext:value-type="float">
            <text:p>13.229973540053</text:p>
          </table:table-cell>
          <table:table-cell table:formula="of:=DEGREES(ATAN(ABS([.F198]-[.C198])/ABS([.E198]-[.B198])))" office:value-type="float" office:value="1.35981776628819" calcext:value-type="float">
            <text:p>1.35981776628819</text:p>
          </table:table-cell>
          <table:table-cell table:formula="of:=SQRT(POWER([.H198];2)+POWER([.I198];2)+POWER([.J198];2))" office:value-type="float" office:value="560.808413783561" calcext:value-type="float">
            <text:p>560.808413783561</text:p>
          </table:table-cell>
        </table:table-row>
        <table:table-row table:style-name="ro1">
          <table:table-cell office:value-type="float" office:value="72.3781" calcext:value-type="float">
            <text:p>72.3781</text:p>
          </table:table-cell>
          <table:table-cell office:value-type="float" office:value="287.916" calcext:value-type="float">
            <text:p>287.916</text:p>
          </table:table-cell>
          <table:table-cell office:value-type="float" office:value="43.517" calcext:value-type="float">
            <text:p>43.517</text:p>
          </table:table-cell>
          <table:table-cell office:value-type="float" office:value="71.3603" calcext:value-type="float">
            <text:p>71.3603</text:p>
          </table:table-cell>
          <table:table-cell office:value-type="float" office:value="278.483" calcext:value-type="float">
            <text:p>278.483</text:p>
          </table:table-cell>
          <table:table-cell office:value-type="float" office:value="44.2421" calcext:value-type="float">
            <text:p>44.2421</text:p>
          </table:table-cell>
          <table:table-cell/>
          <table:table-cell table:formula="of:=([.D199]-[.A199])/0.0166667" office:value-type="float" office:value="-61.0678778642448" calcext:value-type="float">
            <text:p>-61.0678778642448</text:p>
          </table:table-cell>
          <table:table-cell table:formula="of:=ABS([.E199]-[.B199])/0.0166667" office:value-type="float" office:value="565.978868042263" calcext:value-type="float">
            <text:p>565.978868042263</text:p>
          </table:table-cell>
          <table:table-cell table:formula="of:=([.F199]-[.C199])/0.0166667" office:value-type="float" office:value="43.5059129881739" calcext:value-type="float">
            <text:p>43.5059129881739</text:p>
          </table:table-cell>
          <table:table-cell table:formula="of:=DEGREES(ATAN(ABS([.F199]-[.C199])/ABS([.E199]-[.B199])))" office:value-type="float" office:value="4.39559332448855" calcext:value-type="float">
            <text:p>4.39559332448855</text:p>
          </table:table-cell>
          <table:table-cell table:formula="of:=SQRT(POWER([.H199];2)+POWER([.I199];2)+POWER([.J199];2))" office:value-type="float" office:value="570.923925967531" calcext:value-type="float">
            <text:p>570.923925967531</text:p>
          </table:table-cell>
        </table:table-row>
        <table:table-row table:style-name="ro1">
          <table:table-cell office:value-type="float" office:value="72.3751" calcext:value-type="float">
            <text:p>72.3751</text:p>
          </table:table-cell>
          <table:table-cell office:value-type="float" office:value="288.02" calcext:value-type="float">
            <text:p>288.02</text:p>
          </table:table-cell>
          <table:table-cell office:value-type="float" office:value="42.9917" calcext:value-type="float">
            <text:p>42.9917</text:p>
          </table:table-cell>
          <table:table-cell office:value-type="float" office:value="71.8605" calcext:value-type="float">
            <text:p>71.8605</text:p>
          </table:table-cell>
          <table:table-cell office:value-type="float" office:value="276.049" calcext:value-type="float">
            <text:p>276.049</text:p>
          </table:table-cell>
          <table:table-cell office:value-type="float" office:value="43.8743" calcext:value-type="float">
            <text:p>43.8743</text:p>
          </table:table-cell>
          <table:table-cell/>
          <table:table-cell table:formula="of:=([.D200]-[.A200])/0.0166667" office:value-type="float" office:value="-30.8759382481236" calcext:value-type="float">
            <text:p>-30.8759382481236</text:p>
          </table:table-cell>
          <table:table-cell table:formula="of:=ABS([.E200]-[.B200])/0.0166667" office:value-type="float" office:value="718.258563482873" calcext:value-type="float">
            <text:p>718.258563482873</text:p>
          </table:table-cell>
          <table:table-cell table:formula="of:=([.F200]-[.C200])/0.0166667" office:value-type="float" office:value="52.9558940882116" calcext:value-type="float">
            <text:p>52.9558940882116</text:p>
          </table:table-cell>
          <table:table-cell table:formula="of:=DEGREES(ATAN(ABS([.F200]-[.C200])/ABS([.E200]-[.B200])))" office:value-type="float" office:value="4.21668397213704" calcext:value-type="float">
            <text:p>4.21668397213704</text:p>
          </table:table-cell>
          <table:table-cell table:formula="of:=SQRT(POWER([.H200];2)+POWER([.I200];2)+POWER([.J200];2))" office:value-type="float" office:value="720.869623647622" calcext:value-type="float">
            <text:p>720.869623647622</text:p>
          </table:table-cell>
        </table:table-row>
        <table:table-row table:style-name="ro1">
          <table:table-cell office:value-type="float" office:value="72.8997" calcext:value-type="float">
            <text:p>72.8997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43.6033" calcext:value-type="float">
            <text:p>43.6033</text:p>
          </table:table-cell>
          <table:table-cell office:value-type="float" office:value="72.3695" calcext:value-type="float">
            <text:p>72.3695</text:p>
          </table:table-cell>
          <table:table-cell office:value-type="float" office:value="278.541" calcext:value-type="float">
            <text:p>278.541</text:p>
          </table:table-cell>
          <table:table-cell office:value-type="float" office:value="44.4732" calcext:value-type="float">
            <text:p>44.4732</text:p>
          </table:table-cell>
          <table:table-cell/>
          <table:table-cell table:formula="of:=([.D201]-[.A201])/0.0166667" office:value-type="float" office:value="-31.8119363761269" calcext:value-type="float">
            <text:p>-31.8119363761269</text:p>
          </table:table-cell>
          <table:table-cell table:formula="of:=ABS([.E201]-[.B201])/0.0166667" office:value-type="float" office:value="725.0385499229" calcext:value-type="float">
            <text:p>725.0385499229</text:p>
          </table:table-cell>
          <table:table-cell table:formula="of:=([.F201]-[.C201])/0.0166667" office:value-type="float" office:value="52.1938956122088" calcext:value-type="float">
            <text:p>52.1938956122088</text:p>
          </table:table-cell>
          <table:table-cell table:formula="of:=DEGREES(ATAN(ABS([.F201]-[.C201])/ABS([.E201]-[.B201])))" office:value-type="float" office:value="4.11749158661691" calcext:value-type="float">
            <text:p>4.11749158661691</text:p>
          </table:table-cell>
          <table:table-cell table:formula="of:=SQRT(POWER([.H201];2)+POWER([.I201];2)+POWER([.J201];2))" office:value-type="float" office:value="727.610542054937" calcext:value-type="float">
            <text:p>727.610542054937</text:p>
          </table:table-cell>
        </table:table-row>
        <table:table-row table:style-name="ro1">
          <table:table-cell office:value-type="float" office:value="72.3826" calcext:value-type="float">
            <text:p>72.3826</text:p>
          </table:table-cell>
          <table:table-cell office:value-type="float" office:value="287.738" calcext:value-type="float">
            <text:p>287.738</text:p>
          </table:table-cell>
          <table:table-cell office:value-type="float" office:value="44.3069" calcext:value-type="float">
            <text:p>44.3069</text:p>
          </table:table-cell>
          <table:table-cell office:value-type="float" office:value="72.1191" calcext:value-type="float">
            <text:p>72.1191</text:p>
          </table:table-cell>
          <table:table-cell office:value-type="float" office:value="275.819" calcext:value-type="float">
            <text:p>275.819</text:p>
          </table:table-cell>
          <table:table-cell office:value-type="float" office:value="45.1487" calcext:value-type="float">
            <text:p>45.1487</text:p>
          </table:table-cell>
          <table:table-cell/>
          <table:table-cell table:formula="of:=([.D202]-[.A202])/0.0166667" office:value-type="float" office:value="-15.8099683800628" calcext:value-type="float">
            <text:p>-15.8099683800628</text:p>
          </table:table-cell>
          <table:table-cell table:formula="of:=ABS([.E202]-[.B202])/0.0166667" office:value-type="float" office:value="715.13856972286" calcext:value-type="float">
            <text:p>715.13856972286</text:p>
          </table:table-cell>
          <table:table-cell table:formula="of:=([.F202]-[.C202])/0.0166667" office:value-type="float" office:value="50.507898984202" calcext:value-type="float">
            <text:p>50.507898984202</text:p>
          </table:table-cell>
          <table:table-cell table:formula="of:=DEGREES(ATAN(ABS([.F202]-[.C202])/ABS([.E202]-[.B202])))" office:value-type="float" office:value="4.03990528848601" calcext:value-type="float">
            <text:p>4.03990528848601</text:p>
          </table:table-cell>
          <table:table-cell table:formula="of:=SQRT(POWER([.H202];2)+POWER([.I202];2)+POWER([.J202];2))" office:value-type="float" office:value="717.094259400558" calcext:value-type="float">
            <text:p>717.094259400558</text:p>
          </table:table-cell>
        </table:table-row>
        <table:table-row table:style-name="ro1">
          <table:table-cell office:value-type="float" office:value="72.639" calcext:value-type="float">
            <text:p>72.639</text:p>
          </table:table-cell>
          <table:table-cell office:value-type="float" office:value="284.918" calcext:value-type="float">
            <text:p>284.918</text:p>
          </table:table-cell>
          <table:table-cell office:value-type="float" office:value="45.2421" calcext:value-type="float">
            <text:p>45.2421</text:p>
          </table:table-cell>
          <table:table-cell office:value-type="float" office:value="72.3729" calcext:value-type="float">
            <text:p>72.3729</text:p>
          </table:table-cell>
          <table:table-cell office:value-type="float" office:value="271.744" calcext:value-type="float">
            <text:p>271.744</text:p>
          </table:table-cell>
          <table:table-cell office:value-type="float" office:value="46.7625" calcext:value-type="float">
            <text:p>46.7625</text:p>
          </table:table-cell>
          <table:table-cell/>
          <table:table-cell table:formula="of:=([.D203]-[.A203])/0.0166667" office:value-type="float" office:value="-15.9659680680635" calcext:value-type="float">
            <text:p>-15.9659680680635</text:p>
          </table:table-cell>
          <table:table-cell table:formula="of:=ABS([.E203]-[.B203])/0.0166667" office:value-type="float" office:value="790.43841912316" calcext:value-type="float">
            <text:p>790.43841912316</text:p>
          </table:table-cell>
          <table:table-cell table:formula="of:=([.F203]-[.C203])/0.0166667" office:value-type="float" office:value="91.223817552365" calcext:value-type="float">
            <text:p>91.223817552365</text:p>
          </table:table-cell>
          <table:table-cell table:formula="of:=DEGREES(ATAN(ABS([.F203]-[.C203])/ABS([.E203]-[.B203])))" office:value-type="float" office:value="6.58333130187981" calcext:value-type="float">
            <text:p>6.58333130187981</text:p>
          </table:table-cell>
          <table:table-cell table:formula="of:=SQRT(POWER([.H203];2)+POWER([.I203];2)+POWER([.J203];2))" office:value-type="float" office:value="795.84520570969" calcext:value-type="float">
            <text:p>795.84520570969</text:p>
          </table:table-cell>
        </table:table-row>
        <table:table-row table:style-name="ro1">
          <table:table-cell office:value-type="float" office:value="72.1308" calcext:value-type="float">
            <text:p>72.1308</text:p>
          </table:table-cell>
          <table:table-cell office:value-type="float" office:value="291.704" calcext:value-type="float">
            <text:p>291.704</text:p>
          </table:table-cell>
          <table:table-cell office:value-type="float" office:value="44.4685" calcext:value-type="float">
            <text:p>44.4685</text:p>
          </table:table-cell>
          <table:table-cell office:value-type="float" office:value="71.3704" calcext:value-type="float">
            <text:p>71.3704</text:p>
          </table:table-cell>
          <table:table-cell office:value-type="float" office:value="280.714" calcext:value-type="float">
            <text:p>280.714</text:p>
          </table:table-cell>
          <table:table-cell office:value-type="float" office:value="45.8948" calcext:value-type="float">
            <text:p>45.8948</text:p>
          </table:table-cell>
          <table:table-cell/>
          <table:table-cell table:formula="of:=([.D204]-[.A204])/0.0166667" office:value-type="float" office:value="-45.6239087521819" calcext:value-type="float">
            <text:p>-45.6239087521819</text:p>
          </table:table-cell>
          <table:table-cell table:formula="of:=ABS([.E204]-[.B204])/0.0166667" office:value-type="float" office:value="659.398681202638" calcext:value-type="float">
            <text:p>659.398681202638</text:p>
          </table:table-cell>
          <table:table-cell table:formula="of:=([.F204]-[.C204])/0.0166667" office:value-type="float" office:value="85.5778288443426" calcext:value-type="float">
            <text:p>85.5778288443426</text:p>
          </table:table-cell>
          <table:table-cell table:formula="of:=DEGREES(ATAN(ABS([.F204]-[.C204])/ABS([.E204]-[.B204])))" office:value-type="float" office:value="7.39460745618566" calcext:value-type="float">
            <text:p>7.39460745618566</text:p>
          </table:table-cell>
          <table:table-cell table:formula="of:=SQRT(POWER([.H204];2)+POWER([.I204];2)+POWER([.J204];2))" office:value-type="float" office:value="666.492105438105" calcext:value-type="float">
            <text:p>666.492105438105</text:p>
          </table:table-cell>
        </table:table-row>
        <table:table-row table:style-name="ro1">
          <table:table-cell office:value-type="float" office:value="71.867" calcext:value-type="float">
            <text:p>71.867</text:p>
          </table:table-cell>
          <table:table-cell office:value-type="float" office:value="291.861" calcext:value-type="float">
            <text:p>291.861</text:p>
          </table:table-cell>
          <table:table-cell office:value-type="float" office:value="43.6788" calcext:value-type="float">
            <text:p>43.6788</text:p>
          </table:table-cell>
          <table:table-cell office:value-type="float" office:value="71.1093" calcext:value-type="float">
            <text:p>71.1093</text:p>
          </table:table-cell>
          <table:table-cell office:value-type="float" office:value="279.675" calcext:value-type="float">
            <text:p>279.675</text:p>
          </table:table-cell>
          <table:table-cell office:value-type="float" office:value="44.5578" calcext:value-type="float">
            <text:p>44.5578</text:p>
          </table:table-cell>
          <table:table-cell/>
          <table:table-cell table:formula="of:=([.D205]-[.A205])/0.0166667" office:value-type="float" office:value="-45.4619090761818" calcext:value-type="float">
            <text:p>-45.4619090761818</text:p>
          </table:table-cell>
          <table:table-cell table:formula="of:=ABS([.E205]-[.B205])/0.0166667" office:value-type="float" office:value="731.158537682923" calcext:value-type="float">
            <text:p>731.158537682923</text:p>
          </table:table-cell>
          <table:table-cell table:formula="of:=([.F205]-[.C205])/0.0166667" office:value-type="float" office:value="52.7398945202108" calcext:value-type="float">
            <text:p>52.7398945202108</text:p>
          </table:table-cell>
          <table:table-cell table:formula="of:=DEGREES(ATAN(ABS([.F205]-[.C205])/ABS([.E205]-[.B205])))" office:value-type="float" office:value="4.12571108914421" calcext:value-type="float">
            <text:p>4.12571108914421</text:p>
          </table:table-cell>
          <table:table-cell table:formula="of:=SQRT(POWER([.H205];2)+POWER([.I205];2)+POWER([.J205];2))" office:value-type="float" office:value="734.4665335313" calcext:value-type="float">
            <text:p>734.4665335313</text:p>
          </table:table-cell>
        </table:table-row>
        <table:table-row table:style-name="ro1">
          <table:table-cell office:value-type="float" office:value="72.1274" calcext:value-type="float">
            <text:p>72.1274</text:p>
          </table:table-cell>
          <table:table-cell office:value-type="float" office:value="286.281" calcext:value-type="float">
            <text:p>286.281</text:p>
          </table:table-cell>
          <table:table-cell office:value-type="float" office:value="44.7861" calcext:value-type="float">
            <text:p>44.7861</text:p>
          </table:table-cell>
          <table:table-cell office:value-type="float" office:value="71.3697" calcext:value-type="float">
            <text:p>71.3697</text:p>
          </table:table-cell>
          <table:table-cell office:value-type="float" office:value="276.944" calcext:value-type="float">
            <text:p>276.944</text:p>
          </table:table-cell>
          <table:table-cell office:value-type="float" office:value="45.4773" calcext:value-type="float">
            <text:p>45.4773</text:p>
          </table:table-cell>
          <table:table-cell/>
          <table:table-cell table:formula="of:=([.D206]-[.A206])/0.0166667" office:value-type="float" office:value="-45.4619090761818" calcext:value-type="float">
            <text:p>-45.4619090761818</text:p>
          </table:table-cell>
          <table:table-cell table:formula="of:=ABS([.E206]-[.B206])/0.0166667" office:value-type="float" office:value="560.21887956224" calcext:value-type="float">
            <text:p>560.21887956224</text:p>
          </table:table-cell>
          <table:table-cell table:formula="of:=([.F206]-[.C206])/0.0166667" office:value-type="float" office:value="41.471917056166" calcext:value-type="float">
            <text:p>41.471917056166</text:p>
          </table:table-cell>
          <table:table-cell table:formula="of:=DEGREES(ATAN(ABS([.F206]-[.C206])/ABS([.E206]-[.B206])))" office:value-type="float" office:value="4.23377278796894" calcext:value-type="float">
            <text:p>4.23377278796894</text:p>
          </table:table-cell>
          <table:table-cell table:formula="of:=SQRT(POWER([.H206];2)+POWER([.I206];2)+POWER([.J206];2))" office:value-type="float" office:value="563.588411963142" calcext:value-type="float">
            <text:p>563.588411963142</text:p>
          </table:table-cell>
        </table:table-row>
        <table:table-row table:style-name="ro1">
          <table:table-cell office:value-type="float" office:value="71.8677" calcext:value-type="float">
            <text:p>71.8677</text:p>
          </table:table-cell>
          <table:table-cell office:value-type="float" office:value="290.452" calcext:value-type="float">
            <text:p>290.452</text:p>
          </table:table-cell>
          <table:table-cell office:value-type="float" office:value="43.8951" calcext:value-type="float">
            <text:p>43.8951</text:p>
          </table:table-cell>
          <table:table-cell office:value-type="float" office:value="71.1131" calcext:value-type="float">
            <text:p>71.1131</text:p>
          </table:table-cell>
          <table:table-cell office:value-type="float" office:value="279.573" calcext:value-type="float">
            <text:p>279.573</text:p>
          </table:table-cell>
          <table:table-cell office:value-type="float" office:value="45.0731" calcext:value-type="float">
            <text:p>45.0731</text:p>
          </table:table-cell>
          <table:table-cell/>
          <table:table-cell table:formula="of:=([.D207]-[.A207])/0.0166667" office:value-type="float" office:value="-45.2759094481809" calcext:value-type="float">
            <text:p>-45.2759094481809</text:p>
          </table:table-cell>
          <table:table-cell table:formula="of:=ABS([.E207]-[.B207])/0.0166667" office:value-type="float" office:value="652.738694522612" calcext:value-type="float">
            <text:p>652.738694522612</text:p>
          </table:table-cell>
          <table:table-cell table:formula="of:=([.F207]-[.C207])/0.0166667" office:value-type="float" office:value="70.6798586402826" calcext:value-type="float">
            <text:p>70.6798586402826</text:p>
          </table:table-cell>
          <table:table-cell table:formula="of:=DEGREES(ATAN(ABS([.F207]-[.C207])/ABS([.E207]-[.B207])))" office:value-type="float" office:value="6.18002371935317" calcext:value-type="float">
            <text:p>6.18002371935317</text:p>
          </table:table-cell>
          <table:table-cell table:formula="of:=SQRT(POWER([.H207];2)+POWER([.I207];2)+POWER([.J207];2))" office:value-type="float" office:value="658.113480883696" calcext:value-type="float">
            <text:p>658.113480883696</text:p>
          </table:table-cell>
        </table:table-row>
        <table:table-row table:style-name="ro1">
          <table:table-cell office:value-type="float" office:value="72.1227" calcext:value-type="float">
            <text:p>72.1227</text:p>
          </table:table-cell>
          <table:table-cell office:value-type="float" office:value="289.21" calcext:value-type="float">
            <text:p>289.21</text:p>
          </table:table-cell>
          <table:table-cell office:value-type="float" office:value="43.5736" calcext:value-type="float">
            <text:p>43.5736</text:p>
          </table:table-cell>
          <table:table-cell office:value-type="float" office:value="71.3643" calcext:value-type="float">
            <text:p>71.3643</text:p>
          </table:table-cell>
          <table:table-cell office:value-type="float" office:value="277.1" calcext:value-type="float">
            <text:p>277.1</text:p>
          </table:table-cell>
          <table:table-cell office:value-type="float" office:value="44.7077" calcext:value-type="float">
            <text:p>44.7077</text:p>
          </table:table-cell>
          <table:table-cell/>
          <table:table-cell table:formula="of:=([.D208]-[.A208])/0.0166667" office:value-type="float" office:value="-45.5039089921817" calcext:value-type="float">
            <text:p>-45.5039089921817</text:p>
          </table:table-cell>
          <table:table-cell table:formula="of:=ABS([.E208]-[.B208])/0.0166667" office:value-type="float" office:value="726.598546802904" calcext:value-type="float">
            <text:p>726.598546802904</text:p>
          </table:table-cell>
          <table:table-cell table:formula="of:=([.F208]-[.C208])/0.0166667" office:value-type="float" office:value="68.0458639082724" calcext:value-type="float">
            <text:p>68.0458639082724</text:p>
          </table:table-cell>
          <table:table-cell table:formula="of:=DEGREES(ATAN(ABS([.F208]-[.C208])/ABS([.E208]-[.B208])))" office:value-type="float" office:value="5.35013829580138" calcext:value-type="float">
            <text:p>5.35013829580138</text:p>
          </table:table-cell>
          <table:table-cell table:formula="of:=SQRT(POWER([.H208];2)+POWER([.I208];2)+POWER([.J208];2))" office:value-type="float" office:value="731.195113184356" calcext:value-type="float">
            <text:p>731.195113184356</text:p>
          </table:table-cell>
        </table:table-row>
        <table:table-row table:style-name="ro1">
          <table:table-cell office:value-type="float" office:value="71.6191" calcext:value-type="float">
            <text:p>71.6191</text:p>
          </table:table-cell>
          <table:table-cell office:value-type="float" office:value="286.108" calcext:value-type="float">
            <text:p>286.108</text:p>
          </table:table-cell>
          <table:table-cell office:value-type="float" office:value="45.3231" calcext:value-type="float">
            <text:p>45.3231</text:p>
          </table:table-cell>
          <table:table-cell office:value-type="float" office:value="70.8812" calcext:value-type="float">
            <text:p>70.8812</text:p>
          </table:table-cell>
          <table:table-cell office:value-type="float" office:value="274.106" calcext:value-type="float">
            <text:p>274.106</text:p>
          </table:table-cell>
          <table:table-cell office:value-type="float" office:value="46.6603" calcext:value-type="float">
            <text:p>46.6603</text:p>
          </table:table-cell>
          <table:table-cell/>
          <table:table-cell table:formula="of:=([.D209]-[.A209])/0.0166667" office:value-type="float" office:value="-44.2739114521769" calcext:value-type="float">
            <text:p>-44.2739114521769</text:p>
          </table:table-cell>
          <table:table-cell table:formula="of:=ABS([.E209]-[.B209])/0.0166667" office:value-type="float" office:value="720.118559762881" calcext:value-type="float">
            <text:p>720.118559762881</text:p>
          </table:table-cell>
          <table:table-cell table:formula="of:=([.F209]-[.C209])/0.0166667" office:value-type="float" office:value="80.2318395363211" calcext:value-type="float">
            <text:p>80.2318395363211</text:p>
          </table:table-cell>
          <table:table-cell table:formula="of:=DEGREES(ATAN(ABS([.F209]-[.C209])/ABS([.E209]-[.B209])))" office:value-type="float" office:value="6.35737704218913" calcext:value-type="float">
            <text:p>6.35737704218913</text:p>
          </table:table-cell>
          <table:table-cell table:formula="of:=SQRT(POWER([.H209];2)+POWER([.I209];2)+POWER([.J209];2))" office:value-type="float" office:value="725.925662465258" calcext:value-type="float">
            <text:p>725.925662465258</text:p>
          </table:table-cell>
        </table:table-row>
        <table:table-row table:style-name="ro1">
          <table:table-cell office:value-type="float" office:value="71.8689" calcext:value-type="float">
            <text:p>71.8689</text:p>
          </table:table-cell>
          <table:table-cell office:value-type="float" office:value="294.549" calcext:value-type="float">
            <text:p>294.549</text:p>
          </table:table-cell>
          <table:table-cell office:value-type="float" office:value="43.7814" calcext:value-type="float">
            <text:p>43.7814</text:p>
          </table:table-cell>
          <table:table-cell office:value-type="float" office:value="71.3646" calcext:value-type="float">
            <text:p>71.3646</text:p>
          </table:table-cell>
          <table:table-cell office:value-type="float" office:value="282.166" calcext:value-type="float">
            <text:p>282.166</text:p>
          </table:table-cell>
          <table:table-cell office:value-type="float" office:value="45.1719" calcext:value-type="float">
            <text:p>45.1719</text:p>
          </table:table-cell>
          <table:table-cell/>
          <table:table-cell table:formula="of:=([.D210]-[.A210])/0.0166667" office:value-type="float" office:value="-30.2579394841211" calcext:value-type="float">
            <text:p>-30.2579394841211</text:p>
          </table:table-cell>
          <table:table-cell table:formula="of:=ABS([.E210]-[.B210])/0.0166667" office:value-type="float" office:value="742.978514042971" calcext:value-type="float">
            <text:p>742.978514042971</text:p>
          </table:table-cell>
          <table:table-cell table:formula="of:=([.F210]-[.C210])/0.0166667" office:value-type="float" office:value="83.4298331403339" calcext:value-type="float">
            <text:p>83.4298331403339</text:p>
          </table:table-cell>
          <table:table-cell table:formula="of:=DEGREES(ATAN(ABS([.F210]-[.C210])/ABS([.E210]-[.B210])))" office:value-type="float" office:value="6.40696379948301" calcext:value-type="float">
            <text:p>6.40696379948301</text:p>
          </table:table-cell>
          <table:table-cell table:formula="of:=SQRT(POWER([.H210];2)+POWER([.I210];2)+POWER([.J210];2))" office:value-type="float" office:value="748.260083319396" calcext:value-type="float">
            <text:p>748.260083319396</text:p>
          </table:table-cell>
        </table:table-row>
        <table:table-row table:style-name="ro1">
          <table:table-cell office:value-type="float" office:value="71.8663" calcext:value-type="float">
            <text:p>71.8663</text:p>
          </table:table-cell>
          <table:table-cell office:value-type="float" office:value="293.262" calcext:value-type="float">
            <text:p>293.262</text:p>
          </table:table-cell>
          <table:table-cell office:value-type="float" office:value="43.4638" calcext:value-type="float">
            <text:p>43.4638</text:p>
          </table:table-cell>
          <table:table-cell office:value-type="float" office:value="71.3635" calcext:value-type="float">
            <text:p>71.3635</text:p>
          </table:table-cell>
          <table:table-cell office:value-type="float" office:value="279.645" calcext:value-type="float">
            <text:p>279.645</text:p>
          </table:table-cell>
          <table:table-cell office:value-type="float" office:value="44.8098" calcext:value-type="float">
            <text:p>44.8098</text:p>
          </table:table-cell>
          <table:table-cell/>
          <table:table-cell table:formula="of:=([.D211]-[.A211])/0.0166667" office:value-type="float" office:value="-30.1679396641203" calcext:value-type="float">
            <text:p>-30.1679396641203</text:p>
          </table:table-cell>
          <table:table-cell table:formula="of:=ABS([.E211]-[.B211])/0.0166667" office:value-type="float" office:value="817.018365963269" calcext:value-type="float">
            <text:p>817.018365963269</text:p>
          </table:table-cell>
          <table:table-cell table:formula="of:=([.F211]-[.C211])/0.0166667" office:value-type="float" office:value="80.7598384803233" calcext:value-type="float">
            <text:p>80.7598384803233</text:p>
          </table:table-cell>
          <table:table-cell table:formula="of:=DEGREES(ATAN(ABS([.F211]-[.C211])/ABS([.E211]-[.B211])))" office:value-type="float" office:value="5.64517941491317" calcext:value-type="float">
            <text:p>5.64517941491317</text:p>
          </table:table-cell>
          <table:table-cell table:formula="of:=SQRT(POWER([.H211];2)+POWER([.I211];2)+POWER([.J211];2))" office:value-type="float" office:value="821.554177407818" calcext:value-type="float">
            <text:p>821.554177407818</text:p>
          </table:table-cell>
        </table:table-row>
        <table:table-row table:style-name="ro1">
          <table:table-cell office:value-type="float" office:value="71.6127" calcext:value-type="float">
            <text:p>71.6127</text:p>
          </table:table-cell>
          <table:table-cell office:value-type="float" office:value="288.988" calcext:value-type="float">
            <text:p>288.988</text:p>
          </table:table-cell>
          <table:table-cell office:value-type="float" office:value="44.3769" calcext:value-type="float">
            <text:p>44.3769</text:p>
          </table:table-cell>
          <table:table-cell office:value-type="float" office:value="70.3637" calcext:value-type="float">
            <text:p>70.3637</text:p>
          </table:table-cell>
          <table:table-cell office:value-type="float" office:value="278.099" calcext:value-type="float">
            <text:p>278.099</text:p>
          </table:table-cell>
          <table:table-cell office:value-type="float" office:value="45.557" calcext:value-type="float">
            <text:p>45.557</text:p>
          </table:table-cell>
          <table:table-cell/>
          <table:table-cell table:formula="of:=([.D212]-[.A212])/0.0166667" office:value-type="float" office:value="-74.9398501203003" calcext:value-type="float">
            <text:p>-74.9398501203003</text:p>
          </table:table-cell>
          <table:table-cell table:formula="of:=ABS([.E212]-[.B212])/0.0166667" office:value-type="float" office:value="653.338693322614" calcext:value-type="float">
            <text:p>653.338693322614</text:p>
          </table:table-cell>
          <table:table-cell table:formula="of:=([.F212]-[.C212])/0.0166667" office:value-type="float" office:value="70.8058583882834" calcext:value-type="float">
            <text:p>70.8058583882834</text:p>
          </table:table-cell>
          <table:table-cell table:formula="of:=DEGREES(ATAN(ABS([.F212]-[.C212])/ABS([.E212]-[.B212])))" office:value-type="float" office:value="6.18531384000209" calcext:value-type="float">
            <text:p>6.18531384000209</text:p>
          </table:table-cell>
          <table:table-cell table:formula="of:=SQRT(POWER([.H212];2)+POWER([.I212];2)+POWER([.J212];2))" office:value-type="float" office:value="661.423388542207" calcext:value-type="float">
            <text:p>661.423388542207</text:p>
          </table:table-cell>
        </table:table-row>
        <table:table-row table:style-name="ro1">
          <table:table-cell office:value-type="float" office:value="72.1292" calcext:value-type="float">
            <text:p>72.1292</text:p>
          </table:table-cell>
          <table:table-cell office:value-type="float" office:value="291.763" calcext:value-type="float">
            <text:p>291.763</text:p>
          </table:table-cell>
          <table:table-cell office:value-type="float" office:value="44.2036" calcext:value-type="float">
            <text:p>44.2036</text:p>
          </table:table-cell>
          <table:table-cell office:value-type="float" office:value="71.3686" calcext:value-type="float">
            <text:p>71.3686</text:p>
          </table:table-cell>
          <table:table-cell office:value-type="float" office:value="280.784" calcext:value-type="float">
            <text:p>280.784</text:p>
          </table:table-cell>
          <table:table-cell office:value-type="float" office:value="45.6341" calcext:value-type="float">
            <text:p>45.6341</text:p>
          </table:table-cell>
          <table:table-cell/>
          <table:table-cell table:formula="of:=([.D213]-[.A213])/0.0166667" office:value-type="float" office:value="-45.6359087281823" calcext:value-type="float">
            <text:p>-45.6359087281823</text:p>
          </table:table-cell>
          <table:table-cell table:formula="of:=ABS([.E213]-[.B213])/0.0166667" office:value-type="float" office:value="658.738682522634" calcext:value-type="float">
            <text:p>658.738682522634</text:p>
          </table:table-cell>
          <table:table-cell table:formula="of:=([.F213]-[.C213])/0.0166667" office:value-type="float" office:value="85.829828340343" calcext:value-type="float">
            <text:p>85.829828340343</text:p>
          </table:table-cell>
          <table:table-cell table:formula="of:=DEGREES(ATAN(ABS([.F213]-[.C213])/ABS([.E213]-[.B213])))" office:value-type="float" office:value="7.42348767196215" calcext:value-type="float">
            <text:p>7.42348767196215</text:p>
          </table:table-cell>
          <table:table-cell table:formula="of:=SQRT(POWER([.H213];2)+POWER([.I213];2)+POWER([.J213];2))" office:value-type="float" office:value="665.872395771168" calcext:value-type="float">
            <text:p>665.872395771168</text:p>
          </table:table-cell>
        </table:table-row>
        <table:table-row table:style-name="ro1">
          <table:table-cell office:value-type="float" office:value="72.6443" calcext:value-type="float">
            <text:p>72.6443</text:p>
          </table:table-cell>
          <table:table-cell office:value-type="float" office:value="291.938" calcext:value-type="float">
            <text:p>291.938</text:p>
          </table:table-cell>
          <table:table-cell office:value-type="float" office:value="43.6597" calcext:value-type="float">
            <text:p>43.6597</text:p>
          </table:table-cell>
          <table:table-cell office:value-type="float" office:value="72.1208" calcext:value-type="float">
            <text:p>72.1208</text:p>
          </table:table-cell>
          <table:table-cell office:value-type="float" office:value="281.08" calcext:value-type="float">
            <text:p>281.08</text:p>
          </table:table-cell>
          <table:table-cell office:value-type="float" office:value="44.5801" calcext:value-type="float">
            <text:p>44.5801</text:p>
          </table:table-cell>
          <table:table-cell/>
          <table:table-cell table:formula="of:=([.D214]-[.A214])/0.0166667" office:value-type="float" office:value="-31.4099371801255" calcext:value-type="float">
            <text:p>-31.4099371801255</text:p>
          </table:table-cell>
          <table:table-cell table:formula="of:=ABS([.E214]-[.B214])/0.0166667" office:value-type="float" office:value="651.478697042606" calcext:value-type="float">
            <text:p>651.478697042606</text:p>
          </table:table-cell>
          <table:table-cell table:formula="of:=([.F214]-[.C214])/0.0166667" office:value-type="float" office:value="55.2238895522209" calcext:value-type="float">
            <text:p>55.2238895522209</text:p>
          </table:table-cell>
          <table:table-cell table:formula="of:=DEGREES(ATAN(ABS([.F214]-[.C214])/ABS([.E214]-[.B214])))" office:value-type="float" office:value="4.84520805272637" calcext:value-type="float">
            <text:p>4.84520805272637</text:p>
          </table:table-cell>
          <table:table-cell table:formula="of:=SQRT(POWER([.H214];2)+POWER([.I214];2)+POWER([.J214];2))" office:value-type="float" office:value="654.569136784853" calcext:value-type="float">
            <text:p>654.569136784853</text:p>
          </table:table-cell>
        </table:table-row>
        <table:table-row table:style-name="ro1">
          <table:table-cell office:value-type="float" office:value="72.1224" calcext:value-type="float">
            <text:p>72.1224</text:p>
          </table:table-cell>
          <table:table-cell office:value-type="float" office:value="282.371" calcext:value-type="float">
            <text:p>282.371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71.3707" calcext:value-type="float">
            <text:p>71.3707</text:p>
          </table:table-cell>
          <table:table-cell office:value-type="float" office:value="273.18" calcext:value-type="float">
            <text:p>273.18</text:p>
          </table:table-cell>
          <table:table-cell office:value-type="float" office:value="45.3204" calcext:value-type="float">
            <text:p>45.3204</text:p>
          </table:table-cell>
          <table:table-cell/>
          <table:table-cell table:formula="of:=([.D215]-[.A215])/0.0166667" office:value-type="float" office:value="-45.1019097961804" calcext:value-type="float">
            <text:p>-45.1019097961804</text:p>
          </table:table-cell>
          <table:table-cell table:formula="of:=ABS([.E215]-[.B215])/0.0166667" office:value-type="float" office:value="551.458897082204" calcext:value-type="float">
            <text:p>551.458897082204</text:p>
          </table:table-cell>
          <table:table-cell table:formula="of:=([.F215]-[.C215])/0.0166667" office:value-type="float" office:value="41.3579172841652" calcext:value-type="float">
            <text:p>41.3579172841652</text:p>
          </table:table-cell>
          <table:table-cell table:formula="of:=DEGREES(ATAN(ABS([.F215]-[.C215])/ABS([.E215]-[.B215])))" office:value-type="float" office:value="4.28899835301375" calcext:value-type="float">
            <text:p>4.28899835301375</text:p>
          </table:table-cell>
          <table:table-cell table:formula="of:=SQRT(POWER([.H215];2)+POWER([.I215];2)+POWER([.J215];2))" office:value-type="float" office:value="554.843739047732" calcext:value-type="float">
            <text:p>554.843739047732</text:p>
          </table:table-cell>
        </table:table-row>
        <table:table-row table:style-name="ro1">
          <table:table-cell office:value-type="float" office:value="72.6487" calcext:value-type="float">
            <text:p>72.6487</text:p>
          </table:table-cell>
          <table:table-cell office:value-type="float" office:value="293.218" calcext:value-type="float">
            <text:p>293.218</text:p>
          </table:table-cell>
          <table:table-cell office:value-type="float" office:value="43.977" calcext:value-type="float">
            <text:p>43.977</text:p>
          </table:table-cell>
          <table:table-cell office:value-type="float" office:value="71.8719" calcext:value-type="float">
            <text:p>71.8719</text:p>
          </table:table-cell>
          <table:table-cell office:value-type="float" office:value="282.234" calcext:value-type="float">
            <text:p>282.234</text:p>
          </table:table-cell>
          <table:table-cell office:value-type="float" office:value="45.1568" calcext:value-type="float">
            <text:p>45.1568</text:p>
          </table:table-cell>
          <table:table-cell/>
          <table:table-cell table:formula="of:=([.D216]-[.A216])/0.0166667" office:value-type="float" office:value="-46.607906784187" calcext:value-type="float">
            <text:p>-46.607906784187</text:p>
          </table:table-cell>
          <table:table-cell table:formula="of:=ABS([.E216]-[.B216])/0.0166667" office:value-type="float" office:value="659.038681922638" calcext:value-type="float">
            <text:p>659.038681922638</text:p>
          </table:table-cell>
          <table:table-cell table:formula="of:=([.F216]-[.C216])/0.0166667" office:value-type="float" office:value="70.7878584242832" calcext:value-type="float">
            <text:p>70.7878584242832</text:p>
          </table:table-cell>
          <table:table-cell table:formula="of:=DEGREES(ATAN(ABS([.F216]-[.C216])/ABS([.E216]-[.B216])))" office:value-type="float" office:value="6.13067972390809" calcext:value-type="float">
            <text:p>6.13067972390809</text:p>
          </table:table-cell>
          <table:table-cell table:formula="of:=SQRT(POWER([.H216];2)+POWER([.I216];2)+POWER([.J216];2))" office:value-type="float" office:value="664.466103082338" calcext:value-type="float">
            <text:p>664.466103082338</text:p>
          </table:table-cell>
        </table:table-row>
        <table:table-row table:style-name="ro1">
          <table:table-cell office:value-type="float" office:value="72.1323" calcext:value-type="float">
            <text:p>72.1323</text:p>
          </table:table-cell>
          <table:table-cell office:value-type="float" office:value="290.25" calcext:value-type="float">
            <text:p>290.25</text:p>
          </table:table-cell>
          <table:table-cell office:value-type="float" office:value="44.9444" calcext:value-type="float">
            <text:p>44.9444</text:p>
          </table:table-cell>
          <table:table-cell office:value-type="float" office:value="71.3743" calcext:value-type="float">
            <text:p>71.3743</text:p>
          </table:table-cell>
          <table:table-cell office:value-type="float" office:value="279.336" calcext:value-type="float">
            <text:p>279.336</text:p>
          </table:table-cell>
          <table:table-cell office:value-type="float" office:value="46.3539" calcext:value-type="float">
            <text:p>46.3539</text:p>
          </table:table-cell>
          <table:table-cell/>
          <table:table-cell table:formula="of:=([.D217]-[.A217])/0.0166667" office:value-type="float" office:value="-45.4799090401817" calcext:value-type="float">
            <text:p>-45.4799090401817</text:p>
          </table:table-cell>
          <table:table-cell table:formula="of:=ABS([.E217]-[.B217])/0.0166667" office:value-type="float" office:value="654.838690322619" calcext:value-type="float">
            <text:p>654.838690322619</text:p>
          </table:table-cell>
          <table:table-cell table:formula="of:=([.F217]-[.C217])/0.0166667" office:value-type="float" office:value="84.5698308603384" calcext:value-type="float">
            <text:p>84.5698308603384</text:p>
          </table:table-cell>
          <table:table-cell table:formula="of:=DEGREES(ATAN(ABS([.F217]-[.C217])/ABS([.E217]-[.B217])))" office:value-type="float" office:value="7.35879234554831" calcext:value-type="float">
            <text:p>7.35879234554831</text:p>
          </table:table-cell>
          <table:table-cell table:formula="of:=SQRT(POWER([.H217];2)+POWER([.I217];2)+POWER([.J217];2))" office:value-type="float" office:value="661.841513325881" calcext:value-type="float">
            <text:p>661.841513325881</text:p>
          </table:table-cell>
        </table:table-row>
        <table:table-row table:style-name="ro1">
          <table:table-cell office:value-type="float" office:value="71.1127" calcext:value-type="float">
            <text:p>71.1127</text:p>
          </table:table-cell>
          <table:table-cell office:value-type="float" office:value="284.637" calcext:value-type="float">
            <text:p>284.637</text:p>
          </table:table-cell>
          <table:table-cell office:value-type="float" office:value="45.8032" calcext:value-type="float">
            <text:p>45.8032</text:p>
          </table:table-cell>
          <table:table-cell office:value-type="float" office:value="70.3903" calcext:value-type="float">
            <text:p>70.3903</text:p>
          </table:table-cell>
          <table:table-cell office:value-type="float" office:value="272.693" calcext:value-type="float">
            <text:p>272.693</text:p>
          </table:table-cell>
          <table:table-cell office:value-type="float" office:value="47.1265" calcext:value-type="float">
            <text:p>47.1265</text:p>
          </table:table-cell>
          <table:table-cell/>
          <table:table-cell table:formula="of:=([.D218]-[.A218])/0.0166667" office:value-type="float" office:value="-43.3439133121738" calcext:value-type="float">
            <text:p>-43.3439133121738</text:p>
          </table:table-cell>
          <table:table-cell table:formula="of:=ABS([.E218]-[.B218])/0.0166667" office:value-type="float" office:value="716.638566722868" calcext:value-type="float">
            <text:p>716.638566722868</text:p>
          </table:table-cell>
          <table:table-cell table:formula="of:=([.F218]-[.C218])/0.0166667" office:value-type="float" office:value="79.3978412043178" calcext:value-type="float">
            <text:p>79.3978412043178</text:p>
          </table:table-cell>
          <table:table-cell table:formula="of:=DEGREES(ATAN(ABS([.F218]-[.C218])/ABS([.E218]-[.B218])))" office:value-type="float" office:value="6.32213203433104" calcext:value-type="float">
            <text:p>6.32213203433104</text:p>
          </table:table-cell>
          <table:table-cell table:formula="of:=SQRT(POWER([.H218];2)+POWER([.I218];2)+POWER([.J218];2))" office:value-type="float" office:value="722.325098085153" calcext:value-type="float">
            <text:p>722.325098085153</text:p>
          </table:table-cell>
        </table:table-row>
        <table:table-row table:style-name="ro1">
          <table:table-cell office:value-type="float" office:value="72.1308" calcext:value-type="float">
            <text:p>72.1308</text:p>
          </table:table-cell>
          <table:table-cell office:value-type="float" office:value="291.704" calcext:value-type="float">
            <text:p>291.704</text:p>
          </table:table-cell>
          <table:table-cell office:value-type="float" office:value="44.4685" calcext:value-type="float">
            <text:p>44.4685</text:p>
          </table:table-cell>
          <table:table-cell office:value-type="float" office:value="71.3682" calcext:value-type="float">
            <text:p>71.3682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45.6876" calcext:value-type="float">
            <text:p>45.6876</text:p>
          </table:table-cell>
          <table:table-cell/>
          <table:table-cell table:formula="of:=([.D219]-[.A219])/0.0166667" office:value-type="float" office:value="-45.7559084881825" calcext:value-type="float">
            <text:p>-45.7559084881825</text:p>
          </table:table-cell>
          <table:table-cell table:formula="of:=ABS([.E219]-[.B219])/0.0166667" office:value-type="float" office:value="577.858844282313" calcext:value-type="float">
            <text:p>577.858844282313</text:p>
          </table:table-cell>
          <table:table-cell table:formula="of:=([.F219]-[.C219])/0.0166667" office:value-type="float" office:value="73.1458537082929" calcext:value-type="float">
            <text:p>73.1458537082929</text:p>
          </table:table-cell>
          <table:table-cell table:formula="of:=DEGREES(ATAN(ABS([.F219]-[.C219])/ABS([.E219]-[.B219])))" office:value-type="float" office:value="7.21418050997482" calcext:value-type="float">
            <text:p>7.21418050997482</text:p>
          </table:table-cell>
          <table:table-cell table:formula="of:=SQRT(POWER([.H219];2)+POWER([.I219];2)+POWER([.J219];2))" office:value-type="float" office:value="584.264292073018" calcext:value-type="float">
            <text:p>584.264292073018</text:p>
          </table:table-cell>
        </table:table-row>
        <table:table-row table:style-name="ro1">
          <table:table-cell office:value-type="float" office:value="72.129" calcext:value-type="float">
            <text:p>72.129</text:p>
          </table:table-cell>
          <table:table-cell office:value-type="float" office:value="287.598" calcext:value-type="float">
            <text:p>287.598</text:p>
          </table:table-cell>
          <table:table-cell office:value-type="float" office:value="44.8385" calcext:value-type="float">
            <text:p>44.8385</text:p>
          </table:table-cell>
          <table:table-cell office:value-type="float" office:value="71.3711" calcext:value-type="float">
            <text:p>71.3711</text:p>
          </table:table-cell>
          <table:table-cell office:value-type="float" office:value="278.167" calcext:value-type="float">
            <text:p>278.167</text:p>
          </table:table-cell>
          <table:table-cell office:value-type="float" office:value="45.7858" calcext:value-type="float">
            <text:p>45.7858</text:p>
          </table:table-cell>
          <table:table-cell/>
          <table:table-cell table:formula="of:=([.D220]-[.A220])/0.0166667" office:value-type="float" office:value="-45.4739090521823" calcext:value-type="float">
            <text:p>-45.4739090521823</text:p>
          </table:table-cell>
          <table:table-cell table:formula="of:=ABS([.E220]-[.B220])/0.0166667" office:value-type="float" office:value="565.858868282266" calcext:value-type="float">
            <text:p>565.858868282266</text:p>
          </table:table-cell>
          <table:table-cell table:formula="of:=([.F220]-[.C220])/0.0166667" office:value-type="float" office:value="56.8378863242273" calcext:value-type="float">
            <text:p>56.8378863242273</text:p>
          </table:table-cell>
          <table:table-cell table:formula="of:=DEGREES(ATAN(ABS([.F220]-[.C220])/ABS([.E220]-[.B220])))" office:value-type="float" office:value="5.73585548047607" calcext:value-type="float">
            <text:p>5.73585548047607</text:p>
          </table:table-cell>
          <table:table-cell table:formula="of:=SQRT(POWER([.H220];2)+POWER([.I220];2)+POWER([.J220];2))" office:value-type="float" office:value="570.521411114411" calcext:value-type="float">
            <text:p>570.521411114411</text:p>
          </table:table-cell>
        </table:table-row>
        <table:table-row table:style-name="ro1">
          <table:table-cell office:value-type="float" office:value="72.129" calcext:value-type="float">
            <text:p>72.129</text:p>
          </table:table-cell>
          <table:table-cell office:value-type="float" office:value="287.598" calcext:value-type="float">
            <text:p>287.598</text:p>
          </table:table-cell>
          <table:table-cell office:value-type="float" office:value="44.8385" calcext:value-type="float">
            <text:p>44.8385</text:p>
          </table:table-cell>
          <table:table-cell office:value-type="float" office:value="71.3711" calcext:value-type="float">
            <text:p>71.3711</text:p>
          </table:table-cell>
          <table:table-cell office:value-type="float" office:value="278.167" calcext:value-type="float">
            <text:p>278.167</text:p>
          </table:table-cell>
          <table:table-cell office:value-type="float" office:value="45.7858" calcext:value-type="float">
            <text:p>45.7858</text:p>
          </table:table-cell>
          <table:table-cell/>
          <table:table-cell table:formula="of:=([.D221]-[.A221])/0.0166667" office:value-type="float" office:value="-45.4739090521823" calcext:value-type="float">
            <text:p>-45.4739090521823</text:p>
          </table:table-cell>
          <table:table-cell table:formula="of:=ABS([.E221]-[.B221])/0.0166667" office:value-type="float" office:value="565.858868282266" calcext:value-type="float">
            <text:p>565.858868282266</text:p>
          </table:table-cell>
          <table:table-cell table:formula="of:=([.F221]-[.C221])/0.0166667" office:value-type="float" office:value="56.8378863242273" calcext:value-type="float">
            <text:p>56.8378863242273</text:p>
          </table:table-cell>
          <table:table-cell table:formula="of:=DEGREES(ATAN(ABS([.F221]-[.C221])/ABS([.E221]-[.B221])))" office:value-type="float" office:value="5.73585548047607" calcext:value-type="float">
            <text:p>5.73585548047607</text:p>
          </table:table-cell>
          <table:table-cell table:formula="of:=SQRT(POWER([.H221];2)+POWER([.I221];2)+POWER([.J221];2))" office:value-type="float" office:value="570.521411114411" calcext:value-type="float">
            <text:p>570.521411114411</text:p>
          </table:table-cell>
        </table:table-row>
        <table:table-row table:style-name="ro1">
          <table:table-cell office:value-type="float" office:value="71.3628" calcext:value-type="float">
            <text:p>71.3628</text:p>
          </table:table-cell>
          <table:table-cell office:value-type="float" office:value="282.226" calcext:value-type="float">
            <text:p>282.226</text:p>
          </table:table-cell>
          <table:table-cell office:value-type="float" office:value="44.9117" calcext:value-type="float">
            <text:p>44.9117</text:p>
          </table:table-cell>
          <table:table-cell office:value-type="float" office:value="70.6326" calcext:value-type="float">
            <text:p>70.6326</text:p>
          </table:table-cell>
          <table:table-cell office:value-type="float" office:value="271.685" calcext:value-type="float">
            <text:p>271.685</text:p>
          </table:table-cell>
          <table:table-cell office:value-type="float" office:value="46.0519" calcext:value-type="float">
            <text:p>46.0519</text:p>
          </table:table-cell>
          <table:table-cell/>
          <table:table-cell table:formula="of:=([.D222]-[.A222])/0.0166667" office:value-type="float" office:value="-43.811912376175" calcext:value-type="float">
            <text:p>-43.811912376175</text:p>
          </table:table-cell>
          <table:table-cell table:formula="of:=ABS([.E222]-[.B222])/0.0166667" office:value-type="float" office:value="632.45873508253" calcext:value-type="float">
            <text:p>632.45873508253</text:p>
          </table:table-cell>
          <table:table-cell table:formula="of:=([.F222]-[.C222])/0.0166667" office:value-type="float" office:value="68.4118631762737" calcext:value-type="float">
            <text:p>68.4118631762737</text:p>
          </table:table-cell>
          <table:table-cell table:formula="of:=DEGREES(ATAN(ABS([.F222]-[.C222])/ABS([.E222]-[.B222])))" office:value-type="float" office:value="6.17357295785675" calcext:value-type="float">
            <text:p>6.17357295785675</text:p>
          </table:table-cell>
          <table:table-cell table:formula="of:=SQRT(POWER([.H222];2)+POWER([.I222];2)+POWER([.J222];2))" office:value-type="float" office:value="637.654858266994" calcext:value-type="float">
            <text:p>637.654858266994</text:p>
          </table:table-cell>
        </table:table-row>
        <table:table-row table:style-name="ro1">
          <table:table-cell office:value-type="float" office:value="72.1291" calcext:value-type="float">
            <text:p>72.1291</text:p>
          </table:table-cell>
          <table:table-cell office:value-type="float" office:value="288.984" calcext:value-type="float">
            <text:p>288.984</text:p>
          </table:table-cell>
          <table:table-cell office:value-type="float" office:value="44.6272" calcext:value-type="float">
            <text:p>44.6272</text:p>
          </table:table-cell>
          <table:table-cell office:value-type="float" office:value="71.6208" calcext:value-type="float">
            <text:p>71.6208</text:p>
          </table:table-cell>
          <table:table-cell office:value-type="float" office:value="278.249" calcext:value-type="float">
            <text:p>278.249</text:p>
          </table:table-cell>
          <table:table-cell office:value-type="float" office:value="45.5221" calcext:value-type="float">
            <text:p>45.5221</text:p>
          </table:table-cell>
          <table:table-cell/>
          <table:table-cell table:formula="of:=([.D223]-[.A223])/0.0166667" office:value-type="float" office:value="-30.4979390041215" calcext:value-type="float">
            <text:p>-30.4979390041215</text:p>
          </table:table-cell>
          <table:table-cell table:formula="of:=ABS([.E223]-[.B223])/0.0166667" office:value-type="float" office:value="644.098711802574" calcext:value-type="float">
            <text:p>644.098711802574</text:p>
          </table:table-cell>
          <table:table-cell table:formula="of:=([.F223]-[.C223])/0.0166667" office:value-type="float" office:value="53.6938926122148" calcext:value-type="float">
            <text:p>53.6938926122148</text:p>
          </table:table-cell>
          <table:table-cell table:formula="of:=DEGREES(ATAN(ABS([.F223]-[.C223])/ABS([.E223]-[.B223])))" office:value-type="float" office:value="4.76532017147195" calcext:value-type="float">
            <text:p>4.76532017147195</text:p>
          </table:table-cell>
          <table:table-cell table:formula="of:=SQRT(POWER([.H223];2)+POWER([.I223];2)+POWER([.J223];2))" office:value-type="float" office:value="647.052014086261" calcext:value-type="float">
            <text:p>647.052014086261</text:p>
          </table:table-cell>
        </table:table-row>
        <table:table-row table:style-name="ro1">
          <table:table-cell office:value-type="float" office:value="71.8688" calcext:value-type="float">
            <text:p>71.8688</text:p>
          </table:table-cell>
          <table:table-cell office:value-type="float" office:value="285" calcext:value-type="float">
            <text:p>285</text:p>
          </table:table-cell>
          <table:table-cell office:value-type="float" office:value="44.4796" calcext:value-type="float">
            <text:p>44.4796</text:p>
          </table:table-cell>
          <table:table-cell office:value-type="float" office:value="71.3764" calcext:value-type="float">
            <text:p>71.3764</text:p>
          </table:table-cell>
          <table:table-cell office:value-type="float" office:value="271.779" calcext:value-type="float">
            <text:p>271.779</text:p>
          </table:table-cell>
          <table:table-cell office:value-type="float" office:value="46.0304" calcext:value-type="float">
            <text:p>46.0304</text:p>
          </table:table-cell>
          <table:table-cell/>
          <table:table-cell table:formula="of:=([.D224]-[.A224])/0.0166667" office:value-type="float" office:value="-29.5439409121175" calcext:value-type="float">
            <text:p>-29.5439409121175</text:p>
          </table:table-cell>
          <table:table-cell table:formula="of:=ABS([.E224]-[.B224])/0.0166667" office:value-type="float" office:value="793.258413483173" calcext:value-type="float">
            <text:p>793.258413483173</text:p>
          </table:table-cell>
          <table:table-cell table:formula="of:=([.F224]-[.C224])/0.0166667" office:value-type="float" office:value="93.0478139043723" calcext:value-type="float">
            <text:p>93.0478139043723</text:p>
          </table:table-cell>
          <table:table-cell table:formula="of:=DEGREES(ATAN(ABS([.F224]-[.C224])/ABS([.E224]-[.B224])))" office:value-type="float" office:value="6.69012287579843" calcext:value-type="float">
            <text:p>6.69012287579843</text:p>
          </table:table-cell>
          <table:table-cell table:formula="of:=SQRT(POWER([.H224];2)+POWER([.I224];2)+POWER([.J224];2))" office:value-type="float" office:value="799.24317368298" calcext:value-type="float">
            <text:p>799.24317368298</text:p>
          </table:table-cell>
        </table:table-row>
        <table:table-row table:style-name="ro1">
          <table:table-cell office:value-type="float" office:value="72.1258" calcext:value-type="float">
            <text:p>72.1258</text:p>
          </table:table-cell>
          <table:table-cell office:value-type="float" office:value="287.706" calcext:value-type="float">
            <text:p>287.706</text:p>
          </table:table-cell>
          <table:table-cell office:value-type="float" office:value="44.3142" calcext:value-type="float">
            <text:p>44.3142</text:p>
          </table:table-cell>
          <table:table-cell office:value-type="float" office:value="71.3715" calcext:value-type="float">
            <text:p>71.3715</text:p>
          </table:table-cell>
          <table:table-cell office:value-type="float" office:value="276.897" calcext:value-type="float">
            <text:p>276.897</text:p>
          </table:table-cell>
          <table:table-cell office:value-type="float" office:value="45.7327" calcext:value-type="float">
            <text:p>45.7327</text:p>
          </table:table-cell>
          <table:table-cell/>
          <table:table-cell table:formula="of:=([.D225]-[.A225])/0.0166667" office:value-type="float" office:value="-45.2579094841811" calcext:value-type="float">
            <text:p>-45.2579094841811</text:p>
          </table:table-cell>
          <table:table-cell table:formula="of:=ABS([.E225]-[.B225])/0.0166667" office:value-type="float" office:value="648.538702922596" calcext:value-type="float">
            <text:p>648.538702922596</text:p>
          </table:table-cell>
          <table:table-cell table:formula="of:=([.F225]-[.C225])/0.0166667" office:value-type="float" office:value="85.1098297803405" calcext:value-type="float">
            <text:p>85.1098297803405</text:p>
          </table:table-cell>
          <table:table-cell table:formula="of:=DEGREES(ATAN(ABS([.F225]-[.C225])/ABS([.E225]-[.B225])))" office:value-type="float" office:value="7.47638581445541" calcext:value-type="float">
            <text:p>7.47638581445541</text:p>
          </table:table-cell>
          <table:table-cell table:formula="of:=SQRT(POWER([.H225];2)+POWER([.I225];2)+POWER([.J225];2))" office:value-type="float" office:value="655.663336388912" calcext:value-type="float">
            <text:p>655.663336388912</text:p>
          </table:table-cell>
        </table:table-row>
        <table:table-row table:style-name="ro1">
          <table:table-cell office:value-type="float" office:value="72.1289" calcext:value-type="float">
            <text:p>72.1289</text:p>
          </table:table-cell>
          <table:table-cell office:value-type="float" office:value="286.225" calcext:value-type="float">
            <text:p>286.225</text:p>
          </table:table-cell>
          <table:table-cell office:value-type="float" office:value="45.0478" calcext:value-type="float">
            <text:p>45.0478</text:p>
          </table:table-cell>
          <table:table-cell office:value-type="float" office:value="71.3754" calcext:value-type="float">
            <text:p>71.3754</text:p>
          </table:table-cell>
          <table:table-cell office:value-type="float" office:value="275.53" calcext:value-type="float">
            <text:p>275.53</text:p>
          </table:table-cell>
          <table:table-cell office:value-type="float" office:value="46.1905" calcext:value-type="float">
            <text:p>46.1905</text:p>
          </table:table-cell>
          <table:table-cell/>
          <table:table-cell table:formula="of:=([.D226]-[.A226])/0.0166667" office:value-type="float" office:value="-45.209909580181" calcext:value-type="float">
            <text:p>-45.209909580181</text:p>
          </table:table-cell>
          <table:table-cell table:formula="of:=ABS([.E226]-[.B226])/0.0166667" office:value-type="float" office:value="641.69871660257" calcext:value-type="float">
            <text:p>641.69871660257</text:p>
          </table:table-cell>
          <table:table-cell table:formula="of:=([.F226]-[.C226])/0.0166667" office:value-type="float" office:value="68.5618628762741" calcext:value-type="float">
            <text:p>68.5618628762741</text:p>
          </table:table-cell>
          <table:table-cell table:formula="of:=DEGREES(ATAN(ABS([.F226]-[.C226])/ABS([.E226]-[.B226])))" office:value-type="float" office:value="6.09859222992147" calcext:value-type="float">
            <text:p>6.09859222992147</text:p>
          </table:table-cell>
          <table:table-cell table:formula="of:=SQRT(POWER([.H226];2)+POWER([.I226];2)+POWER([.J226];2))" office:value-type="float" office:value="646.932691904419" calcext:value-type="float">
            <text:p>646.932691904419</text:p>
          </table:table-cell>
        </table:table-row>
        <table:table-row table:style-name="ro1">
          <table:table-cell office:value-type="float" office:value="71.873" calcext:value-type="float">
            <text:p>71.873</text:p>
          </table:table-cell>
          <table:table-cell office:value-type="float" office:value="293.028" calcext:value-type="float">
            <text:p>293.028</text:p>
          </table:table-cell>
          <table:table-cell office:value-type="float" office:value="44.5264" calcext:value-type="float">
            <text:p>44.5264</text:p>
          </table:table-cell>
          <table:table-cell office:value-type="float" office:value="71.1177" calcext:value-type="float">
            <text:p>71.1177</text:p>
          </table:table-cell>
          <table:table-cell office:value-type="float" office:value="280.696" calcext:value-type="float">
            <text:p>280.696</text:p>
          </table:table-cell>
          <table:table-cell office:value-type="float" office:value="45.8999" calcext:value-type="float">
            <text:p>45.8999</text:p>
          </table:table-cell>
          <table:table-cell/>
          <table:table-cell table:formula="of:=([.D227]-[.A227])/0.0166667" office:value-type="float" office:value="-45.3179093641816" calcext:value-type="float">
            <text:p>-45.3179093641816</text:p>
          </table:table-cell>
          <table:table-cell table:formula="of:=ABS([.E227]-[.B227])/0.0166667" office:value-type="float" office:value="739.918520162959" calcext:value-type="float">
            <text:p>739.918520162959</text:p>
          </table:table-cell>
          <table:table-cell table:formula="of:=([.F227]-[.C227])/0.0166667" office:value-type="float" office:value="82.4098351803296" calcext:value-type="float">
            <text:p>82.4098351803296</text:p>
          </table:table-cell>
          <table:table-cell table:formula="of:=DEGREES(ATAN(ABS([.F227]-[.C227])/ABS([.E227]-[.B227])))" office:value-type="float" office:value="6.3552344914838" calcext:value-type="float">
            <text:p>6.3552344914838</text:p>
          </table:table-cell>
          <table:table-cell table:formula="of:=SQRT(POWER([.H227];2)+POWER([.I227];2)+POWER([.J227];2))" office:value-type="float" office:value="745.871644670672" calcext:value-type="float">
            <text:p>745.871644670672</text:p>
          </table:table-cell>
        </table:table-row>
        <table:table-row table:style-name="ro1">
          <table:table-cell office:value-type="float" office:value="72.131" calcext:value-type="float">
            <text:p>72.131</text:p>
          </table:table-cell>
          <table:table-cell office:value-type="float" office:value="294.52" calcext:value-type="float">
            <text:p>294.52</text:p>
          </table:table-cell>
          <table:table-cell office:value-type="float" office:value="44.0409" calcext:value-type="float">
            <text:p>44.0409</text:p>
          </table:table-cell>
          <table:table-cell office:value-type="float" office:value="71.3638" calcext:value-type="float">
            <text:p>71.3638</text:p>
          </table:table-cell>
          <table:table-cell office:value-type="float" office:value="284.771" calcext:value-type="float">
            <text:p>284.771</text:p>
          </table:table-cell>
          <table:table-cell office:value-type="float" office:value="45.2765" calcext:value-type="float">
            <text:p>45.2765</text:p>
          </table:table-cell>
          <table:table-cell/>
          <table:table-cell table:formula="of:=([.D228]-[.A228])/0.0166667" office:value-type="float" office:value="-46.0319079361843" calcext:value-type="float">
            <text:p>-46.0319079361843</text:p>
          </table:table-cell>
          <table:table-cell table:formula="of:=ABS([.E228]-[.B228])/0.0166667" office:value-type="float" office:value="584.938830122338" calcext:value-type="float">
            <text:p>584.938830122338</text:p>
          </table:table-cell>
          <table:table-cell table:formula="of:=([.F228]-[.C228])/0.0166667" office:value-type="float" office:value="74.1358517282964" calcext:value-type="float">
            <text:p>74.1358517282964</text:p>
          </table:table-cell>
          <table:table-cell table:formula="of:=DEGREES(ATAN(ABS([.F228]-[.C228])/ABS([.E228]-[.B228])))" office:value-type="float" office:value="7.22322403458228" calcext:value-type="float">
            <text:p>7.22322403458228</text:p>
          </table:table-cell>
          <table:table-cell table:formula="of:=SQRT(POWER([.H228];2)+POWER([.I228];2)+POWER([.J228];2))" office:value-type="float" office:value="591.412289392615" calcext:value-type="float">
            <text:p>591.412289392615</text:p>
          </table:table-cell>
        </table:table-row>
        <table:table-row table:style-name="ro1">
          <table:table-cell office:value-type="float" office:value="72.3883" calcext:value-type="float">
            <text:p>72.3883</text:p>
          </table:table-cell>
          <table:table-cell office:value-type="float" office:value="294.661" calcext:value-type="float">
            <text:p>294.661</text:p>
          </table:table-cell>
          <table:table-cell office:value-type="float" office:value="43.5019" calcext:value-type="float">
            <text:p>43.5019</text:p>
          </table:table-cell>
          <table:table-cell office:value-type="float" office:value="71.8686" calcext:value-type="float">
            <text:p>71.8686</text:p>
          </table:table-cell>
          <table:table-cell office:value-type="float" office:value="282.332" calcext:value-type="float">
            <text:p>282.332</text:p>
          </table:table-cell>
          <table:table-cell office:value-type="float" office:value="44.6394" calcext:value-type="float">
            <text:p>44.6394</text:p>
          </table:table-cell>
          <table:table-cell/>
          <table:table-cell table:formula="of:=([.D229]-[.A229])/0.0166667" office:value-type="float" office:value="-31.1819376361247" calcext:value-type="float">
            <text:p>-31.1819376361247</text:p>
          </table:table-cell>
          <table:table-cell table:formula="of:=ABS([.E229]-[.B229])/0.0166667" office:value-type="float" office:value="739.738520522959" calcext:value-type="float">
            <text:p>739.738520522959</text:p>
          </table:table-cell>
          <table:table-cell table:formula="of:=([.F229]-[.C229])/0.0166667" office:value-type="float" office:value="68.2498635002732" calcext:value-type="float">
            <text:p>68.2498635002732</text:p>
          </table:table-cell>
          <table:table-cell table:formula="of:=DEGREES(ATAN(ABS([.F229]-[.C229])/ABS([.E229]-[.B229])))" office:value-type="float" office:value="5.27130839229962" calcext:value-type="float">
            <text:p>5.27130839229962</text:p>
          </table:table-cell>
          <table:table-cell table:formula="of:=SQRT(POWER([.H229];2)+POWER([.I229];2)+POWER([.J229];2))" office:value-type="float" office:value="743.534421427849" calcext:value-type="float">
            <text:p>743.534421427849</text:p>
          </table:table-cell>
        </table:table-row>
        <table:table-row table:style-name="ro1">
          <table:table-cell office:value-type="float" office:value="72.9172" calcext:value-type="float">
            <text:p>72.9172</text:p>
          </table:table-cell>
          <table:table-cell office:value-type="float" office:value="297.441" calcext:value-type="float">
            <text:p>297.441</text:p>
          </table:table-cell>
          <table:table-cell office:value-type="float" office:value="43.59" calcext:value-type="float">
            <text:p>43.59</text:p>
          </table:table-cell>
          <table:table-cell office:value-type="float" office:value="71.8708" calcext:value-type="float">
            <text:p>71.8708</text:p>
          </table:table-cell>
          <table:table-cell office:value-type="float" office:value="287.622" calcext:value-type="float">
            <text:p>287.622</text:p>
          </table:table-cell>
          <table:table-cell office:value-type="float" office:value="44.5834" calcext:value-type="float">
            <text:p>44.5834</text:p>
          </table:table-cell>
          <table:table-cell/>
          <table:table-cell table:formula="of:=([.D230]-[.A230])/0.0166667" office:value-type="float" office:value="-62.7838744322506" calcext:value-type="float">
            <text:p>-62.7838744322506</text:p>
          </table:table-cell>
          <table:table-cell table:formula="of:=ABS([.E230]-[.B230])/0.0166667" office:value-type="float" office:value="589.138821722354" calcext:value-type="float">
            <text:p>589.138821722354</text:p>
          </table:table-cell>
          <table:table-cell table:formula="of:=([.F230]-[.C230])/0.0166667" office:value-type="float" office:value="59.6038807922381" calcext:value-type="float">
            <text:p>59.6038807922381</text:p>
          </table:table-cell>
          <table:table-cell table:formula="of:=DEGREES(ATAN(ABS([.F230]-[.C230])/ABS([.E230]-[.B230])))" office:value-type="float" office:value="5.77702574306995" calcext:value-type="float">
            <text:p>5.77702574306995</text:p>
          </table:table-cell>
          <table:table-cell table:formula="of:=SQRT(POWER([.H230];2)+POWER([.I230];2)+POWER([.J230];2))" office:value-type="float" office:value="595.465354789532" calcext:value-type="float">
            <text:p>595.465354789532</text:p>
          </table:table-cell>
        </table:table-row>
        <table:table-row table:style-name="ro1">
          <table:table-cell office:value-type="float" office:value="71.6153" calcext:value-type="float">
            <text:p>71.6153</text:p>
          </table:table-cell>
          <table:table-cell office:value-type="float" office:value="284.916" calcext:value-type="float">
            <text:p>284.916</text:p>
          </table:table-cell>
          <table:table-cell office:value-type="float" office:value="44.7473" calcext:value-type="float">
            <text:p>44.7473</text:p>
          </table:table-cell>
          <table:table-cell office:value-type="float" office:value="71.1238" calcext:value-type="float">
            <text:p>71.1238</text:p>
          </table:table-cell>
          <table:table-cell office:value-type="float" office:value="273.093" calcext:value-type="float">
            <text:p>273.093</text:p>
          </table:table-cell>
          <table:table-cell office:value-type="float" office:value="45.5825" calcext:value-type="float">
            <text:p>45.5825</text:p>
          </table:table-cell>
          <table:table-cell/>
          <table:table-cell table:formula="of:=([.D231]-[.A231])/0.0166667" office:value-type="float" office:value="-29.4899410201181" calcext:value-type="float">
            <text:p>-29.4899410201181</text:p>
          </table:table-cell>
          <table:table-cell table:formula="of:=ABS([.E231]-[.B231])/0.0166667" office:value-type="float" office:value="709.378581242836" calcext:value-type="float">
            <text:p>709.378581242836</text:p>
          </table:table-cell>
          <table:table-cell table:formula="of:=([.F231]-[.C231])/0.0166667" office:value-type="float" office:value="50.1118997762005" calcext:value-type="float">
            <text:p>50.1118997762005</text:p>
          </table:table-cell>
          <table:table-cell table:formula="of:=DEGREES(ATAN(ABS([.F231]-[.C231])/ABS([.E231]-[.B231])))" office:value-type="float" office:value="4.04077406219998" calcext:value-type="float">
            <text:p>4.04077406219998</text:p>
          </table:table-cell>
          <table:table-cell table:formula="of:=SQRT(POWER([.H231];2)+POWER([.I231];2)+POWER([.J231];2))" office:value-type="float" office:value="711.757564516633" calcext:value-type="float">
            <text:p>711.757564516633</text:p>
          </table:table-cell>
        </table:table-row>
        <table:table-row table:style-name="ro1">
          <table:table-cell office:value-type="float" office:value="72.6485" calcext:value-type="float">
            <text:p>72.6485</text:p>
          </table:table-cell>
          <table:table-cell office:value-type="float" office:value="291.755" calcext:value-type="float">
            <text:p>291.755</text:p>
          </table:table-cell>
          <table:table-cell office:value-type="float" office:value="44.456" calcext:value-type="float">
            <text:p>44.456</text:p>
          </table:table-cell>
          <table:table-cell office:value-type="float" office:value="71.6202" calcext:value-type="float">
            <text:p>71.6202</text:p>
          </table:table-cell>
          <table:table-cell office:value-type="float" office:value="283.447" calcext:value-type="float">
            <text:p>283.447</text:p>
          </table:table-cell>
          <table:table-cell office:value-type="float" office:value="45.4759" calcext:value-type="float">
            <text:p>45.4759</text:p>
          </table:table-cell>
          <table:table-cell/>
          <table:table-cell table:formula="of:=([.D232]-[.A232])/0.0166667" office:value-type="float" office:value="-61.6978766042469" calcext:value-type="float">
            <text:p>-61.6978766042469</text:p>
          </table:table-cell>
          <table:table-cell table:formula="of:=ABS([.E232]-[.B232])/0.0166667" office:value-type="float" office:value="498.479003041994" calcext:value-type="float">
            <text:p>498.479003041994</text:p>
          </table:table-cell>
          <table:table-cell table:formula="of:=([.F232]-[.C232])/0.0166667" office:value-type="float" office:value="61.1938776122448" calcext:value-type="float">
            <text:p>61.1938776122448</text:p>
          </table:table-cell>
          <table:table-cell table:formula="of:=DEGREES(ATAN(ABS([.F232]-[.C232])/ABS([.E232]-[.B232])))" office:value-type="float" office:value="6.99868105745137" calcext:value-type="float">
            <text:p>6.99868105745137</text:p>
          </table:table-cell>
          <table:table-cell table:formula="of:=SQRT(POWER([.H232];2)+POWER([.I232];2)+POWER([.J232];2))" office:value-type="float" office:value="505.996674997411" calcext:value-type="float">
            <text:p>505.996674997411</text:p>
          </table:table-cell>
        </table:table-row>
        <table:table-row table:style-name="ro1">
          <table:table-cell office:value-type="float" office:value="72.1291" calcext:value-type="float">
            <text:p>72.1291</text:p>
          </table:table-cell>
          <table:table-cell office:value-type="float" office:value="288.984" calcext:value-type="float">
            <text:p>288.984</text:p>
          </table:table-cell>
          <table:table-cell office:value-type="float" office:value="44.6272" calcext:value-type="float">
            <text:p>44.6272</text:p>
          </table:table-cell>
          <table:table-cell office:value-type="float" office:value="71.3711" calcext:value-type="float">
            <text:p>71.3711</text:p>
          </table:table-cell>
          <table:table-cell office:value-type="float" office:value="278.167" calcext:value-type="float">
            <text:p>278.167</text:p>
          </table:table-cell>
          <table:table-cell office:value-type="float" office:value="45.7858" calcext:value-type="float">
            <text:p>45.7858</text:p>
          </table:table-cell>
          <table:table-cell/>
          <table:table-cell table:formula="of:=([.D233]-[.A233])/0.0166667" office:value-type="float" office:value="-45.4799090401817" calcext:value-type="float">
            <text:p>-45.4799090401817</text:p>
          </table:table-cell>
          <table:table-cell table:formula="of:=ABS([.E233]-[.B233])/0.0166667" office:value-type="float" office:value="649.018701962597" calcext:value-type="float">
            <text:p>649.018701962597</text:p>
          </table:table-cell>
          <table:table-cell table:formula="of:=([.F233]-[.C233])/0.0166667" office:value-type="float" office:value="69.5158609682781" calcext:value-type="float">
            <text:p>69.5158609682781</text:p>
          </table:table-cell>
          <table:table-cell table:formula="of:=DEGREES(ATAN(ABS([.F233]-[.C233])/ABS([.E233]-[.B233])))" office:value-type="float" office:value="6.11359590016163" calcext:value-type="float">
            <text:p>6.11359590016163</text:p>
          </table:table-cell>
          <table:table-cell table:formula="of:=SQRT(POWER([.H233];2)+POWER([.I233];2)+POWER([.J233];2))" office:value-type="float" office:value="654.313497147719" calcext:value-type="float">
            <text:p>654.313497147719</text:p>
          </table:table-cell>
        </table:table-row>
        <table:table-row table:style-name="ro1">
          <table:table-cell office:value-type="float" office:value="72.6443" calcext:value-type="float">
            <text:p>72.6443</text:p>
          </table:table-cell>
          <table:table-cell office:value-type="float" office:value="291.938" calcext:value-type="float">
            <text:p>291.938</text:p>
          </table:table-cell>
          <table:table-cell office:value-type="float" office:value="43.6597" calcext:value-type="float">
            <text:p>43.6597</text:p>
          </table:table-cell>
          <table:table-cell office:value-type="float" office:value="72.1192" calcext:value-type="float">
            <text:p>72.1192</text:p>
          </table:table-cell>
          <table:table-cell office:value-type="float" office:value="278.454" calcext:value-type="float">
            <text:p>278.454</text:p>
          </table:table-cell>
          <table:table-cell office:value-type="float" office:value="44.7384" calcext:value-type="float">
            <text:p>44.7384</text:p>
          </table:table-cell>
          <table:table-cell/>
          <table:table-cell table:formula="of:=([.D234]-[.A234])/0.0166667" office:value-type="float" office:value="-31.5059369881257" calcext:value-type="float">
            <text:p>-31.5059369881257</text:p>
          </table:table-cell>
          <table:table-cell table:formula="of:=ABS([.E234]-[.B234])/0.0166667" office:value-type="float" office:value="809.038381923235" calcext:value-type="float">
            <text:p>809.038381923235</text:p>
          </table:table-cell>
          <table:table-cell table:formula="of:=([.F234]-[.C234])/0.0166667" office:value-type="float" office:value="64.7218705562588" calcext:value-type="float">
            <text:p>64.7218705562588</text:p>
          </table:table-cell>
          <table:table-cell table:formula="of:=DEGREES(ATAN(ABS([.F234]-[.C234])/ABS([.E234]-[.B234])))" office:value-type="float" office:value="4.57383681696828" calcext:value-type="float">
            <text:p>4.57383681696828</text:p>
          </table:table-cell>
          <table:table-cell table:formula="of:=SQRT(POWER([.H234];2)+POWER([.I234];2)+POWER([.J234];2))" office:value-type="float" office:value="812.234355354886" calcext:value-type="float">
            <text:p>812.234355354886</text:p>
          </table:table-cell>
        </table:table-row>
        <table:table-row table:style-name="ro1">
          <table:table-cell office:value-type="float" office:value="72.6516" calcext:value-type="float">
            <text:p>72.6516</text:p>
          </table:table-cell>
          <table:table-cell office:value-type="float" office:value="293.104" calcext:value-type="float">
            <text:p>293.104</text:p>
          </table:table-cell>
          <table:table-cell office:value-type="float" office:value="44.5077" calcext:value-type="float">
            <text:p>44.5077</text:p>
          </table:table-cell>
          <table:table-cell office:value-type="float" office:value="72.1303" calcext:value-type="float">
            <text:p>72.1303</text:p>
          </table:table-cell>
          <table:table-cell office:value-type="float" office:value="282.092" calcext:value-type="float">
            <text:p>282.092</text:p>
          </table:table-cell>
          <table:table-cell office:value-type="float" office:value="45.9283" calcext:value-type="float">
            <text:p>45.9283</text:p>
          </table:table-cell>
          <table:table-cell/>
          <table:table-cell table:formula="of:=([.D235]-[.A235])/0.0166667" office:value-type="float" office:value="-31.2779374441249" calcext:value-type="float">
            <text:p>-31.2779374441249</text:p>
          </table:table-cell>
          <table:table-cell table:formula="of:=ABS([.E235]-[.B235])/0.0166667" office:value-type="float" office:value="660.718678562643" calcext:value-type="float">
            <text:p>660.718678562643</text:p>
          </table:table-cell>
          <table:table-cell table:formula="of:=([.F235]-[.C235])/0.0166667" office:value-type="float" office:value="85.235829528341" calcext:value-type="float">
            <text:p>85.235829528341</text:p>
          </table:table-cell>
          <table:table-cell table:formula="of:=DEGREES(ATAN(ABS([.F235]-[.C235])/ABS([.E235]-[.B235])))" office:value-type="float" office:value="7.3508274984917" calcext:value-type="float">
            <text:p>7.3508274984917</text:p>
          </table:table-cell>
          <table:table-cell table:formula="of:=SQRT(POWER([.H235];2)+POWER([.I235];2)+POWER([.J235];2))" office:value-type="float" office:value="666.927753364417" calcext:value-type="float">
            <text:p>666.927753364417</text:p>
          </table:table-cell>
        </table:table-row>
        <table:table-row table:style-name="ro1">
          <table:table-cell office:value-type="float" office:value="72.129" calcext:value-type="float">
            <text:p>72.129</text:p>
          </table:table-cell>
          <table:table-cell office:value-type="float" office:value="287.598" calcext:value-type="float">
            <text:p>287.598</text:p>
          </table:table-cell>
          <table:table-cell office:value-type="float" office:value="44.8385" calcext:value-type="float">
            <text:p>44.8385</text:p>
          </table:table-cell>
          <table:table-cell office:value-type="float" office:value="71.3732" calcext:value-type="float">
            <text:p>71.3732</text:p>
          </table:table-cell>
          <table:table-cell office:value-type="float" office:value="276.85" calcext:value-type="float">
            <text:p>276.85</text:p>
          </table:table-cell>
          <table:table-cell office:value-type="float" office:value="45.9879" calcext:value-type="float">
            <text:p>45.9879</text:p>
          </table:table-cell>
          <table:table-cell/>
          <table:table-cell table:formula="of:=([.D236]-[.A236])/0.0166667" office:value-type="float" office:value="-45.3479093041819" calcext:value-type="float">
            <text:p>-45.3479093041819</text:p>
          </table:table-cell>
          <table:table-cell table:formula="of:=ABS([.E236]-[.B236])/0.0166667" office:value-type="float" office:value="644.878710242579" calcext:value-type="float">
            <text:p>644.878710242579</text:p>
          </table:table-cell>
          <table:table-cell table:formula="of:=([.F236]-[.C236])/0.0166667" office:value-type="float" office:value="68.9638620722759" calcext:value-type="float">
            <text:p>68.9638620722759</text:p>
          </table:table-cell>
          <table:table-cell table:formula="of:=DEGREES(ATAN(ABS([.F236]-[.C236])/ABS([.E236]-[.B236])))" office:value-type="float" office:value="6.1040591753054" calcext:value-type="float">
            <text:p>6.1040591753054</text:p>
          </table:table-cell>
          <table:table-cell table:formula="of:=SQRT(POWER([.H236];2)+POWER([.I236];2)+POWER([.J236];2))" office:value-type="float" office:value="650.139214379748" calcext:value-type="float">
            <text:p>650.139214379748</text:p>
          </table:table-cell>
        </table:table-row>
        <table:table-row table:style-name="ro1">
          <table:table-cell office:value-type="float" office:value="72.1258" calcext:value-type="float">
            <text:p>72.1258</text:p>
          </table:table-cell>
          <table:table-cell office:value-type="float" office:value="286.343" calcext:value-type="float">
            <text:p>286.343</text:p>
          </table:table-cell>
          <table:table-cell office:value-type="float" office:value="44.5235" calcext:value-type="float">
            <text:p>44.5235</text:p>
          </table:table-cell>
          <table:table-cell office:value-type="float" office:value="71.117" calcext:value-type="float">
            <text:p>71.117</text:p>
          </table:table-cell>
          <table:table-cell office:value-type="float" office:value="276.966" calcext:value-type="float">
            <text:p>276.966</text:p>
          </table:table-cell>
          <table:table-cell office:value-type="float" office:value="45.2279" calcext:value-type="float">
            <text:p>45.2279</text:p>
          </table:table-cell>
          <table:table-cell/>
          <table:table-cell table:formula="of:=([.D237]-[.A237])/0.0166667" office:value-type="float" office:value="-60.5278789442417" calcext:value-type="float">
            <text:p>-60.5278789442417</text:p>
          </table:table-cell>
          <table:table-cell table:formula="of:=ABS([.E237]-[.B237])/0.0166667" office:value-type="float" office:value="562.618874762251" calcext:value-type="float">
            <text:p>562.618874762251</text:p>
          </table:table-cell>
          <table:table-cell table:formula="of:=([.F237]-[.C237])/0.0166667" office:value-type="float" office:value="42.263915472169" calcext:value-type="float">
            <text:p>42.263915472169</text:p>
          </table:table-cell>
          <table:table-cell table:formula="of:=DEGREES(ATAN(ABS([.F237]-[.C237])/ABS([.E237]-[.B237])))" office:value-type="float" office:value="4.29598884458615" calcext:value-type="float">
            <text:p>4.29598884458615</text:p>
          </table:table-cell>
          <table:table-cell table:formula="of:=SQRT(POWER([.H237];2)+POWER([.I237];2)+POWER([.J237];2))" office:value-type="float" office:value="567.441504403114" calcext:value-type="float">
            <text:p>567.441504403114</text:p>
          </table:table-cell>
        </table:table-row>
        <table:table-row table:style-name="ro1">
          <table:table-cell office:value-type="float" office:value="72.6502" calcext:value-type="float">
            <text:p>72.6502</text:p>
          </table:table-cell>
          <table:table-cell office:value-type="float" office:value="293.164" calcext:value-type="float">
            <text:p>293.164</text:p>
          </table:table-cell>
          <table:table-cell office:value-type="float" office:value="44.242" calcext:value-type="float">
            <text:p>44.242</text:p>
          </table:table-cell>
          <table:table-cell office:value-type="float" office:value="72.1287" calcext:value-type="float">
            <text:p>72.1287</text:p>
          </table:table-cell>
          <table:table-cell office:value-type="float" office:value="282.158" calcext:value-type="float">
            <text:p>282.158</text:p>
          </table:table-cell>
          <table:table-cell office:value-type="float" office:value="45.6677" calcext:value-type="float">
            <text:p>45.6677</text:p>
          </table:table-cell>
          <table:table-cell/>
          <table:table-cell table:formula="of:=([.D238]-[.A238])/0.0166667" office:value-type="float" office:value="-31.2899374201254" calcext:value-type="float">
            <text:p>-31.2899374201254</text:p>
          </table:table-cell>
          <table:table-cell table:formula="of:=ABS([.E238]-[.B238])/0.0166667" office:value-type="float" office:value="660.35867928264" calcext:value-type="float">
            <text:p>660.35867928264</text:p>
          </table:table-cell>
          <table:table-cell table:formula="of:=([.F238]-[.C238])/0.0166667" office:value-type="float" office:value="85.5418289163425" calcext:value-type="float">
            <text:p>85.5418289163425</text:p>
          </table:table-cell>
          <table:table-cell table:formula="of:=DEGREES(ATAN(ABS([.F238]-[.C238])/ABS([.E238]-[.B238])))" office:value-type="float" office:value="7.38090429440857" calcext:value-type="float">
            <text:p>7.38090429440857</text:p>
          </table:table-cell>
          <table:table-cell table:formula="of:=SQRT(POWER([.H238];2)+POWER([.I238];2)+POWER([.J238];2))" office:value-type="float" office:value="666.610868484771" calcext:value-type="float">
            <text:p>666.610868484771</text:p>
          </table:table-cell>
        </table:table-row>
        <table:table-row table:style-name="ro1">
          <table:table-cell office:value-type="float" office:value="72.9061" calcext:value-type="float">
            <text:p>72.9061</text:p>
          </table:table-cell>
          <table:table-cell office:value-type="float" office:value="291.845" calcext:value-type="float">
            <text:p>291.845</text:p>
          </table:table-cell>
          <table:table-cell office:value-type="float" office:value="44.184" calcext:value-type="float">
            <text:p>44.184</text:p>
          </table:table-cell>
          <table:table-cell office:value-type="float" office:value="72.3785" calcext:value-type="float">
            <text:p>72.3785</text:p>
          </table:table-cell>
          <table:table-cell office:value-type="float" office:value="280.946" calcext:value-type="float">
            <text:p>280.946</text:p>
          </table:table-cell>
          <table:table-cell office:value-type="float" office:value="45.3498" calcext:value-type="float">
            <text:p>45.3498</text:p>
          </table:table-cell>
          <table:table-cell/>
          <table:table-cell table:formula="of:=([.D239]-[.A239])/0.0166667" office:value-type="float" office:value="-31.6559366881262" calcext:value-type="float">
            <text:p>-31.6559366881262</text:p>
          </table:table-cell>
          <table:table-cell table:formula="of:=ABS([.E239]-[.B239])/0.0166667" office:value-type="float" office:value="653.938692122616" calcext:value-type="float">
            <text:p>653.938692122616</text:p>
          </table:table-cell>
          <table:table-cell table:formula="of:=([.F239]-[.C239])/0.0166667" office:value-type="float" office:value="69.9478601042801" calcext:value-type="float">
            <text:p>69.9478601042801</text:p>
          </table:table-cell>
          <table:table-cell table:formula="of:=DEGREES(ATAN(ABS([.F239]-[.C239])/ABS([.E239]-[.B239])))" office:value-type="float" office:value="6.10536861436345" calcext:value-type="float">
            <text:p>6.10536861436345</text:p>
          </table:table-cell>
          <table:table-cell table:formula="of:=SQRT(POWER([.H239];2)+POWER([.I239];2)+POWER([.J239];2))" office:value-type="float" office:value="658.430417368311" calcext:value-type="float">
            <text:p>658.430417368311</text:p>
          </table:table-cell>
        </table:table-row>
        <table:table-row table:style-name="ro1">
          <table:table-cell office:value-type="float" office:value="72.9023" calcext:value-type="float">
            <text:p>72.9023</text:p>
          </table:table-cell>
          <table:table-cell office:value-type="float" office:value="290.507" calcext:value-type="float">
            <text:p>290.507</text:p>
          </table:table-cell>
          <table:table-cell office:value-type="float" office:value="44.1324" calcext:value-type="float">
            <text:p>44.1324</text:p>
          </table:table-cell>
          <table:table-cell office:value-type="float" office:value="72.3762" calcext:value-type="float">
            <text:p>72.3762</text:p>
          </table:table-cell>
          <table:table-cell office:value-type="float" office:value="279.663" calcext:value-type="float">
            <text:p>279.663</text:p>
          </table:table-cell>
          <table:table-cell office:value-type="float" office:value="45.2971" calcext:value-type="float">
            <text:p>45.2971</text:p>
          </table:table-cell>
          <table:table-cell/>
          <table:table-cell table:formula="of:=([.D240]-[.A240])/0.0166667" office:value-type="float" office:value="-31.5659368681262" calcext:value-type="float">
            <text:p>-31.5659368681262</text:p>
          </table:table-cell>
          <table:table-cell table:formula="of:=ABS([.E240]-[.B240])/0.0166667" office:value-type="float" office:value="650.638698722602" calcext:value-type="float">
            <text:p>650.638698722602</text:p>
          </table:table-cell>
          <table:table-cell table:formula="of:=([.F240]-[.C240])/0.0166667" office:value-type="float" office:value="69.8818602362797" calcext:value-type="float">
            <text:p>69.8818602362797</text:p>
          </table:table-cell>
          <table:table-cell table:formula="of:=DEGREES(ATAN(ABS([.F240]-[.C240])/ABS([.E240]-[.B240])))" office:value-type="float" office:value="6.13035331024116" calcext:value-type="float">
            <text:p>6.13035331024116</text:p>
          </table:table-cell>
          <table:table-cell table:formula="of:=SQRT(POWER([.H240];2)+POWER([.I240];2)+POWER([.J240];2))" office:value-type="float" office:value="655.141663333883" calcext:value-type="float">
            <text:p>655.141663333883</text:p>
          </table:table-cell>
        </table:table-row>
        <table:table-row table:style-name="ro1">
          <table:table-cell office:value-type="float" office:value="72.1259" calcext:value-type="float">
            <text:p>72.1259</text:p>
          </table:table-cell>
          <table:table-cell office:value-type="float" office:value="289.094" calcext:value-type="float">
            <text:p>289.094</text:p>
          </table:table-cell>
          <table:table-cell office:value-type="float" office:value="44.1012" calcext:value-type="float">
            <text:p>44.1012</text:p>
          </table:table-cell>
          <table:table-cell office:value-type="float" office:value="71.3693" calcext:value-type="float">
            <text:p>71.3693</text:p>
          </table:table-cell>
          <table:table-cell office:value-type="float" office:value="278.225" calcext:value-type="float">
            <text:p>278.225</text:p>
          </table:table-cell>
          <table:table-cell office:value-type="float" office:value="45.5281" calcext:value-type="float">
            <text:p>45.5281</text:p>
          </table:table-cell>
          <table:table-cell/>
          <table:table-cell table:formula="of:=([.D241]-[.A241])/0.0166667" office:value-type="float" office:value="-45.3959092081819" calcext:value-type="float">
            <text:p>-45.3959092081819</text:p>
          </table:table-cell>
          <table:table-cell table:formula="of:=ABS([.E241]-[.B241])/0.0166667" office:value-type="float" office:value="652.138695722607" calcext:value-type="float">
            <text:p>652.138695722607</text:p>
          </table:table-cell>
          <table:table-cell table:formula="of:=([.F241]-[.C241])/0.0166667" office:value-type="float" office:value="85.6138287723427" calcext:value-type="float">
            <text:p>85.6138287723427</text:p>
          </table:table-cell>
          <table:table-cell table:formula="of:=DEGREES(ATAN(ABS([.F241]-[.C241])/ABS([.E241]-[.B241])))" office:value-type="float" office:value="7.47911168548698" calcext:value-type="float">
            <text:p>7.47911168548698</text:p>
          </table:table-cell>
          <table:table-cell table:formula="of:=SQRT(POWER([.H241];2)+POWER([.I241];2)+POWER([.J241];2))" office:value-type="float" office:value="659.299169352336" calcext:value-type="float">
            <text:p>659.299169352336</text:p>
          </table:table-cell>
        </table:table-row>
        <table:table-row table:style-name="ro1">
          <table:table-cell office:value-type="float" office:value="72.6469" calcext:value-type="float">
            <text:p>72.6469</text:p>
          </table:table-cell>
          <table:table-cell office:value-type="float" office:value="290.36" calcext:value-type="float">
            <text:p>290.36</text:p>
          </table:table-cell>
          <table:table-cell office:value-type="float" office:value="44.6679" calcext:value-type="float">
            <text:p>44.6679</text:p>
          </table:table-cell>
          <table:table-cell office:value-type="float" office:value="72.1302" calcext:value-type="float">
            <text:p>72.1302</text:p>
          </table:table-cell>
          <table:table-cell office:value-type="float" office:value="280.761" calcext:value-type="float">
            <text:p>280.761</text:p>
          </table:table-cell>
          <table:table-cell office:value-type="float" office:value="46.1304" calcext:value-type="float">
            <text:p>46.1304</text:p>
          </table:table-cell>
          <table:table-cell/>
          <table:table-cell table:formula="of:=([.D242]-[.A242])/0.0166667" office:value-type="float" office:value="-31.001937996124" calcext:value-type="float">
            <text:p>-31.001937996124</text:p>
          </table:table-cell>
          <table:table-cell table:formula="of:=ABS([.E242]-[.B242])/0.0166667" office:value-type="float" office:value="575.938848122303" calcext:value-type="float">
            <text:p>575.938848122303</text:p>
          </table:table-cell>
          <table:table-cell table:formula="of:=([.F242]-[.C242])/0.0166667" office:value-type="float" office:value="87.7498245003509" calcext:value-type="float">
            <text:p>87.7498245003509</text:p>
          </table:table-cell>
          <table:table-cell table:formula="of:=DEGREES(ATAN(ABS([.F242]-[.C242])/ABS([.E242]-[.B242])))" office:value-type="float" office:value="8.66294095503986" calcext:value-type="float">
            <text:p>8.66294095503986</text:p>
          </table:table-cell>
          <table:table-cell table:formula="of:=SQRT(POWER([.H242];2)+POWER([.I242];2)+POWER([.J242];2))" office:value-type="float" office:value="583.409554803316" calcext:value-type="float">
            <text:p>583.409554803316</text:p>
          </table:table-cell>
        </table:table-row>
        <table:table-row table:style-name="ro1">
          <table:table-cell office:value-type="float" office:value="72.6442" calcext:value-type="float">
            <text:p>72.6442</text:p>
          </table:table-cell>
          <table:table-cell office:value-type="float" office:value="291.927" calcext:value-type="float">
            <text:p>291.927</text:p>
          </table:table-cell>
          <table:table-cell office:value-type="float" office:value="43.6614" calcext:value-type="float">
            <text:p>43.6614</text:p>
          </table:table-cell>
          <table:table-cell office:value-type="float" office:value="71.6133" calcext:value-type="float">
            <text:p>71.6133</text:p>
          </table:table-cell>
          <table:table-cell office:value-type="float" office:value="283.668" calcext:value-type="float">
            <text:p>283.668</text:p>
          </table:table-cell>
          <table:table-cell office:value-type="float" office:value="44.4353" calcext:value-type="float">
            <text:p>44.4353</text:p>
          </table:table-cell>
          <table:table-cell/>
          <table:table-cell table:formula="of:=([.D243]-[.A243])/0.0166667" office:value-type="float" office:value="-61.8538762922476" calcext:value-type="float">
            <text:p>-61.8538762922476</text:p>
          </table:table-cell>
          <table:table-cell table:formula="of:=ABS([.E243]-[.B243])/0.0166667" office:value-type="float" office:value="495.539008921983" calcext:value-type="float">
            <text:p>495.539008921983</text:p>
          </table:table-cell>
          <table:table-cell table:formula="of:=([.F243]-[.C243])/0.0166667" office:value-type="float" office:value="46.4339071321856" calcext:value-type="float">
            <text:p>46.4339071321856</text:p>
          </table:table-cell>
          <table:table-cell table:formula="of:=DEGREES(ATAN(ABS([.F243]-[.C243])/ABS([.E243]-[.B243])))" office:value-type="float" office:value="5.35320320085327" calcext:value-type="float">
            <text:p>5.35320320085327</text:p>
          </table:table-cell>
          <table:table-cell table:formula="of:=SQRT(POWER([.H243];2)+POWER([.I243];2)+POWER([.J243];2))" office:value-type="float" office:value="501.538551965169" calcext:value-type="float">
            <text:p>501.538551965169</text:p>
          </table:table-cell>
        </table:table-row>
        <table:table-row table:style-name="ro1">
          <table:table-cell office:value-type="float" office:value="72.8996" calcext:value-type="float">
            <text:p>72.8996</text:p>
          </table:table-cell>
          <table:table-cell office:value-type="float" office:value="290.614" calcext:value-type="float">
            <text:p>290.614</text:p>
          </table:table-cell>
          <table:table-cell office:value-type="float" office:value="43.6051" calcext:value-type="float">
            <text:p>43.6051</text:p>
          </table:table-cell>
          <table:table-cell office:value-type="float" office:value="72.3733" calcext:value-type="float">
            <text:p>72.3733</text:p>
          </table:table-cell>
          <table:table-cell office:value-type="float" office:value="279.77" calcext:value-type="float">
            <text:p>279.77</text:p>
          </table:table-cell>
          <table:table-cell office:value-type="float" office:value="44.781" calcext:value-type="float">
            <text:p>44.781</text:p>
          </table:table-cell>
          <table:table-cell/>
          <table:table-cell table:formula="of:=([.D244]-[.A244])/0.0166667" office:value-type="float" office:value="-31.5779368441267" calcext:value-type="float">
            <text:p>-31.5779368441267</text:p>
          </table:table-cell>
          <table:table-cell table:formula="of:=ABS([.E244]-[.B244])/0.0166667" office:value-type="float" office:value="650.638698722602" calcext:value-type="float">
            <text:p>650.638698722602</text:p>
          </table:table-cell>
          <table:table-cell table:formula="of:=([.F244]-[.C244])/0.0166667" office:value-type="float" office:value="70.5538588922821" calcext:value-type="float">
            <text:p>70.5538588922821</text:p>
          </table:table-cell>
          <table:table-cell table:formula="of:=DEGREES(ATAN(ABS([.F244]-[.C244])/ABS([.E244]-[.B244])))" office:value-type="float" office:value="6.18884876163054" calcext:value-type="float">
            <text:p>6.18884876163054</text:p>
          </table:table-cell>
          <table:table-cell table:formula="of:=SQRT(POWER([.H244];2)+POWER([.I244];2)+POWER([.J244];2))" office:value-type="float" office:value="655.21426218861" calcext:value-type="float">
            <text:p>655.21426218861</text:p>
          </table:table-cell>
        </table:table-row>
        <table:table-row table:style-name="ro1">
          <table:table-cell office:value-type="float" office:value="72.6442" calcext:value-type="float">
            <text:p>72.6442</text:p>
          </table:table-cell>
          <table:table-cell office:value-type="float" office:value="291.933" calcext:value-type="float">
            <text:p>291.933</text:p>
          </table:table-cell>
          <table:table-cell office:value-type="float" office:value="43.6606" calcext:value-type="float">
            <text:p>43.6606</text:p>
          </table:table-cell>
          <table:table-cell office:value-type="float" office:value="71.87" calcext:value-type="float">
            <text:p>71.87</text:p>
          </table:table-cell>
          <table:table-cell office:value-type="float" office:value="279.66" calcext:value-type="float">
            <text:p>279.66</text:p>
          </table:table-cell>
          <table:table-cell office:value-type="float" office:value="45.0526" calcext:value-type="float">
            <text:p>45.0526</text:p>
          </table:table-cell>
          <table:table-cell/>
          <table:table-cell table:formula="of:=([.D245]-[.A245])/0.0166667" office:value-type="float" office:value="-46.4519070961854" calcext:value-type="float">
            <text:p>-46.4519070961854</text:p>
          </table:table-cell>
          <table:table-cell table:formula="of:=ABS([.E245]-[.B245])/0.0166667" office:value-type="float" office:value="736.378527242944" calcext:value-type="float">
            <text:p>736.378527242944</text:p>
          </table:table-cell>
          <table:table-cell table:formula="of:=([.F245]-[.C245])/0.0166667" office:value-type="float" office:value="83.5198329603338" calcext:value-type="float">
            <text:p>83.5198329603338</text:p>
          </table:table-cell>
          <table:table-cell table:formula="of:=DEGREES(ATAN(ABS([.F245]-[.C245])/ABS([.E245]-[.B245])))" office:value-type="float" office:value="6.47081784415034" calcext:value-type="float">
            <text:p>6.47081784415034</text:p>
          </table:table-cell>
          <table:table-cell table:formula="of:=SQRT(POWER([.H245];2)+POWER([.I245];2)+POWER([.J245];2))" office:value-type="float" office:value="742.554157994608" calcext:value-type="float">
            <text:p>742.554157994608</text:p>
          </table:table-cell>
        </table:table-row>
        <table:table-row table:style-name="ro1">
          <table:table-cell office:value-type="float" office:value="72.6504" calcext:value-type="float">
            <text:p>72.6504</text:p>
          </table:table-cell>
          <table:table-cell office:value-type="float" office:value="294.625" calcext:value-type="float">
            <text:p>294.625</text:p>
          </table:table-cell>
          <table:table-cell office:value-type="float" office:value="43.7626" calcext:value-type="float">
            <text:p>43.7626</text:p>
          </table:table-cell>
          <table:table-cell office:value-type="float" office:value="71.8729" calcext:value-type="float">
            <text:p>71.8729</text:p>
          </table:table-cell>
          <table:table-cell office:value-type="float" office:value="283.524" calcext:value-type="float">
            <text:p>283.524</text:p>
          </table:table-cell>
          <table:table-cell office:value-type="float" office:value="45.2102" calcext:value-type="float">
            <text:p>45.2102</text:p>
          </table:table-cell>
          <table:table-cell/>
          <table:table-cell table:formula="of:=([.D246]-[.A246])/0.0166667" office:value-type="float" office:value="-46.6499067001868" calcext:value-type="float">
            <text:p>-46.6499067001868</text:p>
          </table:table-cell>
          <table:table-cell table:formula="of:=ABS([.E246]-[.B246])/0.0166667" office:value-type="float" office:value="666.058667882664" calcext:value-type="float">
            <text:p>666.058667882664</text:p>
          </table:table-cell>
          <table:table-cell table:formula="of:=([.F246]-[.C246])/0.0166667" office:value-type="float" office:value="86.8558262883475" calcext:value-type="float">
            <text:p>86.8558262883475</text:p>
          </table:table-cell>
          <table:table-cell table:formula="of:=DEGREES(ATAN(ABS([.F246]-[.C246])/ABS([.E246]-[.B246])))" office:value-type="float" office:value="7.42959862472854" calcext:value-type="float">
            <text:p>7.42959862472854</text:p>
          </table:table-cell>
          <table:table-cell table:formula="of:=SQRT(POWER([.H246];2)+POWER([.I246];2)+POWER([.J246];2))" office:value-type="float" office:value="673.315897196106" calcext:value-type="float">
            <text:p>673.315897196106</text:p>
          </table:table-cell>
        </table:table-row>
        <table:table-row table:style-name="ro1">
          <table:table-cell office:value-type="float" office:value="72.1298" calcext:value-type="float">
            <text:p>72.1298</text:p>
          </table:table-cell>
          <table:table-cell office:value-type="float" office:value="301.762" calcext:value-type="float">
            <text:p>301.762</text:p>
          </table:table-cell>
          <table:table-cell office:value-type="float" office:value="42.6797" calcext:value-type="float">
            <text:p>42.6797</text:p>
          </table:table-cell>
          <table:table-cell office:value-type="float" office:value="71.3531" calcext:value-type="float">
            <text:p>71.3531</text:p>
          </table:table-cell>
          <table:table-cell office:value-type="float" office:value="290.345" calcext:value-type="float">
            <text:p>290.345</text:p>
          </table:table-cell>
          <table:table-cell office:value-type="float" office:value="44.1717" calcext:value-type="float">
            <text:p>44.1717</text:p>
          </table:table-cell>
          <table:table-cell/>
          <table:table-cell table:formula="of:=([.D247]-[.A247])/0.0166667" office:value-type="float" office:value="-46.6019067961867" calcext:value-type="float">
            <text:p>-46.6019067961867</text:p>
          </table:table-cell>
          <table:table-cell table:formula="of:=ABS([.E247]-[.B247])/0.0166667" office:value-type="float" office:value="685.018629962739" calcext:value-type="float">
            <text:p>685.018629962739</text:p>
          </table:table-cell>
          <table:table-cell table:formula="of:=([.F247]-[.C247])/0.0166667" office:value-type="float" office:value="89.5198209603583" calcext:value-type="float">
            <text:p>89.5198209603583</text:p>
          </table:table-cell>
          <table:table-cell table:formula="of:=DEGREES(ATAN(ABS([.F247]-[.C247])/ABS([.E247]-[.B247])))" office:value-type="float" office:value="7.44535288235519" calcext:value-type="float">
            <text:p>7.44535288235519</text:p>
          </table:table-cell>
          <table:table-cell table:formula="of:=SQRT(POWER([.H247];2)+POWER([.I247];2)+POWER([.J247];2))" office:value-type="float" office:value="692.413214387076" calcext:value-type="float">
            <text:p>692.413214387076</text:p>
          </table:table-cell>
        </table:table-row>
        <table:table-row table:style-name="ro1">
          <table:table-cell office:value-type="float" office:value="71.6094" calcext:value-type="float">
            <text:p>71.6094</text:p>
          </table:table-cell>
          <table:table-cell office:value-type="float" office:value="290.42" calcext:value-type="float">
            <text:p>290.42</text:p>
          </table:table-cell>
          <table:table-cell office:value-type="float" office:value="43.9025" calcext:value-type="float">
            <text:p>43.9025</text:p>
          </table:table-cell>
          <table:table-cell office:value-type="float" office:value="70.8664" calcext:value-type="float">
            <text:p>70.8664</text:p>
          </table:table-cell>
          <table:table-cell office:value-type="float" office:value="278.16" calcext:value-type="float">
            <text:p>278.16</text:p>
          </table:table-cell>
          <table:table-cell office:value-type="float" office:value="45.5429" calcext:value-type="float">
            <text:p>45.5429</text:p>
          </table:table-cell>
          <table:table-cell/>
          <table:table-cell table:formula="of:=([.D248]-[.A248])/0.0166667" office:value-type="float" office:value="-44.579910840178" calcext:value-type="float">
            <text:p>-44.579910840178</text:p>
          </table:table-cell>
          <table:table-cell table:formula="of:=ABS([.E248]-[.B248])/0.0166667" office:value-type="float" office:value="735.598528802942" calcext:value-type="float">
            <text:p>735.598528802942</text:p>
          </table:table-cell>
          <table:table-cell table:formula="of:=([.F248]-[.C248])/0.0166667" office:value-type="float" office:value="98.4238031523937" calcext:value-type="float">
            <text:p>98.4238031523937</text:p>
          </table:table-cell>
          <table:table-cell table:formula="of:=DEGREES(ATAN(ABS([.F248]-[.C248])/ABS([.E248]-[.B248])))" office:value-type="float" office:value="7.62096784573552" calcext:value-type="float">
            <text:p>7.62096784573552</text:p>
          </table:table-cell>
          <table:table-cell table:formula="of:=SQRT(POWER([.H248];2)+POWER([.I248];2)+POWER([.J248];2))" office:value-type="float" office:value="743.491633479861" calcext:value-type="float">
            <text:p>743.491633479861</text:p>
          </table:table-cell>
        </table:table-row>
        <table:table-row table:style-name="ro1">
          <table:table-cell office:value-type="float" office:value="72.636" calcext:value-type="float">
            <text:p>72.636</text:p>
          </table:table-cell>
          <table:table-cell office:value-type="float" office:value="283.611" calcext:value-type="float">
            <text:p>283.611</text:p>
          </table:table-cell>
          <table:table-cell office:value-type="float" office:value="45.1898" calcext:value-type="float">
            <text:p>45.1898</text:p>
          </table:table-cell>
          <table:table-cell office:value-type="float" office:value="71.8737" calcext:value-type="float">
            <text:p>71.8737</text:p>
          </table:table-cell>
          <table:table-cell office:value-type="float" office:value="275.641" calcext:value-type="float">
            <text:p>275.641</text:p>
          </table:table-cell>
          <table:table-cell office:value-type="float" office:value="45.9215" calcext:value-type="float">
            <text:p>45.9215</text:p>
          </table:table-cell>
          <table:table-cell/>
          <table:table-cell table:formula="of:=([.D249]-[.A249])/0.0166667" office:value-type="float" office:value="-45.7379085241827" calcext:value-type="float">
            <text:p>-45.7379085241827</text:p>
          </table:table-cell>
          <table:table-cell table:formula="of:=ABS([.E249]-[.B249])/0.0166667" office:value-type="float" office:value="478.199043601911" calcext:value-type="float">
            <text:p>478.199043601911</text:p>
          </table:table-cell>
          <table:table-cell table:formula="of:=([.F249]-[.C249])/0.0166667" office:value-type="float" office:value="43.9019121961758" calcext:value-type="float">
            <text:p>43.9019121961758</text:p>
          </table:table-cell>
          <table:table-cell table:formula="of:=DEGREES(ATAN(ABS([.F249]-[.C249])/ABS([.E249]-[.B249])))" office:value-type="float" office:value="5.24543671252171" calcext:value-type="float">
            <text:p>5.24543671252171</text:p>
          </table:table-cell>
          <table:table-cell table:formula="of:=SQRT(POWER([.H249];2)+POWER([.I249];2)+POWER([.J249];2))" office:value-type="float" office:value="482.383311768172" calcext:value-type="float">
            <text:p>482.383311768172</text:p>
          </table:table-cell>
        </table:table-row>
        <table:table-row table:style-name="ro1">
          <table:table-cell office:value-type="float" office:value="72.3871" calcext:value-type="float">
            <text:p>72.3871</text:p>
          </table:table-cell>
          <table:table-cell office:value-type="float" office:value="287.567" calcext:value-type="float">
            <text:p>287.567</text:p>
          </table:table-cell>
          <table:table-cell office:value-type="float" office:value="45.0945" calcext:value-type="float">
            <text:p>45.0945</text:p>
          </table:table-cell>
          <table:table-cell office:value-type="float" office:value="71.8772" calcext:value-type="float">
            <text:p>71.8772</text:p>
          </table:table-cell>
          <table:table-cell office:value-type="float" office:value="278.119" calcext:value-type="float">
            <text:p>278.119</text:p>
          </table:table-cell>
          <table:table-cell office:value-type="float" office:value="46.2855" calcext:value-type="float">
            <text:p>46.2855</text:p>
          </table:table-cell>
          <table:table-cell/>
          <table:table-cell table:formula="of:=([.D250]-[.A250])/0.0166667" office:value-type="float" office:value="-30.5939388121225" calcext:value-type="float">
            <text:p>-30.5939388121225</text:p>
          </table:table-cell>
          <table:table-cell table:formula="of:=ABS([.E250]-[.B250])/0.0166667" office:value-type="float" office:value="566.878866242266" calcext:value-type="float">
            <text:p>566.878866242266</text:p>
          </table:table-cell>
          <table:table-cell table:formula="of:=([.F250]-[.C250])/0.0166667" office:value-type="float" office:value="71.459857080286" calcext:value-type="float">
            <text:p>71.459857080286</text:p>
          </table:table-cell>
          <table:table-cell table:formula="of:=DEGREES(ATAN(ABS([.F250]-[.C250])/ABS([.E250]-[.B250])))" office:value-type="float" office:value="7.18471886537338" calcext:value-type="float">
            <text:p>7.18471886537338</text:p>
          </table:table-cell>
          <table:table-cell table:formula="of:=SQRT(POWER([.H250];2)+POWER([.I250];2)+POWER([.J250];2))" office:value-type="float" office:value="572.183667416409" calcext:value-type="float">
            <text:p>572.183667416409</text:p>
          </table:table-cell>
        </table:table-row>
        <table:table-row table:style-name="ro1">
          <table:table-cell office:value-type="float" office:value="72.8918" calcext:value-type="float">
            <text:p>72.8918</text:p>
          </table:table-cell>
          <table:table-cell office:value-type="float" office:value="283.588" calcext:value-type="float">
            <text:p>283.588</text:p>
          </table:table-cell>
          <table:table-cell office:value-type="float" office:value="45.4426" calcext:value-type="float">
            <text:p>45.4426</text:p>
          </table:table-cell>
          <table:table-cell office:value-type="float" office:value="72.3737" calcext:value-type="float">
            <text:p>72.3737</text:p>
          </table:table-cell>
          <table:table-cell office:value-type="float" office:value="273.041" calcext:value-type="float">
            <text:p>273.041</text:p>
          </table:table-cell>
          <table:table-cell office:value-type="float" office:value="46.5634" calcext:value-type="float">
            <text:p>46.5634</text:p>
          </table:table-cell>
          <table:table-cell/>
          <table:table-cell table:formula="of:=([.D251]-[.A251])/0.0166667" office:value-type="float" office:value="-31.0859378281246" calcext:value-type="float">
            <text:p>-31.0859378281246</text:p>
          </table:table-cell>
          <table:table-cell table:formula="of:=ABS([.E251]-[.B251])/0.0166667" office:value-type="float" office:value="632.818734362533" calcext:value-type="float">
            <text:p>632.818734362533</text:p>
          </table:table-cell>
          <table:table-cell table:formula="of:=([.F251]-[.C251])/0.0166667" office:value-type="float" office:value="67.2478655042692" calcext:value-type="float">
            <text:p>67.2478655042692</text:p>
          </table:table-cell>
          <table:table-cell table:formula="of:=DEGREES(ATAN(ABS([.F251]-[.C251])/ABS([.E251]-[.B251])))" office:value-type="float" office:value="6.06589607916977" calcext:value-type="float">
            <text:p>6.06589607916977</text:p>
          </table:table-cell>
          <table:table-cell table:formula="of:=SQRT(POWER([.H251];2)+POWER([.I251];2)+POWER([.J251];2))" office:value-type="float" office:value="637.140613605609" calcext:value-type="float">
            <text:p>637.140613605609</text:p>
          </table:table-cell>
        </table:table-row>
        <table:table-row table:style-name="ro1">
          <table:table-cell office:value-type="float" office:value="72.1289" calcext:value-type="float">
            <text:p>72.1289</text:p>
          </table:table-cell>
          <table:table-cell office:value-type="float" office:value="286.219" calcext:value-type="float">
            <text:p>286.219</text:p>
          </table:table-cell>
          <table:table-cell office:value-type="float" office:value="45.0486" calcext:value-type="float">
            <text:p>45.0486</text:p>
          </table:table-cell>
          <table:table-cell office:value-type="float" office:value="71.3754" calcext:value-type="float">
            <text:p>71.3754</text:p>
          </table:table-cell>
          <table:table-cell office:value-type="float" office:value="275.52" calcext:value-type="float">
            <text:p>275.52</text:p>
          </table:table-cell>
          <table:table-cell office:value-type="float" office:value="46.1922" calcext:value-type="float">
            <text:p>46.1922</text:p>
          </table:table-cell>
          <table:table-cell/>
          <table:table-cell table:formula="of:=([.D252]-[.A252])/0.0166667" office:value-type="float" office:value="-45.209909580181" calcext:value-type="float">
            <text:p>-45.209909580181</text:p>
          </table:table-cell>
          <table:table-cell table:formula="of:=ABS([.E252]-[.B252])/0.0166667" office:value-type="float" office:value="641.938716122569" calcext:value-type="float">
            <text:p>641.938716122569</text:p>
          </table:table-cell>
          <table:table-cell table:formula="of:=([.F252]-[.C252])/0.0166667" office:value-type="float" office:value="68.6158627682744" calcext:value-type="float">
            <text:p>68.6158627682744</text:p>
          </table:table-cell>
          <table:table-cell table:formula="of:=DEGREES(ATAN(ABS([.F252]-[.C252])/ABS([.E252]-[.B252])))" office:value-type="float" office:value="6.10109466212062" calcext:value-type="float">
            <text:p>6.10109466212062</text:p>
          </table:table-cell>
          <table:table-cell table:formula="of:=SQRT(POWER([.H252];2)+POWER([.I252];2)+POWER([.J252];2))" office:value-type="float" office:value="647.176473463594" calcext:value-type="float">
            <text:p>647.176473463594</text:p>
          </table:table-cell>
        </table:table-row>
        <table:table-row table:style-name="ro1">
          <table:table-cell office:value-type="float" office:value="72.6467" calcext:value-type="float">
            <text:p>72.6467</text:p>
          </table:table-cell>
          <table:table-cell office:value-type="float" office:value="288.92" calcext:value-type="float">
            <text:p>288.92</text:p>
          </table:table-cell>
          <table:table-cell office:value-type="float" office:value="45.1408" calcext:value-type="float">
            <text:p>45.1408</text:p>
          </table:table-cell>
          <table:table-cell office:value-type="float" office:value="71.8765" calcext:value-type="float">
            <text:p>71.8765</text:p>
          </table:table-cell>
          <table:table-cell office:value-type="float" office:value="279.447" calcext:value-type="float">
            <text:p>279.447</text:p>
          </table:table-cell>
          <table:table-cell office:value-type="float" office:value="46.0832" calcext:value-type="float">
            <text:p>46.0832</text:p>
          </table:table-cell>
          <table:table-cell/>
          <table:table-cell table:formula="of:=([.D253]-[.A253])/0.0166667" office:value-type="float" office:value="-46.211907576185" calcext:value-type="float">
            <text:p>-46.211907576185</text:p>
          </table:table-cell>
          <table:table-cell table:formula="of:=ABS([.E253]-[.B253])/0.0166667" office:value-type="float" office:value="568.378863242274" calcext:value-type="float">
            <text:p>568.378863242274</text:p>
          </table:table-cell>
          <table:table-cell table:formula="of:=([.F253]-[.C253])/0.0166667" office:value-type="float" office:value="56.5438869122261" calcext:value-type="float">
            <text:p>56.5438869122261</text:p>
          </table:table-cell>
          <table:table-cell table:formula="of:=DEGREES(ATAN(ABS([.F253]-[.C253])/ABS([.E253]-[.B253])))" office:value-type="float" office:value="5.68124827993715" calcext:value-type="float">
            <text:p>5.68124827993715</text:p>
          </table:table-cell>
          <table:table-cell table:formula="of:=SQRT(POWER([.H253];2)+POWER([.I253];2)+POWER([.J253];2))" office:value-type="float" office:value="573.050856145903" calcext:value-type="float">
            <text:p>573.050856145903</text:p>
          </table:table-cell>
        </table:table-row>
        <table:table-row table:style-name="ro1">
          <table:table-cell office:value-type="float" office:value="71.8771" calcext:value-type="float">
            <text:p>71.8771</text:p>
          </table:table-cell>
          <table:table-cell office:value-type="float" office:value="284.715" calcext:value-type="float">
            <text:p>284.715</text:p>
          </table:table-cell>
          <table:table-cell office:value-type="float" office:value="45.7843" calcext:value-type="float">
            <text:p>45.7843</text:p>
          </table:table-cell>
          <table:table-cell office:value-type="float" office:value="70.8834" calcext:value-type="float">
            <text:p>70.8834</text:p>
          </table:table-cell>
          <table:table-cell office:value-type="float" office:value="275.264" calcext:value-type="float">
            <text:p>275.264</text:p>
          </table:table-cell>
          <table:table-cell office:value-type="float" office:value="47.2236" calcext:value-type="float">
            <text:p>47.2236</text:p>
          </table:table-cell>
          <table:table-cell/>
          <table:table-cell table:formula="of:=([.D254]-[.A254])/0.0166667" office:value-type="float" office:value="-59.6218807562387" calcext:value-type="float">
            <text:p>-59.6218807562387</text:p>
          </table:table-cell>
          <table:table-cell table:formula="of:=ABS([.E254]-[.B254])/0.0166667" office:value-type="float" office:value="567.058865882266" calcext:value-type="float">
            <text:p>567.058865882266</text:p>
          </table:table-cell>
          <table:table-cell table:formula="of:=([.F254]-[.C254])/0.0166667" office:value-type="float" office:value="86.3578272843452" calcext:value-type="float">
            <text:p>86.3578272843452</text:p>
          </table:table-cell>
          <table:table-cell table:formula="of:=DEGREES(ATAN(ABS([.F254]-[.C254])/ABS([.E254]-[.B254])))" office:value-type="float" office:value="8.6590851533487" calcext:value-type="float">
            <text:p>8.6590851533487</text:p>
          </table:table-cell>
          <table:table-cell table:formula="of:=SQRT(POWER([.H254];2)+POWER([.I254];2)+POWER([.J254];2))" office:value-type="float" office:value="576.687263925488" calcext:value-type="float">
            <text:p>576.687263925488</text:p>
          </table:table-cell>
        </table:table-row>
        <table:table-row table:style-name="ro1">
          <table:table-cell office:value-type="float" office:value="72.3809" calcext:value-type="float">
            <text:p>72.3809</text:p>
          </table:table-cell>
          <table:table-cell office:value-type="float" office:value="284.998" calcext:value-type="float">
            <text:p>284.998</text:p>
          </table:table-cell>
          <table:table-cell office:value-type="float" office:value="44.7276" calcext:value-type="float">
            <text:p>44.7276</text:p>
          </table:table-cell>
          <table:table-cell office:value-type="float" office:value="71.6219" calcext:value-type="float">
            <text:p>71.6219</text:p>
          </table:table-cell>
          <table:table-cell office:value-type="float" office:value="275.668" calcext:value-type="float">
            <text:p>275.668</text:p>
          </table:table-cell>
          <table:table-cell office:value-type="float" office:value="45.6722" calcext:value-type="float">
            <text:p>45.6722</text:p>
          </table:table-cell>
          <table:table-cell/>
          <table:table-cell table:formula="of:=([.D255]-[.A255])/0.0166667" office:value-type="float" office:value="-45.5399089201822" calcext:value-type="float">
            <text:p>-45.5399089201822</text:p>
          </table:table-cell>
          <table:table-cell table:formula="of:=ABS([.E255]-[.B255])/0.0166667" office:value-type="float" office:value="559.798880402238" calcext:value-type="float">
            <text:p>559.798880402238</text:p>
          </table:table-cell>
          <table:table-cell table:formula="of:=([.F255]-[.C255])/0.0166667" office:value-type="float" office:value="56.6758866482264" calcext:value-type="float">
            <text:p>56.6758866482264</text:p>
          </table:table-cell>
          <table:table-cell table:formula="of:=DEGREES(ATAN(ABS([.F255]-[.C255])/ABS([.E255]-[.B255])))" office:value-type="float" office:value="5.78111502487787" calcext:value-type="float">
            <text:p>5.78111502487787</text:p>
          </table:table-cell>
          <table:table-cell table:formula="of:=SQRT(POWER([.H255];2)+POWER([.I255];2)+POWER([.J255];2))" office:value-type="float" office:value="564.500510125031" calcext:value-type="float">
            <text:p>564.500510125031</text:p>
          </table:table-cell>
        </table:table-row>
        <table:table-row table:style-name="ro1">
          <table:table-cell office:value-type="float" office:value="72.9026" calcext:value-type="float">
            <text:p>72.9026</text:p>
          </table:table-cell>
          <table:table-cell office:value-type="float" office:value="288.998" calcext:value-type="float">
            <text:p>288.998</text:p>
          </table:table-cell>
          <table:table-cell office:value-type="float" office:value="44.8724" calcext:value-type="float">
            <text:p>44.8724</text:p>
          </table:table-cell>
          <table:table-cell office:value-type="float" office:value="72.6269" calcext:value-type="float">
            <text:p>72.6269</text:p>
          </table:table-cell>
          <table:table-cell office:value-type="float" office:value="276.988" calcext:value-type="float">
            <text:p>276.988</text:p>
          </table:table-cell>
          <table:table-cell office:value-type="float" office:value="45.955" calcext:value-type="float">
            <text:p>45.955</text:p>
          </table:table-cell>
          <table:table-cell/>
          <table:table-cell table:formula="of:=([.D256]-[.A256])/0.0166667" office:value-type="float" office:value="-16.5419669160662" calcext:value-type="float">
            <text:p>-16.5419669160662</text:p>
          </table:table-cell>
          <table:table-cell table:formula="of:=ABS([.E256]-[.B256])/0.0166667" office:value-type="float" office:value="720.598558802882" calcext:value-type="float">
            <text:p>720.598558802882</text:p>
          </table:table-cell>
          <table:table-cell table:formula="of:=([.F256]-[.C256])/0.0166667" office:value-type="float" office:value="64.9558700882598" calcext:value-type="float">
            <text:p>64.9558700882598</text:p>
          </table:table-cell>
          <table:table-cell table:formula="of:=DEGREES(ATAN(ABS([.F256]-[.C256])/ABS([.E256]-[.B256])))" office:value-type="float" office:value="5.15080943548028" calcext:value-type="float">
            <text:p>5.15080943548028</text:p>
          </table:table-cell>
          <table:table-cell table:formula="of:=SQRT(POWER([.H256];2)+POWER([.I256];2)+POWER([.J256];2))" office:value-type="float" office:value="723.709323331657" calcext:value-type="float">
            <text:p>723.709323331657</text:p>
          </table:table-cell>
        </table:table-row>
        <table:table-row table:style-name="ro1">
          <table:table-cell office:value-type="float" office:value="72.6424" calcext:value-type="float">
            <text:p>72.6424</text:p>
          </table:table-cell>
          <table:table-cell office:value-type="float" office:value="289.088" calcext:value-type="float">
            <text:p>289.088</text:p>
          </table:table-cell>
          <table:table-cell office:value-type="float" office:value="44.352" calcext:value-type="float">
            <text:p>44.352</text:p>
          </table:table-cell>
          <table:table-cell office:value-type="float" office:value="71.8716" calcext:value-type="float">
            <text:p>71.8716</text:p>
          </table:table-cell>
          <table:table-cell office:value-type="float" office:value="279.612" calcext:value-type="float">
            <text:p>279.612</text:p>
          </table:table-cell>
          <table:table-cell office:value-type="float" office:value="45.3096" calcext:value-type="float">
            <text:p>45.3096</text:p>
          </table:table-cell>
          <table:table-cell/>
          <table:table-cell table:formula="of:=([.D257]-[.A257])/0.0166667" office:value-type="float" office:value="-46.2479075041846" calcext:value-type="float">
            <text:p>-46.2479075041846</text:p>
          </table:table-cell>
          <table:table-cell table:formula="of:=ABS([.E257]-[.B257])/0.0166667" office:value-type="float" office:value="568.558862882274" calcext:value-type="float">
            <text:p>568.558862882274</text:p>
          </table:table-cell>
          <table:table-cell table:formula="of:=([.F257]-[.C257])/0.0166667" office:value-type="float" office:value="57.4558850882302" calcext:value-type="float">
            <text:p>57.4558850882302</text:p>
          </table:table-cell>
          <table:table-cell table:formula="of:=DEGREES(ATAN(ABS([.F257]-[.C257])/ABS([.E257]-[.B257])))" office:value-type="float" office:value="5.77045230516303" calcext:value-type="float">
            <text:p>5.77045230516303</text:p>
          </table:table-cell>
          <table:table-cell table:formula="of:=SQRT(POWER([.H257];2)+POWER([.I257];2)+POWER([.J257];2))" office:value-type="float" office:value="573.32297027223" calcext:value-type="float">
            <text:p>573.32297027223</text:p>
          </table:table-cell>
        </table:table-row>
        <table:table-row table:style-name="ro1">
          <table:table-cell office:value-type="float" office:value="71.6168" calcext:value-type="float">
            <text:p>71.6168</text:p>
          </table:table-cell>
          <table:table-cell office:value-type="float" office:value="283.563" calcext:value-type="float">
            <text:p>283.563</text:p>
          </table:table-cell>
          <table:table-cell office:value-type="float" office:value="44.9551" calcext:value-type="float">
            <text:p>44.9551</text:p>
          </table:table-cell>
          <table:table-cell office:value-type="float" office:value="70.877" calcext:value-type="float">
            <text:p>70.877</text:p>
          </table:table-cell>
          <table:table-cell office:value-type="float" office:value="273.017" calcext:value-type="float">
            <text:p>273.017</text:p>
          </table:table-cell>
          <table:table-cell office:value-type="float" office:value="45.8429" calcext:value-type="float">
            <text:p>45.8429</text:p>
          </table:table-cell>
          <table:table-cell/>
          <table:table-cell table:formula="of:=([.D258]-[.A258])/0.0166667" office:value-type="float" office:value="-44.3879112241777" calcext:value-type="float">
            <text:p>-44.3879112241777</text:p>
          </table:table-cell>
          <table:table-cell table:formula="of:=ABS([.E258]-[.B258])/0.0166667" office:value-type="float" office:value="632.758734482531" calcext:value-type="float">
            <text:p>632.758734482531</text:p>
          </table:table-cell>
          <table:table-cell table:formula="of:=([.F258]-[.C258])/0.0166667" office:value-type="float" office:value="53.267893464213" calcext:value-type="float">
            <text:p>53.267893464213</text:p>
          </table:table-cell>
          <table:table-cell table:formula="of:=DEGREES(ATAN(ABS([.F258]-[.C258])/ABS([.E258]-[.B258])))" office:value-type="float" office:value="4.81201766440661" calcext:value-type="float">
            <text:p>4.81201766440661</text:p>
          </table:table-cell>
          <table:table-cell table:formula="of:=SQRT(POWER([.H258];2)+POWER([.I258];2)+POWER([.J258];2))" office:value-type="float" office:value="636.546440725965" calcext:value-type="float">
            <text:p>636.546440725965</text:p>
          </table:table-cell>
        </table:table-row>
        <table:table-row table:style-name="ro1">
          <table:table-cell office:value-type="float" office:value="72.6459" calcext:value-type="float">
            <text:p>72.6459</text:p>
          </table:table-cell>
          <table:table-cell office:value-type="float" office:value="293.344" calcext:value-type="float">
            <text:p>293.344</text:p>
          </table:table-cell>
          <table:table-cell office:value-type="float" office:value="43.4439" calcext:value-type="float">
            <text:p>43.4439</text:p>
          </table:table-cell>
          <table:table-cell office:value-type="float" office:value="72.1224" calcext:value-type="float">
            <text:p>72.1224</text:p>
          </table:table-cell>
          <table:table-cell office:value-type="float" office:value="281.021" calcext:value-type="float">
            <text:p>281.021</text:p>
          </table:table-cell>
          <table:table-cell office:value-type="float" office:value="44.8399" calcext:value-type="float">
            <text:p>44.8399</text:p>
          </table:table-cell>
          <table:table-cell/>
          <table:table-cell table:formula="of:=([.D259]-[.A259])/0.0166667" office:value-type="float" office:value="-31.4099371801255" calcext:value-type="float">
            <text:p>-31.4099371801255</text:p>
          </table:table-cell>
          <table:table-cell table:formula="of:=ABS([.E259]-[.B259])/0.0166667" office:value-type="float" office:value="739.378521242956" calcext:value-type="float">
            <text:p>739.378521242956</text:p>
          </table:table-cell>
          <table:table-cell table:formula="of:=([.F259]-[.C259])/0.0166667" office:value-type="float" office:value="83.7598324803351" calcext:value-type="float">
            <text:p>83.7598324803351</text:p>
          </table:table-cell>
          <table:table-cell table:formula="of:=DEGREES(ATAN(ABS([.F259]-[.C259])/ABS([.E259]-[.B259])))" office:value-type="float" office:value="6.46314715819576" calcext:value-type="float">
            <text:p>6.46314715819576</text:p>
          </table:table-cell>
          <table:table-cell table:formula="of:=SQRT(POWER([.H259];2)+POWER([.I259];2)+POWER([.J259];2))" office:value-type="float" office:value="744.770361498237" calcext:value-type="float">
            <text:p>744.770361498237</text:p>
          </table:table-cell>
        </table:table-row>
        <table:table-row table:style-name="ro1">
          <table:table-cell office:value-type="float" office:value="72.3848" calcext:value-type="float">
            <text:p>72.3848</text:p>
          </table:table-cell>
          <table:table-cell office:value-type="float" office:value="286.257" calcext:value-type="float">
            <text:p>286.257</text:p>
          </table:table-cell>
          <table:table-cell office:value-type="float" office:value="45.0405" calcext:value-type="float">
            <text:p>45.0405</text:p>
          </table:table-cell>
          <table:table-cell office:value-type="float" office:value="71.8753" calcext:value-type="float">
            <text:p>71.8753</text:p>
          </table:table-cell>
          <table:table-cell office:value-type="float" office:value="275.594" calcext:value-type="float">
            <text:p>275.594</text:p>
          </table:table-cell>
          <table:table-cell office:value-type="float" office:value="46.176" calcext:value-type="float">
            <text:p>46.176</text:p>
          </table:table-cell>
          <table:table-cell/>
          <table:table-cell table:formula="of:=([.D260]-[.A260])/0.0166667" office:value-type="float" office:value="-30.5699388601224" calcext:value-type="float">
            <text:p>-30.5699388601224</text:p>
          </table:table-cell>
          <table:table-cell table:formula="of:=ABS([.E260]-[.B260])/0.0166667" office:value-type="float" office:value="639.77872044256" calcext:value-type="float">
            <text:p>639.77872044256</text:p>
          </table:table-cell>
          <table:table-cell table:formula="of:=([.F260]-[.C260])/0.0166667" office:value-type="float" office:value="68.1298637402725" calcext:value-type="float">
            <text:p>68.1298637402725</text:p>
          </table:table-cell>
          <table:table-cell table:formula="of:=DEGREES(ATAN(ABS([.F260]-[.C260])/ABS([.E260]-[.B260])))" office:value-type="float" office:value="6.07850433804279" calcext:value-type="float">
            <text:p>6.07850433804279</text:p>
          </table:table-cell>
          <table:table-cell table:formula="of:=SQRT(POWER([.H260];2)+POWER([.I260];2)+POWER([.J260];2))" office:value-type="float" office:value="644.121891124885" calcext:value-type="float">
            <text:p>644.121891124885</text:p>
          </table:table-cell>
        </table:table-row>
        <table:table-row table:style-name="ro1">
          <table:table-cell office:value-type="float" office:value="72.8962" calcext:value-type="float">
            <text:p>72.8962</text:p>
          </table:table-cell>
          <table:table-cell office:value-type="float" office:value="287.796" calcext:value-type="float">
            <text:p>287.796</text:p>
          </table:table-cell>
          <table:table-cell office:value-type="float" office:value="44.2933" calcext:value-type="float">
            <text:p>44.2933</text:p>
          </table:table-cell>
          <table:table-cell office:value-type="float" office:value="72.3746" calcext:value-type="float">
            <text:p>72.3746</text:p>
          </table:table-cell>
          <table:table-cell office:value-type="float" office:value="277.023" calcext:value-type="float">
            <text:p>277.023</text:p>
          </table:table-cell>
          <table:table-cell office:value-type="float" office:value="45.7039" calcext:value-type="float">
            <text:p>45.7039</text:p>
          </table:table-cell>
          <table:table-cell/>
          <table:table-cell table:formula="of:=([.D261]-[.A261])/0.0166667" office:value-type="float" office:value="-31.2959374081247" calcext:value-type="float">
            <text:p>-31.2959374081247</text:p>
          </table:table-cell>
          <table:table-cell table:formula="of:=ABS([.E261]-[.B261])/0.0166667" office:value-type="float" office:value="646.378707242584" calcext:value-type="float">
            <text:p>646.378707242584</text:p>
          </table:table-cell>
          <table:table-cell table:formula="of:=([.F261]-[.C261])/0.0166667" office:value-type="float" office:value="84.6358307283383" calcext:value-type="float">
            <text:p>84.6358307283383</text:p>
          </table:table-cell>
          <table:table-cell table:formula="of:=DEGREES(ATAN(ABS([.F261]-[.C261])/ABS([.E261]-[.B261])))" office:value-type="float" office:value="7.45978180554271" calcext:value-type="float">
            <text:p>7.45978180554271</text:p>
          </table:table-cell>
          <table:table-cell table:formula="of:=SQRT(POWER([.H261];2)+POWER([.I261];2)+POWER([.J261];2))" office:value-type="float" office:value="652.646989357894" calcext:value-type="float">
            <text:p>652.646989357894</text:p>
          </table:table-cell>
        </table:table-row>
        <table:table-row table:style-name="ro1">
          <table:table-cell office:value-type="float" office:value="72.3873" calcext:value-type="float">
            <text:p>72.3873</text:p>
          </table:table-cell>
          <table:table-cell office:value-type="float" office:value="290.393" calcext:value-type="float">
            <text:p>290.393</text:p>
          </table:table-cell>
          <table:table-cell office:value-type="float" office:value="44.4101" calcext:value-type="float">
            <text:p>44.4101</text:p>
          </table:table-cell>
          <table:table-cell office:value-type="float" office:value="71.6197" calcext:value-type="float">
            <text:p>71.6197</text:p>
          </table:table-cell>
          <table:table-cell office:value-type="float" office:value="280.856" calcext:value-type="float">
            <text:p>280.856</text:p>
          </table:table-cell>
          <table:table-cell office:value-type="float" office:value="45.3706" calcext:value-type="float">
            <text:p>45.3706</text:p>
          </table:table-cell>
          <table:table-cell/>
          <table:table-cell table:formula="of:=([.D262]-[.A262])/0.0166667" office:value-type="float" office:value="-46.0559078881843" calcext:value-type="float">
            <text:p>-46.0559078881843</text:p>
          </table:table-cell>
          <table:table-cell table:formula="of:=ABS([.E262]-[.B262])/0.0166667" office:value-type="float" office:value="572.218855562288" calcext:value-type="float">
            <text:p>572.218855562288</text:p>
          </table:table-cell>
          <table:table-cell table:formula="of:=([.F262]-[.C262])/0.0166667" office:value-type="float" office:value="57.6298847402307" calcext:value-type="float">
            <text:p>57.6298847402307</text:p>
          </table:table-cell>
          <table:table-cell table:formula="of:=DEGREES(ATAN(ABS([.F262]-[.C262])/ABS([.E262]-[.B262])))" office:value-type="float" office:value="5.75103840000477" calcext:value-type="float">
            <text:p>5.75103840000477</text:p>
          </table:table-cell>
          <table:table-cell table:formula="of:=SQRT(POWER([.H262];2)+POWER([.I262];2)+POWER([.J262];2))" office:value-type="float" office:value="576.954737330054" calcext:value-type="float">
            <text:p>576.954737330054</text:p>
          </table:table-cell>
        </table:table-row>
        <table:table-row table:style-name="ro1">
          <table:table-cell office:value-type="float" office:value="71.8705" calcext:value-type="float">
            <text:p>71.8705</text:p>
          </table:table-cell>
          <table:table-cell office:value-type="float" office:value="284.944" calcext:value-type="float">
            <text:p>284.94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71.1228" calcext:value-type="float">
            <text:p>71.1228</text:p>
          </table:table-cell>
          <table:table-cell office:value-type="float" office:value="274.345" calcext:value-type="float">
            <text:p>274.345</text:p>
          </table:table-cell>
          <table:table-cell office:value-type="float" office:value="45.6345" calcext:value-type="float">
            <text:p>45.6345</text:p>
          </table:table-cell>
          <table:table-cell/>
          <table:table-cell table:formula="of:=([.D263]-[.A263])/0.0166667" office:value-type="float" office:value="-44.86191027618" calcext:value-type="float">
            <text:p>-44.86191027618</text:p>
          </table:table-cell>
          <table:table-cell table:formula="of:=ABS([.E263]-[.B263])/0.0166667" office:value-type="float" office:value="635.938728122543" calcext:value-type="float">
            <text:p>635.938728122543</text:p>
          </table:table-cell>
          <table:table-cell table:formula="of:=([.F263]-[.C263])/0.0166667" office:value-type="float" office:value="53.6278927442149" calcext:value-type="float">
            <text:p>53.6278927442149</text:p>
          </table:table-cell>
          <table:table-cell table:formula="of:=DEGREES(ATAN(ABS([.F263]-[.C263])/ABS([.E263]-[.B263])))" office:value-type="float" office:value="4.8202745872353" calcext:value-type="float">
            <text:p>4.8202745872353</text:p>
          </table:table-cell>
          <table:table-cell table:formula="of:=SQRT(POWER([.H263];2)+POWER([.I263];2)+POWER([.J263];2))" office:value-type="float" office:value="639.770746283331" calcext:value-type="float">
            <text:p>639.770746283331</text:p>
          </table:table-cell>
        </table:table-row>
        <table:table-row table:style-name="ro1">
          <table:table-cell office:value-type="float" office:value="70.854" calcext:value-type="float">
            <text:p>70.854</text:p>
          </table:table-cell>
          <table:table-cell office:value-type="float" office:value="284.714" calcext:value-type="float">
            <text:p>284.714</text:p>
          </table:table-cell>
          <table:table-cell office:value-type="float" office:value="45.29" calcext:value-type="float">
            <text:p>45.29</text:p>
          </table:table-cell>
          <table:table-cell office:value-type="float" office:value="69.6674" calcext:value-type="float">
            <text:p>69.6674</text:p>
          </table:table-cell>
          <table:table-cell office:value-type="float" office:value="267.609" calcext:value-type="float">
            <text:p>267.609</text:p>
          </table:table-cell>
          <table:table-cell office:value-type="float" office:value="47.1797" calcext:value-type="float">
            <text:p>47.1797</text:p>
          </table:table-cell>
          <table:table-cell/>
          <table:table-cell table:formula="of:=([.D264]-[.A264])/0.0166667" office:value-type="float" office:value="-71.1958576082847" calcext:value-type="float">
            <text:p>-71.1958576082847</text:p>
          </table:table-cell>
          <table:table-cell table:formula="of:=ABS([.E264]-[.B264])/0.0166667" office:value-type="float" office:value="1026.29794740411" calcext:value-type="float">
            <text:p>1026.29794740411</text:p>
          </table:table-cell>
          <table:table-cell table:formula="of:=([.F264]-[.C264])/0.0166667" office:value-type="float" office:value="113.381773236453" calcext:value-type="float">
            <text:p>113.381773236453</text:p>
          </table:table-cell>
          <table:table-cell table:formula="of:=DEGREES(ATAN(ABS([.F264]-[.C264])/ABS([.E264]-[.B264])))" office:value-type="float" office:value="6.30427036944495" calcext:value-type="float">
            <text:p>6.30427036944495</text:p>
          </table:table-cell>
          <table:table-cell table:formula="of:=SQRT(POWER([.H264];2)+POWER([.I264];2)+POWER([.J264];2))" office:value-type="float" office:value="1034.9936006994" calcext:value-type="float">
            <text:p>1034.9936006994</text:p>
          </table:table-cell>
        </table:table-row>
        <table:table-row table:style-name="ro1">
          <table:table-cell office:value-type="float" office:value="71.6171" calcext:value-type="float">
            <text:p>71.6171</text:p>
          </table:table-cell>
          <table:table-cell office:value-type="float" office:value="292.872" calcext:value-type="float">
            <text:p>292.872</text:p>
          </table:table-cell>
          <table:table-cell office:value-type="float" office:value="45.0651" calcext:value-type="float">
            <text:p>45.0651</text:p>
          </table:table-cell>
          <table:table-cell office:value-type="float" office:value="70.8653" calcext:value-type="float">
            <text:p>70.8653</text:p>
          </table:table-cell>
          <table:table-cell office:value-type="float" office:value="281.896" calcext:value-type="float">
            <text:p>281.896</text:p>
          </table:table-cell>
          <table:table-cell office:value-type="float" office:value="46.2204" calcext:value-type="float">
            <text:p>46.2204</text:p>
          </table:table-cell>
          <table:table-cell/>
          <table:table-cell table:formula="of:=([.D265]-[.A265])/0.0166667" office:value-type="float" office:value="-45.1079097841798" calcext:value-type="float">
            <text:p>-45.1079097841798</text:p>
          </table:table-cell>
          <table:table-cell table:formula="of:=ABS([.E265]-[.B265])/0.0166667" office:value-type="float" office:value="658.558682882634" calcext:value-type="float">
            <text:p>658.558682882634</text:p>
          </table:table-cell>
          <table:table-cell table:formula="of:=([.F265]-[.C265])/0.0166667" office:value-type="float" office:value="69.3178613642771" calcext:value-type="float">
            <text:p>69.3178613642771</text:p>
          </table:table-cell>
          <table:table-cell table:formula="of:=DEGREES(ATAN(ABS([.F265]-[.C265])/ABS([.E265]-[.B265])))" office:value-type="float" office:value="6.00865270689734" calcext:value-type="float">
            <text:p>6.00865270689734</text:p>
          </table:table-cell>
          <table:table-cell table:formula="of:=SQRT(POWER([.H265];2)+POWER([.I265];2)+POWER([.J265];2))" office:value-type="float" office:value="663.731292187829" calcext:value-type="float">
            <text:p>663.731292187829</text:p>
          </table:table-cell>
        </table:table-row>
        <table:table-row table:style-name="ro1">
          <table:table-cell office:value-type="float" office:value="72.3982" calcext:value-type="float">
            <text:p>72.3982</text:p>
          </table:table-cell>
          <table:table-cell office:value-type="float" office:value="303.13" calcext:value-type="float">
            <text:p>303.13</text:p>
          </table:table-cell>
          <table:table-cell office:value-type="float" office:value="42.993" calcext:value-type="float">
            <text:p>42.993</text:p>
          </table:table-cell>
          <table:table-cell office:value-type="float" office:value="71.8727" calcext:value-type="float">
            <text:p>71.8727</text:p>
          </table:table-cell>
          <table:table-cell office:value-type="float" office:value="290.282" calcext:value-type="float">
            <text:p>290.282</text:p>
          </table:table-cell>
          <table:table-cell office:value-type="float" office:value="44.6869" calcext:value-type="float">
            <text:p>44.6869</text:p>
          </table:table-cell>
          <table:table-cell/>
          <table:table-cell table:formula="of:=([.D266]-[.A266])/0.0166667" office:value-type="float" office:value="-31.5299369401266" calcext:value-type="float">
            <text:p>-31.5299369401266</text:p>
          </table:table-cell>
          <table:table-cell table:formula="of:=ABS([.E266]-[.B266])/0.0166667" office:value-type="float" office:value="770.878458243084" calcext:value-type="float">
            <text:p>770.878458243084</text:p>
          </table:table-cell>
          <table:table-cell table:formula="of:=([.F266]-[.C266])/0.0166667" office:value-type="float" office:value="101.633796732407" calcext:value-type="float">
            <text:p>101.633796732407</text:p>
          </table:table-cell>
          <table:table-cell table:formula="of:=DEGREES(ATAN(ABS([.F266]-[.C266])/ABS([.E266]-[.B266])))" office:value-type="float" office:value="7.51064607318119" calcext:value-type="float">
            <text:p>7.51064607318119</text:p>
          </table:table-cell>
          <table:table-cell table:formula="of:=SQRT(POWER([.H266];2)+POWER([.I266];2)+POWER([.J266];2))" office:value-type="float" office:value="778.188385254449" calcext:value-type="float">
            <text:p>778.188385254449</text:p>
          </table:table-cell>
        </table:table-row>
        <table:table-row table:style-name="ro1">
          <table:table-cell office:value-type="float" office:value="72.1372" calcext:value-type="float">
            <text:p>72.1372</text:p>
          </table:table-cell>
          <table:table-cell office:value-type="float" office:value="291.468" calcext:value-type="float">
            <text:p>291.468</text:p>
          </table:table-cell>
          <table:table-cell office:value-type="float" office:value="45.5265" calcext:value-type="float">
            <text:p>45.5265</text:p>
          </table:table-cell>
          <table:table-cell office:value-type="float" office:value="71.379" calcext:value-type="float">
            <text:p>71.379</text:p>
          </table:table-cell>
          <table:table-cell office:value-type="float" office:value="281.742" calcext:value-type="float">
            <text:p>281.742</text:p>
          </table:table-cell>
          <table:table-cell office:value-type="float" office:value="47.2392" calcext:value-type="float">
            <text:p>47.2392</text:p>
          </table:table-cell>
          <table:table-cell/>
          <table:table-cell table:formula="of:=([.D267]-[.A267])/0.0166667" office:value-type="float" office:value="-45.4919090161821" calcext:value-type="float">
            <text:p>-45.4919090161821</text:p>
          </table:table-cell>
          <table:table-cell table:formula="of:=ABS([.E267]-[.B267])/0.0166667" office:value-type="float" office:value="583.558832882334" calcext:value-type="float">
            <text:p>583.558832882334</text:p>
          </table:table-cell>
          <table:table-cell table:formula="of:=([.F267]-[.C267])/0.0166667" office:value-type="float" office:value="102.761794476411" calcext:value-type="float">
            <text:p>102.761794476411</text:p>
          </table:table-cell>
          <table:table-cell table:formula="of:=DEGREES(ATAN(ABS([.F267]-[.C267])/ABS([.E267]-[.B267])))" office:value-type="float" office:value="9.98710893293298" calcext:value-type="float">
            <text:p>9.98710893293298</text:p>
          </table:table-cell>
          <table:table-cell table:formula="of:=SQRT(POWER([.H267];2)+POWER([.I267];2)+POWER([.J267];2))" office:value-type="float" office:value="594.281424600282" calcext:value-type="float">
            <text:p>594.281424600282</text:p>
          </table:table-cell>
        </table:table-row>
        <table:table-row table:style-name="ro1">
          <table:table-cell office:value-type="float" office:value="72.3879" calcext:value-type="float">
            <text:p>72.3879</text:p>
          </table:table-cell>
          <table:table-cell office:value-type="float" office:value="288.941" calcext:value-type="float">
            <text:p>288.941</text:p>
          </table:table-cell>
          <table:table-cell office:value-type="float" office:value="44.8858" calcext:value-type="float">
            <text:p>44.8858</text:p>
          </table:table-cell>
          <table:table-cell office:value-type="float" office:value="71.8756" calcext:value-type="float">
            <text:p>71.8756</text:p>
          </table:table-cell>
          <table:table-cell office:value-type="float" office:value="278.167" calcext:value-type="float">
            <text:p>278.167</text:p>
          </table:table-cell>
          <table:table-cell office:value-type="float" office:value="46.0298" calcext:value-type="float">
            <text:p>46.0298</text:p>
          </table:table-cell>
          <table:table-cell/>
          <table:table-cell table:formula="of:=([.D268]-[.A268])/0.0166667" office:value-type="float" office:value="-30.7379385241227" calcext:value-type="float">
            <text:p>-30.7379385241227</text:p>
          </table:table-cell>
          <table:table-cell table:formula="of:=ABS([.E268]-[.B268])/0.0166667" office:value-type="float" office:value="646.438707122586" calcext:value-type="float">
            <text:p>646.438707122586</text:p>
          </table:table-cell>
          <table:table-cell table:formula="of:=([.F268]-[.C268])/0.0166667" office:value-type="float" office:value="68.6398627202745" calcext:value-type="float">
            <text:p>68.6398627202745</text:p>
          </table:table-cell>
          <table:table-cell table:formula="of:=DEGREES(ATAN(ABS([.F268]-[.C268])/ABS([.E268]-[.B268])))" office:value-type="float" office:value="6.06104419815191" calcext:value-type="float">
            <text:p>6.06104419815191</text:p>
          </table:table-cell>
          <table:table-cell table:formula="of:=SQRT(POWER([.H268];2)+POWER([.I268];2)+POWER([.J268];2))" office:value-type="float" office:value="650.798934914072" calcext:value-type="float">
            <text:p>650.798934914072</text:p>
          </table:table-cell>
        </table:table-row>
        <table:table-row table:style-name="ro1">
          <table:table-cell office:value-type="float" office:value="72.6474" calcext:value-type="float">
            <text:p>72.6474</text:p>
          </table:table-cell>
          <table:table-cell office:value-type="float" office:value="284.572" calcext:value-type="float">
            <text:p>284.572</text:p>
          </table:table-cell>
          <table:table-cell office:value-type="float" office:value="46.8052" calcext:value-type="float">
            <text:p>46.8052</text:p>
          </table:table-cell>
          <table:table-cell office:value-type="float" office:value="72.1374" calcext:value-type="float">
            <text:p>72.1374</text:p>
          </table:table-cell>
          <table:table-cell office:value-type="float" office:value="273.899" calcext:value-type="float">
            <text:p>273.899</text:p>
          </table:table-cell>
          <table:table-cell office:value-type="float" office:value="48.4015" calcext:value-type="float">
            <text:p>48.4015</text:p>
          </table:table-cell>
          <table:table-cell/>
          <table:table-cell table:formula="of:=([.D269]-[.A269])/0.0166667" office:value-type="float" office:value="-30.5999388001227" calcext:value-type="float">
            <text:p>-30.5999388001227</text:p>
          </table:table-cell>
          <table:table-cell table:formula="of:=ABS([.E269]-[.B269])/0.0166667" office:value-type="float" office:value="640.378719242562" calcext:value-type="float">
            <text:p>640.378719242562</text:p>
          </table:table-cell>
          <table:table-cell table:formula="of:=([.F269]-[.C269])/0.0166667" office:value-type="float" office:value="95.7778084443831" calcext:value-type="float">
            <text:p>95.7778084443831</text:p>
          </table:table-cell>
          <table:table-cell table:formula="of:=DEGREES(ATAN(ABS([.F269]-[.C269])/ABS([.E269]-[.B269])))" office:value-type="float" office:value="8.50635079194811" calcext:value-type="float">
            <text:p>8.50635079194811</text:p>
          </table:table-cell>
          <table:table-cell table:formula="of:=SQRT(POWER([.H269];2)+POWER([.I269];2)+POWER([.J269];2))" office:value-type="float" office:value="648.224227334742" calcext:value-type="float">
            <text:p>648.224227334742</text:p>
          </table:table-cell>
        </table:table-row>
        <table:table-row table:style-name="ro1">
          <table:table-cell office:value-type="float" office:value="71.6323" calcext:value-type="float">
            <text:p>71.6323</text:p>
          </table:table-cell>
          <table:table-cell office:value-type="float" office:value="283.056" calcext:value-type="float">
            <text:p>283.056</text:p>
          </table:table-cell>
          <table:table-cell office:value-type="float" office:value="47.2914" calcext:value-type="float">
            <text:p>47.2914</text:p>
          </table:table-cell>
          <table:table-cell office:value-type="float" office:value="71.1523" calcext:value-type="float">
            <text:p>71.1523</text:p>
          </table:table-cell>
          <table:table-cell office:value-type="float" office:value="271.104" calcext:value-type="float">
            <text:p>271.104</text:p>
          </table:table-cell>
          <table:table-cell office:value-type="float" office:value="49.3154" calcext:value-type="float">
            <text:p>49.3154</text:p>
          </table:table-cell>
          <table:table-cell/>
          <table:table-cell table:formula="of:=([.D270]-[.A270])/0.0166667" office:value-type="float" office:value="-28.7999424001154" calcext:value-type="float">
            <text:p>-28.7999424001154</text:p>
          </table:table-cell>
          <table:table-cell table:formula="of:=ABS([.E270]-[.B270])/0.0166667" office:value-type="float" office:value="717.118565762868" calcext:value-type="float">
            <text:p>717.118565762868</text:p>
          </table:table-cell>
          <table:table-cell table:formula="of:=([.F270]-[.C270])/0.0166667" office:value-type="float" office:value="121.439757120485" calcext:value-type="float">
            <text:p>121.439757120485</text:p>
          </table:table-cell>
          <table:table-cell table:formula="of:=DEGREES(ATAN(ABS([.F270]-[.C270])/ABS([.E270]-[.B270])))" office:value-type="float" office:value="9.61151344167061" calcext:value-type="float">
            <text:p>9.61151344167061</text:p>
          </table:table-cell>
          <table:table-cell table:formula="of:=SQRT(POWER([.H270];2)+POWER([.I270];2)+POWER([.J270];2))" office:value-type="float" office:value="727.898405447852" calcext:value-type="float">
            <text:p>727.898405447852</text:p>
          </table:table-cell>
        </table:table-row>
        <table:table-row table:style-name="ro1">
          <table:table-cell office:value-type="float" office:value="71.1186" calcext:value-type="float">
            <text:p>71.1186</text:p>
          </table:table-cell>
          <table:table-cell office:value-type="float" office:value="281.925" calcext:value-type="float">
            <text:p>281.925</text:p>
          </table:table-cell>
          <table:table-cell office:value-type="float" office:value="46.2136" calcext:value-type="float">
            <text:p>46.2136</text:p>
          </table:table-cell>
          <table:table-cell office:value-type="float" office:value="70.3923" calcext:value-type="float">
            <text:p>70.3923</text:p>
          </table:table-cell>
          <table:table-cell office:value-type="float" office:value="272.648" calcext:value-type="float">
            <text:p>272.648</text:p>
          </table:table-cell>
          <table:table-cell office:value-type="float" office:value="47.3788" calcext:value-type="float">
            <text:p>47.3788</text:p>
          </table:table-cell>
          <table:table-cell/>
          <table:table-cell table:formula="of:=([.D271]-[.A271])/0.0166667" office:value-type="float" office:value="-43.577912844174" calcext:value-type="float">
            <text:p>-43.577912844174</text:p>
          </table:table-cell>
          <table:table-cell table:formula="of:=ABS([.E271]-[.B271])/0.0166667" office:value-type="float" office:value="556.618886762226" calcext:value-type="float">
            <text:p>556.618886762226</text:p>
          </table:table-cell>
          <table:table-cell table:formula="of:=([.F271]-[.C271])/0.0166667" office:value-type="float" office:value="69.9118601762796" calcext:value-type="float">
            <text:p>69.9118601762796</text:p>
          </table:table-cell>
          <table:table-cell table:formula="of:=DEGREES(ATAN(ABS([.F271]-[.C271])/ABS([.E271]-[.B271])))" office:value-type="float" office:value="7.15891593484767" calcext:value-type="float">
            <text:p>7.15891593484767</text:p>
          </table:table-cell>
          <table:table-cell table:formula="of:=SQRT(POWER([.H271];2)+POWER([.I271];2)+POWER([.J271];2))" office:value-type="float" office:value="562.682226289032" calcext:value-type="float">
            <text:p>562.682226289032</text:p>
          </table:table-cell>
        </table:table-row>
        <table:table-row table:style-name="ro1">
          <table:table-cell office:value-type="float" office:value="72.643" calcext:value-type="float">
            <text:p>72.643</text:p>
          </table:table-cell>
          <table:table-cell office:value-type="float" office:value="283.335" calcext:value-type="float">
            <text:p>283.335</text:p>
          </table:table-cell>
          <table:table-cell office:value-type="float" office:value="46.4881" calcext:value-type="float">
            <text:p>46.4881</text:p>
          </table:table-cell>
          <table:table-cell office:value-type="float" office:value="72.381" calcext:value-type="float">
            <text:p>72.381</text:p>
          </table:table-cell>
          <table:table-cell office:value-type="float" office:value="272.794" calcext:value-type="float">
            <text:p>272.794</text:p>
          </table:table-cell>
          <table:table-cell office:value-type="float" office:value="47.8287" calcext:value-type="float">
            <text:p>47.8287</text:p>
          </table:table-cell>
          <table:table-cell/>
          <table:table-cell table:formula="of:=([.D272]-[.A272])/0.0166667" office:value-type="float" office:value="-15.7199685600629" calcext:value-type="float">
            <text:p>-15.7199685600629</text:p>
          </table:table-cell>
          <table:table-cell table:formula="of:=ABS([.E272]-[.B272])/0.0166667" office:value-type="float" office:value="632.45873508253" calcext:value-type="float">
            <text:p>632.45873508253</text:p>
          </table:table-cell>
          <table:table-cell table:formula="of:=([.F272]-[.C272])/0.0166667" office:value-type="float" office:value="80.4358391283214" calcext:value-type="float">
            <text:p>80.4358391283214</text:p>
          </table:table-cell>
          <table:table-cell table:formula="of:=DEGREES(ATAN(ABS([.F272]-[.C272])/ABS([.E272]-[.B272])))" office:value-type="float" office:value="7.24794293012629" calcext:value-type="float">
            <text:p>7.24794293012629</text:p>
          </table:table-cell>
          <table:table-cell table:formula="of:=SQRT(POWER([.H272];2)+POWER([.I272];2)+POWER([.J272];2))" office:value-type="float" office:value="637.746888044152" calcext:value-type="float">
            <text:p>637.746888044152</text:p>
          </table:table-cell>
        </table:table-row>
        <table:table-row table:style-name="ro1">
          <table:table-cell office:value-type="float" office:value="71.8785" calcext:value-type="float">
            <text:p>71.8785</text:p>
          </table:table-cell>
          <table:table-cell office:value-type="float" office:value="282.015" calcext:value-type="float">
            <text:p>282.015</text:p>
          </table:table-cell>
          <table:table-cell office:value-type="float" office:value="46.1928" calcext:value-type="float">
            <text:p>46.1928</text:p>
          </table:table-cell>
          <table:table-cell office:value-type="float" office:value="71.3853" calcext:value-type="float">
            <text:p>71.3853</text:p>
          </table:table-cell>
          <table:table-cell office:value-type="float" office:value="271.53" calcext:value-type="float">
            <text:p>271.53</text:p>
          </table:table-cell>
          <table:table-cell office:value-type="float" office:value="47.2944" calcext:value-type="float">
            <text:p>47.2944</text:p>
          </table:table-cell>
          <table:table-cell/>
          <table:table-cell table:formula="of:=([.D273]-[.A273])/0.0166667" office:value-type="float" office:value="-29.5919408161185" calcext:value-type="float">
            <text:p>-29.5919408161185</text:p>
          </table:table-cell>
          <table:table-cell table:formula="of:=ABS([.E273]-[.B273])/0.0166667" office:value-type="float" office:value="629.098741802517" calcext:value-type="float">
            <text:p>629.098741802517</text:p>
          </table:table-cell>
          <table:table-cell table:formula="of:=([.F273]-[.C273])/0.0166667" office:value-type="float" office:value="66.0958678082647" calcext:value-type="float">
            <text:p>66.0958678082647</text:p>
          </table:table-cell>
          <table:table-cell table:formula="of:=DEGREES(ATAN(ABS([.F273]-[.C273])/ABS([.E273]-[.B273])))" office:value-type="float" office:value="5.99774127118773" calcext:value-type="float">
            <text:p>5.99774127118773</text:p>
          </table:table-cell>
          <table:table-cell table:formula="of:=SQRT(POWER([.H273];2)+POWER([.I273];2)+POWER([.J273];2))" office:value-type="float" office:value="633.253167098359" calcext:value-type="float">
            <text:p>633.253167098359</text:p>
          </table:table-cell>
        </table:table-row>
        <table:table-row table:style-name="ro1">
          <table:table-cell office:value-type="float" office:value="72.6513" calcext:value-type="float">
            <text:p>72.6513</text:p>
          </table:table-cell>
          <table:table-cell office:value-type="float" office:value="291.637" calcext:value-type="float">
            <text:p>291.637</text:p>
          </table:table-cell>
          <table:table-cell office:value-type="float" office:value="44.9854" calcext:value-type="float">
            <text:p>44.9854</text:p>
          </table:table-cell>
          <table:table-cell office:value-type="float" office:value="71.8808" calcext:value-type="float">
            <text:p>71.8808</text:p>
          </table:table-cell>
          <table:table-cell office:value-type="float" office:value="280.62" calcext:value-type="float">
            <text:p>280.62</text:p>
          </table:table-cell>
          <table:table-cell office:value-type="float" office:value="46.6535" calcext:value-type="float">
            <text:p>46.6535</text:p>
          </table:table-cell>
          <table:table-cell/>
          <table:table-cell table:formula="of:=([.D274]-[.A274])/0.0166667" office:value-type="float" office:value="-46.2299075401857" calcext:value-type="float">
            <text:p>-46.2299075401857</text:p>
          </table:table-cell>
          <table:table-cell table:formula="of:=ABS([.E274]-[.B274])/0.0166667" office:value-type="float" office:value="661.018677962644" calcext:value-type="float">
            <text:p>661.018677962644</text:p>
          </table:table-cell>
          <table:table-cell table:formula="of:=([.F274]-[.C274])/0.0166667" office:value-type="float" office:value="100.085799828401" calcext:value-type="float">
            <text:p>100.085799828401</text:p>
          </table:table-cell>
          <table:table-cell table:formula="of:=DEGREES(ATAN(ABS([.F274]-[.C274])/ABS([.E274]-[.B274])))" office:value-type="float" office:value="8.60984005787197" calcext:value-type="float">
            <text:p>8.60984005787197</text:p>
          </table:table-cell>
          <table:table-cell table:formula="of:=SQRT(POWER([.H274];2)+POWER([.I274];2)+POWER([.J274];2))" office:value-type="float" office:value="670.149285080531" calcext:value-type="float">
            <text:p>670.149285080531</text:p>
          </table:table-cell>
        </table:table-row>
        <table:table-row table:style-name="ro1">
          <table:table-cell office:value-type="float" office:value="72.1325" calcext:value-type="float">
            <text:p>72.1325</text:p>
          </table:table-cell>
          <table:table-cell office:value-type="float" office:value="293.048" calcext:value-type="float">
            <text:p>293.048</text:p>
          </table:table-cell>
          <table:table-cell office:value-type="float" office:value="44.5209" calcext:value-type="float">
            <text:p>44.5209</text:p>
          </table:table-cell>
          <table:table-cell office:value-type="float" office:value="71.3743" calcext:value-type="float">
            <text:p>71.3743</text:p>
          </table:table-cell>
          <table:table-cell office:value-type="float" office:value="279.331" calcext:value-type="float">
            <text:p>279.331</text:p>
          </table:table-cell>
          <table:table-cell office:value-type="float" office:value="46.3547" calcext:value-type="float">
            <text:p>46.3547</text:p>
          </table:table-cell>
          <table:table-cell/>
          <table:table-cell table:formula="of:=([.D275]-[.A275])/0.0166667" office:value-type="float" office:value="-45.4919090161812" calcext:value-type="float">
            <text:p>-45.4919090161812</text:p>
          </table:table-cell>
          <table:table-cell table:formula="of:=ABS([.E275]-[.B275])/0.0166667" office:value-type="float" office:value="823.018353963291" calcext:value-type="float">
            <text:p>823.018353963291</text:p>
          </table:table-cell>
          <table:table-cell table:formula="of:=([.F275]-[.C275])/0.0166667" office:value-type="float" office:value="110.02777994444" calcext:value-type="float">
            <text:p>110.02777994444</text:p>
          </table:table-cell>
          <table:table-cell table:formula="of:=DEGREES(ATAN(ABS([.F275]-[.C275])/ABS([.E275]-[.B275])))" office:value-type="float" office:value="7.61461538562808" calcext:value-type="float">
            <text:p>7.61461538562808</text:p>
          </table:table-cell>
          <table:table-cell table:formula="of:=SQRT(POWER([.H275];2)+POWER([.I275];2)+POWER([.J275];2))" office:value-type="float" office:value="831.585736473326" calcext:value-type="float">
            <text:p>831.585736473326</text:p>
          </table:table-cell>
        </table:table-row>
        <table:table-row table:style-name="ro1">
          <table:table-cell office:value-type="float" office:value="71.8761" calcext:value-type="float">
            <text:p>71.8761</text:p>
          </table:table-cell>
          <table:table-cell office:value-type="float" office:value="290.166" calcext:value-type="float">
            <text:p>290.166</text:p>
          </table:table-cell>
          <table:table-cell office:value-type="float" office:value="45.2144" calcext:value-type="float">
            <text:p>45.2144</text:p>
          </table:table-cell>
          <table:table-cell office:value-type="float" office:value="71.1272" calcext:value-type="float">
            <text:p>71.1272</text:p>
          </table:table-cell>
          <table:table-cell office:value-type="float" office:value="277.921" calcext:value-type="float">
            <text:p>277.921</text:p>
          </table:table-cell>
          <table:table-cell office:value-type="float" office:value="46.8193" calcext:value-type="float">
            <text:p>46.8193</text:p>
          </table:table-cell>
          <table:table-cell/>
          <table:table-cell table:formula="of:=([.D276]-[.A276])/0.0166667" office:value-type="float" office:value="-44.9339101321793" calcext:value-type="float">
            <text:p>-44.9339101321793</text:p>
          </table:table-cell>
          <table:table-cell table:formula="of:=ABS([.E276]-[.B276])/0.0166667" office:value-type="float" office:value="734.698530602939" calcext:value-type="float">
            <text:p>734.698530602939</text:p>
          </table:table-cell>
          <table:table-cell table:formula="of:=([.F276]-[.C276])/0.0166667" office:value-type="float" office:value="96.2938074123852" calcext:value-type="float">
            <text:p>96.2938074123852</text:p>
          </table:table-cell>
          <table:table-cell table:formula="of:=DEGREES(ATAN(ABS([.F276]-[.C276])/ABS([.E276]-[.B276])))" office:value-type="float" office:value="7.46695158917387" calcext:value-type="float">
            <text:p>7.46695158917387</text:p>
          </table:table-cell>
          <table:table-cell table:formula="of:=SQRT(POWER([.H276];2)+POWER([.I276];2)+POWER([.J276];2))" office:value-type="float" office:value="742.343239004612" calcext:value-type="float">
            <text:p>742.343239004612</text:p>
          </table:table-cell>
        </table:table-row>
        <table:table-row table:style-name="ro1">
          <table:table-cell office:value-type="float" office:value="72.6542" calcext:value-type="float">
            <text:p>72.6542</text:p>
          </table:table-cell>
          <table:table-cell office:value-type="float" office:value="291.513" calcext:value-type="float">
            <text:p>291.513</text:p>
          </table:table-cell>
          <table:table-cell office:value-type="float" office:value="45.5149" calcext:value-type="float">
            <text:p>45.5149</text:p>
          </table:table-cell>
          <table:table-cell office:value-type="float" office:value="72.3902" calcext:value-type="float">
            <text:p>72.3902</text:p>
          </table:table-cell>
          <table:table-cell office:value-type="float" office:value="280.509" calcext:value-type="float">
            <text:p>280.509</text:p>
          </table:table-cell>
          <table:table-cell office:value-type="float" office:value="47.4136" calcext:value-type="float">
            <text:p>47.4136</text:p>
          </table:table-cell>
          <table:table-cell/>
          <table:table-cell table:formula="of:=([.D277]-[.A277])/0.0166667" office:value-type="float" office:value="-15.839968320064" calcext:value-type="float">
            <text:p>-15.839968320064</text:p>
          </table:table-cell>
          <table:table-cell table:formula="of:=ABS([.E277]-[.B277])/0.0166667" office:value-type="float" office:value="660.238679522639" calcext:value-type="float">
            <text:p>660.238679522639</text:p>
          </table:table-cell>
          <table:table-cell table:formula="of:=([.F277]-[.C277])/0.0166667" office:value-type="float" office:value="113.921772156456" calcext:value-type="float">
            <text:p>113.921772156456</text:p>
          </table:table-cell>
          <table:table-cell table:formula="of:=DEGREES(ATAN(ABS([.F277]-[.C277])/ABS([.E277]-[.B277])))" office:value-type="float" office:value="9.78978238601962" calcext:value-type="float">
            <text:p>9.78978238601962</text:p>
          </table:table-cell>
          <table:table-cell table:formula="of:=SQRT(POWER([.H277];2)+POWER([.I277];2)+POWER([.J277];2))" office:value-type="float" office:value="670.182205601914" calcext:value-type="float">
            <text:p>670.182205601914</text:p>
          </table:table-cell>
        </table:table-row>
        <table:table-row table:style-name="ro1">
          <table:table-cell office:value-type="float" office:value="72.3983" calcext:value-type="float">
            <text:p>72.3983</text:p>
          </table:table-cell>
          <table:table-cell office:value-type="float" office:value="295.721" calcext:value-type="float">
            <text:p>295.721</text:p>
          </table:table-cell>
          <table:table-cell office:value-type="float" office:value="44.8876" calcext:value-type="float">
            <text:p>44.8876</text:p>
          </table:table-cell>
          <table:table-cell office:value-type="float" office:value="71.8827" calcext:value-type="float">
            <text:p>71.8827</text:p>
          </table:table-cell>
          <table:table-cell office:value-type="float" office:value="283.194" calcext:value-type="float">
            <text:p>283.194</text:p>
          </table:table-cell>
          <table:table-cell office:value-type="float" office:value="46.7672" calcext:value-type="float">
            <text:p>46.7672</text:p>
          </table:table-cell>
          <table:table-cell/>
          <table:table-cell table:formula="of:=([.D278]-[.A278])/0.0166667" office:value-type="float" office:value="-30.9359381281241" calcext:value-type="float">
            <text:p>-30.9359381281241</text:p>
          </table:table-cell>
          <table:table-cell table:formula="of:=ABS([.E278]-[.B278])/0.0166667" office:value-type="float" office:value="751.618496763006" calcext:value-type="float">
            <text:p>751.618496763006</text:p>
          </table:table-cell>
          <table:table-cell table:formula="of:=([.F278]-[.C278])/0.0166667" office:value-type="float" office:value="112.775774448451" calcext:value-type="float">
            <text:p>112.775774448451</text:p>
          </table:table-cell>
          <table:table-cell table:formula="of:=DEGREES(ATAN(ABS([.F278]-[.C278])/ABS([.E278]-[.B278])))" office:value-type="float" office:value="8.53322581966987" calcext:value-type="float">
            <text:p>8.53322581966987</text:p>
          </table:table-cell>
          <table:table-cell table:formula="of:=SQRT(POWER([.H278];2)+POWER([.I278];2)+POWER([.J278];2))" office:value-type="float" office:value="760.661404467583" calcext:value-type="float">
            <text:p>760.661404467583</text:p>
          </table:table-cell>
        </table:table-row>
        <table:table-row table:style-name="ro1">
          <table:table-cell office:value-type="float" office:value="72.9163" calcext:value-type="float">
            <text:p>72.9163</text:p>
          </table:table-cell>
          <table:table-cell office:value-type="float" office:value="294.412" calcext:value-type="float">
            <text:p>294.412</text:p>
          </table:table-cell>
          <table:table-cell office:value-type="float" office:value="44.8216" calcext:value-type="float">
            <text:p>44.8216</text:p>
          </table:table-cell>
          <table:table-cell office:value-type="float" office:value="72.389" calcext:value-type="float">
            <text:p>72.389</text:p>
          </table:table-cell>
          <table:table-cell office:value-type="float" office:value="283.303" calcext:value-type="float">
            <text:p>283.303</text:p>
          </table:table-cell>
          <table:table-cell office:value-type="float" office:value="46.4953" calcext:value-type="float">
            <text:p>46.4953</text:p>
          </table:table-cell>
          <table:table-cell/>
          <table:table-cell table:formula="of:=([.D279]-[.A279])/0.0166667" office:value-type="float" office:value="-31.6379367241272" calcext:value-type="float">
            <text:p>-31.6379367241272</text:p>
          </table:table-cell>
          <table:table-cell table:formula="of:=ABS([.E279]-[.B279])/0.0166667" office:value-type="float" office:value="666.538666922665" calcext:value-type="float">
            <text:p>666.538666922665</text:p>
          </table:table-cell>
          <table:table-cell table:formula="of:=([.F279]-[.C279])/0.0166667" office:value-type="float" office:value="100.421799156402" calcext:value-type="float">
            <text:p>100.421799156402</text:p>
          </table:table-cell>
          <table:table-cell table:formula="of:=DEGREES(ATAN(ABS([.F279]-[.C279])/ABS([.E279]-[.B279])))" office:value-type="float" office:value="8.56783619813267" calcext:value-type="float">
            <text:p>8.56783619813267</text:p>
          </table:table-cell>
          <table:table-cell table:formula="of:=SQRT(POWER([.H279];2)+POWER([.I279];2)+POWER([.J279];2))" office:value-type="float" office:value="674.803150028964" calcext:value-type="float">
            <text:p>674.803150028964</text:p>
          </table:table-cell>
        </table:table-row>
        <table:table-row table:style-name="ro1">
          <table:table-cell office:value-type="float" office:value="71.8777" calcext:value-type="float">
            <text:p>71.8777</text:p>
          </table:table-cell>
          <table:table-cell office:value-type="float" office:value="290.107" calcext:value-type="float">
            <text:p>290.107</text:p>
          </table:table-cell>
          <table:table-cell office:value-type="float" office:value="45.4779" calcext:value-type="float">
            <text:p>45.4779</text:p>
          </table:table-cell>
          <table:table-cell office:value-type="float" office:value="71.1281" calcext:value-type="float">
            <text:p>71.1281</text:p>
          </table:table-cell>
          <table:table-cell office:value-type="float" office:value="279.148" calcext:value-type="float">
            <text:p>279.148</text:p>
          </table:table-cell>
          <table:table-cell office:value-type="float" office:value="47.1312" calcext:value-type="float">
            <text:p>47.1312</text:p>
          </table:table-cell>
          <table:table-cell/>
          <table:table-cell table:formula="of:=([.D280]-[.A280])/0.0166667" office:value-type="float" office:value="-44.97591004818" calcext:value-type="float">
            <text:p>-44.97591004818</text:p>
          </table:table-cell>
          <table:table-cell table:formula="of:=ABS([.E280]-[.B280])/0.0166667" office:value-type="float" office:value="657.53868492263" calcext:value-type="float">
            <text:p>657.53868492263</text:p>
          </table:table-cell>
          <table:table-cell table:formula="of:=([.F280]-[.C280])/0.0166667" office:value-type="float" office:value="99.1978016043969" calcext:value-type="float">
            <text:p>99.1978016043969</text:p>
          </table:table-cell>
          <table:table-cell table:formula="of:=DEGREES(ATAN(ABS([.F280]-[.C280])/ABS([.E280]-[.B280])))" office:value-type="float" office:value="8.57907873831766" calcext:value-type="float">
            <text:p>8.57907873831766</text:p>
          </table:table-cell>
          <table:table-cell table:formula="of:=SQRT(POWER([.H280];2)+POWER([.I280];2)+POWER([.J280];2))" office:value-type="float" office:value="666.49843097909" calcext:value-type="float">
            <text:p>666.49843097909</text:p>
          </table:table-cell>
        </table:table-row>
        <table:table-row table:style-name="ro1">
          <table:table-cell office:value-type="float" office:value="72.6547" calcext:value-type="float">
            <text:p>72.6547</text:p>
          </table:table-cell>
          <table:table-cell office:value-type="float" office:value="294.449" calcext:value-type="float">
            <text:p>294.449</text:p>
          </table:table-cell>
          <table:table-cell office:value-type="float" office:value="44.5614" calcext:value-type="float">
            <text:p>44.5614</text:p>
          </table:table-cell>
          <table:table-cell office:value-type="float" office:value="71.8794" calcext:value-type="float">
            <text:p>71.8794</text:p>
          </table:table-cell>
          <table:table-cell office:value-type="float" office:value="283.304" calcext:value-type="float">
            <text:p>283.304</text:p>
          </table:table-cell>
          <table:table-cell office:value-type="float" office:value="46.2489" calcext:value-type="float">
            <text:p>46.2489</text:p>
          </table:table-cell>
          <table:table-cell/>
          <table:table-cell table:formula="of:=([.D281]-[.A281])/0.0166667" office:value-type="float" office:value="-46.5179069641862" calcext:value-type="float">
            <text:p>-46.5179069641862</text:p>
          </table:table-cell>
          <table:table-cell table:formula="of:=ABS([.E281]-[.B281])/0.0166667" office:value-type="float" office:value="668.698662602677" calcext:value-type="float">
            <text:p>668.698662602677</text:p>
          </table:table-cell>
          <table:table-cell table:formula="of:=([.F281]-[.C281])/0.0166667" office:value-type="float" office:value="101.249797500405" calcext:value-type="float">
            <text:p>101.249797500405</text:p>
          </table:table-cell>
          <table:table-cell table:formula="of:=DEGREES(ATAN(ABS([.F281]-[.C281])/ABS([.E281]-[.B281])))" office:value-type="float" office:value="8.60993722396201" calcext:value-type="float">
            <text:p>8.60993722396201</text:p>
          </table:table-cell>
          <table:table-cell table:formula="of:=SQRT(POWER([.H281];2)+POWER([.I281];2)+POWER([.J281];2))" office:value-type="float" office:value="677.918386333348" calcext:value-type="float">
            <text:p>677.918386333348</text:p>
          </table:table-cell>
        </table:table-row>
        <table:table-row table:style-name="ro1">
          <table:table-cell office:value-type="float" office:value="72.6563" calcext:value-type="float">
            <text:p>72.6563</text:p>
          </table:table-cell>
          <table:table-cell office:value-type="float" office:value="295.867" calcext:value-type="float">
            <text:p>295.867</text:p>
          </table:table-cell>
          <table:table-cell office:value-type="float" office:value="44.3476" calcext:value-type="float">
            <text:p>44.3476</text:p>
          </table:table-cell>
          <table:table-cell office:value-type="float" office:value="72.3857" calcext:value-type="float">
            <text:p>72.3857</text:p>
          </table:table-cell>
          <table:table-cell office:value-type="float" office:value="277.965" calcext:value-type="float">
            <text:p>277.965</text:p>
          </table:table-cell>
          <table:table-cell office:value-type="float" office:value="47.2971" calcext:value-type="float">
            <text:p>47.2971</text:p>
          </table:table-cell>
          <table:table-cell/>
          <table:table-cell table:formula="of:=([.D282]-[.A282])/0.0166667" office:value-type="float" office:value="-16.235967528065" calcext:value-type="float">
            <text:p>-16.235967528065</text:p>
          </table:table-cell>
          <table:table-cell table:formula="of:=ABS([.E282]-[.B282])/0.0166667" office:value-type="float" office:value="1074.1178517643" calcext:value-type="float">
            <text:p>1074.1178517643</text:p>
          </table:table-cell>
          <table:table-cell table:formula="of:=([.F282]-[.C282])/0.0166667" office:value-type="float" office:value="176.969646060708" calcext:value-type="float">
            <text:p>176.969646060708</text:p>
          </table:table-cell>
          <table:table-cell table:formula="of:=DEGREES(ATAN(ABS([.F282]-[.C282])/ABS([.E282]-[.B282])))" office:value-type="float" office:value="9.35589359577343" calcext:value-type="float">
            <text:p>9.35589359577343</text:p>
          </table:table-cell>
          <table:table-cell table:formula="of:=SQRT(POWER([.H282];2)+POWER([.I282];2)+POWER([.J282];2))" office:value-type="float" office:value="1088.71990050112" calcext:value-type="float">
            <text:p>1088.71990050112</text:p>
          </table:table-cell>
        </table:table-row>
        <table:table-row table:style-name="ro1">
          <table:table-cell office:value-type="float" office:value="72.6566" calcext:value-type="float">
            <text:p>72.6566</text:p>
          </table:table-cell>
          <table:table-cell office:value-type="float" office:value="297.355" calcext:value-type="float">
            <text:p>297.355</text:p>
          </table:table-cell>
          <table:table-cell office:value-type="float" office:value="43.8644" calcext:value-type="float">
            <text:p>43.8644</text:p>
          </table:table-cell>
          <table:table-cell office:value-type="float" office:value="71.8741" calcext:value-type="float">
            <text:p>71.8741</text:p>
          </table:table-cell>
          <table:table-cell office:value-type="float" office:value="287.508" calcext:value-type="float">
            <text:p>287.508</text:p>
          </table:table-cell>
          <table:table-cell office:value-type="float" office:value="45.1082" calcext:value-type="float">
            <text:p>45.1082</text:p>
          </table:table-cell>
          <table:table-cell/>
          <table:table-cell table:formula="of:=([.D283]-[.A283])/0.0166667" office:value-type="float" office:value="-46.9499061001877" calcext:value-type="float">
            <text:p>-46.9499061001877</text:p>
          </table:table-cell>
          <table:table-cell table:formula="of:=ABS([.E283]-[.B283])/0.0166667" office:value-type="float" office:value="590.818818362366" calcext:value-type="float">
            <text:p>590.818818362366</text:p>
          </table:table-cell>
          <table:table-cell table:formula="of:=([.F283]-[.C283])/0.0166667" office:value-type="float" office:value="74.6278507442981" calcext:value-type="float">
            <text:p>74.6278507442981</text:p>
          </table:table-cell>
          <table:table-cell table:formula="of:=DEGREES(ATAN(ABS([.F283]-[.C283])/ABS([.E283]-[.B283])))" office:value-type="float" office:value="7.1990527786889" calcext:value-type="float">
            <text:p>7.1990527786889</text:p>
          </table:table-cell>
          <table:table-cell table:formula="of:=SQRT(POWER([.H283];2)+POWER([.I283];2)+POWER([.J283];2))" office:value-type="float" office:value="597.361269183592" calcext:value-type="float">
            <text:p>597.361269183592</text:p>
          </table:table-cell>
        </table:table-row>
        <table:table-row table:style-name="ro1">
          <table:table-cell office:value-type="float" office:value="72.9362" calcext:value-type="float">
            <text:p>72.9362</text:p>
          </table:table-cell>
          <table:table-cell office:value-type="float" office:value="307.608" calcext:value-type="float">
            <text:p>307.608</text:p>
          </table:table-cell>
          <table:table-cell office:value-type="float" office:value="42.3104" calcext:value-type="float">
            <text:p>42.3104</text:p>
          </table:table-cell>
          <table:table-cell office:value-type="float" office:value="71.8692" calcext:value-type="float">
            <text:p>71.8692</text:p>
          </table:table-cell>
          <table:table-cell office:value-type="float" office:value="297.344" calcext:value-type="float">
            <text:p>297.344</text:p>
          </table:table-cell>
          <table:table-cell office:value-type="float" office:value="43.6145" calcext:value-type="float">
            <text:p>43.6145</text:p>
          </table:table-cell>
          <table:table-cell/>
          <table:table-cell table:formula="of:=([.D284]-[.A284])/0.0166667" office:value-type="float" office:value="-64.0198719602557" calcext:value-type="float">
            <text:p>-64.0198719602557</text:p>
          </table:table-cell>
          <table:table-cell table:formula="of:=ABS([.E284]-[.B284])/0.0166667" office:value-type="float" office:value="615.838768322464" calcext:value-type="float">
            <text:p>615.838768322464</text:p>
          </table:table-cell>
          <table:table-cell table:formula="of:=([.F284]-[.C284])/0.0166667" office:value-type="float" office:value="78.2458435083129" calcext:value-type="float">
            <text:p>78.2458435083129</text:p>
          </table:table-cell>
          <table:table-cell table:formula="of:=DEGREES(ATAN(ABS([.F284]-[.C284])/ABS([.E284]-[.B284])))" office:value-type="float" office:value="7.24095936686201" calcext:value-type="float">
            <text:p>7.24095936686201</text:p>
          </table:table-cell>
          <table:table-cell table:formula="of:=SQRT(POWER([.H284];2)+POWER([.I284];2)+POWER([.J284];2))" office:value-type="float" office:value="624.08200150386" calcext:value-type="float">
            <text:p>624.08200150386</text:p>
          </table:table-cell>
        </table:table-row>
        <table:table-row table:style-name="ro1">
          <table:table-cell office:value-type="float" office:value="71.6138" calcext:value-type="float">
            <text:p>71.6138</text:p>
          </table:table-cell>
          <table:table-cell office:value-type="float" office:value="294.342" calcext:value-type="float">
            <text:p>294.342</text:p>
          </table:table-cell>
          <table:table-cell office:value-type="float" office:value="44.5871" calcext:value-type="float">
            <text:p>44.5871</text:p>
          </table:table-cell>
          <table:table-cell office:value-type="float" office:value="70.6077" calcext:value-type="float">
            <text:p>70.6077</text:p>
          </table:table-cell>
          <table:table-cell office:value-type="float" office:value="283.216" calcext:value-type="float">
            <text:p>283.216</text:p>
          </table:table-cell>
          <table:table-cell office:value-type="float" office:value="46.023" calcext:value-type="float">
            <text:p>46.023</text:p>
          </table:table-cell>
          <table:table-cell/>
          <table:table-cell table:formula="of:=([.D285]-[.A285])/0.0166667" office:value-type="float" office:value="-60.3658792682417" calcext:value-type="float">
            <text:p>-60.3658792682417</text:p>
          </table:table-cell>
          <table:table-cell table:formula="of:=ABS([.E285]-[.B285])/0.0166667" office:value-type="float" office:value="667.558664882669" calcext:value-type="float">
            <text:p>667.558664882669</text:p>
          </table:table-cell>
          <table:table-cell table:formula="of:=([.F285]-[.C285])/0.0166667" office:value-type="float" office:value="86.1538276923448" calcext:value-type="float">
            <text:p>86.1538276923448</text:p>
          </table:table-cell>
          <table:table-cell table:formula="of:=DEGREES(ATAN(ABS([.F285]-[.C285])/ABS([.E285]-[.B285])))" office:value-type="float" office:value="7.35383361062463" calcext:value-type="float">
            <text:p>7.35383361062463</text:p>
          </table:table-cell>
          <table:table-cell table:formula="of:=SQRT(POWER([.H285];2)+POWER([.I285];2)+POWER([.J285];2))" office:value-type="float" office:value="675.796635435396" calcext:value-type="float">
            <text:p>675.796635435396</text:p>
          </table:table-cell>
        </table:table-row>
        <table:table-row table:style-name="ro1">
          <table:table-cell office:value-type="float" office:value="72.3912" calcext:value-type="float">
            <text:p>72.3912</text:p>
          </table:table-cell>
          <table:table-cell office:value-type="float" office:value="291.665" calcext:value-type="float">
            <text:p>291.665</text:p>
          </table:table-cell>
          <table:table-cell office:value-type="float" office:value="44.7278" calcext:value-type="float">
            <text:p>44.7278</text:p>
          </table:table-cell>
          <table:table-cell office:value-type="float" office:value="71.3682" calcext:value-type="float">
            <text:p>71.3682</text:p>
          </table:table-cell>
          <table:table-cell office:value-type="float" office:value="282.062" calcext:value-type="float">
            <text:p>282.062</text:p>
          </table:table-cell>
          <table:table-cell office:value-type="float" office:value="45.6893" calcext:value-type="float">
            <text:p>45.6893</text:p>
          </table:table-cell>
          <table:table-cell/>
          <table:table-cell table:formula="of:=([.D286]-[.A286])/0.0166667" office:value-type="float" office:value="-61.3798772402453" calcext:value-type="float">
            <text:p>-61.3798772402453</text:p>
          </table:table-cell>
          <table:table-cell table:formula="of:=ABS([.E286]-[.B286])/0.0166667" office:value-type="float" office:value="576.178847642305" calcext:value-type="float">
            <text:p>576.178847642305</text:p>
          </table:table-cell>
          <table:table-cell table:formula="of:=([.F286]-[.C286])/0.0166667" office:value-type="float" office:value="57.6898846202308" calcext:value-type="float">
            <text:p>57.6898846202308</text:p>
          </table:table-cell>
          <table:table-cell table:formula="of:=DEGREES(ATAN(ABS([.F286]-[.C286])/ABS([.E286]-[.B286])))" office:value-type="float" office:value="5.71768189631509" calcext:value-type="float">
            <text:p>5.71768189631509</text:p>
          </table:table-cell>
          <table:table-cell table:formula="of:=SQRT(POWER([.H286];2)+POWER([.I286];2)+POWER([.J286];2))" office:value-type="float" office:value="582.303766592608" calcext:value-type="float">
            <text:p>582.303766592608</text:p>
          </table:table-cell>
        </table:table-row>
        <table:table-row table:style-name="ro1">
          <table:table-cell office:value-type="float" office:value="72.1354" calcext:value-type="float">
            <text:p>72.1354</text:p>
          </table:table-cell>
          <table:table-cell office:value-type="float" office:value="288.742" calcext:value-type="float">
            <text:p>288.742</text:p>
          </table:table-cell>
          <table:table-cell office:value-type="float" office:value="45.6806" calcext:value-type="float">
            <text:p>45.6806</text:p>
          </table:table-cell>
          <table:table-cell office:value-type="float" office:value="71.3797" calcext:value-type="float">
            <text:p>71.3797</text:p>
          </table:table-cell>
          <table:table-cell office:value-type="float" office:value="279.171" calcext:value-type="float">
            <text:p>279.171</text:p>
          </table:table-cell>
          <table:table-cell office:value-type="float" office:value="47.1253" calcext:value-type="float">
            <text:p>47.1253</text:p>
          </table:table-cell>
          <table:table-cell/>
          <table:table-cell table:formula="of:=([.D287]-[.A287])/0.0166667" office:value-type="float" office:value="-45.3419093161816" calcext:value-type="float">
            <text:p>-45.3419093161816</text:p>
          </table:table-cell>
          <table:table-cell table:formula="of:=ABS([.E287]-[.B287])/0.0166667" office:value-type="float" office:value="574.258851482299" calcext:value-type="float">
            <text:p>574.258851482299</text:p>
          </table:table-cell>
          <table:table-cell table:formula="of:=([.F287]-[.C287])/0.0166667" office:value-type="float" office:value="86.681826636347" calcext:value-type="float">
            <text:p>86.681826636347</text:p>
          </table:table-cell>
          <table:table-cell table:formula="of:=DEGREES(ATAN(ABS([.F287]-[.C287])/ABS([.E287]-[.B287])))" office:value-type="float" office:value="8.58374295824621" calcext:value-type="float">
            <text:p>8.58374295824621</text:p>
          </table:table-cell>
          <table:table-cell table:formula="of:=SQRT(POWER([.H287];2)+POWER([.I287];2)+POWER([.J287];2))" office:value-type="float" office:value="582.531420882358" calcext:value-type="float">
            <text:p>582.531420882358</text:p>
          </table:table-cell>
        </table:table-row>
        <table:table-row table:style-name="ro1">
          <table:table-cell office:value-type="float" office:value="72.916" calcext:value-type="float">
            <text:p>72.916</text:p>
          </table:table-cell>
          <table:table-cell office:value-type="float" office:value="295.946" calcext:value-type="float">
            <text:p>295.946</text:p>
          </table:table-cell>
          <table:table-cell office:value-type="float" office:value="44.0752" calcext:value-type="float">
            <text:p>44.0752</text:p>
          </table:table-cell>
          <table:table-cell office:value-type="float" office:value="72.3861" calcext:value-type="float">
            <text:p>72.3861</text:p>
          </table:table-cell>
          <table:table-cell office:value-type="float" office:value="283.413" calcext:value-type="float">
            <text:p>283.413</text:p>
          </table:table-cell>
          <table:table-cell office:value-type="float" office:value="45.9765" calcext:value-type="float">
            <text:p>45.9765</text:p>
          </table:table-cell>
          <table:table-cell/>
          <table:table-cell table:formula="of:=([.D288]-[.A288])/0.0166667" office:value-type="float" office:value="-31.793936412127" calcext:value-type="float">
            <text:p>-31.793936412127</text:p>
          </table:table-cell>
          <table:table-cell table:formula="of:=ABS([.E288]-[.B288])/0.0166667" office:value-type="float" office:value="751.978496043009" calcext:value-type="float">
            <text:p>751.978496043009</text:p>
          </table:table-cell>
          <table:table-cell table:formula="of:=([.F288]-[.C288])/0.0166667" office:value-type="float" office:value="114.077771844456" calcext:value-type="float">
            <text:p>114.077771844456</text:p>
          </table:table-cell>
          <table:table-cell table:formula="of:=DEGREES(ATAN(ABS([.F288]-[.C288])/ABS([.E288]-[.B288])))" office:value-type="float" office:value="8.62619743645734" calcext:value-type="float">
            <text:p>8.62619743645734</text:p>
          </table:table-cell>
          <table:table-cell table:formula="of:=SQRT(POWER([.H288];2)+POWER([.I288];2)+POWER([.J288];2))" office:value-type="float" office:value="761.246511277838" calcext:value-type="float">
            <text:p>761.246511277838</text:p>
          </table:table-cell>
        </table:table-row>
        <table:table-row table:style-name="ro1">
          <table:table-cell office:value-type="float" office:value="72.6467" calcext:value-type="float">
            <text:p>72.6467</text:p>
          </table:table-cell>
          <table:table-cell office:value-type="float" office:value="288.909" calcext:value-type="float">
            <text:p>288.909</text:p>
          </table:table-cell>
          <table:table-cell office:value-type="float" office:value="45.1425" calcext:value-type="float">
            <text:p>45.1425</text:p>
          </table:table-cell>
          <table:table-cell office:value-type="float" office:value="72.3797" calcext:value-type="float">
            <text:p>72.3797</text:p>
          </table:table-cell>
          <table:table-cell office:value-type="float" office:value="275.492" calcext:value-type="float">
            <text:p>275.492</text:p>
          </table:table-cell>
          <table:table-cell office:value-type="float" office:value="46.9283" calcext:value-type="float">
            <text:p>46.9283</text:p>
          </table:table-cell>
          <table:table-cell/>
          <table:table-cell table:formula="of:=([.D289]-[.A289])/0.0166667" office:value-type="float" office:value="-16.0199679600638" calcext:value-type="float">
            <text:p>-16.0199679600638</text:p>
          </table:table-cell>
          <table:table-cell table:formula="of:=ABS([.E289]-[.B289])/0.0166667" office:value-type="float" office:value="805.018389963218" calcext:value-type="float">
            <text:p>805.018389963218</text:p>
          </table:table-cell>
          <table:table-cell table:formula="of:=([.F289]-[.C289])/0.0166667" office:value-type="float" office:value="107.147785704429" calcext:value-type="float">
            <text:p>107.147785704429</text:p>
          </table:table-cell>
          <table:table-cell table:formula="of:=DEGREES(ATAN(ABS([.F289]-[.C289])/ABS([.E289]-[.B289])))" office:value-type="float" office:value="7.58149614264595" calcext:value-type="float">
            <text:p>7.58149614264595</text:p>
          </table:table-cell>
          <table:table-cell table:formula="of:=SQRT(POWER([.H289];2)+POWER([.I289];2)+POWER([.J289];2))" office:value-type="float" office:value="812.275750920693" calcext:value-type="float">
            <text:p>812.275750920693</text:p>
          </table:table-cell>
        </table:table-row>
        <table:table-row table:style-name="ro1">
          <table:table-cell office:value-type="float" office:value="71.6243" calcext:value-type="float">
            <text:p>71.6243</text:p>
          </table:table-cell>
          <table:table-cell office:value-type="float" office:value="285.945" calcext:value-type="float">
            <text:p>285.945</text:p>
          </table:table-cell>
          <table:table-cell office:value-type="float" office:value="46.1055" calcext:value-type="float">
            <text:p>46.1055</text:p>
          </table:table-cell>
          <table:table-cell office:value-type="float" office:value="70.8853" calcext:value-type="float">
            <text:p>70.8853</text:p>
          </table:table-cell>
          <table:table-cell office:value-type="float" office:value="275.213" calcext:value-type="float">
            <text:p>275.213</text:p>
          </table:table-cell>
          <table:table-cell office:value-type="float" office:value="47.478" calcext:value-type="float">
            <text:p>47.478</text:p>
          </table:table-cell>
          <table:table-cell/>
          <table:table-cell table:formula="of:=([.D290]-[.A290])/0.0166667" office:value-type="float" office:value="-44.3399113201776" calcext:value-type="float">
            <text:p>-44.3399113201776</text:p>
          </table:table-cell>
          <table:table-cell table:formula="of:=ABS([.E290]-[.B290])/0.0166667" office:value-type="float" office:value="643.918712162574" calcext:value-type="float">
            <text:p>643.918712162574</text:p>
          </table:table-cell>
          <table:table-cell table:formula="of:=([.F290]-[.C290])/0.0166667" office:value-type="float" office:value="82.3498353003295" calcext:value-type="float">
            <text:p>82.3498353003295</text:p>
          </table:table-cell>
          <table:table-cell table:formula="of:=DEGREES(ATAN(ABS([.F290]-[.C290])/ABS([.E290]-[.B290])))" office:value-type="float" office:value="7.28791396875617" calcext:value-type="float">
            <text:p>7.28791396875617</text:p>
          </table:table-cell>
          <table:table-cell table:formula="of:=SQRT(POWER([.H290];2)+POWER([.I290];2)+POWER([.J290];2))" office:value-type="float" office:value="650.67567265342" calcext:value-type="float">
            <text:p>650.67567265342</text:p>
          </table:table-cell>
        </table:table-row>
        <table:table-row table:style-name="ro1">
          <table:table-cell office:value-type="float" office:value="72.8968" calcext:value-type="float">
            <text:p>72.8968</text:p>
          </table:table-cell>
          <table:table-cell office:value-type="float" office:value="284.827" calcext:value-type="float">
            <text:p>284.827</text:p>
          </table:table-cell>
          <table:table-cell office:value-type="float" office:value="45.7578" calcext:value-type="float">
            <text:p>45.7578</text:p>
          </table:table-cell>
          <table:table-cell office:value-type="float" office:value="72.3797" calcext:value-type="float">
            <text:p>72.3797</text:p>
          </table:table-cell>
          <table:table-cell office:value-type="float" office:value="275.497" calcext:value-type="float">
            <text:p>275.497</text:p>
          </table:table-cell>
          <table:table-cell office:value-type="float" office:value="46.9275" calcext:value-type="float">
            <text:p>46.9275</text:p>
          </table:table-cell>
          <table:table-cell/>
          <table:table-cell table:formula="of:=([.D291]-[.A291])/0.0166667" office:value-type="float" office:value="-31.0259379481241" calcext:value-type="float">
            <text:p>-31.0259379481241</text:p>
          </table:table-cell>
          <table:table-cell table:formula="of:=ABS([.E291]-[.B291])/0.0166667" office:value-type="float" office:value="559.798880402238" calcext:value-type="float">
            <text:p>559.798880402238</text:p>
          </table:table-cell>
          <table:table-cell table:formula="of:=([.F291]-[.C291])/0.0166667" office:value-type="float" office:value="70.1818596362807" calcext:value-type="float">
            <text:p>70.1818596362807</text:p>
          </table:table-cell>
          <table:table-cell table:formula="of:=DEGREES(ATAN(ABS([.F291]-[.C291])/ABS([.E291]-[.B291])))" office:value-type="float" office:value="7.14587599410147" calcext:value-type="float">
            <text:p>7.14587599410147</text:p>
          </table:table-cell>
          <table:table-cell table:formula="of:=SQRT(POWER([.H291];2)+POWER([.I291];2)+POWER([.J291];2))" office:value-type="float" office:value="565.033528869895" calcext:value-type="float">
            <text:p>565.033528869895</text:p>
          </table:table-cell>
        </table:table-row>
        <table:table-row table:style-name="ro1">
          <table:table-cell office:value-type="float" office:value="72.6402" calcext:value-type="float">
            <text:p>72.6402</text:p>
          </table:table-cell>
          <table:table-cell office:value-type="float" office:value="283.445" calcext:value-type="float">
            <text:p>283.445</text:p>
          </table:table-cell>
          <table:table-cell office:value-type="float" office:value="45.9693" calcext:value-type="float">
            <text:p>45.9693</text:p>
          </table:table-cell>
          <table:table-cell office:value-type="float" office:value="72.3774" calcext:value-type="float">
            <text:p>72.3774</text:p>
          </table:table-cell>
          <table:table-cell office:value-type="float" office:value="274.238" calcext:value-type="float">
            <text:p>274.238</text:p>
          </table:table-cell>
          <table:table-cell office:value-type="float" office:value="46.8724" calcext:value-type="float">
            <text:p>46.8724</text:p>
          </table:table-cell>
          <table:table-cell/>
          <table:table-cell table:formula="of:=([.D292]-[.A292])/0.0166667" office:value-type="float" office:value="-15.767968464063" calcext:value-type="float">
            <text:p>-15.767968464063</text:p>
          </table:table-cell>
          <table:table-cell table:formula="of:=ABS([.E292]-[.B292])/0.0166667" office:value-type="float" office:value="552.418895162209" calcext:value-type="float">
            <text:p>552.418895162209</text:p>
          </table:table-cell>
          <table:table-cell table:formula="of:=([.F292]-[.C292])/0.0166667" office:value-type="float" office:value="54.1858916282169" calcext:value-type="float">
            <text:p>54.1858916282169</text:p>
          </table:table-cell>
          <table:table-cell table:formula="of:=DEGREES(ATAN(ABS([.F292]-[.C292])/ABS([.E292]-[.B292])))" office:value-type="float" office:value="5.60213117216957" calcext:value-type="float">
            <text:p>5.60213117216957</text:p>
          </table:table-cell>
          <table:table-cell table:formula="of:=SQRT(POWER([.H292];2)+POWER([.I292];2)+POWER([.J292];2))" office:value-type="float" office:value="555.293954057907" calcext:value-type="float">
            <text:p>555.293954057907</text:p>
          </table:table-cell>
        </table:table-row>
        <table:table-row table:style-name="ro1">
          <table:table-cell office:value-type="float" office:value="72.9015" calcext:value-type="float">
            <text:p>72.9015</text:p>
          </table:table-cell>
          <table:table-cell office:value-type="float" office:value="287.561" calcext:value-type="float">
            <text:p>287.561</text:p>
          </table:table-cell>
          <table:table-cell office:value-type="float" office:value="45.3441" calcext:value-type="float">
            <text:p>45.3441</text:p>
          </table:table-cell>
          <table:table-cell office:value-type="float" office:value="72.3828" calcext:value-type="float">
            <text:p>72.3828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46.7842" calcext:value-type="float">
            <text:p>46.7842</text:p>
          </table:table-cell>
          <table:table-cell/>
          <table:table-cell table:formula="of:=([.D293]-[.A293])/0.0166667" office:value-type="float" office:value="-31.1219377561242" calcext:value-type="float">
            <text:p>-31.1219377561242</text:p>
          </table:table-cell>
          <table:table-cell table:formula="of:=ABS([.E293]-[.B293])/0.0166667" office:value-type="float" office:value="569.098861802274" calcext:value-type="float">
            <text:p>569.098861802274</text:p>
          </table:table-cell>
          <table:table-cell table:formula="of:=([.F293]-[.C293])/0.0166667" office:value-type="float" office:value="86.4058271883457" calcext:value-type="float">
            <text:p>86.4058271883457</text:p>
          </table:table-cell>
          <table:table-cell table:formula="of:=DEGREES(ATAN(ABS([.F293]-[.C293])/ABS([.E293]-[.B293])))" office:value-type="float" office:value="8.63323743528322" calcext:value-type="float">
            <text:p>8.63323743528322</text:p>
          </table:table-cell>
          <table:table-cell table:formula="of:=SQRT(POWER([.H293];2)+POWER([.I293];2)+POWER([.J293];2))" office:value-type="float" office:value="576.461669572611" calcext:value-type="float">
            <text:p>576.461669572611</text:p>
          </table:table-cell>
        </table:table-row>
        <table:table-row table:style-name="ro1">
          <table:table-cell office:value-type="float" office:value="72.6418" calcext:value-type="float">
            <text:p>72.6418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45.7641" calcext:value-type="float">
            <text:p>45.7641</text:p>
          </table:table-cell>
          <table:table-cell office:value-type="float" office:value="72.1284" calcext:value-type="float">
            <text:p>72.1284</text:p>
          </table:table-cell>
          <table:table-cell office:value-type="float" office:value="275.515" calcext:value-type="float">
            <text:p>275.515</text:p>
          </table:table-cell>
          <table:table-cell office:value-type="float" office:value="46.6802" calcext:value-type="float">
            <text:p>46.6802</text:p>
          </table:table-cell>
          <table:table-cell/>
          <table:table-cell table:formula="of:=([.D294]-[.A294])/0.0166667" office:value-type="float" office:value="-30.8039383921235" calcext:value-type="float">
            <text:p>-30.8039383921235</text:p>
          </table:table-cell>
          <table:table-cell table:formula="of:=ABS([.E294]-[.B294])/0.0166667" office:value-type="float" office:value="557.158885682229" calcext:value-type="float">
            <text:p>557.158885682229</text:p>
          </table:table-cell>
          <table:table-cell table:formula="of:=([.F294]-[.C294])/0.0166667" office:value-type="float" office:value="54.9658900682199" calcext:value-type="float">
            <text:p>54.9658900682199</text:p>
          </table:table-cell>
          <table:table-cell table:formula="of:=DEGREES(ATAN(ABS([.F294]-[.C294])/ABS([.E294]-[.B294])))" office:value-type="float" office:value="5.63422007232237" calcext:value-type="float">
            <text:p>5.63422007232237</text:p>
          </table:table-cell>
          <table:table-cell table:formula="of:=SQRT(POWER([.H294];2)+POWER([.I294];2)+POWER([.J294];2))" office:value-type="float" office:value="560.710402602021" calcext:value-type="float">
            <text:p>560.710402602021</text:p>
          </table:table-cell>
        </table:table-row>
        <table:table-row table:style-name="ro1">
          <table:table-cell office:value-type="float" office:value="71.622" calcext:value-type="float">
            <text:p>71.622</text:p>
          </table:table-cell>
          <table:table-cell office:value-type="float" office:value="283.381" calcext:value-type="float">
            <text:p>283.381</text:p>
          </table:table-cell>
          <table:table-cell office:value-type="float" office:value="45.7373" calcext:value-type="float">
            <text:p>45.7373</text:p>
          </table:table-cell>
          <table:table-cell office:value-type="float" office:value="70.8867" calcext:value-type="float">
            <text:p>70.8867</text:p>
          </table:table-cell>
          <table:table-cell office:value-type="float" office:value="272.756" calcext:value-type="float">
            <text:p>272.756</text:p>
          </table:table-cell>
          <table:table-cell office:value-type="float" office:value="47.1123" calcext:value-type="float">
            <text:p>47.1123</text:p>
          </table:table-cell>
          <table:table-cell/>
          <table:table-cell table:formula="of:=([.D295]-[.A295])/0.0166667" office:value-type="float" office:value="-44.1179117641762" calcext:value-type="float">
            <text:p>-44.1179117641762</text:p>
          </table:table-cell>
          <table:table-cell table:formula="of:=ABS([.E295]-[.B295])/0.0166667" office:value-type="float" office:value="637.49872500255" calcext:value-type="float">
            <text:p>637.49872500255</text:p>
          </table:table-cell>
          <table:table-cell table:formula="of:=([.F295]-[.C295])/0.0166667" office:value-type="float" office:value="82.49983500033" calcext:value-type="float">
            <text:p>82.49983500033</text:p>
          </table:table-cell>
          <table:table-cell table:formula="of:=DEGREES(ATAN(ABS([.F295]-[.C295])/ABS([.E295]-[.B295])))" office:value-type="float" office:value="7.37376636133022" calcext:value-type="float">
            <text:p>7.37376636133022</text:p>
          </table:table-cell>
          <table:table-cell table:formula="of:=SQRT(POWER([.H295];2)+POWER([.I295];2)+POWER([.J295];2))" office:value-type="float" office:value="644.326964586607" calcext:value-type="float">
            <text:p>644.326964586607</text:p>
          </table:table-cell>
        </table:table-row>
        <table:table-row table:style-name="ro1">
          <table:table-cell office:value-type="float" office:value="72.6467" calcext:value-type="float">
            <text:p>72.6467</text:p>
          </table:table-cell>
          <table:table-cell office:value-type="float" office:value="288.909" calcext:value-type="float">
            <text:p>288.909</text:p>
          </table:table-cell>
          <table:table-cell office:value-type="float" office:value="45.1425" calcext:value-type="float">
            <text:p>45.1425</text:p>
          </table:table-cell>
          <table:table-cell office:value-type="float" office:value="72.1331" calcext:value-type="float">
            <text:p>72.1331</text:p>
          </table:table-cell>
          <table:table-cell office:value-type="float" office:value="277.99" calcext:value-type="float">
            <text:p>277.99</text:p>
          </table:table-cell>
          <table:table-cell office:value-type="float" office:value="47.0477" calcext:value-type="float">
            <text:p>47.0477</text:p>
          </table:table-cell>
          <table:table-cell/>
          <table:table-cell table:formula="of:=([.D296]-[.A296])/0.0166667" office:value-type="float" office:value="-30.8159383681231" calcext:value-type="float">
            <text:p>-30.8159383681231</text:p>
          </table:table-cell>
          <table:table-cell table:formula="of:=ABS([.E296]-[.B296])/0.0166667" office:value-type="float" office:value="655.13868972262" calcext:value-type="float">
            <text:p>655.13868972262</text:p>
          </table:table-cell>
          <table:table-cell table:formula="of:=([.F296]-[.C296])/0.0166667" office:value-type="float" office:value="114.311771376457" calcext:value-type="float">
            <text:p>114.311771376457</text:p>
          </table:table-cell>
          <table:table-cell table:formula="of:=DEGREES(ATAN(ABS([.F296]-[.C296])/ABS([.E296]-[.B296])))" office:value-type="float" office:value="9.89760375498117" calcext:value-type="float">
            <text:p>9.89760375498117</text:p>
          </table:table-cell>
          <table:table-cell table:formula="of:=SQRT(POWER([.H296];2)+POWER([.I296];2)+POWER([.J296];2))" office:value-type="float" office:value="665.750333010959" calcext:value-type="float">
            <text:p>665.750333010959</text:p>
          </table:table-cell>
        </table:table-row>
        <table:table-row table:style-name="ro1">
          <table:table-cell office:value-type="float" office:value="72.393" calcext:value-type="float">
            <text:p>72.393</text:p>
          </table:table-cell>
          <table:table-cell office:value-type="float" office:value="287.339" calcext:value-type="float">
            <text:p>287.339</text:p>
          </table:table-cell>
          <table:table-cell office:value-type="float" office:value="46.1421" calcext:value-type="float">
            <text:p>46.1421</text:p>
          </table:table-cell>
          <table:table-cell office:value-type="float" office:value="72.1346" calcext:value-type="float">
            <text:p>72.1346</text:p>
          </table:table-cell>
          <table:table-cell office:value-type="float" office:value="276.619" calcext:value-type="float">
            <text:p>276.619</text:p>
          </table:table-cell>
          <table:table-cell office:value-type="float" office:value="47.5016" calcext:value-type="float">
            <text:p>47.5016</text:p>
          </table:table-cell>
          <table:table-cell/>
          <table:table-cell table:formula="of:=([.D297]-[.A297])/0.0166667" office:value-type="float" office:value="-15.5039689920617" calcext:value-type="float">
            <text:p>-15.5039689920617</text:p>
          </table:table-cell>
          <table:table-cell table:formula="of:=ABS([.E297]-[.B297])/0.0166667" office:value-type="float" office:value="643.198713602571" calcext:value-type="float">
            <text:p>643.198713602571</text:p>
          </table:table-cell>
          <table:table-cell table:formula="of:=([.F297]-[.C297])/0.0166667" office:value-type="float" office:value="81.5698368603265" calcext:value-type="float">
            <text:p>81.5698368603265</text:p>
          </table:table-cell>
          <table:table-cell table:formula="of:=DEGREES(ATAN(ABS([.F297]-[.C297])/ABS([.E297]-[.B297])))" office:value-type="float" office:value="7.22761257650826" calcext:value-type="float">
            <text:p>7.22761257650826</text:p>
          </table:table-cell>
          <table:table-cell table:formula="of:=SQRT(POWER([.H297];2)+POWER([.I297];2)+POWER([.J297];2))" office:value-type="float" office:value="648.53573264696" calcext:value-type="float">
            <text:p>648.53573264696</text:p>
          </table:table-cell>
        </table:table-row>
        <table:table-row table:style-name="ro1">
          <table:table-cell office:value-type="float" office:value="71.8764" calcext:value-type="float">
            <text:p>71.8764</text:p>
          </table:table-cell>
          <table:table-cell office:value-type="float" office:value="286.079" calcext:value-type="float">
            <text:p>286.079</text:p>
          </table:table-cell>
          <table:table-cell office:value-type="float" office:value="45.5779" calcext:value-type="float">
            <text:p>45.5779</text:p>
          </table:table-cell>
          <table:table-cell office:value-type="float" office:value="70.8798" calcext:value-type="float">
            <text:p>70.8798</text:p>
          </table:table-cell>
          <table:table-cell office:value-type="float" office:value="276.577" calcext:value-type="float">
            <text:p>276.577</text:p>
          </table:table-cell>
          <table:table-cell office:value-type="float" office:value="47.025" calcext:value-type="float">
            <text:p>47.025</text:p>
          </table:table-cell>
          <table:table-cell/>
          <table:table-cell table:formula="of:=([.D298]-[.A298])/0.0166667" office:value-type="float" office:value="-59.7958804082392" calcext:value-type="float">
            <text:p>-59.7958804082392</text:p>
          </table:table-cell>
          <table:table-cell table:formula="of:=ABS([.E298]-[.B298])/0.0166667" office:value-type="float" office:value="570.118859762281" calcext:value-type="float">
            <text:p>570.118859762281</text:p>
          </table:table-cell>
          <table:table-cell table:formula="of:=([.F298]-[.C298])/0.0166667" office:value-type="float" office:value="86.8258263483473" calcext:value-type="float">
            <text:p>86.8258263483473</text:p>
          </table:table-cell>
          <table:table-cell table:formula="of:=DEGREES(ATAN(ABS([.F298]-[.C298])/ABS([.E298]-[.B298])))" office:value-type="float" office:value="8.65928063672192" calcext:value-type="float">
            <text:p>8.65928063672192</text:p>
          </table:table-cell>
          <table:table-cell table:formula="of:=SQRT(POWER([.H298];2)+POWER([.I298];2)+POWER([.J298];2))" office:value-type="float" office:value="579.784257885218" calcext:value-type="float">
            <text:p>579.784257885218</text:p>
          </table:table-cell>
        </table:table-row>
        <table:table-row table:style-name="ro1">
          <table:table-cell office:value-type="float" office:value="72.1352" calcext:value-type="float">
            <text:p>72.1352</text:p>
          </table:table-cell>
          <table:table-cell office:value-type="float" office:value="285.999" calcext:value-type="float">
            <text:p>285.999</text:p>
          </table:table-cell>
          <table:table-cell office:value-type="float" office:value="46.0926" calcext:value-type="float">
            <text:p>46.0926</text:p>
          </table:table-cell>
          <table:table-cell office:value-type="float" office:value="71.6352" calcext:value-type="float">
            <text:p>71.6352</text:p>
          </table:table-cell>
          <table:table-cell office:value-type="float" office:value="273.998" calcext:value-type="float">
            <text:p>273.998</text:p>
          </table:table-cell>
          <table:table-cell office:value-type="float" office:value="47.6541" calcext:value-type="float">
            <text:p>47.6541</text:p>
          </table:table-cell>
          <table:table-cell/>
          <table:table-cell table:formula="of:=([.D299]-[.A299])/0.0166667" office:value-type="float" office:value="-29.99994000012" calcext:value-type="float">
            <text:p>-29.99994000012</text:p>
          </table:table-cell>
          <table:table-cell table:formula="of:=ABS([.E299]-[.B299])/0.0166667" office:value-type="float" office:value="720.058559882882" calcext:value-type="float">
            <text:p>720.058559882882</text:p>
          </table:table-cell>
          <table:table-cell table:formula="of:=([.F299]-[.C299])/0.0166667" office:value-type="float" office:value="93.6898126203749" calcext:value-type="float">
            <text:p>93.6898126203749</text:p>
          </table:table-cell>
          <table:table-cell table:formula="of:=DEGREES(ATAN(ABS([.F299]-[.C299])/ABS([.E299]-[.B299])))" office:value-type="float" office:value="7.41334405653216" calcext:value-type="float">
            <text:p>7.41334405653216</text:p>
          </table:table-cell>
          <table:table-cell table:formula="of:=SQRT(POWER([.H299];2)+POWER([.I299];2)+POWER([.J299];2))" office:value-type="float" office:value="726.74762266516" calcext:value-type="float">
            <text:p>726.74762266516</text:p>
          </table:table-cell>
        </table:table-row>
        <table:table-row table:style-name="ro1">
          <table:table-cell office:value-type="float" office:value="72.9226" calcext:value-type="float">
            <text:p>72.9226</text:p>
          </table:table-cell>
          <table:table-cell office:value-type="float" office:value="297.205" calcext:value-type="float">
            <text:p>297.205</text:p>
          </table:table-cell>
          <table:table-cell office:value-type="float" office:value="44.6606" calcext:value-type="float">
            <text:p>44.6606</text:p>
          </table:table-cell>
          <table:table-cell office:value-type="float" office:value="72.3888" calcext:value-type="float">
            <text:p>72.3888</text:p>
          </table:table-cell>
          <table:table-cell office:value-type="float" office:value="280.562" calcext:value-type="float">
            <text:p>280.562</text:p>
          </table:table-cell>
          <table:table-cell office:value-type="float" office:value="47.1563" calcext:value-type="float">
            <text:p>47.1563</text:p>
          </table:table-cell>
          <table:table-cell/>
          <table:table-cell table:formula="of:=([.D300]-[.A300])/0.0166667" office:value-type="float" office:value="-32.0279359441281" calcext:value-type="float">
            <text:p>-32.0279359441281</text:p>
          </table:table-cell>
          <table:table-cell table:formula="of:=ABS([.E300]-[.B300])/0.0166667" office:value-type="float" office:value="998.578002843993" calcext:value-type="float">
            <text:p>998.578002843993</text:p>
          </table:table-cell>
          <table:table-cell table:formula="of:=([.F300]-[.C300])/0.0166667" office:value-type="float" office:value="149.741700516599" calcext:value-type="float">
            <text:p>149.741700516599</text:p>
          </table:table-cell>
          <table:table-cell table:formula="of:=DEGREES(ATAN(ABS([.F300]-[.C300])/ABS([.E300]-[.B300])))" office:value-type="float" office:value="8.52824043287997" calcext:value-type="float">
            <text:p>8.52824043287997</text:p>
          </table:table-cell>
          <table:table-cell table:formula="of:=SQRT(POWER([.H300];2)+POWER([.I300];2)+POWER([.J300];2))" office:value-type="float" office:value="1010.25065865771" calcext:value-type="float">
            <text:p>1010.25065865771</text:p>
          </table:table-cell>
        </table:table-row>
        <table:table-row table:style-name="ro1">
          <table:table-cell office:value-type="float" office:value="72.1374" calcext:value-type="float">
            <text:p>72.1374</text:p>
          </table:table-cell>
          <table:table-cell office:value-type="float" office:value="294.284" calcext:value-type="float">
            <text:p>294.284</text:p>
          </table:table-cell>
          <table:table-cell office:value-type="float" office:value="45.105" calcext:value-type="float">
            <text:p>45.105</text:p>
          </table:table-cell>
          <table:table-cell office:value-type="float" office:value="71.3729" calcext:value-type="float">
            <text:p>71.3729</text:p>
          </table:table-cell>
          <table:table-cell office:value-type="float" office:value="284.498" calcext:value-type="float">
            <text:p>284.498</text:p>
          </table:table-cell>
          <table:table-cell office:value-type="float" office:value="46.5767" calcext:value-type="float">
            <text:p>46.5767</text:p>
          </table:table-cell>
          <table:table-cell/>
          <table:table-cell table:formula="of:=([.D301]-[.A301])/0.0166667" office:value-type="float" office:value="-45.8699082601834" calcext:value-type="float">
            <text:p>-45.8699082601834</text:p>
          </table:table-cell>
          <table:table-cell table:formula="of:=ABS([.E301]-[.B301])/0.0166667" office:value-type="float" office:value="587.158825682349" calcext:value-type="float">
            <text:p>587.158825682349</text:p>
          </table:table-cell>
          <table:table-cell table:formula="of:=([.F301]-[.C301])/0.0166667" office:value-type="float" office:value="88.3018233963535" calcext:value-type="float">
            <text:p>88.3018233963535</text:p>
          </table:table-cell>
          <table:table-cell table:formula="of:=DEGREES(ATAN(ABS([.F301]-[.C301])/ABS([.E301]-[.B301])))" office:value-type="float" office:value="8.55252330779168" calcext:value-type="float">
            <text:p>8.55252330779168</text:p>
          </table:table-cell>
          <table:table-cell table:formula="of:=SQRT(POWER([.H301];2)+POWER([.I301];2)+POWER([.J301];2))" office:value-type="float" office:value="595.53064327169" calcext:value-type="float">
            <text:p>595.53064327169</text:p>
          </table:table-cell>
        </table:table-row>
        <table:table-row table:style-name="ro1">
          <table:table-cell office:value-type="float" office:value="73.1884" calcext:value-type="float">
            <text:p>73.1884</text:p>
          </table:table-cell>
          <table:table-cell office:value-type="float" office:value="300.222" calcext:value-type="float">
            <text:p>300.222</text:p>
          </table:table-cell>
          <table:table-cell office:value-type="float" office:value="43.686" calcext:value-type="float">
            <text:p>43.686</text:p>
          </table:table-cell>
          <table:table-cell office:value-type="float" office:value="72.6481" calcext:value-type="float">
            <text:p>72.6481</text:p>
          </table:table-cell>
          <table:table-cell office:value-type="float" office:value="288.862" calcext:value-type="float">
            <text:p>288.862</text:p>
          </table:table-cell>
          <table:table-cell office:value-type="float" office:value="45.4037" calcext:value-type="float">
            <text:p>45.4037</text:p>
          </table:table-cell>
          <table:table-cell/>
          <table:table-cell table:formula="of:=([.D302]-[.A302])/0.0166667" office:value-type="float" office:value="-32.4179351641298" calcext:value-type="float">
            <text:p>-32.4179351641298</text:p>
          </table:table-cell>
          <table:table-cell table:formula="of:=ABS([.E302]-[.B302])/0.0166667" office:value-type="float" office:value="681.598636802724" calcext:value-type="float">
            <text:p>681.598636802724</text:p>
          </table:table-cell>
          <table:table-cell table:formula="of:=([.F302]-[.C302])/0.0166667" office:value-type="float" office:value="103.061793876412" calcext:value-type="float">
            <text:p>103.061793876412</text:p>
          </table:table-cell>
          <table:table-cell table:formula="of:=DEGREES(ATAN(ABS([.F302]-[.C302])/ABS([.E302]-[.B302])))" office:value-type="float" office:value="8.59833103648876" calcext:value-type="float">
            <text:p>8.59833103648876</text:p>
          </table:table-cell>
          <table:table-cell table:formula="of:=SQRT(POWER([.H302];2)+POWER([.I302];2)+POWER([.J302];2))" office:value-type="float" office:value="690.108221635318" calcext:value-type="float">
            <text:p>690.108221635318</text:p>
          </table:table-cell>
        </table:table-row>
        <table:table-row table:style-name="ro1">
          <table:table-cell office:value-type="float" office:value="72.9249" calcext:value-type="float">
            <text:p>72.9249</text:p>
          </table:table-cell>
          <table:table-cell office:value-type="float" office:value="300.2" calcext:value-type="float">
            <text:p>300.2</text:p>
          </table:table-cell>
          <table:table-cell office:value-type="float" office:value="43.6918" calcext:value-type="float">
            <text:p>43.6918</text:p>
          </table:table-cell>
          <table:table-cell office:value-type="float" office:value="72.3901" calcext:value-type="float">
            <text:p>72.3901</text:p>
          </table:table-cell>
          <table:table-cell office:value-type="float" office:value="287.453" calcext:value-type="float">
            <text:p>287.453</text:p>
          </table:table-cell>
          <table:table-cell office:value-type="float" office:value="45.6186" calcext:value-type="float">
            <text:p>45.6186</text:p>
          </table:table-cell>
          <table:table-cell/>
          <table:table-cell table:formula="of:=([.D303]-[.A303])/0.0166667" office:value-type="float" office:value="-32.0879358241277" calcext:value-type="float">
            <text:p>-32.0879358241277</text:p>
          </table:table-cell>
          <table:table-cell table:formula="of:=ABS([.E303]-[.B303])/0.0166667" office:value-type="float" office:value="764.81847036306" calcext:value-type="float">
            <text:p>764.81847036306</text:p>
          </table:table-cell>
          <table:table-cell table:formula="of:=([.F303]-[.C303])/0.0166667" office:value-type="float" office:value="115.607768784462" calcext:value-type="float">
            <text:p>115.607768784462</text:p>
          </table:table-cell>
          <table:table-cell table:formula="of:=DEGREES(ATAN(ABS([.F303]-[.C303])/ABS([.E303]-[.B303])))" office:value-type="float" office:value="8.59559462886395" calcext:value-type="float">
            <text:p>8.59559462886395</text:p>
          </table:table-cell>
          <table:table-cell table:formula="of:=SQRT(POWER([.H303];2)+POWER([.I303];2)+POWER([.J303];2))" office:value-type="float" office:value="774.171870089108" calcext:value-type="float">
            <text:p>774.171870089108</text:p>
          </table:table-cell>
        </table:table-row>
        <table:table-row table:style-name="ro1">
          <table:table-cell office:value-type="float" office:value="71.8717" calcext:value-type="float">
            <text:p>71.8717</text:p>
          </table:table-cell>
          <table:table-cell office:value-type="float" office:value="288.946" calcext:value-type="float">
            <text:p>288.946</text:p>
          </table:table-cell>
          <table:table-cell office:value-type="float" office:value="44.6354" calcext:value-type="float">
            <text:p>44.6354</text:p>
          </table:table-cell>
          <table:table-cell office:value-type="float" office:value="71.375" calcext:value-type="float">
            <text:p>71.375</text:p>
          </table:table-cell>
          <table:table-cell office:value-type="float" office:value="276.793" calcext:value-type="float">
            <text:p>276.793</text:p>
          </table:table-cell>
          <table:table-cell office:value-type="float" office:value="46.2446" calcext:value-type="float">
            <text:p>46.2446</text:p>
          </table:table-cell>
          <table:table-cell/>
          <table:table-cell table:formula="of:=([.D304]-[.A304])/0.0166667" office:value-type="float" office:value="-29.8019403961195" calcext:value-type="float">
            <text:p>-29.8019403961195</text:p>
          </table:table-cell>
          <table:table-cell table:formula="of:=ABS([.E304]-[.B304])/0.0166667" office:value-type="float" office:value="729.178541642918" calcext:value-type="float">
            <text:p>729.178541642918</text:p>
          </table:table-cell>
          <table:table-cell table:formula="of:=([.F304]-[.C304])/0.0166667" office:value-type="float" office:value="96.5518068963863" calcext:value-type="float">
            <text:p>96.5518068963863</text:p>
          </table:table-cell>
          <table:table-cell table:formula="of:=DEGREES(ATAN(ABS([.F304]-[.C304])/ABS([.E304]-[.B304])))" office:value-type="float" office:value="7.54275661363547" calcext:value-type="float">
            <text:p>7.54275661363547</text:p>
          </table:table-cell>
          <table:table-cell table:formula="of:=SQRT(POWER([.H304];2)+POWER([.I304];2)+POWER([.J304];2))" office:value-type="float" office:value="736.146556508161" calcext:value-type="float">
            <text:p>736.146556508161</text:p>
          </table:table-cell>
        </table:table-row>
        <table:table-row table:style-name="ro1">
          <table:table-cell office:value-type="float" office:value="72.6492" calcext:value-type="float">
            <text:p>72.6492</text:p>
          </table:table-cell>
          <table:table-cell office:value-type="float" office:value="287.364" calcext:value-type="float">
            <text:p>287.364</text:p>
          </table:table-cell>
          <table:table-cell office:value-type="float" office:value="46.1359" calcext:value-type="float">
            <text:p>46.1359</text:p>
          </table:table-cell>
          <table:table-cell office:value-type="float" office:value="71.8847" calcext:value-type="float">
            <text:p>71.8847</text:p>
          </table:table-cell>
          <table:table-cell office:value-type="float" office:value="279.181" calcext:value-type="float">
            <text:p>279.181</text:p>
          </table:table-cell>
          <table:table-cell office:value-type="float" office:value="47.3678" calcext:value-type="float">
            <text:p>47.3678</text:p>
          </table:table-cell>
          <table:table-cell/>
          <table:table-cell table:formula="of:=([.D305]-[.A305])/0.0166667" office:value-type="float" office:value="-45.8699082601834" calcext:value-type="float">
            <text:p>-45.8699082601834</text:p>
          </table:table-cell>
          <table:table-cell table:formula="of:=ABS([.E305]-[.B305])/0.0166667" office:value-type="float" office:value="490.979018041964" calcext:value-type="float">
            <text:p>490.979018041964</text:p>
          </table:table-cell>
          <table:table-cell table:formula="of:=([.F305]-[.C305])/0.0166667" office:value-type="float" office:value="73.9138521722959" calcext:value-type="float">
            <text:p>73.9138521722959</text:p>
          </table:table-cell>
          <table:table-cell table:formula="of:=DEGREES(ATAN(ABS([.F305]-[.C305])/ABS([.E305]-[.B305])))" office:value-type="float" office:value="8.56123558435565" calcext:value-type="float">
            <text:p>8.56123558435565</text:p>
          </table:table-cell>
          <table:table-cell table:formula="of:=SQRT(POWER([.H305];2)+POWER([.I305];2)+POWER([.J305];2))" office:value-type="float" office:value="498.625813796474" calcext:value-type="float">
            <text:p>498.625813796474</text:p>
          </table:table-cell>
        </table:table-row>
        <table:table-row table:style-name="ro1">
          <table:table-cell office:value-type="float" office:value="72.1387" calcext:value-type="float">
            <text:p>72.1387</text:p>
          </table:table-cell>
          <table:table-cell office:value-type="float" office:value="291.415" calcext:value-type="float">
            <text:p>291.415</text:p>
          </table:table-cell>
          <table:table-cell office:value-type="float" office:value="45.7897" calcext:value-type="float">
            <text:p>45.7897</text:p>
          </table:table-cell>
          <table:table-cell office:value-type="float" office:value="71.6348" calcext:value-type="float">
            <text:p>71.6348</text:p>
          </table:table-cell>
          <table:table-cell office:value-type="float" office:value="279.099" calcext:value-type="float">
            <text:p>279.099</text:p>
          </table:table-cell>
          <table:table-cell office:value-type="float" office:value="47.6308" calcext:value-type="float">
            <text:p>47.6308</text:p>
          </table:table-cell>
          <table:table-cell/>
          <table:table-cell table:formula="of:=([.D306]-[.A306])/0.0166667" office:value-type="float" office:value="-30.233939532121" calcext:value-type="float">
            <text:p>-30.233939532121</text:p>
          </table:table-cell>
          <table:table-cell table:formula="of:=ABS([.E306]-[.B306])/0.0166667" office:value-type="float" office:value="738.958522082958" calcext:value-type="float">
            <text:p>738.958522082958</text:p>
          </table:table-cell>
          <table:table-cell table:formula="of:=([.F306]-[.C306])/0.0166667" office:value-type="float" office:value="110.465779068442" calcext:value-type="float">
            <text:p>110.465779068442</text:p>
          </table:table-cell>
          <table:table-cell table:formula="of:=DEGREES(ATAN(ABS([.F306]-[.C306])/ABS([.E306]-[.B306])))" office:value-type="float" office:value="8.50209989751385" calcext:value-type="float">
            <text:p>8.50209989751385</text:p>
          </table:table-cell>
          <table:table-cell table:formula="of:=SQRT(POWER([.H306];2)+POWER([.I306];2)+POWER([.J306];2))" office:value-type="float" office:value="747.781035333111" calcext:value-type="float">
            <text:p>747.781035333111</text:p>
          </table:table-cell>
        </table:table-row>
        <table:table-row table:style-name="ro1">
          <table:table-cell office:value-type="float" office:value="73.176" calcext:value-type="float">
            <text:p>73.176</text:p>
          </table:table-cell>
          <table:table-cell office:value-type="float" office:value="296.037" calcext:value-type="float">
            <text:p>296.037</text:p>
          </table:table-cell>
          <table:table-cell office:value-type="float" office:value="43.8008" calcext:value-type="float">
            <text:p>43.8008</text:p>
          </table:table-cell>
          <table:table-cell office:value-type="float" office:value="72.6374" calcext:value-type="float">
            <text:p>72.6374</text:p>
          </table:table-cell>
          <table:table-cell office:value-type="float" office:value="283.556" calcext:value-type="float">
            <text:p>283.556</text:p>
          </table:table-cell>
          <table:table-cell office:value-type="float" office:value="45.4498" calcext:value-type="float">
            <text:p>45.4498</text:p>
          </table:table-cell>
          <table:table-cell/>
          <table:table-cell table:formula="of:=([.D307]-[.A307])/0.0166667" office:value-type="float" office:value="-32.3159353681294" calcext:value-type="float">
            <text:p>-32.3159353681294</text:p>
          </table:table-cell>
          <table:table-cell table:formula="of:=ABS([.E307]-[.B307])/0.0166667" office:value-type="float" office:value="748.858502282995" calcext:value-type="float">
            <text:p>748.858502282995</text:p>
          </table:table-cell>
          <table:table-cell table:formula="of:=([.F307]-[.C307])/0.0166667" office:value-type="float" office:value="98.9398021203958" calcext:value-type="float">
            <text:p>98.9398021203958</text:p>
          </table:table-cell>
          <table:table-cell table:formula="of:=DEGREES(ATAN(ABS([.F307]-[.C307])/ABS([.E307]-[.B307])))" office:value-type="float" office:value="7.52637434865869" calcext:value-type="float">
            <text:p>7.52637434865869</text:p>
          </table:table-cell>
          <table:table-cell table:formula="of:=SQRT(POWER([.H307];2)+POWER([.I307];2)+POWER([.J307];2))" office:value-type="float" office:value="756.057180750154" calcext:value-type="float">
            <text:p>756.057180750154</text:p>
          </table:table-cell>
        </table:table-row>
        <table:table-row table:style-name="ro1">
          <table:table-cell office:value-type="float" office:value="72.1356" calcext:value-type="float">
            <text:p>72.1356</text:p>
          </table:table-cell>
          <table:table-cell office:value-type="float" office:value="291.533" calcext:value-type="float">
            <text:p>291.533</text:p>
          </table:table-cell>
          <table:table-cell office:value-type="float" office:value="45.2614" calcext:value-type="float">
            <text:p>45.2614</text:p>
          </table:table-cell>
          <table:table-cell office:value-type="float" office:value="71.3776" calcext:value-type="float">
            <text:p>71.3776</text:p>
          </table:table-cell>
          <table:table-cell office:value-type="float" office:value="280.51" calcext:value-type="float">
            <text:p>280.51</text:p>
          </table:table-cell>
          <table:table-cell office:value-type="float" office:value="46.9243" calcext:value-type="float">
            <text:p>46.9243</text:p>
          </table:table-cell>
          <table:table-cell/>
          <table:table-cell table:formula="of:=([.D308]-[.A308])/0.0166667" office:value-type="float" office:value="-45.4799090401817" calcext:value-type="float">
            <text:p>-45.4799090401817</text:p>
          </table:table-cell>
          <table:table-cell table:formula="of:=ABS([.E308]-[.B308])/0.0166667" office:value-type="float" office:value="661.378677242647" calcext:value-type="float">
            <text:p>661.378677242647</text:p>
          </table:table-cell>
          <table:table-cell table:formula="of:=([.F308]-[.C308])/0.0166667" office:value-type="float" office:value="99.7738004523991" calcext:value-type="float">
            <text:p>99.7738004523991</text:p>
          </table:table-cell>
          <table:table-cell table:formula="of:=DEGREES(ATAN(ABS([.F308]-[.C308])/ABS([.E308]-[.B308])))" office:value-type="float" office:value="8.57879826567487" calcext:value-type="float">
            <text:p>8.57879826567487</text:p>
          </table:table-cell>
          <table:table-cell table:formula="of:=SQRT(POWER([.H308];2)+POWER([.I308];2)+POWER([.J308];2))" office:value-type="float" office:value="670.406584166841" calcext:value-type="float">
            <text:p>670.406584166841</text:p>
          </table:table-cell>
        </table:table-row>
        <table:table-row table:style-name="ro1">
          <table:table-cell office:value-type="float" office:value="72.9061" calcext:value-type="float">
            <text:p>72.9061</text:p>
          </table:table-cell>
          <table:table-cell office:value-type="float" office:value="291.839" calcext:value-type="float">
            <text:p>291.839</text:p>
          </table:table-cell>
          <table:table-cell office:value-type="float" office:value="44.1848" calcext:value-type="float">
            <text:p>44.1848</text:p>
          </table:table-cell>
          <table:table-cell office:value-type="float" office:value="72.124" calcext:value-type="float">
            <text:p>72.124</text:p>
          </table:table-cell>
          <table:table-cell office:value-type="float" office:value="282.311" calcext:value-type="float">
            <text:p>282.311</text:p>
          </table:table-cell>
          <table:table-cell office:value-type="float" office:value="44.8915" calcext:value-type="float">
            <text:p>44.8915</text:p>
          </table:table-cell>
          <table:table-cell/>
          <table:table-cell table:formula="of:=([.D309]-[.A309])/0.0166667" office:value-type="float" office:value="-46.9259061481877" calcext:value-type="float">
            <text:p>-46.9259061481877</text:p>
          </table:table-cell>
          <table:table-cell table:formula="of:=ABS([.E309]-[.B309])/0.0166667" office:value-type="float" office:value="571.678856642288" calcext:value-type="float">
            <text:p>571.678856642288</text:p>
          </table:table-cell>
          <table:table-cell table:formula="of:=([.F309]-[.C309])/0.0166667" office:value-type="float" office:value="42.4019151961695" calcext:value-type="float">
            <text:p>42.4019151961695</text:p>
          </table:table-cell>
          <table:table-cell table:formula="of:=DEGREES(ATAN(ABS([.F309]-[.C309])/ABS([.E309]-[.B309])))" office:value-type="float" office:value="4.24191019788632" calcext:value-type="float">
            <text:p>4.24191019788632</text:p>
          </table:table-cell>
          <table:table-cell table:formula="of:=SQRT(POWER([.H309];2)+POWER([.I309];2)+POWER([.J309];2))" office:value-type="float" office:value="575.166652555557" calcext:value-type="float">
            <text:p>575.166652555557</text:p>
          </table:table-cell>
        </table:table-row>
        <table:table-row table:style-name="ro1">
          <table:table-cell office:value-type="float" office:value="72.6471" calcext:value-type="float">
            <text:p>72.6471</text:p>
          </table:table-cell>
          <table:table-cell office:value-type="float" office:value="291.814" calcext:value-type="float">
            <text:p>291.814</text:p>
          </table:table-cell>
          <table:table-cell office:value-type="float" office:value="44.191" calcext:value-type="float">
            <text:p>44.191</text:p>
          </table:table-cell>
          <table:table-cell office:value-type="float" office:value="71.8742" calcext:value-type="float">
            <text:p>71.8742</text:p>
          </table:table-cell>
          <table:table-cell office:value-type="float" office:value="280.836" calcext:value-type="float">
            <text:p>280.836</text:p>
          </table:table-cell>
          <table:table-cell office:value-type="float" office:value="45.6215" calcext:value-type="float">
            <text:p>45.6215</text:p>
          </table:table-cell>
          <table:table-cell/>
          <table:table-cell table:formula="of:=([.D310]-[.A310])/0.0166667" office:value-type="float" office:value="-46.3739072521851" calcext:value-type="float">
            <text:p>-46.3739072521851</text:p>
          </table:table-cell>
          <table:table-cell table:formula="of:=ABS([.E310]-[.B310])/0.0166667" office:value-type="float" office:value="658.678682642635" calcext:value-type="float">
            <text:p>658.678682642635</text:p>
          </table:table-cell>
          <table:table-cell table:formula="of:=([.F310]-[.C310])/0.0166667" office:value-type="float" office:value="85.829828340343" calcext:value-type="float">
            <text:p>85.829828340343</text:p>
          </table:table-cell>
          <table:table-cell table:formula="of:=DEGREES(ATAN(ABS([.F310]-[.C310])/ABS([.E310]-[.B310])))" office:value-type="float" office:value="7.42415634355241" calcext:value-type="float">
            <text:p>7.42415634355241</text:p>
          </table:table-cell>
          <table:table-cell table:formula="of:=SQRT(POWER([.H310];2)+POWER([.I310];2)+POWER([.J310];2))" office:value-type="float" office:value="665.864029419374" calcext:value-type="float">
            <text:p>665.864029419374</text:p>
          </table:table-cell>
        </table:table-row>
        <table:table-row table:style-name="ro1">
          <table:table-cell office:value-type="float" office:value="72.6426" calcext:value-type="float">
            <text:p>72.6426</text:p>
          </table:table-cell>
          <table:table-cell office:value-type="float" office:value="290.541" calcext:value-type="float">
            <text:p>290.541</text:p>
          </table:table-cell>
          <table:table-cell office:value-type="float" office:value="43.8742" calcext:value-type="float">
            <text:p>43.8742</text:p>
          </table:table-cell>
          <table:table-cell office:value-type="float" office:value="71.8683" calcext:value-type="float">
            <text:p>71.8683</text:p>
          </table:table-cell>
          <table:table-cell office:value-type="float" office:value="279.719" calcext:value-type="float">
            <text:p>279.719</text:p>
          </table:table-cell>
          <table:table-cell office:value-type="float" office:value="44.7936" calcext:value-type="float">
            <text:p>44.7936</text:p>
          </table:table-cell>
          <table:table-cell/>
          <table:table-cell table:formula="of:=([.D311]-[.A311])/0.0166667" office:value-type="float" office:value="-46.4579070841856" calcext:value-type="float">
            <text:p>-46.4579070841856</text:p>
          </table:table-cell>
          <table:table-cell table:formula="of:=ABS([.E311]-[.B311])/0.0166667" office:value-type="float" office:value="649.318701362598" calcext:value-type="float">
            <text:p>649.318701362598</text:p>
          </table:table-cell>
          <table:table-cell table:formula="of:=([.F311]-[.C311])/0.0166667" office:value-type="float" office:value="55.1638896722204" calcext:value-type="float">
            <text:p>55.1638896722204</text:p>
          </table:table-cell>
          <table:table-cell table:formula="of:=DEGREES(ATAN(ABS([.F311]-[.C311])/ABS([.E311]-[.B311])))" office:value-type="float" office:value="4.85599240084644" calcext:value-type="float">
            <text:p>4.85599240084644</text:p>
          </table:table-cell>
          <table:table-cell table:formula="of:=SQRT(POWER([.H311];2)+POWER([.I311];2)+POWER([.J311];2))" office:value-type="float" office:value="653.31169268093" calcext:value-type="float">
            <text:p>653.31169268093</text:p>
          </table:table-cell>
        </table:table-row>
        <table:table-row table:style-name="ro1">
          <table:table-cell office:value-type="float" office:value="72.6317" calcext:value-type="float">
            <text:p>72.6317</text:p>
          </table:table-cell>
          <table:table-cell office:value-type="float" office:value="282.371" calcext:value-type="float">
            <text:p>282.371</text:p>
          </table:table-cell>
          <table:table-cell office:value-type="float" office:value="44.8776" calcext:value-type="float">
            <text:p>44.8776</text:p>
          </table:table-cell>
          <table:table-cell office:value-type="float" office:value="71.8701" calcext:value-type="float">
            <text:p>71.8701</text:p>
          </table:table-cell>
          <table:table-cell office:value-type="float" office:value="273.184" calcext:value-type="float">
            <text:p>273.184</text:p>
          </table:table-cell>
          <table:table-cell office:value-type="float" office:value="45.5614" calcext:value-type="float">
            <text:p>45.5614</text:p>
          </table:table-cell>
          <table:table-cell/>
          <table:table-cell table:formula="of:=([.D312]-[.A312])/0.0166667" office:value-type="float" office:value="-45.6959086081829" calcext:value-type="float">
            <text:p>-45.6959086081829</text:p>
          </table:table-cell>
          <table:table-cell table:formula="of:=ABS([.E312]-[.B312])/0.0166667" office:value-type="float" office:value="551.218897562202" calcext:value-type="float">
            <text:p>551.218897562202</text:p>
          </table:table-cell>
          <table:table-cell table:formula="of:=([.F312]-[.C312])/0.0166667" office:value-type="float" office:value="41.027917944164" calcext:value-type="float">
            <text:p>41.027917944164</text:p>
          </table:table-cell>
          <table:table-cell table:formula="of:=DEGREES(ATAN(ABS([.F312]-[.C312])/ABS([.E312]-[.B312])))" office:value-type="float" office:value="4.25674791850372" calcext:value-type="float">
            <text:p>4.25674791850372</text:p>
          </table:table-cell>
          <table:table-cell table:formula="of:=SQRT(POWER([.H312];2)+POWER([.I312];2)+POWER([.J312];2))" office:value-type="float" office:value="554.629316881149" calcext:value-type="float">
            <text:p>554.629316881149</text:p>
          </table:table-cell>
        </table:table-row>
        <table:table-row table:style-name="ro1">
          <table:table-cell office:value-type="float" office:value="72.8962" calcext:value-type="float">
            <text:p>72.8962</text:p>
          </table:table-cell>
          <table:table-cell office:value-type="float" office:value="287.796" calcext:value-type="float">
            <text:p>287.796</text:p>
          </table:table-cell>
          <table:table-cell office:value-type="float" office:value="44.2933" calcext:value-type="float">
            <text:p>44.2933</text:p>
          </table:table-cell>
          <table:table-cell office:value-type="float" office:value="72.3717" calcext:value-type="float">
            <text:p>72.3717</text:p>
          </table:table-cell>
          <table:table-cell office:value-type="float" office:value="277.117" calcext:value-type="float">
            <text:p>277.117</text:p>
          </table:table-cell>
          <table:table-cell office:value-type="float" office:value="45.1927" calcext:value-type="float">
            <text:p>45.1927</text:p>
          </table:table-cell>
          <table:table-cell/>
          <table:table-cell table:formula="of:=([.D313]-[.A313])/0.0166667" office:value-type="float" office:value="-31.4699370601252" calcext:value-type="float">
            <text:p>-31.4699370601252</text:p>
          </table:table-cell>
          <table:table-cell table:formula="of:=ABS([.E313]-[.B313])/0.0166667" office:value-type="float" office:value="640.738718522561" calcext:value-type="float">
            <text:p>640.738718522561</text:p>
          </table:table-cell>
          <table:table-cell table:formula="of:=([.F313]-[.C313])/0.0166667" office:value-type="float" office:value="53.9638920722159" calcext:value-type="float">
            <text:p>53.9638920722159</text:p>
          </table:table-cell>
          <table:table-cell table:formula="of:=DEGREES(ATAN(ABS([.F313]-[.C313])/ABS([.E313]-[.B313])))" office:value-type="float" office:value="4.8141677611346" calcext:value-type="float">
            <text:p>4.8141677611346</text:p>
          </table:table-cell>
          <table:table-cell table:formula="of:=SQRT(POWER([.H313];2)+POWER([.I313];2)+POWER([.J313];2))" office:value-type="float" office:value="643.776796723899" calcext:value-type="float">
            <text:p>643.776796723899</text:p>
          </table:table-cell>
        </table:table-row>
        <table:table-row table:style-name="ro1">
          <table:table-cell office:value-type="float" office:value="72.3839" calcext:value-type="float">
            <text:p>72.3839</text:p>
          </table:table-cell>
          <table:table-cell office:value-type="float" office:value="284.886" calcext:value-type="float">
            <text:p>284.886</text:p>
          </table:table-cell>
          <table:table-cell office:value-type="float" office:value="45.2494" calcext:value-type="float">
            <text:p>45.2494</text:p>
          </table:table-cell>
          <table:table-cell office:value-type="float" office:value="71.6239" calcext:value-type="float">
            <text:p>71.6239</text:p>
          </table:table-cell>
          <table:table-cell office:value-type="float" office:value="276.874" calcext:value-type="float">
            <text:p>276.874</text:p>
          </table:table-cell>
          <table:table-cell office:value-type="float" office:value="45.9819" calcext:value-type="float">
            <text:p>45.9819</text:p>
          </table:table-cell>
          <table:table-cell/>
          <table:table-cell table:formula="of:=([.D314]-[.A314])/0.0166667" office:value-type="float" office:value="-45.5999088001819" calcext:value-type="float">
            <text:p>-45.5999088001819</text:p>
          </table:table-cell>
          <table:table-cell table:formula="of:=ABS([.E314]-[.B314])/0.0166667" office:value-type="float" office:value="480.719038561923" calcext:value-type="float">
            <text:p>480.719038561923</text:p>
          </table:table-cell>
          <table:table-cell table:formula="of:=([.F314]-[.C314])/0.0166667" office:value-type="float" office:value="43.9499121001759" calcext:value-type="float">
            <text:p>43.9499121001759</text:p>
          </table:table-cell>
          <table:table-cell table:formula="of:=DEGREES(ATAN(ABS([.F314]-[.C314])/ABS([.E314]-[.B314])))" office:value-type="float" office:value="5.223765231464" calcext:value-type="float">
            <text:p>5.223765231464</text:p>
          </table:table-cell>
          <table:table-cell table:formula="of:=SQRT(POWER([.H314];2)+POWER([.I314];2)+POWER([.J314];2))" office:value-type="float" office:value="484.872911691401" calcext:value-type="float">
            <text:p>484.872911691401</text:p>
          </table:table-cell>
        </table:table-row>
        <table:table-row table:style-name="ro1">
          <table:table-cell office:value-type="float" office:value="72.392" calcext:value-type="float">
            <text:p>72.392</text:p>
          </table:table-cell>
          <table:table-cell office:value-type="float" office:value="293.074" calcext:value-type="float">
            <text:p>293.074</text:p>
          </table:table-cell>
          <table:table-cell office:value-type="float" office:value="44.5147" calcext:value-type="float">
            <text:p>44.5147</text:p>
          </table:table-cell>
          <table:table-cell office:value-type="float" office:value="71.8775" calcext:value-type="float">
            <text:p>71.8775</text:p>
          </table:table-cell>
          <table:table-cell office:value-type="float" office:value="280.723" calcext:value-type="float">
            <text:p>280.723</text:p>
          </table:table-cell>
          <table:table-cell office:value-type="float" office:value="46.1386" calcext:value-type="float">
            <text:p>46.1386</text:p>
          </table:table-cell>
          <table:table-cell/>
          <table:table-cell table:formula="of:=([.D315]-[.A315])/0.0166667" office:value-type="float" office:value="-30.8699382601234" calcext:value-type="float">
            <text:p>-30.8699382601234</text:p>
          </table:table-cell>
          <table:table-cell table:formula="of:=ABS([.E315]-[.B315])/0.0166667" office:value-type="float" office:value="741.058517882964" calcext:value-type="float">
            <text:p>741.058517882964</text:p>
          </table:table-cell>
          <table:table-cell table:formula="of:=([.F315]-[.C315])/0.0166667" office:value-type="float" office:value="97.4338051323897" calcext:value-type="float">
            <text:p>97.4338051323897</text:p>
          </table:table-cell>
          <table:table-cell table:formula="of:=DEGREES(ATAN(ABS([.F315]-[.C315])/ABS([.E315]-[.B315])))" office:value-type="float" office:value="7.49024155353868" calcext:value-type="float">
            <text:p>7.49024155353868</text:p>
          </table:table-cell>
          <table:table-cell table:formula="of:=SQRT(POWER([.H315];2)+POWER([.I315];2)+POWER([.J315];2))" office:value-type="float" office:value="748.073543441857" calcext:value-type="float">
            <text:p>748.073543441857</text:p>
          </table:table-cell>
        </table:table-row>
        <table:table-row table:style-name="ro1">
          <table:table-cell office:value-type="float" office:value="72.1243" calcext:value-type="float">
            <text:p>72.1243</text:p>
          </table:table-cell>
          <table:table-cell office:value-type="float" office:value="287.769" calcext:value-type="float">
            <text:p>287.769</text:p>
          </table:table-cell>
          <table:table-cell office:value-type="float" office:value="44.0505" calcext:value-type="float">
            <text:p>44.0505</text:p>
          </table:table-cell>
          <table:table-cell office:value-type="float" office:value="71.6188" calcext:value-type="float">
            <text:p>71.6188</text:p>
          </table:table-cell>
          <table:table-cell office:value-type="float" office:value="277.036" calcext:value-type="float">
            <text:p>277.036</text:p>
          </table:table-cell>
          <table:table-cell office:value-type="float" office:value="45.2124" calcext:value-type="float">
            <text:p>45.2124</text:p>
          </table:table-cell>
          <table:table-cell/>
          <table:table-cell table:formula="of:=([.D316]-[.A316])/0.0166667" office:value-type="float" office:value="-30.329939340122" calcext:value-type="float">
            <text:p>-30.329939340122</text:p>
          </table:table-cell>
          <table:table-cell table:formula="of:=ABS([.E316]-[.B316])/0.0166667" office:value-type="float" office:value="643.978712042576" calcext:value-type="float">
            <text:p>643.978712042576</text:p>
          </table:table-cell>
          <table:table-cell table:formula="of:=([.F316]-[.C316])/0.0166667" office:value-type="float" office:value="69.713860572279" calcext:value-type="float">
            <text:p>69.713860572279</text:p>
          </table:table-cell>
          <table:table-cell table:formula="of:=DEGREES(ATAN(ABS([.F316]-[.C316])/ABS([.E316]-[.B316])))" office:value-type="float" office:value="6.17848919404624" calcext:value-type="float">
            <text:p>6.17848919404624</text:p>
          </table:table-cell>
          <table:table-cell table:formula="of:=SQRT(POWER([.H316];2)+POWER([.I316];2)+POWER([.J316];2))" office:value-type="float" office:value="648.450853295978" calcext:value-type="float">
            <text:p>648.450853295978</text:p>
          </table:table-cell>
        </table:table-row>
        <table:table-row table:style-name="ro1">
          <table:table-cell office:value-type="float" office:value="72.1288" calcext:value-type="float">
            <text:p>72.1288</text:p>
          </table:table-cell>
          <table:table-cell office:value-type="float" office:value="283.502" calcext:value-type="float">
            <text:p>283.502</text:p>
          </table:table-cell>
          <table:table-cell office:value-type="float" office:value="45.4628" calcext:value-type="float">
            <text:p>45.4628</text:p>
          </table:table-cell>
          <table:table-cell office:value-type="float" office:value="71.6295" calcext:value-type="float">
            <text:p>71.6295</text:p>
          </table:table-cell>
          <table:table-cell office:value-type="float" office:value="271.66" calcext:value-type="float">
            <text:p>271.66</text:p>
          </table:table-cell>
          <table:table-cell office:value-type="float" office:value="46.7823" calcext:value-type="float">
            <text:p>46.7823</text:p>
          </table:table-cell>
          <table:table-cell/>
          <table:table-cell table:formula="of:=([.D317]-[.A317])/0.0166667" office:value-type="float" office:value="-29.9579400841201" calcext:value-type="float">
            <text:p>-29.9579400841201</text:p>
          </table:table-cell>
          <table:table-cell table:formula="of:=ABS([.E317]-[.B317])/0.0166667" office:value-type="float" office:value="710.518578962841" calcext:value-type="float">
            <text:p>710.518578962841</text:p>
          </table:table-cell>
          <table:table-cell table:formula="of:=([.F317]-[.C317])/0.0166667" office:value-type="float" office:value="79.1698416603166" calcext:value-type="float">
            <text:p>79.1698416603166</text:p>
          </table:table-cell>
          <table:table-cell table:formula="of:=DEGREES(ATAN(ABS([.F317]-[.C317])/ABS([.E317]-[.B317])))" office:value-type="float" office:value="6.35798093057139" calcext:value-type="float">
            <text:p>6.35798093057139</text:p>
          </table:table-cell>
          <table:table-cell table:formula="of:=SQRT(POWER([.H317];2)+POWER([.I317];2)+POWER([.J317];2))" office:value-type="float" office:value="715.543145487383" calcext:value-type="float">
            <text:p>715.543145487383</text:p>
          </table:table-cell>
        </table:table-row>
        <table:table-row table:style-name="ro1">
          <table:table-cell office:value-type="float" office:value="72.1307" calcext:value-type="float">
            <text:p>72.1307</text:p>
          </table:table-cell>
          <table:table-cell office:value-type="float" office:value="288.915" calcext:value-type="float">
            <text:p>288.915</text:p>
          </table:table-cell>
          <table:table-cell office:value-type="float" office:value="44.8921" calcext:value-type="float">
            <text:p>44.8921</text:p>
          </table:table-cell>
          <table:table-cell office:value-type="float" office:value="71.6245" calcext:value-type="float">
            <text:p>71.6245</text:p>
          </table:table-cell>
          <table:table-cell office:value-type="float" office:value="279.418" calcext:value-type="float">
            <text:p>279.418</text:p>
          </table:table-cell>
          <table:table-cell office:value-type="float" office:value="46.0899" calcext:value-type="float">
            <text:p>46.0899</text:p>
          </table:table-cell>
          <table:table-cell/>
          <table:table-cell table:formula="of:=([.D318]-[.A318])/0.0166667" office:value-type="float" office:value="-30.3719392561219" calcext:value-type="float">
            <text:p>-30.3719392561219</text:p>
          </table:table-cell>
          <table:table-cell table:formula="of:=ABS([.E318]-[.B318])/0.0166667" office:value-type="float" office:value="569.81886036228" calcext:value-type="float">
            <text:p>569.81886036228</text:p>
          </table:table-cell>
          <table:table-cell table:formula="of:=([.F318]-[.C318])/0.0166667" office:value-type="float" office:value="71.8678562642875" calcext:value-type="float">
            <text:p>71.8678562642875</text:p>
          </table:table-cell>
          <table:table-cell table:formula="of:=DEGREES(ATAN(ABS([.F318]-[.C318])/ABS([.E318]-[.B318])))" office:value-type="float" office:value="7.18841944131341" calcext:value-type="float">
            <text:p>7.18841944131341</text:p>
          </table:table-cell>
          <table:table-cell table:formula="of:=SQRT(POWER([.H318];2)+POWER([.I318];2)+POWER([.J318];2))" office:value-type="float" office:value="575.135616253045" calcext:value-type="float">
            <text:p>575.135616253045</text:p>
          </table:table-cell>
        </table:table-row>
        <table:table-row table:style-name="ro1">
          <table:table-cell office:value-type="float" office:value="72.6508" calcext:value-type="float">
            <text:p>72.6508</text:p>
          </table:table-cell>
          <table:table-cell office:value-type="float" office:value="297.597" calcext:value-type="float">
            <text:p>297.597</text:p>
          </table:table-cell>
          <table:table-cell office:value-type="float" office:value="42.7909" calcext:value-type="float">
            <text:p>42.7909</text:p>
          </table:table-cell>
          <table:table-cell office:value-type="float" office:value="71.8674" calcext:value-type="float">
            <text:p>71.8674</text:p>
          </table:table-cell>
          <table:table-cell office:value-type="float" office:value="287.742" calcext:value-type="float">
            <text:p>287.742</text:p>
          </table:table-cell>
          <table:table-cell office:value-type="float" office:value="44.0571" calcext:value-type="float">
            <text:p>44.0571</text:p>
          </table:table-cell>
          <table:table-cell/>
          <table:table-cell table:formula="of:=([.D319]-[.A319])/0.0166667" office:value-type="float" office:value="-47.003905992188" calcext:value-type="float">
            <text:p>-47.003905992188</text:p>
          </table:table-cell>
          <table:table-cell table:formula="of:=ABS([.E319]-[.B319])/0.0166667" office:value-type="float" office:value="591.298817402363" calcext:value-type="float">
            <text:p>591.298817402363</text:p>
          </table:table-cell>
          <table:table-cell table:formula="of:=([.F319]-[.C319])/0.0166667" office:value-type="float" office:value="75.9718480563038" calcext:value-type="float">
            <text:p>75.9718480563038</text:p>
          </table:table-cell>
          <table:table-cell table:formula="of:=DEGREES(ATAN(ABS([.F319]-[.C319])/ABS([.E319]-[.B319])))" office:value-type="float" office:value="7.32142261243411" calcext:value-type="float">
            <text:p>7.32142261243411</text:p>
          </table:table-cell>
          <table:table-cell table:formula="of:=SQRT(POWER([.H319];2)+POWER([.I319];2)+POWER([.J319];2))" office:value-type="float" office:value="598.009515256275" calcext:value-type="float">
            <text:p>598.009515256275</text:p>
          </table:table-cell>
        </table:table-row>
        <table:table-row table:style-name="ro1">
          <table:table-cell office:value-type="float" office:value="72.3843" calcext:value-type="float">
            <text:p>72.3843</text:p>
          </table:table-cell>
          <table:table-cell office:value-type="float" office:value="290.51" calcext:value-type="float">
            <text:p>290.51</text:p>
          </table:table-cell>
          <table:table-cell office:value-type="float" office:value="43.8814" calcext:value-type="float">
            <text:p>43.8814</text:p>
          </table:table-cell>
          <table:table-cell office:value-type="float" office:value="71.8683" calcext:value-type="float">
            <text:p>71.8683</text:p>
          </table:table-cell>
          <table:table-cell office:value-type="float" office:value="279.703" calcext:value-type="float">
            <text:p>279.703</text:p>
          </table:table-cell>
          <table:table-cell office:value-type="float" office:value="44.7961" calcext:value-type="float">
            <text:p>44.7961</text:p>
          </table:table-cell>
          <table:table-cell/>
          <table:table-cell table:formula="of:=([.D320]-[.A320])/0.0166667" office:value-type="float" office:value="-30.9599380801233" calcext:value-type="float">
            <text:p>-30.9599380801233</text:p>
          </table:table-cell>
          <table:table-cell table:formula="of:=ABS([.E320]-[.B320])/0.0166667" office:value-type="float" office:value="648.418703162595" calcext:value-type="float">
            <text:p>648.418703162595</text:p>
          </table:table-cell>
          <table:table-cell table:formula="of:=([.F320]-[.C320])/0.0166667" office:value-type="float" office:value="54.8818902362197" calcext:value-type="float">
            <text:p>54.8818902362197</text:p>
          </table:table-cell>
          <table:table-cell table:formula="of:=DEGREES(ATAN(ABS([.F320]-[.C320])/ABS([.E320]-[.B320])))" office:value-type="float" office:value="4.83796019164696" calcext:value-type="float">
            <text:p>4.83796019164696</text:p>
          </table:table-cell>
          <table:table-cell table:formula="of:=SQRT(POWER([.H320];2)+POWER([.I320];2)+POWER([.J320];2))" office:value-type="float" office:value="651.473218369632" calcext:value-type="float">
            <text:p>651.473218369632</text:p>
          </table:table-cell>
        </table:table-row>
        <table:table-row table:style-name="ro1">
          <table:table-cell office:value-type="float" office:value="72.6554" calcext:value-type="float">
            <text:p>72.6554</text:p>
          </table:table-cell>
          <table:table-cell office:value-type="float" office:value="298.922" calcext:value-type="float">
            <text:p>298.922</text:p>
          </table:table-cell>
          <table:table-cell office:value-type="float" office:value="43.1077" calcext:value-type="float">
            <text:p>43.1077</text:p>
          </table:table-cell>
          <table:table-cell office:value-type="float" office:value="71.8691" calcext:value-type="float">
            <text:p>71.8691</text:p>
          </table:table-cell>
          <table:table-cell office:value-type="float" office:value="287.68" calcext:value-type="float">
            <text:p>287.68</text:p>
          </table:table-cell>
          <table:table-cell office:value-type="float" office:value="44.3207" calcext:value-type="float">
            <text:p>44.3207</text:p>
          </table:table-cell>
          <table:table-cell/>
          <table:table-cell table:formula="of:=([.D321]-[.A321])/0.0166667" office:value-type="float" office:value="-47.1779056441885" calcext:value-type="float">
            <text:p>-47.1779056441885</text:p>
          </table:table-cell>
          <table:table-cell table:formula="of:=ABS([.E321]-[.B321])/0.0166667" office:value-type="float" office:value="674.518650962699" calcext:value-type="float">
            <text:p>674.518650962699</text:p>
          </table:table-cell>
          <table:table-cell table:formula="of:=([.F321]-[.C321])/0.0166667" office:value-type="float" office:value="72.7798544402912" calcext:value-type="float">
            <text:p>72.7798544402912</text:p>
          </table:table-cell>
          <table:table-cell table:formula="of:=DEGREES(ATAN(ABS([.F321]-[.C321])/ABS([.E321]-[.B321])))" office:value-type="float" office:value="6.15832941614999" calcext:value-type="float">
            <text:p>6.15832941614999</text:p>
          </table:table-cell>
          <table:table-cell table:formula="of:=SQRT(POWER([.H321];2)+POWER([.I321];2)+POWER([.J321];2))" office:value-type="float" office:value="680.072108301658" calcext:value-type="float">
            <text:p>680.072108301658</text:p>
          </table:table-cell>
        </table:table-row>
        <table:table-row table:style-name="ro1">
          <table:table-cell office:value-type="float" office:value="72.1256" calcext:value-type="float">
            <text:p>72.1256</text:p>
          </table:table-cell>
          <table:table-cell office:value-type="float" office:value="283.602" calcext:value-type="float">
            <text:p>283.602</text:p>
          </table:table-cell>
          <table:table-cell office:value-type="float" office:value="44.9444" calcext:value-type="float">
            <text:p>44.9444</text:p>
          </table:table-cell>
          <table:table-cell office:value-type="float" office:value="71.8724" calcext:value-type="float">
            <text:p>71.8724</text:p>
          </table:table-cell>
          <table:table-cell office:value-type="float" office:value="271.824" calcext:value-type="float">
            <text:p>271.824</text:p>
          </table:table-cell>
          <table:table-cell office:value-type="float" office:value="46.0188" calcext:value-type="float">
            <text:p>46.0188</text:p>
          </table:table-cell>
          <table:table-cell/>
          <table:table-cell table:formula="of:=([.D322]-[.A322])/0.0166667" office:value-type="float" office:value="-15.1919696160612" calcext:value-type="float">
            <text:p>-15.1919696160612</text:p>
          </table:table-cell>
          <table:table-cell table:formula="of:=ABS([.E322]-[.B322])/0.0166667" office:value-type="float" office:value="706.678586642825" calcext:value-type="float">
            <text:p>706.678586642825</text:p>
          </table:table-cell>
          <table:table-cell table:formula="of:=([.F322]-[.C322])/0.0166667" office:value-type="float" office:value="64.4638710722577" calcext:value-type="float">
            <text:p>64.4638710722577</text:p>
          </table:table-cell>
          <table:table-cell table:formula="of:=DEGREES(ATAN(ABS([.F322]-[.C322])/ABS([.E322]-[.B322])))" office:value-type="float" office:value="5.21214847361992" calcext:value-type="float">
            <text:p>5.21214847361992</text:p>
          </table:table-cell>
          <table:table-cell table:formula="of:=SQRT(POWER([.H322];2)+POWER([.I322];2)+POWER([.J322];2))" office:value-type="float" office:value="709.775324616132" calcext:value-type="float">
            <text:p>709.775324616132</text:p>
          </table:table-cell>
        </table:table-row>
        <table:table-row table:style-name="ro1">
          <table:table-cell office:value-type="float" office:value="72.3833" calcext:value-type="float">
            <text:p>72.3833</text:p>
          </table:table-cell>
          <table:table-cell office:value-type="float" office:value="286.308" calcext:value-type="float">
            <text:p>286.308</text:p>
          </table:table-cell>
          <table:table-cell office:value-type="float" office:value="44.7797" calcext:value-type="float">
            <text:p>44.7797</text:p>
          </table:table-cell>
          <table:table-cell office:value-type="float" office:value="71.6239" calcext:value-type="float">
            <text:p>71.6239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45.9811" calcext:value-type="float">
            <text:p>45.9811</text:p>
          </table:table-cell>
          <table:table-cell/>
          <table:table-cell table:formula="of:=([.D323]-[.A323])/0.0166667" office:value-type="float" office:value="-45.5639088721822" calcext:value-type="float">
            <text:p>-45.5639088721822</text:p>
          </table:table-cell>
          <table:table-cell table:formula="of:=ABS([.E323]-[.B323])/0.0166667" office:value-type="float" office:value="565.738868522262" calcext:value-type="float">
            <text:p>565.738868522262</text:p>
          </table:table-cell>
          <table:table-cell table:formula="of:=([.F323]-[.C323])/0.0166667" office:value-type="float" office:value="72.0838558322883" calcext:value-type="float">
            <text:p>72.0838558322883</text:p>
          </table:table-cell>
          <table:table-cell table:formula="of:=DEGREES(ATAN(ABS([.F323]-[.C323])/ABS([.E323]-[.B323])))" office:value-type="float" office:value="7.26123986706858" calcext:value-type="float">
            <text:p>7.26123986706858</text:p>
          </table:table-cell>
          <table:table-cell table:formula="of:=SQRT(POWER([.H323];2)+POWER([.I323];2)+POWER([.J323];2))" office:value-type="float" office:value="572.129897331202" calcext:value-type="float">
            <text:p>572.129897331202</text:p>
          </table:table-cell>
        </table:table-row>
        <table:table-row table:style-name="ro1">
          <table:table-cell office:value-type="float" office:value="71.8712" calcext:value-type="float">
            <text:p>71.8712</text:p>
          </table:table-cell>
          <table:table-cell office:value-type="float" office:value="283.59" calcext:value-type="float">
            <text:p>283.59</text:p>
          </table:table-cell>
          <table:table-cell office:value-type="float" office:value="44.9485" calcext:value-type="float">
            <text:p>44.9485</text:p>
          </table:table-cell>
          <table:table-cell office:value-type="float" office:value="71.3764" calcext:value-type="float">
            <text:p>71.3764</text:p>
          </table:table-cell>
          <table:table-cell office:value-type="float" office:value="271.784" calcext:value-type="float">
            <text:p>271.784</text:p>
          </table:table-cell>
          <table:table-cell office:value-type="float" office:value="46.0296" calcext:value-type="float">
            <text:p>46.0296</text:p>
          </table:table-cell>
          <table:table-cell/>
          <table:table-cell table:formula="of:=([.D324]-[.A324])/0.0166667" office:value-type="float" office:value="-29.6879406241186" calcext:value-type="float">
            <text:p>-29.6879406241186</text:p>
          </table:table-cell>
          <table:table-cell table:formula="of:=ABS([.E324]-[.B324])/0.0166667" office:value-type="float" office:value="708.358583282833" calcext:value-type="float">
            <text:p>708.358583282833</text:p>
          </table:table-cell>
          <table:table-cell table:formula="of:=([.F324]-[.C324])/0.0166667" office:value-type="float" office:value="64.8658702682594" calcext:value-type="float">
            <text:p>64.8658702682594</text:p>
          </table:table-cell>
          <table:table-cell table:formula="of:=DEGREES(ATAN(ABS([.F324]-[.C324])/ABS([.E324]-[.B324])))" office:value-type="float" office:value="5.23210187571317" calcext:value-type="float">
            <text:p>5.23210187571317</text:p>
          </table:table-cell>
          <table:table-cell table:formula="of:=SQRT(POWER([.H324];2)+POWER([.I324];2)+POWER([.J324];2))" office:value-type="float" office:value="711.941596940803" calcext:value-type="float">
            <text:p>711.941596940803</text:p>
          </table:table-cell>
        </table:table-row>
        <table:table-row table:style-name="ro1">
          <table:table-cell office:value-type="float" office:value="72.9047" calcext:value-type="float">
            <text:p>72.9047</text:p>
          </table:table-cell>
          <table:table-cell office:value-type="float" office:value="291.904" calcext:value-type="float">
            <text:p>291.904</text:p>
          </table:table-cell>
          <table:table-cell office:value-type="float" office:value="43.9188" calcext:value-type="float">
            <text:p>43.9188</text:p>
          </table:table-cell>
          <table:table-cell office:value-type="float" office:value="72.3755" calcext:value-type="float">
            <text:p>72.3755</text:p>
          </table:table-cell>
          <table:table-cell office:value-type="float" office:value="281.054" calcext:value-type="float">
            <text:p>281.054</text:p>
          </table:table-cell>
          <table:table-cell office:value-type="float" office:value="44.8324" calcext:value-type="float">
            <text:p>44.8324</text:p>
          </table:table-cell>
          <table:table-cell/>
          <table:table-cell table:formula="of:=([.D325]-[.A325])/0.0166667" office:value-type="float" office:value="-31.7519364961272" calcext:value-type="float">
            <text:p>-31.7519364961272</text:p>
          </table:table-cell>
          <table:table-cell table:formula="of:=ABS([.E325]-[.B325])/0.0166667" office:value-type="float" office:value="650.998698002605" calcext:value-type="float">
            <text:p>650.998698002605</text:p>
          </table:table-cell>
          <table:table-cell table:formula="of:=([.F325]-[.C325])/0.0166667" office:value-type="float" office:value="54.8158903682194" calcext:value-type="float">
            <text:p>54.8158903682194</text:p>
          </table:table-cell>
          <table:table-cell table:formula="of:=DEGREES(ATAN(ABS([.F325]-[.C325])/ABS([.E325]-[.B325])))" office:value-type="float" office:value="4.81310933275055" calcext:value-type="float">
            <text:p>4.81310933275055</text:p>
          </table:table-cell>
          <table:table-cell table:formula="of:=SQRT(POWER([.H325];2)+POWER([.I325];2)+POWER([.J325];2))" office:value-type="float" office:value="654.073598388746" calcext:value-type="float">
            <text:p>654.073598388746</text:p>
          </table:table-cell>
        </table:table-row>
        <table:table-row table:style-name="ro1">
          <table:table-cell office:value-type="float" office:value="72.1256" calcext:value-type="float">
            <text:p>72.1256</text:p>
          </table:table-cell>
          <table:table-cell office:value-type="float" office:value="282.256" calcext:value-type="float">
            <text:p>282.256</text:p>
          </table:table-cell>
          <table:table-cell office:value-type="float" office:value="45.151" calcext:value-type="float">
            <text:p>45.151</text:p>
          </table:table-cell>
          <table:table-cell office:value-type="float" office:value="71.3782" calcext:value-type="float">
            <text:p>71.3782</text:p>
          </table:table-cell>
          <table:table-cell office:value-type="float" office:value="271.724" calcext:value-type="float">
            <text:p>271.724</text:p>
          </table:table-cell>
          <table:table-cell office:value-type="float" office:value="46.2843" calcext:value-type="float">
            <text:p>46.2843</text:p>
          </table:table-cell>
          <table:table-cell/>
          <table:table-cell table:formula="of:=([.D326]-[.A326])/0.0166667" office:value-type="float" office:value="-44.8439103121793" calcext:value-type="float">
            <text:p>-44.8439103121793</text:p>
          </table:table-cell>
          <table:table-cell table:formula="of:=ABS([.E326]-[.B326])/0.0166667" office:value-type="float" office:value="631.918736162527" calcext:value-type="float">
            <text:p>631.918736162527</text:p>
          </table:table-cell>
          <table:table-cell table:formula="of:=([.F326]-[.C326])/0.0166667" office:value-type="float" office:value="67.9978640042719" calcext:value-type="float">
            <text:p>67.9978640042719</text:p>
          </table:table-cell>
          <table:table-cell table:formula="of:=DEGREES(ATAN(ABS([.F326]-[.C326])/ABS([.E326]-[.B326])))" office:value-type="float" office:value="6.14170286631231" calcext:value-type="float">
            <text:p>6.14170286631231</text:p>
          </table:table-cell>
          <table:table-cell table:formula="of:=SQRT(POWER([.H326];2)+POWER([.I326];2)+POWER([.J326];2))" office:value-type="float" office:value="637.146745196485" calcext:value-type="float">
            <text:p>637.146745196485</text:p>
          </table:table-cell>
        </table:table-row>
        <table:table-row table:style-name="ro1">
          <table:table-cell office:value-type="float" office:value="72.3831" calcext:value-type="float">
            <text:p>72.3831</text:p>
          </table:table-cell>
          <table:table-cell office:value-type="float" office:value="283.524" calcext:value-type="float">
            <text:p>283.524</text:p>
          </table:table-cell>
          <table:table-cell office:value-type="float" office:value="45.4571" calcext:value-type="float">
            <text:p>45.4571</text:p>
          </table:table-cell>
          <table:table-cell office:value-type="float" office:value="71.6284" calcext:value-type="float">
            <text:p>71.6284</text:p>
          </table:table-cell>
          <table:table-cell office:value-type="float" office:value="274.202" calcext:value-type="float">
            <text:p>274.202</text:p>
          </table:table-cell>
          <table:table-cell office:value-type="float" office:value="46.6386" calcext:value-type="float">
            <text:p>46.6386</text:p>
          </table:table-cell>
          <table:table-cell/>
          <table:table-cell table:formula="of:=([.D327]-[.A327])/0.0166667" office:value-type="float" office:value="-45.2819094361811" calcext:value-type="float">
            <text:p>-45.2819094361811</text:p>
          </table:table-cell>
          <table:table-cell table:formula="of:=ABS([.E327]-[.B327])/0.0166667" office:value-type="float" office:value="559.318881362237" calcext:value-type="float">
            <text:p>559.318881362237</text:p>
          </table:table-cell>
          <table:table-cell table:formula="of:=([.F327]-[.C327])/0.0166667" office:value-type="float" office:value="70.8898582202835" calcext:value-type="float">
            <text:p>70.8898582202835</text:p>
          </table:table-cell>
          <table:table-cell table:formula="of:=DEGREES(ATAN(ABS([.F327]-[.C327])/ABS([.E327]-[.B327])))" office:value-type="float" office:value="7.22333590836002" calcext:value-type="float">
            <text:p>7.22333590836002</text:p>
          </table:table-cell>
          <table:table-cell table:formula="of:=SQRT(POWER([.H327];2)+POWER([.I327];2)+POWER([.J327];2))" office:value-type="float" office:value="565.60890584306" calcext:value-type="float">
            <text:p>565.60890584306</text:p>
          </table:table-cell>
        </table:table-row>
        <table:table-row table:style-name="ro1">
          <table:table-cell office:value-type="float" office:value="72.1242" calcext:value-type="float">
            <text:p>72.1242</text:p>
          </table:table-cell>
          <table:table-cell office:value-type="float" office:value="286.394" calcext:value-type="float">
            <text:p>286.394</text:p>
          </table:table-cell>
          <table:table-cell office:value-type="float" office:value="44.2624" calcext:value-type="float">
            <text:p>44.2624</text:p>
          </table:table-cell>
          <table:table-cell office:value-type="float" office:value="71.37" calcext:value-type="float">
            <text:p>71.37</text:p>
          </table:table-cell>
          <table:table-cell office:value-type="float" office:value="275.69" calcext:value-type="float">
            <text:p>275.69</text:p>
          </table:table-cell>
          <table:table-cell office:value-type="float" office:value="45.4236" calcext:value-type="float">
            <text:p>45.4236</text:p>
          </table:table-cell>
          <table:table-cell/>
          <table:table-cell table:formula="of:=([.D328]-[.A328])/0.0166667" office:value-type="float" office:value="-45.2519094961809" calcext:value-type="float">
            <text:p>-45.2519094961809</text:p>
          </table:table-cell>
          <table:table-cell table:formula="of:=ABS([.E328]-[.B328])/0.0166667" office:value-type="float" office:value="642.23871552257" calcext:value-type="float">
            <text:p>642.23871552257</text:p>
          </table:table-cell>
          <table:table-cell table:formula="of:=([.F328]-[.C328])/0.0166667" office:value-type="float" office:value="69.6718606562787" calcext:value-type="float">
            <text:p>69.6718606562787</text:p>
          </table:table-cell>
          <table:table-cell table:formula="of:=DEGREES(ATAN(ABS([.F328]-[.C328])/ABS([.E328]-[.B328])))" office:value-type="float" office:value="6.19139507525132" calcext:value-type="float">
            <text:p>6.19139507525132</text:p>
          </table:table-cell>
          <table:table-cell table:formula="of:=SQRT(POWER([.H328];2)+POWER([.I328];2)+POWER([.J328];2))" office:value-type="float" office:value="647.589739878913" calcext:value-type="float">
            <text:p>647.589739878913</text:p>
          </table:table-cell>
        </table:table-row>
        <table:table-row table:style-name="ro1">
          <table:table-cell office:value-type="float" office:value="72.9037" calcext:value-type="float">
            <text:p>72.9037</text:p>
          </table:table-cell>
          <table:table-cell office:value-type="float" office:value="290.443" calcext:value-type="float">
            <text:p>290.443</text:p>
          </table:table-cell>
          <table:table-cell office:value-type="float" office:value="44.3976" calcext:value-type="float">
            <text:p>44.3976</text:p>
          </table:table-cell>
          <table:table-cell office:value-type="float" office:value="72.3792" calcext:value-type="float">
            <text:p>72.3792</text:p>
          </table:table-cell>
          <table:table-cell office:value-type="float" office:value="279.551" calcext:value-type="float">
            <text:p>279.551</text:p>
          </table:table-cell>
          <table:table-cell office:value-type="float" office:value="45.8133" calcext:value-type="float">
            <text:p>45.8133</text:p>
          </table:table-cell>
          <table:table-cell/>
          <table:table-cell table:formula="of:=([.D329]-[.A329])/0.0166667" office:value-type="float" office:value="-31.4699370601261" calcext:value-type="float">
            <text:p>-31.4699370601261</text:p>
          </table:table-cell>
          <table:table-cell table:formula="of:=ABS([.E329]-[.B329])/0.0166667" office:value-type="float" office:value="653.518692962614" calcext:value-type="float">
            <text:p>653.518692962614</text:p>
          </table:table-cell>
          <table:table-cell table:formula="of:=([.F329]-[.C329])/0.0166667" office:value-type="float" office:value="84.9418301163398" calcext:value-type="float">
            <text:p>84.9418301163398</text:p>
          </table:table-cell>
          <table:table-cell table:formula="of:=DEGREES(ATAN(ABS([.F329]-[.C329])/ABS([.E329]-[.B329])))" office:value-type="float" office:value="7.40556716212407" calcext:value-type="float">
            <text:p>7.40556716212407</text:p>
          </table:table-cell>
          <table:table-cell table:formula="of:=SQRT(POWER([.H329];2)+POWER([.I329];2)+POWER([.J329];2))" office:value-type="float" office:value="659.766741730473" calcext:value-type="float">
            <text:p>659.766741730473</text:p>
          </table:table-cell>
        </table:table-row>
        <table:table-row table:style-name="ro1">
          <table:table-cell office:value-type="float" office:value="72.6442" calcext:value-type="float">
            <text:p>72.6442</text:p>
          </table:table-cell>
          <table:table-cell office:value-type="float" office:value="291.933" calcext:value-type="float">
            <text:p>291.933</text:p>
          </table:table-cell>
          <table:table-cell office:value-type="float" office:value="43.6606" calcext:value-type="float">
            <text:p>43.6606</text:p>
          </table:table-cell>
          <table:table-cell office:value-type="float" office:value="71.8667" calcext:value-type="float">
            <text:p>71.8667</text:p>
          </table:table-cell>
          <table:table-cell office:value-type="float" office:value="279.762" calcext:value-type="float">
            <text:p>279.762</text:p>
          </table:table-cell>
          <table:table-cell office:value-type="float" office:value="44.5371" calcext:value-type="float">
            <text:p>44.5371</text:p>
          </table:table-cell>
          <table:table-cell/>
          <table:table-cell table:formula="of:=([.D330]-[.A330])/0.0166667" office:value-type="float" office:value="-46.6499067001868" calcext:value-type="float">
            <text:p>-46.6499067001868</text:p>
          </table:table-cell>
          <table:table-cell table:formula="of:=ABS([.E330]-[.B330])/0.0166667" office:value-type="float" office:value="730.258539482921" calcext:value-type="float">
            <text:p>730.258539482921</text:p>
          </table:table-cell>
          <table:table-cell table:formula="of:=([.F330]-[.C330])/0.0166667" office:value-type="float" office:value="52.5898948202104" calcext:value-type="float">
            <text:p>52.5898948202104</text:p>
          </table:table-cell>
          <table:table-cell table:formula="of:=DEGREES(ATAN(ABS([.F330]-[.C330])/ABS([.E330]-[.B330])))" office:value-type="float" office:value="4.11907016103131" calcext:value-type="float">
            <text:p>4.11907016103131</text:p>
          </table:table-cell>
          <table:table-cell table:formula="of:=SQRT(POWER([.H330];2)+POWER([.I330];2)+POWER([.J330];2))" office:value-type="float" office:value="733.634408489723" calcext:value-type="float">
            <text:p>733.634408489723</text:p>
          </table:table-cell>
        </table:table-row>
        <table:table-row table:style-name="ro1">
          <table:table-cell office:value-type="float" office:value="72.126" calcext:value-type="float">
            <text:p>72.126</text:p>
          </table:table-cell>
          <table:table-cell office:value-type="float" office:value="291.882" calcext:value-type="float">
            <text:p>291.882</text:p>
          </table:table-cell>
          <table:table-cell office:value-type="float" office:value="43.6732" calcext:value-type="float">
            <text:p>43.6732</text:p>
          </table:table-cell>
          <table:table-cell office:value-type="float" office:value="71.3671" calcext:value-type="float">
            <text:p>71.3671</text:p>
          </table:table-cell>
          <table:table-cell office:value-type="float" office:value="279.555" calcext:value-type="float">
            <text:p>279.555</text:p>
          </table:table-cell>
          <table:table-cell office:value-type="float" office:value="45.3232" calcext:value-type="float">
            <text:p>45.3232</text:p>
          </table:table-cell>
          <table:table-cell/>
          <table:table-cell table:formula="of:=([.D331]-[.A331])/0.0166667" office:value-type="float" office:value="-45.5339089321828" calcext:value-type="float">
            <text:p>-45.5339089321828</text:p>
          </table:table-cell>
          <table:table-cell table:formula="of:=ABS([.E331]-[.B331])/0.0166667" office:value-type="float" office:value="739.618520762958" calcext:value-type="float">
            <text:p>739.618520762958</text:p>
          </table:table-cell>
          <table:table-cell table:formula="of:=([.F331]-[.C331])/0.0166667" office:value-type="float" office:value="98.9998020003959" calcext:value-type="float">
            <text:p>98.9998020003959</text:p>
          </table:table-cell>
          <table:table-cell table:formula="of:=DEGREES(ATAN(ABS([.F331]-[.C331])/ABS([.E331]-[.B331])))" office:value-type="float" office:value="7.62386891709556" calcext:value-type="float">
            <text:p>7.62386891709556</text:p>
          </table:table-cell>
          <table:table-cell table:formula="of:=SQRT(POWER([.H331];2)+POWER([.I331];2)+POWER([.J331];2))" office:value-type="float" office:value="747.60273803294" calcext:value-type="float">
            <text:p>747.60273803294</text:p>
          </table:table-cell>
        </table:table-row>
        <table:table-row table:style-name="ro1">
          <table:table-cell office:value-type="float" office:value="72.3765" calcext:value-type="float">
            <text:p>72.3765</text:p>
          </table:table-cell>
          <table:table-cell office:value-type="float" office:value="285.166" calcext:value-type="float">
            <text:p>285.166</text:p>
          </table:table-cell>
          <table:table-cell office:value-type="float" office:value="43.9436" calcext:value-type="float">
            <text:p>43.9436</text:p>
          </table:table-cell>
          <table:table-cell office:value-type="float" office:value="71.8685" calcext:value-type="float">
            <text:p>71.8685</text:p>
          </table:table-cell>
          <table:table-cell office:value-type="float" office:value="273.245" calcext:value-type="float">
            <text:p>273.245</text:p>
          </table:table-cell>
          <table:table-cell office:value-type="float" office:value="45.3055" calcext:value-type="float">
            <text:p>45.3055</text:p>
          </table:table-cell>
          <table:table-cell/>
          <table:table-cell table:formula="of:=([.D332]-[.A332])/0.0166667" office:value-type="float" office:value="-30.4799390401217" calcext:value-type="float">
            <text:p>-30.4799390401217</text:p>
          </table:table-cell>
          <table:table-cell table:formula="of:=ABS([.E332]-[.B332])/0.0166667" office:value-type="float" office:value="715.258569482861" calcext:value-type="float">
            <text:p>715.258569482861</text:p>
          </table:table-cell>
          <table:table-cell table:formula="of:=([.F332]-[.C332])/0.0166667" office:value-type="float" office:value="81.7138365723268" calcext:value-type="float">
            <text:p>81.7138365723268</text:p>
          </table:table-cell>
          <table:table-cell table:formula="of:=DEGREES(ATAN(ABS([.F332]-[.C332])/ABS([.E332]-[.B332])))" office:value-type="float" office:value="6.51742957891814" calcext:value-type="float">
            <text:p>6.51742957891814</text:p>
          </table:table-cell>
          <table:table-cell table:formula="of:=SQRT(POWER([.H332];2)+POWER([.I332];2)+POWER([.J332];2))" office:value-type="float" office:value="720.556034594067" calcext:value-type="float">
            <text:p>720.556034594067</text:p>
          </table:table-cell>
        </table:table-row>
        <table:table-row table:style-name="ro1">
          <table:table-cell office:value-type="float" office:value="72.6438" calcext:value-type="float">
            <text:p>72.6438</text:p>
          </table:table-cell>
          <table:table-cell office:value-type="float" office:value="289.03" calcext:value-type="float">
            <text:p>289.03</text:p>
          </table:table-cell>
          <table:table-cell office:value-type="float" office:value="44.6154" calcext:value-type="float">
            <text:p>44.6154</text:p>
          </table:table-cell>
          <table:table-cell office:value-type="float" office:value="71.8749" calcext:value-type="float">
            <text:p>71.8749</text:p>
          </table:table-cell>
          <table:table-cell office:value-type="float" office:value="279.5" calcext:value-type="float">
            <text:p>279.5</text:p>
          </table:table-cell>
          <table:table-cell office:value-type="float" office:value="45.8258" calcext:value-type="float">
            <text:p>45.8258</text:p>
          </table:table-cell>
          <table:table-cell/>
          <table:table-cell table:formula="of:=([.D333]-[.A333])/0.0166667" office:value-type="float" office:value="-46.1339077321847" calcext:value-type="float">
            <text:p>-46.1339077321847</text:p>
          </table:table-cell>
          <table:table-cell table:formula="of:=ABS([.E333]-[.B333])/0.0166667" office:value-type="float" office:value="571.798856402286" calcext:value-type="float">
            <text:p>571.798856402286</text:p>
          </table:table-cell>
          <table:table-cell table:formula="of:=([.F333]-[.C333])/0.0166667" office:value-type="float" office:value="72.6238547522905" calcext:value-type="float">
            <text:p>72.6238547522905</text:p>
          </table:table-cell>
          <table:table-cell table:formula="of:=DEGREES(ATAN(ABS([.F333]-[.C333])/ABS([.E333]-[.B333])))" office:value-type="float" office:value="7.23834955277697" calcext:value-type="float">
            <text:p>7.23834955277697</text:p>
          </table:table-cell>
          <table:table-cell table:formula="of:=SQRT(POWER([.H333];2)+POWER([.I333];2)+POWER([.J333];2))" office:value-type="float" office:value="578.235673324195" calcext:value-type="float">
            <text:p>578.235673324195</text:p>
          </table:table-cell>
        </table:table-row>
        <table:table-row table:style-name="ro1">
          <table:table-cell office:value-type="float" office:value="72.1308" calcext:value-type="float">
            <text:p>72.1308</text:p>
          </table:table-cell>
          <table:table-cell office:value-type="float" office:value="291.704" calcext:value-type="float">
            <text:p>291.704</text:p>
          </table:table-cell>
          <table:table-cell office:value-type="float" office:value="44.4685" calcext:value-type="float">
            <text:p>44.4685</text:p>
          </table:table-cell>
          <table:table-cell office:value-type="float" office:value="71.3722" calcext:value-type="float">
            <text:p>71.3722</text:p>
          </table:table-cell>
          <table:table-cell office:value-type="float" office:value="280.671" calcext:value-type="float">
            <text:p>280.671</text:p>
          </table:table-cell>
          <table:table-cell office:value-type="float" office:value="46.1512" calcext:value-type="float">
            <text:p>46.1512</text:p>
          </table:table-cell>
          <table:table-cell/>
          <table:table-cell table:formula="of:=([.D334]-[.A334])/0.0166667" office:value-type="float" office:value="-45.5159089681813" calcext:value-type="float">
            <text:p>-45.5159089681813</text:p>
          </table:table-cell>
          <table:table-cell table:formula="of:=ABS([.E334]-[.B334])/0.0166667" office:value-type="float" office:value="661.978676042649" calcext:value-type="float">
            <text:p>661.978676042649</text:p>
          </table:table-cell>
          <table:table-cell table:formula="of:=([.F334]-[.C334])/0.0166667" office:value-type="float" office:value="100.961798076404" calcext:value-type="float">
            <text:p>100.961798076404</text:p>
          </table:table-cell>
          <table:table-cell table:formula="of:=DEGREES(ATAN(ABS([.F334]-[.C334])/ABS([.E334]-[.B334])))" office:value-type="float" office:value="8.6716515309258" calcext:value-type="float">
            <text:p>8.6716515309258</text:p>
          </table:table-cell>
          <table:table-cell table:formula="of:=SQRT(POWER([.H334];2)+POWER([.I334];2)+POWER([.J334];2))" office:value-type="float" office:value="671.178627620992" calcext:value-type="float">
            <text:p>671.178627620992</text:p>
          </table:table-cell>
        </table:table-row>
        <table:table-row table:style-name="ro1">
          <table:table-cell office:value-type="float" office:value="72.6457" calcext:value-type="float">
            <text:p>72.6457</text:p>
          </table:table-cell>
          <table:table-cell office:value-type="float" office:value="291.879" calcext:value-type="float">
            <text:p>291.879</text:p>
          </table:table-cell>
          <table:table-cell office:value-type="float" office:value="43.925" calcext:value-type="float">
            <text:p>43.925</text:p>
          </table:table-cell>
          <table:table-cell office:value-type="float" office:value="71.8726" calcext:value-type="float">
            <text:p>71.8726</text:p>
          </table:table-cell>
          <table:table-cell office:value-type="float" office:value="280.89" calcext:value-type="float">
            <text:p>280.89</text:p>
          </table:table-cell>
          <table:table-cell office:value-type="float" office:value="45.3631" calcext:value-type="float">
            <text:p>45.3631</text:p>
          </table:table-cell>
          <table:table-cell/>
          <table:table-cell table:formula="of:=([.D335]-[.A335])/0.0166667" office:value-type="float" office:value="-46.3859072281855" calcext:value-type="float">
            <text:p>-46.3859072281855</text:p>
          </table:table-cell>
          <table:table-cell table:formula="of:=ABS([.E335]-[.B335])/0.0166667" office:value-type="float" office:value="659.338681322639" calcext:value-type="float">
            <text:p>659.338681322639</text:p>
          </table:table-cell>
          <table:table-cell table:formula="of:=([.F335]-[.C335])/0.0166667" office:value-type="float" office:value="86.2858274283455" calcext:value-type="float">
            <text:p>86.2858274283455</text:p>
          </table:table-cell>
          <table:table-cell table:formula="of:=DEGREES(ATAN(ABS([.F335]-[.C335])/ABS([.E335]-[.B335])))" office:value-type="float" office:value="7.45576958578892" calcext:value-type="float">
            <text:p>7.45576958578892</text:p>
          </table:table-cell>
          <table:table-cell table:formula="of:=SQRT(POWER([.H335];2)+POWER([.I335];2)+POWER([.J335];2))" office:value-type="float" office:value="666.576622071801" calcext:value-type="float">
            <text:p>666.576622071801</text:p>
          </table:table-cell>
        </table:table-row>
        <table:table-row table:style-name="ro1">
          <table:table-cell office:value-type="float" office:value="72.1256" calcext:value-type="float">
            <text:p>72.1256</text:p>
          </table:table-cell>
          <table:table-cell office:value-type="float" office:value="282.261" calcext:value-type="float">
            <text:p>282.261</text:p>
          </table:table-cell>
          <table:table-cell office:value-type="float" office:value="45.1501" calcext:value-type="float">
            <text:p>45.1501</text:p>
          </table:table-cell>
          <table:table-cell office:value-type="float" office:value="71.3761" calcext:value-type="float">
            <text:p>71.3761</text:p>
          </table:table-cell>
          <table:table-cell office:value-type="float" office:value="273.023" calcext:value-type="float">
            <text:p>273.023</text:p>
          </table:table-cell>
          <table:table-cell office:value-type="float" office:value="46.0834" calcext:value-type="float">
            <text:p>46.0834</text:p>
          </table:table-cell>
          <table:table-cell/>
          <table:table-cell table:formula="of:=([.D336]-[.A336])/0.0166667" office:value-type="float" office:value="-44.9699100601806" calcext:value-type="float">
            <text:p>-44.9699100601806</text:p>
          </table:table-cell>
          <table:table-cell table:formula="of:=ABS([.E336]-[.B336])/0.0166667" office:value-type="float" office:value="554.278891442217" calcext:value-type="float">
            <text:p>554.278891442217</text:p>
          </table:table-cell>
          <table:table-cell table:formula="of:=([.F336]-[.C336])/0.0166667" office:value-type="float" office:value="55.9978880042237" calcext:value-type="float">
            <text:p>55.9978880042237</text:p>
          </table:table-cell>
          <table:table-cell table:formula="of:=DEGREES(ATAN(ABS([.F336]-[.C336])/ABS([.E336]-[.B336])))" office:value-type="float" office:value="5.7689245562062" calcext:value-type="float">
            <text:p>5.7689245562062</text:p>
          </table:table-cell>
          <table:table-cell table:formula="of:=SQRT(POWER([.H336];2)+POWER([.I336];2)+POWER([.J336];2))" office:value-type="float" office:value="558.912467001916" calcext:value-type="float">
            <text:p>558.912467001916</text:p>
          </table:table-cell>
        </table:table-row>
        <table:table-row table:style-name="ro1">
          <table:table-cell office:value-type="float" office:value="72.3795" calcext:value-type="float">
            <text:p>72.3795</text:p>
          </table:table-cell>
          <table:table-cell office:value-type="float" office:value="285.049" calcext:value-type="float">
            <text:p>285.049</text:p>
          </table:table-cell>
          <table:table-cell office:value-type="float" office:value="44.4673" calcext:value-type="float">
            <text:p>44.4673</text:p>
          </table:table-cell>
          <table:table-cell office:value-type="float" office:value="71.8688" calcext:value-type="float">
            <text:p>71.8688</text:p>
          </table:table-cell>
          <table:table-cell office:value-type="float" office:value="275.79" calcext:value-type="float">
            <text:p>275.79</text:p>
          </table:table-cell>
          <table:table-cell office:value-type="float" office:value="45.1556" calcext:value-type="float">
            <text:p>45.1556</text:p>
          </table:table-cell>
          <table:table-cell/>
          <table:table-cell table:formula="of:=([.D337]-[.A337])/0.0166667" office:value-type="float" office:value="-30.6419387161226" calcext:value-type="float">
            <text:p>-30.6419387161226</text:p>
          </table:table-cell>
          <table:table-cell table:formula="of:=ABS([.E337]-[.B337])/0.0166667" office:value-type="float" office:value="555.53888892222" calcext:value-type="float">
            <text:p>555.53888892222</text:p>
          </table:table-cell>
          <table:table-cell table:formula="of:=([.F337]-[.C337])/0.0166667" office:value-type="float" office:value="41.2979174041651" calcext:value-type="float">
            <text:p>41.2979174041651</text:p>
          </table:table-cell>
          <table:table-cell table:formula="of:=DEGREES(ATAN(ABS([.F337]-[.C337])/ABS([.E337]-[.B337])))" office:value-type="float" office:value="4.25146126269853" calcext:value-type="float">
            <text:p>4.25146126269853</text:p>
          </table:table-cell>
          <table:table-cell table:formula="of:=SQRT(POWER([.H337];2)+POWER([.I337];2)+POWER([.J337];2))" office:value-type="float" office:value="557.913885375815" calcext:value-type="float">
            <text:p>557.913885375815</text:p>
          </table:table-cell>
        </table:table-row>
        <table:table-row table:style-name="ro1">
          <table:table-cell office:value-type="float" office:value="72.641" calcext:value-type="float">
            <text:p>72.641</text:p>
          </table:table-cell>
          <table:table-cell office:value-type="float" office:value="289.146" calcext:value-type="float">
            <text:p>289.146</text:p>
          </table:table-cell>
          <table:table-cell office:value-type="float" office:value="44.0884" calcext:value-type="float">
            <text:p>44.0884</text:p>
          </table:table-cell>
          <table:table-cell office:value-type="float" office:value="72.1207" calcext:value-type="float">
            <text:p>72.1207</text:p>
          </table:table-cell>
          <table:table-cell office:value-type="float" office:value="278.406" calcext:value-type="float">
            <text:p>278.406</text:p>
          </table:table-cell>
          <table:table-cell office:value-type="float" office:value="44.995" calcext:value-type="float">
            <text:p>44.995</text:p>
          </table:table-cell>
          <table:table-cell/>
          <table:table-cell table:formula="of:=([.D338]-[.A338])/0.0166667" office:value-type="float" office:value="-31.2179375641252" calcext:value-type="float">
            <text:p>-31.2179375641252</text:p>
          </table:table-cell>
          <table:table-cell table:formula="of:=ABS([.E338]-[.B338])/0.0166667" office:value-type="float" office:value="644.398711202578" calcext:value-type="float">
            <text:p>644.398711202578</text:p>
          </table:table-cell>
          <table:table-cell table:formula="of:=([.F338]-[.C338])/0.0166667" office:value-type="float" office:value="54.3958912082174" calcext:value-type="float">
            <text:p>54.3958912082174</text:p>
          </table:table-cell>
          <table:table-cell table:formula="of:=DEGREES(ATAN(ABS([.F338]-[.C338])/ABS([.E338]-[.B338])))" office:value-type="float" office:value="4.82509309980899" calcext:value-type="float">
            <text:p>4.82509309980899</text:p>
          </table:table-cell>
          <table:table-cell table:formula="of:=SQRT(POWER([.H338];2)+POWER([.I338];2)+POWER([.J338];2))" office:value-type="float" office:value="647.44356634817" calcext:value-type="float">
            <text:p>647.44356634817</text:p>
          </table:table-cell>
        </table:table-row>
        <table:table-row table:style-name="ro1">
          <table:table-cell office:value-type="float" office:value="71.8646" calcext:value-type="float">
            <text:p>71.8646</text:p>
          </table:table-cell>
          <table:table-cell office:value-type="float" office:value="293.316" calcext:value-type="float">
            <text:p>293.316</text:p>
          </table:table-cell>
          <table:table-cell office:value-type="float" office:value="43.1983" calcext:value-type="float">
            <text:p>43.1983</text:p>
          </table:table-cell>
          <table:table-cell office:value-type="float" office:value="70.8495" calcext:value-type="float">
            <text:p>70.8495</text:p>
          </table:table-cell>
          <table:table-cell office:value-type="float" office:value="282.332" calcext:value-type="float">
            <text:p>282.332</text:p>
          </table:table-cell>
          <table:table-cell office:value-type="float" office:value="44.1464" calcext:value-type="float">
            <text:p>44.1464</text:p>
          </table:table-cell>
          <table:table-cell/>
          <table:table-cell table:formula="of:=([.D339]-[.A339])/0.0166667" office:value-type="float" office:value="-60.905878188243" calcext:value-type="float">
            <text:p>-60.905878188243</text:p>
          </table:table-cell>
          <table:table-cell table:formula="of:=ABS([.E339]-[.B339])/0.0166667" office:value-type="float" office:value="659.038681922635" calcext:value-type="float">
            <text:p>659.038681922635</text:p>
          </table:table-cell>
          <table:table-cell table:formula="of:=([.F339]-[.C339])/0.0166667" office:value-type="float" office:value="56.8858862282273" calcext:value-type="float">
            <text:p>56.8858862282273</text:p>
          </table:table-cell>
          <table:table-cell table:formula="of:=DEGREES(ATAN(ABS([.F339]-[.C339])/ABS([.E339]-[.B339])))" office:value-type="float" office:value="4.93334112169788" calcext:value-type="float">
            <text:p>4.93334112169788</text:p>
          </table:table-cell>
          <table:table-cell table:formula="of:=SQRT(POWER([.H339];2)+POWER([.I339];2)+POWER([.J339];2))" office:value-type="float" office:value="664.287222758481" calcext:value-type="float">
            <text:p>664.287222758481</text:p>
          </table:table-cell>
        </table:table-row>
        <table:table-row table:style-name="ro1">
          <table:table-cell office:value-type="float" office:value="71.6092" calcext:value-type="float">
            <text:p>71.6092</text:p>
          </table:table-cell>
          <table:table-cell office:value-type="float" office:value="289.093" calcext:value-type="float">
            <text:p>289.093</text:p>
          </table:table-cell>
          <table:table-cell office:value-type="float" office:value="43.8514" calcext:value-type="float">
            <text:p>43.8514</text:p>
          </table:table-cell>
          <table:table-cell office:value-type="float" office:value="70.8623" calcext:value-type="float">
            <text:p>70.8623</text:p>
          </table:table-cell>
          <table:table-cell office:value-type="float" office:value="277.029" calcext:value-type="float">
            <text:p>277.029</text:p>
          </table:table-cell>
          <table:table-cell office:value-type="float" office:value="44.7235" calcext:value-type="float">
            <text:p>44.7235</text:p>
          </table:table-cell>
          <table:table-cell/>
          <table:table-cell table:formula="of:=([.D340]-[.A340])/0.0166667" office:value-type="float" office:value="-44.8139103721791" calcext:value-type="float">
            <text:p>-44.8139103721791</text:p>
          </table:table-cell>
          <table:table-cell table:formula="of:=ABS([.E340]-[.B340])/0.0166667" office:value-type="float" office:value="723.838552322897" calcext:value-type="float">
            <text:p>723.838552322897</text:p>
          </table:table-cell>
          <table:table-cell table:formula="of:=([.F340]-[.C340])/0.0166667" office:value-type="float" office:value="52.3258953482095" calcext:value-type="float">
            <text:p>52.3258953482095</text:p>
          </table:table-cell>
          <table:table-cell table:formula="of:=DEGREES(ATAN(ABS([.F340]-[.C340])/ABS([.E340]-[.B340])))" office:value-type="float" office:value="4.13468845070833" calcext:value-type="float">
            <text:p>4.13468845070833</text:p>
          </table:table-cell>
          <table:table-cell table:formula="of:=SQRT(POWER([.H340];2)+POWER([.I340];2)+POWER([.J340];2))" office:value-type="float" office:value="727.109713671702" calcext:value-type="float">
            <text:p>727.109713671702</text:p>
          </table:table-cell>
        </table:table-row>
        <table:table-row table:style-name="ro1">
          <table:table-cell office:value-type="float" office:value="72.6487" calcext:value-type="float">
            <text:p>72.6487</text:p>
          </table:table-cell>
          <table:table-cell office:value-type="float" office:value="293.218" calcext:value-type="float">
            <text:p>293.218</text:p>
          </table:table-cell>
          <table:table-cell office:value-type="float" office:value="43.977" calcext:value-type="float">
            <text:p>43.977</text:p>
          </table:table-cell>
          <table:table-cell office:value-type="float" office:value="71.3598" calcext:value-type="float">
            <text:p>71.3598</text:p>
          </table:table-cell>
          <table:table-cell office:value-type="float" office:value="286.193" calcext:value-type="float">
            <text:p>286.193</text:p>
          </table:table-cell>
          <table:table-cell office:value-type="float" office:value="44.8067" calcext:value-type="float">
            <text:p>44.8067</text:p>
          </table:table-cell>
          <table:table-cell/>
          <table:table-cell table:formula="of:=([.D341]-[.A341])/0.0166667" office:value-type="float" office:value="-77.3338453323092" calcext:value-type="float">
            <text:p>-77.3338453323092</text:p>
          </table:table-cell>
          <table:table-cell table:formula="of:=ABS([.E341]-[.B341])/0.0166667" office:value-type="float" office:value="421.499157001688" calcext:value-type="float">
            <text:p>421.499157001688</text:p>
          </table:table-cell>
          <table:table-cell table:formula="of:=([.F341]-[.C341])/0.0166667" office:value-type="float" office:value="49.7819004361993" calcext:value-type="float">
            <text:p>49.7819004361993</text:p>
          </table:table-cell>
          <table:table-cell table:formula="of:=DEGREES(ATAN(ABS([.F341]-[.C341])/ABS([.E341]-[.B341])))" office:value-type="float" office:value="6.73581486999881" calcext:value-type="float">
            <text:p>6.73581486999881</text:p>
          </table:table-cell>
          <table:table-cell table:formula="of:=SQRT(POWER([.H341];2)+POWER([.I341];2)+POWER([.J341];2))" office:value-type="float" office:value="431.416620678961" calcext:value-type="float">
            <text:p>431.416620678961</text:p>
          </table:table-cell>
        </table:table-row>
        <table:table-row table:style-name="ro1">
          <table:table-cell office:value-type="float" office:value="72.3843" calcext:value-type="float">
            <text:p>72.3843</text:p>
          </table:table-cell>
          <table:table-cell office:value-type="float" office:value="290.504" calcext:value-type="float">
            <text:p>290.504</text:p>
          </table:table-cell>
          <table:table-cell office:value-type="float" office:value="43.8823" calcext:value-type="float">
            <text:p>43.8823</text:p>
          </table:table-cell>
          <table:table-cell office:value-type="float" office:value="72.1253" calcext:value-type="float">
            <text:p>72.1253</text:p>
          </table:table-cell>
          <table:table-cell office:value-type="float" office:value="276.932" calcext:value-type="float">
            <text:p>276.932</text:p>
          </table:table-cell>
          <table:table-cell office:value-type="float" office:value="45.9683" calcext:value-type="float">
            <text:p>45.9683</text:p>
          </table:table-cell>
          <table:table-cell/>
          <table:table-cell table:formula="of:=([.D342]-[.A342])/0.0166667" office:value-type="float" office:value="-15.5399689200622" calcext:value-type="float">
            <text:p>-15.5399689200622</text:p>
          </table:table-cell>
          <table:table-cell table:formula="of:=ABS([.E342]-[.B342])/0.0166667" office:value-type="float" office:value="814.318371363257" calcext:value-type="float">
            <text:p>814.318371363257</text:p>
          </table:table-cell>
          <table:table-cell table:formula="of:=([.F342]-[.C342])/0.0166667" office:value-type="float" office:value="125.159749680501" calcext:value-type="float">
            <text:p>125.159749680501</text:p>
          </table:table-cell>
          <table:table-cell table:formula="of:=DEGREES(ATAN(ABS([.F342]-[.C342])/ABS([.E342]-[.B342])))" office:value-type="float" office:value="8.73791406614613" calcext:value-type="float">
            <text:p>8.73791406614613</text:p>
          </table:table-cell>
          <table:table-cell table:formula="of:=SQRT(POWER([.H342];2)+POWER([.I342];2)+POWER([.J342];2))" office:value-type="float" office:value="824.027222556288" calcext:value-type="float">
            <text:p>824.027222556288</text:p>
          </table:table-cell>
        </table:table-row>
        <table:table-row table:style-name="ro1">
          <table:table-cell office:value-type="float" office:value="71.6188" calcext:value-type="float">
            <text:p>71.6188</text:p>
          </table:table-cell>
          <table:table-cell office:value-type="float" office:value="284.805" calcext:value-type="float">
            <text:p>284.805</text:p>
          </table:table-cell>
          <table:table-cell office:value-type="float" office:value="45.269" calcext:value-type="float">
            <text:p>45.269</text:p>
          </table:table-cell>
          <table:table-cell office:value-type="float" office:value="70.8828" calcext:value-type="float">
            <text:p>70.8828</text:p>
          </table:table-cell>
          <table:table-cell office:value-type="float" office:value="272.856" calcext:value-type="float">
            <text:p>272.856</text:p>
          </table:table-cell>
          <table:table-cell office:value-type="float" office:value="46.6057" calcext:value-type="float">
            <text:p>46.6057</text:p>
          </table:table-cell>
          <table:table-cell/>
          <table:table-cell table:formula="of:=([.D343]-[.A343])/0.0166667" office:value-type="float" office:value="-44.159911680176" calcext:value-type="float">
            <text:p>-44.159911680176</text:p>
          </table:table-cell>
          <table:table-cell table:formula="of:=ABS([.E343]-[.B343])/0.0166667" office:value-type="float" office:value="716.938566122869" calcext:value-type="float">
            <text:p>716.938566122869</text:p>
          </table:table-cell>
          <table:table-cell table:formula="of:=([.F343]-[.C343])/0.0166667" office:value-type="float" office:value="80.2018395963208" calcext:value-type="float">
            <text:p>80.2018395963208</text:p>
          </table:table-cell>
          <table:table-cell table:formula="of:=DEGREES(ATAN(ABS([.F343]-[.C343])/ABS([.E343]-[.B343])))" office:value-type="float" office:value="6.38297503402729" calcext:value-type="float">
            <text:p>6.38297503402729</text:p>
          </table:table-cell>
          <table:table-cell table:formula="of:=SQRT(POWER([.H343];2)+POWER([.I343];2)+POWER([.J343];2))" office:value-type="float" office:value="722.760915150058" calcext:value-type="float">
            <text:p>722.760915150058</text:p>
          </table:table-cell>
        </table:table-row>
        <table:table-row table:style-name="ro1">
          <table:table-cell office:value-type="float" office:value="72.1292" calcext:value-type="float">
            <text:p>72.1292</text:p>
          </table:table-cell>
          <table:table-cell office:value-type="float" office:value="291.769" calcext:value-type="float">
            <text:p>291.769</text:p>
          </table:table-cell>
          <table:table-cell office:value-type="float" office:value="44.2027" calcext:value-type="float">
            <text:p>44.2027</text:p>
          </table:table-cell>
          <table:table-cell office:value-type="float" office:value="71.3668" calcext:value-type="float">
            <text:p>71.3668</text:p>
          </table:table-cell>
          <table:table-cell office:value-type="float" office:value="280.838" calcext:value-type="float">
            <text:p>280.838</text:p>
          </table:table-cell>
          <table:table-cell office:value-type="float" office:value="45.3757" calcext:value-type="float">
            <text:p>45.3757</text:p>
          </table:table-cell>
          <table:table-cell/>
          <table:table-cell table:formula="of:=([.D344]-[.A344])/0.0166667" office:value-type="float" office:value="-45.743908512183" calcext:value-type="float">
            <text:p>-45.743908512183</text:p>
          </table:table-cell>
          <table:table-cell table:formula="of:=ABS([.E344]-[.B344])/0.0166667" office:value-type="float" office:value="655.858688282622" calcext:value-type="float">
            <text:p>655.858688282622</text:p>
          </table:table-cell>
          <table:table-cell table:formula="of:=([.F344]-[.C344])/0.0166667" office:value-type="float" office:value="70.3798592402816" calcext:value-type="float">
            <text:p>70.3798592402816</text:p>
          </table:table-cell>
          <table:table-cell table:formula="of:=DEGREES(ATAN(ABS([.F344]-[.C344])/ABS([.E344]-[.B344])))" office:value-type="float" office:value="6.1249422207791" calcext:value-type="float">
            <text:p>6.1249422207791</text:p>
          </table:table-cell>
          <table:table-cell table:formula="of:=SQRT(POWER([.H344];2)+POWER([.I344];2)+POWER([.J344];2))" office:value-type="float" office:value="661.208324772499" calcext:value-type="float">
            <text:p>661.208324772499</text:p>
          </table:table-cell>
        </table:table-row>
        <table:table-row table:style-name="ro1">
          <table:table-cell office:value-type="float" office:value="72.3856" calcext:value-type="float">
            <text:p>72.3856</text:p>
          </table:table-cell>
          <table:table-cell office:value-type="float" office:value="287.624" calcext:value-type="float">
            <text:p>287.624</text:p>
          </table:table-cell>
          <table:table-cell office:value-type="float" office:value="44.8321" calcext:value-type="float">
            <text:p>44.8321</text:p>
          </table:table-cell>
          <table:table-cell office:value-type="float" office:value="71.6239" calcext:value-type="float">
            <text:p>71.6239</text:p>
          </table:table-cell>
          <table:table-cell office:value-type="float" office:value="276.874" calcext:value-type="float">
            <text:p>276.874</text:p>
          </table:table-cell>
          <table:table-cell office:value-type="float" office:value="45.9819" calcext:value-type="float">
            <text:p>45.9819</text:p>
          </table:table-cell>
          <table:table-cell/>
          <table:table-cell table:formula="of:=([.D345]-[.A345])/0.0166667" office:value-type="float" office:value="-45.7019085961822" calcext:value-type="float">
            <text:p>-45.7019085961822</text:p>
          </table:table-cell>
          <table:table-cell table:formula="of:=ABS([.E345]-[.B345])/0.0166667" office:value-type="float" office:value="644.99871000258" calcext:value-type="float">
            <text:p>644.99871000258</text:p>
          </table:table-cell>
          <table:table-cell table:formula="of:=([.F345]-[.C345])/0.0166667" office:value-type="float" office:value="68.9878620242763" calcext:value-type="float">
            <text:p>68.9878620242763</text:p>
          </table:table-cell>
          <table:table-cell table:formula="of:=DEGREES(ATAN(ABS([.F345]-[.C345])/ABS([.E345]-[.B345])))" office:value-type="float" office:value="6.10503993815705" calcext:value-type="float">
            <text:p>6.10503993815705</text:p>
          </table:table-cell>
          <table:table-cell table:formula="of:=SQRT(POWER([.H345];2)+POWER([.I345];2)+POWER([.J345];2))" office:value-type="float" office:value="650.28557223808" calcext:value-type="float">
            <text:p>650.28557223808</text:p>
          </table:table-cell>
        </table:table-row>
        <table:table-row table:style-name="ro1">
          <table:table-cell office:value-type="float" office:value="72.9034" calcext:value-type="float">
            <text:p>72.9034</text:p>
          </table:table-cell>
          <table:table-cell office:value-type="float" office:value="291.963" calcext:value-type="float">
            <text:p>291.963</text:p>
          </table:table-cell>
          <table:table-cell office:value-type="float" office:value="43.6535" calcext:value-type="float">
            <text:p>43.6535</text:p>
          </table:table-cell>
          <table:table-cell office:value-type="float" office:value="72.1224" calcext:value-type="float">
            <text:p>72.1224</text:p>
          </table:table-cell>
          <table:table-cell office:value-type="float" office:value="281.031" calcext:value-type="float">
            <text:p>281.031</text:p>
          </table:table-cell>
          <table:table-cell office:value-type="float" office:value="44.8382" calcext:value-type="float">
            <text:p>44.8382</text:p>
          </table:table-cell>
          <table:table-cell/>
          <table:table-cell table:formula="of:=([.D346]-[.A346])/0.0166667" office:value-type="float" office:value="-46.8599062801878" calcext:value-type="float">
            <text:p>-46.8599062801878</text:p>
          </table:table-cell>
          <table:table-cell table:formula="of:=ABS([.E346]-[.B346])/0.0166667" office:value-type="float" office:value="655.918688162625" calcext:value-type="float">
            <text:p>655.918688162625</text:p>
          </table:table-cell>
          <table:table-cell table:formula="of:=([.F346]-[.C346])/0.0166667" office:value-type="float" office:value="71.0818578362843" calcext:value-type="float">
            <text:p>71.0818578362843</text:p>
          </table:table-cell>
          <table:table-cell table:formula="of:=DEGREES(ATAN(ABS([.F346]-[.C346])/ABS([.E346]-[.B346])))" office:value-type="float" office:value="6.18500228187009" calcext:value-type="float">
            <text:p>6.18500228187009</text:p>
          </table:table-cell>
          <table:table-cell table:formula="of:=SQRT(POWER([.H346];2)+POWER([.I346];2)+POWER([.J346];2))" office:value-type="float" office:value="661.421051079435" calcext:value-type="float">
            <text:p>661.421051079435</text:p>
          </table:table-cell>
        </table:table-row>
        <table:table-row table:style-name="ro1">
          <table:table-cell office:value-type="float" office:value="71.8715" calcext:value-type="float">
            <text:p>71.8715</text:p>
          </table:table-cell>
          <table:table-cell office:value-type="float" office:value="286.254" calcext:value-type="float">
            <text:p>286.254</text:p>
          </table:table-cell>
          <table:table-cell office:value-type="float" office:value="44.7927" calcext:value-type="float">
            <text:p>44.7927</text:p>
          </table:table-cell>
          <table:table-cell office:value-type="float" office:value="71.1283" calcext:value-type="float">
            <text:p>71.1283</text:p>
          </table:table-cell>
          <table:table-cell office:value-type="float" office:value="274.192" calcext:value-type="float">
            <text:p>274.192</text:p>
          </table:table-cell>
          <table:table-cell office:value-type="float" office:value="46.3982" calcext:value-type="float">
            <text:p>46.3982</text:p>
          </table:table-cell>
          <table:table-cell/>
          <table:table-cell table:formula="of:=([.D347]-[.A347])/0.0166667" office:value-type="float" office:value="-44.5919108161785" calcext:value-type="float">
            <text:p>-44.5919108161785</text:p>
          </table:table-cell>
          <table:table-cell table:formula="of:=ABS([.E347]-[.B347])/0.0166667" office:value-type="float" office:value="723.718552562896" calcext:value-type="float">
            <text:p>723.718552562896</text:p>
          </table:table-cell>
          <table:table-cell table:formula="of:=([.F347]-[.C347])/0.0166667" office:value-type="float" office:value="96.3298073403853" calcext:value-type="float">
            <text:p>96.3298073403853</text:p>
          </table:table-cell>
          <table:table-cell table:formula="of:=DEGREES(ATAN(ABS([.F347]-[.C347])/ABS([.E347]-[.B347])))" office:value-type="float" office:value="7.5817305745394" calcext:value-type="float">
            <text:p>7.5817305745394</text:p>
          </table:table-cell>
          <table:table-cell table:formula="of:=SQRT(POWER([.H347];2)+POWER([.I347];2)+POWER([.J347];2))" office:value-type="float" office:value="731.461833328443" calcext:value-type="float">
            <text:p>731.461833328443</text:p>
          </table:table-cell>
        </table:table-row>
        <table:table-row table:style-name="ro1">
          <table:table-cell office:value-type="float" office:value="72.9013" calcext:value-type="float">
            <text:p>72.9013</text:p>
          </table:table-cell>
          <table:table-cell office:value-type="float" office:value="289.061" calcext:value-type="float">
            <text:p>289.061</text:p>
          </table:table-cell>
          <table:table-cell office:value-type="float" office:value="44.6083" calcext:value-type="float">
            <text:p>44.6083</text:p>
          </table:table-cell>
          <table:table-cell office:value-type="float" office:value="72.3769" calcext:value-type="float">
            <text:p>72.3769</text:p>
          </table:table-cell>
          <table:table-cell office:value-type="float" office:value="278.281" calcext:value-type="float">
            <text:p>278.281</text:p>
          </table:table-cell>
          <table:table-cell office:value-type="float" office:value="45.7588" calcext:value-type="float">
            <text:p>45.7588</text:p>
          </table:table-cell>
          <table:table-cell/>
          <table:table-cell table:formula="of:=([.D348]-[.A348])/0.0166667" office:value-type="float" office:value="-31.4639370721259" calcext:value-type="float">
            <text:p>-31.4639370721259</text:p>
          </table:table-cell>
          <table:table-cell table:formula="of:=ABS([.E348]-[.B348])/0.0166667" office:value-type="float" office:value="646.798706402586" calcext:value-type="float">
            <text:p>646.798706402586</text:p>
          </table:table-cell>
          <table:table-cell table:formula="of:=([.F348]-[.C348])/0.0166667" office:value-type="float" office:value="69.0298619402762" calcext:value-type="float">
            <text:p>69.0298619402762</text:p>
          </table:table-cell>
          <table:table-cell table:formula="of:=DEGREES(ATAN(ABS([.F348]-[.C348])/ABS([.E348]-[.B348])))" office:value-type="float" office:value="6.09185643621878" calcext:value-type="float">
            <text:p>6.09185643621878</text:p>
          </table:table-cell>
          <table:table-cell table:formula="of:=SQRT(POWER([.H348];2)+POWER([.I348];2)+POWER([.J348];2))" office:value-type="float" office:value="651.232422242344" calcext:value-type="float">
            <text:p>651.232422242344</text:p>
          </table:table-cell>
        </table:table-row>
        <table:table-row table:style-name="ro1">
          <table:table-cell office:value-type="float" office:value="73.178" calcext:value-type="float">
            <text:p>73.178</text:p>
          </table:table-cell>
          <table:table-cell office:value-type="float" office:value="297.532" calcext:value-type="float">
            <text:p>297.532</text:p>
          </table:table-cell>
          <table:table-cell office:value-type="float" office:value="43.3146" calcext:value-type="float">
            <text:p>43.3146</text:p>
          </table:table-cell>
          <table:table-cell office:value-type="float" office:value="72.639" calcext:value-type="float">
            <text:p>72.639</text:p>
          </table:table-cell>
          <table:table-cell office:value-type="float" office:value="284.918" calcext:value-type="float">
            <text:p>284.918</text:p>
          </table:table-cell>
          <table:table-cell office:value-type="float" office:value="45.2421" calcext:value-type="float">
            <text:p>45.2421</text:p>
          </table:table-cell>
          <table:table-cell/>
          <table:table-cell table:formula="of:=([.D349]-[.A349])/0.0166667" office:value-type="float" office:value="-32.3399353201294" calcext:value-type="float">
            <text:p>-32.3399353201294</text:p>
          </table:table-cell>
          <table:table-cell table:formula="of:=ABS([.E349]-[.B349])/0.0166667" office:value-type="float" office:value="756.838486323026" calcext:value-type="float">
            <text:p>756.838486323026</text:p>
          </table:table-cell>
          <table:table-cell table:formula="of:=([.F349]-[.C349])/0.0166667" office:value-type="float" office:value="115.649768700463" calcext:value-type="float">
            <text:p>115.649768700463</text:p>
          </table:table-cell>
          <table:table-cell table:formula="of:=DEGREES(ATAN(ABS([.F349]-[.C349])/ABS([.E349]-[.B349])))" office:value-type="float" office:value="8.68795741471763" calcext:value-type="float">
            <text:p>8.68795741471763</text:p>
          </table:table-cell>
          <table:table-cell table:formula="of:=SQRT(POWER([.H349];2)+POWER([.I349];2)+POWER([.J349];2))" office:value-type="float" office:value="766.306227820647" calcext:value-type="float">
            <text:p>766.306227820647</text:p>
          </table:table-cell>
        </table:table-row>
        <table:table-row table:style-name="ro1">
          <table:table-cell office:value-type="float" office:value="73.1587" calcext:value-type="float">
            <text:p>73.1587</text:p>
          </table:table-cell>
          <table:table-cell office:value-type="float" office:value="289.08" calcext:value-type="float">
            <text:p>289.08</text:p>
          </table:table-cell>
          <table:table-cell office:value-type="float" office:value="44.6029" calcext:value-type="float">
            <text:p>44.6029</text:p>
          </table:table-cell>
          <table:table-cell office:value-type="float" office:value="72.8777" calcext:value-type="float">
            <text:p>72.8777</text:p>
          </table:table-cell>
          <table:table-cell office:value-type="float" office:value="277.016" calcext:value-type="float">
            <text:p>277.016</text:p>
          </table:table-cell>
          <table:table-cell office:value-type="float" office:value="45.9484" calcext:value-type="float">
            <text:p>45.9484</text:p>
          </table:table-cell>
          <table:table-cell/>
          <table:table-cell table:formula="of:=([.D350]-[.A350])/0.0166667" office:value-type="float" office:value="-16.8599662800669" calcext:value-type="float">
            <text:p>-16.8599662800669</text:p>
          </table:table-cell>
          <table:table-cell table:formula="of:=ABS([.E350]-[.B350])/0.0166667" office:value-type="float" office:value="723.838552322893" calcext:value-type="float">
            <text:p>723.838552322893</text:p>
          </table:table-cell>
          <table:table-cell table:formula="of:=([.F350]-[.C350])/0.0166667" office:value-type="float" office:value="80.729838540323" calcext:value-type="float">
            <text:p>80.729838540323</text:p>
          </table:table-cell>
          <table:table-cell table:formula="of:=DEGREES(ATAN(ABS([.F350]-[.C350])/ABS([.E350]-[.B350])))" office:value-type="float" office:value="6.36390828743233" calcext:value-type="float">
            <text:p>6.36390828743233</text:p>
          </table:table-cell>
          <table:table-cell table:formula="of:=SQRT(POWER([.H350];2)+POWER([.I350];2)+POWER([.J350];2))" office:value-type="float" office:value="728.521664140891" calcext:value-type="float">
            <text:p>728.521664140891</text:p>
          </table:table-cell>
        </table:table-row>
        <table:table-row table:style-name="ro1">
          <table:table-cell office:value-type="float" office:value="71.8705" calcext:value-type="float">
            <text:p>71.8705</text:p>
          </table:table-cell>
          <table:table-cell office:value-type="float" office:value="284.939" calcext:value-type="float">
            <text:p>284.939</text:p>
          </table:table-cell>
          <table:table-cell office:value-type="float" office:value="44.7415" calcext:value-type="float">
            <text:p>44.7415</text:p>
          </table:table-cell>
          <table:table-cell office:value-type="float" office:value="71.1265" calcext:value-type="float">
            <text:p>71.1265</text:p>
          </table:table-cell>
          <table:table-cell office:value-type="float" office:value="274.249" calcext:value-type="float">
            <text:p>274.249</text:p>
          </table:table-cell>
          <table:table-cell office:value-type="float" office:value="46.143" calcext:value-type="float">
            <text:p>46.143</text:p>
          </table:table-cell>
          <table:table-cell/>
          <table:table-cell table:formula="of:=([.D351]-[.A351])/0.0166667" office:value-type="float" office:value="-44.6399107201794" calcext:value-type="float">
            <text:p>-44.6399107201794</text:p>
          </table:table-cell>
          <table:table-cell table:formula="of:=ABS([.E351]-[.B351])/0.0166667" office:value-type="float" office:value="641.398717202565" calcext:value-type="float">
            <text:p>641.398717202565</text:p>
          </table:table-cell>
          <table:table-cell table:formula="of:=([.F351]-[.C351])/0.0166667" office:value-type="float" office:value="84.0898318203363" calcext:value-type="float">
            <text:p>84.0898318203363</text:p>
          </table:table-cell>
          <table:table-cell table:formula="of:=DEGREES(ATAN(ABS([.F351]-[.C351])/ABS([.E351]-[.B351])))" office:value-type="float" office:value="7.46909735721731" calcext:value-type="float">
            <text:p>7.46909735721731</text:p>
          </table:table-cell>
          <table:table-cell table:formula="of:=SQRT(POWER([.H351];2)+POWER([.I351];2)+POWER([.J351];2))" office:value-type="float" office:value="648.425890810796" calcext:value-type="float">
            <text:p>648.425890810796</text:p>
          </table:table-cell>
        </table:table-row>
        <table:table-row table:style-name="ro1">
          <table:table-cell office:value-type="float" office:value="72.3841" calcext:value-type="float">
            <text:p>72.3841</text:p>
          </table:table-cell>
          <table:table-cell office:value-type="float" office:value="287.687" calcext:value-type="float">
            <text:p>287.687</text:p>
          </table:table-cell>
          <table:table-cell office:value-type="float" office:value="44.5688" calcext:value-type="float">
            <text:p>44.5688</text:p>
          </table:table-cell>
          <table:table-cell office:value-type="float" office:value="71.6239" calcext:value-type="float">
            <text:p>71.6239</text:p>
          </table:table-cell>
          <table:table-cell office:value-type="float" office:value="276.885" calcext:value-type="float">
            <text:p>276.885</text:p>
          </table:table-cell>
          <table:table-cell office:value-type="float" office:value="45.9803" calcext:value-type="float">
            <text:p>45.9803</text:p>
          </table:table-cell>
          <table:table-cell/>
          <table:table-cell table:formula="of:=([.D352]-[.A352])/0.0166667" office:value-type="float" office:value="-45.6119087761823" calcext:value-type="float">
            <text:p>-45.6119087761823</text:p>
          </table:table-cell>
          <table:table-cell table:formula="of:=ABS([.E352]-[.B352])/0.0166667" office:value-type="float" office:value="648.118703762594" calcext:value-type="float">
            <text:p>648.118703762594</text:p>
          </table:table-cell>
          <table:table-cell table:formula="of:=([.F352]-[.C352])/0.0166667" office:value-type="float" office:value="84.6898306203386" calcext:value-type="float">
            <text:p>84.6898306203386</text:p>
          </table:table-cell>
          <table:table-cell table:formula="of:=DEGREES(ATAN(ABS([.F352]-[.C352])/ABS([.E352]-[.B352])))" office:value-type="float" office:value="7.44467295616985" calcext:value-type="float">
            <text:p>7.44467295616985</text:p>
          </table:table-cell>
          <table:table-cell table:formula="of:=SQRT(POWER([.H352];2)+POWER([.I352];2)+POWER([.J352];2))" office:value-type="float" office:value="655.218030734513" calcext:value-type="float">
            <text:p>655.218030734513</text:p>
          </table:table-cell>
        </table:table-row>
        <table:table-row table:style-name="ro1">
          <table:table-cell office:value-type="float" office:value="72.6455" calcext:value-type="float">
            <text:p>72.6455</text:p>
          </table:table-cell>
          <table:table-cell office:value-type="float" office:value="290.413" calcext:value-type="float">
            <text:p>290.413</text:p>
          </table:table-cell>
          <table:table-cell office:value-type="float" office:value="44.4047" calcext:value-type="float">
            <text:p>44.4047</text:p>
          </table:table-cell>
          <table:table-cell office:value-type="float" office:value="72.1286" calcext:value-type="float">
            <text:p>72.1286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46.0766" calcext:value-type="float">
            <text:p>46.0766</text:p>
          </table:table-cell>
          <table:table-cell/>
          <table:table-cell table:formula="of:=([.D353]-[.A353])/0.0166667" office:value-type="float" office:value="-31.0139379721236" calcext:value-type="float">
            <text:p>-31.0139379721236</text:p>
          </table:table-cell>
          <table:table-cell table:formula="of:=ABS([.E353]-[.B353])/0.0166667" office:value-type="float" office:value="656.278687442624" calcext:value-type="float">
            <text:p>656.278687442624</text:p>
          </table:table-cell>
          <table:table-cell table:formula="of:=([.F353]-[.C353])/0.0166667" office:value-type="float" office:value="100.313799372401" calcext:value-type="float">
            <text:p>100.313799372401</text:p>
          </table:table-cell>
          <table:table-cell table:formula="of:=DEGREES(ATAN(ABS([.F353]-[.C353])/ABS([.E353]-[.B353])))" office:value-type="float" office:value="8.69053485097253" calcext:value-type="float">
            <text:p>8.69053485097253</text:p>
          </table:table-cell>
          <table:table-cell table:formula="of:=SQRT(POWER([.H353];2)+POWER([.I353];2)+POWER([.J353];2))" office:value-type="float" office:value="664.625035854412" calcext:value-type="float">
            <text:p>664.625035854412</text:p>
          </table:table-cell>
        </table:table-row>
        <table:table-row table:style-name="ro1">
          <table:table-cell office:value-type="float" office:value="72.8879" calcext:value-type="float">
            <text:p>72.8879</text:p>
          </table:table-cell>
          <table:table-cell office:value-type="float" office:value="283.754" calcext:value-type="float">
            <text:p>283.754</text:p>
          </table:table-cell>
          <table:table-cell office:value-type="float" office:value="44.6621" calcext:value-type="float">
            <text:p>44.6621</text:p>
          </table:table-cell>
          <table:table-cell office:value-type="float" office:value="72.3679" calcext:value-type="float">
            <text:p>72.3679</text:p>
          </table:table-cell>
          <table:table-cell office:value-type="float" office:value="273.238" calcext:value-type="float">
            <text:p>273.238</text:p>
          </table:table-cell>
          <table:table-cell office:value-type="float" office:value="45.5484" calcext:value-type="float">
            <text:p>45.5484</text:p>
          </table:table-cell>
          <table:table-cell/>
          <table:table-cell table:formula="of:=([.D354]-[.A354])/0.0166667" office:value-type="float" office:value="-31.1999376001246" calcext:value-type="float">
            <text:p>-31.1999376001246</text:p>
          </table:table-cell>
          <table:table-cell table:formula="of:=ABS([.E354]-[.B354])/0.0166667" office:value-type="float" office:value="630.958738082525" calcext:value-type="float">
            <text:p>630.958738082525</text:p>
          </table:table-cell>
          <table:table-cell table:formula="of:=([.F354]-[.C354])/0.0166667" office:value-type="float" office:value="53.1778936442126" calcext:value-type="float">
            <text:p>53.1778936442126</text:p>
          </table:table-cell>
          <table:table-cell table:formula="of:=DEGREES(ATAN(ABS([.F354]-[.C354])/ABS([.E354]-[.B354])))" office:value-type="float" office:value="4.81756571399767" calcext:value-type="float">
            <text:p>4.81756571399767</text:p>
          </table:table-cell>
          <table:table-cell table:formula="of:=SQRT(POWER([.H354];2)+POWER([.I354];2)+POWER([.J354];2))" office:value-type="float" office:value="633.96392140356" calcext:value-type="float">
            <text:p>633.96392140356</text:p>
          </table:table-cell>
        </table:table-row>
        <table:table-row table:style-name="ro1">
          <table:table-cell office:value-type="float" office:value="73.178" calcext:value-type="float">
            <text:p>73.178</text:p>
          </table:table-cell>
          <table:table-cell office:value-type="float" office:value="297.526" calcext:value-type="float">
            <text:p>297.526</text:p>
          </table:table-cell>
          <table:table-cell office:value-type="float" office:value="43.3155" calcext:value-type="float">
            <text:p>43.3155</text:p>
          </table:table-cell>
          <table:table-cell office:value-type="float" office:value="72.8952" calcext:value-type="float">
            <text:p>72.8952</text:p>
          </table:table-cell>
          <table:table-cell office:value-type="float" office:value="286.36" calcext:value-type="float">
            <text:p>286.36</text:p>
          </table:table-cell>
          <table:table-cell office:value-type="float" office:value="44.7669" calcext:value-type="float">
            <text:p>44.7669</text:p>
          </table:table-cell>
          <table:table-cell/>
          <table:table-cell table:formula="of:=([.D355]-[.A355])/0.0166667" office:value-type="float" office:value="-16.9679660640676" calcext:value-type="float">
            <text:p>-16.9679660640676</text:p>
          </table:table-cell>
          <table:table-cell table:formula="of:=ABS([.E355]-[.B355])/0.0166667" office:value-type="float" office:value="669.95866008268" calcext:value-type="float">
            <text:p>669.95866008268</text:p>
          </table:table-cell>
          <table:table-cell table:formula="of:=([.F355]-[.C355])/0.0166667" office:value-type="float" office:value="87.0838258323483" calcext:value-type="float">
            <text:p>87.0838258323483</text:p>
          </table:table-cell>
          <table:table-cell table:formula="of:=DEGREES(ATAN(ABS([.F355]-[.C355])/ABS([.E355]-[.B355])))" office:value-type="float" office:value="7.40600384763703" calcext:value-type="float">
            <text:p>7.40600384763703</text:p>
          </table:table-cell>
          <table:table-cell table:formula="of:=SQRT(POWER([.H355];2)+POWER([.I355];2)+POWER([.J355];2))" office:value-type="float" office:value="675.807746932313" calcext:value-type="float">
            <text:p>675.807746932313</text:p>
          </table:table-cell>
        </table:table-row>
        <table:table-row table:style-name="ro1">
          <table:table-cell office:value-type="float" office:value="72.6537" calcext:value-type="float">
            <text:p>72.6537</text:p>
          </table:table-cell>
          <table:table-cell office:value-type="float" office:value="297.479" calcext:value-type="float">
            <text:p>297.479</text:p>
          </table:table-cell>
          <table:table-cell office:value-type="float" office:value="43.3276" calcext:value-type="float">
            <text:p>43.3276</text:p>
          </table:table-cell>
          <table:table-cell office:value-type="float" office:value="72.1273" calcext:value-type="float">
            <text:p>72.1273</text:p>
          </table:table-cell>
          <table:table-cell office:value-type="float" office:value="284.915" calcext:value-type="float">
            <text:p>284.915</text:p>
          </table:table-cell>
          <table:table-cell office:value-type="float" office:value="44.9951" calcext:value-type="float">
            <text:p>44.9951</text:p>
          </table:table-cell>
          <table:table-cell/>
          <table:table-cell table:formula="of:=([.D356]-[.A356])/0.0166667" office:value-type="float" office:value="-31.5839368321261" calcext:value-type="float">
            <text:p>-31.5839368321261</text:p>
          </table:table-cell>
          <table:table-cell table:formula="of:=ABS([.E356]-[.B356])/0.0166667" office:value-type="float" office:value="753.838492323013" calcext:value-type="float">
            <text:p>753.838492323013</text:p>
          </table:table-cell>
          <table:table-cell table:formula="of:=([.F356]-[.C356])/0.0166667" office:value-type="float" office:value="100.0497999004" calcext:value-type="float">
            <text:p>100.0497999004</text:p>
          </table:table-cell>
          <table:table-cell table:formula="of:=DEGREES(ATAN(ABS([.F356]-[.C356])/ABS([.E356]-[.B356])))" office:value-type="float" office:value="7.56013954036972" calcext:value-type="float">
            <text:p>7.56013954036972</text:p>
          </table:table-cell>
          <table:table-cell table:formula="of:=SQRT(POWER([.H356];2)+POWER([.I356];2)+POWER([.J356];2))" office:value-type="float" office:value="761.104447519366" calcext:value-type="float">
            <text:p>761.104447519366</text:p>
          </table:table-cell>
        </table:table-row>
        <table:table-row table:style-name="ro1">
          <table:table-cell office:value-type="float" office:value="72.6535" calcext:value-type="float">
            <text:p>72.6535</text:p>
          </table:table-cell>
          <table:table-cell office:value-type="float" office:value="295.989" calcext:value-type="float">
            <text:p>295.98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2.1288" calcext:value-type="float">
            <text:p>72.1288</text:p>
          </table:table-cell>
          <table:table-cell office:value-type="float" office:value="283.497" calcext:value-type="float">
            <text:p>283.497</text:p>
          </table:table-cell>
          <table:table-cell office:value-type="float" office:value="45.4636" calcext:value-type="float">
            <text:p>45.4636</text:p>
          </table:table-cell>
          <table:table-cell/>
          <table:table-cell table:formula="of:=([.D357]-[.A357])/0.0166667" office:value-type="float" office:value="-31.4819370361257" calcext:value-type="float">
            <text:p>-31.4819370361257</text:p>
          </table:table-cell>
          <table:table-cell table:formula="of:=ABS([.E357]-[.B357])/0.0166667" office:value-type="float" office:value="749.518500962996" calcext:value-type="float">
            <text:p>749.518500962996</text:p>
          </table:table-cell>
          <table:table-cell table:formula="of:=([.F357]-[.C357])/0.0166667" office:value-type="float" office:value="99.0418019163962" calcext:value-type="float">
            <text:p>99.0418019163962</text:p>
          </table:table-cell>
          <table:table-cell table:formula="of:=DEGREES(ATAN(ABS([.F357]-[.C357])/ABS([.E357]-[.B357])))" office:value-type="float" office:value="7.52748631574382" calcext:value-type="float">
            <text:p>7.52748631574382</text:p>
          </table:table-cell>
          <table:table-cell table:formula="of:=SQRT(POWER([.H357];2)+POWER([.I357];2)+POWER([.J357];2))" office:value-type="float" office:value="756.689086859464" calcext:value-type="float">
            <text:p>756.689086859464</text:p>
          </table:table-cell>
        </table:table-row>
        <table:table-row table:style-name="ro1">
          <table:table-cell office:value-type="float" office:value="71.8703" calcext:value-type="float">
            <text:p>71.8703</text:p>
          </table:table-cell>
          <table:table-cell office:value-type="float" office:value="291.737" calcext:value-type="float">
            <text:p>291.737</text:p>
          </table:table-cell>
          <table:table-cell office:value-type="float" office:value="44.21" calcext:value-type="float">
            <text:p>44.21</text:p>
          </table:table-cell>
          <table:table-cell office:value-type="float" office:value="71.1139" calcext:value-type="float">
            <text:p>71.1139</text:p>
          </table:table-cell>
          <table:table-cell office:value-type="float" office:value="280.804" calcext:value-type="float">
            <text:p>280.804</text:p>
          </table:table-cell>
          <table:table-cell office:value-type="float" office:value="45.3834" calcext:value-type="float">
            <text:p>45.3834</text:p>
          </table:table-cell>
          <table:table-cell/>
          <table:table-cell table:formula="of:=([.D358]-[.A358])/0.0166667" office:value-type="float" office:value="-45.3839092321815" calcext:value-type="float">
            <text:p>-45.3839092321815</text:p>
          </table:table-cell>
          <table:table-cell table:formula="of:=ABS([.E358]-[.B358])/0.0166667" office:value-type="float" office:value="655.978688042627" calcext:value-type="float">
            <text:p>655.978688042627</text:p>
          </table:table-cell>
          <table:table-cell table:formula="of:=([.F358]-[.C358])/0.0166667" office:value-type="float" office:value="70.4038591922817" calcext:value-type="float">
            <text:p>70.4038591922817</text:p>
          </table:table-cell>
          <table:table-cell table:formula="of:=DEGREES(ATAN(ABS([.F358]-[.C358])/ABS([.E358]-[.B358])))" office:value-type="float" office:value="6.1259026720115" calcext:value-type="float">
            <text:p>6.1259026720115</text:p>
          </table:table-cell>
          <table:table-cell table:formula="of:=SQRT(POWER([.H358];2)+POWER([.I358];2)+POWER([.J358];2))" office:value-type="float" office:value="661.3051049043" calcext:value-type="float">
            <text:p>661.3051049043</text:p>
          </table:table-cell>
        </table:table-row>
        <table:table-row table:style-name="ro1">
          <table:table-cell office:value-type="float" office:value="72.1258" calcext:value-type="float">
            <text:p>72.1258</text:p>
          </table:table-cell>
          <table:table-cell office:value-type="float" office:value="287.706" calcext:value-type="float">
            <text:p>287.706</text:p>
          </table:table-cell>
          <table:table-cell office:value-type="float" office:value="44.3142" calcext:value-type="float">
            <text:p>44.3142</text:p>
          </table:table-cell>
          <table:table-cell office:value-type="float" office:value="71.3693" calcext:value-type="float">
            <text:p>71.3693</text:p>
          </table:table-cell>
          <table:table-cell office:value-type="float" office:value="278.214" calcext:value-type="float">
            <text:p>278.214</text:p>
          </table:table-cell>
          <table:table-cell office:value-type="float" office:value="45.5298" calcext:value-type="float">
            <text:p>45.5298</text:p>
          </table:table-cell>
          <table:table-cell/>
          <table:table-cell table:formula="of:=([.D359]-[.A359])/0.0166667" office:value-type="float" office:value="-45.3899092201817" calcext:value-type="float">
            <text:p>-45.3899092201817</text:p>
          </table:table-cell>
          <table:table-cell table:formula="of:=ABS([.E359]-[.B359])/0.0166667" office:value-type="float" office:value="569.518860962279" calcext:value-type="float">
            <text:p>569.518860962279</text:p>
          </table:table-cell>
          <table:table-cell table:formula="of:=([.F359]-[.C359])/0.0166667" office:value-type="float" office:value="72.9358541282919" calcext:value-type="float">
            <text:p>72.9358541282919</text:p>
          </table:table-cell>
          <table:table-cell table:formula="of:=DEGREES(ATAN(ABS([.F359]-[.C359])/ABS([.E359]-[.B359])))" office:value-type="float" office:value="7.29790216058955" calcext:value-type="float">
            <text:p>7.29790216058955</text:p>
          </table:table-cell>
          <table:table-cell table:formula="of:=SQRT(POWER([.H359];2)+POWER([.I359];2)+POWER([.J359];2))" office:value-type="float" office:value="575.961470645573" calcext:value-type="float">
            <text:p>575.961470645573</text:p>
          </table:table-cell>
        </table:table-row>
        <table:table-row table:style-name="ro1">
          <table:table-cell office:value-type="float" office:value="71.8641" calcext:value-type="float">
            <text:p>71.8641</text:p>
          </table:table-cell>
          <table:table-cell office:value-type="float" office:value="297.529" calcext:value-type="float">
            <text:p>297.529</text:p>
          </table:table-cell>
          <table:table-cell office:value-type="float" office:value="42.8087" calcext:value-type="float">
            <text:p>42.8087</text:p>
          </table:table-cell>
          <table:table-cell office:value-type="float" office:value="71.6147" calcext:value-type="float">
            <text:p>71.6147</text:p>
          </table:table-cell>
          <table:table-cell office:value-type="float" office:value="282.315" calcext:value-type="float">
            <text:p>282.315</text:p>
          </table:table-cell>
          <table:table-cell office:value-type="float" office:value="44.6445" calcext:value-type="float">
            <text:p>44.6445</text:p>
          </table:table-cell>
          <table:table-cell/>
          <table:table-cell table:formula="of:=([.D360]-[.A360])/0.0166667" office:value-type="float" office:value="-14.9639700720595" calcext:value-type="float">
            <text:p>-14.9639700720595</text:p>
          </table:table-cell>
          <table:table-cell table:formula="of:=ABS([.E360]-[.B360])/0.0166667" office:value-type="float" office:value="912.838174323651" calcext:value-type="float">
            <text:p>912.838174323651</text:p>
          </table:table-cell>
          <table:table-cell table:formula="of:=([.F360]-[.C360])/0.0166667" office:value-type="float" office:value="110.147779704441" calcext:value-type="float">
            <text:p>110.147779704441</text:p>
          </table:table-cell>
          <table:table-cell table:formula="of:=DEGREES(ATAN(ABS([.F360]-[.C360])/ABS([.E360]-[.B360])))" office:value-type="float" office:value="6.88034125541291" calcext:value-type="float">
            <text:p>6.88034125541291</text:p>
          </table:table-cell>
          <table:table-cell table:formula="of:=SQRT(POWER([.H360];2)+POWER([.I360];2)+POWER([.J360];2))" office:value-type="float" office:value="919.581419057971" calcext:value-type="float">
            <text:p>919.581419057971</text:p>
          </table:table-cell>
        </table:table-row>
        <table:table-row table:style-name="ro1">
          <table:table-cell office:value-type="float" office:value="72.1277" calcext:value-type="float">
            <text:p>72.1277</text:p>
          </table:table-cell>
          <table:table-cell office:value-type="float" office:value="293.228" calcext:value-type="float">
            <text:p>293.228</text:p>
          </table:table-cell>
          <table:table-cell office:value-type="float" office:value="43.7235" calcext:value-type="float">
            <text:p>43.7235</text:p>
          </table:table-cell>
          <table:table-cell office:value-type="float" office:value="71.3628" calcext:value-type="float">
            <text:p>71.3628</text:p>
          </table:table-cell>
          <table:table-cell office:value-type="float" office:value="282.237" calcext:value-type="float">
            <text:p>282.237</text:p>
          </table:table-cell>
          <table:table-cell office:value-type="float" office:value="44.91" calcext:value-type="float">
            <text:p>44.91</text:p>
          </table:table-cell>
          <table:table-cell/>
          <table:table-cell table:formula="of:=([.D361]-[.A361])/0.0166667" office:value-type="float" office:value="-45.8939082121843" calcext:value-type="float">
            <text:p>-45.8939082121843</text:p>
          </table:table-cell>
          <table:table-cell table:formula="of:=ABS([.E361]-[.B361])/0.0166667" office:value-type="float" office:value="659.458681082637" calcext:value-type="float">
            <text:p>659.458681082637</text:p>
          </table:table-cell>
          <table:table-cell table:formula="of:=([.F361]-[.C361])/0.0166667" office:value-type="float" office:value="71.1898576202845" calcext:value-type="float">
            <text:p>71.1898576202845</text:p>
          </table:table-cell>
          <table:table-cell table:formula="of:=DEGREES(ATAN(ABS([.F361]-[.C361])/ABS([.E361]-[.B361])))" office:value-type="float" office:value="6.16133171387686" calcext:value-type="float">
            <text:p>6.16133171387686</text:p>
          </table:table-cell>
          <table:table-cell table:formula="of:=SQRT(POWER([.H361];2)+POWER([.I361];2)+POWER([.J361];2))" office:value-type="float" office:value="664.875927293383" calcext:value-type="float">
            <text:p>664.875927293383</text:p>
          </table:table-cell>
        </table:table-row>
        <table:table-row table:style-name="ro1">
          <table:table-cell office:value-type="float" office:value="72.3854" calcext:value-type="float">
            <text:p>72.3854</text:p>
          </table:table-cell>
          <table:table-cell office:value-type="float" office:value="284.836" calcext:value-type="float">
            <text:p>284.836</text:p>
          </table:table-cell>
          <table:table-cell office:value-type="float" office:value="45.5092" calcext:value-type="float">
            <text:p>45.5092</text:p>
          </table:table-cell>
          <table:table-cell office:value-type="float" office:value="71.876" calcext:value-type="float">
            <text:p>71.876</text:p>
          </table:table-cell>
          <table:table-cell office:value-type="float" office:value="274.272" calcext:value-type="float">
            <text:p>274.272</text:p>
          </table:table-cell>
          <table:table-cell office:value-type="float" office:value="46.3791" calcext:value-type="float">
            <text:p>46.3791</text:p>
          </table:table-cell>
          <table:table-cell/>
          <table:table-cell table:formula="of:=([.D362]-[.A362])/0.0166667" office:value-type="float" office:value="-30.5639388721222" calcext:value-type="float">
            <text:p>-30.5639388721222</text:p>
          </table:table-cell>
          <table:table-cell table:formula="of:=ABS([.E362]-[.B362])/0.0166667" office:value-type="float" office:value="633.838732322537" calcext:value-type="float">
            <text:p>633.838732322537</text:p>
          </table:table-cell>
          <table:table-cell table:formula="of:=([.F362]-[.C362])/0.0166667" office:value-type="float" office:value="52.1938956122088" calcext:value-type="float">
            <text:p>52.1938956122088</text:p>
          </table:table-cell>
          <table:table-cell table:formula="of:=DEGREES(ATAN(ABS([.F362]-[.C362])/ABS([.E362]-[.B362])))" office:value-type="float" office:value="4.70744028585846" calcext:value-type="float">
            <text:p>4.70744028585846</text:p>
          </table:table-cell>
          <table:table-cell table:formula="of:=SQRT(POWER([.H362];2)+POWER([.I362];2)+POWER([.J362];2))" office:value-type="float" office:value="636.718066094247" calcext:value-type="float">
            <text:p>636.718066094247</text:p>
          </table:table-cell>
        </table:table-row>
        <table:table-row table:style-name="ro1">
          <table:table-cell office:value-type="float" office:value="71.8719" calcext:value-type="float">
            <text:p>71.8719</text:p>
          </table:table-cell>
          <table:table-cell office:value-type="float" office:value="282.234" calcext:value-type="float">
            <text:p>282.234</text:p>
          </table:table-cell>
          <table:table-cell office:value-type="float" office:value="45.1568" calcext:value-type="float">
            <text:p>45.1568</text:p>
          </table:table-cell>
          <table:table-cell office:value-type="float" office:value="71.3803" calcext:value-type="float">
            <text:p>71.3803</text:p>
          </table:table-cell>
          <table:table-cell office:value-type="float" office:value="270.442" calcext:value-type="float">
            <text:p>270.442</text:p>
          </table:table-cell>
          <table:table-cell office:value-type="float" office:value="46.4825" calcext:value-type="float">
            <text:p>46.4825</text:p>
          </table:table-cell>
          <table:table-cell/>
          <table:table-cell table:formula="of:=([.D363]-[.A363])/0.0166667" office:value-type="float" office:value="-29.4959410081175" calcext:value-type="float">
            <text:p>-29.4959410081175</text:p>
          </table:table-cell>
          <table:table-cell table:formula="of:=ABS([.E363]-[.B363])/0.0166667" office:value-type="float" office:value="707.518584962829" calcext:value-type="float">
            <text:p>707.518584962829</text:p>
          </table:table-cell>
          <table:table-cell table:formula="of:=([.F363]-[.C363])/0.0166667" office:value-type="float" office:value="79.5418409163185" calcext:value-type="float">
            <text:p>79.5418409163185</text:p>
          </table:table-cell>
          <table:table-cell table:formula="of:=DEGREES(ATAN(ABS([.F363]-[.C363])/ABS([.E363]-[.B363])))" office:value-type="float" office:value="6.41446836565502" calcext:value-type="float">
            <text:p>6.41446836565502</text:p>
          </table:table-cell>
          <table:table-cell table:formula="of:=SQRT(POWER([.H363];2)+POWER([.I363];2)+POWER([.J363];2))" office:value-type="float" office:value="712.58646005949" calcext:value-type="float">
            <text:p>712.58646005949</text:p>
          </table:table-cell>
        </table:table-row>
        <table:table-row table:style-name="ro1">
          <table:table-cell office:value-type="float" office:value="72.9061" calcext:value-type="float">
            <text:p>72.9061</text:p>
          </table:table-cell>
          <table:table-cell office:value-type="float" office:value="291.839" calcext:value-type="float">
            <text:p>291.839</text:p>
          </table:table-cell>
          <table:table-cell office:value-type="float" office:value="44.1848" calcext:value-type="float">
            <text:p>44.1848</text:p>
          </table:table-cell>
          <table:table-cell office:value-type="float" office:value="72.38" calcext:value-type="float">
            <text:p>72.38</text:p>
          </table:table-cell>
          <table:table-cell office:value-type="float" office:value="280.886" calcext:value-type="float">
            <text:p>280.886</text:p>
          </table:table-cell>
          <table:table-cell office:value-type="float" office:value="45.6091" calcext:value-type="float">
            <text:p>45.6091</text:p>
          </table:table-cell>
          <table:table-cell/>
          <table:table-cell table:formula="of:=([.D364]-[.A364])/0.0166667" office:value-type="float" office:value="-31.5659368681262" calcext:value-type="float">
            <text:p>-31.5659368681262</text:p>
          </table:table-cell>
          <table:table-cell table:formula="of:=ABS([.E364]-[.B364])/0.0166667" office:value-type="float" office:value="657.178685642627" calcext:value-type="float">
            <text:p>657.178685642627</text:p>
          </table:table-cell>
          <table:table-cell table:formula="of:=([.F364]-[.C364])/0.0166667" office:value-type="float" office:value="85.4578290843416" calcext:value-type="float">
            <text:p>85.4578290843416</text:p>
          </table:table-cell>
          <table:table-cell table:formula="of:=DEGREES(ATAN(ABS([.F364]-[.C364])/ABS([.E364]-[.B364])))" office:value-type="float" office:value="7.4090212086035" calcext:value-type="float">
            <text:p>7.4090212086035</text:p>
          </table:table-cell>
          <table:table-cell table:formula="of:=SQRT(POWER([.H364];2)+POWER([.I364];2)+POWER([.J364];2))" office:value-type="float" office:value="663.463091501812" calcext:value-type="float">
            <text:p>663.463091501812</text:p>
          </table:table-cell>
        </table:table-row>
        <table:table-row table:style-name="ro1">
          <table:table-cell office:value-type="float" office:value="71.8745" calcext:value-type="float">
            <text:p>71.8745</text:p>
          </table:table-cell>
          <table:table-cell office:value-type="float" office:value="283.48" calcext:value-type="float">
            <text:p>283.48</text:p>
          </table:table-cell>
          <table:table-cell office:value-type="float" office:value="45.4685" calcext:value-type="float">
            <text:p>45.4685</text:p>
          </table:table-cell>
          <table:table-cell office:value-type="float" office:value="70.8828" calcext:value-type="float">
            <text:p>70.8828</text:p>
          </table:table-cell>
          <table:table-cell office:value-type="float" office:value="272.861" calcext:value-type="float">
            <text:p>272.861</text:p>
          </table:table-cell>
          <table:table-cell office:value-type="float" office:value="46.6049" calcext:value-type="float">
            <text:p>46.6049</text:p>
          </table:table-cell>
          <table:table-cell/>
          <table:table-cell table:formula="of:=([.D365]-[.A365])/0.0166667" office:value-type="float" office:value="-59.5018809962377" calcext:value-type="float">
            <text:p>-59.5018809962377</text:p>
          </table:table-cell>
          <table:table-cell table:formula="of:=ABS([.E365]-[.B365])/0.0166667" office:value-type="float" office:value="637.13872572255" calcext:value-type="float">
            <text:p>637.13872572255</text:p>
          </table:table-cell>
          <table:table-cell table:formula="of:=([.F365]-[.C365])/0.0166667" office:value-type="float" office:value="68.1838636322729" calcext:value-type="float">
            <text:p>68.1838636322729</text:p>
          </table:table-cell>
          <table:table-cell table:formula="of:=DEGREES(ATAN(ABS([.F365]-[.C365])/ABS([.E365]-[.B365])))" office:value-type="float" office:value="6.10830209055082" calcext:value-type="float">
            <text:p>6.10830209055082</text:p>
          </table:table-cell>
          <table:table-cell table:formula="of:=SQRT(POWER([.H365];2)+POWER([.I365];2)+POWER([.J365];2))" office:value-type="float" office:value="643.533424864062" calcext:value-type="float">
            <text:p>643.533424864062</text:p>
          </table:table-cell>
        </table:table-row>
        <table:table-row table:style-name="ro1">
          <table:table-cell office:value-type="float" office:value="73.167" calcext:value-type="float">
            <text:p>73.167</text:p>
          </table:table-cell>
          <table:table-cell office:value-type="float" office:value="293.327" calcext:value-type="float">
            <text:p>293.327</text:p>
          </table:table-cell>
          <table:table-cell office:value-type="float" office:value="43.6987" calcext:value-type="float">
            <text:p>43.6987</text:p>
          </table:table-cell>
          <table:table-cell office:value-type="float" office:value="72.8855" calcext:value-type="float">
            <text:p>72.8855</text:p>
          </table:table-cell>
          <table:table-cell office:value-type="float" office:value="282.397" calcext:value-type="float">
            <text:p>282.397</text:p>
          </table:table-cell>
          <table:table-cell office:value-type="float" office:value="44.8711" calcext:value-type="float">
            <text:p>44.8711</text:p>
          </table:table-cell>
          <table:table-cell/>
          <table:table-cell table:formula="of:=([.D366]-[.A366])/0.0166667" office:value-type="float" office:value="-16.8899662200681" calcext:value-type="float">
            <text:p>-16.8899662200681</text:p>
          </table:table-cell>
          <table:table-cell table:formula="of:=ABS([.E366]-[.B366])/0.0166667" office:value-type="float" office:value="655.798688402624" calcext:value-type="float">
            <text:p>655.798688402624</text:p>
          </table:table-cell>
          <table:table-cell table:formula="of:=([.F366]-[.C366])/0.0166667" office:value-type="float" office:value="70.3438593122811" calcext:value-type="float">
            <text:p>70.3438593122811</text:p>
          </table:table-cell>
          <table:table-cell table:formula="of:=DEGREES(ATAN(ABS([.F366]-[.C366])/ABS([.E366]-[.B366])))" office:value-type="float" office:value="6.12238889470813" calcext:value-type="float">
            <text:p>6.12238889470813</text:p>
          </table:table-cell>
          <table:table-cell table:formula="of:=SQRT(POWER([.H366];2)+POWER([.I366];2)+POWER([.J366];2))" office:value-type="float" office:value="659.776817728891" calcext:value-type="float">
            <text:p>659.776817728891</text:p>
          </table:table-cell>
        </table:table-row>
        <table:table-row table:style-name="ro1">
          <table:table-cell office:value-type="float" office:value="73.1594" calcext:value-type="float">
            <text:p>73.1594</text:p>
          </table:table-cell>
          <table:table-cell office:value-type="float" office:value="290.58" calcext:value-type="float">
            <text:p>290.58</text:p>
          </table:table-cell>
          <table:table-cell office:value-type="float" office:value="43.8635" calcext:value-type="float">
            <text:p>43.8635</text:p>
          </table:table-cell>
          <table:table-cell office:value-type="float" office:value="72.6256" calcext:value-type="float">
            <text:p>72.6256</text:p>
          </table:table-cell>
          <table:table-cell office:value-type="float" office:value="278.41" calcext:value-type="float">
            <text:p>278.41</text:p>
          </table:table-cell>
          <table:table-cell office:value-type="float" office:value="45.2389" calcext:value-type="float">
            <text:p>45.2389</text:p>
          </table:table-cell>
          <table:table-cell/>
          <table:table-cell table:formula="of:=([.D367]-[.A367])/0.0166667" office:value-type="float" office:value="-32.0279359441281" calcext:value-type="float">
            <text:p>-32.0279359441281</text:p>
          </table:table-cell>
          <table:table-cell table:formula="of:=ABS([.E367]-[.B367])/0.0166667" office:value-type="float" office:value="730.198539602918" calcext:value-type="float">
            <text:p>730.198539602918</text:p>
          </table:table-cell>
          <table:table-cell table:formula="of:=([.F367]-[.C367])/0.0166667" office:value-type="float" office:value="82.5238349523301" calcext:value-type="float">
            <text:p>82.5238349523301</text:p>
          </table:table-cell>
          <table:table-cell table:formula="of:=DEGREES(ATAN(ABS([.F367]-[.C367])/ABS([.E367]-[.B367])))" office:value-type="float" office:value="6.44795823439749" calcext:value-type="float">
            <text:p>6.44795823439749</text:p>
          </table:table-cell>
          <table:table-cell table:formula="of:=SQRT(POWER([.H367];2)+POWER([.I367];2)+POWER([.J367];2))" office:value-type="float" office:value="735.54461404752" calcext:value-type="float">
            <text:p>735.54461404752</text:p>
          </table:table-cell>
        </table:table-row>
        <table:table-row table:style-name="ro1">
          <table:table-cell office:value-type="float" office:value="72.3809" calcext:value-type="float">
            <text:p>72.3809</text:p>
          </table:table-cell>
          <table:table-cell office:value-type="float" office:value="284.998" calcext:value-type="float">
            <text:p>284.998</text:p>
          </table:table-cell>
          <table:table-cell office:value-type="float" office:value="44.7276" calcext:value-type="float">
            <text:p>44.7276</text:p>
          </table:table-cell>
          <table:table-cell office:value-type="float" office:value="71.872" calcext:value-type="float">
            <text:p>71.872</text:p>
          </table:table-cell>
          <table:table-cell office:value-type="float" office:value="275.692" calcext:value-type="float">
            <text:p>275.692</text:p>
          </table:table-cell>
          <table:table-cell office:value-type="float" office:value="45.6661" calcext:value-type="float">
            <text:p>45.6661</text:p>
          </table:table-cell>
          <table:table-cell/>
          <table:table-cell table:formula="of:=([.D368]-[.A368])/0.0166667" office:value-type="float" office:value="-30.533938932122" calcext:value-type="float">
            <text:p>-30.533938932122</text:p>
          </table:table-cell>
          <table:table-cell table:formula="of:=ABS([.E368]-[.B368])/0.0166667" office:value-type="float" office:value="558.358883282232" calcext:value-type="float">
            <text:p>558.358883282232</text:p>
          </table:table-cell>
          <table:table-cell table:formula="of:=([.F368]-[.C368])/0.0166667" office:value-type="float" office:value="56.3098873802251" calcext:value-type="float">
            <text:p>56.3098873802251</text:p>
          </table:table-cell>
          <table:table-cell table:formula="of:=DEGREES(ATAN(ABS([.F368]-[.C368])/ABS([.E368]-[.B368])))" office:value-type="float" office:value="5.75874673054442" calcext:value-type="float">
            <text:p>5.75874673054442</text:p>
          </table:table-cell>
          <table:table-cell table:formula="of:=SQRT(POWER([.H368];2)+POWER([.I368];2)+POWER([.J368];2))" office:value-type="float" office:value="562.021144961349" calcext:value-type="float">
            <text:p>562.021144961349</text:p>
          </table:table-cell>
        </table:table-row>
        <table:table-row table:style-name="ro1">
          <table:table-cell office:value-type="float" office:value="72.381" calcext:value-type="float">
            <text:p>72.381</text:p>
          </table:table-cell>
          <table:table-cell office:value-type="float" office:value="285.004" calcext:value-type="float">
            <text:p>285.004</text:p>
          </table:table-cell>
          <table:table-cell office:value-type="float" office:value="44.7268" calcext:value-type="float">
            <text:p>44.7268</text:p>
          </table:table-cell>
          <table:table-cell office:value-type="float" office:value="71.8727" calcext:value-type="float">
            <text:p>71.8727</text:p>
          </table:table-cell>
          <table:table-cell office:value-type="float" office:value="274.389" calcext:value-type="float">
            <text:p>274.389</text:p>
          </table:table-cell>
          <table:table-cell office:value-type="float" office:value="45.8676" calcext:value-type="float">
            <text:p>45.8676</text:p>
          </table:table-cell>
          <table:table-cell/>
          <table:table-cell table:formula="of:=([.D369]-[.A369])/0.0166667" office:value-type="float" office:value="-30.4979390041223" calcext:value-type="float">
            <text:p>-30.4979390041223</text:p>
          </table:table-cell>
          <table:table-cell table:formula="of:=ABS([.E369]-[.B369])/0.0166667" office:value-type="float" office:value="636.898726202548" calcext:value-type="float">
            <text:p>636.898726202548</text:p>
          </table:table-cell>
          <table:table-cell table:formula="of:=([.F369]-[.C369])/0.0166667" office:value-type="float" office:value="68.4478631042741" calcext:value-type="float">
            <text:p>68.4478631042741</text:p>
          </table:table-cell>
          <table:table-cell table:formula="of:=DEGREES(ATAN(ABS([.F369]-[.C369])/ABS([.E369]-[.B369])))" office:value-type="float" office:value="6.13406584735201" calcext:value-type="float">
            <text:p>6.13406584735201</text:p>
          </table:table-cell>
          <table:table-cell table:formula="of:=SQRT(POWER([.H369];2)+POWER([.I369];2)+POWER([.J369];2))" office:value-type="float" office:value="641.291838155975" calcext:value-type="float">
            <text:p>641.291838155975</text:p>
          </table:table-cell>
        </table:table-row>
        <table:table-row table:style-name="ro1">
          <table:table-cell office:value-type="float" office:value="71.6153" calcext:value-type="float">
            <text:p>71.6153</text:p>
          </table:table-cell>
          <table:table-cell office:value-type="float" office:value="284.916" calcext:value-type="float">
            <text:p>284.916</text:p>
          </table:table-cell>
          <table:table-cell office:value-type="float" office:value="44.7473" calcext:value-type="float">
            <text:p>44.7473</text:p>
          </table:table-cell>
          <table:table-cell office:value-type="float" office:value="70.8808" calcext:value-type="float">
            <text:p>70.8808</text:p>
          </table:table-cell>
          <table:table-cell office:value-type="float" office:value="272.917" calcext:value-type="float">
            <text:p>272.917</text:p>
          </table:table-cell>
          <table:table-cell office:value-type="float" office:value="46.3505" calcext:value-type="float">
            <text:p>46.3505</text:p>
          </table:table-cell>
          <table:table-cell/>
          <table:table-cell table:formula="of:=([.D370]-[.A370])/0.0166667" office:value-type="float" office:value="-44.069911860177" calcext:value-type="float">
            <text:p>-44.069911860177</text:p>
          </table:table-cell>
          <table:table-cell table:formula="of:=ABS([.E370]-[.B370])/0.0166667" office:value-type="float" office:value="719.938560122881" calcext:value-type="float">
            <text:p>719.938560122881</text:p>
          </table:table-cell>
          <table:table-cell table:formula="of:=([.F370]-[.C370])/0.0166667" office:value-type="float" office:value="96.1918076163844" calcext:value-type="float">
            <text:p>96.1918076163844</text:p>
          </table:table-cell>
          <table:table-cell table:formula="of:=DEGREES(ATAN(ABS([.F370]-[.C370])/ABS([.E370]-[.B370])))" office:value-type="float" office:value="7.61028159672065" calcext:value-type="float">
            <text:p>7.61028159672065</text:p>
          </table:table-cell>
          <table:table-cell table:formula="of:=SQRT(POWER([.H370];2)+POWER([.I370];2)+POWER([.J370];2))" office:value-type="float" office:value="727.672008074846" calcext:value-type="float">
            <text:p>727.672008074846</text:p>
          </table:table-cell>
        </table:table-row>
        <table:table-row table:style-name="ro1">
          <table:table-cell office:value-type="float" office:value="72.6471" calcext:value-type="float">
            <text:p>72.6471</text:p>
          </table:table-cell>
          <table:table-cell office:value-type="float" office:value="291.82" calcext:value-type="float">
            <text:p>291.82</text:p>
          </table:table-cell>
          <table:table-cell office:value-type="float" office:value="44.1902" calcext:value-type="float">
            <text:p>44.1902</text:p>
          </table:table-cell>
          <table:table-cell office:value-type="float" office:value="71.8742" calcext:value-type="float">
            <text:p>71.8742</text:p>
          </table:table-cell>
          <table:table-cell office:value-type="float" office:value="280.847" calcext:value-type="float">
            <text:p>280.847</text:p>
          </table:table-cell>
          <table:table-cell office:value-type="float" office:value="45.6198" calcext:value-type="float">
            <text:p>45.6198</text:p>
          </table:table-cell>
          <table:table-cell/>
          <table:table-cell table:formula="of:=([.D371]-[.A371])/0.0166667" office:value-type="float" office:value="-46.3739072521851" calcext:value-type="float">
            <text:p>-46.3739072521851</text:p>
          </table:table-cell>
          <table:table-cell table:formula="of:=ABS([.E371]-[.B371])/0.0166667" office:value-type="float" office:value="658.378683242634" calcext:value-type="float">
            <text:p>658.378683242634</text:p>
          </table:table-cell>
          <table:table-cell table:formula="of:=([.F371]-[.C371])/0.0166667" office:value-type="float" office:value="85.7758284483431" calcext:value-type="float">
            <text:p>85.7758284483431</text:p>
          </table:table-cell>
          <table:table-cell table:formula="of:=DEGREES(ATAN(ABS([.F371]-[.C371])/ABS([.E371]-[.B371])))" office:value-type="float" office:value="7.42288061105472" calcext:value-type="float">
            <text:p>7.42288061105472</text:p>
          </table:table-cell>
          <table:table-cell table:formula="of:=SQRT(POWER([.H371];2)+POWER([.I371];2)+POWER([.J371];2))" office:value-type="float" office:value="665.560307236045" calcext:value-type="float">
            <text:p>665.560307236045</text:p>
          </table:table-cell>
        </table:table-row>
        <table:table-row table:style-name="ro1">
          <table:table-cell office:value-type="float" office:value="72.1321" calcext:value-type="float">
            <text:p>72.1321</text:p>
          </table:table-cell>
          <table:table-cell office:value-type="float" office:value="286.117" calcext:value-type="float">
            <text:p>286.117</text:p>
          </table:table-cell>
          <table:table-cell office:value-type="float" office:value="45.5697" calcext:value-type="float">
            <text:p>45.5697</text:p>
          </table:table-cell>
          <table:table-cell office:value-type="float" office:value="71.3768" calcext:value-type="float">
            <text:p>71.3768</text:p>
          </table:table-cell>
          <table:table-cell office:value-type="float" office:value="276.741" calcext:value-type="float">
            <text:p>276.741</text:p>
          </table:table-cell>
          <table:table-cell office:value-type="float" office:value="46.5004" calcext:value-type="float">
            <text:p>46.5004</text:p>
          </table:table-cell>
          <table:table-cell/>
          <table:table-cell table:formula="of:=([.D372]-[.A372])/0.0166667" office:value-type="float" office:value="-45.3179093641807" calcext:value-type="float">
            <text:p>-45.3179093641807</text:p>
          </table:table-cell>
          <table:table-cell table:formula="of:=ABS([.E372]-[.B372])/0.0166667" office:value-type="float" office:value="562.558874882252" calcext:value-type="float">
            <text:p>562.558874882252</text:p>
          </table:table-cell>
          <table:table-cell table:formula="of:=([.F372]-[.C372])/0.0166667" office:value-type="float" office:value="55.8418883162235" calcext:value-type="float">
            <text:p>55.8418883162235</text:p>
          </table:table-cell>
          <table:table-cell table:formula="of:=DEGREES(ATAN(ABS([.F372]-[.C372])/ABS([.E372]-[.B372])))" office:value-type="float" office:value="5.66884238387053" calcext:value-type="float">
            <text:p>5.66884238387053</text:p>
          </table:table-cell>
          <table:table-cell table:formula="of:=SQRT(POWER([.H372];2)+POWER([.I372];2)+POWER([.J372];2))" office:value-type="float" office:value="567.137123726394" calcext:value-type="float">
            <text:p>567.137123726394</text:p>
          </table:table-cell>
        </table:table-row>
        <table:table-row table:style-name="ro1">
          <table:table-cell office:value-type="float" office:value="73.1747" calcext:value-type="float">
            <text:p>73.1747</text:p>
          </table:table-cell>
          <table:table-cell office:value-type="float" office:value="296.092" calcext:value-type="float">
            <text:p>296.092</text:p>
          </table:table-cell>
          <table:table-cell office:value-type="float" office:value="43.5341" calcext:value-type="float">
            <text:p>43.5341</text:p>
          </table:table-cell>
          <table:table-cell office:value-type="float" office:value="72.8826" calcext:value-type="float">
            <text:p>72.8826</text:p>
          </table:table-cell>
          <table:table-cell office:value-type="float" office:value="278.231" calcext:value-type="float">
            <text:p>278.231</text:p>
          </table:table-cell>
          <table:table-cell office:value-type="float" office:value="46.2592" calcext:value-type="float">
            <text:p>46.2592</text:p>
          </table:table-cell>
          <table:table-cell/>
          <table:table-cell table:formula="of:=([.D373]-[.A373])/0.0166667" office:value-type="float" office:value="-17.5259649480704" calcext:value-type="float">
            <text:p>-17.5259649480704</text:p>
          </table:table-cell>
          <table:table-cell table:formula="of:=ABS([.E373]-[.B373])/0.0166667" office:value-type="float" office:value="1071.65785668429" calcext:value-type="float">
            <text:p>1071.65785668429</text:p>
          </table:table-cell>
          <table:table-cell table:formula="of:=([.F373]-[.C373])/0.0166667" office:value-type="float" office:value="163.505672988654" calcext:value-type="float">
            <text:p>163.505672988654</text:p>
          </table:table-cell>
          <table:table-cell table:formula="of:=DEGREES(ATAN(ABS([.F373]-[.C373])/ABS([.E373]-[.B373])))" office:value-type="float" office:value="8.67486902438075" calcext:value-type="float">
            <text:p>8.67486902438075</text:p>
          </table:table-cell>
          <table:table-cell table:formula="of:=SQRT(POWER([.H373];2)+POWER([.I373];2)+POWER([.J373];2))" office:value-type="float" office:value="1084.20100827291" calcext:value-type="float">
            <text:p>1084.20100827291</text:p>
          </table:table-cell>
        </table:table-row>
        <table:table-row table:style-name="ro1">
          <table:table-cell office:value-type="float" office:value="72.6571" calcext:value-type="float">
            <text:p>72.6571</text:p>
          </table:table-cell>
          <table:table-cell office:value-type="float" office:value="300.361" calcext:value-type="float">
            <text:p>300.361</text:p>
          </table:table-cell>
          <table:table-cell office:value-type="float" office:value="42.8883" calcext:value-type="float">
            <text:p>42.8883</text:p>
          </table:table-cell>
          <table:table-cell office:value-type="float" office:value="72.1258" calcext:value-type="float">
            <text:p>72.1258</text:p>
          </table:table-cell>
          <table:table-cell office:value-type="float" office:value="287.706" calcext:value-type="float">
            <text:p>287.706</text:p>
          </table:table-cell>
          <table:table-cell office:value-type="float" office:value="44.3142" calcext:value-type="float">
            <text:p>44.3142</text:p>
          </table:table-cell>
          <table:table-cell/>
          <table:table-cell table:formula="of:=([.D374]-[.A374])/0.0166667" office:value-type="float" office:value="-31.8779362441276" calcext:value-type="float">
            <text:p>-31.8779362441276</text:p>
          </table:table-cell>
          <table:table-cell table:formula="of:=ABS([.E374]-[.B374])/0.0166667" office:value-type="float" office:value="759.298481403036" calcext:value-type="float">
            <text:p>759.298481403036</text:p>
          </table:table-cell>
          <table:table-cell table:formula="of:=([.F374]-[.C374])/0.0166667" office:value-type="float" office:value="85.5538288923421" calcext:value-type="float">
            <text:p>85.5538288923421</text:p>
          </table:table-cell>
          <table:table-cell table:formula="of:=DEGREES(ATAN(ABS([.F374]-[.C374])/ABS([.E374]-[.B374])))" office:value-type="float" office:value="6.42867848351232" calcext:value-type="float">
            <text:p>6.42867848351232</text:p>
          </table:table-cell>
          <table:table-cell table:formula="of:=SQRT(POWER([.H374];2)+POWER([.I374];2)+POWER([.J374];2))" office:value-type="float" office:value="764.767836874879" calcext:value-type="float">
            <text:p>764.767836874879</text:p>
          </table:table-cell>
        </table:table-row>
        <table:table-row table:style-name="ro1">
          <table:table-cell office:value-type="float" office:value="72.1257" calcext:value-type="float">
            <text:p>72.1257</text:p>
          </table:table-cell>
          <table:table-cell office:value-type="float" office:value="284.971" calcext:value-type="float">
            <text:p>284.971</text:p>
          </table:table-cell>
          <table:table-cell office:value-type="float" office:value="44.7341" calcext:value-type="float">
            <text:p>44.7341</text:p>
          </table:table-cell>
          <table:table-cell office:value-type="float" office:value="71.6199" calcext:value-type="float">
            <text:p>71.6199</text:p>
          </table:table-cell>
          <table:table-cell office:value-type="float" office:value="274.446" calcext:value-type="float">
            <text:p>274.446</text:p>
          </table:table-cell>
          <table:table-cell office:value-type="float" office:value="45.3672" calcext:value-type="float">
            <text:p>45.3672</text:p>
          </table:table-cell>
          <table:table-cell/>
          <table:table-cell table:formula="of:=([.D375]-[.A375])/0.0166667" office:value-type="float" office:value="-30.347939304121" calcext:value-type="float">
            <text:p>-30.347939304121</text:p>
          </table:table-cell>
          <table:table-cell table:formula="of:=ABS([.E375]-[.B375])/0.0166667" office:value-type="float" office:value="631.498737002525" calcext:value-type="float">
            <text:p>631.498737002525</text:p>
          </table:table-cell>
          <table:table-cell table:formula="of:=([.F375]-[.C375])/0.0166667" office:value-type="float" office:value="37.9859240281519" calcext:value-type="float">
            <text:p>37.9859240281519</text:p>
          </table:table-cell>
          <table:table-cell table:formula="of:=DEGREES(ATAN(ABS([.F375]-[.C375])/ABS([.E375]-[.B375])))" office:value-type="float" office:value="3.44230908705736" calcext:value-type="float">
            <text:p>3.44230908705736</text:p>
          </table:table-cell>
          <table:table-cell table:formula="of:=SQRT(POWER([.H375];2)+POWER([.I375];2)+POWER([.J375];2))" office:value-type="float" office:value="633.36765206321" calcext:value-type="float">
            <text:p>633.36765206321</text:p>
          </table:table-cell>
        </table:table-row>
        <table:table-row table:style-name="ro1">
          <table:table-cell office:value-type="float" office:value="72.6487" calcext:value-type="float">
            <text:p>72.6487</text:p>
          </table:table-cell>
          <table:table-cell office:value-type="float" office:value="293.218" calcext:value-type="float">
            <text:p>293.218</text:p>
          </table:table-cell>
          <table:table-cell office:value-type="float" office:value="43.977" calcext:value-type="float">
            <text:p>43.977</text:p>
          </table:table-cell>
          <table:table-cell office:value-type="float" office:value="72.1256" calcext:value-type="float">
            <text:p>72.1256</text:p>
          </table:table-cell>
          <table:table-cell office:value-type="float" office:value="282.256" calcext:value-type="float">
            <text:p>282.256</text:p>
          </table:table-cell>
          <table:table-cell office:value-type="float" office:value="45.151" calcext:value-type="float">
            <text:p>45.151</text:p>
          </table:table-cell>
          <table:table-cell/>
          <table:table-cell table:formula="of:=([.D376]-[.A376])/0.0166667" office:value-type="float" office:value="-31.3859372281255" calcext:value-type="float">
            <text:p>-31.3859372281255</text:p>
          </table:table-cell>
          <table:table-cell table:formula="of:=ABS([.E376]-[.B376])/0.0166667" office:value-type="float" office:value="657.718684562634" calcext:value-type="float">
            <text:p>657.718684562634</text:p>
          </table:table-cell>
          <table:table-cell table:formula="of:=([.F376]-[.C376])/0.0166667" office:value-type="float" office:value="70.4398591202822" calcext:value-type="float">
            <text:p>70.4398591202822</text:p>
          </table:table-cell>
          <table:table-cell table:formula="of:=DEGREES(ATAN(ABS([.F376]-[.C376])/ABS([.E376]-[.B376])))" office:value-type="float" office:value="6.11291983221305" calcext:value-type="float">
            <text:p>6.11291983221305</text:p>
          </table:table-cell>
          <table:table-cell table:formula="of:=SQRT(POWER([.H376];2)+POWER([.I376];2)+POWER([.J376];2))" office:value-type="float" office:value="662.224069957725" calcext:value-type="float">
            <text:p>662.224069957725</text:p>
          </table:table-cell>
        </table:table-row>
        <table:table-row table:style-name="ro1">
          <table:table-cell office:value-type="float" office:value="71.6139" calcext:value-type="float">
            <text:p>71.6139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44.5392" calcext:value-type="float">
            <text:p>44.5392</text:p>
          </table:table-cell>
          <table:table-cell office:value-type="float" office:value="70.8737" calcext:value-type="float">
            <text:p>70.8737</text:p>
          </table:table-cell>
          <table:table-cell office:value-type="float" office:value="275.516" calcext:value-type="float">
            <text:p>275.516</text:p>
          </table:table-cell>
          <table:table-cell office:value-type="float" office:value="45.9501" calcext:value-type="float">
            <text:p>45.9501</text:p>
          </table:table-cell>
          <table:table-cell/>
          <table:table-cell table:formula="of:=([.D377]-[.A377])/0.0166667" office:value-type="float" office:value="-44.4119111761777" calcext:value-type="float">
            <text:p>-44.4119111761777</text:p>
          </table:table-cell>
          <table:table-cell table:formula="of:=ABS([.E377]-[.B377])/0.0166667" office:value-type="float" office:value="645.35870928258" calcext:value-type="float">
            <text:p>645.35870928258</text:p>
          </table:table-cell>
          <table:table-cell table:formula="of:=([.F377]-[.C377])/0.0166667" office:value-type="float" office:value="84.6538306923385" calcext:value-type="float">
            <text:p>84.6538306923385</text:p>
          </table:table-cell>
          <table:table-cell table:formula="of:=DEGREES(ATAN(ABS([.F377]-[.C377])/ABS([.E377]-[.B377])))" office:value-type="float" office:value="7.47301002170905" calcext:value-type="float">
            <text:p>7.47301002170905</text:p>
          </table:table-cell>
          <table:table-cell table:formula="of:=SQRT(POWER([.H377];2)+POWER([.I377];2)+POWER([.J377];2))" office:value-type="float" office:value="652.400607412413" calcext:value-type="float">
            <text:p>652.400607412413</text:p>
          </table:table-cell>
        </table:table-row>
        <table:table-row table:style-name="ro1">
          <table:table-cell office:value-type="float" office:value="72.649" calcext:value-type="float">
            <text:p>72.649</text:p>
          </table:table-cell>
          <table:table-cell office:value-type="float" office:value="294.691" calcext:value-type="float">
            <text:p>294.691</text:p>
          </table:table-cell>
          <table:table-cell office:value-type="float" office:value="43.4949" calcext:value-type="float">
            <text:p>43.4949</text:p>
          </table:table-cell>
          <table:table-cell office:value-type="float" office:value="71.8695" calcext:value-type="float">
            <text:p>71.8695</text:p>
          </table:table-cell>
          <table:table-cell office:value-type="float" office:value="283.635" calcext:value-type="float">
            <text:p>283.635</text:p>
          </table:table-cell>
          <table:table-cell office:value-type="float" office:value="44.6899" calcext:value-type="float">
            <text:p>44.6899</text:p>
          </table:table-cell>
          <table:table-cell/>
          <table:table-cell table:formula="of:=([.D378]-[.A378])/0.0166667" office:value-type="float" office:value="-46.769906460187" calcext:value-type="float">
            <text:p>-46.769906460187</text:p>
          </table:table-cell>
          <table:table-cell table:formula="of:=ABS([.E378]-[.B378])/0.0166667" office:value-type="float" office:value="663.358673282653" calcext:value-type="float">
            <text:p>663.358673282653</text:p>
          </table:table-cell>
          <table:table-cell table:formula="of:=([.F378]-[.C378])/0.0166667" office:value-type="float" office:value="71.6998566002868" calcext:value-type="float">
            <text:p>71.6998566002868</text:p>
          </table:table-cell>
          <table:table-cell table:formula="of:=DEGREES(ATAN(ABS([.F378]-[.C378])/ABS([.E378]-[.B378])))" office:value-type="float" office:value="6.16892908917357" calcext:value-type="float">
            <text:p>6.16892908917357</text:p>
          </table:table-cell>
          <table:table-cell table:formula="of:=SQRT(POWER([.H378];2)+POWER([.I378];2)+POWER([.J378];2))" office:value-type="float" office:value="668.859494218417" calcext:value-type="float">
            <text:p>668.859494218417</text:p>
          </table:table-cell>
        </table:table-row>
        <table:table-row table:style-name="ro1">
          <table:table-cell office:value-type="float" office:value="73.1437" calcext:value-type="float">
            <text:p>73.1437</text:p>
          </table:table-cell>
          <table:table-cell office:value-type="float" office:value="283.719" calcext:value-type="float">
            <text:p>283.719</text:p>
          </table:table-cell>
          <table:table-cell office:value-type="float" office:value="44.9169" calcext:value-type="float">
            <text:p>44.9169</text:p>
          </table:table-cell>
          <table:table-cell office:value-type="float" office:value="72.8635" calcext:value-type="float">
            <text:p>72.8635</text:p>
          </table:table-cell>
          <table:table-cell office:value-type="float" office:value="271.996" calcext:value-type="float">
            <text:p>271.996</text:p>
          </table:table-cell>
          <table:table-cell office:value-type="float" office:value="45.7372" calcext:value-type="float">
            <text:p>45.7372</text:p>
          </table:table-cell>
          <table:table-cell/>
          <table:table-cell table:formula="of:=([.D379]-[.A379])/0.0166667" office:value-type="float" office:value="-16.8119663760669" calcext:value-type="float">
            <text:p>-16.8119663760669</text:p>
          </table:table-cell>
          <table:table-cell table:formula="of:=ABS([.E379]-[.B379])/0.0166667" office:value-type="float" office:value="703.378593242814" calcext:value-type="float">
            <text:p>703.378593242814</text:p>
          </table:table-cell>
          <table:table-cell table:formula="of:=([.F379]-[.C379])/0.0166667" office:value-type="float" office:value="49.2179015641971" calcext:value-type="float">
            <text:p>49.2179015641971</text:p>
          </table:table-cell>
          <table:table-cell table:formula="of:=DEGREES(ATAN(ABS([.F379]-[.C379])/ABS([.E379]-[.B379])))" office:value-type="float" office:value="4.00266521092241" calcext:value-type="float">
            <text:p>4.00266521092241</text:p>
          </table:table-cell>
          <table:table-cell table:formula="of:=SQRT(POWER([.H379];2)+POWER([.I379];2)+POWER([.J379];2))" office:value-type="float" office:value="705.298865361382" calcext:value-type="float">
            <text:p>705.298865361382</text:p>
          </table:table-cell>
        </table:table-row>
        <table:table-row table:style-name="ro1">
          <table:table-cell office:value-type="float" office:value="72.375" calcext:value-type="float">
            <text:p>72.375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43.6811" calcext:value-type="float">
            <text:p>43.6811</text:p>
          </table:table-cell>
          <table:table-cell office:value-type="float" office:value="71.613" calcext:value-type="float">
            <text:p>71.613</text:p>
          </table:table-cell>
          <table:table-cell office:value-type="float" office:value="274.666" calcext:value-type="float">
            <text:p>274.666</text:p>
          </table:table-cell>
          <table:table-cell office:value-type="float" office:value="44.3434" calcext:value-type="float">
            <text:p>44.3434</text:p>
          </table:table-cell>
          <table:table-cell/>
          <table:table-cell table:formula="of:=([.D380]-[.A380])/0.0166667" office:value-type="float" office:value="-45.7199085601829" calcext:value-type="float">
            <text:p>-45.7199085601829</text:p>
          </table:table-cell>
          <table:table-cell table:formula="of:=ABS([.E380]-[.B380])/0.0166667" office:value-type="float" office:value="633.718732562536" calcext:value-type="float">
            <text:p>633.718732562536</text:p>
          </table:table-cell>
          <table:table-cell table:formula="of:=([.F380]-[.C380])/0.0166667" office:value-type="float" office:value="39.7379205241591" calcext:value-type="float">
            <text:p>39.7379205241591</text:p>
          </table:table-cell>
          <table:table-cell table:formula="of:=DEGREES(ATAN(ABS([.F380]-[.C380])/ABS([.E380]-[.B380])))" office:value-type="float" office:value="3.58808705735843" calcext:value-type="float">
            <text:p>3.58808705735843</text:p>
          </table:table-cell>
          <table:table-cell table:formula="of:=SQRT(POWER([.H380];2)+POWER([.I380];2)+POWER([.J380];2))" office:value-type="float" office:value="636.60729210951" calcext:value-type="float">
            <text:p>636.60729210951</text:p>
          </table:table-cell>
        </table:table-row>
        <table:table-row table:style-name="ro1">
          <table:table-cell office:value-type="float" office:value="71.1004" calcext:value-type="float">
            <text:p>71.1004</text:p>
          </table:table-cell>
          <table:table-cell office:value-type="float" office:value="283.726" calcext:value-type="float">
            <text:p>283.726</text:p>
          </table:table-cell>
          <table:table-cell office:value-type="float" office:value="43.9269" calcext:value-type="float">
            <text:p>43.9269</text:p>
          </table:table-cell>
          <table:table-cell office:value-type="float" office:value="70.1203" calcext:value-type="float">
            <text:p>70.1203</text:p>
          </table:table-cell>
          <table:table-cell office:value-type="float" office:value="273.163" calcext:value-type="float">
            <text:p>273.163</text:p>
          </table:table-cell>
          <table:table-cell office:value-type="float" office:value="44.5948" calcext:value-type="float">
            <text:p>44.5948</text:p>
          </table:table-cell>
          <table:table-cell/>
          <table:table-cell table:formula="of:=([.D381]-[.A381])/0.0166667" office:value-type="float" office:value="-58.8058823882348" calcext:value-type="float">
            <text:p>-58.8058823882348</text:p>
          </table:table-cell>
          <table:table-cell table:formula="of:=ABS([.E381]-[.B381])/0.0166667" office:value-type="float" office:value="633.778732442534" calcext:value-type="float">
            <text:p>633.778732442534</text:p>
          </table:table-cell>
          <table:table-cell table:formula="of:=([.F381]-[.C381])/0.0166667" office:value-type="float" office:value="40.0739198521601" calcext:value-type="float">
            <text:p>40.0739198521601</text:p>
          </table:table-cell>
          <table:table-cell table:formula="of:=DEGREES(ATAN(ABS([.F381]-[.C381])/ABS([.E381]-[.B381])))" office:value-type="float" office:value="3.61800380445298" calcext:value-type="float">
            <text:p>3.61800380445298</text:p>
          </table:table-cell>
          <table:table-cell table:formula="of:=SQRT(POWER([.H381];2)+POWER([.I381];2)+POWER([.J381];2))" office:value-type="float" office:value="637.761344510815" calcext:value-type="float">
            <text:p>637.761344510815</text:p>
          </table:table-cell>
        </table:table-row>
        <table:table-row table:style-name="ro1">
          <table:table-cell office:value-type="float" office:value="72.3719" calcext:value-type="float">
            <text:p>72.3719</text:p>
          </table:table-cell>
          <table:table-cell office:value-type="float" office:value="282.557" calcext:value-type="float">
            <text:p>282.557</text:p>
          </table:table-cell>
          <table:table-cell office:value-type="float" office:value="43.8454" calcext:value-type="float">
            <text:p>43.8454</text:p>
          </table:table-cell>
          <table:table-cell office:value-type="float" office:value="71.6145" calcext:value-type="float">
            <text:p>71.6145</text:p>
          </table:table-cell>
          <table:table-cell office:value-type="float" office:value="273.356" calcext:value-type="float">
            <text:p>273.356</text:p>
          </table:table-cell>
          <table:table-cell office:value-type="float" office:value="44.5503" calcext:value-type="float">
            <text:p>44.5503</text:p>
          </table:table-cell>
          <table:table-cell/>
          <table:table-cell table:formula="of:=([.D382]-[.A382])/0.0166667" office:value-type="float" office:value="-45.4439091121812" calcext:value-type="float">
            <text:p>-45.4439091121812</text:p>
          </table:table-cell>
          <table:table-cell table:formula="of:=ABS([.E382]-[.B382])/0.0166667" office:value-type="float" office:value="552.05889588221" calcext:value-type="float">
            <text:p>552.05889588221</text:p>
          </table:table-cell>
          <table:table-cell table:formula="of:=([.F382]-[.C382])/0.0166667" office:value-type="float" office:value="42.2939154121693" calcext:value-type="float">
            <text:p>42.2939154121693</text:p>
          </table:table-cell>
          <table:table-cell table:formula="of:=DEGREES(ATAN(ABS([.F382]-[.C382])/ABS([.E382]-[.B382])))" office:value-type="float" office:value="4.38094297294454" calcext:value-type="float">
            <text:p>4.38094297294454</text:p>
          </table:table-cell>
          <table:table-cell table:formula="of:=SQRT(POWER([.H382];2)+POWER([.I382];2)+POWER([.J382];2))" office:value-type="float" office:value="555.538431324937" calcext:value-type="float">
            <text:p>555.538431324937</text:p>
          </table:table-cell>
        </table:table-row>
        <table:table-row table:style-name="ro1">
          <table:table-cell office:value-type="float" office:value="71.8645" calcext:value-type="float">
            <text:p>71.8645</text:p>
          </table:table-cell>
          <table:table-cell office:value-type="float" office:value="283.817" calcext:value-type="float">
            <text:p>283.817</text:p>
          </table:table-cell>
          <table:table-cell office:value-type="float" office:value="43.9056" calcext:value-type="float">
            <text:p>43.9056</text:p>
          </table:table-cell>
          <table:table-cell office:value-type="float" office:value="71.1173" calcext:value-type="float">
            <text:p>71.1173</text:p>
          </table:table-cell>
          <table:table-cell office:value-type="float" office:value="272.047" calcext:value-type="float">
            <text:p>272.047</text:p>
          </table:table-cell>
          <table:table-cell office:value-type="float" office:value="44.5155" calcext:value-type="float">
            <text:p>44.5155</text:p>
          </table:table-cell>
          <table:table-cell/>
          <table:table-cell table:formula="of:=([.D383]-[.A383])/0.0166667" office:value-type="float" office:value="-44.8319103361797" calcext:value-type="float">
            <text:p>-44.8319103361797</text:p>
          </table:table-cell>
          <table:table-cell table:formula="of:=ABS([.E383]-[.B383])/0.0166667" office:value-type="float" office:value="706.198587602824" calcext:value-type="float">
            <text:p>706.198587602824</text:p>
          </table:table-cell>
          <table:table-cell table:formula="of:=([.F383]-[.C383])/0.0166667" office:value-type="float" office:value="36.5939268121466" calcext:value-type="float">
            <text:p>36.5939268121466</text:p>
          </table:table-cell>
          <table:table-cell table:formula="of:=DEGREES(ATAN(ABS([.F383]-[.C383])/ABS([.E383]-[.B383])))" office:value-type="float" office:value="2.96631004853232" calcext:value-type="float">
            <text:p>2.96631004853232</text:p>
          </table:table-cell>
          <table:table-cell table:formula="of:=SQRT(POWER([.H383];2)+POWER([.I383];2)+POWER([.J383];2))" office:value-type="float" office:value="708.565777324976" calcext:value-type="float">
            <text:p>708.565777324976</text:p>
          </table:table-cell>
        </table:table-row>
        <table:table-row table:style-name="ro1">
          <table:table-cell office:value-type="float" office:value="72.8943" calcext:value-type="float">
            <text:p>72.8943</text:p>
          </table:table-cell>
          <table:table-cell office:value-type="float" office:value="290.849" calcext:value-type="float">
            <text:p>290.849</text:p>
          </table:table-cell>
          <table:table-cell office:value-type="float" office:value="42.5448" calcext:value-type="float">
            <text:p>42.5448</text:p>
          </table:table-cell>
          <table:table-cell office:value-type="float" office:value="72.1129" calcext:value-type="float">
            <text:p>72.1129</text:p>
          </table:table-cell>
          <table:table-cell office:value-type="float" office:value="281.357" calcext:value-type="float">
            <text:p>281.357</text:p>
          </table:table-cell>
          <table:table-cell office:value-type="float" office:value="43.2821" calcext:value-type="float">
            <text:p>43.2821</text:p>
          </table:table-cell>
          <table:table-cell/>
          <table:table-cell table:formula="of:=([.D384]-[.A384])/0.0166667" office:value-type="float" office:value="-46.8839062321878" calcext:value-type="float">
            <text:p>-46.8839062321878</text:p>
          </table:table-cell>
          <table:table-cell table:formula="of:=ABS([.E384]-[.B384])/0.0166667" office:value-type="float" office:value="569.518860962276" calcext:value-type="float">
            <text:p>569.518860962276</text:p>
          </table:table-cell>
          <table:table-cell table:formula="of:=([.F384]-[.C384])/0.0166667" office:value-type="float" office:value="44.2379115241768" calcext:value-type="float">
            <text:p>44.2379115241768</text:p>
          </table:table-cell>
          <table:table-cell table:formula="of:=DEGREES(ATAN(ABS([.F384]-[.C384])/ABS([.E384]-[.B384])))" office:value-type="float" office:value="4.44158487985331" calcext:value-type="float">
            <text:p>4.44158487985331</text:p>
          </table:table-cell>
          <table:table-cell table:formula="of:=SQRT(POWER([.H384];2)+POWER([.I384];2)+POWER([.J384];2))" office:value-type="float" office:value="573.155150436056" calcext:value-type="float">
            <text:p>573.155150436056</text:p>
          </table:table-cell>
        </table:table-row>
        <table:table-row table:style-name="ro1">
          <table:table-cell office:value-type="float" office:value="72.6414" calcext:value-type="float">
            <text:p>72.6414</text:p>
          </table:table-cell>
          <table:table-cell office:value-type="float" office:value="292.057" calcext:value-type="float">
            <text:p>292.057</text:p>
          </table:table-cell>
          <table:table-cell office:value-type="float" office:value="43.1285" calcext:value-type="float">
            <text:p>43.1285</text:p>
          </table:table-cell>
          <table:table-cell office:value-type="float" office:value="72.3672" calcext:value-type="float">
            <text:p>72.3672</text:p>
          </table:table-cell>
          <table:table-cell office:value-type="float" office:value="277.274" calcext:value-type="float">
            <text:p>277.274</text:p>
          </table:table-cell>
          <table:table-cell office:value-type="float" office:value="44.4223" calcext:value-type="float">
            <text:p>44.4223</text:p>
          </table:table-cell>
          <table:table-cell/>
          <table:table-cell table:formula="of:=([.D385]-[.A385])/0.0166667" office:value-type="float" office:value="-16.4519670960663" calcext:value-type="float">
            <text:p>-16.4519670960663</text:p>
          </table:table-cell>
          <table:table-cell table:formula="of:=ABS([.E385]-[.B385])/0.0166667" office:value-type="float" office:value="886.978226043549" calcext:value-type="float">
            <text:p>886.978226043549</text:p>
          </table:table-cell>
          <table:table-cell table:formula="of:=([.F385]-[.C385])/0.0166667" office:value-type="float" office:value="77.6278447443104" calcext:value-type="float">
            <text:p>77.6278447443104</text:p>
          </table:table-cell>
          <table:table-cell table:formula="of:=DEGREES(ATAN(ABS([.F385]-[.C385])/ABS([.E385]-[.B385])))" office:value-type="float" office:value="5.00175041839288" calcext:value-type="float">
            <text:p>5.00175041839288</text:p>
          </table:table-cell>
          <table:table-cell table:formula="of:=SQRT(POWER([.H385];2)+POWER([.I385];2)+POWER([.J385];2))" office:value-type="float" office:value="890.520703283387" calcext:value-type="float">
            <text:p>890.520703283387</text:p>
          </table:table-cell>
        </table:table-row>
        <table:table-row table:style-name="ro1">
          <table:table-cell office:value-type="float" office:value="72.632" calcext:value-type="float">
            <text:p>72.632</text:p>
          </table:table-cell>
          <table:table-cell office:value-type="float" office:value="285.193" calcext:value-type="float">
            <text:p>285.193</text:p>
          </table:table-cell>
          <table:table-cell office:value-type="float" office:value="43.9371" calcext:value-type="float">
            <text:p>43.9371</text:p>
          </table:table-cell>
          <table:table-cell office:value-type="float" office:value="72.1159" calcext:value-type="float">
            <text:p>72.1159</text:p>
          </table:table-cell>
          <table:table-cell office:value-type="float" office:value="274.618" calcext:value-type="float">
            <text:p>274.618</text:p>
          </table:table-cell>
          <table:table-cell office:value-type="float" office:value="44.8413" calcext:value-type="float">
            <text:p>44.8413</text:p>
          </table:table-cell>
          <table:table-cell/>
          <table:table-cell table:formula="of:=([.D386]-[.A386])/0.0166667" office:value-type="float" office:value="-30.9659380681244" calcext:value-type="float">
            <text:p>-30.9659380681244</text:p>
          </table:table-cell>
          <table:table-cell table:formula="of:=ABS([.E386]-[.B386])/0.0166667" office:value-type="float" office:value="634.498731002537" calcext:value-type="float">
            <text:p>634.498731002537</text:p>
          </table:table-cell>
          <table:table-cell table:formula="of:=([.F386]-[.C386])/0.0166667" office:value-type="float" office:value="54.2518914962168" calcext:value-type="float">
            <text:p>54.2518914962168</text:p>
          </table:table-cell>
          <table:table-cell table:formula="of:=DEGREES(ATAN(ABS([.F386]-[.C386])/ABS([.E386]-[.B386])))" office:value-type="float" office:value="4.88710581205199" calcext:value-type="float">
            <text:p>4.88710581205199</text:p>
          </table:table-cell>
          <table:table-cell table:formula="of:=SQRT(POWER([.H386];2)+POWER([.I386];2)+POWER([.J386];2))" office:value-type="float" office:value="637.56630768508" calcext:value-type="float">
            <text:p>637.56630768508</text:p>
          </table:table-cell>
        </table:table-row>
        <table:table-row table:style-name="ro1">
          <table:table-cell office:value-type="float" office:value="71.609" calcext:value-type="float">
            <text:p>71.609</text:p>
          </table:table-cell>
          <table:table-cell office:value-type="float" office:value="279.899" calcext:value-type="float">
            <text:p>279.899</text:p>
          </table:table-cell>
          <table:table-cell office:value-type="float" office:value="43.7674" calcext:value-type="float">
            <text:p>43.7674</text:p>
          </table:table-cell>
          <table:table-cell office:value-type="float" office:value="70.6251" calcext:value-type="float">
            <text:p>70.6251</text:p>
          </table:table-cell>
          <table:table-cell office:value-type="float" office:value="269.505" calcext:value-type="float">
            <text:p>269.505</text:p>
          </table:table-cell>
          <table:table-cell office:value-type="float" office:value="44.4332" calcext:value-type="float">
            <text:p>44.4332</text:p>
          </table:table-cell>
          <table:table-cell/>
          <table:table-cell table:formula="of:=([.D387]-[.A387])/0.0166667" office:value-type="float" office:value="-59.0338819322356" calcext:value-type="float">
            <text:p>-59.0338819322356</text:p>
          </table:table-cell>
          <table:table-cell table:formula="of:=ABS([.E387]-[.B387])/0.0166667" office:value-type="float" office:value="623.638752722495" calcext:value-type="float">
            <text:p>623.638752722495</text:p>
          </table:table-cell>
          <table:table-cell table:formula="of:=([.F387]-[.C387])/0.0166667" office:value-type="float" office:value="39.9479201041596" calcext:value-type="float">
            <text:p>39.9479201041596</text:p>
          </table:table-cell>
          <table:table-cell table:formula="of:=DEGREES(ATAN(ABS([.F387]-[.C387])/ABS([.E387]-[.B387])))" office:value-type="float" office:value="3.6651416674743" calcext:value-type="float">
            <text:p>3.6651416674743</text:p>
          </table:table-cell>
          <table:table-cell table:formula="of:=SQRT(POWER([.H387];2)+POWER([.I387];2)+POWER([.J387];2))" office:value-type="float" office:value="627.699075540108" calcext:value-type="float">
            <text:p>627.699075540108</text:p>
          </table:table-cell>
        </table:table-row>
        <table:table-row table:style-name="ro1">
          <table:table-cell office:value-type="float" office:value="73.1462" calcext:value-type="float">
            <text:p>73.1462</text:p>
          </table:table-cell>
          <table:table-cell office:value-type="float" office:value="286.624" calcext:value-type="float">
            <text:p>286.624</text:p>
          </table:table-cell>
          <table:table-cell office:value-type="float" office:value="43.7104" calcext:value-type="float">
            <text:p>43.7104</text:p>
          </table:table-cell>
          <table:table-cell office:value-type="float" office:value="72.8618" calcext:value-type="float">
            <text:p>72.8618</text:p>
          </table:table-cell>
          <table:table-cell office:value-type="float" office:value="273.452" calcext:value-type="float">
            <text:p>273.452</text:p>
          </table:table-cell>
          <table:table-cell office:value-type="float" office:value="44.7704" calcext:value-type="float">
            <text:p>44.7704</text:p>
          </table:table-cell>
          <table:table-cell/>
          <table:table-cell table:formula="of:=([.D388]-[.A388])/0.0166667" office:value-type="float" office:value="-17.0639658720677" calcext:value-type="float">
            <text:p>-17.0639658720677</text:p>
          </table:table-cell>
          <table:table-cell table:formula="of:=ABS([.E388]-[.B388])/0.0166667" office:value-type="float" office:value="790.318419363163" calcext:value-type="float">
            <text:p>790.318419363163</text:p>
          </table:table-cell>
          <table:table-cell table:formula="of:=([.F388]-[.C388])/0.0166667" office:value-type="float" office:value="63.5998728002545" calcext:value-type="float">
            <text:p>63.5998728002545</text:p>
          </table:table-cell>
          <table:table-cell table:formula="of:=DEGREES(ATAN(ABS([.F388]-[.C388])/ABS([.E388]-[.B388])))" office:value-type="float" office:value="4.60089048609098" calcext:value-type="float">
            <text:p>4.60089048609098</text:p>
          </table:table-cell>
          <table:table-cell table:formula="of:=SQRT(POWER([.H388];2)+POWER([.I388];2)+POWER([.J388];2))" office:value-type="float" office:value="793.056950499887" calcext:value-type="float">
            <text:p>793.056950499887</text:p>
          </table:table-cell>
        </table:table-row>
        <table:table-row table:style-name="ro1">
          <table:table-cell office:value-type="float" office:value="72.3743" calcext:value-type="float">
            <text:p>72.3743</text:p>
          </table:table-cell>
          <table:table-cell office:value-type="float" office:value="286.653" calcext:value-type="float">
            <text:p>286.653</text:p>
          </table:table-cell>
          <table:table-cell office:value-type="float" office:value="43.2053" calcext:value-type="float">
            <text:p>43.2053</text:p>
          </table:table-cell>
          <table:table-cell office:value-type="float" office:value="71.6081" calcext:value-type="float">
            <text:p>71.6081</text:p>
          </table:table-cell>
          <table:table-cell office:value-type="float" office:value="276.077" calcext:value-type="float">
            <text:p>276.077</text:p>
          </table:table-cell>
          <table:table-cell office:value-type="float" office:value="43.6238" calcext:value-type="float">
            <text:p>43.6238</text:p>
          </table:table-cell>
          <table:table-cell/>
          <table:table-cell table:formula="of:=([.D389]-[.A389])/0.0166667" office:value-type="float" office:value="-45.9719080561846" calcext:value-type="float">
            <text:p>-45.9719080561846</text:p>
          </table:table-cell>
          <table:table-cell table:formula="of:=ABS([.E389]-[.B389])/0.0166667" office:value-type="float" office:value="634.55873088254" calcext:value-type="float">
            <text:p>634.55873088254</text:p>
          </table:table-cell>
          <table:table-cell table:formula="of:=([.F389]-[.C389])/0.0166667" office:value-type="float" office:value="25.1099497801005" calcext:value-type="float">
            <text:p>25.1099497801005</text:p>
          </table:table-cell>
          <table:table-cell table:formula="of:=DEGREES(ATAN(ABS([.F389]-[.C389])/ABS([.E389]-[.B389])))" office:value-type="float" office:value="2.26605333464214" calcext:value-type="float">
            <text:p>2.26605333464214</text:p>
          </table:table-cell>
          <table:table-cell table:formula="of:=SQRT(POWER([.H389];2)+POWER([.I389];2)+POWER([.J389];2))" office:value-type="float" office:value="636.717134092954" calcext:value-type="float">
            <text:p>636.717134092954</text:p>
          </table:table-cell>
        </table:table-row>
        <table:table-row table:style-name="ro1">
          <table:table-cell office:value-type="float" office:value="72.6273" calcext:value-type="float">
            <text:p>72.6273</text:p>
          </table:table-cell>
          <table:table-cell office:value-type="float" office:value="281.135" calcext:value-type="float">
            <text:p>281.135</text:p>
          </table:table-cell>
          <table:table-cell office:value-type="float" office:value="44.5668" calcext:value-type="float">
            <text:p>44.5668</text:p>
          </table:table-cell>
          <table:table-cell office:value-type="float" office:value="72.3619" calcext:value-type="float">
            <text:p>72.3619</text:p>
          </table:table-cell>
          <table:table-cell office:value-type="float" office:value="268.209" calcext:value-type="float">
            <text:p>268.209</text:p>
          </table:table-cell>
          <table:table-cell office:value-type="float" office:value="45.8442" calcext:value-type="float">
            <text:p>45.8442</text:p>
          </table:table-cell>
          <table:table-cell/>
          <table:table-cell table:formula="of:=([.D390]-[.A390])/0.0166667" office:value-type="float" office:value="-15.9239681520637" calcext:value-type="float">
            <text:p>-15.9239681520637</text:p>
          </table:table-cell>
          <table:table-cell table:formula="of:=ABS([.E390]-[.B390])/0.0166667" office:value-type="float" office:value="775.558448883102" calcext:value-type="float">
            <text:p>775.558448883102</text:p>
          </table:table-cell>
          <table:table-cell table:formula="of:=([.F390]-[.C390])/0.0166667" office:value-type="float" office:value="76.6438467123066" calcext:value-type="float">
            <text:p>76.6438467123066</text:p>
          </table:table-cell>
          <table:table-cell table:formula="of:=DEGREES(ATAN(ABS([.F390]-[.C390])/ABS([.E390]-[.B390])))" office:value-type="float" office:value="5.64387697378008" calcext:value-type="float">
            <text:p>5.64387697378008</text:p>
          </table:table-cell>
          <table:table-cell table:formula="of:=SQRT(POWER([.H390];2)+POWER([.I390];2)+POWER([.J390];2))" office:value-type="float" office:value="779.499044024128" calcext:value-type="float">
            <text:p>779.499044024128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6.621" calcext:value-type="float">
            <text:p>286.621</text:p>
          </table:table-cell>
          <table:table-cell office:value-type="float" office:value="43.2127" calcext:value-type="float">
            <text:p>43.2127</text:p>
          </table:table-cell>
          <table:table-cell office:value-type="float" office:value="71.1075" calcext:value-type="float">
            <text:p>71.1075</text:p>
          </table:table-cell>
          <table:table-cell office:value-type="float" office:value="277.243" calcext:value-type="float">
            <text:p>277.243</text:p>
          </table:table-cell>
          <table:table-cell office:value-type="float" office:value="43.9412" calcext:value-type="float">
            <text:p>43.9412</text:p>
          </table:table-cell>
          <table:table-cell/>
          <table:table-cell table:formula="of:=([.D391]-[.A391])/0.0166667" office:value-type="float" office:value="-60.6178787642425" calcext:value-type="float">
            <text:p>-60.6178787642425</text:p>
          </table:table-cell>
          <table:table-cell table:formula="of:=ABS([.E391]-[.B391])/0.0166667" office:value-type="float" office:value="562.67887464225" calcext:value-type="float">
            <text:p>562.67887464225</text:p>
          </table:table-cell>
          <table:table-cell table:formula="of:=([.F391]-[.C391])/0.0166667" office:value-type="float" office:value="43.7099125801751" calcext:value-type="float">
            <text:p>43.7099125801751</text:p>
          </table:table-cell>
          <table:table-cell table:formula="of:=DEGREES(ATAN(ABS([.F391]-[.C391])/ABS([.E391]-[.B391])))" office:value-type="float" office:value="4.44191923762198" calcext:value-type="float">
            <text:p>4.44191923762198</text:p>
          </table:table-cell>
          <table:table-cell table:formula="of:=SQRT(POWER([.H391];2)+POWER([.I391];2)+POWER([.J391];2))" office:value-type="float" office:value="567.620119139827" calcext:value-type="float">
            <text:p>567.620119139827</text:p>
          </table:table-cell>
        </table:table-row>
        <table:table-row table:style-name="ro1">
          <table:table-cell office:value-type="float" office:value="72.375" calcext:value-type="float">
            <text:p>72.375</text:p>
          </table:table-cell>
          <table:table-cell office:value-type="float" office:value="285.212" calcext:value-type="float">
            <text:p>285.212</text:p>
          </table:table-cell>
          <table:table-cell office:value-type="float" office:value="43.6837" calcext:value-type="float">
            <text:p>43.6837</text:p>
          </table:table-cell>
          <table:table-cell office:value-type="float" office:value="71.8638" calcext:value-type="float">
            <text:p>71.8638</text:p>
          </table:table-cell>
          <table:table-cell office:value-type="float" office:value="275.946" calcext:value-type="float">
            <text:p>275.946</text:p>
          </table:table-cell>
          <table:table-cell office:value-type="float" office:value="44.3873" calcext:value-type="float">
            <text:p>44.3873</text:p>
          </table:table-cell>
          <table:table-cell/>
          <table:table-cell table:formula="of:=([.D392]-[.A392])/0.0166667" office:value-type="float" office:value="-30.6719386561228" calcext:value-type="float">
            <text:p>-30.6719386561228</text:p>
          </table:table-cell>
          <table:table-cell table:formula="of:=ABS([.E392]-[.B392])/0.0166667" office:value-type="float" office:value="555.958888082222" calcext:value-type="float">
            <text:p>555.958888082222</text:p>
          </table:table-cell>
          <table:table-cell table:formula="of:=([.F392]-[.C392])/0.0166667" office:value-type="float" office:value="42.215915568169" calcext:value-type="float">
            <text:p>42.215915568169</text:p>
          </table:table-cell>
          <table:table-cell table:formula="of:=DEGREES(ATAN(ABS([.F392]-[.C392])/ABS([.E392]-[.B392])))" office:value-type="float" office:value="4.34233720935762" calcext:value-type="float">
            <text:p>4.34233720935762</text:p>
          </table:table-cell>
          <table:table-cell table:formula="of:=SQRT(POWER([.H392];2)+POWER([.I392];2)+POWER([.J392];2))" office:value-type="float" office:value="558.4023966512" calcext:value-type="float">
            <text:p>558.4023966512</text:p>
          </table:table-cell>
        </table:table-row>
        <table:table-row table:style-name="ro1">
          <table:table-cell office:value-type="float" office:value="72.1194" calcext:value-type="float">
            <text:p>72.1194</text:p>
          </table:table-cell>
          <table:table-cell office:value-type="float" office:value="285.195" calcext:value-type="float">
            <text:p>285.195</text:p>
          </table:table-cell>
          <table:table-cell office:value-type="float" office:value="43.6886" calcext:value-type="float">
            <text:p>43.6886</text:p>
          </table:table-cell>
          <table:table-cell office:value-type="float" office:value="71.6127" calcext:value-type="float">
            <text:p>71.6127</text:p>
          </table:table-cell>
          <table:table-cell office:value-type="float" office:value="273.407" calcext:value-type="float">
            <text:p>273.407</text:p>
          </table:table-cell>
          <table:table-cell office:value-type="float" office:value="44.2954" calcext:value-type="float">
            <text:p>44.2954</text:p>
          </table:table-cell>
          <table:table-cell/>
          <table:table-cell table:formula="of:=([.D393]-[.A393])/0.0166667" office:value-type="float" office:value="-30.4019391961213" calcext:value-type="float">
            <text:p>-30.4019391961213</text:p>
          </table:table-cell>
          <table:table-cell table:formula="of:=ABS([.E393]-[.B393])/0.0166667" office:value-type="float" office:value="707.27858544283" calcext:value-type="float">
            <text:p>707.27858544283</text:p>
          </table:table-cell>
          <table:table-cell table:formula="of:=([.F393]-[.C393])/0.0166667" office:value-type="float" office:value="36.4079271841456" calcext:value-type="float">
            <text:p>36.4079271841456</text:p>
          </table:table-cell>
          <table:table-cell table:formula="of:=DEGREES(ATAN(ABS([.F393]-[.C393])/ABS([.E393]-[.B393])))" office:value-type="float" office:value="2.94676105300375" calcext:value-type="float">
            <text:p>2.94676105300375</text:p>
          </table:table-cell>
          <table:table-cell table:formula="of:=SQRT(POWER([.H393];2)+POWER([.I393];2)+POWER([.J393];2))" office:value-type="float" office:value="708.867274244439" calcext:value-type="float">
            <text:p>708.867274244439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5.302" calcext:value-type="float">
            <text:p>285.302</text:p>
          </table:table-cell>
          <table:table-cell office:value-type="float" office:value="43.1656" calcext:value-type="float">
            <text:p>43.1656</text:p>
          </table:table-cell>
          <table:table-cell office:value-type="float" office:value="71.6093" calcext:value-type="float">
            <text:p>71.6093</text:p>
          </table:table-cell>
          <table:table-cell office:value-type="float" office:value="273.498" calcext:value-type="float">
            <text:p>273.498</text:p>
          </table:table-cell>
          <table:table-cell office:value-type="float" office:value="43.7867" calcext:value-type="float">
            <text:p>43.7867</text:p>
          </table:table-cell>
          <table:table-cell/>
          <table:table-cell table:formula="of:=([.D394]-[.A394])/0.0166667" office:value-type="float" office:value="-30.4139391721218" calcext:value-type="float">
            <text:p>-30.4139391721218</text:p>
          </table:table-cell>
          <table:table-cell table:formula="of:=ABS([.E394]-[.B394])/0.0166667" office:value-type="float" office:value="708.238583522835" calcext:value-type="float">
            <text:p>708.238583522835</text:p>
          </table:table-cell>
          <table:table-cell table:formula="of:=([.F394]-[.C394])/0.0166667" office:value-type="float" office:value="37.2659254681494" calcext:value-type="float">
            <text:p>37.2659254681494</text:p>
          </table:table-cell>
          <table:table-cell table:formula="of:=DEGREES(ATAN(ABS([.F394]-[.C394])/ABS([.E394]-[.B394])))" office:value-type="float" office:value="3.01199773447766" calcext:value-type="float">
            <text:p>3.01199773447766</text:p>
          </table:table-cell>
          <table:table-cell table:formula="of:=SQRT(POWER([.H394];2)+POWER([.I394];2)+POWER([.J394];2))" office:value-type="float" office:value="709.870162837821" calcext:value-type="float">
            <text:p>709.870162837821</text:p>
          </table:table-cell>
        </table:table-row>
        <table:table-row table:style-name="ro1">
          <table:table-cell office:value-type="float" office:value="72.8991" calcext:value-type="float">
            <text:p>72.8991</text:p>
          </table:table-cell>
          <table:table-cell office:value-type="float" office:value="293.658" calcext:value-type="float">
            <text:p>293.658</text:p>
          </table:table-cell>
          <table:table-cell office:value-type="float" office:value="42.1058" calcext:value-type="float">
            <text:p>42.1058</text:p>
          </table:table-cell>
          <table:table-cell office:value-type="float" office:value="72.3666" calcext:value-type="float">
            <text:p>72.3666</text:p>
          </table:table-cell>
          <table:table-cell office:value-type="float" office:value="281.374" calcext:value-type="float">
            <text:p>281.374</text:p>
          </table:table-cell>
          <table:table-cell office:value-type="float" office:value="43.277" calcext:value-type="float">
            <text:p>43.277</text:p>
          </table:table-cell>
          <table:table-cell/>
          <table:table-cell table:formula="of:=([.D395]-[.A395])/0.0166667" office:value-type="float" office:value="-31.9499361001277" calcext:value-type="float">
            <text:p>-31.9499361001277</text:p>
          </table:table-cell>
          <table:table-cell table:formula="of:=ABS([.E395]-[.B395])/0.0166667" office:value-type="float" office:value="737.038525922948" calcext:value-type="float">
            <text:p>737.038525922948</text:p>
          </table:table-cell>
          <table:table-cell table:formula="of:=([.F395]-[.C395])/0.0166667" office:value-type="float" office:value="70.271859456281" calcext:value-type="float">
            <text:p>70.271859456281</text:p>
          </table:table-cell>
          <table:table-cell table:formula="of:=DEGREES(ATAN(ABS([.F395]-[.C395])/ABS([.E395]-[.B395])))" office:value-type="float" office:value="5.4463189955868" calcext:value-type="float">
            <text:p>5.4463189955868</text:p>
          </table:table-cell>
          <table:table-cell table:formula="of:=SQRT(POWER([.H395];2)+POWER([.I395];2)+POWER([.J395];2))" office:value-type="float" office:value="741.069984106034" calcext:value-type="float">
            <text:p>741.069984106034</text:p>
          </table:table-cell>
        </table:table-row>
        <table:table-row table:style-name="ro1">
          <table:table-cell office:value-type="float" office:value="72.635" calcext:value-type="float">
            <text:p>72.635</text:p>
          </table:table-cell>
          <table:table-cell office:value-type="float" office:value="286.504" calcext:value-type="float">
            <text:p>286.504</text:p>
          </table:table-cell>
          <table:table-cell office:value-type="float" office:value="43.9872" calcext:value-type="float">
            <text:p>43.9872</text:p>
          </table:table-cell>
          <table:table-cell office:value-type="float" office:value="72.116" calcext:value-type="float">
            <text:p>72.116</text:p>
          </table:table-cell>
          <table:table-cell office:value-type="float" office:value="275.918" calcext:value-type="float">
            <text:p>275.918</text:p>
          </table:table-cell>
          <table:table-cell office:value-type="float" office:value="44.6375" calcext:value-type="float">
            <text:p>44.6375</text:p>
          </table:table-cell>
          <table:table-cell/>
          <table:table-cell table:formula="of:=([.D396]-[.A396])/0.0166667" office:value-type="float" office:value="-31.1399377201249" calcext:value-type="float">
            <text:p>-31.1399377201249</text:p>
          </table:table-cell>
          <table:table-cell table:formula="of:=ABS([.E396]-[.B396])/0.0166667" office:value-type="float" office:value="635.158729682541" calcext:value-type="float">
            <text:p>635.158729682541</text:p>
          </table:table-cell>
          <table:table-cell table:formula="of:=([.F396]-[.C396])/0.0166667" office:value-type="float" office:value="39.0179219641562" calcext:value-type="float">
            <text:p>39.0179219641562</text:p>
          </table:table-cell>
          <table:table-cell table:formula="of:=DEGREES(ATAN(ABS([.F396]-[.C396])/ABS([.E396]-[.B396])))" office:value-type="float" office:value="3.51527328434661" calcext:value-type="float">
            <text:p>3.51527328434661</text:p>
          </table:table-cell>
          <table:table-cell table:formula="of:=SQRT(POWER([.H396];2)+POWER([.I396];2)+POWER([.J396];2))" office:value-type="float" office:value="637.117497678061" calcext:value-type="float">
            <text:p>637.117497678061</text:p>
          </table:table-cell>
        </table:table-row>
        <table:table-row table:style-name="ro1">
          <table:table-cell office:value-type="float" office:value="71.0875" calcext:value-type="float">
            <text:p>71.0875</text:p>
          </table:table-cell>
          <table:table-cell office:value-type="float" office:value="287.935" calcext:value-type="float">
            <text:p>287.935</text:p>
          </table:table-cell>
          <table:table-cell office:value-type="float" office:value="42.7624" calcext:value-type="float">
            <text:p>42.7624</text:p>
          </table:table-cell>
          <table:table-cell office:value-type="float" office:value="70.0962" calcext:value-type="float">
            <text:p>70.0962</text:p>
          </table:table-cell>
          <table:table-cell office:value-type="float" office:value="277.249" calcext:value-type="float">
            <text:p>277.249</text:p>
          </table:table-cell>
          <table:table-cell office:value-type="float" office:value="43.2023" calcext:value-type="float">
            <text:p>43.2023</text:p>
          </table:table-cell>
          <table:table-cell/>
          <table:table-cell table:formula="of:=([.D397]-[.A397])/0.0166667" office:value-type="float" office:value="-59.4778810442385" calcext:value-type="float">
            <text:p>-59.4778810442385</text:p>
          </table:table-cell>
          <table:table-cell table:formula="of:=ABS([.E397]-[.B397])/0.0166667" office:value-type="float" office:value="641.158717682563" calcext:value-type="float">
            <text:p>641.158717682563</text:p>
          </table:table-cell>
          <table:table-cell table:formula="of:=([.F397]-[.C397])/0.0166667" office:value-type="float" office:value="26.3939472121057" calcext:value-type="float">
            <text:p>26.3939472121057</text:p>
          </table:table-cell>
          <table:table-cell table:formula="of:=DEGREES(ATAN(ABS([.F397]-[.C397])/ABS([.E397]-[.B397])))" office:value-type="float" office:value="2.35730772912243" calcext:value-type="float">
            <text:p>2.35730772912243</text:p>
          </table:table-cell>
          <table:table-cell table:formula="of:=SQRT(POWER([.H397];2)+POWER([.I397];2)+POWER([.J397];2))" office:value-type="float" office:value="644.452294621795" calcext:value-type="float">
            <text:p>644.452294621795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6.775" calcext:value-type="float">
            <text:p>286.775</text:p>
          </table:table-cell>
          <table:table-cell office:value-type="float" office:value="42.4263" calcext:value-type="float">
            <text:p>42.4263</text:p>
          </table:table-cell>
          <table:table-cell office:value-type="float" office:value="71.8589" calcext:value-type="float">
            <text:p>71.8589</text:p>
          </table:table-cell>
          <table:table-cell office:value-type="float" office:value="276.106" calcext:value-type="float">
            <text:p>276.106</text:p>
          </table:table-cell>
          <table:table-cell office:value-type="float" office:value="43.6167" calcext:value-type="float">
            <text:p>43.6167</text:p>
          </table:table-cell>
          <table:table-cell/>
          <table:table-cell table:formula="of:=([.D398]-[.A398])/0.0166667" office:value-type="float" office:value="-15.2459695080606" calcext:value-type="float">
            <text:p>-15.2459695080606</text:p>
          </table:table-cell>
          <table:table-cell table:formula="of:=ABS([.E398]-[.B398])/0.0166667" office:value-type="float" office:value="640.13871972256" calcext:value-type="float">
            <text:p>640.13871972256</text:p>
          </table:table-cell>
          <table:table-cell table:formula="of:=([.F398]-[.C398])/0.0166667" office:value-type="float" office:value="71.4238571522859" calcext:value-type="float">
            <text:p>71.4238571522859</text:p>
          </table:table-cell>
          <table:table-cell table:formula="of:=DEGREES(ATAN(ABS([.F398]-[.C398])/ABS([.E398]-[.B398])))" office:value-type="float" office:value="6.3664786997753" calcext:value-type="float">
            <text:p>6.3664786997753</text:p>
          </table:table-cell>
          <table:table-cell table:formula="of:=SQRT(POWER([.H398];2)+POWER([.I398];2)+POWER([.J398];2))" office:value-type="float" office:value="644.291383959764" calcext:value-type="float">
            <text:p>644.291383959764</text:p>
          </table:table-cell>
        </table:table-row>
        <table:table-row table:style-name="ro1">
          <table:table-cell office:value-type="float" office:value="72.6383" calcext:value-type="float">
            <text:p>72.6383</text:p>
          </table:table-cell>
          <table:table-cell office:value-type="float" office:value="290.711" calcext:value-type="float">
            <text:p>290.711</text:p>
          </table:table-cell>
          <table:table-cell office:value-type="float" office:value="43.0807" calcext:value-type="float">
            <text:p>43.0807</text:p>
          </table:table-cell>
          <table:table-cell office:value-type="float" office:value="72.1192" calcext:value-type="float">
            <text:p>72.1192</text:p>
          </table:table-cell>
          <table:table-cell office:value-type="float" office:value="278.47" calcext:value-type="float">
            <text:p>278.47</text:p>
          </table:table-cell>
          <table:table-cell office:value-type="float" office:value="44.7359" calcext:value-type="float">
            <text:p>44.7359</text:p>
          </table:table-cell>
          <table:table-cell/>
          <table:table-cell table:formula="of:=([.D399]-[.A399])/0.0166667" office:value-type="float" office:value="-31.1459377081243" calcext:value-type="float">
            <text:p>-31.1459377081243</text:p>
          </table:table-cell>
          <table:table-cell table:formula="of:=ABS([.E399]-[.B399])/0.0166667" office:value-type="float" office:value="734.458531082937" calcext:value-type="float">
            <text:p>734.458531082937</text:p>
          </table:table-cell>
          <table:table-cell table:formula="of:=([.F399]-[.C399])/0.0166667" office:value-type="float" office:value="99.3118013763973" calcext:value-type="float">
            <text:p>99.3118013763973</text:p>
          </table:table-cell>
          <table:table-cell table:formula="of:=DEGREES(ATAN(ABS([.F399]-[.C399])/ABS([.E399]-[.B399])))" office:value-type="float" office:value="7.7006980677961" calcext:value-type="float">
            <text:p>7.7006980677961</text:p>
          </table:table-cell>
          <table:table-cell table:formula="of:=SQRT(POWER([.H399];2)+POWER([.I399];2)+POWER([.J399];2))" office:value-type="float" office:value="741.796627930357" calcext:value-type="float">
            <text:p>741.796627930357</text:p>
          </table:table-cell>
        </table:table-row>
        <table:table-row table:style-name="ro1">
          <table:table-cell office:value-type="float" office:value="72.1227" calcext:value-type="float">
            <text:p>72.1227</text:p>
          </table:table-cell>
          <table:table-cell office:value-type="float" office:value="289.21" calcext:value-type="float">
            <text:p>289.21</text:p>
          </table:table-cell>
          <table:table-cell office:value-type="float" office:value="43.5736" calcext:value-type="float">
            <text:p>43.5736</text:p>
          </table:table-cell>
          <table:table-cell office:value-type="float" office:value="71.3643" calcext:value-type="float">
            <text:p>71.3643</text:p>
          </table:table-cell>
          <table:table-cell office:value-type="float" office:value="277.106" calcext:value-type="float">
            <text:p>277.106</text:p>
          </table:table-cell>
          <table:table-cell office:value-type="float" office:value="44.7069" calcext:value-type="float">
            <text:p>44.7069</text:p>
          </table:table-cell>
          <table:table-cell/>
          <table:table-cell table:formula="of:=([.D400]-[.A400])/0.0166667" office:value-type="float" office:value="-45.5039089921817" calcext:value-type="float">
            <text:p>-45.5039089921817</text:p>
          </table:table-cell>
          <table:table-cell table:formula="of:=ABS([.E400]-[.B400])/0.0166667" office:value-type="float" office:value="726.238547522904" calcext:value-type="float">
            <text:p>726.238547522904</text:p>
          </table:table-cell>
          <table:table-cell table:formula="of:=([.F400]-[.C400])/0.0166667" office:value-type="float" office:value="67.9978640042719" calcext:value-type="float">
            <text:p>67.9978640042719</text:p>
          </table:table-cell>
          <table:table-cell table:formula="of:=DEGREES(ATAN(ABS([.F400]-[.C400])/ABS([.E400]-[.B400])))" office:value-type="float" office:value="5.34902101335817" calcext:value-type="float">
            <text:p>5.34902101335817</text:p>
          </table:table-cell>
          <table:table-cell table:formula="of:=SQRT(POWER([.H400];2)+POWER([.I400];2)+POWER([.J400];2))" office:value-type="float" office:value="730.832910555409" calcext:value-type="float">
            <text:p>730.832910555409</text:p>
          </table:table-cell>
        </table:table-row>
        <table:table-row table:style-name="ro1">
          <table:table-cell office:value-type="float" office:value="72.3796" calcext:value-type="float">
            <text:p>72.3796</text:p>
          </table:table-cell>
          <table:table-cell office:value-type="float" office:value="287.859" calcext:value-type="float">
            <text:p>287.859</text:p>
          </table:table-cell>
          <table:table-cell office:value-type="float" office:value="43.7802" calcext:value-type="float">
            <text:p>43.7802</text:p>
          </table:table-cell>
          <table:table-cell office:value-type="float" office:value="71.8671" calcext:value-type="float">
            <text:p>71.8671</text:p>
          </table:table-cell>
          <table:table-cell office:value-type="float" office:value="275.847" calcext:value-type="float">
            <text:p>275.847</text:p>
          </table:table-cell>
          <table:table-cell office:value-type="float" office:value="44.8988" calcext:value-type="float">
            <text:p>44.8988</text:p>
          </table:table-cell>
          <table:table-cell/>
          <table:table-cell table:formula="of:=([.D401]-[.A401])/0.0166667" office:value-type="float" office:value="-30.7499385001232" calcext:value-type="float">
            <text:p>-30.7499385001232</text:p>
          </table:table-cell>
          <table:table-cell table:formula="of:=ABS([.E401]-[.B401])/0.0166667" office:value-type="float" office:value="720.718558562883" calcext:value-type="float">
            <text:p>720.718558562883</text:p>
          </table:table-cell>
          <table:table-cell table:formula="of:=([.F401]-[.C401])/0.0166667" office:value-type="float" office:value="67.1158657682685" calcext:value-type="float">
            <text:p>67.1158657682685</text:p>
          </table:table-cell>
          <table:table-cell table:formula="of:=DEGREES(ATAN(ABS([.F401]-[.C401])/ABS([.E401]-[.B401])))" office:value-type="float" office:value="5.32024236103349" calcext:value-type="float">
            <text:p>5.32024236103349</text:p>
          </table:table-cell>
          <table:table-cell table:formula="of:=SQRT(POWER([.H401];2)+POWER([.I401];2)+POWER([.J401];2))" office:value-type="float" office:value="724.489709252344" calcext:value-type="float">
            <text:p>724.489709252344</text:p>
          </table:table-cell>
        </table:table-row>
        <table:table-row table:style-name="ro1">
          <table:table-cell office:value-type="float" office:value="72.1228" calcext:value-type="float">
            <text:p>72.1228</text:p>
          </table:table-cell>
          <table:table-cell office:value-type="float" office:value="290.607" calcext:value-type="float">
            <text:p>290.607</text:p>
          </table:table-cell>
          <table:table-cell office:value-type="float" office:value="43.3576" calcext:value-type="float">
            <text:p>43.3576</text:p>
          </table:table-cell>
          <table:table-cell office:value-type="float" office:value="71.3603" calcext:value-type="float">
            <text:p>71.3603</text:p>
          </table:table-cell>
          <table:table-cell office:value-type="float" office:value="278.483" calcext:value-type="float">
            <text:p>278.483</text:p>
          </table:table-cell>
          <table:table-cell office:value-type="float" office:value="44.2421" calcext:value-type="float">
            <text:p>44.2421</text:p>
          </table:table-cell>
          <table:table-cell/>
          <table:table-cell table:formula="of:=([.D402]-[.A402])/0.0166667" office:value-type="float" office:value="-45.7499085001832" calcext:value-type="float">
            <text:p>-45.7499085001832</text:p>
          </table:table-cell>
          <table:table-cell table:formula="of:=ABS([.E402]-[.B402])/0.0166667" office:value-type="float" office:value="727.438545122911" calcext:value-type="float">
            <text:p>727.438545122911</text:p>
          </table:table-cell>
          <table:table-cell table:formula="of:=([.F402]-[.C402])/0.0166667" office:value-type="float" office:value="53.0698938602125" calcext:value-type="float">
            <text:p>53.0698938602125</text:p>
          </table:table-cell>
          <table:table-cell table:formula="of:=DEGREES(ATAN(ABS([.F402]-[.C402])/ABS([.E402]-[.B402])))" office:value-type="float" office:value="4.17259106205501" calcext:value-type="float">
            <text:p>4.17259106205501</text:p>
          </table:table-cell>
          <table:table-cell table:formula="of:=SQRT(POWER([.H402];2)+POWER([.I402];2)+POWER([.J402];2))" office:value-type="float" office:value="730.805244023773" calcext:value-type="float">
            <text:p>730.805244023773</text:p>
          </table:table-cell>
        </table:table-row>
        <table:table-row table:style-name="ro1">
          <table:table-cell office:value-type="float" office:value="71.8598" calcext:value-type="float">
            <text:p>71.8598</text:p>
          </table:table-cell>
          <table:table-cell office:value-type="float" office:value="286.656" calcext:value-type="float">
            <text:p>286.656</text:p>
          </table:table-cell>
          <table:table-cell office:value-type="float" office:value="42.9557" calcext:value-type="float">
            <text:p>42.9557</text:p>
          </table:table-cell>
          <table:table-cell office:value-type="float" office:value="71.1067" calcext:value-type="float">
            <text:p>71.1067</text:p>
          </table:table-cell>
          <table:table-cell office:value-type="float" office:value="276.016" calcext:value-type="float">
            <text:p>276.016</text:p>
          </table:table-cell>
          <table:table-cell office:value-type="float" office:value="43.6381" calcext:value-type="float">
            <text:p>43.6381</text:p>
          </table:table-cell>
          <table:table-cell/>
          <table:table-cell table:formula="of:=([.D403]-[.A403])/0.0166667" office:value-type="float" office:value="-45.185909628181" calcext:value-type="float">
            <text:p>-45.185909628181</text:p>
          </table:table-cell>
          <table:table-cell table:formula="of:=ABS([.E403]-[.B403])/0.0166667" office:value-type="float" office:value="638.398723202553" calcext:value-type="float">
            <text:p>638.398723202553</text:p>
          </table:table-cell>
          <table:table-cell table:formula="of:=([.F403]-[.C403])/0.0166667" office:value-type="float" office:value="40.9439181121638" calcext:value-type="float">
            <text:p>40.9439181121638</text:p>
          </table:table-cell>
          <table:table-cell table:formula="of:=DEGREES(ATAN(ABS([.F403]-[.C403])/ABS([.E403]-[.B403])))" office:value-type="float" office:value="3.6696581927663" calcext:value-type="float">
            <text:p>3.6696581927663</text:p>
          </table:table-cell>
          <table:table-cell table:formula="of:=SQRT(POWER([.H403];2)+POWER([.I403];2)+POWER([.J403];2))" office:value-type="float" office:value="641.30421848445" calcext:value-type="float">
            <text:p>641.30421848445</text:p>
          </table:table-cell>
        </table:table-row>
        <table:table-row table:style-name="ro1">
          <table:table-cell office:value-type="float" office:value="72.1195" calcext:value-type="float">
            <text:p>72.1195</text:p>
          </table:table-cell>
          <table:table-cell office:value-type="float" office:value="289.337" calcext:value-type="float">
            <text:p>289.337</text:p>
          </table:table-cell>
          <table:table-cell office:value-type="float" office:value="43.0436" calcext:value-type="float">
            <text:p>43.0436</text:p>
          </table:table-cell>
          <table:table-cell office:value-type="float" office:value="71.0997" calcext:value-type="float">
            <text:p>71.0997</text:p>
          </table:table-cell>
          <table:table-cell office:value-type="float" office:value="279.947" calcext:value-type="float">
            <text:p>279.947</text:p>
          </table:table-cell>
          <table:table-cell office:value-type="float" office:value="43.2636" calcext:value-type="float">
            <text:p>43.2636</text:p>
          </table:table-cell>
          <table:table-cell/>
          <table:table-cell table:formula="of:=([.D404]-[.A404])/0.0166667" office:value-type="float" office:value="-61.187877624245" calcext:value-type="float">
            <text:p>-61.187877624245</text:p>
          </table:table-cell>
          <table:table-cell table:formula="of:=ABS([.E404]-[.B404])/0.0166667" office:value-type="float" office:value="563.398873202253" calcext:value-type="float">
            <text:p>563.398873202253</text:p>
          </table:table-cell>
          <table:table-cell table:formula="of:=([.F404]-[.C404])/0.0166667" office:value-type="float" office:value="13.1999736000527" calcext:value-type="float">
            <text:p>13.1999736000527</text:p>
          </table:table-cell>
          <table:table-cell table:formula="of:=DEGREES(ATAN(ABS([.F404]-[.C404])/ABS([.E404]-[.B404])))" office:value-type="float" office:value="1.34214758605552" calcext:value-type="float">
            <text:p>1.34214758605552</text:p>
          </table:table-cell>
          <table:table-cell table:formula="of:=SQRT(POWER([.H404];2)+POWER([.I404];2)+POWER([.J404];2))" office:value-type="float" office:value="566.865491979155" calcext:value-type="float">
            <text:p>566.865491979155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2.821" calcext:value-type="float">
            <text:p>282.821</text:p>
          </table:table-cell>
          <table:table-cell office:value-type="float" office:value="42.5465" calcext:value-type="float">
            <text:p>42.5465</text:p>
          </table:table-cell>
          <table:table-cell office:value-type="float" office:value="71.0993" calcext:value-type="float">
            <text:p>71.0993</text:p>
          </table:table-cell>
          <table:table-cell office:value-type="float" office:value="273.751" calcext:value-type="float">
            <text:p>273.751</text:p>
          </table:table-cell>
          <table:table-cell office:value-type="float" office:value="42.265" calcext:value-type="float">
            <text:p>42.265</text:p>
          </table:table-cell>
          <table:table-cell/>
          <table:table-cell table:formula="of:=([.D405]-[.A405])/0.0166667" office:value-type="float" office:value="-60.629878740243" calcext:value-type="float">
            <text:p>-60.629878740243</text:p>
          </table:table-cell>
          <table:table-cell table:formula="of:=ABS([.E405]-[.B405])/0.0166667" office:value-type="float" office:value="544.19891160218" calcext:value-type="float">
            <text:p>544.19891160218</text:p>
          </table:table-cell>
          <table:table-cell table:formula="of:=([.F405]-[.C405])/0.0166667" office:value-type="float" office:value="-16.8899662200676" calcext:value-type="float">
            <text:p>-16.8899662200676</text:p>
          </table:table-cell>
          <table:table-cell table:formula="of:=DEGREES(ATAN(ABS([.F405]-[.C405])/ABS([.E405]-[.B405])))" office:value-type="float" office:value="1.77768315425081" calcext:value-type="float">
            <text:p>1.77768315425081</text:p>
          </table:table-cell>
          <table:table-cell table:formula="of:=SQRT(POWER([.H405];2)+POWER([.I405];2)+POWER([.J405];2))" office:value-type="float" office:value="547.826348895313" calcext:value-type="float">
            <text:p>547.826348895313</text:p>
          </table:table-cell>
        </table:table-row>
        <table:table-row table:style-name="ro1">
          <table:table-cell office:value-type="float" office:value="72.1179" calcext:value-type="float">
            <text:p>72.1179</text:p>
          </table:table-cell>
          <table:table-cell office:value-type="float" office:value="288.004" calcext:value-type="float">
            <text:p>288.004</text:p>
          </table:table-cell>
          <table:table-cell office:value-type="float" office:value="42.9966" calcext:value-type="float">
            <text:p>42.9966</text:p>
          </table:table-cell>
          <table:table-cell office:value-type="float" office:value="70.8469" calcext:value-type="float">
            <text:p>70.8469</text:p>
          </table:table-cell>
          <table:table-cell office:value-type="float" office:value="279.923" calcext:value-type="float">
            <text:p>279.923</text:p>
          </table:table-cell>
          <table:table-cell office:value-type="float" office:value="43.2699" calcext:value-type="float">
            <text:p>43.2699</text:p>
          </table:table-cell>
          <table:table-cell/>
          <table:table-cell table:formula="of:=([.D406]-[.A406])/0.0166667" office:value-type="float" office:value="-76.2598474803051" calcext:value-type="float">
            <text:p>-76.2598474803051</text:p>
          </table:table-cell>
          <table:table-cell table:formula="of:=ABS([.E406]-[.B406])/0.0166667" office:value-type="float" office:value="484.859030281941" calcext:value-type="float">
            <text:p>484.859030281941</text:p>
          </table:table-cell>
          <table:table-cell table:formula="of:=([.F406]-[.C406])/0.0166667" office:value-type="float" office:value="16.3979672040655" calcext:value-type="float">
            <text:p>16.3979672040655</text:p>
          </table:table-cell>
          <table:table-cell table:formula="of:=DEGREES(ATAN(ABS([.F406]-[.C406])/ABS([.E406]-[.B406])))" office:value-type="float" office:value="1.93700908533619" calcext:value-type="float">
            <text:p>1.93700908533619</text:p>
          </table:table-cell>
          <table:table-cell table:formula="of:=SQRT(POWER([.H406];2)+POWER([.I406];2)+POWER([.J406];2))" office:value-type="float" office:value="491.093409558802" calcext:value-type="float">
            <text:p>491.093409558802</text:p>
          </table:table-cell>
        </table:table-row>
        <table:table-row table:style-name="ro1">
          <table:table-cell office:value-type="float" office:value="71.6033" calcext:value-type="float">
            <text:p>71.6033</text:p>
          </table:table-cell>
          <table:table-cell office:value-type="float" office:value="286.628" calcext:value-type="float">
            <text:p>286.628</text:p>
          </table:table-cell>
          <table:table-cell office:value-type="float" office:value="42.9624" calcext:value-type="float">
            <text:p>42.9624</text:p>
          </table:table-cell>
          <table:table-cell office:value-type="float" office:value="70.8577" calcext:value-type="float">
            <text:p>70.8577</text:p>
          </table:table-cell>
          <table:table-cell office:value-type="float" office:value="274.723" calcext:value-type="float">
            <text:p>274.723</text:p>
          </table:table-cell>
          <table:table-cell office:value-type="float" office:value="43.5983" calcext:value-type="float">
            <text:p>43.5983</text:p>
          </table:table-cell>
          <table:table-cell/>
          <table:table-cell table:formula="of:=([.D407]-[.A407])/0.0166667" office:value-type="float" office:value="-44.7359105281796" calcext:value-type="float">
            <text:p>-44.7359105281796</text:p>
          </table:table-cell>
          <table:table-cell table:formula="of:=ABS([.E407]-[.B407])/0.0166667" office:value-type="float" office:value="714.298571402856" calcext:value-type="float">
            <text:p>714.298571402856</text:p>
          </table:table-cell>
          <table:table-cell table:formula="of:=([.F407]-[.C407])/0.0166667" office:value-type="float" office:value="38.1539236921526" calcext:value-type="float">
            <text:p>38.1539236921526</text:p>
          </table:table-cell>
          <table:table-cell table:formula="of:=DEGREES(ATAN(ABS([.F407]-[.C407])/ABS([.E407]-[.B407])))" office:value-type="float" office:value="3.05752162325592" calcext:value-type="float">
            <text:p>3.05752162325592</text:p>
          </table:table-cell>
          <table:table-cell table:formula="of:=SQRT(POWER([.H407];2)+POWER([.I407];2)+POWER([.J407];2))" office:value-type="float" office:value="716.71435920599" calcext:value-type="float">
            <text:p>716.71435920599</text:p>
          </table:table-cell>
        </table:table-row>
        <table:table-row table:style-name="ro1">
          <table:table-cell office:value-type="float" office:value="72.3728" calcext:value-type="float">
            <text:p>72.3728</text:p>
          </table:table-cell>
          <table:table-cell office:value-type="float" office:value="286.71" calcext:value-type="float">
            <text:p>286.71</text:p>
          </table:table-cell>
          <table:table-cell office:value-type="float" office:value="42.9424" calcext:value-type="float">
            <text:p>42.9424</text:p>
          </table:table-cell>
          <table:table-cell office:value-type="float" office:value="71.6047" calcext:value-type="float">
            <text:p>71.6047</text:p>
          </table:table-cell>
          <table:table-cell office:value-type="float" office:value="276.18" calcext:value-type="float">
            <text:p>276.18</text:p>
          </table:table-cell>
          <table:table-cell office:value-type="float" office:value="43.1099" calcext:value-type="float">
            <text:p>43.1099</text:p>
          </table:table-cell>
          <table:table-cell/>
          <table:table-cell table:formula="of:=([.D408]-[.A408])/0.0166667" office:value-type="float" office:value="-46.0859078281846" calcext:value-type="float">
            <text:p>-46.0859078281846</text:p>
          </table:table-cell>
          <table:table-cell table:formula="of:=ABS([.E408]-[.B408])/0.0166667" office:value-type="float" office:value="631.798736402526" calcext:value-type="float">
            <text:p>631.798736402526</text:p>
          </table:table-cell>
          <table:table-cell table:formula="of:=([.F408]-[.C408])/0.0166667" office:value-type="float" office:value="10.0499799000404" calcext:value-type="float">
            <text:p>10.0499799000404</text:p>
          </table:table-cell>
          <table:table-cell table:formula="of:=DEGREES(ATAN(ABS([.F408]-[.C408])/ABS([.E408]-[.B408])))" office:value-type="float" office:value="0.911323242459057" calcext:value-type="float">
            <text:p>0.911323242459057</text:p>
          </table:table-cell>
          <table:table-cell table:formula="of:=SQRT(POWER([.H408];2)+POWER([.I408];2)+POWER([.J408];2))" office:value-type="float" office:value="633.557066345382" calcext:value-type="float">
            <text:p>633.557066345382</text:p>
          </table:table-cell>
        </table:table-row>
        <table:table-row table:style-name="ro1">
          <table:table-cell office:value-type="float" office:value="72.8809" calcext:value-type="float">
            <text:p>72.8809</text:p>
          </table:table-cell>
          <table:table-cell office:value-type="float" office:value="285.511" calcext:value-type="float">
            <text:p>285.511</text:p>
          </table:table-cell>
          <table:table-cell office:value-type="float" office:value="42.6187" calcext:value-type="float">
            <text:p>42.6187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6.349" calcext:value-type="float">
            <text:p>276.349</text:p>
          </table:table-cell>
          <table:table-cell office:value-type="float" office:value="42.5802" calcext:value-type="float">
            <text:p>42.5802</text:p>
          </table:table-cell>
          <table:table-cell/>
          <table:table-cell table:formula="of:=([.D409]-[.A409])/0.0166667" office:value-type="float" office:value="-46.6499067001868" calcext:value-type="float">
            <text:p>-46.6499067001868</text:p>
          </table:table-cell>
          <table:table-cell table:formula="of:=ABS([.E409]-[.B409])/0.0166667" office:value-type="float" office:value="549.718900562201" calcext:value-type="float">
            <text:p>549.718900562201</text:p>
          </table:table-cell>
          <table:table-cell table:formula="of:=([.F409]-[.C409])/0.0166667" office:value-type="float" office:value="-2.30999538000919" calcext:value-type="float">
            <text:p>-2.30999538000919</text:p>
          </table:table-cell>
          <table:table-cell table:formula="of:=DEGREES(ATAN(ABS([.F409]-[.C409])/ABS([.E409]-[.B409])))" office:value-type="float" office:value="0.240763428024019" calcext:value-type="float">
            <text:p>0.240763428024019</text:p>
          </table:table-cell>
          <table:table-cell table:formula="of:=SQRT(POWER([.H409];2)+POWER([.I409];2)+POWER([.J409];2))" office:value-type="float" office:value="551.699573598808" calcext:value-type="float">
            <text:p>551.699573598808</text:p>
          </table:table-cell>
        </table:table-row>
        <table:table-row table:style-name="ro1">
          <table:table-cell office:value-type="float" office:value="72.1164" calcext:value-type="float">
            <text:p>72.1164</text:p>
          </table:table-cell>
          <table:table-cell office:value-type="float" office:value="290.847" calcext:value-type="float">
            <text:p>290.847</text:p>
          </table:table-cell>
          <table:table-cell office:value-type="float" office:value="42.296" calcext:value-type="float">
            <text:p>42.296</text:p>
          </table:table-cell>
          <table:table-cell office:value-type="float" office:value="71.3339" calcext:value-type="float">
            <text:p>71.3339</text:p>
          </table:table-cell>
          <table:table-cell office:value-type="float" office:value="286.976" calcext:value-type="float">
            <text:p>286.976</text:p>
          </table:table-cell>
          <table:table-cell office:value-type="float" office:value="41.1285" calcext:value-type="float">
            <text:p>41.1285</text:p>
          </table:table-cell>
          <table:table-cell/>
          <table:table-cell table:formula="of:=([.D410]-[.A410])/0.0166667" office:value-type="float" office:value="-46.9499061001877" calcext:value-type="float">
            <text:p>-46.9499061001877</text:p>
          </table:table-cell>
          <table:table-cell table:formula="of:=ABS([.E410]-[.B410])/0.0166667" office:value-type="float" office:value="232.259535480928" calcext:value-type="float">
            <text:p>232.259535480928</text:p>
          </table:table-cell>
          <table:table-cell table:formula="of:=([.F410]-[.C410])/0.0166667" office:value-type="float" office:value="-70.04985990028" calcext:value-type="float">
            <text:p>-70.04985990028</text:p>
          </table:table-cell>
          <table:table-cell table:formula="of:=DEGREES(ATAN(ABS([.F410]-[.C410])/ABS([.E410]-[.B410])))" office:value-type="float" office:value="16.7833978798422" calcext:value-type="float">
            <text:p>16.7833978798422</text:p>
          </table:table-cell>
          <table:table-cell table:formula="of:=SQRT(POWER([.H410];2)+POWER([.I410];2)+POWER([.J410];2))" office:value-type="float" office:value="247.09465469063" calcext:value-type="float">
            <text:p>247.09465469063</text:p>
          </table:table-cell>
        </table:table-row>
        <table:table-row table:style-name="ro1">
          <table:table-cell office:value-type="float" office:value="71.8575" calcext:value-type="float">
            <text:p>71.8575</text:p>
          </table:table-cell>
          <table:table-cell office:value-type="float" office:value="290.809" calcext:value-type="float">
            <text:p>290.809</text:p>
          </table:table-cell>
          <table:table-cell office:value-type="float" office:value="42.3043" calcext:value-type="float">
            <text:p>42.3043</text:p>
          </table:table-cell>
          <table:table-cell office:value-type="float" office:value="71.097" calcext:value-type="float">
            <text:p>71.097</text:p>
          </table:table-cell>
          <table:table-cell office:value-type="float" office:value="278.756" calcext:value-type="float">
            <text:p>278.756</text:p>
          </table:table-cell>
          <table:table-cell office:value-type="float" office:value="42.7022" calcext:value-type="float">
            <text:p>42.7022</text:p>
          </table:table-cell>
          <table:table-cell/>
          <table:table-cell table:formula="of:=([.D411]-[.A411])/0.0166667" office:value-type="float" office:value="-45.629908740183" calcext:value-type="float">
            <text:p>-45.629908740183</text:p>
          </table:table-cell>
          <table:table-cell table:formula="of:=ABS([.E411]-[.B411])/0.0166667" office:value-type="float" office:value="723.178553642896" calcext:value-type="float">
            <text:p>723.178553642896</text:p>
          </table:table-cell>
          <table:table-cell table:formula="of:=([.F411]-[.C411])/0.0166667" office:value-type="float" office:value="23.8739522520955" calcext:value-type="float">
            <text:p>23.8739522520955</text:p>
          </table:table-cell>
          <table:table-cell table:formula="of:=DEGREES(ATAN(ABS([.F411]-[.C411])/ABS([.E411]-[.B411])))" office:value-type="float" office:value="1.89079184636898" calcext:value-type="float">
            <text:p>1.89079184636898</text:p>
          </table:table-cell>
          <table:table-cell table:formula="of:=SQRT(POWER([.H411];2)+POWER([.I411];2)+POWER([.J411];2))" office:value-type="float" office:value="725.009844496476" calcext:value-type="float">
            <text:p>725.009844496476</text:p>
          </table:table-cell>
        </table:table-row>
        <table:table-row table:style-name="ro1">
          <table:table-cell office:value-type="float" office:value="71.8536" calcext:value-type="float">
            <text:p>71.8536</text:p>
          </table:table-cell>
          <table:table-cell office:value-type="float" office:value="282.826" calcext:value-type="float">
            <text:p>282.826</text:p>
          </table:table-cell>
          <table:table-cell office:value-type="float" office:value="42.2957" calcext:value-type="float">
            <text:p>42.2957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64" calcext:value-type="float">
            <text:p>272.464</text:p>
          </table:table-cell>
          <table:table-cell office:value-type="float" office:value="42.4723" calcext:value-type="float">
            <text:p>42.4723</text:p>
          </table:table-cell>
          <table:table-cell/>
          <table:table-cell table:formula="of:=([.D412]-[.A412])/0.0166667" office:value-type="float" office:value="-30.1379397241209" calcext:value-type="float">
            <text:p>-30.1379397241209</text:p>
          </table:table-cell>
          <table:table-cell table:formula="of:=ABS([.E412]-[.B412])/0.0166667" office:value-type="float" office:value="621.718756562488" calcext:value-type="float">
            <text:p>621.718756562488</text:p>
          </table:table-cell>
          <table:table-cell table:formula="of:=([.F412]-[.C412])/0.0166667" office:value-type="float" office:value="10.5959788080424" calcext:value-type="float">
            <text:p>10.5959788080424</text:p>
          </table:table-cell>
          <table:table-cell table:formula="of:=DEGREES(ATAN(ABS([.F412]-[.C412])/ABS([.E412]-[.B412])))" office:value-type="float" office:value="0.976399840578307" calcext:value-type="float">
            <text:p>0.976399840578307</text:p>
          </table:table-cell>
          <table:table-cell table:formula="of:=SQRT(POWER([.H412];2)+POWER([.I412];2)+POWER([.J412];2))" office:value-type="float" office:value="622.538980658498" calcext:value-type="float">
            <text:p>622.538980658498</text:p>
          </table:table-cell>
        </table:table-row>
        <table:table-row table:style-name="ro1">
          <table:table-cell office:value-type="float" office:value="72.642" calcext:value-type="float">
            <text:p>72.642</text:p>
          </table:table-cell>
          <table:table-cell office:value-type="float" office:value="296.48" calcext:value-type="float">
            <text:p>296.48</text:p>
          </table:table-cell>
          <table:table-cell office:value-type="float" office:value="41.667" calcext:value-type="float">
            <text:p>41.667</text:p>
          </table:table-cell>
          <table:table-cell office:value-type="float" office:value="71.8545" calcext:value-type="float">
            <text:p>71.8545</text:p>
          </table:table-cell>
          <table:table-cell office:value-type="float" office:value="284.129" calcext:value-type="float">
            <text:p>284.129</text:p>
          </table:table-cell>
          <table:table-cell office:value-type="float" office:value="42.3408" calcext:value-type="float">
            <text:p>42.3408</text:p>
          </table:table-cell>
          <table:table-cell/>
          <table:table-cell table:formula="of:=([.D413]-[.A413])/0.0166667" office:value-type="float" office:value="-47.2499055001887" calcext:value-type="float">
            <text:p>-47.2499055001887</text:p>
          </table:table-cell>
          <table:table-cell table:formula="of:=ABS([.E413]-[.B413])/0.0166667" office:value-type="float" office:value="741.058517882964" calcext:value-type="float">
            <text:p>741.058517882964</text:p>
          </table:table-cell>
          <table:table-cell table:formula="of:=([.F413]-[.C413])/0.0166667" office:value-type="float" office:value="40.4279191441617" calcext:value-type="float">
            <text:p>40.4279191441617</text:p>
          </table:table-cell>
          <table:table-cell table:formula="of:=DEGREES(ATAN(ABS([.F413]-[.C413])/ABS([.E413]-[.B413])))" office:value-type="float" office:value="3.12263502890935" calcext:value-type="float">
            <text:p>3.12263502890935</text:p>
          </table:table-cell>
          <table:table-cell table:formula="of:=SQRT(POWER([.H413];2)+POWER([.I413];2)+POWER([.J413];2))" office:value-type="float" office:value="743.663026607481" calcext:value-type="float">
            <text:p>743.663026607481</text:p>
          </table:table-cell>
        </table:table-row>
        <table:table-row table:style-name="ro1">
          <table:table-cell office:value-type="float" office:value="72.3792" calcext:value-type="float">
            <text:p>72.3792</text:p>
          </table:table-cell>
          <table:table-cell office:value-type="float" office:value="295.03" calcext:value-type="float">
            <text:p>295.03</text:p>
          </table:table-cell>
          <table:table-cell office:value-type="float" office:value="41.8961" calcext:value-type="float">
            <text:p>41.8961</text:p>
          </table:table-cell>
          <table:table-cell office:value-type="float" office:value="71.5977" calcext:value-type="float">
            <text:p>71.5977</text:p>
          </table:table-cell>
          <table:table-cell office:value-type="float" office:value="285.471" calcext:value-type="float">
            <text:p>285.471</text:p>
          </table:table-cell>
          <table:table-cell office:value-type="float" office:value="42.1297" calcext:value-type="float">
            <text:p>42.1297</text:p>
          </table:table-cell>
          <table:table-cell/>
          <table:table-cell table:formula="of:=([.D414]-[.A414])/0.0166667" office:value-type="float" office:value="-46.8899062201872" calcext:value-type="float">
            <text:p>-46.8899062201872</text:p>
          </table:table-cell>
          <table:table-cell table:formula="of:=ABS([.E414]-[.B414])/0.0166667" office:value-type="float" office:value="573.538852922292" calcext:value-type="float">
            <text:p>573.538852922292</text:p>
          </table:table-cell>
          <table:table-cell table:formula="of:=([.F414]-[.C414])/0.0166667" office:value-type="float" office:value="14.0159719680562" calcext:value-type="float">
            <text:p>14.0159719680562</text:p>
          </table:table-cell>
          <table:table-cell table:formula="of:=DEGREES(ATAN(ABS([.F414]-[.C414])/ABS([.E414]-[.B414])))" office:value-type="float" office:value="1.39989859565663" calcext:value-type="float">
            <text:p>1.39989859565663</text:p>
          </table:table-cell>
          <table:table-cell table:formula="of:=SQRT(POWER([.H414];2)+POWER([.I414];2)+POWER([.J414];2))" office:value-type="float" office:value="575.623076836715" calcext:value-type="float">
            <text:p>575.623076836715</text:p>
          </table:table-cell>
        </table:table-row>
        <table:table-row table:style-name="ro1">
          <table:table-cell office:value-type="float" office:value="71.854" calcext:value-type="float">
            <text:p>71.854</text:p>
          </table:table-cell>
          <table:table-cell office:value-type="float" office:value="288.196" calcext:value-type="float">
            <text:p>288.196</text:p>
          </table:table-cell>
          <table:table-cell office:value-type="float" office:value="41.9492" calcext:value-type="float">
            <text:p>41.9492</text:p>
          </table:table-cell>
          <table:table-cell office:value-type="float" office:value="71.3479" calcext:value-type="float">
            <text:p>71.3479</text:p>
          </table:table-cell>
          <table:table-cell office:value-type="float" office:value="277.567" calcext:value-type="float">
            <text:p>277.567</text:p>
          </table:table-cell>
          <table:table-cell office:value-type="float" office:value="42.3908" calcext:value-type="float">
            <text:p>42.3908</text:p>
          </table:table-cell>
          <table:table-cell/>
          <table:table-cell table:formula="of:=([.D415]-[.A415])/0.0166667" office:value-type="float" office:value="-30.3659392681217" calcext:value-type="float">
            <text:p>-30.3659392681217</text:p>
          </table:table-cell>
          <table:table-cell table:formula="of:=ABS([.E415]-[.B415])/0.0166667" office:value-type="float" office:value="637.738724522552" calcext:value-type="float">
            <text:p>637.738724522552</text:p>
          </table:table-cell>
          <table:table-cell table:formula="of:=([.F415]-[.C415])/0.0166667" office:value-type="float" office:value="26.495947008106" calcext:value-type="float">
            <text:p>26.495947008106</text:p>
          </table:table-cell>
          <table:table-cell table:formula="of:=DEGREES(ATAN(ABS([.F415]-[.C415])/ABS([.E415]-[.B415])))" office:value-type="float" office:value="2.37908300154327" calcext:value-type="float">
            <text:p>2.37908300154327</text:p>
          </table:table-cell>
          <table:table-cell table:formula="of:=SQRT(POWER([.H415];2)+POWER([.I415];2)+POWER([.J415];2))" office:value-type="float" office:value="639.010802906448" calcext:value-type="float">
            <text:p>639.010802906448</text:p>
          </table:table-cell>
        </table:table-row>
        <table:table-row table:style-name="ro1">
          <table:table-cell office:value-type="float" office:value="72.1148" calcext:value-type="float">
            <text:p>72.1148</text:p>
          </table:table-cell>
          <table:table-cell office:value-type="float" office:value="293.697" calcext:value-type="float">
            <text:p>293.697</text:p>
          </table:table-cell>
          <table:table-cell office:value-type="float" office:value="41.5911" calcext:value-type="float">
            <text:p>41.5911</text:p>
          </table:table-cell>
          <table:table-cell office:value-type="float" office:value="71.597" calcext:value-type="float">
            <text:p>71.597</text:p>
          </table:table-cell>
          <table:table-cell office:value-type="float" office:value="281.55" calcext:value-type="float">
            <text:p>281.55</text:p>
          </table:table-cell>
          <table:table-cell office:value-type="float" office:value="41.9981" calcext:value-type="float">
            <text:p>41.9981</text:p>
          </table:table-cell>
          <table:table-cell/>
          <table:table-cell table:formula="of:=([.D416]-[.A416])/0.0166667" office:value-type="float" office:value="-31.0679378641248" calcext:value-type="float">
            <text:p>-31.0679378641248</text:p>
          </table:table-cell>
          <table:table-cell table:formula="of:=ABS([.E416]-[.B416])/0.0166667" office:value-type="float" office:value="728.818542362915" calcext:value-type="float">
            <text:p>728.818542362915</text:p>
          </table:table-cell>
          <table:table-cell table:formula="of:=([.F416]-[.C416])/0.0166667" office:value-type="float" office:value="24.4199511600979" calcext:value-type="float">
            <text:p>24.4199511600979</text:p>
          </table:table-cell>
          <table:table-cell table:formula="of:=DEGREES(ATAN(ABS([.F416]-[.C416])/ABS([.E416]-[.B416])))" office:value-type="float" office:value="1.91904680215529" calcext:value-type="float">
            <text:p>1.91904680215529</text:p>
          </table:table-cell>
          <table:table-cell table:formula="of:=SQRT(POWER([.H416];2)+POWER([.I416];2)+POWER([.J416];2))" office:value-type="float" office:value="729.889045314282" calcext:value-type="float">
            <text:p>729.889045314282</text:p>
          </table:table-cell>
        </table:table-row>
        <table:table-row table:style-name="ro1">
          <table:table-cell office:value-type="float" office:value="72.6293" calcext:value-type="float">
            <text:p>72.6293</text:p>
          </table:table-cell>
          <table:table-cell office:value-type="float" office:value="286.742" calcext:value-type="float">
            <text:p>286.742</text:p>
          </table:table-cell>
          <table:table-cell office:value-type="float" office:value="42.935" calcext:value-type="float">
            <text:p>42.935</text:p>
          </table:table-cell>
          <table:table-cell office:value-type="float" office:value="72.1081" calcext:value-type="float">
            <text:p>72.1081</text:p>
          </table:table-cell>
          <table:table-cell office:value-type="float" office:value="274.879" calcext:value-type="float">
            <text:p>274.879</text:p>
          </table:table-cell>
          <table:table-cell office:value-type="float" office:value="43.5616" calcext:value-type="float">
            <text:p>43.5616</text:p>
          </table:table-cell>
          <table:table-cell/>
          <table:table-cell table:formula="of:=([.D417]-[.A417])/0.0166667" office:value-type="float" office:value="-31.2719374561255" calcext:value-type="float">
            <text:p>-31.2719374561255</text:p>
          </table:table-cell>
          <table:table-cell table:formula="of:=ABS([.E417]-[.B417])/0.0166667" office:value-type="float" office:value="711.778576442847" calcext:value-type="float">
            <text:p>711.778576442847</text:p>
          </table:table-cell>
          <table:table-cell table:formula="of:=([.F417]-[.C417])/0.0166667" office:value-type="float" office:value="37.5959248081502" calcext:value-type="float">
            <text:p>37.5959248081502</text:p>
          </table:table-cell>
          <table:table-cell table:formula="of:=DEGREES(ATAN(ABS([.F417]-[.C417])/ABS([.E417]-[.B417])))" office:value-type="float" office:value="3.02353567836893" calcext:value-type="float">
            <text:p>3.02353567836893</text:p>
          </table:table-cell>
          <table:table-cell table:formula="of:=SQRT(POWER([.H417];2)+POWER([.I417];2)+POWER([.J417];2))" office:value-type="float" office:value="713.456466448687" calcext:value-type="float">
            <text:p>713.456466448687</text:p>
          </table:table-cell>
        </table:table-row>
        <table:table-row table:style-name="ro1">
          <table:table-cell office:value-type="float" office:value="72.6294" calcext:value-type="float">
            <text:p>72.6294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42.4559" calcext:value-type="float">
            <text:p>42.4559</text:p>
          </table:table-cell>
          <table:table-cell office:value-type="float" office:value="71.6002" calcext:value-type="float">
            <text:p>71.6002</text:p>
          </table:table-cell>
          <table:table-cell office:value-type="float" office:value="280.173" calcext:value-type="float">
            <text:p>280.173</text:p>
          </table:table-cell>
          <table:table-cell office:value-type="float" office:value="42.4705" calcext:value-type="float">
            <text:p>42.4705</text:p>
          </table:table-cell>
          <table:table-cell/>
          <table:table-cell table:formula="of:=([.D418]-[.A418])/0.0166667" office:value-type="float" office:value="-61.7518764962472" calcext:value-type="float">
            <text:p>-61.7518764962472</text:p>
          </table:table-cell>
          <table:table-cell table:formula="of:=ABS([.E418]-[.B418])/0.0166667" office:value-type="float" office:value="479.939040121921" calcext:value-type="float">
            <text:p>479.939040121921</text:p>
          </table:table-cell>
          <table:table-cell table:formula="of:=([.F418]-[.C418])/0.0166667" office:value-type="float" office:value="0.875998248003594" calcext:value-type="float">
            <text:p>0.875998248003594</text:p>
          </table:table-cell>
          <table:table-cell table:formula="of:=DEGREES(ATAN(ABS([.F418]-[.C418])/ABS([.E418]-[.B418])))" office:value-type="float" office:value="0.104577753713095" calcext:value-type="float">
            <text:p>0.104577753713095</text:p>
          </table:table-cell>
          <table:table-cell table:formula="of:=SQRT(POWER([.H418];2)+POWER([.I418];2)+POWER([.J418];2))" office:value-type="float" office:value="483.896211864579" calcext:value-type="float">
            <text:p>483.896211864579</text:p>
          </table:table-cell>
        </table:table-row>
        <table:table-row table:style-name="ro1">
          <table:table-cell office:value-type="float" office:value="71.8593" calcext:value-type="float">
            <text:p>71.8593</text:p>
          </table:table-cell>
          <table:table-cell office:value-type="float" office:value="281.323" calcext:value-type="float">
            <text:p>281.323</text:p>
          </table:table-cell>
          <table:table-cell office:value-type="float" office:value="43.2898" calcext:value-type="float">
            <text:p>43.2898</text:p>
          </table:table-cell>
          <table:table-cell office:value-type="float" office:value="71.1108" calcext:value-type="float">
            <text:p>71.1108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43.4515" calcext:value-type="float">
            <text:p>43.4515</text:p>
          </table:table-cell>
          <table:table-cell/>
          <table:table-cell table:formula="of:=([.D419]-[.A419])/0.0166667" office:value-type="float" office:value="-44.9099101801801" calcext:value-type="float">
            <text:p>-44.9099101801801</text:p>
          </table:table-cell>
          <table:table-cell table:formula="of:=ABS([.E419]-[.B419])/0.0166667" office:value-type="float" office:value="619.198761602476" calcext:value-type="float">
            <text:p>619.198761602476</text:p>
          </table:table-cell>
          <table:table-cell table:formula="of:=([.F419]-[.C419])/0.0166667" office:value-type="float" office:value="9.70198059603901" calcext:value-type="float">
            <text:p>9.70198059603901</text:p>
          </table:table-cell>
          <table:table-cell table:formula="of:=DEGREES(ATAN(ABS([.F419]-[.C419])/ABS([.E419]-[.B419])))" office:value-type="float" office:value="0.897671461184021" calcext:value-type="float">
            <text:p>0.897671461184021</text:p>
          </table:table-cell>
          <table:table-cell table:formula="of:=SQRT(POWER([.H419];2)+POWER([.I419];2)+POWER([.J419];2))" office:value-type="float" office:value="620.901066861636" calcext:value-type="float">
            <text:p>620.901066861636</text:p>
          </table:table-cell>
        </table:table-row>
        <table:table-row table:style-name="ro1">
          <table:table-cell office:value-type="float" office:value="71.8636" calcext:value-type="float">
            <text:p>71.8636</text:p>
          </table:table-cell>
          <table:table-cell office:value-type="float" office:value="282.513" calcext:value-type="float">
            <text:p>282.513</text:p>
          </table:table-cell>
          <table:table-cell office:value-type="float" office:value="43.8572" calcext:value-type="float">
            <text:p>43.8572</text:p>
          </table:table-cell>
          <table:table-cell office:value-type="float" office:value="71.1154" calcext:value-type="float">
            <text:p>71.1154</text:p>
          </table:table-cell>
          <table:table-cell office:value-type="float" office:value="272.097" calcext:value-type="float">
            <text:p>272.097</text:p>
          </table:table-cell>
          <table:table-cell office:value-type="float" office:value="44.2613" calcext:value-type="float">
            <text:p>44.2613</text:p>
          </table:table-cell>
          <table:table-cell/>
          <table:table-cell table:formula="of:=([.D420]-[.A420])/0.0166667" office:value-type="float" office:value="-44.8919102161802" calcext:value-type="float">
            <text:p>-44.8919102161802</text:p>
          </table:table-cell>
          <table:table-cell table:formula="of:=ABS([.E420]-[.B420])/0.0166667" office:value-type="float" office:value="624.9587500825" calcext:value-type="float">
            <text:p>624.9587500825</text:p>
          </table:table-cell>
          <table:table-cell table:formula="of:=([.F420]-[.C420])/0.0166667" office:value-type="float" office:value="24.245951508097" calcext:value-type="float">
            <text:p>24.245951508097</text:p>
          </table:table-cell>
          <table:table-cell table:formula="of:=DEGREES(ATAN(ABS([.F420]-[.C420])/ABS([.E420]-[.B420])))" office:value-type="float" office:value="2.22173758923008" calcext:value-type="float">
            <text:p>2.22173758923008</text:p>
          </table:table-cell>
          <table:table-cell table:formula="of:=SQRT(POWER([.H420];2)+POWER([.I420];2)+POWER([.J420];2))" office:value-type="float" office:value="627.037948669832" calcext:value-type="float">
            <text:p>627.037948669832</text:p>
          </table:table-cell>
        </table:table-row>
        <table:table-row table:style-name="ro1">
          <table:table-cell office:value-type="float" office:value="71.8521" calcext:value-type="float">
            <text:p>71.8521</text:p>
          </table:table-cell>
          <table:table-cell office:value-type="float" office:value="285.566" calcext:value-type="float">
            <text:p>285.566</text:p>
          </table:table-cell>
          <table:table-cell office:value-type="float" office:value="41.8583" calcext:value-type="float">
            <text:p>41.8583</text:p>
          </table:table-cell>
          <table:table-cell office:value-type="float" office:value="71.3494" calcext:value-type="float">
            <text:p>71.3494</text:p>
          </table:table-cell>
          <table:table-cell office:value-type="float" office:value="272.53" calcext:value-type="float">
            <text:p>272.53</text:p>
          </table:table-cell>
          <table:table-cell office:value-type="float" office:value="42.2143" calcext:value-type="float">
            <text:p>42.2143</text:p>
          </table:table-cell>
          <table:table-cell/>
          <table:table-cell table:formula="of:=([.D421]-[.A421])/0.0166667" office:value-type="float" office:value="-30.1619396761209" calcext:value-type="float">
            <text:p>-30.1619396761209</text:p>
          </table:table-cell>
          <table:table-cell table:formula="of:=ABS([.E421]-[.B421])/0.0166667" office:value-type="float" office:value="782.158435683129" calcext:value-type="float">
            <text:p>782.158435683129</text:p>
          </table:table-cell>
          <table:table-cell table:formula="of:=([.F421]-[.C421])/0.0166667" office:value-type="float" office:value="21.3599572800855" calcext:value-type="float">
            <text:p>21.3599572800855</text:p>
          </table:table-cell>
          <table:table-cell table:formula="of:=DEGREES(ATAN(ABS([.F421]-[.C421])/ABS([.E421]-[.B421])))" office:value-type="float" office:value="1.56430109969973" calcext:value-type="float">
            <text:p>1.56430109969973</text:p>
          </table:table-cell>
          <table:table-cell table:formula="of:=SQRT(POWER([.H421];2)+POWER([.I421];2)+POWER([.J421];2))" office:value-type="float" office:value="783.031167253457" calcext:value-type="float">
            <text:p>783.031167253457</text:p>
          </table:table-cell>
        </table:table-row>
        <table:table-row table:style-name="ro1">
          <table:table-cell office:value-type="float" office:value="72.6218" calcext:value-type="float">
            <text:p>72.6218</text:p>
          </table:table-cell>
          <table:table-cell office:value-type="float" office:value="282.76" calcext:value-type="float">
            <text:p>282.76</text:p>
          </table:table-cell>
          <table:table-cell office:value-type="float" office:value="43.0557" calcext:value-type="float">
            <text:p>43.0557</text:p>
          </table:table-cell>
          <table:table-cell office:value-type="float" office:value="72.3494" calcext:value-type="float">
            <text:p>72.3494</text:p>
          </table:table-cell>
          <table:table-cell office:value-type="float" office:value="272.54" calcext:value-type="float">
            <text:p>272.54</text:p>
          </table:table-cell>
          <table:table-cell office:value-type="float" office:value="42.6978" calcext:value-type="float">
            <text:p>42.6978</text:p>
          </table:table-cell>
          <table:table-cell/>
          <table:table-cell table:formula="of:=([.D422]-[.A422])/0.0166667" office:value-type="float" office:value="-16.3439673120648" calcext:value-type="float">
            <text:p>-16.3439673120648</text:p>
          </table:table-cell>
          <table:table-cell table:formula="of:=ABS([.E422]-[.B422])/0.0166667" office:value-type="float" office:value="613.198773602451" calcext:value-type="float">
            <text:p>613.198773602451</text:p>
          </table:table-cell>
          <table:table-cell table:formula="of:=([.F422]-[.C422])/0.0166667" office:value-type="float" office:value="-21.4739570520859" calcext:value-type="float">
            <text:p>-21.4739570520859</text:p>
          </table:table-cell>
          <table:table-cell table:formula="of:=DEGREES(ATAN(ABS([.F422]-[.C422])/ABS([.E422]-[.B422])))" office:value-type="float" office:value="2.0056539076226" calcext:value-type="float">
            <text:p>2.0056539076226</text:p>
          </table:table-cell>
          <table:table-cell table:formula="of:=SQRT(POWER([.H422];2)+POWER([.I422];2)+POWER([.J422];2))" office:value-type="float" office:value="613.792303671627" calcext:value-type="float">
            <text:p>613.792303671627</text:p>
          </table:table-cell>
        </table:table-row>
        <table:table-row table:style-name="ro1">
          <table:table-cell office:value-type="float" office:value="72.3681" calcext:value-type="float">
            <text:p>72.3681</text:p>
          </table:table-cell>
          <table:table-cell office:value-type="float" office:value="284.089" calcext:value-type="float">
            <text:p>284.089</text:p>
          </table:table-cell>
          <table:table-cell office:value-type="float" office:value="42.8482" calcext:value-type="float">
            <text:p>42.8482</text:p>
          </table:table-cell>
          <table:table-cell office:value-type="float" office:value="71.6058" calcext:value-type="float">
            <text:p>71.6058</text:p>
          </table:table-cell>
          <table:table-cell office:value-type="float" office:value="273.615" calcext:value-type="float">
            <text:p>273.615</text:p>
          </table:table-cell>
          <table:table-cell office:value-type="float" office:value="43.2733" calcext:value-type="float">
            <text:p>43.2733</text:p>
          </table:table-cell>
          <table:table-cell/>
          <table:table-cell table:formula="of:=([.D423]-[.A423])/0.0166667" office:value-type="float" office:value="-45.7379085241827" calcext:value-type="float">
            <text:p>-45.7379085241827</text:p>
          </table:table-cell>
          <table:table-cell table:formula="of:=ABS([.E423]-[.B423])/0.0166667" office:value-type="float" office:value="628.438743122513" calcext:value-type="float">
            <text:p>628.438743122513</text:p>
          </table:table-cell>
          <table:table-cell table:formula="of:=([.F423]-[.C423])/0.0166667" office:value-type="float" office:value="25.5059489881021" calcext:value-type="float">
            <text:p>25.5059489881021</text:p>
          </table:table-cell>
          <table:table-cell table:formula="of:=DEGREES(ATAN(ABS([.F423]-[.C423])/ABS([.E423]-[.B423])))" office:value-type="float" office:value="2.32414315787165" calcext:value-type="float">
            <text:p>2.32414315787165</text:p>
          </table:table-cell>
          <table:table-cell table:formula="of:=SQRT(POWER([.H423];2)+POWER([.I423];2)+POWER([.J423];2))" office:value-type="float" office:value="630.616970567201" calcext:value-type="float">
            <text:p>630.616970567201</text:p>
          </table:table-cell>
        </table:table-row>
        <table:table-row table:style-name="ro1">
          <table:table-cell office:value-type="float" office:value="71.8595" calcext:value-type="float">
            <text:p>71.8595</text:p>
          </table:table-cell>
          <table:table-cell office:value-type="float" office:value="283.983" calcext:value-type="float">
            <text:p>283.983</text:p>
          </table:table-cell>
          <table:table-cell office:value-type="float" office:value="43.1223" calcext:value-type="float">
            <text:p>43.1223</text:p>
          </table:table-cell>
          <table:table-cell office:value-type="float" office:value="71.1068" calcext:value-type="float">
            <text:p>71.1068</text:p>
          </table:table-cell>
          <table:table-cell office:value-type="float" office:value="273.553" calcext:value-type="float">
            <text:p>273.553</text:p>
          </table:table-cell>
          <table:table-cell office:value-type="float" office:value="43.2878" calcext:value-type="float">
            <text:p>43.2878</text:p>
          </table:table-cell>
          <table:table-cell/>
          <table:table-cell table:formula="of:=([.D424]-[.A424])/0.0166667" office:value-type="float" office:value="-45.1619096761801" calcext:value-type="float">
            <text:p>-45.1619096761801</text:p>
          </table:table-cell>
          <table:table-cell table:formula="of:=ABS([.E424]-[.B424])/0.0166667" office:value-type="float" office:value="625.798748402504" calcext:value-type="float">
            <text:p>625.798748402504</text:p>
          </table:table-cell>
          <table:table-cell table:formula="of:=([.F424]-[.C424])/0.0166667" office:value-type="float" office:value="9.92998014003939" calcext:value-type="float">
            <text:p>9.92998014003939</text:p>
          </table:table-cell>
          <table:table-cell table:formula="of:=DEGREES(ATAN(ABS([.F424]-[.C424])/ABS([.E424]-[.B424])))" office:value-type="float" office:value="0.909075339195019" calcext:value-type="float">
            <text:p>0.909075339195019</text:p>
          </table:table-cell>
          <table:table-cell table:formula="of:=SQRT(POWER([.H424];2)+POWER([.I424];2)+POWER([.J424];2))" office:value-type="float" office:value="627.504801649614" calcext:value-type="float">
            <text:p>627.504801649614</text:p>
          </table:table-cell>
        </table:table-row>
        <table:table-row table:style-name="ro1">
          <table:table-cell office:value-type="float" office:value="72.8895" calcext:value-type="float">
            <text:p>72.8895</text:p>
          </table:table-cell>
          <table:table-cell office:value-type="float" office:value="288.083" calcext:value-type="float">
            <text:p>288.083</text:p>
          </table:table-cell>
          <table:table-cell office:value-type="float" office:value="42.9771" calcext:value-type="float">
            <text:p>42.9771</text:p>
          </table:table-cell>
          <table:table-cell office:value-type="float" office:value="72.3628" calcext:value-type="float">
            <text:p>72.3628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43.6497" calcext:value-type="float">
            <text:p>43.6497</text:p>
          </table:table-cell>
          <table:table-cell/>
          <table:table-cell table:formula="of:=([.D425]-[.A425])/0.0166667" office:value-type="float" office:value="-31.6019367961267" calcext:value-type="float">
            <text:p>-31.6019367961267</text:p>
          </table:table-cell>
          <table:table-cell table:formula="of:=ABS([.E425]-[.B425])/0.0166667" office:value-type="float" office:value="638.758722482556" calcext:value-type="float">
            <text:p>638.758722482556</text:p>
          </table:table-cell>
          <table:table-cell table:formula="of:=([.F425]-[.C425])/0.0166667" office:value-type="float" office:value="40.3559192881616" calcext:value-type="float">
            <text:p>40.3559192881616</text:p>
          </table:table-cell>
          <table:table-cell table:formula="of:=DEGREES(ATAN(ABS([.F425]-[.C425])/ABS([.E425]-[.B425])))" office:value-type="float" office:value="3.61506570840886" calcext:value-type="float">
            <text:p>3.61506570840886</text:p>
          </table:table-cell>
          <table:table-cell table:formula="of:=SQRT(POWER([.H425];2)+POWER([.I425];2)+POWER([.J425];2))" office:value-type="float" office:value="640.811975682732" calcext:value-type="float">
            <text:p>640.811975682732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42.9499" calcext:value-type="float">
            <text:p>42.9499</text:p>
          </table:table-cell>
          <table:table-cell office:value-type="float" office:value="71.1056" calcext:value-type="float">
            <text:p>71.1056</text:p>
          </table:table-cell>
          <table:table-cell office:value-type="float" office:value="277.29" calcext:value-type="float">
            <text:p>277.29</text:p>
          </table:table-cell>
          <table:table-cell office:value-type="float" office:value="43.6847" calcext:value-type="float">
            <text:p>43.6847</text:p>
          </table:table-cell>
          <table:table-cell/>
          <table:table-cell table:formula="of:=([.D426]-[.A426])/0.0166667" office:value-type="float" office:value="-60.6358787282432" calcext:value-type="float">
            <text:p>-60.6358787282432</text:p>
          </table:table-cell>
          <table:table-cell table:formula="of:=ABS([.E426]-[.B426])/0.0166667" office:value-type="float" office:value="563.278873442252" calcext:value-type="float">
            <text:p>563.278873442252</text:p>
          </table:table-cell>
          <table:table-cell table:formula="of:=([.F426]-[.C426])/0.0166667" office:value-type="float" office:value="44.0879118241764" calcext:value-type="float">
            <text:p>44.0879118241764</text:p>
          </table:table-cell>
          <table:table-cell table:formula="of:=DEGREES(ATAN(ABS([.F426]-[.C426])/ABS([.E426]-[.B426])))" office:value-type="float" office:value="4.47542397842714" calcext:value-type="float">
            <text:p>4.47542397842714</text:p>
          </table:table-cell>
          <table:table-cell table:formula="of:=SQRT(POWER([.H426];2)+POWER([.I426];2)+POWER([.J426];2))" office:value-type="float" office:value="568.246023324875" calcext:value-type="float">
            <text:p>568.246023324875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6.632" calcext:value-type="float">
            <text:p>286.632</text:p>
          </table:table-cell>
          <table:table-cell office:value-type="float" office:value="43.211" calcext:value-type="float">
            <text:p>43.211</text:p>
          </table:table-cell>
          <table:table-cell office:value-type="float" office:value="71.1019" calcext:value-type="float">
            <text:p>71.1019</text:p>
          </table:table-cell>
          <table:table-cell office:value-type="float" office:value="277.384" calcext:value-type="float">
            <text:p>277.384</text:p>
          </table:table-cell>
          <table:table-cell office:value-type="float" office:value="43.1712" calcext:value-type="float">
            <text:p>43.1712</text:p>
          </table:table-cell>
          <table:table-cell/>
          <table:table-cell table:formula="of:=([.D427]-[.A427])/0.0166667" office:value-type="float" office:value="-60.9538780922439" calcext:value-type="float">
            <text:p>-60.9538780922439</text:p>
          </table:table-cell>
          <table:table-cell table:formula="of:=ABS([.E427]-[.B427])/0.0166667" office:value-type="float" office:value="554.878890242219" calcext:value-type="float">
            <text:p>554.878890242219</text:p>
          </table:table-cell>
          <table:table-cell table:formula="of:=([.F427]-[.C427])/0.0166667" office:value-type="float" office:value="-2.38799522400953" calcext:value-type="float">
            <text:p>-2.38799522400953</text:p>
          </table:table-cell>
          <table:table-cell table:formula="of:=DEGREES(ATAN(ABS([.F427]-[.C427])/ABS([.E427]-[.B427])))" office:value-type="float" office:value="0.246578497656096" calcext:value-type="float">
            <text:p>0.246578497656096</text:p>
          </table:table-cell>
          <table:table-cell table:formula="of:=SQRT(POWER([.H427];2)+POWER([.I427];2)+POWER([.J427];2))" office:value-type="float" office:value="558.221874000035" calcext:value-type="float">
            <text:p>558.221874000035</text:p>
          </table:table-cell>
        </table:table-row>
        <table:table-row table:style-name="ro1">
          <table:table-cell office:value-type="float" office:value="73.3914" calcext:value-type="float">
            <text:p>73.3914</text:p>
          </table:table-cell>
          <table:table-cell office:value-type="float" office:value="284.089" calcext:value-type="float">
            <text:p>284.089</text:p>
          </table:table-cell>
          <table:table-cell office:value-type="float" office:value="43.344" calcext:value-type="float">
            <text:p>43.344</text:p>
          </table:table-cell>
          <table:table-cell office:value-type="float" office:value="73.352" calcext:value-type="float">
            <text:p>73.352</text:p>
          </table:table-cell>
          <table:table-cell office:value-type="float" office:value="272.419" calcext:value-type="float">
            <text:p>272.419</text:p>
          </table:table-cell>
          <table:table-cell office:value-type="float" office:value="43.9427" calcext:value-type="float">
            <text:p>43.9427</text:p>
          </table:table-cell>
          <table:table-cell/>
          <table:table-cell table:formula="of:=([.D428]-[.A428])/0.0166667" office:value-type="float" office:value="-2.36399527200949" calcext:value-type="float">
            <text:p>-2.36399527200949</text:p>
          </table:table-cell>
          <table:table-cell table:formula="of:=ABS([.E428]-[.B428])/0.0166667" office:value-type="float" office:value="700.198599602802" calcext:value-type="float">
            <text:p>700.198599602802</text:p>
          </table:table-cell>
          <table:table-cell table:formula="of:=([.F428]-[.C428])/0.0166667" office:value-type="float" office:value="35.9219281561437" calcext:value-type="float">
            <text:p>35.9219281561437</text:p>
          </table:table-cell>
          <table:table-cell table:formula="of:=DEGREES(ATAN(ABS([.F428]-[.C428])/ABS([.E428]-[.B428])))" office:value-type="float" office:value="2.93684114038257" calcext:value-type="float">
            <text:p>2.93684114038257</text:p>
          </table:table-cell>
          <table:table-cell table:formula="of:=SQRT(POWER([.H428];2)+POWER([.I428];2)+POWER([.J428];2))" office:value-type="float" office:value="701.123421575564" calcext:value-type="float">
            <text:p>701.123421575564</text:p>
          </table:table-cell>
        </table:table-row>
        <table:table-row table:style-name="ro1">
          <table:table-cell office:value-type="float" office:value="72.8916" calcext:value-type="float">
            <text:p>72.8916</text:p>
          </table:table-cell>
          <table:table-cell office:value-type="float" office:value="290.967" calcext:value-type="float">
            <text:p>290.967</text:p>
          </table:table-cell>
          <table:table-cell office:value-type="float" office:value="42.0136" calcext:value-type="float">
            <text:p>42.0136</text:p>
          </table:table-cell>
          <table:table-cell office:value-type="float" office:value="72.3613" calcext:value-type="float">
            <text:p>72.3613</text:p>
          </table:table-cell>
          <table:table-cell office:value-type="float" office:value="280.195" calcext:value-type="float">
            <text:p>280.195</text:p>
          </table:table-cell>
          <table:table-cell office:value-type="float" office:value="42.7109" calcext:value-type="float">
            <text:p>42.7109</text:p>
          </table:table-cell>
          <table:table-cell/>
          <table:table-cell table:formula="of:=([.D429]-[.A429])/0.0166667" office:value-type="float" office:value="-31.8179363641271" calcext:value-type="float">
            <text:p>-31.8179363641271</text:p>
          </table:table-cell>
          <table:table-cell table:formula="of:=ABS([.E429]-[.B429])/0.0166667" office:value-type="float" office:value="646.318707362585" calcext:value-type="float">
            <text:p>646.318707362585</text:p>
          </table:table-cell>
          <table:table-cell table:formula="of:=([.F429]-[.C429])/0.0166667" office:value-type="float" office:value="41.8379163241677" calcext:value-type="float">
            <text:p>41.8379163241677</text:p>
          </table:table-cell>
          <table:table-cell table:formula="of:=DEGREES(ATAN(ABS([.F429]-[.C429])/ABS([.E429]-[.B429])))" office:value-type="float" office:value="3.7037395688829" calcext:value-type="float">
            <text:p>3.7037395688829</text:p>
          </table:table-cell>
          <table:table-cell table:formula="of:=SQRT(POWER([.H429];2)+POWER([.I429];2)+POWER([.J429];2))" office:value-type="float" office:value="648.452514686821" calcext:value-type="float">
            <text:p>648.452514686821</text:p>
          </table:table-cell>
        </table:table-row>
        <table:table-row table:style-name="ro1">
          <table:table-cell office:value-type="float" office:value="72.1147" calcext:value-type="float">
            <text:p>72.1147</text:p>
          </table:table-cell>
          <table:table-cell office:value-type="float" office:value="289.495" calcext:value-type="float">
            <text:p>289.495</text:p>
          </table:table-cell>
          <table:table-cell office:value-type="float" office:value="42.2525" calcext:value-type="float">
            <text:p>42.2525</text:p>
          </table:table-cell>
          <table:table-cell office:value-type="float" office:value="71.3475" calcext:value-type="float">
            <text:p>71.3475</text:p>
          </table:table-cell>
          <table:table-cell office:value-type="float" office:value="278.839" calcext:value-type="float">
            <text:p>278.839</text:p>
          </table:table-cell>
          <table:table-cell office:value-type="float" office:value="42.4362" calcext:value-type="float">
            <text:p>42.4362</text:p>
          </table:table-cell>
          <table:table-cell/>
          <table:table-cell table:formula="of:=([.D430]-[.A430])/0.0166667" office:value-type="float" office:value="-46.0319079361843" calcext:value-type="float">
            <text:p>-46.0319079361843</text:p>
          </table:table-cell>
          <table:table-cell table:formula="of:=ABS([.E430]-[.B430])/0.0166667" office:value-type="float" office:value="639.358721282558" calcext:value-type="float">
            <text:p>639.358721282558</text:p>
          </table:table-cell>
          <table:table-cell table:formula="of:=([.F430]-[.C430])/0.0166667" office:value-type="float" office:value="11.0219779560442" calcext:value-type="float">
            <text:p>11.0219779560442</text:p>
          </table:table-cell>
          <table:table-cell table:formula="of:=DEGREES(ATAN(ABS([.F430]-[.C430])/ABS([.E430]-[.B430])))" office:value-type="float" office:value="0.98763065202041" calcext:value-type="float">
            <text:p>0.98763065202041</text:p>
          </table:table-cell>
          <table:table-cell table:formula="of:=SQRT(POWER([.H430];2)+POWER([.I430];2)+POWER([.J430];2))" office:value-type="float" office:value="641.108411289679" calcext:value-type="float">
            <text:p>641.108411289679</text:p>
          </table:table-cell>
        </table:table-row>
        <table:table-row table:style-name="ro1">
          <table:table-cell office:value-type="float" office:value="72.6342" calcext:value-type="float">
            <text:p>72.6342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41.7985" calcext:value-type="float">
            <text:p>41.7985</text:p>
          </table:table-cell>
          <table:table-cell office:value-type="float" office:value="72.1145" calcext:value-type="float">
            <text:p>72.1145</text:p>
          </table:table-cell>
          <table:table-cell office:value-type="float" office:value="281.318" calcext:value-type="float">
            <text:p>281.318</text:p>
          </table:table-cell>
          <table:table-cell office:value-type="float" office:value="43.5394" calcext:value-type="float">
            <text:p>43.5394</text:p>
          </table:table-cell>
          <table:table-cell/>
          <table:table-cell table:formula="of:=([.D431]-[.A431])/0.0166667" office:value-type="float" office:value="-31.1819376361247" calcext:value-type="float">
            <text:p>-31.1819376361247</text:p>
          </table:table-cell>
          <table:table-cell table:formula="of:=ABS([.E431]-[.B431])/0.0166667" office:value-type="float" office:value="661.858676282648" calcext:value-type="float">
            <text:p>661.858676282648</text:p>
          </table:table-cell>
          <table:table-cell table:formula="of:=([.F431]-[.C431])/0.0166667" office:value-type="float" office:value="104.453791092418" calcext:value-type="float">
            <text:p>104.453791092418</text:p>
          </table:table-cell>
          <table:table-cell table:formula="of:=DEGREES(ATAN(ABS([.F431]-[.C431])/ABS([.E431]-[.B431])))" office:value-type="float" office:value="8.96838567786833" calcext:value-type="float">
            <text:p>8.96838567786833</text:p>
          </table:table-cell>
          <table:table-cell table:formula="of:=SQRT(POWER([.H431];2)+POWER([.I431];2)+POWER([.J431];2))" office:value-type="float" office:value="670.775532558352" calcext:value-type="float">
            <text:p>670.775532558352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90.948" calcext:value-type="float">
            <text:p>290.948</text:p>
          </table:table-cell>
          <table:table-cell office:value-type="float" office:value="41.7672" calcext:value-type="float">
            <text:p>41.7672</text:p>
          </table:table-cell>
          <table:table-cell office:value-type="float" office:value="71.3393" calcext:value-type="float">
            <text:p>71.3393</text:p>
          </table:table-cell>
          <table:table-cell office:value-type="float" office:value="281.624" calcext:value-type="float">
            <text:p>281.624</text:p>
          </table:table-cell>
          <table:table-cell office:value-type="float" office:value="41.4845" calcext:value-type="float">
            <text:p>41.4845</text:p>
          </table:table-cell>
          <table:table-cell/>
          <table:table-cell table:formula="of:=([.D432]-[.A432])/0.0166667" office:value-type="float" office:value="-46.4279071441862" calcext:value-type="float">
            <text:p>-46.4279071441862</text:p>
          </table:table-cell>
          <table:table-cell table:formula="of:=ABS([.E432]-[.B432])/0.0166667" office:value-type="float" office:value="559.438881122235" calcext:value-type="float">
            <text:p>559.438881122235</text:p>
          </table:table-cell>
          <table:table-cell table:formula="of:=([.F432]-[.C432])/0.0166667" office:value-type="float" office:value="-16.9619660760682" calcext:value-type="float">
            <text:p>-16.9619660760682</text:p>
          </table:table-cell>
          <table:table-cell table:formula="of:=DEGREES(ATAN(ABS([.F432]-[.C432])/ABS([.E432]-[.B432])))" office:value-type="float" office:value="1.73665339568265" calcext:value-type="float">
            <text:p>1.73665339568265</text:p>
          </table:table-cell>
          <table:table-cell table:formula="of:=SQRT(POWER([.H432];2)+POWER([.I432];2)+POWER([.J432];2))" office:value-type="float" office:value="561.618305049126" calcext:value-type="float">
            <text:p>561.618305049126</text:p>
          </table:table-cell>
        </table:table-row>
        <table:table-row table:style-name="ro1">
          <table:table-cell office:value-type="float" office:value="72.6342" calcext:value-type="float">
            <text:p>72.6342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41.7985" calcext:value-type="float">
            <text:p>41.7985</text:p>
          </table:table-cell>
          <table:table-cell office:value-type="float" office:value="71.8502" calcext:value-type="float">
            <text:p>71.8502</text:p>
          </table:table-cell>
          <table:table-cell office:value-type="float" office:value="282.936" calcext:value-type="float">
            <text:p>282.936</text:p>
          </table:table-cell>
          <table:table-cell office:value-type="float" office:value="41.773" calcext:value-type="float">
            <text:p>41.773</text:p>
          </table:table-cell>
          <table:table-cell/>
          <table:table-cell table:formula="of:=([.D433]-[.A433])/0.0166667" office:value-type="float" office:value="-47.0399059201885" calcext:value-type="float">
            <text:p>-47.0399059201885</text:p>
          </table:table-cell>
          <table:table-cell table:formula="of:=ABS([.E433]-[.B433])/0.0166667" office:value-type="float" office:value="564.77887044226" calcext:value-type="float">
            <text:p>564.77887044226</text:p>
          </table:table-cell>
          <table:table-cell table:formula="of:=([.F433]-[.C433])/0.0166667" office:value-type="float" office:value="-1.52999694000575" calcext:value-type="float">
            <text:p>-1.52999694000575</text:p>
          </table:table-cell>
          <table:table-cell table:formula="of:=DEGREES(ATAN(ABS([.F433]-[.C433])/ABS([.E433]-[.B433])))" office:value-type="float" office:value="0.155215000903683" calcext:value-type="float">
            <text:p>0.155215000903683</text:p>
          </table:table-cell>
          <table:table-cell table:formula="of:=SQRT(POWER([.H433];2)+POWER([.I433];2)+POWER([.J433];2))" office:value-type="float" office:value="566.736505033558" calcext:value-type="float">
            <text:p>566.736505033558</text:p>
          </table:table-cell>
        </table:table-row>
        <table:table-row table:style-name="ro1">
          <table:table-cell office:value-type="float" office:value="71.8566" calcext:value-type="float">
            <text:p>71.8566</text:p>
          </table:table-cell>
          <table:table-cell office:value-type="float" office:value="289.468" calcext:value-type="float">
            <text:p>289.468</text:p>
          </table:table-cell>
          <table:table-cell office:value-type="float" office:value="42.2591" calcext:value-type="float">
            <text:p>42.2591</text:p>
          </table:table-cell>
          <table:table-cell office:value-type="float" office:value="71.0981" calcext:value-type="float">
            <text:p>71.0981</text:p>
          </table:table-cell>
          <table:table-cell office:value-type="float" office:value="277.473" calcext:value-type="float">
            <text:p>277.473</text:p>
          </table:table-cell>
          <table:table-cell office:value-type="float" office:value="42.6579" calcext:value-type="float">
            <text:p>42.6579</text:p>
          </table:table-cell>
          <table:table-cell/>
          <table:table-cell table:formula="of:=([.D434]-[.A434])/0.0166667" office:value-type="float" office:value="-45.5099089801819" calcext:value-type="float">
            <text:p>-45.5099089801819</text:p>
          </table:table-cell>
          <table:table-cell table:formula="of:=ABS([.E434]-[.B434])/0.0166667" office:value-type="float" office:value="719.698560602879" calcext:value-type="float">
            <text:p>719.698560602879</text:p>
          </table:table-cell>
          <table:table-cell table:formula="of:=([.F434]-[.C434])/0.0166667" office:value-type="float" office:value="23.9279521440958" calcext:value-type="float">
            <text:p>23.9279521440958</text:p>
          </table:table-cell>
          <table:table-cell table:formula="of:=DEGREES(ATAN(ABS([.F434]-[.C434])/ABS([.E434]-[.B434])))" office:value-type="float" office:value="1.90422203722401" calcext:value-type="float">
            <text:p>1.90422203722401</text:p>
          </table:table-cell>
          <table:table-cell table:formula="of:=SQRT(POWER([.H434];2)+POWER([.I434];2)+POWER([.J434];2))" office:value-type="float" office:value="721.5328938053" calcext:value-type="float">
            <text:p>721.5328938053</text:p>
          </table:table-cell>
        </table:table-row>
        <table:table-row table:style-name="ro1">
          <table:table-cell office:value-type="float" office:value="71.5937" calcext:value-type="float">
            <text:p>71.5937</text:p>
          </table:table-cell>
          <table:table-cell office:value-type="float" office:value="292.298" calcext:value-type="float">
            <text:p>292.298</text:p>
          </table:table-cell>
          <table:table-cell office:value-type="float" office:value="41.5588" calcext:value-type="float">
            <text:p>41.5588</text:p>
          </table:table-cell>
          <table:table-cell office:value-type="float" office:value="70.8332" calcext:value-type="float">
            <text:p>70.8332</text:p>
          </table:table-cell>
          <table:table-cell office:value-type="float" office:value="281.515" calcext:value-type="float">
            <text:p>281.515</text:p>
          </table:table-cell>
          <table:table-cell office:value-type="float" office:value="41.7589" calcext:value-type="float">
            <text:p>41.7589</text:p>
          </table:table-cell>
          <table:table-cell/>
          <table:table-cell table:formula="of:=([.D435]-[.A435])/0.0166667" office:value-type="float" office:value="-45.6299087401821" calcext:value-type="float">
            <text:p>-45.6299087401821</text:p>
          </table:table-cell>
          <table:table-cell table:formula="of:=ABS([.E435]-[.B435])/0.0166667" office:value-type="float" office:value="646.978706042589" calcext:value-type="float">
            <text:p>646.978706042589</text:p>
          </table:table-cell>
          <table:table-cell table:formula="of:=([.F435]-[.C435])/0.0166667" office:value-type="float" office:value="12.005975988048" calcext:value-type="float">
            <text:p>12.005975988048</text:p>
          </table:table-cell>
          <table:table-cell table:formula="of:=DEGREES(ATAN(ABS([.F435]-[.C435])/ABS([.E435]-[.B435])))" office:value-type="float" office:value="1.06311506348455" calcext:value-type="float">
            <text:p>1.06311506348455</text:p>
          </table:table-cell>
          <table:table-cell table:formula="of:=SQRT(POWER([.H435];2)+POWER([.I435];2)+POWER([.J435];2))" office:value-type="float" office:value="648.696907733963" calcext:value-type="float">
            <text:p>648.696907733963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56" calcext:value-type="float">
            <text:p>284.056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71.3581" calcext:value-type="float">
            <text:p>71.3581</text:p>
          </table:table-cell>
          <table:table-cell office:value-type="float" office:value="273.534" calcext:value-type="float">
            <text:p>273.534</text:p>
          </table:table-cell>
          <table:table-cell office:value-type="float" office:value="43.5361" calcext:value-type="float">
            <text:p>43.5361</text:p>
          </table:table-cell>
          <table:table-cell/>
          <table:table-cell table:formula="of:=([.D436]-[.A436])/0.0166667" office:value-type="float" office:value="-45.2939094121816" calcext:value-type="float">
            <text:p>-45.2939094121816</text:p>
          </table:table-cell>
          <table:table-cell table:formula="of:=ABS([.E436]-[.B436])/0.0166667" office:value-type="float" office:value="631.318737362525" calcext:value-type="float">
            <text:p>631.318737362525</text:p>
          </table:table-cell>
          <table:table-cell table:formula="of:=([.F436]-[.C436])/0.0166667" office:value-type="float" office:value="40.8239183521632" calcext:value-type="float">
            <text:p>40.8239183521632</text:p>
          </table:table-cell>
          <table:table-cell table:formula="of:=DEGREES(ATAN(ABS([.F436]-[.C436])/ABS([.E436]-[.B436])))" office:value-type="float" office:value="3.69985240887988" calcext:value-type="float">
            <text:p>3.69985240887988</text:p>
          </table:table-cell>
          <table:table-cell table:formula="of:=SQRT(POWER([.H436];2)+POWER([.I436];2)+POWER([.J436];2))" office:value-type="float" office:value="634.256634718531" calcext:value-type="float">
            <text:p>634.256634718531</text:p>
          </table:table-cell>
        </table:table-row>
        <table:table-row table:style-name="ro1">
          <table:table-cell office:value-type="float" office:value="72.375" calcext:value-type="float">
            <text:p>72.375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43.6811" calcext:value-type="float">
            <text:p>43.6811</text:p>
          </table:table-cell>
          <table:table-cell office:value-type="float" office:value="72.1128" calcext:value-type="float">
            <text:p>72.1128</text:p>
          </table:table-cell>
          <table:table-cell office:value-type="float" office:value="273.416" calcext:value-type="float">
            <text:p>273.416</text:p>
          </table:table-cell>
          <table:table-cell office:value-type="float" office:value="44.5362" calcext:value-type="float">
            <text:p>44.5362</text:p>
          </table:table-cell>
          <table:table-cell/>
          <table:table-cell table:formula="of:=([.D437]-[.A437])/0.0166667" office:value-type="float" office:value="-15.7319685360634" calcext:value-type="float">
            <text:p>-15.7319685360634</text:p>
          </table:table-cell>
          <table:table-cell table:formula="of:=ABS([.E437]-[.B437])/0.0166667" office:value-type="float" office:value="708.718582562836" calcext:value-type="float">
            <text:p>708.718582562836</text:p>
          </table:table-cell>
          <table:table-cell table:formula="of:=([.F437]-[.C437])/0.0166667" office:value-type="float" office:value="51.3058973882052" calcext:value-type="float">
            <text:p>51.3058973882052</text:p>
          </table:table-cell>
          <table:table-cell table:formula="of:=DEGREES(ATAN(ABS([.F437]-[.C437])/ABS([.E437]-[.B437])))" office:value-type="float" office:value="4.14056067438466" calcext:value-type="float">
            <text:p>4.14056067438466</text:p>
          </table:table-cell>
          <table:table-cell table:formula="of:=SQRT(POWER([.H437];2)+POWER([.I437];2)+POWER([.J437];2))" office:value-type="float" office:value="710.747366657593" calcext:value-type="float">
            <text:p>710.747366657593</text:p>
          </table:table-cell>
        </table:table-row>
        <table:table-row table:style-name="ro1">
          <table:table-cell office:value-type="float" office:value="72.1195" calcext:value-type="float">
            <text:p>72.1195</text:p>
          </table:table-cell>
          <table:table-cell office:value-type="float" office:value="287.952" calcext:value-type="float">
            <text:p>287.952</text:p>
          </table:table-cell>
          <table:table-cell office:value-type="float" office:value="43.2593" calcext:value-type="float">
            <text:p>43.2593</text:p>
          </table:table-cell>
          <table:table-cell office:value-type="float" office:value="71.1086" calcext:value-type="float">
            <text:p>71.1086</text:p>
          </table:table-cell>
          <table:table-cell office:value-type="float" office:value="275.964" calcext:value-type="float">
            <text:p>275.964</text:p>
          </table:table-cell>
          <table:table-cell office:value-type="float" office:value="43.8948" calcext:value-type="float">
            <text:p>43.8948</text:p>
          </table:table-cell>
          <table:table-cell/>
          <table:table-cell table:formula="of:=([.D438]-[.A438])/0.0166667" office:value-type="float" office:value="-60.653878692243" calcext:value-type="float">
            <text:p>-60.653878692243</text:p>
          </table:table-cell>
          <table:table-cell table:formula="of:=ABS([.E438]-[.B438])/0.0166667" office:value-type="float" office:value="719.278561442877" calcext:value-type="float">
            <text:p>719.278561442877</text:p>
          </table:table-cell>
          <table:table-cell table:formula="of:=([.F438]-[.C438])/0.0166667" office:value-type="float" office:value="38.1299237401525" calcext:value-type="float">
            <text:p>38.1299237401525</text:p>
          </table:table-cell>
          <table:table-cell table:formula="of:=DEGREES(ATAN(ABS([.F438]-[.C438])/ABS([.E438]-[.B438])))" office:value-type="float" office:value="3.0344859365507" calcext:value-type="float">
            <text:p>3.0344859365507</text:p>
          </table:table-cell>
          <table:table-cell table:formula="of:=SQRT(POWER([.H438];2)+POWER([.I438];2)+POWER([.J438];2))" office:value-type="float" office:value="722.837763980395" calcext:value-type="float">
            <text:p>722.837763980395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47" calcext:value-type="float">
            <text:p>285.447</text:p>
          </table:table-cell>
          <table:table-cell office:value-type="float" office:value="42.6336" calcext:value-type="float">
            <text:p>42.6336</text:p>
          </table:table-cell>
          <table:table-cell office:value-type="float" office:value="71.3497" calcext:value-type="float">
            <text:p>71.3497</text:p>
          </table:table-cell>
          <table:table-cell office:value-type="float" office:value="277.53" calcext:value-type="float">
            <text:p>277.53</text:p>
          </table:table-cell>
          <table:table-cell office:value-type="float" office:value="42.6465" calcext:value-type="float">
            <text:p>42.6465</text:p>
          </table:table-cell>
          <table:table-cell/>
          <table:table-cell table:formula="of:=([.D439]-[.A439])/0.0166667" office:value-type="float" office:value="-61.1518776962445" calcext:value-type="float">
            <text:p>-61.1518776962445</text:p>
          </table:table-cell>
          <table:table-cell table:formula="of:=ABS([.E439]-[.B439])/0.0166667" office:value-type="float" office:value="475.019049961902" calcext:value-type="float">
            <text:p>475.019049961902</text:p>
          </table:table-cell>
          <table:table-cell table:formula="of:=([.F439]-[.C439])/0.0166667" office:value-type="float" office:value="0.773998452003211" calcext:value-type="float">
            <text:p>0.773998452003211</text:p>
          </table:table-cell>
          <table:table-cell table:formula="of:=DEGREES(ATAN(ABS([.F439]-[.C439])/ABS([.E439]-[.B439])))" office:value-type="float" office:value="0.0933579514478054" calcext:value-type="float">
            <text:p>0.093357951447805</text:p>
          </table:table-cell>
          <table:table-cell table:formula="of:=SQRT(POWER([.H439];2)+POWER([.I439];2)+POWER([.J439];2))" office:value-type="float" office:value="478.939713373289" calcext:value-type="float">
            <text:p>478.939713373289</text:p>
          </table:table-cell>
        </table:table-row>
        <table:table-row table:style-name="ro1">
          <table:table-cell office:value-type="float" office:value="72.1145" calcext:value-type="float">
            <text:p>72.1145</text:p>
          </table:table-cell>
          <table:table-cell office:value-type="float" office:value="281.302" calcext:value-type="float">
            <text:p>281.302</text:p>
          </table:table-cell>
          <table:table-cell office:value-type="float" office:value="43.5419" calcext:value-type="float">
            <text:p>43.5419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72.279" calcext:value-type="float">
            <text:p>272.279</text:p>
          </table:table-cell>
          <table:table-cell office:value-type="float" office:value="43.4904" calcext:value-type="float">
            <text:p>43.4904</text:p>
          </table:table-cell>
          <table:table-cell/>
          <table:table-cell table:formula="of:=([.D440]-[.A440])/0.0166667" office:value-type="float" office:value="-45.3599092801815" calcext:value-type="float">
            <text:p>-45.3599092801815</text:p>
          </table:table-cell>
          <table:table-cell table:formula="of:=ABS([.E440]-[.B440])/0.0166667" office:value-type="float" office:value="541.378917242167" calcext:value-type="float">
            <text:p>541.378917242167</text:p>
          </table:table-cell>
          <table:table-cell table:formula="of:=([.F440]-[.C440])/0.0166667" office:value-type="float" office:value="-3.08999382001219" calcext:value-type="float">
            <text:p>-3.08999382001219</text:p>
          </table:table-cell>
          <table:table-cell table:formula="of:=DEGREES(ATAN(ABS([.F440]-[.C440])/ABS([.E440]-[.B440])))" office:value-type="float" office:value="0.3270199050689" calcext:value-type="float">
            <text:p>0.3270199050689</text:p>
          </table:table-cell>
          <table:table-cell table:formula="of:=SQRT(POWER([.H440];2)+POWER([.I440];2)+POWER([.J440];2))" office:value-type="float" office:value="543.28464129406" calcext:value-type="float">
            <text:p>543.28464129406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3.945" calcext:value-type="float">
            <text:p>283.945</text:p>
          </table:table-cell>
          <table:table-cell office:value-type="float" office:value="43.3785" calcext:value-type="float">
            <text:p>43.3785</text:p>
          </table:table-cell>
          <table:table-cell office:value-type="float" office:value="71.6093" calcext:value-type="float">
            <text:p>71.6093</text:p>
          </table:table-cell>
          <table:table-cell office:value-type="float" office:value="273.508" calcext:value-type="float">
            <text:p>273.508</text:p>
          </table:table-cell>
          <table:table-cell office:value-type="float" office:value="43.7851" calcext:value-type="float">
            <text:p>43.7851</text:p>
          </table:table-cell>
          <table:table-cell/>
          <table:table-cell table:formula="of:=([.D441]-[.A441])/0.0166667" office:value-type="float" office:value="-30.4139391721218" calcext:value-type="float">
            <text:p>-30.4139391721218</text:p>
          </table:table-cell>
          <table:table-cell table:formula="of:=ABS([.E441]-[.B441])/0.0166667" office:value-type="float" office:value="626.218747562506" calcext:value-type="float">
            <text:p>626.218747562506</text:p>
          </table:table-cell>
          <table:table-cell table:formula="of:=([.F441]-[.C441])/0.0166667" office:value-type="float" office:value="24.3959512080974" calcext:value-type="float">
            <text:p>24.3959512080974</text:p>
          </table:table-cell>
          <table:table-cell table:formula="of:=DEGREES(ATAN(ABS([.F441]-[.C441])/ABS([.E441]-[.B441])))" office:value-type="float" office:value="2.23097528587757" calcext:value-type="float">
            <text:p>2.23097528587757</text:p>
          </table:table-cell>
          <table:table-cell table:formula="of:=SQRT(POWER([.H441];2)+POWER([.I441];2)+POWER([.J441];2))" office:value-type="float" office:value="627.431342801797" calcext:value-type="float">
            <text:p>627.431342801797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3.983" calcext:value-type="float">
            <text:p>283.983</text:p>
          </table:table-cell>
          <table:table-cell office:value-type="float" office:value="43.3701" calcext:value-type="float">
            <text:p>43.3701</text:p>
          </table:table-cell>
          <table:table-cell office:value-type="float" office:value="71.6076" calcext:value-type="float">
            <text:p>71.6076</text:p>
          </table:table-cell>
          <table:table-cell office:value-type="float" office:value="273.559" calcext:value-type="float">
            <text:p>273.559</text:p>
          </table:table-cell>
          <table:table-cell office:value-type="float" office:value="43.5297" calcext:value-type="float">
            <text:p>43.5297</text:p>
          </table:table-cell>
          <table:table-cell/>
          <table:table-cell table:formula="of:=([.D442]-[.A442])/0.0166667" office:value-type="float" office:value="-45.8159083681831" calcext:value-type="float">
            <text:p>-45.8159083681831</text:p>
          </table:table-cell>
          <table:table-cell table:formula="of:=ABS([.E442]-[.B442])/0.0166667" office:value-type="float" office:value="625.4387491225" calcext:value-type="float">
            <text:p>625.4387491225</text:p>
          </table:table-cell>
          <table:table-cell table:formula="of:=([.F442]-[.C442])/0.0166667" office:value-type="float" office:value="9.57598084803816" calcext:value-type="float">
            <text:p>9.57598084803816</text:p>
          </table:table-cell>
          <table:table-cell table:formula="of:=DEGREES(ATAN(ABS([.F442]-[.C442])/ABS([.E442]-[.B442])))" office:value-type="float" office:value="0.877176895919173" calcext:value-type="float">
            <text:p>0.877176895919173</text:p>
          </table:table-cell>
          <table:table-cell table:formula="of:=SQRT(POWER([.H442];2)+POWER([.I442];2)+POWER([.J442];2))" office:value-type="float" office:value="627.18771175201" calcext:value-type="float">
            <text:p>627.18771175201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67" calcext:value-type="float">
            <text:p>284.067</text:p>
          </table:table-cell>
          <table:table-cell office:value-type="float" office:value="42.854" calcext:value-type="float">
            <text:p>42.854</text:p>
          </table:table-cell>
          <table:table-cell office:value-type="float" office:value="71.102" calcext:value-type="float">
            <text:p>71.102</text:p>
          </table:table-cell>
          <table:table-cell office:value-type="float" office:value="274.902" calcext:value-type="float">
            <text:p>274.902</text:p>
          </table:table-cell>
          <table:table-cell office:value-type="float" office:value="42.8228" calcext:value-type="float">
            <text:p>42.8228</text:p>
          </table:table-cell>
          <table:table-cell/>
          <table:table-cell table:formula="of:=([.D443]-[.A443])/0.0166667" office:value-type="float" office:value="-60.6598786802424" calcext:value-type="float">
            <text:p>-60.6598786802424</text:p>
          </table:table-cell>
          <table:table-cell table:formula="of:=ABS([.E443]-[.B443])/0.0166667" office:value-type="float" office:value="549.898900202201" calcext:value-type="float">
            <text:p>549.898900202201</text:p>
          </table:table-cell>
          <table:table-cell table:formula="of:=([.F443]-[.C443])/0.0166667" office:value-type="float" office:value="-1.87199625600739" calcext:value-type="float">
            <text:p>-1.87199625600739</text:p>
          </table:table-cell>
          <table:table-cell table:formula="of:=DEGREES(ATAN(ABS([.F443]-[.C443])/ABS([.E443]-[.B443])))" office:value-type="float" office:value="0.195048708704324" calcext:value-type="float">
            <text:p>0.195048708704324</text:p>
          </table:table-cell>
          <table:table-cell table:formula="of:=SQRT(POWER([.H443];2)+POWER([.I443];2)+POWER([.J443];2))" office:value-type="float" office:value="553.237675592574" calcext:value-type="float">
            <text:p>553.237675592574</text:p>
          </table:table-cell>
        </table:table-row>
        <table:table-row table:style-name="ro1">
          <table:table-cell office:value-type="float" office:value="71.8588" calcext:value-type="float">
            <text:p>71.8588</text:p>
          </table:table-cell>
          <table:table-cell office:value-type="float" office:value="285.342" calcext:value-type="float">
            <text:p>285.342</text:p>
          </table:table-cell>
          <table:table-cell office:value-type="float" office:value="42.9085" calcext:value-type="float">
            <text:p>42.9085</text:p>
          </table:table-cell>
          <table:table-cell office:value-type="float" office:value="70.8557" calcext:value-type="float">
            <text:p>70.8557</text:p>
          </table:table-cell>
          <table:table-cell office:value-type="float" office:value="274.774" calcext:value-type="float">
            <text:p>274.774</text:p>
          </table:table-cell>
          <table:table-cell office:value-type="float" office:value="43.3421" calcext:value-type="float">
            <text:p>43.3421</text:p>
          </table:table-cell>
          <table:table-cell/>
          <table:table-cell table:formula="of:=([.D444]-[.A444])/0.0166667" office:value-type="float" office:value="-60.185879628241" calcext:value-type="float">
            <text:p>-60.185879628241</text:p>
          </table:table-cell>
          <table:table-cell table:formula="of:=ABS([.E444]-[.B444])/0.0166667" office:value-type="float" office:value="634.078731842535" calcext:value-type="float">
            <text:p>634.078731842535</text:p>
          </table:table-cell>
          <table:table-cell table:formula="of:=([.F444]-[.C444])/0.0166667" office:value-type="float" office:value="26.015947968104" calcext:value-type="float">
            <text:p>26.015947968104</text:p>
          </table:table-cell>
          <table:table-cell table:formula="of:=DEGREES(ATAN(ABS([.F444]-[.C444])/ABS([.E444]-[.B444])))" office:value-type="float" office:value="2.34950069952983" calcext:value-type="float">
            <text:p>2.34950069952983</text:p>
          </table:table-cell>
          <table:table-cell table:formula="of:=SQRT(POWER([.H444];2)+POWER([.I444];2)+POWER([.J444];2))" office:value-type="float" office:value="637.459808796086" calcext:value-type="float">
            <text:p>637.459808796086</text:p>
          </table:table-cell>
        </table:table-row>
        <table:table-row table:style-name="ro1">
          <table:table-cell office:value-type="float" office:value="72.1161" calcext:value-type="float">
            <text:p>72.1161</text:p>
          </table:table-cell>
          <table:table-cell office:value-type="float" office:value="279.903" calcext:value-type="float">
            <text:p>279.903</text:p>
          </table:table-cell>
          <table:table-cell office:value-type="float" office:value="44.0124" calcext:value-type="float">
            <text:p>44.0124</text:p>
          </table:table-cell>
          <table:table-cell office:value-type="float" office:value="71.3661" calcext:value-type="float">
            <text:p>71.3661</text:p>
          </table:table-cell>
          <table:table-cell office:value-type="float" office:value="270.837" calcext:value-type="float">
            <text:p>270.837</text:p>
          </table:table-cell>
          <table:table-cell office:value-type="float" office:value="44.4595" calcext:value-type="float">
            <text:p>44.4595</text:p>
          </table:table-cell>
          <table:table-cell/>
          <table:table-cell table:formula="of:=([.D445]-[.A445])/0.0166667" office:value-type="float" office:value="-44.99991000018" calcext:value-type="float">
            <text:p>-44.99991000018</text:p>
          </table:table-cell>
          <table:table-cell table:formula="of:=ABS([.E445]-[.B445])/0.0166667" office:value-type="float" office:value="543.958912082178" calcext:value-type="float">
            <text:p>543.958912082178</text:p>
          </table:table-cell>
          <table:table-cell table:formula="of:=([.F445]-[.C445])/0.0166667" office:value-type="float" office:value="26.8259463481072" calcext:value-type="float">
            <text:p>26.8259463481072</text:p>
          </table:table-cell>
          <table:table-cell table:formula="of:=DEGREES(ATAN(ABS([.F445]-[.C445])/ABS([.E445]-[.B445])))" office:value-type="float" office:value="2.82331852913805" calcext:value-type="float">
            <text:p>2.82331852913805</text:p>
          </table:table-cell>
          <table:table-cell table:formula="of:=SQRT(POWER([.H445];2)+POWER([.I445];2)+POWER([.J445];2))" office:value-type="float" office:value="546.475911025474" calcext:value-type="float">
            <text:p>546.475911025474</text:p>
          </table:table-cell>
        </table:table-row>
        <table:table-row table:style-name="ro1">
          <table:table-cell office:value-type="float" office:value="72.6174" calcext:value-type="float">
            <text:p>72.6174</text:p>
          </table:table-cell>
          <table:table-cell office:value-type="float" office:value="281.516" calcext:value-type="float">
            <text:p>281.516</text:p>
          </table:table-cell>
          <table:table-cell office:value-type="float" office:value="42.7493" calcext:value-type="float">
            <text:p>42.7493</text:p>
          </table:table-cell>
          <table:table-cell office:value-type="float" office:value="71.8512" calcext:value-type="float">
            <text:p>71.8512</text:p>
          </table:table-cell>
          <table:table-cell office:value-type="float" office:value="272.486" calcext:value-type="float">
            <text:p>272.486</text:p>
          </table:table-cell>
          <table:table-cell office:value-type="float" office:value="42.7114" calcext:value-type="float">
            <text:p>42.7114</text:p>
          </table:table-cell>
          <table:table-cell/>
          <table:table-cell table:formula="of:=([.D446]-[.A446])/0.0166667" office:value-type="float" office:value="-45.9719080561838" calcext:value-type="float">
            <text:p>-45.9719080561838</text:p>
          </table:table-cell>
          <table:table-cell table:formula="of:=ABS([.E446]-[.B446])/0.0166667" office:value-type="float" office:value="541.798916402169" calcext:value-type="float">
            <text:p>541.798916402169</text:p>
          </table:table-cell>
          <table:table-cell table:formula="of:=([.F446]-[.C446])/0.0166667" office:value-type="float" office:value="-2.27399545200913" calcext:value-type="float">
            <text:p>-2.27399545200913</text:p>
          </table:table-cell>
          <table:table-cell table:formula="of:=DEGREES(ATAN(ABS([.F446]-[.C446])/ABS([.E446]-[.B446])))" office:value-type="float" office:value="0.240475890664707" calcext:value-type="float">
            <text:p>0.240475890664707</text:p>
          </table:table-cell>
          <table:table-cell table:formula="of:=SQRT(POWER([.H446];2)+POWER([.I446];2)+POWER([.J446];2))" office:value-type="float" office:value="543.750543172332" calcext:value-type="float">
            <text:p>543.750543172332</text:p>
          </table:table-cell>
        </table:table-row>
        <table:table-row table:style-name="ro1">
          <table:table-cell office:value-type="float" office:value="71.5932" calcext:value-type="float">
            <text:p>71.5932</text:p>
          </table:table-cell>
          <table:table-cell office:value-type="float" office:value="289.615" calcext:value-type="float">
            <text:p>289.615</text:p>
          </table:table-cell>
          <table:table-cell office:value-type="float" office:value="41.4707" calcext:value-type="float">
            <text:p>41.4707</text:p>
          </table:table-cell>
          <table:table-cell office:value-type="float" office:value="70.8309" calcext:value-type="float">
            <text:p>70.8309</text:p>
          </table:table-cell>
          <table:table-cell office:value-type="float" office:value="280.331" calcext:value-type="float">
            <text:p>280.331</text:p>
          </table:table-cell>
          <table:table-cell office:value-type="float" office:value="41.1955" calcext:value-type="float">
            <text:p>41.1955</text:p>
          </table:table-cell>
          <table:table-cell/>
          <table:table-cell table:formula="of:=([.D447]-[.A447])/0.0166667" office:value-type="float" office:value="-45.7379085241827" calcext:value-type="float">
            <text:p>-45.7379085241827</text:p>
          </table:table-cell>
          <table:table-cell table:formula="of:=ABS([.E447]-[.B447])/0.0166667" office:value-type="float" office:value="557.038885922228" calcext:value-type="float">
            <text:p>557.038885922228</text:p>
          </table:table-cell>
          <table:table-cell table:formula="of:=([.F447]-[.C447])/0.0166667" office:value-type="float" office:value="-16.5119669760659" calcext:value-type="float">
            <text:p>-16.5119669760659</text:p>
          </table:table-cell>
          <table:table-cell table:formula="of:=DEGREES(ATAN(ABS([.F447]-[.C447])/ABS([.E447]-[.B447])))" office:value-type="float" office:value="1.69788697934512" calcext:value-type="float">
            <text:p>1.69788697934512</text:p>
          </table:table-cell>
          <table:table-cell table:formula="of:=SQRT(POWER([.H447];2)+POWER([.I447];2)+POWER([.J447];2))" office:value-type="float" office:value="559.157331847721" calcext:value-type="float">
            <text:p>559.157331847721</text:p>
          </table:table-cell>
        </table:table-row>
        <table:table-row table:style-name="ro1">
          <table:table-cell office:value-type="float" office:value="73.1506" calcext:value-type="float">
            <text:p>73.1506</text:p>
          </table:table-cell>
          <table:table-cell office:value-type="float" office:value="290.992" calcext:value-type="float">
            <text:p>290.992</text:p>
          </table:table-cell>
          <table:table-cell office:value-type="float" office:value="42.0073" calcext:value-type="float">
            <text:p>42.0073</text:p>
          </table:table-cell>
          <table:table-cell office:value-type="float" office:value="72.6145" calcext:value-type="float">
            <text:p>72.6145</text:p>
          </table:table-cell>
          <table:table-cell office:value-type="float" office:value="281.614" calcext:value-type="float">
            <text:p>281.614</text:p>
          </table:table-cell>
          <table:table-cell office:value-type="float" office:value="42.2302" calcext:value-type="float">
            <text:p>42.2302</text:p>
          </table:table-cell>
          <table:table-cell/>
          <table:table-cell table:formula="of:=([.D448]-[.A448])/0.0166667" office:value-type="float" office:value="-32.1659356681281" calcext:value-type="float">
            <text:p>-32.1659356681281</text:p>
          </table:table-cell>
          <table:table-cell table:formula="of:=ABS([.E448]-[.B448])/0.0166667" office:value-type="float" office:value="562.678874642253" calcext:value-type="float">
            <text:p>562.678874642253</text:p>
          </table:table-cell>
          <table:table-cell table:formula="of:=([.F448]-[.C448])/0.0166667" office:value-type="float" office:value="13.3739732520537" calcext:value-type="float">
            <text:p>13.3739732520537</text:p>
          </table:table-cell>
          <table:table-cell table:formula="of:=DEGREES(ATAN(ABS([.F448]-[.C448])/ABS([.E448]-[.B448])))" office:value-type="float" office:value="1.36157230648662" calcext:value-type="float">
            <text:p>1.36157230648662</text:p>
          </table:table-cell>
          <table:table-cell table:formula="of:=SQRT(POWER([.H448];2)+POWER([.I448];2)+POWER([.J448];2))" office:value-type="float" office:value="563.756176504192" calcext:value-type="float">
            <text:p>563.756176504192</text:p>
          </table:table-cell>
        </table:table-row>
        <table:table-row table:style-name="ro1">
          <table:table-cell office:value-type="float" office:value="71.854" calcext:value-type="float">
            <text:p>71.854</text:p>
          </table:table-cell>
          <table:table-cell office:value-type="float" office:value="288.19" calcext:value-type="float">
            <text:p>288.19</text:p>
          </table:table-cell>
          <table:table-cell office:value-type="float" office:value="41.9501" calcext:value-type="float">
            <text:p>41.9501</text:p>
          </table:table-cell>
          <table:table-cell office:value-type="float" office:value="71.0962" calcext:value-type="float">
            <text:p>71.0962</text:p>
          </table:table-cell>
          <table:table-cell office:value-type="float" office:value="277.531" calcext:value-type="float">
            <text:p>277.531</text:p>
          </table:table-cell>
          <table:table-cell office:value-type="float" office:value="42.3989" calcext:value-type="float">
            <text:p>42.3989</text:p>
          </table:table-cell>
          <table:table-cell/>
          <table:table-cell table:formula="of:=([.D449]-[.A449])/0.0166667" office:value-type="float" office:value="-45.4679090641821" calcext:value-type="float">
            <text:p>-45.4679090641821</text:p>
          </table:table-cell>
          <table:table-cell table:formula="of:=ABS([.E449]-[.B449])/0.0166667" office:value-type="float" office:value="639.538720922558" calcext:value-type="float">
            <text:p>639.538720922558</text:p>
          </table:table-cell>
          <table:table-cell table:formula="of:=([.F449]-[.C449])/0.0166667" office:value-type="float" office:value="26.9279461441076" calcext:value-type="float">
            <text:p>26.9279461441076</text:p>
          </table:table-cell>
          <table:table-cell table:formula="of:=DEGREES(ATAN(ABS([.F449]-[.C449])/ABS([.E449]-[.B449])))" office:value-type="float" office:value="2.41102974661122" calcext:value-type="float">
            <text:p>2.41102974661122</text:p>
          </table:table-cell>
          <table:table-cell table:formula="of:=SQRT(POWER([.H449];2)+POWER([.I449];2)+POWER([.J449];2))" office:value-type="float" office:value="641.718178484504" calcext:value-type="float">
            <text:p>641.718178484504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89.553" calcext:value-type="float">
            <text:p>289.553</text:p>
          </table:table-cell>
          <table:table-cell office:value-type="float" office:value="41.9876" calcext:value-type="float">
            <text:p>41.9876</text:p>
          </table:table-cell>
          <table:table-cell office:value-type="float" office:value="71.0871" calcext:value-type="float">
            <text:p>71.0871</text:p>
          </table:table-cell>
          <table:table-cell office:value-type="float" office:value="281.551" calcext:value-type="float">
            <text:p>281.551</text:p>
          </table:table-cell>
          <table:table-cell office:value-type="float" office:value="41.7508" calcext:value-type="float">
            <text:p>41.7508</text:p>
          </table:table-cell>
          <table:table-cell/>
          <table:table-cell table:formula="of:=([.D450]-[.A450])/0.0166667" office:value-type="float" office:value="-61.559876880246" calcext:value-type="float">
            <text:p>-61.559876880246</text:p>
          </table:table-cell>
          <table:table-cell table:formula="of:=ABS([.E450]-[.B450])/0.0166667" office:value-type="float" office:value="480.119039761921" calcext:value-type="float">
            <text:p>480.119039761921</text:p>
          </table:table-cell>
          <table:table-cell table:formula="of:=([.F450]-[.C450])/0.0166667" office:value-type="float" office:value="-14.207971584057" calcext:value-type="float">
            <text:p>-14.207971584057</text:p>
          </table:table-cell>
          <table:table-cell table:formula="of:=DEGREES(ATAN(ABS([.F450]-[.C450])/ABS([.E450]-[.B450])))" office:value-type="float" office:value="1.69503651264781" calcext:value-type="float">
            <text:p>1.69503651264781</text:p>
          </table:table-cell>
          <table:table-cell table:formula="of:=SQRT(POWER([.H450];2)+POWER([.I450];2)+POWER([.J450];2))" office:value-type="float" office:value="484.257965592672" calcext:value-type="float">
            <text:p>484.257965592672</text:p>
          </table:table-cell>
        </table:table-row>
        <table:table-row table:style-name="ro1">
          <table:table-cell office:value-type="float" office:value="73.1869" calcext:value-type="float">
            <text:p>73.1869</text:p>
          </table:table-cell>
          <table:table-cell office:value-type="float" office:value="305.186" calcext:value-type="float">
            <text:p>305.186</text:p>
          </table:table-cell>
          <table:table-cell office:value-type="float" office:value="40.5656" calcext:value-type="float">
            <text:p>40.5656</text:p>
          </table:table-cell>
          <table:table-cell office:value-type="float" office:value="72.3722" calcext:value-type="float">
            <text:p>72.3722</text:p>
          </table:table-cell>
          <table:table-cell office:value-type="float" office:value="293.848" calcext:value-type="float">
            <text:p>293.848</text:p>
          </table:table-cell>
          <table:table-cell office:value-type="float" office:value="41.0484" calcext:value-type="float">
            <text:p>41.0484</text:p>
          </table:table-cell>
          <table:table-cell/>
          <table:table-cell table:formula="of:=([.D451]-[.A451])/0.0166667" office:value-type="float" office:value="-48.8819022361948" calcext:value-type="float">
            <text:p>-48.8819022361948</text:p>
          </table:table-cell>
          <table:table-cell table:formula="of:=ABS([.E451]-[.B451])/0.0166667" office:value-type="float" office:value="680.278639442719" calcext:value-type="float">
            <text:p>680.278639442719</text:p>
          </table:table-cell>
          <table:table-cell table:formula="of:=([.F451]-[.C451])/0.0166667" office:value-type="float" office:value="28.9679420641157" calcext:value-type="float">
            <text:p>28.9679420641157</text:p>
          </table:table-cell>
          <table:table-cell table:formula="of:=DEGREES(ATAN(ABS([.F451]-[.C451])/ABS([.E451]-[.B451])))" office:value-type="float" office:value="2.43832252138409" calcext:value-type="float">
            <text:p>2.43832252138409</text:p>
          </table:table-cell>
          <table:table-cell table:formula="of:=SQRT(POWER([.H451];2)+POWER([.I451];2)+POWER([.J451];2))" office:value-type="float" office:value="682.647500043541" calcext:value-type="float">
            <text:p>682.647500043541</text:p>
          </table:table-cell>
        </table:table-row>
        <table:table-row table:style-name="ro1">
          <table:table-cell office:value-type="float" office:value="71.8532" calcext:value-type="float">
            <text:p>71.8532</text:p>
          </table:table-cell>
          <table:table-cell office:value-type="float" office:value="289.579" calcext:value-type="float">
            <text:p>289.579</text:p>
          </table:table-cell>
          <table:table-cell office:value-type="float" office:value="41.73" calcext:value-type="float">
            <text:p>41.73</text:p>
          </table:table-cell>
          <table:table-cell office:value-type="float" office:value="71.0932" calcext:value-type="float">
            <text:p>71.0932</text:p>
          </table:table-cell>
          <table:table-cell office:value-type="float" office:value="278.867" calcext:value-type="float">
            <text:p>278.867</text:p>
          </table:table-cell>
          <table:table-cell office:value-type="float" office:value="42.1835" calcext:value-type="float">
            <text:p>42.1835</text:p>
          </table:table-cell>
          <table:table-cell/>
          <table:table-cell table:formula="of:=([.D452]-[.A452])/0.0166667" office:value-type="float" office:value="-45.5999088001827" calcext:value-type="float">
            <text:p>-45.5999088001827</text:p>
          </table:table-cell>
          <table:table-cell table:formula="of:=ABS([.E452]-[.B452])/0.0166667" office:value-type="float" office:value="642.71871456257" calcext:value-type="float">
            <text:p>642.71871456257</text:p>
          </table:table-cell>
          <table:table-cell table:formula="of:=([.F452]-[.C452])/0.0166667" office:value-type="float" office:value="27.2099455801092" calcext:value-type="float">
            <text:p>27.2099455801092</text:p>
          </table:table-cell>
          <table:table-cell table:formula="of:=DEGREES(ATAN(ABS([.F452]-[.C452])/ABS([.E452]-[.B452])))" office:value-type="float" office:value="2.42420921332467" calcext:value-type="float">
            <text:p>2.42420921332467</text:p>
          </table:table-cell>
          <table:table-cell table:formula="of:=SQRT(POWER([.H452];2)+POWER([.I452];2)+POWER([.J452];2))" office:value-type="float" office:value="644.908581792815" calcext:value-type="float">
            <text:p>644.908581792815</text:p>
          </table:table-cell>
        </table:table-row>
        <table:table-row table:style-name="ro1">
          <table:table-cell office:value-type="float" office:value="71.849" calcext:value-type="float">
            <text:p>71.849</text:p>
          </table:table-cell>
          <table:table-cell office:value-type="float" office:value="291.098" calcext:value-type="float">
            <text:p>291.098</text:p>
          </table:table-cell>
          <table:table-cell office:value-type="float" office:value="40.9755" calcext:value-type="float">
            <text:p>40.9755</text:p>
          </table:table-cell>
          <table:table-cell office:value-type="float" office:value="70.8346" calcext:value-type="float">
            <text:p>70.8346</text:p>
          </table:table-cell>
          <table:table-cell office:value-type="float" office:value="279.001" calcext:value-type="float">
            <text:p>279.001</text:p>
          </table:table-cell>
          <table:table-cell office:value-type="float" office:value="41.4121" calcext:value-type="float">
            <text:p>41.4121</text:p>
          </table:table-cell>
          <table:table-cell/>
          <table:table-cell table:formula="of:=([.D453]-[.A453])/0.0166667" office:value-type="float" office:value="-60.863878272244" calcext:value-type="float">
            <text:p>-60.863878272244</text:p>
          </table:table-cell>
          <table:table-cell table:formula="of:=ABS([.E453]-[.B453])/0.0166667" office:value-type="float" office:value="725.818548362906" calcext:value-type="float">
            <text:p>725.818548362906</text:p>
          </table:table-cell>
          <table:table-cell table:formula="of:=([.F453]-[.C453])/0.0166667" office:value-type="float" office:value="26.1959476081051" calcext:value-type="float">
            <text:p>26.1959476081051</text:p>
          </table:table-cell>
          <table:table-cell table:formula="of:=DEGREES(ATAN(ABS([.F453]-[.C453])/ABS([.E453]-[.B453])))" office:value-type="float" office:value="2.06699877088772" calcext:value-type="float">
            <text:p>2.06699877088772</text:p>
          </table:table-cell>
          <table:table-cell table:formula="of:=SQRT(POWER([.H453];2)+POWER([.I453];2)+POWER([.J453];2))" office:value-type="float" office:value="728.836884698532" calcext:value-type="float">
            <text:p>728.836884698532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58" calcext:value-type="float">
            <text:p>285.458</text:p>
          </table:table-cell>
          <table:table-cell office:value-type="float" office:value="42.6319" calcext:value-type="float">
            <text:p>42.6319</text:p>
          </table:table-cell>
          <table:table-cell office:value-type="float" office:value="71.6026" calcext:value-type="float">
            <text:p>71.6026</text:p>
          </table:table-cell>
          <table:table-cell office:value-type="float" office:value="274.969" calcext:value-type="float">
            <text:p>274.969</text:p>
          </table:table-cell>
          <table:table-cell office:value-type="float" office:value="42.8074" calcext:value-type="float">
            <text:p>42.8074</text:p>
          </table:table-cell>
          <table:table-cell/>
          <table:table-cell table:formula="of:=([.D454]-[.A454])/0.0166667" office:value-type="float" office:value="-45.977908044184" calcext:value-type="float">
            <text:p>-45.977908044184</text:p>
          </table:table-cell>
          <table:table-cell table:formula="of:=ABS([.E454]-[.B454])/0.0166667" office:value-type="float" office:value="629.338741322519" calcext:value-type="float">
            <text:p>629.338741322519</text:p>
          </table:table-cell>
          <table:table-cell table:formula="of:=([.F454]-[.C454])/0.0166667" office:value-type="float" office:value="10.5299789400421" calcext:value-type="float">
            <text:p>10.5299789400421</text:p>
          </table:table-cell>
          <table:table-cell table:formula="of:=DEGREES(ATAN(ABS([.F454]-[.C454])/ABS([.E454]-[.B454])))" office:value-type="float" office:value="0.958572896630328" calcext:value-type="float">
            <text:p>0.958572896630328</text:p>
          </table:table-cell>
          <table:table-cell table:formula="of:=SQRT(POWER([.H454];2)+POWER([.I454];2)+POWER([.J454];2))" office:value-type="float" office:value="631.103874028682" calcext:value-type="float">
            <text:p>631.103874028682</text:p>
          </table:table-cell>
        </table:table-row>
        <table:table-row table:style-name="ro1">
          <table:table-cell office:value-type="float" office:value="73.1399" calcext:value-type="float">
            <text:p>73.1399</text:p>
          </table:table-cell>
          <table:table-cell office:value-type="float" office:value="286.903" calcext:value-type="float">
            <text:p>286.903</text:p>
          </table:table-cell>
          <table:table-cell office:value-type="float" office:value="42.3966" calcext:value-type="float">
            <text:p>42.3966</text:p>
          </table:table-cell>
          <table:table-cell office:value-type="float" office:value="72.8548" calcext:value-type="float">
            <text:p>72.8548</text:p>
          </table:table-cell>
          <table:table-cell office:value-type="float" office:value="275.12" calcext:value-type="float">
            <text:p>275.12</text:p>
          </table:table-cell>
          <table:table-cell office:value-type="float" office:value="42.7713" calcext:value-type="float">
            <text:p>42.7713</text:p>
          </table:table-cell>
          <table:table-cell/>
          <table:table-cell table:formula="of:=([.D455]-[.A455])/0.0166667" office:value-type="float" office:value="-17.1059657880684" calcext:value-type="float">
            <text:p>-17.1059657880684</text:p>
          </table:table-cell>
          <table:table-cell table:formula="of:=ABS([.E455]-[.B455])/0.0166667" office:value-type="float" office:value="706.978586042829" calcext:value-type="float">
            <text:p>706.978586042829</text:p>
          </table:table-cell>
          <table:table-cell table:formula="of:=([.F455]-[.C455])/0.0166667" office:value-type="float" office:value="22.4819550360898" calcext:value-type="float">
            <text:p>22.4819550360898</text:p>
          </table:table-cell>
          <table:table-cell table:formula="of:=DEGREES(ATAN(ABS([.F455]-[.C455])/ABS([.E455]-[.B455])))" office:value-type="float" office:value="1.82139491377539" calcext:value-type="float">
            <text:p>1.82139491377539</text:p>
          </table:table-cell>
          <table:table-cell table:formula="of:=SQRT(POWER([.H455];2)+POWER([.I455];2)+POWER([.J455];2))" office:value-type="float" office:value="707.542771492229" calcext:value-type="float">
            <text:p>707.542771492229</text:p>
          </table:table-cell>
        </table:table-row>
        <table:table-row table:style-name="ro1">
          <table:table-cell office:value-type="float" office:value="72.3621" calcext:value-type="float">
            <text:p>72.3621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42.4949" calcext:value-type="float">
            <text:p>42.4949</text:p>
          </table:table-cell>
          <table:table-cell office:value-type="float" office:value="71.851" calcext:value-type="float">
            <text:p>71.851</text:p>
          </table:table-cell>
          <table:table-cell office:value-type="float" office:value="269.957" calcext:value-type="float">
            <text:p>269.957</text:p>
          </table:table-cell>
          <table:table-cell office:value-type="float" office:value="42.8761" calcext:value-type="float">
            <text:p>42.8761</text:p>
          </table:table-cell>
          <table:table-cell/>
          <table:table-cell table:formula="of:=([.D456]-[.A456])/0.0166667" office:value-type="float" office:value="-30.6659386681226" calcext:value-type="float">
            <text:p>-30.6659386681226</text:p>
          </table:table-cell>
          <table:table-cell table:formula="of:=ABS([.E456]-[.B456])/0.0166667" office:value-type="float" office:value="695.458609082782" calcext:value-type="float">
            <text:p>695.458609082782</text:p>
          </table:table-cell>
          <table:table-cell table:formula="of:=([.F456]-[.C456])/0.0166667" office:value-type="float" office:value="22.8719542560915" calcext:value-type="float">
            <text:p>22.8719542560915</text:p>
          </table:table-cell>
          <table:table-cell table:formula="of:=DEGREES(ATAN(ABS([.F456]-[.C456])/ABS([.E456]-[.B456])))" office:value-type="float" office:value="1.8836409147297" calcext:value-type="float">
            <text:p>1.8836409147297</text:p>
          </table:table-cell>
          <table:table-cell table:formula="of:=SQRT(POWER([.H456];2)+POWER([.I456];2)+POWER([.J456];2))" office:value-type="float" office:value="696.510016462971" calcext:value-type="float">
            <text:p>696.510016462971</text:p>
          </table:table-cell>
        </table:table-row>
        <table:table-row table:style-name="ro1">
          <table:table-cell office:value-type="float" office:value="73.143" calcext:value-type="float">
            <text:p>73.143</text:p>
          </table:table-cell>
          <table:table-cell office:value-type="float" office:value="288.281" calcext:value-type="float">
            <text:p>288.281</text:p>
          </table:table-cell>
          <table:table-cell office:value-type="float" office:value="42.1788" calcext:value-type="float">
            <text:p>42.1788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77.723" calcext:value-type="float">
            <text:p>277.723</text:p>
          </table:table-cell>
          <table:table-cell office:value-type="float" office:value="42.3538" calcext:value-type="float">
            <text:p>42.3538</text:p>
          </table:table-cell>
          <table:table-cell/>
          <table:table-cell table:formula="of:=([.D457]-[.A457])/0.0166667" office:value-type="float" office:value="-32.1479357041283" calcext:value-type="float">
            <text:p>-32.1479357041283</text:p>
          </table:table-cell>
          <table:table-cell table:formula="of:=ABS([.E457]-[.B457])/0.0166667" office:value-type="float" office:value="633.478733042533" calcext:value-type="float">
            <text:p>633.478733042533</text:p>
          </table:table-cell>
          <table:table-cell table:formula="of:=([.F457]-[.C457])/0.0166667" office:value-type="float" office:value="10.4999790000418" calcext:value-type="float">
            <text:p>10.4999790000418</text:p>
          </table:table-cell>
          <table:table-cell table:formula="of:=DEGREES(ATAN(ABS([.F457]-[.C457])/ABS([.E457]-[.B457])))" office:value-type="float" office:value="0.949596830325484" calcext:value-type="float">
            <text:p>0.949596830325484</text:p>
          </table:table-cell>
          <table:table-cell table:formula="of:=SQRT(POWER([.H457];2)+POWER([.I457];2)+POWER([.J457];2))" office:value-type="float" office:value="634.380835576085" calcext:value-type="float">
            <text:p>634.380835576085</text:p>
          </table:table-cell>
        </table:table-row>
        <table:table-row table:style-name="ro1">
          <table:table-cell office:value-type="float" office:value="71.8545" calcext:value-type="float">
            <text:p>71.8545</text:p>
          </table:table-cell>
          <table:table-cell office:value-type="float" office:value="284.145" calcext:value-type="float">
            <text:p>284.145</text:p>
          </table:table-cell>
          <table:table-cell office:value-type="float" office:value="42.3383" calcext:value-type="float">
            <text:p>42.3383</text:p>
          </table:table-cell>
          <table:table-cell office:value-type="float" office:value="71.1011" calcext:value-type="float">
            <text:p>71.1011</text:p>
          </table:table-cell>
          <table:table-cell office:value-type="float" office:value="273.706" calcext:value-type="float">
            <text:p>273.706</text:p>
          </table:table-cell>
          <table:table-cell office:value-type="float" office:value="42.5203" calcext:value-type="float">
            <text:p>42.5203</text:p>
          </table:table-cell>
          <table:table-cell/>
          <table:table-cell table:formula="of:=([.D458]-[.A458])/0.0166667" office:value-type="float" office:value="-45.2039095921808" calcext:value-type="float">
            <text:p>-45.2039095921808</text:p>
          </table:table-cell>
          <table:table-cell table:formula="of:=ABS([.E458]-[.B458])/0.0166667" office:value-type="float" office:value="626.338747322503" calcext:value-type="float">
            <text:p>626.338747322503</text:p>
          </table:table-cell>
          <table:table-cell table:formula="of:=([.F458]-[.C458])/0.0166667" office:value-type="float" office:value="10.9199781600438" calcext:value-type="float">
            <text:p>10.9199781600438</text:p>
          </table:table-cell>
          <table:table-cell table:formula="of:=DEGREES(ATAN(ABS([.F458]-[.C458])/ABS([.E458]-[.B458])))" office:value-type="float" office:value="0.998828958264428" calcext:value-type="float">
            <text:p>0.998828958264428</text:p>
          </table:table-cell>
          <table:table-cell table:formula="of:=SQRT(POWER([.H458];2)+POWER([.I458];2)+POWER([.J458];2))" office:value-type="float" office:value="628.062788073737" calcext:value-type="float">
            <text:p>628.062788073737</text:p>
          </table:table-cell>
        </table:table-row>
        <table:table-row table:style-name="ro1">
          <table:table-cell office:value-type="float" office:value="73.1474" calcext:value-type="float">
            <text:p>73.1474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2.2249" calcext:value-type="float">
            <text:p>42.2249</text:p>
          </table:table-cell>
          <table:table-cell office:value-type="float" office:value="72.3598" calcext:value-type="float">
            <text:p>72.3598</text:p>
          </table:table-cell>
          <table:table-cell office:value-type="float" office:value="280.259" calcext:value-type="float">
            <text:p>280.259</text:p>
          </table:table-cell>
          <table:table-cell office:value-type="float" office:value="42.4496" calcext:value-type="float">
            <text:p>42.4496</text:p>
          </table:table-cell>
          <table:table-cell/>
          <table:table-cell table:formula="of:=([.D459]-[.A459])/0.0166667" office:value-type="float" office:value="-47.2559054881889" calcext:value-type="float">
            <text:p>-47.2559054881889</text:p>
          </table:table-cell>
          <table:table-cell table:formula="of:=ABS([.E459]-[.B459])/0.0166667" office:value-type="float" office:value="560.998878002242" calcext:value-type="float">
            <text:p>560.998878002242</text:p>
          </table:table-cell>
          <table:table-cell table:formula="of:=([.F459]-[.C459])/0.0166667" office:value-type="float" office:value="13.4819730360538" calcext:value-type="float">
            <text:p>13.4819730360538</text:p>
          </table:table-cell>
          <table:table-cell table:formula="of:=DEGREES(ATAN(ABS([.F459]-[.C459])/ABS([.E459]-[.B459])))" office:value-type="float" office:value="1.3766720881219" calcext:value-type="float">
            <text:p>1.3766720881219</text:p>
          </table:table-cell>
          <table:table-cell table:formula="of:=SQRT(POWER([.H459];2)+POWER([.I459];2)+POWER([.J459];2))" office:value-type="float" office:value="563.147072548751" calcext:value-type="float">
            <text:p>563.147072548751</text:p>
          </table:table-cell>
        </table:table-row>
        <table:table-row table:style-name="ro1">
          <table:table-cell office:value-type="float" office:value="72.6233" calcext:value-type="float">
            <text:p>72.6233</text:p>
          </table:table-cell>
          <table:table-cell office:value-type="float" office:value="284.111" calcext:value-type="float">
            <text:p>284.111</text:p>
          </table:table-cell>
          <table:table-cell office:value-type="float" office:value="42.8424" calcext:value-type="float">
            <text:p>42.8424</text:p>
          </table:table-cell>
          <table:table-cell office:value-type="float" office:value="72.105" calcext:value-type="float">
            <text:p>72.105</text:p>
          </table:table-cell>
          <table:table-cell office:value-type="float" office:value="273.675" calcext:value-type="float">
            <text:p>273.675</text:p>
          </table:table-cell>
          <table:table-cell office:value-type="float" office:value="43.259" calcext:value-type="float">
            <text:p>43.259</text:p>
          </table:table-cell>
          <table:table-cell/>
          <table:table-cell table:formula="of:=([.D460]-[.A460])/0.0166667" office:value-type="float" office:value="-31.0979378041242" calcext:value-type="float">
            <text:p>-31.0979378041242</text:p>
          </table:table-cell>
          <table:table-cell table:formula="of:=ABS([.E460]-[.B460])/0.0166667" office:value-type="float" office:value="626.158747682503" calcext:value-type="float">
            <text:p>626.158747682503</text:p>
          </table:table-cell>
          <table:table-cell table:formula="of:=([.F460]-[.C460])/0.0166667" office:value-type="float" office:value="24.9959500081001" calcext:value-type="float">
            <text:p>24.9959500081001</text:p>
          </table:table-cell>
          <table:table-cell table:formula="of:=DEGREES(ATAN(ABS([.F460]-[.C460])/ABS([.E460]-[.B460])))" office:value-type="float" office:value="2.28600562268519" calcext:value-type="float">
            <text:p>2.28600562268519</text:p>
          </table:table-cell>
          <table:table-cell table:formula="of:=SQRT(POWER([.H460];2)+POWER([.I460];2)+POWER([.J460];2))" office:value-type="float" office:value="627.428606736892" calcext:value-type="float">
            <text:p>627.428606736892</text:p>
          </table:table-cell>
        </table:table-row>
        <table:table-row table:style-name="ro1">
          <table:table-cell office:value-type="float" office:value="72.8869" calcext:value-type="float">
            <text:p>72.8869</text:p>
          </table:table-cell>
          <table:table-cell office:value-type="float" office:value="288.203" calcext:value-type="float">
            <text:p>288.203</text:p>
          </table:table-cell>
          <table:table-cell office:value-type="float" office:value="42.4485" calcext:value-type="float">
            <text:p>42.4485</text:p>
          </table:table-cell>
          <table:table-cell office:value-type="float" office:value="72.6086" calcext:value-type="float">
            <text:p>72.6086</text:p>
          </table:table-cell>
          <table:table-cell office:value-type="float" office:value="276.308" calcext:value-type="float">
            <text:p>276.308</text:p>
          </table:table-cell>
          <table:table-cell office:value-type="float" office:value="43.0801" calcext:value-type="float">
            <text:p>43.0801</text:p>
          </table:table-cell>
          <table:table-cell/>
          <table:table-cell table:formula="of:=([.D461]-[.A461])/0.0166667" office:value-type="float" office:value="-16.6979666040669" calcext:value-type="float">
            <text:p>-16.6979666040669</text:p>
          </table:table-cell>
          <table:table-cell table:formula="of:=ABS([.E461]-[.B461])/0.0166667" office:value-type="float" office:value="713.698572602854" calcext:value-type="float">
            <text:p>713.698572602854</text:p>
          </table:table-cell>
          <table:table-cell table:formula="of:=([.F461]-[.C461])/0.0166667" office:value-type="float" office:value="37.8959242081515" calcext:value-type="float">
            <text:p>37.8959242081515</text:p>
          </table:table-cell>
          <table:table-cell table:formula="of:=DEGREES(ATAN(ABS([.F461]-[.C461])/ABS([.E461]-[.B461])))" office:value-type="float" office:value="3.03943357425898" calcext:value-type="float">
            <text:p>3.03943357425898</text:p>
          </table:table-cell>
          <table:table-cell table:formula="of:=SQRT(POWER([.H461];2)+POWER([.I461];2)+POWER([.J461];2))" office:value-type="float" office:value="714.898996848962" calcext:value-type="float">
            <text:p>714.898996848962</text:p>
          </table:table-cell>
        </table:table-row>
        <table:table-row table:style-name="ro1">
          <table:table-cell office:value-type="float" office:value="71.6007" calcext:value-type="float">
            <text:p>71.6007</text:p>
          </table:table-cell>
          <table:table-cell office:value-type="float" office:value="282.764" calcext:value-type="float">
            <text:p>282.764</text:p>
          </table:table-cell>
          <table:table-cell office:value-type="float" office:value="42.5603" calcext:value-type="float">
            <text:p>42.5603</text:p>
          </table:table-cell>
          <table:table-cell office:value-type="float" office:value="71.1051" calcext:value-type="float">
            <text:p>71.1051</text:p>
          </table:table-cell>
          <table:table-cell office:value-type="float" office:value="271.152" calcext:value-type="float">
            <text:p>271.152</text:p>
          </table:table-cell>
          <table:table-cell office:value-type="float" office:value="42.6884" calcext:value-type="float">
            <text:p>42.6884</text:p>
          </table:table-cell>
          <table:table-cell/>
          <table:table-cell table:formula="of:=([.D462]-[.A462])/0.0166667" office:value-type="float" office:value="-29.7359405281196" calcext:value-type="float">
            <text:p>-29.7359405281196</text:p>
          </table:table-cell>
          <table:table-cell table:formula="of:=ABS([.E462]-[.B462])/0.0166667" office:value-type="float" office:value="696.718606562788" calcext:value-type="float">
            <text:p>696.718606562788</text:p>
          </table:table-cell>
          <table:table-cell table:formula="of:=([.F462]-[.C462])/0.0166667" office:value-type="float" office:value="7.68598462803095" calcext:value-type="float">
            <text:p>7.68598462803095</text:p>
          </table:table-cell>
          <table:table-cell table:formula="of:=DEGREES(ATAN(ABS([.F462]-[.C462])/ABS([.E462]-[.B462])))" office:value-type="float" office:value="0.632043716763607" calcext:value-type="float">
            <text:p>0.632043716763607</text:p>
          </table:table-cell>
          <table:table-cell table:formula="of:=SQRT(POWER([.H462];2)+POWER([.I462];2)+POWER([.J462];2))" office:value-type="float" office:value="697.395237472689" calcext:value-type="float">
            <text:p>697.395237472689</text:p>
          </table:table-cell>
        </table:table-row>
        <table:table-row table:style-name="ro1">
          <table:table-cell office:value-type="float" office:value="71.3463" calcext:value-type="float">
            <text:p>71.3463</text:p>
          </table:table-cell>
          <table:table-cell office:value-type="float" office:value="282.73" calcext:value-type="float">
            <text:p>282.73</text:p>
          </table:table-cell>
          <table:table-cell office:value-type="float" office:value="42.5681" calcext:value-type="float">
            <text:p>42.5681</text:p>
          </table:table-cell>
          <table:table-cell office:value-type="float" office:value="70.6106" calcext:value-type="float">
            <text:p>70.6106</text:p>
          </table:table-cell>
          <table:table-cell office:value-type="float" office:value="271.038" calcext:value-type="float">
            <text:p>271.038</text:p>
          </table:table-cell>
          <table:table-cell office:value-type="float" office:value="42.958" calcext:value-type="float">
            <text:p>42.958</text:p>
          </table:table-cell>
          <table:table-cell/>
          <table:table-cell table:formula="of:=([.D463]-[.A463])/0.0166667" office:value-type="float" office:value="-44.1419117161762" calcext:value-type="float">
            <text:p>-44.1419117161762</text:p>
          </table:table-cell>
          <table:table-cell table:formula="of:=ABS([.E463]-[.B463])/0.0166667" office:value-type="float" office:value="701.518596962807" calcext:value-type="float">
            <text:p>701.518596962807</text:p>
          </table:table-cell>
          <table:table-cell table:formula="of:=([.F463]-[.C463])/0.0166667" office:value-type="float" office:value="23.3939532120934" calcext:value-type="float">
            <text:p>23.3939532120934</text:p>
          </table:table-cell>
          <table:table-cell table:formula="of:=DEGREES(ATAN(ABS([.F463]-[.C463])/ABS([.E463]-[.B463])))" office:value-type="float" office:value="1.90996826377845" calcext:value-type="float">
            <text:p>1.90996826377845</text:p>
          </table:table-cell>
          <table:table-cell table:formula="of:=SQRT(POWER([.H463];2)+POWER([.I463];2)+POWER([.J463];2))" office:value-type="float" office:value="703.295192150148" calcext:value-type="float">
            <text:p>703.295192150148</text:p>
          </table:table-cell>
        </table:table-row>
        <table:table-row table:style-name="ro1">
          <table:table-cell office:value-type="float" office:value="72.6279" calcext:value-type="float">
            <text:p>72.6279</text:p>
          </table:table-cell>
          <table:table-cell office:value-type="float" office:value="286.799" calcext:value-type="float">
            <text:p>286.799</text:p>
          </table:table-cell>
          <table:table-cell office:value-type="float" office:value="42.672" calcext:value-type="float">
            <text:p>42.672</text:p>
          </table:table-cell>
          <table:table-cell office:value-type="float" office:value="71.8532" calcext:value-type="float">
            <text:p>71.8532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2.6322" calcext:value-type="float">
            <text:p>42.6322</text:p>
          </table:table-cell>
          <table:table-cell/>
          <table:table-cell table:formula="of:=([.D464]-[.A464])/0.0166667" office:value-type="float" office:value="-46.4819070361857" calcext:value-type="float">
            <text:p>-46.4819070361857</text:p>
          </table:table-cell>
          <table:table-cell table:formula="of:=ABS([.E464]-[.B464])/0.0166667" office:value-type="float" office:value="552.598894802209" calcext:value-type="float">
            <text:p>552.598894802209</text:p>
          </table:table-cell>
          <table:table-cell table:formula="of:=([.F464]-[.C464])/0.0166667" office:value-type="float" office:value="-2.38799522400953" calcext:value-type="float">
            <text:p>-2.38799522400953</text:p>
          </table:table-cell>
          <table:table-cell table:formula="of:=DEGREES(ATAN(ABS([.F464]-[.C464])/ABS([.E464]-[.B464])))" office:value-type="float" office:value="0.247595855582249" calcext:value-type="float">
            <text:p>0.247595855582249</text:p>
          </table:table-cell>
          <table:table-cell table:formula="of:=SQRT(POWER([.H464];2)+POWER([.I464];2)+POWER([.J464];2))" office:value-type="float" office:value="554.555505553352" calcext:value-type="float">
            <text:p>554.555505553352</text:p>
          </table:table-cell>
        </table:table-row>
        <table:table-row table:style-name="ro1">
          <table:table-cell office:value-type="float" office:value="72.3644" calcext:value-type="float">
            <text:p>72.3644</text:p>
          </table:table-cell>
          <table:table-cell office:value-type="float" office:value="288.423" calcext:value-type="float">
            <text:p>288.423</text:p>
          </table:table-cell>
          <table:table-cell office:value-type="float" office:value="41.1421" calcext:value-type="float">
            <text:p>41.1421</text:p>
          </table:table-cell>
          <table:table-cell office:value-type="float" office:value="71.8486" calcext:value-type="float">
            <text:p>71.8486</text:p>
          </table:table-cell>
          <table:table-cell office:value-type="float" office:value="271.305" calcext:value-type="float">
            <text:p>271.305</text:p>
          </table:table-cell>
          <table:table-cell office:value-type="float" office:value="42.4098" calcext:value-type="float">
            <text:p>42.4098</text:p>
          </table:table-cell>
          <table:table-cell/>
          <table:table-cell table:formula="of:=([.D465]-[.A465])/0.0166667" office:value-type="float" office:value="-30.9479381041237" calcext:value-type="float">
            <text:p>-30.9479381041237</text:p>
          </table:table-cell>
          <table:table-cell table:formula="of:=ABS([.E465]-[.B465])/0.0166667" office:value-type="float" office:value="1027.07794584411" calcext:value-type="float">
            <text:p>1027.07794584411</text:p>
          </table:table-cell>
          <table:table-cell table:formula="of:=([.F465]-[.C465])/0.0166667" office:value-type="float" office:value="76.0618478763041" calcext:value-type="float">
            <text:p>76.0618478763041</text:p>
          </table:table-cell>
          <table:table-cell table:formula="of:=DEGREES(ATAN(ABS([.F465]-[.C465])/ABS([.E465]-[.B465])))" office:value-type="float" office:value="4.23539614521159" calcext:value-type="float">
            <text:p>4.23539614521159</text:p>
          </table:table-cell>
          <table:table-cell table:formula="of:=SQRT(POWER([.H465];2)+POWER([.I465];2)+POWER([.J465];2))" office:value-type="float" office:value="1030.35541752087" calcext:value-type="float">
            <text:p>1030.35541752087</text:p>
          </table:table-cell>
        </table:table-row>
        <table:table-row table:style-name="ro1">
          <table:table-cell office:value-type="float" office:value="72.6267" calcext:value-type="float">
            <text:p>72.6267</text:p>
          </table:table-cell>
          <table:table-cell office:value-type="float" office:value="289.722" calcext:value-type="float">
            <text:p>289.722</text:p>
          </table:table-cell>
          <table:table-cell office:value-type="float" office:value="41.444" calcext:value-type="float">
            <text:p>41.444</text:p>
          </table:table-cell>
          <table:table-cell office:value-type="float" office:value="72.1002" calcext:value-type="float">
            <text:p>72.1002</text:p>
          </table:table-cell>
          <table:table-cell office:value-type="float" office:value="277.761" calcext:value-type="float">
            <text:p>277.761</text:p>
          </table:table-cell>
          <table:table-cell office:value-type="float" office:value="41.8525" calcext:value-type="float">
            <text:p>41.8525</text:p>
          </table:table-cell>
          <table:table-cell/>
          <table:table-cell table:formula="of:=([.D466]-[.A466])/0.0166667" office:value-type="float" office:value="-31.5899368201263" calcext:value-type="float">
            <text:p>-31.5899368201263</text:p>
          </table:table-cell>
          <table:table-cell table:formula="of:=ABS([.E466]-[.B466])/0.0166667" office:value-type="float" office:value="717.658564682868" calcext:value-type="float">
            <text:p>717.658564682868</text:p>
          </table:table-cell>
          <table:table-cell table:formula="of:=([.F466]-[.C466])/0.0166667" office:value-type="float" office:value="24.5099509800978" calcext:value-type="float">
            <text:p>24.5099509800978</text:p>
          </table:table-cell>
          <table:table-cell table:formula="of:=DEGREES(ATAN(ABS([.F466]-[.C466])/ABS([.E466]-[.B466])))" office:value-type="float" office:value="1.95604316273739" calcext:value-type="float">
            <text:p>1.95604316273739</text:p>
          </table:table-cell>
          <table:table-cell table:formula="of:=SQRT(POWER([.H466];2)+POWER([.I466];2)+POWER([.J466];2))" office:value-type="float" office:value="718.771505603847" calcext:value-type="float">
            <text:p>718.771505603847</text:p>
          </table:table-cell>
        </table:table-row>
        <table:table-row table:style-name="ro1">
          <table:table-cell office:value-type="float" office:value="72.3699" calcext:value-type="float">
            <text:p>72.3699</text:p>
          </table:table-cell>
          <table:table-cell office:value-type="float" office:value="292.491" calcext:value-type="float">
            <text:p>292.491</text:p>
          </table:table-cell>
          <table:table-cell office:value-type="float" office:value="41.006" calcext:value-type="float">
            <text:p>41.006</text:p>
          </table:table-cell>
          <table:table-cell office:value-type="float" office:value="71.845" calcext:value-type="float">
            <text:p>71.845</text:p>
          </table:table-cell>
          <table:table-cell office:value-type="float" office:value="280.45" calcext:value-type="float">
            <text:p>280.45</text:p>
          </table:table-cell>
          <table:table-cell office:value-type="float" office:value="41.1665" calcext:value-type="float">
            <text:p>41.1665</text:p>
          </table:table-cell>
          <table:table-cell/>
          <table:table-cell table:formula="of:=([.D467]-[.A467])/0.0166667" office:value-type="float" office:value="-31.4939370121261" calcext:value-type="float">
            <text:p>-31.4939370121261</text:p>
          </table:table-cell>
          <table:table-cell table:formula="of:=ABS([.E467]-[.B467])/0.0166667" office:value-type="float" office:value="722.45855508289" calcext:value-type="float">
            <text:p>722.45855508289</text:p>
          </table:table-cell>
          <table:table-cell table:formula="of:=([.F467]-[.C467])/0.0166667" office:value-type="float" office:value="9.62998074003846" calcext:value-type="float">
            <text:p>9.62998074003846</text:p>
          </table:table-cell>
          <table:table-cell table:formula="of:=DEGREES(ATAN(ABS([.F467]-[.C467])/ABS([.E467]-[.B467])))" office:value-type="float" office:value="0.763676442167115" calcext:value-type="float">
            <text:p>0.763676442167115</text:p>
          </table:table-cell>
          <table:table-cell table:formula="of:=SQRT(POWER([.H467];2)+POWER([.I467];2)+POWER([.J467];2))" office:value-type="float" office:value="723.208800008707" calcext:value-type="float">
            <text:p>723.208800008707</text:p>
          </table:table-cell>
        </table:table-row>
        <table:table-row table:style-name="ro1">
          <table:table-cell office:value-type="float" office:value="72.3736" calcext:value-type="float">
            <text:p>72.3736</text:p>
          </table:table-cell>
          <table:table-cell office:value-type="float" office:value="288.077" calcext:value-type="float">
            <text:p>288.077</text:p>
          </table:table-cell>
          <table:table-cell office:value-type="float" office:value="42.728" calcext:value-type="float">
            <text:p>42.728</text:p>
          </table:table-cell>
          <table:table-cell office:value-type="float" office:value="71.6067" calcext:value-type="float">
            <text:p>71.6067</text:p>
          </table:table-cell>
          <table:table-cell office:value-type="float" office:value="277.387" calcext:value-type="float">
            <text:p>277.387</text:p>
          </table:table-cell>
          <table:table-cell office:value-type="float" office:value="43.4155" calcext:value-type="float">
            <text:p>43.4155</text:p>
          </table:table-cell>
          <table:table-cell/>
          <table:table-cell table:formula="of:=([.D468]-[.A468])/0.0166667" office:value-type="float" office:value="-46.0139079721836" calcext:value-type="float">
            <text:p>-46.0139079721836</text:p>
          </table:table-cell>
          <table:table-cell table:formula="of:=ABS([.E468]-[.B468])/0.0166667" office:value-type="float" office:value="641.398717202565" calcext:value-type="float">
            <text:p>641.398717202565</text:p>
          </table:table-cell>
          <table:table-cell table:formula="of:=([.F468]-[.C468])/0.0166667" office:value-type="float" office:value="41.249917500165" calcext:value-type="float">
            <text:p>41.249917500165</text:p>
          </table:table-cell>
          <table:table-cell table:formula="of:=DEGREES(ATAN(ABS([.F468]-[.C468])/ABS([.E468]-[.B468])))" office:value-type="float" office:value="3.67976377538915" calcext:value-type="float">
            <text:p>3.67976377538915</text:p>
          </table:table-cell>
          <table:table-cell table:formula="of:=SQRT(POWER([.H468];2)+POWER([.I468];2)+POWER([.J468];2))" office:value-type="float" office:value="644.368799562595" calcext:value-type="float">
            <text:p>644.368799562595</text:p>
          </table:table-cell>
        </table:table-row>
        <table:table-row table:style-name="ro1">
          <table:table-cell office:value-type="float" office:value="71.8536" calcext:value-type="float">
            <text:p>71.8536</text:p>
          </table:table-cell>
          <table:table-cell office:value-type="float" office:value="282.826" calcext:value-type="float">
            <text:p>282.826</text:p>
          </table:table-cell>
          <table:table-cell office:value-type="float" office:value="42.2957" calcext:value-type="float">
            <text:p>42.2957</text:p>
          </table:table-cell>
          <table:table-cell office:value-type="float" office:value="70.8532" calcext:value-type="float">
            <text:p>70.8532</text:p>
          </table:table-cell>
          <table:table-cell office:value-type="float" office:value="272.401" calcext:value-type="float">
            <text:p>272.401</text:p>
          </table:table-cell>
          <table:table-cell office:value-type="float" office:value="42.4873" calcext:value-type="float">
            <text:p>42.4873</text:p>
          </table:table-cell>
          <table:table-cell/>
          <table:table-cell table:formula="of:=([.D469]-[.A469])/0.0166667" office:value-type="float" office:value="-60.02387995224" calcext:value-type="float">
            <text:p>-60.02387995224</text:p>
          </table:table-cell>
          <table:table-cell table:formula="of:=ABS([.E469]-[.B469])/0.0166667" office:value-type="float" office:value="625.498749002503" calcext:value-type="float">
            <text:p>625.498749002503</text:p>
          </table:table-cell>
          <table:table-cell table:formula="of:=([.F469]-[.C469])/0.0166667" office:value-type="float" office:value="11.4959770080461" calcext:value-type="float">
            <text:p>11.4959770080461</text:p>
          </table:table-cell>
          <table:table-cell table:formula="of:=DEGREES(ATAN(ABS([.F469]-[.C469])/ABS([.E469]-[.B469])))" office:value-type="float" office:value="1.05291468162469" calcext:value-type="float">
            <text:p>1.05291468162469</text:p>
          </table:table-cell>
          <table:table-cell table:formula="of:=SQRT(POWER([.H469];2)+POWER([.I469];2)+POWER([.J469];2))" office:value-type="float" office:value="628.477293667469" calcext:value-type="float">
            <text:p>628.477293667469</text:p>
          </table:table-cell>
        </table:table-row>
        <table:table-row table:style-name="ro1">
          <table:table-cell office:value-type="float" office:value="71.8528" calcext:value-type="float">
            <text:p>71.8528</text:p>
          </table:table-cell>
          <table:table-cell office:value-type="float" office:value="284.184" calcext:value-type="float">
            <text:p>284.184</text:p>
          </table:table-cell>
          <table:table-cell office:value-type="float" office:value="42.0789" calcext:value-type="float">
            <text:p>42.0789</text:p>
          </table:table-cell>
          <table:table-cell office:value-type="float" office:value="71.3531" calcext:value-type="float">
            <text:p>71.3531</text:p>
          </table:table-cell>
          <table:table-cell office:value-type="float" office:value="272.419" calcext:value-type="float">
            <text:p>272.419</text:p>
          </table:table-cell>
          <table:table-cell office:value-type="float" office:value="42.7269" calcext:value-type="float">
            <text:p>42.7269</text:p>
          </table:table-cell>
          <table:table-cell/>
          <table:table-cell table:formula="of:=([.D470]-[.A470])/0.0166667" office:value-type="float" office:value="-29.9819400361202" calcext:value-type="float">
            <text:p>-29.9819400361202</text:p>
          </table:table-cell>
          <table:table-cell table:formula="of:=ABS([.E470]-[.B470])/0.0166667" office:value-type="float" office:value="705.898588202826" calcext:value-type="float">
            <text:p>705.898588202826</text:p>
          </table:table-cell>
          <table:table-cell table:formula="of:=([.F470]-[.C470])/0.0166667" office:value-type="float" office:value="38.8799222401557" calcext:value-type="float">
            <text:p>38.8799222401557</text:p>
          </table:table-cell>
          <table:table-cell table:formula="of:=DEGREES(ATAN(ABS([.F470]-[.C470])/ABS([.E470]-[.B470])))" office:value-type="float" office:value="3.15258726240995" calcext:value-type="float">
            <text:p>3.15258726240995</text:p>
          </table:table-cell>
          <table:table-cell table:formula="of:=SQRT(POWER([.H470];2)+POWER([.I470];2)+POWER([.J470];2))" office:value-type="float" office:value="707.603972507556" calcext:value-type="float">
            <text:p>707.603972507556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92.357" calcext:value-type="float">
            <text:p>292.357</text:p>
          </table:table-cell>
          <table:table-cell office:value-type="float" office:value="41.5447" calcext:value-type="float">
            <text:p>41.5447</text:p>
          </table:table-cell>
          <table:table-cell office:value-type="float" office:value="71.3393" calcext:value-type="float">
            <text:p>71.3393</text:p>
          </table:table-cell>
          <table:table-cell office:value-type="float" office:value="281.63" calcext:value-type="float">
            <text:p>281.63</text:p>
          </table:table-cell>
          <table:table-cell office:value-type="float" office:value="41.4836" calcext:value-type="float">
            <text:p>41.4836</text:p>
          </table:table-cell>
          <table:table-cell/>
          <table:table-cell table:formula="of:=([.D471]-[.A471])/0.0166667" office:value-type="float" office:value="-46.4279071441862" calcext:value-type="float">
            <text:p>-46.4279071441862</text:p>
          </table:table-cell>
          <table:table-cell table:formula="of:=ABS([.E471]-[.B471])/0.0166667" office:value-type="float" office:value="643.618712762576" calcext:value-type="float">
            <text:p>643.618712762576</text:p>
          </table:table-cell>
          <table:table-cell table:formula="of:=([.F471]-[.C471])/0.0166667" office:value-type="float" office:value="-3.66599266801443" calcext:value-type="float">
            <text:p>-3.66599266801443</text:p>
          </table:table-cell>
          <table:table-cell table:formula="of:=DEGREES(ATAN(ABS([.F471]-[.C471])/ABS([.E471]-[.B471])))" office:value-type="float" office:value="0.32634793232463" calcext:value-type="float">
            <text:p>0.32634793232463</text:p>
          </table:table-cell>
          <table:table-cell table:formula="of:=SQRT(POWER([.H471];2)+POWER([.I471];2)+POWER([.J471];2))" office:value-type="float" office:value="645.301508972501" calcext:value-type="float">
            <text:p>645.301508972501</text:p>
          </table:table-cell>
        </table:table-row>
        <table:table-row table:style-name="ro1">
          <table:table-cell office:value-type="float" office:value="71.5962" calcext:value-type="float">
            <text:p>71.5962</text:p>
          </table:table-cell>
          <table:table-cell office:value-type="float" office:value="286.839" calcext:value-type="float">
            <text:p>286.839</text:p>
          </table:table-cell>
          <table:table-cell office:value-type="float" office:value="41.9121" calcext:value-type="float">
            <text:p>41.9121</text:p>
          </table:table-cell>
          <table:table-cell office:value-type="float" office:value="70.8498" calcext:value-type="float">
            <text:p>70.8498</text:p>
          </table:table-cell>
          <table:table-cell office:value-type="float" office:value="274.912" calcext:value-type="float">
            <text:p>274.912</text:p>
          </table:table-cell>
          <table:table-cell office:value-type="float" office:value="42.5752" calcext:value-type="float">
            <text:p>42.5752</text:p>
          </table:table-cell>
          <table:table-cell/>
          <table:table-cell table:formula="of:=([.D472]-[.A472])/0.0166667" office:value-type="float" office:value="-44.7839104321788" calcext:value-type="float">
            <text:p>-44.7839104321788</text:p>
          </table:table-cell>
          <table:table-cell table:formula="of:=ABS([.E472]-[.B472])/0.0166667" office:value-type="float" office:value="715.618568762864" calcext:value-type="float">
            <text:p>715.618568762864</text:p>
          </table:table-cell>
          <table:table-cell table:formula="of:=([.F472]-[.C472])/0.0166667" office:value-type="float" office:value="39.7859204281591" calcext:value-type="float">
            <text:p>39.7859204281591</text:p>
          </table:table-cell>
          <table:table-cell table:formula="of:=DEGREES(ATAN(ABS([.F472]-[.C472])/ABS([.E472]-[.B472])))" office:value-type="float" office:value="3.18217144777985" calcext:value-type="float">
            <text:p>3.18217144777985</text:p>
          </table:table-cell>
          <table:table-cell table:formula="of:=SQRT(POWER([.H472];2)+POWER([.I472];2)+POWER([.J472];2))" office:value-type="float" office:value="718.121475835477" calcext:value-type="float">
            <text:p>718.121475835477</text:p>
          </table:table-cell>
        </table:table-row>
        <table:table-row table:style-name="ro1">
          <table:table-cell office:value-type="float" office:value="72.3659" calcext:value-type="float">
            <text:p>72.3659</text:p>
          </table:table-cell>
          <table:table-cell office:value-type="float" office:value="285.565" calcext:value-type="float">
            <text:p>285.565</text:p>
          </table:table-cell>
          <table:table-cell office:value-type="float" office:value="42.1076" calcext:value-type="float">
            <text:p>42.1076</text:p>
          </table:table-cell>
          <table:table-cell office:value-type="float" office:value="71.8488" calcext:value-type="float">
            <text:p>71.8488</text:p>
          </table:table-cell>
          <table:table-cell office:value-type="float" office:value="273.838" calcext:value-type="float">
            <text:p>273.838</text:p>
          </table:table-cell>
          <table:table-cell office:value-type="float" office:value="42.2438" calcext:value-type="float">
            <text:p>42.2438</text:p>
          </table:table-cell>
          <table:table-cell/>
          <table:table-cell table:formula="of:=([.D473]-[.A473])/0.0166667" office:value-type="float" office:value="-31.0259379481241" calcext:value-type="float">
            <text:p>-31.0259379481241</text:p>
          </table:table-cell>
          <table:table-cell table:formula="of:=ABS([.E473]-[.B473])/0.0166667" office:value-type="float" office:value="703.618592762813" calcext:value-type="float">
            <text:p>703.618592762813</text:p>
          </table:table-cell>
          <table:table-cell table:formula="of:=([.F473]-[.C473])/0.0166667" office:value-type="float" office:value="8.17198365603283" calcext:value-type="float">
            <text:p>8.17198365603283</text:p>
          </table:table-cell>
          <table:table-cell table:formula="of:=DEGREES(ATAN(ABS([.F473]-[.C473])/ABS([.E473]-[.B473])))" office:value-type="float" office:value="0.665416075542501" calcext:value-type="float">
            <text:p>0.665416075542501</text:p>
          </table:table-cell>
          <table:table-cell table:formula="of:=SQRT(POWER([.H473];2)+POWER([.I473];2)+POWER([.J473];2))" office:value-type="float" office:value="704.349710175249" calcext:value-type="float">
            <text:p>704.349710175249</text:p>
          </table:table-cell>
        </table:table-row>
        <table:table-row table:style-name="ro1">
          <table:table-cell office:value-type="float" office:value="72.3621" calcext:value-type="float">
            <text:p>72.3621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42.4949" calcext:value-type="float">
            <text:p>42.4949</text:p>
          </table:table-cell>
          <table:table-cell office:value-type="float" office:value="71.851" calcext:value-type="float">
            <text:p>71.851</text:p>
          </table:table-cell>
          <table:table-cell office:value-type="float" office:value="269.957" calcext:value-type="float">
            <text:p>269.957</text:p>
          </table:table-cell>
          <table:table-cell office:value-type="float" office:value="42.8761" calcext:value-type="float">
            <text:p>42.8761</text:p>
          </table:table-cell>
          <table:table-cell/>
          <table:table-cell table:formula="of:=([.D474]-[.A474])/0.0166667" office:value-type="float" office:value="-30.6659386681226" calcext:value-type="float">
            <text:p>-30.6659386681226</text:p>
          </table:table-cell>
          <table:table-cell table:formula="of:=ABS([.E474]-[.B474])/0.0166667" office:value-type="float" office:value="695.458609082782" calcext:value-type="float">
            <text:p>695.458609082782</text:p>
          </table:table-cell>
          <table:table-cell table:formula="of:=([.F474]-[.C474])/0.0166667" office:value-type="float" office:value="22.8719542560915" calcext:value-type="float">
            <text:p>22.8719542560915</text:p>
          </table:table-cell>
          <table:table-cell table:formula="of:=DEGREES(ATAN(ABS([.F474]-[.C474])/ABS([.E474]-[.B474])))" office:value-type="float" office:value="1.8836409147297" calcext:value-type="float">
            <text:p>1.8836409147297</text:p>
          </table:table-cell>
          <table:table-cell table:formula="of:=SQRT(POWER([.H474];2)+POWER([.I474];2)+POWER([.J474];2))" office:value-type="float" office:value="696.510016462971" calcext:value-type="float">
            <text:p>696.510016462971</text:p>
          </table:table-cell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286.908" calcext:value-type="float">
            <text:p>286.908</text:p>
          </table:table-cell>
          <table:table-cell office:value-type="float" office:value="42.1462" calcext:value-type="float">
            <text:p>42.1462</text:p>
          </table:table-cell>
          <table:table-cell office:value-type="float" office:value="72.1018" calcext:value-type="float">
            <text:p>72.1018</text:p>
          </table:table-cell>
          <table:table-cell office:value-type="float" office:value="276.396" calcext:value-type="float">
            <text:p>276.396</text:p>
          </table:table-cell>
          <table:table-cell office:value-type="float" office:value="42.3234" calcext:value-type="float">
            <text:p>42.3234</text:p>
          </table:table-cell>
          <table:table-cell/>
          <table:table-cell table:formula="of:=([.D475]-[.A475])/0.0166667" office:value-type="float" office:value="-31.3919372161257" calcext:value-type="float">
            <text:p>-31.3919372161257</text:p>
          </table:table-cell>
          <table:table-cell table:formula="of:=ABS([.E475]-[.B475])/0.0166667" office:value-type="float" office:value="630.718738562523" calcext:value-type="float">
            <text:p>630.718738562523</text:p>
          </table:table-cell>
          <table:table-cell table:formula="of:=([.F475]-[.C475])/0.0166667" office:value-type="float" office:value="10.6319787360425" calcext:value-type="float">
            <text:p>10.6319787360425</text:p>
          </table:table-cell>
          <table:table-cell table:formula="of:=DEGREES(ATAN(ABS([.F475]-[.C475])/ABS([.E475]-[.B475])))" office:value-type="float" office:value="0.965739215471405" calcext:value-type="float">
            <text:p>0.965739215471405</text:p>
          </table:table-cell>
          <table:table-cell table:formula="of:=SQRT(POWER([.H475];2)+POWER([.I475];2)+POWER([.J475];2))" office:value-type="float" office:value="631.588964333549" calcext:value-type="float">
            <text:p>631.588964333549</text:p>
          </table:table-cell>
        </table:table-row>
        <table:table-row table:style-name="ro1">
          <table:table-cell office:value-type="float" office:value="72.6309" calcext:value-type="float">
            <text:p>72.6309</text:p>
          </table:table-cell>
          <table:table-cell office:value-type="float" office:value="288.114" calcext:value-type="float">
            <text:p>288.114</text:p>
          </table:table-cell>
          <table:table-cell office:value-type="float" office:value="42.7198" calcext:value-type="float">
            <text:p>42.7198</text:p>
          </table:table-cell>
          <table:table-cell office:value-type="float" office:value="71.8558" calcext:value-type="float">
            <text:p>71.8558</text:p>
          </table:table-cell>
          <table:table-cell office:value-type="float" office:value="278.812" calcext:value-type="float">
            <text:p>278.812</text:p>
          </table:table-cell>
          <table:table-cell office:value-type="float" office:value="42.9362" calcext:value-type="float">
            <text:p>42.9362</text:p>
          </table:table-cell>
          <table:table-cell/>
          <table:table-cell table:formula="of:=([.D476]-[.A476])/0.0166667" office:value-type="float" office:value="-46.5059069881857" calcext:value-type="float">
            <text:p>-46.5059069881857</text:p>
          </table:table-cell>
          <table:table-cell table:formula="of:=ABS([.E476]-[.B476])/0.0166667" office:value-type="float" office:value="558.11888376223" calcext:value-type="float">
            <text:p>558.11888376223</text:p>
          </table:table-cell>
          <table:table-cell table:formula="of:=([.F476]-[.C476])/0.0166667" office:value-type="float" office:value="12.9839740320519" calcext:value-type="float">
            <text:p>12.9839740320519</text:p>
          </table:table-cell>
          <table:table-cell table:formula="of:=DEGREES(ATAN(ABS([.F476]-[.C476])/ABS([.E476]-[.B476])))" office:value-type="float" office:value="1.33267798828972" calcext:value-type="float">
            <text:p>1.33267798828972</text:p>
          </table:table-cell>
          <table:table-cell table:formula="of:=SQRT(POWER([.H476];2)+POWER([.I476];2)+POWER([.J476];2))" office:value-type="float" office:value="560.203598148438" calcext:value-type="float">
            <text:p>560.203598148438</text:p>
          </table:table-cell>
        </table:table-row>
        <table:table-row table:style-name="ro1">
          <table:table-cell office:value-type="float" office:value="72.8882" calcext:value-type="float">
            <text:p>72.8882</text:p>
          </table:table-cell>
          <table:table-cell office:value-type="float" office:value="288.146" calcext:value-type="float">
            <text:p>288.146</text:p>
          </table:table-cell>
          <table:table-cell office:value-type="float" office:value="42.7125" calcext:value-type="float">
            <text:p>42.7125</text:p>
          </table:table-cell>
          <table:table-cell office:value-type="float" office:value="72.1081" calcext:value-type="float">
            <text:p>72.1081</text:p>
          </table:table-cell>
          <table:table-cell office:value-type="float" office:value="278.841" calcext:value-type="float">
            <text:p>278.841</text:p>
          </table:table-cell>
          <table:table-cell office:value-type="float" office:value="42.9293" calcext:value-type="float">
            <text:p>42.9293</text:p>
          </table:table-cell>
          <table:table-cell/>
          <table:table-cell table:formula="of:=([.D477]-[.A477])/0.0166667" office:value-type="float" office:value="-46.8059063881875" calcext:value-type="float">
            <text:p>-46.8059063881875</text:p>
          </table:table-cell>
          <table:table-cell table:formula="of:=ABS([.E477]-[.B477])/0.0166667" office:value-type="float" office:value="558.298883402234" calcext:value-type="float">
            <text:p>558.298883402234</text:p>
          </table:table-cell>
          <table:table-cell table:formula="of:=([.F477]-[.C477])/0.0166667" office:value-type="float" office:value="13.007973984052" calcext:value-type="float">
            <text:p>13.007973984052</text:p>
          </table:table-cell>
          <table:table-cell table:formula="of:=DEGREES(ATAN(ABS([.F477]-[.C477])/ABS([.E477]-[.B477])))" office:value-type="float" office:value="1.33471015457245" calcext:value-type="float">
            <text:p>1.33471015457245</text:p>
          </table:table-cell>
          <table:table-cell table:formula="of:=SQRT(POWER([.H477];2)+POWER([.I477];2)+POWER([.J477];2))" office:value-type="float" office:value="560.408461274605" calcext:value-type="float">
            <text:p>560.408461274605</text:p>
          </table:table-cell>
        </table:table-row>
        <table:table-row table:style-name="ro1">
          <table:table-cell office:value-type="float" office:value="72.372" calcext:value-type="float">
            <text:p>72.372</text:p>
          </table:table-cell>
          <table:table-cell office:value-type="float" office:value="288.157" calcext:value-type="float">
            <text:p>288.157</text:p>
          </table:table-cell>
          <table:table-cell office:value-type="float" office:value="42.4607" calcext:value-type="float">
            <text:p>42.4607</text:p>
          </table:table-cell>
          <table:table-cell office:value-type="float" office:value="71.6029" calcext:value-type="float">
            <text:p>71.6029</text:p>
          </table:table-cell>
          <table:table-cell office:value-type="float" office:value="276.238" calcext:value-type="float">
            <text:p>276.238</text:p>
          </table:table-cell>
          <table:table-cell office:value-type="float" office:value="42.8518" calcext:value-type="float">
            <text:p>42.8518</text:p>
          </table:table-cell>
          <table:table-cell/>
          <table:table-cell table:formula="of:=([.D478]-[.A478])/0.0166667" office:value-type="float" office:value="-46.1459077081843" calcext:value-type="float">
            <text:p>-46.1459077081843</text:p>
          </table:table-cell>
          <table:table-cell table:formula="of:=ABS([.E478]-[.B478])/0.0166667" office:value-type="float" office:value="715.13856972286" calcext:value-type="float">
            <text:p>715.13856972286</text:p>
          </table:table-cell>
          <table:table-cell table:formula="of:=([.F478]-[.C478])/0.0166667" office:value-type="float" office:value="23.4659530680935" calcext:value-type="float">
            <text:p>23.4659530680935</text:p>
          </table:table-cell>
          <table:table-cell table:formula="of:=DEGREES(ATAN(ABS([.F478]-[.C478])/ABS([.E478]-[.B478])))" office:value-type="float" office:value="1.87938100244057" calcext:value-type="float">
            <text:p>1.87938100244057</text:p>
          </table:table-cell>
          <table:table-cell table:formula="of:=SQRT(POWER([.H478];2)+POWER([.I478];2)+POWER([.J478];2))" office:value-type="float" office:value="717.009950877157" calcext:value-type="float">
            <text:p>717.009950877157</text:p>
          </table:table-cell>
        </table:table-row>
        <table:table-row table:style-name="ro1">
          <table:table-cell office:value-type="float" office:value="71.8567" calcext:value-type="float">
            <text:p>71.8567</text:p>
          </table:table-cell>
          <table:table-cell office:value-type="float" office:value="280.089" calcext:value-type="float">
            <text:p>280.089</text:p>
          </table:table-cell>
          <table:table-cell office:value-type="float" office:value="42.9833" calcext:value-type="float">
            <text:p>42.9833</text:p>
          </table:table-cell>
          <table:table-cell office:value-type="float" office:value="71.3617" calcext:value-type="float">
            <text:p>71.3617</text:p>
          </table:table-cell>
          <table:table-cell office:value-type="float" office:value="267.291" calcext:value-type="float">
            <text:p>267.291</text:p>
          </table:table-cell>
          <table:table-cell office:value-type="float" office:value="43.5595" calcext:value-type="float">
            <text:p>43.5595</text:p>
          </table:table-cell>
          <table:table-cell/>
          <table:table-cell table:formula="of:=([.D479]-[.A479])/0.0166667" office:value-type="float" office:value="-29.6999406001191" calcext:value-type="float">
            <text:p>-29.6999406001191</text:p>
          </table:table-cell>
          <table:table-cell table:formula="of:=ABS([.E479]-[.B479])/0.0166667" office:value-type="float" office:value="767.878464243072" calcext:value-type="float">
            <text:p>767.878464243072</text:p>
          </table:table-cell>
          <table:table-cell table:formula="of:=([.F479]-[.C479])/0.0166667" office:value-type="float" office:value="34.5719308561383" calcext:value-type="float">
            <text:p>34.5719308561383</text:p>
          </table:table-cell>
          <table:table-cell table:formula="of:=DEGREES(ATAN(ABS([.F479]-[.C479])/ABS([.E479]-[.B479])))" office:value-type="float" office:value="2.5778675155503" calcext:value-type="float">
            <text:p>2.5778675155503</text:p>
          </table:table-cell>
          <table:table-cell table:formula="of:=SQRT(POWER([.H479];2)+POWER([.I479];2)+POWER([.J479];2))" office:value-type="float" office:value="769.229901084891" calcext:value-type="float">
            <text:p>769.229901084891</text:p>
          </table:table-cell>
        </table:table-row>
        <table:table-row table:style-name="ro1">
          <table:table-cell office:value-type="float" office:value="72.8868" calcext:value-type="float">
            <text:p>72.8868</text:p>
          </table:table-cell>
          <table:table-cell office:value-type="float" office:value="288.192" calcext:value-type="float">
            <text:p>288.192</text:p>
          </table:table-cell>
          <table:table-cell office:value-type="float" office:value="42.4503" calcext:value-type="float">
            <text:p>42.4503</text:p>
          </table:table-cell>
          <table:table-cell office:value-type="float" office:value="72.3598" calcext:value-type="float">
            <text:p>72.3598</text:p>
          </table:table-cell>
          <table:table-cell office:value-type="float" office:value="277.542" calcext:value-type="float">
            <text:p>277.542</text:p>
          </table:table-cell>
          <table:table-cell office:value-type="float" office:value="43.1343" calcext:value-type="float">
            <text:p>43.1343</text:p>
          </table:table-cell>
          <table:table-cell/>
          <table:table-cell table:formula="of:=([.D480]-[.A480])/0.0166667" office:value-type="float" office:value="-31.6199367601257" calcext:value-type="float">
            <text:p>-31.6199367601257</text:p>
          </table:table-cell>
          <table:table-cell table:formula="of:=ABS([.E480]-[.B480])/0.0166667" office:value-type="float" office:value="638.998722002558" calcext:value-type="float">
            <text:p>638.998722002558</text:p>
          </table:table-cell>
          <table:table-cell table:formula="of:=([.F480]-[.C480])/0.0166667" office:value-type="float" office:value="41.0399179201644" calcext:value-type="float">
            <text:p>41.0399179201644</text:p>
          </table:table-cell>
          <table:table-cell table:formula="of:=DEGREES(ATAN(ABS([.F480]-[.C480])/ABS([.E480]-[.B480])))" office:value-type="float" office:value="3.67479444487734" calcext:value-type="float">
            <text:p>3.67479444487734</text:p>
          </table:table-cell>
          <table:table-cell table:formula="of:=SQRT(POWER([.H480];2)+POWER([.I480];2)+POWER([.J480];2))" office:value-type="float" office:value="641.095517052265" calcext:value-type="float">
            <text:p>641.095517052265</text:p>
          </table:table-cell>
        </table:table-row>
        <table:table-row table:style-name="ro1">
          <table:table-cell office:value-type="float" office:value="72.8808" calcext:value-type="float">
            <text:p>72.8808</text:p>
          </table:table-cell>
          <table:table-cell office:value-type="float" office:value="285.5" calcext:value-type="float">
            <text:p>285.5</text:p>
          </table:table-cell>
          <table:table-cell office:value-type="float" office:value="42.6204" calcext:value-type="float">
            <text:p>42.6204</text:p>
          </table:table-cell>
          <table:table-cell office:value-type="float" office:value="71.8541" calcext:value-type="float">
            <text:p>71.8541</text:p>
          </table:table-cell>
          <table:table-cell office:value-type="float" office:value="278.866" calcext:value-type="float">
            <text:p>278.866</text:p>
          </table:table-cell>
          <table:table-cell office:value-type="float" office:value="42.6775" calcext:value-type="float">
            <text:p>42.6775</text:p>
          </table:table-cell>
          <table:table-cell/>
          <table:table-cell table:formula="of:=([.D481]-[.A481])/0.0166667" office:value-type="float" office:value="-61.6018767962459" calcext:value-type="float">
            <text:p>-61.6018767962459</text:p>
          </table:table-cell>
          <table:table-cell table:formula="of:=ABS([.E481]-[.B481])/0.0166667" office:value-type="float" office:value="398.039203921593" calcext:value-type="float">
            <text:p>398.039203921593</text:p>
          </table:table-cell>
          <table:table-cell table:formula="of:=([.F481]-[.C481])/0.0166667" office:value-type="float" office:value="3.42599314801361" calcext:value-type="float">
            <text:p>3.42599314801361</text:p>
          </table:table-cell>
          <table:table-cell table:formula="of:=DEGREES(ATAN(ABS([.F481]-[.C481])/ABS([.E481]-[.B481])))" office:value-type="float" office:value="0.49314263243474" calcext:value-type="float">
            <text:p>0.49314263243474</text:p>
          </table:table-cell>
          <table:table-cell table:formula="of:=SQRT(POWER([.H481];2)+POWER([.I481];2)+POWER([.J481];2))" office:value-type="float" office:value="402.79242360353" calcext:value-type="float">
            <text:p>402.79242360353</text:p>
          </table:table-cell>
        </table:table-row>
        <table:table-row table:style-name="ro1">
          <table:table-cell office:value-type="float" office:value="72.3674" calcext:value-type="float">
            <text:p>72.3674</text:p>
          </table:table-cell>
          <table:table-cell office:value-type="float" office:value="285.509" calcext:value-type="float">
            <text:p>285.509</text:p>
          </table:table-cell>
          <table:table-cell office:value-type="float" office:value="42.3703" calcext:value-type="float">
            <text:p>42.3703</text:p>
          </table:table-cell>
          <table:table-cell office:value-type="float" office:value="71.5992" calcext:value-type="float">
            <text:p>71.5992</text:p>
          </table:table-cell>
          <table:table-cell office:value-type="float" office:value="275.066" calcext:value-type="float">
            <text:p>275.066</text:p>
          </table:table-cell>
          <table:table-cell office:value-type="float" office:value="42.2947" calcext:value-type="float">
            <text:p>42.2947</text:p>
          </table:table-cell>
          <table:table-cell/>
          <table:table-cell table:formula="of:=([.D482]-[.A482])/0.0166667" office:value-type="float" office:value="-46.0919078161848" calcext:value-type="float">
            <text:p>-46.0919078161848</text:p>
          </table:table-cell>
          <table:table-cell table:formula="of:=ABS([.E482]-[.B482])/0.0166667" office:value-type="float" office:value="626.578746842509" calcext:value-type="float">
            <text:p>626.578746842509</text:p>
          </table:table-cell>
          <table:table-cell table:formula="of:=([.F482]-[.C482])/0.0166667" office:value-type="float" office:value="-4.53599092801823" calcext:value-type="float">
            <text:p>-4.53599092801823</text:p>
          </table:table-cell>
          <table:table-cell table:formula="of:=DEGREES(ATAN(ABS([.F482]-[.C482])/ABS([.E482]-[.B482])))" office:value-type="float" office:value="0.414774036663757" calcext:value-type="float">
            <text:p>0.414774036663757</text:p>
          </table:table-cell>
          <table:table-cell table:formula="of:=SQRT(POWER([.H482];2)+POWER([.I482];2)+POWER([.J482];2))" office:value-type="float" office:value="628.288122738735" calcext:value-type="float">
            <text:p>628.288122738735</text:p>
          </table:table-cell>
        </table:table-row>
        <table:table-row table:style-name="ro1">
          <table:table-cell office:value-type="float" office:value="73.1646" calcext:value-type="float">
            <text:p>73.1646</text:p>
          </table:table-cell>
          <table:table-cell office:value-type="float" office:value="296.584" calcext:value-type="float">
            <text:p>296.584</text:p>
          </table:table-cell>
          <table:table-cell office:value-type="float" office:value="41.3864" calcext:value-type="float">
            <text:p>41.3864</text:p>
          </table:table-cell>
          <table:table-cell office:value-type="float" office:value="72.3667" calcext:value-type="float">
            <text:p>72.3667</text:p>
          </table:table-cell>
          <table:table-cell office:value-type="float" office:value="286.927" calcext:value-type="float">
            <text:p>286.927</text:p>
          </table:table-cell>
          <table:table-cell office:value-type="float" office:value="41.891" calcext:value-type="float">
            <text:p>41.891</text:p>
          </table:table-cell>
          <table:table-cell/>
          <table:table-cell table:formula="of:=([.D483]-[.A483])/0.0166667" office:value-type="float" office:value="-47.8739042521914" calcext:value-type="float">
            <text:p>-47.8739042521914</text:p>
          </table:table-cell>
          <table:table-cell table:formula="of:=ABS([.E483]-[.B483])/0.0166667" office:value-type="float" office:value="579.418841162317" calcext:value-type="float">
            <text:p>579.418841162317</text:p>
          </table:table-cell>
          <table:table-cell table:formula="of:=([.F483]-[.C483])/0.0166667" office:value-type="float" office:value="30.2759394481209" calcext:value-type="float">
            <text:p>30.2759394481209</text:p>
          </table:table-cell>
          <table:table-cell table:formula="of:=DEGREES(ATAN(ABS([.F483]-[.C483])/ABS([.E483]-[.B483])))" office:value-type="float" office:value="2.99111329318273" calcext:value-type="float">
            <text:p>2.99111329318273</text:p>
          </table:table-cell>
          <table:table-cell table:formula="of:=SQRT(POWER([.H483];2)+POWER([.I483];2)+POWER([.J483];2))" office:value-type="float" office:value="582.181017134444" calcext:value-type="float">
            <text:p>582.181017134444</text:p>
          </table:table-cell>
        </table:table-row>
        <table:table-row table:style-name="ro1">
          <table:table-cell office:value-type="float" office:value="71.0772" calcext:value-type="float">
            <text:p>71.0772</text:p>
          </table:table-cell>
          <table:table-cell office:value-type="float" office:value="284.366" calcext:value-type="float">
            <text:p>284.366</text:p>
          </table:table-cell>
          <table:table-cell office:value-type="float" office:value="40.7896" calcext:value-type="float">
            <text:p>40.7896</text:p>
          </table:table-cell>
          <table:table-cell office:value-type="float" office:value="70.0893" calcext:value-type="float">
            <text:p>70.0893</text:p>
          </table:table-cell>
          <table:table-cell office:value-type="float" office:value="273.862" calcext:value-type="float">
            <text:p>273.862</text:p>
          </table:table-cell>
          <table:table-cell office:value-type="float" office:value="41.015" calcext:value-type="float">
            <text:p>41.015</text:p>
          </table:table-cell>
          <table:table-cell/>
          <table:table-cell table:formula="of:=([.D484]-[.A484])/0.0166667" office:value-type="float" office:value="-59.2738814522377" calcext:value-type="float">
            <text:p>-59.2738814522377</text:p>
          </table:table-cell>
          <table:table-cell table:formula="of:=ABS([.E484]-[.B484])/0.0166667" office:value-type="float" office:value="630.238739522519" calcext:value-type="float">
            <text:p>630.238739522519</text:p>
          </table:table-cell>
          <table:table-cell table:formula="of:=([.F484]-[.C484])/0.0166667" office:value-type="float" office:value="13.5239729520541" calcext:value-type="float">
            <text:p>13.5239729520541</text:p>
          </table:table-cell>
          <table:table-cell table:formula="of:=DEGREES(ATAN(ABS([.F484]-[.C484])/ABS([.E484]-[.B484])))" office:value-type="float" office:value="1.22929236684626" calcext:value-type="float">
            <text:p>1.22929236684626</text:p>
          </table:table-cell>
          <table:table-cell table:formula="of:=SQRT(POWER([.H484];2)+POWER([.I484];2)+POWER([.J484];2))" office:value-type="float" office:value="633.164401764467" calcext:value-type="float">
            <text:p>633.164401764467</text:p>
          </table:table-cell>
        </table:table-row>
        <table:table-row table:style-name="ro1">
          <table:table-cell office:value-type="float" office:value="71.3376" calcext:value-type="float">
            <text:p>71.3376</text:p>
          </table:table-cell>
          <table:table-cell office:value-type="float" office:value="286.862" calcext:value-type="float">
            <text:p>286.862</text:p>
          </table:table-cell>
          <table:table-cell office:value-type="float" office:value="41.6563" calcext:value-type="float">
            <text:p>41.6563</text:p>
          </table:table-cell>
          <table:table-cell office:value-type="float" office:value="70.3346" calcext:value-type="float">
            <text:p>70.3346</text:p>
          </table:table-cell>
          <table:table-cell office:value-type="float" office:value="277.59" calcext:value-type="float">
            <text:p>277.59</text:p>
          </table:table-cell>
          <table:table-cell office:value-type="float" office:value="41.6467" calcext:value-type="float">
            <text:p>41.6467</text:p>
          </table:table-cell>
          <table:table-cell/>
          <table:table-cell table:formula="of:=([.D485]-[.A485])/0.0166667" office:value-type="float" office:value="-60.1798796402407" calcext:value-type="float">
            <text:p>-60.1798796402407</text:p>
          </table:table-cell>
          <table:table-cell table:formula="of:=ABS([.E485]-[.B485])/0.0166667" office:value-type="float" office:value="556.318887362228" calcext:value-type="float">
            <text:p>556.318887362228</text:p>
          </table:table-cell>
          <table:table-cell table:formula="of:=([.F485]-[.C485])/0.0166667" office:value-type="float" office:value="-0.575998848002241" calcext:value-type="float">
            <text:p>-0.575998848002241</text:p>
          </table:table-cell>
          <table:table-cell table:formula="of:=DEGREES(ATAN(ABS([.F485]-[.C485])/ABS([.E485]-[.B485])))" office:value-type="float" office:value="0.0593226150536921" calcext:value-type="float">
            <text:p>0.059322615053692</text:p>
          </table:table-cell>
          <table:table-cell table:formula="of:=SQRT(POWER([.H485];2)+POWER([.I485];2)+POWER([.J485];2))" office:value-type="float" office:value="559.564700570126" calcext:value-type="float">
            <text:p>559.564700570126</text:p>
          </table:table-cell>
        </table:table-row>
        <table:table-row table:style-name="ro1">
          <table:table-cell office:value-type="float" office:value="71.8573" calcext:value-type="float">
            <text:p>71.8573</text:p>
          </table:table-cell>
          <table:table-cell office:value-type="float" office:value="288.081" calcext:value-type="float">
            <text:p>288.081</text:p>
          </table:table-cell>
          <table:table-cell office:value-type="float" office:value="42.4774" calcext:value-type="float">
            <text:p>42.4774</text:p>
          </table:table-cell>
          <table:table-cell office:value-type="float" office:value="70.8484" calcext:value-type="float">
            <text:p>70.8484</text:p>
          </table:table-cell>
          <table:table-cell office:value-type="float" office:value="277.396" calcext:value-type="float">
            <text:p>277.396</text:p>
          </table:table-cell>
          <table:table-cell office:value-type="float" office:value="42.9224" calcext:value-type="float">
            <text:p>42.9224</text:p>
          </table:table-cell>
          <table:table-cell/>
          <table:table-cell table:formula="of:=([.D486]-[.A486])/0.0166667" office:value-type="float" office:value="-60.533878932242" calcext:value-type="float">
            <text:p>-60.533878932242</text:p>
          </table:table-cell>
          <table:table-cell table:formula="of:=ABS([.E486]-[.B486])/0.0166667" office:value-type="float" office:value="641.098717802565" calcext:value-type="float">
            <text:p>641.098717802565</text:p>
          </table:table-cell>
          <table:table-cell table:formula="of:=([.F486]-[.C486])/0.0166667" office:value-type="float" office:value="26.6999466001068" calcext:value-type="float">
            <text:p>26.6999466001068</text:p>
          </table:table-cell>
          <table:table-cell table:formula="of:=DEGREES(ATAN(ABS([.F486]-[.C486])/ABS([.E486]-[.B486])))" office:value-type="float" office:value="2.38482882748662" calcext:value-type="float">
            <text:p>2.38482882748662</text:p>
          </table:table-cell>
          <table:table-cell table:formula="of:=SQRT(POWER([.H486];2)+POWER([.I486];2)+POWER([.J486];2))" office:value-type="float" office:value="644.503532663029" calcext:value-type="float">
            <text:p>644.503532663029</text:p>
          </table:table-cell>
        </table:table-row>
        <table:table-row table:style-name="ro1">
          <table:table-cell office:value-type="float" office:value="71.5911" calcext:value-type="float">
            <text:p>71.5911</text:p>
          </table:table-cell>
          <table:table-cell office:value-type="float" office:value="288.336" calcext:value-type="float">
            <text:p>288.336</text:p>
          </table:table-cell>
          <table:table-cell office:value-type="float" office:value="41.1633" calcext:value-type="float">
            <text:p>41.1633</text:p>
          </table:table-cell>
          <table:table-cell office:value-type="float" office:value="70.8401" calcext:value-type="float">
            <text:p>70.8401</text:p>
          </table:table-cell>
          <table:table-cell office:value-type="float" office:value="276.39" calcext:value-type="float">
            <text:p>276.39</text:p>
          </table:table-cell>
          <table:table-cell office:value-type="float" office:value="41.588" calcext:value-type="float">
            <text:p>41.588</text:p>
          </table:table-cell>
          <table:table-cell/>
          <table:table-cell table:formula="of:=([.D487]-[.A487])/0.0166667" office:value-type="float" office:value="-45.0599098801797" calcext:value-type="float">
            <text:p>-45.0599098801797</text:p>
          </table:table-cell>
          <table:table-cell table:formula="of:=ABS([.E487]-[.B487])/0.0166667" office:value-type="float" office:value="716.758566482869" calcext:value-type="float">
            <text:p>716.758566482869</text:p>
          </table:table-cell>
          <table:table-cell table:formula="of:=([.F487]-[.C487])/0.0166667" office:value-type="float" office:value="25.481949036102" calcext:value-type="float">
            <text:p>25.481949036102</text:p>
          </table:table-cell>
          <table:table-cell table:formula="of:=DEGREES(ATAN(ABS([.F487]-[.C487])/ABS([.E487]-[.B487])))" office:value-type="float" office:value="2.03610191323901" calcext:value-type="float">
            <text:p>2.03610191323901</text:p>
          </table:table-cell>
          <table:table-cell table:formula="of:=SQRT(POWER([.H487];2)+POWER([.I487];2)+POWER([.J487];2))" office:value-type="float" office:value="718.625471182079" calcext:value-type="float">
            <text:p>718.625471182079</text:p>
          </table:table-cell>
        </table:table-row>
        <table:table-row table:style-name="ro1">
          <table:table-cell office:value-type="float" office:value="72.3699" calcext:value-type="float">
            <text:p>72.3699</text:p>
          </table:table-cell>
          <table:table-cell office:value-type="float" office:value="292.491" calcext:value-type="float">
            <text:p>292.491</text:p>
          </table:table-cell>
          <table:table-cell office:value-type="float" office:value="41.006" calcext:value-type="float">
            <text:p>41.006</text:p>
          </table:table-cell>
          <table:table-cell office:value-type="float" office:value="71.3352" calcext:value-type="float">
            <text:p>71.3352</text:p>
          </table:table-cell>
          <table:table-cell office:value-type="float" office:value="283.033" calcext:value-type="float">
            <text:p>283.033</text:p>
          </table:table-cell>
          <table:table-cell office:value-type="float" office:value="41.0036" calcext:value-type="float">
            <text:p>41.0036</text:p>
          </table:table-cell>
          <table:table-cell/>
          <table:table-cell table:formula="of:=([.D488]-[.A488])/0.0166667" office:value-type="float" office:value="-62.0818758362484" calcext:value-type="float">
            <text:p>-62.0818758362484</text:p>
          </table:table-cell>
          <table:table-cell table:formula="of:=ABS([.E488]-[.B488])/0.0166667" office:value-type="float" office:value="567.478865042268" calcext:value-type="float">
            <text:p>567.478865042268</text:p>
          </table:table-cell>
          <table:table-cell table:formula="of:=([.F488]-[.C488])/0.0166667" office:value-type="float" office:value="-0.143999712000667" calcext:value-type="float">
            <text:p>-0.143999712000667</text:p>
          </table:table-cell>
          <table:table-cell table:formula="of:=DEGREES(ATAN(ABS([.F488]-[.C488])/ABS([.E488]-[.B488])))" office:value-type="float" office:value="0.0145390006216988" calcext:value-type="float">
            <text:p>0.014539000621699</text:p>
          </table:table-cell>
          <table:table-cell table:formula="of:=SQRT(POWER([.H488];2)+POWER([.I488];2)+POWER([.J488];2))" office:value-type="float" office:value="570.864644476189" calcext:value-type="float">
            <text:p>570.864644476189</text:p>
          </table:table-cell>
        </table:table-row>
        <table:table-row table:style-name="ro1">
          <table:table-cell office:value-type="float" office:value="72.3691" calcext:value-type="float">
            <text:p>72.3691</text:p>
          </table:table-cell>
          <table:table-cell office:value-type="float" office:value="291.087" calcext:value-type="float">
            <text:p>291.087</text:p>
          </table:table-cell>
          <table:table-cell office:value-type="float" office:value="41.2294" calcext:value-type="float">
            <text:p>41.2294</text:p>
          </table:table-cell>
          <table:table-cell office:value-type="float" office:value="71.5949" calcext:value-type="float">
            <text:p>71.5949</text:p>
          </table:table-cell>
          <table:table-cell office:value-type="float" office:value="280.318" calcext:value-type="float">
            <text:p>280.318</text:p>
          </table:table-cell>
          <table:table-cell office:value-type="float" office:value="41.6934" calcext:value-type="float">
            <text:p>41.6934</text:p>
          </table:table-cell>
          <table:table-cell/>
          <table:table-cell table:formula="of:=([.D489]-[.A489])/0.0166667" office:value-type="float" office:value="-46.4519070961863" calcext:value-type="float">
            <text:p>-46.4519070961863</text:p>
          </table:table-cell>
          <table:table-cell table:formula="of:=ABS([.E489]-[.B489])/0.0166667" office:value-type="float" office:value="646.138707722585" calcext:value-type="float">
            <text:p>646.138707722585</text:p>
          </table:table-cell>
          <table:table-cell table:formula="of:=([.F489]-[.C489])/0.0166667" office:value-type="float" office:value="27.8399443201113" calcext:value-type="float">
            <text:p>27.8399443201113</text:p>
          </table:table-cell>
          <table:table-cell table:formula="of:=DEGREES(ATAN(ABS([.F489]-[.C489])/ABS([.E489]-[.B489])))" office:value-type="float" office:value="2.46715651686798" calcext:value-type="float">
            <text:p>2.46715651686798</text:p>
          </table:table-cell>
          <table:table-cell table:formula="of:=SQRT(POWER([.H489];2)+POWER([.I489];2)+POWER([.J489];2))" office:value-type="float" office:value="648.404250286834" calcext:value-type="float">
            <text:p>648.404250286834</text:p>
          </table:table-cell>
        </table:table-row>
        <table:table-row table:style-name="ro1">
          <table:table-cell office:value-type="float" office:value="72.8936" calcext:value-type="float">
            <text:p>72.8936</text:p>
          </table:table-cell>
          <table:table-cell office:value-type="float" office:value="293.899" calcext:value-type="float">
            <text:p>293.899</text:p>
          </table:table-cell>
          <table:table-cell office:value-type="float" office:value="41.0356" calcext:value-type="float">
            <text:p>41.0356</text:p>
          </table:table-cell>
          <table:table-cell office:value-type="float" office:value="72.356" calcext:value-type="float">
            <text:p>72.356</text:p>
          </table:table-cell>
          <table:table-cell office:value-type="float" office:value="281.75" calcext:value-type="float">
            <text:p>281.75</text:p>
          </table:table-cell>
          <table:table-cell office:value-type="float" office:value="41.4546" calcext:value-type="float">
            <text:p>41.4546</text:p>
          </table:table-cell>
          <table:table-cell/>
          <table:table-cell table:formula="of:=([.D490]-[.A490])/0.0166667" office:value-type="float" office:value="-32.2559354881297" calcext:value-type="float">
            <text:p>-32.2559354881297</text:p>
          </table:table-cell>
          <table:table-cell table:formula="of:=ABS([.E490]-[.B490])/0.0166667" office:value-type="float" office:value="728.938542122916" calcext:value-type="float">
            <text:p>728.938542122916</text:p>
          </table:table-cell>
          <table:table-cell table:formula="of:=([.F490]-[.C490])/0.0166667" office:value-type="float" office:value="25.1399497201004" calcext:value-type="float">
            <text:p>25.1399497201004</text:p>
          </table:table-cell>
          <table:table-cell table:formula="of:=DEGREES(ATAN(ABS([.F490]-[.C490])/ABS([.E490]-[.B490])))" office:value-type="float" office:value="1.97525887213678" calcext:value-type="float">
            <text:p>1.97525887213678</text:p>
          </table:table-cell>
          <table:table-cell table:formula="of:=SQRT(POWER([.H490];2)+POWER([.I490];2)+POWER([.J490];2))" office:value-type="float" office:value="730.08483112473" calcext:value-type="float">
            <text:p>730.08483112473</text:p>
          </table:table-cell>
        </table:table-row>
        <table:table-row table:style-name="ro1">
          <table:table-cell office:value-type="float" office:value="73.1544" calcext:value-type="float">
            <text:p>73.1544</text:p>
          </table:table-cell>
          <table:table-cell office:value-type="float" office:value="290.826" calcext:value-type="float">
            <text:p>290.826</text:p>
          </table:table-cell>
          <table:table-cell office:value-type="float" office:value="42.8021" calcext:value-type="float">
            <text:p>42.8021</text:p>
          </table:table-cell>
          <table:table-cell office:value-type="float" office:value="72.6203" calcext:value-type="float">
            <text:p>72.6203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43.2686" calcext:value-type="float">
            <text:p>43.2686</text:p>
          </table:table-cell>
          <table:table-cell/>
          <table:table-cell table:formula="of:=([.D491]-[.A491])/0.0166667" office:value-type="float" office:value="-32.0459359081279" calcext:value-type="float">
            <text:p>-32.0459359081279</text:p>
          </table:table-cell>
          <table:table-cell table:formula="of:=ABS([.E491]-[.B491])/0.0166667" office:value-type="float" office:value="564.838870322262" calcext:value-type="float">
            <text:p>564.838870322262</text:p>
          </table:table-cell>
          <table:table-cell table:formula="of:=([.F491]-[.C491])/0.0166667" office:value-type="float" office:value="27.9899440201117" calcext:value-type="float">
            <text:p>27.9899440201117</text:p>
          </table:table-cell>
          <table:table-cell table:formula="of:=DEGREES(ATAN(ABS([.F491]-[.C491])/ABS([.E491]-[.B491])))" office:value-type="float" office:value="2.83690623587162" calcext:value-type="float">
            <text:p>2.83690623587162</text:p>
          </table:table-cell>
          <table:table-cell table:formula="of:=SQRT(POWER([.H491];2)+POWER([.I491];2)+POWER([.J491];2))" office:value-type="float" office:value="566.439165666893" calcext:value-type="float">
            <text:p>566.439165666893</text:p>
          </table:table-cell>
        </table:table-row>
        <table:table-row table:style-name="ro1">
          <table:table-cell office:value-type="float" office:value="72.8759" calcext:value-type="float">
            <text:p>72.8759</text:p>
          </table:table-cell>
          <table:table-cell office:value-type="float" office:value="284.26" calcext:value-type="float">
            <text:p>284.26</text:p>
          </table:table-cell>
          <table:table-cell office:value-type="float" office:value="42.3105" calcext:value-type="float">
            <text:p>42.3105</text:p>
          </table:table-cell>
          <table:table-cell office:value-type="float" office:value="72.5971" calcext:value-type="float">
            <text:p>72.5971</text:p>
          </table:table-cell>
          <table:table-cell office:value-type="float" office:value="272.636" calcext:value-type="float">
            <text:p>272.636</text:p>
          </table:table-cell>
          <table:table-cell office:value-type="float" office:value="42.4328" calcext:value-type="float">
            <text:p>42.4328</text:p>
          </table:table-cell>
          <table:table-cell/>
          <table:table-cell table:formula="of:=([.D492]-[.A492])/0.0166667" office:value-type="float" office:value="-16.7279665440671" calcext:value-type="float">
            <text:p>-16.7279665440671</text:p>
          </table:table-cell>
          <table:table-cell table:formula="of:=ABS([.E492]-[.B492])/0.0166667" office:value-type="float" office:value="697.438605122788" calcext:value-type="float">
            <text:p>697.438605122788</text:p>
          </table:table-cell>
          <table:table-cell table:formula="of:=([.F492]-[.C492])/0.0166667" office:value-type="float" office:value="7.33798532402952" calcext:value-type="float">
            <text:p>7.33798532402952</text:p>
          </table:table-cell>
          <table:table-cell table:formula="of:=DEGREES(ATAN(ABS([.F492]-[.C492])/ABS([.E492]-[.B492])))" office:value-type="float" office:value="0.602805857427411" calcext:value-type="float">
            <text:p>0.602805857427411</text:p>
          </table:table-cell>
          <table:table-cell table:formula="of:=SQRT(POWER([.H492];2)+POWER([.I492];2)+POWER([.J492];2))" office:value-type="float" office:value="697.677775773985" calcext:value-type="float">
            <text:p>697.677775773985</text:p>
          </table:table-cell>
        </table:table-row>
        <table:table-row table:style-name="ro1">
          <table:table-cell office:value-type="float" office:value="72.6116" calcext:value-type="float">
            <text:p>72.6116</text:p>
          </table:table-cell>
          <table:table-cell office:value-type="float" office:value="280.341" calcext:value-type="float">
            <text:p>280.341</text:p>
          </table:table-cell>
          <table:table-cell office:value-type="float" office:value="42.183" calcext:value-type="float">
            <text:p>42.183</text:p>
          </table:table-cell>
          <table:table-cell office:value-type="float" office:value="71.8477" calcext:value-type="float">
            <text:p>71.8477</text:p>
          </table:table-cell>
          <table:table-cell office:value-type="float" office:value="270.061" calcext:value-type="float">
            <text:p>270.061</text:p>
          </table:table-cell>
          <table:table-cell office:value-type="float" office:value="42.3672" calcext:value-type="float">
            <text:p>42.3672</text:p>
          </table:table-cell>
          <table:table-cell/>
          <table:table-cell table:formula="of:=([.D493]-[.A493])/0.0166667" office:value-type="float" office:value="-45.8339083321829" calcext:value-type="float">
            <text:p>-45.8339083321829</text:p>
          </table:table-cell>
          <table:table-cell table:formula="of:=ABS([.E493]-[.B493])/0.0166667" office:value-type="float" office:value="616.798766402469" calcext:value-type="float">
            <text:p>616.798766402469</text:p>
          </table:table-cell>
          <table:table-cell table:formula="of:=([.F493]-[.C493])/0.0166667" office:value-type="float" office:value="11.051977896044" calcext:value-type="float">
            <text:p>11.051977896044</text:p>
          </table:table-cell>
          <table:table-cell table:formula="of:=DEGREES(ATAN(ABS([.F493]-[.C493])/ABS([.E493]-[.B493])))" office:value-type="float" office:value="1.02653242311189" calcext:value-type="float">
            <text:p>1.02653242311189</text:p>
          </table:table-cell>
          <table:table-cell table:formula="of:=SQRT(POWER([.H493];2)+POWER([.I493];2)+POWER([.J493];2))" office:value-type="float" office:value="618.598101843212" calcext:value-type="float">
            <text:p>618.598101843212</text:p>
          </table:table-cell>
        </table:table-row>
        <table:table-row table:style-name="ro1">
          <table:table-cell office:value-type="float" office:value="72.3697" calcext:value-type="float">
            <text:p>72.3697</text:p>
          </table:table-cell>
          <table:table-cell office:value-type="float" office:value="286.829" calcext:value-type="float">
            <text:p>286.829</text:p>
          </table:table-cell>
          <table:table-cell office:value-type="float" office:value="42.4153" calcext:value-type="float">
            <text:p>42.4153</text:p>
          </table:table-cell>
          <table:table-cell office:value-type="float" office:value="71.5994" calcext:value-type="float">
            <text:p>71.5994</text:p>
          </table:table-cell>
          <table:table-cell office:value-type="float" office:value="276.336" calcext:value-type="float">
            <text:p>276.336</text:p>
          </table:table-cell>
          <table:table-cell office:value-type="float" office:value="42.3377" calcext:value-type="float">
            <text:p>42.3377</text:p>
          </table:table-cell>
          <table:table-cell/>
          <table:table-cell table:formula="of:=([.D494]-[.A494])/0.0166667" office:value-type="float" office:value="-46.2179075641844" calcext:value-type="float">
            <text:p>-46.2179075641844</text:p>
          </table:table-cell>
          <table:table-cell table:formula="of:=ABS([.E494]-[.B494])/0.0166667" office:value-type="float" office:value="629.578740842518" calcext:value-type="float">
            <text:p>629.578740842518</text:p>
          </table:table-cell>
          <table:table-cell table:formula="of:=([.F494]-[.C494])/0.0166667" office:value-type="float" office:value="-4.65599068801886" calcext:value-type="float">
            <text:p>-4.65599068801886</text:p>
          </table:table-cell>
          <table:table-cell table:formula="of:=DEGREES(ATAN(ABS([.F494]-[.C494])/ABS([.E494]-[.B494])))" office:value-type="float" office:value="0.423717853473435" calcext:value-type="float">
            <text:p>0.423717853473435</text:p>
          </table:table-cell>
          <table:table-cell table:formula="of:=SQRT(POWER([.H494];2)+POWER([.I494];2)+POWER([.J494];2))" office:value-type="float" office:value="631.2900792423" calcext:value-type="float">
            <text:p>631.2900792423</text:p>
          </table:table-cell>
        </table:table-row>
        <table:table-row table:style-name="ro1">
          <table:table-cell office:value-type="float" office:value="72.628" calcext:value-type="float">
            <text:p>72.628</text:p>
          </table:table-cell>
          <table:table-cell office:value-type="float" office:value="288.23" calcext:value-type="float">
            <text:p>288.23</text:p>
          </table:table-cell>
          <table:table-cell office:value-type="float" office:value="42.1918" calcext:value-type="float">
            <text:p>42.1918</text:p>
          </table:table-cell>
          <table:table-cell office:value-type="float" office:value="71.8532" calcext:value-type="float">
            <text:p>71.8532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2.6322" calcext:value-type="float">
            <text:p>42.6322</text:p>
          </table:table-cell>
          <table:table-cell/>
          <table:table-cell table:formula="of:=([.D495]-[.A495])/0.0166667" office:value-type="float" office:value="-46.4879070241859" calcext:value-type="float">
            <text:p>-46.4879070241859</text:p>
          </table:table-cell>
          <table:table-cell table:formula="of:=ABS([.E495]-[.B495])/0.0166667" office:value-type="float" office:value="638.458723082555" calcext:value-type="float">
            <text:p>638.458723082555</text:p>
          </table:table-cell>
          <table:table-cell table:formula="of:=([.F495]-[.C495])/0.0166667" office:value-type="float" office:value="26.4239471521055" calcext:value-type="float">
            <text:p>26.4239471521055</text:p>
          </table:table-cell>
          <table:table-cell table:formula="of:=DEGREES(ATAN(ABS([.F495]-[.C495])/ABS([.E495]-[.B495])))" office:value-type="float" office:value="2.36995291089037" calcext:value-type="float">
            <text:p>2.36995291089037</text:p>
          </table:table-cell>
          <table:table-cell table:formula="of:=SQRT(POWER([.H495];2)+POWER([.I495];2)+POWER([.J495];2))" office:value-type="float" office:value="640.694070179203" calcext:value-type="float">
            <text:p>640.694070179203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53" calcext:value-type="float">
            <text:p>285.453</text:p>
          </table:table-cell>
          <table:table-cell office:value-type="float" office:value="42.6328" calcext:value-type="float">
            <text:p>42.6328</text:p>
          </table:table-cell>
          <table:table-cell office:value-type="float" office:value="71.6012" calcext:value-type="float">
            <text:p>71.6012</text:p>
          </table:table-cell>
          <table:table-cell office:value-type="float" office:value="276.284" calcext:value-type="float">
            <text:p>276.284</text:p>
          </table:table-cell>
          <table:table-cell office:value-type="float" office:value="42.5953" calcext:value-type="float">
            <text:p>42.5953</text:p>
          </table:table-cell>
          <table:table-cell/>
          <table:table-cell table:formula="of:=([.D496]-[.A496])/0.0166667" office:value-type="float" office:value="-46.0619078761837" calcext:value-type="float">
            <text:p>-46.0619078761837</text:p>
          </table:table-cell>
          <table:table-cell table:formula="of:=ABS([.E496]-[.B496])/0.0166667" office:value-type="float" office:value="550.1388997222" calcext:value-type="float">
            <text:p>550.1388997222</text:p>
          </table:table-cell>
          <table:table-cell table:formula="of:=([.F496]-[.C496])/0.0166667" office:value-type="float" office:value="-2.24999550000909" calcext:value-type="float">
            <text:p>-2.24999550000909</text:p>
          </table:table-cell>
          <table:table-cell table:formula="of:=DEGREES(ATAN(ABS([.F496]-[.C496])/ABS([.E496]-[.B496])))" office:value-type="float" office:value="0.234330870543669" calcext:value-type="float">
            <text:p>0.234330870543669</text:p>
          </table:table-cell>
          <table:table-cell table:formula="of:=SQRT(POWER([.H496];2)+POWER([.I496];2)+POWER([.J496];2))" office:value-type="float" office:value="552.068447590058" calcext:value-type="float">
            <text:p>552.068447590058</text:p>
          </table:table-cell>
        </table:table-row>
        <table:table-row table:style-name="ro1">
          <table:table-cell office:value-type="float" office:value="72.3713" calcext:value-type="float">
            <text:p>72.3713</text:p>
          </table:table-cell>
          <table:table-cell office:value-type="float" office:value="289.59" calcext:value-type="float">
            <text:p>289.59</text:p>
          </table:table-cell>
          <table:table-cell office:value-type="float" office:value="41.9793" calcext:value-type="float">
            <text:p>41.9793</text:p>
          </table:table-cell>
          <table:table-cell office:value-type="float" office:value="71.8532" calcext:value-type="float">
            <text:p>71.8532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2.6322" calcext:value-type="float">
            <text:p>42.6322</text:p>
          </table:table-cell>
          <table:table-cell/>
          <table:table-cell table:formula="of:=([.D497]-[.A497])/0.0166667" office:value-type="float" office:value="-31.0859378281246" calcext:value-type="float">
            <text:p>-31.0859378281246</text:p>
          </table:table-cell>
          <table:table-cell table:formula="of:=ABS([.E497]-[.B497])/0.0166667" office:value-type="float" office:value="720.058559882879" calcext:value-type="float">
            <text:p>720.058559882879</text:p>
          </table:table-cell>
          <table:table-cell table:formula="of:=([.F497]-[.C497])/0.0166667" office:value-type="float" office:value="39.1739216521564" calcext:value-type="float">
            <text:p>39.1739216521564</text:p>
          </table:table-cell>
          <table:table-cell table:formula="of:=DEGREES(ATAN(ABS([.F497]-[.C497])/ABS([.E497]-[.B497])))" office:value-type="float" office:value="3.11403824990188" calcext:value-type="float">
            <text:p>3.11403824990188</text:p>
          </table:table-cell>
          <table:table-cell table:formula="of:=SQRT(POWER([.H497];2)+POWER([.I497];2)+POWER([.J497];2))" office:value-type="float" office:value="721.793087615051" calcext:value-type="float">
            <text:p>721.793087615051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32" calcext:value-type="float">
            <text:p>282.732</text:p>
          </table:table-cell>
          <table:table-cell office:value-type="float" office:value="42.8151" calcext:value-type="float">
            <text:p>42.8151</text:p>
          </table:table-cell>
          <table:table-cell office:value-type="float" office:value="71.3571" calcext:value-type="float">
            <text:p>71.3571</text:p>
          </table:table-cell>
          <table:table-cell office:value-type="float" office:value="271.084" calcext:value-type="float">
            <text:p>271.084</text:p>
          </table:table-cell>
          <table:table-cell office:value-type="float" office:value="43.1899" calcext:value-type="float">
            <text:p>43.1899</text:p>
          </table:table-cell>
          <table:table-cell/>
          <table:table-cell table:formula="of:=([.D498]-[.A498])/0.0166667" office:value-type="float" office:value="-29.9879400241196" calcext:value-type="float">
            <text:p>-29.9879400241196</text:p>
          </table:table-cell>
          <table:table-cell table:formula="of:=ABS([.E498]-[.B498])/0.0166667" office:value-type="float" office:value="698.878602242797" calcext:value-type="float">
            <text:p>698.878602242797</text:p>
          </table:table-cell>
          <table:table-cell table:formula="of:=([.F498]-[.C498])/0.0166667" office:value-type="float" office:value="22.48795502409" calcext:value-type="float">
            <text:p>22.48795502409</text:p>
          </table:table-cell>
          <table:table-cell table:formula="of:=DEGREES(ATAN(ABS([.F498]-[.C498])/ABS([.E498]-[.B498])))" office:value-type="float" office:value="1.84298174887432" calcext:value-type="float">
            <text:p>1.84298174887432</text:p>
          </table:table-cell>
          <table:table-cell table:formula="of:=SQRT(POWER([.H498];2)+POWER([.I498];2)+POWER([.J498];2))" office:value-type="float" office:value="699.883051188484" calcext:value-type="float">
            <text:p>699.883051188484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4.112" calcext:value-type="float">
            <text:p>284.112</text:p>
          </table:table-cell>
          <table:table-cell office:value-type="float" office:value="42.5941" calcext:value-type="float">
            <text:p>42.5941</text:p>
          </table:table-cell>
          <table:table-cell office:value-type="float" office:value="71.102" calcext:value-type="float">
            <text:p>71.102</text:p>
          </table:table-cell>
          <table:table-cell office:value-type="float" office:value="274.913" calcext:value-type="float">
            <text:p>274.913</text:p>
          </table:table-cell>
          <table:table-cell office:value-type="float" office:value="42.8211" calcext:value-type="float">
            <text:p>42.8211</text:p>
          </table:table-cell>
          <table:table-cell/>
          <table:table-cell table:formula="of:=([.D499]-[.A499])/0.0166667" office:value-type="float" office:value="-60.5638788722422" calcext:value-type="float">
            <text:p>-60.5638788722422</text:p>
          </table:table-cell>
          <table:table-cell table:formula="of:=ABS([.E499]-[.B499])/0.0166667" office:value-type="float" office:value="551.938896122208" calcext:value-type="float">
            <text:p>551.938896122208</text:p>
          </table:table-cell>
          <table:table-cell table:formula="of:=([.F499]-[.C499])/0.0166667" office:value-type="float" office:value="13.6199727600547" calcext:value-type="float">
            <text:p>13.6199727600547</text:p>
          </table:table-cell>
          <table:table-cell table:formula="of:=DEGREES(ATAN(ABS([.F499]-[.C499])/ABS([.E499]-[.B499])))" office:value-type="float" office:value="1.41357788361456" calcext:value-type="float">
            <text:p>1.41357788361456</text:p>
          </table:table-cell>
          <table:table-cell table:formula="of:=SQRT(POWER([.H499];2)+POWER([.I499];2)+POWER([.J499];2))" office:value-type="float" office:value="555.418789864583" calcext:value-type="float">
            <text:p>555.418789864583</text:p>
          </table:table-cell>
        </table:table-row>
        <table:table-row table:style-name="ro1">
          <table:table-cell office:value-type="float" office:value="72.8859" calcext:value-type="float">
            <text:p>72.8859</text:p>
          </table:table-cell>
          <table:table-cell office:value-type="float" office:value="286.763" calcext:value-type="float">
            <text:p>286.763</text:p>
          </table:table-cell>
          <table:table-cell office:value-type="float" office:value="42.9294" calcext:value-type="float">
            <text:p>42.9294</text:p>
          </table:table-cell>
          <table:table-cell office:value-type="float" office:value="72.3605" calcext:value-type="float">
            <text:p>72.3605</text:p>
          </table:table-cell>
          <table:table-cell office:value-type="float" office:value="276.165" calcext:value-type="float">
            <text:p>276.165</text:p>
          </table:table-cell>
          <table:table-cell office:value-type="float" office:value="43.6028" calcext:value-type="float">
            <text:p>43.6028</text:p>
          </table:table-cell>
          <table:table-cell/>
          <table:table-cell table:formula="of:=([.D500]-[.A500])/0.0166667" office:value-type="float" office:value="-31.5239369521264" calcext:value-type="float">
            <text:p>-31.5239369521264</text:p>
          </table:table-cell>
          <table:table-cell table:formula="of:=ABS([.E500]-[.B500])/0.0166667" office:value-type="float" office:value="635.878728242541" calcext:value-type="float">
            <text:p>635.878728242541</text:p>
          </table:table-cell>
          <table:table-cell table:formula="of:=([.F500]-[.C500])/0.0166667" office:value-type="float" office:value="40.4039191921617" calcext:value-type="float">
            <text:p>40.4039191921617</text:p>
          </table:table-cell>
          <table:table-cell table:formula="of:=DEGREES(ATAN(ABS([.F500]-[.C500])/ABS([.E500]-[.B500])))" office:value-type="float" office:value="3.6357028475837" calcext:value-type="float">
            <text:p>3.6357028475837</text:p>
          </table:table-cell>
          <table:table-cell table:formula="of:=SQRT(POWER([.H500];2)+POWER([.I500];2)+POWER([.J500];2))" office:value-type="float" office:value="637.940430070394" calcext:value-type="float">
            <text:p>637.940430070394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89.553" calcext:value-type="float">
            <text:p>289.553</text:p>
          </table:table-cell>
          <table:table-cell office:value-type="float" office:value="41.9876" calcext:value-type="float">
            <text:p>41.9876</text:p>
          </table:table-cell>
          <table:table-cell office:value-type="float" office:value="71.3475" calcext:value-type="float">
            <text:p>71.3475</text:p>
          </table:table-cell>
          <table:table-cell office:value-type="float" office:value="278.844" calcext:value-type="float">
            <text:p>278.844</text:p>
          </table:table-cell>
          <table:table-cell office:value-type="float" office:value="42.4353" calcext:value-type="float">
            <text:p>42.4353</text:p>
          </table:table-cell>
          <table:table-cell/>
          <table:table-cell table:formula="of:=([.D501]-[.A501])/0.0166667" office:value-type="float" office:value="-45.9359081281841" calcext:value-type="float">
            <text:p>-45.9359081281841</text:p>
          </table:table-cell>
          <table:table-cell table:formula="of:=ABS([.E501]-[.B501])/0.0166667" office:value-type="float" office:value="642.53871492257" calcext:value-type="float">
            <text:p>642.53871492257</text:p>
          </table:table-cell>
          <table:table-cell table:formula="of:=([.F501]-[.C501])/0.0166667" office:value-type="float" office:value="26.8619462761073" calcext:value-type="float">
            <text:p>26.8619462761073</text:p>
          </table:table-cell>
          <table:table-cell table:formula="of:=DEGREES(ATAN(ABS([.F501]-[.C501])/ABS([.E501]-[.B501])))" office:value-type="float" office:value="2.39391093560048" calcext:value-type="float">
            <text:p>2.39391093560048</text:p>
          </table:table-cell>
          <table:table-cell table:formula="of:=SQRT(POWER([.H501];2)+POWER([.I501];2)+POWER([.J501];2))" office:value-type="float" office:value="644.738452387982" calcext:value-type="float">
            <text:p>644.738452387982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81.662" calcext:value-type="float">
            <text:p>281.662</text:p>
          </table:table-cell>
          <table:table-cell office:value-type="float" office:value="41.7234" calcext:value-type="float">
            <text:p>41.7234</text:p>
          </table:table-cell>
          <table:table-cell office:value-type="float" office:value="71.5966" calcext:value-type="float">
            <text:p>71.5966</text:p>
          </table:table-cell>
          <table:table-cell office:value-type="float" office:value="271.344" calcext:value-type="float">
            <text:p>271.344</text:p>
          </table:table-cell>
          <table:table-cell office:value-type="float" office:value="41.9122" calcext:value-type="float">
            <text:p>41.9122</text:p>
          </table:table-cell>
          <table:table-cell/>
          <table:table-cell table:formula="of:=([.D502]-[.A502])/0.0166667" office:value-type="float" office:value="-30.4079391841215" calcext:value-type="float">
            <text:p>-30.4079391841215</text:p>
          </table:table-cell>
          <table:table-cell table:formula="of:=ABS([.E502]-[.B502])/0.0166667" office:value-type="float" office:value="619.078761842475" calcext:value-type="float">
            <text:p>619.078761842475</text:p>
          </table:table-cell>
          <table:table-cell table:formula="of:=([.F502]-[.C502])/0.0166667" office:value-type="float" office:value="11.3279773440453" calcext:value-type="float">
            <text:p>11.3279773440453</text:p>
          </table:table-cell>
          <table:table-cell table:formula="of:=DEGREES(ATAN(ABS([.F502]-[.C502])/ABS([.E502]-[.B502])))" office:value-type="float" office:value="1.04828805112356" calcext:value-type="float">
            <text:p>1.04828805112356</text:p>
          </table:table-cell>
          <table:table-cell table:formula="of:=SQRT(POWER([.H502];2)+POWER([.I502];2)+POWER([.J502];2))" office:value-type="float" office:value="619.928608148184" calcext:value-type="float">
            <text:p>619.928608148184</text:p>
          </table:table-cell>
        </table:table-row>
        <table:table-row table:style-name="ro1">
          <table:table-cell office:value-type="float" office:value="71.5947" calcext:value-type="float">
            <text:p>71.5947</text:p>
          </table:table-cell>
          <table:table-cell office:value-type="float" office:value="288.226" calcext:value-type="float">
            <text:p>288.226</text:p>
          </table:table-cell>
          <table:table-cell office:value-type="float" office:value="41.6916" calcext:value-type="float">
            <text:p>41.6916</text:p>
          </table:table-cell>
          <table:table-cell office:value-type="float" office:value="70.8441" calcext:value-type="float">
            <text:p>70.8441</text:p>
          </table:table-cell>
          <table:table-cell office:value-type="float" office:value="276.286" calcext:value-type="float">
            <text:p>276.286</text:p>
          </table:table-cell>
          <table:table-cell office:value-type="float" office:value="42.1037" calcext:value-type="float">
            <text:p>42.1037</text:p>
          </table:table-cell>
          <table:table-cell/>
          <table:table-cell table:formula="of:=([.D503]-[.A503])/0.0166667" office:value-type="float" office:value="-45.0359099281805" calcext:value-type="float">
            <text:p>-45.0359099281805</text:p>
          </table:table-cell>
          <table:table-cell table:formula="of:=ABS([.E503]-[.B503])/0.0166667" office:value-type="float" office:value="716.398567202866" calcext:value-type="float">
            <text:p>716.398567202866</text:p>
          </table:table-cell>
          <table:table-cell table:formula="of:=([.F503]-[.C503])/0.0166667" office:value-type="float" office:value="24.725950548099" calcext:value-type="float">
            <text:p>24.725950548099</text:p>
          </table:table-cell>
          <table:table-cell table:formula="of:=DEGREES(ATAN(ABS([.F503]-[.C503])/ABS([.E503]-[.B503])))" office:value-type="float" office:value="1.97673549417553" calcext:value-type="float">
            <text:p>1.97673549417553</text:p>
          </table:table-cell>
          <table:table-cell table:formula="of:=SQRT(POWER([.H503];2)+POWER([.I503];2)+POWER([.J503];2))" office:value-type="float" office:value="718.238479130633" calcext:value-type="float">
            <text:p>718.238479130633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7.008" calcext:value-type="float">
            <text:p>287.008</text:p>
          </table:table-cell>
          <table:table-cell office:value-type="float" office:value="41.371" calcext:value-type="float">
            <text:p>41.371</text:p>
          </table:table-cell>
          <table:table-cell office:value-type="float" office:value="71.8447" calcext:value-type="float">
            <text:p>71.8447</text:p>
          </table:table-cell>
          <table:table-cell office:value-type="float" office:value="275.241" calcext:value-type="float">
            <text:p>275.241</text:p>
          </table:table-cell>
          <table:table-cell office:value-type="float" office:value="41.5174" calcext:value-type="float">
            <text:p>41.5174</text:p>
          </table:table-cell>
          <table:table-cell/>
          <table:table-cell table:formula="of:=([.D504]-[.A504])/0.0166667" office:value-type="float" office:value="-15.7139685720627" calcext:value-type="float">
            <text:p>-15.7139685720627</text:p>
          </table:table-cell>
          <table:table-cell table:formula="of:=ABS([.E504]-[.B504])/0.0166667" office:value-type="float" office:value="706.018587962824" calcext:value-type="float">
            <text:p>706.018587962824</text:p>
          </table:table-cell>
          <table:table-cell table:formula="of:=([.F504]-[.C504])/0.0166667" office:value-type="float" office:value="8.78398243203513" calcext:value-type="float">
            <text:p>8.78398243203513</text:p>
          </table:table-cell>
          <table:table-cell table:formula="of:=DEGREES(ATAN(ABS([.F504]-[.C504])/ABS([.E504]-[.B504])))" office:value-type="float" office:value="0.712812896666879" calcext:value-type="float">
            <text:p>0.712812896666879</text:p>
          </table:table-cell>
          <table:table-cell table:formula="of:=SQRT(POWER([.H504];2)+POWER([.I504];2)+POWER([.J504];2))" office:value-type="float" office:value="706.248068106858" calcext:value-type="float">
            <text:p>706.248068106858</text:p>
          </table:table-cell>
        </table:table-row>
        <table:table-row table:style-name="ro1">
          <table:table-cell office:value-type="float" office:value="72.8963" calcext:value-type="float">
            <text:p>72.8963</text:p>
          </table:table-cell>
          <table:table-cell office:value-type="float" office:value="293.778" calcext:value-type="float">
            <text:p>293.778</text:p>
          </table:table-cell>
          <table:table-cell office:value-type="float" office:value="41.571" calcext:value-type="float">
            <text:p>41.571</text:p>
          </table:table-cell>
          <table:table-cell office:value-type="float" office:value="72.3628" calcext:value-type="float">
            <text:p>72.3628</text:p>
          </table:table-cell>
          <table:table-cell office:value-type="float" office:value="282.887" calcext:value-type="float">
            <text:p>282.887</text:p>
          </table:table-cell>
          <table:table-cell office:value-type="float" office:value="42.2811" calcext:value-type="float">
            <text:p>42.2811</text:p>
          </table:table-cell>
          <table:table-cell/>
          <table:table-cell table:formula="of:=([.D505]-[.A505])/0.0166667" office:value-type="float" office:value="-32.0099359801283" calcext:value-type="float">
            <text:p>-32.0099359801283</text:p>
          </table:table-cell>
          <table:table-cell table:formula="of:=ABS([.E505]-[.B505])/0.0166667" office:value-type="float" office:value="653.458693082615" calcext:value-type="float">
            <text:p>653.458693082615</text:p>
          </table:table-cell>
          <table:table-cell table:formula="of:=([.F505]-[.C505])/0.0166667" office:value-type="float" office:value="42.6059147881707" calcext:value-type="float">
            <text:p>42.6059147881707</text:p>
          </table:table-cell>
          <table:table-cell table:formula="of:=DEGREES(ATAN(ABS([.F505]-[.C505])/ABS([.E505]-[.B505])))" office:value-type="float" office:value="3.73044039221319" calcext:value-type="float">
            <text:p>3.73044039221319</text:p>
          </table:table-cell>
          <table:table-cell table:formula="of:=SQRT(POWER([.H505];2)+POWER([.I505];2)+POWER([.J505];2))" office:value-type="float" office:value="655.628067994063" calcext:value-type="float">
            <text:p>655.628067994063</text:p>
          </table:table-cell>
        </table:table-row>
        <table:table-row table:style-name="ro1">
          <table:table-cell office:value-type="float" office:value="71.8541" calcext:value-type="float">
            <text:p>71.8541</text:p>
          </table:table-cell>
          <table:table-cell office:value-type="float" office:value="290.921" calcext:value-type="float">
            <text:p>290.921</text:p>
          </table:table-cell>
          <table:table-cell office:value-type="float" office:value="41.7738" calcext:value-type="float">
            <text:p>41.7738</text:p>
          </table:table-cell>
          <table:table-cell office:value-type="float" office:value="71.3475" calcext:value-type="float">
            <text:p>71.3475</text:p>
          </table:table-cell>
          <table:table-cell office:value-type="float" office:value="278.844" calcext:value-type="float">
            <text:p>278.844</text:p>
          </table:table-cell>
          <table:table-cell office:value-type="float" office:value="42.4353" calcext:value-type="float">
            <text:p>42.4353</text:p>
          </table:table-cell>
          <table:table-cell/>
          <table:table-cell table:formula="of:=([.D506]-[.A506])/0.0166667" office:value-type="float" office:value="-30.3959392081219" calcext:value-type="float">
            <text:p>-30.3959392081219</text:p>
          </table:table-cell>
          <table:table-cell table:formula="of:=ABS([.E506]-[.B506])/0.0166667" office:value-type="float" office:value="724.618550762898" calcext:value-type="float">
            <text:p>724.618550762898</text:p>
          </table:table-cell>
          <table:table-cell table:formula="of:=([.F506]-[.C506])/0.0166667" office:value-type="float" office:value="39.6899206201586" calcext:value-type="float">
            <text:p>39.6899206201586</text:p>
          </table:table-cell>
          <table:table-cell table:formula="of:=DEGREES(ATAN(ABS([.F506]-[.C506])/ABS([.E506]-[.B506])))" office:value-type="float" office:value="3.13515966712486" calcext:value-type="float">
            <text:p>3.13515966712486</text:p>
          </table:table-cell>
          <table:table-cell table:formula="of:=SQRT(POWER([.H506];2)+POWER([.I506];2)+POWER([.J506];2))" office:value-type="float" office:value="726.340999138078" calcext:value-type="float">
            <text:p>726.340999138078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9.722" calcext:value-type="float">
            <text:p>289.722</text:p>
          </table:table-cell>
          <table:table-cell office:value-type="float" office:value="41.1927" calcext:value-type="float">
            <text:p>41.1927</text:p>
          </table:table-cell>
          <table:table-cell office:value-type="float" office:value="71.5997" calcext:value-type="float">
            <text:p>71.5997</text:p>
          </table:table-cell>
          <table:table-cell office:value-type="float" office:value="277.612" calcext:value-type="float">
            <text:p>277.612</text:p>
          </table:table-cell>
          <table:table-cell office:value-type="float" office:value="42.3811" calcext:value-type="float">
            <text:p>42.3811</text:p>
          </table:table-cell>
          <table:table-cell/>
          <table:table-cell table:formula="of:=([.D507]-[.A507])/0.0166667" office:value-type="float" office:value="-30.5099389801219" calcext:value-type="float">
            <text:p>-30.5099389801219</text:p>
          </table:table-cell>
          <table:table-cell table:formula="of:=ABS([.E507]-[.B507])/0.0166667" office:value-type="float" office:value="726.598546802904" calcext:value-type="float">
            <text:p>726.598546802904</text:p>
          </table:table-cell>
          <table:table-cell table:formula="of:=([.F507]-[.C507])/0.0166667" office:value-type="float" office:value="71.3038573922853" calcext:value-type="float">
            <text:p>71.3038573922853</text:p>
          </table:table-cell>
          <table:table-cell table:formula="of:=DEGREES(ATAN(ABS([.F507]-[.C507])/ABS([.E507]-[.B507])))" office:value-type="float" office:value="5.60470548643878" calcext:value-type="float">
            <text:p>5.60470548643878</text:p>
          </table:table-cell>
          <table:table-cell table:formula="of:=SQRT(POWER([.H507];2)+POWER([.I507];2)+POWER([.J507];2))" office:value-type="float" office:value="730.726039409902" calcext:value-type="float">
            <text:p>730.726039409902</text:p>
          </table:table-cell>
        </table:table-row>
        <table:table-row table:style-name="ro1">
          <table:table-cell office:value-type="float" office:value="72.1097" calcext:value-type="float">
            <text:p>72.1097</text:p>
          </table:table-cell>
          <table:table-cell office:value-type="float" office:value="280.123" calcext:value-type="float">
            <text:p>280.123</text:p>
          </table:table-cell>
          <table:table-cell office:value-type="float" office:value="42.9755" calcext:value-type="float">
            <text:p>42.9755</text:p>
          </table:table-cell>
          <table:table-cell office:value-type="float" office:value="71.3571" calcext:value-type="float">
            <text:p>71.3571</text:p>
          </table:table-cell>
          <table:table-cell office:value-type="float" office:value="271.089" calcext:value-type="float">
            <text:p>271.089</text:p>
          </table:table-cell>
          <table:table-cell office:value-type="float" office:value="43.1891" calcext:value-type="float">
            <text:p>43.1891</text:p>
          </table:table-cell>
          <table:table-cell/>
          <table:table-cell table:formula="of:=([.D508]-[.A508])/0.0166667" office:value-type="float" office:value="-45.1559096881807" calcext:value-type="float">
            <text:p>-45.1559096881807</text:p>
          </table:table-cell>
          <table:table-cell table:formula="of:=ABS([.E508]-[.B508])/0.0166667" office:value-type="float" office:value="542.038915922168" calcext:value-type="float">
            <text:p>542.038915922168</text:p>
          </table:table-cell>
          <table:table-cell table:formula="of:=([.F508]-[.C508])/0.0166667" office:value-type="float" office:value="12.8159743680517" calcext:value-type="float">
            <text:p>12.8159743680517</text:p>
          </table:table-cell>
          <table:table-cell table:formula="of:=DEGREES(ATAN(ABS([.F508]-[.C508])/ABS([.E508]-[.B508])))" office:value-type="float" office:value="1.35444971115177" calcext:value-type="float">
            <text:p>1.35444971115177</text:p>
          </table:table-cell>
          <table:table-cell table:formula="of:=SQRT(POWER([.H508];2)+POWER([.I508];2)+POWER([.J508];2))" office:value-type="float" office:value="544.067543373843" calcext:value-type="float">
            <text:p>544.067543373843</text:p>
          </table:table-cell>
        </table:table-row>
        <table:table-row table:style-name="ro1">
          <table:table-cell office:value-type="float" office:value="71.6037" calcext:value-type="float">
            <text:p>71.6037</text:p>
          </table:table-cell>
          <table:table-cell office:value-type="float" office:value="280.071" calcext:value-type="float">
            <text:p>280.071</text:p>
          </table:table-cell>
          <table:table-cell office:value-type="float" office:value="42.9886" calcext:value-type="float">
            <text:p>42.9886</text:p>
          </table:table-cell>
          <table:table-cell office:value-type="float" office:value="71.1128" calcext:value-type="float">
            <text:p>71.1128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43.3593" calcext:value-type="float">
            <text:p>43.3593</text:p>
          </table:table-cell>
          <table:table-cell/>
          <table:table-cell table:formula="of:=([.D509]-[.A509])/0.0166667" office:value-type="float" office:value="-29.4539410921184" calcext:value-type="float">
            <text:p>-29.4539410921184</text:p>
          </table:table-cell>
          <table:table-cell table:formula="of:=ABS([.E509]-[.B509])/0.0166667" office:value-type="float" office:value="691.978616042769" calcext:value-type="float">
            <text:p>691.978616042769</text:p>
          </table:table-cell>
          <table:table-cell table:formula="of:=([.F509]-[.C509])/0.0166667" office:value-type="float" office:value="22.2419555160889" calcext:value-type="float">
            <text:p>22.2419555160889</text:p>
          </table:table-cell>
          <table:table-cell table:formula="of:=DEGREES(ATAN(ABS([.F509]-[.C509])/ABS([.E509]-[.B509])))" office:value-type="float" office:value="1.8409984824304" calcext:value-type="float">
            <text:p>1.8409984824304</text:p>
          </table:table-cell>
          <table:table-cell table:formula="of:=SQRT(POWER([.H509];2)+POWER([.I509];2)+POWER([.J509];2))" office:value-type="float" office:value="692.96222428896" calcext:value-type="float">
            <text:p>692.96222428896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6.616" calcext:value-type="float">
            <text:p>286.616</text:p>
          </table:table-cell>
          <table:table-cell office:value-type="float" office:value="43.2136" calcext:value-type="float">
            <text:p>43.2136</text:p>
          </table:table-cell>
          <table:table-cell office:value-type="float" office:value="71.1105" calcext:value-type="float">
            <text:p>71.1105</text:p>
          </table:table-cell>
          <table:table-cell office:value-type="float" office:value="275.913" calcext:value-type="float">
            <text:p>275.913</text:p>
          </table:table-cell>
          <table:table-cell office:value-type="float" office:value="44.1513" calcext:value-type="float">
            <text:p>44.1513</text:p>
          </table:table-cell>
          <table:table-cell/>
          <table:table-cell table:formula="of:=([.D510]-[.A510])/0.0166667" office:value-type="float" office:value="-60.4378791242418" calcext:value-type="float">
            <text:p>-60.4378791242418</text:p>
          </table:table-cell>
          <table:table-cell table:formula="of:=ABS([.E510]-[.B510])/0.0166667" office:value-type="float" office:value="642.178715642567" calcext:value-type="float">
            <text:p>642.178715642567</text:p>
          </table:table-cell>
          <table:table-cell table:formula="of:=([.F510]-[.C510])/0.0166667" office:value-type="float" office:value="56.261887476225" calcext:value-type="float">
            <text:p>56.261887476225</text:p>
          </table:table-cell>
          <table:table-cell table:formula="of:=DEGREES(ATAN(ABS([.F510]-[.C510])/ABS([.E510]-[.B510])))" office:value-type="float" office:value="5.00695321418819" calcext:value-type="float">
            <text:p>5.00695321418819</text:p>
          </table:table-cell>
          <table:table-cell table:formula="of:=SQRT(POWER([.H510];2)+POWER([.I510];2)+POWER([.J510];2))" office:value-type="float" office:value="647.465551237872" calcext:value-type="float">
            <text:p>647.465551237872</text:p>
          </table:table-cell>
        </table:table-row>
        <table:table-row table:style-name="ro1">
          <table:table-cell office:value-type="float" office:value="72.3696" calcext:value-type="float">
            <text:p>72.3696</text:p>
          </table:table-cell>
          <table:table-cell office:value-type="float" office:value="284.033" calcext:value-type="float">
            <text:p>284.033</text:p>
          </table:table-cell>
          <table:table-cell office:value-type="float" office:value="43.1097" calcext:value-type="float">
            <text:p>43.1097</text:p>
          </table:table-cell>
          <table:table-cell office:value-type="float" office:value="71.8594" calcext:value-type="float">
            <text:p>71.8594</text:p>
          </table:table-cell>
          <table:table-cell office:value-type="float" office:value="272.245" calcext:value-type="float">
            <text:p>272.245</text:p>
          </table:table-cell>
          <table:table-cell office:value-type="float" office:value="43.9844" calcext:value-type="float">
            <text:p>43.9844</text:p>
          </table:table-cell>
          <table:table-cell/>
          <table:table-cell table:formula="of:=([.D511]-[.A511])/0.0166667" office:value-type="float" office:value="-30.6119387761232" calcext:value-type="float">
            <text:p>-30.6119387761232</text:p>
          </table:table-cell>
          <table:table-cell table:formula="of:=ABS([.E511]-[.B511])/0.0166667" office:value-type="float" office:value="707.27858544283" calcext:value-type="float">
            <text:p>707.27858544283</text:p>
          </table:table-cell>
          <table:table-cell table:formula="of:=([.F511]-[.C511])/0.0166667" office:value-type="float" office:value="52.4818950362102" calcext:value-type="float">
            <text:p>52.4818950362102</text:p>
          </table:table-cell>
          <table:table-cell table:formula="of:=DEGREES(ATAN(ABS([.F511]-[.C511])/ABS([.E511]-[.B511])))" office:value-type="float" office:value="4.24371733461174" calcext:value-type="float">
            <text:p>4.24371733461174</text:p>
          </table:table-cell>
          <table:table-cell table:formula="of:=SQRT(POWER([.H511];2)+POWER([.I511];2)+POWER([.J511];2))" office:value-type="float" office:value="709.883397135216" calcext:value-type="float">
            <text:p>709.883397135216</text:p>
          </table:table-cell>
        </table:table-row>
        <table:table-row table:style-name="ro1">
          <table:table-cell office:value-type="float" office:value="72.8919" calcext:value-type="float">
            <text:p>72.8919</text:p>
          </table:table-cell>
          <table:table-cell office:value-type="float" office:value="289.467" calcext:value-type="float">
            <text:p>289.467</text:p>
          </table:table-cell>
          <table:table-cell office:value-type="float" office:value="42.7607" calcext:value-type="float">
            <text:p>42.7607</text:p>
          </table:table-cell>
          <table:table-cell office:value-type="float" office:value="72.362" calcext:value-type="float">
            <text:p>72.362</text:p>
          </table:table-cell>
          <table:table-cell office:value-type="float" office:value="278.817" calcext:value-type="float">
            <text:p>278.817</text:p>
          </table:table-cell>
          <table:table-cell office:value-type="float" office:value="43.181" calcext:value-type="float">
            <text:p>43.181</text:p>
          </table:table-cell>
          <table:table-cell/>
          <table:table-cell table:formula="of:=([.D512]-[.A512])/0.0166667" office:value-type="float" office:value="-31.7939364121279" calcext:value-type="float">
            <text:p>-31.7939364121279</text:p>
          </table:table-cell>
          <table:table-cell table:formula="of:=ABS([.E512]-[.B512])/0.0166667" office:value-type="float" office:value="638.998722002555" calcext:value-type="float">
            <text:p>638.998722002555</text:p>
          </table:table-cell>
          <table:table-cell table:formula="of:=([.F512]-[.C512])/0.0166667" office:value-type="float" office:value="25.2179495641007" calcext:value-type="float">
            <text:p>25.2179495641007</text:p>
          </table:table-cell>
          <table:table-cell table:formula="of:=DEGREES(ATAN(ABS([.F512]-[.C512])/ABS([.E512]-[.B512])))" office:value-type="float" office:value="2.25999303053226" calcext:value-type="float">
            <text:p>2.25999303053226</text:p>
          </table:table-cell>
          <table:table-cell table:formula="of:=SQRT(POWER([.H512];2)+POWER([.I512];2)+POWER([.J512];2))" office:value-type="float" office:value="640.286003356074" calcext:value-type="float">
            <text:p>640.286003356074</text:p>
          </table:table-cell>
        </table:table-row>
        <table:table-row table:style-name="ro1">
          <table:table-cell office:value-type="float" office:value="72.3743" calcext:value-type="float">
            <text:p>72.3743</text:p>
          </table:table-cell>
          <table:table-cell office:value-type="float" office:value="286.653" calcext:value-type="float">
            <text:p>286.653</text:p>
          </table:table-cell>
          <table:table-cell office:value-type="float" office:value="43.2053" calcext:value-type="float">
            <text:p>43.2053</text:p>
          </table:table-cell>
          <table:table-cell office:value-type="float" office:value="71.8613" calcext:value-type="float">
            <text:p>71.8613</text:p>
          </table:table-cell>
          <table:table-cell office:value-type="float" office:value="274.747" calcext:value-type="float">
            <text:p>274.747</text:p>
          </table:table-cell>
          <table:table-cell office:value-type="float" office:value="44.0806" calcext:value-type="float">
            <text:p>44.0806</text:p>
          </table:table-cell>
          <table:table-cell/>
          <table:table-cell table:formula="of:=([.D513]-[.A513])/0.0166667" office:value-type="float" office:value="-30.7799384401234" calcext:value-type="float">
            <text:p>-30.7799384401234</text:p>
          </table:table-cell>
          <table:table-cell table:formula="of:=ABS([.E513]-[.B513])/0.0166667" office:value-type="float" office:value="714.358571282858" calcext:value-type="float">
            <text:p>714.358571282858</text:p>
          </table:table-cell>
          <table:table-cell table:formula="of:=([.F513]-[.C513])/0.0166667" office:value-type="float" office:value="52.5178949642098" calcext:value-type="float">
            <text:p>52.5178949642098</text:p>
          </table:table-cell>
          <table:table-cell table:formula="of:=DEGREES(ATAN(ABS([.F513]-[.C513])/ABS([.E513]-[.B513])))" office:value-type="float" office:value="4.20468126466038" calcext:value-type="float">
            <text:p>4.20468126466038</text:p>
          </table:table-cell>
          <table:table-cell table:formula="of:=SQRT(POWER([.H513];2)+POWER([.I513];2)+POWER([.J513];2))" office:value-type="float" office:value="716.947489197874" calcext:value-type="float">
            <text:p>716.947489197874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5.425" calcext:value-type="float">
            <text:p>285.425</text:p>
          </table:table-cell>
          <table:table-cell office:value-type="float" office:value="42.6395" calcext:value-type="float">
            <text:p>42.6395</text:p>
          </table:table-cell>
          <table:table-cell office:value-type="float" office:value="71.3523" calcext:value-type="float">
            <text:p>71.3523</text:p>
          </table:table-cell>
          <table:table-cell office:value-type="float" office:value="274.944" calcext:value-type="float">
            <text:p>274.944</text:p>
          </table:table-cell>
          <table:table-cell office:value-type="float" office:value="42.8138" calcext:value-type="float">
            <text:p>42.8138</text:p>
          </table:table-cell>
          <table:table-cell/>
          <table:table-cell table:formula="of:=([.D514]-[.A514])/0.0166667" office:value-type="float" office:value="-45.6419087161826" calcext:value-type="float">
            <text:p>-45.6419087161826</text:p>
          </table:table-cell>
          <table:table-cell table:formula="of:=ABS([.E514]-[.B514])/0.0166667" office:value-type="float" office:value="628.858742282515" calcext:value-type="float">
            <text:p>628.858742282515</text:p>
          </table:table-cell>
          <table:table-cell table:formula="of:=([.F514]-[.C514])/0.0166667" office:value-type="float" office:value="10.457979084042" calcext:value-type="float">
            <text:p>10.457979084042</text:p>
          </table:table-cell>
          <table:table-cell table:formula="of:=DEGREES(ATAN(ABS([.F514]-[.C514])/ABS([.E514]-[.B514])))" office:value-type="float" office:value="0.952746291915098" calcext:value-type="float">
            <text:p>0.952746291915098</text:p>
          </table:table-cell>
          <table:table-cell table:formula="of:=SQRT(POWER([.H514];2)+POWER([.I514];2)+POWER([.J514];2))" office:value-type="float" office:value="630.599612196936" calcext:value-type="float">
            <text:p>630.599612196936</text:p>
          </table:table-cell>
        </table:table-row>
        <table:table-row table:style-name="ro1">
          <table:table-cell office:value-type="float" office:value="72.8835" calcext:value-type="float">
            <text:p>72.8835</text:p>
          </table:table-cell>
          <table:table-cell office:value-type="float" office:value="285.388" calcext:value-type="float">
            <text:p>285.388</text:p>
          </table:table-cell>
          <table:table-cell office:value-type="float" office:value="43.145" calcext:value-type="float">
            <text:p>43.145</text:p>
          </table:table-cell>
          <table:table-cell office:value-type="float" office:value="72.3598" calcext:value-type="float">
            <text:p>72.3598</text:p>
          </table:table-cell>
          <table:table-cell office:value-type="float" office:value="274.852" calcext:value-type="float">
            <text:p>274.852</text:p>
          </table:table-cell>
          <table:table-cell office:value-type="float" office:value="43.8115" calcext:value-type="float">
            <text:p>43.8115</text:p>
          </table:table-cell>
          <table:table-cell/>
          <table:table-cell table:formula="of:=([.D515]-[.A515])/0.0166667" office:value-type="float" office:value="-31.4219371561251" calcext:value-type="float">
            <text:p>-31.4219371561251</text:p>
          </table:table-cell>
          <table:table-cell table:formula="of:=ABS([.E515]-[.B515])/0.0166667" office:value-type="float" office:value="632.158735682529" calcext:value-type="float">
            <text:p>632.158735682529</text:p>
          </table:table-cell>
          <table:table-cell table:formula="of:=([.F515]-[.C515])/0.0166667" office:value-type="float" office:value="39.9899200201599" calcext:value-type="float">
            <text:p>39.9899200201599</text:p>
          </table:table-cell>
          <table:table-cell table:formula="of:=DEGREES(ATAN(ABS([.F515]-[.C515])/ABS([.E515]-[.B515])))" office:value-type="float" office:value="3.61966780708052" calcext:value-type="float">
            <text:p>3.61966780708052</text:p>
          </table:table-cell>
          <table:table-cell table:formula="of:=SQRT(POWER([.H515];2)+POWER([.I515];2)+POWER([.J515];2))" office:value-type="float" office:value="634.201229057147" calcext:value-type="float">
            <text:p>634.201229057147</text:p>
          </table:table-cell>
        </table:table-row>
        <table:table-row table:style-name="ro1">
          <table:table-cell office:value-type="float" office:value="72.8835" calcext:value-type="float">
            <text:p>72.8835</text:p>
          </table:table-cell>
          <table:table-cell office:value-type="float" office:value="285.399" calcext:value-type="float">
            <text:p>285.399</text:p>
          </table:table-cell>
          <table:table-cell office:value-type="float" office:value="43.1433" calcext:value-type="float">
            <text:p>43.1433</text:p>
          </table:table-cell>
          <table:table-cell office:value-type="float" office:value="72.359" calcext:value-type="float">
            <text:p>72.359</text:p>
          </table:table-cell>
          <table:table-cell office:value-type="float" office:value="276.227" calcext:value-type="float">
            <text:p>276.227</text:p>
          </table:table-cell>
          <table:table-cell office:value-type="float" office:value="43.3442" calcext:value-type="float">
            <text:p>43.3442</text:p>
          </table:table-cell>
          <table:table-cell/>
          <table:table-cell table:formula="of:=([.D516]-[.A516])/0.0166667" office:value-type="float" office:value="-31.4699370601261" calcext:value-type="float">
            <text:p>-31.4699370601261</text:p>
          </table:table-cell>
          <table:table-cell table:formula="of:=ABS([.E516]-[.B516])/0.0166667" office:value-type="float" office:value="550.318899362203" calcext:value-type="float">
            <text:p>550.318899362203</text:p>
          </table:table-cell>
          <table:table-cell table:formula="of:=([.F516]-[.C516])/0.0166667" office:value-type="float" office:value="12.053975892048" calcext:value-type="float">
            <text:p>12.053975892048</text:p>
          </table:table-cell>
          <table:table-cell table:formula="of:=DEGREES(ATAN(ABS([.F516]-[.C516])/ABS([.E516]-[.B516])))" office:value-type="float" office:value="1.25478432254577" calcext:value-type="float">
            <text:p>1.25478432254577</text:p>
          </table:table-cell>
          <table:table-cell table:formula="of:=SQRT(POWER([.H516];2)+POWER([.I516];2)+POWER([.J516];2))" office:value-type="float" office:value="551.349749495364" calcext:value-type="float">
            <text:p>551.349749495364</text:p>
          </table:table-cell>
        </table:table-row>
        <table:table-row table:style-name="ro1">
          <table:table-cell office:value-type="float" office:value="72.372" calcext:value-type="float">
            <text:p>72.372</text:p>
          </table:table-cell>
          <table:table-cell office:value-type="float" office:value="285.34" calcext:value-type="float">
            <text:p>285.34</text:p>
          </table:table-cell>
          <table:table-cell office:value-type="float" office:value="43.1573" calcext:value-type="float">
            <text:p>43.1573</text:p>
          </table:table-cell>
          <table:table-cell office:value-type="float" office:value="71.8596" calcext:value-type="float">
            <text:p>71.8596</text:p>
          </table:table-cell>
          <table:table-cell office:value-type="float" office:value="274.799" calcext:value-type="float">
            <text:p>274.799</text:p>
          </table:table-cell>
          <table:table-cell office:value-type="float" office:value="43.8247" calcext:value-type="float">
            <text:p>43.8247</text:p>
          </table:table-cell>
          <table:table-cell/>
          <table:table-cell table:formula="of:=([.D517]-[.A517])/0.0166667" office:value-type="float" office:value="-30.7439385121229" calcext:value-type="float">
            <text:p>-30.7439385121229</text:p>
          </table:table-cell>
          <table:table-cell table:formula="of:=ABS([.E517]-[.B517])/0.0166667" office:value-type="float" office:value="632.45873508253" calcext:value-type="float">
            <text:p>632.45873508253</text:p>
          </table:table-cell>
          <table:table-cell table:formula="of:=([.F517]-[.C517])/0.0166667" office:value-type="float" office:value="40.0439199121602" calcext:value-type="float">
            <text:p>40.0439199121602</text:p>
          </table:table-cell>
          <table:table-cell table:formula="of:=DEGREES(ATAN(ABS([.F517]-[.C517])/ABS([.E517]-[.B517])))" office:value-type="float" office:value="3.62282788019015" calcext:value-type="float">
            <text:p>3.62282788019015</text:p>
          </table:table-cell>
          <table:table-cell table:formula="of:=SQRT(POWER([.H517];2)+POWER([.I517];2)+POWER([.J517];2))" office:value-type="float" office:value="634.470453889984" calcext:value-type="float">
            <text:p>634.470453889984</text:p>
          </table:table-cell>
        </table:table-row>
        <table:table-row table:style-name="ro1">
          <table:table-cell office:value-type="float" office:value="72.6264" calcext:value-type="float">
            <text:p>72.6264</text:p>
          </table:table-cell>
          <table:table-cell office:value-type="float" office:value="286.834" calcext:value-type="float">
            <text:p>286.834</text:p>
          </table:table-cell>
          <table:table-cell office:value-type="float" office:value="42.4122" calcext:value-type="float">
            <text:p>42.4122</text:p>
          </table:table-cell>
          <table:table-cell office:value-type="float" office:value="71.8556" calcext:value-type="float">
            <text:p>71.8556</text:p>
          </table:table-cell>
          <table:table-cell office:value-type="float" office:value="276.2" calcext:value-type="float">
            <text:p>276.2</text:p>
          </table:table-cell>
          <table:table-cell office:value-type="float" office:value="43.1044" calcext:value-type="float">
            <text:p>43.1044</text:p>
          </table:table-cell>
          <table:table-cell/>
          <table:table-cell table:formula="of:=([.D518]-[.A518])/0.0166667" office:value-type="float" office:value="-46.2479075041855" calcext:value-type="float">
            <text:p>-46.2479075041855</text:p>
          </table:table-cell>
          <table:table-cell table:formula="of:=ABS([.E518]-[.B518])/0.0166667" office:value-type="float" office:value="638.038723922553" calcext:value-type="float">
            <text:p>638.038723922553</text:p>
          </table:table-cell>
          <table:table-cell table:formula="of:=([.F518]-[.C518])/0.0166667" office:value-type="float" office:value="41.5319169361661" calcext:value-type="float">
            <text:p>41.5319169361661</text:p>
          </table:table-cell>
          <table:table-cell table:formula="of:=DEGREES(ATAN(ABS([.F518]-[.C518])/ABS([.E518]-[.B518])))" office:value-type="float" office:value="3.72430559959654" calcext:value-type="float">
            <text:p>3.72430559959654</text:p>
          </table:table-cell>
          <table:table-cell table:formula="of:=SQRT(POWER([.H518];2)+POWER([.I518];2)+POWER([.J518];2))" office:value-type="float" office:value="641.05942181488" calcext:value-type="float">
            <text:p>641.05942181488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89.558" calcext:value-type="float">
            <text:p>289.558</text:p>
          </table:table-cell>
          <table:table-cell office:value-type="float" office:value="41.9867" calcext:value-type="float">
            <text:p>41.9867</text:p>
          </table:table-cell>
          <table:table-cell office:value-type="float" office:value="71.6012" calcext:value-type="float">
            <text:p>71.6012</text:p>
          </table:table-cell>
          <table:table-cell office:value-type="float" office:value="276.269" calcext:value-type="float">
            <text:p>276.269</text:p>
          </table:table-cell>
          <table:table-cell office:value-type="float" office:value="42.5978" calcext:value-type="float">
            <text:p>42.5978</text:p>
          </table:table-cell>
          <table:table-cell/>
          <table:table-cell table:formula="of:=([.D519]-[.A519])/0.0166667" office:value-type="float" office:value="-30.7139385721227" calcext:value-type="float">
            <text:p>-30.7139385721227</text:p>
          </table:table-cell>
          <table:table-cell table:formula="of:=ABS([.E519]-[.B519])/0.0166667" office:value-type="float" office:value="797.338405323189" calcext:value-type="float">
            <text:p>797.338405323189</text:p>
          </table:table-cell>
          <table:table-cell table:formula="of:=([.F519]-[.C519])/0.0166667" office:value-type="float" office:value="36.6659266681467" calcext:value-type="float">
            <text:p>36.6659266681467</text:p>
          </table:table-cell>
          <table:table-cell table:formula="of:=DEGREES(ATAN(ABS([.F519]-[.C519])/ABS([.E519]-[.B519])))" office:value-type="float" office:value="2.63291456439942" calcext:value-type="float">
            <text:p>2.63291456439942</text:p>
          </table:table-cell>
          <table:table-cell table:formula="of:=SQRT(POWER([.H519];2)+POWER([.I519];2)+POWER([.J519];2))" office:value-type="float" office:value="798.771725090699" calcext:value-type="float">
            <text:p>798.771725090699</text:p>
          </table:table-cell>
        </table:table-row>
        <table:table-row table:style-name="ro1">
          <table:table-cell office:value-type="float" office:value="71.0875" calcext:value-type="float">
            <text:p>71.0875</text:p>
          </table:table-cell>
          <table:table-cell office:value-type="float" office:value="287.94" calcext:value-type="float">
            <text:p>287.94</text:p>
          </table:table-cell>
          <table:table-cell office:value-type="float" office:value="42.7616" calcext:value-type="float">
            <text:p>42.7616</text:p>
          </table:table-cell>
          <table:table-cell office:value-type="float" office:value="70.3527" calcext:value-type="float">
            <text:p>70.3527</text:p>
          </table:table-cell>
          <table:table-cell office:value-type="float" office:value="275.964" calcext:value-type="float">
            <text:p>275.964</text:p>
          </table:table-cell>
          <table:table-cell office:value-type="float" office:value="43.4049" calcext:value-type="float">
            <text:p>43.4049</text:p>
          </table:table-cell>
          <table:table-cell/>
          <table:table-cell table:formula="of:=([.D520]-[.A520])/0.0166667" office:value-type="float" office:value="-44.0879118241768" calcext:value-type="float">
            <text:p>-44.0879118241768</text:p>
          </table:table-cell>
          <table:table-cell table:formula="of:=ABS([.E520]-[.B520])/0.0166667" office:value-type="float" office:value="718.558562882874" calcext:value-type="float">
            <text:p>718.558562882874</text:p>
          </table:table-cell>
          <table:table-cell table:formula="of:=([.F520]-[.C520])/0.0166667" office:value-type="float" office:value="38.5979228041542" calcext:value-type="float">
            <text:p>38.5979228041542</text:p>
          </table:table-cell>
          <table:table-cell table:formula="of:=DEGREES(ATAN(ABS([.F520]-[.C520])/ABS([.E520]-[.B520])))" office:value-type="float" office:value="3.07473163209379" calcext:value-type="float">
            <text:p>3.07473163209379</text:p>
          </table:table-cell>
          <table:table-cell table:formula="of:=SQRT(POWER([.H520];2)+POWER([.I520];2)+POWER([.J520];2))" office:value-type="float" office:value="720.943792473528" calcext:value-type="float">
            <text:p>720.943792473528</text:p>
          </table:table-cell>
        </table:table-row>
        <table:table-row table:style-name="ro1">
          <table:table-cell office:value-type="float" office:value="71.858" calcext:value-type="float">
            <text:p>71.858</text:p>
          </table:table-cell>
          <table:table-cell office:value-type="float" office:value="296.332" calcext:value-type="float">
            <text:p>296.332</text:p>
          </table:table-cell>
          <table:table-cell office:value-type="float" office:value="41.9567" calcext:value-type="float">
            <text:p>41.9567</text:p>
          </table:table-cell>
          <table:table-cell office:value-type="float" office:value="70.5757" calcext:value-type="float">
            <text:p>70.5757</text:p>
          </table:table-cell>
          <table:table-cell office:value-type="float" office:value="286.56" calcext:value-type="float">
            <text:p>286.56</text:p>
          </table:table-cell>
          <table:table-cell office:value-type="float" office:value="42.7289" calcext:value-type="float">
            <text:p>42.7289</text:p>
          </table:table-cell>
          <table:table-cell/>
          <table:table-cell table:formula="of:=([.D521]-[.A521])/0.0166667" office:value-type="float" office:value="-76.9378461243081" calcext:value-type="float">
            <text:p>-76.9378461243081</text:p>
          </table:table-cell>
          <table:table-cell table:formula="of:=ABS([.E521]-[.B521])/0.0166667" office:value-type="float" office:value="586.318827362345" calcext:value-type="float">
            <text:p>586.318827362345</text:p>
          </table:table-cell>
          <table:table-cell table:formula="of:=([.F521]-[.C521])/0.0166667" office:value-type="float" office:value="46.3319073361856" calcext:value-type="float">
            <text:p>46.3319073361856</text:p>
          </table:table-cell>
          <table:table-cell table:formula="of:=DEGREES(ATAN(ABS([.F521]-[.C521])/ABS([.E521]-[.B521])))" office:value-type="float" office:value="4.51822063385578" calcext:value-type="float">
            <text:p>4.51822063385578</text:p>
          </table:table-cell>
          <table:table-cell table:formula="of:=SQRT(POWER([.H521];2)+POWER([.I521];2)+POWER([.J521];2))" office:value-type="float" office:value="593.157521340842" calcext:value-type="float">
            <text:p>593.157521340842</text:p>
          </table:table-cell>
        </table:table-row>
        <table:table-row table:style-name="ro1">
          <table:table-cell office:value-type="float" office:value="72.8905" calcext:value-type="float">
            <text:p>72.8905</text:p>
          </table:table-cell>
          <table:table-cell office:value-type="float" office:value="289.509" calcext:value-type="float">
            <text:p>289.509</text:p>
          </table:table-cell>
          <table:table-cell office:value-type="float" office:value="42.4987" calcext:value-type="float">
            <text:p>42.4987</text:p>
          </table:table-cell>
          <table:table-cell office:value-type="float" office:value="72.362" calcext:value-type="float">
            <text:p>72.362</text:p>
          </table:table-cell>
          <table:table-cell office:value-type="float" office:value="278.806" calcext:value-type="float">
            <text:p>278.806</text:p>
          </table:table-cell>
          <table:table-cell office:value-type="float" office:value="43.1826" calcext:value-type="float">
            <text:p>43.1826</text:p>
          </table:table-cell>
          <table:table-cell/>
          <table:table-cell table:formula="of:=([.D522]-[.A522])/0.0166667" office:value-type="float" office:value="-31.7099365801273" calcext:value-type="float">
            <text:p>-31.7099365801273</text:p>
          </table:table-cell>
          <table:table-cell table:formula="of:=ABS([.E522]-[.B522])/0.0166667" office:value-type="float" office:value="642.178715642571" calcext:value-type="float">
            <text:p>642.178715642571</text:p>
          </table:table-cell>
          <table:table-cell table:formula="of:=([.F522]-[.C522])/0.0166667" office:value-type="float" office:value="41.0339179321642" calcext:value-type="float">
            <text:p>41.0339179321642</text:p>
          </table:table-cell>
          <table:table-cell table:formula="of:=DEGREES(ATAN(ABS([.F522]-[.C522])/ABS([.E522]-[.B522])))" office:value-type="float" office:value="3.65611364080437" calcext:value-type="float">
            <text:p>3.65611364080437</text:p>
          </table:table-cell>
          <table:table-cell table:formula="of:=SQRT(POWER([.H522];2)+POWER([.I522];2)+POWER([.J522];2))" office:value-type="float" office:value="644.269202525715" calcext:value-type="float">
            <text:p>644.269202525715</text:p>
          </table:table-cell>
        </table:table-row>
        <table:table-row table:style-name="ro1">
          <table:table-cell office:value-type="float" office:value="71.5929" calcext:value-type="float">
            <text:p>71.5929</text:p>
          </table:table-cell>
          <table:table-cell office:value-type="float" office:value="297.808" calcext:value-type="float">
            <text:p>297.808</text:p>
          </table:table-cell>
          <table:table-cell office:value-type="float" office:value="41.4693" calcext:value-type="float">
            <text:p>41.4693</text:p>
          </table:table-cell>
          <table:table-cell office:value-type="float" office:value="70.5715" calcext:value-type="float">
            <text:p>70.5715</text:p>
          </table:table-cell>
          <table:table-cell office:value-type="float" office:value="286.673" calcext:value-type="float">
            <text:p>286.673</text:p>
          </table:table-cell>
          <table:table-cell office:value-type="float" office:value="42.2026" calcext:value-type="float">
            <text:p>42.2026</text:p>
          </table:table-cell>
          <table:table-cell/>
          <table:table-cell table:formula="of:=([.D523]-[.A523])/0.0166667" office:value-type="float" office:value="-61.2838774322451" calcext:value-type="float">
            <text:p>-61.2838774322451</text:p>
          </table:table-cell>
          <table:table-cell table:formula="of:=ABS([.E523]-[.B523])/0.0166667" office:value-type="float" office:value="668.098663802672" calcext:value-type="float">
            <text:p>668.098663802672</text:p>
          </table:table-cell>
          <table:table-cell table:formula="of:=([.F523]-[.C523])/0.0166667" office:value-type="float" office:value="43.997912004176" calcext:value-type="float">
            <text:p>43.997912004176</text:p>
          </table:table-cell>
          <table:table-cell table:formula="of:=DEGREES(ATAN(ABS([.F523]-[.C523])/ABS([.E523]-[.B523])))" office:value-type="float" office:value="3.76779648957825" calcext:value-type="float">
            <text:p>3.76779648957825</text:p>
          </table:table-cell>
          <table:table-cell table:formula="of:=SQRT(POWER([.H523];2)+POWER([.I523];2)+POWER([.J523];2))" office:value-type="float" office:value="672.344669398645" calcext:value-type="float">
            <text:p>672.344669398645</text:p>
          </table:table-cell>
        </table:table-row>
        <table:table-row table:style-name="ro1">
          <table:table-cell office:value-type="float" office:value="71.8573" calcext:value-type="float">
            <text:p>71.8573</text:p>
          </table:table-cell>
          <table:table-cell office:value-type="float" office:value="288.081" calcext:value-type="float">
            <text:p>288.081</text:p>
          </table:table-cell>
          <table:table-cell office:value-type="float" office:value="42.4774" calcext:value-type="float">
            <text:p>42.4774</text:p>
          </table:table-cell>
          <table:table-cell office:value-type="float" office:value="71.1029" calcext:value-type="float">
            <text:p>71.1029</text:p>
          </table:table-cell>
          <table:table-cell office:value-type="float" office:value="276.109" calcext:value-type="float">
            <text:p>276.109</text:p>
          </table:table-cell>
          <table:table-cell office:value-type="float" office:value="43.1259" calcext:value-type="float">
            <text:p>43.1259</text:p>
          </table:table-cell>
          <table:table-cell/>
          <table:table-cell table:formula="of:=([.D524]-[.A524])/0.0166667" office:value-type="float" office:value="-45.2639094721804" calcext:value-type="float">
            <text:p>-45.2639094721804</text:p>
          </table:table-cell>
          <table:table-cell table:formula="of:=ABS([.E524]-[.B524])/0.0166667" office:value-type="float" office:value="718.318563362876" calcext:value-type="float">
            <text:p>718.318563362876</text:p>
          </table:table-cell>
          <table:table-cell table:formula="of:=([.F524]-[.C524])/0.0166667" office:value-type="float" office:value="38.9099221801556" calcext:value-type="float">
            <text:p>38.9099221801556</text:p>
          </table:table-cell>
          <table:table-cell table:formula="of:=DEGREES(ATAN(ABS([.F524]-[.C524])/ABS([.E524]-[.B524])))" office:value-type="float" office:value="3.10057098004442" calcext:value-type="float">
            <text:p>3.10057098004442</text:p>
          </table:table-cell>
          <table:table-cell table:formula="of:=SQRT(POWER([.H524];2)+POWER([.I524];2)+POWER([.J524];2))" office:value-type="float" office:value="720.794257757702" calcext:value-type="float">
            <text:p>720.794257757702</text:p>
          </table:table-cell>
        </table:table-row>
        <table:table-row table:style-name="ro1">
          <table:table-cell office:value-type="float" office:value="72.1148" calcext:value-type="float">
            <text:p>72.1148</text:p>
          </table:table-cell>
          <table:table-cell office:value-type="float" office:value="292.292" calcext:value-type="float">
            <text:p>292.292</text:p>
          </table:table-cell>
          <table:table-cell office:value-type="float" office:value="41.8123" calcext:value-type="float">
            <text:p>41.8123</text:p>
          </table:table-cell>
          <table:table-cell office:value-type="float" office:value="71.3467" calcext:value-type="float">
            <text:p>71.3467</text:p>
          </table:table-cell>
          <table:table-cell office:value-type="float" office:value="281.423" calcext:value-type="float">
            <text:p>281.423</text:p>
          </table:table-cell>
          <table:table-cell office:value-type="float" office:value="42.5244" calcext:value-type="float">
            <text:p>42.5244</text:p>
          </table:table-cell>
          <table:table-cell/>
          <table:table-cell table:formula="of:=([.D525]-[.A525])/0.0166667" office:value-type="float" office:value="-46.0859078281846" calcext:value-type="float">
            <text:p>-46.0859078281846</text:p>
          </table:table-cell>
          <table:table-cell table:formula="of:=ABS([.E525]-[.B525])/0.0166667" office:value-type="float" office:value="652.138695722607" calcext:value-type="float">
            <text:p>652.138695722607</text:p>
          </table:table-cell>
          <table:table-cell table:formula="of:=([.F525]-[.C525])/0.0166667" office:value-type="float" office:value="42.7259145481709" calcext:value-type="float">
            <text:p>42.7259145481709</text:p>
          </table:table-cell>
          <table:table-cell table:formula="of:=DEGREES(ATAN(ABS([.F525]-[.C525])/ABS([.E525]-[.B525])))" office:value-type="float" office:value="3.74846784666454" calcext:value-type="float">
            <text:p>3.74846784666454</text:p>
          </table:table-cell>
          <table:table-cell table:formula="of:=SQRT(POWER([.H525];2)+POWER([.I525];2)+POWER([.J525];2))" office:value-type="float" office:value="655.15974627041" calcext:value-type="float">
            <text:p>655.15974627041</text:p>
          </table:table-cell>
        </table:table-row>
        <table:table-row table:style-name="ro1">
          <table:table-cell office:value-type="float" office:value="71.3372" calcext:value-type="float">
            <text:p>71.3372</text:p>
          </table:table-cell>
          <table:table-cell office:value-type="float" office:value="288.198" calcext:value-type="float">
            <text:p>288.198</text:p>
          </table:table-cell>
          <table:table-cell office:value-type="float" office:value="41.6985" calcext:value-type="float">
            <text:p>41.6985</text:p>
          </table:table-cell>
          <table:table-cell office:value-type="float" office:value="70.3346" calcext:value-type="float">
            <text:p>70.3346</text:p>
          </table:table-cell>
          <table:table-cell office:value-type="float" office:value="277.595" calcext:value-type="float">
            <text:p>277.595</text:p>
          </table:table-cell>
          <table:table-cell office:value-type="float" office:value="41.6458" calcext:value-type="float">
            <text:p>41.6458</text:p>
          </table:table-cell>
          <table:table-cell/>
          <table:table-cell table:formula="of:=([.D526]-[.A526])/0.0166667" office:value-type="float" office:value="-60.1558796882407" calcext:value-type="float">
            <text:p>-60.1558796882407</text:p>
          </table:table-cell>
          <table:table-cell table:formula="of:=ABS([.E526]-[.B526])/0.0166667" office:value-type="float" office:value="636.178727642542" calcext:value-type="float">
            <text:p>636.178727642542</text:p>
          </table:table-cell>
          <table:table-cell table:formula="of:=([.F526]-[.C526])/0.0166667" office:value-type="float" office:value="-3.16199367601274" calcext:value-type="float">
            <text:p>-3.16199367601274</text:p>
          </table:table-cell>
          <table:table-cell table:formula="of:=DEGREES(ATAN(ABS([.F526]-[.C526])/ABS([.E526]-[.B526])))" office:value-type="float" office:value="0.284774376727228" calcext:value-type="float">
            <text:p>0.284774376727228</text:p>
          </table:table-cell>
          <table:table-cell table:formula="of:=SQRT(POWER([.H526];2)+POWER([.I526];2)+POWER([.J526];2))" office:value-type="float" office:value="639.024335663327" calcext:value-type="float">
            <text:p>639.024335663327</text:p>
          </table:table-cell>
        </table:table-row>
        <table:table-row table:style-name="ro1">
          <table:table-cell office:value-type="float" office:value="71.8593" calcext:value-type="float">
            <text:p>71.8593</text:p>
          </table:table-cell>
          <table:table-cell office:value-type="float" office:value="281.328" calcext:value-type="float">
            <text:p>281.328</text:p>
          </table:table-cell>
          <table:table-cell office:value-type="float" office:value="43.2889" calcext:value-type="float">
            <text:p>43.2889</text:p>
          </table:table-cell>
          <table:table-cell office:value-type="float" office:value="71.1108" calcext:value-type="float">
            <text:p>71.1108</text:p>
          </table:table-cell>
          <table:table-cell office:value-type="float" office:value="271.008" calcext:value-type="float">
            <text:p>271.008</text:p>
          </table:table-cell>
          <table:table-cell office:value-type="float" office:value="43.4507" calcext:value-type="float">
            <text:p>43.4507</text:p>
          </table:table-cell>
          <table:table-cell/>
          <table:table-cell table:formula="of:=([.D527]-[.A527])/0.0166667" office:value-type="float" office:value="-44.9099101801801" calcext:value-type="float">
            <text:p>-44.9099101801801</text:p>
          </table:table-cell>
          <table:table-cell table:formula="of:=ABS([.E527]-[.B527])/0.0166667" office:value-type="float" office:value="619.198761602476" calcext:value-type="float">
            <text:p>619.198761602476</text:p>
          </table:table-cell>
          <table:table-cell table:formula="of:=([.F527]-[.C527])/0.0166667" office:value-type="float" office:value="9.7079805840388" calcext:value-type="float">
            <text:p>9.7079805840388</text:p>
          </table:table-cell>
          <table:table-cell table:formula="of:=DEGREES(ATAN(ABS([.F527]-[.C527])/ABS([.E527]-[.B527])))" office:value-type="float" office:value="0.898226516492709" calcext:value-type="float">
            <text:p>0.898226516492709</text:p>
          </table:table-cell>
          <table:table-cell table:formula="of:=SQRT(POWER([.H527];2)+POWER([.I527];2)+POWER([.J527];2))" office:value-type="float" office:value="620.901160644311" calcext:value-type="float">
            <text:p>620.901160644311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53" calcext:value-type="float">
            <text:p>285.453</text:p>
          </table:table-cell>
          <table:table-cell office:value-type="float" office:value="42.6328" calcext:value-type="float">
            <text:p>42.6328</text:p>
          </table:table-cell>
          <table:table-cell office:value-type="float" office:value="71.6044" calcext:value-type="float">
            <text:p>71.6044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43.0631" calcext:value-type="float">
            <text:p>43.0631</text:p>
          </table:table-cell>
          <table:table-cell/>
          <table:table-cell table:formula="of:=([.D528]-[.A528])/0.0166667" office:value-type="float" office:value="-45.8699082601834" calcext:value-type="float">
            <text:p>-45.8699082601834</text:p>
          </table:table-cell>
          <table:table-cell table:formula="of:=ABS([.E528]-[.B528])/0.0166667" office:value-type="float" office:value="631.798736402526" calcext:value-type="float">
            <text:p>631.798736402526</text:p>
          </table:table-cell>
          <table:table-cell table:formula="of:=([.F528]-[.C528])/0.0166667" office:value-type="float" office:value="25.817948364103" calcext:value-type="float">
            <text:p>25.817948364103</text:p>
          </table:table-cell>
          <table:table-cell table:formula="of:=DEGREES(ATAN(ABS([.F528]-[.C528])/ABS([.E528]-[.B528])))" office:value-type="float" office:value="2.34004409821587" calcext:value-type="float">
            <text:p>2.34004409821587</text:p>
          </table:table-cell>
          <table:table-cell table:formula="of:=SQRT(POWER([.H528];2)+POWER([.I528];2)+POWER([.J528];2))" office:value-type="float" office:value="633.987585258069" calcext:value-type="float">
            <text:p>633.987585258069</text:p>
          </table:table-cell>
        </table:table-row>
        <table:table-row table:style-name="ro1">
          <table:table-cell office:value-type="float" office:value="72.6277" calcext:value-type="float">
            <text:p>72.6277</text:p>
          </table:table-cell>
          <table:table-cell office:value-type="float" office:value="285.372" calcext:value-type="float">
            <text:p>285.372</text:p>
          </table:table-cell>
          <table:table-cell office:value-type="float" office:value="43.1499" calcext:value-type="float">
            <text:p>43.1499</text:p>
          </table:table-cell>
          <table:table-cell office:value-type="float" office:value="72.1081" calcext:value-type="float">
            <text:p>72.1081</text:p>
          </table:table-cell>
          <table:table-cell office:value-type="float" office:value="273.573" calcext:value-type="float">
            <text:p>273.573</text:p>
          </table:table-cell>
          <table:table-cell office:value-type="float" office:value="43.77" calcext:value-type="float">
            <text:p>43.77</text:p>
          </table:table-cell>
          <table:table-cell/>
          <table:table-cell table:formula="of:=([.D529]-[.A529])/0.0166667" office:value-type="float" office:value="-31.1759376481254" calcext:value-type="float">
            <text:p>-31.1759376481254</text:p>
          </table:table-cell>
          <table:table-cell table:formula="of:=ABS([.E529]-[.B529])/0.0166667" office:value-type="float" office:value="707.938584122834" calcext:value-type="float">
            <text:p>707.938584122834</text:p>
          </table:table-cell>
          <table:table-cell table:formula="of:=([.F529]-[.C529])/0.0166667" office:value-type="float" office:value="37.2059255881489" calcext:value-type="float">
            <text:p>37.2059255881489</text:p>
          </table:table-cell>
          <table:table-cell table:formula="of:=DEGREES(ATAN(ABS([.F529]-[.C529])/ABS([.E529]-[.B529])))" office:value-type="float" office:value="3.00842917218325" calcext:value-type="float">
            <text:p>3.00842917218325</text:p>
          </table:table-cell>
          <table:table-cell table:formula="of:=SQRT(POWER([.H529];2)+POWER([.I529];2)+POWER([.J529];2))" office:value-type="float" office:value="709.600774292809" calcext:value-type="float">
            <text:p>709.600774292809</text:p>
          </table:table-cell>
        </table:table-row>
        <table:table-row table:style-name="ro1">
          <table:table-cell office:value-type="float" office:value="72.3744" calcext:value-type="float">
            <text:p>72.3744</text:p>
          </table:table-cell>
          <table:table-cell office:value-type="float" office:value="289.468" calcext:value-type="float">
            <text:p>289.468</text:p>
          </table:table-cell>
          <table:table-cell office:value-type="float" office:value="42.5098" calcext:value-type="float">
            <text:p>42.5098</text:p>
          </table:table-cell>
          <table:table-cell office:value-type="float" office:value="71.0978" calcext:value-type="float">
            <text:p>71.0978</text:p>
          </table:table-cell>
          <table:table-cell office:value-type="float" office:value="280.006" calcext:value-type="float">
            <text:p>280.006</text:p>
          </table:table-cell>
          <table:table-cell office:value-type="float" office:value="43.0036" calcext:value-type="float">
            <text:p>43.0036</text:p>
          </table:table-cell>
          <table:table-cell/>
          <table:table-cell table:formula="of:=([.D530]-[.A530])/0.0166667" office:value-type="float" office:value="-76.5958468083057" calcext:value-type="float">
            <text:p>-76.5958468083057</text:p>
          </table:table-cell>
          <table:table-cell table:formula="of:=ABS([.E530]-[.B530])/0.0166667" office:value-type="float" office:value="567.718864562274" calcext:value-type="float">
            <text:p>567.718864562274</text:p>
          </table:table-cell>
          <table:table-cell table:formula="of:=([.F530]-[.C530])/0.0166667" office:value-type="float" office:value="29.6279407441185" calcext:value-type="float">
            <text:p>29.6279407441185</text:p>
          </table:table-cell>
          <table:table-cell table:formula="of:=DEGREES(ATAN(ABS([.F530]-[.C530])/ABS([.E530]-[.B530])))" office:value-type="float" office:value="2.98742467479737" calcext:value-type="float">
            <text:p>2.98742467479737</text:p>
          </table:table-cell>
          <table:table-cell table:formula="of:=SQRT(POWER([.H530];2)+POWER([.I530];2)+POWER([.J530];2))" office:value-type="float" office:value="573.628318513736" calcext:value-type="float">
            <text:p>573.628318513736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3.956" calcext:value-type="float">
            <text:p>283.956</text:p>
          </table:table-cell>
          <table:table-cell office:value-type="float" office:value="43.3768" calcext:value-type="float">
            <text:p>43.3768</text:p>
          </table:table-cell>
          <table:table-cell office:value-type="float" office:value="71.3599" calcext:value-type="float">
            <text:p>71.3599</text:p>
          </table:table-cell>
          <table:table-cell office:value-type="float" office:value="273.483" calcext:value-type="float">
            <text:p>273.483</text:p>
          </table:table-cell>
          <table:table-cell office:value-type="float" office:value="43.7915" calcext:value-type="float">
            <text:p>43.7915</text:p>
          </table:table-cell>
          <table:table-cell/>
          <table:table-cell table:formula="of:=([.D531]-[.A531])/0.0166667" office:value-type="float" office:value="-45.3779092441821" calcext:value-type="float">
            <text:p>-45.3779092441821</text:p>
          </table:table-cell>
          <table:table-cell table:formula="of:=ABS([.E531]-[.B531])/0.0166667" office:value-type="float" office:value="628.378743242514" calcext:value-type="float">
            <text:p>628.378743242514</text:p>
          </table:table-cell>
          <table:table-cell table:formula="of:=([.F531]-[.C531])/0.0166667" office:value-type="float" office:value="24.8819502360993" calcext:value-type="float">
            <text:p>24.8819502360993</text:p>
          </table:table-cell>
          <table:table-cell table:formula="of:=DEGREES(ATAN(ABS([.F531]-[.C531])/ABS([.E531]-[.B531])))" office:value-type="float" office:value="2.26755974013846" calcext:value-type="float">
            <text:p>2.26755974013846</text:p>
          </table:table-cell>
          <table:table-cell table:formula="of:=SQRT(POWER([.H531];2)+POWER([.I531];2)+POWER([.J531];2))" office:value-type="float" office:value="630.506233953295" calcext:value-type="float">
            <text:p>630.506233953295</text:p>
          </table:table-cell>
        </table:table-row>
        <table:table-row table:style-name="ro1">
          <table:table-cell office:value-type="float" office:value="71.6043" calcext:value-type="float">
            <text:p>71.6043</text:p>
          </table:table-cell>
          <table:table-cell office:value-type="float" office:value="282.654" calcext:value-type="float">
            <text:p>282.654</text:p>
          </table:table-cell>
          <table:table-cell office:value-type="float" office:value="43.0819" calcext:value-type="float">
            <text:p>43.0819</text:p>
          </table:table-cell>
          <table:table-cell office:value-type="float" office:value="70.6147" calcext:value-type="float">
            <text:p>70.6147</text:p>
          </table:table-cell>
          <table:table-cell office:value-type="float" office:value="270.939" calcext:value-type="float">
            <text:p>270.939</text:p>
          </table:table-cell>
          <table:table-cell office:value-type="float" office:value="43.4665" calcext:value-type="float">
            <text:p>43.4665</text:p>
          </table:table-cell>
          <table:table-cell/>
          <table:table-cell table:formula="of:=([.D532]-[.A532])/0.0166667" office:value-type="float" office:value="-59.3758812482373" calcext:value-type="float">
            <text:p>-59.3758812482373</text:p>
          </table:table-cell>
          <table:table-cell table:formula="of:=ABS([.E532]-[.B532])/0.0166667" office:value-type="float" office:value="702.89859420281" calcext:value-type="float">
            <text:p>702.89859420281</text:p>
          </table:table-cell>
          <table:table-cell table:formula="of:=([.F532]-[.C532])/0.0166667" office:value-type="float" office:value="23.0759538480927" calcext:value-type="float">
            <text:p>23.0759538480927</text:p>
          </table:table-cell>
          <table:table-cell table:formula="of:=DEGREES(ATAN(ABS([.F532]-[.C532])/ABS([.E532]-[.B532])))" office:value-type="float" office:value="1.88032822946933" calcext:value-type="float">
            <text:p>1.88032822946933</text:p>
          </table:table-cell>
          <table:table-cell table:formula="of:=SQRT(POWER([.H532];2)+POWER([.I532];2)+POWER([.J532];2))" office:value-type="float" office:value="705.779305911055" calcext:value-type="float">
            <text:p>705.779305911055</text:p>
          </table:table-cell>
        </table:table-row>
        <table:table-row table:style-name="ro1">
          <table:table-cell office:value-type="float" office:value="71.8614" calcext:value-type="float">
            <text:p>71.8614</text:p>
          </table:table-cell>
          <table:table-cell office:value-type="float" office:value="286.599" calcext:value-type="float">
            <text:p>286.599</text:p>
          </table:table-cell>
          <table:table-cell office:value-type="float" office:value="43.2185" calcext:value-type="float">
            <text:p>43.2185</text:p>
          </table:table-cell>
          <table:table-cell office:value-type="float" office:value="70.8616" calcext:value-type="float">
            <text:p>70.8616</text:p>
          </table:table-cell>
          <table:table-cell office:value-type="float" office:value="274.621" calcext:value-type="float">
            <text:p>274.621</text:p>
          </table:table-cell>
          <table:table-cell office:value-type="float" office:value="44.1101" calcext:value-type="float">
            <text:p>44.1101</text:p>
          </table:table-cell>
          <table:table-cell/>
          <table:table-cell table:formula="of:=([.D533]-[.A533])/0.0166667" office:value-type="float" office:value="-59.9878800242404" calcext:value-type="float">
            <text:p>-59.9878800242404</text:p>
          </table:table-cell>
          <table:table-cell table:formula="of:=ABS([.E533]-[.B533])/0.0166667" office:value-type="float" office:value="718.678562642875" calcext:value-type="float">
            <text:p>718.678562642875</text:p>
          </table:table-cell>
          <table:table-cell table:formula="of:=([.F533]-[.C533])/0.0166667" office:value-type="float" office:value="53.4958930082142" calcext:value-type="float">
            <text:p>53.4958930082142</text:p>
          </table:table-cell>
          <table:table-cell table:formula="of:=DEGREES(ATAN(ABS([.F533]-[.C533])/ABS([.E533]-[.B533])))" office:value-type="float" office:value="4.25704451641782" calcext:value-type="float">
            <text:p>4.25704451641782</text:p>
          </table:table-cell>
          <table:table-cell table:formula="of:=SQRT(POWER([.H533];2)+POWER([.I533];2)+POWER([.J533];2))" office:value-type="float" office:value="723.159202887565" calcext:value-type="float">
            <text:p>723.159202887565</text:p>
          </table:table-cell>
        </table:table-row>
        <table:table-row table:style-name="ro1">
          <table:table-cell office:value-type="float" office:value="71.6083" calcext:value-type="float">
            <text:p>71.6083</text:p>
          </table:table-cell>
          <table:table-cell office:value-type="float" office:value="285.151" calcext:value-type="float">
            <text:p>285.151</text:p>
          </table:table-cell>
          <table:table-cell office:value-type="float" office:value="43.7003" calcext:value-type="float">
            <text:p>43.7003</text:p>
          </table:table-cell>
          <table:table-cell office:value-type="float" office:value="70.8672" calcext:value-type="float">
            <text:p>70.8672</text:p>
          </table:table-cell>
          <table:table-cell office:value-type="float" office:value="273.264" calcext:value-type="float">
            <text:p>273.264</text:p>
          </table:table-cell>
          <table:table-cell office:value-type="float" office:value="44.5719" calcext:value-type="float">
            <text:p>44.5719</text:p>
          </table:table-cell>
          <table:table-cell/>
          <table:table-cell table:formula="of:=([.D534]-[.A534])/0.0166667" office:value-type="float" office:value="-44.465911068178" calcext:value-type="float">
            <text:p>-44.465911068178</text:p>
          </table:table-cell>
          <table:table-cell table:formula="of:=ABS([.E534]-[.B534])/0.0166667" office:value-type="float" office:value="713.218573562853" calcext:value-type="float">
            <text:p>713.218573562853</text:p>
          </table:table-cell>
          <table:table-cell table:formula="of:=([.F534]-[.C534])/0.0166667" office:value-type="float" office:value="52.2958954082092" calcext:value-type="float">
            <text:p>52.2958954082092</text:p>
          </table:table-cell>
          <table:table-cell table:formula="of:=DEGREES(ATAN(ABS([.F534]-[.C534])/ABS([.E534]-[.B534])))" office:value-type="float" office:value="4.19363943916529" calcext:value-type="float">
            <text:p>4.19363943916529</text:p>
          </table:table-cell>
          <table:table-cell table:formula="of:=SQRT(POWER([.H534];2)+POWER([.I534];2)+POWER([.J534];2))" office:value-type="float" office:value="716.514348494641" calcext:value-type="float">
            <text:p>716.514348494641</text:p>
          </table:table-cell>
        </table:table-row>
        <table:table-row table:style-name="ro1">
          <table:table-cell office:value-type="float" office:value="71.8622" calcext:value-type="float">
            <text:p>71.8622</text:p>
          </table:table-cell>
          <table:table-cell office:value-type="float" office:value="285.229" calcext:value-type="float">
            <text:p>285.229</text:p>
          </table:table-cell>
          <table:table-cell office:value-type="float" office:value="43.4326" calcext:value-type="float">
            <text:p>43.4326</text:p>
          </table:table-cell>
          <table:table-cell office:value-type="float" office:value="71.1144" calcext:value-type="float">
            <text:p>71.1144</text:p>
          </table:table-cell>
          <table:table-cell office:value-type="float" office:value="273.351" calcext:value-type="float">
            <text:p>273.351</text:p>
          </table:table-cell>
          <table:table-cell office:value-type="float" office:value="44.309" calcext:value-type="float">
            <text:p>44.309</text:p>
          </table:table-cell>
          <table:table-cell/>
          <table:table-cell table:formula="of:=([.D535]-[.A535])/0.0166667" office:value-type="float" office:value="-44.8679102641794" calcext:value-type="float">
            <text:p>-44.8679102641794</text:p>
          </table:table-cell>
          <table:table-cell table:formula="of:=ABS([.E535]-[.B535])/0.0166667" office:value-type="float" office:value="712.67857464285" calcext:value-type="float">
            <text:p>712.67857464285</text:p>
          </table:table-cell>
          <table:table-cell table:formula="of:=([.F535]-[.C535])/0.0166667" office:value-type="float" office:value="52.5838948322101" calcext:value-type="float">
            <text:p>52.5838948322101</text:p>
          </table:table-cell>
          <table:table-cell table:formula="of:=DEGREES(ATAN(ABS([.F535]-[.C535])/ABS([.E535]-[.B535])))" office:value-type="float" office:value="4.21983464780254" calcext:value-type="float">
            <text:p>4.21983464780254</text:p>
          </table:table-cell>
          <table:table-cell table:formula="of:=SQRT(POWER([.H535];2)+POWER([.I535];2)+POWER([.J535];2))" office:value-type="float" office:value="716.023006698921" calcext:value-type="float">
            <text:p>716.023006698921</text:p>
          </table:table-cell>
        </table:table-row>
        <table:table-row table:style-name="ro1">
          <table:table-cell office:value-type="float" office:value="72.3737" calcext:value-type="float">
            <text:p>72.3737</text:p>
          </table:table-cell>
          <table:table-cell office:value-type="float" office:value="290.921" calcext:value-type="float">
            <text:p>290.921</text:p>
          </table:table-cell>
          <table:table-cell office:value-type="float" office:value="42.0256" calcext:value-type="float">
            <text:p>42.0256</text:p>
          </table:table-cell>
          <table:table-cell office:value-type="float" office:value="71.8508" calcext:value-type="float">
            <text:p>71.8508</text:p>
          </table:table-cell>
          <table:table-cell office:value-type="float" office:value="278.946" calcext:value-type="float">
            <text:p>278.946</text:p>
          </table:table-cell>
          <table:table-cell office:value-type="float" office:value="42.1637" calcext:value-type="float">
            <text:p>42.1637</text:p>
          </table:table-cell>
          <table:table-cell/>
          <table:table-cell table:formula="of:=([.D536]-[.A536])/0.0166667" office:value-type="float" office:value="-31.3739372521251" calcext:value-type="float">
            <text:p>-31.3739372521251</text:p>
          </table:table-cell>
          <table:table-cell table:formula="of:=ABS([.E536]-[.B536])/0.0166667" office:value-type="float" office:value="718.498563002872" calcext:value-type="float">
            <text:p>718.498563002872</text:p>
          </table:table-cell>
          <table:table-cell table:formula="of:=([.F536]-[.C536])/0.0166667" office:value-type="float" office:value="8.28598342803323" calcext:value-type="float">
            <text:p>8.28598342803323</text:p>
          </table:table-cell>
          <table:table-cell table:formula="of:=DEGREES(ATAN(ABS([.F536]-[.C536])/ABS([.E536]-[.B536])))" office:value-type="float" office:value="0.660726213071845" calcext:value-type="float">
            <text:p>0.660726213071845</text:p>
          </table:table-cell>
          <table:table-cell table:formula="of:=SQRT(POWER([.H536];2)+POWER([.I536];2)+POWER([.J536];2))" office:value-type="float" office:value="719.230954907575" calcext:value-type="float">
            <text:p>719.230954907575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23" calcext:value-type="float">
            <text:p>288.023</text:p>
          </table:table-cell>
          <table:table-cell office:value-type="float" office:value="42.7413" calcext:value-type="float">
            <text:p>42.7413</text:p>
          </table:table-cell>
          <table:table-cell office:value-type="float" office:value="71.1" calcext:value-type="float">
            <text:p>71.1</text:p>
          </table:table-cell>
          <table:table-cell office:value-type="float" office:value="277.426" calcext:value-type="float">
            <text:p>277.426</text:p>
          </table:table-cell>
          <table:table-cell office:value-type="float" office:value="42.9151" calcext:value-type="float">
            <text:p>42.9151</text:p>
          </table:table-cell>
          <table:table-cell/>
          <table:table-cell table:formula="of:=([.D537]-[.A537])/0.0166667" office:value-type="float" office:value="-45.5399089201822" calcext:value-type="float">
            <text:p>-45.5399089201822</text:p>
          </table:table-cell>
          <table:table-cell table:formula="of:=ABS([.E537]-[.B537])/0.0166667" office:value-type="float" office:value="635.818728362546" calcext:value-type="float">
            <text:p>635.818728362546</text:p>
          </table:table-cell>
          <table:table-cell table:formula="of:=([.F537]-[.C537])/0.0166667" office:value-type="float" office:value="10.4279791440417" calcext:value-type="float">
            <text:p>10.4279791440417</text:p>
          </table:table-cell>
          <table:table-cell table:formula="of:=DEGREES(ATAN(ABS([.F537]-[.C537])/ABS([.E537]-[.B537])))" office:value-type="float" office:value="0.93961628389637" calcext:value-type="float">
            <text:p>0.93961628389637</text:p>
          </table:table-cell>
          <table:table-cell table:formula="of:=SQRT(POWER([.H537];2)+POWER([.I537];2)+POWER([.J537];2))" office:value-type="float" office:value="637.532808089161" calcext:value-type="float">
            <text:p>637.532808089161</text:p>
          </table:table-cell>
        </table:table-row>
        <table:table-row table:style-name="ro1">
          <table:table-cell office:value-type="float" office:value="72.6451" calcext:value-type="float">
            <text:p>72.6451</text:p>
          </table:table-cell>
          <table:table-cell office:value-type="float" office:value="297.852" calcext:value-type="float">
            <text:p>297.852</text:p>
          </table:table-cell>
          <table:table-cell office:value-type="float" office:value="41.7128" calcext:value-type="float">
            <text:p>41.7128</text:p>
          </table:table-cell>
          <table:table-cell office:value-type="float" office:value="72.113" calcext:value-type="float">
            <text:p>72.113</text:p>
          </table:table-cell>
          <table:table-cell office:value-type="float" office:value="284.045" calcext:value-type="float">
            <text:p>284.045</text:p>
          </table:table-cell>
          <table:table-cell office:value-type="float" office:value="42.8574" calcext:value-type="float">
            <text:p>42.8574</text:p>
          </table:table-cell>
          <table:table-cell/>
          <table:table-cell table:formula="of:=([.D538]-[.A538])/0.0166667" office:value-type="float" office:value="-31.9259361481277" calcext:value-type="float">
            <text:p>-31.9259361481277</text:p>
          </table:table-cell>
          <table:table-cell table:formula="of:=ABS([.E538]-[.B538])/0.0166667" office:value-type="float" office:value="828.418343163311" calcext:value-type="float">
            <text:p>828.418343163311</text:p>
          </table:table-cell>
          <table:table-cell table:formula="of:=([.F538]-[.C538])/0.0166667" office:value-type="float" office:value="68.6758626482745" calcext:value-type="float">
            <text:p>68.6758626482745</text:p>
          </table:table-cell>
          <table:table-cell table:formula="of:=DEGREES(ATAN(ABS([.F538]-[.C538])/ABS([.E538]-[.B538])))" office:value-type="float" office:value="4.73898262918014" calcext:value-type="float">
            <text:p>4.73898262918014</text:p>
          </table:table-cell>
          <table:table-cell table:formula="of:=SQRT(POWER([.H538];2)+POWER([.I538];2)+POWER([.J538];2))" office:value-type="float" office:value="831.872941499401" calcext:value-type="float">
            <text:p>831.872941499401</text:p>
          </table:table-cell>
        </table:table-row>
        <table:table-row table:style-name="ro1">
          <table:table-cell office:value-type="float" office:value="72.1197" calcext:value-type="float">
            <text:p>72.1197</text:p>
          </table:table-cell>
          <table:table-cell office:value-type="float" office:value="293.522" calcext:value-type="float">
            <text:p>293.522</text:p>
          </table:table-cell>
          <table:table-cell office:value-type="float" office:value="42.3919" calcext:value-type="float">
            <text:p>42.3919</text:p>
          </table:table-cell>
          <table:table-cell office:value-type="float" office:value="71.6058" calcext:value-type="float">
            <text:p>71.6058</text:p>
          </table:table-cell>
          <table:table-cell office:value-type="float" office:value="281.284" calcext:value-type="float">
            <text:p>281.284</text:p>
          </table:table-cell>
          <table:table-cell office:value-type="float" office:value="43.2984" calcext:value-type="float">
            <text:p>43.2984</text:p>
          </table:table-cell>
          <table:table-cell/>
          <table:table-cell table:formula="of:=([.D539]-[.A539])/0.0166667" office:value-type="float" office:value="-30.8339383321229" calcext:value-type="float">
            <text:p>-30.8339383321229</text:p>
          </table:table-cell>
          <table:table-cell table:formula="of:=ABS([.E539]-[.B539])/0.0166667" office:value-type="float" office:value="734.278531442937" calcext:value-type="float">
            <text:p>734.278531442937</text:p>
          </table:table-cell>
          <table:table-cell table:formula="of:=([.F539]-[.C539])/0.0166667" office:value-type="float" office:value="54.3898912202176" calcext:value-type="float">
            <text:p>54.3898912202176</text:p>
          </table:table-cell>
          <table:table-cell table:formula="of:=DEGREES(ATAN(ABS([.F539]-[.C539])/ABS([.E539]-[.B539])))" office:value-type="float" office:value="4.23630857230715" calcext:value-type="float">
            <text:p>4.23630857230715</text:p>
          </table:table-cell>
          <table:table-cell table:formula="of:=SQRT(POWER([.H539];2)+POWER([.I539];2)+POWER([.J539];2))" office:value-type="float" office:value="736.935515332253" calcext:value-type="float">
            <text:p>736.935515332253</text:p>
          </table:table-cell>
        </table:table-row>
        <table:table-row table:style-name="ro1">
          <table:table-cell office:value-type="float" office:value="72.1213" calcext:value-type="float">
            <text:p>72.121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42.439" calcext:value-type="float">
            <text:p>42.439</text:p>
          </table:table-cell>
          <table:table-cell office:value-type="float" office:value="71.0965" calcext:value-type="float">
            <text:p>71.0965</text:p>
          </table:table-cell>
          <table:table-cell office:value-type="float" office:value="283.826" calcext:value-type="float">
            <text:p>283.826</text:p>
          </table:table-cell>
          <table:table-cell office:value-type="float" office:value="43.4067" calcext:value-type="float">
            <text:p>43.4067</text:p>
          </table:table-cell>
          <table:table-cell/>
          <table:table-cell table:formula="of:=([.D540]-[.A540])/0.0166667" office:value-type="float" office:value="-61.4878770242459" calcext:value-type="float">
            <text:p>-61.4878770242459</text:p>
          </table:table-cell>
          <table:table-cell table:formula="of:=ABS([.E540]-[.B540])/0.0166667" office:value-type="float" office:value="663.11867376265" calcext:value-type="float">
            <text:p>663.11867376265</text:p>
          </table:table-cell>
          <table:table-cell table:formula="of:=([.F540]-[.C540])/0.0166667" office:value-type="float" office:value="58.0618838762323" calcext:value-type="float">
            <text:p>58.0618838762323</text:p>
          </table:table-cell>
          <table:table-cell table:formula="of:=DEGREES(ATAN(ABS([.F540]-[.C540])/ABS([.E540]-[.B540])))" office:value-type="float" office:value="5.00398870707241" calcext:value-type="float">
            <text:p>5.00398870707241</text:p>
          </table:table-cell>
          <table:table-cell table:formula="of:=SQRT(POWER([.H540];2)+POWER([.I540];2)+POWER([.J540];2))" office:value-type="float" office:value="668.489578731742" calcext:value-type="float">
            <text:p>668.489578731742</text:p>
          </table:table-cell>
        </table:table-row>
        <table:table-row table:style-name="ro1">
          <table:table-cell office:value-type="float" office:value="71.8564" calcext:value-type="float">
            <text:p>71.8564</text:p>
          </table:table-cell>
          <table:table-cell office:value-type="float" office:value="286.759" calcext:value-type="float">
            <text:p>286.759</text:p>
          </table:table-cell>
          <table:table-cell office:value-type="float" office:value="42.4313" calcext:value-type="float">
            <text:p>42.4313</text:p>
          </table:table-cell>
          <table:table-cell office:value-type="float" office:value="71.101" calcext:value-type="float">
            <text:p>71.101</text:p>
          </table:table-cell>
          <table:table-cell office:value-type="float" office:value="276.161" calcext:value-type="float">
            <text:p>276.161</text:p>
          </table:table-cell>
          <table:table-cell office:value-type="float" office:value="42.8688" calcext:value-type="float">
            <text:p>42.8688</text:p>
          </table:table-cell>
          <table:table-cell/>
          <table:table-cell table:formula="of:=([.D541]-[.A541])/0.0166667" office:value-type="float" office:value="-45.323909352181" calcext:value-type="float">
            <text:p>-45.323909352181</text:p>
          </table:table-cell>
          <table:table-cell table:formula="of:=ABS([.E541]-[.B541])/0.0166667" office:value-type="float" office:value="635.878728242544" calcext:value-type="float">
            <text:p>635.878728242544</text:p>
          </table:table-cell>
          <table:table-cell table:formula="of:=([.F541]-[.C541])/0.0166667" office:value-type="float" office:value="26.249947500105" calcext:value-type="float">
            <text:p>26.249947500105</text:p>
          </table:table-cell>
          <table:table-cell table:formula="of:=DEGREES(ATAN(ABS([.F541]-[.C541])/ABS([.E541]-[.B541])))" office:value-type="float" office:value="2.36390628505242" calcext:value-type="float">
            <text:p>2.36390628505242</text:p>
          </table:table-cell>
          <table:table-cell table:formula="of:=SQRT(POWER([.H541];2)+POWER([.I541];2)+POWER([.J541];2))" office:value-type="float" office:value="638.032188478041" calcext:value-type="float">
            <text:p>638.032188478041</text:p>
          </table:table-cell>
        </table:table-row>
        <table:table-row table:style-name="ro1">
          <table:table-cell office:value-type="float" office:value="72.6324" calcext:value-type="float">
            <text:p>72.6324</text:p>
          </table:table-cell>
          <table:table-cell office:value-type="float" office:value="289.494" calcext:value-type="float">
            <text:p>289.494</text:p>
          </table:table-cell>
          <table:table-cell office:value-type="float" office:value="42.5033" calcext:value-type="float">
            <text:p>42.5033</text:p>
          </table:table-cell>
          <table:table-cell office:value-type="float" office:value="72.1066" calcext:value-type="float">
            <text:p>72.1066</text:p>
          </table:table-cell>
          <table:table-cell office:value-type="float" office:value="277.55" calcext:value-type="float">
            <text:p>277.55</text:p>
          </table:table-cell>
          <table:table-cell office:value-type="float" office:value="42.8858" calcext:value-type="float">
            <text:p>42.8858</text:p>
          </table:table-cell>
          <table:table-cell/>
          <table:table-cell table:formula="of:=([.D542]-[.A542])/0.0166667" office:value-type="float" office:value="-31.5479369041264" calcext:value-type="float">
            <text:p>-31.5479369041264</text:p>
          </table:table-cell>
          <table:table-cell table:formula="of:=ABS([.E542]-[.B542])/0.0166667" office:value-type="float" office:value="716.638566722868" calcext:value-type="float">
            <text:p>716.638566722868</text:p>
          </table:table-cell>
          <table:table-cell table:formula="of:=([.F542]-[.C542])/0.0166667" office:value-type="float" office:value="22.9499541000918" calcext:value-type="float">
            <text:p>22.9499541000918</text:p>
          </table:table-cell>
          <table:table-cell table:formula="of:=DEGREES(ATAN(ABS([.F542]-[.C542])/ABS([.E542]-[.B542])))" office:value-type="float" office:value="1.83423880602423" calcext:value-type="float">
            <text:p>1.83423880602423</text:p>
          </table:table-cell>
          <table:table-cell table:formula="of:=SQRT(POWER([.H542];2)+POWER([.I542];2)+POWER([.J542];2))" office:value-type="float" office:value="717.699664226415" calcext:value-type="float">
            <text:p>717.699664226415</text:p>
          </table:table-cell>
        </table:table-row>
        <table:table-row table:style-name="ro1">
          <table:table-cell office:value-type="float" office:value="71.3487" calcext:value-type="float">
            <text:p>71.3487</text:p>
          </table:table-cell>
          <table:table-cell office:value-type="float" office:value="286.544" calcext:value-type="float">
            <text:p>286.544</text:p>
          </table:table-cell>
          <table:table-cell office:value-type="float" office:value="43.232" calcext:value-type="float">
            <text:p>43.232</text:p>
          </table:table-cell>
          <table:table-cell office:value-type="float" office:value="70.3475" calcext:value-type="float">
            <text:p>70.3475</text:p>
          </table:table-cell>
          <table:table-cell office:value-type="float" office:value="277.291" calcext:value-type="float">
            <text:p>277.291</text:p>
          </table:table-cell>
          <table:table-cell office:value-type="float" office:value="43.1931" calcext:value-type="float">
            <text:p>43.1931</text:p>
          </table:table-cell>
          <table:table-cell/>
          <table:table-cell table:formula="of:=([.D543]-[.A543])/0.0166667" office:value-type="float" office:value="-60.0718798562401" calcext:value-type="float">
            <text:p>-60.0718798562401</text:p>
          </table:table-cell>
          <table:table-cell table:formula="of:=ABS([.E543]-[.B543])/0.0166667" office:value-type="float" office:value="555.17888964222" calcext:value-type="float">
            <text:p>555.17888964222</text:p>
          </table:table-cell>
          <table:table-cell table:formula="of:=([.F543]-[.C543])/0.0166667" office:value-type="float" office:value="-2.33399533200923" calcext:value-type="float">
            <text:p>-2.33399533200923</text:p>
          </table:table-cell>
          <table:table-cell table:formula="of:=DEGREES(ATAN(ABS([.F543]-[.C543])/ABS([.E543]-[.B543])))" office:value-type="float" office:value="0.240872440568827" calcext:value-type="float">
            <text:p>0.240872440568827</text:p>
          </table:table-cell>
          <table:table-cell table:formula="of:=SQRT(POWER([.H543];2)+POWER([.I543];2)+POWER([.J543];2))" office:value-type="float" office:value="558.424281159085" calcext:value-type="float">
            <text:p>558.424281159085</text:p>
          </table:table-cell>
        </table:table-row>
        <table:table-row table:style-name="ro1">
          <table:table-cell office:value-type="float" office:value="72.3752" calcext:value-type="float">
            <text:p>72.3752</text:p>
          </table:table-cell>
          <table:table-cell office:value-type="float" office:value="290.862" calcext:value-type="float">
            <text:p>290.862</text:p>
          </table:table-cell>
          <table:table-cell office:value-type="float" office:value="42.2912" calcext:value-type="float">
            <text:p>42.2912</text:p>
          </table:table-cell>
          <table:table-cell office:value-type="float" office:value="71.8551" calcext:value-type="float">
            <text:p>71.8551</text:p>
          </table:table-cell>
          <table:table-cell office:value-type="float" office:value="280.132" calcext:value-type="float">
            <text:p>280.132</text:p>
          </table:table-cell>
          <table:table-cell office:value-type="float" office:value="42.7256" calcext:value-type="float">
            <text:p>42.7256</text:p>
          </table:table-cell>
          <table:table-cell/>
          <table:table-cell table:formula="of:=([.D544]-[.A544])/0.0166667" office:value-type="float" office:value="-31.2059375881256" calcext:value-type="float">
            <text:p>-31.2059375881256</text:p>
          </table:table-cell>
          <table:table-cell table:formula="of:=ABS([.E544]-[.B544])/0.0166667" office:value-type="float" office:value="643.798712402576" calcext:value-type="float">
            <text:p>643.798712402576</text:p>
          </table:table-cell>
          <table:table-cell table:formula="of:=([.F544]-[.C544])/0.0166667" office:value-type="float" office:value="26.0639478721041" calcext:value-type="float">
            <text:p>26.0639478721041</text:p>
          </table:table-cell>
          <table:table-cell table:formula="of:=DEGREES(ATAN(ABS([.F544]-[.C544])/ABS([.E544]-[.B544])))" office:value-type="float" office:value="2.31833197497054" calcext:value-type="float">
            <text:p>2.31833197497054</text:p>
          </table:table-cell>
          <table:table-cell table:formula="of:=SQRT(POWER([.H544];2)+POWER([.I544];2)+POWER([.J544];2))" office:value-type="float" office:value="645.081329764433" calcext:value-type="float">
            <text:p>645.081329764433</text:p>
          </table:table-cell>
        </table:table-row>
        <table:table-row table:style-name="ro1">
          <table:table-cell office:value-type="float" office:value="73.1633" calcext:value-type="float">
            <text:p>73.1633</text:p>
          </table:table-cell>
          <table:table-cell office:value-type="float" office:value="293.513" calcext:value-type="float">
            <text:p>293.513</text:p>
          </table:table-cell>
          <table:table-cell office:value-type="float" office:value="42.8986" calcext:value-type="float">
            <text:p>42.8986</text:p>
          </table:table-cell>
          <table:table-cell office:value-type="float" office:value="72.8789" calcext:value-type="float">
            <text:p>72.8789</text:p>
          </table:table-cell>
          <table:table-cell office:value-type="float" office:value="282.666" calcext:value-type="float">
            <text:p>282.666</text:p>
          </table:table-cell>
          <table:table-cell office:value-type="float" office:value="43.5719" calcext:value-type="float">
            <text:p>43.5719</text:p>
          </table:table-cell>
          <table:table-cell/>
          <table:table-cell table:formula="of:=([.D545]-[.A545])/0.0166667" office:value-type="float" office:value="-17.0639658720686" calcext:value-type="float">
            <text:p>-17.0639658720686</text:p>
          </table:table-cell>
          <table:table-cell table:formula="of:=ABS([.E545]-[.B545])/0.0166667" office:value-type="float" office:value="650.818698362602" calcext:value-type="float">
            <text:p>650.818698362602</text:p>
          </table:table-cell>
          <table:table-cell table:formula="of:=([.F545]-[.C545])/0.0166667" office:value-type="float" office:value="40.3979192041614" calcext:value-type="float">
            <text:p>40.3979192041614</text:p>
          </table:table-cell>
          <table:table-cell table:formula="of:=DEGREES(ATAN(ABS([.F545]-[.C545])/ABS([.E545]-[.B545])))" office:value-type="float" office:value="3.55193294430481" calcext:value-type="float">
            <text:p>3.55193294430481</text:p>
          </table:table-cell>
          <table:table-cell table:formula="of:=SQRT(POWER([.H545];2)+POWER([.I545];2)+POWER([.J545];2))" office:value-type="float" office:value="652.294526226996" calcext:value-type="float">
            <text:p>652.294526226996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43.371" calcext:value-type="float">
            <text:p>43.371</text:p>
          </table:table-cell>
          <table:table-cell office:value-type="float" office:value="71.611" calcext:value-type="float">
            <text:p>71.611</text:p>
          </table:table-cell>
          <table:table-cell office:value-type="float" office:value="273.458" calcext:value-type="float">
            <text:p>273.458</text:p>
          </table:table-cell>
          <table:table-cell office:value-type="float" office:value="44.0403" calcext:value-type="float">
            <text:p>44.0403</text:p>
          </table:table-cell>
          <table:table-cell/>
          <table:table-cell table:formula="of:=([.D546]-[.A546])/0.0166667" office:value-type="float" office:value="-45.6119087761823" calcext:value-type="float">
            <text:p>-45.6119087761823</text:p>
          </table:table-cell>
          <table:table-cell table:formula="of:=ABS([.E546]-[.B546])/0.0166667" office:value-type="float" office:value="631.198737602524" calcext:value-type="float">
            <text:p>631.198737602524</text:p>
          </table:table-cell>
          <table:table-cell table:formula="of:=([.F546]-[.C546])/0.0166667" office:value-type="float" office:value="40.1579196841606" calcext:value-type="float">
            <text:p>40.1579196841606</text:p>
          </table:table-cell>
          <table:table-cell table:formula="of:=DEGREES(ATAN(ABS([.F546]-[.C546])/ABS([.E546]-[.B546])))" office:value-type="float" office:value="3.64034694071176" calcext:value-type="float">
            <text:p>3.64034694071176</text:p>
          </table:table-cell>
          <table:table-cell table:formula="of:=SQRT(POWER([.H546];2)+POWER([.I546];2)+POWER([.J546];2))" office:value-type="float" office:value="634.11745843068" calcext:value-type="float">
            <text:p>634.11745843068</text:p>
          </table:table-cell>
        </table:table-row>
        <table:table-row table:style-name="ro1">
          <table:table-cell office:value-type="float" office:value="72.6307" calcext:value-type="float">
            <text:p>72.6307</text:p>
          </table:table-cell>
          <table:table-cell office:value-type="float" office:value="286.68" calcext:value-type="float">
            <text:p>286.68</text:p>
          </table:table-cell>
          <table:table-cell office:value-type="float" office:value="43.1987" calcext:value-type="float">
            <text:p>43.1987</text:p>
          </table:table-cell>
          <table:table-cell office:value-type="float" office:value="72.1113" calcext:value-type="float">
            <text:p>72.1113</text:p>
          </table:table-cell>
          <table:table-cell office:value-type="float" office:value="277.403" calcext:value-type="float">
            <text:p>277.403</text:p>
          </table:table-cell>
          <table:table-cell office:value-type="float" office:value="43.6574" calcext:value-type="float">
            <text:p>43.6574</text:p>
          </table:table-cell>
          <table:table-cell/>
          <table:table-cell table:formula="of:=([.D547]-[.A547])/0.0166667" office:value-type="float" office:value="-31.1639376721249" calcext:value-type="float">
            <text:p>-31.1639376721249</text:p>
          </table:table-cell>
          <table:table-cell table:formula="of:=ABS([.E547]-[.B547])/0.0166667" office:value-type="float" office:value="556.618886762226" calcext:value-type="float">
            <text:p>556.618886762226</text:p>
          </table:table-cell>
          <table:table-cell table:formula="of:=([.F547]-[.C547])/0.0166667" office:value-type="float" office:value="27.5219449561101" calcext:value-type="float">
            <text:p>27.5219449561101</text:p>
          </table:table-cell>
          <table:table-cell table:formula="of:=DEGREES(ATAN(ABS([.F547]-[.C547])/ABS([.E547]-[.B547])))" office:value-type="float" office:value="2.83067669958655" calcext:value-type="float">
            <text:p>2.83067669958655</text:p>
          </table:table-cell>
          <table:table-cell table:formula="of:=SQRT(POWER([.H547];2)+POWER([.I547];2)+POWER([.J547];2))" office:value-type="float" office:value="558.169538371469" calcext:value-type="float">
            <text:p>558.169538371469</text:p>
          </table:table-cell>
        </table:table-row>
        <table:table-row table:style-name="ro1">
          <table:table-cell office:value-type="float" office:value="72.6262" calcext:value-type="float">
            <text:p>72.6262</text:p>
          </table:table-cell>
          <table:table-cell office:value-type="float" office:value="284.01" calcext:value-type="float">
            <text:p>284.01</text:p>
          </table:table-cell>
          <table:table-cell office:value-type="float" office:value="43.3635" calcext:value-type="float">
            <text:p>43.3635</text:p>
          </table:table-cell>
          <table:table-cell office:value-type="float" office:value="72.1065" calcext:value-type="float">
            <text:p>72.1065</text:p>
          </table:table-cell>
          <table:table-cell office:value-type="float" office:value="274.926" calcext:value-type="float">
            <text:p>274.926</text:p>
          </table:table-cell>
          <table:table-cell office:value-type="float" office:value="43.3061" calcext:value-type="float">
            <text:p>43.3061</text:p>
          </table:table-cell>
          <table:table-cell/>
          <table:table-cell table:formula="of:=([.D548]-[.A548])/0.0166667" office:value-type="float" office:value="-31.1819376361247" calcext:value-type="float">
            <text:p>-31.1819376361247</text:p>
          </table:table-cell>
          <table:table-cell table:formula="of:=ABS([.E548]-[.B548])/0.0166667" office:value-type="float" office:value="545.03890992218" calcext:value-type="float">
            <text:p>545.03890992218</text:p>
          </table:table-cell>
          <table:table-cell table:formula="of:=([.F548]-[.C548])/0.0166667" office:value-type="float" office:value="-3.44399311201385" calcext:value-type="float">
            <text:p>-3.44399311201385</text:p>
          </table:table-cell>
          <table:table-cell table:formula="of:=DEGREES(ATAN(ABS([.F548]-[.C548])/ABS([.E548]-[.B548])))" office:value-type="float" office:value="0.362035884463774" calcext:value-type="float">
            <text:p>0.362035884463774</text:p>
          </table:table-cell>
          <table:table-cell table:formula="of:=SQRT(POWER([.H548];2)+POWER([.I548];2)+POWER([.J548];2))" office:value-type="float" office:value="545.941011147228" calcext:value-type="float">
            <text:p>545.941011147228</text:p>
          </table:table-cell>
        </table:table-row>
        <table:table-row table:style-name="ro1">
          <table:table-cell office:value-type="float" office:value="72.6276" calcext:value-type="float">
            <text:p>72.6276</text:p>
          </table:table-cell>
          <table:table-cell office:value-type="float" office:value="283.955" calcext:value-type="float">
            <text:p>283.955</text:p>
          </table:table-cell>
          <table:table-cell office:value-type="float" office:value="43.6247" calcext:value-type="float">
            <text:p>43.6247</text:p>
          </table:table-cell>
          <table:table-cell office:value-type="float" office:value="72.1097" calcext:value-type="float">
            <text:p>72.1097</text:p>
          </table:table-cell>
          <table:table-cell office:value-type="float" office:value="273.523" calcext:value-type="float">
            <text:p>273.523</text:p>
          </table:table-cell>
          <table:table-cell office:value-type="float" office:value="44.0253" calcext:value-type="float">
            <text:p>44.0253</text:p>
          </table:table-cell>
          <table:table-cell/>
          <table:table-cell table:formula="of:=([.D549]-[.A549])/0.0166667" office:value-type="float" office:value="-31.0739378521241" calcext:value-type="float">
            <text:p>-31.0739378521241</text:p>
          </table:table-cell>
          <table:table-cell table:formula="of:=ABS([.E549]-[.B549])/0.0166667" office:value-type="float" office:value="625.918748162501" calcext:value-type="float">
            <text:p>625.918748162501</text:p>
          </table:table-cell>
          <table:table-cell table:formula="of:=([.F549]-[.C549])/0.0166667" office:value-type="float" office:value="24.0359519280964" calcext:value-type="float">
            <text:p>24.0359519280964</text:p>
          </table:table-cell>
          <table:table-cell table:formula="of:=DEGREES(ATAN(ABS([.F549]-[.C549])/ABS([.E549]-[.B549])))" office:value-type="float" office:value="2.19913889073993" calcext:value-type="float">
            <text:p>2.19913889073993</text:p>
          </table:table-cell>
          <table:table-cell table:formula="of:=SQRT(POWER([.H549];2)+POWER([.I549];2)+POWER([.J549];2))" office:value-type="float" office:value="627.150377421588" calcext:value-type="float">
            <text:p>627.150377421588</text:p>
          </table:table-cell>
        </table:table-row>
        <table:table-row table:style-name="ro1">
          <table:table-cell office:value-type="float" office:value="72.8909" calcext:value-type="float">
            <text:p>72.8909</text:p>
          </table:table-cell>
          <table:table-cell office:value-type="float" office:value="288.025" calcext:value-type="float">
            <text:p>288.025</text:p>
          </table:table-cell>
          <table:table-cell office:value-type="float" office:value="43.2407" calcext:value-type="float">
            <text:p>43.2407</text:p>
          </table:table-cell>
          <table:table-cell office:value-type="float" office:value="72.1128" calcext:value-type="float">
            <text:p>72.1128</text:p>
          </table:table-cell>
          <table:table-cell office:value-type="float" office:value="276.027" calcext:value-type="float">
            <text:p>276.027</text:p>
          </table:table-cell>
          <table:table-cell office:value-type="float" office:value="44.1239" calcext:value-type="float">
            <text:p>44.1239</text:p>
          </table:table-cell>
          <table:table-cell/>
          <table:table-cell table:formula="of:=([.D550]-[.A550])/0.0166667" office:value-type="float" office:value="-46.6859066281873" calcext:value-type="float">
            <text:p>-46.6859066281873</text:p>
          </table:table-cell>
          <table:table-cell table:formula="of:=ABS([.E550]-[.B550])/0.0166667" office:value-type="float" office:value="719.878560242879" calcext:value-type="float">
            <text:p>719.878560242879</text:p>
          </table:table-cell>
          <table:table-cell table:formula="of:=([.F550]-[.C550])/0.0166667" office:value-type="float" office:value="52.9918940162121" calcext:value-type="float">
            <text:p>52.9918940162121</text:p>
          </table:table-cell>
          <table:table-cell table:formula="of:=DEGREES(ATAN(ABS([.F550]-[.C550])/ABS([.E550]-[.B550])))" office:value-type="float" office:value="4.21007879754212" calcext:value-type="float">
            <text:p>4.21007879754212</text:p>
          </table:table-cell>
          <table:table-cell table:formula="of:=SQRT(POWER([.H550];2)+POWER([.I550];2)+POWER([.J550];2))" office:value-type="float" office:value="723.33453961945" calcext:value-type="float">
            <text:p>723.33453961945</text:p>
          </table:table-cell>
        </table:table-row>
        <table:table-row table:style-name="ro1">
          <table:table-cell office:value-type="float" office:value="73.1468" calcext:value-type="float">
            <text:p>73.1468</text:p>
          </table:table-cell>
          <table:table-cell office:value-type="float" office:value="288.103" calcext:value-type="float">
            <text:p>288.103</text:p>
          </table:table-cell>
          <table:table-cell office:value-type="float" office:value="42.9716" calcext:value-type="float">
            <text:p>42.9716</text:p>
          </table:table-cell>
          <table:table-cell office:value-type="float" office:value="72.6143" calcext:value-type="float">
            <text:p>72.6143</text:p>
          </table:table-cell>
          <table:table-cell office:value-type="float" office:value="277.46" calcext:value-type="float">
            <text:p>277.46</text:p>
          </table:table-cell>
          <table:table-cell office:value-type="float" office:value="43.6437" calcext:value-type="float">
            <text:p>43.6437</text:p>
          </table:table-cell>
          <table:table-cell/>
          <table:table-cell table:formula="of:=([.D551]-[.A551])/0.0166667" office:value-type="float" office:value="-31.9499361001277" calcext:value-type="float">
            <text:p>-31.9499361001277</text:p>
          </table:table-cell>
          <table:table-cell table:formula="of:=ABS([.E551]-[.B551])/0.0166667" office:value-type="float" office:value="638.578722842556" calcext:value-type="float">
            <text:p>638.578722842556</text:p>
          </table:table-cell>
          <table:table-cell table:formula="of:=([.F551]-[.C551])/0.0166667" office:value-type="float" office:value="40.3259193481613" calcext:value-type="float">
            <text:p>40.3259193481613</text:p>
          </table:table-cell>
          <table:table-cell table:formula="of:=DEGREES(ATAN(ABS([.F551]-[.C551])/ABS([.E551]-[.B551])))" office:value-type="float" office:value="3.61340099071701" calcext:value-type="float">
            <text:p>3.61340099071701</text:p>
          </table:table-cell>
          <table:table-cell table:formula="of:=SQRT(POWER([.H551];2)+POWER([.I551];2)+POWER([.J551];2))" office:value-type="float" office:value="640.647924725669" calcext:value-type="float">
            <text:p>640.647924725669</text:p>
          </table:table-cell>
        </table:table-row>
        <table:table-row table:style-name="ro1">
          <table:table-cell office:value-type="float" office:value="73.1512" calcext:value-type="float">
            <text:p>73.1512</text:p>
          </table:table-cell>
          <table:table-cell office:value-type="float" office:value="289.434" calcext:value-type="float">
            <text:p>289.434</text:p>
          </table:table-cell>
          <table:table-cell office:value-type="float" office:value="43.0188" calcext:value-type="float">
            <text:p>43.0188</text:p>
          </table:table-cell>
          <table:table-cell office:value-type="float" office:value="72.8658" calcext:value-type="float">
            <text:p>72.8658</text:p>
          </table:table-cell>
          <table:table-cell office:value-type="float" office:value="277.493" calcext:value-type="float">
            <text:p>277.493</text:p>
          </table:table-cell>
          <table:table-cell office:value-type="float" office:value="43.6361" calcext:value-type="float">
            <text:p>43.6361</text:p>
          </table:table-cell>
          <table:table-cell/>
          <table:table-cell table:formula="of:=([.D552]-[.A552])/0.0166667" office:value-type="float" office:value="-17.1239657520691" calcext:value-type="float">
            <text:p>-17.1239657520691</text:p>
          </table:table-cell>
          <table:table-cell table:formula="of:=ABS([.E552]-[.B552])/0.0166667" office:value-type="float" office:value="716.458567082868" calcext:value-type="float">
            <text:p>716.458567082868</text:p>
          </table:table-cell>
          <table:table-cell table:formula="of:=([.F552]-[.C552])/0.0166667" office:value-type="float" office:value="37.0379259241482" calcext:value-type="float">
            <text:p>37.0379259241482</text:p>
          </table:table-cell>
          <table:table-cell table:formula="of:=DEGREES(ATAN(ABS([.F552]-[.C552])/ABS([.E552]-[.B552])))" office:value-type="float" office:value="2.95931898421361" calcext:value-type="float">
            <text:p>2.95931898421361</text:p>
          </table:table-cell>
          <table:table-cell table:formula="of:=SQRT(POWER([.H552];2)+POWER([.I552];2)+POWER([.J552];2))" office:value-type="float" office:value="717.619618256271" calcext:value-type="float">
            <text:p>717.619618256271</text:p>
          </table:table-cell>
        </table:table-row>
        <table:table-row table:style-name="ro1">
          <table:table-cell office:value-type="float" office:value="72.8776" calcext:value-type="float">
            <text:p>72.8776</text:p>
          </table:table-cell>
          <table:table-cell office:value-type="float" office:value="282.732" calcext:value-type="float">
            <text:p>282.732</text:p>
          </table:table-cell>
          <table:table-cell office:value-type="float" office:value="43.3097" calcext:value-type="float">
            <text:p>43.3097</text:p>
          </table:table-cell>
          <table:table-cell office:value-type="float" office:value="72.6027" calcext:value-type="float">
            <text:p>72.6027</text:p>
          </table:table-cell>
          <table:table-cell office:value-type="float" office:value="271.087" calcext:value-type="float">
            <text:p>271.087</text:p>
          </table:table-cell>
          <table:table-cell office:value-type="float" office:value="43.9163" calcext:value-type="float">
            <text:p>43.9163</text:p>
          </table:table-cell>
          <table:table-cell/>
          <table:table-cell table:formula="of:=([.D553]-[.A553])/0.0166667" office:value-type="float" office:value="-16.4939670120661" calcext:value-type="float">
            <text:p>-16.4939670120661</text:p>
          </table:table-cell>
          <table:table-cell table:formula="of:=ABS([.E553]-[.B553])/0.0166667" office:value-type="float" office:value="698.698602602797" calcext:value-type="float">
            <text:p>698.698602602797</text:p>
          </table:table-cell>
          <table:table-cell table:formula="of:=([.F553]-[.C553])/0.0166667" office:value-type="float" office:value="36.3959272081456" calcext:value-type="float">
            <text:p>36.3959272081456</text:p>
          </table:table-cell>
          <table:table-cell table:formula="of:=DEGREES(ATAN(ABS([.F553]-[.C553])/ABS([.E553]-[.B553])))" office:value-type="float" office:value="2.98190079568589" calcext:value-type="float">
            <text:p>2.98190079568589</text:p>
          </table:table-cell>
          <table:table-cell table:formula="of:=SQRT(POWER([.H553];2)+POWER([.I553];2)+POWER([.J553];2))" office:value-type="float" office:value="699.840304458265" calcext:value-type="float">
            <text:p>699.840304458265</text:p>
          </table:table-cell>
        </table:table-row>
        <table:table-row table:style-name="ro1">
          <table:table-cell office:value-type="float" office:value="72.6262" calcext:value-type="float">
            <text:p>72.6262</text:p>
          </table:table-cell>
          <table:table-cell office:value-type="float" office:value="284.005" calcext:value-type="float">
            <text:p>284.005</text:p>
          </table:table-cell>
          <table:table-cell office:value-type="float" office:value="43.3644" calcext:value-type="float">
            <text:p>43.3644</text:p>
          </table:table-cell>
          <table:table-cell office:value-type="float" office:value="71.858" calcext:value-type="float">
            <text:p>71.858</text:p>
          </table:table-cell>
          <table:table-cell office:value-type="float" office:value="274.85" calcext:value-type="float">
            <text:p>274.85</text:p>
          </table:table-cell>
          <table:table-cell office:value-type="float" office:value="43.5686" calcext:value-type="float">
            <text:p>43.5686</text:p>
          </table:table-cell>
          <table:table-cell/>
          <table:table-cell table:formula="of:=([.D554]-[.A554])/0.0166667" office:value-type="float" office:value="-46.091907816184" calcext:value-type="float">
            <text:p>-46.091907816184</text:p>
          </table:table-cell>
          <table:table-cell table:formula="of:=ABS([.E554]-[.B554])/0.0166667" office:value-type="float" office:value="549.298901402196" calcext:value-type="float">
            <text:p>549.298901402196</text:p>
          </table:table-cell>
          <table:table-cell table:formula="of:=([.F554]-[.C554])/0.0166667" office:value-type="float" office:value="12.251975496049" calcext:value-type="float">
            <text:p>12.251975496049</text:p>
          </table:table-cell>
          <table:table-cell table:formula="of:=DEGREES(ATAN(ABS([.F554]-[.C554])/ABS([.E554]-[.B554])))" office:value-type="float" office:value="1.27775625684651" calcext:value-type="float">
            <text:p>1.27775625684651</text:p>
          </table:table-cell>
          <table:table-cell table:formula="of:=SQRT(POWER([.H554];2)+POWER([.I554];2)+POWER([.J554];2))" office:value-type="float" office:value="551.365448637608" calcext:value-type="float">
            <text:p>551.365448637608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2.799" calcext:value-type="float">
            <text:p>282.799</text:p>
          </table:table-cell>
          <table:table-cell office:value-type="float" office:value="42.5499" calcext:value-type="float">
            <text:p>42.5499</text:p>
          </table:table-cell>
          <table:table-cell office:value-type="float" office:value="71.3487" calcext:value-type="float">
            <text:p>71.3487</text:p>
          </table:table-cell>
          <table:table-cell office:value-type="float" office:value="275.026" calcext:value-type="float">
            <text:p>275.026</text:p>
          </table:table-cell>
          <table:table-cell office:value-type="float" office:value="42.3036" calcext:value-type="float">
            <text:p>42.3036</text:p>
          </table:table-cell>
          <table:table-cell/>
          <table:table-cell table:formula="of:=([.D555]-[.A555])/0.0166667" office:value-type="float" office:value="-45.6659086681835" calcext:value-type="float">
            <text:p>-45.6659086681835</text:p>
          </table:table-cell>
          <table:table-cell table:formula="of:=ABS([.E555]-[.B555])/0.0166667" office:value-type="float" office:value="466.379067241864" calcext:value-type="float">
            <text:p>466.379067241864</text:p>
          </table:table-cell>
          <table:table-cell table:formula="of:=([.F555]-[.C555])/0.0166667" office:value-type="float" office:value="-14.777970444059" calcext:value-type="float">
            <text:p>-14.777970444059</text:p>
          </table:table-cell>
          <table:table-cell table:formula="of:=DEGREES(ATAN(ABS([.F555]-[.C555])/ABS([.E555]-[.B555])))" office:value-type="float" office:value="1.81490162672619" calcext:value-type="float">
            <text:p>1.81490162672619</text:p>
          </table:table-cell>
          <table:table-cell table:formula="of:=SQRT(POWER([.H555];2)+POWER([.I555];2)+POWER([.J555];2))" office:value-type="float" office:value="468.842402078062" calcext:value-type="float">
            <text:p>468.842402078062</text:p>
          </table:table-cell>
        </table:table-row>
        <table:table-row table:style-name="ro1">
          <table:table-cell office:value-type="float" office:value="72.639" calcext:value-type="float">
            <text:p>72.639</text:p>
          </table:table-cell>
          <table:table-cell office:value-type="float" office:value="296.592" calcext:value-type="float">
            <text:p>296.592</text:p>
          </table:table-cell>
          <table:table-cell office:value-type="float" office:value="41.1305" calcext:value-type="float">
            <text:p>41.1305</text:p>
          </table:table-cell>
          <table:table-cell office:value-type="float" office:value="71.8494" calcext:value-type="float">
            <text:p>71.8494</text:p>
          </table:table-cell>
          <table:table-cell office:value-type="float" office:value="284.29" calcext:value-type="float">
            <text:p>284.29</text:p>
          </table:table-cell>
          <table:table-cell office:value-type="float" office:value="41.5554" calcext:value-type="float">
            <text:p>41.5554</text:p>
          </table:table-cell>
          <table:table-cell/>
          <table:table-cell table:formula="of:=([.D556]-[.A556])/0.0166667" office:value-type="float" office:value="-47.3759052481891" calcext:value-type="float">
            <text:p>-47.3759052481891</text:p>
          </table:table-cell>
          <table:table-cell table:formula="of:=ABS([.E556]-[.B556])/0.0166667" office:value-type="float" office:value="738.11852376295" calcext:value-type="float">
            <text:p>738.11852376295</text:p>
          </table:table-cell>
          <table:table-cell table:formula="of:=([.F556]-[.C556])/0.0166667" office:value-type="float" office:value="25.493949012102" calcext:value-type="float">
            <text:p>25.493949012102</text:p>
          </table:table-cell>
          <table:table-cell table:formula="of:=DEGREES(ATAN(ABS([.F556]-[.C556])/ABS([.E556]-[.B556])))" office:value-type="float" office:value="1.97815825584723" calcext:value-type="float">
            <text:p>1.97815825584723</text:p>
          </table:table-cell>
          <table:table-cell table:formula="of:=SQRT(POWER([.H556];2)+POWER([.I556];2)+POWER([.J556];2))" office:value-type="float" office:value="740.076599384357" calcext:value-type="float">
            <text:p>740.076599384357</text:p>
          </table:table-cell>
        </table:table-row>
        <table:table-row table:style-name="ro1">
          <table:table-cell office:value-type="float" office:value="71.8609" calcext:value-type="float">
            <text:p>71.8609</text:p>
          </table:table-cell>
          <table:table-cell office:value-type="float" office:value="290.692" calcext:value-type="float">
            <text:p>290.692</text:p>
          </table:table-cell>
          <table:table-cell office:value-type="float" office:value="42.835" calcext:value-type="float">
            <text:p>42.835</text:p>
          </table:table-cell>
          <table:table-cell office:value-type="float" office:value="70.8489" calcext:value-type="float">
            <text:p>70.8489</text:p>
          </table:table-cell>
          <table:table-cell office:value-type="float" office:value="279.858" calcext:value-type="float">
            <text:p>279.858</text:p>
          </table:table-cell>
          <table:table-cell office:value-type="float" office:value="43.5306" calcext:value-type="float">
            <text:p>43.5306</text:p>
          </table:table-cell>
          <table:table-cell/>
          <table:table-cell table:formula="of:=([.D557]-[.A557])/0.0166667" office:value-type="float" office:value="-60.7198785602429" calcext:value-type="float">
            <text:p>-60.7198785602429</text:p>
          </table:table-cell>
          <table:table-cell table:formula="of:=ABS([.E557]-[.B557])/0.0166667" office:value-type="float" office:value="650.0386999226" calcext:value-type="float">
            <text:p>650.0386999226</text:p>
          </table:table-cell>
          <table:table-cell table:formula="of:=([.F557]-[.C557])/0.0166667" office:value-type="float" office:value="41.7359165281669" calcext:value-type="float">
            <text:p>41.7359165281669</text:p>
          </table:table-cell>
          <table:table-cell table:formula="of:=DEGREES(ATAN(ABS([.F557]-[.C557])/ABS([.E557]-[.B557])))" office:value-type="float" office:value="3.67364910186377" calcext:value-type="float">
            <text:p>3.67364910186377</text:p>
          </table:table-cell>
          <table:table-cell table:formula="of:=SQRT(POWER([.H557];2)+POWER([.I557];2)+POWER([.J557];2))" office:value-type="float" office:value="654.201117224574" calcext:value-type="float">
            <text:p>654.201117224574</text:p>
          </table:table-cell>
        </table:table-row>
        <table:table-row table:style-name="ro1">
          <table:table-cell office:value-type="float" office:value="72.1129" calcext:value-type="float">
            <text:p>72.1129</text:p>
          </table:table-cell>
          <table:table-cell office:value-type="float" office:value="281.346" calcext:value-type="float">
            <text:p>281.346</text:p>
          </table:table-cell>
          <table:table-cell office:value-type="float" office:value="43.2838" calcext:value-type="float">
            <text:p>43.2838</text:p>
          </table:table-cell>
          <table:table-cell office:value-type="float" office:value="71.6087" calcext:value-type="float">
            <text:p>71.6087</text:p>
          </table:table-cell>
          <table:table-cell office:value-type="float" office:value="271.006" calcext:value-type="float">
            <text:p>271.006</text:p>
          </table:table-cell>
          <table:table-cell office:value-type="float" office:value="43.6925" calcext:value-type="float">
            <text:p>43.6925</text:p>
          </table:table-cell>
          <table:table-cell/>
          <table:table-cell table:formula="of:=([.D558]-[.A558])/0.0166667" office:value-type="float" office:value="-30.2519394961208" calcext:value-type="float">
            <text:p>-30.2519394961208</text:p>
          </table:table-cell>
          <table:table-cell table:formula="of:=ABS([.E558]-[.B558])/0.0166667" office:value-type="float" office:value="620.398759202484" calcext:value-type="float">
            <text:p>620.398759202484</text:p>
          </table:table-cell>
          <table:table-cell table:formula="of:=([.F558]-[.C558])/0.0166667" office:value-type="float" office:value="24.5219509560983" calcext:value-type="float">
            <text:p>24.5219509560983</text:p>
          </table:table-cell>
          <table:table-cell table:formula="of:=DEGREES(ATAN(ABS([.F558]-[.C558])/ABS([.E558]-[.B558])))" office:value-type="float" office:value="2.2635011333334" calcext:value-type="float">
            <text:p>2.2635011333334</text:p>
          </table:table-cell>
          <table:table-cell table:formula="of:=SQRT(POWER([.H558];2)+POWER([.I558];2)+POWER([.J558];2))" office:value-type="float" office:value="621.619760256985" calcext:value-type="float">
            <text:p>621.619760256985</text:p>
          </table:table-cell>
        </table:table-row>
        <table:table-row table:style-name="ro1">
          <table:table-cell office:value-type="float" office:value="72.1163" calcext:value-type="float">
            <text:p>72.1163</text:p>
          </table:table-cell>
          <table:table-cell office:value-type="float" office:value="289.442" calcext:value-type="float">
            <text:p>289.442</text:p>
          </table:table-cell>
          <table:table-cell office:value-type="float" office:value="42.5164" calcext:value-type="float">
            <text:p>42.5164</text:p>
          </table:table-cell>
          <table:table-cell office:value-type="float" office:value="71.0989" calcext:value-type="float">
            <text:p>71.0989</text:p>
          </table:table-cell>
          <table:table-cell office:value-type="float" office:value="278.702" calcext:value-type="float">
            <text:p>278.702</text:p>
          </table:table-cell>
          <table:table-cell office:value-type="float" office:value="42.9609" calcext:value-type="float">
            <text:p>42.9609</text:p>
          </table:table-cell>
          <table:table-cell/>
          <table:table-cell table:formula="of:=([.D559]-[.A559])/0.0166667" office:value-type="float" office:value="-61.0438779122439" calcext:value-type="float">
            <text:p>-61.0438779122439</text:p>
          </table:table-cell>
          <table:table-cell table:formula="of:=ABS([.E559]-[.B559])/0.0166667" office:value-type="float" office:value="644.398711202578" calcext:value-type="float">
            <text:p>644.398711202578</text:p>
          </table:table-cell>
          <table:table-cell table:formula="of:=([.F559]-[.C559])/0.0166667" office:value-type="float" office:value="26.669946660107" calcext:value-type="float">
            <text:p>26.669946660107</text:p>
          </table:table-cell>
          <table:table-cell table:formula="of:=DEGREES(ATAN(ABS([.F559]-[.C559])/ABS([.E559]-[.B559])))" office:value-type="float" office:value="2.36996717476464" calcext:value-type="float">
            <text:p>2.36996717476464</text:p>
          </table:table-cell>
          <table:table-cell table:formula="of:=SQRT(POWER([.H559];2)+POWER([.I559];2)+POWER([.J559];2))" office:value-type="float" office:value="647.83280256943" calcext:value-type="float">
            <text:p>647.83280256943</text:p>
          </table:table-cell>
        </table:table-row>
        <table:table-row table:style-name="ro1">
          <table:table-cell office:value-type="float" office:value="72.8822" calcext:value-type="float">
            <text:p>72.8822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42.8828" calcext:value-type="float">
            <text:p>42.8828</text:p>
          </table:table-cell>
          <table:table-cell office:value-type="float" office:value="72.6056" calcext:value-type="float">
            <text:p>72.6056</text:p>
          </table:table-cell>
          <table:table-cell office:value-type="float" office:value="273.667" calcext:value-type="float">
            <text:p>273.667</text:p>
          </table:table-cell>
          <table:table-cell office:value-type="float" office:value="43.503" calcext:value-type="float">
            <text:p>43.503</text:p>
          </table:table-cell>
          <table:table-cell/>
          <table:table-cell table:formula="of:=([.D560]-[.A560])/0.0166667" office:value-type="float" office:value="-16.5959668080665" calcext:value-type="float">
            <text:p>-16.5959668080665</text:p>
          </table:table-cell>
          <table:table-cell table:formula="of:=ABS([.E560]-[.B560])/0.0166667" office:value-type="float" office:value="706.618586762829" calcext:value-type="float">
            <text:p>706.618586762829</text:p>
          </table:table-cell>
          <table:table-cell table:formula="of:=([.F560]-[.C560])/0.0166667" office:value-type="float" office:value="37.2119255761487" calcext:value-type="float">
            <text:p>37.2119255761487</text:p>
          </table:table-cell>
          <table:table-cell table:formula="of:=DEGREES(ATAN(ABS([.F560]-[.C560])/ABS([.E560]-[.B560])))" office:value-type="float" office:value="3.0145238699209" calcext:value-type="float">
            <text:p>3.0145238699209</text:p>
          </table:table-cell>
          <table:table-cell table:formula="of:=SQRT(POWER([.H560];2)+POWER([.I560];2)+POWER([.J560];2))" office:value-type="float" office:value="707.792328778772" calcext:value-type="float">
            <text:p>707.792328778772</text:p>
          </table:table-cell>
        </table:table-row>
        <table:table-row table:style-name="ro1">
          <table:table-cell office:value-type="float" office:value="72.8868" calcext:value-type="float">
            <text:p>72.8868</text:p>
          </table:table-cell>
          <table:table-cell office:value-type="float" office:value="288.187" calcext:value-type="float">
            <text:p>288.187</text:p>
          </table:table-cell>
          <table:table-cell office:value-type="float" office:value="42.4511" calcext:value-type="float">
            <text:p>42.4511</text:p>
          </table:table-cell>
          <table:table-cell office:value-type="float" office:value="72.359" calcext:value-type="float">
            <text:p>72.359</text:p>
          </table:table-cell>
          <table:table-cell office:value-type="float" office:value="278.913" calcext:value-type="float">
            <text:p>278.913</text:p>
          </table:table-cell>
          <table:table-cell office:value-type="float" office:value="42.6652" calcext:value-type="float">
            <text:p>42.6652</text:p>
          </table:table-cell>
          <table:table-cell/>
          <table:table-cell table:formula="of:=([.D561]-[.A561])/0.0166667" office:value-type="float" office:value="-31.6679366641266" calcext:value-type="float">
            <text:p>-31.6679366641266</text:p>
          </table:table-cell>
          <table:table-cell table:formula="of:=ABS([.E561]-[.B561])/0.0166667" office:value-type="float" office:value="556.438887122226" calcext:value-type="float">
            <text:p>556.438887122226</text:p>
          </table:table-cell>
          <table:table-cell table:formula="of:=([.F561]-[.C561])/0.0166667" office:value-type="float" office:value="12.8459743080515" calcext:value-type="float">
            <text:p>12.8459743080515</text:p>
          </table:table-cell>
          <table:table-cell table:formula="of:=DEGREES(ATAN(ABS([.F561]-[.C561])/ABS([.E561]-[.B561])))" office:value-type="float" office:value="1.32249814421933" calcext:value-type="float">
            <text:p>1.32249814421933</text:p>
          </table:table-cell>
          <table:table-cell table:formula="of:=SQRT(POWER([.H561];2)+POWER([.I561];2)+POWER([.J561];2))" office:value-type="float" office:value="557.487320367295" calcext:value-type="float">
            <text:p>557.487320367295</text:p>
          </table:table-cell>
        </table:table-row>
        <table:table-row table:style-name="ro1">
          <table:table-cell office:value-type="float" office:value="72.3658" calcext:value-type="float">
            <text:p>72.3658</text:p>
          </table:table-cell>
          <table:table-cell office:value-type="float" office:value="282.777" calcext:value-type="float">
            <text:p>282.777</text:p>
          </table:table-cell>
          <table:table-cell office:value-type="float" office:value="42.8032" calcext:value-type="float">
            <text:p>42.8032</text:p>
          </table:table-cell>
          <table:table-cell office:value-type="float" office:value="71.3523" calcext:value-type="float">
            <text:p>71.3523</text:p>
          </table:table-cell>
          <table:table-cell office:value-type="float" office:value="274.928" calcext:value-type="float">
            <text:p>274.928</text:p>
          </table:table-cell>
          <table:table-cell office:value-type="float" office:value="42.8163" calcext:value-type="float">
            <text:p>42.8163</text:p>
          </table:table-cell>
          <table:table-cell/>
          <table:table-cell table:formula="of:=([.D562]-[.A562])/0.0166667" office:value-type="float" office:value="-60.8098783802428" calcext:value-type="float">
            <text:p>-60.8098783802428</text:p>
          </table:table-cell>
          <table:table-cell table:formula="of:=ABS([.E562]-[.B562])/0.0166667" office:value-type="float" office:value="470.939058121883" calcext:value-type="float">
            <text:p>470.939058121883</text:p>
          </table:table-cell>
          <table:table-cell table:formula="of:=([.F562]-[.C562])/0.0166667" office:value-type="float" office:value="0.785998428003231" calcext:value-type="float">
            <text:p>0.785998428003231</text:p>
          </table:table-cell>
          <table:table-cell table:formula="of:=DEGREES(ATAN(ABS([.F562]-[.C562])/ABS([.E562]-[.B562])))" office:value-type="float" office:value="0.0956267059111637" calcext:value-type="float">
            <text:p>0.095626705911164</text:p>
          </table:table-cell>
          <table:table-cell table:formula="of:=SQRT(POWER([.H562];2)+POWER([.I562];2)+POWER([.J562];2))" office:value-type="float" office:value="474.849508335931" calcext:value-type="float">
            <text:p>474.849508335931</text:p>
          </table:table-cell>
        </table:table-row>
        <table:table-row table:style-name="ro1">
          <table:table-cell office:value-type="float" office:value="71.6013" calcext:value-type="float">
            <text:p>71.6013</text:p>
          </table:table-cell>
          <table:table-cell office:value-type="float" office:value="285.364" calcext:value-type="float">
            <text:p>285.364</text:p>
          </table:table-cell>
          <table:table-cell office:value-type="float" office:value="42.6539" calcext:value-type="float">
            <text:p>42.6539</text:p>
          </table:table-cell>
          <table:table-cell office:value-type="float" office:value="70.8498" calcext:value-type="float">
            <text:p>70.8498</text:p>
          </table:table-cell>
          <table:table-cell office:value-type="float" office:value="274.912" calcext:value-type="float">
            <text:p>274.912</text:p>
          </table:table-cell>
          <table:table-cell office:value-type="float" office:value="42.5752" calcext:value-type="float">
            <text:p>42.5752</text:p>
          </table:table-cell>
          <table:table-cell/>
          <table:table-cell table:formula="of:=([.D563]-[.A563])/0.0166667" office:value-type="float" office:value="-45.0899098201799" calcext:value-type="float">
            <text:p>-45.0899098201799</text:p>
          </table:table-cell>
          <table:table-cell table:formula="of:=ABS([.E563]-[.B563])/0.0166667" office:value-type="float" office:value="627.118745762508" calcext:value-type="float">
            <text:p>627.118745762508</text:p>
          </table:table-cell>
          <table:table-cell table:formula="of:=([.F563]-[.C563])/0.0166667" office:value-type="float" office:value="-4.72199055601875" calcext:value-type="float">
            <text:p>-4.72199055601875</text:p>
          </table:table-cell>
          <table:table-cell table:formula="of:=DEGREES(ATAN(ABS([.F563]-[.C563])/ABS([.E563]-[.B563])))" office:value-type="float" office:value="0.431409551614419" calcext:value-type="float">
            <text:p>0.431409551614419</text:p>
          </table:table-cell>
          <table:table-cell table:formula="of:=SQRT(POWER([.H563];2)+POWER([.I563];2)+POWER([.J563];2))" office:value-type="float" office:value="628.755372501218" calcext:value-type="float">
            <text:p>628.755372501218</text:p>
          </table:table-cell>
        </table:table-row>
        <table:table-row table:style-name="ro1">
          <table:table-cell office:value-type="float" office:value="71.8556" calcext:value-type="float">
            <text:p>71.8556</text:p>
          </table:table-cell>
          <table:table-cell office:value-type="float" office:value="288.138" calcext:value-type="float">
            <text:p>288.138</text:p>
          </table:table-cell>
          <table:table-cell office:value-type="float" office:value="42.2134" calcext:value-type="float">
            <text:p>42.2134</text:p>
          </table:table-cell>
          <table:table-cell office:value-type="float" office:value="71.6064" calcext:value-type="float">
            <text:p>71.6064</text:p>
          </table:table-cell>
          <table:table-cell office:value-type="float" office:value="276.128" calcext:value-type="float">
            <text:p>276.128</text:p>
          </table:table-cell>
          <table:table-cell office:value-type="float" office:value="43.3669" calcext:value-type="float">
            <text:p>43.3669</text:p>
          </table:table-cell>
          <table:table-cell/>
          <table:table-cell table:formula="of:=([.D564]-[.A564])/0.0166667" office:value-type="float" office:value="-14.9519700960599" calcext:value-type="float">
            <text:p>-14.9519700960599</text:p>
          </table:table-cell>
          <table:table-cell table:formula="of:=ABS([.E564]-[.B564])/0.0166667" office:value-type="float" office:value="720.598558802882" calcext:value-type="float">
            <text:p>720.598558802882</text:p>
          </table:table-cell>
          <table:table-cell table:formula="of:=([.F564]-[.C564])/0.0166667" office:value-type="float" office:value="69.2098615802769" calcext:value-type="float">
            <text:p>69.2098615802769</text:p>
          </table:table-cell>
          <table:table-cell table:formula="of:=DEGREES(ATAN(ABS([.F564]-[.C564])/ABS([.E564]-[.B564])))" office:value-type="float" office:value="5.48614307170727" calcext:value-type="float">
            <text:p>5.48614307170727</text:p>
          </table:table-cell>
          <table:table-cell table:formula="of:=SQRT(POWER([.H564];2)+POWER([.I564];2)+POWER([.J564];2))" office:value-type="float" office:value="724.068953414317" calcext:value-type="float">
            <text:p>724.068953414317</text:p>
          </table:table-cell>
        </table:table-row>
        <table:table-row table:style-name="ro1">
          <table:table-cell office:value-type="float" office:value="72.6309" calcext:value-type="float">
            <text:p>72.6309</text:p>
          </table:table-cell>
          <table:table-cell office:value-type="float" office:value="288.109" calcext:value-type="float">
            <text:p>288.109</text:p>
          </table:table-cell>
          <table:table-cell office:value-type="float" office:value="42.7206" calcext:value-type="float">
            <text:p>42.7206</text:p>
          </table:table-cell>
          <table:table-cell office:value-type="float" office:value="72.1097" calcext:value-type="float">
            <text:p>72.1097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3.6097" calcext:value-type="float">
            <text:p>43.6097</text:p>
          </table:table-cell>
          <table:table-cell/>
          <table:table-cell table:formula="of:=([.D565]-[.A565])/0.0166667" office:value-type="float" office:value="-31.2719374561247" calcext:value-type="float">
            <text:p>-31.2719374561247</text:p>
          </table:table-cell>
          <table:table-cell table:formula="of:=ABS([.E565]-[.B565])/0.0166667" office:value-type="float" office:value="718.378563242871" calcext:value-type="float">
            <text:p>718.378563242871</text:p>
          </table:table-cell>
          <table:table-cell table:formula="of:=([.F565]-[.C565])/0.0166667" office:value-type="float" office:value="53.3458933082133" calcext:value-type="float">
            <text:p>53.3458933082133</text:p>
          </table:table-cell>
          <table:table-cell table:formula="of:=DEGREES(ATAN(ABS([.F565]-[.C565])/ABS([.E565]-[.B565])))" office:value-type="float" office:value="4.24691799984959" calcext:value-type="float">
            <text:p>4.24691799984959</text:p>
          </table:table-cell>
          <table:table-cell table:formula="of:=SQRT(POWER([.H565];2)+POWER([.I565];2)+POWER([.J565];2))" office:value-type="float" office:value="721.035005067023" calcext:value-type="float">
            <text:p>721.035005067023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2.678" calcext:value-type="float">
            <text:p>282.678</text:p>
          </table:table-cell>
          <table:table-cell office:value-type="float" office:value="43.323" calcext:value-type="float">
            <text:p>43.323</text:p>
          </table:table-cell>
          <table:table-cell office:value-type="float" office:value="71.8592" calcext:value-type="float">
            <text:p>71.8592</text:p>
          </table:table-cell>
          <table:table-cell office:value-type="float" office:value="269.717" calcext:value-type="float">
            <text:p>269.717</text:p>
          </table:table-cell>
          <table:table-cell office:value-type="float" office:value="44.1427" calcext:value-type="float">
            <text:p>44.1427</text:p>
          </table:table-cell>
          <table:table-cell/>
          <table:table-cell table:formula="of:=([.D566]-[.A566])/0.0166667" office:value-type="float" office:value="-30.581938836122" calcext:value-type="float">
            <text:p>-30.581938836122</text:p>
          </table:table-cell>
          <table:table-cell table:formula="of:=ABS([.E566]-[.B566])/0.0166667" office:value-type="float" office:value="777.658444683111" calcext:value-type="float">
            <text:p>777.658444683111</text:p>
          </table:table-cell>
          <table:table-cell table:formula="of:=([.F566]-[.C566])/0.0166667" office:value-type="float" office:value="49.1819016361966" calcext:value-type="float">
            <text:p>49.1819016361966</text:p>
          </table:table-cell>
          <table:table-cell table:formula="of:=DEGREES(ATAN(ABS([.F566]-[.C566])/ABS([.E566]-[.B566])))" office:value-type="float" office:value="3.61877044637346" calcext:value-type="float">
            <text:p>3.61877044637346</text:p>
          </table:table-cell>
          <table:table-cell table:formula="of:=SQRT(POWER([.H566];2)+POWER([.I566];2)+POWER([.J566];2))" office:value-type="float" office:value="779.812010050169" calcext:value-type="float">
            <text:p>779.812010050169</text:p>
          </table:table-cell>
        </table:table-row>
        <table:table-row table:style-name="ro1">
          <table:table-cell office:value-type="float" office:value="72.3751" calcext:value-type="float">
            <text:p>72.3751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42.99" calcext:value-type="float">
            <text:p>42.99</text:p>
          </table:table-cell>
          <table:table-cell office:value-type="float" office:value="71.6084" calcext:value-type="float">
            <text:p>71.6084</text:p>
          </table:table-cell>
          <table:table-cell office:value-type="float" office:value="277.35" calcext:value-type="float">
            <text:p>277.35</text:p>
          </table:table-cell>
          <table:table-cell office:value-type="float" office:value="43.6705" calcext:value-type="float">
            <text:p>43.6705</text:p>
          </table:table-cell>
          <table:table-cell/>
          <table:table-cell table:formula="of:=([.D567]-[.A567])/0.0166667" office:value-type="float" office:value="-46.001907996184" calcext:value-type="float">
            <text:p>-46.001907996184</text:p>
          </table:table-cell>
          <table:table-cell table:formula="of:=ABS([.E567]-[.B567])/0.0166667" office:value-type="float" office:value="640.858718282563" calcext:value-type="float">
            <text:p>640.858718282563</text:p>
          </table:table-cell>
          <table:table-cell table:formula="of:=([.F567]-[.C567])/0.0166667" office:value-type="float" office:value="40.829918340163" calcext:value-type="float">
            <text:p>40.829918340163</text:p>
          </table:table-cell>
          <table:table-cell table:formula="of:=DEGREES(ATAN(ABS([.F567]-[.C567])/ABS([.E567]-[.B567])))" office:value-type="float" office:value="3.64545934610267" calcext:value-type="float">
            <text:p>3.64545934610267</text:p>
          </table:table-cell>
          <table:table-cell table:formula="of:=SQRT(POWER([.H567];2)+POWER([.I567];2)+POWER([.J567];2))" office:value-type="float" office:value="643.803661506924" calcext:value-type="float">
            <text:p>643.803661506924</text:p>
          </table:table-cell>
        </table:table-row>
        <table:table-row table:style-name="ro1">
          <table:table-cell office:value-type="float" office:value="72.8885" calcext:value-type="float">
            <text:p>72.8885</text:p>
          </table:table-cell>
          <table:table-cell office:value-type="float" office:value="286.649" calcext:value-type="float">
            <text:p>286.649</text:p>
          </table:table-cell>
          <table:table-cell office:value-type="float" office:value="43.455" calcext:value-type="float">
            <text:p>43.455</text:p>
          </table:table-cell>
          <table:table-cell office:value-type="float" office:value="72.3635" calcext:value-type="float">
            <text:p>72.3635</text:p>
          </table:table-cell>
          <table:table-cell office:value-type="float" office:value="276.066" calcext:value-type="float">
            <text:p>276.066</text:p>
          </table:table-cell>
          <table:table-cell office:value-type="float" office:value="44.1154" calcext:value-type="float">
            <text:p>44.1154</text:p>
          </table:table-cell>
          <table:table-cell/>
          <table:table-cell table:formula="of:=([.D568]-[.A568])/0.0166667" office:value-type="float" office:value="-31.4999370001255" calcext:value-type="float">
            <text:p>-31.4999370001255</text:p>
          </table:table-cell>
          <table:table-cell table:formula="of:=ABS([.E568]-[.B568])/0.0166667" office:value-type="float" office:value="634.978730042542" calcext:value-type="float">
            <text:p>634.978730042542</text:p>
          </table:table-cell>
          <table:table-cell table:formula="of:=([.F568]-[.C568])/0.0166667" office:value-type="float" office:value="39.6239207521587" calcext:value-type="float">
            <text:p>39.6239207521587</text:p>
          </table:table-cell>
          <table:table-cell table:formula="of:=DEGREES(ATAN(ABS([.F568]-[.C568])/ABS([.E568]-[.B568])))" office:value-type="float" office:value="3.57073922887625" calcext:value-type="float">
            <text:p>3.57073922887625</text:p>
          </table:table-cell>
          <table:table-cell table:formula="of:=SQRT(POWER([.H568];2)+POWER([.I568];2)+POWER([.J568];2))" office:value-type="float" office:value="636.993162234277" calcext:value-type="float">
            <text:p>636.993162234277</text:p>
          </table:table-cell>
        </table:table-row>
        <table:table-row table:style-name="ro1">
          <table:table-cell office:value-type="float" office:value="72.3704" calcext:value-type="float">
            <text:p>72.3704</text:p>
          </table:table-cell>
          <table:table-cell office:value-type="float" office:value="282.623" calcext:value-type="float">
            <text:p>282.623</text:p>
          </table:table-cell>
          <table:table-cell office:value-type="float" office:value="43.5834" calcext:value-type="float">
            <text:p>43.5834</text:p>
          </table:table-cell>
          <table:table-cell office:value-type="float" office:value="71.861" calcext:value-type="float">
            <text:p>71.861</text:p>
          </table:table-cell>
          <table:table-cell office:value-type="float" office:value="272.194" calcext:value-type="float">
            <text:p>272.194</text:p>
          </table:table-cell>
          <table:table-cell office:value-type="float" office:value="44.2389" calcext:value-type="float">
            <text:p>44.2389</text:p>
          </table:table-cell>
          <table:table-cell/>
          <table:table-cell table:formula="of:=([.D569]-[.A569])/0.0166667" office:value-type="float" office:value="-30.5639388721222" calcext:value-type="float">
            <text:p>-30.5639388721222</text:p>
          </table:table-cell>
          <table:table-cell table:formula="of:=ABS([.E569]-[.B569])/0.0166667" office:value-type="float" office:value="625.738748522501" calcext:value-type="float">
            <text:p>625.738748522501</text:p>
          </table:table-cell>
          <table:table-cell table:formula="of:=([.F569]-[.C569])/0.0166667" office:value-type="float" office:value="39.3299213401575" calcext:value-type="float">
            <text:p>39.3299213401575</text:p>
          </table:table-cell>
          <table:table-cell table:formula="of:=DEGREES(ATAN(ABS([.F569]-[.C569])/ABS([.E569]-[.B569])))" office:value-type="float" office:value="3.59651382187668" calcext:value-type="float">
            <text:p>3.59651382187668</text:p>
          </table:table-cell>
          <table:table-cell table:formula="of:=SQRT(POWER([.H569];2)+POWER([.I569];2)+POWER([.J569];2))" office:value-type="float" office:value="627.718072445352" calcext:value-type="float">
            <text:p>627.718072445352</text:p>
          </table:table-cell>
        </table:table-row>
        <table:table-row table:style-name="ro1">
          <table:table-cell office:value-type="float" office:value="71.8619" calcext:value-type="float">
            <text:p>71.8619</text:p>
          </table:table-cell>
          <table:table-cell office:value-type="float" office:value="282.567" calcext:value-type="float">
            <text:p>282.567</text:p>
          </table:table-cell>
          <table:table-cell office:value-type="float" office:value="43.5969" calcext:value-type="float">
            <text:p>43.5969</text:p>
          </table:table-cell>
          <table:table-cell office:value-type="float" office:value="71.3646" calcext:value-type="float">
            <text:p>71.3646</text:p>
          </table:table-cell>
          <table:table-cell office:value-type="float" office:value="269.65" calcext:value-type="float">
            <text:p>269.65</text:p>
          </table:table-cell>
          <table:table-cell office:value-type="float" office:value="44.158" calcext:value-type="float">
            <text:p>44.158</text:p>
          </table:table-cell>
          <table:table-cell/>
          <table:table-cell table:formula="of:=([.D570]-[.A570])/0.0166667" office:value-type="float" office:value="-29.8379403241199" calcext:value-type="float">
            <text:p>-29.8379403241199</text:p>
          </table:table-cell>
          <table:table-cell table:formula="of:=ABS([.E570]-[.B570])/0.0166667" office:value-type="float" office:value="775.018449963102" calcext:value-type="float">
            <text:p>775.018449963102</text:p>
          </table:table-cell>
          <table:table-cell table:formula="of:=([.F570]-[.C570])/0.0166667" office:value-type="float" office:value="33.6659326681349" calcext:value-type="float">
            <text:p>33.6659326681349</text:p>
          </table:table-cell>
          <table:table-cell table:formula="of:=DEGREES(ATAN(ABS([.F570]-[.C570])/ABS([.E570]-[.B570])))" office:value-type="float" office:value="2.48730076043216" calcext:value-type="float">
            <text:p>2.48730076043216</text:p>
          </table:table-cell>
          <table:table-cell table:formula="of:=SQRT(POWER([.H570];2)+POWER([.I570];2)+POWER([.J570];2))" office:value-type="float" office:value="776.322932476177" calcext:value-type="float">
            <text:p>776.322932476177</text:p>
          </table:table-cell>
        </table:table-row>
        <table:table-row table:style-name="ro1">
          <table:table-cell office:value-type="float" office:value="72.1192" calcext:value-type="float">
            <text:p>72.1192</text:p>
          </table:table-cell>
          <table:table-cell office:value-type="float" office:value="281.145" calcext:value-type="float">
            <text:p>281.145</text:p>
          </table:table-cell>
          <table:table-cell office:value-type="float" office:value="44.3193" calcext:value-type="float">
            <text:p>44.3193</text:p>
          </table:table-cell>
          <table:table-cell office:value-type="float" office:value="71.3678" calcext:value-type="float">
            <text:p>71.3678</text:p>
          </table:table-cell>
          <table:table-cell office:value-type="float" office:value="270.787" calcext:value-type="float">
            <text:p>270.787</text:p>
          </table:table-cell>
          <table:table-cell office:value-type="float" office:value="44.7129" calcext:value-type="float">
            <text:p>44.7129</text:p>
          </table:table-cell>
          <table:table-cell/>
          <table:table-cell table:formula="of:=([.D571]-[.A571])/0.0166667" office:value-type="float" office:value="-45.0839098321806" calcext:value-type="float">
            <text:p>-45.0839098321806</text:p>
          </table:table-cell>
          <table:table-cell table:formula="of:=ABS([.E571]-[.B571])/0.0166667" office:value-type="float" office:value="621.478757042486" calcext:value-type="float">
            <text:p>621.478757042486</text:p>
          </table:table-cell>
          <table:table-cell table:formula="of:=([.F571]-[.C571])/0.0166667" office:value-type="float" office:value="23.6159527680944" calcext:value-type="float">
            <text:p>23.6159527680944</text:p>
          </table:table-cell>
          <table:table-cell table:formula="of:=DEGREES(ATAN(ABS([.F571]-[.C571])/ABS([.E571]-[.B571])))" office:value-type="float" office:value="2.17617045623511" calcext:value-type="float">
            <text:p>2.17617045623511</text:p>
          </table:table-cell>
          <table:table-cell table:formula="of:=SQRT(POWER([.H571];2)+POWER([.I571];2)+POWER([.J571];2))" office:value-type="float" office:value="623.559233438151" calcext:value-type="float">
            <text:p>623.559233438151</text:p>
          </table:table-cell>
        </table:table-row>
        <table:table-row table:style-name="ro1">
          <table:table-cell office:value-type="float" office:value="72.1228" calcext:value-type="float">
            <text:p>72.1228</text:p>
          </table:table-cell>
          <table:table-cell office:value-type="float" office:value="292.012" calcext:value-type="float">
            <text:p>292.012</text:p>
          </table:table-cell>
          <table:table-cell office:value-type="float" office:value="43.1404" calcext:value-type="float">
            <text:p>43.1404</text:p>
          </table:table-cell>
          <table:table-cell office:value-type="float" office:value="71.3581" calcext:value-type="float">
            <text:p>71.3581</text:p>
          </table:table-cell>
          <table:table-cell office:value-type="float" office:value="279.816" calcext:value-type="float">
            <text:p>279.816</text:p>
          </table:table-cell>
          <table:table-cell office:value-type="float" office:value="44.0331" calcext:value-type="float">
            <text:p>44.0331</text:p>
          </table:table-cell>
          <table:table-cell/>
          <table:table-cell table:formula="of:=([.D572]-[.A572])/0.0166667" office:value-type="float" office:value="-45.8819082361838" calcext:value-type="float">
            <text:p>-45.8819082361838</text:p>
          </table:table-cell>
          <table:table-cell table:formula="of:=ABS([.E572]-[.B572])/0.0166667" office:value-type="float" office:value="731.758536482929" calcext:value-type="float">
            <text:p>731.758536482929</text:p>
          </table:table-cell>
          <table:table-cell table:formula="of:=([.F572]-[.C572])/0.0166667" office:value-type="float" office:value="53.5618928762141" calcext:value-type="float">
            <text:p>53.5618928762141</text:p>
          </table:table-cell>
          <table:table-cell table:formula="of:=DEGREES(ATAN(ABS([.F572]-[.C572])/ABS([.E572]-[.B572])))" office:value-type="float" office:value="4.18636358083858" calcext:value-type="float">
            <text:p>4.18636358083858</text:p>
          </table:table-cell>
          <table:table-cell table:formula="of:=SQRT(POWER([.H572];2)+POWER([.I572];2)+POWER([.J572];2))" office:value-type="float" office:value="735.149360053802" calcext:value-type="float">
            <text:p>735.149360053802</text:p>
          </table:table-cell>
        </table:table-row>
        <table:table-row table:style-name="ro1">
          <table:table-cell office:value-type="float" office:value="72.3718" calcext:value-type="float">
            <text:p>72.3718</text:p>
          </table:table-cell>
          <table:table-cell office:value-type="float" office:value="279.824" calcext:value-type="float">
            <text:p>279.824</text:p>
          </table:table-cell>
          <table:table-cell office:value-type="float" office:value="44.5227" calcext:value-type="float">
            <text:p>44.5227</text:p>
          </table:table-cell>
          <table:table-cell office:value-type="float" office:value="71.6133" calcext:value-type="float">
            <text:p>71.6133</text:p>
          </table:table-cell>
          <table:table-cell office:value-type="float" office:value="275.916" calcext:value-type="float">
            <text:p>275.916</text:p>
          </table:table-cell>
          <table:table-cell office:value-type="float" office:value="44.3943" calcext:value-type="float">
            <text:p>44.3943</text:p>
          </table:table-cell>
          <table:table-cell/>
          <table:table-cell table:formula="of:=([.D573]-[.A573])/0.0166667" office:value-type="float" office:value="-45.5099089801819" calcext:value-type="float">
            <text:p>-45.5099089801819</text:p>
          </table:table-cell>
          <table:table-cell table:formula="of:=ABS([.E573]-[.B573])/0.0166667" office:value-type="float" office:value="234.479531040939" calcext:value-type="float">
            <text:p>234.479531040939</text:p>
          </table:table-cell>
          <table:table-cell table:formula="of:=([.F573]-[.C573])/0.0166667" office:value-type="float" office:value="-7.70398459203077" calcext:value-type="float">
            <text:p>-7.70398459203077</text:p>
          </table:table-cell>
          <table:table-cell table:formula="of:=DEGREES(ATAN(ABS([.F573]-[.C573])/ABS([.E573]-[.B573])))" office:value-type="float" office:value="1.88181489231886" calcext:value-type="float">
            <text:p>1.88181489231886</text:p>
          </table:table-cell>
          <table:table-cell table:formula="of:=SQRT(POWER([.H573];2)+POWER([.I573];2)+POWER([.J573];2))" office:value-type="float" office:value="238.979400097911" calcext:value-type="float">
            <text:p>238.979400097911</text:p>
          </table:table-cell>
        </table:table-row>
        <table:table-row table:style-name="ro1">
          <table:table-cell office:value-type="float" office:value="72.3752" calcext:value-type="float">
            <text:p>72.3752</text:p>
          </table:table-cell>
          <table:table-cell office:value-type="float" office:value="290.856" calcext:value-type="float">
            <text:p>290.856</text:p>
          </table:table-cell>
          <table:table-cell office:value-type="float" office:value="42.2921" calcext:value-type="float">
            <text:p>42.2921</text:p>
          </table:table-cell>
          <table:table-cell office:value-type="float" office:value="71.3485" calcext:value-type="float">
            <text:p>71.3485</text:p>
          </table:table-cell>
          <table:table-cell office:value-type="float" office:value="281.368" calcext:value-type="float">
            <text:p>281.368</text:p>
          </table:table-cell>
          <table:table-cell office:value-type="float" office:value="42.7846" calcext:value-type="float">
            <text:p>42.7846</text:p>
          </table:table-cell>
          <table:table-cell/>
          <table:table-cell table:formula="of:=([.D574]-[.A574])/0.0166667" office:value-type="float" office:value="-61.6018767962467" calcext:value-type="float">
            <text:p>-61.6018767962467</text:p>
          </table:table-cell>
          <table:table-cell table:formula="of:=ABS([.E574]-[.B574])/0.0166667" office:value-type="float" office:value="569.278861442277" calcext:value-type="float">
            <text:p>569.278861442277</text:p>
          </table:table-cell>
          <table:table-cell table:formula="of:=([.F574]-[.C574])/0.0166667" office:value-type="float" office:value="29.5499409001182" calcext:value-type="float">
            <text:p>29.5499409001182</text:p>
          </table:table-cell>
          <table:table-cell table:formula="of:=DEGREES(ATAN(ABS([.F574]-[.C574])/ABS([.E574]-[.B574])))" office:value-type="float" office:value="2.97142375229917" calcext:value-type="float">
            <text:p>2.97142375229917</text:p>
          </table:table-cell>
          <table:table-cell table:formula="of:=SQRT(POWER([.H574];2)+POWER([.I574];2)+POWER([.J574];2))" office:value-type="float" office:value="573.36411844223" calcext:value-type="float">
            <text:p>573.36411844223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6.792" calcext:value-type="float">
            <text:p>286.792</text:p>
          </table:table-cell>
          <table:table-cell office:value-type="float" office:value="42.4237" calcext:value-type="float">
            <text:p>42.4237</text:p>
          </table:table-cell>
          <table:table-cell office:value-type="float" office:value="71.3523" calcext:value-type="float">
            <text:p>71.3523</text:p>
          </table:table-cell>
          <table:table-cell office:value-type="float" office:value="274.928" calcext:value-type="float">
            <text:p>274.928</text:p>
          </table:table-cell>
          <table:table-cell office:value-type="float" office:value="42.8163" calcext:value-type="float">
            <text:p>42.8163</text:p>
          </table:table-cell>
          <table:table-cell/>
          <table:table-cell table:formula="of:=([.D575]-[.A575])/0.0166667" office:value-type="float" office:value="-45.6419087161826" calcext:value-type="float">
            <text:p>-45.6419087161826</text:p>
          </table:table-cell>
          <table:table-cell table:formula="of:=ABS([.E575]-[.B575])/0.0166667" office:value-type="float" office:value="711.838576322846" calcext:value-type="float">
            <text:p>711.838576322846</text:p>
          </table:table-cell>
          <table:table-cell table:formula="of:=([.F575]-[.C575])/0.0166667" office:value-type="float" office:value="23.5559528880943" calcext:value-type="float">
            <text:p>23.5559528880943</text:p>
          </table:table-cell>
          <table:table-cell table:formula="of:=DEGREES(ATAN(ABS([.F575]-[.C575])/ABS([.E575]-[.B575])))" office:value-type="float" office:value="1.89532346106993" calcext:value-type="float">
            <text:p>1.89532346106993</text:p>
          </table:table-cell>
          <table:table-cell table:formula="of:=SQRT(POWER([.H575];2)+POWER([.I575];2)+POWER([.J575];2))" office:value-type="float" office:value="713.689165876195" calcext:value-type="float">
            <text:p>713.689165876195</text:p>
          </table:table-cell>
        </table:table-row>
        <table:table-row table:style-name="ro1">
          <table:table-cell office:value-type="float" office:value="71.6122" calcext:value-type="float">
            <text:p>71.6122</text:p>
          </table:table-cell>
          <table:table-cell office:value-type="float" office:value="278.508" calcext:value-type="float">
            <text:p>278.508</text:p>
          </table:table-cell>
          <table:table-cell office:value-type="float" office:value="44.236" calcext:value-type="float">
            <text:p>44.236</text:p>
          </table:table-cell>
          <table:table-cell office:value-type="float" office:value="71.125" calcext:value-type="float">
            <text:p>71.125</text:p>
          </table:table-cell>
          <table:table-cell office:value-type="float" office:value="267.005" calcext:value-type="float">
            <text:p>267.005</text:p>
          </table:table-cell>
          <table:table-cell office:value-type="float" office:value="44.8276" calcext:value-type="float">
            <text:p>44.8276</text:p>
          </table:table-cell>
          <table:table-cell/>
          <table:table-cell table:formula="of:=([.D576]-[.A576])/0.0166667" office:value-type="float" office:value="-29.231941536117" calcext:value-type="float">
            <text:p>-29.231941536117</text:p>
          </table:table-cell>
          <table:table-cell table:formula="of:=ABS([.E576]-[.B576])/0.0166667" office:value-type="float" office:value="690.17861964276" calcext:value-type="float">
            <text:p>690.17861964276</text:p>
          </table:table-cell>
          <table:table-cell table:formula="of:=([.F576]-[.C576])/0.0166667" office:value-type="float" office:value="35.495929008142" calcext:value-type="float">
            <text:p>35.495929008142</text:p>
          </table:table-cell>
          <table:table-cell table:formula="of:=DEGREES(ATAN(ABS([.F576]-[.C576])/ABS([.E576]-[.B576])))" office:value-type="float" office:value="2.94413151231806" calcext:value-type="float">
            <text:p>2.94413151231806</text:p>
          </table:table-cell>
          <table:table-cell table:formula="of:=SQRT(POWER([.H576];2)+POWER([.I576];2)+POWER([.J576];2))" office:value-type="float" office:value="691.708749687401" calcext:value-type="float">
            <text:p>691.708749687401</text:p>
          </table:table-cell>
        </table:table-row>
        <table:table-row table:style-name="ro1">
          <table:table-cell office:value-type="float" office:value="71.609" calcext:value-type="float">
            <text:p>71.609</text:p>
          </table:table-cell>
          <table:table-cell office:value-type="float" office:value="279.894" calcext:value-type="float">
            <text:p>279.894</text:p>
          </table:table-cell>
          <table:table-cell office:value-type="float" office:value="43.7683" calcext:value-type="float">
            <text:p>43.7683</text:p>
          </table:table-cell>
          <table:table-cell office:value-type="float" office:value="71.1213" calcext:value-type="float">
            <text:p>71.1213</text:p>
          </table:table-cell>
          <table:table-cell office:value-type="float" office:value="267.1" calcext:value-type="float">
            <text:p>267.1</text:p>
          </table:table-cell>
          <table:table-cell office:value-type="float" office:value="44.3248" calcext:value-type="float">
            <text:p>44.3248</text:p>
          </table:table-cell>
          <table:table-cell/>
          <table:table-cell table:formula="of:=([.D577]-[.A577])/0.0166667" office:value-type="float" office:value="-29.2619414761164" calcext:value-type="float">
            <text:p>-29.2619414761164</text:p>
          </table:table-cell>
          <table:table-cell table:formula="of:=ABS([.E577]-[.B577])/0.0166667" office:value-type="float" office:value="767.63846472307" calcext:value-type="float">
            <text:p>767.63846472307</text:p>
          </table:table-cell>
          <table:table-cell table:formula="of:=([.F577]-[.C577])/0.0166667" office:value-type="float" office:value="33.389933220134" calcext:value-type="float">
            <text:p>33.389933220134</text:p>
          </table:table-cell>
          <table:table-cell table:formula="of:=DEGREES(ATAN(ABS([.F577]-[.C577])/ABS([.E577]-[.B577])))" office:value-type="float" office:value="2.4906218060322" calcext:value-type="float">
            <text:p>2.4906218060322</text:p>
          </table:table-cell>
          <table:table-cell table:formula="of:=SQRT(POWER([.H577];2)+POWER([.I577];2)+POWER([.J577];2))" office:value-type="float" office:value="768.921297261162" calcext:value-type="float">
            <text:p>768.921297261162</text:p>
          </table:table-cell>
        </table:table-row>
        <table:table-row table:style-name="ro1">
          <table:table-cell office:value-type="float" office:value="72.1164" calcext:value-type="float">
            <text:p>72.1164</text:p>
          </table:table-cell>
          <table:table-cell office:value-type="float" office:value="290.83" calcext:value-type="float">
            <text:p>290.83</text:p>
          </table:table-cell>
          <table:table-cell office:value-type="float" office:value="42.2986" calcext:value-type="float">
            <text:p>42.2986</text:p>
          </table:table-cell>
          <table:table-cell office:value-type="float" office:value="71.3493" calcext:value-type="float">
            <text:p>71.3493</text:p>
          </table:table-cell>
          <table:table-cell office:value-type="float" office:value="278.786" calcext:value-type="float">
            <text:p>278.786</text:p>
          </table:table-cell>
          <table:table-cell office:value-type="float" office:value="42.695" calcext:value-type="float">
            <text:p>42.695</text:p>
          </table:table-cell>
          <table:table-cell/>
          <table:table-cell table:formula="of:=([.D578]-[.A578])/0.0166667" office:value-type="float" office:value="-46.0259079481841" calcext:value-type="float">
            <text:p>-46.0259079481841</text:p>
          </table:table-cell>
          <table:table-cell table:formula="of:=ABS([.E578]-[.B578])/0.0166667" office:value-type="float" office:value="722.63855472289" calcext:value-type="float">
            <text:p>722.63855472289</text:p>
          </table:table-cell>
          <table:table-cell table:formula="of:=([.F578]-[.C578])/0.0166667" office:value-type="float" office:value="23.7839524320951" calcext:value-type="float">
            <text:p>23.7839524320951</text:p>
          </table:table-cell>
          <table:table-cell table:formula="of:=DEGREES(ATAN(ABS([.F578]-[.C578])/ABS([.E578]-[.B578])))" office:value-type="float" office:value="1.88507567569876" calcext:value-type="float">
            <text:p>1.88507567569876</text:p>
          </table:table-cell>
          <table:table-cell table:formula="of:=SQRT(POWER([.H578];2)+POWER([.I578];2)+POWER([.J578];2))" office:value-type="float" office:value="724.49329973971" calcext:value-type="float">
            <text:p>724.49329973971</text:p>
          </table:table-cell>
        </table:table-row>
        <table:table-row table:style-name="ro1">
          <table:table-cell office:value-type="float" office:value="72.3789" calcext:value-type="float">
            <text:p>72.3789</text:p>
          </table:table-cell>
          <table:table-cell office:value-type="float" office:value="289.294" calcext:value-type="float">
            <text:p>289.294</text:p>
          </table:table-cell>
          <table:table-cell office:value-type="float" office:value="43.3031" calcext:value-type="float">
            <text:p>43.3031</text:p>
          </table:table-cell>
          <table:table-cell office:value-type="float" office:value="71.8648" calcext:value-type="float">
            <text:p>71.8648</text:p>
          </table:table-cell>
          <table:table-cell office:value-type="float" office:value="277.212" calcext:value-type="float">
            <text:p>277.212</text:p>
          </table:table-cell>
          <table:table-cell office:value-type="float" office:value="44.4369" calcext:value-type="float">
            <text:p>44.4369</text:p>
          </table:table-cell>
          <table:table-cell/>
          <table:table-cell table:formula="of:=([.D579]-[.A579])/0.0166667" office:value-type="float" office:value="-30.8459383081233" calcext:value-type="float">
            <text:p>-30.8459383081233</text:p>
          </table:table-cell>
          <table:table-cell table:formula="of:=ABS([.E579]-[.B579])/0.0166667" office:value-type="float" office:value="724.918550162899" calcext:value-type="float">
            <text:p>724.918550162899</text:p>
          </table:table-cell>
          <table:table-cell table:formula="of:=([.F579]-[.C579])/0.0166667" office:value-type="float" office:value="68.0278639442722" calcext:value-type="float">
            <text:p>68.0278639442722</text:p>
          </table:table-cell>
          <table:table-cell table:formula="of:=DEGREES(ATAN(ABS([.F579]-[.C579])/ABS([.E579]-[.B579])))" office:value-type="float" office:value="5.36105477852113" calcext:value-type="float">
            <text:p>5.36105477852113</text:p>
          </table:table-cell>
          <table:table-cell table:formula="of:=SQRT(POWER([.H579];2)+POWER([.I579];2)+POWER([.J579];2))" office:value-type="float" office:value="728.756589372068" calcext:value-type="float">
            <text:p>728.756589372068</text:p>
          </table:table-cell>
        </table:table-row>
        <table:table-row table:style-name="ro1">
          <table:table-cell office:value-type="float" office:value="71.8595" calcext:value-type="float">
            <text:p>71.8595</text:p>
          </table:table-cell>
          <table:table-cell office:value-type="float" office:value="283.967" calcext:value-type="float">
            <text:p>283.967</text:p>
          </table:table-cell>
          <table:table-cell office:value-type="float" office:value="43.1248" calcext:value-type="float">
            <text:p>43.1248</text:p>
          </table:table-cell>
          <table:table-cell office:value-type="float" office:value="71.3603" calcext:value-type="float">
            <text:p>71.3603</text:p>
          </table:table-cell>
          <table:table-cell office:value-type="float" office:value="272.218" calcext:value-type="float">
            <text:p>272.218</text:p>
          </table:table-cell>
          <table:table-cell office:value-type="float" office:value="43.7467" calcext:value-type="float">
            <text:p>43.7467</text:p>
          </table:table-cell>
          <table:table-cell/>
          <table:table-cell table:formula="of:=([.D580]-[.A580])/0.0166667" office:value-type="float" office:value="-29.9519400961199" calcext:value-type="float">
            <text:p>-29.9519400961199</text:p>
          </table:table-cell>
          <table:table-cell table:formula="of:=ABS([.E580]-[.B580])/0.0166667" office:value-type="float" office:value="704.938590122818" calcext:value-type="float">
            <text:p>704.938590122818</text:p>
          </table:table-cell>
          <table:table-cell table:formula="of:=([.F580]-[.C580])/0.0166667" office:value-type="float" office:value="37.313925372149" calcext:value-type="float">
            <text:p>37.313925372149</text:p>
          </table:table-cell>
          <table:table-cell table:formula="of:=DEGREES(ATAN(ABS([.F580]-[.C580])/ABS([.E580]-[.B580])))" office:value-type="float" office:value="3.0299619374392" calcext:value-type="float">
            <text:p>3.0299619374392</text:p>
          </table:table-cell>
          <table:table-cell table:formula="of:=SQRT(POWER([.H580];2)+POWER([.I580];2)+POWER([.J580];2))" office:value-type="float" office:value="706.560587343043" calcext:value-type="float">
            <text:p>706.560587343043</text:p>
          </table:table-cell>
        </table:table-row>
        <table:table-row table:style-name="ro1">
          <table:table-cell office:value-type="float" office:value="71.6078" calcext:value-type="float">
            <text:p>71.6078</text:p>
          </table:table-cell>
          <table:table-cell office:value-type="float" office:value="282.528" calcext:value-type="float">
            <text:p>282.528</text:p>
          </table:table-cell>
          <table:table-cell office:value-type="float" office:value="43.6054" calcext:value-type="float">
            <text:p>43.6054</text:p>
          </table:table-cell>
          <table:table-cell office:value-type="float" office:value="71.1193" calcext:value-type="float">
            <text:p>71.1193</text:p>
          </table:table-cell>
          <table:table-cell office:value-type="float" office:value="269.559" calcext:value-type="float">
            <text:p>269.559</text:p>
          </table:table-cell>
          <table:table-cell office:value-type="float" office:value="44.4199" calcext:value-type="float">
            <text:p>44.4199</text:p>
          </table:table-cell>
          <table:table-cell/>
          <table:table-cell table:formula="of:=([.D581]-[.A581])/0.0166667" office:value-type="float" office:value="-29.3099413801174" calcext:value-type="float">
            <text:p>-29.3099413801174</text:p>
          </table:table-cell>
          <table:table-cell table:formula="of:=ABS([.E581]-[.B581])/0.0166667" office:value-type="float" office:value="778.138443723112" calcext:value-type="float">
            <text:p>778.138443723112</text:p>
          </table:table-cell>
          <table:table-cell table:formula="of:=([.F581]-[.C581])/0.0166667" office:value-type="float" office:value="48.8699022601952" calcext:value-type="float">
            <text:p>48.8699022601952</text:p>
          </table:table-cell>
          <table:table-cell table:formula="of:=DEGREES(ATAN(ABS([.F581]-[.C581])/ABS([.E581]-[.B581])))" office:value-type="float" office:value="3.59366185191023" calcext:value-type="float">
            <text:p>3.59366185191023</text:p>
          </table:table-cell>
          <table:table-cell table:formula="of:=SQRT(POWER([.H581];2)+POWER([.I581];2)+POWER([.J581];2))" office:value-type="float" office:value="780.222261673207" calcext:value-type="float">
            <text:p>780.222261673207</text:p>
          </table:table-cell>
        </table:table-row>
        <table:table-row table:style-name="ro1">
          <table:table-cell office:value-type="float" office:value="72.1229" calcext:value-type="float">
            <text:p>72.1229</text:p>
          </table:table-cell>
          <table:table-cell office:value-type="float" office:value="293.408" calcext:value-type="float">
            <text:p>293.408</text:p>
          </table:table-cell>
          <table:table-cell office:value-type="float" office:value="42.9245" calcext:value-type="float">
            <text:p>42.9245</text:p>
          </table:table-cell>
          <table:table-cell office:value-type="float" office:value="71.0966" calcext:value-type="float">
            <text:p>71.0966</text:p>
          </table:table-cell>
          <table:table-cell office:value-type="float" office:value="283.821" calcext:value-type="float">
            <text:p>283.821</text:p>
          </table:table-cell>
          <table:table-cell office:value-type="float" office:value="43.4075" calcext:value-type="float">
            <text:p>43.4075</text:p>
          </table:table-cell>
          <table:table-cell/>
          <table:table-cell table:formula="of:=([.D582]-[.A582])/0.0166667" office:value-type="float" office:value="-61.5778768442467" calcext:value-type="float">
            <text:p>-61.5778768442467</text:p>
          </table:table-cell>
          <table:table-cell table:formula="of:=ABS([.E582]-[.B582])/0.0166667" office:value-type="float" office:value="575.2188495623" calcext:value-type="float">
            <text:p>575.2188495623</text:p>
          </table:table-cell>
          <table:table-cell table:formula="of:=([.F582]-[.C582])/0.0166667" office:value-type="float" office:value="28.9799420401157" calcext:value-type="float">
            <text:p>28.9799420401157</text:p>
          </table:table-cell>
          <table:table-cell table:formula="of:=DEGREES(ATAN(ABS([.F582]-[.C582])/ABS([.E582]-[.B582])))" office:value-type="float" office:value="2.88416428565913" calcext:value-type="float">
            <text:p>2.88416428565913</text:p>
          </table:table-cell>
          <table:table-cell table:formula="of:=SQRT(POWER([.H582];2)+POWER([.I582];2)+POWER([.J582];2))" office:value-type="float" office:value="579.230866623206" calcext:value-type="float">
            <text:p>579.230866623206</text:p>
          </table:table-cell>
        </table:table-row>
        <table:table-row table:style-name="ro1">
          <table:table-cell office:value-type="float" office:value="71.8629" calcext:value-type="float">
            <text:p>71.8629</text:p>
          </table:table-cell>
          <table:table-cell office:value-type="float" office:value="283.867" calcext:value-type="float">
            <text:p>283.867</text:p>
          </table:table-cell>
          <table:table-cell office:value-type="float" office:value="43.6455" calcext:value-type="float">
            <text:p>43.6455</text:p>
          </table:table-cell>
          <table:table-cell office:value-type="float" office:value="71.3657" calcext:value-type="float">
            <text:p>71.3657</text:p>
          </table:table-cell>
          <table:table-cell office:value-type="float" office:value="272.078" calcext:value-type="float">
            <text:p>272.078</text:p>
          </table:table-cell>
          <table:table-cell office:value-type="float" office:value="44.5083" calcext:value-type="float">
            <text:p>44.5083</text:p>
          </table:table-cell>
          <table:table-cell/>
          <table:table-cell table:formula="of:=([.D583]-[.A583])/0.0166667" office:value-type="float" office:value="-29.8319403361189" calcext:value-type="float">
            <text:p>-29.8319403361189</text:p>
          </table:table-cell>
          <table:table-cell table:formula="of:=ABS([.E583]-[.B583])/0.0166667" office:value-type="float" office:value="707.338585322832" calcext:value-type="float">
            <text:p>707.338585322832</text:p>
          </table:table-cell>
          <table:table-cell table:formula="of:=([.F583]-[.C583])/0.0166667" office:value-type="float" office:value="51.7678964642071" calcext:value-type="float">
            <text:p>51.7678964642071</text:p>
          </table:table-cell>
          <table:table-cell table:formula="of:=DEGREES(ATAN(ABS([.F583]-[.C583])/ABS([.E583]-[.B583])))" office:value-type="float" office:value="4.18583580547263" calcext:value-type="float">
            <text:p>4.18583580547263</text:p>
          </table:table-cell>
          <table:table-cell table:formula="of:=SQRT(POWER([.H583];2)+POWER([.I583];2)+POWER([.J583];2))" office:value-type="float" office:value="709.857544902533" calcext:value-type="float">
            <text:p>709.857544902533</text:p>
          </table:table-cell>
        </table:table-row>
        <table:table-row table:style-name="ro1">
          <table:table-cell office:value-type="float" office:value="73.7149" calcext:value-type="float">
            <text:p>73.7149</text:p>
          </table:table-cell>
          <table:table-cell office:value-type="float" office:value="302.038" calcext:value-type="float">
            <text:p>302.038</text:p>
          </table:table-cell>
          <table:table-cell office:value-type="float" office:value="42.0993" calcext:value-type="float">
            <text:p>42.0993</text:p>
          </table:table-cell>
          <table:table-cell office:value-type="float" office:value="73.1569" calcext:value-type="float">
            <text:p>73.1569</text:p>
          </table:table-cell>
          <table:table-cell office:value-type="float" office:value="290.708" calcext:value-type="float">
            <text:p>290.708</text:p>
          </table:table-cell>
          <table:table-cell office:value-type="float" office:value="43.3323" calcext:value-type="float">
            <text:p>43.3323</text:p>
          </table:table-cell>
          <table:table-cell/>
          <table:table-cell table:formula="of:=([.D584]-[.A584])/0.0166667" office:value-type="float" office:value="-33.4799330401343" calcext:value-type="float">
            <text:p>-33.4799330401343</text:p>
          </table:table-cell>
          <table:table-cell table:formula="of:=ABS([.E584]-[.B584])/0.0166667" office:value-type="float" office:value="679.798640402718" calcext:value-type="float">
            <text:p>679.798640402718</text:p>
          </table:table-cell>
          <table:table-cell table:formula="of:=([.F584]-[.C584])/0.0166667" office:value-type="float" office:value="73.9798520402962" calcext:value-type="float">
            <text:p>73.9798520402962</text:p>
          </table:table-cell>
          <table:table-cell table:formula="of:=DEGREES(ATAN(ABS([.F584]-[.C584])/ABS([.E584]-[.B584])))" office:value-type="float" office:value="6.21083606880314" calcext:value-type="float">
            <text:p>6.21083606880314</text:p>
          </table:table-cell>
          <table:table-cell table:formula="of:=SQRT(POWER([.H584];2)+POWER([.I584];2)+POWER([.J584];2))" office:value-type="float" office:value="684.631372285597" calcext:value-type="float">
            <text:p>684.631372285597</text:p>
          </table:table-cell>
        </table:table-row>
        <table:table-row table:style-name="ro1">
          <table:table-cell office:value-type="float" office:value="72.1193" calcext:value-type="float">
            <text:p>72.1193</text:p>
          </table:table-cell>
          <table:table-cell office:value-type="float" office:value="282.48" calcext:value-type="float">
            <text:p>282.48</text:p>
          </table:table-cell>
          <table:table-cell office:value-type="float" office:value="44.1114" calcext:value-type="float">
            <text:p>44.1114</text:p>
          </table:table-cell>
          <table:table-cell office:value-type="float" office:value="71.3693" calcext:value-type="float">
            <text:p>71.3693</text:p>
          </table:table-cell>
          <table:table-cell office:value-type="float" office:value="271.978" calcext:value-type="float">
            <text:p>271.978</text:p>
          </table:table-cell>
          <table:table-cell office:value-type="float" office:value="45.0163" calcext:value-type="float">
            <text:p>45.0163</text:p>
          </table:table-cell>
          <table:table-cell/>
          <table:table-cell table:formula="of:=([.D585]-[.A585])/0.0166667" office:value-type="float" office:value="-44.99991000018" calcext:value-type="float">
            <text:p>-44.99991000018</text:p>
          </table:table-cell>
          <table:table-cell table:formula="of:=ABS([.E585]-[.B585])/0.0166667" office:value-type="float" office:value="630.118739762521" calcext:value-type="float">
            <text:p>630.118739762521</text:p>
          </table:table-cell>
          <table:table-cell table:formula="of:=([.F585]-[.C585])/0.0166667" office:value-type="float" office:value="54.293891412217" calcext:value-type="float">
            <text:p>54.293891412217</text:p>
          </table:table-cell>
          <table:table-cell table:formula="of:=DEGREES(ATAN(ABS([.F585]-[.C585])/ABS([.E585]-[.B585])))" office:value-type="float" office:value="4.92470099466991" calcext:value-type="float">
            <text:p>4.92470099466991</text:p>
          </table:table-cell>
          <table:table-cell table:formula="of:=SQRT(POWER([.H585];2)+POWER([.I585];2)+POWER([.J585];2))" office:value-type="float" office:value="634.052399052802" calcext:value-type="float">
            <text:p>634.052399052802</text:p>
          </table:table-cell>
        </table:table-row>
        <table:table-row table:style-name="ro1">
          <table:table-cell office:value-type="float" office:value="73.1388" calcext:value-type="float">
            <text:p>73.1388</text:p>
          </table:table-cell>
          <table:table-cell office:value-type="float" office:value="283.946" calcext:value-type="float">
            <text:p>283.946</text:p>
          </table:table-cell>
          <table:table-cell office:value-type="float" office:value="43.8736" calcext:value-type="float">
            <text:p>43.8736</text:p>
          </table:table-cell>
          <table:table-cell office:value-type="float" office:value="72.6112" calcext:value-type="float">
            <text:p>72.6112</text:p>
          </table:table-cell>
          <table:table-cell office:value-type="float" office:value="273.474" calcext:value-type="float">
            <text:p>273.474</text:p>
          </table:table-cell>
          <table:table-cell office:value-type="float" office:value="44.5224" calcext:value-type="float">
            <text:p>44.5224</text:p>
          </table:table-cell>
          <table:table-cell/>
          <table:table-cell table:formula="of:=([.D586]-[.A586])/0.0166667" office:value-type="float" office:value="-31.655936688127" calcext:value-type="float">
            <text:p>-31.655936688127</text:p>
          </table:table-cell>
          <table:table-cell table:formula="of:=ABS([.E586]-[.B586])/0.0166667" office:value-type="float" office:value="628.318743362516" calcext:value-type="float">
            <text:p>628.318743362516</text:p>
          </table:table-cell>
          <table:table-cell table:formula="of:=([.F586]-[.C586])/0.0166667" office:value-type="float" office:value="38.9279221441554" calcext:value-type="float">
            <text:p>38.9279221441554</text:p>
          </table:table-cell>
          <table:table-cell table:formula="of:=DEGREES(ATAN(ABS([.F586]-[.C586])/ABS([.E586]-[.B586])))" office:value-type="float" office:value="3.5452680864926" calcext:value-type="float">
            <text:p>3.5452680864926</text:p>
          </table:table-cell>
          <table:table-cell table:formula="of:=SQRT(POWER([.H586];2)+POWER([.I586];2)+POWER([.J586];2))" office:value-type="float" office:value="630.318907149956" calcext:value-type="float">
            <text:p>630.318907149956</text:p>
          </table:table-cell>
        </table:table-row>
        <table:table-row table:style-name="ro1">
          <table:table-cell office:value-type="float" office:value="71.8667" calcext:value-type="float">
            <text:p>71.8667</text:p>
          </table:table-cell>
          <table:table-cell office:value-type="float" office:value="279.767" calcext:value-type="float">
            <text:p>279.767</text:p>
          </table:table-cell>
          <table:table-cell office:value-type="float" office:value="44.5362" calcext:value-type="float">
            <text:p>44.5362</text:p>
          </table:table-cell>
          <table:table-cell office:value-type="float" office:value="71.1295" calcext:value-type="float">
            <text:p>71.1295</text:p>
          </table:table-cell>
          <table:table-cell office:value-type="float" office:value="268.103" calcext:value-type="float">
            <text:p>268.103</text:p>
          </table:table-cell>
          <table:table-cell office:value-type="float" office:value="45.6285" calcext:value-type="float">
            <text:p>45.6285</text:p>
          </table:table-cell>
          <table:table-cell/>
          <table:table-cell table:formula="of:=([.D587]-[.A587])/0.0166667" office:value-type="float" office:value="-44.231911536177" calcext:value-type="float">
            <text:p>-44.231911536177</text:p>
          </table:table-cell>
          <table:table-cell table:formula="of:=ABS([.E587]-[.B587])/0.0166667" office:value-type="float" office:value="699.838600322799" calcext:value-type="float">
            <text:p>699.838600322799</text:p>
          </table:table-cell>
          <table:table-cell table:formula="of:=([.F587]-[.C587])/0.0166667" office:value-type="float" office:value="65.5378689242623" calcext:value-type="float">
            <text:p>65.5378689242623</text:p>
          </table:table-cell>
          <table:table-cell table:formula="of:=DEGREES(ATAN(ABS([.F587]-[.C587])/ABS([.E587]-[.B587])))" office:value-type="float" office:value="5.34998171635628" calcext:value-type="float">
            <text:p>5.34998171635628</text:p>
          </table:table-cell>
          <table:table-cell table:formula="of:=SQRT(POWER([.H587];2)+POWER([.I587];2)+POWER([.J587];2))" office:value-type="float" office:value="704.290948943014" calcext:value-type="float">
            <text:p>704.290948943014</text:p>
          </table:table-cell>
        </table:table-row>
        <table:table-row table:style-name="ro1">
          <table:table-cell office:value-type="float" office:value="72.8793" calcext:value-type="float">
            <text:p>72.8793</text:p>
          </table:table-cell>
          <table:table-cell office:value-type="float" office:value="281.222" calcext:value-type="float">
            <text:p>281.222</text:p>
          </table:table-cell>
          <table:table-cell office:value-type="float" office:value="44.3003" calcext:value-type="float">
            <text:p>44.3003</text:p>
          </table:table-cell>
          <table:table-cell office:value-type="float" office:value="72.3612" calcext:value-type="float">
            <text:p>72.3612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45.392" calcext:value-type="float">
            <text:p>45.392</text:p>
          </table:table-cell>
          <table:table-cell/>
          <table:table-cell table:formula="of:=([.D588]-[.A588])/0.0166667" office:value-type="float" office:value="-31.0859378281246" calcext:value-type="float">
            <text:p>-31.0859378281246</text:p>
          </table:table-cell>
          <table:table-cell table:formula="of:=ABS([.E588]-[.B588])/0.0166667" office:value-type="float" office:value="701.398597202806" calcext:value-type="float">
            <text:p>701.398597202806</text:p>
          </table:table-cell>
          <table:table-cell table:formula="of:=([.F588]-[.C588])/0.0166667" office:value-type="float" office:value="65.5018689962622" calcext:value-type="float">
            <text:p>65.5018689962622</text:p>
          </table:table-cell>
          <table:table-cell table:formula="of:=DEGREES(ATAN(ABS([.F588]-[.C588])/ABS([.E588]-[.B588])))" office:value-type="float" office:value="5.33523619334035" calcext:value-type="float">
            <text:p>5.33523619334035</text:p>
          </table:table-cell>
          <table:table-cell table:formula="of:=SQRT(POWER([.H588];2)+POWER([.I588];2)+POWER([.J588];2))" office:value-type="float" office:value="705.136031224274" calcext:value-type="float">
            <text:p>705.136031224274</text:p>
          </table:table-cell>
        </table:table-row>
        <table:table-row table:style-name="ro1">
          <table:table-cell office:value-type="float" office:value="72.626" calcext:value-type="float">
            <text:p>72.626</text:p>
          </table:table-cell>
          <table:table-cell office:value-type="float" office:value="282.595" calcext:value-type="float">
            <text:p>282.595</text:p>
          </table:table-cell>
          <table:table-cell office:value-type="float" office:value="43.8371" calcext:value-type="float">
            <text:p>43.8371</text:p>
          </table:table-cell>
          <table:table-cell office:value-type="float" office:value="71.861" calcext:value-type="float">
            <text:p>71.861</text:p>
          </table:table-cell>
          <table:table-cell office:value-type="float" office:value="272.194" calcext:value-type="float">
            <text:p>272.194</text:p>
          </table:table-cell>
          <table:table-cell office:value-type="float" office:value="44.2389" calcext:value-type="float">
            <text:p>44.2389</text:p>
          </table:table-cell>
          <table:table-cell/>
          <table:table-cell table:formula="of:=([.D589]-[.A589])/0.0166667" office:value-type="float" office:value="-45.8999082001836" calcext:value-type="float">
            <text:p>-45.8999082001836</text:p>
          </table:table-cell>
          <table:table-cell table:formula="of:=ABS([.E589]-[.B589])/0.0166667" office:value-type="float" office:value="624.058751882497" calcext:value-type="float">
            <text:p>624.058751882497</text:p>
          </table:table-cell>
          <table:table-cell table:formula="of:=([.F589]-[.C589])/0.0166667" office:value-type="float" office:value="24.1079517840965" calcext:value-type="float">
            <text:p>24.1079517840965</text:p>
          </table:table-cell>
          <table:table-cell table:formula="of:=DEGREES(ATAN(ABS([.F589]-[.C589])/ABS([.E589]-[.B589])))" office:value-type="float" office:value="2.21228751668685" calcext:value-type="float">
            <text:p>2.21228751668685</text:p>
          </table:table-cell>
          <table:table-cell table:formula="of:=SQRT(POWER([.H589];2)+POWER([.I589];2)+POWER([.J589];2))" office:value-type="float" office:value="626.208687829504" calcext:value-type="float">
            <text:p>626.208687829504</text:p>
          </table:table-cell>
        </table:table-row>
        <table:table-row table:style-name="ro1">
          <table:table-cell office:value-type="float" office:value="72.6307" calcext:value-type="float">
            <text:p>72.6307</text:p>
          </table:table-cell>
          <table:table-cell office:value-type="float" office:value="286.68" calcext:value-type="float">
            <text:p>286.68</text:p>
          </table:table-cell>
          <table:table-cell office:value-type="float" office:value="43.1987" calcext:value-type="float">
            <text:p>43.1987</text:p>
          </table:table-cell>
          <table:table-cell office:value-type="float" office:value="72.3613" calcext:value-type="float">
            <text:p>72.3613</text:p>
          </table:table-cell>
          <table:table-cell office:value-type="float" office:value="274.806" calcext:value-type="float">
            <text:p>274.806</text:p>
          </table:table-cell>
          <table:table-cell office:value-type="float" office:value="44.0667" calcext:value-type="float">
            <text:p>44.0667</text:p>
          </table:table-cell>
          <table:table-cell/>
          <table:table-cell table:formula="of:=([.D590]-[.A590])/0.0166667" office:value-type="float" office:value="-16.1639676720649" calcext:value-type="float">
            <text:p>-16.1639676720649</text:p>
          </table:table-cell>
          <table:table-cell table:formula="of:=ABS([.E590]-[.B590])/0.0166667" office:value-type="float" office:value="712.438575122851" calcext:value-type="float">
            <text:p>712.438575122851</text:p>
          </table:table-cell>
          <table:table-cell table:formula="of:=([.F590]-[.C590])/0.0166667" office:value-type="float" office:value="52.079895840208" calcext:value-type="float">
            <text:p>52.079895840208</text:p>
          </table:table-cell>
          <table:table-cell table:formula="of:=DEGREES(ATAN(ABS([.F590]-[.C590])/ABS([.E590]-[.B590])))" office:value-type="float" office:value="4.18093593457267" calcext:value-type="float">
            <text:p>4.18093593457267</text:p>
          </table:table-cell>
          <table:table-cell table:formula="of:=SQRT(POWER([.H590];2)+POWER([.I590];2)+POWER([.J590];2))" office:value-type="float" office:value="714.522436823861" calcext:value-type="float">
            <text:p>714.522436823861</text:p>
          </table:table-cell>
        </table:table-row>
        <table:table-row table:style-name="ro1">
          <table:table-cell office:value-type="float" office:value="71.8622" calcext:value-type="float">
            <text:p>71.8622</text:p>
          </table:table-cell>
          <table:table-cell office:value-type="float" office:value="285.219" calcext:value-type="float">
            <text:p>285.219</text:p>
          </table:table-cell>
          <table:table-cell office:value-type="float" office:value="43.4343" calcext:value-type="float">
            <text:p>43.4343</text:p>
          </table:table-cell>
          <table:table-cell office:value-type="float" office:value="70.858" calcext:value-type="float">
            <text:p>70.858</text:p>
          </table:table-cell>
          <table:table-cell office:value-type="float" office:value="275.928" calcext:value-type="float">
            <text:p>275.928</text:p>
          </table:table-cell>
          <table:table-cell office:value-type="float" office:value="43.9028" calcext:value-type="float">
            <text:p>43.9028</text:p>
          </table:table-cell>
          <table:table-cell/>
          <table:table-cell table:formula="of:=([.D591]-[.A591])/0.0166667" office:value-type="float" office:value="-60.2518794962409" calcext:value-type="float">
            <text:p>-60.2518794962409</text:p>
          </table:table-cell>
          <table:table-cell table:formula="of:=ABS([.E591]-[.B591])/0.0166667" office:value-type="float" office:value="557.45888508223" calcext:value-type="float">
            <text:p>557.45888508223</text:p>
          </table:table-cell>
          <table:table-cell table:formula="of:=([.F591]-[.C591])/0.0166667" office:value-type="float" office:value="28.1099437801124" calcext:value-type="float">
            <text:p>28.1099437801124</text:p>
          </table:table-cell>
          <table:table-cell table:formula="of:=DEGREES(ATAN(ABS([.F591]-[.C591])/ABS([.E591]-[.B591])))" office:value-type="float" office:value="2.88670284142453" calcext:value-type="float">
            <text:p>2.88670284142453</text:p>
          </table:table-cell>
          <table:table-cell table:formula="of:=SQRT(POWER([.H591];2)+POWER([.I591];2)+POWER([.J591];2))" office:value-type="float" office:value="561.409713559779" calcext:value-type="float">
            <text:p>561.409713559779</text:p>
          </table:table-cell>
        </table:table-row>
        <table:table-row table:style-name="ro1">
          <table:table-cell office:value-type="float" office:value="71.8646" calcext:value-type="float">
            <text:p>71.8646</text:p>
          </table:table-cell>
          <table:table-cell office:value-type="float" office:value="283.801" calcext:value-type="float">
            <text:p>283.801</text:p>
          </table:table-cell>
          <table:table-cell office:value-type="float" office:value="43.9081" calcext:value-type="float">
            <text:p>43.9081</text:p>
          </table:table-cell>
          <table:table-cell office:value-type="float" office:value="71.3675" calcext:value-type="float">
            <text:p>71.3675</text:p>
          </table:table-cell>
          <table:table-cell office:value-type="float" office:value="272.018" calcext:value-type="float">
            <text:p>272.018</text:p>
          </table:table-cell>
          <table:table-cell office:value-type="float" office:value="44.764" calcext:value-type="float">
            <text:p>44.764</text:p>
          </table:table-cell>
          <table:table-cell/>
          <table:table-cell table:formula="of:=([.D592]-[.A592])/0.0166667" office:value-type="float" office:value="-29.8259403481186" calcext:value-type="float">
            <text:p>-29.8259403481186</text:p>
          </table:table-cell>
          <table:table-cell table:formula="of:=ABS([.E592]-[.B592])/0.0166667" office:value-type="float" office:value="706.978586042829" calcext:value-type="float">
            <text:p>706.978586042829</text:p>
          </table:table-cell>
          <table:table-cell table:formula="of:=([.F592]-[.C592])/0.0166667" office:value-type="float" office:value="51.3538972922057" calcext:value-type="float">
            <text:p>51.3538972922057</text:p>
          </table:table-cell>
          <table:table-cell table:formula="of:=DEGREES(ATAN(ABS([.F592]-[.C592])/ABS([.E592]-[.B592])))" office:value-type="float" office:value="4.15458540198279" calcext:value-type="float">
            <text:p>4.15458540198279</text:p>
          </table:table-cell>
          <table:table-cell table:formula="of:=SQRT(POWER([.H592];2)+POWER([.I592];2)+POWER([.J592];2))" office:value-type="float" office:value="709.468484576916" calcext:value-type="float">
            <text:p>709.468484576916</text:p>
          </table:table-cell>
        </table:table-row>
        <table:table-row table:style-name="ro1">
          <table:table-cell office:value-type="float" office:value="72.9028" calcext:value-type="float">
            <text:p>72.9028</text:p>
          </table:table-cell>
          <table:table-cell office:value-type="float" office:value="295.013" calcext:value-type="float">
            <text:p>295.013</text:p>
          </table:table-cell>
          <table:table-cell office:value-type="float" office:value="42.1523" calcext:value-type="float">
            <text:p>42.1523</text:p>
          </table:table-cell>
          <table:table-cell office:value-type="float" office:value="72.3689" calcext:value-type="float">
            <text:p>72.3689</text:p>
          </table:table-cell>
          <table:table-cell office:value-type="float" office:value="282.667" calcext:value-type="float">
            <text:p>282.667</text:p>
          </table:table-cell>
          <table:table-cell office:value-type="float" office:value="43.3247" calcext:value-type="float">
            <text:p>43.3247</text:p>
          </table:table-cell>
          <table:table-cell/>
          <table:table-cell table:formula="of:=([.D593]-[.A593])/0.0166667" office:value-type="float" office:value="-32.0339359321283" calcext:value-type="float">
            <text:p>-32.0339359321283</text:p>
          </table:table-cell>
          <table:table-cell table:formula="of:=ABS([.E593]-[.B593])/0.0166667" office:value-type="float" office:value="740.758518482963" calcext:value-type="float">
            <text:p>740.758518482963</text:p>
          </table:table-cell>
          <table:table-cell table:formula="of:=([.F593]-[.C593])/0.0166667" office:value-type="float" office:value="70.3438593122816" calcext:value-type="float">
            <text:p>70.3438593122816</text:p>
          </table:table-cell>
          <table:table-cell table:formula="of:=DEGREES(ATAN(ABS([.F593]-[.C593])/ABS([.E593]-[.B593])))" office:value-type="float" office:value="5.4246508064127" calcext:value-type="float">
            <text:p>5.4246508064127</text:p>
          </table:table-cell>
          <table:table-cell table:formula="of:=SQRT(POWER([.H593];2)+POWER([.I593];2)+POWER([.J593];2))" office:value-type="float" office:value="744.780245642515" calcext:value-type="float">
            <text:p>744.780245642515</text:p>
          </table:table-cell>
        </table:table-row>
        <table:table-row table:style-name="ro1">
          <table:table-cell office:value-type="float" office:value="72.8943" calcext:value-type="float">
            <text:p>72.8943</text:p>
          </table:table-cell>
          <table:table-cell office:value-type="float" office:value="290.849" calcext:value-type="float">
            <text:p>290.849</text:p>
          </table:table-cell>
          <table:table-cell office:value-type="float" office:value="42.5448" calcext:value-type="float">
            <text:p>42.5448</text:p>
          </table:table-cell>
          <table:table-cell office:value-type="float" office:value="72.365" calcext:value-type="float">
            <text:p>72.365</text:p>
          </table:table-cell>
          <table:table-cell office:value-type="float" office:value="278.7" calcext:value-type="float">
            <text:p>278.7</text:p>
          </table:table-cell>
          <table:table-cell office:value-type="float" office:value="43.6994" calcext:value-type="float">
            <text:p>43.6994</text:p>
          </table:table-cell>
          <table:table-cell/>
          <table:table-cell table:formula="of:=([.D594]-[.A594])/0.0166667" office:value-type="float" office:value="-31.7579364841274" calcext:value-type="float">
            <text:p>-31.7579364841274</text:p>
          </table:table-cell>
          <table:table-cell table:formula="of:=ABS([.E594]-[.B594])/0.0166667" office:value-type="float" office:value="728.938542122916" calcext:value-type="float">
            <text:p>728.938542122916</text:p>
          </table:table-cell>
          <table:table-cell table:formula="of:=([.F594]-[.C594])/0.0166667" office:value-type="float" office:value="69.2758614482768" calcext:value-type="float">
            <text:p>69.2758614482768</text:p>
          </table:table-cell>
          <table:table-cell table:formula="of:=DEGREES(ATAN(ABS([.F594]-[.C594])/ABS([.E594]-[.B594])))" office:value-type="float" office:value="5.42889238052689" calcext:value-type="float">
            <text:p>5.42889238052689</text:p>
          </table:table-cell>
          <table:table-cell table:formula="of:=SQRT(POWER([.H594];2)+POWER([.I594];2)+POWER([.J594];2))" office:value-type="float" office:value="732.911392803668" calcext:value-type="float">
            <text:p>732.911392803668</text:p>
          </table:table-cell>
        </table:table-row>
        <table:table-row table:style-name="ro1">
          <table:table-cell office:value-type="float" office:value="72.6367" calcext:value-type="float">
            <text:p>72.6367</text:p>
          </table:table-cell>
          <table:table-cell office:value-type="float" office:value="289.314" calcext:value-type="float">
            <text:p>289.314</text:p>
          </table:table-cell>
          <table:table-cell office:value-type="float" office:value="43.2975" calcext:value-type="float">
            <text:p>43.2975</text:p>
          </table:table-cell>
          <table:table-cell office:value-type="float" office:value="71.8634" calcext:value-type="float">
            <text:p>71.8634</text:p>
          </table:table-cell>
          <table:table-cell office:value-type="float" office:value="279.864" calcext:value-type="float">
            <text:p>279.864</text:p>
          </table:table-cell>
          <table:table-cell office:value-type="float" office:value="44.0209" calcext:value-type="float">
            <text:p>44.0209</text:p>
          </table:table-cell>
          <table:table-cell/>
          <table:table-cell table:formula="of:=([.D595]-[.A595])/0.0166667" office:value-type="float" office:value="-46.397907204186" calcext:value-type="float">
            <text:p>-46.397907204186</text:p>
          </table:table-cell>
          <table:table-cell table:formula="of:=ABS([.E595]-[.B595])/0.0166667" office:value-type="float" office:value="566.998866002271" calcext:value-type="float">
            <text:p>566.998866002271</text:p>
          </table:table-cell>
          <table:table-cell table:formula="of:=([.F595]-[.C595])/0.0166667" office:value-type="float" office:value="43.4039131921735" calcext:value-type="float">
            <text:p>43.4039131921735</text:p>
          </table:table-cell>
          <table:table-cell table:formula="of:=DEGREES(ATAN(ABS([.F595]-[.C595])/ABS([.E595]-[.B595])))" office:value-type="float" office:value="4.37746982549204" calcext:value-type="float">
            <text:p>4.37746982549204</text:p>
          </table:table-cell>
          <table:table-cell table:formula="of:=SQRT(POWER([.H595];2)+POWER([.I595];2)+POWER([.J595];2))" office:value-type="float" office:value="570.54743844941" calcext:value-type="float">
            <text:p>570.54743844941</text:p>
          </table:table-cell>
        </table:table-row>
        <table:table-row table:style-name="ro1">
          <table:table-cell office:value-type="float" office:value="72.121" calcext:value-type="float">
            <text:p>72.121</text:p>
          </table:table-cell>
          <table:table-cell office:value-type="float" office:value="286.502" calcext:value-type="float">
            <text:p>286.502</text:p>
          </table:table-cell>
          <table:table-cell office:value-type="float" office:value="43.7387" calcext:value-type="float">
            <text:p>43.7387</text:p>
          </table:table-cell>
          <table:table-cell office:value-type="float" office:value="71.3646" calcext:value-type="float">
            <text:p>71.3646</text:p>
          </table:table-cell>
          <table:table-cell office:value-type="float" office:value="275.834" calcext:value-type="float">
            <text:p>275.834</text:p>
          </table:table-cell>
          <table:table-cell office:value-type="float" office:value="44.6576" calcext:value-type="float">
            <text:p>44.6576</text:p>
          </table:table-cell>
          <table:table-cell/>
          <table:table-cell table:formula="of:=([.D596]-[.A596])/0.0166667" office:value-type="float" office:value="-45.3839092321815" calcext:value-type="float">
            <text:p>-45.3839092321815</text:p>
          </table:table-cell>
          <table:table-cell table:formula="of:=ABS([.E596]-[.B596])/0.0166667" office:value-type="float" office:value="640.078719842561" calcext:value-type="float">
            <text:p>640.078719842561</text:p>
          </table:table-cell>
          <table:table-cell table:formula="of:=([.F596]-[.C596])/0.0166667" office:value-type="float" office:value="55.1338897322206" calcext:value-type="float">
            <text:p>55.1338897322206</text:p>
          </table:table-cell>
          <table:table-cell table:formula="of:=DEGREES(ATAN(ABS([.F596]-[.C596])/ABS([.E596]-[.B596])))" office:value-type="float" office:value="4.9230839567331" calcext:value-type="float">
            <text:p>4.9230839567331</text:p>
          </table:table-cell>
          <table:table-cell table:formula="of:=SQRT(POWER([.H596];2)+POWER([.I596];2)+POWER([.J596];2))" office:value-type="float" office:value="644.049852580909" calcext:value-type="float">
            <text:p>644.049852580909</text:p>
          </table:table-cell>
        </table:table-row>
        <table:table-row table:style-name="ro1">
          <table:table-cell office:value-type="float" office:value="73.1652" calcext:value-type="float">
            <text:p>73.1652</text:p>
          </table:table-cell>
          <table:table-cell office:value-type="float" office:value="294.982" calcext:value-type="float">
            <text:p>294.982</text:p>
          </table:table-cell>
          <table:table-cell office:value-type="float" office:value="42.4131" calcext:value-type="float">
            <text:p>42.4131</text:p>
          </table:table-cell>
          <table:table-cell office:value-type="float" office:value="72.6246" calcext:value-type="float">
            <text:p>72.6246</text:p>
          </table:table-cell>
          <table:table-cell office:value-type="float" office:value="282.64" calcext:value-type="float">
            <text:p>282.64</text:p>
          </table:table-cell>
          <table:table-cell office:value-type="float" office:value="43.5785" calcext:value-type="float">
            <text:p>43.5785</text:p>
          </table:table-cell>
          <table:table-cell/>
          <table:table-cell table:formula="of:=([.D597]-[.A597])/0.0166667" office:value-type="float" office:value="-32.4359351281296" calcext:value-type="float">
            <text:p>-32.4359351281296</text:p>
          </table:table-cell>
          <table:table-cell table:formula="of:=ABS([.E597]-[.B597])/0.0166667" office:value-type="float" office:value="740.518518962965" calcext:value-type="float">
            <text:p>740.518518962965</text:p>
          </table:table-cell>
          <table:table-cell table:formula="of:=([.F597]-[.C597])/0.0166667" office:value-type="float" office:value="69.9238601522796" calcext:value-type="float">
            <text:p>69.9238601522796</text:p>
          </table:table-cell>
          <table:table-cell table:formula="of:=DEGREES(ATAN(ABS([.F597]-[.C597])/ABS([.E597]-[.B597])))" office:value-type="float" office:value="5.39419092985495" calcext:value-type="float">
            <text:p>5.39419092985495</text:p>
          </table:table-cell>
          <table:table-cell table:formula="of:=SQRT(POWER([.H597];2)+POWER([.I597];2)+POWER([.J597];2))" office:value-type="float" office:value="744.519383920482" calcext:value-type="float">
            <text:p>744.519383920482</text:p>
          </table:table-cell>
        </table:table-row>
        <table:table-row table:style-name="ro1">
          <table:table-cell office:value-type="float" office:value="72.1231" calcext:value-type="float">
            <text:p>72.1231</text:p>
          </table:table-cell>
          <table:table-cell office:value-type="float" office:value="297.673" calcext:value-type="float">
            <text:p>297.673</text:p>
          </table:table-cell>
          <table:table-cell office:value-type="float" office:value="42.2651" calcext:value-type="float">
            <text:p>42.2651</text:p>
          </table:table-cell>
          <table:table-cell office:value-type="float" office:value="71.0974" calcext:value-type="float">
            <text:p>71.0974</text:p>
          </table:table-cell>
          <table:table-cell office:value-type="float" office:value="285.078" calcext:value-type="float">
            <text:p>285.078</text:p>
          </table:table-cell>
          <table:table-cell office:value-type="float" office:value="43.7165" calcext:value-type="float">
            <text:p>43.7165</text:p>
          </table:table-cell>
          <table:table-cell/>
          <table:table-cell table:formula="of:=([.D598]-[.A598])/0.0166667" office:value-type="float" office:value="-61.5418769162462" calcext:value-type="float">
            <text:p>-61.5418769162462</text:p>
          </table:table-cell>
          <table:table-cell table:formula="of:=ABS([.E598]-[.B598])/0.0166667" office:value-type="float" office:value="755.698488603024" calcext:value-type="float">
            <text:p>755.698488603024</text:p>
          </table:table-cell>
          <table:table-cell table:formula="of:=([.F598]-[.C598])/0.0166667" office:value-type="float" office:value="87.0838258323487" calcext:value-type="float">
            <text:p>87.0838258323487</text:p>
          </table:table-cell>
          <table:table-cell table:formula="of:=DEGREES(ATAN(ABS([.F598]-[.C598])/ABS([.E598]-[.B598])))" office:value-type="float" office:value="6.57355293792406" calcext:value-type="float">
            <text:p>6.57355293792406</text:p>
          </table:table-cell>
          <table:table-cell table:formula="of:=SQRT(POWER([.H598];2)+POWER([.I598];2)+POWER([.J598];2))" office:value-type="float" office:value="763.184906174689" calcext:value-type="float">
            <text:p>763.184906174689</text:p>
          </table:table-cell>
        </table:table-row>
        <table:table-row table:style-name="ro1">
          <table:table-cell office:value-type="float" office:value="71.8583" calcext:value-type="float">
            <text:p>71.8583</text:p>
          </table:table-cell>
          <table:table-cell office:value-type="float" office:value="289.404" calcext:value-type="float">
            <text:p>289.404</text:p>
          </table:table-cell>
          <table:table-cell office:value-type="float" office:value="42.5247" calcext:value-type="float">
            <text:p>42.5247</text:p>
          </table:table-cell>
          <table:table-cell office:value-type="float" office:value="71.3596" calcext:value-type="float">
            <text:p>71.3596</text:p>
          </table:table-cell>
          <table:table-cell office:value-type="float" office:value="274.713" calcext:value-type="float">
            <text:p>274.713</text:p>
          </table:table-cell>
          <table:table-cell office:value-type="float" office:value="43.8431" calcext:value-type="float">
            <text:p>43.8431</text:p>
          </table:table-cell>
          <table:table-cell/>
          <table:table-cell table:formula="of:=([.D599]-[.A599])/0.0166667" office:value-type="float" office:value="-29.9219401561197" calcext:value-type="float">
            <text:p>-29.9219401561197</text:p>
          </table:table-cell>
          <table:table-cell table:formula="of:=ABS([.E599]-[.B599])/0.0166667" office:value-type="float" office:value="881.458237083524" calcext:value-type="float">
            <text:p>881.458237083524</text:p>
          </table:table-cell>
          <table:table-cell table:formula="of:=([.F599]-[.C599])/0.0166667" office:value-type="float" office:value="79.1038417923162" calcext:value-type="float">
            <text:p>79.1038417923162</text:p>
          </table:table-cell>
          <table:table-cell table:formula="of:=DEGREES(ATAN(ABS([.F599]-[.C599])/ABS([.E599]-[.B599])))" office:value-type="float" office:value="5.12810175953065" calcext:value-type="float">
            <text:p>5.12810175953065</text:p>
          </table:table-cell>
          <table:table-cell table:formula="of:=SQRT(POWER([.H599];2)+POWER([.I599];2)+POWER([.J599];2))" office:value-type="float" office:value="885.506275534739" calcext:value-type="float">
            <text:p>885.506275534739</text:p>
          </table:table-cell>
        </table:table-row>
        <table:table-row table:style-name="ro1">
          <table:table-cell office:value-type="float" office:value="71.345" calcext:value-type="float">
            <text:p>71.345</text:p>
          </table:table-cell>
          <table:table-cell office:value-type="float" office:value="286.646" calcext:value-type="float">
            <text:p>286.646</text:p>
          </table:table-cell>
          <table:table-cell office:value-type="float" office:value="42.708" calcext:value-type="float">
            <text:p>42.708</text:p>
          </table:table-cell>
          <table:table-cell office:value-type="float" office:value="70.3484" calcext:value-type="float">
            <text:p>70.3484</text:p>
          </table:table-cell>
          <table:table-cell office:value-type="float" office:value="276.062" calcext:value-type="float">
            <text:p>276.062</text:p>
          </table:table-cell>
          <table:table-cell office:value-type="float" office:value="42.8918" calcext:value-type="float">
            <text:p>42.8918</text:p>
          </table:table-cell>
          <table:table-cell/>
          <table:table-cell table:formula="of:=([.D600]-[.A600])/0.0166667" office:value-type="float" office:value="-59.7958804082392" calcext:value-type="float">
            <text:p>-59.7958804082392</text:p>
          </table:table-cell>
          <table:table-cell table:formula="of:=ABS([.E600]-[.B600])/0.0166667" office:value-type="float" office:value="635.03872992254" calcext:value-type="float">
            <text:p>635.03872992254</text:p>
          </table:table-cell>
          <table:table-cell table:formula="of:=([.F600]-[.C600])/0.0166667" office:value-type="float" office:value="11.0279779440444" calcext:value-type="float">
            <text:p>11.0279779440444</text:p>
          </table:table-cell>
          <table:table-cell table:formula="of:=DEGREES(ATAN(ABS([.F600]-[.C600])/ABS([.E600]-[.B600])))" office:value-type="float" office:value="0.994889063732273" calcext:value-type="float">
            <text:p>0.994889063732273</text:p>
          </table:table-cell>
          <table:table-cell table:formula="of:=SQRT(POWER([.H600];2)+POWER([.I600];2)+POWER([.J600];2))" office:value-type="float" office:value="637.943063378672" calcext:value-type="float">
            <text:p>637.943063378672</text:p>
          </table:table-cell>
        </table:table-row>
        <table:table-row table:style-name="ro1">
          <table:table-cell office:value-type="float" office:value="72.3781" calcext:value-type="float">
            <text:p>72.3781</text:p>
          </table:table-cell>
          <table:table-cell office:value-type="float" office:value="287.916" calcext:value-type="float">
            <text:p>287.916</text:p>
          </table:table-cell>
          <table:table-cell office:value-type="float" office:value="43.517" calcext:value-type="float">
            <text:p>43.517</text:p>
          </table:table-cell>
          <table:table-cell office:value-type="float" office:value="71.615" calcext:value-type="float">
            <text:p>71.615</text:p>
          </table:table-cell>
          <table:table-cell office:value-type="float" office:value="275.869" calcext:value-type="float">
            <text:p>275.869</text:p>
          </table:table-cell>
          <table:table-cell office:value-type="float" office:value="44.6497" calcext:value-type="float">
            <text:p>44.6497</text:p>
          </table:table-cell>
          <table:table-cell/>
          <table:table-cell table:formula="of:=([.D601]-[.A601])/0.0166667" office:value-type="float" office:value="-45.7859084281837" calcext:value-type="float">
            <text:p>-45.7859084281837</text:p>
          </table:table-cell>
          <table:table-cell table:formula="of:=ABS([.E601]-[.B601])/0.0166667" office:value-type="float" office:value="722.818554362889" calcext:value-type="float">
            <text:p>722.818554362889</text:p>
          </table:table-cell>
          <table:table-cell table:formula="of:=([.F601]-[.C601])/0.0166667" office:value-type="float" office:value="67.9618640762718" calcext:value-type="float">
            <text:p>67.9618640762718</text:p>
          </table:table-cell>
          <table:table-cell table:formula="of:=DEGREES(ATAN(ABS([.F601]-[.C601])/ABS([.E601]-[.B601])))" office:value-type="float" office:value="5.37135330822796" calcext:value-type="float">
            <text:p>5.37135330822796</text:p>
          </table:table-cell>
          <table:table-cell table:formula="of:=SQRT(POWER([.H601];2)+POWER([.I601];2)+POWER([.J601];2))" office:value-type="float" office:value="727.448848312081" calcext:value-type="float">
            <text:p>727.448848312081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3.978" calcext:value-type="float">
            <text:p>283.978</text:p>
          </table:table-cell>
          <table:table-cell office:value-type="float" office:value="43.371" calcext:value-type="float">
            <text:p>43.371</text:p>
          </table:table-cell>
          <table:table-cell office:value-type="float" office:value="71.8594" calcext:value-type="float">
            <text:p>71.8594</text:p>
          </table:table-cell>
          <table:table-cell office:value-type="float" office:value="272.245" calcext:value-type="float">
            <text:p>272.245</text:p>
          </table:table-cell>
          <table:table-cell office:value-type="float" office:value="43.9844" calcext:value-type="float">
            <text:p>43.9844</text:p>
          </table:table-cell>
          <table:table-cell/>
          <table:table-cell table:formula="of:=([.D602]-[.A602])/0.0166667" office:value-type="float" office:value="-30.7079385841233" calcext:value-type="float">
            <text:p>-30.7079385841233</text:p>
          </table:table-cell>
          <table:table-cell table:formula="of:=ABS([.E602]-[.B602])/0.0166667" office:value-type="float" office:value="703.978592042816" calcext:value-type="float">
            <text:p>703.978592042816</text:p>
          </table:table-cell>
          <table:table-cell table:formula="of:=([.F602]-[.C602])/0.0166667" office:value-type="float" office:value="36.8039263921471" calcext:value-type="float">
            <text:p>36.8039263921471</text:p>
          </table:table-cell>
          <table:table-cell table:formula="of:=DEGREES(ATAN(ABS([.F602]-[.C602])/ABS([.E602]-[.B602])))" office:value-type="float" office:value="2.99269275205062" calcext:value-type="float">
            <text:p>2.99269275205062</text:p>
          </table:table-cell>
          <table:table-cell table:formula="of:=SQRT(POWER([.H602];2)+POWER([.I602];2)+POWER([.J602];2))" office:value-type="float" office:value="705.608506570429" calcext:value-type="float">
            <text:p>705.608506570429</text:p>
          </table:table-cell>
        </table:table-row>
        <table:table-row table:style-name="ro1">
          <table:table-cell office:value-type="float" office:value="72.6231" calcext:value-type="float">
            <text:p>72.6231</text:p>
          </table:table-cell>
          <table:table-cell office:value-type="float" office:value="281.303" calcext:value-type="float">
            <text:p>281.303</text:p>
          </table:table-cell>
          <table:table-cell office:value-type="float" office:value="43.7881" calcext:value-type="float">
            <text:p>43.7881</text:p>
          </table:table-cell>
          <table:table-cell office:value-type="float" office:value="72.1065" calcext:value-type="float">
            <text:p>72.1065</text:p>
          </table:table-cell>
          <table:table-cell office:value-type="float" office:value="271.022" calcext:value-type="float">
            <text:p>271.022</text:p>
          </table:table-cell>
          <table:table-cell office:value-type="float" office:value="43.9313" calcext:value-type="float">
            <text:p>43.9313</text:p>
          </table:table-cell>
          <table:table-cell/>
          <table:table-cell table:formula="of:=([.D603]-[.A603])/0.0166667" office:value-type="float" office:value="-30.9959380081238" calcext:value-type="float">
            <text:p>-30.9959380081238</text:p>
          </table:table-cell>
          <table:table-cell table:formula="of:=ABS([.E603]-[.B603])/0.0166667" office:value-type="float" office:value="616.858766282468" calcext:value-type="float">
            <text:p>616.858766282468</text:p>
          </table:table-cell>
          <table:table-cell table:formula="of:=([.F603]-[.C603])/0.0166667" office:value-type="float" office:value="8.59198281603438" calcext:value-type="float">
            <text:p>8.59198281603438</text:p>
          </table:table-cell>
          <table:table-cell table:formula="of:=DEGREES(ATAN(ABS([.F603]-[.C603])/ABS([.E603]-[.B603])))" office:value-type="float" office:value="0.797998744988825" calcext:value-type="float">
            <text:p>0.797998744988825</text:p>
          </table:table-cell>
          <table:table-cell table:formula="of:=SQRT(POWER([.H603];2)+POWER([.I603];2)+POWER([.J603];2))" office:value-type="float" office:value="617.69677664793" calcext:value-type="float">
            <text:p>617.69677664793</text:p>
          </table:table-cell>
        </table:table-row>
        <table:table-row table:style-name="ro1">
          <table:table-cell office:value-type="float" office:value="72.1227" calcext:value-type="float">
            <text:p>72.1227</text:p>
          </table:table-cell>
          <table:table-cell office:value-type="float" office:value="289.221" calcext:value-type="float">
            <text:p>289.221</text:p>
          </table:table-cell>
          <table:table-cell office:value-type="float" office:value="43.5719" calcext:value-type="float">
            <text:p>43.5719</text:p>
          </table:table-cell>
          <table:table-cell office:value-type="float" office:value="70.8566" calcext:value-type="float">
            <text:p>70.8566</text:p>
          </table:table-cell>
          <table:table-cell office:value-type="float" office:value="278.423" calcext:value-type="float">
            <text:p>278.423</text:p>
          </table:table-cell>
          <table:table-cell office:value-type="float" office:value="44.2563" calcext:value-type="float">
            <text:p>44.2563</text:p>
          </table:table-cell>
          <table:table-cell/>
          <table:table-cell table:formula="of:=([.D604]-[.A604])/0.0166667" office:value-type="float" office:value="-75.9658480683035" calcext:value-type="float">
            <text:p>-75.9658480683035</text:p>
          </table:table-cell>
          <table:table-cell table:formula="of:=ABS([.E604]-[.B604])/0.0166667" office:value-type="float" office:value="647.878704242592" calcext:value-type="float">
            <text:p>647.878704242592</text:p>
          </table:table-cell>
          <table:table-cell table:formula="of:=([.F604]-[.C604])/0.0166667" office:value-type="float" office:value="41.0639178721645" calcext:value-type="float">
            <text:p>41.0639178721645</text:p>
          </table:table-cell>
          <table:table-cell table:formula="of:=DEGREES(ATAN(ABS([.F604]-[.C604])/ABS([.E604]-[.B604])))" office:value-type="float" office:value="3.62667599350961" calcext:value-type="float">
            <text:p>3.62667599350961</text:p>
          </table:table-cell>
          <table:table-cell table:formula="of:=SQRT(POWER([.H604];2)+POWER([.I604];2)+POWER([.J604];2))" office:value-type="float" office:value="653.60834666856" calcext:value-type="float">
            <text:p>653.60834666856</text:p>
          </table:table-cell>
        </table:table-row>
        <table:table-row table:style-name="ro1">
          <table:table-cell office:value-type="float" office:value="72.3766" calcext:value-type="float">
            <text:p>72.3766</text:p>
          </table:table-cell>
          <table:table-cell office:value-type="float" office:value="287.973" calcext:value-type="float">
            <text:p>287.973</text:p>
          </table:table-cell>
          <table:table-cell office:value-type="float" office:value="43.2536" calcext:value-type="float">
            <text:p>43.2536</text:p>
          </table:table-cell>
          <table:table-cell office:value-type="float" office:value="71.6116" calcext:value-type="float">
            <text:p>71.6116</text:p>
          </table:table-cell>
          <table:table-cell office:value-type="float" office:value="275.973" calcext:value-type="float">
            <text:p>275.973</text:p>
          </table:table-cell>
          <table:table-cell office:value-type="float" office:value="44.1371" calcext:value-type="float">
            <text:p>44.1371</text:p>
          </table:table-cell>
          <table:table-cell/>
          <table:table-cell table:formula="of:=([.D605]-[.A605])/0.0166667" office:value-type="float" office:value="-45.8999082001836" calcext:value-type="float">
            <text:p>-45.8999082001836</text:p>
          </table:table-cell>
          <table:table-cell table:formula="of:=ABS([.E605]-[.B605])/0.0166667" office:value-type="float" office:value="719.99856000288" calcext:value-type="float">
            <text:p>719.99856000288</text:p>
          </table:table-cell>
          <table:table-cell table:formula="of:=([.F605]-[.C605])/0.0166667" office:value-type="float" office:value="53.0098939802119" calcext:value-type="float">
            <text:p>53.0098939802119</text:p>
          </table:table-cell>
          <table:table-cell table:formula="of:=DEGREES(ATAN(ABS([.F605]-[.C605])/ABS([.E605]-[.B605])))" office:value-type="float" office:value="4.21080431455668" calcext:value-type="float">
            <text:p>4.21080431455668</text:p>
          </table:table-cell>
          <table:table-cell table:formula="of:=SQRT(POWER([.H605];2)+POWER([.I605];2)+POWER([.J605];2))" office:value-type="float" office:value="723.404988121315" calcext:value-type="float">
            <text:p>723.404988121315</text:p>
          </table:table-cell>
        </table:table-row>
        <table:table-row table:style-name="ro1">
          <table:table-cell office:value-type="float" office:value="72.1161" calcext:value-type="float">
            <text:p>72.1161</text:p>
          </table:table-cell>
          <table:table-cell office:value-type="float" office:value="279.914" calcext:value-type="float">
            <text:p>279.914</text:p>
          </table:table-cell>
          <table:table-cell office:value-type="float" office:value="44.0108" calcext:value-type="float">
            <text:p>44.0108</text:p>
          </table:table-cell>
          <table:table-cell office:value-type="float" office:value="71.6133" calcext:value-type="float">
            <text:p>71.6133</text:p>
          </table:table-cell>
          <table:table-cell office:value-type="float" office:value="268.402" calcext:value-type="float">
            <text:p>268.402</text:p>
          </table:table-cell>
          <table:table-cell office:value-type="float" office:value="44.3555" calcext:value-type="float">
            <text:p>44.3555</text:p>
          </table:table-cell>
          <table:table-cell/>
          <table:table-cell table:formula="of:=([.D606]-[.A606])/0.0166667" office:value-type="float" office:value="-30.1679396641211" calcext:value-type="float">
            <text:p>-30.1679396641211</text:p>
          </table:table-cell>
          <table:table-cell table:formula="of:=ABS([.E606]-[.B606])/0.0166667" office:value-type="float" office:value="690.718618562763" calcext:value-type="float">
            <text:p>690.718618562763</text:p>
          </table:table-cell>
          <table:table-cell table:formula="of:=([.F606]-[.C606])/0.0166667" office:value-type="float" office:value="20.6819586360825" calcext:value-type="float">
            <text:p>20.6819586360825</text:p>
          </table:table-cell>
          <table:table-cell table:formula="of:=DEGREES(ATAN(ABS([.F606]-[.C606])/ABS([.E606]-[.B606])))" office:value-type="float" office:value="1.71507609787935" calcext:value-type="float">
            <text:p>1.71507609787935</text:p>
          </table:table-cell>
          <table:table-cell table:formula="of:=SQRT(POWER([.H606];2)+POWER([.I606];2)+POWER([.J606];2))" office:value-type="float" office:value="691.686387046799" calcext:value-type="float">
            <text:p>691.686387046799</text:p>
          </table:table-cell>
        </table:table-row>
        <table:table-row table:style-name="ro1">
          <table:table-cell office:value-type="float" office:value="72.1177" calcext:value-type="float">
            <text:p>72.1177</text:p>
          </table:table-cell>
          <table:table-cell office:value-type="float" office:value="281.194" calcext:value-type="float">
            <text:p>281.194</text:p>
          </table:table-cell>
          <table:table-cell office:value-type="float" office:value="44.0609" calcext:value-type="float">
            <text:p>44.0609</text:p>
          </table:table-cell>
          <table:table-cell office:value-type="float" office:value="71.3661" calcext:value-type="float">
            <text:p>71.3661</text:p>
          </table:table-cell>
          <table:table-cell office:value-type="float" office:value="270.837" calcext:value-type="float">
            <text:p>270.837</text:p>
          </table:table-cell>
          <table:table-cell office:value-type="float" office:value="44.4595" calcext:value-type="float">
            <text:p>44.4595</text:p>
          </table:table-cell>
          <table:table-cell/>
          <table:table-cell table:formula="of:=([.D607]-[.A607])/0.0166667" office:value-type="float" office:value="-45.0959098081802" calcext:value-type="float">
            <text:p>-45.0959098081802</text:p>
          </table:table-cell>
          <table:table-cell table:formula="of:=ABS([.E607]-[.B607])/0.0166667" office:value-type="float" office:value="621.418757162487" calcext:value-type="float">
            <text:p>621.418757162487</text:p>
          </table:table-cell>
          <table:table-cell table:formula="of:=([.F607]-[.C607])/0.0166667" office:value-type="float" office:value="23.9159521680958" calcext:value-type="float">
            <text:p>23.9159521680958</text:p>
          </table:table-cell>
          <table:table-cell table:formula="of:=DEGREES(ATAN(ABS([.F607]-[.C607])/ABS([.E607]-[.B607])))" office:value-type="float" office:value="2.20400038404176" calcext:value-type="float">
            <text:p>2.20400038404176</text:p>
          </table:table-cell>
          <table:table-cell table:formula="of:=SQRT(POWER([.H607];2)+POWER([.I607];2)+POWER([.J607];2))" office:value-type="float" office:value="623.511736539822" calcext:value-type="float">
            <text:p>623.511736539822</text:p>
          </table:table-cell>
        </table:table-row>
        <table:table-row table:style-name="ro1">
          <table:table-cell office:value-type="float" office:value="72.6304" calcext:value-type="float">
            <text:p>72.6304</text:p>
          </table:table-cell>
          <table:table-cell office:value-type="float" office:value="283.838" calcext:value-type="float">
            <text:p>283.838</text:p>
          </table:table-cell>
          <table:table-cell office:value-type="float" office:value="44.1474" calcext:value-type="float">
            <text:p>44.1474</text:p>
          </table:table-cell>
          <table:table-cell office:value-type="float" office:value="71.8676" calcext:value-type="float">
            <text:p>71.8676</text:p>
          </table:table-cell>
          <table:table-cell office:value-type="float" office:value="271.994" calcext:value-type="float">
            <text:p>271.994</text:p>
          </table:table-cell>
          <table:table-cell office:value-type="float" office:value="45.2551" calcext:value-type="float">
            <text:p>45.2551</text:p>
          </table:table-cell>
          <table:table-cell/>
          <table:table-cell table:formula="of:=([.D608]-[.A608])/0.0166667" office:value-type="float" office:value="-45.767908464183" calcext:value-type="float">
            <text:p>-45.767908464183</text:p>
          </table:table-cell>
          <table:table-cell table:formula="of:=ABS([.E608]-[.B608])/0.0166667" office:value-type="float" office:value="710.638578722842" calcext:value-type="float">
            <text:p>710.638578722842</text:p>
          </table:table-cell>
          <table:table-cell table:formula="of:=([.F608]-[.C608])/0.0166667" office:value-type="float" office:value="66.4618670762659" calcext:value-type="float">
            <text:p>66.4618670762659</text:p>
          </table:table-cell>
          <table:table-cell table:formula="of:=DEGREES(ATAN(ABS([.F608]-[.C608])/ABS([.E608]-[.B608])))" office:value-type="float" office:value="5.3429971074757" calcext:value-type="float">
            <text:p>5.3429971074757</text:p>
          </table:table-cell>
          <table:table-cell table:formula="of:=SQRT(POWER([.H608];2)+POWER([.I608];2)+POWER([.J608];2))" office:value-type="float" office:value="715.205614344344" calcext:value-type="float">
            <text:p>715.205614344344</text:p>
          </table:table-cell>
        </table:table-row>
        <table:table-row table:style-name="ro1">
          <table:table-cell office:value-type="float" office:value="72.9042" calcext:value-type="float">
            <text:p>72.9042</text:p>
          </table:table-cell>
          <table:table-cell office:value-type="float" office:value="294.958" calcext:value-type="float">
            <text:p>294.958</text:p>
          </table:table-cell>
          <table:table-cell office:value-type="float" office:value="42.4193" calcext:value-type="float">
            <text:p>42.4193</text:p>
          </table:table-cell>
          <table:table-cell office:value-type="float" office:value="72.3689" calcext:value-type="float">
            <text:p>72.3689</text:p>
          </table:table-cell>
          <table:table-cell office:value-type="float" office:value="282.667" calcext:value-type="float">
            <text:p>282.667</text:p>
          </table:table-cell>
          <table:table-cell office:value-type="float" office:value="43.3247" calcext:value-type="float">
            <text:p>43.3247</text:p>
          </table:table-cell>
          <table:table-cell/>
          <table:table-cell table:formula="of:=([.D609]-[.A609])/0.0166667" office:value-type="float" office:value="-32.1179357641289" calcext:value-type="float">
            <text:p>-32.1179357641289</text:p>
          </table:table-cell>
          <table:table-cell table:formula="of:=ABS([.E609]-[.B609])/0.0166667" office:value-type="float" office:value="737.458525082953" calcext:value-type="float">
            <text:p>737.458525082953</text:p>
          </table:table-cell>
          <table:table-cell table:formula="of:=([.F609]-[.C609])/0.0166667" office:value-type="float" office:value="54.3238913522173" calcext:value-type="float">
            <text:p>54.3238913522173</text:p>
          </table:table-cell>
          <table:table-cell table:formula="of:=DEGREES(ATAN(ABS([.F609]-[.C609])/ABS([.E609]-[.B609])))" office:value-type="float" office:value="4.21300721195492" calcext:value-type="float">
            <text:p>4.21300721195492</text:p>
          </table:table-cell>
          <table:table-cell table:formula="of:=SQRT(POWER([.H609];2)+POWER([.I609];2)+POWER([.J609];2))" office:value-type="float" office:value="740.153851024853" calcext:value-type="float">
            <text:p>740.153851024853</text:p>
          </table:table-cell>
        </table:table-row>
        <table:table-row table:style-name="ro1">
          <table:table-cell office:value-type="float" office:value="72.8939" calcext:value-type="float">
            <text:p>72.8939</text:p>
          </table:table-cell>
          <table:table-cell office:value-type="float" office:value="292.368" calcext:value-type="float">
            <text:p>292.368</text:p>
          </table:table-cell>
          <table:table-cell office:value-type="float" office:value="41.793" calcext:value-type="float">
            <text:p>41.793</text:p>
          </table:table-cell>
          <table:table-cell office:value-type="float" office:value="72.3598" calcext:value-type="float">
            <text:p>72.3598</text:p>
          </table:table-cell>
          <table:table-cell office:value-type="float" office:value="280.248" calcext:value-type="float">
            <text:p>280.248</text:p>
          </table:table-cell>
          <table:table-cell office:value-type="float" office:value="42.4513" calcext:value-type="float">
            <text:p>42.4513</text:p>
          </table:table-cell>
          <table:table-cell/>
          <table:table-cell table:formula="of:=([.D610]-[.A610])/0.0166667" office:value-type="float" office:value="-32.0459359081279" calcext:value-type="float">
            <text:p>-32.0459359081279</text:p>
          </table:table-cell>
          <table:table-cell table:formula="of:=ABS([.E610]-[.B610])/0.0166667" office:value-type="float" office:value="727.198545602909" calcext:value-type="float">
            <text:p>727.198545602909</text:p>
          </table:table-cell>
          <table:table-cell table:formula="of:=([.F610]-[.C610])/0.0166667" office:value-type="float" office:value="39.4979210041582" calcext:value-type="float">
            <text:p>39.4979210041582</text:p>
          </table:table-cell>
          <table:table-cell table:formula="of:=DEGREES(ATAN(ABS([.F610]-[.C610])/ABS([.E610]-[.B610])))" office:value-type="float" office:value="3.10897576246917" calcext:value-type="float">
            <text:p>3.10897576246917</text:p>
          </table:table-cell>
          <table:table-cell table:formula="of:=SQRT(POWER([.H610];2)+POWER([.I610];2)+POWER([.J610];2))" office:value-type="float" office:value="728.975138464176" calcext:value-type="float">
            <text:p>728.975138464176</text:p>
          </table:table-cell>
        </table:table-row>
        <table:table-row table:style-name="ro1">
          <table:table-cell office:value-type="float" office:value="72.3828" calcext:value-type="float">
            <text:p>72.3828</text:p>
          </table:table-cell>
          <table:table-cell office:value-type="float" office:value="290.563" calcext:value-type="float">
            <text:p>290.563</text:p>
          </table:table-cell>
          <table:table-cell office:value-type="float" office:value="43.6177" calcext:value-type="float">
            <text:p>43.6177</text:p>
          </table:table-cell>
          <table:table-cell office:value-type="float" office:value="71.8681" calcext:value-type="float">
            <text:p>71.8681</text:p>
          </table:table-cell>
          <table:table-cell office:value-type="float" office:value="277.096" calcext:value-type="float">
            <text:p>277.096</text:p>
          </table:table-cell>
          <table:table-cell office:value-type="float" office:value="44.9522" calcext:value-type="float">
            <text:p>44.9522</text:p>
          </table:table-cell>
          <table:table-cell/>
          <table:table-cell table:formula="of:=([.D611]-[.A611])/0.0166667" office:value-type="float" office:value="-30.8819382361238" calcext:value-type="float">
            <text:p>-30.8819382361238</text:p>
          </table:table-cell>
          <table:table-cell table:formula="of:=ABS([.E611]-[.B611])/0.0166667" office:value-type="float" office:value="808.018383963231" calcext:value-type="float">
            <text:p>808.018383963231</text:p>
          </table:table-cell>
          <table:table-cell table:formula="of:=([.F611]-[.C611])/0.0166667" office:value-type="float" office:value="80.0698398603202" calcext:value-type="float">
            <text:p>80.0698398603202</text:p>
          </table:table-cell>
          <table:table-cell table:formula="of:=DEGREES(ATAN(ABS([.F611]-[.C611])/ABS([.E611]-[.B611])))" office:value-type="float" office:value="5.65919716732429" calcext:value-type="float">
            <text:p>5.65919716732429</text:p>
          </table:table-cell>
          <table:table-cell table:formula="of:=SQRT(POWER([.H611];2)+POWER([.I611];2)+POWER([.J611];2))" office:value-type="float" office:value="812.562971213326" calcext:value-type="float">
            <text:p>812.562971213326</text:p>
          </table:table-cell>
        </table:table-row>
        <table:table-row table:style-name="ro1">
          <table:table-cell office:value-type="float" office:value="72.3819" calcext:value-type="float">
            <text:p>72.3819</text:p>
          </table:table-cell>
          <table:table-cell office:value-type="float" office:value="289.178" calcext:value-type="float">
            <text:p>289.178</text:p>
          </table:table-cell>
          <table:table-cell office:value-type="float" office:value="43.8311" calcext:value-type="float">
            <text:p>43.8311</text:p>
          </table:table-cell>
          <table:table-cell office:value-type="float" office:value="71.8697" calcext:value-type="float">
            <text:p>71.8697</text:p>
          </table:table-cell>
          <table:table-cell office:value-type="float" office:value="277.055" calcext:value-type="float">
            <text:p>277.055</text:p>
          </table:table-cell>
          <table:table-cell office:value-type="float" office:value="45.2071" calcext:value-type="float">
            <text:p>45.2071</text:p>
          </table:table-cell>
          <table:table-cell/>
          <table:table-cell table:formula="of:=([.D612]-[.A612])/0.0166667" office:value-type="float" office:value="-30.7319385361234" calcext:value-type="float">
            <text:p>-30.7319385361234</text:p>
          </table:table-cell>
          <table:table-cell table:formula="of:=ABS([.E612]-[.B612])/0.0166667" office:value-type="float" office:value="727.378545242909" calcext:value-type="float">
            <text:p>727.378545242909</text:p>
          </table:table-cell>
          <table:table-cell table:formula="of:=([.F612]-[.C612])/0.0166667" office:value-type="float" office:value="82.5598348803301" calcext:value-type="float">
            <text:p>82.5598348803301</text:p>
          </table:table-cell>
          <table:table-cell table:formula="of:=DEGREES(ATAN(ABS([.F612]-[.C612])/ABS([.E612]-[.B612])))" office:value-type="float" office:value="6.47554443034659" calcext:value-type="float">
            <text:p>6.47554443034659</text:p>
          </table:table-cell>
          <table:table-cell table:formula="of:=SQRT(POWER([.H612];2)+POWER([.I612];2)+POWER([.J612];2))" office:value-type="float" office:value="732.693746705502" calcext:value-type="float">
            <text:p>732.693746705502</text:p>
          </table:table-cell>
        </table:table-row>
        <table:table-row table:style-name="ro1">
          <table:table-cell office:value-type="float" office:value="72.3855" calcext:value-type="float">
            <text:p>72.3855</text:p>
          </table:table-cell>
          <table:table-cell office:value-type="float" office:value="297.703" calcext:value-type="float">
            <text:p>297.703</text:p>
          </table:table-cell>
          <table:table-cell office:value-type="float" office:value="42.2579" calcext:value-type="float">
            <text:p>42.2579</text:p>
          </table:table-cell>
          <table:table-cell office:value-type="float" office:value="71.3529" calcext:value-type="float">
            <text:p>71.3529</text:p>
          </table:table-cell>
          <table:table-cell office:value-type="float" office:value="285.101" calcext:value-type="float">
            <text:p>285.101</text:p>
          </table:table-cell>
          <table:table-cell office:value-type="float" office:value="43.7105" calcext:value-type="float">
            <text:p>43.7105</text:p>
          </table:table-cell>
          <table:table-cell/>
          <table:table-cell table:formula="of:=([.D613]-[.A613])/0.0166667" office:value-type="float" office:value="-61.9558760882471" calcext:value-type="float">
            <text:p>-61.9558760882471</text:p>
          </table:table-cell>
          <table:table-cell table:formula="of:=ABS([.E613]-[.B613])/0.0166667" office:value-type="float" office:value="756.118487763023" calcext:value-type="float">
            <text:p>756.118487763023</text:p>
          </table:table-cell>
          <table:table-cell table:formula="of:=([.F613]-[.C613])/0.0166667" office:value-type="float" office:value="87.1558256883489" calcext:value-type="float">
            <text:p>87.1558256883489</text:p>
          </table:table-cell>
          <table:table-cell table:formula="of:=DEGREES(ATAN(ABS([.F613]-[.C613])/ABS([.E613]-[.B613])))" office:value-type="float" office:value="6.57531786909073" calcext:value-type="float">
            <text:p>6.57531786909073</text:p>
          </table:table-cell>
          <table:table-cell table:formula="of:=SQRT(POWER([.H613];2)+POWER([.I613];2)+POWER([.J613];2))" office:value-type="float" office:value="763.642479220689" calcext:value-type="float">
            <text:p>763.642479220689</text:p>
          </table:table-cell>
        </table:table-row>
        <table:table-row table:style-name="ro1">
          <table:table-cell office:value-type="float" office:value="71.8631" calcext:value-type="float">
            <text:p>71.8631</text:p>
          </table:table-cell>
          <table:table-cell office:value-type="float" office:value="286.526" calcext:value-type="float">
            <text:p>286.526</text:p>
          </table:table-cell>
          <table:table-cell office:value-type="float" office:value="43.4837" calcext:value-type="float">
            <text:p>43.4837</text:p>
          </table:table-cell>
          <table:table-cell office:value-type="float" office:value="70.8583" calcext:value-type="float">
            <text:p>70.8583</text:p>
          </table:table-cell>
          <table:table-cell office:value-type="float" office:value="277.144" calcext:value-type="float">
            <text:p>277.144</text:p>
          </table:table-cell>
          <table:table-cell office:value-type="float" office:value="44.208" calcext:value-type="float">
            <text:p>44.208</text:p>
          </table:table-cell>
          <table:table-cell/>
          <table:table-cell table:formula="of:=([.D614]-[.A614])/0.0166667" office:value-type="float" office:value="-60.2878794242413" calcext:value-type="float">
            <text:p>-60.2878794242413</text:p>
          </table:table-cell>
          <table:table-cell table:formula="of:=ABS([.E614]-[.B614])/0.0166667" office:value-type="float" office:value="562.918874162252" calcext:value-type="float">
            <text:p>562.918874162252</text:p>
          </table:table-cell>
          <table:table-cell table:formula="of:=([.F614]-[.C614])/0.0166667" office:value-type="float" office:value="43.4579130841738" calcext:value-type="float">
            <text:p>43.4579130841738</text:p>
          </table:table-cell>
          <table:table-cell table:formula="of:=DEGREES(ATAN(ABS([.F614]-[.C614])/ABS([.E614]-[.B614])))" office:value-type="float" office:value="4.41453649141026" calcext:value-type="float">
            <text:p>4.41453649141026</text:p>
          </table:table-cell>
          <table:table-cell table:formula="of:=SQRT(POWER([.H614];2)+POWER([.I614];2)+POWER([.J614];2))" office:value-type="float" office:value="567.803555380909" calcext:value-type="float">
            <text:p>567.803555380909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3.945" calcext:value-type="float">
            <text:p>283.945</text:p>
          </table:table-cell>
          <table:table-cell office:value-type="float" office:value="43.3785" calcext:value-type="float">
            <text:p>43.3785</text:p>
          </table:table-cell>
          <table:table-cell office:value-type="float" office:value="71.3564" calcext:value-type="float">
            <text:p>71.3564</text:p>
          </table:table-cell>
          <table:table-cell office:value-type="float" office:value="273.564" calcext:value-type="float">
            <text:p>273.564</text:p>
          </table:table-cell>
          <table:table-cell office:value-type="float" office:value="43.2838" calcext:value-type="float">
            <text:p>43.2838</text:p>
          </table:table-cell>
          <table:table-cell/>
          <table:table-cell table:formula="of:=([.D615]-[.A615])/0.0166667" office:value-type="float" office:value="-45.5879088241831" calcext:value-type="float">
            <text:p>-45.5879088241831</text:p>
          </table:table-cell>
          <table:table-cell table:formula="of:=ABS([.E615]-[.B615])/0.0166667" office:value-type="float" office:value="622.85875428249" calcext:value-type="float">
            <text:p>622.85875428249</text:p>
          </table:table-cell>
          <table:table-cell table:formula="of:=([.F615]-[.C615])/0.0166667" office:value-type="float" office:value="-5.68198863602292" calcext:value-type="float">
            <text:p>-5.68198863602292</text:p>
          </table:table-cell>
          <table:table-cell table:formula="of:=DEGREES(ATAN(ABS([.F615]-[.C615])/ABS([.E615]-[.B615])))" office:value-type="float" office:value="0.522662538751378" calcext:value-type="float">
            <text:p>0.522662538751378</text:p>
          </table:table-cell>
          <table:table-cell table:formula="of:=SQRT(POWER([.H615];2)+POWER([.I615];2)+POWER([.J615];2))" office:value-type="float" office:value="624.550694669501" calcext:value-type="float">
            <text:p>624.550694669501</text:p>
          </table:table-cell>
        </table:table-row>
        <table:table-row table:style-name="ro1">
          <table:table-cell office:value-type="float" office:value="72.9132" calcext:value-type="float">
            <text:p>72.9132</text:p>
          </table:table-cell>
          <table:table-cell office:value-type="float" office:value="297.633" calcext:value-type="float">
            <text:p>297.633</text:p>
          </table:table-cell>
          <table:table-cell office:value-type="float" office:value="42.783" calcext:value-type="float">
            <text:p>42.783</text:p>
          </table:table-cell>
          <table:table-cell office:value-type="float" office:value="72.1226" calcext:value-type="float">
            <text:p>72.1226</text:p>
          </table:table-cell>
          <table:table-cell office:value-type="float" office:value="285.083" calcext:value-type="float">
            <text:p>285.083</text:p>
          </table:table-cell>
          <table:table-cell office:value-type="float" office:value="44.2117" calcext:value-type="float">
            <text:p>44.2117</text:p>
          </table:table-cell>
          <table:table-cell/>
          <table:table-cell table:formula="of:=([.D616]-[.A616])/0.0166667" office:value-type="float" office:value="-47.4359051281896" calcext:value-type="float">
            <text:p>-47.4359051281896</text:p>
          </table:table-cell>
          <table:table-cell table:formula="of:=ABS([.E616]-[.B616])/0.0166667" office:value-type="float" office:value="752.998494003009" calcext:value-type="float">
            <text:p>752.998494003009</text:p>
          </table:table-cell>
          <table:table-cell table:formula="of:=([.F616]-[.C616])/0.0166667" office:value-type="float" office:value="85.7218285563429" calcext:value-type="float">
            <text:p>85.7218285563429</text:p>
          </table:table-cell>
          <table:table-cell table:formula="of:=DEGREES(ATAN(ABS([.F616]-[.C616])/ABS([.E616]-[.B616])))" office:value-type="float" office:value="6.49462824540652" calcext:value-type="float">
            <text:p>6.49462824540652</text:p>
          </table:table-cell>
          <table:table-cell table:formula="of:=SQRT(POWER([.H616];2)+POWER([.I616];2)+POWER([.J616];2))" office:value-type="float" office:value="759.345197493981" calcext:value-type="float">
            <text:p>759.345197493981</text:p>
          </table:table-cell>
        </table:table-row>
        <table:table-row table:style-name="ro1">
          <table:table-cell office:value-type="float" office:value="73.4182" calcext:value-type="float">
            <text:p>73.4182</text:p>
          </table:table-cell>
          <table:table-cell office:value-type="float" office:value="292.185" calcext:value-type="float">
            <text:p>292.185</text:p>
          </table:table-cell>
          <table:table-cell office:value-type="float" office:value="42.8449" calcext:value-type="float">
            <text:p>42.8449</text:p>
          </table:table-cell>
          <table:table-cell office:value-type="float" office:value="73.1271" calcext:value-type="float">
            <text:p>73.1271</text:p>
          </table:table-cell>
          <table:table-cell office:value-type="float" office:value="280.013" calcext:value-type="float">
            <text:p>280.013</text:p>
          </table:table-cell>
          <table:table-cell office:value-type="float" office:value="43.9857" calcext:value-type="float">
            <text:p>43.9857</text:p>
          </table:table-cell>
          <table:table-cell/>
          <table:table-cell table:formula="of:=([.D617]-[.A617])/0.0166667" office:value-type="float" office:value="-17.4659650680699" calcext:value-type="float">
            <text:p>-17.4659650680699</text:p>
          </table:table-cell>
          <table:table-cell table:formula="of:=ABS([.E617]-[.B617])/0.0166667" office:value-type="float" office:value="730.318539362923" calcext:value-type="float">
            <text:p>730.318539362923</text:p>
          </table:table-cell>
          <table:table-cell table:formula="of:=([.F617]-[.C617])/0.0166667" office:value-type="float" office:value="68.4478631042737" calcext:value-type="float">
            <text:p>68.4478631042737</text:p>
          </table:table-cell>
          <table:table-cell table:formula="of:=DEGREES(ATAN(ABS([.F617]-[.C617])/ABS([.E617]-[.B617])))" office:value-type="float" office:value="5.35430853465721" calcext:value-type="float">
            <text:p>5.35430853465721</text:p>
          </table:table-cell>
          <table:table-cell table:formula="of:=SQRT(POWER([.H617];2)+POWER([.I617];2)+POWER([.J617];2))" office:value-type="float" office:value="733.727019290208" calcext:value-type="float">
            <text:p>733.727019290208</text:p>
          </table:table-cell>
        </table:table-row>
        <table:table-row table:style-name="ro1">
          <table:table-cell office:value-type="float" office:value="71.0891" calcext:value-type="float">
            <text:p>71.0891</text:p>
          </table:table-cell>
          <table:table-cell office:value-type="float" office:value="290.493" calcext:value-type="float">
            <text:p>290.493</text:p>
          </table:table-cell>
          <table:table-cell office:value-type="float" office:value="43.3848" calcext:value-type="float">
            <text:p>43.3848</text:p>
          </table:table-cell>
          <table:table-cell office:value-type="float" office:value="70.3582" calcext:value-type="float">
            <text:p>70.3582</text:p>
          </table:table-cell>
          <table:table-cell office:value-type="float" office:value="277.03" calcext:value-type="float">
            <text:p>277.03</text:p>
          </table:table-cell>
          <table:table-cell office:value-type="float" office:value="44.4795" calcext:value-type="float">
            <text:p>44.4795</text:p>
          </table:table-cell>
          <table:table-cell/>
          <table:table-cell table:formula="of:=([.D618]-[.A618])/0.0166667" office:value-type="float" office:value="-43.8539122921757" calcext:value-type="float">
            <text:p>-43.8539122921757</text:p>
          </table:table-cell>
          <table:table-cell table:formula="of:=ABS([.E618]-[.B618])/0.0166667" office:value-type="float" office:value="807.778384443233" calcext:value-type="float">
            <text:p>807.778384443233</text:p>
          </table:table-cell>
          <table:table-cell table:formula="of:=([.F618]-[.C618])/0.0166667" office:value-type="float" office:value="65.6818686362629" calcext:value-type="float">
            <text:p>65.6818686362629</text:p>
          </table:table-cell>
          <table:table-cell table:formula="of:=DEGREES(ATAN(ABS([.F618]-[.C618])/ABS([.E618]-[.B618])))" office:value-type="float" office:value="4.64859283794516" calcext:value-type="float">
            <text:p>4.64859283794516</text:p>
          </table:table-cell>
          <table:table-cell table:formula="of:=SQRT(POWER([.H618];2)+POWER([.I618];2)+POWER([.J618];2))" office:value-type="float" office:value="811.629959935314" calcext:value-type="float">
            <text:p>811.629959935314</text:p>
          </table:table-cell>
        </table:table-row>
        <table:table-row table:style-name="ro1">
          <table:table-cell office:value-type="float" office:value="72.126" calcext:value-type="float">
            <text:p>72.126</text:p>
          </table:table-cell>
          <table:table-cell office:value-type="float" office:value="290.49" calcext:value-type="float">
            <text:p>290.49</text:p>
          </table:table-cell>
          <table:table-cell office:value-type="float" office:value="43.887" calcext:value-type="float">
            <text:p>43.887</text:p>
          </table:table-cell>
          <table:table-cell office:value-type="float" office:value="70.8532" calcext:value-type="float">
            <text:p>70.8532</text:p>
          </table:table-cell>
          <table:table-cell office:value-type="float" office:value="280.979" calcext:value-type="float">
            <text:p>280.979</text:p>
          </table:table-cell>
          <table:table-cell office:value-type="float" office:value="44.357" calcext:value-type="float">
            <text:p>44.357</text:p>
          </table:table-cell>
          <table:table-cell/>
          <table:table-cell table:formula="of:=([.D619]-[.A619])/0.0166667" office:value-type="float" office:value="-76.3678472643057" calcext:value-type="float">
            <text:p>-76.3678472643057</text:p>
          </table:table-cell>
          <table:table-cell table:formula="of:=ABS([.E619]-[.B619])/0.0166667" office:value-type="float" office:value="570.658858682284" calcext:value-type="float">
            <text:p>570.658858682284</text:p>
          </table:table-cell>
          <table:table-cell table:formula="of:=([.F619]-[.C619])/0.0166667" office:value-type="float" office:value="28.1999436001127" calcext:value-type="float">
            <text:p>28.1999436001127</text:p>
          </table:table-cell>
          <table:table-cell table:formula="of:=DEGREES(ATAN(ABS([.F619]-[.C619])/ABS([.E619]-[.B619])))" office:value-type="float" office:value="2.82905355162624" calcext:value-type="float">
            <text:p>2.82905355162624</text:p>
          </table:table-cell>
          <table:table-cell table:formula="of:=SQRT(POWER([.H619];2)+POWER([.I619];2)+POWER([.J619];2))" office:value-type="float" office:value="576.436308630365" calcext:value-type="float">
            <text:p>576.436308630365</text:p>
          </table:table-cell>
        </table:table-row>
        <table:table-row table:style-name="ro1">
          <table:table-cell office:value-type="float" office:value="71.6089" calcext:value-type="float">
            <text:p>71.6089</text:p>
          </table:table-cell>
          <table:table-cell office:value-type="float" office:value="287.778" calcext:value-type="float">
            <text:p>287.778</text:p>
          </table:table-cell>
          <table:table-cell office:value-type="float" office:value="43.7998" calcext:value-type="float">
            <text:p>43.7998</text:p>
          </table:table-cell>
          <table:table-cell office:value-type="float" office:value="70.6112" calcext:value-type="float">
            <text:p>70.6112</text:p>
          </table:table-cell>
          <table:table-cell office:value-type="float" office:value="277.02" calcext:value-type="float">
            <text:p>277.02</text:p>
          </table:table-cell>
          <table:table-cell office:value-type="float" office:value="44.7274" calcext:value-type="float">
            <text:p>44.7274</text:p>
          </table:table-cell>
          <table:table-cell/>
          <table:table-cell table:formula="of:=([.D620]-[.A620])/0.0166667" office:value-type="float" office:value="-59.86188027624" calcext:value-type="float">
            <text:p>-59.86188027624</text:p>
          </table:table-cell>
          <table:table-cell table:formula="of:=ABS([.E620]-[.B620])/0.0166667" office:value-type="float" office:value="645.478709042584" calcext:value-type="float">
            <text:p>645.478709042584</text:p>
          </table:table-cell>
          <table:table-cell table:formula="of:=([.F620]-[.C620])/0.0166667" office:value-type="float" office:value="55.6558886882229" calcext:value-type="float">
            <text:p>55.6558886882229</text:p>
          </table:table-cell>
          <table:table-cell table:formula="of:=DEGREES(ATAN(ABS([.F620]-[.C620])/ABS([.E620]-[.B620])))" office:value-type="float" office:value="4.92809434543758" calcext:value-type="float">
            <text:p>4.92809434543758</text:p>
          </table:table-cell>
          <table:table-cell table:formula="of:=SQRT(POWER([.H620];2)+POWER([.I620];2)+POWER([.J620];2))" office:value-type="float" office:value="650.633373324151" calcext:value-type="float">
            <text:p>650.633373324151</text:p>
          </table:table-cell>
        </table:table-row>
        <table:table-row table:style-name="ro1">
          <table:table-cell office:value-type="float" office:value="72.1243" calcext:value-type="float">
            <text:p>72.1243</text:p>
          </table:table-cell>
          <table:table-cell office:value-type="float" office:value="289.152" calcext:value-type="float">
            <text:p>289.152</text:p>
          </table:table-cell>
          <table:table-cell office:value-type="float" office:value="43.8375" calcext:value-type="float">
            <text:p>43.8375</text:p>
          </table:table-cell>
          <table:table-cell office:value-type="float" office:value="71.617" calcext:value-type="float">
            <text:p>71.617</text:p>
          </table:table-cell>
          <table:table-cell office:value-type="float" office:value="277.083" calcext:value-type="float">
            <text:p>277.083</text:p>
          </table:table-cell>
          <table:table-cell office:value-type="float" office:value="44.9566" calcext:value-type="float">
            <text:p>44.9566</text:p>
          </table:table-cell>
          <table:table-cell/>
          <table:table-cell table:formula="of:=([.D621]-[.A621])/0.0166667" office:value-type="float" office:value="-30.4379391241218" calcext:value-type="float">
            <text:p>-30.4379391241218</text:p>
          </table:table-cell>
          <table:table-cell table:formula="of:=ABS([.E621]-[.B621])/0.0166667" office:value-type="float" office:value="724.138551722894" calcext:value-type="float">
            <text:p>724.138551722894</text:p>
          </table:table-cell>
          <table:table-cell table:formula="of:=([.F621]-[.C621])/0.0166667" office:value-type="float" office:value="67.1458657082688" calcext:value-type="float">
            <text:p>67.1458657082688</text:p>
          </table:table-cell>
          <table:table-cell table:formula="of:=DEGREES(ATAN(ABS([.F621]-[.C621])/ABS([.E621]-[.B621])))" office:value-type="float" office:value="5.29761230745973" calcext:value-type="float">
            <text:p>5.29761230745973</text:p>
          </table:table-cell>
          <table:table-cell table:formula="of:=SQRT(POWER([.H621];2)+POWER([.I621];2)+POWER([.J621];2))" office:value-type="float" office:value="727.881637020173" calcext:value-type="float">
            <text:p>727.881637020173</text:p>
          </table:table-cell>
        </table:table-row>
        <table:table-row table:style-name="ro1">
          <table:table-cell office:value-type="float" office:value="70.8588" calcext:value-type="float">
            <text:p>70.8588</text:p>
          </table:table-cell>
          <table:table-cell office:value-type="float" office:value="279.602" calcext:value-type="float">
            <text:p>279.602</text:p>
          </table:table-cell>
          <table:table-cell office:value-type="float" office:value="44.8213" calcext:value-type="float">
            <text:p>44.8213</text:p>
          </table:table-cell>
          <table:table-cell office:value-type="float" office:value="69.8995" calcext:value-type="float">
            <text:p>69.8995</text:p>
          </table:table-cell>
          <table:table-cell office:value-type="float" office:value="267.93" calcext:value-type="float">
            <text:p>267.93</text:p>
          </table:table-cell>
          <table:table-cell office:value-type="float" office:value="45.6673" calcext:value-type="float">
            <text:p>45.6673</text:p>
          </table:table-cell>
          <table:table-cell/>
          <table:table-cell table:formula="of:=([.D622]-[.A622])/0.0166667" office:value-type="float" office:value="-57.5578848842302" calcext:value-type="float">
            <text:p>-57.5578848842302</text:p>
          </table:table-cell>
          <table:table-cell table:formula="of:=ABS([.E622]-[.B622])/0.0166667" office:value-type="float" office:value="700.318599362799" calcext:value-type="float">
            <text:p>700.318599362799</text:p>
          </table:table-cell>
          <table:table-cell table:formula="of:=([.F622]-[.C622])/0.0166667" office:value-type="float" office:value="50.7598984802028" calcext:value-type="float">
            <text:p>50.7598984802028</text:p>
          </table:table-cell>
          <table:table-cell table:formula="of:=DEGREES(ATAN(ABS([.F622]-[.C622])/ABS([.E622]-[.B622])))" office:value-type="float" office:value="4.14561453025286" calcext:value-type="float">
            <text:p>4.14561453025286</text:p>
          </table:table-cell>
          <table:table-cell table:formula="of:=SQRT(POWER([.H622];2)+POWER([.I622];2)+POWER([.J622];2))" office:value-type="float" office:value="704.510906955698" calcext:value-type="float">
            <text:p>704.510906955698</text:p>
          </table:table-cell>
        </table:table-row>
        <table:table-row table:style-name="ro1">
          <table:table-cell office:value-type="float" office:value="71.6098" calcext:value-type="float">
            <text:p>71.6098</text:p>
          </table:table-cell>
          <table:table-cell office:value-type="float" office:value="283.784" calcext:value-type="float">
            <text:p>283.784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70.6225" calcext:value-type="float">
            <text:p>70.6225</text:p>
          </table:table-cell>
          <table:table-cell office:value-type="float" office:value="271.934" calcext:value-type="float">
            <text:p>271.934</text:p>
          </table:table-cell>
          <table:table-cell office:value-type="float" office:value="44.7842" calcext:value-type="float">
            <text:p>44.7842</text:p>
          </table:table-cell>
          <table:table-cell/>
          <table:table-cell table:formula="of:=([.D623]-[.A623])/0.0166667" office:value-type="float" office:value="-59.2378815242372" calcext:value-type="float">
            <text:p>-59.2378815242372</text:p>
          </table:table-cell>
          <table:table-cell table:formula="of:=ABS([.E623]-[.B623])/0.0166667" office:value-type="float" office:value="710.998578002842" calcext:value-type="float">
            <text:p>710.998578002842</text:p>
          </table:table-cell>
          <table:table-cell table:formula="of:=([.F623]-[.C623])/0.0166667" office:value-type="float" office:value="52.2598954802088" calcext:value-type="float">
            <text:p>52.2598954802088</text:p>
          </table:table-cell>
          <table:table-cell table:formula="of:=DEGREES(ATAN(ABS([.F623]-[.C623])/ABS([.E623]-[.B623])))" office:value-type="float" office:value="4.20380111777405" calcext:value-type="float">
            <text:p>4.20380111777405</text:p>
          </table:table-cell>
          <table:table-cell table:formula="of:=SQRT(POWER([.H623];2)+POWER([.I623];2)+POWER([.J623];2))" office:value-type="float" office:value="715.373469738112" calcext:value-type="float">
            <text:p>715.373469738112</text:p>
          </table:table-cell>
        </table:table-row>
        <table:table-row table:style-name="ro1">
          <table:table-cell office:value-type="float" office:value="71.6139" calcext:value-type="float">
            <text:p>71.6139</text:p>
          </table:table-cell>
          <table:table-cell office:value-type="float" office:value="286.283" calcext:value-type="float">
            <text:p>286.283</text:p>
          </table:table-cell>
          <table:table-cell office:value-type="float" office:value="44.5375" calcext:value-type="float">
            <text:p>44.5375</text:p>
          </table:table-cell>
          <table:table-cell office:value-type="float" office:value="70.6217" calcext:value-type="float">
            <text:p>70.6217</text:p>
          </table:table-cell>
          <table:table-cell office:value-type="float" office:value="275.542" calcext:value-type="float">
            <text:p>275.542</text:p>
          </table:table-cell>
          <table:table-cell office:value-type="float" office:value="45.7011" calcext:value-type="float">
            <text:p>45.7011</text:p>
          </table:table-cell>
          <table:table-cell/>
          <table:table-cell table:formula="of:=([.D624]-[.A624])/0.0166667" office:value-type="float" office:value="-59.5318809362379" calcext:value-type="float">
            <text:p>-59.5318809362379</text:p>
          </table:table-cell>
          <table:table-cell table:formula="of:=ABS([.E624]-[.B624])/0.0166667" office:value-type="float" office:value="644.45871108258" calcext:value-type="float">
            <text:p>644.45871108258</text:p>
          </table:table-cell>
          <table:table-cell table:formula="of:=([.F624]-[.C624])/0.0166667" office:value-type="float" office:value="69.815860368279" calcext:value-type="float">
            <text:p>69.815860368279</text:p>
          </table:table-cell>
          <table:table-cell table:formula="of:=DEGREES(ATAN(ABS([.F624]-[.C624])/ABS([.E624]-[.B624])))" office:value-type="float" office:value="6.18288622904387" calcext:value-type="float">
            <text:p>6.18288622904387</text:p>
          </table:table-cell>
          <table:table-cell table:formula="of:=SQRT(POWER([.H624];2)+POWER([.I624];2)+POWER([.J624];2))" office:value-type="float" office:value="650.957240912942" calcext:value-type="float">
            <text:p>650.957240912942</text:p>
          </table:table-cell>
        </table:table-row>
        <table:table-row table:style-name="ro1">
          <table:table-cell office:value-type="float" office:value="71.8638" calcext:value-type="float">
            <text:p>71.8638</text:p>
          </table:table-cell>
          <table:table-cell office:value-type="float" office:value="285.168" calcext:value-type="float">
            <text:p>285.168</text:p>
          </table:table-cell>
          <table:table-cell office:value-type="float" office:value="43.6952" calcext:value-type="float">
            <text:p>43.6952</text:p>
          </table:table-cell>
          <table:table-cell office:value-type="float" office:value="71.3693" calcext:value-type="float">
            <text:p>71.3693</text:p>
          </table:table-cell>
          <table:table-cell office:value-type="float" office:value="271.984" calcext:value-type="float">
            <text:p>271.984</text:p>
          </table:table-cell>
          <table:table-cell office:value-type="float" office:value="45.0155" calcext:value-type="float">
            <text:p>45.0155</text:p>
          </table:table-cell>
          <table:table-cell/>
          <table:table-cell table:formula="of:=([.D625]-[.A625])/0.0166667" office:value-type="float" office:value="-29.6699406601188" calcext:value-type="float">
            <text:p>-29.6699406601188</text:p>
          </table:table-cell>
          <table:table-cell table:formula="of:=ABS([.E625]-[.B625])/0.0166667" office:value-type="float" office:value="791.038417923166" calcext:value-type="float">
            <text:p>791.038417923166</text:p>
          </table:table-cell>
          <table:table-cell table:formula="of:=([.F625]-[.C625])/0.0166667" office:value-type="float" office:value="79.2178415643171" calcext:value-type="float">
            <text:p>79.2178415643171</text:p>
          </table:table-cell>
          <table:table-cell table:formula="of:=DEGREES(ATAN(ABS([.F625]-[.C625])/ABS([.E625]-[.B625])))" office:value-type="float" office:value="5.71876839546588" calcext:value-type="float">
            <text:p>5.71876839546588</text:p>
          </table:table-cell>
          <table:table-cell table:formula="of:=SQRT(POWER([.H625];2)+POWER([.I625];2)+POWER([.J625];2))" office:value-type="float" office:value="795.548584582532" calcext:value-type="float">
            <text:p>795.548584582532</text:p>
          </table:table-cell>
        </table:table-row>
        <table:table-row table:style-name="ro1">
          <table:table-cell office:value-type="float" office:value="71.6139" calcext:value-type="float">
            <text:p>71.6139</text:p>
          </table:table-cell>
          <table:table-cell office:value-type="float" office:value="286.289" calcext:value-type="float">
            <text:p>286.289</text:p>
          </table:table-cell>
          <table:table-cell office:value-type="float" office:value="44.5366" calcext:value-type="float">
            <text:p>44.5366</text:p>
          </table:table-cell>
          <table:table-cell office:value-type="float" office:value="70.8734" calcext:value-type="float">
            <text:p>70.8734</text:p>
          </table:table-cell>
          <table:table-cell office:value-type="float" office:value="274.32" calcext:value-type="float">
            <text:p>274.32</text:p>
          </table:table-cell>
          <table:table-cell office:value-type="float" office:value="45.6408" calcext:value-type="float">
            <text:p>45.6408</text:p>
          </table:table-cell>
          <table:table-cell/>
          <table:table-cell table:formula="of:=([.D626]-[.A626])/0.0166667" office:value-type="float" office:value="-44.4299111401776" calcext:value-type="float">
            <text:p>-44.4299111401776</text:p>
          </table:table-cell>
          <table:table-cell table:formula="of:=ABS([.E626]-[.B626])/0.0166667" office:value-type="float" office:value="718.138563722872" calcext:value-type="float">
            <text:p>718.138563722872</text:p>
          </table:table-cell>
          <table:table-cell table:formula="of:=([.F626]-[.C626])/0.0166667" office:value-type="float" office:value="66.2518674962649" calcext:value-type="float">
            <text:p>66.2518674962649</text:p>
          </table:table-cell>
          <table:table-cell table:formula="of:=DEGREES(ATAN(ABS([.F626]-[.C626])/ABS([.E626]-[.B626])))" office:value-type="float" office:value="5.27090195222935" calcext:value-type="float">
            <text:p>5.27090195222935</text:p>
          </table:table-cell>
          <table:table-cell table:formula="of:=SQRT(POWER([.H626];2)+POWER([.I626];2)+POWER([.J626];2))" office:value-type="float" office:value="722.555412170317" calcext:value-type="float">
            <text:p>722.555412170317</text:p>
          </table:table-cell>
        </table:table-row>
        <table:table-row table:style-name="ro1">
          <table:table-cell office:value-type="float" office:value="70.5771" calcext:value-type="float">
            <text:p>70.5771</text:p>
          </table:table-cell>
          <table:table-cell office:value-type="float" office:value="289.039" calcext:value-type="float">
            <text:p>289.039</text:p>
          </table:table-cell>
          <table:table-cell office:value-type="float" office:value="43.6146" calcext:value-type="float">
            <text:p>43.6146</text:p>
          </table:table-cell>
          <table:table-cell office:value-type="float" office:value="69.6004" calcext:value-type="float">
            <text:p>69.6004</text:p>
          </table:table-cell>
          <table:table-cell office:value-type="float" office:value="278.204" calcext:value-type="float">
            <text:p>278.204</text:p>
          </table:table-cell>
          <table:table-cell office:value-type="float" office:value="44.5518" calcext:value-type="float">
            <text:p>44.5518</text:p>
          </table:table-cell>
          <table:table-cell/>
          <table:table-cell table:formula="of:=([.D627]-[.A627])/0.0166667" office:value-type="float" office:value="-58.6018827962349" calcext:value-type="float">
            <text:p>-58.6018827962349</text:p>
          </table:table-cell>
          <table:table-cell table:formula="of:=ABS([.E627]-[.B627])/0.0166667" office:value-type="float" office:value="650.098699802599" calcext:value-type="float">
            <text:p>650.098699802599</text:p>
          </table:table-cell>
          <table:table-cell table:formula="of:=([.F627]-[.C627])/0.0166667" office:value-type="float" office:value="56.2318875362248" calcext:value-type="float">
            <text:p>56.2318875362248</text:p>
          </table:table-cell>
          <table:table-cell table:formula="of:=DEGREES(ATAN(ABS([.F627]-[.C627])/ABS([.E627]-[.B627])))" office:value-type="float" office:value="4.9436348957612" calcext:value-type="float">
            <text:p>4.9436348957612</text:p>
          </table:table-cell>
          <table:table-cell table:formula="of:=SQRT(POWER([.H627];2)+POWER([.I627];2)+POWER([.J627];2))" office:value-type="float" office:value="655.152291706425" calcext:value-type="float">
            <text:p>655.152291706425</text:p>
          </table:table-cell>
        </table:table-row>
        <table:table-row table:style-name="ro1">
          <table:table-cell office:value-type="float" office:value="71.8617" calcext:value-type="float">
            <text:p>71.8617</text:p>
          </table:table-cell>
          <table:table-cell office:value-type="float" office:value="289.294" calcext:value-type="float">
            <text:p>289.294</text:p>
          </table:table-cell>
          <table:table-cell office:value-type="float" office:value="43.0528" calcext:value-type="float">
            <text:p>43.0528</text:p>
          </table:table-cell>
          <table:table-cell office:value-type="float" office:value="71.1065" calcext:value-type="float">
            <text:p>71.1065</text:p>
          </table:table-cell>
          <table:table-cell office:value-type="float" office:value="278.501" calcext:value-type="float">
            <text:p>278.501</text:p>
          </table:table-cell>
          <table:table-cell office:value-type="float" office:value="43.9922" calcext:value-type="float">
            <text:p>43.9922</text:p>
          </table:table-cell>
          <table:table-cell/>
          <table:table-cell table:formula="of:=([.D628]-[.A628])/0.0166667" office:value-type="float" office:value="-45.3119093761814" calcext:value-type="float">
            <text:p>-45.3119093761814</text:p>
          </table:table-cell>
          <table:table-cell table:formula="of:=ABS([.E628]-[.B628])/0.0166667" office:value-type="float" office:value="647.578704842591" calcext:value-type="float">
            <text:p>647.578704842591</text:p>
          </table:table-cell>
          <table:table-cell table:formula="of:=([.F628]-[.C628])/0.0166667" office:value-type="float" office:value="56.3638872722254" calcext:value-type="float">
            <text:p>56.3638872722254</text:p>
          </table:table-cell>
          <table:table-cell table:formula="of:=DEGREES(ATAN(ABS([.F628]-[.C628])/ABS([.E628]-[.B628])))" office:value-type="float" office:value="4.97436804669237" calcext:value-type="float">
            <text:p>4.97436804669237</text:p>
          </table:table-cell>
          <table:table-cell table:formula="of:=SQRT(POWER([.H628];2)+POWER([.I628];2)+POWER([.J628];2))" office:value-type="float" office:value="651.604355330256" calcext:value-type="float">
            <text:p>651.604355330256</text:p>
          </table:table-cell>
        </table:table-row>
        <table:table-row table:style-name="ro1">
          <table:table-cell office:value-type="float" office:value="72.1229" calcext:value-type="float">
            <text:p>72.1229</text:p>
          </table:table-cell>
          <table:table-cell office:value-type="float" office:value="294.823" calcext:value-type="float">
            <text:p>294.823</text:p>
          </table:table-cell>
          <table:table-cell office:value-type="float" office:value="42.7057" calcext:value-type="float">
            <text:p>42.7057</text:p>
          </table:table-cell>
          <table:table-cell office:value-type="float" office:value="71.611" calcext:value-type="float">
            <text:p>71.611</text:p>
          </table:table-cell>
          <table:table-cell office:value-type="float" office:value="281.126" calcext:value-type="float">
            <text:p>281.126</text:p>
          </table:table-cell>
          <table:table-cell office:value-type="float" office:value="44.0762" calcext:value-type="float">
            <text:p>44.0762</text:p>
          </table:table-cell>
          <table:table-cell/>
          <table:table-cell table:formula="of:=([.D629]-[.A629])/0.0166667" office:value-type="float" office:value="-30.7139385721227" calcext:value-type="float">
            <text:p>-30.7139385721227</text:p>
          </table:table-cell>
          <table:table-cell table:formula="of:=ABS([.E629]-[.B629])/0.0166667" office:value-type="float" office:value="821.818356363287" calcext:value-type="float">
            <text:p>821.818356363287</text:p>
          </table:table-cell>
          <table:table-cell table:formula="of:=([.F629]-[.C629])/0.0166667" office:value-type="float" office:value="82.2298355403289" calcext:value-type="float">
            <text:p>82.2298355403289</text:p>
          </table:table-cell>
          <table:table-cell table:formula="of:=DEGREES(ATAN(ABS([.F629]-[.C629])/ABS([.E629]-[.B629])))" office:value-type="float" office:value="5.71390645670547" calcext:value-type="float">
            <text:p>5.71390645670547</text:p>
          </table:table-cell>
          <table:table-cell table:formula="of:=SQRT(POWER([.H629];2)+POWER([.I629];2)+POWER([.J629];2))" office:value-type="float" office:value="826.492893333788" calcext:value-type="float">
            <text:p>826.492893333788</text:p>
          </table:table-cell>
        </table:table-row>
        <table:table-row table:style-name="ro1">
          <table:table-cell office:value-type="float" office:value="71.1012" calcext:value-type="float">
            <text:p>71.1012</text:p>
          </table:table-cell>
          <table:table-cell office:value-type="float" office:value="284.971" calcext:value-type="float">
            <text:p>284.971</text:p>
          </table:table-cell>
          <table:table-cell office:value-type="float" office:value="44.2385" calcext:value-type="float">
            <text:p>44.2385</text:p>
          </table:table-cell>
          <table:table-cell office:value-type="float" office:value="70.3756" calcext:value-type="float">
            <text:p>70.3756</text:p>
          </table:table-cell>
          <table:table-cell office:value-type="float" office:value="273.045" calcext:value-type="float">
            <text:p>273.045</text:p>
          </table:table-cell>
          <table:table-cell office:value-type="float" office:value="45.3508" calcext:value-type="float">
            <text:p>45.3508</text:p>
          </table:table-cell>
          <table:table-cell/>
          <table:table-cell table:formula="of:=([.D630]-[.A630])/0.0166667" office:value-type="float" office:value="-43.5359129281741" calcext:value-type="float">
            <text:p>-43.5359129281741</text:p>
          </table:table-cell>
          <table:table-cell table:formula="of:=ABS([.E630]-[.B630])/0.0166667" office:value-type="float" office:value="715.558568882862" calcext:value-type="float">
            <text:p>715.558568882862</text:p>
          </table:table-cell>
          <table:table-cell table:formula="of:=([.F630]-[.C630])/0.0166667" office:value-type="float" office:value="66.7378665242668" calcext:value-type="float">
            <text:p>66.7378665242668</text:p>
          </table:table-cell>
          <table:table-cell table:formula="of:=DEGREES(ATAN(ABS([.F630]-[.C630])/ABS([.E630]-[.B630])))" office:value-type="float" office:value="5.32838038191199" calcext:value-type="float">
            <text:p>5.32838038191199</text:p>
          </table:table-cell>
          <table:table-cell table:formula="of:=SQRT(POWER([.H630];2)+POWER([.I630];2)+POWER([.J630];2))" office:value-type="float" office:value="719.981516460242" calcext:value-type="float">
            <text:p>719.981516460242</text:p>
          </table:table-cell>
        </table:table-row>
        <table:table-row table:style-name="ro1">
          <table:table-cell office:value-type="float" office:value="71.3475" calcext:value-type="float">
            <text:p>71.3475</text:p>
          </table:table-cell>
          <table:table-cell office:value-type="float" office:value="290.515" calcext:value-type="float">
            <text:p>290.515</text:p>
          </table:table-cell>
          <table:table-cell office:value-type="float" office:value="43.379" calcext:value-type="float">
            <text:p>43.379</text:p>
          </table:table-cell>
          <table:table-cell office:value-type="float" office:value="70.3522" calcext:value-type="float">
            <text:p>70.3522</text:p>
          </table:table-cell>
          <table:table-cell office:value-type="float" office:value="279.584" calcext:value-type="float">
            <text:p>279.584</text:p>
          </table:table-cell>
          <table:table-cell office:value-type="float" office:value="44.579" calcext:value-type="float">
            <text:p>44.579</text:p>
          </table:table-cell>
          <table:table-cell/>
          <table:table-cell table:formula="of:=([.D631]-[.A631])/0.0166667" office:value-type="float" office:value="-59.7178805642389" calcext:value-type="float">
            <text:p>-59.7178805642389</text:p>
          </table:table-cell>
          <table:table-cell table:formula="of:=ABS([.E631]-[.B631])/0.0166667" office:value-type="float" office:value="655.858688282622" calcext:value-type="float">
            <text:p>655.858688282622</text:p>
          </table:table-cell>
          <table:table-cell table:formula="of:=([.F631]-[.C631])/0.0166667" office:value-type="float" office:value="71.9998560002882" calcext:value-type="float">
            <text:p>71.9998560002882</text:p>
          </table:table-cell>
          <table:table-cell table:formula="of:=DEGREES(ATAN(ABS([.F631]-[.C631])/ABS([.E631]-[.B631])))" office:value-type="float" office:value="6.26481699032593" calcext:value-type="float">
            <text:p>6.26481699032593</text:p>
          </table:table-cell>
          <table:table-cell table:formula="of:=SQRT(POWER([.H631];2)+POWER([.I631];2)+POWER([.J631];2))" office:value-type="float" office:value="662.495904529944" calcext:value-type="float">
            <text:p>662.495904529944</text:p>
          </table:table-cell>
        </table:table-row>
        <table:table-row table:style-name="ro1">
          <table:table-cell office:value-type="float" office:value="71.0894" calcext:value-type="float">
            <text:p>71.0894</text:p>
          </table:table-cell>
          <table:table-cell office:value-type="float" office:value="287.883" calcext:value-type="float">
            <text:p>287.883</text:p>
          </table:table-cell>
          <table:table-cell office:value-type="float" office:value="43.0252" calcext:value-type="float">
            <text:p>43.0252</text:p>
          </table:table-cell>
          <table:table-cell office:value-type="float" office:value="70.0962" calcext:value-type="float">
            <text:p>70.0962</text:p>
          </table:table-cell>
          <table:table-cell office:value-type="float" office:value="277.249" calcext:value-type="float">
            <text:p>277.249</text:p>
          </table:table-cell>
          <table:table-cell office:value-type="float" office:value="43.2023" calcext:value-type="float">
            <text:p>43.2023</text:p>
          </table:table-cell>
          <table:table-cell/>
          <table:table-cell table:formula="of:=([.D632]-[.A632])/0.0166667" office:value-type="float" office:value="-59.5918808162385" calcext:value-type="float">
            <text:p>-59.5918808162385</text:p>
          </table:table-cell>
          <table:table-cell table:formula="of:=ABS([.E632]-[.B632])/0.0166667" office:value-type="float" office:value="638.03872392255" calcext:value-type="float">
            <text:p>638.03872392255</text:p>
          </table:table-cell>
          <table:table-cell table:formula="of:=([.F632]-[.C632])/0.0166667" office:value-type="float" office:value="10.6259787480427" calcext:value-type="float">
            <text:p>10.6259787480427</text:p>
          </table:table-cell>
          <table:table-cell table:formula="of:=DEGREES(ATAN(ABS([.F632]-[.C632])/ABS([.E632]-[.B632])))" office:value-type="float" office:value="0.954123055885848" calcext:value-type="float">
            <text:p>0.954123055885848</text:p>
          </table:table-cell>
          <table:table-cell table:formula="of:=SQRT(POWER([.H632];2)+POWER([.I632];2)+POWER([.J632];2))" office:value-type="float" office:value="640.903672097677" calcext:value-type="float">
            <text:p>640.903672097677</text:p>
          </table:table-cell>
        </table:table-row>
        <table:table-row table:style-name="ro1">
          <table:table-cell office:value-type="float" office:value="71.6013" calcext:value-type="float">
            <text:p>71.6013</text:p>
          </table:table-cell>
          <table:table-cell office:value-type="float" office:value="294.771" calcext:value-type="float">
            <text:p>294.771</text:p>
          </table:table-cell>
          <table:table-cell office:value-type="float" office:value="42.7185" calcext:value-type="float">
            <text:p>42.7185</text:p>
          </table:table-cell>
          <table:table-cell office:value-type="float" office:value="70.5935" calcext:value-type="float">
            <text:p>70.5935</text:p>
          </table:table-cell>
          <table:table-cell office:value-type="float" office:value="282.356" calcext:value-type="float">
            <text:p>282.356</text:p>
          </table:table-cell>
          <table:table-cell office:value-type="float" office:value="43.8935" calcext:value-type="float">
            <text:p>43.8935</text:p>
          </table:table-cell>
          <table:table-cell/>
          <table:table-cell table:formula="of:=([.D633]-[.A633])/0.0166667" office:value-type="float" office:value="-60.4678790642412" calcext:value-type="float">
            <text:p>-60.4678790642412</text:p>
          </table:table-cell>
          <table:table-cell table:formula="of:=ABS([.E633]-[.B633])/0.0166667" office:value-type="float" office:value="744.898510202981" calcext:value-type="float">
            <text:p>744.898510202981</text:p>
          </table:table-cell>
          <table:table-cell table:formula="of:=([.F633]-[.C633])/0.0166667" office:value-type="float" office:value="70.4998590002823" calcext:value-type="float">
            <text:p>70.4998590002823</text:p>
          </table:table-cell>
          <table:table-cell table:formula="of:=DEGREES(ATAN(ABS([.F633]-[.C633])/ABS([.E633]-[.B633])))" office:value-type="float" office:value="5.4065729038057" calcext:value-type="float">
            <text:p>5.4065729038057</text:p>
          </table:table-cell>
          <table:table-cell table:formula="of:=SQRT(POWER([.H633];2)+POWER([.I633];2)+POWER([.J633];2))" office:value-type="float" office:value="750.666627085691" calcext:value-type="float">
            <text:p>750.666627085691</text:p>
          </table:table-cell>
        </table:table-row>
        <table:table-row table:style-name="ro1">
          <table:table-cell office:value-type="float" office:value="71.6024" calcext:value-type="float">
            <text:p>71.6024</text:p>
          </table:table-cell>
          <table:table-cell office:value-type="float" office:value="290.654" calcext:value-type="float">
            <text:p>290.654</text:p>
          </table:table-cell>
          <table:table-cell office:value-type="float" office:value="42.8434" calcext:value-type="float">
            <text:p>42.8434</text:p>
          </table:table-cell>
          <table:table-cell office:value-type="float" office:value="70.849" calcext:value-type="float">
            <text:p>70.849</text:p>
          </table:table-cell>
          <table:table-cell office:value-type="float" office:value="279.848" calcext:value-type="float">
            <text:p>279.848</text:p>
          </table:table-cell>
          <table:table-cell office:value-type="float" office:value="43.5322" calcext:value-type="float">
            <text:p>43.5322</text:p>
          </table:table-cell>
          <table:table-cell/>
          <table:table-cell table:formula="of:=([.D634]-[.A634])/0.0166667" office:value-type="float" office:value="-45.2039095921808" calcext:value-type="float">
            <text:p>-45.2039095921808</text:p>
          </table:table-cell>
          <table:table-cell table:formula="of:=ABS([.E634]-[.B634])/0.0166667" office:value-type="float" office:value="648.358703282592" calcext:value-type="float">
            <text:p>648.358703282592</text:p>
          </table:table-cell>
          <table:table-cell table:formula="of:=([.F634]-[.C634])/0.0166667" office:value-type="float" office:value="41.3279173441653" calcext:value-type="float">
            <text:p>41.3279173441653</text:p>
          </table:table-cell>
          <table:table-cell table:formula="of:=DEGREES(ATAN(ABS([.F634]-[.C634])/ABS([.E634]-[.B634])))" office:value-type="float" office:value="3.6472341724316" calcext:value-type="float">
            <text:p>3.6472341724316</text:p>
          </table:table-cell>
          <table:table-cell table:formula="of:=SQRT(POWER([.H634];2)+POWER([.I634];2)+POWER([.J634];2))" office:value-type="float" office:value="651.245267404462" calcext:value-type="float">
            <text:p>651.245267404462</text:p>
          </table:table-cell>
        </table:table-row>
        <table:table-row table:style-name="ro1">
          <table:table-cell office:value-type="float" office:value="71.8622" calcext:value-type="float">
            <text:p>71.8622</text:p>
          </table:table-cell>
          <table:table-cell office:value-type="float" office:value="285.213" calcext:value-type="float">
            <text:p>285.213</text:p>
          </table:table-cell>
          <table:table-cell office:value-type="float" office:value="43.4352" calcext:value-type="float">
            <text:p>43.4352</text:p>
          </table:table-cell>
          <table:table-cell office:value-type="float" office:value="70.86" calcext:value-type="float">
            <text:p>70.86</text:p>
          </table:table-cell>
          <table:table-cell office:value-type="float" office:value="275.872" calcext:value-type="float">
            <text:p>275.872</text:p>
          </table:table-cell>
          <table:table-cell office:value-type="float" office:value="44.1601" calcext:value-type="float">
            <text:p>44.1601</text:p>
          </table:table-cell>
          <table:table-cell/>
          <table:table-cell table:formula="of:=([.D635]-[.A635])/0.0166667" office:value-type="float" office:value="-60.1318797362407" calcext:value-type="float">
            <text:p>-60.1318797362407</text:p>
          </table:table-cell>
          <table:table-cell table:formula="of:=ABS([.E635]-[.B635])/0.0166667" office:value-type="float" office:value="560.458879082242" calcext:value-type="float">
            <text:p>560.458879082242</text:p>
          </table:table-cell>
          <table:table-cell table:formula="of:=([.F635]-[.C635])/0.0166667" office:value-type="float" office:value="43.4939130121739" calcext:value-type="float">
            <text:p>43.4939130121739</text:p>
          </table:table-cell>
          <table:table-cell table:formula="of:=DEGREES(ATAN(ABS([.F635]-[.C635])/ABS([.E635]-[.B635])))" office:value-type="float" office:value="4.4374941704699" calcext:value-type="float">
            <text:p>4.4374941704699</text:p>
          </table:table-cell>
          <table:table-cell table:formula="of:=SQRT(POWER([.H635];2)+POWER([.I635];2)+POWER([.J635];2))" office:value-type="float" office:value="565.350969373758" calcext:value-type="float">
            <text:p>565.350969373758</text:p>
          </table:table-cell>
        </table:table-row>
        <table:table-row table:style-name="ro1">
          <table:table-cell office:value-type="float" office:value="71.6101" calcext:value-type="float">
            <text:p>71.6101</text:p>
          </table:table-cell>
          <table:table-cell office:value-type="float" office:value="285.079" calcext:value-type="float">
            <text:p>285.079</text:p>
          </table:table-cell>
          <table:table-cell office:value-type="float" office:value="43.9644" calcext:value-type="float">
            <text:p>43.9644</text:p>
          </table:table-cell>
          <table:table-cell office:value-type="float" office:value="70.8656" calcext:value-type="float">
            <text:p>70.8656</text:p>
          </table:table-cell>
          <table:table-cell office:value-type="float" office:value="274.508" calcext:value-type="float">
            <text:p>274.508</text:p>
          </table:table-cell>
          <table:table-cell office:value-type="float" office:value="44.6229" calcext:value-type="float">
            <text:p>44.6229</text:p>
          </table:table-cell>
          <table:table-cell/>
          <table:table-cell table:formula="of:=([.D636]-[.A636])/0.0166667" office:value-type="float" office:value="-44.6699106601788" calcext:value-type="float">
            <text:p>-44.6699106601788</text:p>
          </table:table-cell>
          <table:table-cell table:formula="of:=ABS([.E636]-[.B636])/0.0166667" office:value-type="float" office:value="634.258731482539" calcext:value-type="float">
            <text:p>634.258731482539</text:p>
          </table:table-cell>
          <table:table-cell table:formula="of:=([.F636]-[.C636])/0.0166667" office:value-type="float" office:value="39.5099209801583" calcext:value-type="float">
            <text:p>39.5099209801583</text:p>
          </table:table-cell>
          <table:table-cell table:formula="of:=DEGREES(ATAN(ABS([.F636]-[.C636])/ABS([.E636]-[.B636])))" office:value-type="float" office:value="3.56452390849488" calcext:value-type="float">
            <text:p>3.56452390849488</text:p>
          </table:table-cell>
          <table:table-cell table:formula="of:=SQRT(POWER([.H636];2)+POWER([.I636];2)+POWER([.J636];2))" office:value-type="float" office:value="637.05617745697" calcext:value-type="float">
            <text:p>637.05617745697</text:p>
          </table:table-cell>
        </table:table-row>
        <table:table-row table:style-name="ro1">
          <table:table-cell office:value-type="float" office:value="71.8702" calcext:value-type="float">
            <text:p>71.8702</text:p>
          </table:table-cell>
          <table:table-cell office:value-type="float" office:value="282.294" calcext:value-type="float">
            <text:p>282.294</text:p>
          </table:table-cell>
          <table:table-cell office:value-type="float" office:value="44.8965" calcext:value-type="float">
            <text:p>44.8965</text:p>
          </table:table-cell>
          <table:table-cell office:value-type="float" office:value="71.3746" calcext:value-type="float">
            <text:p>71.3746</text:p>
          </table:table-cell>
          <table:table-cell office:value-type="float" office:value="271.829" calcext:value-type="float">
            <text:p>271.829</text:p>
          </table:table-cell>
          <table:table-cell office:value-type="float" office:value="45.7771" calcext:value-type="float">
            <text:p>45.7771</text:p>
          </table:table-cell>
          <table:table-cell/>
          <table:table-cell table:formula="of:=([.D637]-[.A637])/0.0166667" office:value-type="float" office:value="-29.7359405281187" calcext:value-type="float">
            <text:p>-29.7359405281187</text:p>
          </table:table-cell>
          <table:table-cell table:formula="of:=ABS([.E637]-[.B637])/0.0166667" office:value-type="float" office:value="627.89874420251" calcext:value-type="float">
            <text:p>627.89874420251</text:p>
          </table:table-cell>
          <table:table-cell table:formula="of:=([.F637]-[.C637])/0.0166667" office:value-type="float" office:value="52.835894328211" calcext:value-type="float">
            <text:p>52.835894328211</text:p>
          </table:table-cell>
          <table:table-cell table:formula="of:=DEGREES(ATAN(ABS([.F637]-[.C637])/ABS([.E637]-[.B637])))" office:value-type="float" office:value="4.80994565726936" calcext:value-type="float">
            <text:p>4.80994565726936</text:p>
          </table:table-cell>
          <table:table-cell table:formula="of:=SQRT(POWER([.H637];2)+POWER([.I637];2)+POWER([.J637];2))" office:value-type="float" office:value="630.819063487814" calcext:value-type="float">
            <text:p>630.819063487814</text:p>
          </table:table-cell>
        </table:table-row>
        <table:table-row table:style-name="ro1">
          <table:table-cell office:value-type="float" office:value="71.6162" calcext:value-type="float">
            <text:p>71.6162</text:p>
          </table:table-cell>
          <table:table-cell office:value-type="float" office:value="280.975" calcext:value-type="float">
            <text:p>280.975</text:p>
          </table:table-cell>
          <table:table-cell office:value-type="float" office:value="44.8517" calcext:value-type="float">
            <text:p>44.8517</text:p>
          </table:table-cell>
          <table:table-cell office:value-type="float" office:value="70.8818" calcext:value-type="float">
            <text:p>70.8818</text:p>
          </table:table-cell>
          <table:table-cell office:value-type="float" office:value="269.294" calcext:value-type="float">
            <text:p>269.294</text:p>
          </table:table-cell>
          <table:table-cell office:value-type="float" office:value="45.6879" calcext:value-type="float">
            <text:p>45.6879</text:p>
          </table:table-cell>
          <table:table-cell/>
          <table:table-cell table:formula="of:=([.D638]-[.A638])/0.0166667" office:value-type="float" office:value="-44.0639118721767" calcext:value-type="float">
            <text:p>-44.0639118721767</text:p>
          </table:table-cell>
          <table:table-cell table:formula="of:=ABS([.E638]-[.B638])/0.0166667" office:value-type="float" office:value="700.858598282806" calcext:value-type="float">
            <text:p>700.858598282806</text:p>
          </table:table-cell>
          <table:table-cell table:formula="of:=([.F638]-[.C638])/0.0166667" office:value-type="float" office:value="50.1718996562006" calcext:value-type="float">
            <text:p>50.1718996562006</text:p>
          </table:table-cell>
          <table:table-cell table:formula="of:=DEGREES(ATAN(ABS([.F638]-[.C638])/ABS([.E638]-[.B638])))" office:value-type="float" office:value="4.09461008350127" calcext:value-type="float">
            <text:p>4.09461008350127</text:p>
          </table:table-cell>
          <table:table-cell table:formula="of:=SQRT(POWER([.H638];2)+POWER([.I638];2)+POWER([.J638];2))" office:value-type="float" office:value="704.03240169152" calcext:value-type="float">
            <text:p>704.03240169152</text:p>
          </table:table-cell>
        </table:table-row>
        <table:table-row table:style-name="ro1">
          <table:table-cell office:value-type="float" office:value="71.8662" calcext:value-type="float">
            <text:p>71.8662</text:p>
          </table:table-cell>
          <table:table-cell office:value-type="float" office:value="283.756" calcext:value-type="float">
            <text:p>283.756</text:p>
          </table:table-cell>
          <table:table-cell office:value-type="float" office:value="44.1672" calcext:value-type="float">
            <text:p>44.1672</text:p>
          </table:table-cell>
          <table:table-cell office:value-type="float" office:value="70.8728" calcext:value-type="float">
            <text:p>70.8728</text:p>
          </table:table-cell>
          <table:table-cell office:value-type="float" office:value="271.916" calcext:value-type="float">
            <text:p>271.916</text:p>
          </table:table-cell>
          <table:table-cell office:value-type="float" office:value="45.0308" calcext:value-type="float">
            <text:p>45.0308</text:p>
          </table:table-cell>
          <table:table-cell/>
          <table:table-cell table:formula="of:=([.D639]-[.A639])/0.0166667" office:value-type="float" office:value="-59.6038807922389" calcext:value-type="float">
            <text:p>-59.6038807922389</text:p>
          </table:table-cell>
          <table:table-cell table:formula="of:=ABS([.E639]-[.B639])/0.0166667" office:value-type="float" office:value="710.39857920284" calcext:value-type="float">
            <text:p>710.39857920284</text:p>
          </table:table-cell>
          <table:table-cell table:formula="of:=([.F639]-[.C639])/0.0166667" office:value-type="float" office:value="51.8158963682072" calcext:value-type="float">
            <text:p>51.8158963682072</text:p>
          </table:table-cell>
          <table:table-cell table:formula="of:=DEGREES(ATAN(ABS([.F639]-[.C639])/ABS([.E639]-[.B639])))" office:value-type="float" office:value="4.17172014342341" calcext:value-type="float">
            <text:p>4.17172014342341</text:p>
          </table:table-cell>
          <table:table-cell table:formula="of:=SQRT(POWER([.H639];2)+POWER([.I639];2)+POWER([.J639];2))" office:value-type="float" office:value="714.775245133287" calcext:value-type="float">
            <text:p>714.775245133287</text:p>
          </table:table-cell>
        </table:table-row>
        <table:table-row table:style-name="ro1">
          <table:table-cell office:value-type="float" office:value="72.1226" calcext:value-type="float">
            <text:p>72.1226</text:p>
          </table:table-cell>
          <table:table-cell office:value-type="float" office:value="286.451" calcext:value-type="float">
            <text:p>286.451</text:p>
          </table:table-cell>
          <table:table-cell office:value-type="float" office:value="44.0002" calcext:value-type="float">
            <text:p>44.0002</text:p>
          </table:table-cell>
          <table:table-cell office:value-type="float" office:value="71.3686" calcext:value-type="float">
            <text:p>71.3686</text:p>
          </table:table-cell>
          <table:table-cell office:value-type="float" office:value="274.472" calcext:value-type="float">
            <text:p>274.472</text:p>
          </table:table-cell>
          <table:table-cell office:value-type="float" office:value="45.1183" calcext:value-type="float">
            <text:p>45.1183</text:p>
          </table:table-cell>
          <table:table-cell/>
          <table:table-cell table:formula="of:=([.D640]-[.A640])/0.0166667" office:value-type="float" office:value="-45.2399095201813" calcext:value-type="float">
            <text:p>-45.2399095201813</text:p>
          </table:table-cell>
          <table:table-cell table:formula="of:=ABS([.E640]-[.B640])/0.0166667" office:value-type="float" office:value="718.738562522877" calcext:value-type="float">
            <text:p>718.738562522877</text:p>
          </table:table-cell>
          <table:table-cell table:formula="of:=([.F640]-[.C640])/0.0166667" office:value-type="float" office:value="67.0858658282682" calcext:value-type="float">
            <text:p>67.0858658282682</text:p>
          </table:table-cell>
          <table:table-cell table:formula="of:=DEGREES(ATAN(ABS([.F640]-[.C640])/ABS([.E640]-[.B640])))" office:value-type="float" office:value="5.33244338430687" calcext:value-type="float">
            <text:p>5.33244338430687</text:p>
          </table:table-cell>
          <table:table-cell table:formula="of:=SQRT(POWER([.H640];2)+POWER([.I640];2)+POWER([.J640];2))" office:value-type="float" office:value="723.278842539152" calcext:value-type="float">
            <text:p>723.278842539152</text:p>
          </table:table-cell>
        </table:table-row>
        <table:table-row table:style-name="ro1">
          <table:table-cell office:value-type="float" office:value="72.1259" calcext:value-type="float">
            <text:p>72.1259</text:p>
          </table:table-cell>
          <table:table-cell office:value-type="float" office:value="289.1" calcext:value-type="float">
            <text:p>289.1</text:p>
          </table:table-cell>
          <table:table-cell office:value-type="float" office:value="44.1003" calcext:value-type="float">
            <text:p>44.1003</text:p>
          </table:table-cell>
          <table:table-cell office:value-type="float" office:value="71.1122" calcext:value-type="float">
            <text:p>71.1122</text:p>
          </table:table-cell>
          <table:table-cell office:value-type="float" office:value="278.348" calcext:value-type="float">
            <text:p>278.348</text:p>
          </table:table-cell>
          <table:table-cell office:value-type="float" office:value="44.7643" calcext:value-type="float">
            <text:p>44.7643</text:p>
          </table:table-cell>
          <table:table-cell/>
          <table:table-cell table:formula="of:=([.D641]-[.A641])/0.0166667" office:value-type="float" office:value="-60.8218783562433" calcext:value-type="float">
            <text:p>-60.8218783562433</text:p>
          </table:table-cell>
          <table:table-cell table:formula="of:=ABS([.E641]-[.B641])/0.0166667" office:value-type="float" office:value="645.118709762581" calcext:value-type="float">
            <text:p>645.118709762581</text:p>
          </table:table-cell>
          <table:table-cell table:formula="of:=([.F641]-[.C641])/0.0166667" office:value-type="float" office:value="39.8399203201595" calcext:value-type="float">
            <text:p>39.8399203201595</text:p>
          </table:table-cell>
          <table:table-cell table:formula="of:=DEGREES(ATAN(ABS([.F641]-[.C641])/ABS([.E641]-[.B641])))" office:value-type="float" office:value="3.5338675058475" calcext:value-type="float">
            <text:p>3.5338675058475</text:p>
          </table:table-cell>
          <table:table-cell table:formula="of:=SQRT(POWER([.H641];2)+POWER([.I641];2)+POWER([.J641];2))" office:value-type="float" office:value="649.203103676835" calcext:value-type="float">
            <text:p>649.203103676835</text:p>
          </table:table-cell>
        </table:table-row>
        <table:table-row table:style-name="ro1">
          <table:table-cell office:value-type="float" office:value="71.6179" calcext:value-type="float">
            <text:p>71.6179</text:p>
          </table:table-cell>
          <table:table-cell office:value-type="float" office:value="280.915" calcext:value-type="float">
            <text:p>280.915</text:p>
          </table:table-cell>
          <table:table-cell office:value-type="float" office:value="45.1112" calcext:value-type="float">
            <text:p>45.1112</text:p>
          </table:table-cell>
          <table:table-cell office:value-type="float" office:value="70.8857" calcext:value-type="float">
            <text:p>70.8857</text:p>
          </table:table-cell>
          <table:table-cell office:value-type="float" office:value="269.196" calcext:value-type="float">
            <text:p>269.196</text:p>
          </table:table-cell>
          <table:table-cell office:value-type="float" office:value="46.1916" calcext:value-type="float">
            <text:p>46.1916</text:p>
          </table:table-cell>
          <table:table-cell/>
          <table:table-cell table:formula="of:=([.D642]-[.A642])/0.0166667" office:value-type="float" office:value="-43.9319121361761" calcext:value-type="float">
            <text:p>-43.9319121361761</text:p>
          </table:table-cell>
          <table:table-cell table:formula="of:=ABS([.E642]-[.B642])/0.0166667" office:value-type="float" office:value="703.138593722812" calcext:value-type="float">
            <text:p>703.138593722812</text:p>
          </table:table-cell>
          <table:table-cell table:formula="of:=([.F642]-[.C642])/0.0166667" office:value-type="float" office:value="64.8238703522596" calcext:value-type="float">
            <text:p>64.8238703522596</text:p>
          </table:table-cell>
          <table:table-cell table:formula="of:=DEGREES(ATAN(ABS([.F642]-[.C642])/ABS([.E642]-[.B642])))" office:value-type="float" office:value="5.26733267386576" calcext:value-type="float">
            <text:p>5.26733267386576</text:p>
          </table:table-cell>
          <table:table-cell table:formula="of:=SQRT(POWER([.H642];2)+POWER([.I642];2)+POWER([.J642];2))" office:value-type="float" office:value="707.485709434389" calcext:value-type="float">
            <text:p>707.485709434389</text:p>
          </table:table-cell>
        </table:table-row>
        <table:table-row table:style-name="ro1">
          <table:table-cell office:value-type="float" office:value="71.6211" calcext:value-type="float">
            <text:p>71.6211</text:p>
          </table:table-cell>
          <table:table-cell office:value-type="float" office:value="279.53" calcext:value-type="float">
            <text:p>279.53</text:p>
          </table:table-cell>
          <table:table-cell office:value-type="float" office:value="45.5741" calcext:value-type="float">
            <text:p>45.5741</text:p>
          </table:table-cell>
          <table:table-cell office:value-type="float" office:value="70.8876" calcext:value-type="float">
            <text:p>70.8876</text:p>
          </table:table-cell>
          <table:table-cell office:value-type="float" office:value="269.148" calcext:value-type="float">
            <text:p>269.148</text:p>
          </table:table-cell>
          <table:table-cell office:value-type="float" office:value="46.4432" calcext:value-type="float">
            <text:p>46.4432</text:p>
          </table:table-cell>
          <table:table-cell/>
          <table:table-cell table:formula="of:=([.D643]-[.A643])/0.0166667" office:value-type="float" office:value="-44.0099119801756" calcext:value-type="float">
            <text:p>-44.0099119801756</text:p>
          </table:table-cell>
          <table:table-cell table:formula="of:=ABS([.E643]-[.B643])/0.0166667" office:value-type="float" office:value="622.918754162489" calcext:value-type="float">
            <text:p>622.918754162489</text:p>
          </table:table-cell>
          <table:table-cell table:formula="of:=([.F643]-[.C643])/0.0166667" office:value-type="float" office:value="52.1458957082083" calcext:value-type="float">
            <text:p>52.1458957082083</text:p>
          </table:table-cell>
          <table:table-cell table:formula="of:=DEGREES(ATAN(ABS([.F643]-[.C643])/ABS([.E643]-[.B643])))" office:value-type="float" office:value="4.78519843715503" calcext:value-type="float">
            <text:p>4.78519843715503</text:p>
          </table:table-cell>
          <table:table-cell table:formula="of:=SQRT(POWER([.H643];2)+POWER([.I643];2)+POWER([.J643];2))" office:value-type="float" office:value="626.644908284637" calcext:value-type="float">
            <text:p>626.644908284637</text:p>
          </table:table-cell>
        </table:table-row>
        <table:table-row table:style-name="ro1">
          <table:table-cell office:value-type="float" office:value="71.6191" calcext:value-type="float">
            <text:p>71.6191</text:p>
          </table:table-cell>
          <table:table-cell office:value-type="float" office:value="278.307" calcext:value-type="float">
            <text:p>278.307</text:p>
          </table:table-cell>
          <table:table-cell office:value-type="float" office:value="45.2642" calcext:value-type="float">
            <text:p>45.2642</text:p>
          </table:table-cell>
          <table:table-cell office:value-type="float" office:value="71.1342" calcext:value-type="float">
            <text:p>71.1342</text:p>
          </table:table-cell>
          <table:table-cell office:value-type="float" office:value="266.781" calcext:value-type="float">
            <text:p>266.781</text:p>
          </table:table-cell>
          <table:table-cell office:value-type="float" office:value="46.0795" calcext:value-type="float">
            <text:p>46.0795</text:p>
          </table:table-cell>
          <table:table-cell/>
          <table:table-cell table:formula="of:=([.D644]-[.A644])/0.0166667" office:value-type="float" office:value="-29.0939418121161" calcext:value-type="float">
            <text:p>-29.0939418121161</text:p>
          </table:table-cell>
          <table:table-cell table:formula="of:=ABS([.E644]-[.B644])/0.0166667" office:value-type="float" office:value="691.558616882767" calcext:value-type="float">
            <text:p>691.558616882767</text:p>
          </table:table-cell>
          <table:table-cell table:formula="of:=([.F644]-[.C644])/0.0166667" office:value-type="float" office:value="48.9179021641957" calcext:value-type="float">
            <text:p>48.9179021641957</text:p>
          </table:table-cell>
          <table:table-cell table:formula="of:=DEGREES(ATAN(ABS([.F644]-[.C644])/ABS([.E644]-[.B644])))" office:value-type="float" office:value="4.04611934019762" calcext:value-type="float">
            <text:p>4.04611934019762</text:p>
          </table:table-cell>
          <table:table-cell table:formula="of:=SQRT(POWER([.H644];2)+POWER([.I644];2)+POWER([.J644];2))" office:value-type="float" office:value="693.896778481582" calcext:value-type="float">
            <text:p>693.896778481582</text:p>
          </table:table-cell>
        </table:table-row>
        <table:table-row table:style-name="ro1">
          <table:table-cell office:value-type="float" office:value="71.0841" calcext:value-type="float">
            <text:p>71.0841</text:p>
          </table:table-cell>
          <table:table-cell office:value-type="float" office:value="291.947" calcext:value-type="float">
            <text:p>291.947</text:p>
          </table:table-cell>
          <table:table-cell office:value-type="float" office:value="42.9035" calcext:value-type="float">
            <text:p>42.9035</text:p>
          </table:table-cell>
          <table:table-cell office:value-type="float" office:value="70.0895" calcext:value-type="float">
            <text:p>70.0895</text:p>
          </table:table-cell>
          <table:table-cell office:value-type="float" office:value="280.995" calcext:value-type="float">
            <text:p>280.995</text:p>
          </table:table-cell>
          <table:table-cell office:value-type="float" office:value="43.8601" calcext:value-type="float">
            <text:p>43.8601</text:p>
          </table:table-cell>
          <table:table-cell/>
          <table:table-cell table:formula="of:=([.D645]-[.A645])/0.0166667" office:value-type="float" office:value="-59.675880648239" calcext:value-type="float">
            <text:p>-59.675880648239</text:p>
          </table:table-cell>
          <table:table-cell table:formula="of:=ABS([.E645]-[.B645])/0.0166667" office:value-type="float" office:value="657.118685762628" calcext:value-type="float">
            <text:p>657.118685762628</text:p>
          </table:table-cell>
          <table:table-cell table:formula="of:=([.F645]-[.C645])/0.0166667" office:value-type="float" office:value="57.3958852082297" calcext:value-type="float">
            <text:p>57.3958852082297</text:p>
          </table:table-cell>
          <table:table-cell table:formula="of:=DEGREES(ATAN(ABS([.F645]-[.C645])/ABS([.E645]-[.B645])))" office:value-type="float" office:value="4.99181844223197" calcext:value-type="float">
            <text:p>4.99181844223197</text:p>
          </table:table-cell>
          <table:table-cell table:formula="of:=SQRT(POWER([.H645];2)+POWER([.I645];2)+POWER([.J645];2))" office:value-type="float" office:value="662.314476324037" calcext:value-type="float">
            <text:p>662.314476324037</text:p>
          </table:table-cell>
        </table:table-row>
        <table:table-row table:style-name="ro1">
          <table:table-cell office:value-type="float" office:value="71.8663" calcext:value-type="float">
            <text:p>71.8663</text:p>
          </table:table-cell>
          <table:table-cell office:value-type="float" office:value="293.262" calcext:value-type="float">
            <text:p>293.262</text:p>
          </table:table-cell>
          <table:table-cell office:value-type="float" office:value="43.4638" calcext:value-type="float">
            <text:p>43.4638</text:p>
          </table:table-cell>
          <table:table-cell office:value-type="float" office:value="71.1101" calcext:value-type="float">
            <text:p>71.1101</text:p>
          </table:table-cell>
          <table:table-cell office:value-type="float" office:value="280.906" calcext:value-type="float">
            <text:p>280.906</text:p>
          </table:table-cell>
          <table:table-cell office:value-type="float" office:value="44.8671" calcext:value-type="float">
            <text:p>44.8671</text:p>
          </table:table-cell>
          <table:table-cell/>
          <table:table-cell table:formula="of:=([.D646]-[.A646])/0.0166667" office:value-type="float" office:value="-45.371909256181" calcext:value-type="float">
            <text:p>-45.371909256181</text:p>
          </table:table-cell>
          <table:table-cell table:formula="of:=ABS([.E646]-[.B646])/0.0166667" office:value-type="float" office:value="741.358517282965" calcext:value-type="float">
            <text:p>741.358517282965</text:p>
          </table:table-cell>
          <table:table-cell table:formula="of:=([.F646]-[.C646])/0.0166667" office:value-type="float" office:value="84.1978316043369" calcext:value-type="float">
            <text:p>84.1978316043369</text:p>
          </table:table-cell>
          <table:table-cell table:formula="of:=DEGREES(ATAN(ABS([.F646]-[.C646])/ABS([.E646]-[.B646])))" office:value-type="float" office:value="6.47945291256382" calcext:value-type="float">
            <text:p>6.47945291256382</text:p>
          </table:table-cell>
          <table:table-cell table:formula="of:=SQRT(POWER([.H646];2)+POWER([.I646];2)+POWER([.J646];2))" office:value-type="float" office:value="747.502733201973" calcext:value-type="float">
            <text:p>747.502733201973</text:p>
          </table:table-cell>
        </table:table-row>
        <table:table-row table:style-name="ro1">
          <table:table-cell office:value-type="float" office:value="71.6026" calcext:value-type="float">
            <text:p>71.6026</text:p>
          </table:table-cell>
          <table:table-cell office:value-type="float" office:value="292.007" calcext:value-type="float">
            <text:p>292.007</text:p>
          </table:table-cell>
          <table:table-cell office:value-type="float" office:value="42.8894" calcext:value-type="float">
            <text:p>42.8894</text:p>
          </table:table-cell>
          <table:table-cell office:value-type="float" office:value="70.8489" calcext:value-type="float">
            <text:p>70.8489</text:p>
          </table:table-cell>
          <table:table-cell office:value-type="float" office:value="279.853" calcext:value-type="float">
            <text:p>279.853</text:p>
          </table:table-cell>
          <table:table-cell office:value-type="float" office:value="43.5314" calcext:value-type="float">
            <text:p>43.5314</text:p>
          </table:table-cell>
          <table:table-cell/>
          <table:table-cell table:formula="of:=([.D647]-[.A647])/0.0166667" office:value-type="float" office:value="-45.2219095561806" calcext:value-type="float">
            <text:p>-45.2219095561806</text:p>
          </table:table-cell>
          <table:table-cell table:formula="of:=ABS([.E647]-[.B647])/0.0166667" office:value-type="float" office:value="729.238541522917" calcext:value-type="float">
            <text:p>729.238541522917</text:p>
          </table:table-cell>
          <table:table-cell table:formula="of:=([.F647]-[.C647])/0.0166667" office:value-type="float" office:value="38.5199229601538" calcext:value-type="float">
            <text:p>38.5199229601538</text:p>
          </table:table-cell>
          <table:table-cell table:formula="of:=DEGREES(ATAN(ABS([.F647]-[.C647])/ABS([.E647]-[.B647])))" office:value-type="float" office:value="3.02367421680439" calcext:value-type="float">
            <text:p>3.02367421680439</text:p>
          </table:table-cell>
          <table:table-cell table:formula="of:=SQRT(POWER([.H647];2)+POWER([.I647];2)+POWER([.J647];2))" office:value-type="float" office:value="731.654054872406" calcext:value-type="float">
            <text:p>731.654054872406</text:p>
          </table:table-cell>
        </table:table-row>
        <table:table-row table:style-name="ro1">
          <table:table-cell office:value-type="float" office:value="71.6074" calcext:value-type="float">
            <text:p>71.6074</text:p>
          </table:table-cell>
          <table:table-cell office:value-type="float" office:value="289.151" calcext:value-type="float">
            <text:p>289.151</text:p>
          </table:table-cell>
          <table:table-cell office:value-type="float" office:value="43.5876" calcext:value-type="float">
            <text:p>43.5876</text:p>
          </table:table-cell>
          <table:table-cell office:value-type="float" office:value="70.8622" calcext:value-type="float">
            <text:p>70.8622</text:p>
          </table:table-cell>
          <table:table-cell office:value-type="float" office:value="277.035" calcext:value-type="float">
            <text:p>277.035</text:p>
          </table:table-cell>
          <table:table-cell office:value-type="float" office:value="44.7227" calcext:value-type="float">
            <text:p>44.7227</text:p>
          </table:table-cell>
          <table:table-cell/>
          <table:table-cell table:formula="of:=([.D648]-[.A648])/0.0166667" office:value-type="float" office:value="-44.7119105761787" calcext:value-type="float">
            <text:p>-44.7119105761787</text:p>
          </table:table-cell>
          <table:table-cell table:formula="of:=ABS([.E648]-[.B648])/0.0166667" office:value-type="float" office:value="726.958546082907" calcext:value-type="float">
            <text:p>726.958546082907</text:p>
          </table:table-cell>
          <table:table-cell table:formula="of:=([.F648]-[.C648])/0.0166667" office:value-type="float" office:value="68.1058637882725" calcext:value-type="float">
            <text:p>68.1058637882725</text:p>
          </table:table-cell>
          <table:table-cell table:formula="of:=DEGREES(ATAN(ABS([.F648]-[.C648])/ABS([.E648]-[.B648])))" office:value-type="float" office:value="5.35219202705657" calcext:value-type="float">
            <text:p>5.35219202705657</text:p>
          </table:table-cell>
          <table:table-cell table:formula="of:=SQRT(POWER([.H648];2)+POWER([.I648];2)+POWER([.J648];2))" office:value-type="float" office:value="731.50959758071" calcext:value-type="float">
            <text:p>731.50959758071</text:p>
          </table:table-cell>
        </table:table-row>
        <table:table-row table:style-name="ro1">
          <table:table-cell office:value-type="float" office:value="71.0913" calcext:value-type="float">
            <text:p>71.0913</text:p>
          </table:table-cell>
          <table:table-cell office:value-type="float" office:value="287.825" calcext:value-type="float">
            <text:p>287.825</text:p>
          </table:table-cell>
          <table:table-cell office:value-type="float" office:value="43.2886" calcext:value-type="float">
            <text:p>43.2886</text:p>
          </table:table-cell>
          <table:table-cell office:value-type="float" office:value="70.105" calcext:value-type="float">
            <text:p>70.105</text:p>
          </table:table-cell>
          <table:table-cell office:value-type="float" office:value="277.045" calcext:value-type="float">
            <text:p>277.045</text:p>
          </table:table-cell>
          <table:table-cell office:value-type="float" office:value="44.2307" calcext:value-type="float">
            <text:p>44.2307</text:p>
          </table:table-cell>
          <table:table-cell/>
          <table:table-cell table:formula="of:=([.D649]-[.A649])/0.0166667" office:value-type="float" office:value="-59.1778816442367" calcext:value-type="float">
            <text:p>-59.1778816442367</text:p>
          </table:table-cell>
          <table:table-cell table:formula="of:=ABS([.E649]-[.B649])/0.0166667" office:value-type="float" office:value="646.798706402586" calcext:value-type="float">
            <text:p>646.798706402586</text:p>
          </table:table-cell>
          <table:table-cell table:formula="of:=([.F649]-[.C649])/0.0166667" office:value-type="float" office:value="56.5258869482259" calcext:value-type="float">
            <text:p>56.5258869482259</text:p>
          </table:table-cell>
          <table:table-cell table:formula="of:=DEGREES(ATAN(ABS([.F649]-[.C649])/ABS([.E649]-[.B649])))" office:value-type="float" office:value="4.99457872431949" calcext:value-type="float">
            <text:p>4.99457872431949</text:p>
          </table:table-cell>
          <table:table-cell table:formula="of:=SQRT(POWER([.H649];2)+POWER([.I649];2)+POWER([.J649];2))" office:value-type="float" office:value="651.955339095586" calcext:value-type="float">
            <text:p>651.955339095586</text:p>
          </table:table-cell>
        </table:table-row>
        <table:table-row table:style-name="ro1">
          <table:table-cell office:value-type="float" office:value="71.0841" calcext:value-type="float">
            <text:p>71.0841</text:p>
          </table:table-cell>
          <table:table-cell office:value-type="float" office:value="291.947" calcext:value-type="float">
            <text:p>291.947</text:p>
          </table:table-cell>
          <table:table-cell office:value-type="float" office:value="42.9035" calcext:value-type="float">
            <text:p>42.9035</text:p>
          </table:table-cell>
          <table:table-cell office:value-type="float" office:value="70.0895" calcext:value-type="float">
            <text:p>70.0895</text:p>
          </table:table-cell>
          <table:table-cell office:value-type="float" office:value="281.001" calcext:value-type="float">
            <text:p>281.001</text:p>
          </table:table-cell>
          <table:table-cell office:value-type="float" office:value="43.8592" calcext:value-type="float">
            <text:p>43.8592</text:p>
          </table:table-cell>
          <table:table-cell/>
          <table:table-cell table:formula="of:=([.D650]-[.A650])/0.0166667" office:value-type="float" office:value="-59.675880648239" calcext:value-type="float">
            <text:p>-59.675880648239</text:p>
          </table:table-cell>
          <table:table-cell table:formula="of:=ABS([.E650]-[.B650])/0.0166667" office:value-type="float" office:value="656.758686482629" calcext:value-type="float">
            <text:p>656.758686482629</text:p>
          </table:table-cell>
          <table:table-cell table:formula="of:=([.F650]-[.C650])/0.0166667" office:value-type="float" office:value="57.3418853162294" calcext:value-type="float">
            <text:p>57.3418853162294</text:p>
          </table:table-cell>
          <table:table-cell table:formula="of:=DEGREES(ATAN(ABS([.F650]-[.C650])/ABS([.E650]-[.B650])))" office:value-type="float" office:value="4.98986555887299" calcext:value-type="float">
            <text:p>4.98986555887299</text:p>
          </table:table-cell>
          <table:table-cell table:formula="of:=SQRT(POWER([.H650];2)+POWER([.I650];2)+POWER([.J650];2))" office:value-type="float" office:value="661.952622785914" calcext:value-type="float">
            <text:p>661.952622785914</text:p>
          </table:table-cell>
        </table:table-row>
        <table:table-row table:style-name="ro1">
          <table:table-cell office:value-type="float" office:value="70.8245" calcext:value-type="float">
            <text:p>70.8245</text:p>
          </table:table-cell>
          <table:table-cell office:value-type="float" office:value="289.362" calcext:value-type="float">
            <text:p>289.362</text:p>
          </table:table-cell>
          <table:table-cell office:value-type="float" office:value="42.2854" calcext:value-type="float">
            <text:p>42.2854</text:p>
          </table:table-cell>
          <table:table-cell office:value-type="float" office:value="69.5813" calcext:value-type="float">
            <text:p>69.5813</text:p>
          </table:table-cell>
          <table:table-cell office:value-type="float" office:value="278.626" calcext:value-type="float">
            <text:p>278.626</text:p>
          </table:table-cell>
          <table:table-cell office:value-type="float" office:value="42.487" calcext:value-type="float">
            <text:p>42.487</text:p>
          </table:table-cell>
          <table:table-cell/>
          <table:table-cell table:formula="of:=([.D651]-[.A651])/0.0166667" office:value-type="float" office:value="-74.5918508162985" calcext:value-type="float">
            <text:p>-74.5918508162985</text:p>
          </table:table-cell>
          <table:table-cell table:formula="of:=ABS([.E651]-[.B651])/0.0166667" office:value-type="float" office:value="644.158711682579" calcext:value-type="float">
            <text:p>644.158711682579</text:p>
          </table:table-cell>
          <table:table-cell table:formula="of:=([.F651]-[.C651])/0.0166667" office:value-type="float" office:value="12.0959758080483" calcext:value-type="float">
            <text:p>12.0959758080483</text:p>
          </table:table-cell>
          <table:table-cell table:formula="of:=DEGREES(ATAN(ABS([.F651]-[.C651])/ABS([.E651]-[.B651])))" office:value-type="float" office:value="1.07577047192509" calcext:value-type="float">
            <text:p>1.07577047192509</text:p>
          </table:table-cell>
          <table:table-cell table:formula="of:=SQRT(POWER([.H651];2)+POWER([.I651];2)+POWER([.J651];2))" office:value-type="float" office:value="648.575903557564" calcext:value-type="float">
            <text:p>648.575903557564</text:p>
          </table:table-cell>
        </table:table-row>
        <table:table-row table:style-name="ro1">
          <table:table-cell office:value-type="float" office:value="72.9001" calcext:value-type="float">
            <text:p>72.9001</text:p>
          </table:table-cell>
          <table:table-cell office:value-type="float" office:value="295.141" calcext:value-type="float">
            <text:p>295.141</text:p>
          </table:table-cell>
          <table:table-cell office:value-type="float" office:value="41.6153" calcext:value-type="float">
            <text:p>41.6153</text:p>
          </table:table-cell>
          <table:table-cell office:value-type="float" office:value="72.3628" calcext:value-type="float">
            <text:p>72.3628</text:p>
          </table:table-cell>
          <table:table-cell office:value-type="float" office:value="282.887" calcext:value-type="float">
            <text:p>282.887</text:p>
          </table:table-cell>
          <table:table-cell office:value-type="float" office:value="42.2811" calcext:value-type="float">
            <text:p>42.2811</text:p>
          </table:table-cell>
          <table:table-cell/>
          <table:table-cell table:formula="of:=([.D652]-[.A652])/0.0166667" office:value-type="float" office:value="-32.2379355241291" calcext:value-type="float">
            <text:p>-32.2379355241291</text:p>
          </table:table-cell>
          <table:table-cell table:formula="of:=ABS([.E652]-[.B652])/0.0166667" office:value-type="float" office:value="735.238529522942" calcext:value-type="float">
            <text:p>735.238529522942</text:p>
          </table:table-cell>
          <table:table-cell table:formula="of:=([.F652]-[.C652])/0.0166667" office:value-type="float" office:value="39.9479201041601" calcext:value-type="float">
            <text:p>39.9479201041601</text:p>
          </table:table-cell>
          <table:table-cell table:formula="of:=DEGREES(ATAN(ABS([.F652]-[.C652])/ABS([.E652]-[.B652])))" office:value-type="float" office:value="3.11000961671971" calcext:value-type="float">
            <text:p>3.11000961671971</text:p>
          </table:table-cell>
          <table:table-cell table:formula="of:=SQRT(POWER([.H652];2)+POWER([.I652];2)+POWER([.J652];2))" office:value-type="float" office:value="737.028368587373" calcext:value-type="float">
            <text:p>737.028368587373</text:p>
          </table:table-cell>
        </table:table-row>
        <table:table-row table:style-name="ro1">
          <table:table-cell office:value-type="float" office:value="71.0918" calcext:value-type="float">
            <text:p>71.0918</text:p>
          </table:table-cell>
          <table:table-cell office:value-type="float" office:value="282.69" calcext:value-type="float">
            <text:p>282.69</text:p>
          </table:table-cell>
          <table:table-cell office:value-type="float" office:value="42.5769" calcext:value-type="float">
            <text:p>42.5769</text:p>
          </table:table-cell>
          <table:table-cell office:value-type="float" office:value="70.1027" calcext:value-type="float">
            <text:p>70.1027</text:p>
          </table:table-cell>
          <table:table-cell office:value-type="float" office:value="273.562" calcext:value-type="float">
            <text:p>273.562</text:p>
          </table:table-cell>
          <table:table-cell office:value-type="float" office:value="42.553" calcext:value-type="float">
            <text:p>42.553</text:p>
          </table:table-cell>
          <table:table-cell/>
          <table:table-cell table:formula="of:=([.D653]-[.A653])/0.0166667" office:value-type="float" office:value="-59.3458813082378" calcext:value-type="float">
            <text:p>-59.3458813082378</text:p>
          </table:table-cell>
          <table:table-cell table:formula="of:=ABS([.E653]-[.B653])/0.0166667" office:value-type="float" office:value="547.67890464219" calcext:value-type="float">
            <text:p>547.67890464219</text:p>
          </table:table-cell>
          <table:table-cell table:formula="of:=([.F653]-[.C653])/0.0166667" office:value-type="float" office:value="-1.43399713200602" calcext:value-type="float">
            <text:p>-1.43399713200602</text:p>
          </table:table-cell>
          <table:table-cell table:formula="of:=DEGREES(ATAN(ABS([.F653]-[.C653])/ABS([.E653]-[.B653])))" office:value-type="float" office:value="0.150018185922456" calcext:value-type="float">
            <text:p>0.150018185922456</text:p>
          </table:table-cell>
          <table:table-cell table:formula="of:=SQRT(POWER([.H653];2)+POWER([.I653];2)+POWER([.J653];2))" office:value-type="float" office:value="550.886714820838" calcext:value-type="float">
            <text:p>550.886714820838</text:p>
          </table:table-cell>
        </table:table-row>
        <table:table-row table:style-name="ro1">
          <table:table-cell office:value-type="float" office:value="72.118" calcext:value-type="float">
            <text:p>72.118</text:p>
          </table:table-cell>
          <table:table-cell office:value-type="float" office:value="292.184" calcext:value-type="float">
            <text:p>292.184</text:p>
          </table:table-cell>
          <table:table-cell office:value-type="float" office:value="42.3433" calcext:value-type="float">
            <text:p>42.3433</text:p>
          </table:table-cell>
          <table:table-cell office:value-type="float" office:value="71.3504" calcext:value-type="float">
            <text:p>71.3504</text:p>
          </table:table-cell>
          <table:table-cell office:value-type="float" office:value="281.314" calcext:value-type="float">
            <text:p>281.314</text:p>
          </table:table-cell>
          <table:table-cell office:value-type="float" office:value="43.0446" calcext:value-type="float">
            <text:p>43.0446</text:p>
          </table:table-cell>
          <table:table-cell/>
          <table:table-cell table:formula="of:=([.D654]-[.A654])/0.0166667" office:value-type="float" office:value="-46.0559078881843" calcext:value-type="float">
            <text:p>-46.0559078881843</text:p>
          </table:table-cell>
          <table:table-cell table:formula="of:=ABS([.E654]-[.B654])/0.0166667" office:value-type="float" office:value="652.198695602609" calcext:value-type="float">
            <text:p>652.198695602609</text:p>
          </table:table-cell>
          <table:table-cell table:formula="of:=([.F654]-[.C654])/0.0166667" office:value-type="float" office:value="42.0779158441685" calcext:value-type="float">
            <text:p>42.0779158441685</text:p>
          </table:table-cell>
          <table:table-cell table:formula="of:=DEGREES(ATAN(ABS([.F654]-[.C654])/ABS([.E654]-[.B654])))" office:value-type="float" office:value="3.69143678469516" calcext:value-type="float">
            <text:p>3.69143678469516</text:p>
          </table:table-cell>
          <table:table-cell table:formula="of:=SQRT(POWER([.H654];2)+POWER([.I654];2)+POWER([.J654];2))" office:value-type="float" office:value="655.175423988826" calcext:value-type="float">
            <text:p>655.175423988826</text:p>
          </table:table-cell>
        </table:table-row>
        <table:table-row table:style-name="ro1">
          <table:table-cell office:value-type="float" office:value="71.8532" calcext:value-type="float">
            <text:p>71.8532</text:p>
          </table:table-cell>
          <table:table-cell office:value-type="float" office:value="289.59" calcext:value-type="float">
            <text:p>289.59</text:p>
          </table:table-cell>
          <table:table-cell office:value-type="float" office:value="41.7283" calcext:value-type="float">
            <text:p>41.7283</text:p>
          </table:table-cell>
          <table:table-cell office:value-type="float" office:value="70.8424" calcext:value-type="float">
            <text:p>70.8424</text:p>
          </table:table-cell>
          <table:table-cell office:value-type="float" office:value="277.558" calcext:value-type="float">
            <text:p>277.558</text:p>
          </table:table-cell>
          <table:table-cell office:value-type="float" office:value="42.1471" calcext:value-type="float">
            <text:p>42.1471</text:p>
          </table:table-cell>
          <table:table-cell/>
          <table:table-cell table:formula="of:=([.D655]-[.A655])/0.0166667" office:value-type="float" office:value="-60.6478787042428" calcext:value-type="float">
            <text:p>-60.6478787042428</text:p>
          </table:table-cell>
          <table:table-cell table:formula="of:=ABS([.E655]-[.B655])/0.0166667" office:value-type="float" office:value="721.918556162887" calcext:value-type="float">
            <text:p>721.918556162887</text:p>
          </table:table-cell>
          <table:table-cell table:formula="of:=([.F655]-[.C655])/0.0166667" office:value-type="float" office:value="25.1279497441008" calcext:value-type="float">
            <text:p>25.1279497441008</text:p>
          </table:table-cell>
          <table:table-cell table:formula="of:=DEGREES(ATAN(ABS([.F655]-[.C655])/ABS([.E655]-[.B655])))" office:value-type="float" office:value="1.9934997513264" calcext:value-type="float">
            <text:p>1.9934997513264</text:p>
          </table:table-cell>
          <table:table-cell table:formula="of:=SQRT(POWER([.H655];2)+POWER([.I655];2)+POWER([.J655];2))" office:value-type="float" office:value="724.897220840288" calcext:value-type="float">
            <text:p>724.897220840288</text:p>
          </table:table-cell>
        </table:table-row>
        <table:table-row table:style-name="ro1">
          <table:table-cell office:value-type="float" office:value="71.8608" calcext:value-type="float">
            <text:p>71.8608</text:p>
          </table:table-cell>
          <table:table-cell office:value-type="float" office:value="278.653" calcext:value-type="float">
            <text:p>278.653</text:p>
          </table:table-cell>
          <table:table-cell office:value-type="float" office:value="43.7114" calcext:value-type="float">
            <text:p>43.7114</text:p>
          </table:table-cell>
          <table:table-cell office:value-type="float" office:value="70.6273" calcext:value-type="float">
            <text:p>70.6273</text:p>
          </table:table-cell>
          <table:table-cell office:value-type="float" office:value="268.28" calcext:value-type="float">
            <text:p>268.28</text:p>
          </table:table-cell>
          <table:table-cell office:value-type="float" office:value="44.3844" calcext:value-type="float">
            <text:p>44.3844</text:p>
          </table:table-cell>
          <table:table-cell/>
          <table:table-cell table:formula="of:=([.D656]-[.A656])/0.0166667" office:value-type="float" office:value="-74.0098519802956" calcext:value-type="float">
            <text:p>-74.0098519802956</text:p>
          </table:table-cell>
          <table:table-cell table:formula="of:=ABS([.E656]-[.B656])/0.0166667" office:value-type="float" office:value="622.378755242492" calcext:value-type="float">
            <text:p>622.378755242492</text:p>
          </table:table-cell>
          <table:table-cell table:formula="of:=([.F656]-[.C656])/0.0166667" office:value-type="float" office:value="40.3799192401616" calcext:value-type="float">
            <text:p>40.3799192401616</text:p>
          </table:table-cell>
          <table:table-cell table:formula="of:=DEGREES(ATAN(ABS([.F656]-[.C656])/ABS([.E656]-[.B656])))" office:value-type="float" office:value="3.71214603311975" calcext:value-type="float">
            <text:p>3.71214603311975</text:p>
          </table:table-cell>
          <table:table-cell table:formula="of:=SQRT(POWER([.H656];2)+POWER([.I656];2)+POWER([.J656];2))" office:value-type="float" office:value="628.06314256226" calcext:value-type="float">
            <text:p>628.06314256226</text:p>
          </table:table-cell>
        </table:table-row>
        <table:table-row table:style-name="ro1">
          <table:table-cell office:value-type="float" office:value="72.3736" calcext:value-type="float">
            <text:p>72.3736</text:p>
          </table:table-cell>
          <table:table-cell office:value-type="float" office:value="288.088" calcext:value-type="float">
            <text:p>288.088</text:p>
          </table:table-cell>
          <table:table-cell office:value-type="float" office:value="42.7263" calcext:value-type="float">
            <text:p>42.7263</text:p>
          </table:table-cell>
          <table:table-cell office:value-type="float" office:value="71.858" calcext:value-type="float">
            <text:p>71.858</text:p>
          </table:table-cell>
          <table:table-cell office:value-type="float" office:value="274.845" calcext:value-type="float">
            <text:p>274.845</text:p>
          </table:table-cell>
          <table:table-cell office:value-type="float" office:value="43.5695" calcext:value-type="float">
            <text:p>43.5695</text:p>
          </table:table-cell>
          <table:table-cell/>
          <table:table-cell table:formula="of:=([.D657]-[.A657])/0.0166667" office:value-type="float" office:value="-30.9359381281233" calcext:value-type="float">
            <text:p>-30.9359381281233</text:p>
          </table:table-cell>
          <table:table-cell table:formula="of:=ABS([.E657]-[.B657])/0.0166667" office:value-type="float" office:value="794.578410843178" calcext:value-type="float">
            <text:p>794.578410843178</text:p>
          </table:table-cell>
          <table:table-cell table:formula="of:=([.F657]-[.C657])/0.0166667" office:value-type="float" office:value="50.5918988162021" calcext:value-type="float">
            <text:p>50.5918988162021</text:p>
          </table:table-cell>
          <table:table-cell table:formula="of:=DEGREES(ATAN(ABS([.F657]-[.C657])/ABS([.E657]-[.B657])))" office:value-type="float" office:value="3.64318308370772" calcext:value-type="float">
            <text:p>3.64318308370772</text:p>
          </table:table-cell>
          <table:table-cell table:formula="of:=SQRT(POWER([.H657];2)+POWER([.I657];2)+POWER([.J657];2))" office:value-type="float" office:value="796.788192352125" calcext:value-type="float">
            <text:p>796.788192352125</text:p>
          </table:table-cell>
        </table:table-row>
        <table:table-row table:style-name="ro1">
          <table:table-cell office:value-type="float" office:value="72.3643" calcext:value-type="float">
            <text:p>72.3643</text:p>
          </table:table-cell>
          <table:table-cell office:value-type="float" office:value="280.108" calcext:value-type="float">
            <text:p>280.108</text:p>
          </table:table-cell>
          <table:table-cell office:value-type="float" office:value="43.2263" calcext:value-type="float">
            <text:p>43.2263</text:p>
          </table:table-cell>
          <table:table-cell office:value-type="float" office:value="71.8501" calcext:value-type="float">
            <text:p>71.8501</text:p>
          </table:table-cell>
          <table:table-cell office:value-type="float" office:value="268.72" calcext:value-type="float">
            <text:p>268.72</text:p>
          </table:table-cell>
          <table:table-cell office:value-type="float" office:value="42.8325" calcext:value-type="float">
            <text:p>42.8325</text:p>
          </table:table-cell>
          <table:table-cell/>
          <table:table-cell table:formula="of:=([.D658]-[.A658])/0.0166667" office:value-type="float" office:value="-30.8519382961235" calcext:value-type="float">
            <text:p>-30.8519382961235</text:p>
          </table:table-cell>
          <table:table-cell table:formula="of:=ABS([.E658]-[.B658])/0.0166667" office:value-type="float" office:value="683.278633442732" calcext:value-type="float">
            <text:p>683.278633442732</text:p>
          </table:table-cell>
          <table:table-cell table:formula="of:=([.F658]-[.C658])/0.0166667" office:value-type="float" office:value="-23.6279527440944" calcext:value-type="float">
            <text:p>-23.6279527440944</text:p>
          </table:table-cell>
          <table:table-cell table:formula="of:=DEGREES(ATAN(ABS([.F658]-[.C658])/ABS([.E658]-[.B658])))" office:value-type="float" office:value="1.98051377053563" calcext:value-type="float">
            <text:p>1.98051377053563</text:p>
          </table:table-cell>
          <table:table-cell table:formula="of:=SQRT(POWER([.H658];2)+POWER([.I658];2)+POWER([.J658];2))" office:value-type="float" office:value="684.382797246447" calcext:value-type="float">
            <text:p>684.382797246447</text:p>
          </table:table-cell>
        </table:table-row>
        <table:table-row table:style-name="ro1">
          <table:table-cell office:value-type="float" office:value="72.6296" calcext:value-type="float">
            <text:p>72.6296</text:p>
          </table:table-cell>
          <table:table-cell office:value-type="float" office:value="289.627" calcext:value-type="float">
            <text:p>289.627</text:p>
          </table:table-cell>
          <table:table-cell office:value-type="float" office:value="41.971" calcext:value-type="float">
            <text:p>41.971</text:p>
          </table:table-cell>
          <table:table-cell office:value-type="float" office:value="71.8482" calcext:value-type="float">
            <text:p>71.8482</text:p>
          </table:table-cell>
          <table:table-cell office:value-type="float" office:value="277.742" calcext:value-type="float">
            <text:p>277.742</text:p>
          </table:table-cell>
          <table:table-cell office:value-type="float" office:value="41.8579" calcext:value-type="float">
            <text:p>41.8579</text:p>
          </table:table-cell>
          <table:table-cell/>
          <table:table-cell table:formula="of:=([.D659]-[.A659])/0.0166667" office:value-type="float" office:value="-46.883906232187" calcext:value-type="float">
            <text:p>-46.883906232187</text:p>
          </table:table-cell>
          <table:table-cell table:formula="of:=ABS([.E659]-[.B659])/0.0166667" office:value-type="float" office:value="713.098573802852" calcext:value-type="float">
            <text:p>713.098573802852</text:p>
          </table:table-cell>
          <table:table-cell table:formula="of:=([.F659]-[.C659])/0.0166667" office:value-type="float" office:value="-6.78598642802689" calcext:value-type="float">
            <text:p>-6.78598642802689</text:p>
          </table:table-cell>
          <table:table-cell table:formula="of:=DEGREES(ATAN(ABS([.F659]-[.C659])/ABS([.E659]-[.B659])))" office:value-type="float" office:value="0.545221460972818" calcext:value-type="float">
            <text:p>0.545221460972818</text:p>
          </table:table-cell>
          <table:table-cell table:formula="of:=SQRT(POWER([.H659];2)+POWER([.I659];2)+POWER([.J659];2))" office:value-type="float" office:value="714.670361939721" calcext:value-type="float">
            <text:p>714.670361939721</text:p>
          </table:table-cell>
        </table:table-row>
        <table:table-row table:style-name="ro1">
          <table:table-cell office:value-type="float" office:value="71.6057" calcext:value-type="float">
            <text:p>71.6057</text:p>
          </table:table-cell>
          <table:table-cell office:value-type="float" office:value="281.3" calcext:value-type="float">
            <text:p>281.3</text:p>
          </table:table-cell>
          <table:table-cell office:value-type="float" office:value="43.2958" calcext:value-type="float">
            <text:p>43.2958</text:p>
          </table:table-cell>
          <table:table-cell office:value-type="float" office:value="70.6126" calcext:value-type="float">
            <text:p>70.6126</text:p>
          </table:table-cell>
          <table:table-cell office:value-type="float" office:value="270.989" calcext:value-type="float">
            <text:p>270.989</text:p>
          </table:table-cell>
          <table:table-cell office:value-type="float" office:value="43.2123" calcext:value-type="float">
            <text:p>43.2123</text:p>
          </table:table-cell>
          <table:table-cell/>
          <table:table-cell table:formula="of:=([.D660]-[.A660])/0.0166667" office:value-type="float" office:value="-59.5858808282383" calcext:value-type="float">
            <text:p>-59.5858808282383</text:p>
          </table:table-cell>
          <table:table-cell table:formula="of:=ABS([.E660]-[.B660])/0.0166667" office:value-type="float" office:value="618.658762682477" calcext:value-type="float">
            <text:p>618.658762682477</text:p>
          </table:table-cell>
          <table:table-cell table:formula="of:=([.F660]-[.C660])/0.0166667" office:value-type="float" office:value="-5.00998998002009" calcext:value-type="float">
            <text:p>-5.00998998002009</text:p>
          </table:table-cell>
          <table:table-cell table:formula="of:=DEGREES(ATAN(ABS([.F660]-[.C660])/ABS([.E660]-[.B660])))" office:value-type="float" office:value="0.463979537475169" calcext:value-type="float">
            <text:p>0.463979537475169</text:p>
          </table:table-cell>
          <table:table-cell table:formula="of:=SQRT(POWER([.H660];2)+POWER([.I660];2)+POWER([.J660];2))" office:value-type="float" office:value="621.541826297708" calcext:value-type="float">
            <text:p>621.541826297708</text:p>
          </table:table-cell>
        </table:table-row>
        <table:table-row table:style-name="ro1">
          <table:table-cell office:value-type="float" office:value="72.8785" calcext:value-type="float">
            <text:p>72.8785</text:p>
          </table:table-cell>
          <table:table-cell office:value-type="float" office:value="284.148" calcext:value-type="float">
            <text:p>284.148</text:p>
          </table:table-cell>
          <table:table-cell office:value-type="float" office:value="42.8341" calcext:value-type="float">
            <text:p>42.8341</text:p>
          </table:table-cell>
          <table:table-cell office:value-type="float" office:value="72.105" calcext:value-type="float">
            <text:p>72.105</text:p>
          </table:table-cell>
          <table:table-cell office:value-type="float" office:value="274.987" calcext:value-type="float">
            <text:p>274.987</text:p>
          </table:table-cell>
          <table:table-cell office:value-type="float" office:value="43.048" calcext:value-type="float">
            <text:p>43.048</text:p>
          </table:table-cell>
          <table:table-cell/>
          <table:table-cell table:formula="of:=([.D661]-[.A661])/0.0166667" office:value-type="float" office:value="-46.4099071801856" calcext:value-type="float">
            <text:p>-46.4099071801856</text:p>
          </table:table-cell>
          <table:table-cell table:formula="of:=ABS([.E661]-[.B661])/0.0166667" office:value-type="float" office:value="549.658900682199" calcext:value-type="float">
            <text:p>549.658900682199</text:p>
          </table:table-cell>
          <table:table-cell table:formula="of:=([.F661]-[.C661])/0.0166667" office:value-type="float" office:value="12.8339743320515" calcext:value-type="float">
            <text:p>12.8339743320515</text:p>
          </table:table-cell>
          <table:table-cell table:formula="of:=DEGREES(ATAN(ABS([.F661]-[.C661])/ABS([.E661]-[.B661])))" office:value-type="float" office:value="1.33755494201302" calcext:value-type="float">
            <text:p>1.33755494201302</text:p>
          </table:table-cell>
          <table:table-cell table:formula="of:=SQRT(POWER([.H661];2)+POWER([.I661];2)+POWER([.J661];2))" office:value-type="float" office:value="551.763987118399" calcext:value-type="float">
            <text:p>551.763987118399</text:p>
          </table:table-cell>
        </table:table-row>
        <table:table-row table:style-name="ro1">
          <table:table-cell office:value-type="float" office:value="72.8967" calcext:value-type="float">
            <text:p>72.8967</text:p>
          </table:table-cell>
          <table:table-cell office:value-type="float" office:value="292.255" calcext:value-type="float">
            <text:p>292.255</text:p>
          </table:table-cell>
          <table:table-cell office:value-type="float" office:value="42.325" calcext:value-type="float">
            <text:p>42.325</text:p>
          </table:table-cell>
          <table:table-cell office:value-type="float" office:value="72.3643" calcext:value-type="float">
            <text:p>72.3643</text:p>
          </table:table-cell>
          <table:table-cell office:value-type="float" office:value="280.087" calcext:value-type="float">
            <text:p>280.087</text:p>
          </table:table-cell>
          <table:table-cell office:value-type="float" office:value="43.2296" calcext:value-type="float">
            <text:p>43.2296</text:p>
          </table:table-cell>
          <table:table-cell/>
          <table:table-cell table:formula="of:=([.D662]-[.A662])/0.0166667" office:value-type="float" office:value="-31.9439361121275" calcext:value-type="float">
            <text:p>-31.9439361121275</text:p>
          </table:table-cell>
          <table:table-cell table:formula="of:=ABS([.E662]-[.B662])/0.0166667" office:value-type="float" office:value="730.078539842921" calcext:value-type="float">
            <text:p>730.078539842921</text:p>
          </table:table-cell>
          <table:table-cell table:formula="of:=([.F662]-[.C662])/0.0166667" office:value-type="float" office:value="54.2758914482168" calcext:value-type="float">
            <text:p>54.2758914482168</text:p>
          </table:table-cell>
          <table:table-cell table:formula="of:=DEGREES(ATAN(ABS([.F662]-[.C662])/ABS([.E662]-[.B662])))" office:value-type="float" office:value="4.25169239573337" calcext:value-type="float">
            <text:p>4.25169239573337</text:p>
          </table:table-cell>
          <table:table-cell table:formula="of:=SQRT(POWER([.H662];2)+POWER([.I662];2)+POWER([.J662];2))" office:value-type="float" office:value="732.789848309872" calcext:value-type="float">
            <text:p>732.789848309872</text:p>
          </table:table-cell>
        </table:table-row>
        <table:table-row table:style-name="ro1">
          <table:table-cell office:value-type="float" office:value="72.631" calcext:value-type="float">
            <text:p>72.631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42.2394" calcext:value-type="float">
            <text:p>42.2394</text:p>
          </table:table-cell>
          <table:table-cell office:value-type="float" office:value="72.1081" calcext:value-type="float">
            <text:p>72.1081</text:p>
          </table:table-cell>
          <table:table-cell office:value-type="float" office:value="278.831" calcext:value-type="float">
            <text:p>278.831</text:p>
          </table:table-cell>
          <table:table-cell office:value-type="float" office:value="42.9309" calcext:value-type="float">
            <text:p>42.9309</text:p>
          </table:table-cell>
          <table:table-cell/>
          <table:table-cell table:formula="of:=([.D663]-[.A663])/0.0166667" office:value-type="float" office:value="-31.3739372521259" calcext:value-type="float">
            <text:p>-31.3739372521259</text:p>
          </table:table-cell>
          <table:table-cell table:formula="of:=ABS([.E663]-[.B663])/0.0166667" office:value-type="float" office:value="642.958714082572" calcext:value-type="float">
            <text:p>642.958714082572</text:p>
          </table:table-cell>
          <table:table-cell table:formula="of:=([.F663]-[.C663])/0.0166667" office:value-type="float" office:value="41.4899170201658" calcext:value-type="float">
            <text:p>41.4899170201658</text:p>
          </table:table-cell>
          <table:table-cell table:formula="of:=DEGREES(ATAN(ABS([.F663]-[.C663])/ABS([.E663]-[.B663])))" office:value-type="float" office:value="3.69215890983011" calcext:value-type="float">
            <text:p>3.69215890983011</text:p>
          </table:table-cell>
          <table:table-cell table:formula="of:=SQRT(POWER([.H663];2)+POWER([.I663];2)+POWER([.J663];2))" office:value-type="float" office:value="645.059412122446" calcext:value-type="float">
            <text:p>645.059412122446</text:p>
          </table:table-cell>
        </table:table-row>
        <table:table-row table:style-name="ro1">
          <table:table-cell office:value-type="float" office:value="71.3473" calcext:value-type="float">
            <text:p>71.3473</text:p>
          </table:table-cell>
          <table:table-cell office:value-type="float" office:value="285.28" calcext:value-type="float">
            <text:p>285.28</text:p>
          </table:table-cell>
          <table:table-cell office:value-type="float" office:value="42.923" calcext:value-type="float">
            <text:p>42.923</text:p>
          </table:table-cell>
          <table:table-cell office:value-type="float" office:value="70.3536" calcext:value-type="float">
            <text:p>70.3536</text:p>
          </table:table-cell>
          <table:table-cell office:value-type="float" office:value="274.746" calcext:value-type="float">
            <text:p>274.746</text:p>
          </table:table-cell>
          <table:table-cell office:value-type="float" office:value="43.1032" calcext:value-type="float">
            <text:p>43.1032</text:p>
          </table:table-cell>
          <table:table-cell/>
          <table:table-cell table:formula="of:=([.D664]-[.A664])/0.0166667" office:value-type="float" office:value="-59.6218807562387" calcext:value-type="float">
            <text:p>-59.6218807562387</text:p>
          </table:table-cell>
          <table:table-cell table:formula="of:=ABS([.E664]-[.B664])/0.0166667" office:value-type="float" office:value="632.038735922528" calcext:value-type="float">
            <text:p>632.038735922528</text:p>
          </table:table-cell>
          <table:table-cell table:formula="of:=([.F664]-[.C664])/0.0166667" office:value-type="float" office:value="10.8119783760432" calcext:value-type="float">
            <text:p>10.8119783760432</text:p>
          </table:table-cell>
          <table:table-cell table:formula="of:=DEGREES(ATAN(ABS([.F664]-[.C664])/ABS([.E664]-[.B664])))" office:value-type="float" office:value="0.980035364528634" calcext:value-type="float">
            <text:p>0.980035364528634</text:p>
          </table:table-cell>
          <table:table-cell table:formula="of:=SQRT(POWER([.H664];2)+POWER([.I664];2)+POWER([.J664];2))" office:value-type="float" office:value="634.936714364402" calcext:value-type="float">
            <text:p>634.936714364402</text:p>
          </table:table-cell>
        </table:table-row>
        <table:table-row table:style-name="ro1">
          <table:table-cell office:value-type="float" office:value="72.6342" calcext:value-type="float">
            <text:p>72.6342</text:p>
          </table:table-cell>
          <table:table-cell office:value-type="float" office:value="292.354" calcext:value-type="float">
            <text:p>292.354</text:p>
          </table:table-cell>
          <table:table-cell office:value-type="float" office:value="41.7976" calcext:value-type="float">
            <text:p>41.7976</text:p>
          </table:table-cell>
          <table:table-cell office:value-type="float" office:value="72.105" calcext:value-type="float">
            <text:p>72.105</text:p>
          </table:table-cell>
          <table:table-cell office:value-type="float" office:value="280.274" calcext:value-type="float">
            <text:p>280.274</text:p>
          </table:table-cell>
          <table:table-cell office:value-type="float" office:value="42.1984" calcext:value-type="float">
            <text:p>42.1984</text:p>
          </table:table-cell>
          <table:table-cell/>
          <table:table-cell table:formula="of:=([.D665]-[.A665])/0.0166667" office:value-type="float" office:value="-31.7519364961272" calcext:value-type="float">
            <text:p>-31.7519364961272</text:p>
          </table:table-cell>
          <table:table-cell table:formula="of:=ABS([.E665]-[.B665])/0.0166667" office:value-type="float" office:value="724.798550402898" calcext:value-type="float">
            <text:p>724.798550402898</text:p>
          </table:table-cell>
          <table:table-cell table:formula="of:=([.F665]-[.C665])/0.0166667" office:value-type="float" office:value="24.047951904096" calcext:value-type="float">
            <text:p>24.047951904096</text:p>
          </table:table-cell>
          <table:table-cell table:formula="of:=DEGREES(ATAN(ABS([.F665]-[.C665])/ABS([.E665]-[.B665])))" office:value-type="float" office:value="1.90030856157367" calcext:value-type="float">
            <text:p>1.90030856157367</text:p>
          </table:table-cell>
          <table:table-cell table:formula="of:=SQRT(POWER([.H665];2)+POWER([.I665];2)+POWER([.J665];2))" office:value-type="float" office:value="725.892160123099" calcext:value-type="float">
            <text:p>725.892160123099</text:p>
          </table:table-cell>
        </table:table-row>
        <table:table-row table:style-name="ro1">
          <table:table-cell office:value-type="float" office:value="72.8902" calcext:value-type="float">
            <text:p>72.8902</text:p>
          </table:table-cell>
          <table:table-cell office:value-type="float" office:value="291.025" calcext:value-type="float">
            <text:p>291.025</text:p>
          </table:table-cell>
          <table:table-cell office:value-type="float" office:value="41.7477" calcext:value-type="float">
            <text:p>41.7477</text:p>
          </table:table-cell>
          <table:table-cell office:value-type="float" office:value="72.105" calcext:value-type="float">
            <text:p>72.105</text:p>
          </table:table-cell>
          <table:table-cell office:value-type="float" office:value="280.274" calcext:value-type="float">
            <text:p>280.274</text:p>
          </table:table-cell>
          <table:table-cell office:value-type="float" office:value="42.1984" calcext:value-type="float">
            <text:p>42.1984</text:p>
          </table:table-cell>
          <table:table-cell/>
          <table:table-cell table:formula="of:=([.D666]-[.A666])/0.0166667" office:value-type="float" office:value="-47.1119057761878" calcext:value-type="float">
            <text:p>-47.1119057761878</text:p>
          </table:table-cell>
          <table:table-cell table:formula="of:=ABS([.E666]-[.B666])/0.0166667" office:value-type="float" office:value="645.058709882579" calcext:value-type="float">
            <text:p>645.058709882579</text:p>
          </table:table-cell>
          <table:table-cell table:formula="of:=([.F666]-[.C666])/0.0166667" office:value-type="float" office:value="27.041945916108" calcext:value-type="float">
            <text:p>27.041945916108</text:p>
          </table:table-cell>
          <table:table-cell table:formula="of:=DEGREES(ATAN(ABS([.F666]-[.C666])/ABS([.E666]-[.B666])))" office:value-type="float" office:value="2.40052983786056" calcext:value-type="float">
            <text:p>2.40052983786056</text:p>
          </table:table-cell>
          <table:table-cell table:formula="of:=SQRT(POWER([.H666];2)+POWER([.I666];2)+POWER([.J666];2))" office:value-type="float" office:value="647.34190170278" calcext:value-type="float">
            <text:p>647.34190170278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6.957" calcext:value-type="float">
            <text:p>286.957</text:p>
          </table:table-cell>
          <table:table-cell office:value-type="float" office:value="41.634" calcext:value-type="float">
            <text:p>41.634</text:p>
          </table:table-cell>
          <table:table-cell office:value-type="float" office:value="71.3442" calcext:value-type="float">
            <text:p>71.3442</text:p>
          </table:table-cell>
          <table:table-cell office:value-type="float" office:value="277.672" calcext:value-type="float">
            <text:p>277.672</text:p>
          </table:table-cell>
          <table:table-cell office:value-type="float" office:value="41.874" calcext:value-type="float">
            <text:p>41.874</text:p>
          </table:table-cell>
          <table:table-cell/>
          <table:table-cell table:formula="of:=([.D667]-[.A667])/0.0166667" office:value-type="float" office:value="-45.8399083201831" calcext:value-type="float">
            <text:p>-45.8399083201831</text:p>
          </table:table-cell>
          <table:table-cell table:formula="of:=ABS([.E667]-[.B667])/0.0166667" office:value-type="float" office:value="557.098885802226" calcext:value-type="float">
            <text:p>557.098885802226</text:p>
          </table:table-cell>
          <table:table-cell table:formula="of:=([.F667]-[.C667])/0.0166667" office:value-type="float" office:value="14.3999712000577" calcext:value-type="float">
            <text:p>14.3999712000577</text:p>
          </table:table-cell>
          <table:table-cell table:formula="of:=DEGREES(ATAN(ABS([.F667]-[.C667])/ABS([.E667]-[.B667])))" office:value-type="float" office:value="1.48065975704323" calcext:value-type="float">
            <text:p>1.48065975704323</text:p>
          </table:table-cell>
          <table:table-cell table:formula="of:=SQRT(POWER([.H667];2)+POWER([.I667];2)+POWER([.J667];2))" office:value-type="float" office:value="559.167081405413" calcext:value-type="float">
            <text:p>559.167081405413</text:p>
          </table:table-cell>
        </table:table-row>
        <table:table-row table:style-name="ro1">
          <table:table-cell office:value-type="float" office:value="71.5942" calcext:value-type="float">
            <text:p>71.5942</text:p>
          </table:table-cell>
          <table:table-cell office:value-type="float" office:value="285.573" calcext:value-type="float">
            <text:p>285.573</text:p>
          </table:table-cell>
          <table:table-cell office:value-type="float" office:value="41.6057" calcext:value-type="float">
            <text:p>41.6057</text:p>
          </table:table-cell>
          <table:table-cell office:value-type="float" office:value="70.8439" calcext:value-type="float">
            <text:p>70.8439</text:p>
          </table:table-cell>
          <table:table-cell office:value-type="float" office:value="275.066" calcext:value-type="float">
            <text:p>275.066</text:p>
          </table:table-cell>
          <table:table-cell office:value-type="float" office:value="41.8043" calcext:value-type="float">
            <text:p>41.8043</text:p>
          </table:table-cell>
          <table:table-cell/>
          <table:table-cell table:formula="of:=([.D668]-[.A668])/0.0166667" office:value-type="float" office:value="-45.0179099641798" calcext:value-type="float">
            <text:p>-45.0179099641798</text:p>
          </table:table-cell>
          <table:table-cell table:formula="of:=ABS([.E668]-[.B668])/0.0166667" office:value-type="float" office:value="630.418739162522" calcext:value-type="float">
            <text:p>630.418739162522</text:p>
          </table:table-cell>
          <table:table-cell table:formula="of:=([.F668]-[.C668])/0.0166667" office:value-type="float" office:value="11.9159761680476" calcext:value-type="float">
            <text:p>11.9159761680476</text:p>
          </table:table-cell>
          <table:table-cell table:formula="of:=DEGREES(ATAN(ABS([.F668]-[.C668])/ABS([.E668]-[.B668])))" office:value-type="float" office:value="1.08285780618405" calcext:value-type="float">
            <text:p>1.08285780618405</text:p>
          </table:table-cell>
          <table:table-cell table:formula="of:=SQRT(POWER([.H668];2)+POWER([.I668];2)+POWER([.J668];2))" office:value-type="float" office:value="632.136369300837" calcext:value-type="float">
            <text:p>632.136369300837</text:p>
          </table:table-cell>
        </table:table-row>
        <table:table-row table:style-name="ro1">
          <table:table-cell office:value-type="float" office:value="72.3659" calcext:value-type="float">
            <text:p>72.3659</text:p>
          </table:table-cell>
          <table:table-cell office:value-type="float" office:value="285.549" calcext:value-type="float">
            <text:p>285.549</text:p>
          </table:table-cell>
          <table:table-cell office:value-type="float" office:value="42.1102" calcext:value-type="float">
            <text:p>42.1102</text:p>
          </table:table-cell>
          <table:table-cell office:value-type="float" office:value="71.5979" calcext:value-type="float">
            <text:p>71.5979</text:p>
          </table:table-cell>
          <table:table-cell office:value-type="float" office:value="277.649" calcext:value-type="float">
            <text:p>277.649</text:p>
          </table:table-cell>
          <table:table-cell office:value-type="float" office:value="42.1253" calcext:value-type="float">
            <text:p>42.1253</text:p>
          </table:table-cell>
          <table:table-cell/>
          <table:table-cell table:formula="of:=([.D669]-[.A669])/0.0166667" office:value-type="float" office:value="-46.0799078401844" calcext:value-type="float">
            <text:p>-46.0799078401844</text:p>
          </table:table-cell>
          <table:table-cell table:formula="of:=ABS([.E669]-[.B669])/0.0166667" office:value-type="float" office:value="473.999052001895" calcext:value-type="float">
            <text:p>473.999052001895</text:p>
          </table:table-cell>
          <table:table-cell table:formula="of:=([.F669]-[.C669])/0.0166667" office:value-type="float" office:value="0.905998188003857" calcext:value-type="float">
            <text:p>0.905998188003857</text:p>
          </table:table-cell>
          <table:table-cell table:formula="of:=DEGREES(ATAN(ABS([.F669]-[.C669])/ABS([.E669]-[.B669])))" office:value-type="float" office:value="0.10951458443602" calcext:value-type="float">
            <text:p>0.10951458443602</text:p>
          </table:table-cell>
          <table:table-cell table:formula="of:=SQRT(POWER([.H669];2)+POWER([.I669];2)+POWER([.J669];2))" office:value-type="float" office:value="476.234480101947" calcext:value-type="float">
            <text:p>476.234480101947</text:p>
          </table:table-cell>
        </table:table-row>
        <table:table-row table:style-name="ro1">
          <table:table-cell office:value-type="float" office:value="71.5942" calcext:value-type="float">
            <text:p>71.5942</text:p>
          </table:table-cell>
          <table:table-cell office:value-type="float" office:value="285.578" calcext:value-type="float">
            <text:p>285.578</text:p>
          </table:table-cell>
          <table:table-cell office:value-type="float" office:value="41.6048" calcext:value-type="float">
            <text:p>41.6048</text:p>
          </table:table-cell>
          <table:table-cell office:value-type="float" office:value="70.8456" calcext:value-type="float">
            <text:p>70.8456</text:p>
          </table:table-cell>
          <table:table-cell office:value-type="float" office:value="273.806" calcext:value-type="float">
            <text:p>273.806</text:p>
          </table:table-cell>
          <table:table-cell office:value-type="float" office:value="41.7622" calcext:value-type="float">
            <text:p>41.7622</text:p>
          </table:table-cell>
          <table:table-cell/>
          <table:table-cell table:formula="of:=([.D670]-[.A670])/0.0166667" office:value-type="float" office:value="-44.9159101681794" calcext:value-type="float">
            <text:p>-44.9159101681794</text:p>
          </table:table-cell>
          <table:table-cell table:formula="of:=ABS([.E670]-[.B670])/0.0166667" office:value-type="float" office:value="706.318587362825" calcext:value-type="float">
            <text:p>706.318587362825</text:p>
          </table:table-cell>
          <table:table-cell table:formula="of:=([.F670]-[.C670])/0.0166667" office:value-type="float" office:value="9.44398111203794" calcext:value-type="float">
            <text:p>9.44398111203794</text:p>
          </table:table-cell>
          <table:table-cell table:formula="of:=DEGREES(ATAN(ABS([.F670]-[.C670])/ABS([.E670]-[.B670])))" office:value-type="float" office:value="0.766039613615045" calcext:value-type="float">
            <text:p>0.766039613615045</text:p>
          </table:table-cell>
          <table:table-cell table:formula="of:=SQRT(POWER([.H670];2)+POWER([.I670];2)+POWER([.J670];2))" office:value-type="float" office:value="707.808289453929" calcext:value-type="float">
            <text:p>707.808289453929</text:p>
          </table:table-cell>
        </table:table-row>
        <table:table-row table:style-name="ro1">
          <table:table-cell office:value-type="float" office:value="72.3675" calcext:value-type="float">
            <text:p>72.3675</text:p>
          </table:table-cell>
          <table:table-cell office:value-type="float" office:value="288.313" calcext:value-type="float">
            <text:p>288.313</text:p>
          </table:table-cell>
          <table:table-cell office:value-type="float" office:value="41.6705" calcext:value-type="float">
            <text:p>41.6705</text:p>
          </table:table-cell>
          <table:table-cell office:value-type="float" office:value="71.8482" calcext:value-type="float">
            <text:p>71.8482</text:p>
          </table:table-cell>
          <table:table-cell office:value-type="float" office:value="277.737" calcext:value-type="float">
            <text:p>277.737</text:p>
          </table:table-cell>
          <table:table-cell office:value-type="float" office:value="41.8587" calcext:value-type="float">
            <text:p>41.8587</text:p>
          </table:table-cell>
          <table:table-cell/>
          <table:table-cell table:formula="of:=([.D671]-[.A671])/0.0166667" office:value-type="float" office:value="-31.1579376841247" calcext:value-type="float">
            <text:p>-31.1579376841247</text:p>
          </table:table-cell>
          <table:table-cell table:formula="of:=ABS([.E671]-[.B671])/0.0166667" office:value-type="float" office:value="634.558730882536" calcext:value-type="float">
            <text:p>634.558730882536</text:p>
          </table:table-cell>
          <table:table-cell table:formula="of:=([.F671]-[.C671])/0.0166667" office:value-type="float" office:value="11.2919774160453" calcext:value-type="float">
            <text:p>11.2919774160453</text:p>
          </table:table-cell>
          <table:table-cell table:formula="of:=DEGREES(ATAN(ABS([.F671]-[.C671])/ABS([.E671]-[.B671])))" office:value-type="float" office:value="1.01947122955681" calcext:value-type="float">
            <text:p>1.01947122955681</text:p>
          </table:table-cell>
          <table:table-cell table:formula="of:=SQRT(POWER([.H671];2)+POWER([.I671];2)+POWER([.J671];2))" office:value-type="float" office:value="635.42356642947" calcext:value-type="float">
            <text:p>635.42356642947</text:p>
          </table:table-cell>
        </table:table-row>
        <table:table-row table:style-name="ro1">
          <table:table-cell office:value-type="float" office:value="72.3628" calcext:value-type="float">
            <text:p>72.3628</text:p>
          </table:table-cell>
          <table:table-cell office:value-type="float" office:value="285.673" calcext:value-type="float">
            <text:p>285.673</text:p>
          </table:table-cell>
          <table:table-cell office:value-type="float" office:value="41.5826" calcext:value-type="float">
            <text:p>41.5826</text:p>
          </table:table-cell>
          <table:table-cell office:value-type="float" office:value="72.0955" calcext:value-type="float">
            <text:p>72.0955</text:p>
          </table:table-cell>
          <table:table-cell office:value-type="float" office:value="275.271" calcext:value-type="float">
            <text:p>275.271</text:p>
          </table:table-cell>
          <table:table-cell office:value-type="float" office:value="41.5102" calcext:value-type="float">
            <text:p>41.5102</text:p>
          </table:table-cell>
          <table:table-cell/>
          <table:table-cell table:formula="of:=([.D672]-[.A672])/0.0166667" office:value-type="float" office:value="-16.0379679240637" calcext:value-type="float">
            <text:p>-16.0379679240637</text:p>
          </table:table-cell>
          <table:table-cell table:formula="of:=ABS([.E672]-[.B672])/0.0166667" office:value-type="float" office:value="624.118751762496" calcext:value-type="float">
            <text:p>624.118751762496</text:p>
          </table:table-cell>
          <table:table-cell table:formula="of:=([.F672]-[.C672])/0.0166667" office:value-type="float" office:value="-4.34399131201748" calcext:value-type="float">
            <text:p>-4.34399131201748</text:p>
          </table:table-cell>
          <table:table-cell table:formula="of:=DEGREES(ATAN(ABS([.F672]-[.C672])/ABS([.E672]-[.B672])))" office:value-type="float" office:value="0.398783642837651" calcext:value-type="float">
            <text:p>0.398783642837651</text:p>
          </table:table-cell>
          <table:table-cell table:formula="of:=SQRT(POWER([.H672];2)+POWER([.I672];2)+POWER([.J672];2))" office:value-type="float" office:value="624.339893789615" calcext:value-type="float">
            <text:p>624.339893789615</text:p>
          </table:table-cell>
        </table:table-row>
        <table:table-row table:style-name="ro1">
          <table:table-cell office:value-type="float" office:value="72.6281" calcext:value-type="float">
            <text:p>72.6281</text:p>
          </table:table-cell>
          <table:table-cell office:value-type="float" office:value="289.664" calcext:value-type="float">
            <text:p>289.664</text:p>
          </table:table-cell>
          <table:table-cell office:value-type="float" office:value="41.7093" calcext:value-type="float">
            <text:p>41.7093</text:p>
          </table:table-cell>
          <table:table-cell office:value-type="float" office:value="71.8483" calcext:value-type="float">
            <text:p>71.8483</text:p>
          </table:table-cell>
          <table:table-cell office:value-type="float" office:value="280.353" calcext:value-type="float">
            <text:p>280.353</text:p>
          </table:table-cell>
          <table:table-cell office:value-type="float" office:value="41.6855" calcext:value-type="float">
            <text:p>41.6855</text:p>
          </table:table-cell>
          <table:table-cell/>
          <table:table-cell table:formula="of:=([.D673]-[.A673])/0.0166667" office:value-type="float" office:value="-46.7879064241877" calcext:value-type="float">
            <text:p>-46.7879064241877</text:p>
          </table:table-cell>
          <table:table-cell table:formula="of:=ABS([.E673]-[.B673])/0.0166667" office:value-type="float" office:value="558.658882682233" calcext:value-type="float">
            <text:p>558.658882682233</text:p>
          </table:table-cell>
          <table:table-cell table:formula="of:=([.F673]-[.C673])/0.0166667" office:value-type="float" office:value="-1.42799714400579" calcext:value-type="float">
            <text:p>-1.42799714400579</text:p>
          </table:table-cell>
          <table:table-cell table:formula="of:=DEGREES(ATAN(ABS([.F673]-[.C673])/ABS([.E673]-[.B673])))" office:value-type="float" office:value="0.146454363928508" calcext:value-type="float">
            <text:p>0.146454363928508</text:p>
          </table:table-cell>
          <table:table-cell table:formula="of:=SQRT(POWER([.H673];2)+POWER([.I673];2)+POWER([.J673];2))" office:value-type="float" office:value="560.616530761592" calcext:value-type="float">
            <text:p>560.616530761592</text:p>
          </table:table-cell>
        </table:table-row>
        <table:table-row table:style-name="ro1">
          <table:table-cell office:value-type="float" office:value="71.3526" calcext:value-type="float">
            <text:p>71.3526</text:p>
          </table:table-cell>
          <table:table-cell office:value-type="float" office:value="279.982" calcext:value-type="float">
            <text:p>279.982</text:p>
          </table:table-cell>
          <table:table-cell office:value-type="float" office:value="43.2557" calcext:value-type="float">
            <text:p>43.2557</text:p>
          </table:table-cell>
          <table:table-cell office:value-type="float" office:value="70.6212" calcext:value-type="float">
            <text:p>70.6212</text:p>
          </table:table-cell>
          <table:table-cell office:value-type="float" office:value="268.43" calcext:value-type="float">
            <text:p>268.43</text:p>
          </table:table-cell>
          <table:table-cell office:value-type="float" office:value="43.6264" calcext:value-type="float">
            <text:p>43.6264</text:p>
          </table:table-cell>
          <table:table-cell/>
          <table:table-cell table:formula="of:=([.D674]-[.A674])/0.0166667" office:value-type="float" office:value="-43.8839122321752" calcext:value-type="float">
            <text:p>-43.8839122321752</text:p>
          </table:table-cell>
          <table:table-cell table:formula="of:=ABS([.E674]-[.B674])/0.0166667" office:value-type="float" office:value="693.118613762774" calcext:value-type="float">
            <text:p>693.118613762774</text:p>
          </table:table-cell>
          <table:table-cell table:formula="of:=([.F674]-[.C674])/0.0166667" office:value-type="float" office:value="22.2419555160889" calcext:value-type="float">
            <text:p>22.2419555160889</text:p>
          </table:table-cell>
          <table:table-cell table:formula="of:=DEGREES(ATAN(ABS([.F674]-[.C674])/ABS([.E674]-[.B674])))" office:value-type="float" office:value="1.83797260294403" calcext:value-type="float">
            <text:p>1.83797260294403</text:p>
          </table:table-cell>
          <table:table-cell table:formula="of:=SQRT(POWER([.H674];2)+POWER([.I674];2)+POWER([.J674];2))" office:value-type="float" office:value="694.862515237662" calcext:value-type="float">
            <text:p>694.862515237662</text:p>
          </table:table-cell>
        </table:table-row>
        <table:table-row table:style-name="ro1">
          <table:table-cell office:value-type="float" office:value="72.3575" calcext:value-type="float">
            <text:p>72.3575</text:p>
          </table:table-cell>
          <table:table-cell office:value-type="float" office:value="278.982" calcext:value-type="float">
            <text:p>278.982</text:p>
          </table:table-cell>
          <table:table-cell office:value-type="float" office:value="42.4038" calcext:value-type="float">
            <text:p>42.4038</text:p>
          </table:table-cell>
          <table:table-cell office:value-type="float" office:value="71.8475" calcext:value-type="float">
            <text:p>71.8475</text:p>
          </table:table-cell>
          <table:table-cell office:value-type="float" office:value="267.551" calcext:value-type="float">
            <text:p>267.551</text:p>
          </table:table-cell>
          <table:table-cell office:value-type="float" office:value="42.5341" calcext:value-type="float">
            <text:p>42.5341</text:p>
          </table:table-cell>
          <table:table-cell/>
          <table:table-cell table:formula="of:=([.D675]-[.A675])/0.0166667" office:value-type="float" office:value="-30.5999388001227" calcext:value-type="float">
            <text:p>-30.5999388001227</text:p>
          </table:table-cell>
          <table:table-cell table:formula="of:=ABS([.E675]-[.B675])/0.0166667" office:value-type="float" office:value="685.858628282746" calcext:value-type="float">
            <text:p>685.858628282746</text:p>
          </table:table-cell>
          <table:table-cell table:formula="of:=([.F675]-[.C675])/0.0166667" office:value-type="float" office:value="7.8179843640316" calcext:value-type="float">
            <text:p>7.8179843640316</text:p>
          </table:table-cell>
          <table:table-cell table:formula="of:=DEGREES(ATAN(ABS([.F675]-[.C675])/ABS([.E675]-[.B675])))" office:value-type="float" office:value="0.653076436947025" calcext:value-type="float">
            <text:p>0.653076436947025</text:p>
          </table:table-cell>
          <table:table-cell table:formula="of:=SQRT(POWER([.H675];2)+POWER([.I675];2)+POWER([.J675];2))" office:value-type="float" office:value="686.585417208942" calcext:value-type="float">
            <text:p>686.585417208942</text:p>
          </table:table-cell>
        </table:table-row>
        <table:table-row table:style-name="ro1">
          <table:table-cell office:value-type="float" office:value="71.1037" calcext:value-type="float">
            <text:p>71.1037</text:p>
          </table:table-cell>
          <table:table-cell office:value-type="float" office:value="277.342" calcext:value-type="float">
            <text:p>277.342</text:p>
          </table:table-cell>
          <table:table-cell office:value-type="float" office:value="43.4272" calcext:value-type="float">
            <text:p>43.4272</text:p>
          </table:table-cell>
          <table:table-cell office:value-type="float" office:value="70.1394" calcext:value-type="float">
            <text:p>70.1394</text:p>
          </table:table-cell>
          <table:table-cell office:value-type="float" office:value="265.822" calcext:value-type="float">
            <text:p>265.822</text:p>
          </table:table-cell>
          <table:table-cell office:value-type="float" office:value="44.053" calcext:value-type="float">
            <text:p>44.053</text:p>
          </table:table-cell>
          <table:table-cell/>
          <table:table-cell table:formula="of:=([.D676]-[.A676])/0.0166667" office:value-type="float" office:value="-57.857884284232" calcext:value-type="float">
            <text:p>-57.857884284232</text:p>
          </table:table-cell>
          <table:table-cell table:formula="of:=ABS([.E676]-[.B676])/0.0166667" office:value-type="float" office:value="691.198617602764" calcext:value-type="float">
            <text:p>691.198617602764</text:p>
          </table:table-cell>
          <table:table-cell table:formula="of:=([.F676]-[.C676])/0.0166667" office:value-type="float" office:value="37.5479249041501" calcext:value-type="float">
            <text:p>37.5479249041501</text:p>
          </table:table-cell>
          <table:table-cell table:formula="of:=DEGREES(ATAN(ABS([.F676]-[.C676])/ABS([.E676]-[.B676])))" office:value-type="float" office:value="3.10941765001763" calcext:value-type="float">
            <text:p>3.10941765001763</text:p>
          </table:table-cell>
          <table:table-cell table:formula="of:=SQRT(POWER([.H676];2)+POWER([.I676];2)+POWER([.J676];2))" office:value-type="float" office:value="694.63149252998" calcext:value-type="float">
            <text:p>694.63149252998</text:p>
          </table:table-cell>
        </table:table-row>
        <table:table-row table:style-name="ro1">
          <table:table-cell office:value-type="float" office:value="72.8882" calcext:value-type="float">
            <text:p>72.8882</text:p>
          </table:table-cell>
          <table:table-cell office:value-type="float" office:value="288.146" calcext:value-type="float">
            <text:p>288.146</text:p>
          </table:table-cell>
          <table:table-cell office:value-type="float" office:value="42.7125" calcext:value-type="float">
            <text:p>42.7125</text:p>
          </table:table-cell>
          <table:table-cell office:value-type="float" office:value="71.8567" calcext:value-type="float">
            <text:p>71.8567</text:p>
          </table:table-cell>
          <table:table-cell office:value-type="float" office:value="280.094" calcext:value-type="float">
            <text:p>280.094</text:p>
          </table:table-cell>
          <table:table-cell office:value-type="float" office:value="42.9825" calcext:value-type="float">
            <text:p>42.9825</text:p>
          </table:table-cell>
          <table:table-cell/>
          <table:table-cell table:formula="of:=([.D677]-[.A677])/0.0166667" office:value-type="float" office:value="-61.8898762202472" calcext:value-type="float">
            <text:p>-61.8898762202472</text:p>
          </table:table-cell>
          <table:table-cell table:formula="of:=ABS([.E677]-[.B677])/0.0166667" office:value-type="float" office:value="483.119033761934" calcext:value-type="float">
            <text:p>483.119033761934</text:p>
          </table:table-cell>
          <table:table-cell table:formula="of:=([.F677]-[.C677])/0.0166667" office:value-type="float" office:value="16.199967600065" calcext:value-type="float">
            <text:p>16.199967600065</text:p>
          </table:table-cell>
          <table:table-cell table:formula="of:=DEGREES(ATAN(ABS([.F677]-[.C677])/ABS([.E677]-[.B677])))" office:value-type="float" office:value="1.92052487388674" calcext:value-type="float">
            <text:p>1.92052487388674</text:p>
          </table:table-cell>
          <table:table-cell table:formula="of:=SQRT(POWER([.H677];2)+POWER([.I677];2)+POWER([.J677];2))" office:value-type="float" office:value="487.336430519887" calcext:value-type="float">
            <text:p>487.336430519887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67" calcext:value-type="float">
            <text:p>284.067</text:p>
          </table:table-cell>
          <table:table-cell office:value-type="float" office:value="42.854" calcext:value-type="float">
            <text:p>42.854</text:p>
          </table:table-cell>
          <table:table-cell office:value-type="float" office:value="71.3527" calcext:value-type="float">
            <text:p>71.3527</text:p>
          </table:table-cell>
          <table:table-cell office:value-type="float" office:value="273.681" calcext:value-type="float">
            <text:p>273.681</text:p>
          </table:table-cell>
          <table:table-cell office:value-type="float" office:value="42.7698" calcext:value-type="float">
            <text:p>42.7698</text:p>
          </table:table-cell>
          <table:table-cell/>
          <table:table-cell table:formula="of:=([.D678]-[.A678])/0.0166667" office:value-type="float" office:value="-45.6179087641825" calcext:value-type="float">
            <text:p>-45.6179087641825</text:p>
          </table:table-cell>
          <table:table-cell table:formula="of:=ABS([.E678]-[.B678])/0.0166667" office:value-type="float" office:value="623.158753682494" calcext:value-type="float">
            <text:p>623.158753682494</text:p>
          </table:table-cell>
          <table:table-cell table:formula="of:=([.F678]-[.C678])/0.0166667" office:value-type="float" office:value="-5.05198989601995" calcext:value-type="float">
            <text:p>-5.05198989601995</text:p>
          </table:table-cell>
          <table:table-cell table:formula="of:=DEGREES(ATAN(ABS([.F678]-[.C678])/ABS([.E678]-[.B678])))" office:value-type="float" office:value="0.4644905591601" calcext:value-type="float">
            <text:p>0.4644905591601</text:p>
          </table:table-cell>
          <table:table-cell table:formula="of:=SQRT(POWER([.H678];2)+POWER([.I678];2)+POWER([.J678];2))" office:value-type="float" office:value="624.846659983909" calcext:value-type="float">
            <text:p>624.846659983909</text:p>
          </table:table-cell>
        </table:table-row>
        <table:table-row table:style-name="ro1">
          <table:table-cell office:value-type="float" office:value="72.8845" calcext:value-type="float">
            <text:p>72.8845</text:p>
          </table:table-cell>
          <table:table-cell office:value-type="float" office:value="286.825" calcext:value-type="float">
            <text:p>286.825</text:p>
          </table:table-cell>
          <table:table-cell office:value-type="float" office:value="42.6654" calcext:value-type="float">
            <text:p>42.6654</text:p>
          </table:table-cell>
          <table:table-cell office:value-type="float" office:value="72.1065" calcext:value-type="float">
            <text:p>72.1065</text:p>
          </table:table-cell>
          <table:table-cell office:value-type="float" office:value="276.25" calcext:value-type="float">
            <text:p>276.25</text:p>
          </table:table-cell>
          <table:table-cell office:value-type="float" office:value="43.094" calcext:value-type="float">
            <text:p>43.094</text:p>
          </table:table-cell>
          <table:table-cell/>
          <table:table-cell table:formula="of:=([.D679]-[.A679])/0.0166667" office:value-type="float" office:value="-46.6799066401871" calcext:value-type="float">
            <text:p>-46.6799066401871</text:p>
          </table:table-cell>
          <table:table-cell table:formula="of:=ABS([.E679]-[.B679])/0.0166667" office:value-type="float" office:value="634.498731002537" calcext:value-type="float">
            <text:p>634.498731002537</text:p>
          </table:table-cell>
          <table:table-cell table:formula="of:=([.F679]-[.C679])/0.0166667" office:value-type="float" office:value="25.715948568103" calcext:value-type="float">
            <text:p>25.715948568103</text:p>
          </table:table-cell>
          <table:table-cell table:formula="of:=DEGREES(ATAN(ABS([.F679]-[.C679])/ABS([.E679]-[.B679])))" office:value-type="float" office:value="2.32090195855079" calcext:value-type="float">
            <text:p>2.32090195855079</text:p>
          </table:table-cell>
          <table:table-cell table:formula="of:=SQRT(POWER([.H679];2)+POWER([.I679];2)+POWER([.J679];2))" office:value-type="float" office:value="636.733039301813" calcext:value-type="float">
            <text:p>636.733039301813</text:p>
          </table:table-cell>
        </table:table-row>
        <table:table-row table:style-name="ro1">
          <table:table-cell office:value-type="float" office:value="72.6342" calcext:value-type="float">
            <text:p>72.6342</text:p>
          </table:table-cell>
          <table:table-cell office:value-type="float" office:value="292.349" calcext:value-type="float">
            <text:p>292.349</text:p>
          </table:table-cell>
          <table:table-cell office:value-type="float" office:value="41.7985" calcext:value-type="float">
            <text:p>41.7985</text:p>
          </table:table-cell>
          <table:table-cell office:value-type="float" office:value="72.1082" calcext:value-type="float">
            <text:p>72.1082</text:p>
          </table:table-cell>
          <table:table-cell office:value-type="float" office:value="280.166" calcext:value-type="float">
            <text:p>280.166</text:p>
          </table:table-cell>
          <table:table-cell office:value-type="float" office:value="42.7178" calcext:value-type="float">
            <text:p>42.7178</text:p>
          </table:table-cell>
          <table:table-cell/>
          <table:table-cell table:formula="of:=([.D680]-[.A680])/0.0166667" office:value-type="float" office:value="-31.5599368801269" calcext:value-type="float">
            <text:p>-31.5599368801269</text:p>
          </table:table-cell>
          <table:table-cell table:formula="of:=ABS([.E680]-[.B680])/0.0166667" office:value-type="float" office:value="730.978538042923" calcext:value-type="float">
            <text:p>730.978538042923</text:p>
          </table:table-cell>
          <table:table-cell table:formula="of:=([.F680]-[.C680])/0.0166667" office:value-type="float" office:value="55.1578896842206" calcext:value-type="float">
            <text:p>55.1578896842206</text:p>
          </table:table-cell>
          <table:table-cell table:formula="of:=DEGREES(ATAN(ABS([.F680]-[.C680])/ABS([.E680]-[.B680])))" office:value-type="float" office:value="4.31522460840454" calcext:value-type="float">
            <text:p>4.31522460840454</text:p>
          </table:table-cell>
          <table:table-cell table:formula="of:=SQRT(POWER([.H680];2)+POWER([.I680];2)+POWER([.J680];2))" office:value-type="float" office:value="733.735678217752" calcext:value-type="float">
            <text:p>733.735678217752</text:p>
          </table:table-cell>
        </table:table-row>
        <table:table-row table:style-name="ro1">
          <table:table-cell office:value-type="float" office:value="72.3706" calcext:value-type="float">
            <text:p>72.3706</text:p>
          </table:table-cell>
          <table:table-cell office:value-type="float" office:value="291.033" calcext:value-type="float">
            <text:p>291.033</text:p>
          </table:table-cell>
          <table:table-cell office:value-type="float" office:value="41.4947" calcext:value-type="float">
            <text:p>41.4947</text:p>
          </table:table-cell>
          <table:table-cell office:value-type="float" office:value="71.5934" calcext:value-type="float">
            <text:p>71.5934</text:p>
          </table:table-cell>
          <table:table-cell office:value-type="float" office:value="281.67" calcext:value-type="float">
            <text:p>281.67</text:p>
          </table:table-cell>
          <table:table-cell office:value-type="float" office:value="41.4748" calcext:value-type="float">
            <text:p>41.4748</text:p>
          </table:table-cell>
          <table:table-cell/>
          <table:table-cell table:formula="of:=([.D681]-[.A681])/0.0166667" office:value-type="float" office:value="-46.6319067361861" calcext:value-type="float">
            <text:p>-46.6319067361861</text:p>
          </table:table-cell>
          <table:table-cell table:formula="of:=ABS([.E681]-[.B681])/0.0166667" office:value-type="float" office:value="561.778876442247" calcext:value-type="float">
            <text:p>561.778876442247</text:p>
          </table:table-cell>
          <table:table-cell table:formula="of:=([.F681]-[.C681])/0.0166667" office:value-type="float" office:value="-1.19399761200476" calcext:value-type="float">
            <text:p>-1.19399761200476</text:p>
          </table:table-cell>
          <table:table-cell table:formula="of:=DEGREES(ATAN(ABS([.F681]-[.C681])/ABS([.E681]-[.B681])))" office:value-type="float" office:value="0.121775530863192" calcext:value-type="float">
            <text:p>0.121775530863192</text:p>
          </table:table-cell>
          <table:table-cell table:formula="of:=SQRT(POWER([.H681];2)+POWER([.I681];2)+POWER([.J681];2))" office:value-type="float" office:value="563.712219463853" calcext:value-type="float">
            <text:p>563.712219463853</text:p>
          </table:table-cell>
        </table:table-row>
        <table:table-row table:style-name="ro1">
          <table:table-cell office:value-type="float" office:value="72.8869" calcext:value-type="float">
            <text:p>72.8869</text:p>
          </table:table-cell>
          <table:table-cell office:value-type="float" office:value="288.198" calcext:value-type="float">
            <text:p>288.198</text:p>
          </table:table-cell>
          <table:table-cell office:value-type="float" office:value="42.4494" calcext:value-type="float">
            <text:p>42.4494</text:p>
          </table:table-cell>
          <table:table-cell office:value-type="float" office:value="72.6072" calcext:value-type="float">
            <text:p>72.6072</text:p>
          </table:table-cell>
          <table:table-cell office:value-type="float" office:value="277.713" calcext:value-type="float">
            <text:p>277.713</text:p>
          </table:table-cell>
          <table:table-cell office:value-type="float" office:value="42.3555" calcext:value-type="float">
            <text:p>42.3555</text:p>
          </table:table-cell>
          <table:table-cell/>
          <table:table-cell table:formula="of:=([.D682]-[.A682])/0.0166667" office:value-type="float" office:value="-16.7819664360666" calcext:value-type="float">
            <text:p>-16.7819664360666</text:p>
          </table:table-cell>
          <table:table-cell table:formula="of:=ABS([.E682]-[.B682])/0.0166667" office:value-type="float" office:value="629.098741802514" calcext:value-type="float">
            <text:p>629.098741802514</text:p>
          </table:table-cell>
          <table:table-cell table:formula="of:=([.F682]-[.C682])/0.0166667" office:value-type="float" office:value="-5.63398873202241" calcext:value-type="float">
            <text:p>-5.63398873202241</text:p>
          </table:table-cell>
          <table:table-cell table:formula="of:=DEGREES(ATAN(ABS([.F682]-[.C682])/ABS([.E682]-[.B682])))" office:value-type="float" office:value="0.513107283670967" calcext:value-type="float">
            <text:p>0.513107283670967</text:p>
          </table:table-cell>
          <table:table-cell table:formula="of:=SQRT(POWER([.H682];2)+POWER([.I682];2)+POWER([.J682];2))" office:value-type="float" office:value="629.347760116773" calcext:value-type="float">
            <text:p>629.347760116773</text:p>
          </table:table-cell>
        </table:table-row>
        <table:table-row table:style-name="ro1">
          <table:table-cell office:value-type="float" office:value="71.5927" calcext:value-type="float">
            <text:p>71.5927</text:p>
          </table:table-cell>
          <table:table-cell office:value-type="float" office:value="286.964" calcext:value-type="float">
            <text:p>286.964</text:p>
          </table:table-cell>
          <table:table-cell office:value-type="float" office:value="41.3829" calcext:value-type="float">
            <text:p>41.3829</text:p>
          </table:table-cell>
          <table:table-cell office:value-type="float" office:value="71.0906" calcext:value-type="float">
            <text:p>71.0906</text:p>
          </table:table-cell>
          <table:table-cell office:value-type="float" office:value="275.206" calcext:value-type="float">
            <text:p>275.206</text:p>
          </table:table-cell>
          <table:table-cell office:value-type="float" office:value="41.2812" calcext:value-type="float">
            <text:p>41.2812</text:p>
          </table:table-cell>
          <table:table-cell/>
          <table:table-cell table:formula="of:=([.D683]-[.A683])/0.0166667" office:value-type="float" office:value="-30.1259397481204" calcext:value-type="float">
            <text:p>-30.1259397481204</text:p>
          </table:table-cell>
          <table:table-cell table:formula="of:=ABS([.E683]-[.B683])/0.0166667" office:value-type="float" office:value="705.478589042821" calcext:value-type="float">
            <text:p>705.478589042821</text:p>
          </table:table-cell>
          <table:table-cell table:formula="of:=([.F683]-[.C683])/0.0166667" office:value-type="float" office:value="-6.10198779602447" calcext:value-type="float">
            <text:p>-6.10198779602447</text:p>
          </table:table-cell>
          <table:table-cell table:formula="of:=DEGREES(ATAN(ABS([.F683]-[.C683])/ABS([.E683]-[.B683])))" office:value-type="float" office:value="0.495563486340638" calcext:value-type="float">
            <text:p>0.495563486340638</text:p>
          </table:table-cell>
          <table:table-cell table:formula="of:=SQRT(POWER([.H683];2)+POWER([.I683];2)+POWER([.J683];2))" office:value-type="float" office:value="706.147892511632" calcext:value-type="float">
            <text:p>706.147892511632</text:p>
          </table:table-cell>
        </table:table-row>
        <table:table-row table:style-name="ro1">
          <table:table-cell office:value-type="float" office:value="72.8731" calcext:value-type="float">
            <text:p>72.8731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41.7888" calcext:value-type="float">
            <text:p>41.7888</text:p>
          </table:table-cell>
          <table:table-cell office:value-type="float" office:value="72.0971" calcext:value-type="float">
            <text:p>72.0971</text:p>
          </table:table-cell>
          <table:table-cell office:value-type="float" office:value="275.224" calcext:value-type="float">
            <text:p>275.224</text:p>
          </table:table-cell>
          <table:table-cell office:value-type="float" office:value="41.7668" calcext:value-type="float">
            <text:p>41.7668</text:p>
          </table:table-cell>
          <table:table-cell/>
          <table:table-cell table:formula="of:=([.D684]-[.A684])/0.0166667" office:value-type="float" office:value="-46.559906880186" calcext:value-type="float">
            <text:p>-46.559906880186</text:p>
          </table:table-cell>
          <table:table-cell table:formula="of:=ABS([.E684]-[.B684])/0.0166667" office:value-type="float" office:value="547.858904282193" calcext:value-type="float">
            <text:p>547.858904282193</text:p>
          </table:table-cell>
          <table:table-cell table:formula="of:=([.F684]-[.C684])/0.0166667" office:value-type="float" office:value="-1.31999736000519" calcext:value-type="float">
            <text:p>-1.31999736000519</text:p>
          </table:table-cell>
          <table:table-cell table:formula="of:=DEGREES(ATAN(ABS([.F684]-[.C684])/ABS([.E684]-[.B684])))" office:value-type="float" office:value="0.138046732031393" calcext:value-type="float">
            <text:p>0.138046732031393</text:p>
          </table:table-cell>
          <table:table-cell table:formula="of:=SQRT(POWER([.H684];2)+POWER([.I684];2)+POWER([.J684];2))" office:value-type="float" office:value="549.83538111239" calcext:value-type="float">
            <text:p>549.83538111239</text:p>
          </table:table-cell>
        </table:table-row>
        <table:table-row table:style-name="ro1">
          <table:table-cell office:value-type="float" office:value="72.3698" calcext:value-type="float">
            <text:p>72.3698</text:p>
          </table:table-cell>
          <table:table-cell office:value-type="float" office:value="289.649" calcext:value-type="float">
            <text:p>289.649</text:p>
          </table:table-cell>
          <table:table-cell office:value-type="float" office:value="41.7141" calcext:value-type="float">
            <text:p>41.7141</text:p>
          </table:table-cell>
          <table:table-cell office:value-type="float" office:value="71.8448" calcext:value-type="float">
            <text:p>71.8448</text:p>
          </table:table-cell>
          <table:table-cell office:value-type="float" office:value="277.827" calcext:value-type="float">
            <text:p>277.827</text:p>
          </table:table-cell>
          <table:table-cell office:value-type="float" office:value="41.3437" calcext:value-type="float">
            <text:p>41.3437</text:p>
          </table:table-cell>
          <table:table-cell/>
          <table:table-cell table:formula="of:=([.D685]-[.A685])/0.0166667" office:value-type="float" office:value="-31.4999370001255" calcext:value-type="float">
            <text:p>-31.4999370001255</text:p>
          </table:table-cell>
          <table:table-cell table:formula="of:=ABS([.E685]-[.B685])/0.0166667" office:value-type="float" office:value="709.318581362837" calcext:value-type="float">
            <text:p>709.318581362837</text:p>
          </table:table-cell>
          <table:table-cell table:formula="of:=([.F685]-[.C685])/0.0166667" office:value-type="float" office:value="-22.2239555520891" calcext:value-type="float">
            <text:p>-22.2239555520891</text:p>
          </table:table-cell>
          <table:table-cell table:formula="of:=DEGREES(ATAN(ABS([.F685]-[.C685])/ABS([.E685]-[.B685])))" office:value-type="float" office:value="1.79457083879009" calcext:value-type="float">
            <text:p>1.79457083879009</text:p>
          </table:table-cell>
          <table:table-cell table:formula="of:=SQRT(POWER([.H685];2)+POWER([.I685];2)+POWER([.J685];2))" office:value-type="float" office:value="710.365399001093" calcext:value-type="float">
            <text:p>710.365399001093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21" calcext:value-type="float">
            <text:p>282.721</text:p>
          </table:table-cell>
          <table:table-cell office:value-type="float" office:value="42.8168" calcext:value-type="float">
            <text:p>42.8168</text:p>
          </table:table-cell>
          <table:table-cell office:value-type="float" office:value="71.3571" calcext:value-type="float">
            <text:p>71.3571</text:p>
          </table:table-cell>
          <table:table-cell office:value-type="float" office:value="271.069" calcext:value-type="float">
            <text:p>271.069</text:p>
          </table:table-cell>
          <table:table-cell office:value-type="float" office:value="43.1924" calcext:value-type="float">
            <text:p>43.1924</text:p>
          </table:table-cell>
          <table:table-cell/>
          <table:table-cell table:formula="of:=([.D686]-[.A686])/0.0166667" office:value-type="float" office:value="-29.9879400241196" calcext:value-type="float">
            <text:p>-29.9879400241196</text:p>
          </table:table-cell>
          <table:table-cell table:formula="of:=ABS([.E686]-[.B686])/0.0166667" office:value-type="float" office:value="699.118601762796" calcext:value-type="float">
            <text:p>699.118601762796</text:p>
          </table:table-cell>
          <table:table-cell table:formula="of:=([.F686]-[.C686])/0.0166667" office:value-type="float" office:value="22.5359549280901" calcext:value-type="float">
            <text:p>22.5359549280901</text:p>
          </table:table-cell>
          <table:table-cell table:formula="of:=DEGREES(ATAN(ABS([.F686]-[.C686])/ABS([.E686]-[.B686])))" office:value-type="float" office:value="1.84627923432253" calcext:value-type="float">
            <text:p>1.84627923432253</text:p>
          </table:table-cell>
          <table:table-cell table:formula="of:=SQRT(POWER([.H686];2)+POWER([.I686];2)+POWER([.J686];2))" office:value-type="float" office:value="700.124249788691" calcext:value-type="float">
            <text:p>700.124249788691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2.804" calcext:value-type="float">
            <text:p>282.804</text:p>
          </table:table-cell>
          <table:table-cell office:value-type="float" office:value="42.5491" calcext:value-type="float">
            <text:p>42.5491</text:p>
          </table:table-cell>
          <table:table-cell office:value-type="float" office:value="71.3531" calcext:value-type="float">
            <text:p>71.3531</text:p>
          </table:table-cell>
          <table:table-cell office:value-type="float" office:value="272.419" calcext:value-type="float">
            <text:p>272.419</text:p>
          </table:table-cell>
          <table:table-cell office:value-type="float" office:value="42.7269" calcext:value-type="float">
            <text:p>42.7269</text:p>
          </table:table-cell>
          <table:table-cell/>
          <table:table-cell table:formula="of:=([.D687]-[.A687])/0.0166667" office:value-type="float" office:value="-45.4019091961822" calcext:value-type="float">
            <text:p>-45.4019091961822</text:p>
          </table:table-cell>
          <table:table-cell table:formula="of:=ABS([.E687]-[.B687])/0.0166667" office:value-type="float" office:value="623.098753802492" calcext:value-type="float">
            <text:p>623.098753802492</text:p>
          </table:table-cell>
          <table:table-cell table:formula="of:=([.F687]-[.C687])/0.0166667" office:value-type="float" office:value="10.6679786640425" calcext:value-type="float">
            <text:p>10.6679786640425</text:p>
          </table:table-cell>
          <table:table-cell table:formula="of:=DEGREES(ATAN(ABS([.F687]-[.C687])/ABS([.E687]-[.B687])))" office:value-type="float" office:value="0.980856466491517" calcext:value-type="float">
            <text:p>0.980856466491517</text:p>
          </table:table-cell>
          <table:table-cell table:formula="of:=SQRT(POWER([.H687];2)+POWER([.I687];2)+POWER([.J687];2))" office:value-type="float" office:value="624.841736856344" calcext:value-type="float">
            <text:p>624.841736856344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6.762" calcext:value-type="float">
            <text:p>286.762</text:p>
          </table:table-cell>
          <table:table-cell office:value-type="float" office:value="42.6802" calcext:value-type="float">
            <text:p>42.6802</text:p>
          </table:table-cell>
          <table:table-cell office:value-type="float" office:value="72.105" calcext:value-type="float">
            <text:p>72.105</text:p>
          </table:table-cell>
          <table:table-cell office:value-type="float" office:value="273.66" calcext:value-type="float">
            <text:p>273.66</text:p>
          </table:table-cell>
          <table:table-cell office:value-type="float" office:value="43.2614" calcext:value-type="float">
            <text:p>43.2614</text:p>
          </table:table-cell>
          <table:table-cell/>
          <table:table-cell table:formula="of:=([.D688]-[.A688])/0.0166667" office:value-type="float" office:value="-15.9719680560638" calcext:value-type="float">
            <text:p>-15.9719680560638</text:p>
          </table:table-cell>
          <table:table-cell table:formula="of:=ABS([.E688]-[.B688])/0.0166667" office:value-type="float" office:value="786.118427763143" calcext:value-type="float">
            <text:p>786.118427763143</text:p>
          </table:table-cell>
          <table:table-cell table:formula="of:=([.F688]-[.C688])/0.0166667" office:value-type="float" office:value="34.8719302561396" calcext:value-type="float">
            <text:p>34.8719302561396</text:p>
          </table:table-cell>
          <table:table-cell table:formula="of:=DEGREES(ATAN(ABS([.F688]-[.C688])/ABS([.E688]-[.B688])))" office:value-type="float" office:value="2.53995498949525" calcext:value-type="float">
            <text:p>2.53995498949525</text:p>
          </table:table-cell>
          <table:table-cell table:formula="of:=SQRT(POWER([.H688];2)+POWER([.I688];2)+POWER([.J688];2))" office:value-type="float" office:value="787.053579975448" calcext:value-type="float">
            <text:p>787.053579975448</text:p>
          </table:table-cell>
        </table:table-row>
        <table:table-row table:style-name="ro1">
          <table:table-cell office:value-type="float" office:value="71.5962" calcext:value-type="float">
            <text:p>71.5962</text:p>
          </table:table-cell>
          <table:table-cell office:value-type="float" office:value="286.85" calcext:value-type="float">
            <text:p>286.85</text:p>
          </table:table-cell>
          <table:table-cell office:value-type="float" office:value="41.9104" calcext:value-type="float">
            <text:p>41.9104</text:p>
          </table:table-cell>
          <table:table-cell office:value-type="float" office:value="70.8515" calcext:value-type="float">
            <text:p>70.8515</text:p>
          </table:table-cell>
          <table:table-cell office:value-type="float" office:value="273.659" calcext:value-type="float">
            <text:p>273.659</text:p>
          </table:table-cell>
          <table:table-cell office:value-type="float" office:value="42.5303" calcext:value-type="float">
            <text:p>42.5303</text:p>
          </table:table-cell>
          <table:table-cell/>
          <table:table-cell table:formula="of:=([.D689]-[.A689])/0.0166667" office:value-type="float" office:value="-44.6819106361784" calcext:value-type="float">
            <text:p>-44.6819106361784</text:p>
          </table:table-cell>
          <table:table-cell table:formula="of:=ABS([.E689]-[.B689])/0.0166667" office:value-type="float" office:value="791.458417083168" calcext:value-type="float">
            <text:p>791.458417083168</text:p>
          </table:table-cell>
          <table:table-cell table:formula="of:=([.F689]-[.C689])/0.0166667" office:value-type="float" office:value="37.1939256121484" calcext:value-type="float">
            <text:p>37.1939256121484</text:p>
          </table:table-cell>
          <table:table-cell table:formula="of:=DEGREES(ATAN(ABS([.F689]-[.C689])/ABS([.E689]-[.B689])))" office:value-type="float" office:value="2.69058767150748" calcext:value-type="float">
            <text:p>2.69058767150748</text:p>
          </table:table-cell>
          <table:table-cell table:formula="of:=SQRT(POWER([.H689];2)+POWER([.I689];2)+POWER([.J689];2))" office:value-type="float" office:value="793.590755498283" calcext:value-type="float">
            <text:p>793.590755498283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77.495" calcext:value-type="float">
            <text:p>277.495</text:p>
          </table:table-cell>
          <table:table-cell office:value-type="float" office:value="43.3912" calcext:value-type="float">
            <text:p>43.3912</text:p>
          </table:table-cell>
          <table:table-cell office:value-type="float" office:value="71.8524" calcext:value-type="float">
            <text:p>71.8524</text:p>
          </table:table-cell>
          <table:table-cell office:value-type="float" office:value="267.407" calcext:value-type="float">
            <text:p>267.407</text:p>
          </table:table-cell>
          <table:table-cell office:value-type="float" office:value="43.2916" calcext:value-type="float">
            <text:p>43.2916</text:p>
          </table:table-cell>
          <table:table-cell/>
          <table:table-cell table:formula="of:=([.D690]-[.A690])/0.0166667" office:value-type="float" office:value="-30.533938932122" calcext:value-type="float">
            <text:p>-30.533938932122</text:p>
          </table:table-cell>
          <table:table-cell table:formula="of:=ABS([.E690]-[.B690])/0.0166667" office:value-type="float" office:value="605.278789442423" calcext:value-type="float">
            <text:p>605.278789442423</text:p>
          </table:table-cell>
          <table:table-cell table:formula="of:=([.F690]-[.C690])/0.0166667" office:value-type="float" office:value="-5.97598804802362" calcext:value-type="float">
            <text:p>-5.97598804802362</text:p>
          </table:table-cell>
          <table:table-cell table:formula="of:=DEGREES(ATAN(ABS([.F690]-[.C690])/ABS([.E690]-[.B690])))" office:value-type="float" office:value="0.565669530624292" calcext:value-type="float">
            <text:p>0.565669530624292</text:p>
          </table:table-cell>
          <table:table-cell table:formula="of:=SQRT(POWER([.H690];2)+POWER([.I690];2)+POWER([.J690];2))" office:value-type="float" office:value="606.077921400166" calcext:value-type="float">
            <text:p>606.077921400166</text:p>
          </table:table-cell>
        </table:table-row>
        <table:table-row table:style-name="ro1">
          <table:table-cell office:value-type="float" office:value="73.1474" calcext:value-type="float">
            <text:p>73.1474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2.2249" calcext:value-type="float">
            <text:p>42.2249</text:p>
          </table:table-cell>
          <table:table-cell office:value-type="float" office:value="72.3613" calcext:value-type="float">
            <text:p>72.3613</text:p>
          </table:table-cell>
          <table:table-cell office:value-type="float" office:value="277.495" calcext:value-type="float">
            <text:p>277.495</text:p>
          </table:table-cell>
          <table:table-cell office:value-type="float" office:value="43.3912" calcext:value-type="float">
            <text:p>43.3912</text:p>
          </table:table-cell>
          <table:table-cell/>
          <table:table-cell table:formula="of:=([.D691]-[.A691])/0.0166667" office:value-type="float" office:value="-47.165905668189" calcext:value-type="float">
            <text:p>-47.165905668189</text:p>
          </table:table-cell>
          <table:table-cell table:formula="of:=ABS([.E691]-[.B691])/0.0166667" office:value-type="float" office:value="726.838546322906" calcext:value-type="float">
            <text:p>726.838546322906</text:p>
          </table:table-cell>
          <table:table-cell table:formula="of:=([.F691]-[.C691])/0.0166667" office:value-type="float" office:value="69.9778600442799" calcext:value-type="float">
            <text:p>69.9778600442799</text:p>
          </table:table-cell>
          <table:table-cell table:formula="of:=DEGREES(ATAN(ABS([.F691]-[.C691])/ABS([.E691]-[.B691])))" office:value-type="float" office:value="5.4993180074308" calcext:value-type="float">
            <text:p>5.4993180074308</text:p>
          </table:table-cell>
          <table:table-cell table:formula="of:=SQRT(POWER([.H691];2)+POWER([.I691];2)+POWER([.J691];2))" office:value-type="float" office:value="731.721118989108" calcext:value-type="float">
            <text:p>731.721118989108</text:p>
          </table:table-cell>
        </table:table-row>
        <table:table-row table:style-name="ro1">
          <table:table-cell office:value-type="float" office:value="72.619" calcext:value-type="float">
            <text:p>72.619</text:p>
          </table:table-cell>
          <table:table-cell office:value-type="float" office:value="284.288" calcext:value-type="float">
            <text:p>284.288</text:p>
          </table:table-cell>
          <table:table-cell office:value-type="float" office:value="42.0551" calcext:value-type="float">
            <text:p>42.0551</text:p>
          </table:table-cell>
          <table:table-cell office:value-type="float" office:value="71.848" calcext:value-type="float">
            <text:p>71.848</text:p>
          </table:table-cell>
          <table:table-cell office:value-type="float" office:value="275.163" calcext:value-type="float">
            <text:p>275.163</text:p>
          </table:table-cell>
          <table:table-cell office:value-type="float" office:value="42.0279" calcext:value-type="float">
            <text:p>42.0279</text:p>
          </table:table-cell>
          <table:table-cell/>
          <table:table-cell table:formula="of:=([.D692]-[.A692])/0.0166667" office:value-type="float" office:value="-46.2599074801851" calcext:value-type="float">
            <text:p>-46.2599074801851</text:p>
          </table:table-cell>
          <table:table-cell table:formula="of:=ABS([.E692]-[.B692])/0.0166667" office:value-type="float" office:value="547.49890500219" calcext:value-type="float">
            <text:p>547.49890500219</text:p>
          </table:table-cell>
          <table:table-cell table:formula="of:=([.F692]-[.C692])/0.0166667" office:value-type="float" office:value="-1.63199673600656" calcext:value-type="float">
            <text:p>-1.63199673600656</text:p>
          </table:table-cell>
          <table:table-cell table:formula="of:=DEGREES(ATAN(ABS([.F692]-[.C692])/ABS([.E692]-[.B692])))" office:value-type="float" office:value="0.170788009537511" calcext:value-type="float">
            <text:p>0.170788009537511</text:p>
          </table:table-cell>
          <table:table-cell table:formula="of:=SQRT(POWER([.H692];2)+POWER([.I692];2)+POWER([.J692];2))" office:value-type="float" office:value="549.452175746005" calcext:value-type="float">
            <text:p>549.452175746005</text:p>
          </table:table-cell>
        </table:table-row>
        <table:table-row table:style-name="ro1">
          <table:table-cell office:value-type="float" office:value="72.1065" calcext:value-type="float">
            <text:p>72.1065</text:p>
          </table:table-cell>
          <table:table-cell office:value-type="float" office:value="276.25" calcext:value-type="float">
            <text:p>276.25</text:p>
          </table:table-cell>
          <table:table-cell office:value-type="float" office:value="43.094" calcext:value-type="float">
            <text:p>43.094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66.171" calcext:value-type="float">
            <text:p>266.171</text:p>
          </table:table-cell>
          <table:table-cell office:value-type="float" office:value="43.0099" calcext:value-type="float">
            <text:p>43.0099</text:p>
          </table:table-cell>
          <table:table-cell/>
          <table:table-cell table:formula="of:=([.D693]-[.A693])/0.0166667" office:value-type="float" office:value="-44.879910240179" calcext:value-type="float">
            <text:p>-44.879910240179</text:p>
          </table:table-cell>
          <table:table-cell table:formula="of:=ABS([.E693]-[.B693])/0.0166667" office:value-type="float" office:value="604.73879052242" calcext:value-type="float">
            <text:p>604.73879052242</text:p>
          </table:table-cell>
          <table:table-cell table:formula="of:=([.F693]-[.C693])/0.0166667" office:value-type="float" office:value="-5.04598990802015" calcext:value-type="float">
            <text:p>-5.04598990802015</text:p>
          </table:table-cell>
          <table:table-cell table:formula="of:=DEGREES(ATAN(ABS([.F693]-[.C693])/ABS([.E693]-[.B693])))" office:value-type="float" office:value="0.478069573639542" calcext:value-type="float">
            <text:p>0.478069573639542</text:p>
          </table:table-cell>
          <table:table-cell table:formula="of:=SQRT(POWER([.H693];2)+POWER([.I693];2)+POWER([.J693];2))" office:value-type="float" office:value="606.422850097057" calcext:value-type="float">
            <text:p>606.422850097057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0.236" calcext:value-type="float">
            <text:p>280.236</text:p>
          </table:table-cell>
          <table:table-cell office:value-type="float" office:value="42.4557" calcext:value-type="float">
            <text:p>42.4557</text:p>
          </table:table-cell>
          <table:table-cell office:value-type="float" office:value="71.8484" calcext:value-type="float">
            <text:p>71.8484</text:p>
          </table:table-cell>
          <table:table-cell office:value-type="float" office:value="268.783" calcext:value-type="float">
            <text:p>268.783</text:p>
          </table:table-cell>
          <table:table-cell office:value-type="float" office:value="42.5768" calcext:value-type="float">
            <text:p>42.5768</text:p>
          </table:table-cell>
          <table:table-cell/>
          <table:table-cell table:formula="of:=([.D694]-[.A694])/0.0166667" office:value-type="float" office:value="-15.4919690160621" calcext:value-type="float">
            <text:p>-15.4919690160621</text:p>
          </table:table-cell>
          <table:table-cell table:formula="of:=ABS([.E694]-[.B694])/0.0166667" office:value-type="float" office:value="687.178625642747" calcext:value-type="float">
            <text:p>687.178625642747</text:p>
          </table:table-cell>
          <table:table-cell table:formula="of:=([.F694]-[.C694])/0.0166667" office:value-type="float" office:value="7.26598546802897" calcext:value-type="float">
            <text:p>7.26598546802897</text:p>
          </table:table-cell>
          <table:table-cell table:formula="of:=DEGREES(ATAN(ABS([.F694]-[.C694])/ABS([.E694]-[.B694])))" office:value-type="float" office:value="0.60580287576771" calcext:value-type="float">
            <text:p>0.60580287576771</text:p>
          </table:table-cell>
          <table:table-cell table:formula="of:=SQRT(POWER([.H694];2)+POWER([.I694];2)+POWER([.J694];2))" office:value-type="float" office:value="687.391634506175" calcext:value-type="float">
            <text:p>687.391634506175</text:p>
          </table:table-cell>
        </table:table-row>
        <table:table-row table:style-name="ro1">
          <table:table-cell office:value-type="float" office:value="71.8567" calcext:value-type="float">
            <text:p>71.8567</text:p>
          </table:table-cell>
          <table:table-cell office:value-type="float" office:value="280.1" calcext:value-type="float">
            <text:p>280.1</text:p>
          </table:table-cell>
          <table:table-cell office:value-type="float" office:value="42.9816" calcext:value-type="float">
            <text:p>42.9816</text:p>
          </table:table-cell>
          <table:table-cell office:value-type="float" office:value="71.1128" calcext:value-type="float">
            <text:p>71.1128</text:p>
          </table:table-cell>
          <table:table-cell office:value-type="float" office:value="268.538" calcext:value-type="float">
            <text:p>268.538</text:p>
          </table:table-cell>
          <table:table-cell office:value-type="float" office:value="43.3593" calcext:value-type="float">
            <text:p>43.3593</text:p>
          </table:table-cell>
          <table:table-cell/>
          <table:table-cell table:formula="of:=([.D695]-[.A695])/0.0166667" office:value-type="float" office:value="-44.6339107321792" calcext:value-type="float">
            <text:p>-44.6339107321792</text:p>
          </table:table-cell>
          <table:table-cell table:formula="of:=ABS([.E695]-[.B695])/0.0166667" office:value-type="float" office:value="693.718612562776" calcext:value-type="float">
            <text:p>693.718612562776</text:p>
          </table:table-cell>
          <table:table-cell table:formula="of:=([.F695]-[.C695])/0.0166667" office:value-type="float" office:value="22.6619546760905" calcext:value-type="float">
            <text:p>22.6619546760905</text:p>
          </table:table-cell>
          <table:table-cell table:formula="of:=DEGREES(ATAN(ABS([.F695]-[.C695])/ABS([.E695]-[.B695])))" office:value-type="float" office:value="1.87103640148522" calcext:value-type="float">
            <text:p>1.87103640148522</text:p>
          </table:table-cell>
          <table:table-cell table:formula="of:=SQRT(POWER([.H695];2)+POWER([.I695];2)+POWER([.J695];2))" office:value-type="float" office:value="695.522295539842" calcext:value-type="float">
            <text:p>695.522295539842</text:p>
          </table:table-cell>
        </table:table-row>
        <table:table-row table:style-name="ro1">
          <table:table-cell office:value-type="float" office:value="71.3471" calcext:value-type="float">
            <text:p>71.3471</text:p>
          </table:table-cell>
          <table:table-cell office:value-type="float" office:value="280.149" calcext:value-type="float">
            <text:p>280.149</text:p>
          </table:table-cell>
          <table:table-cell office:value-type="float" office:value="42.4768" calcext:value-type="float">
            <text:p>42.4768</text:p>
          </table:table-cell>
          <table:table-cell office:value-type="float" office:value="70.6131" calcext:value-type="float">
            <text:p>70.6131</text:p>
          </table:table-cell>
          <table:table-cell office:value-type="float" office:value="268.618" calcext:value-type="float">
            <text:p>268.618</text:p>
          </table:table-cell>
          <table:table-cell office:value-type="float" office:value="42.6154" calcext:value-type="float">
            <text:p>42.6154</text:p>
          </table:table-cell>
          <table:table-cell/>
          <table:table-cell table:formula="of:=([.D696]-[.A696])/0.0166667" office:value-type="float" office:value="-44.0399119201758" calcext:value-type="float">
            <text:p>-44.0399119201758</text:p>
          </table:table-cell>
          <table:table-cell table:formula="of:=ABS([.E696]-[.B696])/0.0166667" office:value-type="float" office:value="691.858616282768" calcext:value-type="float">
            <text:p>691.858616282768</text:p>
          </table:table-cell>
          <table:table-cell table:formula="of:=([.F696]-[.C696])/0.0166667" office:value-type="float" office:value="8.31598336803349" calcext:value-type="float">
            <text:p>8.31598336803349</text:p>
          </table:table-cell>
          <table:table-cell table:formula="of:=DEGREES(ATAN(ABS([.F696]-[.C696])/ABS([.E696]-[.B696])))" office:value-type="float" office:value="0.688649088466573" calcext:value-type="float">
            <text:p>0.688649088466573</text:p>
          </table:table-cell>
          <table:table-cell table:formula="of:=SQRT(POWER([.H696];2)+POWER([.I696];2)+POWER([.J696];2))" office:value-type="float" office:value="693.308743884008" calcext:value-type="float">
            <text:p>693.308743884008</text:p>
          </table:table-cell>
        </table:table-row>
        <table:table-row table:style-name="ro1">
          <table:table-cell office:value-type="float" office:value="72.8736" calcext:value-type="float">
            <text:p>72.8736</text:p>
          </table:table-cell>
          <table:table-cell office:value-type="float" office:value="282.897" calcext:value-type="float">
            <text:p>282.897</text:p>
          </table:table-cell>
          <table:table-cell office:value-type="float" office:value="42.5272" calcext:value-type="float">
            <text:p>42.5272</text:p>
          </table:table-cell>
          <table:table-cell office:value-type="float" office:value="72.3509" calcext:value-type="float">
            <text:p>72.3509</text:p>
          </table:table-cell>
          <table:table-cell office:value-type="float" office:value="272.51" calcext:value-type="float">
            <text:p>272.51</text:p>
          </table:table-cell>
          <table:table-cell office:value-type="float" office:value="42.9498" calcext:value-type="float">
            <text:p>42.9498</text:p>
          </table:table-cell>
          <table:table-cell/>
          <table:table-cell table:formula="of:=([.D697]-[.A697])/0.0166667" office:value-type="float" office:value="-31.3619372761255" calcext:value-type="float">
            <text:p>-31.3619372761255</text:p>
          </table:table-cell>
          <table:table-cell table:formula="of:=ABS([.E697]-[.B697])/0.0166667" office:value-type="float" office:value="623.218753562493" calcext:value-type="float">
            <text:p>623.218753562493</text:p>
          </table:table-cell>
          <table:table-cell table:formula="of:=([.F697]-[.C697])/0.0166667" office:value-type="float" office:value="25.3559492881016" calcext:value-type="float">
            <text:p>25.3559492881016</text:p>
          </table:table-cell>
          <table:table-cell table:formula="of:=DEGREES(ATAN(ABS([.F697]-[.C697])/ABS([.E697]-[.B697])))" office:value-type="float" office:value="2.32982088949435" calcext:value-type="float">
            <text:p>2.32982088949435</text:p>
          </table:table-cell>
          <table:table-cell table:formula="of:=SQRT(POWER([.H697];2)+POWER([.I697];2)+POWER([.J697];2))" office:value-type="float" office:value="624.522305499171" calcext:value-type="float">
            <text:p>624.522305499171</text:p>
          </table:table-cell>
        </table:table-row>
        <table:table-row table:style-name="ro1">
          <table:table-cell office:value-type="float" office:value="72.6043" calcext:value-type="float">
            <text:p>72.6043</text:p>
          </table:table-cell>
          <table:table-cell office:value-type="float" office:value="276.464" calcext:value-type="float">
            <text:p>276.464</text:p>
          </table:table-cell>
          <table:table-cell office:value-type="float" office:value="42.3077" calcext:value-type="float">
            <text:p>42.3077</text:p>
          </table:table-cell>
          <table:table-cell office:value-type="float" office:value="72.0909" calcext:value-type="float">
            <text:p>72.0909</text:p>
          </table:table-cell>
          <table:table-cell office:value-type="float" office:value="267.683" calcext:value-type="float">
            <text:p>267.683</text:p>
          </table:table-cell>
          <table:table-cell office:value-type="float" office:value="42.02" calcext:value-type="float">
            <text:p>42.02</text:p>
          </table:table-cell>
          <table:table-cell/>
          <table:table-cell table:formula="of:=([.D698]-[.A698])/0.0166667" office:value-type="float" office:value="-30.8039383921226" calcext:value-type="float">
            <text:p>-30.8039383921226</text:p>
          </table:table-cell>
          <table:table-cell table:formula="of:=ABS([.E698]-[.B698])/0.0166667" office:value-type="float" office:value="526.858946282108" calcext:value-type="float">
            <text:p>526.858946282108</text:p>
          </table:table-cell>
          <table:table-cell table:formula="of:=([.F698]-[.C698])/0.0166667" office:value-type="float" office:value="-17.2619654760687" calcext:value-type="float">
            <text:p>-17.2619654760687</text:p>
          </table:table-cell>
          <table:table-cell table:formula="of:=DEGREES(ATAN(ABS([.F698]-[.C698])/ABS([.E698]-[.B698])))" office:value-type="float" office:value="1.87656316803558" calcext:value-type="float">
            <text:p>1.87656316803558</text:p>
          </table:table-cell>
          <table:table-cell table:formula="of:=SQRT(POWER([.H698];2)+POWER([.I698];2)+POWER([.J698];2))" office:value-type="float" office:value="528.040914465968" calcext:value-type="float">
            <text:p>528.040914465968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0.264" calcext:value-type="float">
            <text:p>280.264</text:p>
          </table:table-cell>
          <table:table-cell office:value-type="float" office:value="42.4488" calcext:value-type="float">
            <text:p>42.4488</text:p>
          </table:table-cell>
          <table:table-cell office:value-type="float" office:value="71.8501" calcext:value-type="float">
            <text:p>71.8501</text:p>
          </table:table-cell>
          <table:table-cell office:value-type="float" office:value="268.735" calcext:value-type="float">
            <text:p>268.735</text:p>
          </table:table-cell>
          <table:table-cell office:value-type="float" office:value="42.8301" calcext:value-type="float">
            <text:p>42.8301</text:p>
          </table:table-cell>
          <table:table-cell/>
          <table:table-cell table:formula="of:=([.D699]-[.A699])/0.0166667" office:value-type="float" office:value="-30.5819388361229" calcext:value-type="float">
            <text:p>-30.5819388361229</text:p>
          </table:table-cell>
          <table:table-cell table:formula="of:=ABS([.E699]-[.B699])/0.0166667" office:value-type="float" office:value="691.738616522767" calcext:value-type="float">
            <text:p>691.738616522767</text:p>
          </table:table-cell>
          <table:table-cell table:formula="of:=([.F699]-[.C699])/0.0166667" office:value-type="float" office:value="22.8779542440917" calcext:value-type="float">
            <text:p>22.8779542440917</text:p>
          </table:table-cell>
          <table:table-cell table:formula="of:=DEGREES(ATAN(ABS([.F699]-[.C699])/ABS([.E699]-[.B699])))" office:value-type="float" office:value="1.89425972345264" calcext:value-type="float">
            <text:p>1.89425972345264</text:p>
          </table:table-cell>
          <table:table-cell table:formula="of:=SQRT(POWER([.H699];2)+POWER([.I699];2)+POWER([.J699];2))" office:value-type="float" office:value="692.792154518368" calcext:value-type="float">
            <text:p>692.792154518368</text:p>
          </table:table-cell>
        </table:table-row>
        <table:table-row table:style-name="ro1">
          <table:table-cell office:value-type="float" office:value="72.6189" calcext:value-type="float">
            <text:p>72.6189</text:p>
          </table:table-cell>
          <table:table-cell office:value-type="float" office:value="282.876" calcext:value-type="float">
            <text:p>282.876</text:p>
          </table:table-cell>
          <table:table-cell office:value-type="float" office:value="42.533" calcext:value-type="float">
            <text:p>42.533</text:p>
          </table:table-cell>
          <table:table-cell office:value-type="float" office:value="72.1002" calcext:value-type="float">
            <text:p>72.1002</text:p>
          </table:table-cell>
          <table:table-cell office:value-type="float" office:value="277.761" calcext:value-type="float">
            <text:p>277.761</text:p>
          </table:table-cell>
          <table:table-cell office:value-type="float" office:value="41.8525" calcext:value-type="float">
            <text:p>41.8525</text:p>
          </table:table-cell>
          <table:table-cell/>
          <table:table-cell table:formula="of:=([.D700]-[.A700])/0.0166667" office:value-type="float" office:value="-31.1219377561242" calcext:value-type="float">
            <text:p>-31.1219377561242</text:p>
          </table:table-cell>
          <table:table-cell table:formula="of:=ABS([.E700]-[.B700])/0.0166667" office:value-type="float" office:value="306.899386201225" calcext:value-type="float">
            <text:p>306.899386201225</text:p>
          </table:table-cell>
          <table:table-cell table:formula="of:=([.F700]-[.C700])/0.0166667" office:value-type="float" office:value="-40.8299183401635" calcext:value-type="float">
            <text:p>-40.8299183401635</text:p>
          </table:table-cell>
          <table:table-cell table:formula="of:=DEGREES(ATAN(ABS([.F700]-[.C700])/ABS([.E700]-[.B700])))" office:value-type="float" office:value="7.57813394304322" calcext:value-type="float">
            <text:p>7.57813394304322</text:p>
          </table:table-cell>
          <table:table-cell table:formula="of:=SQRT(POWER([.H700];2)+POWER([.I700];2)+POWER([.J700];2))" office:value-type="float" office:value="311.163767961582" calcext:value-type="float">
            <text:p>311.163767961582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3.003" calcext:value-type="float">
            <text:p>283.003</text:p>
          </table:table-cell>
          <table:table-cell office:value-type="float" office:value="41.7575" calcext:value-type="float">
            <text:p>41.7575</text:p>
          </table:table-cell>
          <table:table-cell office:value-type="float" office:value="71.5937" calcext:value-type="float">
            <text:p>71.5937</text:p>
          </table:table-cell>
          <table:table-cell office:value-type="float" office:value="273.961" calcext:value-type="float">
            <text:p>273.961</text:p>
          </table:table-cell>
          <table:table-cell office:value-type="float" office:value="41.4814" calcext:value-type="float">
            <text:p>41.4814</text:p>
          </table:table-cell>
          <table:table-cell/>
          <table:table-cell table:formula="of:=([.D701]-[.A701])/0.0166667" office:value-type="float" office:value="-45.9659080681844" calcext:value-type="float">
            <text:p>-45.9659080681844</text:p>
          </table:table-cell>
          <table:table-cell table:formula="of:=ABS([.E701]-[.B701])/0.0166667" office:value-type="float" office:value="542.518914962168" calcext:value-type="float">
            <text:p>542.518914962168</text:p>
          </table:table-cell>
          <table:table-cell table:formula="of:=([.F701]-[.C701])/0.0166667" office:value-type="float" office:value="-16.5659668680662" calcext:value-type="float">
            <text:p>-16.5659668680662</text:p>
          </table:table-cell>
          <table:table-cell table:formula="of:=DEGREES(ATAN(ABS([.F701]-[.C701])/ABS([.E701]-[.B701])))" office:value-type="float" office:value="1.74899920330697" calcext:value-type="float">
            <text:p>1.74899920330697</text:p>
          </table:table-cell>
          <table:table-cell table:formula="of:=SQRT(POWER([.H701];2)+POWER([.I701];2)+POWER([.J701];2))" office:value-type="float" office:value="544.714667559572" calcext:value-type="float">
            <text:p>544.714667559572</text:p>
          </table:table-cell>
        </table:table-row>
        <table:table-row table:style-name="ro1">
          <table:table-cell office:value-type="float" office:value="72.3515" calcext:value-type="float">
            <text:p>72.3515</text:p>
          </table:table-cell>
          <table:table-cell office:value-type="float" office:value="279.179" calcext:value-type="float">
            <text:p>279.179</text:p>
          </table:table-cell>
          <table:table-cell office:value-type="float" office:value="41.3689" calcext:value-type="float">
            <text:p>41.3689</text:p>
          </table:table-cell>
          <table:table-cell office:value-type="float" office:value="71.8393" calcext:value-type="float">
            <text:p>71.8393</text:p>
          </table:table-cell>
          <table:table-cell office:value-type="float" office:value="267.777" calcext:value-type="float">
            <text:p>267.777</text:p>
          </table:table-cell>
          <table:table-cell office:value-type="float" office:value="41.2709" calcext:value-type="float">
            <text:p>41.2709</text:p>
          </table:table-cell>
          <table:table-cell/>
          <table:table-cell table:formula="of:=([.D702]-[.A702])/0.0166667" office:value-type="float" office:value="-30.7319385361234" calcext:value-type="float">
            <text:p>-30.7319385361234</text:p>
          </table:table-cell>
          <table:table-cell table:formula="of:=ABS([.E702]-[.B702])/0.0166667" office:value-type="float" office:value="684.118631762736" calcext:value-type="float">
            <text:p>684.118631762736</text:p>
          </table:table-cell>
          <table:table-cell table:formula="of:=([.F702]-[.C702])/0.0166667" office:value-type="float" office:value="-5.87998824002346" calcext:value-type="float">
            <text:p>-5.87998824002346</text:p>
          </table:table-cell>
          <table:table-cell table:formula="of:=DEGREES(ATAN(ABS([.F702]-[.C702])/ABS([.E702]-[.B702])))" office:value-type="float" office:value="0.49244414416167" calcext:value-type="float">
            <text:p>0.49244414416167</text:p>
          </table:table-cell>
          <table:table-cell table:formula="of:=SQRT(POWER([.H702];2)+POWER([.I702];2)+POWER([.J702];2))" office:value-type="float" office:value="684.833796357049" calcext:value-type="float">
            <text:p>684.833796357049</text:p>
          </table:table-cell>
        </table:table-row>
        <table:table-row table:style-name="ro1">
          <table:table-cell office:value-type="float" office:value="72.6297" calcext:value-type="float">
            <text:p>72.6297</text:p>
          </table:table-cell>
          <table:table-cell office:value-type="float" office:value="291.059" calcext:value-type="float">
            <text:p>291.059</text:p>
          </table:table-cell>
          <table:table-cell office:value-type="float" office:value="41.4882" calcext:value-type="float">
            <text:p>41.4882</text:p>
          </table:table-cell>
          <table:table-cell office:value-type="float" office:value="71.8483" calcext:value-type="float">
            <text:p>71.8483</text:p>
          </table:table-cell>
          <table:table-cell office:value-type="float" office:value="280.348" calcext:value-type="float">
            <text:p>280.348</text:p>
          </table:table-cell>
          <table:table-cell office:value-type="float" office:value="41.6863" calcext:value-type="float">
            <text:p>41.6863</text:p>
          </table:table-cell>
          <table:table-cell/>
          <table:table-cell table:formula="of:=([.D703]-[.A703])/0.0166667" office:value-type="float" office:value="-46.8839062321878" calcext:value-type="float">
            <text:p>-46.8839062321878</text:p>
          </table:table-cell>
          <table:table-cell table:formula="of:=ABS([.E703]-[.B703])/0.0166667" office:value-type="float" office:value="642.658714682571" calcext:value-type="float">
            <text:p>642.658714682571</text:p>
          </table:table-cell>
          <table:table-cell table:formula="of:=([.F703]-[.C703])/0.0166667" office:value-type="float" office:value="11.8859762280478" calcext:value-type="float">
            <text:p>11.8859762280478</text:p>
          </table:table-cell>
          <table:table-cell table:formula="of:=DEGREES(ATAN(ABS([.F703]-[.C703])/ABS([.E703]-[.B703])))" office:value-type="float" office:value="1.05956493388573" calcext:value-type="float">
            <text:p>1.05956493388573</text:p>
          </table:table-cell>
          <table:table-cell table:formula="of:=SQRT(POWER([.H703];2)+POWER([.I703];2)+POWER([.J703];2))" office:value-type="float" office:value="644.476221944562" calcext:value-type="float">
            <text:p>644.476221944562</text:p>
          </table:table-cell>
        </table:table-row>
        <table:table-row table:style-name="ro1">
          <table:table-cell office:value-type="float" office:value="71.5921" calcext:value-type="float">
            <text:p>71.5921</text:p>
          </table:table-cell>
          <table:table-cell office:value-type="float" office:value="284.334" calcext:value-type="float">
            <text:p>284.334</text:p>
          </table:table-cell>
          <table:table-cell office:value-type="float" office:value="41.2973" calcext:value-type="float">
            <text:p>41.2973</text:p>
          </table:table-cell>
          <table:table-cell office:value-type="float" office:value="71.0927" calcext:value-type="float">
            <text:p>71.0927</text:p>
          </table:table-cell>
          <table:table-cell office:value-type="float" office:value="272.684" calcext:value-type="float">
            <text:p>272.684</text:p>
          </table:table-cell>
          <table:table-cell office:value-type="float" office:value="41.2006" calcext:value-type="float">
            <text:p>41.2006</text:p>
          </table:table-cell>
          <table:table-cell/>
          <table:table-cell table:formula="of:=([.D704]-[.A704])/0.0166667" office:value-type="float" office:value="-29.9639400721204" calcext:value-type="float">
            <text:p>-29.9639400721204</text:p>
          </table:table-cell>
          <table:table-cell table:formula="of:=ABS([.E704]-[.B704])/0.0166667" office:value-type="float" office:value="698.998602002795" calcext:value-type="float">
            <text:p>698.998602002795</text:p>
          </table:table-cell>
          <table:table-cell table:formula="of:=([.F704]-[.C704])/0.0166667" office:value-type="float" office:value="-5.80198839602312" calcext:value-type="float">
            <text:p>-5.80198839602312</text:p>
          </table:table-cell>
          <table:table-cell table:formula="of:=DEGREES(ATAN(ABS([.F704]-[.C704])/ABS([.E704]-[.B704])))" office:value-type="float" office:value="0.475568638851944" calcext:value-type="float">
            <text:p>0.475568638851944</text:p>
          </table:table-cell>
          <table:table-cell table:formula="of:=SQRT(POWER([.H704];2)+POWER([.I704];2)+POWER([.J704];2))" office:value-type="float" office:value="699.664595628401" calcext:value-type="float">
            <text:p>699.664595628401</text:p>
          </table:table-cell>
        </table:table-row>
        <table:table-row table:style-name="ro1">
          <table:table-cell office:value-type="float" office:value="72.6177" calcext:value-type="float">
            <text:p>72.6177</text:p>
          </table:table-cell>
          <table:table-cell office:value-type="float" office:value="285.756" calcext:value-type="float">
            <text:p>285.756</text:p>
          </table:table-cell>
          <table:table-cell office:value-type="float" office:value="41.3126" calcext:value-type="float">
            <text:p>41.3126</text:p>
          </table:table-cell>
          <table:table-cell office:value-type="float" office:value="71.8405" calcext:value-type="float">
            <text:p>71.8405</text:p>
          </table:table-cell>
          <table:table-cell office:value-type="float" office:value="276.674" calcext:value-type="float">
            <text:p>276.674</text:p>
          </table:table-cell>
          <table:table-cell office:value-type="float" office:value="40.7826" calcext:value-type="float">
            <text:p>40.7826</text:p>
          </table:table-cell>
          <table:table-cell/>
          <table:table-cell table:formula="of:=([.D705]-[.A705])/0.0166667" office:value-type="float" office:value="-46.6319067361861" calcext:value-type="float">
            <text:p>-46.6319067361861</text:p>
          </table:table-cell>
          <table:table-cell table:formula="of:=ABS([.E705]-[.B705])/0.0166667" office:value-type="float" office:value="544.918910162179" calcext:value-type="float">
            <text:p>544.918910162179</text:p>
          </table:table-cell>
          <table:table-cell table:formula="of:=([.F705]-[.C705])/0.0166667" office:value-type="float" office:value="-31.7999364001273" calcext:value-type="float">
            <text:p>-31.7999364001273</text:p>
          </table:table-cell>
          <table:table-cell table:formula="of:=DEGREES(ATAN(ABS([.F705]-[.C705])/ABS([.E705]-[.B705])))" office:value-type="float" office:value="3.33983279539169" calcext:value-type="float">
            <text:p>3.33983279539169</text:p>
          </table:table-cell>
          <table:table-cell table:formula="of:=SQRT(POWER([.H705];2)+POWER([.I705];2)+POWER([.J705];2))" office:value-type="float" office:value="547.834271776823" calcext:value-type="float">
            <text:p>547.834271776823</text:p>
          </table:table-cell>
        </table:table-row>
        <table:table-row table:style-name="ro1">
          <table:table-cell office:value-type="float" office:value="72.1099" calcext:value-type="float">
            <text:p>72.1099</text:p>
          </table:table-cell>
          <table:table-cell office:value-type="float" office:value="292.476" calcext:value-type="float">
            <text:p>292.476</text:p>
          </table:table-cell>
          <table:table-cell office:value-type="float" office:value="41.0108" calcext:value-type="float">
            <text:p>41.0108</text:p>
          </table:table-cell>
          <table:table-cell office:value-type="float" office:value="71.3379" calcext:value-type="float">
            <text:p>71.3379</text:p>
          </table:table-cell>
          <table:table-cell office:value-type="float" office:value="280.402" calcext:value-type="float">
            <text:p>280.402</text:p>
          </table:table-cell>
          <table:table-cell office:value-type="float" office:value="41.1792" calcext:value-type="float">
            <text:p>41.1792</text:p>
          </table:table-cell>
          <table:table-cell/>
          <table:table-cell table:formula="of:=([.D706]-[.A706])/0.0166667" office:value-type="float" office:value="-46.3199073601848" calcext:value-type="float">
            <text:p>-46.3199073601848</text:p>
          </table:table-cell>
          <table:table-cell table:formula="of:=ABS([.E706]-[.B706])/0.0166667" office:value-type="float" office:value="724.438551122899" calcext:value-type="float">
            <text:p>724.438551122899</text:p>
          </table:table-cell>
          <table:table-cell table:formula="of:=([.F706]-[.C706])/0.0166667" office:value-type="float" office:value="10.1039797920403" calcext:value-type="float">
            <text:p>10.1039797920403</text:p>
          </table:table-cell>
          <table:table-cell table:formula="of:=DEGREES(ATAN(ABS([.F706]-[.C706])/ABS([.E706]-[.B706])))" office:value-type="float" office:value="0.799071037094523" calcext:value-type="float">
            <text:p>0.799071037094523</text:p>
          </table:table-cell>
          <table:table-cell table:formula="of:=SQRT(POWER([.H706];2)+POWER([.I706];2)+POWER([.J706];2))" office:value-type="float" office:value="725.988180743005" calcext:value-type="float">
            <text:p>725.988180743005</text:p>
          </table:table-cell>
        </table:table-row>
        <table:table-row table:style-name="ro1">
          <table:table-cell office:value-type="float" office:value="72.8861" calcext:value-type="float">
            <text:p>72.8861</text:p>
          </table:table-cell>
          <table:table-cell office:value-type="float" office:value="291.203" calcext:value-type="float">
            <text:p>291.203</text:p>
          </table:table-cell>
          <table:table-cell office:value-type="float" office:value="40.9491" calcext:value-type="float">
            <text:p>40.9491</text:p>
          </table:table-cell>
          <table:table-cell office:value-type="float" office:value="72.6044" calcext:value-type="float">
            <text:p>72.6044</text:p>
          </table:table-cell>
          <table:table-cell office:value-type="float" office:value="279.208" calcext:value-type="float">
            <text:p>279.208</text:p>
          </table:table-cell>
          <table:table-cell office:value-type="float" office:value="41.3619" calcext:value-type="float">
            <text:p>41.3619</text:p>
          </table:table-cell>
          <table:table-cell/>
          <table:table-cell table:formula="of:=([.D707]-[.A707])/0.0166667" office:value-type="float" office:value="-16.9019661960677" calcext:value-type="float">
            <text:p>-16.9019661960677</text:p>
          </table:table-cell>
          <table:table-cell table:formula="of:=ABS([.E707]-[.B707])/0.0166667" office:value-type="float" office:value="719.698560602876" calcext:value-type="float">
            <text:p>719.698560602876</text:p>
          </table:table-cell>
          <table:table-cell table:formula="of:=([.F707]-[.C707])/0.0166667" office:value-type="float" office:value="24.7679504640989" calcext:value-type="float">
            <text:p>24.7679504640989</text:p>
          </table:table-cell>
          <table:table-cell table:formula="of:=DEGREES(ATAN(ABS([.F707]-[.C707])/ABS([.E707]-[.B707])))" office:value-type="float" office:value="1.97101851955522" calcext:value-type="float">
            <text:p>1.97101851955522</text:p>
          </table:table-cell>
          <table:table-cell table:formula="of:=SQRT(POWER([.H707];2)+POWER([.I707];2)+POWER([.J707];2))" office:value-type="float" office:value="720.322945605189" calcext:value-type="float">
            <text:p>720.322945605189</text:p>
          </table:table-cell>
        </table:table-row>
        <table:table-row table:style-name="ro1">
          <table:table-cell office:value-type="float" office:value="73.1544" calcext:value-type="float">
            <text:p>73.1544</text:p>
          </table:table-cell>
          <table:table-cell office:value-type="float" office:value="293.929" calcext:value-type="float">
            <text:p>293.929</text:p>
          </table:table-cell>
          <table:table-cell office:value-type="float" office:value="41.0284" calcext:value-type="float">
            <text:p>41.0284</text:p>
          </table:table-cell>
          <table:table-cell office:value-type="float" office:value="72.6088" calcext:value-type="float">
            <text:p>72.6088</text:p>
          </table:table-cell>
          <table:table-cell office:value-type="float" office:value="281.833" calcext:value-type="float">
            <text:p>281.833</text:p>
          </table:table-cell>
          <table:table-cell office:value-type="float" office:value="41.1866" calcext:value-type="float">
            <text:p>41.1866</text:p>
          </table:table-cell>
          <table:table-cell/>
          <table:table-cell table:formula="of:=([.D708]-[.A708])/0.0166667" office:value-type="float" office:value="-32.7359345281305" calcext:value-type="float">
            <text:p>-32.7359345281305</text:p>
          </table:table-cell>
          <table:table-cell table:formula="of:=ABS([.E708]-[.B708])/0.0166667" office:value-type="float" office:value="725.7585484829" calcext:value-type="float">
            <text:p>725.7585484829</text:p>
          </table:table-cell>
          <table:table-cell table:formula="of:=([.F708]-[.C708])/0.0166667" office:value-type="float" office:value="9.49198101603801" calcext:value-type="float">
            <text:p>9.49198101603801</text:p>
          </table:table-cell>
          <table:table-cell table:formula="of:=DEGREES(ATAN(ABS([.F708]-[.C708])/ABS([.E708]-[.B708])))" office:value-type="float" office:value="0.749311801789677" calcext:value-type="float">
            <text:p>0.749311801789677</text:p>
          </table:table-cell>
          <table:table-cell table:formula="of:=SQRT(POWER([.H708];2)+POWER([.I708];2)+POWER([.J708];2))" office:value-type="float" office:value="726.558469642358" calcext:value-type="float">
            <text:p>726.558469642358</text:p>
          </table:table-cell>
        </table:table-row>
        <table:table-row table:style-name="ro1">
          <table:table-cell office:value-type="float" office:value="72.8956" calcext:value-type="float">
            <text:p>72.8956</text:p>
          </table:table-cell>
          <table:table-cell office:value-type="float" office:value="290.795" calcext:value-type="float">
            <text:p>290.795</text:p>
          </table:table-cell>
          <table:table-cell office:value-type="float" office:value="42.8093" calcext:value-type="float">
            <text:p>42.8093</text:p>
          </table:table-cell>
          <table:table-cell office:value-type="float" office:value="72.3658" calcext:value-type="float">
            <text:p>72.3658</text:p>
          </table:table-cell>
          <table:table-cell office:value-type="float" office:value="280.033" calcext:value-type="float">
            <text:p>280.033</text:p>
          </table:table-cell>
          <table:table-cell office:value-type="float" office:value="43.4888" calcext:value-type="float">
            <text:p>43.4888</text:p>
          </table:table-cell>
          <table:table-cell/>
          <table:table-cell table:formula="of:=([.D709]-[.A709])/0.0166667" office:value-type="float" office:value="-31.7879364241277" calcext:value-type="float">
            <text:p>-31.7879364241277</text:p>
          </table:table-cell>
          <table:table-cell table:formula="of:=ABS([.E709]-[.B709])/0.0166667" office:value-type="float" office:value="645.718708562583" calcext:value-type="float">
            <text:p>645.718708562583</text:p>
          </table:table-cell>
          <table:table-cell table:formula="of:=([.F709]-[.C709])/0.0166667" office:value-type="float" office:value="40.7699184601629" calcext:value-type="float">
            <text:p>40.7699184601629</text:p>
          </table:table-cell>
          <table:table-cell table:formula="of:=DEGREES(ATAN(ABS([.F709]-[.C709])/ABS([.E709]-[.B709])))" office:value-type="float" office:value="3.61279229255937" calcext:value-type="float">
            <text:p>3.61279229255937</text:p>
          </table:table-cell>
          <table:table-cell table:formula="of:=SQRT(POWER([.H709];2)+POWER([.I709];2)+POWER([.J709];2))" office:value-type="float" office:value="647.78492552782" calcext:value-type="float">
            <text:p>647.78492552782</text:p>
          </table:table-cell>
        </table:table-row>
        <table:table-row table:style-name="ro1">
          <table:table-cell office:value-type="float" office:value="72.3751" calcext:value-type="float">
            <text:p>72.3751</text:p>
          </table:table-cell>
          <table:table-cell office:value-type="float" office:value="288.02" calcext:value-type="float">
            <text:p>288.02</text:p>
          </table:table-cell>
          <table:table-cell office:value-type="float" office:value="42.9917" calcext:value-type="float">
            <text:p>42.9917</text:p>
          </table:table-cell>
          <table:table-cell office:value-type="float" office:value="71.8605" calcext:value-type="float">
            <text:p>71.8605</text:p>
          </table:table-cell>
          <table:table-cell office:value-type="float" office:value="276.049" calcext:value-type="float">
            <text:p>276.049</text:p>
          </table:table-cell>
          <table:table-cell office:value-type="float" office:value="43.8743" calcext:value-type="float">
            <text:p>43.8743</text:p>
          </table:table-cell>
          <table:table-cell/>
          <table:table-cell table:formula="of:=([.D710]-[.A710])/0.0166667" office:value-type="float" office:value="-30.8759382481236" calcext:value-type="float">
            <text:p>-30.8759382481236</text:p>
          </table:table-cell>
          <table:table-cell table:formula="of:=ABS([.E710]-[.B710])/0.0166667" office:value-type="float" office:value="718.258563482873" calcext:value-type="float">
            <text:p>718.258563482873</text:p>
          </table:table-cell>
          <table:table-cell table:formula="of:=([.F710]-[.C710])/0.0166667" office:value-type="float" office:value="52.9558940882116" calcext:value-type="float">
            <text:p>52.9558940882116</text:p>
          </table:table-cell>
          <table:table-cell table:formula="of:=DEGREES(ATAN(ABS([.F710]-[.C710])/ABS([.E710]-[.B710])))" office:value-type="float" office:value="4.21668397213704" calcext:value-type="float">
            <text:p>4.21668397213704</text:p>
          </table:table-cell>
          <table:table-cell table:formula="of:=SQRT(POWER([.H710];2)+POWER([.I710];2)+POWER([.J710];2))" office:value-type="float" office:value="720.869623647622" calcext:value-type="float">
            <text:p>720.869623647622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29" calcext:value-type="float">
            <text:p>288.029</text:p>
          </table:table-cell>
          <table:table-cell office:value-type="float" office:value="42.7404" calcext:value-type="float">
            <text:p>42.7404</text:p>
          </table:table-cell>
          <table:table-cell office:value-type="float" office:value="71.3596" calcext:value-type="float">
            <text:p>71.3596</text:p>
          </table:table-cell>
          <table:table-cell office:value-type="float" office:value="274.728" calcext:value-type="float">
            <text:p>274.728</text:p>
          </table:table-cell>
          <table:table-cell office:value-type="float" office:value="43.8406" calcext:value-type="float">
            <text:p>43.8406</text:p>
          </table:table-cell>
          <table:table-cell/>
          <table:table-cell table:formula="of:=([.D711]-[.A711])/0.0166667" office:value-type="float" office:value="-29.9639400721195" calcext:value-type="float">
            <text:p>-29.9639400721195</text:p>
          </table:table-cell>
          <table:table-cell table:formula="of:=ABS([.E711]-[.B711])/0.0166667" office:value-type="float" office:value="798.058403883192" calcext:value-type="float">
            <text:p>798.058403883192</text:p>
          </table:table-cell>
          <table:table-cell table:formula="of:=([.F711]-[.C711])/0.0166667" office:value-type="float" office:value="66.0118679762641" calcext:value-type="float">
            <text:p>66.0118679762641</text:p>
          </table:table-cell>
          <table:table-cell table:formula="of:=DEGREES(ATAN(ABS([.F711]-[.C711])/ABS([.E711]-[.B711])))" office:value-type="float" office:value="4.72848964159008" calcext:value-type="float">
            <text:p>4.72848964159008</text:p>
          </table:table-cell>
          <table:table-cell table:formula="of:=SQRT(POWER([.H711];2)+POWER([.I711];2)+POWER([.J711];2))" office:value-type="float" office:value="801.344258372735" calcext:value-type="float">
            <text:p>801.344258372735</text:p>
          </table:table-cell>
        </table:table-row>
        <table:table-row table:style-name="ro1">
          <table:table-cell office:value-type="float" office:value="72.8872" calcext:value-type="float">
            <text:p>72.8872</text:p>
          </table:table-cell>
          <table:table-cell office:value-type="float" office:value="286.695" calcext:value-type="float">
            <text:p>286.695</text:p>
          </table:table-cell>
          <table:table-cell office:value-type="float" office:value="43.194" calcext:value-type="float">
            <text:p>43.194</text:p>
          </table:table-cell>
          <table:table-cell office:value-type="float" office:value="72.8592" calcext:value-type="float">
            <text:p>72.8592</text:p>
          </table:table-cell>
          <table:table-cell office:value-type="float" office:value="273.549" calcext:value-type="float">
            <text:p>273.549</text:p>
          </table:table-cell>
          <table:table-cell office:value-type="float" office:value="44.2613" calcext:value-type="float">
            <text:p>44.2613</text:p>
          </table:table-cell>
          <table:table-cell/>
          <table:table-cell table:formula="of:=([.D712]-[.A712])/0.0166667" office:value-type="float" office:value="-1.67999664000707" calcext:value-type="float">
            <text:p>-1.67999664000707</text:p>
          </table:table-cell>
          <table:table-cell table:formula="of:=ABS([.E712]-[.B712])/0.0166667" office:value-type="float" office:value="788.758422483156" calcext:value-type="float">
            <text:p>788.758422483156</text:p>
          </table:table-cell>
          <table:table-cell table:formula="of:=([.F712]-[.C712])/0.0166667" office:value-type="float" office:value="64.0378719242559" calcext:value-type="float">
            <text:p>64.0378719242559</text:p>
          </table:table-cell>
          <table:table-cell table:formula="of:=DEGREES(ATAN(ABS([.F712]-[.C712])/ABS([.E712]-[.B712])))" office:value-type="float" office:value="4.64156041694164" calcext:value-type="float">
            <text:p>4.64156041694164</text:p>
          </table:table-cell>
          <table:table-cell table:formula="of:=SQRT(POWER([.H712];2)+POWER([.I712];2)+POWER([.J712];2))" office:value-type="float" office:value="791.355495632282" calcext:value-type="float">
            <text:p>791.355495632282</text:p>
          </table:table-cell>
        </table:table-row>
        <table:table-row table:style-name="ro1">
          <table:table-cell office:value-type="float" office:value="71.8636" calcext:value-type="float">
            <text:p>71.8636</text:p>
          </table:table-cell>
          <table:table-cell office:value-type="float" office:value="282.513" calcext:value-type="float">
            <text:p>282.513</text:p>
          </table:table-cell>
          <table:table-cell office:value-type="float" office:value="43.8572" calcext:value-type="float">
            <text:p>43.8572</text:p>
          </table:table-cell>
          <table:table-cell office:value-type="float" office:value="71.122" calcext:value-type="float">
            <text:p>71.122</text:p>
          </table:table-cell>
          <table:table-cell office:value-type="float" office:value="270.712" calcext:value-type="float">
            <text:p>270.712</text:p>
          </table:table-cell>
          <table:table-cell office:value-type="float" office:value="44.9726" calcext:value-type="float">
            <text:p>44.9726</text:p>
          </table:table-cell>
          <table:table-cell/>
          <table:table-cell table:formula="of:=([.D713]-[.A713])/0.0166667" office:value-type="float" office:value="-44.4959110081783" calcext:value-type="float">
            <text:p>-44.4959110081783</text:p>
          </table:table-cell>
          <table:table-cell table:formula="of:=ABS([.E713]-[.B713])/0.0166667" office:value-type="float" office:value="708.058583882832" calcext:value-type="float">
            <text:p>708.058583882832</text:p>
          </table:table-cell>
          <table:table-cell table:formula="of:=([.F713]-[.C713])/0.0166667" office:value-type="float" office:value="66.9238661522678" calcext:value-type="float">
            <text:p>66.9238661522678</text:p>
          </table:table-cell>
          <table:table-cell table:formula="of:=DEGREES(ATAN(ABS([.F713]-[.C713])/ABS([.E713]-[.B713])))" office:value-type="float" office:value="5.39940841245572" calcext:value-type="float">
            <text:p>5.39940841245572</text:p>
          </table:table-cell>
          <table:table-cell table:formula="of:=SQRT(POWER([.H713];2)+POWER([.I713];2)+POWER([.J713];2))" office:value-type="float" office:value="712.604833106944" calcext:value-type="float">
            <text:p>712.604833106944</text:p>
          </table:table-cell>
        </table:table-row>
        <table:table-row table:style-name="ro1">
          <table:table-cell office:value-type="float" office:value="72.3788" calcext:value-type="float">
            <text:p>72.3788</text:p>
          </table:table-cell>
          <table:table-cell office:value-type="float" office:value="286.483" calcext:value-type="float">
            <text:p>286.483</text:p>
          </table:table-cell>
          <table:table-cell office:value-type="float" office:value="43.9928" calcext:value-type="float">
            <text:p>43.9928</text:p>
          </table:table-cell>
          <table:table-cell office:value-type="float" office:value="71.3625" calcext:value-type="float">
            <text:p>71.3625</text:p>
          </table:table-cell>
          <table:table-cell office:value-type="float" office:value="277.153" calcext:value-type="float">
            <text:p>277.153</text:p>
          </table:table-cell>
          <table:table-cell office:value-type="float" office:value="44.4508" calcext:value-type="float">
            <text:p>44.4508</text:p>
          </table:table-cell>
          <table:table-cell/>
          <table:table-cell table:formula="of:=([.D714]-[.A714])/0.0166667" office:value-type="float" office:value="-60.977878044244" calcext:value-type="float">
            <text:p>-60.977878044244</text:p>
          </table:table-cell>
          <table:table-cell table:formula="of:=ABS([.E714]-[.B714])/0.0166667" office:value-type="float" office:value="559.798880402238" calcext:value-type="float">
            <text:p>559.798880402238</text:p>
          </table:table-cell>
          <table:table-cell table:formula="of:=([.F714]-[.C714])/0.0166667" office:value-type="float" office:value="27.4799450401098" calcext:value-type="float">
            <text:p>27.4799450401098</text:p>
          </table:table-cell>
          <table:table-cell table:formula="of:=DEGREES(ATAN(ABS([.F714]-[.C714])/ABS([.E714]-[.B714])))" office:value-type="float" office:value="2.81033431850225" calcext:value-type="float">
            <text:p>2.81033431850225</text:p>
          </table:table-cell>
          <table:table-cell table:formula="of:=SQRT(POWER([.H714];2)+POWER([.I714];2)+POWER([.J714];2))" office:value-type="float" office:value="563.7803078237" calcext:value-type="float">
            <text:p>563.7803078237</text:p>
          </table:table-cell>
        </table:table-row>
        <table:table-row table:style-name="ro1">
          <table:table-cell office:value-type="float" office:value="72.378" calcext:value-type="float">
            <text:p>72.378</text:p>
          </table:table-cell>
          <table:table-cell office:value-type="float" office:value="285.116" calcext:value-type="float">
            <text:p>285.116</text:p>
          </table:table-cell>
          <table:table-cell office:value-type="float" office:value="44.2043" calcext:value-type="float">
            <text:p>44.2043</text:p>
          </table:table-cell>
          <table:table-cell office:value-type="float" office:value="71.6182" calcext:value-type="float">
            <text:p>71.6182</text:p>
          </table:table-cell>
          <table:table-cell office:value-type="float" office:value="274.513" calcext:value-type="float">
            <text:p>274.513</text:p>
          </table:table-cell>
          <table:table-cell office:value-type="float" office:value="45.1097" calcext:value-type="float">
            <text:p>45.1097</text:p>
          </table:table-cell>
          <table:table-cell/>
          <table:table-cell table:formula="of:=([.D715]-[.A715])/0.0166667" office:value-type="float" office:value="-45.5879088241823" calcext:value-type="float">
            <text:p>-45.5879088241823</text:p>
          </table:table-cell>
          <table:table-cell table:formula="of:=ABS([.E715]-[.B715])/0.0166667" office:value-type="float" office:value="636.178727642545" calcext:value-type="float">
            <text:p>636.178727642545</text:p>
          </table:table-cell>
          <table:table-cell table:formula="of:=([.F715]-[.C715])/0.0166667" office:value-type="float" office:value="54.3238913522169" calcext:value-type="float">
            <text:p>54.3238913522169</text:p>
          </table:table-cell>
          <table:table-cell table:formula="of:=DEGREES(ATAN(ABS([.F715]-[.C715])/ABS([.E715]-[.B715])))" office:value-type="float" office:value="4.88069998887294" calcext:value-type="float">
            <text:p>4.88069998887294</text:p>
          </table:table-cell>
          <table:table-cell table:formula="of:=SQRT(POWER([.H715];2)+POWER([.I715];2)+POWER([.J715];2))" office:value-type="float" office:value="640.119298340159" calcext:value-type="float">
            <text:p>640.119298340159</text:p>
          </table:table-cell>
        </table:table-row>
        <table:table-row table:style-name="ro1">
          <table:table-cell office:value-type="float" office:value="72.9058" calcext:value-type="float">
            <text:p>72.9058</text:p>
          </table:table-cell>
          <table:table-cell office:value-type="float" office:value="293.374" calcext:value-type="float">
            <text:p>293.374</text:p>
          </table:table-cell>
          <table:table-cell office:value-type="float" office:value="43.4369" calcext:value-type="float">
            <text:p>43.4369</text:p>
          </table:table-cell>
          <table:table-cell office:value-type="float" office:value="72.3741" calcext:value-type="float">
            <text:p>72.3741</text:p>
          </table:table-cell>
          <table:table-cell office:value-type="float" office:value="281.113" calcext:value-type="float">
            <text:p>281.113</text:p>
          </table:table-cell>
          <table:table-cell office:value-type="float" office:value="44.5726" calcext:value-type="float">
            <text:p>44.5726</text:p>
          </table:table-cell>
          <table:table-cell/>
          <table:table-cell table:formula="of:=([.D716]-[.A716])/0.0166667" office:value-type="float" office:value="-31.9019361961277" calcext:value-type="float">
            <text:p>-31.9019361961277</text:p>
          </table:table-cell>
          <table:table-cell table:formula="of:=ABS([.E716]-[.B716])/0.0166667" office:value-type="float" office:value="735.658528682944" calcext:value-type="float">
            <text:p>735.658528682944</text:p>
          </table:table-cell>
          <table:table-cell table:formula="of:=([.F716]-[.C716])/0.0166667" office:value-type="float" office:value="68.1418637162726" calcext:value-type="float">
            <text:p>68.1418637162726</text:p>
          </table:table-cell>
          <table:table-cell table:formula="of:=DEGREES(ATAN(ABS([.F716]-[.C716])/ABS([.E716]-[.B716])))" office:value-type="float" office:value="5.29203747606583" calcext:value-type="float">
            <text:p>5.29203747606583</text:p>
          </table:table-cell>
          <table:table-cell table:formula="of:=SQRT(POWER([.H716];2)+POWER([.I716];2)+POWER([.J716];2))" office:value-type="float" office:value="739.496124362895" calcext:value-type="float">
            <text:p>739.496124362895</text:p>
          </table:table-cell>
        </table:table-row>
        <table:table-row table:style-name="ro1">
          <table:table-cell office:value-type="float" office:value="71.87" calcext:value-type="float">
            <text:p>71.87</text:p>
          </table:table-cell>
          <table:table-cell office:value-type="float" office:value="279.666" calcext:value-type="float">
            <text:p>279.666</text:p>
          </table:table-cell>
          <table:table-cell office:value-type="float" office:value="45.0517" calcext:value-type="float">
            <text:p>45.0517</text:p>
          </table:table-cell>
          <table:table-cell office:value-type="float" office:value="71.1286" calcext:value-type="float">
            <text:p>71.1286</text:p>
          </table:table-cell>
          <table:table-cell office:value-type="float" office:value="269.325" calcext:value-type="float">
            <text:p>269.325</text:p>
          </table:table-cell>
          <table:table-cell office:value-type="float" office:value="45.6806" calcext:value-type="float">
            <text:p>45.6806</text:p>
          </table:table-cell>
          <table:table-cell/>
          <table:table-cell table:formula="of:=([.D717]-[.A717])/0.0166667" office:value-type="float" office:value="-44.4839110321779" calcext:value-type="float">
            <text:p>-44.4839110321779</text:p>
          </table:table-cell>
          <table:table-cell table:formula="of:=ABS([.E717]-[.B717])/0.0166667" office:value-type="float" office:value="620.458759082482" calcext:value-type="float">
            <text:p>620.458759082482</text:p>
          </table:table-cell>
          <table:table-cell table:formula="of:=([.F717]-[.C717])/0.0166667" office:value-type="float" office:value="37.733924532151" calcext:value-type="float">
            <text:p>37.733924532151</text:p>
          </table:table-cell>
          <table:table-cell table:formula="of:=DEGREES(ATAN(ABS([.F717]-[.C717])/ABS([.E717]-[.B717])))" office:value-type="float" office:value="3.48022335466853" calcext:value-type="float">
            <text:p>3.48022335466853</text:p>
          </table:table-cell>
          <table:table-cell table:formula="of:=SQRT(POWER([.H717];2)+POWER([.I717];2)+POWER([.J717];2))" office:value-type="float" office:value="623.194784255686" calcext:value-type="float">
            <text:p>623.194784255686</text:p>
          </table:table-cell>
        </table:table-row>
        <table:table-row table:style-name="ro1">
          <table:table-cell office:value-type="float" office:value="72.1246" calcext:value-type="float">
            <text:p>72.1246</text:p>
          </table:table-cell>
          <table:table-cell office:value-type="float" office:value="294.768" calcext:value-type="float">
            <text:p>294.768</text:p>
          </table:table-cell>
          <table:table-cell office:value-type="float" office:value="42.9722" calcext:value-type="float">
            <text:p>42.9722</text:p>
          </table:table-cell>
          <table:table-cell office:value-type="float" office:value="71.0985" calcext:value-type="float">
            <text:p>71.0985</text:p>
          </table:table-cell>
          <table:table-cell office:value-type="float" office:value="283.771" calcext:value-type="float">
            <text:p>283.771</text:p>
          </table:table-cell>
          <table:table-cell office:value-type="float" office:value="43.6677" calcext:value-type="float">
            <text:p>43.6677</text:p>
          </table:table-cell>
          <table:table-cell/>
          <table:table-cell table:formula="of:=([.D718]-[.A718])/0.0166667" office:value-type="float" office:value="-61.5658768682462" calcext:value-type="float">
            <text:p>-61.5658768682462</text:p>
          </table:table-cell>
          <table:table-cell table:formula="of:=ABS([.E718]-[.B718])/0.0166667" office:value-type="float" office:value="659.818680362637" calcext:value-type="float">
            <text:p>659.818680362637</text:p>
          </table:table-cell>
          <table:table-cell table:formula="of:=([.F718]-[.C718])/0.0166667" office:value-type="float" office:value="41.7299165401671" calcext:value-type="float">
            <text:p>41.7299165401671</text:p>
          </table:table-cell>
          <table:table-cell table:formula="of:=DEGREES(ATAN(ABS([.F718]-[.C718])/ABS([.E718]-[.B718])))" office:value-type="float" office:value="3.61882433800434" calcext:value-type="float">
            <text:p>3.61882433800434</text:p>
          </table:table-cell>
          <table:table-cell table:formula="of:=SQRT(POWER([.H718];2)+POWER([.I718];2)+POWER([.J718];2))" office:value-type="float" office:value="663.997314817234" calcext:value-type="float">
            <text:p>663.997314817234</text:p>
          </table:table-cell>
        </table:table-row>
        <table:table-row table:style-name="ro1">
          <table:table-cell office:value-type="float" office:value="71.3506" calcext:value-type="float">
            <text:p>71.3506</text:p>
          </table:table-cell>
          <table:table-cell office:value-type="float" office:value="286.476" calcext:value-type="float">
            <text:p>286.476</text:p>
          </table:table-cell>
          <table:table-cell office:value-type="float" office:value="43.4963" calcext:value-type="float">
            <text:p>43.4963</text:p>
          </table:table-cell>
          <table:table-cell office:value-type="float" office:value="70.3591" calcext:value-type="float">
            <text:p>70.3591</text:p>
          </table:table-cell>
          <table:table-cell office:value-type="float" office:value="275.814" calcext:value-type="float">
            <text:p>275.814</text:p>
          </table:table-cell>
          <table:table-cell office:value-type="float" office:value="44.1739" calcext:value-type="float">
            <text:p>44.1739</text:p>
          </table:table-cell>
          <table:table-cell/>
          <table:table-cell table:formula="of:=([.D719]-[.A719])/0.0166667" office:value-type="float" office:value="-59.4898810202381" calcext:value-type="float">
            <text:p>-59.4898810202381</text:p>
          </table:table-cell>
          <table:table-cell table:formula="of:=ABS([.E719]-[.B719])/0.0166667" office:value-type="float" office:value="639.718720562558" calcext:value-type="float">
            <text:p>639.718720562558</text:p>
          </table:table-cell>
          <table:table-cell table:formula="of:=([.F719]-[.C719])/0.0166667" office:value-type="float" office:value="40.6559186881629" calcext:value-type="float">
            <text:p>40.6559186881629</text:p>
          </table:table-cell>
          <table:table-cell table:formula="of:=DEGREES(ATAN(ABS([.F719]-[.C719])/ABS([.E719]-[.B719])))" office:value-type="float" office:value="3.63641694790382" calcext:value-type="float">
            <text:p>3.63641694790382</text:p>
          </table:table-cell>
          <table:table-cell table:formula="of:=SQRT(POWER([.H719];2)+POWER([.I719];2)+POWER([.J719];2))" office:value-type="float" office:value="643.76392498056" calcext:value-type="float">
            <text:p>643.76392498056</text:p>
          </table:table-cell>
        </table:table-row>
        <table:table-row table:style-name="ro1">
          <table:table-cell office:value-type="float" office:value="72.118" calcext:value-type="float">
            <text:p>72.118</text:p>
          </table:table-cell>
          <table:table-cell office:value-type="float" office:value="290.777" calcext:value-type="float">
            <text:p>290.777</text:p>
          </table:table-cell>
          <table:table-cell office:value-type="float" office:value="42.5632" calcext:value-type="float">
            <text:p>42.5632</text:p>
          </table:table-cell>
          <table:table-cell office:value-type="float" office:value="71.0949" calcext:value-type="float">
            <text:p>71.0949</text:p>
          </table:table-cell>
          <table:table-cell office:value-type="float" office:value="281.339" calcext:value-type="float">
            <text:p>281.339</text:p>
          </table:table-cell>
          <table:table-cell office:value-type="float" office:value="42.7917" calcext:value-type="float">
            <text:p>42.7917</text:p>
          </table:table-cell>
          <table:table-cell/>
          <table:table-cell table:formula="of:=([.D720]-[.A720])/0.0166667" office:value-type="float" office:value="-61.3858772282455" calcext:value-type="float">
            <text:p>-61.3858772282455</text:p>
          </table:table-cell>
          <table:table-cell table:formula="of:=ABS([.E720]-[.B720])/0.0166667" office:value-type="float" office:value="566.278867442264" calcext:value-type="float">
            <text:p>566.278867442264</text:p>
          </table:table-cell>
          <table:table-cell table:formula="of:=([.F720]-[.C720])/0.0166667" office:value-type="float" office:value="13.7099725800547" calcext:value-type="float">
            <text:p>13.7099725800547</text:p>
          </table:table-cell>
          <table:table-cell table:formula="of:=DEGREES(ATAN(ABS([.F720]-[.C720])/ABS([.E720]-[.B720])))" office:value-type="float" office:value="1.38689643154369" calcext:value-type="float">
            <text:p>1.38689643154369</text:p>
          </table:table-cell>
          <table:table-cell table:formula="of:=SQRT(POWER([.H720];2)+POWER([.I720];2)+POWER([.J720];2))" office:value-type="float" office:value="569.761305269953" calcext:value-type="float">
            <text:p>569.761305269953</text:p>
          </table:table-cell>
        </table:table-row>
        <table:table-row table:style-name="ro1">
          <table:table-cell office:value-type="float" office:value="70.8342" calcext:value-type="float">
            <text:p>70.8342</text:p>
          </table:table-cell>
          <table:table-cell office:value-type="float" office:value="286.532" calcext:value-type="float">
            <text:p>286.532</text:p>
          </table:table-cell>
          <table:table-cell office:value-type="float" office:value="42.9847" calcext:value-type="float">
            <text:p>42.9847</text:p>
          </table:table-cell>
          <table:table-cell office:value-type="float" office:value="69.8626" calcext:value-type="float">
            <text:p>69.8626</text:p>
          </table:table-cell>
          <table:table-cell office:value-type="float" office:value="274.493" calcext:value-type="float">
            <text:p>274.493</text:p>
          </table:table-cell>
          <table:table-cell office:value-type="float" office:value="44.1397" calcext:value-type="float">
            <text:p>44.1397</text:p>
          </table:table-cell>
          <table:table-cell/>
          <table:table-cell table:formula="of:=([.D721]-[.A721])/0.0166667" office:value-type="float" office:value="-58.2958834082329" calcext:value-type="float">
            <text:p>-58.2958834082329</text:p>
          </table:table-cell>
          <table:table-cell table:formula="of:=ABS([.E721]-[.B721])/0.0166667" office:value-type="float" office:value="722.338555322889" calcext:value-type="float">
            <text:p>722.338555322889</text:p>
          </table:table-cell>
          <table:table-cell table:formula="of:=([.F721]-[.C721])/0.0166667" office:value-type="float" office:value="69.2998614002773" calcext:value-type="float">
            <text:p>69.2998614002773</text:p>
          </table:table-cell>
          <table:table-cell table:formula="of:=DEGREES(ATAN(ABS([.F721]-[.C721])/ABS([.E721]-[.B721])))" office:value-type="float" office:value="5.48008192751577" calcext:value-type="float">
            <text:p>5.48008192751577</text:p>
          </table:table-cell>
          <table:table-cell table:formula="of:=SQRT(POWER([.H721];2)+POWER([.I721];2)+POWER([.J721];2))" office:value-type="float" office:value="727.993042081036" calcext:value-type="float">
            <text:p>727.993042081036</text:p>
          </table:table-cell>
        </table:table-row>
        <table:table-row table:style-name="ro1">
          <table:table-cell office:value-type="float" office:value="71.6023" calcext:value-type="float">
            <text:p>71.6023</text:p>
          </table:table-cell>
          <table:table-cell office:value-type="float" office:value="290.66" calcext:value-type="float">
            <text:p>290.66</text:p>
          </table:table-cell>
          <table:table-cell office:value-type="float" office:value="42.8425" calcext:value-type="float">
            <text:p>42.8425</text:p>
          </table:table-cell>
          <table:table-cell office:value-type="float" office:value="70.6004" calcext:value-type="float">
            <text:p>70.6004</text:p>
          </table:table-cell>
          <table:table-cell office:value-type="float" office:value="279.726" calcext:value-type="float">
            <text:p>279.726</text:p>
          </table:table-cell>
          <table:table-cell office:value-type="float" office:value="44.0543" calcext:value-type="float">
            <text:p>44.0543</text:p>
          </table:table-cell>
          <table:table-cell/>
          <table:table-cell table:formula="of:=([.D722]-[.A722])/0.0166667" office:value-type="float" office:value="-60.1138797722408" calcext:value-type="float">
            <text:p>-60.1138797722408</text:p>
          </table:table-cell>
          <table:table-cell table:formula="of:=ABS([.E722]-[.B722])/0.0166667" office:value-type="float" office:value="656.038687922626" calcext:value-type="float">
            <text:p>656.038687922626</text:p>
          </table:table-cell>
          <table:table-cell table:formula="of:=([.F722]-[.C722])/0.0166667" office:value-type="float" office:value="72.7078545842906" calcext:value-type="float">
            <text:p>72.7078545842906</text:p>
          </table:table-cell>
          <table:table-cell table:formula="of:=DEGREES(ATAN(ABS([.F722]-[.C722])/ABS([.E722]-[.B722])))" office:value-type="float" office:value="6.32420240837065" calcext:value-type="float">
            <text:p>6.32420240837065</text:p>
          </table:table-cell>
          <table:table-cell table:formula="of:=SQRT(POWER([.H722];2)+POWER([.I722];2)+POWER([.J722];2))" office:value-type="float" office:value="662.787198662408" calcext:value-type="float">
            <text:p>662.787198662408</text:p>
          </table:table-cell>
        </table:table-row>
        <table:table-row table:style-name="ro1">
          <table:table-cell office:value-type="float" office:value="71.6059" calcext:value-type="float">
            <text:p>71.6059</text:p>
          </table:table-cell>
          <table:table-cell office:value-type="float" office:value="290.554" calcext:value-type="float">
            <text:p>290.554</text:p>
          </table:table-cell>
          <table:table-cell office:value-type="float" office:value="43.3707" calcext:value-type="float">
            <text:p>43.3707</text:p>
          </table:table-cell>
          <table:table-cell office:value-type="float" office:value="70.6004" calcext:value-type="float">
            <text:p>70.6004</text:p>
          </table:table-cell>
          <table:table-cell office:value-type="float" office:value="279.716" calcext:value-type="float">
            <text:p>279.716</text:p>
          </table:table-cell>
          <table:table-cell office:value-type="float" office:value="44.056" calcext:value-type="float">
            <text:p>44.056</text:p>
          </table:table-cell>
          <table:table-cell/>
          <table:table-cell table:formula="of:=([.D723]-[.A723])/0.0166667" office:value-type="float" office:value="-60.329879340242" calcext:value-type="float">
            <text:p>-60.329879340242</text:p>
          </table:table-cell>
          <table:table-cell table:formula="of:=ABS([.E723]-[.B723])/0.0166667" office:value-type="float" office:value="650.278699442599" calcext:value-type="float">
            <text:p>650.278699442599</text:p>
          </table:table-cell>
          <table:table-cell table:formula="of:=([.F723]-[.C723])/0.0166667" office:value-type="float" office:value="41.1179177641644" calcext:value-type="float">
            <text:p>41.1179177641644</text:p>
          </table:table-cell>
          <table:table-cell table:formula="of:=DEGREES(ATAN(ABS([.F723]-[.C723])/ABS([.E723]-[.B723])))" office:value-type="float" office:value="3.61806546721962" calcext:value-type="float">
            <text:p>3.61806546721962</text:p>
          </table:table-cell>
          <table:table-cell table:formula="of:=SQRT(POWER([.H723];2)+POWER([.I723];2)+POWER([.J723];2))" office:value-type="float" office:value="654.36439729804" calcext:value-type="float">
            <text:p>654.36439729804</text:p>
          </table:table-cell>
        </table:table-row>
        <table:table-row table:style-name="ro1">
          <table:table-cell office:value-type="float" office:value="72.1227" calcext:value-type="float">
            <text:p>72.1227</text:p>
          </table:table-cell>
          <table:table-cell office:value-type="float" office:value="289.199" calcext:value-type="float">
            <text:p>289.199</text:p>
          </table:table-cell>
          <table:table-cell office:value-type="float" office:value="43.5753" calcext:value-type="float">
            <text:p>43.5753</text:p>
          </table:table-cell>
          <table:table-cell office:value-type="float" office:value="71.3657" calcext:value-type="float">
            <text:p>71.3657</text:p>
          </table:table-cell>
          <table:table-cell office:value-type="float" office:value="278.325" calcext:value-type="float">
            <text:p>278.325</text:p>
          </table:table-cell>
          <table:table-cell office:value-type="float" office:value="45.0147" calcext:value-type="float">
            <text:p>45.0147</text:p>
          </table:table-cell>
          <table:table-cell/>
          <table:table-cell table:formula="of:=([.D724]-[.A724])/0.0166667" office:value-type="float" office:value="-45.4199091601811" calcext:value-type="float">
            <text:p>-45.4199091601811</text:p>
          </table:table-cell>
          <table:table-cell table:formula="of:=ABS([.E724]-[.B724])/0.0166667" office:value-type="float" office:value="652.438695122611" calcext:value-type="float">
            <text:p>652.438695122611</text:p>
          </table:table-cell>
          <table:table-cell table:formula="of:=([.F724]-[.C724])/0.0166667" office:value-type="float" office:value="86.3638272723454" calcext:value-type="float">
            <text:p>86.3638272723454</text:p>
          </table:table-cell>
          <table:table-cell table:formula="of:=DEGREES(ATAN(ABS([.F724]-[.C724])/ABS([.E724]-[.B724])))" office:value-type="float" office:value="7.54045034652586" calcext:value-type="float">
            <text:p>7.54045034652586</text:p>
          </table:table-cell>
          <table:table-cell table:formula="of:=SQRT(POWER([.H724];2)+POWER([.I724];2)+POWER([.J724];2))" office:value-type="float" office:value="659.695330969185" calcext:value-type="float">
            <text:p>659.695330969185</text:p>
          </table:table-cell>
        </table:table-row>
        <table:table-row table:style-name="ro1">
          <table:table-cell office:value-type="float" office:value="72.643" calcext:value-type="float">
            <text:p>72.643</text:p>
          </table:table-cell>
          <table:table-cell office:value-type="float" office:value="293.458" calcext:value-type="float">
            <text:p>293.458</text:p>
          </table:table-cell>
          <table:table-cell office:value-type="float" office:value="42.9119" calcext:value-type="float">
            <text:p>42.9119</text:p>
          </table:table-cell>
          <table:table-cell office:value-type="float" office:value="71.8619" calcext:value-type="float">
            <text:p>71.8619</text:p>
          </table:table-cell>
          <table:table-cell office:value-type="float" office:value="282.551" calcext:value-type="float">
            <text:p>282.551</text:p>
          </table:table-cell>
          <table:table-cell office:value-type="float" office:value="43.5995" calcext:value-type="float">
            <text:p>43.5995</text:p>
          </table:table-cell>
          <table:table-cell/>
          <table:table-cell table:formula="of:=([.D725]-[.A725])/0.0166667" office:value-type="float" office:value="-46.8659062681872" calcext:value-type="float">
            <text:p>-46.8659062681872</text:p>
          </table:table-cell>
          <table:table-cell table:formula="of:=ABS([.E725]-[.B725])/0.0166667" office:value-type="float" office:value="654.41869116262" calcext:value-type="float">
            <text:p>654.41869116262</text:p>
          </table:table-cell>
          <table:table-cell table:formula="of:=([.F725]-[.C725])/0.0166667" office:value-type="float" office:value="41.2559174881648" calcext:value-type="float">
            <text:p>41.2559174881648</text:p>
          </table:table-cell>
          <table:table-cell table:formula="of:=DEGREES(ATAN(ABS([.F725]-[.C725])/ABS([.E725]-[.B725])))" office:value-type="float" office:value="3.60727154731497" calcext:value-type="float">
            <text:p>3.60727154731497</text:p>
          </table:table-cell>
          <table:table-cell table:formula="of:=SQRT(POWER([.H725];2)+POWER([.I725];2)+POWER([.J725];2))" office:value-type="float" office:value="657.390513501013" calcext:value-type="float">
            <text:p>657.390513501013</text:p>
          </table:table-cell>
        </table:table-row>
        <table:table-row table:style-name="ro1">
          <table:table-cell office:value-type="float" office:value="71.3498" calcext:value-type="float">
            <text:p>71.3498</text:p>
          </table:table-cell>
          <table:table-cell office:value-type="float" office:value="289.123" calcext:value-type="float">
            <text:p>289.123</text:p>
          </table:table-cell>
          <table:table-cell office:value-type="float" office:value="43.5942" calcext:value-type="float">
            <text:p>43.5942</text:p>
          </table:table-cell>
          <table:table-cell office:value-type="float" office:value="70.3625" calcext:value-type="float">
            <text:p>70.3625</text:p>
          </table:table-cell>
          <table:table-cell office:value-type="float" office:value="276.926" calcext:value-type="float">
            <text:p>276.926</text:p>
          </table:table-cell>
          <table:table-cell office:value-type="float" office:value="44.9928" calcext:value-type="float">
            <text:p>44.9928</text:p>
          </table:table-cell>
          <table:table-cell/>
          <table:table-cell table:formula="of:=([.D726]-[.A726])/0.0166667" office:value-type="float" office:value="-59.2378815242372" calcext:value-type="float">
            <text:p>-59.2378815242372</text:p>
          </table:table-cell>
          <table:table-cell table:formula="of:=ABS([.E726]-[.B726])/0.0166667" office:value-type="float" office:value="731.818536362928" calcext:value-type="float">
            <text:p>731.818536362928</text:p>
          </table:table-cell>
          <table:table-cell table:formula="of:=([.F726]-[.C726])/0.0166667" office:value-type="float" office:value="83.9158321683358" calcext:value-type="float">
            <text:p>83.9158321683358</text:p>
          </table:table-cell>
          <table:table-cell table:formula="of:=DEGREES(ATAN(ABS([.F726]-[.C726])/ABS([.E726]-[.B726])))" office:value-type="float" office:value="6.54139583377424" calcext:value-type="float">
            <text:p>6.54139583377424</text:p>
          </table:table-cell>
          <table:table-cell table:formula="of:=SQRT(POWER([.H726];2)+POWER([.I726];2)+POWER([.J726];2))" office:value-type="float" office:value="738.992126927183" calcext:value-type="float">
            <text:p>738.992126927183</text:p>
          </table:table-cell>
        </table:table-row>
        <table:table-row table:style-name="ro1">
          <table:table-cell office:value-type="float" office:value="72.3843" calcext:value-type="float">
            <text:p>72.3843</text:p>
          </table:table-cell>
          <table:table-cell office:value-type="float" office:value="290.51" calcext:value-type="float">
            <text:p>290.51</text:p>
          </table:table-cell>
          <table:table-cell office:value-type="float" office:value="43.8814" calcext:value-type="float">
            <text:p>43.8814</text:p>
          </table:table-cell>
          <table:table-cell office:value-type="float" office:value="71.6145" calcext:value-type="float">
            <text:p>71.6145</text:p>
          </table:table-cell>
          <table:table-cell office:value-type="float" office:value="281.018" calcext:value-type="float">
            <text:p>281.018</text:p>
          </table:table-cell>
          <table:table-cell office:value-type="float" office:value="44.5945" calcext:value-type="float">
            <text:p>44.5945</text:p>
          </table:table-cell>
          <table:table-cell/>
          <table:table-cell table:formula="of:=([.D727]-[.A727])/0.0166667" office:value-type="float" office:value="-46.1879076241841" calcext:value-type="float">
            <text:p>-46.1879076241841</text:p>
          </table:table-cell>
          <table:table-cell table:formula="of:=ABS([.E727]-[.B727])/0.0166667" office:value-type="float" office:value="569.518860962279" calcext:value-type="float">
            <text:p>569.518860962279</text:p>
          </table:table-cell>
          <table:table-cell table:formula="of:=([.F727]-[.C727])/0.0166667" office:value-type="float" office:value="42.785914428171" calcext:value-type="float">
            <text:p>42.785914428171</text:p>
          </table:table-cell>
          <table:table-cell table:formula="of:=DEGREES(ATAN(ABS([.F727]-[.C727])/ABS([.E727]-[.B727])))" office:value-type="float" office:value="4.29635620568284" calcext:value-type="float">
            <text:p>4.29635620568284</text:p>
          </table:table-cell>
          <table:table-cell table:formula="of:=SQRT(POWER([.H727];2)+POWER([.I727];2)+POWER([.J727];2))" office:value-type="float" office:value="572.988385812424" calcext:value-type="float">
            <text:p>572.988385812424</text:p>
          </table:table-cell>
        </table:table-row>
        <table:table-row table:style-name="ro1">
          <table:table-cell office:value-type="float" office:value="71.6067" calcext:value-type="float">
            <text:p>71.6067</text:p>
          </table:table-cell>
          <table:table-cell office:value-type="float" office:value="294.59" calcext:value-type="float">
            <text:p>294.59</text:p>
          </table:table-cell>
          <table:table-cell office:value-type="float" office:value="43.5201" calcext:value-type="float">
            <text:p>43.5201</text:p>
          </table:table-cell>
          <table:table-cell office:value-type="float" office:value="70.5974" calcext:value-type="float">
            <text:p>70.5974</text:p>
          </table:table-cell>
          <table:table-cell office:value-type="float" office:value="283.486" calcext:value-type="float">
            <text:p>283.486</text:p>
          </table:table-cell>
          <table:table-cell office:value-type="float" office:value="44.7248" calcext:value-type="float">
            <text:p>44.7248</text:p>
          </table:table-cell>
          <table:table-cell/>
          <table:table-cell table:formula="of:=([.D728]-[.A728])/0.0166667" office:value-type="float" office:value="-60.5578788842429" calcext:value-type="float">
            <text:p>-60.5578788842429</text:p>
          </table:table-cell>
          <table:table-cell table:formula="of:=ABS([.E728]-[.B728])/0.0166667" office:value-type="float" office:value="666.238667522664" calcext:value-type="float">
            <text:p>666.238667522664</text:p>
          </table:table-cell>
          <table:table-cell table:formula="of:=([.F728]-[.C728])/0.0166667" office:value-type="float" office:value="72.2818554362893" calcext:value-type="float">
            <text:p>72.2818554362893</text:p>
          </table:table-cell>
          <table:table-cell table:formula="of:=DEGREES(ATAN(ABS([.F728]-[.C728])/ABS([.E728]-[.B728])))" office:value-type="float" office:value="6.19194013171273" calcext:value-type="float">
            <text:p>6.19194013171273</text:p>
          </table:table-cell>
          <table:table-cell table:formula="of:=SQRT(POWER([.H728];2)+POWER([.I728];2)+POWER([.J728];2))" office:value-type="float" office:value="672.878804408822" calcext:value-type="float">
            <text:p>672.878804408822</text:p>
          </table:table-cell>
        </table:table-row>
        <table:table-row table:style-name="ro1">
          <table:table-cell office:value-type="float" office:value="71.6044" calcext:value-type="float">
            <text:p>71.6044</text:p>
          </table:table-cell>
          <table:table-cell office:value-type="float" office:value="291.948" calcext:value-type="float">
            <text:p>291.948</text:p>
          </table:table-cell>
          <table:table-cell office:value-type="float" office:value="43.1551" calcext:value-type="float">
            <text:p>43.1551</text:p>
          </table:table-cell>
          <table:table-cell office:value-type="float" office:value="70.8529" calcext:value-type="float">
            <text:p>70.8529</text:p>
          </table:table-cell>
          <table:table-cell office:value-type="float" office:value="279.746" calcext:value-type="float">
            <text:p>279.746</text:p>
          </table:table-cell>
          <table:table-cell office:value-type="float" office:value="44.0488" calcext:value-type="float">
            <text:p>44.0488</text:p>
          </table:table-cell>
          <table:table-cell/>
          <table:table-cell table:formula="of:=([.D729]-[.A729])/0.0166667" office:value-type="float" office:value="-45.0899098201799" calcext:value-type="float">
            <text:p>-45.0899098201799</text:p>
          </table:table-cell>
          <table:table-cell table:formula="of:=ABS([.E729]-[.B729])/0.0166667" office:value-type="float" office:value="732.118535762928" calcext:value-type="float">
            <text:p>732.118535762928</text:p>
          </table:table-cell>
          <table:table-cell table:formula="of:=([.F729]-[.C729])/0.0166667" office:value-type="float" office:value="53.6218927562146" calcext:value-type="float">
            <text:p>53.6218927562146</text:p>
          </table:table-cell>
          <table:table-cell table:formula="of:=DEGREES(ATAN(ABS([.F729]-[.C729])/ABS([.E729]-[.B729])))" office:value-type="float" office:value="4.18898294299271" calcext:value-type="float">
            <text:p>4.18898294299271</text:p>
          </table:table-cell>
          <table:table-cell table:formula="of:=SQRT(POWER([.H729];2)+POWER([.I729];2)+POWER([.J729];2))" office:value-type="float" office:value="735.46309068369" calcext:value-type="float">
            <text:p>735.46309068369</text:p>
          </table:table-cell>
        </table:table-row>
        <table:table-row table:style-name="ro1">
          <table:table-cell office:value-type="float" office:value="71.8658" calcext:value-type="float">
            <text:p>71.8658</text:p>
          </table:table-cell>
          <table:table-cell office:value-type="float" office:value="287.8" calcext:value-type="float">
            <text:p>287.8</text:p>
          </table:table-cell>
          <table:table-cell office:value-type="float" office:value="43.7941" calcext:value-type="float">
            <text:p>43.7941</text:p>
          </table:table-cell>
          <table:table-cell office:value-type="float" office:value="71.1113" calcext:value-type="float">
            <text:p>71.1113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44.4579" calcext:value-type="float">
            <text:p>44.4579</text:p>
          </table:table-cell>
          <table:table-cell/>
          <table:table-cell table:formula="of:=([.D730]-[.A730])/0.0166667" office:value-type="float" office:value="-45.2699094601807" calcext:value-type="float">
            <text:p>-45.2699094601807</text:p>
          </table:table-cell>
          <table:table-cell table:formula="of:=ABS([.E730]-[.B730])/0.0166667" office:value-type="float" office:value="640.678718642563" calcext:value-type="float">
            <text:p>640.678718642563</text:p>
          </table:table-cell>
          <table:table-cell table:formula="of:=([.F730]-[.C730])/0.0166667" office:value-type="float" office:value="39.8279203441594" calcext:value-type="float">
            <text:p>39.8279203441594</text:p>
          </table:table-cell>
          <table:table-cell table:formula="of:=DEGREES(ATAN(ABS([.F730]-[.C730])/ABS([.E730]-[.B730])))" office:value-type="float" office:value="3.55722596107691" calcext:value-type="float">
            <text:p>3.55722596107691</text:p>
          </table:table-cell>
          <table:table-cell table:formula="of:=SQRT(POWER([.H730];2)+POWER([.I730];2)+POWER([.J730];2))" office:value-type="float" office:value="643.509788941046" calcext:value-type="float">
            <text:p>643.509788941046</text:p>
          </table:table-cell>
        </table:table-row>
        <table:table-row table:style-name="ro1">
          <table:table-cell office:value-type="float" office:value="72.6443" calcext:value-type="float">
            <text:p>72.6443</text:p>
          </table:table-cell>
          <table:table-cell office:value-type="float" office:value="291.938" calcext:value-type="float">
            <text:p>291.938</text:p>
          </table:table-cell>
          <table:table-cell office:value-type="float" office:value="43.6597" calcext:value-type="float">
            <text:p>43.6597</text:p>
          </table:table-cell>
          <table:table-cell office:value-type="float" office:value="71.6162" calcext:value-type="float">
            <text:p>71.6162</text:p>
          </table:table-cell>
          <table:table-cell office:value-type="float" office:value="280.964" calcext:value-type="float">
            <text:p>280.964</text:p>
          </table:table-cell>
          <table:table-cell office:value-type="float" office:value="44.8533" calcext:value-type="float">
            <text:p>44.8533</text:p>
          </table:table-cell>
          <table:table-cell/>
          <table:table-cell table:formula="of:=([.D731]-[.A731])/0.0166667" office:value-type="float" office:value="-61.6858766282464" calcext:value-type="float">
            <text:p>-61.6858766282464</text:p>
          </table:table-cell>
          <table:table-cell table:formula="of:=ABS([.E731]-[.B731])/0.0166667" office:value-type="float" office:value="658.438683122633" calcext:value-type="float">
            <text:p>658.438683122633</text:p>
          </table:table-cell>
          <table:table-cell table:formula="of:=([.F731]-[.C731])/0.0166667" office:value-type="float" office:value="71.6158567682863" calcext:value-type="float">
            <text:p>71.6158567682863</text:p>
          </table:table-cell>
          <table:table-cell table:formula="of:=DEGREES(ATAN(ABS([.F731]-[.C731])/ABS([.E731]-[.B731])))" office:value-type="float" office:value="6.20744132683526" calcext:value-type="float">
            <text:p>6.20744132683526</text:p>
          </table:table-cell>
          <table:table-cell table:formula="of:=SQRT(POWER([.H731];2)+POWER([.I731];2)+POWER([.J731];2))" office:value-type="float" office:value="665.188302474058" calcext:value-type="float">
            <text:p>665.188302474058</text:p>
          </table:table-cell>
        </table:table-row>
        <table:table-row table:style-name="ro1">
          <table:table-cell office:value-type="float" office:value="71.3646" calcext:value-type="float">
            <text:p>71.3646</text:p>
          </table:table-cell>
          <table:table-cell office:value-type="float" office:value="282.182" calcext:value-type="float">
            <text:p>282.182</text:p>
          </table:table-cell>
          <table:table-cell office:value-type="float" office:value="45.1694" calcext:value-type="float">
            <text:p>45.1694</text:p>
          </table:table-cell>
          <table:table-cell office:value-type="float" office:value="70.3898" calcext:value-type="float">
            <text:p>70.3898</text:p>
          </table:table-cell>
          <table:table-cell office:value-type="float" office:value="270.365" calcext:value-type="float">
            <text:p>270.365</text:p>
          </table:table-cell>
          <table:table-cell office:value-type="float" office:value="46.259" calcext:value-type="float">
            <text:p>46.259</text:p>
          </table:table-cell>
          <table:table-cell/>
          <table:table-cell table:formula="of:=([.D732]-[.A732])/0.0166667" office:value-type="float" office:value="-58.4878830242341" calcext:value-type="float">
            <text:p>-58.4878830242341</text:p>
          </table:table-cell>
          <table:table-cell table:formula="of:=ABS([.E732]-[.B732])/0.0166667" office:value-type="float" office:value="709.018581962837" calcext:value-type="float">
            <text:p>709.018581962837</text:p>
          </table:table-cell>
          <table:table-cell table:formula="of:=([.F732]-[.C732])/0.0166667" office:value-type="float" office:value="65.3758692482613" calcext:value-type="float">
            <text:p>65.3758692482613</text:p>
          </table:table-cell>
          <table:table-cell table:formula="of:=DEGREES(ATAN(ABS([.F732]-[.C732])/ABS([.E732]-[.B732])))" office:value-type="float" office:value="5.26812675386757" calcext:value-type="float">
            <text:p>5.26812675386757</text:p>
          </table:table-cell>
          <table:table-cell table:formula="of:=SQRT(POWER([.H732];2)+POWER([.I732];2)+POWER([.J732];2))" office:value-type="float" office:value="714.424374100726" calcext:value-type="float">
            <text:p>714.424374100726</text:p>
          </table:table-cell>
        </table:table-row>
        <table:table-row table:style-name="ro1">
          <table:table-cell office:value-type="float" office:value="72.3858" calcext:value-type="float">
            <text:p>72.3858</text:p>
          </table:table-cell>
          <table:table-cell office:value-type="float" office:value="290.462" calcext:value-type="float">
            <text:p>290.462</text:p>
          </table:table-cell>
          <table:table-cell office:value-type="float" office:value="44.1441" calcext:value-type="float">
            <text:p>44.1441</text:p>
          </table:table-cell>
          <table:table-cell office:value-type="float" office:value="71.112" calcext:value-type="float">
            <text:p>71.112</text:p>
          </table:table-cell>
          <table:table-cell office:value-type="float" office:value="280.857" calcext:value-type="float">
            <text:p>280.857</text:p>
          </table:table-cell>
          <table:table-cell office:value-type="float" office:value="45.1249" calcext:value-type="float">
            <text:p>45.1249</text:p>
          </table:table-cell>
          <table:table-cell/>
          <table:table-cell table:formula="of:=([.D733]-[.A733])/0.0166667" office:value-type="float" office:value="-76.4278471443062" calcext:value-type="float">
            <text:p>-76.4278471443062</text:p>
          </table:table-cell>
          <table:table-cell table:formula="of:=ABS([.E733]-[.B733])/0.0166667" office:value-type="float" office:value="576.298847402303" calcext:value-type="float">
            <text:p>576.298847402303</text:p>
          </table:table-cell>
          <table:table-cell table:formula="of:=([.F733]-[.C733])/0.0166667" office:value-type="float" office:value="58.8478823042351" calcext:value-type="float">
            <text:p>58.8478823042351</text:p>
          </table:table-cell>
          <table:table-cell table:formula="of:=DEGREES(ATAN(ABS([.F733]-[.C733])/ABS([.E733]-[.B733])))" office:value-type="float" office:value="5.83046256320418" calcext:value-type="float">
            <text:p>5.83046256320418</text:p>
          </table:table-cell>
          <table:table-cell table:formula="of:=SQRT(POWER([.H733];2)+POWER([.I733];2)+POWER([.J733];2))" office:value-type="float" office:value="584.315540258882" calcext:value-type="float">
            <text:p>584.315540258882</text:p>
          </table:table-cell>
        </table:table-row>
        <table:table-row table:style-name="ro1">
          <table:table-cell office:value-type="float" office:value="72.6394" calcext:value-type="float">
            <text:p>72.6394</text:p>
          </table:table-cell>
          <table:table-cell office:value-type="float" office:value="287.77" calcext:value-type="float">
            <text:p>287.77</text:p>
          </table:table-cell>
          <table:table-cell office:value-type="float" office:value="44.2997" calcext:value-type="float">
            <text:p>44.2997</text:p>
          </table:table-cell>
          <table:table-cell office:value-type="float" office:value="71.8697" calcext:value-type="float">
            <text:p>71.8697</text:p>
          </table:table-cell>
          <table:table-cell office:value-type="float" office:value="277.06" calcext:value-type="float">
            <text:p>277.06</text:p>
          </table:table-cell>
          <table:table-cell office:value-type="float" office:value="45.2063" calcext:value-type="float">
            <text:p>45.2063</text:p>
          </table:table-cell>
          <table:table-cell/>
          <table:table-cell table:formula="of:=([.D734]-[.A734])/0.0166667" office:value-type="float" office:value="-46.1819076361847" calcext:value-type="float">
            <text:p>-46.1819076361847</text:p>
          </table:table-cell>
          <table:table-cell table:formula="of:=ABS([.E734]-[.B734])/0.0166667" office:value-type="float" office:value="642.598714802569" calcext:value-type="float">
            <text:p>642.598714802569</text:p>
          </table:table-cell>
          <table:table-cell table:formula="of:=([.F734]-[.C734])/0.0166667" office:value-type="float" office:value="54.3958912082174" calcext:value-type="float">
            <text:p>54.3958912082174</text:p>
          </table:table-cell>
          <table:table-cell table:formula="of:=DEGREES(ATAN(ABS([.F734]-[.C734])/ABS([.E734]-[.B734])))" office:value-type="float" office:value="4.83854468880284" calcext:value-type="float">
            <text:p>4.83854468880284</text:p>
          </table:table-cell>
          <table:table-cell table:formula="of:=SQRT(POWER([.H734];2)+POWER([.I734];2)+POWER([.J734];2))" office:value-type="float" office:value="646.548366202535" calcext:value-type="float">
            <text:p>646.548366202535</text:p>
          </table:table-cell>
        </table:table-row>
        <table:table-row table:style-name="ro1">
          <table:table-cell office:value-type="float" office:value="72.6364" calcext:value-type="float">
            <text:p>72.6364</text:p>
          </table:table-cell>
          <table:table-cell office:value-type="float" office:value="286.458" calcext:value-type="float">
            <text:p>286.458</text:p>
          </table:table-cell>
          <table:table-cell office:value-type="float" office:value="44.2477" calcext:value-type="float">
            <text:p>44.2477</text:p>
          </table:table-cell>
          <table:table-cell office:value-type="float" office:value="71.8704" calcext:value-type="float">
            <text:p>71.8704</text:p>
          </table:table-cell>
          <table:table-cell office:value-type="float" office:value="275.749" calcext:value-type="float">
            <text:p>275.749</text:p>
          </table:table-cell>
          <table:table-cell office:value-type="float" office:value="45.4097" calcext:value-type="float">
            <text:p>45.4097</text:p>
          </table:table-cell>
          <table:table-cell/>
          <table:table-cell table:formula="of:=([.D735]-[.A735])/0.0166667" office:value-type="float" office:value="-45.9599080801833" calcext:value-type="float">
            <text:p>-45.9599080801833</text:p>
          </table:table-cell>
          <table:table-cell table:formula="of:=ABS([.E735]-[.B735])/0.0166667" office:value-type="float" office:value="642.53871492257" calcext:value-type="float">
            <text:p>642.53871492257</text:p>
          </table:table-cell>
          <table:table-cell table:formula="of:=([.F735]-[.C735])/0.0166667" office:value-type="float" office:value="69.7198605602788" calcext:value-type="float">
            <text:p>69.7198605602788</text:p>
          </table:table-cell>
          <table:table-cell table:formula="of:=DEGREES(ATAN(ABS([.F735]-[.C735])/ABS([.E735]-[.B735])))" office:value-type="float" office:value="6.19275718970188" calcext:value-type="float">
            <text:p>6.19275718970188</text:p>
          </table:table-cell>
          <table:table-cell table:formula="of:=SQRT(POWER([.H735];2)+POWER([.I735];2)+POWER([.J735];2))" office:value-type="float" office:value="647.942259990527" calcext:value-type="float">
            <text:p>647.942259990527</text:p>
          </table:table-cell>
        </table:table-row>
        <table:table-row table:style-name="ro1">
          <table:table-cell office:value-type="float" office:value="72.3836" calcext:value-type="float">
            <text:p>72.3836</text:p>
          </table:table-cell>
          <table:table-cell office:value-type="float" office:value="291.967" calcext:value-type="float">
            <text:p>291.967</text:p>
          </table:table-cell>
          <table:table-cell office:value-type="float" office:value="43.4014" calcext:value-type="float">
            <text:p>43.4014</text:p>
          </table:table-cell>
          <table:table-cell office:value-type="float" office:value="71.8683" calcext:value-type="float">
            <text:p>71.8683</text:p>
          </table:table-cell>
          <table:table-cell office:value-type="float" office:value="279.709" calcext:value-type="float">
            <text:p>279.709</text:p>
          </table:table-cell>
          <table:table-cell office:value-type="float" office:value="44.7953" calcext:value-type="float">
            <text:p>44.7953</text:p>
          </table:table-cell>
          <table:table-cell/>
          <table:table-cell table:formula="of:=([.D736]-[.A736])/0.0166667" office:value-type="float" office:value="-30.9179381641235" calcext:value-type="float">
            <text:p>-30.9179381641235</text:p>
          </table:table-cell>
          <table:table-cell table:formula="of:=ABS([.E736]-[.B736])/0.0166667" office:value-type="float" office:value="735.478529042941" calcext:value-type="float">
            <text:p>735.478529042941</text:p>
          </table:table-cell>
          <table:table-cell table:formula="of:=([.F736]-[.C736])/0.0166667" office:value-type="float" office:value="83.6338327323342" calcext:value-type="float">
            <text:p>83.6338327323342</text:p>
          </table:table-cell>
          <table:table-cell table:formula="of:=DEGREES(ATAN(ABS([.F736]-[.C736])/ABS([.E736]-[.B736])))" office:value-type="float" office:value="6.48743651666151" calcext:value-type="float">
            <text:p>6.48743651666151</text:p>
          </table:table-cell>
          <table:table-cell table:formula="of:=SQRT(POWER([.H736];2)+POWER([.I736];2)+POWER([.J736];2))" office:value-type="float" office:value="740.863822548374" calcext:value-type="float">
            <text:p>740.863822548374</text:p>
          </table:table-cell>
        </table:table-row>
        <table:table-row table:style-name="ro1">
          <table:table-cell office:value-type="float" office:value="72.3845" calcext:value-type="float">
            <text:p>72.3845</text:p>
          </table:table-cell>
          <table:table-cell office:value-type="float" office:value="293.373" calcext:value-type="float">
            <text:p>293.373</text:p>
          </table:table-cell>
          <table:table-cell office:value-type="float" office:value="43.1847" calcext:value-type="float">
            <text:p>43.1847</text:p>
          </table:table-cell>
          <table:table-cell office:value-type="float" office:value="71.865" calcext:value-type="float">
            <text:p>71.865</text:p>
          </table:table-cell>
          <table:table-cell office:value-type="float" office:value="279.81" calcext:value-type="float">
            <text:p>279.81</text:p>
          </table:table-cell>
          <table:table-cell office:value-type="float" office:value="44.2795" calcext:value-type="float">
            <text:p>44.2795</text:p>
          </table:table-cell>
          <table:table-cell/>
          <table:table-cell table:formula="of:=([.D737]-[.A737])/0.0166667" office:value-type="float" office:value="-31.1699376601251" calcext:value-type="float">
            <text:p>-31.1699376601251</text:p>
          </table:table-cell>
          <table:table-cell table:formula="of:=ABS([.E737]-[.B737])/0.0166667" office:value-type="float" office:value="813.778372443255" calcext:value-type="float">
            <text:p>813.778372443255</text:p>
          </table:table-cell>
          <table:table-cell table:formula="of:=([.F737]-[.C737])/0.0166667" office:value-type="float" office:value="65.6878686242627" calcext:value-type="float">
            <text:p>65.6878686242627</text:p>
          </table:table-cell>
          <table:table-cell table:formula="of:=DEGREES(ATAN(ABS([.F737]-[.C737])/ABS([.E737]-[.B737])))" office:value-type="float" office:value="4.61488703197021" calcext:value-type="float">
            <text:p>4.61488703197021</text:p>
          </table:table-cell>
          <table:table-cell table:formula="of:=SQRT(POWER([.H737];2)+POWER([.I737];2)+POWER([.J737];2))" office:value-type="float" office:value="817.02001233417" calcext:value-type="float">
            <text:p>817.02001233417</text:p>
          </table:table-cell>
        </table:table-row>
        <table:table-row table:style-name="ro1">
          <table:table-cell office:value-type="float" office:value="72.6382" calcext:value-type="float">
            <text:p>72.6382</text:p>
          </table:table-cell>
          <table:table-cell office:value-type="float" office:value="289.256" calcext:value-type="float">
            <text:p>289.256</text:p>
          </table:table-cell>
          <table:table-cell office:value-type="float" office:value="43.5616" calcext:value-type="float">
            <text:p>43.5616</text:p>
          </table:table-cell>
          <table:table-cell office:value-type="float" office:value="72.1192" calcext:value-type="float">
            <text:p>72.1192</text:p>
          </table:table-cell>
          <table:table-cell office:value-type="float" office:value="278.459" calcext:value-type="float">
            <text:p>278.459</text:p>
          </table:table-cell>
          <table:table-cell office:value-type="float" office:value="44.7376" calcext:value-type="float">
            <text:p>44.7376</text:p>
          </table:table-cell>
          <table:table-cell/>
          <table:table-cell table:formula="of:=([.D738]-[.A738])/0.0166667" office:value-type="float" office:value="-31.139937720124" calcext:value-type="float">
            <text:p>-31.139937720124</text:p>
          </table:table-cell>
          <table:table-cell table:formula="of:=ABS([.E738]-[.B738])/0.0166667" office:value-type="float" office:value="647.818704362589" calcext:value-type="float">
            <text:p>647.818704362589</text:p>
          </table:table-cell>
          <table:table-cell table:formula="of:=([.F738]-[.C738])/0.0166667" office:value-type="float" office:value="70.5598588802824" calcext:value-type="float">
            <text:p>70.5598588802824</text:p>
          </table:table-cell>
          <table:table-cell table:formula="of:=DEGREES(ATAN(ABS([.F738]-[.C738])/ABS([.E738]-[.B738])))" office:value-type="float" office:value="6.21610322487386" calcext:value-type="float">
            <text:p>6.21610322487386</text:p>
          </table:table-cell>
          <table:table-cell table:formula="of:=SQRT(POWER([.H738];2)+POWER([.I738];2)+POWER([.J738];2))" office:value-type="float" office:value="652.393641238511" calcext:value-type="float">
            <text:p>652.393641238511</text:p>
          </table:table-cell>
        </table:table-row>
        <table:table-row table:style-name="ro1">
          <table:table-cell office:value-type="float" office:value="72.1245" calcext:value-type="float">
            <text:p>72.1245</text:p>
          </table:table-cell>
          <table:table-cell office:value-type="float" office:value="293.348" calcext:value-type="float">
            <text:p>293.348</text:p>
          </table:table-cell>
          <table:table-cell office:value-type="float" office:value="43.1911" calcext:value-type="float">
            <text:p>43.1911</text:p>
          </table:table-cell>
          <table:table-cell office:value-type="float" office:value="71.6127" calcext:value-type="float">
            <text:p>71.6127</text:p>
          </table:table-cell>
          <table:table-cell office:value-type="float" office:value="281.072" calcext:value-type="float">
            <text:p>281.072</text:p>
          </table:table-cell>
          <table:table-cell office:value-type="float" office:value="44.3354" calcext:value-type="float">
            <text:p>44.3354</text:p>
          </table:table-cell>
          <table:table-cell/>
          <table:table-cell table:formula="of:=([.D739]-[.A739])/0.0166667" office:value-type="float" office:value="-30.7079385841225" calcext:value-type="float">
            <text:p>-30.7079385841225</text:p>
          </table:table-cell>
          <table:table-cell table:formula="of:=ABS([.E739]-[.B739])/0.0166667" office:value-type="float" office:value="736.558526882947" calcext:value-type="float">
            <text:p>736.558526882947</text:p>
          </table:table-cell>
          <table:table-cell table:formula="of:=([.F739]-[.C739])/0.0166667" office:value-type="float" office:value="68.6578626842747" calcext:value-type="float">
            <text:p>68.6578626842747</text:p>
          </table:table-cell>
          <table:table-cell table:formula="of:=DEGREES(ATAN(ABS([.F739]-[.C739])/ABS([.E739]-[.B739])))" office:value-type="float" office:value="5.32540339592982" calcext:value-type="float">
            <text:p>5.32540339592982</text:p>
          </table:table-cell>
          <table:table-cell table:formula="of:=SQRT(POWER([.H739];2)+POWER([.I739];2)+POWER([.J739];2))" office:value-type="float" office:value="740.388643297853" calcext:value-type="float">
            <text:p>740.388643297853</text:p>
          </table:table-cell>
        </table:table-row>
        <table:table-row table:style-name="ro1">
          <table:table-cell office:value-type="float" office:value="72.1246" calcext:value-type="float">
            <text:p>72.1246</text:p>
          </table:table-cell>
          <table:table-cell office:value-type="float" office:value="296.185" calcext:value-type="float">
            <text:p>296.185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71.3569" calcext:value-type="float">
            <text:p>71.3569</text:p>
          </table:table-cell>
          <table:table-cell office:value-type="float" office:value="283.689" calcext:value-type="float">
            <text:p>283.689</text:p>
          </table:table-cell>
          <table:table-cell office:value-type="float" office:value="44.1824" calcext:value-type="float">
            <text:p>44.1824</text:p>
          </table:table-cell>
          <table:table-cell/>
          <table:table-cell table:formula="of:=([.D740]-[.A740])/0.0166667" office:value-type="float" office:value="-46.0619078761845" calcext:value-type="float">
            <text:p>-46.0619078761845</text:p>
          </table:table-cell>
          <table:table-cell table:formula="of:=ABS([.E740]-[.B740])/0.0166667" office:value-type="float" office:value="749.758500482998" calcext:value-type="float">
            <text:p>749.758500482998</text:p>
          </table:table-cell>
          <table:table-cell table:formula="of:=([.F740]-[.C740])/0.0166667" office:value-type="float" office:value="85.7098285803428" calcext:value-type="float">
            <text:p>85.7098285803428</text:p>
          </table:table-cell>
          <table:table-cell table:formula="of:=DEGREES(ATAN(ABS([.F740]-[.C740])/ABS([.E740]-[.B740])))" office:value-type="float" office:value="6.52154749395554" calcext:value-type="float">
            <text:p>6.52154749395554</text:p>
          </table:table-cell>
          <table:table-cell table:formula="of:=SQRT(POWER([.H740];2)+POWER([.I740];2)+POWER([.J740];2))" office:value-type="float" office:value="756.046085314235" calcext:value-type="float">
            <text:p>756.046085314235</text:p>
          </table:table-cell>
        </table:table-row>
        <table:table-row table:style-name="ro1">
          <table:table-cell office:value-type="float" office:value="71.8665" calcext:value-type="float">
            <text:p>71.8665</text:p>
          </table:table-cell>
          <table:table-cell office:value-type="float" office:value="286.418" calcext:value-type="float">
            <text:p>286.418</text:p>
          </table:table-cell>
          <table:table-cell office:value-type="float" office:value="44.0076" calcext:value-type="float">
            <text:p>44.0076</text:p>
          </table:table-cell>
          <table:table-cell office:value-type="float" office:value="70.8622" calcext:value-type="float">
            <text:p>70.8622</text:p>
          </table:table-cell>
          <table:table-cell office:value-type="float" office:value="277.04" calcext:value-type="float">
            <text:p>277.04</text:p>
          </table:table-cell>
          <table:table-cell office:value-type="float" office:value="44.7218" calcext:value-type="float">
            <text:p>44.7218</text:p>
          </table:table-cell>
          <table:table-cell/>
          <table:table-cell table:formula="of:=([.D741]-[.A741])/0.0166667" office:value-type="float" office:value="-60.2578794842411" calcext:value-type="float">
            <text:p>-60.2578794842411</text:p>
          </table:table-cell>
          <table:table-cell table:formula="of:=ABS([.E741]-[.B741])/0.0166667" office:value-type="float" office:value="562.67887464225" calcext:value-type="float">
            <text:p>562.67887464225</text:p>
          </table:table-cell>
          <table:table-cell table:formula="of:=([.F741]-[.C741])/0.0166667" office:value-type="float" office:value="42.8519142961717" calcext:value-type="float">
            <text:p>42.8519142961717</text:p>
          </table:table-cell>
          <table:table-cell table:formula="of:=DEGREES(ATAN(ABS([.F741]-[.C741])/ABS([.E741]-[.B741])))" office:value-type="float" office:value="4.35506592481792" calcext:value-type="float">
            <text:p>4.35506592481792</text:p>
          </table:table-cell>
          <table:table-cell table:formula="of:=SQRT(POWER([.H741];2)+POWER([.I741];2)+POWER([.J741];2))" office:value-type="float" office:value="567.516356211389" calcext:value-type="float">
            <text:p>567.516356211389</text:p>
          </table:table-cell>
        </table:table-row>
        <table:table-row table:style-name="ro1">
          <table:table-cell office:value-type="float" office:value="71.8636" calcext:value-type="float">
            <text:p>71.8636</text:p>
          </table:table-cell>
          <table:table-cell office:value-type="float" office:value="291.969" calcext:value-type="float">
            <text:p>291.969</text:p>
          </table:table-cell>
          <table:table-cell office:value-type="float" office:value="43.1495" calcext:value-type="float">
            <text:p>43.1495</text:p>
          </table:table-cell>
          <table:table-cell office:value-type="float" office:value="71.1044" calcext:value-type="float">
            <text:p>71.1044</text:p>
          </table:table-cell>
          <table:table-cell office:value-type="float" office:value="281.068" calcext:value-type="float">
            <text:p>281.068</text:p>
          </table:table-cell>
          <table:table-cell office:value-type="float" office:value="44.09" calcext:value-type="float">
            <text:p>44.09</text:p>
          </table:table-cell>
          <table:table-cell/>
          <table:table-cell table:formula="of:=([.D742]-[.A742])/0.0166667" office:value-type="float" office:value="-45.5519088961826" calcext:value-type="float">
            <text:p>-45.5519088961826</text:p>
          </table:table-cell>
          <table:table-cell table:formula="of:=ABS([.E742]-[.B742])/0.0166667" office:value-type="float" office:value="654.058691882617" calcext:value-type="float">
            <text:p>654.058691882617</text:p>
          </table:table-cell>
          <table:table-cell table:formula="of:=([.F742]-[.C742])/0.0166667" office:value-type="float" office:value="56.4298871402257" calcext:value-type="float">
            <text:p>56.4298871402257</text:p>
          </table:table-cell>
          <table:table-cell table:formula="of:=DEGREES(ATAN(ABS([.F742]-[.C742])/ABS([.E742]-[.B742])))" office:value-type="float" office:value="4.93106782933016" calcext:value-type="float">
            <text:p>4.93106782933016</text:p>
          </table:table-cell>
          <table:table-cell table:formula="of:=SQRT(POWER([.H742];2)+POWER([.I742];2)+POWER([.J742];2))" office:value-type="float" office:value="658.066927442752" calcext:value-type="float">
            <text:p>658.066927442752</text:p>
          </table:table-cell>
        </table:table-row>
        <table:table-row table:style-name="ro1">
          <table:table-cell office:value-type="float" office:value="71.8643" calcext:value-type="float">
            <text:p>71.8643</text:p>
          </table:table-cell>
          <table:table-cell office:value-type="float" office:value="290.569" calcext:value-type="float">
            <text:p>290.569</text:p>
          </table:table-cell>
          <table:table-cell office:value-type="float" office:value="43.3659" calcext:value-type="float">
            <text:p>43.3659</text:p>
          </table:table-cell>
          <table:table-cell office:value-type="float" office:value="70.8549" calcext:value-type="float">
            <text:p>70.8549</text:p>
          </table:table-cell>
          <table:table-cell office:value-type="float" office:value="279.698" calcext:value-type="float">
            <text:p>279.698</text:p>
          </table:table-cell>
          <table:table-cell office:value-type="float" office:value="44.3065" calcext:value-type="float">
            <text:p>44.3065</text:p>
          </table:table-cell>
          <table:table-cell/>
          <table:table-cell table:formula="of:=([.D743]-[.A743])/0.0166667" office:value-type="float" office:value="-60.5638788722422" calcext:value-type="float">
            <text:p>-60.5638788722422</text:p>
          </table:table-cell>
          <table:table-cell table:formula="of:=ABS([.E743]-[.B743])/0.0166667" office:value-type="float" office:value="652.258695482611" calcext:value-type="float">
            <text:p>652.258695482611</text:p>
          </table:table-cell>
          <table:table-cell table:formula="of:=([.F743]-[.C743])/0.0166667" office:value-type="float" office:value="56.4358871282255" calcext:value-type="float">
            <text:p>56.4358871282255</text:p>
          </table:table-cell>
          <table:table-cell table:formula="of:=DEGREES(ATAN(ABS([.F743]-[.C743])/ABS([.E743]-[.B743])))" office:value-type="float" office:value="4.94513154386383" calcext:value-type="float">
            <text:p>4.94513154386383</text:p>
          </table:table-cell>
          <table:table-cell table:formula="of:=SQRT(POWER([.H743];2)+POWER([.I743];2)+POWER([.J743];2))" office:value-type="float" office:value="657.490987476391" calcext:value-type="float">
            <text:p>657.490987476391</text:p>
          </table:table-cell>
        </table:table-row>
        <table:table-row table:style-name="ro1">
          <table:table-cell office:value-type="float" office:value="71.8653" calcext:value-type="float">
            <text:p>71.8653</text:p>
          </table:table-cell>
          <table:table-cell office:value-type="float" office:value="291.915" calcext:value-type="float">
            <text:p>291.915</text:p>
          </table:table-cell>
          <table:table-cell office:value-type="float" office:value="43.4142" calcext:value-type="float">
            <text:p>43.4142</text:p>
          </table:table-cell>
          <table:table-cell office:value-type="float" office:value="70.8495" calcext:value-type="float">
            <text:p>70.8495</text:p>
          </table:table-cell>
          <table:table-cell office:value-type="float" office:value="282.337" calcext:value-type="float">
            <text:p>282.337</text:p>
          </table:table-cell>
          <table:table-cell office:value-type="float" office:value="44.1456" calcext:value-type="float">
            <text:p>44.1456</text:p>
          </table:table-cell>
          <table:table-cell/>
          <table:table-cell table:formula="of:=([.D744]-[.A744])/0.0166667" office:value-type="float" office:value="-60.9478781042437" calcext:value-type="float">
            <text:p>-60.9478781042437</text:p>
          </table:table-cell>
          <table:table-cell table:formula="of:=ABS([.E744]-[.B744])/0.0166667" office:value-type="float" office:value="574.678850642301" calcext:value-type="float">
            <text:p>574.678850642301</text:p>
          </table:table-cell>
          <table:table-cell table:formula="of:=([.F744]-[.C744])/0.0166667" office:value-type="float" office:value="43.8839122321756" calcext:value-type="float">
            <text:p>43.8839122321756</text:p>
          </table:table-cell>
          <table:table-cell table:formula="of:=DEGREES(ATAN(ABS([.F744]-[.C744])/ABS([.E744]-[.B744])))" office:value-type="float" office:value="4.36677408250191" calcext:value-type="float">
            <text:p>4.36677408250191</text:p>
          </table:table-cell>
          <table:table-cell table:formula="of:=SQRT(POWER([.H744];2)+POWER([.I744];2)+POWER([.J744];2))" office:value-type="float" office:value="579.565546744945" calcext:value-type="float">
            <text:p>579.565546744945</text:p>
          </table:table-cell>
        </table:table-row>
        <table:table-row table:style-name="ro1">
          <table:table-cell office:value-type="float" office:value="72.3824" calcext:value-type="float">
            <text:p>72.3824</text:p>
          </table:table-cell>
          <table:table-cell office:value-type="float" office:value="284.937" calcext:value-type="float">
            <text:p>284.937</text:p>
          </table:table-cell>
          <table:table-cell office:value-type="float" office:value="44.9894" calcext:value-type="float">
            <text:p>44.9894</text:p>
          </table:table-cell>
          <table:table-cell office:value-type="float" office:value="71.8743" calcext:value-type="float">
            <text:p>71.8743</text:p>
          </table:table-cell>
          <table:table-cell office:value-type="float" office:value="274.328" calcext:value-type="float">
            <text:p>274.328</text:p>
          </table:table-cell>
          <table:table-cell office:value-type="float" office:value="46.1238" calcext:value-type="float">
            <text:p>46.1238</text:p>
          </table:table-cell>
          <table:table-cell/>
          <table:table-cell table:formula="of:=([.D745]-[.A745])/0.0166667" office:value-type="float" office:value="-30.4859390281219" calcext:value-type="float">
            <text:p>-30.4859390281219</text:p>
          </table:table-cell>
          <table:table-cell table:formula="of:=ABS([.E745]-[.B745])/0.0166667" office:value-type="float" office:value="636.538726922549" calcext:value-type="float">
            <text:p>636.538726922549</text:p>
          </table:table-cell>
          <table:table-cell table:formula="of:=([.F745]-[.C745])/0.0166667" office:value-type="float" office:value="68.0638638722722" calcext:value-type="float">
            <text:p>68.0638638722722</text:p>
          </table:table-cell>
          <table:table-cell table:formula="of:=DEGREES(ATAN(ABS([.F745]-[.C745])/ABS([.E745]-[.B745])))" office:value-type="float" office:value="6.10333712457297" calcext:value-type="float">
            <text:p>6.10333712457297</text:p>
          </table:table-cell>
          <table:table-cell table:formula="of:=SQRT(POWER([.H745];2)+POWER([.I745];2)+POWER([.J745];2))" office:value-type="float" office:value="640.892840431088" calcext:value-type="float">
            <text:p>640.892840431088</text:p>
          </table:table-cell>
        </table:table-row>
        <table:table-row table:style-name="ro1">
          <table:table-cell office:value-type="float" office:value="71.8653" calcext:value-type="float">
            <text:p>71.8653</text:p>
          </table:table-cell>
          <table:table-cell office:value-type="float" office:value="291.909" calcext:value-type="float">
            <text:p>291.909</text:p>
          </table:table-cell>
          <table:table-cell office:value-type="float" office:value="43.4151" calcext:value-type="float">
            <text:p>43.4151</text:p>
          </table:table-cell>
          <table:table-cell office:value-type="float" office:value="71.1112" calcext:value-type="float">
            <text:p>71.1112</text:p>
          </table:table-cell>
          <table:table-cell office:value-type="float" office:value="279.621" calcext:value-type="float">
            <text:p>279.621</text:p>
          </table:table-cell>
          <table:table-cell office:value-type="float" office:value="44.8159" calcext:value-type="float">
            <text:p>44.8159</text:p>
          </table:table-cell>
          <table:table-cell/>
          <table:table-cell table:formula="of:=([.D746]-[.A746])/0.0166667" office:value-type="float" office:value="-45.2459095081815" calcext:value-type="float">
            <text:p>-45.2459095081815</text:p>
          </table:table-cell>
          <table:table-cell table:formula="of:=ABS([.E746]-[.B746])/0.0166667" office:value-type="float" office:value="737.27852544295" calcext:value-type="float">
            <text:p>737.27852544295</text:p>
          </table:table-cell>
          <table:table-cell table:formula="of:=([.F746]-[.C746])/0.0166667" office:value-type="float" office:value="84.047831904336" calcext:value-type="float">
            <text:p>84.047831904336</text:p>
          </table:table-cell>
          <table:table-cell table:formula="of:=DEGREES(ATAN(ABS([.F746]-[.C746])/ABS([.E746]-[.B746])))" office:value-type="float" office:value="6.50349477340353" calcext:value-type="float">
            <text:p>6.50349477340353</text:p>
          </table:table-cell>
          <table:table-cell table:formula="of:=SQRT(POWER([.H746];2)+POWER([.I746];2)+POWER([.J746];2))" office:value-type="float" office:value="743.431808879855" calcext:value-type="float">
            <text:p>743.431808879855</text:p>
          </table:table-cell>
        </table:table-row>
        <table:table-row table:style-name="ro1">
          <table:table-cell office:value-type="float" office:value="72.1262" calcext:value-type="float">
            <text:p>72.1262</text:p>
          </table:table-cell>
          <table:table-cell office:value-type="float" office:value="294.707" calcext:value-type="float">
            <text:p>294.707</text:p>
          </table:table-cell>
          <table:table-cell office:value-type="float" office:value="43.2394" calcext:value-type="float">
            <text:p>43.2394</text:p>
          </table:table-cell>
          <table:table-cell office:value-type="float" office:value="71.3591" calcext:value-type="float">
            <text:p>71.3591</text:p>
          </table:table-cell>
          <table:table-cell office:value-type="float" office:value="282.33" calcext:value-type="float">
            <text:p>282.33</text:p>
          </table:table-cell>
          <table:table-cell office:value-type="float" office:value="44.3933" calcext:value-type="float">
            <text:p>44.3933</text:p>
          </table:table-cell>
          <table:table-cell/>
          <table:table-cell table:formula="of:=([.D747]-[.A747])/0.0166667" office:value-type="float" office:value="-46.0259079481841" calcext:value-type="float">
            <text:p>-46.0259079481841</text:p>
          </table:table-cell>
          <table:table-cell table:formula="of:=ABS([.E747]-[.B747])/0.0166667" office:value-type="float" office:value="742.618514762971" calcext:value-type="float">
            <text:p>742.618514762971</text:p>
          </table:table-cell>
          <table:table-cell table:formula="of:=([.F747]-[.C747])/0.0166667" office:value-type="float" office:value="69.2338615322769" calcext:value-type="float">
            <text:p>69.2338615322769</text:p>
          </table:table-cell>
          <table:table-cell table:formula="of:=DEGREES(ATAN(ABS([.F747]-[.C747])/ABS([.E747]-[.B747])))" office:value-type="float" office:value="5.32625400728328" calcext:value-type="float">
            <text:p>5.32625400728328</text:p>
          </table:table-cell>
          <table:table-cell table:formula="of:=SQRT(POWER([.H747];2)+POWER([.I747];2)+POWER([.J747];2))" office:value-type="float" office:value="747.257633118516" calcext:value-type="float">
            <text:p>747.257633118516</text:p>
          </table:table-cell>
        </table:table-row>
        <table:table-row table:style-name="ro1">
          <table:table-cell office:value-type="float" office:value="71.6124" calcext:value-type="float">
            <text:p>71.6124</text:p>
          </table:table-cell>
          <table:table-cell office:value-type="float" office:value="287.658" calcext:value-type="float">
            <text:p>287.658</text:p>
          </table:table-cell>
          <table:table-cell office:value-type="float" office:value="44.3265" calcext:value-type="float">
            <text:p>44.3265</text:p>
          </table:table-cell>
          <table:table-cell office:value-type="float" office:value="70.8678" calcext:value-type="float">
            <text:p>70.8678</text:p>
          </table:table-cell>
          <table:table-cell office:value-type="float" office:value="275.665" calcext:value-type="float">
            <text:p>275.665</text:p>
          </table:table-cell>
          <table:table-cell office:value-type="float" office:value="45.1844" calcext:value-type="float">
            <text:p>45.1844</text:p>
          </table:table-cell>
          <table:table-cell/>
          <table:table-cell table:formula="of:=([.D748]-[.A748])/0.0166667" office:value-type="float" office:value="-44.6759106481782" calcext:value-type="float">
            <text:p>-44.6759106481782</text:p>
          </table:table-cell>
          <table:table-cell table:formula="of:=ABS([.E748]-[.B748])/0.0166667" office:value-type="float" office:value="719.578560842878" calcext:value-type="float">
            <text:p>719.578560842878</text:p>
          </table:table-cell>
          <table:table-cell table:formula="of:=([.F748]-[.C748])/0.0166667" office:value-type="float" office:value="51.4738970522055" calcext:value-type="float">
            <text:p>51.4738970522055</text:p>
          </table:table-cell>
          <table:table-cell table:formula="of:=DEGREES(ATAN(ABS([.F748]-[.C748])/ABS([.E748]-[.B748])))" office:value-type="float" office:value="4.09159216699377" calcext:value-type="float">
            <text:p>4.09159216699377</text:p>
          </table:table-cell>
          <table:table-cell table:formula="of:=SQRT(POWER([.H748];2)+POWER([.I748];2)+POWER([.J748];2))" office:value-type="float" office:value="722.799283546057" calcext:value-type="float">
            <text:p>722.799283546057</text:p>
          </table:table-cell>
        </table:table-row>
        <table:table-row table:style-name="ro1">
          <table:table-cell office:value-type="float" office:value="72.6457" calcext:value-type="float">
            <text:p>72.6457</text:p>
          </table:table-cell>
          <table:table-cell office:value-type="float" office:value="291.879" calcext:value-type="float">
            <text:p>291.879</text:p>
          </table:table-cell>
          <table:table-cell office:value-type="float" office:value="43.925" calcext:value-type="float">
            <text:p>43.925</text:p>
          </table:table-cell>
          <table:table-cell office:value-type="float" office:value="71.8733" calcext:value-type="float">
            <text:p>71.8733</text:p>
          </table:table-cell>
          <table:table-cell office:value-type="float" office:value="279.559" calcext:value-type="float">
            <text:p>279.559</text:p>
          </table:table-cell>
          <table:table-cell office:value-type="float" office:value="45.5674" calcext:value-type="float">
            <text:p>45.5674</text:p>
          </table:table-cell>
          <table:table-cell/>
          <table:table-cell table:formula="of:=([.D749]-[.A749])/0.0166667" office:value-type="float" office:value="-46.3439073121857" calcext:value-type="float">
            <text:p>-46.3439073121857</text:p>
          </table:table-cell>
          <table:table-cell table:formula="of:=ABS([.E749]-[.B749])/0.0166667" office:value-type="float" office:value="739.198521602956" calcext:value-type="float">
            <text:p>739.198521602956</text:p>
          </table:table-cell>
          <table:table-cell table:formula="of:=([.F749]-[.C749])/0.0166667" office:value-type="float" office:value="98.5438029123943" calcext:value-type="float">
            <text:p>98.5438029123943</text:p>
          </table:table-cell>
          <table:table-cell table:formula="of:=DEGREES(ATAN(ABS([.F749]-[.C749])/ABS([.E749]-[.B749])))" office:value-type="float" office:value="7.59342485907863" calcext:value-type="float">
            <text:p>7.59342485907863</text:p>
          </table:table-cell>
          <table:table-cell table:formula="of:=SQRT(POWER([.H749];2)+POWER([.I749];2)+POWER([.J749];2))" office:value-type="float" office:value="747.176748284764" calcext:value-type="float">
            <text:p>747.176748284764</text:p>
          </table:table-cell>
        </table:table-row>
        <table:table-row table:style-name="ro1">
          <table:table-cell office:value-type="float" office:value="71.8724" calcext:value-type="float">
            <text:p>71.8724</text:p>
          </table:table-cell>
          <table:table-cell office:value-type="float" office:value="287.571" calcext:value-type="float">
            <text:p>287.571</text:p>
          </table:table-cell>
          <table:table-cell office:value-type="float" office:value="44.845" calcext:value-type="float">
            <text:p>44.845</text:p>
          </table:table-cell>
          <table:table-cell office:value-type="float" office:value="70.874" calcext:value-type="float">
            <text:p>70.874</text:p>
          </table:table-cell>
          <table:table-cell office:value-type="float" office:value="276.738" calcext:value-type="float">
            <text:p>276.738</text:p>
          </table:table-cell>
          <table:table-cell office:value-type="float" office:value="46.2577" calcext:value-type="float">
            <text:p>46.2577</text:p>
          </table:table-cell>
          <table:table-cell/>
          <table:table-cell table:formula="of:=([.D750]-[.A750])/0.0166667" office:value-type="float" office:value="-59.9038801922398" calcext:value-type="float">
            <text:p>-59.9038801922398</text:p>
          </table:table-cell>
          <table:table-cell table:formula="of:=ABS([.E750]-[.B750])/0.0166667" office:value-type="float" office:value="649.978700042602" calcext:value-type="float">
            <text:p>649.978700042602</text:p>
          </table:table-cell>
          <table:table-cell table:formula="of:=([.F750]-[.C750])/0.0166667" office:value-type="float" office:value="84.7618304763391" calcext:value-type="float">
            <text:p>84.7618304763391</text:p>
          </table:table-cell>
          <table:table-cell table:formula="of:=DEGREES(ATAN(ABS([.F750]-[.C750])/ABS([.E750]-[.B750])))" office:value-type="float" office:value="7.42984780778253" calcext:value-type="float">
            <text:p>7.42984780778253</text:p>
          </table:table-cell>
          <table:table-cell table:formula="of:=SQRT(POWER([.H750];2)+POWER([.I750];2)+POWER([.J750];2))" office:value-type="float" office:value="658.213759562086" calcext:value-type="float">
            <text:p>658.213759562086</text:p>
          </table:table-cell>
        </table:table-row>
        <table:table-row table:style-name="ro1">
          <table:table-cell office:value-type="float" office:value="72.3833" calcext:value-type="float">
            <text:p>72.3833</text:p>
          </table:table-cell>
          <table:table-cell office:value-type="float" office:value="286.308" calcext:value-type="float">
            <text:p>286.308</text:p>
          </table:table-cell>
          <table:table-cell office:value-type="float" office:value="44.7797" calcext:value-type="float">
            <text:p>44.7797</text:p>
          </table:table-cell>
          <table:table-cell office:value-type="float" office:value="71.8759" calcext:value-type="float">
            <text:p>71.8759</text:p>
          </table:table-cell>
          <table:table-cell office:value-type="float" office:value="274.282" calcext:value-type="float">
            <text:p>274.282</text:p>
          </table:table-cell>
          <table:table-cell office:value-type="float" office:value="46.3774" calcext:value-type="float">
            <text:p>46.3774</text:p>
          </table:table-cell>
          <table:table-cell/>
          <table:table-cell table:formula="of:=([.D751]-[.A751])/0.0166667" office:value-type="float" office:value="-30.443939112122" calcext:value-type="float">
            <text:p>-30.443939112122</text:p>
          </table:table-cell>
          <table:table-cell table:formula="of:=ABS([.E751]-[.B751])/0.0166667" office:value-type="float" office:value="721.558556882887" calcext:value-type="float">
            <text:p>721.558556882887</text:p>
          </table:table-cell>
          <table:table-cell table:formula="of:=([.F751]-[.C751])/0.0166667" office:value-type="float" office:value="95.8618082763836" calcext:value-type="float">
            <text:p>95.8618082763836</text:p>
          </table:table-cell>
          <table:table-cell table:formula="of:=DEGREES(ATAN(ABS([.F751]-[.C751])/ABS([.E751]-[.B751])))" office:value-type="float" office:value="7.56764729722015" calcext:value-type="float">
            <text:p>7.56764729722015</text:p>
          </table:table-cell>
          <table:table-cell table:formula="of:=SQRT(POWER([.H751];2)+POWER([.I751];2)+POWER([.J751];2))" office:value-type="float" office:value="728.5348795532" calcext:value-type="float">
            <text:p>728.5348795532</text:p>
          </table:table-cell>
        </table:table-row>
        <table:table-row table:style-name="ro1">
          <table:table-cell office:value-type="float" office:value="71.6168" calcext:value-type="float">
            <text:p>71.6168</text:p>
          </table:table-cell>
          <table:table-cell office:value-type="float" office:value="283.552" calcext:value-type="float">
            <text:p>283.552</text:p>
          </table:table-cell>
          <table:table-cell office:value-type="float" office:value="44.9568" calcext:value-type="float">
            <text:p>44.9568</text:p>
          </table:table-cell>
          <table:table-cell office:value-type="float" office:value="70.8844" calcext:value-type="float">
            <text:p>70.8844</text:p>
          </table:table-cell>
          <table:table-cell office:value-type="float" office:value="271.618" calcext:value-type="float">
            <text:p>271.618</text:p>
          </table:table-cell>
          <table:table-cell office:value-type="float" office:value="46.5506" calcext:value-type="float">
            <text:p>46.5506</text:p>
          </table:table-cell>
          <table:table-cell/>
          <table:table-cell table:formula="of:=([.D752]-[.A752])/0.0166667" office:value-type="float" office:value="-43.9439121121757" calcext:value-type="float">
            <text:p>-43.9439121121757</text:p>
          </table:table-cell>
          <table:table-cell table:formula="of:=ABS([.E752]-[.B752])/0.0166667" office:value-type="float" office:value="716.038567922866" calcext:value-type="float">
            <text:p>716.038567922866</text:p>
          </table:table-cell>
          <table:table-cell table:formula="of:=([.F752]-[.C752])/0.0166667" office:value-type="float" office:value="95.6278087443826" calcext:value-type="float">
            <text:p>95.6278087443826</text:p>
          </table:table-cell>
          <table:table-cell table:formula="of:=DEGREES(ATAN(ABS([.F752]-[.C752])/ABS([.E752]-[.B752])))" office:value-type="float" office:value="7.60690771986106" calcext:value-type="float">
            <text:p>7.60690771986106</text:p>
          </table:table-cell>
          <table:table-cell table:formula="of:=SQRT(POWER([.H752];2)+POWER([.I752];2)+POWER([.J752];2))" office:value-type="float" office:value="723.731287129417" calcext:value-type="float">
            <text:p>723.731287129417</text:p>
          </table:table-cell>
        </table:table-row>
        <table:table-row table:style-name="ro1">
          <table:table-cell office:value-type="float" office:value="71.6139" calcext:value-type="float">
            <text:p>71.6139</text:p>
          </table:table-cell>
          <table:table-cell office:value-type="float" office:value="286.283" calcext:value-type="float">
            <text:p>286.283</text:p>
          </table:table-cell>
          <table:table-cell office:value-type="float" office:value="44.5375" calcext:value-type="float">
            <text:p>44.5375</text:p>
          </table:table-cell>
          <table:table-cell office:value-type="float" office:value="70.8892" calcext:value-type="float">
            <text:p>70.8892</text:p>
          </table:table-cell>
          <table:table-cell office:value-type="float" office:value="267.922" calcext:value-type="float">
            <text:p>267.922</text:p>
          </table:table-cell>
          <table:table-cell office:value-type="float" office:value="46.3901" calcext:value-type="float">
            <text:p>46.3901</text:p>
          </table:table-cell>
          <table:table-cell/>
          <table:table-cell table:formula="of:=([.D753]-[.A753])/0.0166667" office:value-type="float" office:value="-43.4819130361738" calcext:value-type="float">
            <text:p>-43.4819130361738</text:p>
          </table:table-cell>
          <table:table-cell table:formula="of:=ABS([.E753]-[.B753])/0.0166667" office:value-type="float" office:value="1101.65779668441" calcext:value-type="float">
            <text:p>1101.65779668441</text:p>
          </table:table-cell>
          <table:table-cell table:formula="of:=([.F753]-[.C753])/0.0166667" office:value-type="float" office:value="111.155777688444" calcext:value-type="float">
            <text:p>111.155777688444</text:p>
          </table:table-cell>
          <table:table-cell table:formula="of:=DEGREES(ATAN(ABS([.F753]-[.C753])/ABS([.E753]-[.B753])))" office:value-type="float" office:value="5.76156730223908" calcext:value-type="float">
            <text:p>5.76156730223908</text:p>
          </table:table-cell>
          <table:table-cell table:formula="of:=SQRT(POWER([.H753];2)+POWER([.I753];2)+POWER([.J753];2))" office:value-type="float" office:value="1108.10477152224" calcext:value-type="float">
            <text:p>1108.10477152224</text:p>
          </table:table-cell>
        </table:table-row>
        <table:table-row table:style-name="ro1">
          <table:table-cell office:value-type="float" office:value="71.3553" calcext:value-type="float">
            <text:p>71.3553</text:p>
          </table:table-cell>
          <table:table-cell office:value-type="float" office:value="288.955" calcext:value-type="float">
            <text:p>288.955</text:p>
          </table:table-cell>
          <table:table-cell office:value-type="float" office:value="44.3843" calcext:value-type="float">
            <text:p>44.3843</text:p>
          </table:table-cell>
          <table:table-cell office:value-type="float" office:value="70.3616" calcext:value-type="float">
            <text:p>70.3616</text:p>
          </table:table-cell>
          <table:table-cell office:value-type="float" office:value="278.14" calcext:value-type="float">
            <text:p>278.14</text:p>
          </table:table-cell>
          <table:table-cell office:value-type="float" office:value="45.3017" calcext:value-type="float">
            <text:p>45.3017</text:p>
          </table:table-cell>
          <table:table-cell/>
          <table:table-cell table:formula="of:=([.D754]-[.A754])/0.0166667" office:value-type="float" office:value="-59.6218807562387" calcext:value-type="float">
            <text:p>-59.6218807562387</text:p>
          </table:table-cell>
          <table:table-cell table:formula="of:=ABS([.E754]-[.B754])/0.0166667" office:value-type="float" office:value="648.898702202596" calcext:value-type="float">
            <text:p>648.898702202596</text:p>
          </table:table-cell>
          <table:table-cell table:formula="of:=([.F754]-[.C754])/0.0166667" office:value-type="float" office:value="55.0438899122198" calcext:value-type="float">
            <text:p>55.0438899122198</text:p>
          </table:table-cell>
          <table:table-cell table:formula="of:=DEGREES(ATAN(ABS([.F754]-[.C754])/ABS([.E754]-[.B754])))" office:value-type="float" office:value="4.84860064118299" calcext:value-type="float">
            <text:p>4.84860064118299</text:p>
          </table:table-cell>
          <table:table-cell table:formula="of:=SQRT(POWER([.H754];2)+POWER([.I754];2)+POWER([.J754];2))" office:value-type="float" office:value="653.952692632879" calcext:value-type="float">
            <text:p>653.952692632879</text:p>
          </table:table-cell>
        </table:table-row>
        <table:table-row table:style-name="ro1">
          <table:table-cell office:value-type="float" office:value="72.1274" calcext:value-type="float">
            <text:p>72.1274</text:p>
          </table:table-cell>
          <table:table-cell office:value-type="float" office:value="287.655" calcext:value-type="float">
            <text:p>287.655</text:p>
          </table:table-cell>
          <table:table-cell office:value-type="float" office:value="44.576" calcext:value-type="float">
            <text:p>44.576</text:p>
          </table:table-cell>
          <table:table-cell office:value-type="float" office:value="71.3715" calcext:value-type="float">
            <text:p>71.3715</text:p>
          </table:table-cell>
          <table:table-cell office:value-type="float" office:value="276.891" calcext:value-type="float">
            <text:p>276.891</text:p>
          </table:table-cell>
          <table:table-cell office:value-type="float" office:value="45.7335" calcext:value-type="float">
            <text:p>45.7335</text:p>
          </table:table-cell>
          <table:table-cell/>
          <table:table-cell table:formula="of:=([.D755]-[.A755])/0.0166667" office:value-type="float" office:value="-45.3539092921812" calcext:value-type="float">
            <text:p>-45.3539092921812</text:p>
          </table:table-cell>
          <table:table-cell table:formula="of:=ABS([.E755]-[.B755])/0.0166667" office:value-type="float" office:value="645.838708322581" calcext:value-type="float">
            <text:p>645.838708322581</text:p>
          </table:table-cell>
          <table:table-cell table:formula="of:=([.F755]-[.C755])/0.0166667" office:value-type="float" office:value="69.4498611002777" calcext:value-type="float">
            <text:p>69.4498611002777</text:p>
          </table:table-cell>
          <table:table-cell table:formula="of:=DEGREES(ATAN(ABS([.F755]-[.C755])/ABS([.E755]-[.B755])))" office:value-type="float" office:value="6.13768030921522" calcext:value-type="float">
            <text:p>6.13768030921522</text:p>
          </table:table-cell>
          <table:table-cell table:formula="of:=SQRT(POWER([.H755];2)+POWER([.I755];2)+POWER([.J755];2))" office:value-type="float" office:value="651.143530615724" calcext:value-type="float">
            <text:p>651.143530615724</text:p>
          </table:table-cell>
        </table:table-row>
        <table:table-row table:style-name="ro1">
          <table:table-cell office:value-type="float" office:value="71.3531" calcext:value-type="float">
            <text:p>71.3531</text:p>
          </table:table-cell>
          <table:table-cell office:value-type="float" office:value="290.345" calcext:value-type="float">
            <text:p>290.345</text:p>
          </table:table-cell>
          <table:table-cell office:value-type="float" office:value="44.1717" calcext:value-type="float">
            <text:p>44.1717</text:p>
          </table:table-cell>
          <table:table-cell office:value-type="float" office:value="70.6151" calcext:value-type="float">
            <text:p>70.6151</text:p>
          </table:table-cell>
          <table:table-cell office:value-type="float" office:value="278.124" calcext:value-type="float">
            <text:p>278.124</text:p>
          </table:table-cell>
          <table:table-cell office:value-type="float" office:value="45.5507" calcext:value-type="float">
            <text:p>45.5507</text:p>
          </table:table-cell>
          <table:table-cell/>
          <table:table-cell table:formula="of:=([.D756]-[.A756])/0.0166667" office:value-type="float" office:value="-44.2799114401771" calcext:value-type="float">
            <text:p>-44.2799114401771</text:p>
          </table:table-cell>
          <table:table-cell table:formula="of:=ABS([.E756]-[.B756])/0.0166667" office:value-type="float" office:value="733.258533482933" calcext:value-type="float">
            <text:p>733.258533482933</text:p>
          </table:table-cell>
          <table:table-cell table:formula="of:=([.F756]-[.C756])/0.0166667" office:value-type="float" office:value="82.7398345203308" calcext:value-type="float">
            <text:p>82.7398345203308</text:p>
          </table:table-cell>
          <table:table-cell table:formula="of:=DEGREES(ATAN(ABS([.F756]-[.C756])/ABS([.E756]-[.B756])))" office:value-type="float" office:value="6.43794143653576" calcext:value-type="float">
            <text:p>6.43794143653576</text:p>
          </table:table-cell>
          <table:table-cell table:formula="of:=SQRT(POWER([.H756];2)+POWER([.I756];2)+POWER([.J756];2))" office:value-type="float" office:value="739.239249295614" calcext:value-type="float">
            <text:p>739.239249295614</text:p>
          </table:table-cell>
        </table:table-row>
        <table:table-row table:style-name="ro1">
          <table:table-cell office:value-type="float" office:value="72.1295" calcext:value-type="float">
            <text:p>72.1295</text:p>
          </table:table-cell>
          <table:table-cell office:value-type="float" office:value="296.007" calcext:value-type="float">
            <text:p>296.007</text:p>
          </table:table-cell>
          <table:table-cell office:value-type="float" office:value="43.5568" calcext:value-type="float">
            <text:p>43.5568</text:p>
          </table:table-cell>
          <table:table-cell office:value-type="float" office:value="71.1061" calcext:value-type="float">
            <text:p>71.1061</text:p>
          </table:table-cell>
          <table:table-cell office:value-type="float" office:value="283.544" calcext:value-type="float">
            <text:p>283.544</text:p>
          </table:table-cell>
          <table:table-cell office:value-type="float" office:value="44.711" calcext:value-type="float">
            <text:p>44.711</text:p>
          </table:table-cell>
          <table:table-cell/>
          <table:table-cell table:formula="of:=([.D757]-[.A757])/0.0166667" office:value-type="float" office:value="-61.4038771922453" calcext:value-type="float">
            <text:p>-61.4038771922453</text:p>
          </table:table-cell>
          <table:table-cell table:formula="of:=ABS([.E757]-[.B757])/0.0166667" office:value-type="float" office:value="747.778504442992" calcext:value-type="float">
            <text:p>747.778504442992</text:p>
          </table:table-cell>
          <table:table-cell table:formula="of:=([.F757]-[.C757])/0.0166667" office:value-type="float" office:value="69.2518614962768" calcext:value-type="float">
            <text:p>69.2518614962768</text:p>
          </table:table-cell>
          <table:table-cell table:formula="of:=DEGREES(ATAN(ABS([.F757]-[.C757])/ABS([.E757]-[.B757])))" office:value-type="float" office:value="5.29107725294265" calcext:value-type="float">
            <text:p>5.29107725294265</text:p>
          </table:table-cell>
          <table:table-cell table:formula="of:=SQRT(POWER([.H757];2)+POWER([.I757];2)+POWER([.J757];2))" office:value-type="float" office:value="753.484537440509" calcext:value-type="float">
            <text:p>753.484537440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29:53.804850944</dc:date>
    <meta:editing-duration>PT55S</meta:editing-duration>
    <meta:editing-cycles>2</meta:editing-cycles>
    <meta:document-statistic meta:table-count="1" meta:cell-count="8327" meta:object-count="0"/>
  </office:meta>
</office:document-meta>
</file>